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sheet 1" table:style-name="ta1">
        <office:forms form:automatic-focus="false" form:apply-design-mode="false"/>
        <table:shapes>
          <draw:frame draw:z-index="0" draw:style-name="gr1" draw:text-style-name="P1" svg:width="14.9354in" svg:height="9.3539in" svg:x="2.8531in" svg:y="0.0417in">
            <draw:object draw:notify-on-update-of-ranges="'sheet 1'.A1:'sheet 1'.A1 'sheet 1'.A2:'sheet 1'.A1441 'sheet 1'.B1:'sheet 1'.B1 'sheet 1'.B2:'sheet 1'.B1441 'sheet 1'.C1:'sheet 1'.C1 'sheet 1'.C2:'sheet 1'.C1441 'sheet 1'.D1:'sheet 1'.D1 'sheet 1'.D2:'sheet 1'.D1441 'sheet 1'.E1:'sheet 1'.E1 'sheet 1'.E2:'sheet 1'.E14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Copy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Triad</text:p>
          </table:table-cell>
        </table:table-row>
        <table:table-row table:style-name="ro1">
          <table:table-cell table:style-name="ce1" office:value-type="string" calcext:value-type="string">
            <text:p>00:00:42</text:p>
          </table:table-cell>
          <table:table-cell table:style-name="ce1" office:value-type="float" office:value="3129.3" calcext:value-type="float">
            <text:p>3129.3</text:p>
          </table:table-cell>
          <table:table-cell table:style-name="ce1" office:value-type="float" office:value="3498.2" calcext:value-type="float">
            <text:p>3498.2</text:p>
          </table:table-cell>
          <table:table-cell table:style-name="ce1" office:value-type="float" office:value="3568.3" calcext:value-type="float">
            <text:p>3568.3</text:p>
          </table:table-cell>
          <table:table-cell table:style-name="ce1" office:value-type="float" office:value="2999.8" calcext:value-type="float">
            <text:p>2999.8</text:p>
          </table:table-cell>
        </table:table-row>
        <table:table-row table:style-name="ro1">
          <table:table-cell table:style-name="ce1" office:value-type="string" calcext:value-type="string">
            <text:p>00:01:45</text:p>
          </table:table-cell>
          <table:table-cell table:style-name="ce1" office:value-type="float" office:value="4666.9" calcext:value-type="float">
            <text:p>4666.9</text:p>
          </table:table-cell>
          <table:table-cell table:style-name="ce1" office:value-type="float" office:value="4597.3" calcext:value-type="float">
            <text:p>4597.3</text:p>
          </table:table-cell>
          <table:table-cell table:style-name="ce1" office:value-type="float" office:value="4689.2" calcext:value-type="float">
            <text:p>4689.2</text:p>
          </table:table-cell>
          <table:table-cell table:style-name="ce1" office:value-type="float" office:value="4724.5" calcext:value-type="float">
            <text:p>4724.5</text:p>
          </table:table-cell>
        </table:table-row>
        <table:table-row table:style-name="ro1">
          <table:table-cell table:style-name="ce1" office:value-type="string" calcext:value-type="string">
            <text:p>00:02:48</text:p>
          </table:table-cell>
          <table:table-cell table:style-name="ce1" office:value-type="float" office:value="3581.3" calcext:value-type="float">
            <text:p>3581.3</text:p>
          </table:table-cell>
          <table:table-cell table:style-name="ce1" office:value-type="float" office:value="3261.8" calcext:value-type="float">
            <text:p>3261.8</text:p>
          </table:table-cell>
          <table:table-cell table:style-name="ce1" office:value-type="float" office:value="3684.8" calcext:value-type="float">
            <text:p>3684.8</text:p>
          </table:table-cell>
          <table:table-cell table:style-name="ce1" office:value-type="float" office:value="3203" calcext:value-type="float">
            <text:p>3203</text:p>
          </table:table-cell>
        </table:table-row>
        <table:table-row table:style-name="ro1">
          <table:table-cell table:style-name="ce1" office:value-type="string" calcext:value-type="string">
            <text:p>00:03:51</text:p>
          </table:table-cell>
          <table:table-cell table:style-name="ce1" office:value-type="float" office:value="4581.1" calcext:value-type="float">
            <text:p>4581.1</text:p>
          </table:table-cell>
          <table:table-cell table:style-name="ce1" office:value-type="float" office:value="4516.2" calcext:value-type="float">
            <text:p>4516.2</text:p>
          </table:table-cell>
          <table:table-cell table:style-name="ce1" office:value-type="float" office:value="4594.4" calcext:value-type="float">
            <text:p>4594.4</text:p>
          </table:table-cell>
          <table:table-cell table:style-name="ce1" office:value-type="float" office:value="4568.4" calcext:value-type="float">
            <text:p>4568.4</text:p>
          </table:table-cell>
        </table:table-row>
        <table:table-row table:style-name="ro1">
          <table:table-cell table:style-name="ce1" office:value-type="string" calcext:value-type="string">
            <text:p>00:04:53</text:p>
          </table:table-cell>
          <table:table-cell table:style-name="ce1" office:value-type="float" office:value="3467.1" calcext:value-type="float">
            <text:p>3467.1</text:p>
          </table:table-cell>
          <table:table-cell table:style-name="ce1" office:value-type="float" office:value="3384.1" calcext:value-type="float">
            <text:p>3384.1</text:p>
          </table:table-cell>
          <table:table-cell table:style-name="ce1" office:value-type="float" office:value="3366" calcext:value-type="float">
            <text:p>3366</text:p>
          </table:table-cell>
          <table:table-cell table:style-name="ce1" office:value-type="float" office:value="2903.9" calcext:value-type="float">
            <text:p>2903.9</text:p>
          </table:table-cell>
        </table:table-row>
        <table:table-row table:style-name="ro1">
          <table:table-cell table:style-name="ce1" office:value-type="string" calcext:value-type="string">
            <text:p>00:05:56</text:p>
          </table:table-cell>
          <table:table-cell table:style-name="ce1" office:value-type="float" office:value="5167" calcext:value-type="float">
            <text:p>5167</text:p>
          </table:table-cell>
          <table:table-cell table:style-name="ce1" office:value-type="float" office:value="5220.4" calcext:value-type="float">
            <text:p>5220.4</text:p>
          </table:table-cell>
          <table:table-cell table:style-name="ce1" office:value-type="float" office:value="5303.4" calcext:value-type="float">
            <text:p>5303.4</text:p>
          </table:table-cell>
          <table:table-cell table:style-name="ce1" office:value-type="float" office:value="5229.5" calcext:value-type="float">
            <text:p>5229.5</text:p>
          </table:table-cell>
        </table:table-row>
        <table:table-row table:style-name="ro1">
          <table:table-cell table:style-name="ce1" office:value-type="string" calcext:value-type="string">
            <text:p>00:07:00</text:p>
          </table:table-cell>
          <table:table-cell table:style-name="ce1" office:value-type="float" office:value="4835.6" calcext:value-type="float">
            <text:p>4835.6</text:p>
          </table:table-cell>
          <table:table-cell table:style-name="ce1" office:value-type="float" office:value="4603.7" calcext:value-type="float">
            <text:p>4603.7</text:p>
          </table:table-cell>
          <table:table-cell table:style-name="ce1" office:value-type="float" office:value="5073.4" calcext:value-type="float">
            <text:p>5073.4</text:p>
          </table:table-cell>
          <table:table-cell table:style-name="ce1" office:value-type="float" office:value="4831.9" calcext:value-type="float">
            <text:p>4831.9</text:p>
          </table:table-cell>
        </table:table-row>
        <table:table-row table:style-name="ro1">
          <table:table-cell table:style-name="ce1" office:value-type="string" calcext:value-type="string">
            <text:p>00:08:03</text:p>
          </table:table-cell>
          <table:table-cell table:style-name="ce1" office:value-type="float" office:value="3325.4" calcext:value-type="float">
            <text:p>3325.4</text:p>
          </table:table-cell>
          <table:table-cell table:style-name="ce1" office:value-type="float" office:value="3436.5" calcext:value-type="float">
            <text:p>3436.5</text:p>
          </table:table-cell>
          <table:table-cell table:style-name="ce1" office:value-type="float" office:value="3700.7" calcext:value-type="float">
            <text:p>3700.7</text:p>
          </table:table-cell>
          <table:table-cell table:style-name="ce1" office:value-type="float" office:value="3436.2" calcext:value-type="float">
            <text:p>3436.2</text:p>
          </table:table-cell>
        </table:table-row>
        <table:table-row table:style-name="ro1">
          <table:table-cell table:style-name="ce1" office:value-type="string" calcext:value-type="string">
            <text:p>00:09:06</text:p>
          </table:table-cell>
          <table:table-cell table:style-name="ce1" office:value-type="float" office:value="3677.3" calcext:value-type="float">
            <text:p>3677.3</text:p>
          </table:table-cell>
          <table:table-cell table:style-name="ce1" office:value-type="float" office:value="3604.2" calcext:value-type="float">
            <text:p>3604.2</text:p>
          </table:table-cell>
          <table:table-cell table:style-name="ce1" office:value-type="float" office:value="3705.9" calcext:value-type="float">
            <text:p>3705.9</text:p>
          </table:table-cell>
          <table:table-cell table:style-name="ce1" office:value-type="float" office:value="3433.7" calcext:value-type="float">
            <text:p>3433.7</text:p>
          </table:table-cell>
        </table:table-row>
        <table:table-row table:style-name="ro1">
          <table:table-cell table:style-name="ce1" office:value-type="string" calcext:value-type="string">
            <text:p>00:10:09</text:p>
          </table:table-cell>
          <table:table-cell table:style-name="ce1" office:value-type="float" office:value="4850.8" calcext:value-type="float">
            <text:p>4850.8</text:p>
          </table:table-cell>
          <table:table-cell table:style-name="ce1" office:value-type="float" office:value="4852" calcext:value-type="float">
            <text:p>4852</text:p>
          </table:table-cell>
          <table:table-cell table:style-name="ce1" office:value-type="float" office:value="5236.6" calcext:value-type="float">
            <text:p>5236.6</text:p>
          </table:table-cell>
          <table:table-cell table:style-name="ce1" office:value-type="float" office:value="5256.8" calcext:value-type="float">
            <text:p>5256.8</text:p>
          </table:table-cell>
        </table:table-row>
        <table:table-row table:style-name="ro1">
          <table:table-cell table:style-name="ce1" office:value-type="string" calcext:value-type="string">
            <text:p>00:11:12</text:p>
          </table:table-cell>
          <table:table-cell table:style-name="ce1" office:value-type="float" office:value="4131.5" calcext:value-type="float">
            <text:p>4131.5</text:p>
          </table:table-cell>
          <table:table-cell table:style-name="ce1" office:value-type="float" office:value="3676" calcext:value-type="float">
            <text:p>3676</text:p>
          </table:table-cell>
          <table:table-cell table:style-name="ce1" office:value-type="float" office:value="4102.4" calcext:value-type="float">
            <text:p>4102.4</text:p>
          </table:table-cell>
          <table:table-cell table:style-name="ce1" office:value-type="float" office:value="3927.8" calcext:value-type="float">
            <text:p>3927.8</text:p>
          </table:table-cell>
        </table:table-row>
        <table:table-row table:style-name="ro1">
          <table:table-cell table:style-name="ce1" office:value-type="string" calcext:value-type="string">
            <text:p>00:12:15</text:p>
          </table:table-cell>
          <table:table-cell table:style-name="ce1" office:value-type="float" office:value="3582" calcext:value-type="float">
            <text:p>3582</text:p>
          </table:table-cell>
          <table:table-cell table:style-name="ce1" office:value-type="float" office:value="3388" calcext:value-type="float">
            <text:p>3388</text:p>
          </table:table-cell>
          <table:table-cell table:style-name="ce1" office:value-type="float" office:value="3489.8" calcext:value-type="float">
            <text:p>3489.8</text:p>
          </table:table-cell>
          <table:table-cell table:style-name="ce1" office:value-type="float" office:value="3283.6" calcext:value-type="float">
            <text:p>3283.6</text:p>
          </table:table-cell>
        </table:table-row>
        <table:table-row table:style-name="ro1">
          <table:table-cell table:style-name="ce1" office:value-type="string" calcext:value-type="string">
            <text:p>00:13:17</text:p>
          </table:table-cell>
          <table:table-cell table:style-name="ce1" office:value-type="float" office:value="4343.7" calcext:value-type="float">
            <text:p>4343.7</text:p>
          </table:table-cell>
          <table:table-cell table:style-name="ce1" office:value-type="float" office:value="4244.7" calcext:value-type="float">
            <text:p>4244.7</text:p>
          </table:table-cell>
          <table:table-cell table:style-name="ce1" office:value-type="float" office:value="4293.8" calcext:value-type="float">
            <text:p>4293.8</text:p>
          </table:table-cell>
          <table:table-cell table:style-name="ce1" office:value-type="float" office:value="4110.6" calcext:value-type="float">
            <text:p>4110.6</text:p>
          </table:table-cell>
        </table:table-row>
        <table:table-row table:style-name="ro1">
          <table:table-cell table:style-name="ce1" office:value-type="string" calcext:value-type="string">
            <text:p>00:14:20</text:p>
          </table:table-cell>
          <table:table-cell table:style-name="ce1" office:value-type="float" office:value="3904.2" calcext:value-type="float">
            <text:p>3904.2</text:p>
          </table:table-cell>
          <table:table-cell table:style-name="ce1" office:value-type="float" office:value="3770.4" calcext:value-type="float">
            <text:p>3770.4</text:p>
          </table:table-cell>
          <table:table-cell table:style-name="ce1" office:value-type="float" office:value="4181" calcext:value-type="float">
            <text:p>4181</text:p>
          </table:table-cell>
          <table:table-cell table:style-name="ce1" office:value-type="float" office:value="3443" calcext:value-type="float">
            <text:p>3443</text:p>
          </table:table-cell>
        </table:table-row>
        <table:table-row table:style-name="ro1">
          <table:table-cell table:style-name="ce1" office:value-type="string" calcext:value-type="string">
            <text:p>00:15:23</text:p>
          </table:table-cell>
          <table:table-cell table:style-name="ce1" office:value-type="float" office:value="3543.3" calcext:value-type="float">
            <text:p>3543.3</text:p>
          </table:table-cell>
          <table:table-cell table:style-name="ce1" office:value-type="float" office:value="3701.9" calcext:value-type="float">
            <text:p>3701.9</text:p>
          </table:table-cell>
          <table:table-cell table:style-name="ce1" office:value-type="float" office:value="3690.4" calcext:value-type="float">
            <text:p>3690.4</text:p>
          </table:table-cell>
          <table:table-cell table:style-name="ce1" office:value-type="float" office:value="3291.3" calcext:value-type="float">
            <text:p>3291.3</text:p>
          </table:table-cell>
        </table:table-row>
        <table:table-row table:style-name="ro1">
          <table:table-cell table:style-name="ce1" office:value-type="string" calcext:value-type="string">
            <text:p>00:16:26</text:p>
          </table:table-cell>
          <table:table-cell table:style-name="ce1" office:value-type="float" office:value="5333.5" calcext:value-type="float">
            <text:p>5333.5</text:p>
          </table:table-cell>
          <table:table-cell table:style-name="ce1" office:value-type="float" office:value="5326.6" calcext:value-type="float">
            <text:p>5326.6</text:p>
          </table:table-cell>
          <table:table-cell table:style-name="ce1" office:value-type="float" office:value="5579.7" calcext:value-type="float">
            <text:p>5579.7</text:p>
          </table:table-cell>
          <table:table-cell table:style-name="ce1" office:value-type="float" office:value="5345.9" calcext:value-type="float">
            <text:p>5345.9</text:p>
          </table:table-cell>
        </table:table-row>
        <table:table-row table:style-name="ro1">
          <table:table-cell table:style-name="ce1" office:value-type="string" calcext:value-type="string">
            <text:p>00:17:28</text:p>
          </table:table-cell>
          <table:table-cell table:style-name="ce1" office:value-type="float" office:value="3938.2" calcext:value-type="float">
            <text:p>3938.2</text:p>
          </table:table-cell>
          <table:table-cell table:style-name="ce1" office:value-type="float" office:value="3724.5" calcext:value-type="float">
            <text:p>3724.5</text:p>
          </table:table-cell>
          <table:table-cell table:style-name="ce1" office:value-type="float" office:value="4398.1" calcext:value-type="float">
            <text:p>4398.1</text:p>
          </table:table-cell>
          <table:table-cell table:style-name="ce1" office:value-type="float" office:value="3849" calcext:value-type="float">
            <text:p>3849</text:p>
          </table:table-cell>
        </table:table-row>
        <table:table-row table:style-name="ro1">
          <table:table-cell table:style-name="ce1" office:value-type="string" calcext:value-type="string">
            <text:p>00:18:31</text:p>
          </table:table-cell>
          <table:table-cell table:style-name="ce1" office:value-type="float" office:value="5086.9" calcext:value-type="float">
            <text:p>5086.9</text:p>
          </table:table-cell>
          <table:table-cell table:style-name="ce1" office:value-type="float" office:value="5007.5" calcext:value-type="float">
            <text:p>5007.5</text:p>
          </table:table-cell>
          <table:table-cell table:style-name="ce1" office:value-type="float" office:value="5476" calcext:value-type="float">
            <text:p>5476</text:p>
          </table:table-cell>
          <table:table-cell table:style-name="ce1" office:value-type="float" office:value="4688.1" calcext:value-type="float">
            <text:p>4688.1</text:p>
          </table:table-cell>
        </table:table-row>
        <table:table-row table:style-name="ro1">
          <table:table-cell table:style-name="ce1" office:value-type="string" calcext:value-type="string">
            <text:p>00:19:34</text:p>
          </table:table-cell>
          <table:table-cell table:style-name="ce1" office:value-type="float" office:value="3622.5" calcext:value-type="float">
            <text:p>3622.5</text:p>
          </table:table-cell>
          <table:table-cell table:style-name="ce1" office:value-type="float" office:value="3359.1" calcext:value-type="float">
            <text:p>3359.1</text:p>
          </table:table-cell>
          <table:table-cell table:style-name="ce1" office:value-type="float" office:value="3649.1" calcext:value-type="float">
            <text:p>3649.1</text:p>
          </table:table-cell>
          <table:table-cell table:style-name="ce1" office:value-type="float" office:value="3307.1" calcext:value-type="float">
            <text:p>3307.1</text:p>
          </table:table-cell>
        </table:table-row>
        <table:table-row table:style-name="ro1">
          <table:table-cell table:style-name="ce1" office:value-type="string" calcext:value-type="string">
            <text:p>00:20:37</text:p>
          </table:table-cell>
          <table:table-cell table:style-name="ce1" office:value-type="float" office:value="3230.7" calcext:value-type="float">
            <text:p>3230.7</text:p>
          </table:table-cell>
          <table:table-cell table:style-name="ce1" office:value-type="float" office:value="3419.9" calcext:value-type="float">
            <text:p>3419.9</text:p>
          </table:table-cell>
          <table:table-cell table:style-name="ce1" office:value-type="float" office:value="3747.1" calcext:value-type="float">
            <text:p>3747.1</text:p>
          </table:table-cell>
          <table:table-cell table:style-name="ce1" office:value-type="float" office:value="3484.8" calcext:value-type="float">
            <text:p>3484.8</text:p>
          </table:table-cell>
        </table:table-row>
        <table:table-row table:style-name="ro1">
          <table:table-cell table:style-name="ce1" office:value-type="string" calcext:value-type="string">
            <text:p>00:21:41</text:p>
          </table:table-cell>
          <table:table-cell table:style-name="ce1" office:value-type="float" office:value="4180.6" calcext:value-type="float">
            <text:p>4180.6</text:p>
          </table:table-cell>
          <table:table-cell table:style-name="ce1" office:value-type="float" office:value="3638.1" calcext:value-type="float">
            <text:p>3638.1</text:p>
          </table:table-cell>
          <table:table-cell table:style-name="ce1" office:value-type="float" office:value="4089.1" calcext:value-type="float">
            <text:p>4089.1</text:p>
          </table:table-cell>
          <table:table-cell table:style-name="ce1" office:value-type="float" office:value="3710.8" calcext:value-type="float">
            <text:p>3710.8</text:p>
          </table:table-cell>
        </table:table-row>
        <table:table-row table:style-name="ro1">
          <table:table-cell table:style-name="ce1" office:value-type="string" calcext:value-type="string">
            <text:p>00:22:43</text:p>
          </table:table-cell>
          <table:table-cell table:style-name="ce1" office:value-type="float" office:value="3698.7" calcext:value-type="float">
            <text:p>3698.7</text:p>
          </table:table-cell>
          <table:table-cell table:style-name="ce1" office:value-type="float" office:value="3742.8" calcext:value-type="float">
            <text:p>3742.8</text:p>
          </table:table-cell>
          <table:table-cell table:style-name="ce1" office:value-type="float" office:value="3934.2" calcext:value-type="float">
            <text:p>3934.2</text:p>
          </table:table-cell>
          <table:table-cell table:style-name="ce1" office:value-type="float" office:value="3589" calcext:value-type="float">
            <text:p>3589</text:p>
          </table:table-cell>
        </table:table-row>
        <table:table-row table:style-name="ro1">
          <table:table-cell table:style-name="ce1" office:value-type="string" calcext:value-type="string">
            <text:p>00:23:46</text:p>
          </table:table-cell>
          <table:table-cell table:style-name="ce1" office:value-type="float" office:value="4185.9" calcext:value-type="float">
            <text:p>4185.9</text:p>
          </table:table-cell>
          <table:table-cell table:style-name="ce1" office:value-type="float" office:value="4100.7" calcext:value-type="float">
            <text:p>4100.7</text:p>
          </table:table-cell>
          <table:table-cell table:style-name="ce1" office:value-type="float" office:value="4108.8" calcext:value-type="float">
            <text:p>4108.8</text:p>
          </table:table-cell>
          <table:table-cell table:style-name="ce1" office:value-type="float" office:value="3800.6" calcext:value-type="float">
            <text:p>3800.6</text:p>
          </table:table-cell>
        </table:table-row>
        <table:table-row table:style-name="ro1">
          <table:table-cell table:style-name="ce1" office:value-type="string" calcext:value-type="string">
            <text:p>00:24:49</text:p>
          </table:table-cell>
          <table:table-cell table:style-name="ce1" office:value-type="float" office:value="4297.8" calcext:value-type="float">
            <text:p>4297.8</text:p>
          </table:table-cell>
          <table:table-cell table:style-name="ce1" office:value-type="float" office:value="3817" calcext:value-type="float">
            <text:p>3817</text:p>
          </table:table-cell>
          <table:table-cell table:style-name="ce1" office:value-type="float" office:value="4163.3" calcext:value-type="float">
            <text:p>4163.3</text:p>
          </table:table-cell>
          <table:table-cell table:style-name="ce1" office:value-type="float" office:value="3809.6" calcext:value-type="float">
            <text:p>3809.6</text:p>
          </table:table-cell>
        </table:table-row>
        <table:table-row table:style-name="ro1">
          <table:table-cell table:style-name="ce1" office:value-type="string" calcext:value-type="string">
            <text:p>00:25:52</text:p>
          </table:table-cell>
          <table:table-cell table:style-name="ce1" office:value-type="float" office:value="5701.6" calcext:value-type="float">
            <text:p>5701.6</text:p>
          </table:table-cell>
          <table:table-cell table:style-name="ce1" office:value-type="float" office:value="5584.3" calcext:value-type="float">
            <text:p>5584.3</text:p>
          </table:table-cell>
          <table:table-cell table:style-name="ce1" office:value-type="float" office:value="6241.7" calcext:value-type="float">
            <text:p>6241.7</text:p>
          </table:table-cell>
          <table:table-cell table:style-name="ce1" office:value-type="float" office:value="5764.9" calcext:value-type="float">
            <text:p>5764.9</text:p>
          </table:table-cell>
        </table:table-row>
        <table:table-row table:style-name="ro1">
          <table:table-cell table:style-name="ce1" office:value-type="string" calcext:value-type="string">
            <text:p>00:26:54</text:p>
          </table:table-cell>
          <table:table-cell table:style-name="ce1" office:value-type="float" office:value="5401.6" calcext:value-type="float">
            <text:p>5401.6</text:p>
          </table:table-cell>
          <table:table-cell table:style-name="ce1" office:value-type="float" office:value="4894.3" calcext:value-type="float">
            <text:p>4894.3</text:p>
          </table:table-cell>
          <table:table-cell table:style-name="ce1" office:value-type="float" office:value="5493.4" calcext:value-type="float">
            <text:p>5493.4</text:p>
          </table:table-cell>
          <table:table-cell table:style-name="ce1" office:value-type="float" office:value="5355.7" calcext:value-type="float">
            <text:p>5355.7</text:p>
          </table:table-cell>
        </table:table-row>
        <table:table-row table:style-name="ro1">
          <table:table-cell table:style-name="ce1" office:value-type="string" calcext:value-type="string">
            <text:p>00:27:57</text:p>
          </table:table-cell>
          <table:table-cell table:style-name="ce1" office:value-type="float" office:value="5556.2" calcext:value-type="float">
            <text:p>5556.2</text:p>
          </table:table-cell>
          <table:table-cell table:style-name="ce1" office:value-type="float" office:value="5358.9" calcext:value-type="float">
            <text:p>5358.9</text:p>
          </table:table-cell>
          <table:table-cell table:style-name="ce1" office:value-type="float" office:value="5898.9" calcext:value-type="float">
            <text:p>5898.9</text:p>
          </table:table-cell>
          <table:table-cell table:style-name="ce1" office:value-type="float" office:value="5500.5" calcext:value-type="float">
            <text:p>5500.5</text:p>
          </table:table-cell>
        </table:table-row>
        <table:table-row table:style-name="ro1">
          <table:table-cell table:style-name="ce1" office:value-type="string" calcext:value-type="string">
            <text:p>00:29:00</text:p>
          </table:table-cell>
          <table:table-cell table:style-name="ce1" office:value-type="float" office:value="5138.2" calcext:value-type="float">
            <text:p>5138.2</text:p>
          </table:table-cell>
          <table:table-cell table:style-name="ce1" office:value-type="float" office:value="4266.4" calcext:value-type="float">
            <text:p>4266.4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4415.8" calcext:value-type="float">
            <text:p>4415.8</text:p>
          </table:table-cell>
        </table:table-row>
        <table:table-row table:style-name="ro1">
          <table:table-cell table:style-name="ce1" office:value-type="string" calcext:value-type="string">
            <text:p>00:30:03</text:p>
          </table:table-cell>
          <table:table-cell table:style-name="ce1" office:value-type="float" office:value="7423.2" calcext:value-type="float">
            <text:p>7423.2</text:p>
          </table:table-cell>
          <table:table-cell table:style-name="ce1" office:value-type="float" office:value="6472.5" calcext:value-type="float">
            <text:p>6472.5</text:p>
          </table:table-cell>
          <table:table-cell table:style-name="ce1" office:value-type="float" office:value="6737" calcext:value-type="float">
            <text:p>6737</text:p>
          </table:table-cell>
          <table:table-cell table:style-name="ce1" office:value-type="float" office:value="7103.8" calcext:value-type="float">
            <text:p>7103.8</text:p>
          </table:table-cell>
        </table:table-row>
        <table:table-row table:style-name="ro1">
          <table:table-cell table:style-name="ce1" office:value-type="string" calcext:value-type="string">
            <text:p>00:31:06</text:p>
          </table:table-cell>
          <table:table-cell table:style-name="ce1" office:value-type="float" office:value="6184.7" calcext:value-type="float">
            <text:p>6184.7</text:p>
          </table:table-cell>
          <table:table-cell table:style-name="ce1" office:value-type="float" office:value="5911.3" calcext:value-type="float">
            <text:p>5911.3</text:p>
          </table:table-cell>
          <table:table-cell table:style-name="ce1" office:value-type="float" office:value="6464.3" calcext:value-type="float">
            <text:p>6464.3</text:p>
          </table:table-cell>
          <table:table-cell table:style-name="ce1" office:value-type="float" office:value="6082.1" calcext:value-type="float">
            <text:p>6082.1</text:p>
          </table:table-cell>
        </table:table-row>
        <table:table-row table:style-name="ro1">
          <table:table-cell table:style-name="ce1" office:value-type="string" calcext:value-type="string">
            <text:p>00:32:08</text:p>
          </table:table-cell>
          <table:table-cell table:style-name="ce1" office:value-type="float" office:value="3799.5" calcext:value-type="float">
            <text:p>3799.5</text:p>
          </table:table-cell>
          <table:table-cell table:style-name="ce1" office:value-type="float" office:value="3980.5" calcext:value-type="float">
            <text:p>3980.5</text:p>
          </table:table-cell>
          <table:table-cell table:style-name="ce1" office:value-type="float" office:value="4107.3" calcext:value-type="float">
            <text:p>4107.3</text:p>
          </table:table-cell>
          <table:table-cell table:style-name="ce1" office:value-type="float" office:value="3987.8" calcext:value-type="float">
            <text:p>3987.8</text:p>
          </table:table-cell>
        </table:table-row>
        <table:table-row table:style-name="ro1">
          <table:table-cell table:style-name="ce1" office:value-type="string" calcext:value-type="string">
            <text:p>00:33:11</text:p>
          </table:table-cell>
          <table:table-cell table:style-name="ce1" office:value-type="float" office:value="6006" calcext:value-type="float">
            <text:p>6006</text:p>
          </table:table-cell>
          <table:table-cell table:style-name="ce1" office:value-type="float" office:value="5763.9" calcext:value-type="float">
            <text:p>5763.9</text:p>
          </table:table-cell>
          <table:table-cell table:style-name="ce1" office:value-type="float" office:value="6355.4" calcext:value-type="float">
            <text:p>6355.4</text:p>
          </table:table-cell>
          <table:table-cell table:style-name="ce1" office:value-type="float" office:value="6040" calcext:value-type="float">
            <text:p>6040</text:p>
          </table:table-cell>
        </table:table-row>
        <table:table-row table:style-name="ro1">
          <table:table-cell table:style-name="ce1" office:value-type="string" calcext:value-type="string">
            <text:p>00:34:14</text:p>
          </table:table-cell>
          <table:table-cell table:style-name="ce1" office:value-type="float" office:value="4370.4" calcext:value-type="float">
            <text:p>4370.4</text:p>
          </table:table-cell>
          <table:table-cell table:style-name="ce1" office:value-type="float" office:value="4404.9" calcext:value-type="float">
            <text:p>4404.9</text:p>
          </table:table-cell>
          <table:table-cell table:style-name="ce1" office:value-type="float" office:value="4801.5" calcext:value-type="float">
            <text:p>4801.5</text:p>
          </table:table-cell>
          <table:table-cell table:style-name="ce1" office:value-type="float" office:value="4600.3" calcext:value-type="float">
            <text:p>4600.3</text:p>
          </table:table-cell>
        </table:table-row>
        <table:table-row table:style-name="ro1">
          <table:table-cell table:style-name="ce1" office:value-type="string" calcext:value-type="string">
            <text:p>00:35:17</text:p>
          </table:table-cell>
          <table:table-cell table:style-name="ce1" office:value-type="float" office:value="5518" calcext:value-type="float">
            <text:p>5518</text:p>
          </table:table-cell>
          <table:table-cell table:style-name="ce1" office:value-type="float" office:value="5174" calcext:value-type="float">
            <text:p>5174</text:p>
          </table:table-cell>
          <table:table-cell table:style-name="ce1" office:value-type="float" office:value="5748.6" calcext:value-type="float">
            <text:p>5748.6</text:p>
          </table:table-cell>
          <table:table-cell table:style-name="ce1" office:value-type="float" office:value="5476.8" calcext:value-type="float">
            <text:p>5476.8</text:p>
          </table:table-cell>
        </table:table-row>
        <table:table-row table:style-name="ro1">
          <table:table-cell table:style-name="ce1" office:value-type="string" calcext:value-type="string">
            <text:p>00:36:21</text:p>
          </table:table-cell>
          <table:table-cell table:style-name="ce1" office:value-type="float" office:value="3746.4" calcext:value-type="float">
            <text:p>3746.4</text:p>
          </table:table-cell>
          <table:table-cell table:style-name="ce1" office:value-type="float" office:value="3798.9" calcext:value-type="float">
            <text:p>3798.9</text:p>
          </table:table-cell>
          <table:table-cell table:style-name="ce1" office:value-type="float" office:value="3988.9" calcext:value-type="float">
            <text:p>3988.9</text:p>
          </table:table-cell>
          <table:table-cell table:style-name="ce1" office:value-type="float" office:value="3837.4" calcext:value-type="float">
            <text:p>3837.4</text:p>
          </table:table-cell>
        </table:table-row>
        <table:table-row table:style-name="ro1">
          <table:table-cell table:style-name="ce1" office:value-type="string" calcext:value-type="string">
            <text:p>00:37:24</text:p>
          </table:table-cell>
          <table:table-cell table:style-name="ce1" office:value-type="float" office:value="4117.9" calcext:value-type="float">
            <text:p>4117.9</text:p>
          </table:table-cell>
          <table:table-cell table:style-name="ce1" office:value-type="float" office:value="4150.7" calcext:value-type="float">
            <text:p>4150.7</text:p>
          </table:table-cell>
          <table:table-cell table:style-name="ce1" office:value-type="float" office:value="4465.7" calcext:value-type="float">
            <text:p>4465.7</text:p>
          </table:table-cell>
          <table:table-cell table:style-name="ce1" office:value-type="float" office:value="4267.8" calcext:value-type="float">
            <text:p>4267.8</text:p>
          </table:table-cell>
        </table:table-row>
        <table:table-row table:style-name="ro1">
          <table:table-cell table:style-name="ce1" office:value-type="string" calcext:value-type="string">
            <text:p>00:38:27</text:p>
          </table:table-cell>
          <table:table-cell table:style-name="ce1" office:value-type="float" office:value="2513.5" calcext:value-type="float">
            <text:p>2513.5</text:p>
          </table:table-cell>
          <table:table-cell table:style-name="ce1" office:value-type="float" office:value="2964.4" calcext:value-type="float">
            <text:p>2964.4</text:p>
          </table:table-cell>
          <table:table-cell table:style-name="ce1" office:value-type="float" office:value="3124" calcext:value-type="float">
            <text:p>3124</text:p>
          </table:table-cell>
          <table:table-cell table:style-name="ce1" office:value-type="float" office:value="2715.5" calcext:value-type="float">
            <text:p>2715.5</text:p>
          </table:table-cell>
        </table:table-row>
        <table:table-row table:style-name="ro1">
          <table:table-cell table:style-name="ce1" office:value-type="string" calcext:value-type="string">
            <text:p>00:39:30</text:p>
          </table:table-cell>
          <table:table-cell table:style-name="ce1" office:value-type="float" office:value="5643.3" calcext:value-type="float">
            <text:p>5643.3</text:p>
          </table:table-cell>
          <table:table-cell table:style-name="ce1" office:value-type="float" office:value="5742" calcext:value-type="float">
            <text:p>5742</text:p>
          </table:table-cell>
          <table:table-cell table:style-name="ce1" office:value-type="float" office:value="5887.1" calcext:value-type="float">
            <text:p>5887.1</text:p>
          </table:table-cell>
          <table:table-cell table:style-name="ce1" office:value-type="float" office:value="5608" calcext:value-type="float">
            <text:p>5608</text:p>
          </table:table-cell>
        </table:table-row>
        <table:table-row table:style-name="ro1">
          <table:table-cell table:style-name="ce1" office:value-type="string" calcext:value-type="string">
            <text:p>00:40:33</text:p>
          </table:table-cell>
          <table:table-cell table:style-name="ce1" office:value-type="float" office:value="4025.6" calcext:value-type="float">
            <text:p>4025.6</text:p>
          </table:table-cell>
          <table:table-cell table:style-name="ce1" office:value-type="float" office:value="3852.6" calcext:value-type="float">
            <text:p>3852.6</text:p>
          </table:table-cell>
          <table:table-cell table:style-name="ce1" office:value-type="float" office:value="4050.8" calcext:value-type="float">
            <text:p>4050.8</text:p>
          </table:table-cell>
          <table:table-cell table:style-name="ce1" office:value-type="float" office:value="3561.4" calcext:value-type="float">
            <text:p>3561.4</text:p>
          </table:table-cell>
        </table:table-row>
        <table:table-row table:style-name="ro1">
          <table:table-cell table:style-name="ce1" office:value-type="string" calcext:value-type="string">
            <text:p>00:41:35</text:p>
          </table:table-cell>
          <table:table-cell table:style-name="ce1" office:value-type="float" office:value="4227.4" calcext:value-type="float">
            <text:p>4227.4</text:p>
          </table:table-cell>
          <table:table-cell table:style-name="ce1" office:value-type="float" office:value="4139.3" calcext:value-type="float">
            <text:p>4139.3</text:p>
          </table:table-cell>
          <table:table-cell table:style-name="ce1" office:value-type="float" office:value="4456.5" calcext:value-type="float">
            <text:p>4456.5</text:p>
          </table:table-cell>
          <table:table-cell table:style-name="ce1" office:value-type="float" office:value="3912.7" calcext:value-type="float">
            <text:p>3912.7</text:p>
          </table:table-cell>
        </table:table-row>
        <table:table-row table:style-name="ro1">
          <table:table-cell table:style-name="ce1" office:value-type="string" calcext:value-type="string">
            <text:p>00:42:38</text:p>
          </table:table-cell>
          <table:table-cell table:style-name="ce1" office:value-type="float" office:value="4768" calcext:value-type="float">
            <text:p>4768</text:p>
          </table:table-cell>
          <table:table-cell table:style-name="ce1" office:value-type="float" office:value="4624.3" calcext:value-type="float">
            <text:p>4624.3</text:p>
          </table:table-cell>
          <table:table-cell table:style-name="ce1" office:value-type="float" office:value="5282.6" calcext:value-type="float">
            <text:p>5282.6</text:p>
          </table:table-cell>
          <table:table-cell table:style-name="ce1" office:value-type="float" office:value="4937.3" calcext:value-type="float">
            <text:p>4937.3</text:p>
          </table:table-cell>
        </table:table-row>
        <table:table-row table:style-name="ro1">
          <table:table-cell table:style-name="ce1" office:value-type="string" calcext:value-type="string">
            <text:p>00:43:41</text:p>
          </table:table-cell>
          <table:table-cell table:style-name="ce1" office:value-type="float" office:value="5311.9" calcext:value-type="float">
            <text:p>5311.9</text:p>
          </table:table-cell>
          <table:table-cell table:style-name="ce1" office:value-type="float" office:value="4851.7" calcext:value-type="float">
            <text:p>4851.7</text:p>
          </table:table-cell>
          <table:table-cell table:style-name="ce1" office:value-type="float" office:value="5457.2" calcext:value-type="float">
            <text:p>5457.2</text:p>
          </table:table-cell>
          <table:table-cell table:style-name="ce1" office:value-type="float" office:value="5195.1" calcext:value-type="float">
            <text:p>5195.1</text:p>
          </table:table-cell>
        </table:table-row>
        <table:table-row table:style-name="ro1">
          <table:table-cell table:style-name="ce1" office:value-type="string" calcext:value-type="string">
            <text:p>00:44:44</text:p>
          </table:table-cell>
          <table:table-cell table:style-name="ce1" office:value-type="float" office:value="4867.5" calcext:value-type="float">
            <text:p>4867.5</text:p>
          </table:table-cell>
          <table:table-cell table:style-name="ce1" office:value-type="float" office:value="4971.4" calcext:value-type="float">
            <text:p>4971.4</text:p>
          </table:table-cell>
          <table:table-cell table:style-name="ce1" office:value-type="float" office:value="5333.7" calcext:value-type="float">
            <text:p>5333.7</text:p>
          </table:table-cell>
          <table:table-cell table:style-name="ce1" office:value-type="float" office:value="5131.4" calcext:value-type="float">
            <text:p>5131.4</text:p>
          </table:table-cell>
        </table:table-row>
        <table:table-row table:style-name="ro1">
          <table:table-cell table:style-name="ce1" office:value-type="string" calcext:value-type="string">
            <text:p>00:45:46</text:p>
          </table:table-cell>
          <table:table-cell table:style-name="ce1" office:value-type="float" office:value="7402.3" calcext:value-type="float">
            <text:p>7402.3</text:p>
          </table:table-cell>
          <table:table-cell table:style-name="ce1" office:value-type="float" office:value="7001.6" calcext:value-type="float">
            <text:p>7001.6</text:p>
          </table:table-cell>
          <table:table-cell table:style-name="ce1" office:value-type="float" office:value="7728.2" calcext:value-type="float">
            <text:p>7728.2</text:p>
          </table:table-cell>
          <table:table-cell table:style-name="ce1" office:value-type="float" office:value="7398.5" calcext:value-type="float">
            <text:p>7398.5</text:p>
          </table:table-cell>
        </table:table-row>
        <table:table-row table:style-name="ro1">
          <table:table-cell table:style-name="ce1" office:value-type="string" calcext:value-type="string">
            <text:p>00:46:49</text:p>
          </table:table-cell>
          <table:table-cell table:style-name="ce1" office:value-type="float" office:value="6814.1" calcext:value-type="float">
            <text:p>6814.1</text:p>
          </table:table-cell>
          <table:table-cell table:style-name="ce1" office:value-type="float" office:value="6454.5" calcext:value-type="float">
            <text:p>6454.5</text:p>
          </table:table-cell>
          <table:table-cell table:style-name="ce1" office:value-type="float" office:value="6610.8" calcext:value-type="float">
            <text:p>6610.8</text:p>
          </table:table-cell>
          <table:table-cell table:style-name="ce1" office:value-type="float" office:value="6166.2" calcext:value-type="float">
            <text:p>6166.2</text:p>
          </table:table-cell>
        </table:table-row>
        <table:table-row table:style-name="ro1">
          <table:table-cell table:style-name="ce1" office:value-type="string" calcext:value-type="string">
            <text:p>00:47:52</text:p>
          </table:table-cell>
          <table:table-cell table:style-name="ce1" office:value-type="float" office:value="6936" calcext:value-type="float">
            <text:p>6936</text:p>
          </table:table-cell>
          <table:table-cell table:style-name="ce1" office:value-type="float" office:value="6677.5" calcext:value-type="float">
            <text:p>6677.5</text:p>
          </table:table-cell>
          <table:table-cell table:style-name="ce1" office:value-type="float" office:value="7278.9" calcext:value-type="float">
            <text:p>7278.9</text:p>
          </table:table-cell>
          <table:table-cell table:style-name="ce1" office:value-type="float" office:value="7004.7" calcext:value-type="float">
            <text:p>7004.7</text:p>
          </table:table-cell>
        </table:table-row>
        <table:table-row table:style-name="ro1">
          <table:table-cell table:style-name="ce1" office:value-type="string" calcext:value-type="string">
            <text:p>00:48:55</text:p>
          </table:table-cell>
          <table:table-cell table:style-name="ce1" office:value-type="float" office:value="5247.1" calcext:value-type="float">
            <text:p>5247.1</text:p>
          </table:table-cell>
          <table:table-cell table:style-name="ce1" office:value-type="float" office:value="5346.9" calcext:value-type="float">
            <text:p>5346.9</text:p>
          </table:table-cell>
          <table:table-cell table:style-name="ce1" office:value-type="float" office:value="5986.4" calcext:value-type="float">
            <text:p>5986.4</text:p>
          </table:table-cell>
          <table:table-cell table:style-name="ce1" office:value-type="float" office:value="5603.3" calcext:value-type="float">
            <text:p>5603.3</text:p>
          </table:table-cell>
        </table:table-row>
        <table:table-row table:style-name="ro1">
          <table:table-cell table:style-name="ce1" office:value-type="string" calcext:value-type="string">
            <text:p>00:49:57</text:p>
          </table:table-cell>
          <table:table-cell table:style-name="ce1" office:value-type="float" office:value="5820.3" calcext:value-type="float">
            <text:p>5820.3</text:p>
          </table:table-cell>
          <table:table-cell table:style-name="ce1" office:value-type="float" office:value="5555.2" calcext:value-type="float">
            <text:p>5555.2</text:p>
          </table:table-cell>
          <table:table-cell table:style-name="ce1" office:value-type="float" office:value="5521.9" calcext:value-type="float">
            <text:p>5521.9</text:p>
          </table:table-cell>
          <table:table-cell table:style-name="ce1" office:value-type="float" office:value="5622.8" calcext:value-type="float">
            <text:p>5622.8</text:p>
          </table:table-cell>
        </table:table-row>
        <table:table-row table:style-name="ro1">
          <table:table-cell table:style-name="ce1" office:value-type="string" calcext:value-type="string">
            <text:p>00:51:00</text:p>
          </table:table-cell>
          <table:table-cell table:style-name="ce1" office:value-type="float" office:value="3960.7" calcext:value-type="float">
            <text:p>3960.7</text:p>
          </table:table-cell>
          <table:table-cell table:style-name="ce1" office:value-type="float" office:value="3918.2" calcext:value-type="float">
            <text:p>3918.2</text:p>
          </table:table-cell>
          <table:table-cell table:style-name="ce1" office:value-type="float" office:value="4248.5" calcext:value-type="float">
            <text:p>4248.5</text:p>
          </table:table-cell>
          <table:table-cell table:style-name="ce1" office:value-type="float" office:value="3651.5" calcext:value-type="float">
            <text:p>3651.5</text:p>
          </table:table-cell>
        </table:table-row>
        <table:table-row table:style-name="ro1">
          <table:table-cell table:style-name="ce1" office:value-type="string" calcext:value-type="string">
            <text:p>00:52:04</text:p>
          </table:table-cell>
          <table:table-cell table:style-name="ce1" office:value-type="float" office:value="3947.8" calcext:value-type="float">
            <text:p>3947.8</text:p>
          </table:table-cell>
          <table:table-cell table:style-name="ce1" office:value-type="float" office:value="4114.8" calcext:value-type="float">
            <text:p>4114.8</text:p>
          </table:table-cell>
          <table:table-cell table:style-name="ce1" office:value-type="float" office:value="4123.9" calcext:value-type="float">
            <text:p>4123.9</text:p>
          </table:table-cell>
          <table:table-cell table:style-name="ce1" office:value-type="float" office:value="4269.3" calcext:value-type="float">
            <text:p>4269.3</text:p>
          </table:table-cell>
        </table:table-row>
        <table:table-row table:style-name="ro1">
          <table:table-cell table:style-name="ce1" office:value-type="string" calcext:value-type="string">
            <text:p>00:53:07</text:p>
          </table:table-cell>
          <table:table-cell table:style-name="ce1" office:value-type="float" office:value="5780.1" calcext:value-type="float">
            <text:p>5780.1</text:p>
          </table:table-cell>
          <table:table-cell table:style-name="ce1" office:value-type="float" office:value="5461.2" calcext:value-type="float">
            <text:p>5461.2</text:p>
          </table:table-cell>
          <table:table-cell table:style-name="ce1" office:value-type="float" office:value="6551.3" calcext:value-type="float">
            <text:p>6551.3</text:p>
          </table:table-cell>
          <table:table-cell table:style-name="ce1" office:value-type="float" office:value="5721.5" calcext:value-type="float">
            <text:p>5721.5</text:p>
          </table:table-cell>
        </table:table-row>
        <table:table-row table:style-name="ro1">
          <table:table-cell table:style-name="ce1" office:value-type="string" calcext:value-type="string">
            <text:p>00:54:10</text:p>
          </table:table-cell>
          <table:table-cell table:style-name="ce1" office:value-type="float" office:value="4068.2" calcext:value-type="float">
            <text:p>4068.2</text:p>
          </table:table-cell>
          <table:table-cell table:style-name="ce1" office:value-type="float" office:value="4471.2" calcext:value-type="float">
            <text:p>4471.2</text:p>
          </table:table-cell>
          <table:table-cell table:style-name="ce1" office:value-type="float" office:value="4075.7" calcext:value-type="float">
            <text:p>4075.7</text:p>
          </table:table-cell>
          <table:table-cell table:style-name="ce1" office:value-type="float" office:value="4148.4" calcext:value-type="float">
            <text:p>4148.4</text:p>
          </table:table-cell>
        </table:table-row>
        <table:table-row table:style-name="ro1">
          <table:table-cell table:style-name="ce1" office:value-type="string" calcext:value-type="string">
            <text:p>00:55:12</text:p>
          </table:table-cell>
          <table:table-cell table:style-name="ce1" office:value-type="float" office:value="3967.2" calcext:value-type="float">
            <text:p>3967.2</text:p>
          </table:table-cell>
          <table:table-cell table:style-name="ce1" office:value-type="float" office:value="4004.8" calcext:value-type="float">
            <text:p>4004.8</text:p>
          </table:table-cell>
          <table:table-cell table:style-name="ce1" office:value-type="float" office:value="4002.1" calcext:value-type="float">
            <text:p>4002.1</text:p>
          </table:table-cell>
          <table:table-cell table:style-name="ce1" office:value-type="float" office:value="3807.2" calcext:value-type="float">
            <text:p>3807.2</text:p>
          </table:table-cell>
        </table:table-row>
        <table:table-row table:style-name="ro1">
          <table:table-cell table:style-name="ce1" office:value-type="string" calcext:value-type="string">
            <text:p>00:56:15</text:p>
          </table:table-cell>
          <table:table-cell table:style-name="ce1" office:value-type="float" office:value="3354.6" calcext:value-type="float">
            <text:p>3354.6</text:p>
          </table:table-cell>
          <table:table-cell table:style-name="ce1" office:value-type="float" office:value="3766.5" calcext:value-type="float">
            <text:p>3766.5</text:p>
          </table:table-cell>
          <table:table-cell table:style-name="ce1" office:value-type="float" office:value="3525.5" calcext:value-type="float">
            <text:p>3525.5</text:p>
          </table:table-cell>
          <table:table-cell table:style-name="ce1" office:value-type="float" office:value="3463.8" calcext:value-type="float">
            <text:p>3463.8</text:p>
          </table:table-cell>
        </table:table-row>
        <table:table-row table:style-name="ro1">
          <table:table-cell table:style-name="ce1" office:value-type="string" calcext:value-type="string">
            <text:p>00:57:18</text:p>
          </table:table-cell>
          <table:table-cell table:style-name="ce1" office:value-type="float" office:value="3199" calcext:value-type="float">
            <text:p>3199</text:p>
          </table:table-cell>
          <table:table-cell table:style-name="ce1" office:value-type="float" office:value="3259.3" calcext:value-type="float">
            <text:p>3259.3</text:p>
          </table:table-cell>
          <table:table-cell table:style-name="ce1" office:value-type="float" office:value="3006.1" calcext:value-type="float">
            <text:p>3006.1</text:p>
          </table:table-cell>
          <table:table-cell table:style-name="ce1" office:value-type="float" office:value="3059.9" calcext:value-type="float">
            <text:p>3059.9</text:p>
          </table:table-cell>
        </table:table-row>
        <table:table-row table:style-name="ro1">
          <table:table-cell table:style-name="ce1" office:value-type="string" calcext:value-type="string">
            <text:p>00:58:21</text:p>
          </table:table-cell>
          <table:table-cell table:style-name="ce1" office:value-type="float" office:value="4308.8" calcext:value-type="float">
            <text:p>4308.8</text:p>
          </table:table-cell>
          <table:table-cell table:style-name="ce1" office:value-type="float" office:value="4068.6" calcext:value-type="float">
            <text:p>4068.6</text:p>
          </table:table-cell>
          <table:table-cell table:style-name="ce1" office:value-type="float" office:value="4558.2" calcext:value-type="float">
            <text:p>4558.2</text:p>
          </table:table-cell>
          <table:table-cell table:style-name="ce1" office:value-type="float" office:value="4576.1" calcext:value-type="float">
            <text:p>4576.1</text:p>
          </table:table-cell>
        </table:table-row>
        <table:table-row table:style-name="ro1">
          <table:table-cell table:style-name="ce1" office:value-type="string" calcext:value-type="string">
            <text:p>00:59:24</text:p>
          </table:table-cell>
          <table:table-cell table:style-name="ce1" office:value-type="float" office:value="3770.9" calcext:value-type="float">
            <text:p>3770.9</text:p>
          </table:table-cell>
          <table:table-cell table:style-name="ce1" office:value-type="float" office:value="3873.3" calcext:value-type="float">
            <text:p>3873.3</text:p>
          </table:table-cell>
          <table:table-cell table:style-name="ce1" office:value-type="float" office:value="4166.3" calcext:value-type="float">
            <text:p>4166.3</text:p>
          </table:table-cell>
          <table:table-cell table:style-name="ce1" office:value-type="float" office:value="3845.6" calcext:value-type="float">
            <text:p>3845.6</text:p>
          </table:table-cell>
        </table:table-row>
        <table:table-row table:style-name="ro1">
          <table:table-cell table:style-name="ce1" office:value-type="string" calcext:value-type="string">
            <text:p>01:00:26</text:p>
          </table:table-cell>
          <table:table-cell table:style-name="ce1" office:value-type="float" office:value="3461.4" calcext:value-type="float">
            <text:p>3461.4</text:p>
          </table:table-cell>
          <table:table-cell table:style-name="ce1" office:value-type="float" office:value="3707.9" calcext:value-type="float">
            <text:p>3707.9</text:p>
          </table:table-cell>
          <table:table-cell table:style-name="ce1" office:value-type="float" office:value="3785.1" calcext:value-type="float">
            <text:p>3785.1</text:p>
          </table:table-cell>
          <table:table-cell table:style-name="ce1" office:value-type="float" office:value="3711.1" calcext:value-type="float">
            <text:p>3711.1</text:p>
          </table:table-cell>
        </table:table-row>
        <table:table-row table:style-name="ro1">
          <table:table-cell table:style-name="ce1" office:value-type="string" calcext:value-type="string">
            <text:p>01:01:29</text:p>
          </table:table-cell>
          <table:table-cell table:style-name="ce1" office:value-type="float" office:value="3410.6" calcext:value-type="float">
            <text:p>3410.6</text:p>
          </table:table-cell>
          <table:table-cell table:style-name="ce1" office:value-type="float" office:value="3294.6" calcext:value-type="float">
            <text:p>3294.6</text:p>
          </table:table-cell>
          <table:table-cell table:style-name="ce1" office:value-type="float" office:value="3377.4" calcext:value-type="float">
            <text:p>3377.4</text:p>
          </table:table-cell>
          <table:table-cell table:style-name="ce1" office:value-type="float" office:value="2856.3" calcext:value-type="float">
            <text:p>2856.3</text:p>
          </table:table-cell>
        </table:table-row>
        <table:table-row table:style-name="ro1">
          <table:table-cell table:style-name="ce1" office:value-type="string" calcext:value-type="string">
            <text:p>01:02:32</text:p>
          </table:table-cell>
          <table:table-cell table:style-name="ce1" office:value-type="float" office:value="3668.6" calcext:value-type="float">
            <text:p>3668.6</text:p>
          </table:table-cell>
          <table:table-cell table:style-name="ce1" office:value-type="float" office:value="3650.9" calcext:value-type="float">
            <text:p>3650.9</text:p>
          </table:table-cell>
          <table:table-cell table:style-name="ce1" office:value-type="float" office:value="3691.9" calcext:value-type="float">
            <text:p>3691.9</text:p>
          </table:table-cell>
          <table:table-cell table:style-name="ce1" office:value-type="float" office:value="3437.8" calcext:value-type="float">
            <text:p>3437.8</text:p>
          </table:table-cell>
        </table:table-row>
        <table:table-row table:style-name="ro1">
          <table:table-cell table:style-name="ce1" office:value-type="string" calcext:value-type="string">
            <text:p>01:03:35</text:p>
          </table:table-cell>
          <table:table-cell table:style-name="ce1" office:value-type="float" office:value="3584.1" calcext:value-type="float">
            <text:p>3584.1</text:p>
          </table:table-cell>
          <table:table-cell table:style-name="ce1" office:value-type="float" office:value="3599.1" calcext:value-type="float">
            <text:p>3599.1</text:p>
          </table:table-cell>
          <table:table-cell table:style-name="ce1" office:value-type="float" office:value="3763.5" calcext:value-type="float">
            <text:p>3763.5</text:p>
          </table:table-cell>
          <table:table-cell table:style-name="ce1" office:value-type="float" office:value="3327.7" calcext:value-type="float">
            <text:p>3327.7</text:p>
          </table:table-cell>
        </table:table-row>
        <table:table-row table:style-name="ro1">
          <table:table-cell table:style-name="ce1" office:value-type="string" calcext:value-type="string">
            <text:p>01:04:38</text:p>
          </table:table-cell>
          <table:table-cell table:style-name="ce1" office:value-type="float" office:value="5374" calcext:value-type="float">
            <text:p>5374</text:p>
          </table:table-cell>
          <table:table-cell table:style-name="ce1" office:value-type="float" office:value="5219.6" calcext:value-type="float">
            <text:p>5219.6</text:p>
          </table:table-cell>
          <table:table-cell table:style-name="ce1" office:value-type="float" office:value="5508.5" calcext:value-type="float">
            <text:p>5508.5</text:p>
          </table:table-cell>
          <table:table-cell table:style-name="ce1" office:value-type="float" office:value="5282.3" calcext:value-type="float">
            <text:p>5282.3</text:p>
          </table:table-cell>
        </table:table-row>
        <table:table-row table:style-name="ro1">
          <table:table-cell table:style-name="ce1" office:value-type="string" calcext:value-type="string">
            <text:p>01:05:40</text:p>
          </table:table-cell>
          <table:table-cell table:style-name="ce1" office:value-type="float" office:value="3556.6" calcext:value-type="float">
            <text:p>3556.6</text:p>
          </table:table-cell>
          <table:table-cell table:style-name="ce1" office:value-type="float" office:value="3169.6" calcext:value-type="float">
            <text:p>3169.6</text:p>
          </table:table-cell>
          <table:table-cell table:style-name="ce1" office:value-type="float" office:value="3336" calcext:value-type="float">
            <text:p>3336</text:p>
          </table:table-cell>
          <table:table-cell table:style-name="ce1" office:value-type="float" office:value="3128.2" calcext:value-type="float">
            <text:p>3128.2</text:p>
          </table:table-cell>
        </table:table-row>
        <table:table-row table:style-name="ro1">
          <table:table-cell table:style-name="ce1" office:value-type="string" calcext:value-type="string">
            <text:p>01:06:45</text:p>
          </table:table-cell>
          <table:table-cell table:style-name="ce1" office:value-type="float" office:value="3429.3" calcext:value-type="float">
            <text:p>3429.3</text:p>
          </table:table-cell>
          <table:table-cell table:style-name="ce1" office:value-type="float" office:value="3310.6" calcext:value-type="float">
            <text:p>3310.6</text:p>
          </table:table-cell>
          <table:table-cell table:style-name="ce1" office:value-type="float" office:value="3338.4" calcext:value-type="float">
            <text:p>3338.4</text:p>
          </table:table-cell>
          <table:table-cell table:style-name="ce1" office:value-type="float" office:value="2886.3" calcext:value-type="float">
            <text:p>2886.3</text:p>
          </table:table-cell>
        </table:table-row>
        <table:table-row table:style-name="ro1">
          <table:table-cell table:style-name="ce1" office:value-type="string" calcext:value-type="string">
            <text:p>01:07:48</text:p>
          </table:table-cell>
          <table:table-cell table:style-name="ce1" office:value-type="float" office:value="3824.5" calcext:value-type="float">
            <text:p>3824.5</text:p>
          </table:table-cell>
          <table:table-cell table:style-name="ce1" office:value-type="float" office:value="3347.8" calcext:value-type="float">
            <text:p>3347.8</text:p>
          </table:table-cell>
          <table:table-cell table:style-name="ce1" office:value-type="float" office:value="3401.3" calcext:value-type="float">
            <text:p>3401.3</text:p>
          </table:table-cell>
          <table:table-cell table:style-name="ce1" office:value-type="float" office:value="3291.2" calcext:value-type="float">
            <text:p>3291.2</text:p>
          </table:table-cell>
        </table:table-row>
        <table:table-row table:style-name="ro1">
          <table:table-cell table:style-name="ce1" office:value-type="string" calcext:value-type="string">
            <text:p>01:08:51</text:p>
          </table:table-cell>
          <table:table-cell table:style-name="ce1" office:value-type="float" office:value="3778.2" calcext:value-type="float">
            <text:p>3778.2</text:p>
          </table:table-cell>
          <table:table-cell table:style-name="ce1" office:value-type="float" office:value="3601.5" calcext:value-type="float">
            <text:p>3601.5</text:p>
          </table:table-cell>
          <table:table-cell table:style-name="ce1" office:value-type="float" office:value="3672.4" calcext:value-type="float">
            <text:p>3672.4</text:p>
          </table:table-cell>
          <table:table-cell table:style-name="ce1" office:value-type="float" office:value="3366.8" calcext:value-type="float">
            <text:p>3366.8</text:p>
          </table:table-cell>
        </table:table-row>
        <table:table-row table:style-name="ro1">
          <table:table-cell table:style-name="ce1" office:value-type="string" calcext:value-type="string">
            <text:p>01:09:53</text:p>
          </table:table-cell>
          <table:table-cell table:style-name="ce1" office:value-type="float" office:value="3536.8" calcext:value-type="float">
            <text:p>3536.8</text:p>
          </table:table-cell>
          <table:table-cell table:style-name="ce1" office:value-type="float" office:value="3940.6" calcext:value-type="float">
            <text:p>3940.6</text:p>
          </table:table-cell>
          <table:table-cell table:style-name="ce1" office:value-type="float" office:value="4162.3" calcext:value-type="float">
            <text:p>4162.3</text:p>
          </table:table-cell>
          <table:table-cell table:style-name="ce1" office:value-type="float" office:value="3595.5" calcext:value-type="float">
            <text:p>3595.5</text:p>
          </table:table-cell>
        </table:table-row>
        <table:table-row table:style-name="ro1">
          <table:table-cell table:style-name="ce1" office:value-type="string" calcext:value-type="string">
            <text:p>01:10:56</text:p>
          </table:table-cell>
          <table:table-cell table:style-name="ce1" office:value-type="float" office:value="3833.7" calcext:value-type="float">
            <text:p>3833.7</text:p>
          </table:table-cell>
          <table:table-cell table:style-name="ce1" office:value-type="float" office:value="3597.6" calcext:value-type="float">
            <text:p>3597.6</text:p>
          </table:table-cell>
          <table:table-cell table:style-name="ce1" office:value-type="float" office:value="3649.6" calcext:value-type="float">
            <text:p>3649.6</text:p>
          </table:table-cell>
          <table:table-cell table:style-name="ce1" office:value-type="float" office:value="3368.6" calcext:value-type="float">
            <text:p>3368.6</text:p>
          </table:table-cell>
        </table:table-row>
        <table:table-row table:style-name="ro1">
          <table:table-cell table:style-name="ce1" office:value-type="string" calcext:value-type="string">
            <text:p>01:11:59</text:p>
          </table:table-cell>
          <table:table-cell table:style-name="ce1" office:value-type="float" office:value="4748.8" calcext:value-type="float">
            <text:p>4748.8</text:p>
          </table:table-cell>
          <table:table-cell table:style-name="ce1" office:value-type="float" office:value="5152.8" calcext:value-type="float">
            <text:p>5152.8</text:p>
          </table:table-cell>
          <table:table-cell table:style-name="ce1" office:value-type="float" office:value="5494.3" calcext:value-type="float">
            <text:p>5494.3</text:p>
          </table:table-cell>
          <table:table-cell table:style-name="ce1" office:value-type="float" office:value="5371.3" calcext:value-type="float">
            <text:p>5371.3</text:p>
          </table:table-cell>
        </table:table-row>
        <table:table-row table:style-name="ro1">
          <table:table-cell table:style-name="ce1" office:value-type="string" calcext:value-type="string">
            <text:p>01:13:02</text:p>
          </table:table-cell>
          <table:table-cell table:style-name="ce1" office:value-type="float" office:value="4936" calcext:value-type="float">
            <text:p>4936</text:p>
          </table:table-cell>
          <table:table-cell table:style-name="ce1" office:value-type="float" office:value="3985.7" calcext:value-type="float">
            <text:p>3985.7</text:p>
          </table:table-cell>
          <table:table-cell table:style-name="ce1" office:value-type="float" office:value="5064.9" calcext:value-type="float">
            <text:p>5064.9</text:p>
          </table:table-cell>
          <table:table-cell table:style-name="ce1" office:value-type="float" office:value="4780" calcext:value-type="float">
            <text:p>4780</text:p>
          </table:table-cell>
        </table:table-row>
        <table:table-row table:style-name="ro1">
          <table:table-cell table:style-name="ce1" office:value-type="string" calcext:value-type="string">
            <text:p>01:14:05</text:p>
          </table:table-cell>
          <table:table-cell table:style-name="ce1" office:value-type="float" office:value="5291.5" calcext:value-type="float">
            <text:p>5291.5</text:p>
          </table:table-cell>
          <table:table-cell table:style-name="ce1" office:value-type="float" office:value="4608.7" calcext:value-type="float">
            <text:p>4608.7</text:p>
          </table:table-cell>
          <table:table-cell table:style-name="ce1" office:value-type="float" office:value="4693.6" calcext:value-type="float">
            <text:p>4693.6</text:p>
          </table:table-cell>
          <table:table-cell table:style-name="ce1" office:value-type="float" office:value="5043.8" calcext:value-type="float">
            <text:p>5043.8</text:p>
          </table:table-cell>
        </table:table-row>
        <table:table-row table:style-name="ro1">
          <table:table-cell table:style-name="ce1" office:value-type="string" calcext:value-type="string">
            <text:p>01:15:07</text:p>
          </table:table-cell>
          <table:table-cell table:style-name="ce1" office:value-type="float" office:value="5264" calcext:value-type="float">
            <text:p>5264</text:p>
          </table:table-cell>
          <table:table-cell table:style-name="ce1" office:value-type="float" office:value="5188" calcext:value-type="float">
            <text:p>5188</text:p>
          </table:table-cell>
          <table:table-cell table:style-name="ce1" office:value-type="float" office:value="5650" calcext:value-type="float">
            <text:p>5650</text:p>
          </table:table-cell>
          <table:table-cell table:style-name="ce1" office:value-type="float" office:value="5117.2" calcext:value-type="float">
            <text:p>5117.2</text:p>
          </table:table-cell>
        </table:table-row>
        <table:table-row table:style-name="ro1">
          <table:table-cell table:style-name="ce1" office:value-type="string" calcext:value-type="string">
            <text:p>01:16:10</text:p>
          </table:table-cell>
          <table:table-cell table:style-name="ce1" office:value-type="float" office:value="5271.5" calcext:value-type="float">
            <text:p>5271.5</text:p>
          </table:table-cell>
          <table:table-cell table:style-name="ce1" office:value-type="float" office:value="4983.2" calcext:value-type="float">
            <text:p>4983.2</text:p>
          </table:table-cell>
          <table:table-cell table:style-name="ce1" office:value-type="float" office:value="5408.7" calcext:value-type="float">
            <text:p>5408.7</text:p>
          </table:table-cell>
          <table:table-cell table:style-name="ce1" office:value-type="float" office:value="5153.4" calcext:value-type="float">
            <text:p>5153.4</text:p>
          </table:table-cell>
        </table:table-row>
        <table:table-row table:style-name="ro1">
          <table:table-cell table:style-name="ce1" office:value-type="string" calcext:value-type="string">
            <text:p>01:17:13</text:p>
          </table:table-cell>
          <table:table-cell table:style-name="ce1" office:value-type="float" office:value="3833.4" calcext:value-type="float">
            <text:p>3833.4</text:p>
          </table:table-cell>
          <table:table-cell table:style-name="ce1" office:value-type="float" office:value="3339.9" calcext:value-type="float">
            <text:p>3339.9</text:p>
          </table:table-cell>
          <table:table-cell table:style-name="ce1" office:value-type="float" office:value="4034.2" calcext:value-type="float">
            <text:p>4034.2</text:p>
          </table:table-cell>
          <table:table-cell table:style-name="ce1" office:value-type="float" office:value="3536.5" calcext:value-type="float">
            <text:p>3536.5</text:p>
          </table:table-cell>
        </table:table-row>
        <table:table-row table:style-name="ro1">
          <table:table-cell table:style-name="ce1" office:value-type="string" calcext:value-type="string">
            <text:p>01:18:16</text:p>
          </table:table-cell>
          <table:table-cell table:style-name="ce1" office:value-type="float" office:value="3373.3" calcext:value-type="float">
            <text:p>3373.3</text:p>
          </table:table-cell>
          <table:table-cell table:style-name="ce1" office:value-type="float" office:value="3589.6" calcext:value-type="float">
            <text:p>3589.6</text:p>
          </table:table-cell>
          <table:table-cell table:style-name="ce1" office:value-type="float" office:value="4009.8" calcext:value-type="float">
            <text:p>4009.8</text:p>
          </table:table-cell>
          <table:table-cell table:style-name="ce1" office:value-type="float" office:value="3524.2" calcext:value-type="float">
            <text:p>3524.2</text:p>
          </table:table-cell>
        </table:table-row>
        <table:table-row table:style-name="ro1">
          <table:table-cell table:style-name="ce1" office:value-type="string" calcext:value-type="string">
            <text:p>01:19:18</text:p>
          </table:table-cell>
          <table:table-cell table:style-name="ce1" office:value-type="float" office:value="3442.8" calcext:value-type="float">
            <text:p>3442.8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3694.5" calcext:value-type="float">
            <text:p>3694.5</text:p>
          </table:table-cell>
          <table:table-cell table:style-name="ce1" office:value-type="float" office:value="3036.2" calcext:value-type="float">
            <text:p>3036.2</text:p>
          </table:table-cell>
        </table:table-row>
        <table:table-row table:style-name="ro1">
          <table:table-cell table:style-name="ce1" office:value-type="string" calcext:value-type="string">
            <text:p>01:20:21</text:p>
          </table:table-cell>
          <table:table-cell table:style-name="ce1" office:value-type="float" office:value="3504.2" calcext:value-type="float">
            <text:p>3504.2</text:p>
          </table:table-cell>
          <table:table-cell table:style-name="ce1" office:value-type="float" office:value="3324.8" calcext:value-type="float">
            <text:p>3324.8</text:p>
          </table:table-cell>
          <table:table-cell table:style-name="ce1" office:value-type="float" office:value="3454.2" calcext:value-type="float">
            <text:p>3454.2</text:p>
          </table:table-cell>
          <table:table-cell table:style-name="ce1" office:value-type="float" office:value="3074" calcext:value-type="float">
            <text:p>3074</text:p>
          </table:table-cell>
        </table:table-row>
        <table:table-row table:style-name="ro1">
          <table:table-cell table:style-name="ce1" office:value-type="string" calcext:value-type="string">
            <text:p>01:21:25</text:p>
          </table:table-cell>
          <table:table-cell table:style-name="ce1" office:value-type="float" office:value="3359.8" calcext:value-type="float">
            <text:p>3359.8</text:p>
          </table:table-cell>
          <table:table-cell table:style-name="ce1" office:value-type="float" office:value="3368.9" calcext:value-type="float">
            <text:p>3368.9</text:p>
          </table:table-cell>
          <table:table-cell table:style-name="ce1" office:value-type="float" office:value="3544.2" calcext:value-type="float">
            <text:p>3544.2</text:p>
          </table:table-cell>
          <table:table-cell table:style-name="ce1" office:value-type="float" office:value="3073.2" calcext:value-type="float">
            <text:p>3073.2</text:p>
          </table:table-cell>
        </table:table-row>
        <table:table-row table:style-name="ro1">
          <table:table-cell table:style-name="ce1" office:value-type="string" calcext:value-type="string">
            <text:p>01:22:28</text:p>
          </table:table-cell>
          <table:table-cell table:style-name="ce1" office:value-type="float" office:value="4089.7" calcext:value-type="float">
            <text:p>4089.7</text:p>
          </table:table-cell>
          <table:table-cell table:style-name="ce1" office:value-type="float" office:value="3842.2" calcext:value-type="float">
            <text:p>3842.2</text:p>
          </table:table-cell>
          <table:table-cell table:style-name="ce1" office:value-type="float" office:value="3948.3" calcext:value-type="float">
            <text:p>3948.3</text:p>
          </table:table-cell>
          <table:table-cell table:style-name="ce1" office:value-type="float" office:value="3975.2" calcext:value-type="float">
            <text:p>3975.2</text:p>
          </table:table-cell>
        </table:table-row>
        <table:table-row table:style-name="ro1">
          <table:table-cell table:style-name="ce1" office:value-type="string" calcext:value-type="string">
            <text:p>01:23:31</text:p>
          </table:table-cell>
          <table:table-cell table:style-name="ce1" office:value-type="float" office:value="4702.4" calcext:value-type="float">
            <text:p>4702.4</text:p>
          </table:table-cell>
          <table:table-cell table:style-name="ce1" office:value-type="float" office:value="4358.1" calcext:value-type="float">
            <text:p>4358.1</text:p>
          </table:table-cell>
          <table:table-cell table:style-name="ce1" office:value-type="float" office:value="4523.1" calcext:value-type="float">
            <text:p>4523.1</text:p>
          </table:table-cell>
          <table:table-cell table:style-name="ce1" office:value-type="float" office:value="4552.3" calcext:value-type="float">
            <text:p>4552.3</text:p>
          </table:table-cell>
        </table:table-row>
        <table:table-row table:style-name="ro1">
          <table:table-cell table:style-name="ce1" office:value-type="string" calcext:value-type="string">
            <text:p>01:24:33</text:p>
          </table:table-cell>
          <table:table-cell table:style-name="ce1" office:value-type="float" office:value="4629.2" calcext:value-type="float">
            <text:p>4629.2</text:p>
          </table:table-cell>
          <table:table-cell table:style-name="ce1" office:value-type="float" office:value="4002.2" calcext:value-type="float">
            <text:p>4002.2</text:p>
          </table:table-cell>
          <table:table-cell table:style-name="ce1" office:value-type="float" office:value="4849.6" calcext:value-type="float">
            <text:p>4849.6</text:p>
          </table:table-cell>
          <table:table-cell table:style-name="ce1" office:value-type="float" office:value="4523.6" calcext:value-type="float">
            <text:p>4523.6</text:p>
          </table:table-cell>
        </table:table-row>
        <table:table-row table:style-name="ro1">
          <table:table-cell table:style-name="ce1" office:value-type="string" calcext:value-type="string">
            <text:p>01:25:36</text:p>
          </table:table-cell>
          <table:table-cell table:style-name="ce1" office:value-type="float" office:value="3364.7" calcext:value-type="float">
            <text:p>3364.7</text:p>
          </table:table-cell>
          <table:table-cell table:style-name="ce1" office:value-type="float" office:value="3335.1" calcext:value-type="float">
            <text:p>3335.1</text:p>
          </table:table-cell>
          <table:table-cell table:style-name="ce1" office:value-type="float" office:value="3325.5" calcext:value-type="float">
            <text:p>3325.5</text:p>
          </table:table-cell>
          <table:table-cell table:style-name="ce1" office:value-type="float" office:value="3118.3" calcext:value-type="float">
            <text:p>3118.3</text:p>
          </table:table-cell>
        </table:table-row>
        <table:table-row table:style-name="ro1">
          <table:table-cell table:style-name="ce1" office:value-type="string" calcext:value-type="string">
            <text:p>01:26:39</text:p>
          </table:table-cell>
          <table:table-cell table:style-name="ce1" office:value-type="float" office:value="4145.3" calcext:value-type="float">
            <text:p>4145.3</text:p>
          </table:table-cell>
          <table:table-cell table:style-name="ce1" office:value-type="float" office:value="4423.8" calcext:value-type="float">
            <text:p>4423.8</text:p>
          </table:table-cell>
          <table:table-cell table:style-name="ce1" office:value-type="float" office:value="4008.5" calcext:value-type="float">
            <text:p>4008.5</text:p>
          </table:table-cell>
          <table:table-cell table:style-name="ce1" office:value-type="float" office:value="3919.7" calcext:value-type="float">
            <text:p>3919.7</text:p>
          </table:table-cell>
        </table:table-row>
        <table:table-row table:style-name="ro1">
          <table:table-cell table:style-name="ce1" office:value-type="string" calcext:value-type="string">
            <text:p>01:27:42</text:p>
          </table:table-cell>
          <table:table-cell table:style-name="ce1" office:value-type="float" office:value="3324.3" calcext:value-type="float">
            <text:p>3324.3</text:p>
          </table:table-cell>
          <table:table-cell table:style-name="ce1" office:value-type="float" office:value="3419.3" calcext:value-type="float">
            <text:p>3419.3</text:p>
          </table:table-cell>
          <table:table-cell table:style-name="ce1" office:value-type="float" office:value="3339.3" calcext:value-type="float">
            <text:p>3339.3</text:p>
          </table:table-cell>
          <table:table-cell table:style-name="ce1" office:value-type="float" office:value="2960.2" calcext:value-type="float">
            <text:p>2960.2</text:p>
          </table:table-cell>
        </table:table-row>
        <table:table-row table:style-name="ro1">
          <table:table-cell table:style-name="ce1" office:value-type="string" calcext:value-type="string">
            <text:p>01:28:45</text:p>
          </table:table-cell>
          <table:table-cell table:style-name="ce1" office:value-type="float" office:value="3676.3" calcext:value-type="float">
            <text:p>3676.3</text:p>
          </table:table-cell>
          <table:table-cell table:style-name="ce1" office:value-type="float" office:value="3402.6" calcext:value-type="float">
            <text:p>3402.6</text:p>
          </table:table-cell>
          <table:table-cell table:style-name="ce1" office:value-type="float" office:value="3409.5" calcext:value-type="float">
            <text:p>3409.5</text:p>
          </table:table-cell>
          <table:table-cell table:style-name="ce1" office:value-type="float" office:value="2951.3" calcext:value-type="float">
            <text:p>2951.3</text:p>
          </table:table-cell>
        </table:table-row>
        <table:table-row table:style-name="ro1">
          <table:table-cell table:style-name="ce1" office:value-type="string" calcext:value-type="string">
            <text:p>01:29:48</text:p>
          </table:table-cell>
          <table:table-cell table:style-name="ce1" office:value-type="float" office:value="4415.6" calcext:value-type="float">
            <text:p>4415.6</text:p>
          </table:table-cell>
          <table:table-cell table:style-name="ce1" office:value-type="float" office:value="4198.9" calcext:value-type="float">
            <text:p>4198.9</text:p>
          </table:table-cell>
          <table:table-cell table:style-name="ce1" office:value-type="float" office:value="4897.8" calcext:value-type="float">
            <text:p>4897.8</text:p>
          </table:table-cell>
          <table:table-cell table:style-name="ce1" office:value-type="float" office:value="4957.3" calcext:value-type="float">
            <text:p>4957.3</text:p>
          </table:table-cell>
        </table:table-row>
        <table:table-row table:style-name="ro1">
          <table:table-cell table:style-name="ce1" office:value-type="string" calcext:value-type="string">
            <text:p>01:30:51</text:p>
          </table:table-cell>
          <table:table-cell table:style-name="ce1" office:value-type="float" office:value="3465" calcext:value-type="float">
            <text:p>3465</text:p>
          </table:table-cell>
          <table:table-cell table:style-name="ce1" office:value-type="float" office:value="3302.7" calcext:value-type="float">
            <text:p>3302.7</text:p>
          </table:table-cell>
          <table:table-cell table:style-name="ce1" office:value-type="float" office:value="3686.9" calcext:value-type="float">
            <text:p>3686.9</text:p>
          </table:table-cell>
          <table:table-cell table:style-name="ce1" office:value-type="float" office:value="3349.5" calcext:value-type="float">
            <text:p>3349.5</text:p>
          </table:table-cell>
        </table:table-row>
        <table:table-row table:style-name="ro1">
          <table:table-cell table:style-name="ce1" office:value-type="string" calcext:value-type="string">
            <text:p>01:31:53</text:p>
          </table:table-cell>
          <table:table-cell table:style-name="ce1" office:value-type="float" office:value="3520.1" calcext:value-type="float">
            <text:p>3520.1</text:p>
          </table:table-cell>
          <table:table-cell table:style-name="ce1" office:value-type="float" office:value="3269" calcext:value-type="float">
            <text:p>3269</text:p>
          </table:table-cell>
          <table:table-cell table:style-name="ce1" office:value-type="float" office:value="3489.8" calcext:value-type="float">
            <text:p>3489.8</text:p>
          </table:table-cell>
          <table:table-cell table:style-name="ce1" office:value-type="float" office:value="3072.4" calcext:value-type="float">
            <text:p>3072.4</text:p>
          </table:table-cell>
        </table:table-row>
        <table:table-row table:style-name="ro1">
          <table:table-cell table:style-name="ce1" office:value-type="string" calcext:value-type="string">
            <text:p>01:32:56</text:p>
          </table:table-cell>
          <table:table-cell table:style-name="ce1" office:value-type="float" office:value="3685.5" calcext:value-type="float">
            <text:p>3685.5</text:p>
          </table:table-cell>
          <table:table-cell table:style-name="ce1" office:value-type="float" office:value="3259.9" calcext:value-type="float">
            <text:p>3259.9</text:p>
          </table:table-cell>
          <table:table-cell table:style-name="ce1" office:value-type="float" office:value="3672.1" calcext:value-type="float">
            <text:p>3672.1</text:p>
          </table:table-cell>
          <table:table-cell table:style-name="ce1" office:value-type="float" office:value="3377.1" calcext:value-type="float">
            <text:p>3377.1</text:p>
          </table:table-cell>
        </table:table-row>
        <table:table-row table:style-name="ro1">
          <table:table-cell table:style-name="ce1" office:value-type="string" calcext:value-type="string">
            <text:p>01:33:59</text:p>
          </table:table-cell>
          <table:table-cell table:style-name="ce1" office:value-type="float" office:value="3536.9" calcext:value-type="float">
            <text:p>3536.9</text:p>
          </table:table-cell>
          <table:table-cell table:style-name="ce1" office:value-type="float" office:value="3501.3" calcext:value-type="float">
            <text:p>3501.3</text:p>
          </table:table-cell>
          <table:table-cell table:style-name="ce1" office:value-type="float" office:value="3614.1" calcext:value-type="float">
            <text:p>3614.1</text:p>
          </table:table-cell>
          <table:table-cell table:style-name="ce1" office:value-type="float" office:value="3252.6" calcext:value-type="float">
            <text:p>3252.6</text:p>
          </table:table-cell>
        </table:table-row>
        <table:table-row table:style-name="ro1">
          <table:table-cell table:style-name="ce1" office:value-type="string" calcext:value-type="string">
            <text:p>01:35:02</text:p>
          </table:table-cell>
          <table:table-cell table:style-name="ce1" office:value-type="float" office:value="3516.9" calcext:value-type="float">
            <text:p>3516.9</text:p>
          </table:table-cell>
          <table:table-cell table:style-name="ce1" office:value-type="float" office:value="3929.8" calcext:value-type="float">
            <text:p>3929.8</text:p>
          </table:table-cell>
          <table:table-cell table:style-name="ce1" office:value-type="float" office:value="3479.2" calcext:value-type="float">
            <text:p>3479.2</text:p>
          </table:table-cell>
          <table:table-cell table:style-name="ce1" office:value-type="float" office:value="3835" calcext:value-type="float">
            <text:p>3835</text:p>
          </table:table-cell>
        </table:table-row>
        <table:table-row table:style-name="ro1">
          <table:table-cell table:style-name="ce1" office:value-type="string" calcext:value-type="string">
            <text:p>01:36:04</text:p>
          </table:table-cell>
          <table:table-cell table:style-name="ce1" office:value-type="float" office:value="3541.9" calcext:value-type="float">
            <text:p>3541.9</text:p>
          </table:table-cell>
          <table:table-cell table:style-name="ce1" office:value-type="float" office:value="3216.6" calcext:value-type="float">
            <text:p>3216.6</text:p>
          </table:table-cell>
          <table:table-cell table:style-name="ce1" office:value-type="float" office:value="3462" calcext:value-type="float">
            <text:p>3462</text:p>
          </table:table-cell>
          <table:table-cell table:style-name="ce1" office:value-type="float" office:value="3005.7" calcext:value-type="float">
            <text:p>3005.7</text:p>
          </table:table-cell>
        </table:table-row>
        <table:table-row table:style-name="ro1">
          <table:table-cell table:style-name="ce1" office:value-type="string" calcext:value-type="string">
            <text:p>01:37:09</text:p>
          </table:table-cell>
          <table:table-cell table:style-name="ce1" office:value-type="float" office:value="5271.8" calcext:value-type="float">
            <text:p>5271.8</text:p>
          </table:table-cell>
          <table:table-cell table:style-name="ce1" office:value-type="float" office:value="5004.7" calcext:value-type="float">
            <text:p>5004.7</text:p>
          </table:table-cell>
          <table:table-cell table:style-name="ce1" office:value-type="float" office:value="5196.1" calcext:value-type="float">
            <text:p>5196.1</text:p>
          </table:table-cell>
          <table:table-cell table:style-name="ce1" office:value-type="float" office:value="5045" calcext:value-type="float">
            <text:p>5045</text:p>
          </table:table-cell>
        </table:table-row>
        <table:table-row table:style-name="ro1">
          <table:table-cell table:style-name="ce1" office:value-type="string" calcext:value-type="string">
            <text:p>01:38:12</text:p>
          </table:table-cell>
          <table:table-cell table:style-name="ce1" office:value-type="float" office:value="3963.9" calcext:value-type="float">
            <text:p>3963.9</text:p>
          </table:table-cell>
          <table:table-cell table:style-name="ce1" office:value-type="float" office:value="3676.6" calcext:value-type="float">
            <text:p>3676.6</text:p>
          </table:table-cell>
          <table:table-cell table:style-name="ce1" office:value-type="float" office:value="4503.7" calcext:value-type="float">
            <text:p>4503.7</text:p>
          </table:table-cell>
          <table:table-cell table:style-name="ce1" office:value-type="float" office:value="3805.8" calcext:value-type="float">
            <text:p>3805.8</text:p>
          </table:table-cell>
        </table:table-row>
        <table:table-row table:style-name="ro1">
          <table:table-cell table:style-name="ce1" office:value-type="string" calcext:value-type="string">
            <text:p>01:39:14</text:p>
          </table:table-cell>
          <table:table-cell table:style-name="ce1" office:value-type="float" office:value="3843" calcext:value-type="float">
            <text:p>3843</text:p>
          </table:table-cell>
          <table:table-cell table:style-name="ce1" office:value-type="float" office:value="3913.6" calcext:value-type="float">
            <text:p>3913.6</text:p>
          </table:table-cell>
          <table:table-cell table:style-name="ce1" office:value-type="float" office:value="4117.4" calcext:value-type="float">
            <text:p>4117.4</text:p>
          </table:table-cell>
          <table:table-cell table:style-name="ce1" office:value-type="float" office:value="3900.3" calcext:value-type="float">
            <text:p>3900.3</text:p>
          </table:table-cell>
        </table:table-row>
        <table:table-row table:style-name="ro1">
          <table:table-cell table:style-name="ce1" office:value-type="string" calcext:value-type="string">
            <text:p>01:40:17</text:p>
          </table:table-cell>
          <table:table-cell table:style-name="ce1" office:value-type="float" office:value="3438" calcext:value-type="float">
            <text:p>3438</text:p>
          </table:table-cell>
          <table:table-cell table:style-name="ce1" office:value-type="float" office:value="3025.4" calcext:value-type="float">
            <text:p>3025.4</text:p>
          </table:table-cell>
          <table:table-cell table:style-name="ce1" office:value-type="float" office:value="3498.7" calcext:value-type="float">
            <text:p>3498.7</text:p>
          </table:table-cell>
          <table:table-cell table:style-name="ce1" office:value-type="float" office:value="3124.8" calcext:value-type="float">
            <text:p>3124.8</text:p>
          </table:table-cell>
        </table:table-row>
        <table:table-row table:style-name="ro1">
          <table:table-cell table:style-name="ce1" office:value-type="string" calcext:value-type="string">
            <text:p>01:41:20</text:p>
          </table:table-cell>
          <table:table-cell table:style-name="ce1" office:value-type="float" office:value="3065.9" calcext:value-type="float">
            <text:p>3065.9</text:p>
          </table:table-cell>
          <table:table-cell table:style-name="ce1" office:value-type="float" office:value="3057.8" calcext:value-type="float">
            <text:p>3057.8</text:p>
          </table:table-cell>
          <table:table-cell table:style-name="ce1" office:value-type="float" office:value="3109.5" calcext:value-type="float">
            <text:p>3109.5</text:p>
          </table:table-cell>
          <table:table-cell table:style-name="ce1" office:value-type="float" office:value="2985.5" calcext:value-type="float">
            <text:p>2985.5</text:p>
          </table:table-cell>
        </table:table-row>
        <table:table-row table:style-name="ro1">
          <table:table-cell table:style-name="ce1" office:value-type="string" calcext:value-type="string">
            <text:p>01:42:23</text:p>
          </table:table-cell>
          <table:table-cell table:style-name="ce1" office:value-type="float" office:value="5193.1" calcext:value-type="float">
            <text:p>5193.1</text:p>
          </table:table-cell>
          <table:table-cell table:style-name="ce1" office:value-type="float" office:value="5129.2" calcext:value-type="float">
            <text:p>5129.2</text:p>
          </table:table-cell>
          <table:table-cell table:style-name="ce1" office:value-type="float" office:value="5699.6" calcext:value-type="float">
            <text:p>5699.6</text:p>
          </table:table-cell>
          <table:table-cell table:style-name="ce1" office:value-type="float" office:value="5016" calcext:value-type="float">
            <text:p>5016</text:p>
          </table:table-cell>
        </table:table-row>
        <table:table-row table:style-name="ro1">
          <table:table-cell table:style-name="ce1" office:value-type="string" calcext:value-type="string">
            <text:p>01:43:25</text:p>
          </table:table-cell>
          <table:table-cell table:style-name="ce1" office:value-type="float" office:value="4735.5" calcext:value-type="float">
            <text:p>4735.5</text:p>
          </table:table-cell>
          <table:table-cell table:style-name="ce1" office:value-type="float" office:value="4668.8" calcext:value-type="float">
            <text:p>4668.8</text:p>
          </table:table-cell>
          <table:table-cell table:style-name="ce1" office:value-type="float" office:value="4713.8" calcext:value-type="float">
            <text:p>4713.8</text:p>
          </table:table-cell>
          <table:table-cell table:style-name="ce1" office:value-type="float" office:value="4225.9" calcext:value-type="float">
            <text:p>4225.9</text:p>
          </table:table-cell>
        </table:table-row>
        <table:table-row table:style-name="ro1">
          <table:table-cell table:style-name="ce1" office:value-type="string" calcext:value-type="string">
            <text:p>01:44:28</text:p>
          </table:table-cell>
          <table:table-cell table:style-name="ce1" office:value-type="float" office:value="3642.3" calcext:value-type="float">
            <text:p>3642.3</text:p>
          </table:table-cell>
          <table:table-cell table:style-name="ce1" office:value-type="float" office:value="3501.8" calcext:value-type="float">
            <text:p>3501.8</text:p>
          </table:table-cell>
          <table:table-cell table:style-name="ce1" office:value-type="float" office:value="3680.4" calcext:value-type="float">
            <text:p>3680.4</text:p>
          </table:table-cell>
          <table:table-cell table:style-name="ce1" office:value-type="float" office:value="3182.6" calcext:value-type="float">
            <text:p>3182.6</text:p>
          </table:table-cell>
        </table:table-row>
        <table:table-row table:style-name="ro1">
          <table:table-cell table:style-name="ce1" office:value-type="string" calcext:value-type="string">
            <text:p>01:45:31</text:p>
          </table:table-cell>
          <table:table-cell table:style-name="ce1" office:value-type="float" office:value="3873.2" calcext:value-type="float">
            <text:p>3873.2</text:p>
          </table:table-cell>
          <table:table-cell table:style-name="ce1" office:value-type="float" office:value="3854" calcext:value-type="float">
            <text:p>3854</text:p>
          </table:table-cell>
          <table:table-cell table:style-name="ce1" office:value-type="float" office:value="3922.4" calcext:value-type="float">
            <text:p>3922.4</text:p>
          </table:table-cell>
          <table:table-cell table:style-name="ce1" office:value-type="float" office:value="3616.2" calcext:value-type="float">
            <text:p>3616.2</text:p>
          </table:table-cell>
        </table:table-row>
        <table:table-row table:style-name="ro1">
          <table:table-cell table:style-name="ce1" office:value-type="string" calcext:value-type="string">
            <text:p>01:46:34</text:p>
          </table:table-cell>
          <table:table-cell table:style-name="ce1" office:value-type="float" office:value="4140.5" calcext:value-type="float">
            <text:p>4140.5</text:p>
          </table:table-cell>
          <table:table-cell table:style-name="ce1" office:value-type="float" office:value="3245.1" calcext:value-type="float">
            <text:p>3245.1</text:p>
          </table:table-cell>
          <table:table-cell table:style-name="ce1" office:value-type="float" office:value="2979.5" calcext:value-type="float">
            <text:p>2979.5</text:p>
          </table:table-cell>
          <table:table-cell table:style-name="ce1" office:value-type="float" office:value="3373" calcext:value-type="float">
            <text:p>3373</text:p>
          </table:table-cell>
        </table:table-row>
        <table:table-row table:style-name="ro1">
          <table:table-cell table:style-name="ce1" office:value-type="string" calcext:value-type="string">
            <text:p>01:47:36</text:p>
          </table:table-cell>
          <table:table-cell table:style-name="ce1" office:value-type="float" office:value="3536.1" calcext:value-type="float">
            <text:p>3536.1</text:p>
          </table:table-cell>
          <table:table-cell table:style-name="ce1" office:value-type="float" office:value="3067.2" calcext:value-type="float">
            <text:p>3067.2</text:p>
          </table:table-cell>
          <table:table-cell table:style-name="ce1" office:value-type="float" office:value="3389.5" calcext:value-type="float">
            <text:p>3389.5</text:p>
          </table:table-cell>
          <table:table-cell table:style-name="ce1" office:value-type="float" office:value="3099.9" calcext:value-type="float">
            <text:p>3099.9</text:p>
          </table:table-cell>
        </table:table-row>
        <table:table-row table:style-name="ro1">
          <table:table-cell table:style-name="ce1" office:value-type="string" calcext:value-type="string">
            <text:p>01:48:39</text:p>
          </table:table-cell>
          <table:table-cell table:style-name="ce1" office:value-type="float" office:value="4712.2" calcext:value-type="float">
            <text:p>4712.2</text:p>
          </table:table-cell>
          <table:table-cell table:style-name="ce1" office:value-type="float" office:value="4531.2" calcext:value-type="float">
            <text:p>4531.2</text:p>
          </table:table-cell>
          <table:table-cell table:style-name="ce1" office:value-type="float" office:value="4646.6" calcext:value-type="float">
            <text:p>4646.6</text:p>
          </table:table-cell>
          <table:table-cell table:style-name="ce1" office:value-type="float" office:value="4986.2" calcext:value-type="float">
            <text:p>4986.2</text:p>
          </table:table-cell>
        </table:table-row>
        <table:table-row table:style-name="ro1">
          <table:table-cell table:style-name="ce1" office:value-type="string" calcext:value-type="string">
            <text:p>01:49:42</text:p>
          </table:table-cell>
          <table:table-cell table:style-name="ce1" office:value-type="float" office:value="3405.1" calcext:value-type="float">
            <text:p>3405.1</text:p>
          </table:table-cell>
          <table:table-cell table:style-name="ce1" office:value-type="float" office:value="3393.7" calcext:value-type="float">
            <text:p>3393.7</text:p>
          </table:table-cell>
          <table:table-cell table:style-name="ce1" office:value-type="float" office:value="3581.7" calcext:value-type="float">
            <text:p>3581.7</text:p>
          </table:table-cell>
          <table:table-cell table:style-name="ce1" office:value-type="float" office:value="3152.1" calcext:value-type="float">
            <text:p>3152.1</text:p>
          </table:table-cell>
        </table:table-row>
        <table:table-row table:style-name="ro1">
          <table:table-cell table:style-name="ce1" office:value-type="string" calcext:value-type="string">
            <text:p>01:50:45</text:p>
          </table:table-cell>
          <table:table-cell table:style-name="ce1" office:value-type="float" office:value="3915.8" calcext:value-type="float">
            <text:p>3915.8</text:p>
          </table:table-cell>
          <table:table-cell table:style-name="ce1" office:value-type="float" office:value="3720.6" calcext:value-type="float">
            <text:p>3720.6</text:p>
          </table:table-cell>
          <table:table-cell table:style-name="ce1" office:value-type="float" office:value="3942.8" calcext:value-type="float">
            <text:p>3942.8</text:p>
          </table:table-cell>
          <table:table-cell table:style-name="ce1" office:value-type="float" office:value="3440" calcext:value-type="float">
            <text:p>3440</text:p>
          </table:table-cell>
        </table:table-row>
        <table:table-row table:style-name="ro1">
          <table:table-cell table:style-name="ce1" office:value-type="string" calcext:value-type="string">
            <text:p>01:51:48</text:p>
          </table:table-cell>
          <table:table-cell table:style-name="ce1" office:value-type="float" office:value="4891.8" calcext:value-type="float">
            <text:p>4891.8</text:p>
          </table:table-cell>
          <table:table-cell table:style-name="ce1" office:value-type="float" office:value="5061" calcext:value-type="float">
            <text:p>5061</text:p>
          </table:table-cell>
          <table:table-cell table:style-name="ce1" office:value-type="float" office:value="5291.2" calcext:value-type="float">
            <text:p>5291.2</text:p>
          </table:table-cell>
          <table:table-cell table:style-name="ce1" office:value-type="float" office:value="5073.9" calcext:value-type="float">
            <text:p>5073.9</text:p>
          </table:table-cell>
        </table:table-row>
        <table:table-row table:style-name="ro1">
          <table:table-cell table:style-name="ce1" office:value-type="string" calcext:value-type="string">
            <text:p>01:52:51</text:p>
          </table:table-cell>
          <table:table-cell table:style-name="ce1" office:value-type="float" office:value="4162" calcext:value-type="float">
            <text:p>4162</text:p>
          </table:table-cell>
          <table:table-cell table:style-name="ce1" office:value-type="float" office:value="4408.2" calcext:value-type="float">
            <text:p>4408.2</text:p>
          </table:table-cell>
          <table:table-cell table:style-name="ce1" office:value-type="float" office:value="4775.6" calcext:value-type="float">
            <text:p>4775.6</text:p>
          </table:table-cell>
          <table:table-cell table:style-name="ce1" office:value-type="float" office:value="4535.4" calcext:value-type="float">
            <text:p>4535.4</text:p>
          </table:table-cell>
        </table:table-row>
        <table:table-row table:style-name="ro1">
          <table:table-cell table:style-name="ce1" office:value-type="string" calcext:value-type="string">
            <text:p>01:53:54</text:p>
          </table:table-cell>
          <table:table-cell table:style-name="ce1" office:value-type="float" office:value="3074.7" calcext:value-type="float">
            <text:p>3074.7</text:p>
          </table:table-cell>
          <table:table-cell table:style-name="ce1" office:value-type="float" office:value="3190.1" calcext:value-type="float">
            <text:p>3190.1</text:p>
          </table:table-cell>
          <table:table-cell table:style-name="ce1" office:value-type="float" office:value="3270.9" calcext:value-type="float">
            <text:p>3270.9</text:p>
          </table:table-cell>
          <table:table-cell table:style-name="ce1" office:value-type="float" office:value="3109.3" calcext:value-type="float">
            <text:p>3109.3</text:p>
          </table:table-cell>
        </table:table-row>
        <table:table-row table:style-name="ro1">
          <table:table-cell table:style-name="ce1" office:value-type="string" calcext:value-type="string">
            <text:p>01:54:57</text:p>
          </table:table-cell>
          <table:table-cell table:style-name="ce1" office:value-type="float" office:value="3820.8" calcext:value-type="float">
            <text:p>3820.8</text:p>
          </table:table-cell>
          <table:table-cell table:style-name="ce1" office:value-type="float" office:value="3710.7" calcext:value-type="float">
            <text:p>3710.7</text:p>
          </table:table-cell>
          <table:table-cell table:style-name="ce1" office:value-type="float" office:value="3441.9" calcext:value-type="float">
            <text:p>3441.9</text:p>
          </table:table-cell>
          <table:table-cell table:style-name="ce1" office:value-type="float" office:value="3431.5" calcext:value-type="float">
            <text:p>3431.5</text:p>
          </table:table-cell>
        </table:table-row>
        <table:table-row table:style-name="ro1">
          <table:table-cell table:style-name="ce1" office:value-type="string" calcext:value-type="string">
            <text:p>01:55:59</text:p>
          </table:table-cell>
          <table:table-cell table:style-name="ce1" office:value-type="float" office:value="4297.4" calcext:value-type="float">
            <text:p>4297.4</text:p>
          </table:table-cell>
          <table:table-cell table:style-name="ce1" office:value-type="float" office:value="4418.1" calcext:value-type="float">
            <text:p>4418.1</text:p>
          </table:table-cell>
          <table:table-cell table:style-name="ce1" office:value-type="float" office:value="4534.9" calcext:value-type="float">
            <text:p>4534.9</text:p>
          </table:table-cell>
          <table:table-cell table:style-name="ce1" office:value-type="float" office:value="4774.3" calcext:value-type="float">
            <text:p>4774.3</text:p>
          </table:table-cell>
        </table:table-row>
        <table:table-row table:style-name="ro1">
          <table:table-cell table:style-name="ce1" office:value-type="string" calcext:value-type="string">
            <text:p>01:57:02</text:p>
          </table:table-cell>
          <table:table-cell table:style-name="ce1" office:value-type="float" office:value="5121.1" calcext:value-type="float">
            <text:p>5121.1</text:p>
          </table:table-cell>
          <table:table-cell table:style-name="ce1" office:value-type="float" office:value="4810.9" calcext:value-type="float">
            <text:p>4810.9</text:p>
          </table:table-cell>
          <table:table-cell table:style-name="ce1" office:value-type="float" office:value="4667.3" calcext:value-type="float">
            <text:p>4667.3</text:p>
          </table:table-cell>
          <table:table-cell table:style-name="ce1" office:value-type="float" office:value="4999.4" calcext:value-type="float">
            <text:p>4999.4</text:p>
          </table:table-cell>
        </table:table-row>
        <table:table-row table:style-name="ro1">
          <table:table-cell table:style-name="ce1" office:value-type="string" calcext:value-type="string">
            <text:p>01:58:05</text:p>
          </table:table-cell>
          <table:table-cell table:style-name="ce1" office:value-type="float" office:value="3119.2" calcext:value-type="float">
            <text:p>3119.2</text:p>
          </table:table-cell>
          <table:table-cell table:style-name="ce1" office:value-type="float" office:value="3181" calcext:value-type="float">
            <text:p>3181</text:p>
          </table:table-cell>
          <table:table-cell table:style-name="ce1" office:value-type="float" office:value="3018.2" calcext:value-type="float">
            <text:p>3018.2</text:p>
          </table:table-cell>
          <table:table-cell table:style-name="ce1" office:value-type="float" office:value="2920.1" calcext:value-type="float">
            <text:p>2920.1</text:p>
          </table:table-cell>
        </table:table-row>
        <table:table-row table:style-name="ro1">
          <table:table-cell table:style-name="ce1" office:value-type="string" calcext:value-type="string">
            <text:p>01:59:08</text:p>
          </table:table-cell>
          <table:table-cell table:style-name="ce1" office:value-type="float" office:value="4164.2" calcext:value-type="float">
            <text:p>4164.2</text:p>
          </table:table-cell>
          <table:table-cell table:style-name="ce1" office:value-type="float" office:value="4841.7" calcext:value-type="float">
            <text:p>4841.7</text:p>
          </table:table-cell>
          <table:table-cell table:style-name="ce1" office:value-type="float" office:value="4543.5" calcext:value-type="float">
            <text:p>4543.5</text:p>
          </table:table-cell>
          <table:table-cell table:style-name="ce1" office:value-type="float" office:value="5015.6" calcext:value-type="float">
            <text:p>5015.6</text:p>
          </table:table-cell>
        </table:table-row>
        <table:table-row table:style-name="ro1">
          <table:table-cell table:style-name="ce1" office:value-type="string" calcext:value-type="string">
            <text:p>02:00:10</text:p>
          </table:table-cell>
          <table:table-cell table:style-name="ce1" office:value-type="float" office:value="4263.9" calcext:value-type="float">
            <text:p>4263.9</text:p>
          </table:table-cell>
          <table:table-cell table:style-name="ce1" office:value-type="float" office:value="3124.9" calcext:value-type="float">
            <text:p>3124.9</text:p>
          </table:table-cell>
          <table:table-cell table:style-name="ce1" office:value-type="float" office:value="3612.6" calcext:value-type="float">
            <text:p>3612.6</text:p>
          </table:table-cell>
          <table:table-cell table:style-name="ce1" office:value-type="float" office:value="3933.7" calcext:value-type="float">
            <text:p>3933.7</text:p>
          </table:table-cell>
        </table:table-row>
        <table:table-row table:style-name="ro1">
          <table:table-cell table:style-name="ce1" office:value-type="string" calcext:value-type="string">
            <text:p>02:01:13</text:p>
          </table:table-cell>
          <table:table-cell table:style-name="ce1" office:value-type="float" office:value="4767.4" calcext:value-type="float">
            <text:p>4767.4</text:p>
          </table:table-cell>
          <table:table-cell table:style-name="ce1" office:value-type="float" office:value="4702" calcext:value-type="float">
            <text:p>4702</text:p>
          </table:table-cell>
          <table:table-cell table:style-name="ce1" office:value-type="float" office:value="5314.2" calcext:value-type="float">
            <text:p>5314.2</text:p>
          </table:table-cell>
          <table:table-cell table:style-name="ce1" office:value-type="float" office:value="5111.9" calcext:value-type="float">
            <text:p>5111.9</text:p>
          </table:table-cell>
        </table:table-row>
        <table:table-row table:style-name="ro1">
          <table:table-cell table:style-name="ce1" office:value-type="string" calcext:value-type="string">
            <text:p>02:02:16</text:p>
          </table:table-cell>
          <table:table-cell table:style-name="ce1" office:value-type="float" office:value="4657.9" calcext:value-type="float">
            <text:p>4657.9</text:p>
          </table:table-cell>
          <table:table-cell table:style-name="ce1" office:value-type="float" office:value="4509.9" calcext:value-type="float">
            <text:p>4509.9</text:p>
          </table:table-cell>
          <table:table-cell table:style-name="ce1" office:value-type="float" office:value="4886.7" calcext:value-type="float">
            <text:p>4886.7</text:p>
          </table:table-cell>
          <table:table-cell table:style-name="ce1" office:value-type="float" office:value="4515" calcext:value-type="float">
            <text:p>4515</text:p>
          </table:table-cell>
        </table:table-row>
        <table:table-row table:style-name="ro1">
          <table:table-cell table:style-name="ce1" office:value-type="string" calcext:value-type="string">
            <text:p>02:03:19</text:p>
          </table:table-cell>
          <table:table-cell table:style-name="ce1" office:value-type="float" office:value="3344" calcext:value-type="float">
            <text:p>3344</text:p>
          </table:table-cell>
          <table:table-cell table:style-name="ce1" office:value-type="float" office:value="3345.7" calcext:value-type="float">
            <text:p>3345.7</text:p>
          </table:table-cell>
          <table:table-cell table:style-name="ce1" office:value-type="float" office:value="3223.8" calcext:value-type="float">
            <text:p>3223.8</text:p>
          </table:table-cell>
          <table:table-cell table:style-name="ce1" office:value-type="float" office:value="3163.8" calcext:value-type="float">
            <text:p>3163.8</text:p>
          </table:table-cell>
        </table:table-row>
        <table:table-row table:style-name="ro1">
          <table:table-cell table:style-name="ce1" office:value-type="string" calcext:value-type="string">
            <text:p>02:04:22</text:p>
          </table:table-cell>
          <table:table-cell table:style-name="ce1" office:value-type="float" office:value="5428.7" calcext:value-type="float">
            <text:p>5428.7</text:p>
          </table:table-cell>
          <table:table-cell table:style-name="ce1" office:value-type="float" office:value="4773.4" calcext:value-type="float">
            <text:p>4773.4</text:p>
          </table:table-cell>
          <table:table-cell table:style-name="ce1" office:value-type="float" office:value="4287.2" calcext:value-type="float">
            <text:p>4287.2</text:p>
          </table:table-cell>
          <table:table-cell table:style-name="ce1" office:value-type="float" office:value="4901.9" calcext:value-type="float">
            <text:p>4901.9</text:p>
          </table:table-cell>
        </table:table-row>
        <table:table-row table:style-name="ro1">
          <table:table-cell table:style-name="ce1" office:value-type="string" calcext:value-type="string">
            <text:p>02:05:24</text:p>
          </table:table-cell>
          <table:table-cell table:style-name="ce1" office:value-type="float" office:value="3601.7" calcext:value-type="float">
            <text:p>3601.7</text:p>
          </table:table-cell>
          <table:table-cell table:style-name="ce1" office:value-type="float" office:value="3695.7" calcext:value-type="float">
            <text:p>3695.7</text:p>
          </table:table-cell>
          <table:table-cell table:style-name="ce1" office:value-type="float" office:value="3904.9" calcext:value-type="float">
            <text:p>3904.9</text:p>
          </table:table-cell>
          <table:table-cell table:style-name="ce1" office:value-type="float" office:value="3403.2" calcext:value-type="float">
            <text:p>3403.2</text:p>
          </table:table-cell>
        </table:table-row>
        <table:table-row table:style-name="ro1">
          <table:table-cell table:style-name="ce1" office:value-type="string" calcext:value-type="string">
            <text:p>02:06:28</text:p>
          </table:table-cell>
          <table:table-cell table:style-name="ce1" office:value-type="float" office:value="3613.9" calcext:value-type="float">
            <text:p>3613.9</text:p>
          </table:table-cell>
          <table:table-cell table:style-name="ce1" office:value-type="float" office:value="3840.4" calcext:value-type="float">
            <text:p>3840.4</text:p>
          </table:table-cell>
          <table:table-cell table:style-name="ce1" office:value-type="float" office:value="3627" calcext:value-type="float">
            <text:p>3627</text:p>
          </table:table-cell>
          <table:table-cell table:style-name="ce1" office:value-type="float" office:value="3656.6" calcext:value-type="float">
            <text:p>3656.6</text:p>
          </table:table-cell>
        </table:table-row>
        <table:table-row table:style-name="ro1">
          <table:table-cell table:style-name="ce1" office:value-type="string" calcext:value-type="string">
            <text:p>02:07:31</text:p>
          </table:table-cell>
          <table:table-cell table:style-name="ce1" office:value-type="float" office:value="3412" calcext:value-type="float">
            <text:p>3412</text:p>
          </table:table-cell>
          <table:table-cell table:style-name="ce1" office:value-type="float" office:value="3302.8" calcext:value-type="float">
            <text:p>3302.8</text:p>
          </table:table-cell>
          <table:table-cell table:style-name="ce1" office:value-type="float" office:value="3763.4" calcext:value-type="float">
            <text:p>3763.4</text:p>
          </table:table-cell>
          <table:table-cell table:style-name="ce1" office:value-type="float" office:value="3073.7" calcext:value-type="float">
            <text:p>3073.7</text:p>
          </table:table-cell>
        </table:table-row>
        <table:table-row table:style-name="ro1">
          <table:table-cell table:style-name="ce1" office:value-type="string" calcext:value-type="string">
            <text:p>02:08:34</text:p>
          </table:table-cell>
          <table:table-cell table:style-name="ce1" office:value-type="float" office:value="3264.4" calcext:value-type="float">
            <text:p>3264.4</text:p>
          </table:table-cell>
          <table:table-cell table:style-name="ce1" office:value-type="float" office:value="2930.5" calcext:value-type="float">
            <text:p>2930.5</text:p>
          </table:table-cell>
          <table:table-cell table:style-name="ce1" office:value-type="float" office:value="3327.6" calcext:value-type="float">
            <text:p>3327.6</text:p>
          </table:table-cell>
          <table:table-cell table:style-name="ce1" office:value-type="float" office:value="3041.4" calcext:value-type="float">
            <text:p>3041.4</text:p>
          </table:table-cell>
        </table:table-row>
        <table:table-row table:style-name="ro1">
          <table:table-cell table:style-name="ce1" office:value-type="string" calcext:value-type="string">
            <text:p>02:09:37</text:p>
          </table:table-cell>
          <table:table-cell table:style-name="ce1" office:value-type="float" office:value="3809.5" calcext:value-type="float">
            <text:p>3809.5</text:p>
          </table:table-cell>
          <table:table-cell table:style-name="ce1" office:value-type="float" office:value="3435.7" calcext:value-type="float">
            <text:p>3435.7</text:p>
          </table:table-cell>
          <table:table-cell table:style-name="ce1" office:value-type="float" office:value="3470.2" calcext:value-type="float">
            <text:p>3470.2</text:p>
          </table:table-cell>
          <table:table-cell table:style-name="ce1" office:value-type="float" office:value="3392.8" calcext:value-type="float">
            <text:p>3392.8</text:p>
          </table:table-cell>
        </table:table-row>
        <table:table-row table:style-name="ro1">
          <table:table-cell table:style-name="ce1" office:value-type="string" calcext:value-type="string">
            <text:p>02:10:40</text:p>
          </table:table-cell>
          <table:table-cell table:style-name="ce1" office:value-type="float" office:value="2928.8" calcext:value-type="float">
            <text:p>2928.8</text:p>
          </table:table-cell>
          <table:table-cell table:style-name="ce1" office:value-type="float" office:value="3092.3" calcext:value-type="float">
            <text:p>3092.3</text:p>
          </table:table-cell>
          <table:table-cell table:style-name="ce1" office:value-type="float" office:value="3022.8" calcext:value-type="float">
            <text:p>3022.8</text:p>
          </table:table-cell>
          <table:table-cell table:style-name="ce1" office:value-type="float" office:value="3095.5" calcext:value-type="float">
            <text:p>3095.5</text:p>
          </table:table-cell>
        </table:table-row>
        <table:table-row table:style-name="ro1">
          <table:table-cell table:style-name="ce1" office:value-type="string" calcext:value-type="string">
            <text:p>02:11:43</text:p>
          </table:table-cell>
          <table:table-cell table:style-name="ce1" office:value-type="float" office:value="3604.8" calcext:value-type="float">
            <text:p>3604.8</text:p>
          </table:table-cell>
          <table:table-cell table:style-name="ce1" office:value-type="float" office:value="3699.4" calcext:value-type="float">
            <text:p>3699.4</text:p>
          </table:table-cell>
          <table:table-cell table:style-name="ce1" office:value-type="float" office:value="3739.7" calcext:value-type="float">
            <text:p>3739.7</text:p>
          </table:table-cell>
          <table:table-cell table:style-name="ce1" office:value-type="float" office:value="3227.3" calcext:value-type="float">
            <text:p>3227.3</text:p>
          </table:table-cell>
        </table:table-row>
        <table:table-row table:style-name="ro1">
          <table:table-cell table:style-name="ce1" office:value-type="string" calcext:value-type="string">
            <text:p>02:12:45</text:p>
          </table:table-cell>
          <table:table-cell table:style-name="ce1" office:value-type="float" office:value="3565" calcext:value-type="float">
            <text:p>3565</text:p>
          </table:table-cell>
          <table:table-cell table:style-name="ce1" office:value-type="float" office:value="3548.4" calcext:value-type="float">
            <text:p>3548.4</text:p>
          </table:table-cell>
          <table:table-cell table:style-name="ce1" office:value-type="float" office:value="3744" calcext:value-type="float">
            <text:p>3744</text:p>
          </table:table-cell>
          <table:table-cell table:style-name="ce1" office:value-type="float" office:value="3259.4" calcext:value-type="float">
            <text:p>3259.4</text:p>
          </table:table-cell>
        </table:table-row>
        <table:table-row table:style-name="ro1">
          <table:table-cell table:style-name="ce1" office:value-type="string" calcext:value-type="string">
            <text:p>02:13:48</text:p>
          </table:table-cell>
          <table:table-cell table:style-name="ce1" office:value-type="float" office:value="3653.6" calcext:value-type="float">
            <text:p>3653.6</text:p>
          </table:table-cell>
          <table:table-cell table:style-name="ce1" office:value-type="float" office:value="4102.6" calcext:value-type="float">
            <text:p>4102.6</text:p>
          </table:table-cell>
          <table:table-cell table:style-name="ce1" office:value-type="float" office:value="3944.1" calcext:value-type="float">
            <text:p>3944.1</text:p>
          </table:table-cell>
          <table:table-cell table:style-name="ce1" office:value-type="float" office:value="3602.6" calcext:value-type="float">
            <text:p>3602.6</text:p>
          </table:table-cell>
        </table:table-row>
        <table:table-row table:style-name="ro1">
          <table:table-cell table:style-name="ce1" office:value-type="string" calcext:value-type="string">
            <text:p>02:14:51</text:p>
          </table:table-cell>
          <table:table-cell table:style-name="ce1" office:value-type="float" office:value="3708.7" calcext:value-type="float">
            <text:p>3708.7</text:p>
          </table:table-cell>
          <table:table-cell table:style-name="ce1" office:value-type="float" office:value="3237.1" calcext:value-type="float">
            <text:p>3237.1</text:p>
          </table:table-cell>
          <table:table-cell table:style-name="ce1" office:value-type="float" office:value="3666.5" calcext:value-type="float">
            <text:p>3666.5</text:p>
          </table:table-cell>
          <table:table-cell table:style-name="ce1" office:value-type="float" office:value="3216" calcext:value-type="float">
            <text:p>3216</text:p>
          </table:table-cell>
        </table:table-row>
        <table:table-row table:style-name="ro1">
          <table:table-cell table:style-name="ce1" office:value-type="string" calcext:value-type="string">
            <text:p>02:15:54</text:p>
          </table:table-cell>
          <table:table-cell table:style-name="ce1" office:value-type="float" office:value="3273.9" calcext:value-type="float">
            <text:p>3273.9</text:p>
          </table:table-cell>
          <table:table-cell table:style-name="ce1" office:value-type="float" office:value="3190.5" calcext:value-type="float">
            <text:p>3190.5</text:p>
          </table:table-cell>
          <table:table-cell table:style-name="ce1" office:value-type="float" office:value="3048.3" calcext:value-type="float">
            <text:p>3048.3</text:p>
          </table:table-cell>
          <table:table-cell table:style-name="ce1" office:value-type="float" office:value="3119.5" calcext:value-type="float">
            <text:p>3119.5</text:p>
          </table:table-cell>
        </table:table-row>
        <table:table-row table:style-name="ro1">
          <table:table-cell table:style-name="ce1" office:value-type="string" calcext:value-type="string">
            <text:p>02:16:56</text:p>
          </table:table-cell>
          <table:table-cell table:style-name="ce1" office:value-type="float" office:value="4653.4" calcext:value-type="float">
            <text:p>4653.4</text:p>
          </table:table-cell>
          <table:table-cell table:style-name="ce1" office:value-type="float" office:value="4559.1" calcext:value-type="float">
            <text:p>4559.1</text:p>
          </table:table-cell>
          <table:table-cell table:style-name="ce1" office:value-type="float" office:value="4579.8" calcext:value-type="float">
            <text:p>4579.8</text:p>
          </table:table-cell>
          <table:table-cell table:style-name="ce1" office:value-type="float" office:value="4691.9" calcext:value-type="float">
            <text:p>4691.9</text:p>
          </table:table-cell>
        </table:table-row>
        <table:table-row table:style-name="ro1">
          <table:table-cell table:style-name="ce1" office:value-type="string" calcext:value-type="string">
            <text:p>02:17:59</text:p>
          </table:table-cell>
          <table:table-cell table:style-name="ce1" office:value-type="float" office:value="3693.5" calcext:value-type="float">
            <text:p>3693.5</text:p>
          </table:table-cell>
          <table:table-cell table:style-name="ce1" office:value-type="float" office:value="3842.7" calcext:value-type="float">
            <text:p>3842.7</text:p>
          </table:table-cell>
          <table:table-cell table:style-name="ce1" office:value-type="float" office:value="3628.6" calcext:value-type="float">
            <text:p>3628.6</text:p>
          </table:table-cell>
          <table:table-cell table:style-name="ce1" office:value-type="float" office:value="3451.9" calcext:value-type="float">
            <text:p>3451.9</text:p>
          </table:table-cell>
        </table:table-row>
        <table:table-row table:style-name="ro1">
          <table:table-cell table:style-name="ce1" office:value-type="string" calcext:value-type="string">
            <text:p>02:19:02</text:p>
          </table:table-cell>
          <table:table-cell table:style-name="ce1" office:value-type="float" office:value="4911.1" calcext:value-type="float">
            <text:p>4911.1</text:p>
          </table:table-cell>
          <table:table-cell table:style-name="ce1" office:value-type="float" office:value="4656.2" calcext:value-type="float">
            <text:p>4656.2</text:p>
          </table:table-cell>
          <table:table-cell table:style-name="ce1" office:value-type="float" office:value="5514.2" calcext:value-type="float">
            <text:p>5514.2</text:p>
          </table:table-cell>
          <table:table-cell table:style-name="ce1" office:value-type="float" office:value="4941.4" calcext:value-type="float">
            <text:p>4941.4</text:p>
          </table:table-cell>
        </table:table-row>
        <table:table-row table:style-name="ro1">
          <table:table-cell table:style-name="ce1" office:value-type="string" calcext:value-type="string">
            <text:p>02:20:05</text:p>
          </table:table-cell>
          <table:table-cell table:style-name="ce1" office:value-type="float" office:value="3860.7" calcext:value-type="float">
            <text:p>3860.7</text:p>
          </table:table-cell>
          <table:table-cell table:style-name="ce1" office:value-type="float" office:value="3547.5" calcext:value-type="float">
            <text:p>3547.5</text:p>
          </table:table-cell>
          <table:table-cell table:style-name="ce1" office:value-type="float" office:value="3795.1" calcext:value-type="float">
            <text:p>3795.1</text:p>
          </table:table-cell>
          <table:table-cell table:style-name="ce1" office:value-type="float" office:value="3398.4" calcext:value-type="float">
            <text:p>3398.4</text:p>
          </table:table-cell>
        </table:table-row>
        <table:table-row table:style-name="ro1">
          <table:table-cell table:style-name="ce1" office:value-type="string" calcext:value-type="string">
            <text:p>02:21:10</text:p>
          </table:table-cell>
          <table:table-cell table:style-name="ce1" office:value-type="float" office:value="3458.4" calcext:value-type="float">
            <text:p>3458.4</text:p>
          </table:table-cell>
          <table:table-cell table:style-name="ce1" office:value-type="float" office:value="3435.4" calcext:value-type="float">
            <text:p>3435.4</text:p>
          </table:table-cell>
          <table:table-cell table:style-name="ce1" office:value-type="float" office:value="3645" calcext:value-type="float">
            <text:p>3645</text:p>
          </table:table-cell>
          <table:table-cell table:style-name="ce1" office:value-type="float" office:value="3362.7" calcext:value-type="float">
            <text:p>3362.7</text:p>
          </table:table-cell>
        </table:table-row>
        <table:table-row table:style-name="ro1">
          <table:table-cell table:style-name="ce1" office:value-type="string" calcext:value-type="string">
            <text:p>02:22:14</text:p>
          </table:table-cell>
          <table:table-cell table:style-name="ce1" office:value-type="float" office:value="3554.8" calcext:value-type="float">
            <text:p>3554.8</text:p>
          </table:table-cell>
          <table:table-cell table:style-name="ce1" office:value-type="float" office:value="3467.3" calcext:value-type="float">
            <text:p>3467.3</text:p>
          </table:table-cell>
          <table:table-cell table:style-name="ce1" office:value-type="float" office:value="4170.4" calcext:value-type="float">
            <text:p>4170.4</text:p>
          </table:table-cell>
          <table:table-cell table:style-name="ce1" office:value-type="float" office:value="4033.2" calcext:value-type="float">
            <text:p>4033.2</text:p>
          </table:table-cell>
        </table:table-row>
        <table:table-row table:style-name="ro1">
          <table:table-cell table:style-name="ce1" office:value-type="string" calcext:value-type="string">
            <text:p>02:23:17</text:p>
          </table:table-cell>
          <table:table-cell table:style-name="ce1" office:value-type="float" office:value="3575.1" calcext:value-type="float">
            <text:p>3575.1</text:p>
          </table:table-cell>
          <table:table-cell table:style-name="ce1" office:value-type="float" office:value="3728.1" calcext:value-type="float">
            <text:p>3728.1</text:p>
          </table:table-cell>
          <table:table-cell table:style-name="ce1" office:value-type="float" office:value="4014.2" calcext:value-type="float">
            <text:p>4014.2</text:p>
          </table:table-cell>
          <table:table-cell table:style-name="ce1" office:value-type="float" office:value="3310.3" calcext:value-type="float">
            <text:p>3310.3</text:p>
          </table:table-cell>
        </table:table-row>
        <table:table-row table:style-name="ro1">
          <table:table-cell table:style-name="ce1" office:value-type="string" calcext:value-type="string">
            <text:p>02:24:20</text:p>
          </table:table-cell>
          <table:table-cell table:style-name="ce1" office:value-type="float" office:value="3517.6" calcext:value-type="float">
            <text:p>3517.6</text:p>
          </table:table-cell>
          <table:table-cell table:style-name="ce1" office:value-type="float" office:value="3364.2" calcext:value-type="float">
            <text:p>3364.2</text:p>
          </table:table-cell>
          <table:table-cell table:style-name="ce1" office:value-type="float" office:value="3536.9" calcext:value-type="float">
            <text:p>3536.9</text:p>
          </table:table-cell>
          <table:table-cell table:style-name="ce1" office:value-type="float" office:value="3102.7" calcext:value-type="float">
            <text:p>3102.7</text:p>
          </table:table-cell>
        </table:table-row>
        <table:table-row table:style-name="ro1">
          <table:table-cell table:style-name="ce1" office:value-type="string" calcext:value-type="string">
            <text:p>02:25:23</text:p>
          </table:table-cell>
          <table:table-cell table:style-name="ce1" office:value-type="float" office:value="4030.4" calcext:value-type="float">
            <text:p>4030.4</text:p>
          </table:table-cell>
          <table:table-cell table:style-name="ce1" office:value-type="float" office:value="4276.8" calcext:value-type="float">
            <text:p>4276.8</text:p>
          </table:table-cell>
          <table:table-cell table:style-name="ce1" office:value-type="float" office:value="4395" calcext:value-type="float">
            <text:p>4395</text:p>
          </table:table-cell>
          <table:table-cell table:style-name="ce1" office:value-type="float" office:value="4040.7" calcext:value-type="float">
            <text:p>4040.7</text:p>
          </table:table-cell>
        </table:table-row>
        <table:table-row table:style-name="ro1">
          <table:table-cell table:style-name="ce1" office:value-type="string" calcext:value-type="string">
            <text:p>02:26:25</text:p>
          </table:table-cell>
          <table:table-cell table:style-name="ce1" office:value-type="float" office:value="4997.2" calcext:value-type="float">
            <text:p>4997.2</text:p>
          </table:table-cell>
          <table:table-cell table:style-name="ce1" office:value-type="float" office:value="4336" calcext:value-type="float">
            <text:p>4336</text:p>
          </table:table-cell>
          <table:table-cell table:style-name="ce1" office:value-type="float" office:value="5068.5" calcext:value-type="float">
            <text:p>5068.5</text:p>
          </table:table-cell>
          <table:table-cell table:style-name="ce1" office:value-type="float" office:value="4288.4" calcext:value-type="float">
            <text:p>4288.4</text:p>
          </table:table-cell>
        </table:table-row>
        <table:table-row table:style-name="ro1">
          <table:table-cell table:style-name="ce1" office:value-type="string" calcext:value-type="string">
            <text:p>02:27:28</text:p>
          </table:table-cell>
          <table:table-cell table:style-name="ce1" office:value-type="float" office:value="3989.6" calcext:value-type="float">
            <text:p>3989.6</text:p>
          </table:table-cell>
          <table:table-cell table:style-name="ce1" office:value-type="float" office:value="3794.2" calcext:value-type="float">
            <text:p>3794.2</text:p>
          </table:table-cell>
          <table:table-cell table:style-name="ce1" office:value-type="float" office:value="4017.5" calcext:value-type="float">
            <text:p>4017.5</text:p>
          </table:table-cell>
          <table:table-cell table:style-name="ce1" office:value-type="float" office:value="3613.4" calcext:value-type="float">
            <text:p>3613.4</text:p>
          </table:table-cell>
        </table:table-row>
        <table:table-row table:style-name="ro1">
          <table:table-cell table:style-name="ce1" office:value-type="string" calcext:value-type="string">
            <text:p>02:28:31</text:p>
          </table:table-cell>
          <table:table-cell table:style-name="ce1" office:value-type="float" office:value="4757.1" calcext:value-type="float">
            <text:p>4757.1</text:p>
          </table:table-cell>
          <table:table-cell table:style-name="ce1" office:value-type="float" office:value="4574.2" calcext:value-type="float">
            <text:p>4574.2</text:p>
          </table:table-cell>
          <table:table-cell table:style-name="ce1" office:value-type="float" office:value="5354.4" calcext:value-type="float">
            <text:p>5354.4</text:p>
          </table:table-cell>
          <table:table-cell table:style-name="ce1" office:value-type="float" office:value="4990.2" calcext:value-type="float">
            <text:p>4990.2</text:p>
          </table:table-cell>
        </table:table-row>
        <table:table-row table:style-name="ro1">
          <table:table-cell table:style-name="ce1" office:value-type="string" calcext:value-type="string">
            <text:p>02:29:34</text:p>
          </table:table-cell>
          <table:table-cell table:style-name="ce1" office:value-type="float" office:value="4068.6" calcext:value-type="float">
            <text:p>4068.6</text:p>
          </table:table-cell>
          <table:table-cell table:style-name="ce1" office:value-type="float" office:value="3916.4" calcext:value-type="float">
            <text:p>3916.4</text:p>
          </table:table-cell>
          <table:table-cell table:style-name="ce1" office:value-type="float" office:value="4100.3" calcext:value-type="float">
            <text:p>4100.3</text:p>
          </table:table-cell>
          <table:table-cell table:style-name="ce1" office:value-type="float" office:value="3609.9" calcext:value-type="float">
            <text:p>3609.9</text:p>
          </table:table-cell>
        </table:table-row>
        <table:table-row table:style-name="ro1">
          <table:table-cell table:style-name="ce1" office:value-type="string" calcext:value-type="string">
            <text:p>02:30:37</text:p>
          </table:table-cell>
          <table:table-cell table:style-name="ce1" office:value-type="float" office:value="3599.2" calcext:value-type="float">
            <text:p>3599.2</text:p>
          </table:table-cell>
          <table:table-cell table:style-name="ce1" office:value-type="float" office:value="3631" calcext:value-type="float">
            <text:p>3631</text:p>
          </table:table-cell>
          <table:table-cell table:style-name="ce1" office:value-type="float" office:value="3969.7" calcext:value-type="float">
            <text:p>3969.7</text:p>
          </table:table-cell>
          <table:table-cell table:style-name="ce1" office:value-type="float" office:value="3783.3" calcext:value-type="float">
            <text:p>3783.3</text:p>
          </table:table-cell>
        </table:table-row>
        <table:table-row table:style-name="ro1">
          <table:table-cell table:style-name="ce1" office:value-type="string" calcext:value-type="string">
            <text:p>02:31:39</text:p>
          </table:table-cell>
          <table:table-cell table:style-name="ce1" office:value-type="float" office:value="3946.7" calcext:value-type="float">
            <text:p>3946.7</text:p>
          </table:table-cell>
          <table:table-cell table:style-name="ce1" office:value-type="float" office:value="4389.6" calcext:value-type="float">
            <text:p>4389.6</text:p>
          </table:table-cell>
          <table:table-cell table:style-name="ce1" office:value-type="float" office:value="3824.9" calcext:value-type="float">
            <text:p>3824.9</text:p>
          </table:table-cell>
          <table:table-cell table:style-name="ce1" office:value-type="float" office:value="3599.4" calcext:value-type="float">
            <text:p>3599.4</text:p>
          </table:table-cell>
        </table:table-row>
        <table:table-row table:style-name="ro1">
          <table:table-cell table:style-name="ce1" office:value-type="string" calcext:value-type="string">
            <text:p>02:32:42</text:p>
          </table:table-cell>
          <table:table-cell table:style-name="ce1" office:value-type="float" office:value="4595.3" calcext:value-type="float">
            <text:p>4595.3</text:p>
          </table:table-cell>
          <table:table-cell table:style-name="ce1" office:value-type="float" office:value="4893.3" calcext:value-type="float">
            <text:p>4893.3</text:p>
          </table:table-cell>
          <table:table-cell table:style-name="ce1" office:value-type="float" office:value="4780.9" calcext:value-type="float">
            <text:p>4780.9</text:p>
          </table:table-cell>
          <table:table-cell table:style-name="ce1" office:value-type="float" office:value="4931.9" calcext:value-type="float">
            <text:p>4931.9</text:p>
          </table:table-cell>
        </table:table-row>
        <table:table-row table:style-name="ro1">
          <table:table-cell table:style-name="ce1" office:value-type="string" calcext:value-type="string">
            <text:p>02:33:45</text:p>
          </table:table-cell>
          <table:table-cell table:style-name="ce1" office:value-type="float" office:value="3588.1" calcext:value-type="float">
            <text:p>3588.1</text:p>
          </table:table-cell>
          <table:table-cell table:style-name="ce1" office:value-type="float" office:value="3356.6" calcext:value-type="float">
            <text:p>3356.6</text:p>
          </table:table-cell>
          <table:table-cell table:style-name="ce1" office:value-type="float" office:value="3375.8" calcext:value-type="float">
            <text:p>3375.8</text:p>
          </table:table-cell>
          <table:table-cell table:style-name="ce1" office:value-type="float" office:value="3255.2" calcext:value-type="float">
            <text:p>3255.2</text:p>
          </table:table-cell>
        </table:table-row>
        <table:table-row table:style-name="ro1">
          <table:table-cell table:style-name="ce1" office:value-type="string" calcext:value-type="string">
            <text:p>02:34:48</text:p>
          </table:table-cell>
          <table:table-cell table:style-name="ce1" office:value-type="float" office:value="5187.7" calcext:value-type="float">
            <text:p>5187.7</text:p>
          </table:table-cell>
          <table:table-cell table:style-name="ce1" office:value-type="float" office:value="4729.7" calcext:value-type="float">
            <text:p>4729.7</text:p>
          </table:table-cell>
          <table:table-cell table:style-name="ce1" office:value-type="float" office:value="4904.7" calcext:value-type="float">
            <text:p>4904.7</text:p>
          </table:table-cell>
          <table:table-cell table:style-name="ce1" office:value-type="float" office:value="4905.6" calcext:value-type="float">
            <text:p>4905.6</text:p>
          </table:table-cell>
        </table:table-row>
        <table:table-row table:style-name="ro1">
          <table:table-cell table:style-name="ce1" office:value-type="string" calcext:value-type="string">
            <text:p>02:35:50</text:p>
          </table:table-cell>
          <table:table-cell table:style-name="ce1" office:value-type="float" office:value="3624.3" calcext:value-type="float">
            <text:p>3624.3</text:p>
          </table:table-cell>
          <table:table-cell table:style-name="ce1" office:value-type="float" office:value="3466.3" calcext:value-type="float">
            <text:p>3466.3</text:p>
          </table:table-cell>
          <table:table-cell table:style-name="ce1" office:value-type="float" office:value="3567.1" calcext:value-type="float">
            <text:p>3567.1</text:p>
          </table:table-cell>
          <table:table-cell table:style-name="ce1" office:value-type="float" office:value="3250.6" calcext:value-type="float">
            <text:p>3250.6</text:p>
          </table:table-cell>
        </table:table-row>
        <table:table-row table:style-name="ro1">
          <table:table-cell table:style-name="ce1" office:value-type="string" calcext:value-type="string">
            <text:p>02:36:54</text:p>
          </table:table-cell>
          <table:table-cell table:style-name="ce1" office:value-type="float" office:value="3982.9" calcext:value-type="float">
            <text:p>3982.9</text:p>
          </table:table-cell>
          <table:table-cell table:style-name="ce1" office:value-type="float" office:value="4587.3" calcext:value-type="float">
            <text:p>4587.3</text:p>
          </table:table-cell>
          <table:table-cell table:style-name="ce1" office:value-type="float" office:value="4335.4" calcext:value-type="float">
            <text:p>4335.4</text:p>
          </table:table-cell>
          <table:table-cell table:style-name="ce1" office:value-type="float" office:value="4024.7" calcext:value-type="float">
            <text:p>4024.7</text:p>
          </table:table-cell>
        </table:table-row>
        <table:table-row table:style-name="ro1">
          <table:table-cell table:style-name="ce1" office:value-type="string" calcext:value-type="string">
            <text:p>02:37:57</text:p>
          </table:table-cell>
          <table:table-cell table:style-name="ce1" office:value-type="float" office:value="3330.2" calcext:value-type="float">
            <text:p>3330.2</text:p>
          </table:table-cell>
          <table:table-cell table:style-name="ce1" office:value-type="float" office:value="3871" calcext:value-type="float">
            <text:p>3871</text:p>
          </table:table-cell>
          <table:table-cell table:style-name="ce1" office:value-type="float" office:value="3590.7" calcext:value-type="float">
            <text:p>3590.7</text:p>
          </table:table-cell>
          <table:table-cell table:style-name="ce1" office:value-type="float" office:value="3549.2" calcext:value-type="float">
            <text:p>3549.2</text:p>
          </table:table-cell>
        </table:table-row>
        <table:table-row table:style-name="ro1">
          <table:table-cell table:style-name="ce1" office:value-type="string" calcext:value-type="string">
            <text:p>02:39:00</text:p>
          </table:table-cell>
          <table:table-cell table:style-name="ce1" office:value-type="float" office:value="4756.5" calcext:value-type="float">
            <text:p>4756.5</text:p>
          </table:table-cell>
          <table:table-cell table:style-name="ce1" office:value-type="float" office:value="4546" calcext:value-type="float">
            <text:p>4546</text:p>
          </table:table-cell>
          <table:table-cell table:style-name="ce1" office:value-type="float" office:value="5143.7" calcext:value-type="float">
            <text:p>5143.7</text:p>
          </table:table-cell>
          <table:table-cell table:style-name="ce1" office:value-type="float" office:value="4700.4" calcext:value-type="float">
            <text:p>4700.4</text:p>
          </table:table-cell>
        </table:table-row>
        <table:table-row table:style-name="ro1">
          <table:table-cell table:style-name="ce1" office:value-type="string" calcext:value-type="string">
            <text:p>02:40:03</text:p>
          </table:table-cell>
          <table:table-cell table:style-name="ce1" office:value-type="float" office:value="3317.2" calcext:value-type="float">
            <text:p>3317.2</text:p>
          </table:table-cell>
          <table:table-cell table:style-name="ce1" office:value-type="float" office:value="3208.4" calcext:value-type="float">
            <text:p>3208.4</text:p>
          </table:table-cell>
          <table:table-cell table:style-name="ce1" office:value-type="float" office:value="3191.3" calcext:value-type="float">
            <text:p>3191.3</text:p>
          </table:table-cell>
          <table:table-cell table:style-name="ce1" office:value-type="float" office:value="2903.7" calcext:value-type="float">
            <text:p>2903.7</text:p>
          </table:table-cell>
        </table:table-row>
        <table:table-row table:style-name="ro1">
          <table:table-cell table:style-name="ce1" office:value-type="string" calcext:value-type="string">
            <text:p>02:41:06</text:p>
          </table:table-cell>
          <table:table-cell table:style-name="ce1" office:value-type="float" office:value="4991.7" calcext:value-type="float">
            <text:p>4991.7</text:p>
          </table:table-cell>
          <table:table-cell table:style-name="ce1" office:value-type="float" office:value="4999.8" calcext:value-type="float">
            <text:p>4999.8</text:p>
          </table:table-cell>
          <table:table-cell table:style-name="ce1" office:value-type="float" office:value="5347.7" calcext:value-type="float">
            <text:p>5347.7</text:p>
          </table:table-cell>
          <table:table-cell table:style-name="ce1" office:value-type="float" office:value="5095.7" calcext:value-type="float">
            <text:p>5095.7</text:p>
          </table:table-cell>
        </table:table-row>
        <table:table-row table:style-name="ro1">
          <table:table-cell table:style-name="ce1" office:value-type="string" calcext:value-type="string">
            <text:p>02:42:08</text:p>
          </table:table-cell>
          <table:table-cell table:style-name="ce1" office:value-type="float" office:value="3137.9" calcext:value-type="float">
            <text:p>3137.9</text:p>
          </table:table-cell>
          <table:table-cell table:style-name="ce1" office:value-type="float" office:value="3118.9" calcext:value-type="float">
            <text:p>3118.9</text:p>
          </table:table-cell>
          <table:table-cell table:style-name="ce1" office:value-type="float" office:value="3286.8" calcext:value-type="float">
            <text:p>3286.8</text:p>
          </table:table-cell>
          <table:table-cell table:style-name="ce1" office:value-type="float" office:value="2934.5" calcext:value-type="float">
            <text:p>2934.5</text:p>
          </table:table-cell>
        </table:table-row>
        <table:table-row table:style-name="ro1">
          <table:table-cell table:style-name="ce1" office:value-type="string" calcext:value-type="string">
            <text:p>02:43:11</text:p>
          </table:table-cell>
          <table:table-cell table:style-name="ce1" office:value-type="float" office:value="4328.9" calcext:value-type="float">
            <text:p>4328.9</text:p>
          </table:table-cell>
          <table:table-cell table:style-name="ce1" office:value-type="float" office:value="4056.5" calcext:value-type="float">
            <text:p>4056.5</text:p>
          </table:table-cell>
          <table:table-cell table:style-name="ce1" office:value-type="float" office:value="4312.1" calcext:value-type="float">
            <text:p>4312.1</text:p>
          </table:table-cell>
          <table:table-cell table:style-name="ce1" office:value-type="float" office:value="3937.1" calcext:value-type="float">
            <text:p>3937.1</text:p>
          </table:table-cell>
        </table:table-row>
        <table:table-row table:style-name="ro1">
          <table:table-cell table:style-name="ce1" office:value-type="string" calcext:value-type="string">
            <text:p>02:44:14</text:p>
          </table:table-cell>
          <table:table-cell table:style-name="ce1" office:value-type="float" office:value="3616.9" calcext:value-type="float">
            <text:p>3616.9</text:p>
          </table:table-cell>
          <table:table-cell table:style-name="ce1" office:value-type="float" office:value="3397.6" calcext:value-type="float">
            <text:p>3397.6</text:p>
          </table:table-cell>
          <table:table-cell table:style-name="ce1" office:value-type="float" office:value="3728.7" calcext:value-type="float">
            <text:p>3728.7</text:p>
          </table:table-cell>
          <table:table-cell table:style-name="ce1" office:value-type="float" office:value="3263.8" calcext:value-type="float">
            <text:p>3263.8</text:p>
          </table:table-cell>
        </table:table-row>
        <table:table-row table:style-name="ro1">
          <table:table-cell table:style-name="ce1" office:value-type="string" calcext:value-type="string">
            <text:p>02:45:17</text:p>
          </table:table-cell>
          <table:table-cell table:style-name="ce1" office:value-type="float" office:value="3033.5" calcext:value-type="float">
            <text:p>3033.5</text:p>
          </table:table-cell>
          <table:table-cell table:style-name="ce1" office:value-type="float" office:value="3574.4" calcext:value-type="float">
            <text:p>3574.4</text:p>
          </table:table-cell>
          <table:table-cell table:style-name="ce1" office:value-type="float" office:value="3305.9" calcext:value-type="float">
            <text:p>3305.9</text:p>
          </table:table-cell>
          <table:table-cell table:style-name="ce1" office:value-type="float" office:value="3092.6" calcext:value-type="float">
            <text:p>3092.6</text:p>
          </table:table-cell>
        </table:table-row>
        <table:table-row table:style-name="ro1">
          <table:table-cell table:style-name="ce1" office:value-type="string" calcext:value-type="string">
            <text:p>02:46:19</text:p>
          </table:table-cell>
          <table:table-cell table:style-name="ce1" office:value-type="float" office:value="3631.7" calcext:value-type="float">
            <text:p>3631.7</text:p>
          </table:table-cell>
          <table:table-cell table:style-name="ce1" office:value-type="float" office:value="3349.9" calcext:value-type="float">
            <text:p>3349.9</text:p>
          </table:table-cell>
          <table:table-cell table:style-name="ce1" office:value-type="float" office:value="3534.6" calcext:value-type="float">
            <text:p>3534.6</text:p>
          </table:table-cell>
          <table:table-cell table:style-name="ce1" office:value-type="float" office:value="3425.5" calcext:value-type="float">
            <text:p>3425.5</text:p>
          </table:table-cell>
        </table:table-row>
        <table:table-row table:style-name="ro1">
          <table:table-cell table:style-name="ce1" office:value-type="string" calcext:value-type="string">
            <text:p>02:47:22</text:p>
          </table:table-cell>
          <table:table-cell table:style-name="ce1" office:value-type="float" office:value="3785.5" calcext:value-type="float">
            <text:p>3785.5</text:p>
          </table:table-cell>
          <table:table-cell table:style-name="ce1" office:value-type="float" office:value="3846" calcext:value-type="float">
            <text:p>3846</text:p>
          </table:table-cell>
          <table:table-cell table:style-name="ce1" office:value-type="float" office:value="3944.2" calcext:value-type="float">
            <text:p>3944.2</text:p>
          </table:table-cell>
          <table:table-cell table:style-name="ce1" office:value-type="float" office:value="3695" calcext:value-type="float">
            <text:p>3695</text:p>
          </table:table-cell>
        </table:table-row>
        <table:table-row table:style-name="ro1">
          <table:table-cell table:style-name="ce1" office:value-type="string" calcext:value-type="string">
            <text:p>02:48:25</text:p>
          </table:table-cell>
          <table:table-cell table:style-name="ce1" office:value-type="float" office:value="3800.7" calcext:value-type="float">
            <text:p>3800.7</text:p>
          </table:table-cell>
          <table:table-cell table:style-name="ce1" office:value-type="float" office:value="3256" calcext:value-type="float">
            <text:p>3256</text:p>
          </table:table-cell>
          <table:table-cell table:style-name="ce1" office:value-type="float" office:value="3555.9" calcext:value-type="float">
            <text:p>3555.9</text:p>
          </table:table-cell>
          <table:table-cell table:style-name="ce1" office:value-type="float" office:value="3810.9" calcext:value-type="float">
            <text:p>3810.9</text:p>
          </table:table-cell>
        </table:table-row>
        <table:table-row table:style-name="ro1">
          <table:table-cell table:style-name="ce1" office:value-type="string" calcext:value-type="string">
            <text:p>02:49:28</text:p>
          </table:table-cell>
          <table:table-cell table:style-name="ce1" office:value-type="float" office:value="4670.8" calcext:value-type="float">
            <text:p>4670.8</text:p>
          </table:table-cell>
          <table:table-cell table:style-name="ce1" office:value-type="float" office:value="4357.3" calcext:value-type="float">
            <text:p>4357.3</text:p>
          </table:table-cell>
          <table:table-cell table:style-name="ce1" office:value-type="float" office:value="4541.7" calcext:value-type="float">
            <text:p>4541.7</text:p>
          </table:table-cell>
          <table:table-cell table:style-name="ce1" office:value-type="float" office:value="4480.4" calcext:value-type="float">
            <text:p>4480.4</text:p>
          </table:table-cell>
        </table:table-row>
        <table:table-row table:style-name="ro1">
          <table:table-cell table:style-name="ce1" office:value-type="string" calcext:value-type="string">
            <text:p>02:50:30</text:p>
          </table:table-cell>
          <table:table-cell table:style-name="ce1" office:value-type="float" office:value="3106" calcext:value-type="float">
            <text:p>3106</text:p>
          </table:table-cell>
          <table:table-cell table:style-name="ce1" office:value-type="float" office:value="3372.2" calcext:value-type="float">
            <text:p>3372.2</text:p>
          </table:table-cell>
          <table:table-cell table:style-name="ce1" office:value-type="float" office:value="3609.1" calcext:value-type="float">
            <text:p>3609.1</text:p>
          </table:table-cell>
          <table:table-cell table:style-name="ce1" office:value-type="float" office:value="3437.9" calcext:value-type="float">
            <text:p>3437.9</text:p>
          </table:table-cell>
        </table:table-row>
        <table:table-row table:style-name="ro1">
          <table:table-cell table:style-name="ce1" office:value-type="string" calcext:value-type="string">
            <text:p>02:51:35</text:p>
          </table:table-cell>
          <table:table-cell table:style-name="ce1" office:value-type="float" office:value="3195.3" calcext:value-type="float">
            <text:p>3195.3</text:p>
          </table:table-cell>
          <table:table-cell table:style-name="ce1" office:value-type="float" office:value="3240.8" calcext:value-type="float">
            <text:p>3240.8</text:p>
          </table:table-cell>
          <table:table-cell table:style-name="ce1" office:value-type="float" office:value="3464.1" calcext:value-type="float">
            <text:p>3464.1</text:p>
          </table:table-cell>
          <table:table-cell table:style-name="ce1" office:value-type="float" office:value="3272.9" calcext:value-type="float">
            <text:p>3272.9</text:p>
          </table:table-cell>
        </table:table-row>
        <table:table-row table:style-name="ro1">
          <table:table-cell table:style-name="ce1" office:value-type="string" calcext:value-type="string">
            <text:p>02:52:39</text:p>
          </table:table-cell>
          <table:table-cell table:style-name="ce1" office:value-type="float" office:value="4741.7" calcext:value-type="float">
            <text:p>4741.7</text:p>
          </table:table-cell>
          <table:table-cell table:style-name="ce1" office:value-type="float" office:value="4510.9" calcext:value-type="float">
            <text:p>4510.9</text:p>
          </table:table-cell>
          <table:table-cell table:style-name="ce1" office:value-type="float" office:value="4802" calcext:value-type="float">
            <text:p>4802</text:p>
          </table:table-cell>
          <table:table-cell table:style-name="ce1" office:value-type="float" office:value="4939.2" calcext:value-type="float">
            <text:p>4939.2</text:p>
          </table:table-cell>
        </table:table-row>
        <table:table-row table:style-name="ro1">
          <table:table-cell table:style-name="ce1" office:value-type="string" calcext:value-type="string">
            <text:p>02:53:41</text:p>
          </table:table-cell>
          <table:table-cell table:style-name="ce1" office:value-type="float" office:value="3719.9" calcext:value-type="float">
            <text:p>3719.9</text:p>
          </table:table-cell>
          <table:table-cell table:style-name="ce1" office:value-type="float" office:value="3345.2" calcext:value-type="float">
            <text:p>3345.2</text:p>
          </table:table-cell>
          <table:table-cell table:style-name="ce1" office:value-type="float" office:value="3541.4" calcext:value-type="float">
            <text:p>3541.4</text:p>
          </table:table-cell>
          <table:table-cell table:style-name="ce1" office:value-type="float" office:value="3092.4" calcext:value-type="float">
            <text:p>3092.4</text:p>
          </table:table-cell>
        </table:table-row>
        <table:table-row table:style-name="ro1">
          <table:table-cell table:style-name="ce1" office:value-type="string" calcext:value-type="string">
            <text:p>02:54:44</text:p>
          </table:table-cell>
          <table:table-cell table:style-name="ce1" office:value-type="float" office:value="3613.4" calcext:value-type="float">
            <text:p>3613.4</text:p>
          </table:table-cell>
          <table:table-cell table:style-name="ce1" office:value-type="float" office:value="3479.3" calcext:value-type="float">
            <text:p>3479.3</text:p>
          </table:table-cell>
          <table:table-cell table:style-name="ce1" office:value-type="float" office:value="3851" calcext:value-type="float">
            <text:p>3851</text:p>
          </table:table-cell>
          <table:table-cell table:style-name="ce1" office:value-type="float" office:value="3515.6" calcext:value-type="float">
            <text:p>3515.6</text:p>
          </table:table-cell>
        </table:table-row>
        <table:table-row table:style-name="ro1">
          <table:table-cell table:style-name="ce1" office:value-type="string" calcext:value-type="string">
            <text:p>02:55:47</text:p>
          </table:table-cell>
          <table:table-cell table:style-name="ce1" office:value-type="float" office:value="3964.8" calcext:value-type="float">
            <text:p>3964.8</text:p>
          </table:table-cell>
          <table:table-cell table:style-name="ce1" office:value-type="float" office:value="3903.7" calcext:value-type="float">
            <text:p>3903.7</text:p>
          </table:table-cell>
          <table:table-cell table:style-name="ce1" office:value-type="float" office:value="4179.7" calcext:value-type="float">
            <text:p>4179.7</text:p>
          </table:table-cell>
          <table:table-cell table:style-name="ce1" office:value-type="float" office:value="3797.2" calcext:value-type="float">
            <text:p>3797.2</text:p>
          </table:table-cell>
        </table:table-row>
        <table:table-row table:style-name="ro1">
          <table:table-cell table:style-name="ce1" office:value-type="string" calcext:value-type="string">
            <text:p>02:56:50</text:p>
          </table:table-cell>
          <table:table-cell table:style-name="ce1" office:value-type="float" office:value="3548.1" calcext:value-type="float">
            <text:p>3548.1</text:p>
          </table:table-cell>
          <table:table-cell table:style-name="ce1" office:value-type="float" office:value="3539.4" calcext:value-type="float">
            <text:p>3539.4</text:p>
          </table:table-cell>
          <table:table-cell table:style-name="ce1" office:value-type="float" office:value="3564.9" calcext:value-type="float">
            <text:p>3564.9</text:p>
          </table:table-cell>
          <table:table-cell table:style-name="ce1" office:value-type="float" office:value="3755.3" calcext:value-type="float">
            <text:p>3755.3</text:p>
          </table:table-cell>
        </table:table-row>
        <table:table-row table:style-name="ro1">
          <table:table-cell table:style-name="ce1" office:value-type="string" calcext:value-type="string">
            <text:p>02:57:53</text:p>
          </table:table-cell>
          <table:table-cell table:style-name="ce1" office:value-type="float" office:value="4214.3" calcext:value-type="float">
            <text:p>4214.3</text:p>
          </table:table-cell>
          <table:table-cell table:style-name="ce1" office:value-type="float" office:value="4224.4" calcext:value-type="float">
            <text:p>4224.4</text:p>
          </table:table-cell>
          <table:table-cell table:style-name="ce1" office:value-type="float" office:value="5038.4" calcext:value-type="float">
            <text:p>5038.4</text:p>
          </table:table-cell>
          <table:table-cell table:style-name="ce1" office:value-type="float" office:value="5291.6" calcext:value-type="float">
            <text:p>5291.6</text:p>
          </table:table-cell>
        </table:table-row>
        <table:table-row table:style-name="ro1">
          <table:table-cell table:style-name="ce1" office:value-type="string" calcext:value-type="string">
            <text:p>02:58:55</text:p>
          </table:table-cell>
          <table:table-cell table:style-name="ce1" office:value-type="float" office:value="4918.7" calcext:value-type="float">
            <text:p>4918.7</text:p>
          </table:table-cell>
          <table:table-cell table:style-name="ce1" office:value-type="float" office:value="4632.4" calcext:value-type="float">
            <text:p>4632.4</text:p>
          </table:table-cell>
          <table:table-cell table:style-name="ce1" office:value-type="float" office:value="4549.1" calcext:value-type="float">
            <text:p>4549.1</text:p>
          </table:table-cell>
          <table:table-cell table:style-name="ce1" office:value-type="float" office:value="4811.6" calcext:value-type="float">
            <text:p>4811.6</text:p>
          </table:table-cell>
        </table:table-row>
        <table:table-row table:style-name="ro1">
          <table:table-cell table:style-name="ce1" office:value-type="string" calcext:value-type="string">
            <text:p>02:59:58</text:p>
          </table:table-cell>
          <table:table-cell table:style-name="ce1" office:value-type="float" office:value="4395" calcext:value-type="float">
            <text:p>4395</text:p>
          </table:table-cell>
          <table:table-cell table:style-name="ce1" office:value-type="float" office:value="4623.8" calcext:value-type="float">
            <text:p>4623.8</text:p>
          </table:table-cell>
          <table:table-cell table:style-name="ce1" office:value-type="float" office:value="4288.7" calcext:value-type="float">
            <text:p>4288.7</text:p>
          </table:table-cell>
          <table:table-cell table:style-name="ce1" office:value-type="float" office:value="4359.4" calcext:value-type="float">
            <text:p>4359.4</text:p>
          </table:table-cell>
        </table:table-row>
        <table:table-row table:style-name="ro1">
          <table:table-cell table:style-name="ce1" office:value-type="string" calcext:value-type="string">
            <text:p>03:01:01</text:p>
          </table:table-cell>
          <table:table-cell table:style-name="ce1" office:value-type="float" office:value="3904" calcext:value-type="float">
            <text:p>3904</text:p>
          </table:table-cell>
          <table:table-cell table:style-name="ce1" office:value-type="float" office:value="4087" calcext:value-type="float">
            <text:p>4087</text:p>
          </table:table-cell>
          <table:table-cell table:style-name="ce1" office:value-type="float" office:value="3868" calcext:value-type="float">
            <text:p>3868</text:p>
          </table:table-cell>
          <table:table-cell table:style-name="ce1" office:value-type="float" office:value="4016.6" calcext:value-type="float">
            <text:p>4016.6</text:p>
          </table:table-cell>
        </table:table-row>
        <table:table-row table:style-name="ro1">
          <table:table-cell table:style-name="ce1" office:value-type="string" calcext:value-type="string">
            <text:p>03:02:04</text:p>
          </table:table-cell>
          <table:table-cell table:style-name="ce1" office:value-type="float" office:value="3337.5" calcext:value-type="float">
            <text:p>3337.5</text:p>
          </table:table-cell>
          <table:table-cell table:style-name="ce1" office:value-type="float" office:value="3396.8" calcext:value-type="float">
            <text:p>3396.8</text:p>
          </table:table-cell>
          <table:table-cell table:style-name="ce1" office:value-type="float" office:value="3204.2" calcext:value-type="float">
            <text:p>3204.2</text:p>
          </table:table-cell>
          <table:table-cell table:style-name="ce1" office:value-type="float" office:value="3493.8" calcext:value-type="float">
            <text:p>3493.8</text:p>
          </table:table-cell>
        </table:table-row>
        <table:table-row table:style-name="ro1">
          <table:table-cell table:style-name="ce1" office:value-type="string" calcext:value-type="string">
            <text:p>03:03:07</text:p>
          </table:table-cell>
          <table:table-cell table:style-name="ce1" office:value-type="float" office:value="3620.3" calcext:value-type="float">
            <text:p>3620.3</text:p>
          </table:table-cell>
          <table:table-cell table:style-name="ce1" office:value-type="float" office:value="3503.8" calcext:value-type="float">
            <text:p>3503.8</text:p>
          </table:table-cell>
          <table:table-cell table:style-name="ce1" office:value-type="float" office:value="3720.8" calcext:value-type="float">
            <text:p>3720.8</text:p>
          </table:table-cell>
          <table:table-cell table:style-name="ce1" office:value-type="float" office:value="3279.1" calcext:value-type="float">
            <text:p>3279.1</text:p>
          </table:table-cell>
        </table:table-row>
        <table:table-row table:style-name="ro1">
          <table:table-cell table:style-name="ce1" office:value-type="string" calcext:value-type="string">
            <text:p>03:04:09</text:p>
          </table:table-cell>
          <table:table-cell table:style-name="ce1" office:value-type="float" office:value="4637.5" calcext:value-type="float">
            <text:p>4637.5</text:p>
          </table:table-cell>
          <table:table-cell table:style-name="ce1" office:value-type="float" office:value="4284.5" calcext:value-type="float">
            <text:p>4284.5</text:p>
          </table:table-cell>
          <table:table-cell table:style-name="ce1" office:value-type="float" office:value="4702.5" calcext:value-type="float">
            <text:p>4702.5</text:p>
          </table:table-cell>
          <table:table-cell table:style-name="ce1" office:value-type="float" office:value="4457.1" calcext:value-type="float">
            <text:p>4457.1</text:p>
          </table:table-cell>
        </table:table-row>
        <table:table-row table:style-name="ro1">
          <table:table-cell table:style-name="ce1" office:value-type="string" calcext:value-type="string">
            <text:p>03:05:12</text:p>
          </table:table-cell>
          <table:table-cell table:style-name="ce1" office:value-type="float" office:value="3625.3" calcext:value-type="float">
            <text:p>3625.3</text:p>
          </table:table-cell>
          <table:table-cell table:style-name="ce1" office:value-type="float" office:value="3653.6" calcext:value-type="float">
            <text:p>3653.6</text:p>
          </table:table-cell>
          <table:table-cell table:style-name="ce1" office:value-type="float" office:value="4594.4" calcext:value-type="float">
            <text:p>4594.4</text:p>
          </table:table-cell>
          <table:table-cell table:style-name="ce1" office:value-type="float" office:value="4631.6" calcext:value-type="float">
            <text:p>4631.6</text:p>
          </table:table-cell>
        </table:table-row>
        <table:table-row table:style-name="ro1">
          <table:table-cell table:style-name="ce1" office:value-type="string" calcext:value-type="string">
            <text:p>03:06:17</text:p>
          </table:table-cell>
          <table:table-cell table:style-name="ce1" office:value-type="float" office:value="3579.8" calcext:value-type="float">
            <text:p>3579.8</text:p>
          </table:table-cell>
          <table:table-cell table:style-name="ce1" office:value-type="float" office:value="3708.3" calcext:value-type="float">
            <text:p>3708.3</text:p>
          </table:table-cell>
          <table:table-cell table:style-name="ce1" office:value-type="float" office:value="3708.5" calcext:value-type="float">
            <text:p>3708.5</text:p>
          </table:table-cell>
          <table:table-cell table:style-name="ce1" office:value-type="float" office:value="3563.9" calcext:value-type="float">
            <text:p>3563.9</text:p>
          </table:table-cell>
        </table:table-row>
        <table:table-row table:style-name="ro1">
          <table:table-cell table:style-name="ce1" office:value-type="string" calcext:value-type="string">
            <text:p>03:07:20</text:p>
          </table:table-cell>
          <table:table-cell table:style-name="ce1" office:value-type="float" office:value="3377.5" calcext:value-type="float">
            <text:p>3377.5</text:p>
          </table:table-cell>
          <table:table-cell table:style-name="ce1" office:value-type="float" office:value="3455.8" calcext:value-type="float">
            <text:p>3455.8</text:p>
          </table:table-cell>
          <table:table-cell table:style-name="ce1" office:value-type="float" office:value="3596.9" calcext:value-type="float">
            <text:p>3596.9</text:p>
          </table:table-cell>
          <table:table-cell table:style-name="ce1" office:value-type="float" office:value="3305.5" calcext:value-type="float">
            <text:p>3305.5</text:p>
          </table:table-cell>
        </table:table-row>
        <table:table-row table:style-name="ro1">
          <table:table-cell table:style-name="ce1" office:value-type="string" calcext:value-type="string">
            <text:p>03:08:23</text:p>
          </table:table-cell>
          <table:table-cell table:style-name="ce1" office:value-type="float" office:value="3470.7" calcext:value-type="float">
            <text:p>3470.7</text:p>
          </table:table-cell>
          <table:table-cell table:style-name="ce1" office:value-type="float" office:value="3488.3" calcext:value-type="float">
            <text:p>3488.3</text:p>
          </table:table-cell>
          <table:table-cell table:style-name="ce1" office:value-type="float" office:value="3404" calcext:value-type="float">
            <text:p>3404</text:p>
          </table:table-cell>
          <table:table-cell table:style-name="ce1" office:value-type="float" office:value="3283" calcext:value-type="float">
            <text:p>3283</text:p>
          </table:table-cell>
        </table:table-row>
        <table:table-row table:style-name="ro1">
          <table:table-cell table:style-name="ce1" office:value-type="string" calcext:value-type="string">
            <text:p>03:09:26</text:p>
          </table:table-cell>
          <table:table-cell table:style-name="ce1" office:value-type="float" office:value="4498.4" calcext:value-type="float">
            <text:p>4498.4</text:p>
          </table:table-cell>
          <table:table-cell table:style-name="ce1" office:value-type="float" office:value="4459.8" calcext:value-type="float">
            <text:p>4459.8</text:p>
          </table:table-cell>
          <table:table-cell table:style-name="ce1" office:value-type="float" office:value="4532.7" calcext:value-type="float">
            <text:p>4532.7</text:p>
          </table:table-cell>
          <table:table-cell table:style-name="ce1" office:value-type="float" office:value="4656.8" calcext:value-type="float">
            <text:p>4656.8</text:p>
          </table:table-cell>
        </table:table-row>
        <table:table-row table:style-name="ro1">
          <table:table-cell table:style-name="ce1" office:value-type="string" calcext:value-type="string">
            <text:p>03:10:28</text:p>
          </table:table-cell>
          <table:table-cell table:style-name="ce1" office:value-type="float" office:value="4895.3" calcext:value-type="float">
            <text:p>4895.3</text:p>
          </table:table-cell>
          <table:table-cell table:style-name="ce1" office:value-type="float" office:value="4630" calcext:value-type="float">
            <text:p>4630</text:p>
          </table:table-cell>
          <table:table-cell table:style-name="ce1" office:value-type="float" office:value="5248.6" calcext:value-type="float">
            <text:p>5248.6</text:p>
          </table:table-cell>
          <table:table-cell table:style-name="ce1" office:value-type="float" office:value="4536.3" calcext:value-type="float">
            <text:p>4536.3</text:p>
          </table:table-cell>
        </table:table-row>
        <table:table-row table:style-name="ro1">
          <table:table-cell table:style-name="ce1" office:value-type="string" calcext:value-type="string">
            <text:p>03:11:31</text:p>
          </table:table-cell>
          <table:table-cell table:style-name="ce1" office:value-type="float" office:value="4267.3" calcext:value-type="float">
            <text:p>4267.3</text:p>
          </table:table-cell>
          <table:table-cell table:style-name="ce1" office:value-type="float" office:value="4048.4" calcext:value-type="float">
            <text:p>4048.4</text:p>
          </table:table-cell>
          <table:table-cell table:style-name="ce1" office:value-type="float" office:value="3703.3" calcext:value-type="float">
            <text:p>3703.3</text:p>
          </table:table-cell>
          <table:table-cell table:style-name="ce1" office:value-type="float" office:value="3561.7" calcext:value-type="float">
            <text:p>3561.7</text:p>
          </table:table-cell>
        </table:table-row>
        <table:table-row table:style-name="ro1">
          <table:table-cell table:style-name="ce1" office:value-type="string" calcext:value-type="string">
            <text:p>03:12:34</text:p>
          </table:table-cell>
          <table:table-cell table:style-name="ce1" office:value-type="float" office:value="3206.3" calcext:value-type="float">
            <text:p>3206.3</text:p>
          </table:table-cell>
          <table:table-cell table:style-name="ce1" office:value-type="float" office:value="3188.1" calcext:value-type="float">
            <text:p>3188.1</text:p>
          </table:table-cell>
          <table:table-cell table:style-name="ce1" office:value-type="float" office:value="3473.6" calcext:value-type="float">
            <text:p>3473.6</text:p>
          </table:table-cell>
          <table:table-cell table:style-name="ce1" office:value-type="float" office:value="3057.6" calcext:value-type="float">
            <text:p>3057.6</text:p>
          </table:table-cell>
        </table:table-row>
        <table:table-row table:style-name="ro1">
          <table:table-cell table:style-name="ce1" office:value-type="string" calcext:value-type="string">
            <text:p>03:13:37</text:p>
          </table:table-cell>
          <table:table-cell table:style-name="ce1" office:value-type="float" office:value="3730.5" calcext:value-type="float">
            <text:p>3730.5</text:p>
          </table:table-cell>
          <table:table-cell table:style-name="ce1" office:value-type="float" office:value="3321.5" calcext:value-type="float">
            <text:p>3321.5</text:p>
          </table:table-cell>
          <table:table-cell table:style-name="ce1" office:value-type="float" office:value="3718.9" calcext:value-type="float">
            <text:p>3718.9</text:p>
          </table:table-cell>
          <table:table-cell table:style-name="ce1" office:value-type="float" office:value="3085.1" calcext:value-type="float">
            <text:p>3085.1</text:p>
          </table:table-cell>
        </table:table-row>
        <table:table-row table:style-name="ro1">
          <table:table-cell table:style-name="ce1" office:value-type="string" calcext:value-type="string">
            <text:p>03:14:40</text:p>
          </table:table-cell>
          <table:table-cell table:style-name="ce1" office:value-type="float" office:value="3805.1" calcext:value-type="float">
            <text:p>3805.1</text:p>
          </table:table-cell>
          <table:table-cell table:style-name="ce1" office:value-type="float" office:value="3759.8" calcext:value-type="float">
            <text:p>3759.8</text:p>
          </table:table-cell>
          <table:table-cell table:style-name="ce1" office:value-type="float" office:value="3819.7" calcext:value-type="float">
            <text:p>3819.7</text:p>
          </table:table-cell>
          <table:table-cell table:style-name="ce1" office:value-type="float" office:value="3657.9" calcext:value-type="float">
            <text:p>3657.9</text:p>
          </table:table-cell>
        </table:table-row>
        <table:table-row table:style-name="ro1">
          <table:table-cell table:style-name="ce1" office:value-type="string" calcext:value-type="string">
            <text:p>03:15:42</text:p>
          </table:table-cell>
          <table:table-cell table:style-name="ce1" office:value-type="float" office:value="3577.8" calcext:value-type="float">
            <text:p>3577.8</text:p>
          </table:table-cell>
          <table:table-cell table:style-name="ce1" office:value-type="float" office:value="3599.5" calcext:value-type="float">
            <text:p>3599.5</text:p>
          </table:table-cell>
          <table:table-cell table:style-name="ce1" office:value-type="float" office:value="4003.7" calcext:value-type="float">
            <text:p>4003.7</text:p>
          </table:table-cell>
          <table:table-cell table:style-name="ce1" office:value-type="float" office:value="3473.7" calcext:value-type="float">
            <text:p>3473.7</text:p>
          </table:table-cell>
        </table:table-row>
        <table:table-row table:style-name="ro1">
          <table:table-cell table:style-name="ce1" office:value-type="string" calcext:value-type="string">
            <text:p>03:16:45</text:p>
          </table:table-cell>
          <table:table-cell table:style-name="ce1" office:value-type="float" office:value="3060.3" calcext:value-type="float">
            <text:p>3060.3</text:p>
          </table:table-cell>
          <table:table-cell table:style-name="ce1" office:value-type="float" office:value="3433.8" calcext:value-type="float">
            <text:p>3433.8</text:p>
          </table:table-cell>
          <table:table-cell table:style-name="ce1" office:value-type="float" office:value="3196" calcext:value-type="float">
            <text:p>3196</text:p>
          </table:table-cell>
          <table:table-cell table:style-name="ce1" office:value-type="float" office:value="3204.8" calcext:value-type="float">
            <text:p>3204.8</text:p>
          </table:table-cell>
        </table:table-row>
        <table:table-row table:style-name="ro1">
          <table:table-cell table:style-name="ce1" office:value-type="string" calcext:value-type="string">
            <text:p>03:17:48</text:p>
          </table:table-cell>
          <table:table-cell table:style-name="ce1" office:value-type="float" office:value="4632.8" calcext:value-type="float">
            <text:p>4632.8</text:p>
          </table:table-cell>
          <table:table-cell table:style-name="ce1" office:value-type="float" office:value="4233.4" calcext:value-type="float">
            <text:p>4233.4</text:p>
          </table:table-cell>
          <table:table-cell table:style-name="ce1" office:value-type="float" office:value="4849.2" calcext:value-type="float">
            <text:p>4849.2</text:p>
          </table:table-cell>
          <table:table-cell table:style-name="ce1" office:value-type="float" office:value="4554" calcext:value-type="float">
            <text:p>4554</text:p>
          </table:table-cell>
        </table:table-row>
        <table:table-row table:style-name="ro1">
          <table:table-cell table:style-name="ce1" office:value-type="string" calcext:value-type="string">
            <text:p>03:18:51</text:p>
          </table:table-cell>
          <table:table-cell table:style-name="ce1" office:value-type="float" office:value="4879.4" calcext:value-type="float">
            <text:p>4879.4</text:p>
          </table:table-cell>
          <table:table-cell table:style-name="ce1" office:value-type="float" office:value="4615.2" calcext:value-type="float">
            <text:p>4615.2</text:p>
          </table:table-cell>
          <table:table-cell table:style-name="ce1" office:value-type="float" office:value="4981.9" calcext:value-type="float">
            <text:p>4981.9</text:p>
          </table:table-cell>
          <table:table-cell table:style-name="ce1" office:value-type="float" office:value="4638.4" calcext:value-type="float">
            <text:p>4638.4</text:p>
          </table:table-cell>
        </table:table-row>
        <table:table-row table:style-name="ro1">
          <table:table-cell table:style-name="ce1" office:value-type="string" calcext:value-type="string">
            <text:p>03:19:53</text:p>
          </table:table-cell>
          <table:table-cell table:style-name="ce1" office:value-type="float" office:value="3175.8" calcext:value-type="float">
            <text:p>3175.8</text:p>
          </table:table-cell>
          <table:table-cell table:style-name="ce1" office:value-type="float" office:value="3178.3" calcext:value-type="float">
            <text:p>3178.3</text:p>
          </table:table-cell>
          <table:table-cell table:style-name="ce1" office:value-type="float" office:value="3216.2" calcext:value-type="float">
            <text:p>3216.2</text:p>
          </table:table-cell>
          <table:table-cell table:style-name="ce1" office:value-type="float" office:value="3218.3" calcext:value-type="float">
            <text:p>3218.3</text:p>
          </table:table-cell>
        </table:table-row>
        <table:table-row table:style-name="ro1">
          <table:table-cell table:style-name="ce1" office:value-type="string" calcext:value-type="string">
            <text:p>03:20:56</text:p>
          </table:table-cell>
          <table:table-cell table:style-name="ce1" office:value-type="float" office:value="3368.5" calcext:value-type="float">
            <text:p>3368.5</text:p>
          </table:table-cell>
          <table:table-cell table:style-name="ce1" office:value-type="float" office:value="3234.4" calcext:value-type="float">
            <text:p>3234.4</text:p>
          </table:table-cell>
          <table:table-cell table:style-name="ce1" office:value-type="float" office:value="3190.2" calcext:value-type="float">
            <text:p>3190.2</text:p>
          </table:table-cell>
          <table:table-cell table:style-name="ce1" office:value-type="float" office:value="2849.7" calcext:value-type="float">
            <text:p>2849.7</text:p>
          </table:table-cell>
        </table:table-row>
        <table:table-row table:style-name="ro1">
          <table:table-cell table:style-name="ce1" office:value-type="string" calcext:value-type="string">
            <text:p>03:22:00</text:p>
          </table:table-cell>
          <table:table-cell table:style-name="ce1" office:value-type="float" office:value="3894.6" calcext:value-type="float">
            <text:p>3894.6</text:p>
          </table:table-cell>
          <table:table-cell table:style-name="ce1" office:value-type="float" office:value="3918.1" calcext:value-type="float">
            <text:p>3918.1</text:p>
          </table:table-cell>
          <table:table-cell table:style-name="ce1" office:value-type="float" office:value="4367.2" calcext:value-type="float">
            <text:p>4367.2</text:p>
          </table:table-cell>
          <table:table-cell table:style-name="ce1" office:value-type="float" office:value="4120" calcext:value-type="float">
            <text:p>4120</text:p>
          </table:table-cell>
        </table:table-row>
        <table:table-row table:style-name="ro1">
          <table:table-cell table:style-name="ce1" office:value-type="string" calcext:value-type="string">
            <text:p>03:23:02</text:p>
          </table:table-cell>
          <table:table-cell table:style-name="ce1" office:value-type="float" office:value="3018.2" calcext:value-type="float">
            <text:p>3018.2</text:p>
          </table:table-cell>
          <table:table-cell table:style-name="ce1" office:value-type="float" office:value="3124" calcext:value-type="float">
            <text:p>3124</text:p>
          </table:table-cell>
          <table:table-cell table:style-name="ce1" office:value-type="float" office:value="3559" calcext:value-type="float">
            <text:p>3559</text:p>
          </table:table-cell>
          <table:table-cell table:style-name="ce1" office:value-type="float" office:value="3163.1" calcext:value-type="float">
            <text:p>3163.1</text:p>
          </table:table-cell>
        </table:table-row>
        <table:table-row table:style-name="ro1">
          <table:table-cell table:style-name="ce1" office:value-type="string" calcext:value-type="string">
            <text:p>03:24:05</text:p>
          </table:table-cell>
          <table:table-cell table:style-name="ce1" office:value-type="float" office:value="3670.1" calcext:value-type="float">
            <text:p>3670.1</text:p>
          </table:table-cell>
          <table:table-cell table:style-name="ce1" office:value-type="float" office:value="3495.2" calcext:value-type="float">
            <text:p>3495.2</text:p>
          </table:table-cell>
          <table:table-cell table:style-name="ce1" office:value-type="float" office:value="3341.6" calcext:value-type="float">
            <text:p>3341.6</text:p>
          </table:table-cell>
          <table:table-cell table:style-name="ce1" office:value-type="float" office:value="3312.6" calcext:value-type="float">
            <text:p>3312.6</text:p>
          </table:table-cell>
        </table:table-row>
        <table:table-row table:style-name="ro1">
          <table:table-cell table:style-name="ce1" office:value-type="string" calcext:value-type="string">
            <text:p>03:25:08</text:p>
          </table:table-cell>
          <table:table-cell table:style-name="ce1" office:value-type="float" office:value="4320.2" calcext:value-type="float">
            <text:p>4320.2</text:p>
          </table:table-cell>
          <table:table-cell table:style-name="ce1" office:value-type="float" office:value="4777.4" calcext:value-type="float">
            <text:p>4777.4</text:p>
          </table:table-cell>
          <table:table-cell table:style-name="ce1" office:value-type="float" office:value="4428.8" calcext:value-type="float">
            <text:p>4428.8</text:p>
          </table:table-cell>
          <table:table-cell table:style-name="ce1" office:value-type="float" office:value="5113.1" calcext:value-type="float">
            <text:p>5113.1</text:p>
          </table:table-cell>
        </table:table-row>
        <table:table-row table:style-name="ro1">
          <table:table-cell table:style-name="ce1" office:value-type="string" calcext:value-type="string">
            <text:p>03:26:11</text:p>
          </table:table-cell>
          <table:table-cell table:style-name="ce1" office:value-type="float" office:value="3015" calcext:value-type="float">
            <text:p>3015</text:p>
          </table:table-cell>
          <table:table-cell table:style-name="ce1" office:value-type="float" office:value="3131.2" calcext:value-type="float">
            <text:p>3131.2</text:p>
          </table:table-cell>
          <table:table-cell table:style-name="ce1" office:value-type="float" office:value="2908.3" calcext:value-type="float">
            <text:p>2908.3</text:p>
          </table:table-cell>
          <table:table-cell table:style-name="ce1" office:value-type="float" office:value="2863.8" calcext:value-type="float">
            <text:p>2863.8</text:p>
          </table:table-cell>
        </table:table-row>
        <table:table-row table:style-name="ro1">
          <table:table-cell table:style-name="ce1" office:value-type="string" calcext:value-type="string">
            <text:p>03:27:14</text:p>
          </table:table-cell>
          <table:table-cell table:style-name="ce1" office:value-type="float" office:value="2505.3" calcext:value-type="float">
            <text:p>2505.3</text:p>
          </table:table-cell>
          <table:table-cell table:style-name="ce1" office:value-type="float" office:value="2424.9" calcext:value-type="float">
            <text:p>2424.9</text:p>
          </table:table-cell>
          <table:table-cell table:style-name="ce1" office:value-type="float" office:value="2482" calcext:value-type="float">
            <text:p>2482</text:p>
          </table:table-cell>
          <table:table-cell table:style-name="ce1" office:value-type="float" office:value="2502.7" calcext:value-type="float">
            <text:p>2502.7</text:p>
          </table:table-cell>
        </table:table-row>
        <table:table-row table:style-name="ro1">
          <table:table-cell table:style-name="ce1" office:value-type="string" calcext:value-type="string">
            <text:p>03:28:16</text:p>
          </table:table-cell>
          <table:table-cell table:style-name="ce1" office:value-type="float" office:value="4070.3" calcext:value-type="float">
            <text:p>4070.3</text:p>
          </table:table-cell>
          <table:table-cell table:style-name="ce1" office:value-type="float" office:value="3712.7" calcext:value-type="float">
            <text:p>3712.7</text:p>
          </table:table-cell>
          <table:table-cell table:style-name="ce1" office:value-type="float" office:value="4289.3" calcext:value-type="float">
            <text:p>4289.3</text:p>
          </table:table-cell>
          <table:table-cell table:style-name="ce1" office:value-type="float" office:value="3527.4" calcext:value-type="float">
            <text:p>3527.4</text:p>
          </table:table-cell>
        </table:table-row>
        <table:table-row table:style-name="ro1">
          <table:table-cell table:style-name="ce1" office:value-type="string" calcext:value-type="string">
            <text:p>03:29:19</text:p>
          </table:table-cell>
          <table:table-cell table:style-name="ce1" office:value-type="float" office:value="3777.4" calcext:value-type="float">
            <text:p>3777.4</text:p>
          </table:table-cell>
          <table:table-cell table:style-name="ce1" office:value-type="float" office:value="3689.5" calcext:value-type="float">
            <text:p>3689.5</text:p>
          </table:table-cell>
          <table:table-cell table:style-name="ce1" office:value-type="float" office:value="3608.3" calcext:value-type="float">
            <text:p>3608.3</text:p>
          </table:table-cell>
          <table:table-cell table:style-name="ce1" office:value-type="float" office:value="3421.5" calcext:value-type="float">
            <text:p>3421.5</text:p>
          </table:table-cell>
        </table:table-row>
        <table:table-row table:style-name="ro1">
          <table:table-cell table:style-name="ce1" office:value-type="string" calcext:value-type="string">
            <text:p>03:30:22</text:p>
          </table:table-cell>
          <table:table-cell table:style-name="ce1" office:value-type="float" office:value="2838.6" calcext:value-type="float">
            <text:p>2838.6</text:p>
          </table:table-cell>
          <table:table-cell table:style-name="ce1" office:value-type="float" office:value="2892.8" calcext:value-type="float">
            <text:p>2892.8</text:p>
          </table:table-cell>
          <table:table-cell table:style-name="ce1" office:value-type="float" office:value="2888.8" calcext:value-type="float">
            <text:p>2888.8</text:p>
          </table:table-cell>
          <table:table-cell table:style-name="ce1" office:value-type="float" office:value="2651.9" calcext:value-type="float">
            <text:p>2651.9</text:p>
          </table:table-cell>
        </table:table-row>
        <table:table-row table:style-name="ro1">
          <table:table-cell table:style-name="ce1" office:value-type="string" calcext:value-type="string">
            <text:p>03:31:25</text:p>
          </table:table-cell>
          <table:table-cell table:style-name="ce1" office:value-type="float" office:value="3374" calcext:value-type="float">
            <text:p>3374</text:p>
          </table:table-cell>
          <table:table-cell table:style-name="ce1" office:value-type="float" office:value="3798.2" calcext:value-type="float">
            <text:p>3798.2</text:p>
          </table:table-cell>
          <table:table-cell table:style-name="ce1" office:value-type="float" office:value="3889" calcext:value-type="float">
            <text:p>3889</text:p>
          </table:table-cell>
          <table:table-cell table:style-name="ce1" office:value-type="float" office:value="3346.4" calcext:value-type="float">
            <text:p>3346.4</text:p>
          </table:table-cell>
        </table:table-row>
        <table:table-row table:style-name="ro1">
          <table:table-cell table:style-name="ce1" office:value-type="string" calcext:value-type="string">
            <text:p>03:32:27</text:p>
          </table:table-cell>
          <table:table-cell table:style-name="ce1" office:value-type="float" office:value="4291.6" calcext:value-type="float">
            <text:p>4291.6</text:p>
          </table:table-cell>
          <table:table-cell table:style-name="ce1" office:value-type="float" office:value="4112.1" calcext:value-type="float">
            <text:p>4112.1</text:p>
          </table:table-cell>
          <table:table-cell table:style-name="ce1" office:value-type="float" office:value="5113.7" calcext:value-type="float">
            <text:p>5113.7</text:p>
          </table:table-cell>
          <table:table-cell table:style-name="ce1" office:value-type="float" office:value="4293.1" calcext:value-type="float">
            <text:p>4293.1</text:p>
          </table:table-cell>
        </table:table-row>
        <table:table-row table:style-name="ro1">
          <table:table-cell table:style-name="ce1" office:value-type="string" calcext:value-type="string">
            <text:p>03:33:30</text:p>
          </table:table-cell>
          <table:table-cell table:style-name="ce1" office:value-type="float" office:value="4201.7" calcext:value-type="float">
            <text:p>4201.7</text:p>
          </table:table-cell>
          <table:table-cell table:style-name="ce1" office:value-type="float" office:value="4451.2" calcext:value-type="float">
            <text:p>4451.2</text:p>
          </table:table-cell>
          <table:table-cell table:style-name="ce1" office:value-type="float" office:value="4981" calcext:value-type="float">
            <text:p>4981</text:p>
          </table:table-cell>
          <table:table-cell table:style-name="ce1" office:value-type="float" office:value="4378" calcext:value-type="float">
            <text:p>4378</text:p>
          </table:table-cell>
        </table:table-row>
        <table:table-row table:style-name="ro1">
          <table:table-cell table:style-name="ce1" office:value-type="string" calcext:value-type="string">
            <text:p>03:34:33</text:p>
          </table:table-cell>
          <table:table-cell table:style-name="ce1" office:value-type="float" office:value="3378.2" calcext:value-type="float">
            <text:p>3378.2</text:p>
          </table:table-cell>
          <table:table-cell table:style-name="ce1" office:value-type="float" office:value="3212.1" calcext:value-type="float">
            <text:p>3212.1</text:p>
          </table:table-cell>
          <table:table-cell table:style-name="ce1" office:value-type="float" office:value="3384" calcext:value-type="float">
            <text:p>3384</text:p>
          </table:table-cell>
          <table:table-cell table:style-name="ce1" office:value-type="float" office:value="3285.1" calcext:value-type="float">
            <text:p>3285.1</text:p>
          </table:table-cell>
        </table:table-row>
        <table:table-row table:style-name="ro1">
          <table:table-cell table:style-name="ce1" office:value-type="string" calcext:value-type="string">
            <text:p>03:35:36</text:p>
          </table:table-cell>
          <table:table-cell table:style-name="ce1" office:value-type="float" office:value="3338.1" calcext:value-type="float">
            <text:p>3338.1</text:p>
          </table:table-cell>
          <table:table-cell table:style-name="ce1" office:value-type="float" office:value="3113.3" calcext:value-type="float">
            <text:p>3113.3</text:p>
          </table:table-cell>
          <table:table-cell table:style-name="ce1" office:value-type="float" office:value="3324.5" calcext:value-type="float">
            <text:p>3324.5</text:p>
          </table:table-cell>
          <table:table-cell table:style-name="ce1" office:value-type="float" office:value="2922" calcext:value-type="float">
            <text:p>2922</text:p>
          </table:table-cell>
        </table:table-row>
        <table:table-row table:style-name="ro1">
          <table:table-cell table:style-name="ce1" office:value-type="string" calcext:value-type="string">
            <text:p>03:36:40</text:p>
          </table:table-cell>
          <table:table-cell table:style-name="ce1" office:value-type="float" office:value="2875.8" calcext:value-type="float">
            <text:p>2875.8</text:p>
          </table:table-cell>
          <table:table-cell table:style-name="ce1" office:value-type="float" office:value="2610.2" calcext:value-type="float">
            <text:p>2610.2</text:p>
          </table:table-cell>
          <table:table-cell table:style-name="ce1" office:value-type="float" office:value="2653.2" calcext:value-type="float">
            <text:p>2653.2</text:p>
          </table:table-cell>
          <table:table-cell table:style-name="ce1" office:value-type="float" office:value="2575.6" calcext:value-type="float">
            <text:p>2575.6</text:p>
          </table:table-cell>
        </table:table-row>
        <table:table-row table:style-name="ro1">
          <table:table-cell table:style-name="ce1" office:value-type="string" calcext:value-type="string">
            <text:p>03:37:43</text:p>
          </table:table-cell>
          <table:table-cell table:style-name="ce1" office:value-type="float" office:value="3282.7" calcext:value-type="float">
            <text:p>3282.7</text:p>
          </table:table-cell>
          <table:table-cell table:style-name="ce1" office:value-type="float" office:value="3374.1" calcext:value-type="float">
            <text:p>3374.1</text:p>
          </table:table-cell>
          <table:table-cell table:style-name="ce1" office:value-type="float" office:value="3667.6" calcext:value-type="float">
            <text:p>3667.6</text:p>
          </table:table-cell>
          <table:table-cell table:style-name="ce1" office:value-type="float" office:value="3320.8" calcext:value-type="float">
            <text:p>3320.8</text:p>
          </table:table-cell>
        </table:table-row>
        <table:table-row table:style-name="ro1">
          <table:table-cell table:style-name="ce1" office:value-type="string" calcext:value-type="string">
            <text:p>03:38:45</text:p>
          </table:table-cell>
          <table:table-cell table:style-name="ce1" office:value-type="float" office:value="3148.7" calcext:value-type="float">
            <text:p>3148.7</text:p>
          </table:table-cell>
          <table:table-cell table:style-name="ce1" office:value-type="float" office:value="2991.2" calcext:value-type="float">
            <text:p>2991.2</text:p>
          </table:table-cell>
          <table:table-cell table:style-name="ce1" office:value-type="float" office:value="3545.7" calcext:value-type="float">
            <text:p>3545.7</text:p>
          </table:table-cell>
          <table:table-cell table:style-name="ce1" office:value-type="float" office:value="2824.2" calcext:value-type="float">
            <text:p>2824.2</text:p>
          </table:table-cell>
        </table:table-row>
        <table:table-row table:style-name="ro1">
          <table:table-cell table:style-name="ce1" office:value-type="string" calcext:value-type="string">
            <text:p>03:39:48</text:p>
          </table:table-cell>
          <table:table-cell table:style-name="ce1" office:value-type="float" office:value="3043.3" calcext:value-type="float">
            <text:p>3043.3</text:p>
          </table:table-cell>
          <table:table-cell table:style-name="ce1" office:value-type="float" office:value="2944.8" calcext:value-type="float">
            <text:p>2944.8</text:p>
          </table:table-cell>
          <table:table-cell table:style-name="ce1" office:value-type="float" office:value="2676.1" calcext:value-type="float">
            <text:p>2676.1</text:p>
          </table:table-cell>
          <table:table-cell table:style-name="ce1" office:value-type="float" office:value="2885.9" calcext:value-type="float">
            <text:p>2885.9</text:p>
          </table:table-cell>
        </table:table-row>
        <table:table-row table:style-name="ro1">
          <table:table-cell table:style-name="ce1" office:value-type="string" calcext:value-type="string">
            <text:p>03:40:51</text:p>
          </table:table-cell>
          <table:table-cell table:style-name="ce1" office:value-type="float" office:value="3413.5" calcext:value-type="float">
            <text:p>3413.5</text:p>
          </table:table-cell>
          <table:table-cell table:style-name="ce1" office:value-type="float" office:value="3530.2" calcext:value-type="float">
            <text:p>3530.2</text:p>
          </table:table-cell>
          <table:table-cell table:style-name="ce1" office:value-type="float" office:value="3744.2" calcext:value-type="float">
            <text:p>3744.2</text:p>
          </table:table-cell>
          <table:table-cell table:style-name="ce1" office:value-type="float" office:value="3696.3" calcext:value-type="float">
            <text:p>3696.3</text:p>
          </table:table-cell>
        </table:table-row>
        <table:table-row table:style-name="ro1">
          <table:table-cell table:style-name="ce1" office:value-type="string" calcext:value-type="string">
            <text:p>03:41:54</text:p>
          </table:table-cell>
          <table:table-cell table:style-name="ce1" office:value-type="float" office:value="3170.5" calcext:value-type="float">
            <text:p>3170.5</text:p>
          </table:table-cell>
          <table:table-cell table:style-name="ce1" office:value-type="float" office:value="3935.7" calcext:value-type="float">
            <text:p>3935.7</text:p>
          </table:table-cell>
          <table:table-cell table:style-name="ce1" office:value-type="float" office:value="3869.2" calcext:value-type="float">
            <text:p>3869.2</text:p>
          </table:table-cell>
          <table:table-cell table:style-name="ce1" office:value-type="float" office:value="3174.6" calcext:value-type="float">
            <text:p>3174.6</text:p>
          </table:table-cell>
        </table:table-row>
        <table:table-row table:style-name="ro1">
          <table:table-cell table:style-name="ce1" office:value-type="string" calcext:value-type="string">
            <text:p>03:42:57</text:p>
          </table:table-cell>
          <table:table-cell table:style-name="ce1" office:value-type="float" office:value="4011.5" calcext:value-type="float">
            <text:p>4011.5</text:p>
          </table:table-cell>
          <table:table-cell table:style-name="ce1" office:value-type="float" office:value="4440.1" calcext:value-type="float">
            <text:p>4440.1</text:p>
          </table:table-cell>
          <table:table-cell table:style-name="ce1" office:value-type="float" office:value="4427.4" calcext:value-type="float">
            <text:p>4427.4</text:p>
          </table:table-cell>
          <table:table-cell table:style-name="ce1" office:value-type="float" office:value="4138.4" calcext:value-type="float">
            <text:p>4138.4</text:p>
          </table:table-cell>
        </table:table-row>
        <table:table-row table:style-name="ro1">
          <table:table-cell table:style-name="ce1" office:value-type="string" calcext:value-type="string">
            <text:p>03:43:59</text:p>
          </table:table-cell>
          <table:table-cell table:style-name="ce1" office:value-type="float" office:value="4665.1" calcext:value-type="float">
            <text:p>4665.1</text:p>
          </table:table-cell>
          <table:table-cell table:style-name="ce1" office:value-type="float" office:value="4645.2" calcext:value-type="float">
            <text:p>4645.2</text:p>
          </table:table-cell>
          <table:table-cell table:style-name="ce1" office:value-type="float" office:value="4173.6" calcext:value-type="float">
            <text:p>4173.6</text:p>
          </table:table-cell>
          <table:table-cell table:style-name="ce1" office:value-type="float" office:value="4501.3" calcext:value-type="float">
            <text:p>4501.3</text:p>
          </table:table-cell>
        </table:table-row>
        <table:table-row table:style-name="ro1">
          <table:table-cell table:style-name="ce1" office:value-type="string" calcext:value-type="string">
            <text:p>03:45:02</text:p>
          </table:table-cell>
          <table:table-cell table:style-name="ce1" office:value-type="float" office:value="3163.2" calcext:value-type="float">
            <text:p>3163.2</text:p>
          </table:table-cell>
          <table:table-cell table:style-name="ce1" office:value-type="float" office:value="3389.7" calcext:value-type="float">
            <text:p>3389.7</text:p>
          </table:table-cell>
          <table:table-cell table:style-name="ce1" office:value-type="float" office:value="3119.3" calcext:value-type="float">
            <text:p>3119.3</text:p>
          </table:table-cell>
          <table:table-cell table:style-name="ce1" office:value-type="float" office:value="3146.2" calcext:value-type="float">
            <text:p>3146.2</text:p>
          </table:table-cell>
        </table:table-row>
        <table:table-row table:style-name="ro1">
          <table:table-cell table:style-name="ce1" office:value-type="string" calcext:value-type="string">
            <text:p>03:46:05</text:p>
          </table:table-cell>
          <table:table-cell table:style-name="ce1" office:value-type="float" office:value="2768.4" calcext:value-type="float">
            <text:p>2768.4</text:p>
          </table:table-cell>
          <table:table-cell table:style-name="ce1" office:value-type="float" office:value="2814.4" calcext:value-type="float">
            <text:p>2814.4</text:p>
          </table:table-cell>
          <table:table-cell table:style-name="ce1" office:value-type="float" office:value="2924.1" calcext:value-type="float">
            <text:p>2924.1</text:p>
          </table:table-cell>
          <table:table-cell table:style-name="ce1" office:value-type="float" office:value="2548.4" calcext:value-type="float">
            <text:p>2548.4</text:p>
          </table:table-cell>
        </table:table-row>
        <table:table-row table:style-name="ro1">
          <table:table-cell table:style-name="ce1" office:value-type="string" calcext:value-type="string">
            <text:p>03:47:08</text:p>
          </table:table-cell>
          <table:table-cell table:style-name="ce1" office:value-type="float" office:value="2785.7" calcext:value-type="float">
            <text:p>2785.7</text:p>
          </table:table-cell>
          <table:table-cell table:style-name="ce1" office:value-type="float" office:value="2804.7" calcext:value-type="float">
            <text:p>2804.7</text:p>
          </table:table-cell>
          <table:table-cell table:style-name="ce1" office:value-type="float" office:value="2834.8" calcext:value-type="float">
            <text:p>2834.8</text:p>
          </table:table-cell>
          <table:table-cell table:style-name="ce1" office:value-type="float" office:value="2741" calcext:value-type="float">
            <text:p>2741</text:p>
          </table:table-cell>
        </table:table-row>
        <table:table-row table:style-name="ro1">
          <table:table-cell table:style-name="ce1" office:value-type="string" calcext:value-type="string">
            <text:p>03:48:11</text:p>
          </table:table-cell>
          <table:table-cell table:style-name="ce1" office:value-type="float" office:value="2678.4" calcext:value-type="float">
            <text:p>2678.4</text:p>
          </table:table-cell>
          <table:table-cell table:style-name="ce1" office:value-type="float" office:value="2482.2" calcext:value-type="float">
            <text:p>2482.2</text:p>
          </table:table-cell>
          <table:table-cell table:style-name="ce1" office:value-type="float" office:value="2693.3" calcext:value-type="float">
            <text:p>2693.3</text:p>
          </table:table-cell>
          <table:table-cell table:style-name="ce1" office:value-type="float" office:value="2381.5" calcext:value-type="float">
            <text:p>2381.5</text:p>
          </table:table-cell>
        </table:table-row>
        <table:table-row table:style-name="ro1">
          <table:table-cell table:style-name="ce1" office:value-type="string" calcext:value-type="string">
            <text:p>03:49:13</text:p>
          </table:table-cell>
          <table:table-cell table:style-name="ce1" office:value-type="float" office:value="4384.2" calcext:value-type="float">
            <text:p>4384.2</text:p>
          </table:table-cell>
          <table:table-cell table:style-name="ce1" office:value-type="float" office:value="3977.2" calcext:value-type="float">
            <text:p>3977.2</text:p>
          </table:table-cell>
          <table:table-cell table:style-name="ce1" office:value-type="float" office:value="4494.6" calcext:value-type="float">
            <text:p>4494.6</text:p>
          </table:table-cell>
          <table:table-cell table:style-name="ce1" office:value-type="float" office:value="4668.6" calcext:value-type="float">
            <text:p>4668.6</text:p>
          </table:table-cell>
        </table:table-row>
        <table:table-row table:style-name="ro1">
          <table:table-cell table:style-name="ce1" office:value-type="string" calcext:value-type="string">
            <text:p>03:50:16</text:p>
          </table:table-cell>
          <table:table-cell table:style-name="ce1" office:value-type="float" office:value="3211.6" calcext:value-type="float">
            <text:p>3211.6</text:p>
          </table:table-cell>
          <table:table-cell table:style-name="ce1" office:value-type="float" office:value="3246.2" calcext:value-type="float">
            <text:p>3246.2</text:p>
          </table:table-cell>
          <table:table-cell table:style-name="ce1" office:value-type="float" office:value="3130.1" calcext:value-type="float">
            <text:p>3130.1</text:p>
          </table:table-cell>
          <table:table-cell table:style-name="ce1" office:value-type="float" office:value="2826.9" calcext:value-type="float">
            <text:p>2826.9</text:p>
          </table:table-cell>
        </table:table-row>
        <table:table-row table:style-name="ro1">
          <table:table-cell table:style-name="ce1" office:value-type="string" calcext:value-type="string">
            <text:p>03:51:20</text:p>
          </table:table-cell>
          <table:table-cell table:style-name="ce1" office:value-type="float" office:value="3808.4" calcext:value-type="float">
            <text:p>3808.4</text:p>
          </table:table-cell>
          <table:table-cell table:style-name="ce1" office:value-type="float" office:value="3668.9" calcext:value-type="float">
            <text:p>3668.9</text:p>
          </table:table-cell>
          <table:table-cell table:style-name="ce1" office:value-type="float" office:value="3771.6" calcext:value-type="float">
            <text:p>3771.6</text:p>
          </table:table-cell>
          <table:table-cell table:style-name="ce1" office:value-type="float" office:value="3514.1" calcext:value-type="float">
            <text:p>3514.1</text:p>
          </table:table-cell>
        </table:table-row>
        <table:table-row table:style-name="ro1">
          <table:table-cell table:style-name="ce1" office:value-type="string" calcext:value-type="string">
            <text:p>03:52:24</text:p>
          </table:table-cell>
          <table:table-cell table:style-name="ce1" office:value-type="float" office:value="3353.2" calcext:value-type="float">
            <text:p>3353.2</text:p>
          </table:table-cell>
          <table:table-cell table:style-name="ce1" office:value-type="float" office:value="3472.8" calcext:value-type="float">
            <text:p>3472.8</text:p>
          </table:table-cell>
          <table:table-cell table:style-name="ce1" office:value-type="float" office:value="3615.9" calcext:value-type="float">
            <text:p>3615.9</text:p>
          </table:table-cell>
          <table:table-cell table:style-name="ce1" office:value-type="float" office:value="3106.8" calcext:value-type="float">
            <text:p>3106.8</text:p>
          </table:table-cell>
        </table:table-row>
        <table:table-row table:style-name="ro1">
          <table:table-cell table:style-name="ce1" office:value-type="string" calcext:value-type="string">
            <text:p>03:53:27</text:p>
          </table:table-cell>
          <table:table-cell table:style-name="ce1" office:value-type="float" office:value="3657.6" calcext:value-type="float">
            <text:p>3657.6</text:p>
          </table:table-cell>
          <table:table-cell table:style-name="ce1" office:value-type="float" office:value="3718.6" calcext:value-type="float">
            <text:p>3718.6</text:p>
          </table:table-cell>
          <table:table-cell table:style-name="ce1" office:value-type="float" office:value="3994.6" calcext:value-type="float">
            <text:p>3994.6</text:p>
          </table:table-cell>
          <table:table-cell table:style-name="ce1" office:value-type="float" office:value="3826.9" calcext:value-type="float">
            <text:p>3826.9</text:p>
          </table:table-cell>
        </table:table-row>
        <table:table-row table:style-name="ro1">
          <table:table-cell table:style-name="ce1" office:value-type="string" calcext:value-type="string">
            <text:p>03:54:29</text:p>
          </table:table-cell>
          <table:table-cell table:style-name="ce1" office:value-type="float" office:value="3235.5" calcext:value-type="float">
            <text:p>3235.5</text:p>
          </table:table-cell>
          <table:table-cell table:style-name="ce1" office:value-type="float" office:value="2899" calcext:value-type="float">
            <text:p>2899</text:p>
          </table:table-cell>
          <table:table-cell table:style-name="ce1" office:value-type="float" office:value="3508.1" calcext:value-type="float">
            <text:p>3508.1</text:p>
          </table:table-cell>
          <table:table-cell table:style-name="ce1" office:value-type="float" office:value="2828.7" calcext:value-type="float">
            <text:p>2828.7</text:p>
          </table:table-cell>
        </table:table-row>
        <table:table-row table:style-name="ro1">
          <table:table-cell table:style-name="ce1" office:value-type="string" calcext:value-type="string">
            <text:p>03:55:32</text:p>
          </table:table-cell>
          <table:table-cell table:style-name="ce1" office:value-type="float" office:value="3393.6" calcext:value-type="float">
            <text:p>3393.6</text:p>
          </table:table-cell>
          <table:table-cell table:style-name="ce1" office:value-type="float" office:value="3537.7" calcext:value-type="float">
            <text:p>3537.7</text:p>
          </table:table-cell>
          <table:table-cell table:style-name="ce1" office:value-type="float" office:value="3425.2" calcext:value-type="float">
            <text:p>3425.2</text:p>
          </table:table-cell>
          <table:table-cell table:style-name="ce1" office:value-type="float" office:value="3313" calcext:value-type="float">
            <text:p>3313</text:p>
          </table:table-cell>
        </table:table-row>
        <table:table-row table:style-name="ro1">
          <table:table-cell table:style-name="ce1" office:value-type="string" calcext:value-type="string">
            <text:p>03:56:35</text:p>
          </table:table-cell>
          <table:table-cell table:style-name="ce1" office:value-type="float" office:value="2978.9" calcext:value-type="float">
            <text:p>2978.9</text:p>
          </table:table-cell>
          <table:table-cell table:style-name="ce1" office:value-type="float" office:value="2909" calcext:value-type="float">
            <text:p>2909</text:p>
          </table:table-cell>
          <table:table-cell table:style-name="ce1" office:value-type="float" office:value="3202.3" calcext:value-type="float">
            <text:p>3202.3</text:p>
          </table:table-cell>
          <table:table-cell table:style-name="ce1" office:value-type="float" office:value="2925.9" calcext:value-type="float">
            <text:p>2925.9</text:p>
          </table:table-cell>
        </table:table-row>
        <table:table-row table:style-name="ro1">
          <table:table-cell table:style-name="ce1" office:value-type="string" calcext:value-type="string">
            <text:p>03:57:38</text:p>
          </table:table-cell>
          <table:table-cell table:style-name="ce1" office:value-type="float" office:value="2948.3" calcext:value-type="float">
            <text:p>2948.3</text:p>
          </table:table-cell>
          <table:table-cell table:style-name="ce1" office:value-type="float" office:value="3379.2" calcext:value-type="float">
            <text:p>3379.2</text:p>
          </table:table-cell>
          <table:table-cell table:style-name="ce1" office:value-type="float" office:value="3082.1" calcext:value-type="float">
            <text:p>3082.1</text:p>
          </table:table-cell>
          <table:table-cell table:style-name="ce1" office:value-type="float" office:value="3277.2" calcext:value-type="float">
            <text:p>3277.2</text:p>
          </table:table-cell>
        </table:table-row>
        <table:table-row table:style-name="ro1">
          <table:table-cell table:style-name="ce1" office:value-type="string" calcext:value-type="string">
            <text:p>03:58:41</text:p>
          </table:table-cell>
          <table:table-cell table:style-name="ce1" office:value-type="float" office:value="3000.9" calcext:value-type="float">
            <text:p>3000.9</text:p>
          </table:table-cell>
          <table:table-cell table:style-name="ce1" office:value-type="float" office:value="2996.7" calcext:value-type="float">
            <text:p>2996.7</text:p>
          </table:table-cell>
          <table:table-cell table:style-name="ce1" office:value-type="float" office:value="3625.9" calcext:value-type="float">
            <text:p>3625.9</text:p>
          </table:table-cell>
          <table:table-cell table:style-name="ce1" office:value-type="float" office:value="2849.3" calcext:value-type="float">
            <text:p>2849.3</text:p>
          </table:table-cell>
        </table:table-row>
        <table:table-row table:style-name="ro1">
          <table:table-cell table:style-name="ce1" office:value-type="string" calcext:value-type="string">
            <text:p>03:59:43</text:p>
          </table:table-cell>
          <table:table-cell table:style-name="ce1" office:value-type="float" office:value="3458.6" calcext:value-type="float">
            <text:p>3458.6</text:p>
          </table:table-cell>
          <table:table-cell table:style-name="ce1" office:value-type="float" office:value="3252.2" calcext:value-type="float">
            <text:p>3252.2</text:p>
          </table:table-cell>
          <table:table-cell table:style-name="ce1" office:value-type="float" office:value="3534" calcext:value-type="float">
            <text:p>3534</text:p>
          </table:table-cell>
          <table:table-cell table:style-name="ce1" office:value-type="float" office:value="3083.6" calcext:value-type="float">
            <text:p>3083.6</text:p>
          </table:table-cell>
        </table:table-row>
        <table:table-row table:style-name="ro1">
          <table:table-cell table:style-name="ce1" office:value-type="string" calcext:value-type="string">
            <text:p>04:00:46</text:p>
          </table:table-cell>
          <table:table-cell table:style-name="ce1" office:value-type="float" office:value="2903.7" calcext:value-type="float">
            <text:p>2903.7</text:p>
          </table:table-cell>
          <table:table-cell table:style-name="ce1" office:value-type="float" office:value="2437.9" calcext:value-type="float">
            <text:p>2437.9</text:p>
          </table:table-cell>
          <table:table-cell table:style-name="ce1" office:value-type="float" office:value="2999.5" calcext:value-type="float">
            <text:p>2999.5</text:p>
          </table:table-cell>
          <table:table-cell table:style-name="ce1" office:value-type="float" office:value="2647.8" calcext:value-type="float">
            <text:p>2647.8</text:p>
          </table:table-cell>
        </table:table-row>
        <table:table-row table:style-name="ro1">
          <table:table-cell table:style-name="ce1" office:value-type="string" calcext:value-type="string">
            <text:p>04:01:49</text:p>
          </table:table-cell>
          <table:table-cell table:style-name="ce1" office:value-type="float" office:value="2810.6" calcext:value-type="float">
            <text:p>2810.6</text:p>
          </table:table-cell>
          <table:table-cell table:style-name="ce1" office:value-type="float" office:value="3202.2" calcext:value-type="float">
            <text:p>3202.2</text:p>
          </table:table-cell>
          <table:table-cell table:style-name="ce1" office:value-type="float" office:value="2968.7" calcext:value-type="float">
            <text:p>2968.7</text:p>
          </table:table-cell>
          <table:table-cell table:style-name="ce1" office:value-type="float" office:value="2725.9" calcext:value-type="float">
            <text:p>2725.9</text:p>
          </table:table-cell>
        </table:table-row>
        <table:table-row table:style-name="ro1">
          <table:table-cell table:style-name="ce1" office:value-type="string" calcext:value-type="string">
            <text:p>04:02:52</text:p>
          </table:table-cell>
          <table:table-cell table:style-name="ce1" office:value-type="float" office:value="4401.2" calcext:value-type="float">
            <text:p>4401.2</text:p>
          </table:table-cell>
          <table:table-cell table:style-name="ce1" office:value-type="float" office:value="4280.9" calcext:value-type="float">
            <text:p>4280.9</text:p>
          </table:table-cell>
          <table:table-cell table:style-name="ce1" office:value-type="float" office:value="4944.6" calcext:value-type="float">
            <text:p>4944.6</text:p>
          </table:table-cell>
          <table:table-cell table:style-name="ce1" office:value-type="float" office:value="4594.9" calcext:value-type="float">
            <text:p>4594.9</text:p>
          </table:table-cell>
        </table:table-row>
        <table:table-row table:style-name="ro1">
          <table:table-cell table:style-name="ce1" office:value-type="string" calcext:value-type="string">
            <text:p>04:03:55</text:p>
          </table:table-cell>
          <table:table-cell table:style-name="ce1" office:value-type="float" office:value="3129.8" calcext:value-type="float">
            <text:p>3129.8</text:p>
          </table:table-cell>
          <table:table-cell table:style-name="ce1" office:value-type="float" office:value="3888.3" calcext:value-type="float">
            <text:p>3888.3</text:p>
          </table:table-cell>
          <table:table-cell table:style-name="ce1" office:value-type="float" office:value="3402.4" calcext:value-type="float">
            <text:p>3402.4</text:p>
          </table:table-cell>
          <table:table-cell table:style-name="ce1" office:value-type="float" office:value="3549.8" calcext:value-type="float">
            <text:p>3549.8</text:p>
          </table:table-cell>
        </table:table-row>
        <table:table-row table:style-name="ro1">
          <table:table-cell table:style-name="ce1" office:value-type="string" calcext:value-type="string">
            <text:p>04:04:57</text:p>
          </table:table-cell>
          <table:table-cell table:style-name="ce1" office:value-type="float" office:value="3015.1" calcext:value-type="float">
            <text:p>3015.1</text:p>
          </table:table-cell>
          <table:table-cell table:style-name="ce1" office:value-type="float" office:value="3270.2" calcext:value-type="float">
            <text:p>3270.2</text:p>
          </table:table-cell>
          <table:table-cell table:style-name="ce1" office:value-type="float" office:value="3198.5" calcext:value-type="float">
            <text:p>3198.5</text:p>
          </table:table-cell>
          <table:table-cell table:style-name="ce1" office:value-type="float" office:value="2966.1" calcext:value-type="float">
            <text:p>2966.1</text:p>
          </table:table-cell>
        </table:table-row>
        <table:table-row table:style-name="ro1">
          <table:table-cell table:style-name="ce1" office:value-type="string" calcext:value-type="string">
            <text:p>04:06:00</text:p>
          </table:table-cell>
          <table:table-cell table:style-name="ce1" office:value-type="float" office:value="3353.2" calcext:value-type="float">
            <text:p>3353.2</text:p>
          </table:table-cell>
          <table:table-cell table:style-name="ce1" office:value-type="float" office:value="3127.6" calcext:value-type="float">
            <text:p>3127.6</text:p>
          </table:table-cell>
          <table:table-cell table:style-name="ce1" office:value-type="float" office:value="3439.3" calcext:value-type="float">
            <text:p>3439.3</text:p>
          </table:table-cell>
          <table:table-cell table:style-name="ce1" office:value-type="float" office:value="2964.4" calcext:value-type="float">
            <text:p>2964.4</text:p>
          </table:table-cell>
        </table:table-row>
        <table:table-row table:style-name="ro1">
          <table:table-cell table:style-name="ce1" office:value-type="string" calcext:value-type="string">
            <text:p>04:07:04</text:p>
          </table:table-cell>
          <table:table-cell table:style-name="ce1" office:value-type="float" office:value="3177.2" calcext:value-type="float">
            <text:p>3177.2</text:p>
          </table:table-cell>
          <table:table-cell table:style-name="ce1" office:value-type="float" office:value="3444.3" calcext:value-type="float">
            <text:p>3444.3</text:p>
          </table:table-cell>
          <table:table-cell table:style-name="ce1" office:value-type="float" office:value="3367.2" calcext:value-type="float">
            <text:p>3367.2</text:p>
          </table:table-cell>
          <table:table-cell table:style-name="ce1" office:value-type="float" office:value="3086.1" calcext:value-type="float">
            <text:p>3086.1</text:p>
          </table:table-cell>
        </table:table-row>
        <table:table-row table:style-name="ro1">
          <table:table-cell table:style-name="ce1" office:value-type="string" calcext:value-type="string">
            <text:p>04:08:08</text:p>
          </table:table-cell>
          <table:table-cell table:style-name="ce1" office:value-type="float" office:value="3416.3" calcext:value-type="float">
            <text:p>3416.3</text:p>
          </table:table-cell>
          <table:table-cell table:style-name="ce1" office:value-type="float" office:value="3073.1" calcext:value-type="float">
            <text:p>3073.1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2930.2" calcext:value-type="float">
            <text:p>2930.2</text:p>
          </table:table-cell>
        </table:table-row>
        <table:table-row table:style-name="ro1">
          <table:table-cell table:style-name="ce1" office:value-type="string" calcext:value-type="string">
            <text:p>04:09:11</text:p>
          </table:table-cell>
          <table:table-cell table:style-name="ce1" office:value-type="float" office:value="3293" calcext:value-type="float">
            <text:p>3293</text:p>
          </table:table-cell>
          <table:table-cell table:style-name="ce1" office:value-type="float" office:value="3183.8" calcext:value-type="float">
            <text:p>3183.8</text:p>
          </table:table-cell>
          <table:table-cell table:style-name="ce1" office:value-type="float" office:value="3762.2" calcext:value-type="float">
            <text:p>3762.2</text:p>
          </table:table-cell>
          <table:table-cell table:style-name="ce1" office:value-type="float" office:value="3166.9" calcext:value-type="float">
            <text:p>3166.9</text:p>
          </table:table-cell>
        </table:table-row>
        <table:table-row table:style-name="ro1">
          <table:table-cell table:style-name="ce1" office:value-type="string" calcext:value-type="string">
            <text:p>04:10:14</text:p>
          </table:table-cell>
          <table:table-cell table:style-name="ce1" office:value-type="float" office:value="4640.1" calcext:value-type="float">
            <text:p>4640.1</text:p>
          </table:table-cell>
          <table:table-cell table:style-name="ce1" office:value-type="float" office:value="3812.5" calcext:value-type="float">
            <text:p>3812.5</text:p>
          </table:table-cell>
          <table:table-cell table:style-name="ce1" office:value-type="float" office:value="4643.2" calcext:value-type="float">
            <text:p>4643.2</text:p>
          </table:table-cell>
          <table:table-cell table:style-name="ce1" office:value-type="float" office:value="4431.4" calcext:value-type="float">
            <text:p>4431.4</text:p>
          </table:table-cell>
        </table:table-row>
        <table:table-row table:style-name="ro1">
          <table:table-cell table:style-name="ce1" office:value-type="string" calcext:value-type="string">
            <text:p>04:11:17</text:p>
          </table:table-cell>
          <table:table-cell table:style-name="ce1" office:value-type="float" office:value="3393.9" calcext:value-type="float">
            <text:p>3393.9</text:p>
          </table:table-cell>
          <table:table-cell table:style-name="ce1" office:value-type="float" office:value="2686.5" calcext:value-type="float">
            <text:p>2686.5</text:p>
          </table:table-cell>
          <table:table-cell table:style-name="ce1" office:value-type="float" office:value="3121.7" calcext:value-type="float">
            <text:p>3121.7</text:p>
          </table:table-cell>
          <table:table-cell table:style-name="ce1" office:value-type="float" office:value="3035.9" calcext:value-type="float">
            <text:p>3035.9</text:p>
          </table:table-cell>
        </table:table-row>
        <table:table-row table:style-name="ro1">
          <table:table-cell table:style-name="ce1" office:value-type="string" calcext:value-type="string">
            <text:p>04:12:20</text:p>
          </table:table-cell>
          <table:table-cell table:style-name="ce1" office:value-type="float" office:value="3208" calcext:value-type="float">
            <text:p>3208</text:p>
          </table:table-cell>
          <table:table-cell table:style-name="ce1" office:value-type="float" office:value="3134" calcext:value-type="float">
            <text:p>3134</text:p>
          </table:table-cell>
          <table:table-cell table:style-name="ce1" office:value-type="float" office:value="3341.9" calcext:value-type="float">
            <text:p>3341.9</text:p>
          </table:table-cell>
          <table:table-cell table:style-name="ce1" office:value-type="float" office:value="3145.3" calcext:value-type="float">
            <text:p>3145.3</text:p>
          </table:table-cell>
        </table:table-row>
        <table:table-row table:style-name="ro1">
          <table:table-cell table:style-name="ce1" office:value-type="string" calcext:value-type="string">
            <text:p>04:13:23</text:p>
          </table:table-cell>
          <table:table-cell table:style-name="ce1" office:value-type="float" office:value="4341.7" calcext:value-type="float">
            <text:p>4341.7</text:p>
          </table:table-cell>
          <table:table-cell table:style-name="ce1" office:value-type="float" office:value="3752.3" calcext:value-type="float">
            <text:p>3752.3</text:p>
          </table:table-cell>
          <table:table-cell table:style-name="ce1" office:value-type="float" office:value="4132.1" calcext:value-type="float">
            <text:p>4132.1</text:p>
          </table:table-cell>
          <table:table-cell table:style-name="ce1" office:value-type="float" office:value="4064.5" calcext:value-type="float">
            <text:p>4064.5</text:p>
          </table:table-cell>
        </table:table-row>
        <table:table-row table:style-name="ro1">
          <table:table-cell table:style-name="ce1" office:value-type="string" calcext:value-type="string">
            <text:p>04:14:25</text:p>
          </table:table-cell>
          <table:table-cell table:style-name="ce1" office:value-type="float" office:value="3191.9" calcext:value-type="float">
            <text:p>3191.9</text:p>
          </table:table-cell>
          <table:table-cell table:style-name="ce1" office:value-type="float" office:value="3390.6" calcext:value-type="float">
            <text:p>3390.6</text:p>
          </table:table-cell>
          <table:table-cell table:style-name="ce1" office:value-type="float" office:value="3283.9" calcext:value-type="float">
            <text:p>3283.9</text:p>
          </table:table-cell>
          <table:table-cell table:style-name="ce1" office:value-type="float" office:value="2929.8" calcext:value-type="float">
            <text:p>2929.8</text:p>
          </table:table-cell>
        </table:table-row>
        <table:table-row table:style-name="ro1">
          <table:table-cell table:style-name="ce1" office:value-type="string" calcext:value-type="string">
            <text:p>04:15:28</text:p>
          </table:table-cell>
          <table:table-cell table:style-name="ce1" office:value-type="float" office:value="2882.4" calcext:value-type="float">
            <text:p>2882.4</text:p>
          </table:table-cell>
          <table:table-cell table:style-name="ce1" office:value-type="float" office:value="3370.4" calcext:value-type="float">
            <text:p>3370.4</text:p>
          </table:table-cell>
          <table:table-cell table:style-name="ce1" office:value-type="float" office:value="3115.6" calcext:value-type="float">
            <text:p>3115.6</text:p>
          </table:table-cell>
          <table:table-cell table:style-name="ce1" office:value-type="float" office:value="2905.4" calcext:value-type="float">
            <text:p>2905.4</text:p>
          </table:table-cell>
        </table:table-row>
        <table:table-row table:style-name="ro1">
          <table:table-cell table:style-name="ce1" office:value-type="string" calcext:value-type="string">
            <text:p>04:16:31</text:p>
          </table:table-cell>
          <table:table-cell table:style-name="ce1" office:value-type="float" office:value="4264.3" calcext:value-type="float">
            <text:p>4264.3</text:p>
          </table:table-cell>
          <table:table-cell table:style-name="ce1" office:value-type="float" office:value="3954.8" calcext:value-type="float">
            <text:p>3954.8</text:p>
          </table:table-cell>
          <table:table-cell table:style-name="ce1" office:value-type="float" office:value="4713.4" calcext:value-type="float">
            <text:p>4713.4</text:p>
          </table:table-cell>
          <table:table-cell table:style-name="ce1" office:value-type="float" office:value="4743.5" calcext:value-type="float">
            <text:p>4743.5</text:p>
          </table:table-cell>
        </table:table-row>
        <table:table-row table:style-name="ro1">
          <table:table-cell table:style-name="ce1" office:value-type="string" calcext:value-type="string">
            <text:p>04:17:34</text:p>
          </table:table-cell>
          <table:table-cell table:style-name="ce1" office:value-type="float" office:value="4444" calcext:value-type="float">
            <text:p>4444</text:p>
          </table:table-cell>
          <table:table-cell table:style-name="ce1" office:value-type="float" office:value="4341.6" calcext:value-type="float">
            <text:p>4341.6</text:p>
          </table:table-cell>
          <table:table-cell table:style-name="ce1" office:value-type="float" office:value="5088.5" calcext:value-type="float">
            <text:p>5088.5</text:p>
          </table:table-cell>
          <table:table-cell table:style-name="ce1" office:value-type="float" office:value="4036.5" calcext:value-type="float">
            <text:p>4036.5</text:p>
          </table:table-cell>
        </table:table-row>
        <table:table-row table:style-name="ro1">
          <table:table-cell table:style-name="ce1" office:value-type="string" calcext:value-type="string">
            <text:p>04:18:36</text:p>
          </table:table-cell>
          <table:table-cell table:style-name="ce1" office:value-type="float" office:value="3917.9" calcext:value-type="float">
            <text:p>3917.9</text:p>
          </table:table-cell>
          <table:table-cell table:style-name="ce1" office:value-type="float" office:value="4478" calcext:value-type="float">
            <text:p>4478</text:p>
          </table:table-cell>
          <table:table-cell table:style-name="ce1" office:value-type="float" office:value="4742.4" calcext:value-type="float">
            <text:p>4742.4</text:p>
          </table:table-cell>
          <table:table-cell table:style-name="ce1" office:value-type="float" office:value="4702" calcext:value-type="float">
            <text:p>4702</text:p>
          </table:table-cell>
        </table:table-row>
        <table:table-row table:style-name="ro1">
          <table:table-cell table:style-name="ce1" office:value-type="string" calcext:value-type="string">
            <text:p>04:19:39</text:p>
          </table:table-cell>
          <table:table-cell table:style-name="ce1" office:value-type="float" office:value="2971.6" calcext:value-type="float">
            <text:p>2971.6</text:p>
          </table:table-cell>
          <table:table-cell table:style-name="ce1" office:value-type="float" office:value="2916.7" calcext:value-type="float">
            <text:p>2916.7</text:p>
          </table:table-cell>
          <table:table-cell table:style-name="ce1" office:value-type="float" office:value="3101.7" calcext:value-type="float">
            <text:p>3101.7</text:p>
          </table:table-cell>
          <table:table-cell table:style-name="ce1" office:value-type="float" office:value="2935.4" calcext:value-type="float">
            <text:p>2935.4</text:p>
          </table:table-cell>
        </table:table-row>
        <table:table-row table:style-name="ro1">
          <table:table-cell table:style-name="ce1" office:value-type="string" calcext:value-type="string">
            <text:p>04:20:42</text:p>
          </table:table-cell>
          <table:table-cell table:style-name="ce1" office:value-type="float" office:value="2635.1" calcext:value-type="float">
            <text:p>2635.1</text:p>
          </table:table-cell>
          <table:table-cell table:style-name="ce1" office:value-type="float" office:value="2985.1" calcext:value-type="float">
            <text:p>2985.1</text:p>
          </table:table-cell>
          <table:table-cell table:style-name="ce1" office:value-type="float" office:value="3127.9" calcext:value-type="float">
            <text:p>3127.9</text:p>
          </table:table-cell>
          <table:table-cell table:style-name="ce1" office:value-type="float" office:value="3066.5" calcext:value-type="float">
            <text:p>3066.5</text:p>
          </table:table-cell>
        </table:table-row>
        <table:table-row table:style-name="ro1">
          <table:table-cell table:style-name="ce1" office:value-type="string" calcext:value-type="string">
            <text:p>04:21:47</text:p>
          </table:table-cell>
          <table:table-cell table:style-name="ce1" office:value-type="float" office:value="3283.3" calcext:value-type="float">
            <text:p>3283.3</text:p>
          </table:table-cell>
          <table:table-cell table:style-name="ce1" office:value-type="float" office:value="2964.3" calcext:value-type="float">
            <text:p>2964.3</text:p>
          </table:table-cell>
          <table:table-cell table:style-name="ce1" office:value-type="float" office:value="3317.7" calcext:value-type="float">
            <text:p>3317.7</text:p>
          </table:table-cell>
          <table:table-cell table:style-name="ce1" office:value-type="float" office:value="2872.4" calcext:value-type="float">
            <text:p>2872.4</text:p>
          </table:table-cell>
        </table:table-row>
        <table:table-row table:style-name="ro1">
          <table:table-cell table:style-name="ce1" office:value-type="string" calcext:value-type="string">
            <text:p>04:22:50</text:p>
          </table:table-cell>
          <table:table-cell table:style-name="ce1" office:value-type="float" office:value="3587.5" calcext:value-type="float">
            <text:p>3587.5</text:p>
          </table:table-cell>
          <table:table-cell table:style-name="ce1" office:value-type="float" office:value="2867.1" calcext:value-type="float">
            <text:p>2867.1</text:p>
          </table:table-cell>
          <table:table-cell table:style-name="ce1" office:value-type="float" office:value="3160.6" calcext:value-type="float">
            <text:p>3160.6</text:p>
          </table:table-cell>
          <table:table-cell table:style-name="ce1" office:value-type="float" office:value="2692.3" calcext:value-type="float">
            <text:p>2692.3</text:p>
          </table:table-cell>
        </table:table-row>
        <table:table-row table:style-name="ro1">
          <table:table-cell table:style-name="ce1" office:value-type="string" calcext:value-type="string">
            <text:p>04:23:53</text:p>
          </table:table-cell>
          <table:table-cell table:style-name="ce1" office:value-type="float" office:value="3129.5" calcext:value-type="float">
            <text:p>3129.5</text:p>
          </table:table-cell>
          <table:table-cell table:style-name="ce1" office:value-type="float" office:value="3030.5" calcext:value-type="float">
            <text:p>3030.5</text:p>
          </table:table-cell>
          <table:table-cell table:style-name="ce1" office:value-type="float" office:value="2937.2" calcext:value-type="float">
            <text:p>2937.2</text:p>
          </table:table-cell>
          <table:table-cell table:style-name="ce1" office:value-type="float" office:value="2760.9" calcext:value-type="float">
            <text:p>2760.9</text:p>
          </table:table-cell>
        </table:table-row>
        <table:table-row table:style-name="ro1">
          <table:table-cell table:style-name="ce1" office:value-type="string" calcext:value-type="string">
            <text:p>04:24:56</text:p>
          </table:table-cell>
          <table:table-cell table:style-name="ce1" office:value-type="float" office:value="3003.5" calcext:value-type="float">
            <text:p>3003.5</text:p>
          </table:table-cell>
          <table:table-cell table:style-name="ce1" office:value-type="float" office:value="2929.9" calcext:value-type="float">
            <text:p>2929.9</text:p>
          </table:table-cell>
          <table:table-cell table:style-name="ce1" office:value-type="float" office:value="3175.1" calcext:value-type="float">
            <text:p>3175.1</text:p>
          </table:table-cell>
          <table:table-cell table:style-name="ce1" office:value-type="float" office:value="2813.9" calcext:value-type="float">
            <text:p>2813.9</text:p>
          </table:table-cell>
        </table:table-row>
        <table:table-row table:style-name="ro1">
          <table:table-cell table:style-name="ce1" office:value-type="string" calcext:value-type="string">
            <text:p>04:25:58</text:p>
          </table:table-cell>
          <table:table-cell table:style-name="ce1" office:value-type="float" office:value="3536.8" calcext:value-type="float">
            <text:p>3536.8</text:p>
          </table:table-cell>
          <table:table-cell table:style-name="ce1" office:value-type="float" office:value="3331.6" calcext:value-type="float">
            <text:p>3331.6</text:p>
          </table:table-cell>
          <table:table-cell table:style-name="ce1" office:value-type="float" office:value="3488.3" calcext:value-type="float">
            <text:p>3488.3</text:p>
          </table:table-cell>
          <table:table-cell table:style-name="ce1" office:value-type="float" office:value="3232.2" calcext:value-type="float">
            <text:p>3232.2</text:p>
          </table:table-cell>
        </table:table-row>
        <table:table-row table:style-name="ro1">
          <table:table-cell table:style-name="ce1" office:value-type="string" calcext:value-type="string">
            <text:p>04:27:01</text:p>
          </table:table-cell>
          <table:table-cell table:style-name="ce1" office:value-type="float" office:value="3810.3" calcext:value-type="float">
            <text:p>3810.3</text:p>
          </table:table-cell>
          <table:table-cell table:style-name="ce1" office:value-type="float" office:value="3535.9" calcext:value-type="float">
            <text:p>3535.9</text:p>
          </table:table-cell>
          <table:table-cell table:style-name="ce1" office:value-type="float" office:value="3516.7" calcext:value-type="float">
            <text:p>3516.7</text:p>
          </table:table-cell>
          <table:table-cell table:style-name="ce1" office:value-type="float" office:value="3104" calcext:value-type="float">
            <text:p>3104</text:p>
          </table:table-cell>
        </table:table-row>
        <table:table-row table:style-name="ro1">
          <table:table-cell table:style-name="ce1" office:value-type="string" calcext:value-type="string">
            <text:p>04:28:04</text:p>
          </table:table-cell>
          <table:table-cell table:style-name="ce1" office:value-type="float" office:value="3077" calcext:value-type="float">
            <text:p>3077</text:p>
          </table:table-cell>
          <table:table-cell table:style-name="ce1" office:value-type="float" office:value="3252.8" calcext:value-type="float">
            <text:p>3252.8</text:p>
          </table:table-cell>
          <table:table-cell table:style-name="ce1" office:value-type="float" office:value="3101.7" calcext:value-type="float">
            <text:p>3101.7</text:p>
          </table:table-cell>
          <table:table-cell table:style-name="ce1" office:value-type="float" office:value="3001.5" calcext:value-type="float">
            <text:p>3001.5</text:p>
          </table:table-cell>
        </table:table-row>
        <table:table-row table:style-name="ro1">
          <table:table-cell table:style-name="ce1" office:value-type="string" calcext:value-type="string">
            <text:p>04:29:07</text:p>
          </table:table-cell>
          <table:table-cell table:style-name="ce1" office:value-type="float" office:value="3387.1" calcext:value-type="float">
            <text:p>3387.1</text:p>
          </table:table-cell>
          <table:table-cell table:style-name="ce1" office:value-type="float" office:value="3253.2" calcext:value-type="float">
            <text:p>3253.2</text:p>
          </table:table-cell>
          <table:table-cell table:style-name="ce1" office:value-type="float" office:value="3133.5" calcext:value-type="float">
            <text:p>3133.5</text:p>
          </table:table-cell>
          <table:table-cell table:style-name="ce1" office:value-type="float" office:value="3207.7" calcext:value-type="float">
            <text:p>3207.7</text:p>
          </table:table-cell>
        </table:table-row>
        <table:table-row table:style-name="ro1">
          <table:table-cell table:style-name="ce1" office:value-type="string" calcext:value-type="string">
            <text:p>04:30:09</text:p>
          </table:table-cell>
          <table:table-cell table:style-name="ce1" office:value-type="float" office:value="3301.3" calcext:value-type="float">
            <text:p>3301.3</text:p>
          </table:table-cell>
          <table:table-cell table:style-name="ce1" office:value-type="float" office:value="3154.8" calcext:value-type="float">
            <text:p>3154.8</text:p>
          </table:table-cell>
          <table:table-cell table:style-name="ce1" office:value-type="float" office:value="3445.4" calcext:value-type="float">
            <text:p>3445.4</text:p>
          </table:table-cell>
          <table:table-cell table:style-name="ce1" office:value-type="float" office:value="3045.9" calcext:value-type="float">
            <text:p>3045.9</text:p>
          </table:table-cell>
        </table:table-row>
        <table:table-row table:style-name="ro1">
          <table:table-cell table:style-name="ce1" office:value-type="string" calcext:value-type="string">
            <text:p>04:31:12</text:p>
          </table:table-cell>
          <table:table-cell table:style-name="ce1" office:value-type="float" office:value="3700.3" calcext:value-type="float">
            <text:p>3700.3</text:p>
          </table:table-cell>
          <table:table-cell table:style-name="ce1" office:value-type="float" office:value="3860.4" calcext:value-type="float">
            <text:p>3860.4</text:p>
          </table:table-cell>
          <table:table-cell table:style-name="ce1" office:value-type="float" office:value="3948.2" calcext:value-type="float">
            <text:p>3948.2</text:p>
          </table:table-cell>
          <table:table-cell table:style-name="ce1" office:value-type="float" office:value="3583.4" calcext:value-type="float">
            <text:p>3583.4</text:p>
          </table:table-cell>
        </table:table-row>
        <table:table-row table:style-name="ro1">
          <table:table-cell table:style-name="ce1" office:value-type="string" calcext:value-type="string">
            <text:p>04:32:15</text:p>
          </table:table-cell>
          <table:table-cell table:style-name="ce1" office:value-type="float" office:value="2737.9" calcext:value-type="float">
            <text:p>2737.9</text:p>
          </table:table-cell>
          <table:table-cell table:style-name="ce1" office:value-type="float" office:value="3334.7" calcext:value-type="float">
            <text:p>3334.7</text:p>
          </table:table-cell>
          <table:table-cell table:style-name="ce1" office:value-type="float" office:value="2892.7" calcext:value-type="float">
            <text:p>2892.7</text:p>
          </table:table-cell>
          <table:table-cell table:style-name="ce1" office:value-type="float" office:value="3145.7" calcext:value-type="float">
            <text:p>3145.7</text:p>
          </table:table-cell>
        </table:table-row>
        <table:table-row table:style-name="ro1">
          <table:table-cell table:style-name="ce1" office:value-type="string" calcext:value-type="string">
            <text:p>04:33:18</text:p>
          </table:table-cell>
          <table:table-cell table:style-name="ce1" office:value-type="float" office:value="4395" calcext:value-type="float">
            <text:p>4395</text:p>
          </table:table-cell>
          <table:table-cell table:style-name="ce1" office:value-type="float" office:value="4317.2" calcext:value-type="float">
            <text:p>4317.2</text:p>
          </table:table-cell>
          <table:table-cell table:style-name="ce1" office:value-type="float" office:value="4707.6" calcext:value-type="float">
            <text:p>4707.6</text:p>
          </table:table-cell>
          <table:table-cell table:style-name="ce1" office:value-type="float" office:value="4365.5" calcext:value-type="float">
            <text:p>4365.5</text:p>
          </table:table-cell>
        </table:table-row>
        <table:table-row table:style-name="ro1">
          <table:table-cell table:style-name="ce1" office:value-type="string" calcext:value-type="string">
            <text:p>04:34:21</text:p>
          </table:table-cell>
          <table:table-cell table:style-name="ce1" office:value-type="float" office:value="4322.9" calcext:value-type="float">
            <text:p>4322.9</text:p>
          </table:table-cell>
          <table:table-cell table:style-name="ce1" office:value-type="float" office:value="4024.2" calcext:value-type="float">
            <text:p>4024.2</text:p>
          </table:table-cell>
          <table:table-cell table:style-name="ce1" office:value-type="float" office:value="4462.4" calcext:value-type="float">
            <text:p>4462.4</text:p>
          </table:table-cell>
          <table:table-cell table:style-name="ce1" office:value-type="float" office:value="3717" calcext:value-type="float">
            <text:p>3717</text:p>
          </table:table-cell>
        </table:table-row>
        <table:table-row table:style-name="ro1">
          <table:table-cell table:style-name="ce1" office:value-type="string" calcext:value-type="string">
            <text:p>04:35:23</text:p>
          </table:table-cell>
          <table:table-cell table:style-name="ce1" office:value-type="float" office:value="2946.4" calcext:value-type="float">
            <text:p>2946.4</text:p>
          </table:table-cell>
          <table:table-cell table:style-name="ce1" office:value-type="float" office:value="3122.1" calcext:value-type="float">
            <text:p>3122.1</text:p>
          </table:table-cell>
          <table:table-cell table:style-name="ce1" office:value-type="float" office:value="3349.3" calcext:value-type="float">
            <text:p>3349.3</text:p>
          </table:table-cell>
          <table:table-cell table:style-name="ce1" office:value-type="float" office:value="3042.2" calcext:value-type="float">
            <text:p>3042.2</text:p>
          </table:table-cell>
        </table:table-row>
        <table:table-row table:style-name="ro1">
          <table:table-cell table:style-name="ce1" office:value-type="string" calcext:value-type="string">
            <text:p>04:36:27</text:p>
          </table:table-cell>
          <table:table-cell table:style-name="ce1" office:value-type="float" office:value="3037.7" calcext:value-type="float">
            <text:p>3037.7</text:p>
          </table:table-cell>
          <table:table-cell table:style-name="ce1" office:value-type="float" office:value="2870.5" calcext:value-type="float">
            <text:p>2870.5</text:p>
          </table:table-cell>
          <table:table-cell table:style-name="ce1" office:value-type="float" office:value="3222.1" calcext:value-type="float">
            <text:p>3222.1</text:p>
          </table:table-cell>
          <table:table-cell table:style-name="ce1" office:value-type="float" office:value="2720.4" calcext:value-type="float">
            <text:p>2720.4</text:p>
          </table:table-cell>
        </table:table-row>
        <table:table-row table:style-name="ro1">
          <table:table-cell table:style-name="ce1" office:value-type="string" calcext:value-type="string">
            <text:p>04:37:30</text:p>
          </table:table-cell>
          <table:table-cell table:style-name="ce1" office:value-type="float" office:value="3346.2" calcext:value-type="float">
            <text:p>3346.2</text:p>
          </table:table-cell>
          <table:table-cell table:style-name="ce1" office:value-type="float" office:value="3464.1" calcext:value-type="float">
            <text:p>3464.1</text:p>
          </table:table-cell>
          <table:table-cell table:style-name="ce1" office:value-type="float" office:value="3478.8" calcext:value-type="float">
            <text:p>3478.8</text:p>
          </table:table-cell>
          <table:table-cell table:style-name="ce1" office:value-type="float" office:value="3097.7" calcext:value-type="float">
            <text:p>3097.7</text:p>
          </table:table-cell>
        </table:table-row>
        <table:table-row table:style-name="ro1">
          <table:table-cell table:style-name="ce1" office:value-type="string" calcext:value-type="string">
            <text:p>04:38:34</text:p>
          </table:table-cell>
          <table:table-cell table:style-name="ce1" office:value-type="float" office:value="4829.9" calcext:value-type="float">
            <text:p>4829.9</text:p>
          </table:table-cell>
          <table:table-cell table:style-name="ce1" office:value-type="float" office:value="4679.5" calcext:value-type="float">
            <text:p>4679.5</text:p>
          </table:table-cell>
          <table:table-cell table:style-name="ce1" office:value-type="float" office:value="4882.2" calcext:value-type="float">
            <text:p>4882.2</text:p>
          </table:table-cell>
          <table:table-cell table:style-name="ce1" office:value-type="float" office:value="4953.5" calcext:value-type="float">
            <text:p>4953.5</text:p>
          </table:table-cell>
        </table:table-row>
        <table:table-row table:style-name="ro1">
          <table:table-cell table:style-name="ce1" office:value-type="string" calcext:value-type="string">
            <text:p>04:39:36</text:p>
          </table:table-cell>
          <table:table-cell table:style-name="ce1" office:value-type="float" office:value="3473.6" calcext:value-type="float">
            <text:p>3473.6</text:p>
          </table:table-cell>
          <table:table-cell table:style-name="ce1" office:value-type="float" office:value="3323.3" calcext:value-type="float">
            <text:p>3323.3</text:p>
          </table:table-cell>
          <table:table-cell table:style-name="ce1" office:value-type="float" office:value="3391.5" calcext:value-type="float">
            <text:p>3391.5</text:p>
          </table:table-cell>
          <table:table-cell table:style-name="ce1" office:value-type="float" office:value="3121.7" calcext:value-type="float">
            <text:p>3121.7</text:p>
          </table:table-cell>
        </table:table-row>
        <table:table-row table:style-name="ro1">
          <table:table-cell table:style-name="ce1" office:value-type="string" calcext:value-type="string">
            <text:p>04:40:39</text:p>
          </table:table-cell>
          <table:table-cell table:style-name="ce1" office:value-type="float" office:value="3372.3" calcext:value-type="float">
            <text:p>3372.3</text:p>
          </table:table-cell>
          <table:table-cell table:style-name="ce1" office:value-type="float" office:value="3281.6" calcext:value-type="float">
            <text:p>3281.6</text:p>
          </table:table-cell>
          <table:table-cell table:style-name="ce1" office:value-type="float" office:value="3628" calcext:value-type="float">
            <text:p>3628</text:p>
          </table:table-cell>
          <table:table-cell table:style-name="ce1" office:value-type="float" office:value="3011.9" calcext:value-type="float">
            <text:p>3011.9</text:p>
          </table:table-cell>
        </table:table-row>
        <table:table-row table:style-name="ro1">
          <table:table-cell table:style-name="ce1" office:value-type="string" calcext:value-type="string">
            <text:p>04:41:42</text:p>
          </table:table-cell>
          <table:table-cell table:style-name="ce1" office:value-type="float" office:value="4589.3" calcext:value-type="float">
            <text:p>4589.3</text:p>
          </table:table-cell>
          <table:table-cell table:style-name="ce1" office:value-type="float" office:value="3762.6" calcext:value-type="float">
            <text:p>3762.6</text:p>
          </table:table-cell>
          <table:table-cell table:style-name="ce1" office:value-type="float" office:value="3481.2" calcext:value-type="float">
            <text:p>3481.2</text:p>
          </table:table-cell>
          <table:table-cell table:style-name="ce1" office:value-type="float" office:value="4320.8" calcext:value-type="float">
            <text:p>4320.8</text:p>
          </table:table-cell>
        </table:table-row>
        <table:table-row table:style-name="ro1">
          <table:table-cell table:style-name="ce1" office:value-type="string" calcext:value-type="string">
            <text:p>04:42:45</text:p>
          </table:table-cell>
          <table:table-cell table:style-name="ce1" office:value-type="float" office:value="3084.6" calcext:value-type="float">
            <text:p>3084.6</text:p>
          </table:table-cell>
          <table:table-cell table:style-name="ce1" office:value-type="float" office:value="3122" calcext:value-type="float">
            <text:p>3122</text:p>
          </table:table-cell>
          <table:table-cell table:style-name="ce1" office:value-type="float" office:value="3246" calcext:value-type="float">
            <text:p>3246</text:p>
          </table:table-cell>
          <table:table-cell table:style-name="ce1" office:value-type="float" office:value="3068.3" calcext:value-type="float">
            <text:p>3068.3</text:p>
          </table:table-cell>
        </table:table-row>
        <table:table-row table:style-name="ro1">
          <table:table-cell table:style-name="ce1" office:value-type="string" calcext:value-type="string">
            <text:p>04:43:47</text:p>
          </table:table-cell>
          <table:table-cell table:style-name="ce1" office:value-type="float" office:value="4025.8" calcext:value-type="float">
            <text:p>4025.8</text:p>
          </table:table-cell>
          <table:table-cell table:style-name="ce1" office:value-type="float" office:value="3883.8" calcext:value-type="float">
            <text:p>3883.8</text:p>
          </table:table-cell>
          <table:table-cell table:style-name="ce1" office:value-type="float" office:value="3998.3" calcext:value-type="float">
            <text:p>3998.3</text:p>
          </table:table-cell>
          <table:table-cell table:style-name="ce1" office:value-type="float" office:value="4009.7" calcext:value-type="float">
            <text:p>4009.7</text:p>
          </table:table-cell>
        </table:table-row>
        <table:table-row table:style-name="ro1">
          <table:table-cell table:style-name="ce1" office:value-type="string" calcext:value-type="string">
            <text:p>04:44:50</text:p>
          </table:table-cell>
          <table:table-cell table:style-name="ce1" office:value-type="float" office:value="3039" calcext:value-type="float">
            <text:p>3039</text:p>
          </table:table-cell>
          <table:table-cell table:style-name="ce1" office:value-type="float" office:value="3036.1" calcext:value-type="float">
            <text:p>3036.1</text:p>
          </table:table-cell>
          <table:table-cell table:style-name="ce1" office:value-type="float" office:value="3119.9" calcext:value-type="float">
            <text:p>3119.9</text:p>
          </table:table-cell>
          <table:table-cell table:style-name="ce1" office:value-type="float" office:value="2782.8" calcext:value-type="float">
            <text:p>2782.8</text:p>
          </table:table-cell>
        </table:table-row>
        <table:table-row table:style-name="ro1">
          <table:table-cell table:style-name="ce1" office:value-type="string" calcext:value-type="string">
            <text:p>04:45:53</text:p>
          </table:table-cell>
          <table:table-cell table:style-name="ce1" office:value-type="float" office:value="3175" calcext:value-type="float">
            <text:p>3175</text:p>
          </table:table-cell>
          <table:table-cell table:style-name="ce1" office:value-type="float" office:value="2823.2" calcext:value-type="float">
            <text:p>2823.2</text:p>
          </table:table-cell>
          <table:table-cell table:style-name="ce1" office:value-type="float" office:value="3139.8" calcext:value-type="float">
            <text:p>3139.8</text:p>
          </table:table-cell>
          <table:table-cell table:style-name="ce1" office:value-type="float" office:value="2897.3" calcext:value-type="float">
            <text:p>2897.3</text:p>
          </table:table-cell>
        </table:table-row>
        <table:table-row table:style-name="ro1">
          <table:table-cell table:style-name="ce1" office:value-type="string" calcext:value-type="string">
            <text:p>04:46:56</text:p>
          </table:table-cell>
          <table:table-cell table:style-name="ce1" office:value-type="float" office:value="3208.5" calcext:value-type="float">
            <text:p>3208.5</text:p>
          </table:table-cell>
          <table:table-cell table:style-name="ce1" office:value-type="float" office:value="2875.3" calcext:value-type="float">
            <text:p>2875.3</text:p>
          </table:table-cell>
          <table:table-cell table:style-name="ce1" office:value-type="float" office:value="3102" calcext:value-type="float">
            <text:p>3102</text:p>
          </table:table-cell>
          <table:table-cell table:style-name="ce1" office:value-type="float" office:value="2640.8" calcext:value-type="float">
            <text:p>2640.8</text:p>
          </table:table-cell>
        </table:table-row>
        <table:table-row table:style-name="ro1">
          <table:table-cell table:style-name="ce1" office:value-type="string" calcext:value-type="string">
            <text:p>04:47:59</text:p>
          </table:table-cell>
          <table:table-cell table:style-name="ce1" office:value-type="float" office:value="3170.3" calcext:value-type="float">
            <text:p>3170.3</text:p>
          </table:table-cell>
          <table:table-cell table:style-name="ce1" office:value-type="float" office:value="3093.1" calcext:value-type="float">
            <text:p>3093.1</text:p>
          </table:table-cell>
          <table:table-cell table:style-name="ce1" office:value-type="float" office:value="3341.7" calcext:value-type="float">
            <text:p>3341.7</text:p>
          </table:table-cell>
          <table:table-cell table:style-name="ce1" office:value-type="float" office:value="3023.4" calcext:value-type="float">
            <text:p>3023.4</text:p>
          </table:table-cell>
        </table:table-row>
        <table:table-row table:style-name="ro1">
          <table:table-cell table:style-name="ce1" office:value-type="string" calcext:value-type="string">
            <text:p>04:49:01</text:p>
          </table:table-cell>
          <table:table-cell table:style-name="ce1" office:value-type="float" office:value="2810.3" calcext:value-type="float">
            <text:p>2810.3</text:p>
          </table:table-cell>
          <table:table-cell table:style-name="ce1" office:value-type="float" office:value="2980" calcext:value-type="float">
            <text:p>2980</text:p>
          </table:table-cell>
          <table:table-cell table:style-name="ce1" office:value-type="float" office:value="3041.2" calcext:value-type="float">
            <text:p>3041.2</text:p>
          </table:table-cell>
          <table:table-cell table:style-name="ce1" office:value-type="float" office:value="2775" calcext:value-type="float">
            <text:p>2775</text:p>
          </table:table-cell>
        </table:table-row>
        <table:table-row table:style-name="ro1">
          <table:table-cell table:style-name="ce1" office:value-type="string" calcext:value-type="string">
            <text:p>04:50:04</text:p>
          </table:table-cell>
          <table:table-cell table:style-name="ce1" office:value-type="float" office:value="2859.4" calcext:value-type="float">
            <text:p>2859.4</text:p>
          </table:table-cell>
          <table:table-cell table:style-name="ce1" office:value-type="float" office:value="2777.5" calcext:value-type="float">
            <text:p>2777.5</text:p>
          </table:table-cell>
          <table:table-cell table:style-name="ce1" office:value-type="float" office:value="2875.8" calcext:value-type="float">
            <text:p>2875.8</text:p>
          </table:table-cell>
          <table:table-cell table:style-name="ce1" office:value-type="float" office:value="2487.7" calcext:value-type="float">
            <text:p>2487.7</text:p>
          </table:table-cell>
        </table:table-row>
        <table:table-row table:style-name="ro1">
          <table:table-cell table:style-name="ce1" office:value-type="string" calcext:value-type="string">
            <text:p>04:51:08</text:p>
          </table:table-cell>
          <table:table-cell table:style-name="ce1" office:value-type="float" office:value="3062.6" calcext:value-type="float">
            <text:p>3062.6</text:p>
          </table:table-cell>
          <table:table-cell table:style-name="ce1" office:value-type="float" office:value="3147.9" calcext:value-type="float">
            <text:p>3147.9</text:p>
          </table:table-cell>
          <table:table-cell table:style-name="ce1" office:value-type="float" office:value="3360.6" calcext:value-type="float">
            <text:p>3360.6</text:p>
          </table:table-cell>
          <table:table-cell table:style-name="ce1" office:value-type="float" office:value="2765.1" calcext:value-type="float">
            <text:p>2765.1</text:p>
          </table:table-cell>
        </table:table-row>
        <table:table-row table:style-name="ro1">
          <table:table-cell table:style-name="ce1" office:value-type="string" calcext:value-type="string">
            <text:p>04:52:12</text:p>
          </table:table-cell>
          <table:table-cell table:style-name="ce1" office:value-type="float" office:value="3070.9" calcext:value-type="float">
            <text:p>3070.9</text:p>
          </table:table-cell>
          <table:table-cell table:style-name="ce1" office:value-type="float" office:value="3106.8" calcext:value-type="float">
            <text:p>3106.8</text:p>
          </table:table-cell>
          <table:table-cell table:style-name="ce1" office:value-type="float" office:value="3031.9" calcext:value-type="float">
            <text:p>3031.9</text:p>
          </table:table-cell>
          <table:table-cell table:style-name="ce1" office:value-type="float" office:value="3012.6" calcext:value-type="float">
            <text:p>3012.6</text:p>
          </table:table-cell>
        </table:table-row>
        <table:table-row table:style-name="ro1">
          <table:table-cell table:style-name="ce1" office:value-type="string" calcext:value-type="string">
            <text:p>04:53:15</text:p>
          </table:table-cell>
          <table:table-cell table:style-name="ce1" office:value-type="float" office:value="3692.3" calcext:value-type="float">
            <text:p>3692.3</text:p>
          </table:table-cell>
          <table:table-cell table:style-name="ce1" office:value-type="float" office:value="4404.5" calcext:value-type="float">
            <text:p>4404.5</text:p>
          </table:table-cell>
          <table:table-cell table:style-name="ce1" office:value-type="float" office:value="4464.5" calcext:value-type="float">
            <text:p>4464.5</text:p>
          </table:table-cell>
          <table:table-cell table:style-name="ce1" office:value-type="float" office:value="4108.3" calcext:value-type="float">
            <text:p>4108.3</text:p>
          </table:table-cell>
        </table:table-row>
        <table:table-row table:style-name="ro1">
          <table:table-cell table:style-name="ce1" office:value-type="string" calcext:value-type="string">
            <text:p>04:54:18</text:p>
          </table:table-cell>
          <table:table-cell table:style-name="ce1" office:value-type="float" office:value="3566.3" calcext:value-type="float">
            <text:p>3566.3</text:p>
          </table:table-cell>
          <table:table-cell table:style-name="ce1" office:value-type="float" office:value="3316.6" calcext:value-type="float">
            <text:p>3316.6</text:p>
          </table:table-cell>
          <table:table-cell table:style-name="ce1" office:value-type="float" office:value="3391.7" calcext:value-type="float">
            <text:p>3391.7</text:p>
          </table:table-cell>
          <table:table-cell table:style-name="ce1" office:value-type="float" office:value="3204.3" calcext:value-type="float">
            <text:p>3204.3</text:p>
          </table:table-cell>
        </table:table-row>
        <table:table-row table:style-name="ro1">
          <table:table-cell table:style-name="ce1" office:value-type="string" calcext:value-type="string">
            <text:p>04:55:20</text:p>
          </table:table-cell>
          <table:table-cell table:style-name="ce1" office:value-type="float" office:value="3462.8" calcext:value-type="float">
            <text:p>3462.8</text:p>
          </table:table-cell>
          <table:table-cell table:style-name="ce1" office:value-type="float" office:value="3235.3" calcext:value-type="float">
            <text:p>3235.3</text:p>
          </table:table-cell>
          <table:table-cell table:style-name="ce1" office:value-type="float" office:value="3436.1" calcext:value-type="float">
            <text:p>3436.1</text:p>
          </table:table-cell>
          <table:table-cell table:style-name="ce1" office:value-type="float" office:value="2835.1" calcext:value-type="float">
            <text:p>2835.1</text:p>
          </table:table-cell>
        </table:table-row>
        <table:table-row table:style-name="ro1">
          <table:table-cell table:style-name="ce1" office:value-type="string" calcext:value-type="string">
            <text:p>04:56:23</text:p>
          </table:table-cell>
          <table:table-cell table:style-name="ce1" office:value-type="float" office:value="3593.5" calcext:value-type="float">
            <text:p>3593.5</text:p>
          </table:table-cell>
          <table:table-cell table:style-name="ce1" office:value-type="float" office:value="3243.4" calcext:value-type="float">
            <text:p>3243.4</text:p>
          </table:table-cell>
          <table:table-cell table:style-name="ce1" office:value-type="float" office:value="3540" calcext:value-type="float">
            <text:p>3540</text:p>
          </table:table-cell>
          <table:table-cell table:style-name="ce1" office:value-type="float" office:value="3238.2" calcext:value-type="float">
            <text:p>3238.2</text:p>
          </table:table-cell>
        </table:table-row>
        <table:table-row table:style-name="ro1">
          <table:table-cell table:style-name="ce1" office:value-type="string" calcext:value-type="string">
            <text:p>04:57:26</text:p>
          </table:table-cell>
          <table:table-cell table:style-name="ce1" office:value-type="float" office:value="2820.3" calcext:value-type="float">
            <text:p>2820.3</text:p>
          </table:table-cell>
          <table:table-cell table:style-name="ce1" office:value-type="float" office:value="2781.8" calcext:value-type="float">
            <text:p>2781.8</text:p>
          </table:table-cell>
          <table:table-cell table:style-name="ce1" office:value-type="float" office:value="2890.6" calcext:value-type="float">
            <text:p>2890.6</text:p>
          </table:table-cell>
          <table:table-cell table:style-name="ce1" office:value-type="float" office:value="2661.4" calcext:value-type="float">
            <text:p>2661.4</text:p>
          </table:table-cell>
        </table:table-row>
        <table:table-row table:style-name="ro1">
          <table:table-cell table:style-name="ce1" office:value-type="string" calcext:value-type="string">
            <text:p>04:58:29</text:p>
          </table:table-cell>
          <table:table-cell table:style-name="ce1" office:value-type="float" office:value="4057.4" calcext:value-type="float">
            <text:p>4057.4</text:p>
          </table:table-cell>
          <table:table-cell table:style-name="ce1" office:value-type="float" office:value="3625.2" calcext:value-type="float">
            <text:p>3625.2</text:p>
          </table:table-cell>
          <table:table-cell table:style-name="ce1" office:value-type="float" office:value="4009.8" calcext:value-type="float">
            <text:p>4009.8</text:p>
          </table:table-cell>
          <table:table-cell table:style-name="ce1" office:value-type="float" office:value="3710.5" calcext:value-type="float">
            <text:p>3710.5</text:p>
          </table:table-cell>
        </table:table-row>
        <table:table-row table:style-name="ro1">
          <table:table-cell table:style-name="ce1" office:value-type="string" calcext:value-type="string">
            <text:p>04:59:32</text:p>
          </table:table-cell>
          <table:table-cell table:style-name="ce1" office:value-type="float" office:value="2736" calcext:value-type="float">
            <text:p>2736</text:p>
          </table:table-cell>
          <table:table-cell table:style-name="ce1" office:value-type="float" office:value="2987.4" calcext:value-type="float">
            <text:p>2987.4</text:p>
          </table:table-cell>
          <table:table-cell table:style-name="ce1" office:value-type="float" office:value="2998.9" calcext:value-type="float">
            <text:p>2998.9</text:p>
          </table:table-cell>
          <table:table-cell table:style-name="ce1" office:value-type="float" office:value="2608" calcext:value-type="float">
            <text:p>2608</text:p>
          </table:table-cell>
        </table:table-row>
        <table:table-row table:style-name="ro1">
          <table:table-cell table:style-name="ce1" office:value-type="string" calcext:value-type="string">
            <text:p>05:00:34</text:p>
          </table:table-cell>
          <table:table-cell table:style-name="ce1" office:value-type="float" office:value="3245.2" calcext:value-type="float">
            <text:p>3245.2</text:p>
          </table:table-cell>
          <table:table-cell table:style-name="ce1" office:value-type="float" office:value="2848.5" calcext:value-type="float">
            <text:p>2848.5</text:p>
          </table:table-cell>
          <table:table-cell table:style-name="ce1" office:value-type="float" office:value="3153.3" calcext:value-type="float">
            <text:p>3153.3</text:p>
          </table:table-cell>
          <table:table-cell table:style-name="ce1" office:value-type="float" office:value="3205.4" calcext:value-type="float">
            <text:p>3205.4</text:p>
          </table:table-cell>
        </table:table-row>
        <table:table-row table:style-name="ro1">
          <table:table-cell table:style-name="ce1" office:value-type="string" calcext:value-type="string">
            <text:p>05:01:37</text:p>
          </table:table-cell>
          <table:table-cell table:style-name="ce1" office:value-type="float" office:value="4175.9" calcext:value-type="float">
            <text:p>4175.9</text:p>
          </table:table-cell>
          <table:table-cell table:style-name="ce1" office:value-type="float" office:value="4556.6" calcext:value-type="float">
            <text:p>4556.6</text:p>
          </table:table-cell>
          <table:table-cell table:style-name="ce1" office:value-type="float" office:value="4501.1" calcext:value-type="float">
            <text:p>4501.1</text:p>
          </table:table-cell>
          <table:table-cell table:style-name="ce1" office:value-type="float" office:value="4536.1" calcext:value-type="float">
            <text:p>4536.1</text:p>
          </table:table-cell>
        </table:table-row>
        <table:table-row table:style-name="ro1">
          <table:table-cell table:style-name="ce1" office:value-type="string" calcext:value-type="string">
            <text:p>05:02:41</text:p>
          </table:table-cell>
          <table:table-cell table:style-name="ce1" office:value-type="float" office:value="3104" calcext:value-type="float">
            <text:p>3104</text:p>
          </table:table-cell>
          <table:table-cell table:style-name="ce1" office:value-type="float" office:value="3325.8" calcext:value-type="float">
            <text:p>3325.8</text:p>
          </table:table-cell>
          <table:table-cell table:style-name="ce1" office:value-type="float" office:value="3418.9" calcext:value-type="float">
            <text:p>3418.9</text:p>
          </table:table-cell>
          <table:table-cell table:style-name="ce1" office:value-type="float" office:value="2909.5" calcext:value-type="float">
            <text:p>2909.5</text:p>
          </table:table-cell>
        </table:table-row>
        <table:table-row table:style-name="ro1">
          <table:table-cell table:style-name="ce1" office:value-type="string" calcext:value-type="string">
            <text:p>05:03:43</text:p>
          </table:table-cell>
          <table:table-cell table:style-name="ce1" office:value-type="float" office:value="3087.8" calcext:value-type="float">
            <text:p>3087.8</text:p>
          </table:table-cell>
          <table:table-cell table:style-name="ce1" office:value-type="float" office:value="2801.2" calcext:value-type="float">
            <text:p>2801.2</text:p>
          </table:table-cell>
          <table:table-cell table:style-name="ce1" office:value-type="float" office:value="3087.9" calcext:value-type="float">
            <text:p>3087.9</text:p>
          </table:table-cell>
          <table:table-cell table:style-name="ce1" office:value-type="float" office:value="2847.8" calcext:value-type="float">
            <text:p>2847.8</text:p>
          </table:table-cell>
        </table:table-row>
        <table:table-row table:style-name="ro1">
          <table:table-cell table:style-name="ce1" office:value-type="string" calcext:value-type="string">
            <text:p>05:04:46</text:p>
          </table:table-cell>
          <table:table-cell table:style-name="ce1" office:value-type="float" office:value="2713" calcext:value-type="float">
            <text:p>2713</text:p>
          </table:table-cell>
          <table:table-cell table:style-name="ce1" office:value-type="float" office:value="2635.9" calcext:value-type="float">
            <text:p>2635.9</text:p>
          </table:table-cell>
          <table:table-cell table:style-name="ce1" office:value-type="float" office:value="2835.2" calcext:value-type="float">
            <text:p>2835.2</text:p>
          </table:table-cell>
          <table:table-cell table:style-name="ce1" office:value-type="float" office:value="2539.9" calcext:value-type="float">
            <text:p>2539.9</text:p>
          </table:table-cell>
        </table:table-row>
        <table:table-row table:style-name="ro1">
          <table:table-cell table:style-name="ce1" office:value-type="string" calcext:value-type="string">
            <text:p>05:05:49</text:p>
          </table:table-cell>
          <table:table-cell table:style-name="ce1" office:value-type="float" office:value="3040.1" calcext:value-type="float">
            <text:p>3040.1</text:p>
          </table:table-cell>
          <table:table-cell table:style-name="ce1" office:value-type="float" office:value="2483.8" calcext:value-type="float">
            <text:p>2483.8</text:p>
          </table:table-cell>
          <table:table-cell table:style-name="ce1" office:value-type="float" office:value="3200.3" calcext:value-type="float">
            <text:p>3200.3</text:p>
          </table:table-cell>
          <table:table-cell table:style-name="ce1" office:value-type="float" office:value="3053.7" calcext:value-type="float">
            <text:p>3053.7</text:p>
          </table:table-cell>
        </table:table-row>
        <table:table-row table:style-name="ro1">
          <table:table-cell table:style-name="ce1" office:value-type="string" calcext:value-type="string">
            <text:p>05:06:53</text:p>
          </table:table-cell>
          <table:table-cell table:style-name="ce1" office:value-type="float" office:value="3528.9" calcext:value-type="float">
            <text:p>3528.9</text:p>
          </table:table-cell>
          <table:table-cell table:style-name="ce1" office:value-type="float" office:value="3378.5" calcext:value-type="float">
            <text:p>3378.5</text:p>
          </table:table-cell>
          <table:table-cell table:style-name="ce1" office:value-type="float" office:value="3278.6" calcext:value-type="float">
            <text:p>3278.6</text:p>
          </table:table-cell>
          <table:table-cell table:style-name="ce1" office:value-type="float" office:value="3267.9" calcext:value-type="float">
            <text:p>3267.9</text:p>
          </table:table-cell>
        </table:table-row>
        <table:table-row table:style-name="ro1">
          <table:table-cell table:style-name="ce1" office:value-type="string" calcext:value-type="string">
            <text:p>05:07:57</text:p>
          </table:table-cell>
          <table:table-cell table:style-name="ce1" office:value-type="float" office:value="3519.7" calcext:value-type="float">
            <text:p>3519.7</text:p>
          </table:table-cell>
          <table:table-cell table:style-name="ce1" office:value-type="float" office:value="3851.4" calcext:value-type="float">
            <text:p>3851.4</text:p>
          </table:table-cell>
          <table:table-cell table:style-name="ce1" office:value-type="float" office:value="3851" calcext:value-type="float">
            <text:p>3851</text:p>
          </table:table-cell>
          <table:table-cell table:style-name="ce1" office:value-type="float" office:value="4357.4" calcext:value-type="float">
            <text:p>4357.4</text:p>
          </table:table-cell>
        </table:table-row>
        <table:table-row table:style-name="ro1">
          <table:table-cell table:style-name="ce1" office:value-type="string" calcext:value-type="string">
            <text:p>05:09:00</text:p>
          </table:table-cell>
          <table:table-cell table:style-name="ce1" office:value-type="float" office:value="2904" calcext:value-type="float">
            <text:p>2904</text:p>
          </table:table-cell>
          <table:table-cell table:style-name="ce1" office:value-type="float" office:value="2980.2" calcext:value-type="float">
            <text:p>2980.2</text:p>
          </table:table-cell>
          <table:table-cell table:style-name="ce1" office:value-type="float" office:value="3108.3" calcext:value-type="float">
            <text:p>3108.3</text:p>
          </table:table-cell>
          <table:table-cell table:style-name="ce1" office:value-type="float" office:value="2772" calcext:value-type="float">
            <text:p>2772</text:p>
          </table:table-cell>
        </table:table-row>
        <table:table-row table:style-name="ro1">
          <table:table-cell table:style-name="ce1" office:value-type="string" calcext:value-type="string">
            <text:p>05:10:02</text:p>
          </table:table-cell>
          <table:table-cell table:style-name="ce1" office:value-type="float" office:value="3382.4" calcext:value-type="float">
            <text:p>3382.4</text:p>
          </table:table-cell>
          <table:table-cell table:style-name="ce1" office:value-type="float" office:value="3002" calcext:value-type="float">
            <text:p>3002</text:p>
          </table:table-cell>
          <table:table-cell table:style-name="ce1" office:value-type="float" office:value="3460.1" calcext:value-type="float">
            <text:p>3460.1</text:p>
          </table:table-cell>
          <table:table-cell table:style-name="ce1" office:value-type="float" office:value="2814.3" calcext:value-type="float">
            <text:p>2814.3</text:p>
          </table:table-cell>
        </table:table-row>
        <table:table-row table:style-name="ro1">
          <table:table-cell table:style-name="ce1" office:value-type="string" calcext:value-type="string">
            <text:p>05:11:05</text:p>
          </table:table-cell>
          <table:table-cell table:style-name="ce1" office:value-type="float" office:value="3123.5" calcext:value-type="float">
            <text:p>3123.5</text:p>
          </table:table-cell>
          <table:table-cell table:style-name="ce1" office:value-type="float" office:value="2943.8" calcext:value-type="float">
            <text:p>2943.8</text:p>
          </table:table-cell>
          <table:table-cell table:style-name="ce1" office:value-type="float" office:value="3130" calcext:value-type="float">
            <text:p>3130</text:p>
          </table:table-cell>
          <table:table-cell table:style-name="ce1" office:value-type="float" office:value="2881.8" calcext:value-type="float">
            <text:p>2881.8</text:p>
          </table:table-cell>
        </table:table-row>
        <table:table-row table:style-name="ro1">
          <table:table-cell table:style-name="ce1" office:value-type="string" calcext:value-type="string">
            <text:p>05:12:08</text:p>
          </table:table-cell>
          <table:table-cell table:style-name="ce1" office:value-type="float" office:value="3076" calcext:value-type="float">
            <text:p>3076</text:p>
          </table:table-cell>
          <table:table-cell table:style-name="ce1" office:value-type="float" office:value="3201.4" calcext:value-type="float">
            <text:p>3201.4</text:p>
          </table:table-cell>
          <table:table-cell table:style-name="ce1" office:value-type="float" office:value="3078.3" calcext:value-type="float">
            <text:p>3078.3</text:p>
          </table:table-cell>
          <table:table-cell table:style-name="ce1" office:value-type="float" office:value="2705" calcext:value-type="float">
            <text:p>2705</text:p>
          </table:table-cell>
        </table:table-row>
        <table:table-row table:style-name="ro1">
          <table:table-cell table:style-name="ce1" office:value-type="string" calcext:value-type="string">
            <text:p>05:13:11</text:p>
          </table:table-cell>
          <table:table-cell table:style-name="ce1" office:value-type="float" office:value="3174.5" calcext:value-type="float">
            <text:p>3174.5</text:p>
          </table:table-cell>
          <table:table-cell table:style-name="ce1" office:value-type="float" office:value="3194.8" calcext:value-type="float">
            <text:p>3194.8</text:p>
          </table:table-cell>
          <table:table-cell table:style-name="ce1" office:value-type="float" office:value="3226.7" calcext:value-type="float">
            <text:p>3226.7</text:p>
          </table:table-cell>
          <table:table-cell table:style-name="ce1" office:value-type="float" office:value="2745.5" calcext:value-type="float">
            <text:p>2745.5</text:p>
          </table:table-cell>
        </table:table-row>
        <table:table-row table:style-name="ro1">
          <table:table-cell table:style-name="ce1" office:value-type="string" calcext:value-type="string">
            <text:p>05:14:13</text:p>
          </table:table-cell>
          <table:table-cell table:style-name="ce1" office:value-type="float" office:value="3147.9" calcext:value-type="float">
            <text:p>3147.9</text:p>
          </table:table-cell>
          <table:table-cell table:style-name="ce1" office:value-type="float" office:value="3180.5" calcext:value-type="float">
            <text:p>3180.5</text:p>
          </table:table-cell>
          <table:table-cell table:style-name="ce1" office:value-type="float" office:value="3301.1" calcext:value-type="float">
            <text:p>3301.1</text:p>
          </table:table-cell>
          <table:table-cell table:style-name="ce1" office:value-type="float" office:value="2960.6" calcext:value-type="float">
            <text:p>2960.6</text:p>
          </table:table-cell>
        </table:table-row>
        <table:table-row table:style-name="ro1">
          <table:table-cell table:style-name="ce1" office:value-type="string" calcext:value-type="string">
            <text:p>05:15:16</text:p>
          </table:table-cell>
          <table:table-cell table:style-name="ce1" office:value-type="float" office:value="3301.1" calcext:value-type="float">
            <text:p>3301.1</text:p>
          </table:table-cell>
          <table:table-cell table:style-name="ce1" office:value-type="float" office:value="2937.3" calcext:value-type="float">
            <text:p>2937.3</text:p>
          </table:table-cell>
          <table:table-cell table:style-name="ce1" office:value-type="float" office:value="3122" calcext:value-type="float">
            <text:p>3122</text:p>
          </table:table-cell>
          <table:table-cell table:style-name="ce1" office:value-type="float" office:value="2659.9" calcext:value-type="float">
            <text:p>2659.9</text:p>
          </table:table-cell>
        </table:table-row>
        <table:table-row table:style-name="ro1">
          <table:table-cell table:style-name="ce1" office:value-type="string" calcext:value-type="string">
            <text:p>05:16:19</text:p>
          </table:table-cell>
          <table:table-cell table:style-name="ce1" office:value-type="float" office:value="2613.4" calcext:value-type="float">
            <text:p>2613.4</text:p>
          </table:table-cell>
          <table:table-cell table:style-name="ce1" office:value-type="float" office:value="2735" calcext:value-type="float">
            <text:p>2735</text:p>
          </table:table-cell>
          <table:table-cell table:style-name="ce1" office:value-type="float" office:value="2551.7" calcext:value-type="float">
            <text:p>2551.7</text:p>
          </table:table-cell>
          <table:table-cell table:style-name="ce1" office:value-type="float" office:value="2689.7" calcext:value-type="float">
            <text:p>2689.7</text:p>
          </table:table-cell>
        </table:table-row>
        <table:table-row table:style-name="ro1">
          <table:table-cell table:style-name="ce1" office:value-type="string" calcext:value-type="string">
            <text:p>05:17:22</text:p>
          </table:table-cell>
          <table:table-cell table:style-name="ce1" office:value-type="float" office:value="3333.6" calcext:value-type="float">
            <text:p>3333.6</text:p>
          </table:table-cell>
          <table:table-cell table:style-name="ce1" office:value-type="float" office:value="3149.9" calcext:value-type="float">
            <text:p>3149.9</text:p>
          </table:table-cell>
          <table:table-cell table:style-name="ce1" office:value-type="float" office:value="3435.5" calcext:value-type="float">
            <text:p>3435.5</text:p>
          </table:table-cell>
          <table:table-cell table:style-name="ce1" office:value-type="float" office:value="3073.3" calcext:value-type="float">
            <text:p>3073.3</text:p>
          </table:table-cell>
        </table:table-row>
        <table:table-row table:style-name="ro1">
          <table:table-cell table:style-name="ce1" office:value-type="string" calcext:value-type="string">
            <text:p>05:18:25</text:p>
          </table:table-cell>
          <table:table-cell table:style-name="ce1" office:value-type="float" office:value="3247.5" calcext:value-type="float">
            <text:p>3247.5</text:p>
          </table:table-cell>
          <table:table-cell table:style-name="ce1" office:value-type="float" office:value="2756.2" calcext:value-type="float">
            <text:p>2756.2</text:p>
          </table:table-cell>
          <table:table-cell table:style-name="ce1" office:value-type="float" office:value="3330.1" calcext:value-type="float">
            <text:p>3330.1</text:p>
          </table:table-cell>
          <table:table-cell table:style-name="ce1" office:value-type="float" office:value="2673.3" calcext:value-type="float">
            <text:p>2673.3</text:p>
          </table:table-cell>
        </table:table-row>
        <table:table-row table:style-name="ro1">
          <table:table-cell table:style-name="ce1" office:value-type="string" calcext:value-type="string">
            <text:p>05:19:27</text:p>
          </table:table-cell>
          <table:table-cell table:style-name="ce1" office:value-type="float" office:value="3400.9" calcext:value-type="float">
            <text:p>3400.9</text:p>
          </table:table-cell>
          <table:table-cell table:style-name="ce1" office:value-type="float" office:value="3039" calcext:value-type="float">
            <text:p>3039</text:p>
          </table:table-cell>
          <table:table-cell table:style-name="ce1" office:value-type="float" office:value="3492" calcext:value-type="float">
            <text:p>3492</text:p>
          </table:table-cell>
          <table:table-cell table:style-name="ce1" office:value-type="float" office:value="2785.6" calcext:value-type="float">
            <text:p>2785.6</text:p>
          </table:table-cell>
        </table:table-row>
        <table:table-row table:style-name="ro1">
          <table:table-cell table:style-name="ce1" office:value-type="string" calcext:value-type="string">
            <text:p>05:20:30</text:p>
          </table:table-cell>
          <table:table-cell table:style-name="ce1" office:value-type="float" office:value="3173.7" calcext:value-type="float">
            <text:p>3173.7</text:p>
          </table:table-cell>
          <table:table-cell table:style-name="ce1" office:value-type="float" office:value="3276.4" calcext:value-type="float">
            <text:p>3276.4</text:p>
          </table:table-cell>
          <table:table-cell table:style-name="ce1" office:value-type="float" office:value="3563.3" calcext:value-type="float">
            <text:p>3563.3</text:p>
          </table:table-cell>
          <table:table-cell table:style-name="ce1" office:value-type="float" office:value="3274.8" calcext:value-type="float">
            <text:p>3274.8</text:p>
          </table:table-cell>
        </table:table-row>
        <table:table-row table:style-name="ro1">
          <table:table-cell table:style-name="ce1" office:value-type="string" calcext:value-type="string">
            <text:p>05:21:34</text:p>
          </table:table-cell>
          <table:table-cell table:style-name="ce1" office:value-type="float" office:value="4489.5" calcext:value-type="float">
            <text:p>4489.5</text:p>
          </table:table-cell>
          <table:table-cell table:style-name="ce1" office:value-type="float" office:value="4488.2" calcext:value-type="float">
            <text:p>4488.2</text:p>
          </table:table-cell>
          <table:table-cell table:style-name="ce1" office:value-type="float" office:value="4725" calcext:value-type="float">
            <text:p>4725</text:p>
          </table:table-cell>
          <table:table-cell table:style-name="ce1" office:value-type="float" office:value="4323.2" calcext:value-type="float">
            <text:p>4323.2</text:p>
          </table:table-cell>
        </table:table-row>
        <table:table-row table:style-name="ro1">
          <table:table-cell table:style-name="ce1" office:value-type="string" calcext:value-type="string">
            <text:p>05:22:36</text:p>
          </table:table-cell>
          <table:table-cell table:style-name="ce1" office:value-type="float" office:value="3484.1" calcext:value-type="float">
            <text:p>3484.1</text:p>
          </table:table-cell>
          <table:table-cell table:style-name="ce1" office:value-type="float" office:value="3628" calcext:value-type="float">
            <text:p>3628</text:p>
          </table:table-cell>
          <table:table-cell table:style-name="ce1" office:value-type="float" office:value="3537.7" calcext:value-type="float">
            <text:p>3537.7</text:p>
          </table:table-cell>
          <table:table-cell table:style-name="ce1" office:value-type="float" office:value="3538.6" calcext:value-type="float">
            <text:p>3538.6</text:p>
          </table:table-cell>
        </table:table-row>
        <table:table-row table:style-name="ro1">
          <table:table-cell table:style-name="ce1" office:value-type="string" calcext:value-type="string">
            <text:p>05:23:39</text:p>
          </table:table-cell>
          <table:table-cell table:style-name="ce1" office:value-type="float" office:value="2701.7" calcext:value-type="float">
            <text:p>2701.7</text:p>
          </table:table-cell>
          <table:table-cell table:style-name="ce1" office:value-type="float" office:value="3356.1" calcext:value-type="float">
            <text:p>3356.1</text:p>
          </table:table-cell>
          <table:table-cell table:style-name="ce1" office:value-type="float" office:value="3253.2" calcext:value-type="float">
            <text:p>3253.2</text:p>
          </table:table-cell>
          <table:table-cell table:style-name="ce1" office:value-type="float" office:value="3017.4" calcext:value-type="float">
            <text:p>3017.4</text:p>
          </table:table-cell>
        </table:table-row>
        <table:table-row table:style-name="ro1">
          <table:table-cell table:style-name="ce1" office:value-type="string" calcext:value-type="string">
            <text:p>05:24:42</text:p>
          </table:table-cell>
          <table:table-cell table:style-name="ce1" office:value-type="float" office:value="2875" calcext:value-type="float">
            <text:p>2875</text:p>
          </table:table-cell>
          <table:table-cell table:style-name="ce1" office:value-type="float" office:value="3102.9" calcext:value-type="float">
            <text:p>3102.9</text:p>
          </table:table-cell>
          <table:table-cell table:style-name="ce1" office:value-type="float" office:value="2948.8" calcext:value-type="float">
            <text:p>2948.8</text:p>
          </table:table-cell>
          <table:table-cell table:style-name="ce1" office:value-type="float" office:value="2747.3" calcext:value-type="float">
            <text:p>2747.3</text:p>
          </table:table-cell>
        </table:table-row>
        <table:table-row table:style-name="ro1">
          <table:table-cell table:style-name="ce1" office:value-type="string" calcext:value-type="string">
            <text:p>05:25:45</text:p>
          </table:table-cell>
          <table:table-cell table:style-name="ce1" office:value-type="float" office:value="3110.6" calcext:value-type="float">
            <text:p>3110.6</text:p>
          </table:table-cell>
          <table:table-cell table:style-name="ce1" office:value-type="float" office:value="2868.3" calcext:value-type="float">
            <text:p>2868.3</text:p>
          </table:table-cell>
          <table:table-cell table:style-name="ce1" office:value-type="float" office:value="3300.1" calcext:value-type="float">
            <text:p>3300.1</text:p>
          </table:table-cell>
          <table:table-cell table:style-name="ce1" office:value-type="float" office:value="2911.4" calcext:value-type="float">
            <text:p>2911.4</text:p>
          </table:table-cell>
        </table:table-row>
        <table:table-row table:style-name="ro1">
          <table:table-cell table:style-name="ce1" office:value-type="string" calcext:value-type="string">
            <text:p>05:26:48</text:p>
          </table:table-cell>
          <table:table-cell table:style-name="ce1" office:value-type="float" office:value="3320.2" calcext:value-type="float">
            <text:p>3320.2</text:p>
          </table:table-cell>
          <table:table-cell table:style-name="ce1" office:value-type="float" office:value="3218.9" calcext:value-type="float">
            <text:p>3218.9</text:p>
          </table:table-cell>
          <table:table-cell table:style-name="ce1" office:value-type="float" office:value="3255.5" calcext:value-type="float">
            <text:p>3255.5</text:p>
          </table:table-cell>
          <table:table-cell table:style-name="ce1" office:value-type="float" office:value="2848.2" calcext:value-type="float">
            <text:p>2848.2</text:p>
          </table:table-cell>
        </table:table-row>
        <table:table-row table:style-name="ro1">
          <table:table-cell table:style-name="ce1" office:value-type="string" calcext:value-type="string">
            <text:p>05:27:50</text:p>
          </table:table-cell>
          <table:table-cell table:style-name="ce1" office:value-type="float" office:value="3045.5" calcext:value-type="float">
            <text:p>3045.5</text:p>
          </table:table-cell>
          <table:table-cell table:style-name="ce1" office:value-type="float" office:value="2951.1" calcext:value-type="float">
            <text:p>2951.1</text:p>
          </table:table-cell>
          <table:table-cell table:style-name="ce1" office:value-type="float" office:value="3293" calcext:value-type="float">
            <text:p>3293</text:p>
          </table:table-cell>
          <table:table-cell table:style-name="ce1" office:value-type="float" office:value="3030.1" calcext:value-type="float">
            <text:p>3030.1</text:p>
          </table:table-cell>
        </table:table-row>
        <table:table-row table:style-name="ro1">
          <table:table-cell table:style-name="ce1" office:value-type="string" calcext:value-type="string">
            <text:p>05:28:53</text:p>
          </table:table-cell>
          <table:table-cell table:style-name="ce1" office:value-type="float" office:value="2856.6" calcext:value-type="float">
            <text:p>2856.6</text:p>
          </table:table-cell>
          <table:table-cell table:style-name="ce1" office:value-type="float" office:value="2940.3" calcext:value-type="float">
            <text:p>2940.3</text:p>
          </table:table-cell>
          <table:table-cell table:style-name="ce1" office:value-type="float" office:value="3108" calcext:value-type="float">
            <text:p>3108</text:p>
          </table:table-cell>
          <table:table-cell table:style-name="ce1" office:value-type="float" office:value="2769.4" calcext:value-type="float">
            <text:p>2769.4</text:p>
          </table:table-cell>
        </table:table-row>
        <table:table-row table:style-name="ro1">
          <table:table-cell table:style-name="ce1" office:value-type="string" calcext:value-type="string">
            <text:p>05:29:56</text:p>
          </table:table-cell>
          <table:table-cell table:style-name="ce1" office:value-type="float" office:value="2943.6" calcext:value-type="float">
            <text:p>2943.6</text:p>
          </table:table-cell>
          <table:table-cell table:style-name="ce1" office:value-type="float" office:value="3254.9" calcext:value-type="float">
            <text:p>3254.9</text:p>
          </table:table-cell>
          <table:table-cell table:style-name="ce1" office:value-type="float" office:value="3308.9" calcext:value-type="float">
            <text:p>3308.9</text:p>
          </table:table-cell>
          <table:table-cell table:style-name="ce1" office:value-type="float" office:value="2960.7" calcext:value-type="float">
            <text:p>2960.7</text:p>
          </table:table-cell>
        </table:table-row>
        <table:table-row table:style-name="ro1">
          <table:table-cell table:style-name="ce1" office:value-type="string" calcext:value-type="string">
            <text:p>05:30:59</text:p>
          </table:table-cell>
          <table:table-cell table:style-name="ce1" office:value-type="float" office:value="3037.3" calcext:value-type="float">
            <text:p>3037.3</text:p>
          </table:table-cell>
          <table:table-cell table:style-name="ce1" office:value-type="float" office:value="3123.9" calcext:value-type="float">
            <text:p>3123.9</text:p>
          </table:table-cell>
          <table:table-cell table:style-name="ce1" office:value-type="float" office:value="2983.7" calcext:value-type="float">
            <text:p>2983.7</text:p>
          </table:table-cell>
          <table:table-cell table:style-name="ce1" office:value-type="float" office:value="2943.7" calcext:value-type="float">
            <text:p>2943.7</text:p>
          </table:table-cell>
        </table:table-row>
        <table:table-row table:style-name="ro1">
          <table:table-cell table:style-name="ce1" office:value-type="string" calcext:value-type="string">
            <text:p>05:32:02</text:p>
          </table:table-cell>
          <table:table-cell table:style-name="ce1" office:value-type="float" office:value="2983.1" calcext:value-type="float">
            <text:p>2983.1</text:p>
          </table:table-cell>
          <table:table-cell table:style-name="ce1" office:value-type="float" office:value="2712.2" calcext:value-type="float">
            <text:p>2712.2</text:p>
          </table:table-cell>
          <table:table-cell table:style-name="ce1" office:value-type="float" office:value="3019.9" calcext:value-type="float">
            <text:p>3019.9</text:p>
          </table:table-cell>
          <table:table-cell table:style-name="ce1" office:value-type="float" office:value="2832.1" calcext:value-type="float">
            <text:p>2832.1</text:p>
          </table:table-cell>
        </table:table-row>
        <table:table-row table:style-name="ro1">
          <table:table-cell table:style-name="ce1" office:value-type="string" calcext:value-type="string">
            <text:p>05:33:04</text:p>
          </table:table-cell>
          <table:table-cell table:style-name="ce1" office:value-type="float" office:value="3167.4" calcext:value-type="float">
            <text:p>3167.4</text:p>
          </table:table-cell>
          <table:table-cell table:style-name="ce1" office:value-type="float" office:value="3096.9" calcext:value-type="float">
            <text:p>3096.9</text:p>
          </table:table-cell>
          <table:table-cell table:style-name="ce1" office:value-type="float" office:value="3227.9" calcext:value-type="float">
            <text:p>3227.9</text:p>
          </table:table-cell>
          <table:table-cell table:style-name="ce1" office:value-type="float" office:value="3015.7" calcext:value-type="float">
            <text:p>3015.7</text:p>
          </table:table-cell>
        </table:table-row>
        <table:table-row table:style-name="ro1">
          <table:table-cell table:style-name="ce1" office:value-type="string" calcext:value-type="string">
            <text:p>05:34:07</text:p>
          </table:table-cell>
          <table:table-cell table:style-name="ce1" office:value-type="float" office:value="3255.9" calcext:value-type="float">
            <text:p>3255.9</text:p>
          </table:table-cell>
          <table:table-cell table:style-name="ce1" office:value-type="float" office:value="3103.1" calcext:value-type="float">
            <text:p>3103.1</text:p>
          </table:table-cell>
          <table:table-cell table:style-name="ce1" office:value-type="float" office:value="3458.5" calcext:value-type="float">
            <text:p>3458.5</text:p>
          </table:table-cell>
          <table:table-cell table:style-name="ce1" office:value-type="float" office:value="3048.3" calcext:value-type="float">
            <text:p>3048.3</text:p>
          </table:table-cell>
        </table:table-row>
        <table:table-row table:style-name="ro1">
          <table:table-cell table:style-name="ce1" office:value-type="string" calcext:value-type="string">
            <text:p>05:35:10</text:p>
          </table:table-cell>
          <table:table-cell table:style-name="ce1" office:value-type="float" office:value="3281.8" calcext:value-type="float">
            <text:p>3281.8</text:p>
          </table:table-cell>
          <table:table-cell table:style-name="ce1" office:value-type="float" office:value="3350.4" calcext:value-type="float">
            <text:p>3350.4</text:p>
          </table:table-cell>
          <table:table-cell table:style-name="ce1" office:value-type="float" office:value="3644.7" calcext:value-type="float">
            <text:p>3644.7</text:p>
          </table:table-cell>
          <table:table-cell table:style-name="ce1" office:value-type="float" office:value="3170.8" calcext:value-type="float">
            <text:p>3170.8</text:p>
          </table:table-cell>
        </table:table-row>
        <table:table-row table:style-name="ro1">
          <table:table-cell table:style-name="ce1" office:value-type="string" calcext:value-type="string">
            <text:p>05:36:14</text:p>
          </table:table-cell>
          <table:table-cell table:style-name="ce1" office:value-type="float" office:value="2945.6" calcext:value-type="float">
            <text:p>2945.6</text:p>
          </table:table-cell>
          <table:table-cell table:style-name="ce1" office:value-type="float" office:value="3017.6" calcext:value-type="float">
            <text:p>3017.6</text:p>
          </table:table-cell>
          <table:table-cell table:style-name="ce1" office:value-type="float" office:value="3203.4" calcext:value-type="float">
            <text:p>3203.4</text:p>
          </table:table-cell>
          <table:table-cell table:style-name="ce1" office:value-type="float" office:value="2900.9" calcext:value-type="float">
            <text:p>2900.9</text:p>
          </table:table-cell>
        </table:table-row>
        <table:table-row table:style-name="ro1">
          <table:table-cell table:style-name="ce1" office:value-type="string" calcext:value-type="string">
            <text:p>05:37:16</text:p>
          </table:table-cell>
          <table:table-cell table:style-name="ce1" office:value-type="float" office:value="3467.9" calcext:value-type="float">
            <text:p>3467.9</text:p>
          </table:table-cell>
          <table:table-cell table:style-name="ce1" office:value-type="float" office:value="4039.9" calcext:value-type="float">
            <text:p>4039.9</text:p>
          </table:table-cell>
          <table:table-cell table:style-name="ce1" office:value-type="float" office:value="3484.2" calcext:value-type="float">
            <text:p>3484.2</text:p>
          </table:table-cell>
          <table:table-cell table:style-name="ce1" office:value-type="float" office:value="3535.2" calcext:value-type="float">
            <text:p>3535.2</text:p>
          </table:table-cell>
        </table:table-row>
        <table:table-row table:style-name="ro1">
          <table:table-cell table:style-name="ce1" office:value-type="string" calcext:value-type="string">
            <text:p>05:38:19</text:p>
          </table:table-cell>
          <table:table-cell table:style-name="ce1" office:value-type="float" office:value="3908.4" calcext:value-type="float">
            <text:p>3908.4</text:p>
          </table:table-cell>
          <table:table-cell table:style-name="ce1" office:value-type="float" office:value="3489.6" calcext:value-type="float">
            <text:p>3489.6</text:p>
          </table:table-cell>
          <table:table-cell table:style-name="ce1" office:value-type="float" office:value="3866.5" calcext:value-type="float">
            <text:p>3866.5</text:p>
          </table:table-cell>
          <table:table-cell table:style-name="ce1" office:value-type="float" office:value="3302.1" calcext:value-type="float">
            <text:p>3302.1</text:p>
          </table:table-cell>
        </table:table-row>
        <table:table-row table:style-name="ro1">
          <table:table-cell table:style-name="ce1" office:value-type="string" calcext:value-type="string">
            <text:p>05:39:22</text:p>
          </table:table-cell>
          <table:table-cell table:style-name="ce1" office:value-type="float" office:value="3376.9" calcext:value-type="float">
            <text:p>3376.9</text:p>
          </table:table-cell>
          <table:table-cell table:style-name="ce1" office:value-type="float" office:value="3254" calcext:value-type="float">
            <text:p>3254</text:p>
          </table:table-cell>
          <table:table-cell table:style-name="ce1" office:value-type="float" office:value="3342.1" calcext:value-type="float">
            <text:p>3342.1</text:p>
          </table:table-cell>
          <table:table-cell table:style-name="ce1" office:value-type="float" office:value="3186" calcext:value-type="float">
            <text:p>3186</text:p>
          </table:table-cell>
        </table:table-row>
        <table:table-row table:style-name="ro1">
          <table:table-cell table:style-name="ce1" office:value-type="string" calcext:value-type="string">
            <text:p>05:40:25</text:p>
          </table:table-cell>
          <table:table-cell table:style-name="ce1" office:value-type="float" office:value="3898.7" calcext:value-type="float">
            <text:p>3898.7</text:p>
          </table:table-cell>
          <table:table-cell table:style-name="ce1" office:value-type="float" office:value="3380.9" calcext:value-type="float">
            <text:p>3380.9</text:p>
          </table:table-cell>
          <table:table-cell table:style-name="ce1" office:value-type="float" office:value="3443.1" calcext:value-type="float">
            <text:p>3443.1</text:p>
          </table:table-cell>
          <table:table-cell table:style-name="ce1" office:value-type="float" office:value="2945.1" calcext:value-type="float">
            <text:p>2945.1</text:p>
          </table:table-cell>
        </table:table-row>
        <table:table-row table:style-name="ro1">
          <table:table-cell table:style-name="ce1" office:value-type="string" calcext:value-type="string">
            <text:p>05:41:27</text:p>
          </table:table-cell>
          <table:table-cell table:style-name="ce1" office:value-type="float" office:value="2816" calcext:value-type="float">
            <text:p>2816</text:p>
          </table:table-cell>
          <table:table-cell table:style-name="ce1" office:value-type="float" office:value="2468.4" calcext:value-type="float">
            <text:p>2468.4</text:p>
          </table:table-cell>
          <table:table-cell table:style-name="ce1" office:value-type="float" office:value="2844.4" calcext:value-type="float">
            <text:p>2844.4</text:p>
          </table:table-cell>
          <table:table-cell table:style-name="ce1" office:value-type="float" office:value="2646.4" calcext:value-type="float">
            <text:p>2646.4</text:p>
          </table:table-cell>
        </table:table-row>
        <table:table-row table:style-name="ro1">
          <table:table-cell table:style-name="ce1" office:value-type="string" calcext:value-type="string">
            <text:p>05:42:30</text:p>
          </table:table-cell>
          <table:table-cell table:style-name="ce1" office:value-type="float" office:value="2949.2" calcext:value-type="float">
            <text:p>2949.2</text:p>
          </table:table-cell>
          <table:table-cell table:style-name="ce1" office:value-type="float" office:value="3117.4" calcext:value-type="float">
            <text:p>3117.4</text:p>
          </table:table-cell>
          <table:table-cell table:style-name="ce1" office:value-type="float" office:value="3285.6" calcext:value-type="float">
            <text:p>3285.6</text:p>
          </table:table-cell>
          <table:table-cell table:style-name="ce1" office:value-type="float" office:value="3007.9" calcext:value-type="float">
            <text:p>3007.9</text:p>
          </table:table-cell>
        </table:table-row>
        <table:table-row table:style-name="ro1">
          <table:table-cell table:style-name="ce1" office:value-type="string" calcext:value-type="string">
            <text:p>05:43:33</text:p>
          </table:table-cell>
          <table:table-cell table:style-name="ce1" office:value-type="float" office:value="2708.2" calcext:value-type="float">
            <text:p>2708.2</text:p>
          </table:table-cell>
          <table:table-cell table:style-name="ce1" office:value-type="float" office:value="2587.3" calcext:value-type="float">
            <text:p>2587.3</text:p>
          </table:table-cell>
          <table:table-cell table:style-name="ce1" office:value-type="float" office:value="2967.2" calcext:value-type="float">
            <text:p>2967.2</text:p>
          </table:table-cell>
          <table:table-cell table:style-name="ce1" office:value-type="float" office:value="2464.9" calcext:value-type="float">
            <text:p>2464.9</text:p>
          </table:table-cell>
        </table:table-row>
        <table:table-row table:style-name="ro1">
          <table:table-cell table:style-name="ce1" office:value-type="string" calcext:value-type="string">
            <text:p>05:44:36</text:p>
          </table:table-cell>
          <table:table-cell table:style-name="ce1" office:value-type="float" office:value="4863.5" calcext:value-type="float">
            <text:p>4863.5</text:p>
          </table:table-cell>
          <table:table-cell table:style-name="ce1" office:value-type="float" office:value="4769.1" calcext:value-type="float">
            <text:p>4769.1</text:p>
          </table:table-cell>
          <table:table-cell table:style-name="ce1" office:value-type="float" office:value="4953.8" calcext:value-type="float">
            <text:p>4953.8</text:p>
          </table:table-cell>
          <table:table-cell table:style-name="ce1" office:value-type="float" office:value="4113.4" calcext:value-type="float">
            <text:p>4113.4</text:p>
          </table:table-cell>
        </table:table-row>
        <table:table-row table:style-name="ro1">
          <table:table-cell table:style-name="ce1" office:value-type="string" calcext:value-type="string">
            <text:p>05:45:39</text:p>
          </table:table-cell>
          <table:table-cell table:style-name="ce1" office:value-type="float" office:value="3995.1" calcext:value-type="float">
            <text:p>3995.1</text:p>
          </table:table-cell>
          <table:table-cell table:style-name="ce1" office:value-type="float" office:value="4335" calcext:value-type="float">
            <text:p>4335</text:p>
          </table:table-cell>
          <table:table-cell table:style-name="ce1" office:value-type="float" office:value="4284.5" calcext:value-type="float">
            <text:p>4284.5</text:p>
          </table:table-cell>
          <table:table-cell table:style-name="ce1" office:value-type="float" office:value="3969.6" calcext:value-type="float">
            <text:p>3969.6</text:p>
          </table:table-cell>
        </table:table-row>
        <table:table-row table:style-name="ro1">
          <table:table-cell table:style-name="ce1" office:value-type="string" calcext:value-type="string">
            <text:p>05:46:41</text:p>
          </table:table-cell>
          <table:table-cell table:style-name="ce1" office:value-type="float" office:value="3295.4" calcext:value-type="float">
            <text:p>3295.4</text:p>
          </table:table-cell>
          <table:table-cell table:style-name="ce1" office:value-type="float" office:value="3503.4" calcext:value-type="float">
            <text:p>3503.4</text:p>
          </table:table-cell>
          <table:table-cell table:style-name="ce1" office:value-type="float" office:value="3432.5" calcext:value-type="float">
            <text:p>3432.5</text:p>
          </table:table-cell>
          <table:table-cell table:style-name="ce1" office:value-type="float" office:value="2805.1" calcext:value-type="float">
            <text:p>2805.1</text:p>
          </table:table-cell>
        </table:table-row>
        <table:table-row table:style-name="ro1">
          <table:table-cell table:style-name="ce1" office:value-type="string" calcext:value-type="string">
            <text:p>05:47:44</text:p>
          </table:table-cell>
          <table:table-cell table:style-name="ce1" office:value-type="float" office:value="2998.6" calcext:value-type="float">
            <text:p>2998.6</text:p>
          </table:table-cell>
          <table:table-cell table:style-name="ce1" office:value-type="float" office:value="3171.1" calcext:value-type="float">
            <text:p>3171.1</text:p>
          </table:table-cell>
          <table:table-cell table:style-name="ce1" office:value-type="float" office:value="3402" calcext:value-type="float">
            <text:p>3402</text:p>
          </table:table-cell>
          <table:table-cell table:style-name="ce1" office:value-type="float" office:value="2925.9" calcext:value-type="float">
            <text:p>2925.9</text:p>
          </table:table-cell>
        </table:table-row>
        <table:table-row table:style-name="ro1">
          <table:table-cell table:style-name="ce1" office:value-type="string" calcext:value-type="string">
            <text:p>05:48:47</text:p>
          </table:table-cell>
          <table:table-cell table:style-name="ce1" office:value-type="float" office:value="2936.9" calcext:value-type="float">
            <text:p>2936.9</text:p>
          </table:table-cell>
          <table:table-cell table:style-name="ce1" office:value-type="float" office:value="2960.3" calcext:value-type="float">
            <text:p>2960.3</text:p>
          </table:table-cell>
          <table:table-cell table:style-name="ce1" office:value-type="float" office:value="3163.1" calcext:value-type="float">
            <text:p>3163.1</text:p>
          </table:table-cell>
          <table:table-cell table:style-name="ce1" office:value-type="float" office:value="2948.3" calcext:value-type="float">
            <text:p>2948.3</text:p>
          </table:table-cell>
        </table:table-row>
        <table:table-row table:style-name="ro1">
          <table:table-cell table:style-name="ce1" office:value-type="string" calcext:value-type="string">
            <text:p>05:49:50</text:p>
          </table:table-cell>
          <table:table-cell table:style-name="ce1" office:value-type="float" office:value="4136" calcext:value-type="float">
            <text:p>4136</text:p>
          </table:table-cell>
          <table:table-cell table:style-name="ce1" office:value-type="float" office:value="4064.3" calcext:value-type="float">
            <text:p>4064.3</text:p>
          </table:table-cell>
          <table:table-cell table:style-name="ce1" office:value-type="float" office:value="4861.1" calcext:value-type="float">
            <text:p>4861.1</text:p>
          </table:table-cell>
          <table:table-cell table:style-name="ce1" office:value-type="float" office:value="4994.8" calcext:value-type="float">
            <text:p>4994.8</text:p>
          </table:table-cell>
        </table:table-row>
        <table:table-row table:style-name="ro1">
          <table:table-cell table:style-name="ce1" office:value-type="string" calcext:value-type="string">
            <text:p>05:50:52</text:p>
          </table:table-cell>
          <table:table-cell table:style-name="ce1" office:value-type="float" office:value="4490.6" calcext:value-type="float">
            <text:p>4490.6</text:p>
          </table:table-cell>
          <table:table-cell table:style-name="ce1" office:value-type="float" office:value="4365.4" calcext:value-type="float">
            <text:p>4365.4</text:p>
          </table:table-cell>
          <table:table-cell table:style-name="ce1" office:value-type="float" office:value="4452.2" calcext:value-type="float">
            <text:p>4452.2</text:p>
          </table:table-cell>
          <table:table-cell table:style-name="ce1" office:value-type="float" office:value="5000.1" calcext:value-type="float">
            <text:p>5000.1</text:p>
          </table:table-cell>
        </table:table-row>
        <table:table-row table:style-name="ro1">
          <table:table-cell table:style-name="ce1" office:value-type="string" calcext:value-type="string">
            <text:p>05:51:57</text:p>
          </table:table-cell>
          <table:table-cell table:style-name="ce1" office:value-type="float" office:value="3305.3" calcext:value-type="float">
            <text:p>3305.3</text:p>
          </table:table-cell>
          <table:table-cell table:style-name="ce1" office:value-type="float" office:value="2908.9" calcext:value-type="float">
            <text:p>2908.9</text:p>
          </table:table-cell>
          <table:table-cell table:style-name="ce1" office:value-type="float" office:value="3111.1" calcext:value-type="float">
            <text:p>3111.1</text:p>
          </table:table-cell>
          <table:table-cell table:style-name="ce1" office:value-type="float" office:value="2772.5" calcext:value-type="float">
            <text:p>2772.5</text:p>
          </table:table-cell>
        </table:table-row>
        <table:table-row table:style-name="ro1">
          <table:table-cell table:style-name="ce1" office:value-type="string" calcext:value-type="string">
            <text:p>05:53:00</text:p>
          </table:table-cell>
          <table:table-cell table:style-name="ce1" office:value-type="float" office:value="4684.6" calcext:value-type="float">
            <text:p>4684.6</text:p>
          </table:table-cell>
          <table:table-cell table:style-name="ce1" office:value-type="float" office:value="4684.5" calcext:value-type="float">
            <text:p>4684.5</text:p>
          </table:table-cell>
          <table:table-cell table:style-name="ce1" office:value-type="float" office:value="4647.5" calcext:value-type="float">
            <text:p>4647.5</text:p>
          </table:table-cell>
          <table:table-cell table:style-name="ce1" office:value-type="float" office:value="5036.6" calcext:value-type="float">
            <text:p>5036.6</text:p>
          </table:table-cell>
        </table:table-row>
        <table:table-row table:style-name="ro1">
          <table:table-cell table:style-name="ce1" office:value-type="string" calcext:value-type="string">
            <text:p>05:54:03</text:p>
          </table:table-cell>
          <table:table-cell table:style-name="ce1" office:value-type="float" office:value="4333.7" calcext:value-type="float">
            <text:p>4333.7</text:p>
          </table:table-cell>
          <table:table-cell table:style-name="ce1" office:value-type="float" office:value="3999.4" calcext:value-type="float">
            <text:p>3999.4</text:p>
          </table:table-cell>
          <table:table-cell table:style-name="ce1" office:value-type="float" office:value="4187.8" calcext:value-type="float">
            <text:p>4187.8</text:p>
          </table:table-cell>
          <table:table-cell table:style-name="ce1" office:value-type="float" office:value="4485.3" calcext:value-type="float">
            <text:p>4485.3</text:p>
          </table:table-cell>
        </table:table-row>
        <table:table-row table:style-name="ro1">
          <table:table-cell table:style-name="ce1" office:value-type="string" calcext:value-type="string">
            <text:p>05:55:06</text:p>
          </table:table-cell>
          <table:table-cell table:style-name="ce1" office:value-type="float" office:value="2846.6" calcext:value-type="float">
            <text:p>2846.6</text:p>
          </table:table-cell>
          <table:table-cell table:style-name="ce1" office:value-type="float" office:value="3309.4" calcext:value-type="float">
            <text:p>3309.4</text:p>
          </table:table-cell>
          <table:table-cell table:style-name="ce1" office:value-type="float" office:value="4691.4" calcext:value-type="float">
            <text:p>4691.4</text:p>
          </table:table-cell>
          <table:table-cell table:style-name="ce1" office:value-type="float" office:value="3592.6" calcext:value-type="float">
            <text:p>3592.6</text:p>
          </table:table-cell>
        </table:table-row>
        <table:table-row table:style-name="ro1">
          <table:table-cell table:style-name="ce1" office:value-type="string" calcext:value-type="string">
            <text:p>05:56:08</text:p>
          </table:table-cell>
          <table:table-cell table:style-name="ce1" office:value-type="float" office:value="3122.7" calcext:value-type="float">
            <text:p>3122.7</text:p>
          </table:table-cell>
          <table:table-cell table:style-name="ce1" office:value-type="float" office:value="2924.7" calcext:value-type="float">
            <text:p>2924.7</text:p>
          </table:table-cell>
          <table:table-cell table:style-name="ce1" office:value-type="float" office:value="3041.8" calcext:value-type="float">
            <text:p>3041.8</text:p>
          </table:table-cell>
          <table:table-cell table:style-name="ce1" office:value-type="float" office:value="2719" calcext:value-type="float">
            <text:p>2719</text:p>
          </table:table-cell>
        </table:table-row>
        <table:table-row table:style-name="ro1">
          <table:table-cell table:style-name="ce1" office:value-type="string" calcext:value-type="string">
            <text:p>05:57:11</text:p>
          </table:table-cell>
          <table:table-cell table:style-name="ce1" office:value-type="float" office:value="4943.6" calcext:value-type="float">
            <text:p>4943.6</text:p>
          </table:table-cell>
          <table:table-cell table:style-name="ce1" office:value-type="float" office:value="4692.1" calcext:value-type="float">
            <text:p>4692.1</text:p>
          </table:table-cell>
          <table:table-cell table:style-name="ce1" office:value-type="float" office:value="5054.5" calcext:value-type="float">
            <text:p>5054.5</text:p>
          </table:table-cell>
          <table:table-cell table:style-name="ce1" office:value-type="float" office:value="4857" calcext:value-type="float">
            <text:p>4857</text:p>
          </table:table-cell>
        </table:table-row>
        <table:table-row table:style-name="ro1">
          <table:table-cell table:style-name="ce1" office:value-type="string" calcext:value-type="string">
            <text:p>05:58:14</text:p>
          </table:table-cell>
          <table:table-cell table:style-name="ce1" office:value-type="float" office:value="3026.9" calcext:value-type="float">
            <text:p>3026.9</text:p>
          </table:table-cell>
          <table:table-cell table:style-name="ce1" office:value-type="float" office:value="2801.5" calcext:value-type="float">
            <text:p>2801.5</text:p>
          </table:table-cell>
          <table:table-cell table:style-name="ce1" office:value-type="float" office:value="3408.1" calcext:value-type="float">
            <text:p>3408.1</text:p>
          </table:table-cell>
          <table:table-cell table:style-name="ce1" office:value-type="float" office:value="3181.9" calcext:value-type="float">
            <text:p>3181.9</text:p>
          </table:table-cell>
        </table:table-row>
        <table:table-row table:style-name="ro1">
          <table:table-cell table:style-name="ce1" office:value-type="string" calcext:value-type="string">
            <text:p>05:59:17</text:p>
          </table:table-cell>
          <table:table-cell table:style-name="ce1" office:value-type="float" office:value="4660.1" calcext:value-type="float">
            <text:p>4660.1</text:p>
          </table:table-cell>
          <table:table-cell table:style-name="ce1" office:value-type="float" office:value="4586" calcext:value-type="float">
            <text:p>4586</text:p>
          </table:table-cell>
          <table:table-cell table:style-name="ce1" office:value-type="float" office:value="4682.5" calcext:value-type="float">
            <text:p>4682.5</text:p>
          </table:table-cell>
          <table:table-cell table:style-name="ce1" office:value-type="float" office:value="4563.5" calcext:value-type="float">
            <text:p>4563.5</text:p>
          </table:table-cell>
        </table:table-row>
        <table:table-row table:style-name="ro1">
          <table:table-cell table:style-name="ce1" office:value-type="string" calcext:value-type="string">
            <text:p>06:00:20</text:p>
          </table:table-cell>
          <table:table-cell table:style-name="ce1" office:value-type="float" office:value="3290" calcext:value-type="float">
            <text:p>3290</text:p>
          </table:table-cell>
          <table:table-cell table:style-name="ce1" office:value-type="float" office:value="3121.6" calcext:value-type="float">
            <text:p>3121.6</text:p>
          </table:table-cell>
          <table:table-cell table:style-name="ce1" office:value-type="float" office:value="3455.4" calcext:value-type="float">
            <text:p>3455.4</text:p>
          </table:table-cell>
          <table:table-cell table:style-name="ce1" office:value-type="float" office:value="2995.6" calcext:value-type="float">
            <text:p>2995.6</text:p>
          </table:table-cell>
        </table:table-row>
        <table:table-row table:style-name="ro1">
          <table:table-cell table:style-name="ce1" office:value-type="string" calcext:value-type="string">
            <text:p>06:01:22</text:p>
          </table:table-cell>
          <table:table-cell table:style-name="ce1" office:value-type="float" office:value="3438.1" calcext:value-type="float">
            <text:p>3438.1</text:p>
          </table:table-cell>
          <table:table-cell table:style-name="ce1" office:value-type="float" office:value="3243.7" calcext:value-type="float">
            <text:p>3243.7</text:p>
          </table:table-cell>
          <table:table-cell table:style-name="ce1" office:value-type="float" office:value="3648" calcext:value-type="float">
            <text:p>3648</text:p>
          </table:table-cell>
          <table:table-cell table:style-name="ce1" office:value-type="float" office:value="2933.8" calcext:value-type="float">
            <text:p>2933.8</text:p>
          </table:table-cell>
        </table:table-row>
        <table:table-row table:style-name="ro1">
          <table:table-cell table:style-name="ce1" office:value-type="string" calcext:value-type="string">
            <text:p>06:02:25</text:p>
          </table:table-cell>
          <table:table-cell table:style-name="ce1" office:value-type="float" office:value="3339.9" calcext:value-type="float">
            <text:p>3339.9</text:p>
          </table:table-cell>
          <table:table-cell table:style-name="ce1" office:value-type="float" office:value="3233" calcext:value-type="float">
            <text:p>3233</text:p>
          </table:table-cell>
          <table:table-cell table:style-name="ce1" office:value-type="float" office:value="3686.7" calcext:value-type="float">
            <text:p>3686.7</text:p>
          </table:table-cell>
          <table:table-cell table:style-name="ce1" office:value-type="float" office:value="3149.9" calcext:value-type="float">
            <text:p>3149.9</text:p>
          </table:table-cell>
        </table:table-row>
        <table:table-row table:style-name="ro1">
          <table:table-cell table:style-name="ce1" office:value-type="string" calcext:value-type="string">
            <text:p>06:03:28</text:p>
          </table:table-cell>
          <table:table-cell table:style-name="ce1" office:value-type="float" office:value="4596.8" calcext:value-type="float">
            <text:p>4596.8</text:p>
          </table:table-cell>
          <table:table-cell table:style-name="ce1" office:value-type="float" office:value="4596.9" calcext:value-type="float">
            <text:p>4596.9</text:p>
          </table:table-cell>
          <table:table-cell table:style-name="ce1" office:value-type="float" office:value="5340.7" calcext:value-type="float">
            <text:p>5340.7</text:p>
          </table:table-cell>
          <table:table-cell table:style-name="ce1" office:value-type="float" office:value="5011.9" calcext:value-type="float">
            <text:p>5011.9</text:p>
          </table:table-cell>
        </table:table-row>
        <table:table-row table:style-name="ro1">
          <table:table-cell table:style-name="ce1" office:value-type="string" calcext:value-type="string">
            <text:p>06:04:31</text:p>
          </table:table-cell>
          <table:table-cell table:style-name="ce1" office:value-type="float" office:value="3111" calcext:value-type="float">
            <text:p>3111</text:p>
          </table:table-cell>
          <table:table-cell table:style-name="ce1" office:value-type="float" office:value="3309" calcext:value-type="float">
            <text:p>3309</text:p>
          </table:table-cell>
          <table:table-cell table:style-name="ce1" office:value-type="float" office:value="3186.7" calcext:value-type="float">
            <text:p>3186.7</text:p>
          </table:table-cell>
          <table:table-cell table:style-name="ce1" office:value-type="float" office:value="2684.9" calcext:value-type="float">
            <text:p>2684.9</text:p>
          </table:table-cell>
        </table:table-row>
        <table:table-row table:style-name="ro1">
          <table:table-cell table:style-name="ce1" office:value-type="string" calcext:value-type="string">
            <text:p>06:05:33</text:p>
          </table:table-cell>
          <table:table-cell table:style-name="ce1" office:value-type="float" office:value="3591.3" calcext:value-type="float">
            <text:p>3591.3</text:p>
          </table:table-cell>
          <table:table-cell table:style-name="ce1" office:value-type="float" office:value="3504.3" calcext:value-type="float">
            <text:p>3504.3</text:p>
          </table:table-cell>
          <table:table-cell table:style-name="ce1" office:value-type="float" office:value="3771.6" calcext:value-type="float">
            <text:p>3771.6</text:p>
          </table:table-cell>
          <table:table-cell table:style-name="ce1" office:value-type="float" office:value="3483.8" calcext:value-type="float">
            <text:p>3483.8</text:p>
          </table:table-cell>
        </table:table-row>
        <table:table-row table:style-name="ro1">
          <table:table-cell table:style-name="ce1" office:value-type="string" calcext:value-type="string">
            <text:p>06:06:38</text:p>
          </table:table-cell>
          <table:table-cell table:style-name="ce1" office:value-type="float" office:value="3150.9" calcext:value-type="float">
            <text:p>3150.9</text:p>
          </table:table-cell>
          <table:table-cell table:style-name="ce1" office:value-type="float" office:value="3239.3" calcext:value-type="float">
            <text:p>3239.3</text:p>
          </table:table-cell>
          <table:table-cell table:style-name="ce1" office:value-type="float" office:value="3279.5" calcext:value-type="float">
            <text:p>3279.5</text:p>
          </table:table-cell>
          <table:table-cell table:style-name="ce1" office:value-type="float" office:value="3097.3" calcext:value-type="float">
            <text:p>3097.3</text:p>
          </table:table-cell>
        </table:table-row>
        <table:table-row table:style-name="ro1">
          <table:table-cell table:style-name="ce1" office:value-type="string" calcext:value-type="string">
            <text:p>06:07:41</text:p>
          </table:table-cell>
          <table:table-cell table:style-name="ce1" office:value-type="float" office:value="4697.3" calcext:value-type="float">
            <text:p>4697.3</text:p>
          </table:table-cell>
          <table:table-cell table:style-name="ce1" office:value-type="float" office:value="4469.8" calcext:value-type="float">
            <text:p>4469.8</text:p>
          </table:table-cell>
          <table:table-cell table:style-name="ce1" office:value-type="float" office:value="4982.2" calcext:value-type="float">
            <text:p>4982.2</text:p>
          </table:table-cell>
          <table:table-cell table:style-name="ce1" office:value-type="float" office:value="5013.6" calcext:value-type="float">
            <text:p>5013.6</text:p>
          </table:table-cell>
        </table:table-row>
        <table:table-row table:style-name="ro1">
          <table:table-cell table:style-name="ce1" office:value-type="string" calcext:value-type="string">
            <text:p>06:08:44</text:p>
          </table:table-cell>
          <table:table-cell table:style-name="ce1" office:value-type="float" office:value="2711.9" calcext:value-type="float">
            <text:p>2711.9</text:p>
          </table:table-cell>
          <table:table-cell table:style-name="ce1" office:value-type="float" office:value="2934" calcext:value-type="float">
            <text:p>2934</text:p>
          </table:table-cell>
          <table:table-cell table:style-name="ce1" office:value-type="float" office:value="3081.8" calcext:value-type="float">
            <text:p>3081.8</text:p>
          </table:table-cell>
          <table:table-cell table:style-name="ce1" office:value-type="float" office:value="2664.6" calcext:value-type="float">
            <text:p>2664.6</text:p>
          </table:table-cell>
        </table:table-row>
        <table:table-row table:style-name="ro1">
          <table:table-cell table:style-name="ce1" office:value-type="string" calcext:value-type="string">
            <text:p>06:09:47</text:p>
          </table:table-cell>
          <table:table-cell table:style-name="ce1" office:value-type="float" office:value="3006.4" calcext:value-type="float">
            <text:p>3006.4</text:p>
          </table:table-cell>
          <table:table-cell table:style-name="ce1" office:value-type="float" office:value="2620.3" calcext:value-type="float">
            <text:p>2620.3</text:p>
          </table:table-cell>
          <table:table-cell table:style-name="ce1" office:value-type="float" office:value="2772.4" calcext:value-type="float">
            <text:p>2772.4</text:p>
          </table:table-cell>
          <table:table-cell table:style-name="ce1" office:value-type="float" office:value="2638.3" calcext:value-type="float">
            <text:p>2638.3</text:p>
          </table:table-cell>
        </table:table-row>
        <table:table-row table:style-name="ro1">
          <table:table-cell table:style-name="ce1" office:value-type="string" calcext:value-type="string">
            <text:p>06:10:50</text:p>
          </table:table-cell>
          <table:table-cell table:style-name="ce1" office:value-type="float" office:value="3000.5" calcext:value-type="float">
            <text:p>3000.5</text:p>
          </table:table-cell>
          <table:table-cell table:style-name="ce1" office:value-type="float" office:value="3400.8" calcext:value-type="float">
            <text:p>3400.8</text:p>
          </table:table-cell>
          <table:table-cell table:style-name="ce1" office:value-type="float" office:value="3173.5" calcext:value-type="float">
            <text:p>3173.5</text:p>
          </table:table-cell>
          <table:table-cell table:style-name="ce1" office:value-type="float" office:value="3127.3" calcext:value-type="float">
            <text:p>3127.3</text:p>
          </table:table-cell>
        </table:table-row>
        <table:table-row table:style-name="ro1">
          <table:table-cell table:style-name="ce1" office:value-type="string" calcext:value-type="string">
            <text:p>06:11:53</text:p>
          </table:table-cell>
          <table:table-cell table:style-name="ce1" office:value-type="float" office:value="2860.4" calcext:value-type="float">
            <text:p>2860.4</text:p>
          </table:table-cell>
          <table:table-cell table:style-name="ce1" office:value-type="float" office:value="3227.9" calcext:value-type="float">
            <text:p>3227.9</text:p>
          </table:table-cell>
          <table:table-cell table:style-name="ce1" office:value-type="float" office:value="2833.3" calcext:value-type="float">
            <text:p>2833.3</text:p>
          </table:table-cell>
          <table:table-cell table:style-name="ce1" office:value-type="float" office:value="2929.9" calcext:value-type="float">
            <text:p>2929.9</text:p>
          </table:table-cell>
        </table:table-row>
        <table:table-row table:style-name="ro1">
          <table:table-cell table:style-name="ce1" office:value-type="string" calcext:value-type="string">
            <text:p>06:12:55</text:p>
          </table:table-cell>
          <table:table-cell table:style-name="ce1" office:value-type="float" office:value="3158.5" calcext:value-type="float">
            <text:p>3158.5</text:p>
          </table:table-cell>
          <table:table-cell table:style-name="ce1" office:value-type="float" office:value="2924.7" calcext:value-type="float">
            <text:p>2924.7</text:p>
          </table:table-cell>
          <table:table-cell table:style-name="ce1" office:value-type="float" office:value="2981.5" calcext:value-type="float">
            <text:p>2981.5</text:p>
          </table:table-cell>
          <table:table-cell table:style-name="ce1" office:value-type="float" office:value="2935" calcext:value-type="float">
            <text:p>2935</text:p>
          </table:table-cell>
        </table:table-row>
        <table:table-row table:style-name="ro1">
          <table:table-cell table:style-name="ce1" office:value-type="string" calcext:value-type="string">
            <text:p>06:13:58</text:p>
          </table:table-cell>
          <table:table-cell table:style-name="ce1" office:value-type="float" office:value="2959.6" calcext:value-type="float">
            <text:p>2959.6</text:p>
          </table:table-cell>
          <table:table-cell table:style-name="ce1" office:value-type="float" office:value="2800.9" calcext:value-type="float">
            <text:p>2800.9</text:p>
          </table:table-cell>
          <table:table-cell table:style-name="ce1" office:value-type="float" office:value="3053.1" calcext:value-type="float">
            <text:p>3053.1</text:p>
          </table:table-cell>
          <table:table-cell table:style-name="ce1" office:value-type="float" office:value="2560.9" calcext:value-type="float">
            <text:p>2560.9</text:p>
          </table:table-cell>
        </table:table-row>
        <table:table-row table:style-name="ro1">
          <table:table-cell table:style-name="ce1" office:value-type="string" calcext:value-type="string">
            <text:p>06:15:01</text:p>
          </table:table-cell>
          <table:table-cell table:style-name="ce1" office:value-type="float" office:value="4220.2" calcext:value-type="float">
            <text:p>4220.2</text:p>
          </table:table-cell>
          <table:table-cell table:style-name="ce1" office:value-type="float" office:value="4466.4" calcext:value-type="float">
            <text:p>4466.4</text:p>
          </table:table-cell>
          <table:table-cell table:style-name="ce1" office:value-type="float" office:value="4782.9" calcext:value-type="float">
            <text:p>4782.9</text:p>
          </table:table-cell>
          <table:table-cell table:style-name="ce1" office:value-type="float" office:value="3382.7" calcext:value-type="float">
            <text:p>3382.7</text:p>
          </table:table-cell>
        </table:table-row>
        <table:table-row table:style-name="ro1">
          <table:table-cell table:style-name="ce1" office:value-type="string" calcext:value-type="string">
            <text:p>06:16:04</text:p>
          </table:table-cell>
          <table:table-cell table:style-name="ce1" office:value-type="float" office:value="3310" calcext:value-type="float">
            <text:p>3310</text:p>
          </table:table-cell>
          <table:table-cell table:style-name="ce1" office:value-type="float" office:value="3350.7" calcext:value-type="float">
            <text:p>3350.7</text:p>
          </table:table-cell>
          <table:table-cell table:style-name="ce1" office:value-type="float" office:value="3556.1" calcext:value-type="float">
            <text:p>3556.1</text:p>
          </table:table-cell>
          <table:table-cell table:style-name="ce1" office:value-type="float" office:value="3391.3" calcext:value-type="float">
            <text:p>3391.3</text:p>
          </table:table-cell>
        </table:table-row>
        <table:table-row table:style-name="ro1">
          <table:table-cell table:style-name="ce1" office:value-type="string" calcext:value-type="string">
            <text:p>06:17:07</text:p>
          </table:table-cell>
          <table:table-cell table:style-name="ce1" office:value-type="float" office:value="3272.5" calcext:value-type="float">
            <text:p>3272.5</text:p>
          </table:table-cell>
          <table:table-cell table:style-name="ce1" office:value-type="float" office:value="2901.8" calcext:value-type="float">
            <text:p>2901.8</text:p>
          </table:table-cell>
          <table:table-cell table:style-name="ce1" office:value-type="float" office:value="3313.7" calcext:value-type="float">
            <text:p>3313.7</text:p>
          </table:table-cell>
          <table:table-cell table:style-name="ce1" office:value-type="float" office:value="3003.6" calcext:value-type="float">
            <text:p>3003.6</text:p>
          </table:table-cell>
        </table:table-row>
        <table:table-row table:style-name="ro1">
          <table:table-cell table:style-name="ce1" office:value-type="string" calcext:value-type="string">
            <text:p>06:18:09</text:p>
          </table:table-cell>
          <table:table-cell table:style-name="ce1" office:value-type="float" office:value="3264.8" calcext:value-type="float">
            <text:p>3264.8</text:p>
          </table:table-cell>
          <table:table-cell table:style-name="ce1" office:value-type="float" office:value="3498.3" calcext:value-type="float">
            <text:p>3498.3</text:p>
          </table:table-cell>
          <table:table-cell table:style-name="ce1" office:value-type="float" office:value="2963.3" calcext:value-type="float">
            <text:p>2963.3</text:p>
          </table:table-cell>
          <table:table-cell table:style-name="ce1" office:value-type="float" office:value="3203.2" calcext:value-type="float">
            <text:p>3203.2</text:p>
          </table:table-cell>
        </table:table-row>
        <table:table-row table:style-name="ro1">
          <table:table-cell table:style-name="ce1" office:value-type="string" calcext:value-type="string">
            <text:p>06:19:12</text:p>
          </table:table-cell>
          <table:table-cell table:style-name="ce1" office:value-type="float" office:value="3294.9" calcext:value-type="float">
            <text:p>3294.9</text:p>
          </table:table-cell>
          <table:table-cell table:style-name="ce1" office:value-type="float" office:value="3266.6" calcext:value-type="float">
            <text:p>3266.6</text:p>
          </table:table-cell>
          <table:table-cell table:style-name="ce1" office:value-type="float" office:value="3241.3" calcext:value-type="float">
            <text:p>3241.3</text:p>
          </table:table-cell>
          <table:table-cell table:style-name="ce1" office:value-type="float" office:value="2927.4" calcext:value-type="float">
            <text:p>2927.4</text:p>
          </table:table-cell>
        </table:table-row>
        <table:table-row table:style-name="ro1">
          <table:table-cell table:style-name="ce1" office:value-type="string" calcext:value-type="string">
            <text:p>06:20:15</text:p>
          </table:table-cell>
          <table:table-cell table:style-name="ce1" office:value-type="float" office:value="3717.9" calcext:value-type="float">
            <text:p>3717.9</text:p>
          </table:table-cell>
          <table:table-cell table:style-name="ce1" office:value-type="float" office:value="3401" calcext:value-type="float">
            <text:p>3401</text:p>
          </table:table-cell>
          <table:table-cell table:style-name="ce1" office:value-type="float" office:value="3640.6" calcext:value-type="float">
            <text:p>3640.6</text:p>
          </table:table-cell>
          <table:table-cell table:style-name="ce1" office:value-type="float" office:value="3230.4" calcext:value-type="float">
            <text:p>3230.4</text:p>
          </table:table-cell>
        </table:table-row>
        <table:table-row table:style-name="ro1">
          <table:table-cell table:style-name="ce1" office:value-type="string" calcext:value-type="string">
            <text:p>06:21:19</text:p>
          </table:table-cell>
          <table:table-cell table:style-name="ce1" office:value-type="float" office:value="3440.2" calcext:value-type="float">
            <text:p>3440.2</text:p>
          </table:table-cell>
          <table:table-cell table:style-name="ce1" office:value-type="float" office:value="3503.7" calcext:value-type="float">
            <text:p>3503.7</text:p>
          </table:table-cell>
          <table:table-cell table:style-name="ce1" office:value-type="float" office:value="3227.6" calcext:value-type="float">
            <text:p>3227.6</text:p>
          </table:table-cell>
          <table:table-cell table:style-name="ce1" office:value-type="float" office:value="3069" calcext:value-type="float">
            <text:p>3069</text:p>
          </table:table-cell>
        </table:table-row>
        <table:table-row table:style-name="ro1">
          <table:table-cell table:style-name="ce1" office:value-type="string" calcext:value-type="string">
            <text:p>06:22:21</text:p>
          </table:table-cell>
          <table:table-cell table:style-name="ce1" office:value-type="float" office:value="3340.6" calcext:value-type="float">
            <text:p>3340.6</text:p>
          </table:table-cell>
          <table:table-cell table:style-name="ce1" office:value-type="float" office:value="3023.7" calcext:value-type="float">
            <text:p>3023.7</text:p>
          </table:table-cell>
          <table:table-cell table:style-name="ce1" office:value-type="float" office:value="3773.6" calcext:value-type="float">
            <text:p>3773.6</text:p>
          </table:table-cell>
          <table:table-cell table:style-name="ce1" office:value-type="float" office:value="3158.2" calcext:value-type="float">
            <text:p>3158.2</text:p>
          </table:table-cell>
        </table:table-row>
        <table:table-row table:style-name="ro1">
          <table:table-cell table:style-name="ce1" office:value-type="string" calcext:value-type="string">
            <text:p>06:23:24</text:p>
          </table:table-cell>
          <table:table-cell table:style-name="ce1" office:value-type="float" office:value="3287.2" calcext:value-type="float">
            <text:p>3287.2</text:p>
          </table:table-cell>
          <table:table-cell table:style-name="ce1" office:value-type="float" office:value="3312.6" calcext:value-type="float">
            <text:p>3312.6</text:p>
          </table:table-cell>
          <table:table-cell table:style-name="ce1" office:value-type="float" office:value="3309.6" calcext:value-type="float">
            <text:p>3309.6</text:p>
          </table:table-cell>
          <table:table-cell table:style-name="ce1" office:value-type="float" office:value="3315.2" calcext:value-type="float">
            <text:p>3315.2</text:p>
          </table:table-cell>
        </table:table-row>
        <table:table-row table:style-name="ro1">
          <table:table-cell table:style-name="ce1" office:value-type="string" calcext:value-type="string">
            <text:p>06:24:27</text:p>
          </table:table-cell>
          <table:table-cell table:style-name="ce1" office:value-type="float" office:value="4355.7" calcext:value-type="float">
            <text:p>4355.7</text:p>
          </table:table-cell>
          <table:table-cell table:style-name="ce1" office:value-type="float" office:value="4026.2" calcext:value-type="float">
            <text:p>4026.2</text:p>
          </table:table-cell>
          <table:table-cell table:style-name="ce1" office:value-type="float" office:value="4575.2" calcext:value-type="float">
            <text:p>4575.2</text:p>
          </table:table-cell>
          <table:table-cell table:style-name="ce1" office:value-type="float" office:value="4882.2" calcext:value-type="float">
            <text:p>4882.2</text:p>
          </table:table-cell>
        </table:table-row>
        <table:table-row table:style-name="ro1">
          <table:table-cell table:style-name="ce1" office:value-type="string" calcext:value-type="string">
            <text:p>06:25:30</text:p>
          </table:table-cell>
          <table:table-cell table:style-name="ce1" office:value-type="float" office:value="3306.2" calcext:value-type="float">
            <text:p>3306.2</text:p>
          </table:table-cell>
          <table:table-cell table:style-name="ce1" office:value-type="float" office:value="3886" calcext:value-type="float">
            <text:p>3886</text:p>
          </table:table-cell>
          <table:table-cell table:style-name="ce1" office:value-type="float" office:value="3946.1" calcext:value-type="float">
            <text:p>3946.1</text:p>
          </table:table-cell>
          <table:table-cell table:style-name="ce1" office:value-type="float" office:value="3084.8" calcext:value-type="float">
            <text:p>3084.8</text:p>
          </table:table-cell>
        </table:table-row>
        <table:table-row table:style-name="ro1">
          <table:table-cell table:style-name="ce1" office:value-type="string" calcext:value-type="string">
            <text:p>06:26:32</text:p>
          </table:table-cell>
          <table:table-cell table:style-name="ce1" office:value-type="float" office:value="2891.6" calcext:value-type="float">
            <text:p>2891.6</text:p>
          </table:table-cell>
          <table:table-cell table:style-name="ce1" office:value-type="float" office:value="3188.3" calcext:value-type="float">
            <text:p>3188.3</text:p>
          </table:table-cell>
          <table:table-cell table:style-name="ce1" office:value-type="float" office:value="3139.4" calcext:value-type="float">
            <text:p>3139.4</text:p>
          </table:table-cell>
          <table:table-cell table:style-name="ce1" office:value-type="float" office:value="3150.5" calcext:value-type="float">
            <text:p>3150.5</text:p>
          </table:table-cell>
        </table:table-row>
        <table:table-row table:style-name="ro1">
          <table:table-cell table:style-name="ce1" office:value-type="string" calcext:value-type="string">
            <text:p>06:27:35</text:p>
          </table:table-cell>
          <table:table-cell table:style-name="ce1" office:value-type="float" office:value="3186.2" calcext:value-type="float">
            <text:p>3186.2</text:p>
          </table:table-cell>
          <table:table-cell table:style-name="ce1" office:value-type="float" office:value="2913" calcext:value-type="float">
            <text:p>2913</text:p>
          </table:table-cell>
          <table:table-cell table:style-name="ce1" office:value-type="float" office:value="2955.3" calcext:value-type="float">
            <text:p>2955.3</text:p>
          </table:table-cell>
          <table:table-cell table:style-name="ce1" office:value-type="float" office:value="2918.4" calcext:value-type="float">
            <text:p>2918.4</text:p>
          </table:table-cell>
        </table:table-row>
        <table:table-row table:style-name="ro1">
          <table:table-cell table:style-name="ce1" office:value-type="string" calcext:value-type="string">
            <text:p>06:28:38</text:p>
          </table:table-cell>
          <table:table-cell table:style-name="ce1" office:value-type="float" office:value="3240.4" calcext:value-type="float">
            <text:p>3240.4</text:p>
          </table:table-cell>
          <table:table-cell table:style-name="ce1" office:value-type="float" office:value="2994.8" calcext:value-type="float">
            <text:p>2994.8</text:p>
          </table:table-cell>
          <table:table-cell table:style-name="ce1" office:value-type="float" office:value="3170" calcext:value-type="float">
            <text:p>3170</text:p>
          </table:table-cell>
          <table:table-cell table:style-name="ce1" office:value-type="float" office:value="2948.8" calcext:value-type="float">
            <text:p>2948.8</text:p>
          </table:table-cell>
        </table:table-row>
        <table:table-row table:style-name="ro1">
          <table:table-cell table:style-name="ce1" office:value-type="string" calcext:value-type="string">
            <text:p>06:29:41</text:p>
          </table:table-cell>
          <table:table-cell table:style-name="ce1" office:value-type="float" office:value="4584.9" calcext:value-type="float">
            <text:p>4584.9</text:p>
          </table:table-cell>
          <table:table-cell table:style-name="ce1" office:value-type="float" office:value="4272.4" calcext:value-type="float">
            <text:p>4272.4</text:p>
          </table:table-cell>
          <table:table-cell table:style-name="ce1" office:value-type="float" office:value="4567.1" calcext:value-type="float">
            <text:p>4567.1</text:p>
          </table:table-cell>
          <table:table-cell table:style-name="ce1" office:value-type="float" office:value="4777.8" calcext:value-type="float">
            <text:p>4777.8</text:p>
          </table:table-cell>
        </table:table-row>
        <table:table-row table:style-name="ro1">
          <table:table-cell table:style-name="ce1" office:value-type="string" calcext:value-type="string">
            <text:p>06:30:44</text:p>
          </table:table-cell>
          <table:table-cell table:style-name="ce1" office:value-type="float" office:value="4383.6" calcext:value-type="float">
            <text:p>4383.6</text:p>
          </table:table-cell>
          <table:table-cell table:style-name="ce1" office:value-type="float" office:value="4269.7" calcext:value-type="float">
            <text:p>4269.7</text:p>
          </table:table-cell>
          <table:table-cell table:style-name="ce1" office:value-type="float" office:value="4693.3" calcext:value-type="float">
            <text:p>4693.3</text:p>
          </table:table-cell>
          <table:table-cell table:style-name="ce1" office:value-type="float" office:value="4558.8" calcext:value-type="float">
            <text:p>4558.8</text:p>
          </table:table-cell>
        </table:table-row>
        <table:table-row table:style-name="ro1">
          <table:table-cell table:style-name="ce1" office:value-type="string" calcext:value-type="string">
            <text:p>06:31:46</text:p>
          </table:table-cell>
          <table:table-cell table:style-name="ce1" office:value-type="float" office:value="3359.7" calcext:value-type="float">
            <text:p>3359.7</text:p>
          </table:table-cell>
          <table:table-cell table:style-name="ce1" office:value-type="float" office:value="3139.5" calcext:value-type="float">
            <text:p>3139.5</text:p>
          </table:table-cell>
          <table:table-cell table:style-name="ce1" office:value-type="float" office:value="3226.3" calcext:value-type="float">
            <text:p>3226.3</text:p>
          </table:table-cell>
          <table:table-cell table:style-name="ce1" office:value-type="float" office:value="2813.3" calcext:value-type="float">
            <text:p>2813.3</text:p>
          </table:table-cell>
        </table:table-row>
        <table:table-row table:style-name="ro1">
          <table:table-cell table:style-name="ce1" office:value-type="string" calcext:value-type="string">
            <text:p>06:32:49</text:p>
          </table:table-cell>
          <table:table-cell table:style-name="ce1" office:value-type="float" office:value="2932.9" calcext:value-type="float">
            <text:p>2932.9</text:p>
          </table:table-cell>
          <table:table-cell table:style-name="ce1" office:value-type="float" office:value="2995.4" calcext:value-type="float">
            <text:p>2995.4</text:p>
          </table:table-cell>
          <table:table-cell table:style-name="ce1" office:value-type="float" office:value="3072.3" calcext:value-type="float">
            <text:p>3072.3</text:p>
          </table:table-cell>
          <table:table-cell table:style-name="ce1" office:value-type="float" office:value="2833.2" calcext:value-type="float">
            <text:p>2833.2</text:p>
          </table:table-cell>
        </table:table-row>
        <table:table-row table:style-name="ro1">
          <table:table-cell table:style-name="ce1" office:value-type="string" calcext:value-type="string">
            <text:p>06:33:52</text:p>
          </table:table-cell>
          <table:table-cell table:style-name="ce1" office:value-type="float" office:value="4611.2" calcext:value-type="float">
            <text:p>4611.2</text:p>
          </table:table-cell>
          <table:table-cell table:style-name="ce1" office:value-type="float" office:value="3705.3" calcext:value-type="float">
            <text:p>3705.3</text:p>
          </table:table-cell>
          <table:table-cell table:style-name="ce1" office:value-type="float" office:value="4843.7" calcext:value-type="float">
            <text:p>4843.7</text:p>
          </table:table-cell>
          <table:table-cell table:style-name="ce1" office:value-type="float" office:value="4971.8" calcext:value-type="float">
            <text:p>4971.8</text:p>
          </table:table-cell>
        </table:table-row>
        <table:table-row table:style-name="ro1">
          <table:table-cell table:style-name="ce1" office:value-type="string" calcext:value-type="string">
            <text:p>06:34:55</text:p>
          </table:table-cell>
          <table:table-cell table:style-name="ce1" office:value-type="float" office:value="3386.3" calcext:value-type="float">
            <text:p>3386.3</text:p>
          </table:table-cell>
          <table:table-cell table:style-name="ce1" office:value-type="float" office:value="3247.5" calcext:value-type="float">
            <text:p>3247.5</text:p>
          </table:table-cell>
          <table:table-cell table:style-name="ce1" office:value-type="float" office:value="3497" calcext:value-type="float">
            <text:p>3497</text:p>
          </table:table-cell>
          <table:table-cell table:style-name="ce1" office:value-type="float" office:value="2932.2" calcext:value-type="float">
            <text:p>2932.2</text:p>
          </table:table-cell>
        </table:table-row>
        <table:table-row table:style-name="ro1">
          <table:table-cell table:style-name="ce1" office:value-type="string" calcext:value-type="string">
            <text:p>06:35:58</text:p>
          </table:table-cell>
          <table:table-cell table:style-name="ce1" office:value-type="float" office:value="3262.2" calcext:value-type="float">
            <text:p>3262.2</text:p>
          </table:table-cell>
          <table:table-cell table:style-name="ce1" office:value-type="float" office:value="3263.4" calcext:value-type="float">
            <text:p>3263.4</text:p>
          </table:table-cell>
          <table:table-cell table:style-name="ce1" office:value-type="float" office:value="3158.8" calcext:value-type="float">
            <text:p>3158.8</text:p>
          </table:table-cell>
          <table:table-cell table:style-name="ce1" office:value-type="float" office:value="2792.9" calcext:value-type="float">
            <text:p>2792.9</text:p>
          </table:table-cell>
        </table:table-row>
        <table:table-row table:style-name="ro1">
          <table:table-cell table:style-name="ce1" office:value-type="string" calcext:value-type="string">
            <text:p>06:37:01</text:p>
          </table:table-cell>
          <table:table-cell table:style-name="ce1" office:value-type="float" office:value="4894.5" calcext:value-type="float">
            <text:p>4894.5</text:p>
          </table:table-cell>
          <table:table-cell table:style-name="ce1" office:value-type="float" office:value="4695.4" calcext:value-type="float">
            <text:p>4695.4</text:p>
          </table:table-cell>
          <table:table-cell table:style-name="ce1" office:value-type="float" office:value="5012.6" calcext:value-type="float">
            <text:p>5012.6</text:p>
          </table:table-cell>
          <table:table-cell table:style-name="ce1" office:value-type="float" office:value="4823.4" calcext:value-type="float">
            <text:p>4823.4</text:p>
          </table:table-cell>
        </table:table-row>
        <table:table-row table:style-name="ro1">
          <table:table-cell table:style-name="ce1" office:value-type="string" calcext:value-type="string">
            <text:p>06:38:04</text:p>
          </table:table-cell>
          <table:table-cell table:style-name="ce1" office:value-type="float" office:value="3702.8" calcext:value-type="float">
            <text:p>3702.8</text:p>
          </table:table-cell>
          <table:table-cell table:style-name="ce1" office:value-type="float" office:value="4036.7" calcext:value-type="float">
            <text:p>4036.7</text:p>
          </table:table-cell>
          <table:table-cell table:style-name="ce1" office:value-type="float" office:value="5061.4" calcext:value-type="float">
            <text:p>5061.4</text:p>
          </table:table-cell>
          <table:table-cell table:style-name="ce1" office:value-type="float" office:value="3851.5" calcext:value-type="float">
            <text:p>3851.5</text:p>
          </table:table-cell>
        </table:table-row>
        <table:table-row table:style-name="ro1">
          <table:table-cell table:style-name="ce1" office:value-type="string" calcext:value-type="string">
            <text:p>06:39:06</text:p>
          </table:table-cell>
          <table:table-cell table:style-name="ce1" office:value-type="float" office:value="4564" calcext:value-type="float">
            <text:p>4564</text:p>
          </table:table-cell>
          <table:table-cell table:style-name="ce1" office:value-type="float" office:value="4823.4" calcext:value-type="float">
            <text:p>4823.4</text:p>
          </table:table-cell>
          <table:table-cell table:style-name="ce1" office:value-type="float" office:value="4850.1" calcext:value-type="float">
            <text:p>4850.1</text:p>
          </table:table-cell>
          <table:table-cell table:style-name="ce1" office:value-type="float" office:value="4651.3" calcext:value-type="float">
            <text:p>4651.3</text:p>
          </table:table-cell>
        </table:table-row>
        <table:table-row table:style-name="ro1">
          <table:table-cell table:style-name="ce1" office:value-type="string" calcext:value-type="string">
            <text:p>06:40:09</text:p>
          </table:table-cell>
          <table:table-cell table:style-name="ce1" office:value-type="float" office:value="3182.9" calcext:value-type="float">
            <text:p>3182.9</text:p>
          </table:table-cell>
          <table:table-cell table:style-name="ce1" office:value-type="float" office:value="3392.7" calcext:value-type="float">
            <text:p>3392.7</text:p>
          </table:table-cell>
          <table:table-cell table:style-name="ce1" office:value-type="float" office:value="3775.7" calcext:value-type="float">
            <text:p>3775.7</text:p>
          </table:table-cell>
          <table:table-cell table:style-name="ce1" office:value-type="float" office:value="3088.6" calcext:value-type="float">
            <text:p>3088.6</text:p>
          </table:table-cell>
        </table:table-row>
        <table:table-row table:style-name="ro1">
          <table:table-cell table:style-name="ce1" office:value-type="string" calcext:value-type="string">
            <text:p>06:41:12</text:p>
          </table:table-cell>
          <table:table-cell table:style-name="ce1" office:value-type="float" office:value="3007.2" calcext:value-type="float">
            <text:p>3007.2</text:p>
          </table:table-cell>
          <table:table-cell table:style-name="ce1" office:value-type="float" office:value="3282.8" calcext:value-type="float">
            <text:p>3282.8</text:p>
          </table:table-cell>
          <table:table-cell table:style-name="ce1" office:value-type="float" office:value="3029.1" calcext:value-type="float">
            <text:p>3029.1</text:p>
          </table:table-cell>
          <table:table-cell table:style-name="ce1" office:value-type="float" office:value="2968.7" calcext:value-type="float">
            <text:p>2968.7</text:p>
          </table:table-cell>
        </table:table-row>
        <table:table-row table:style-name="ro1">
          <table:table-cell table:style-name="ce1" office:value-type="string" calcext:value-type="string">
            <text:p>06:42:15</text:p>
          </table:table-cell>
          <table:table-cell table:style-name="ce1" office:value-type="float" office:value="3393.4" calcext:value-type="float">
            <text:p>3393.4</text:p>
          </table:table-cell>
          <table:table-cell table:style-name="ce1" office:value-type="float" office:value="3185.2" calcext:value-type="float">
            <text:p>3185.2</text:p>
          </table:table-cell>
          <table:table-cell table:style-name="ce1" office:value-type="float" office:value="3656.6" calcext:value-type="float">
            <text:p>3656.6</text:p>
          </table:table-cell>
          <table:table-cell table:style-name="ce1" office:value-type="float" office:value="3327.5" calcext:value-type="float">
            <text:p>3327.5</text:p>
          </table:table-cell>
        </table:table-row>
        <table:table-row table:style-name="ro1">
          <table:table-cell table:style-name="ce1" office:value-type="string" calcext:value-type="string">
            <text:p>06:43:18</text:p>
          </table:table-cell>
          <table:table-cell table:style-name="ce1" office:value-type="float" office:value="3210.8" calcext:value-type="float">
            <text:p>3210.8</text:p>
          </table:table-cell>
          <table:table-cell table:style-name="ce1" office:value-type="float" office:value="3138.4" calcext:value-type="float">
            <text:p>3138.4</text:p>
          </table:table-cell>
          <table:table-cell table:style-name="ce1" office:value-type="float" office:value="3400.3" calcext:value-type="float">
            <text:p>3400.3</text:p>
          </table:table-cell>
          <table:table-cell table:style-name="ce1" office:value-type="float" office:value="3202.7" calcext:value-type="float">
            <text:p>3202.7</text:p>
          </table:table-cell>
        </table:table-row>
        <table:table-row table:style-name="ro1">
          <table:table-cell table:style-name="ce1" office:value-type="string" calcext:value-type="string">
            <text:p>06:44:20</text:p>
          </table:table-cell>
          <table:table-cell table:style-name="ce1" office:value-type="float" office:value="3421" calcext:value-type="float">
            <text:p>3421</text:p>
          </table:table-cell>
          <table:table-cell table:style-name="ce1" office:value-type="float" office:value="3572.5" calcext:value-type="float">
            <text:p>3572.5</text:p>
          </table:table-cell>
          <table:table-cell table:style-name="ce1" office:value-type="float" office:value="3444.5" calcext:value-type="float">
            <text:p>3444.5</text:p>
          </table:table-cell>
          <table:table-cell table:style-name="ce1" office:value-type="float" office:value="2991.7" calcext:value-type="float">
            <text:p>2991.7</text:p>
          </table:table-cell>
        </table:table-row>
        <table:table-row table:style-name="ro1">
          <table:table-cell table:style-name="ce1" office:value-type="string" calcext:value-type="string">
            <text:p>06:45:23</text:p>
          </table:table-cell>
          <table:table-cell table:style-name="ce1" office:value-type="float" office:value="3679.2" calcext:value-type="float">
            <text:p>3679.2</text:p>
          </table:table-cell>
          <table:table-cell table:style-name="ce1" office:value-type="float" office:value="3530" calcext:value-type="float">
            <text:p>3530</text:p>
          </table:table-cell>
          <table:table-cell table:style-name="ce1" office:value-type="float" office:value="4081.3" calcext:value-type="float">
            <text:p>4081.3</text:p>
          </table:table-cell>
          <table:table-cell table:style-name="ce1" office:value-type="float" office:value="3176.1" calcext:value-type="float">
            <text:p>3176.1</text:p>
          </table:table-cell>
        </table:table-row>
        <table:table-row table:style-name="ro1">
          <table:table-cell table:style-name="ce1" office:value-type="string" calcext:value-type="string">
            <text:p>06:46:26</text:p>
          </table:table-cell>
          <table:table-cell table:style-name="ce1" office:value-type="float" office:value="3364.7" calcext:value-type="float">
            <text:p>3364.7</text:p>
          </table:table-cell>
          <table:table-cell table:style-name="ce1" office:value-type="float" office:value="3254.1" calcext:value-type="float">
            <text:p>3254.1</text:p>
          </table:table-cell>
          <table:table-cell table:style-name="ce1" office:value-type="float" office:value="3433.5" calcext:value-type="float">
            <text:p>3433.5</text:p>
          </table:table-cell>
          <table:table-cell table:style-name="ce1" office:value-type="float" office:value="3154.3" calcext:value-type="float">
            <text:p>3154.3</text:p>
          </table:table-cell>
        </table:table-row>
        <table:table-row table:style-name="ro1">
          <table:table-cell table:style-name="ce1" office:value-type="string" calcext:value-type="string">
            <text:p>06:47:29</text:p>
          </table:table-cell>
          <table:table-cell table:style-name="ce1" office:value-type="float" office:value="3193" calcext:value-type="float">
            <text:p>3193</text:p>
          </table:table-cell>
          <table:table-cell table:style-name="ce1" office:value-type="float" office:value="3239.1" calcext:value-type="float">
            <text:p>3239.1</text:p>
          </table:table-cell>
          <table:table-cell table:style-name="ce1" office:value-type="float" office:value="3339.9" calcext:value-type="float">
            <text:p>3339.9</text:p>
          </table:table-cell>
          <table:table-cell table:style-name="ce1" office:value-type="float" office:value="2788.2" calcext:value-type="float">
            <text:p>2788.2</text:p>
          </table:table-cell>
        </table:table-row>
        <table:table-row table:style-name="ro1">
          <table:table-cell table:style-name="ce1" office:value-type="string" calcext:value-type="string">
            <text:p>06:48:32</text:p>
          </table:table-cell>
          <table:table-cell table:style-name="ce1" office:value-type="float" office:value="3347.3" calcext:value-type="float">
            <text:p>3347.3</text:p>
          </table:table-cell>
          <table:table-cell table:style-name="ce1" office:value-type="float" office:value="3096.8" calcext:value-type="float">
            <text:p>3096.8</text:p>
          </table:table-cell>
          <table:table-cell table:style-name="ce1" office:value-type="float" office:value="3198.7" calcext:value-type="float">
            <text:p>3198.7</text:p>
          </table:table-cell>
          <table:table-cell table:style-name="ce1" office:value-type="float" office:value="3058.1" calcext:value-type="float">
            <text:p>3058.1</text:p>
          </table:table-cell>
        </table:table-row>
        <table:table-row table:style-name="ro1">
          <table:table-cell table:style-name="ce1" office:value-type="string" calcext:value-type="string">
            <text:p>06:49:34</text:p>
          </table:table-cell>
          <table:table-cell table:style-name="ce1" office:value-type="float" office:value="3704.4" calcext:value-type="float">
            <text:p>3704.4</text:p>
          </table:table-cell>
          <table:table-cell table:style-name="ce1" office:value-type="float" office:value="3581.3" calcext:value-type="float">
            <text:p>3581.3</text:p>
          </table:table-cell>
          <table:table-cell table:style-name="ce1" office:value-type="float" office:value="3461.5" calcext:value-type="float">
            <text:p>3461.5</text:p>
          </table:table-cell>
          <table:table-cell table:style-name="ce1" office:value-type="float" office:value="3483" calcext:value-type="float">
            <text:p>3483</text:p>
          </table:table-cell>
        </table:table-row>
        <table:table-row table:style-name="ro1">
          <table:table-cell table:style-name="ce1" office:value-type="string" calcext:value-type="string">
            <text:p>06:50:37</text:p>
          </table:table-cell>
          <table:table-cell table:style-name="ce1" office:value-type="float" office:value="3446.6" calcext:value-type="float">
            <text:p>3446.6</text:p>
          </table:table-cell>
          <table:table-cell table:style-name="ce1" office:value-type="float" office:value="3150" calcext:value-type="float">
            <text:p>3150</text:p>
          </table:table-cell>
          <table:table-cell table:style-name="ce1" office:value-type="float" office:value="3555.7" calcext:value-type="float">
            <text:p>3555.7</text:p>
          </table:table-cell>
          <table:table-cell table:style-name="ce1" office:value-type="float" office:value="3005.7" calcext:value-type="float">
            <text:p>3005.7</text:p>
          </table:table-cell>
        </table:table-row>
        <table:table-row table:style-name="ro1">
          <table:table-cell table:style-name="ce1" office:value-type="string" calcext:value-type="string">
            <text:p>06:51:41</text:p>
          </table:table-cell>
          <table:table-cell table:style-name="ce1" office:value-type="float" office:value="3604.3" calcext:value-type="float">
            <text:p>3604.3</text:p>
          </table:table-cell>
          <table:table-cell table:style-name="ce1" office:value-type="float" office:value="3622.5" calcext:value-type="float">
            <text:p>3622.5</text:p>
          </table:table-cell>
          <table:table-cell table:style-name="ce1" office:value-type="float" office:value="4405.5" calcext:value-type="float">
            <text:p>4405.5</text:p>
          </table:table-cell>
          <table:table-cell table:style-name="ce1" office:value-type="float" office:value="4254.9" calcext:value-type="float">
            <text:p>4254.9</text:p>
          </table:table-cell>
        </table:table-row>
        <table:table-row table:style-name="ro1">
          <table:table-cell table:style-name="ce1" office:value-type="string" calcext:value-type="string">
            <text:p>06:52:44</text:p>
          </table:table-cell>
          <table:table-cell table:style-name="ce1" office:value-type="float" office:value="2842.7" calcext:value-type="float">
            <text:p>2842.7</text:p>
          </table:table-cell>
          <table:table-cell table:style-name="ce1" office:value-type="float" office:value="2921" calcext:value-type="float">
            <text:p>2921</text:p>
          </table:table-cell>
          <table:table-cell table:style-name="ce1" office:value-type="float" office:value="2844.8" calcext:value-type="float">
            <text:p>2844.8</text:p>
          </table:table-cell>
          <table:table-cell table:style-name="ce1" office:value-type="float" office:value="3089.5" calcext:value-type="float">
            <text:p>3089.5</text:p>
          </table:table-cell>
        </table:table-row>
        <table:table-row table:style-name="ro1">
          <table:table-cell table:style-name="ce1" office:value-type="string" calcext:value-type="string">
            <text:p>06:53:46</text:p>
          </table:table-cell>
          <table:table-cell table:style-name="ce1" office:value-type="float" office:value="3064.4" calcext:value-type="float">
            <text:p>3064.4</text:p>
          </table:table-cell>
          <table:table-cell table:style-name="ce1" office:value-type="float" office:value="3170" calcext:value-type="float">
            <text:p>3170</text:p>
          </table:table-cell>
          <table:table-cell table:style-name="ce1" office:value-type="float" office:value="3064.5" calcext:value-type="float">
            <text:p>3064.5</text:p>
          </table:table-cell>
          <table:table-cell table:style-name="ce1" office:value-type="float" office:value="3090.7" calcext:value-type="float">
            <text:p>3090.7</text:p>
          </table:table-cell>
        </table:table-row>
        <table:table-row table:style-name="ro1">
          <table:table-cell table:style-name="ce1" office:value-type="string" calcext:value-type="string">
            <text:p>06:54:49</text:p>
          </table:table-cell>
          <table:table-cell table:style-name="ce1" office:value-type="float" office:value="3164.1" calcext:value-type="float">
            <text:p>3164.1</text:p>
          </table:table-cell>
          <table:table-cell table:style-name="ce1" office:value-type="float" office:value="3161.9" calcext:value-type="float">
            <text:p>3161.9</text:p>
          </table:table-cell>
          <table:table-cell table:style-name="ce1" office:value-type="float" office:value="3292.1" calcext:value-type="float">
            <text:p>3292.1</text:p>
          </table:table-cell>
          <table:table-cell table:style-name="ce1" office:value-type="float" office:value="3038.1" calcext:value-type="float">
            <text:p>3038.1</text:p>
          </table:table-cell>
        </table:table-row>
        <table:table-row table:style-name="ro1">
          <table:table-cell table:style-name="ce1" office:value-type="string" calcext:value-type="string">
            <text:p>06:55:52</text:p>
          </table:table-cell>
          <table:table-cell table:style-name="ce1" office:value-type="float" office:value="2908.7" calcext:value-type="float">
            <text:p>2908.7</text:p>
          </table:table-cell>
          <table:table-cell table:style-name="ce1" office:value-type="float" office:value="3139.5" calcext:value-type="float">
            <text:p>3139.5</text:p>
          </table:table-cell>
          <table:table-cell table:style-name="ce1" office:value-type="float" office:value="3262.9" calcext:value-type="float">
            <text:p>3262.9</text:p>
          </table:table-cell>
          <table:table-cell table:style-name="ce1" office:value-type="float" office:value="2993.6" calcext:value-type="float">
            <text:p>2993.6</text:p>
          </table:table-cell>
        </table:table-row>
        <table:table-row table:style-name="ro1">
          <table:table-cell table:style-name="ce1" office:value-type="string" calcext:value-type="string">
            <text:p>06:56:55</text:p>
          </table:table-cell>
          <table:table-cell table:style-name="ce1" office:value-type="float" office:value="3546.3" calcext:value-type="float">
            <text:p>3546.3</text:p>
          </table:table-cell>
          <table:table-cell table:style-name="ce1" office:value-type="float" office:value="3847.5" calcext:value-type="float">
            <text:p>3847.5</text:p>
          </table:table-cell>
          <table:table-cell table:style-name="ce1" office:value-type="float" office:value="3951" calcext:value-type="float">
            <text:p>3951</text:p>
          </table:table-cell>
          <table:table-cell table:style-name="ce1" office:value-type="float" office:value="3817.2" calcext:value-type="float">
            <text:p>3817.2</text:p>
          </table:table-cell>
        </table:table-row>
        <table:table-row table:style-name="ro1">
          <table:table-cell table:style-name="ce1" office:value-type="string" calcext:value-type="string">
            <text:p>06:57:57</text:p>
          </table:table-cell>
          <table:table-cell table:style-name="ce1" office:value-type="float" office:value="3083.9" calcext:value-type="float">
            <text:p>3083.9</text:p>
          </table:table-cell>
          <table:table-cell table:style-name="ce1" office:value-type="float" office:value="2811.5" calcext:value-type="float">
            <text:p>2811.5</text:p>
          </table:table-cell>
          <table:table-cell table:style-name="ce1" office:value-type="float" office:value="3117.9" calcext:value-type="float">
            <text:p>3117.9</text:p>
          </table:table-cell>
          <table:table-cell table:style-name="ce1" office:value-type="float" office:value="2940.4" calcext:value-type="float">
            <text:p>2940.4</text:p>
          </table:table-cell>
        </table:table-row>
        <table:table-row table:style-name="ro1">
          <table:table-cell table:style-name="ce1" office:value-type="string" calcext:value-type="string">
            <text:p>06:59:00</text:p>
          </table:table-cell>
          <table:table-cell table:style-name="ce1" office:value-type="float" office:value="3289.2" calcext:value-type="float">
            <text:p>3289.2</text:p>
          </table:table-cell>
          <table:table-cell table:style-name="ce1" office:value-type="float" office:value="3672.2" calcext:value-type="float">
            <text:p>3672.2</text:p>
          </table:table-cell>
          <table:table-cell table:style-name="ce1" office:value-type="float" office:value="3730.2" calcext:value-type="float">
            <text:p>3730.2</text:p>
          </table:table-cell>
          <table:table-cell table:style-name="ce1" office:value-type="float" office:value="3610.9" calcext:value-type="float">
            <text:p>3610.9</text:p>
          </table:table-cell>
        </table:table-row>
        <table:table-row table:style-name="ro1">
          <table:table-cell table:style-name="ce1" office:value-type="string" calcext:value-type="string">
            <text:p>07:00:03</text:p>
          </table:table-cell>
          <table:table-cell table:style-name="ce1" office:value-type="float" office:value="3587.7" calcext:value-type="float">
            <text:p>3587.7</text:p>
          </table:table-cell>
          <table:table-cell table:style-name="ce1" office:value-type="float" office:value="3185.1" calcext:value-type="float">
            <text:p>3185.1</text:p>
          </table:table-cell>
          <table:table-cell table:style-name="ce1" office:value-type="float" office:value="3602.1" calcext:value-type="float">
            <text:p>3602.1</text:p>
          </table:table-cell>
          <table:table-cell table:style-name="ce1" office:value-type="float" office:value="3180" calcext:value-type="float">
            <text:p>3180</text:p>
          </table:table-cell>
        </table:table-row>
        <table:table-row table:style-name="ro1">
          <table:table-cell table:style-name="ce1" office:value-type="string" calcext:value-type="string">
            <text:p>07:01:06</text:p>
          </table:table-cell>
          <table:table-cell table:style-name="ce1" office:value-type="float" office:value="3381.6" calcext:value-type="float">
            <text:p>3381.6</text:p>
          </table:table-cell>
          <table:table-cell table:style-name="ce1" office:value-type="float" office:value="3185.6" calcext:value-type="float">
            <text:p>3185.6</text:p>
          </table:table-cell>
          <table:table-cell table:style-name="ce1" office:value-type="float" office:value="3446.7" calcext:value-type="float">
            <text:p>3446.7</text:p>
          </table:table-cell>
          <table:table-cell table:style-name="ce1" office:value-type="float" office:value="2971.5" calcext:value-type="float">
            <text:p>2971.5</text:p>
          </table:table-cell>
        </table:table-row>
        <table:table-row table:style-name="ro1">
          <table:table-cell table:style-name="ce1" office:value-type="string" calcext:value-type="string">
            <text:p>07:02:09</text:p>
          </table:table-cell>
          <table:table-cell table:style-name="ce1" office:value-type="float" office:value="3327.9" calcext:value-type="float">
            <text:p>3327.9</text:p>
          </table:table-cell>
          <table:table-cell table:style-name="ce1" office:value-type="float" office:value="2960.6" calcext:value-type="float">
            <text:p>2960.6</text:p>
          </table:table-cell>
          <table:table-cell table:style-name="ce1" office:value-type="float" office:value="3009.6" calcext:value-type="float">
            <text:p>3009.6</text:p>
          </table:table-cell>
          <table:table-cell table:style-name="ce1" office:value-type="float" office:value="2985.6" calcext:value-type="float">
            <text:p>2985.6</text:p>
          </table:table-cell>
        </table:table-row>
        <table:table-row table:style-name="ro1">
          <table:table-cell table:style-name="ce1" office:value-type="string" calcext:value-type="string">
            <text:p>07:03:11</text:p>
          </table:table-cell>
          <table:table-cell table:style-name="ce1" office:value-type="float" office:value="3257.8" calcext:value-type="float">
            <text:p>3257.8</text:p>
          </table:table-cell>
          <table:table-cell table:style-name="ce1" office:value-type="float" office:value="3201.8" calcext:value-type="float">
            <text:p>3201.8</text:p>
          </table:table-cell>
          <table:table-cell table:style-name="ce1" office:value-type="float" office:value="3578.2" calcext:value-type="float">
            <text:p>3578.2</text:p>
          </table:table-cell>
          <table:table-cell table:style-name="ce1" office:value-type="float" office:value="3023.7" calcext:value-type="float">
            <text:p>3023.7</text:p>
          </table:table-cell>
        </table:table-row>
        <table:table-row table:style-name="ro1">
          <table:table-cell table:style-name="ce1" office:value-type="string" calcext:value-type="string">
            <text:p>07:04:14</text:p>
          </table:table-cell>
          <table:table-cell table:style-name="ce1" office:value-type="float" office:value="3562.1" calcext:value-type="float">
            <text:p>3562.1</text:p>
          </table:table-cell>
          <table:table-cell table:style-name="ce1" office:value-type="float" office:value="3456" calcext:value-type="float">
            <text:p>3456</text:p>
          </table:table-cell>
          <table:table-cell table:style-name="ce1" office:value-type="float" office:value="3600.9" calcext:value-type="float">
            <text:p>3600.9</text:p>
          </table:table-cell>
          <table:table-cell table:style-name="ce1" office:value-type="float" office:value="3110.1" calcext:value-type="float">
            <text:p>3110.1</text:p>
          </table:table-cell>
        </table:table-row>
        <table:table-row table:style-name="ro1">
          <table:table-cell table:style-name="ce1" office:value-type="string" calcext:value-type="string">
            <text:p>07:05:17</text:p>
          </table:table-cell>
          <table:table-cell table:style-name="ce1" office:value-type="float" office:value="3102.8" calcext:value-type="float">
            <text:p>3102.8</text:p>
          </table:table-cell>
          <table:table-cell table:style-name="ce1" office:value-type="float" office:value="2929.6" calcext:value-type="float">
            <text:p>2929.6</text:p>
          </table:table-cell>
          <table:table-cell table:style-name="ce1" office:value-type="float" office:value="3624.8" calcext:value-type="float">
            <text:p>3624.8</text:p>
          </table:table-cell>
          <table:table-cell table:style-name="ce1" office:value-type="float" office:value="3139.4" calcext:value-type="float">
            <text:p>3139.4</text:p>
          </table:table-cell>
        </table:table-row>
        <table:table-row table:style-name="ro1">
          <table:table-cell table:style-name="ce1" office:value-type="string" calcext:value-type="string">
            <text:p>07:06:22</text:p>
          </table:table-cell>
          <table:table-cell table:style-name="ce1" office:value-type="float" office:value="3323.4" calcext:value-type="float">
            <text:p>3323.4</text:p>
          </table:table-cell>
          <table:table-cell table:style-name="ce1" office:value-type="float" office:value="3068.1" calcext:value-type="float">
            <text:p>3068.1</text:p>
          </table:table-cell>
          <table:table-cell table:style-name="ce1" office:value-type="float" office:value="3260.3" calcext:value-type="float">
            <text:p>3260.3</text:p>
          </table:table-cell>
          <table:table-cell table:style-name="ce1" office:value-type="float" office:value="3063.8" calcext:value-type="float">
            <text:p>3063.8</text:p>
          </table:table-cell>
        </table:table-row>
        <table:table-row table:style-name="ro1">
          <table:table-cell table:style-name="ce1" office:value-type="string" calcext:value-type="string">
            <text:p>07:07:26</text:p>
          </table:table-cell>
          <table:table-cell table:style-name="ce1" office:value-type="float" office:value="3296.6" calcext:value-type="float">
            <text:p>3296.6</text:p>
          </table:table-cell>
          <table:table-cell table:style-name="ce1" office:value-type="float" office:value="2952.2" calcext:value-type="float">
            <text:p>2952.2</text:p>
          </table:table-cell>
          <table:table-cell table:style-name="ce1" office:value-type="float" office:value="3367" calcext:value-type="float">
            <text:p>3367</text:p>
          </table:table-cell>
          <table:table-cell table:style-name="ce1" office:value-type="float" office:value="2949.5" calcext:value-type="float">
            <text:p>2949.5</text:p>
          </table:table-cell>
        </table:table-row>
        <table:table-row table:style-name="ro1">
          <table:table-cell table:style-name="ce1" office:value-type="string" calcext:value-type="string">
            <text:p>07:08:29</text:p>
          </table:table-cell>
          <table:table-cell table:style-name="ce1" office:value-type="float" office:value="3668.2" calcext:value-type="float">
            <text:p>3668.2</text:p>
          </table:table-cell>
          <table:table-cell table:style-name="ce1" office:value-type="float" office:value="3313.6" calcext:value-type="float">
            <text:p>3313.6</text:p>
          </table:table-cell>
          <table:table-cell table:style-name="ce1" office:value-type="float" office:value="3398.3" calcext:value-type="float">
            <text:p>3398.3</text:p>
          </table:table-cell>
          <table:table-cell table:style-name="ce1" office:value-type="float" office:value="3257.3" calcext:value-type="float">
            <text:p>3257.3</text:p>
          </table:table-cell>
        </table:table-row>
        <table:table-row table:style-name="ro1">
          <table:table-cell table:style-name="ce1" office:value-type="string" calcext:value-type="string">
            <text:p>07:09:32</text:p>
          </table:table-cell>
          <table:table-cell table:style-name="ce1" office:value-type="float" office:value="4438.9" calcext:value-type="float">
            <text:p>4438.9</text:p>
          </table:table-cell>
          <table:table-cell table:style-name="ce1" office:value-type="float" office:value="4471.6" calcext:value-type="float">
            <text:p>4471.6</text:p>
          </table:table-cell>
          <table:table-cell table:style-name="ce1" office:value-type="float" office:value="4524.1" calcext:value-type="float">
            <text:p>4524.1</text:p>
          </table:table-cell>
          <table:table-cell table:style-name="ce1" office:value-type="float" office:value="4485.5" calcext:value-type="float">
            <text:p>4485.5</text:p>
          </table:table-cell>
        </table:table-row>
        <table:table-row table:style-name="ro1">
          <table:table-cell table:style-name="ce1" office:value-type="string" calcext:value-type="string">
            <text:p>07:10:34</text:p>
          </table:table-cell>
          <table:table-cell table:style-name="ce1" office:value-type="float" office:value="3582.6" calcext:value-type="float">
            <text:p>3582.6</text:p>
          </table:table-cell>
          <table:table-cell table:style-name="ce1" office:value-type="float" office:value="3245.2" calcext:value-type="float">
            <text:p>3245.2</text:p>
          </table:table-cell>
          <table:table-cell table:style-name="ce1" office:value-type="float" office:value="3721.6" calcext:value-type="float">
            <text:p>3721.6</text:p>
          </table:table-cell>
          <table:table-cell table:style-name="ce1" office:value-type="float" office:value="3113.4" calcext:value-type="float">
            <text:p>3113.4</text:p>
          </table:table-cell>
        </table:table-row>
        <table:table-row table:style-name="ro1">
          <table:table-cell table:style-name="ce1" office:value-type="string" calcext:value-type="string">
            <text:p>07:11:37</text:p>
          </table:table-cell>
          <table:table-cell table:style-name="ce1" office:value-type="float" office:value="3014.3" calcext:value-type="float">
            <text:p>3014.3</text:p>
          </table:table-cell>
          <table:table-cell table:style-name="ce1" office:value-type="float" office:value="2707.8" calcext:value-type="float">
            <text:p>2707.8</text:p>
          </table:table-cell>
          <table:table-cell table:style-name="ce1" office:value-type="float" office:value="3263.4" calcext:value-type="float">
            <text:p>3263.4</text:p>
          </table:table-cell>
          <table:table-cell table:style-name="ce1" office:value-type="float" office:value="2819.5" calcext:value-type="float">
            <text:p>2819.5</text:p>
          </table:table-cell>
        </table:table-row>
        <table:table-row table:style-name="ro1">
          <table:table-cell table:style-name="ce1" office:value-type="string" calcext:value-type="string">
            <text:p>07:12:40</text:p>
          </table:table-cell>
          <table:table-cell table:style-name="ce1" office:value-type="float" office:value="2759.8" calcext:value-type="float">
            <text:p>2759.8</text:p>
          </table:table-cell>
          <table:table-cell table:style-name="ce1" office:value-type="float" office:value="3221.1" calcext:value-type="float">
            <text:p>3221.1</text:p>
          </table:table-cell>
          <table:table-cell table:style-name="ce1" office:value-type="float" office:value="3274" calcext:value-type="float">
            <text:p>3274</text:p>
          </table:table-cell>
          <table:table-cell table:style-name="ce1" office:value-type="float" office:value="2909.8" calcext:value-type="float">
            <text:p>2909.8</text:p>
          </table:table-cell>
        </table:table-row>
        <table:table-row table:style-name="ro1">
          <table:table-cell table:style-name="ce1" office:value-type="string" calcext:value-type="string">
            <text:p>07:13:43</text:p>
          </table:table-cell>
          <table:table-cell table:style-name="ce1" office:value-type="float" office:value="3408.5" calcext:value-type="float">
            <text:p>3408.5</text:p>
          </table:table-cell>
          <table:table-cell table:style-name="ce1" office:value-type="float" office:value="3329.8" calcext:value-type="float">
            <text:p>3329.8</text:p>
          </table:table-cell>
          <table:table-cell table:style-name="ce1" office:value-type="float" office:value="3717.7" calcext:value-type="float">
            <text:p>3717.7</text:p>
          </table:table-cell>
          <table:table-cell table:style-name="ce1" office:value-type="float" office:value="2857.6" calcext:value-type="float">
            <text:p>2857.6</text:p>
          </table:table-cell>
        </table:table-row>
        <table:table-row table:style-name="ro1">
          <table:table-cell table:style-name="ce1" office:value-type="string" calcext:value-type="string">
            <text:p>07:14:45</text:p>
          </table:table-cell>
          <table:table-cell table:style-name="ce1" office:value-type="float" office:value="3044" calcext:value-type="float">
            <text:p>3044</text:p>
          </table:table-cell>
          <table:table-cell table:style-name="ce1" office:value-type="float" office:value="3397.3" calcext:value-type="float">
            <text:p>3397.3</text:p>
          </table:table-cell>
          <table:table-cell table:style-name="ce1" office:value-type="float" office:value="3220.6" calcext:value-type="float">
            <text:p>3220.6</text:p>
          </table:table-cell>
          <table:table-cell table:style-name="ce1" office:value-type="float" office:value="3252.2" calcext:value-type="float">
            <text:p>3252.2</text:p>
          </table:table-cell>
        </table:table-row>
        <table:table-row table:style-name="ro1">
          <table:table-cell table:style-name="ce1" office:value-type="string" calcext:value-type="string">
            <text:p>07:15:48</text:p>
          </table:table-cell>
          <table:table-cell table:style-name="ce1" office:value-type="float" office:value="3075.4" calcext:value-type="float">
            <text:p>3075.4</text:p>
          </table:table-cell>
          <table:table-cell table:style-name="ce1" office:value-type="float" office:value="3400.9" calcext:value-type="float">
            <text:p>3400.9</text:p>
          </table:table-cell>
          <table:table-cell table:style-name="ce1" office:value-type="float" office:value="3515" calcext:value-type="float">
            <text:p>3515</text:p>
          </table:table-cell>
          <table:table-cell table:style-name="ce1" office:value-type="float" office:value="3125.6" calcext:value-type="float">
            <text:p>3125.6</text:p>
          </table:table-cell>
        </table:table-row>
        <table:table-row table:style-name="ro1">
          <table:table-cell table:style-name="ce1" office:value-type="string" calcext:value-type="string">
            <text:p>07:16:51</text:p>
          </table:table-cell>
          <table:table-cell table:style-name="ce1" office:value-type="float" office:value="3206.9" calcext:value-type="float">
            <text:p>3206.9</text:p>
          </table:table-cell>
          <table:table-cell table:style-name="ce1" office:value-type="float" office:value="3355.6" calcext:value-type="float">
            <text:p>3355.6</text:p>
          </table:table-cell>
          <table:table-cell table:style-name="ce1" office:value-type="float" office:value="4659.6" calcext:value-type="float">
            <text:p>4659.6</text:p>
          </table:table-cell>
          <table:table-cell table:style-name="ce1" office:value-type="float" office:value="4378.4" calcext:value-type="float">
            <text:p>4378.4</text:p>
          </table:table-cell>
        </table:table-row>
        <table:table-row table:style-name="ro1">
          <table:table-cell table:style-name="ce1" office:value-type="string" calcext:value-type="string">
            <text:p>07:17:54</text:p>
          </table:table-cell>
          <table:table-cell table:style-name="ce1" office:value-type="float" office:value="2531.8" calcext:value-type="float">
            <text:p>2531.8</text:p>
          </table:table-cell>
          <table:table-cell table:style-name="ce1" office:value-type="float" office:value="2207.8" calcext:value-type="float">
            <text:p>2207.8</text:p>
          </table:table-cell>
          <table:table-cell table:style-name="ce1" office:value-type="float" office:value="2469.7" calcext:value-type="float">
            <text:p>2469.7</text:p>
          </table:table-cell>
          <table:table-cell table:style-name="ce1" office:value-type="float" office:value="2360" calcext:value-type="float">
            <text:p>2360</text:p>
          </table:table-cell>
        </table:table-row>
        <table:table-row table:style-name="ro1">
          <table:table-cell table:style-name="ce1" office:value-type="string" calcext:value-type="string">
            <text:p>07:18:57</text:p>
          </table:table-cell>
          <table:table-cell table:style-name="ce1" office:value-type="float" office:value="2758.2" calcext:value-type="float">
            <text:p>2758.2</text:p>
          </table:table-cell>
          <table:table-cell table:style-name="ce1" office:value-type="float" office:value="3234" calcext:value-type="float">
            <text:p>3234</text:p>
          </table:table-cell>
          <table:table-cell table:style-name="ce1" office:value-type="float" office:value="2950.2" calcext:value-type="float">
            <text:p>2950.2</text:p>
          </table:table-cell>
          <table:table-cell table:style-name="ce1" office:value-type="float" office:value="2625.5" calcext:value-type="float">
            <text:p>2625.5</text:p>
          </table:table-cell>
        </table:table-row>
        <table:table-row table:style-name="ro1">
          <table:table-cell table:style-name="ce1" office:value-type="string" calcext:value-type="string">
            <text:p>07:19:59</text:p>
          </table:table-cell>
          <table:table-cell table:style-name="ce1" office:value-type="float" office:value="3062.2" calcext:value-type="float">
            <text:p>3062.2</text:p>
          </table:table-cell>
          <table:table-cell table:style-name="ce1" office:value-type="float" office:value="2908" calcext:value-type="float">
            <text:p>2908</text:p>
          </table:table-cell>
          <table:table-cell table:style-name="ce1" office:value-type="float" office:value="3233.2" calcext:value-type="float">
            <text:p>3233.2</text:p>
          </table:table-cell>
          <table:table-cell table:style-name="ce1" office:value-type="float" office:value="2881.9" calcext:value-type="float">
            <text:p>2881.9</text:p>
          </table:table-cell>
        </table:table-row>
        <table:table-row table:style-name="ro1">
          <table:table-cell table:style-name="ce1" office:value-type="string" calcext:value-type="string">
            <text:p>07:21:02</text:p>
          </table:table-cell>
          <table:table-cell table:style-name="ce1" office:value-type="float" office:value="3064.5" calcext:value-type="float">
            <text:p>3064.5</text:p>
          </table:table-cell>
          <table:table-cell table:style-name="ce1" office:value-type="float" office:value="3237.5" calcext:value-type="float">
            <text:p>3237.5</text:p>
          </table:table-cell>
          <table:table-cell table:style-name="ce1" office:value-type="float" office:value="2879.4" calcext:value-type="float">
            <text:p>2879.4</text:p>
          </table:table-cell>
          <table:table-cell table:style-name="ce1" office:value-type="float" office:value="3006.1" calcext:value-type="float">
            <text:p>3006.1</text:p>
          </table:table-cell>
        </table:table-row>
        <table:table-row table:style-name="ro1">
          <table:table-cell table:style-name="ce1" office:value-type="string" calcext:value-type="string">
            <text:p>07:22:07</text:p>
          </table:table-cell>
          <table:table-cell table:style-name="ce1" office:value-type="float" office:value="3543.7" calcext:value-type="float">
            <text:p>3543.7</text:p>
          </table:table-cell>
          <table:table-cell table:style-name="ce1" office:value-type="float" office:value="3896.4" calcext:value-type="float">
            <text:p>3896.4</text:p>
          </table:table-cell>
          <table:table-cell table:style-name="ce1" office:value-type="float" office:value="3796.6" calcext:value-type="float">
            <text:p>3796.6</text:p>
          </table:table-cell>
          <table:table-cell table:style-name="ce1" office:value-type="float" office:value="3471.2" calcext:value-type="float">
            <text:p>3471.2</text:p>
          </table:table-cell>
        </table:table-row>
        <table:table-row table:style-name="ro1">
          <table:table-cell table:style-name="ce1" office:value-type="string" calcext:value-type="string">
            <text:p>07:23:10</text:p>
          </table:table-cell>
          <table:table-cell table:style-name="ce1" office:value-type="float" office:value="3582.1" calcext:value-type="float">
            <text:p>3582.1</text:p>
          </table:table-cell>
          <table:table-cell table:style-name="ce1" office:value-type="float" office:value="3372.6" calcext:value-type="float">
            <text:p>3372.6</text:p>
          </table:table-cell>
          <table:table-cell table:style-name="ce1" office:value-type="float" office:value="3403.8" calcext:value-type="float">
            <text:p>3403.8</text:p>
          </table:table-cell>
          <table:table-cell table:style-name="ce1" office:value-type="float" office:value="3126.8" calcext:value-type="float">
            <text:p>3126.8</text:p>
          </table:table-cell>
        </table:table-row>
        <table:table-row table:style-name="ro1">
          <table:table-cell table:style-name="ce1" office:value-type="string" calcext:value-type="string">
            <text:p>07:24:13</text:p>
          </table:table-cell>
          <table:table-cell table:style-name="ce1" office:value-type="float" office:value="3669" calcext:value-type="float">
            <text:p>3669</text:p>
          </table:table-cell>
          <table:table-cell table:style-name="ce1" office:value-type="float" office:value="3722.1" calcext:value-type="float">
            <text:p>3722.1</text:p>
          </table:table-cell>
          <table:table-cell table:style-name="ce1" office:value-type="float" office:value="3810.8" calcext:value-type="float">
            <text:p>3810.8</text:p>
          </table:table-cell>
          <table:table-cell table:style-name="ce1" office:value-type="float" office:value="3342.1" calcext:value-type="float">
            <text:p>3342.1</text:p>
          </table:table-cell>
        </table:table-row>
        <table:table-row table:style-name="ro1">
          <table:table-cell table:style-name="ce1" office:value-type="string" calcext:value-type="string">
            <text:p>07:25:15</text:p>
          </table:table-cell>
          <table:table-cell table:style-name="ce1" office:value-type="float" office:value="2851" calcext:value-type="float">
            <text:p>2851</text:p>
          </table:table-cell>
          <table:table-cell table:style-name="ce1" office:value-type="float" office:value="3083.9" calcext:value-type="float">
            <text:p>3083.9</text:p>
          </table:table-cell>
          <table:table-cell table:style-name="ce1" office:value-type="float" office:value="3086.5" calcext:value-type="float">
            <text:p>3086.5</text:p>
          </table:table-cell>
          <table:table-cell table:style-name="ce1" office:value-type="float" office:value="2885.2" calcext:value-type="float">
            <text:p>2885.2</text:p>
          </table:table-cell>
        </table:table-row>
        <table:table-row table:style-name="ro1">
          <table:table-cell table:style-name="ce1" office:value-type="string" calcext:value-type="string">
            <text:p>07:26:18</text:p>
          </table:table-cell>
          <table:table-cell table:style-name="ce1" office:value-type="float" office:value="2845.4" calcext:value-type="float">
            <text:p>2845.4</text:p>
          </table:table-cell>
          <table:table-cell table:style-name="ce1" office:value-type="float" office:value="3486.4" calcext:value-type="float">
            <text:p>3486.4</text:p>
          </table:table-cell>
          <table:table-cell table:style-name="ce1" office:value-type="float" office:value="3332.8" calcext:value-type="float">
            <text:p>3332.8</text:p>
          </table:table-cell>
          <table:table-cell table:style-name="ce1" office:value-type="float" office:value="3055.7" calcext:value-type="float">
            <text:p>3055.7</text:p>
          </table:table-cell>
        </table:table-row>
        <table:table-row table:style-name="ro1">
          <table:table-cell table:style-name="ce1" office:value-type="string" calcext:value-type="string">
            <text:p>07:27:21</text:p>
          </table:table-cell>
          <table:table-cell table:style-name="ce1" office:value-type="float" office:value="3307.3" calcext:value-type="float">
            <text:p>3307.3</text:p>
          </table:table-cell>
          <table:table-cell table:style-name="ce1" office:value-type="float" office:value="3436.9" calcext:value-type="float">
            <text:p>3436.9</text:p>
          </table:table-cell>
          <table:table-cell table:style-name="ce1" office:value-type="float" office:value="3275.6" calcext:value-type="float">
            <text:p>3275.6</text:p>
          </table:table-cell>
          <table:table-cell table:style-name="ce1" office:value-type="float" office:value="3417.5" calcext:value-type="float">
            <text:p>3417.5</text:p>
          </table:table-cell>
        </table:table-row>
        <table:table-row table:style-name="ro1">
          <table:table-cell table:style-name="ce1" office:value-type="string" calcext:value-type="string">
            <text:p>07:28:24</text:p>
          </table:table-cell>
          <table:table-cell table:style-name="ce1" office:value-type="float" office:value="3263.3" calcext:value-type="float">
            <text:p>3263.3</text:p>
          </table:table-cell>
          <table:table-cell table:style-name="ce1" office:value-type="float" office:value="3428.5" calcext:value-type="float">
            <text:p>3428.5</text:p>
          </table:table-cell>
          <table:table-cell table:style-name="ce1" office:value-type="float" office:value="3432.2" calcext:value-type="float">
            <text:p>3432.2</text:p>
          </table:table-cell>
          <table:table-cell table:style-name="ce1" office:value-type="float" office:value="2905.7" calcext:value-type="float">
            <text:p>2905.7</text:p>
          </table:table-cell>
        </table:table-row>
        <table:table-row table:style-name="ro1">
          <table:table-cell table:style-name="ce1" office:value-type="string" calcext:value-type="string">
            <text:p>07:29:27</text:p>
          </table:table-cell>
          <table:table-cell table:style-name="ce1" office:value-type="float" office:value="3139.9" calcext:value-type="float">
            <text:p>3139.9</text:p>
          </table:table-cell>
          <table:table-cell table:style-name="ce1" office:value-type="float" office:value="3330.3" calcext:value-type="float">
            <text:p>3330.3</text:p>
          </table:table-cell>
          <table:table-cell table:style-name="ce1" office:value-type="float" office:value="3189.6" calcext:value-type="float">
            <text:p>3189.6</text:p>
          </table:table-cell>
          <table:table-cell table:style-name="ce1" office:value-type="float" office:value="2915" calcext:value-type="float">
            <text:p>2915</text:p>
          </table:table-cell>
        </table:table-row>
        <table:table-row table:style-name="ro1">
          <table:table-cell table:style-name="ce1" office:value-type="string" calcext:value-type="string">
            <text:p>07:30:29</text:p>
          </table:table-cell>
          <table:table-cell table:style-name="ce1" office:value-type="float" office:value="3157.6" calcext:value-type="float">
            <text:p>3157.6</text:p>
          </table:table-cell>
          <table:table-cell table:style-name="ce1" office:value-type="float" office:value="3200.3" calcext:value-type="float">
            <text:p>3200.3</text:p>
          </table:table-cell>
          <table:table-cell table:style-name="ce1" office:value-type="float" office:value="3185.2" calcext:value-type="float">
            <text:p>3185.2</text:p>
          </table:table-cell>
          <table:table-cell table:style-name="ce1" office:value-type="float" office:value="3208.5" calcext:value-type="float">
            <text:p>3208.5</text:p>
          </table:table-cell>
        </table:table-row>
        <table:table-row table:style-name="ro1">
          <table:table-cell table:style-name="ce1" office:value-type="string" calcext:value-type="string">
            <text:p>07:31:32</text:p>
          </table:table-cell>
          <table:table-cell table:style-name="ce1" office:value-type="float" office:value="2954.4" calcext:value-type="float">
            <text:p>2954.4</text:p>
          </table:table-cell>
          <table:table-cell table:style-name="ce1" office:value-type="float" office:value="2680.8" calcext:value-type="float">
            <text:p>2680.8</text:p>
          </table:table-cell>
          <table:table-cell table:style-name="ce1" office:value-type="float" office:value="2957.8" calcext:value-type="float">
            <text:p>2957.8</text:p>
          </table:table-cell>
          <table:table-cell table:style-name="ce1" office:value-type="float" office:value="2514.1" calcext:value-type="float">
            <text:p>2514.1</text:p>
          </table:table-cell>
        </table:table-row>
        <table:table-row table:style-name="ro1">
          <table:table-cell table:style-name="ce1" office:value-type="string" calcext:value-type="string">
            <text:p>07:32:35</text:p>
          </table:table-cell>
          <table:table-cell table:style-name="ce1" office:value-type="float" office:value="3315.4" calcext:value-type="float">
            <text:p>3315.4</text:p>
          </table:table-cell>
          <table:table-cell table:style-name="ce1" office:value-type="float" office:value="3347.7" calcext:value-type="float">
            <text:p>3347.7</text:p>
          </table:table-cell>
          <table:table-cell table:style-name="ce1" office:value-type="float" office:value="3362.2" calcext:value-type="float">
            <text:p>3362.2</text:p>
          </table:table-cell>
          <table:table-cell table:style-name="ce1" office:value-type="float" office:value="2970.5" calcext:value-type="float">
            <text:p>2970.5</text:p>
          </table:table-cell>
        </table:table-row>
        <table:table-row table:style-name="ro1">
          <table:table-cell table:style-name="ce1" office:value-type="string" calcext:value-type="string">
            <text:p>07:33:38</text:p>
          </table:table-cell>
          <table:table-cell table:style-name="ce1" office:value-type="float" office:value="3226.1" calcext:value-type="float">
            <text:p>3226.1</text:p>
          </table:table-cell>
          <table:table-cell table:style-name="ce1" office:value-type="float" office:value="2944.5" calcext:value-type="float">
            <text:p>2944.5</text:p>
          </table:table-cell>
          <table:table-cell table:style-name="ce1" office:value-type="float" office:value="3233.3" calcext:value-type="float">
            <text:p>3233.3</text:p>
          </table:table-cell>
          <table:table-cell table:style-name="ce1" office:value-type="float" office:value="3070.3" calcext:value-type="float">
            <text:p>3070.3</text:p>
          </table:table-cell>
        </table:table-row>
        <table:table-row table:style-name="ro1">
          <table:table-cell table:style-name="ce1" office:value-type="string" calcext:value-type="string">
            <text:p>07:34:41</text:p>
          </table:table-cell>
          <table:table-cell table:style-name="ce1" office:value-type="float" office:value="3240.5" calcext:value-type="float">
            <text:p>3240.5</text:p>
          </table:table-cell>
          <table:table-cell table:style-name="ce1" office:value-type="float" office:value="3163.4" calcext:value-type="float">
            <text:p>3163.4</text:p>
          </table:table-cell>
          <table:table-cell table:style-name="ce1" office:value-type="float" office:value="3215.6" calcext:value-type="float">
            <text:p>3215.6</text:p>
          </table:table-cell>
          <table:table-cell table:style-name="ce1" office:value-type="float" office:value="3115.7" calcext:value-type="float">
            <text:p>3115.7</text:p>
          </table:table-cell>
        </table:table-row>
        <table:table-row table:style-name="ro1">
          <table:table-cell table:style-name="ce1" office:value-type="string" calcext:value-type="string">
            <text:p>07:35:43</text:p>
          </table:table-cell>
          <table:table-cell table:style-name="ce1" office:value-type="float" office:value="4983.8" calcext:value-type="float">
            <text:p>4983.8</text:p>
          </table:table-cell>
          <table:table-cell table:style-name="ce1" office:value-type="float" office:value="4541.1" calcext:value-type="float">
            <text:p>4541.1</text:p>
          </table:table-cell>
          <table:table-cell table:style-name="ce1" office:value-type="float" office:value="5153.4" calcext:value-type="float">
            <text:p>5153.4</text:p>
          </table:table-cell>
          <table:table-cell table:style-name="ce1" office:value-type="float" office:value="5200" calcext:value-type="float">
            <text:p>5200</text:p>
          </table:table-cell>
        </table:table-row>
        <table:table-row table:style-name="ro1">
          <table:table-cell table:style-name="ce1" office:value-type="string" calcext:value-type="string">
            <text:p>07:36:47</text:p>
          </table:table-cell>
          <table:table-cell table:style-name="ce1" office:value-type="float" office:value="3368.8" calcext:value-type="float">
            <text:p>3368.8</text:p>
          </table:table-cell>
          <table:table-cell table:style-name="ce1" office:value-type="float" office:value="3364.7" calcext:value-type="float">
            <text:p>3364.7</text:p>
          </table:table-cell>
          <table:table-cell table:style-name="ce1" office:value-type="float" office:value="3914.1" calcext:value-type="float">
            <text:p>3914.1</text:p>
          </table:table-cell>
          <table:table-cell table:style-name="ce1" office:value-type="float" office:value="3592.9" calcext:value-type="float">
            <text:p>3592.9</text:p>
          </table:table-cell>
        </table:table-row>
        <table:table-row table:style-name="ro1">
          <table:table-cell table:style-name="ce1" office:value-type="string" calcext:value-type="string">
            <text:p>07:37:50</text:p>
          </table:table-cell>
          <table:table-cell table:style-name="ce1" office:value-type="float" office:value="3314.6" calcext:value-type="float">
            <text:p>3314.6</text:p>
          </table:table-cell>
          <table:table-cell table:style-name="ce1" office:value-type="float" office:value="2892.1" calcext:value-type="float">
            <text:p>2892.1</text:p>
          </table:table-cell>
          <table:table-cell table:style-name="ce1" office:value-type="float" office:value="3306.7" calcext:value-type="float">
            <text:p>3306.7</text:p>
          </table:table-cell>
          <table:table-cell table:style-name="ce1" office:value-type="float" office:value="2756" calcext:value-type="float">
            <text:p>2756</text:p>
          </table:table-cell>
        </table:table-row>
        <table:table-row table:style-name="ro1">
          <table:table-cell table:style-name="ce1" office:value-type="string" calcext:value-type="string">
            <text:p>07:38:53</text:p>
          </table:table-cell>
          <table:table-cell table:style-name="ce1" office:value-type="float" office:value="3165.9" calcext:value-type="float">
            <text:p>3165.9</text:p>
          </table:table-cell>
          <table:table-cell table:style-name="ce1" office:value-type="float" office:value="2999.8" calcext:value-type="float">
            <text:p>2999.8</text:p>
          </table:table-cell>
          <table:table-cell table:style-name="ce1" office:value-type="float" office:value="2876.8" calcext:value-type="float">
            <text:p>2876.8</text:p>
          </table:table-cell>
          <table:table-cell table:style-name="ce1" office:value-type="float" office:value="2782.6" calcext:value-type="float">
            <text:p>2782.6</text:p>
          </table:table-cell>
        </table:table-row>
        <table:table-row table:style-name="ro1">
          <table:table-cell table:style-name="ce1" office:value-type="string" calcext:value-type="string">
            <text:p>07:39:55</text:p>
          </table:table-cell>
          <table:table-cell table:style-name="ce1" office:value-type="float" office:value="3102.2" calcext:value-type="float">
            <text:p>3102.2</text:p>
          </table:table-cell>
          <table:table-cell table:style-name="ce1" office:value-type="float" office:value="3020.7" calcext:value-type="float">
            <text:p>3020.7</text:p>
          </table:table-cell>
          <table:table-cell table:style-name="ce1" office:value-type="float" office:value="3397.7" calcext:value-type="float">
            <text:p>3397.7</text:p>
          </table:table-cell>
          <table:table-cell table:style-name="ce1" office:value-type="float" office:value="2836" calcext:value-type="float">
            <text:p>2836</text:p>
          </table:table-cell>
        </table:table-row>
        <table:table-row table:style-name="ro1">
          <table:table-cell table:style-name="ce1" office:value-type="string" calcext:value-type="string">
            <text:p>07:40:58</text:p>
          </table:table-cell>
          <table:table-cell table:style-name="ce1" office:value-type="float" office:value="2908.3" calcext:value-type="float">
            <text:p>2908.3</text:p>
          </table:table-cell>
          <table:table-cell table:style-name="ce1" office:value-type="float" office:value="3012.2" calcext:value-type="float">
            <text:p>3012.2</text:p>
          </table:table-cell>
          <table:table-cell table:style-name="ce1" office:value-type="float" office:value="3114.6" calcext:value-type="float">
            <text:p>3114.6</text:p>
          </table:table-cell>
          <table:table-cell table:style-name="ce1" office:value-type="float" office:value="2897.5" calcext:value-type="float">
            <text:p>2897.5</text:p>
          </table:table-cell>
        </table:table-row>
        <table:table-row table:style-name="ro1">
          <table:table-cell table:style-name="ce1" office:value-type="string" calcext:value-type="string">
            <text:p>07:42:01</text:p>
          </table:table-cell>
          <table:table-cell table:style-name="ce1" office:value-type="float" office:value="3058" calcext:value-type="float">
            <text:p>3058</text:p>
          </table:table-cell>
          <table:table-cell table:style-name="ce1" office:value-type="float" office:value="3057.2" calcext:value-type="float">
            <text:p>3057.2</text:p>
          </table:table-cell>
          <table:table-cell table:style-name="ce1" office:value-type="float" office:value="3412.6" calcext:value-type="float">
            <text:p>3412.6</text:p>
          </table:table-cell>
          <table:table-cell table:style-name="ce1" office:value-type="float" office:value="2905.8" calcext:value-type="float">
            <text:p>2905.8</text:p>
          </table:table-cell>
        </table:table-row>
        <table:table-row table:style-name="ro1">
          <table:table-cell table:style-name="ce1" office:value-type="string" calcext:value-type="string">
            <text:p>07:43:04</text:p>
          </table:table-cell>
          <table:table-cell table:style-name="ce1" office:value-type="float" office:value="3425" calcext:value-type="float">
            <text:p>3425</text:p>
          </table:table-cell>
          <table:table-cell table:style-name="ce1" office:value-type="float" office:value="3404.5" calcext:value-type="float">
            <text:p>3404.5</text:p>
          </table:table-cell>
          <table:table-cell table:style-name="ce1" office:value-type="float" office:value="3582.7" calcext:value-type="float">
            <text:p>3582.7</text:p>
          </table:table-cell>
          <table:table-cell table:style-name="ce1" office:value-type="float" office:value="3174" calcext:value-type="float">
            <text:p>3174</text:p>
          </table:table-cell>
        </table:table-row>
        <table:table-row table:style-name="ro1">
          <table:table-cell table:style-name="ce1" office:value-type="string" calcext:value-type="string">
            <text:p>07:44:07</text:p>
          </table:table-cell>
          <table:table-cell table:style-name="ce1" office:value-type="float" office:value="2547.2" calcext:value-type="float">
            <text:p>2547.2</text:p>
          </table:table-cell>
          <table:table-cell table:style-name="ce1" office:value-type="float" office:value="2862.7" calcext:value-type="float">
            <text:p>2862.7</text:p>
          </table:table-cell>
          <table:table-cell table:style-name="ce1" office:value-type="float" office:value="2701.3" calcext:value-type="float">
            <text:p>2701.3</text:p>
          </table:table-cell>
          <table:table-cell table:style-name="ce1" office:value-type="float" office:value="2506.2" calcext:value-type="float">
            <text:p>2506.2</text:p>
          </table:table-cell>
        </table:table-row>
        <table:table-row table:style-name="ro1">
          <table:table-cell table:style-name="ce1" office:value-type="string" calcext:value-type="string">
            <text:p>07:45:09</text:p>
          </table:table-cell>
          <table:table-cell table:style-name="ce1" office:value-type="float" office:value="3417.1" calcext:value-type="float">
            <text:p>3417.1</text:p>
          </table:table-cell>
          <table:table-cell table:style-name="ce1" office:value-type="float" office:value="2860.4" calcext:value-type="float">
            <text:p>2860.4</text:p>
          </table:table-cell>
          <table:table-cell table:style-name="ce1" office:value-type="float" office:value="3281.7" calcext:value-type="float">
            <text:p>3281.7</text:p>
          </table:table-cell>
          <table:table-cell table:style-name="ce1" office:value-type="float" office:value="2877.7" calcext:value-type="float">
            <text:p>2877.7</text:p>
          </table:table-cell>
        </table:table-row>
        <table:table-row table:style-name="ro1">
          <table:table-cell table:style-name="ce1" office:value-type="string" calcext:value-type="string">
            <text:p>07:46:12</text:p>
          </table:table-cell>
          <table:table-cell table:style-name="ce1" office:value-type="float" office:value="3528" calcext:value-type="float">
            <text:p>3528</text:p>
          </table:table-cell>
          <table:table-cell table:style-name="ce1" office:value-type="float" office:value="3081.9" calcext:value-type="float">
            <text:p>3081.9</text:p>
          </table:table-cell>
          <table:table-cell table:style-name="ce1" office:value-type="float" office:value="3434.4" calcext:value-type="float">
            <text:p>3434.4</text:p>
          </table:table-cell>
          <table:table-cell table:style-name="ce1" office:value-type="float" office:value="2997.3" calcext:value-type="float">
            <text:p>2997.3</text:p>
          </table:table-cell>
        </table:table-row>
        <table:table-row table:style-name="ro1">
          <table:table-cell table:style-name="ce1" office:value-type="string" calcext:value-type="string">
            <text:p>07:47:15</text:p>
          </table:table-cell>
          <table:table-cell table:style-name="ce1" office:value-type="float" office:value="2968.7" calcext:value-type="float">
            <text:p>2968.7</text:p>
          </table:table-cell>
          <table:table-cell table:style-name="ce1" office:value-type="float" office:value="2850.6" calcext:value-type="float">
            <text:p>2850.6</text:p>
          </table:table-cell>
          <table:table-cell table:style-name="ce1" office:value-type="float" office:value="2892" calcext:value-type="float">
            <text:p>2892</text:p>
          </table:table-cell>
          <table:table-cell table:style-name="ce1" office:value-type="float" office:value="2899.4" calcext:value-type="float">
            <text:p>2899.4</text:p>
          </table:table-cell>
        </table:table-row>
        <table:table-row table:style-name="ro1">
          <table:table-cell table:style-name="ce1" office:value-type="string" calcext:value-type="string">
            <text:p>07:48:18</text:p>
          </table:table-cell>
          <table:table-cell table:style-name="ce1" office:value-type="float" office:value="3332.8" calcext:value-type="float">
            <text:p>3332.8</text:p>
          </table:table-cell>
          <table:table-cell table:style-name="ce1" office:value-type="float" office:value="3724.1" calcext:value-type="float">
            <text:p>3724.1</text:p>
          </table:table-cell>
          <table:table-cell table:style-name="ce1" office:value-type="float" office:value="4323.5" calcext:value-type="float">
            <text:p>4323.5</text:p>
          </table:table-cell>
          <table:table-cell table:style-name="ce1" office:value-type="float" office:value="3288.9" calcext:value-type="float">
            <text:p>3288.9</text:p>
          </table:table-cell>
        </table:table-row>
        <table:table-row table:style-name="ro1">
          <table:table-cell table:style-name="ce1" office:value-type="string" calcext:value-type="string">
            <text:p>07:49:20</text:p>
          </table:table-cell>
          <table:table-cell table:style-name="ce1" office:value-type="float" office:value="3263.8" calcext:value-type="float">
            <text:p>3263.8</text:p>
          </table:table-cell>
          <table:table-cell table:style-name="ce1" office:value-type="float" office:value="2994.8" calcext:value-type="float">
            <text:p>2994.8</text:p>
          </table:table-cell>
          <table:table-cell table:style-name="ce1" office:value-type="float" office:value="3345.7" calcext:value-type="float">
            <text:p>3345.7</text:p>
          </table:table-cell>
          <table:table-cell table:style-name="ce1" office:value-type="float" office:value="2879" calcext:value-type="float">
            <text:p>2879</text:p>
          </table:table-cell>
        </table:table-row>
        <table:table-row table:style-name="ro1">
          <table:table-cell table:style-name="ce1" office:value-type="string" calcext:value-type="string">
            <text:p>07:50:23</text:p>
          </table:table-cell>
          <table:table-cell table:style-name="ce1" office:value-type="float" office:value="4355.1" calcext:value-type="float">
            <text:p>4355.1</text:p>
          </table:table-cell>
          <table:table-cell table:style-name="ce1" office:value-type="float" office:value="4310.1" calcext:value-type="float">
            <text:p>4310.1</text:p>
          </table:table-cell>
          <table:table-cell table:style-name="ce1" office:value-type="float" office:value="4680.7" calcext:value-type="float">
            <text:p>4680.7</text:p>
          </table:table-cell>
          <table:table-cell table:style-name="ce1" office:value-type="float" office:value="4533.3" calcext:value-type="float">
            <text:p>4533.3</text:p>
          </table:table-cell>
        </table:table-row>
        <table:table-row table:style-name="ro1">
          <table:table-cell table:style-name="ce1" office:value-type="string" calcext:value-type="string">
            <text:p>07:51:27</text:p>
          </table:table-cell>
          <table:table-cell table:style-name="ce1" office:value-type="float" office:value="3538.9" calcext:value-type="float">
            <text:p>3538.9</text:p>
          </table:table-cell>
          <table:table-cell table:style-name="ce1" office:value-type="float" office:value="3541.9" calcext:value-type="float">
            <text:p>3541.9</text:p>
          </table:table-cell>
          <table:table-cell table:style-name="ce1" office:value-type="float" office:value="3776.7" calcext:value-type="float">
            <text:p>3776.7</text:p>
          </table:table-cell>
          <table:table-cell table:style-name="ce1" office:value-type="float" office:value="3216.9" calcext:value-type="float">
            <text:p>3216.9</text:p>
          </table:table-cell>
        </table:table-row>
        <table:table-row table:style-name="ro1">
          <table:table-cell table:style-name="ce1" office:value-type="string" calcext:value-type="string">
            <text:p>07:52:30</text:p>
          </table:table-cell>
          <table:table-cell table:style-name="ce1" office:value-type="float" office:value="3305.5" calcext:value-type="float">
            <text:p>3305.5</text:p>
          </table:table-cell>
          <table:table-cell table:style-name="ce1" office:value-type="float" office:value="2974.1" calcext:value-type="float">
            <text:p>2974.1</text:p>
          </table:table-cell>
          <table:table-cell table:style-name="ce1" office:value-type="float" office:value="3167.2" calcext:value-type="float">
            <text:p>3167.2</text:p>
          </table:table-cell>
          <table:table-cell table:style-name="ce1" office:value-type="float" office:value="2859.3" calcext:value-type="float">
            <text:p>2859.3</text:p>
          </table:table-cell>
        </table:table-row>
        <table:table-row table:style-name="ro1">
          <table:table-cell table:style-name="ce1" office:value-type="string" calcext:value-type="string">
            <text:p>07:53:33</text:p>
          </table:table-cell>
          <table:table-cell table:style-name="ce1" office:value-type="float" office:value="3189.7" calcext:value-type="float">
            <text:p>3189.7</text:p>
          </table:table-cell>
          <table:table-cell table:style-name="ce1" office:value-type="float" office:value="3670.5" calcext:value-type="float">
            <text:p>3670.5</text:p>
          </table:table-cell>
          <table:table-cell table:style-name="ce1" office:value-type="float" office:value="3588.2" calcext:value-type="float">
            <text:p>3588.2</text:p>
          </table:table-cell>
          <table:table-cell table:style-name="ce1" office:value-type="float" office:value="3277.6" calcext:value-type="float">
            <text:p>3277.6</text:p>
          </table:table-cell>
        </table:table-row>
        <table:table-row table:style-name="ro1">
          <table:table-cell table:style-name="ce1" office:value-type="string" calcext:value-type="string">
            <text:p>07:54:36</text:p>
          </table:table-cell>
          <table:table-cell table:style-name="ce1" office:value-type="float" office:value="3765.5" calcext:value-type="float">
            <text:p>3765.5</text:p>
          </table:table-cell>
          <table:table-cell table:style-name="ce1" office:value-type="float" office:value="3538" calcext:value-type="float">
            <text:p>3538</text:p>
          </table:table-cell>
          <table:table-cell table:style-name="ce1" office:value-type="float" office:value="3638.5" calcext:value-type="float">
            <text:p>3638.5</text:p>
          </table:table-cell>
          <table:table-cell table:style-name="ce1" office:value-type="float" office:value="3283.7" calcext:value-type="float">
            <text:p>3283.7</text:p>
          </table:table-cell>
        </table:table-row>
        <table:table-row table:style-name="ro1">
          <table:table-cell table:style-name="ce1" office:value-type="string" calcext:value-type="string">
            <text:p>07:55:39</text:p>
          </table:table-cell>
          <table:table-cell table:style-name="ce1" office:value-type="float" office:value="3117" calcext:value-type="float">
            <text:p>3117</text:p>
          </table:table-cell>
          <table:table-cell table:style-name="ce1" office:value-type="float" office:value="3095.4" calcext:value-type="float">
            <text:p>3095.4</text:p>
          </table:table-cell>
          <table:table-cell table:style-name="ce1" office:value-type="float" office:value="3116.1" calcext:value-type="float">
            <text:p>3116.1</text:p>
          </table:table-cell>
          <table:table-cell table:style-name="ce1" office:value-type="float" office:value="3091.8" calcext:value-type="float">
            <text:p>3091.8</text:p>
          </table:table-cell>
        </table:table-row>
        <table:table-row table:style-name="ro1">
          <table:table-cell table:style-name="ce1" office:value-type="string" calcext:value-type="string">
            <text:p>07:56:41</text:p>
          </table:table-cell>
          <table:table-cell table:style-name="ce1" office:value-type="float" office:value="3580.1" calcext:value-type="float">
            <text:p>3580.1</text:p>
          </table:table-cell>
          <table:table-cell table:style-name="ce1" office:value-type="float" office:value="3089.9" calcext:value-type="float">
            <text:p>3089.9</text:p>
          </table:table-cell>
          <table:table-cell table:style-name="ce1" office:value-type="float" office:value="3314.4" calcext:value-type="float">
            <text:p>3314.4</text:p>
          </table:table-cell>
          <table:table-cell table:style-name="ce1" office:value-type="float" office:value="2755.6" calcext:value-type="float">
            <text:p>2755.6</text:p>
          </table:table-cell>
        </table:table-row>
        <table:table-row table:style-name="ro1">
          <table:table-cell table:style-name="ce1" office:value-type="string" calcext:value-type="string">
            <text:p>07:57:44</text:p>
          </table:table-cell>
          <table:table-cell table:style-name="ce1" office:value-type="float" office:value="3081.7" calcext:value-type="float">
            <text:p>3081.7</text:p>
          </table:table-cell>
          <table:table-cell table:style-name="ce1" office:value-type="float" office:value="3149" calcext:value-type="float">
            <text:p>3149</text:p>
          </table:table-cell>
          <table:table-cell table:style-name="ce1" office:value-type="float" office:value="3517.4" calcext:value-type="float">
            <text:p>3517.4</text:p>
          </table:table-cell>
          <table:table-cell table:style-name="ce1" office:value-type="float" office:value="2963.7" calcext:value-type="float">
            <text:p>2963.7</text:p>
          </table:table-cell>
        </table:table-row>
        <table:table-row table:style-name="ro1">
          <table:table-cell table:style-name="ce1" office:value-type="string" calcext:value-type="string">
            <text:p>07:58:47</text:p>
          </table:table-cell>
          <table:table-cell table:style-name="ce1" office:value-type="float" office:value="3733.7" calcext:value-type="float">
            <text:p>3733.7</text:p>
          </table:table-cell>
          <table:table-cell table:style-name="ce1" office:value-type="float" office:value="3804.8" calcext:value-type="float">
            <text:p>3804.8</text:p>
          </table:table-cell>
          <table:table-cell table:style-name="ce1" office:value-type="float" office:value="4119.4" calcext:value-type="float">
            <text:p>4119.4</text:p>
          </table:table-cell>
          <table:table-cell table:style-name="ce1" office:value-type="float" office:value="4453.2" calcext:value-type="float">
            <text:p>4453.2</text:p>
          </table:table-cell>
        </table:table-row>
        <table:table-row table:style-name="ro1">
          <table:table-cell table:style-name="ce1" office:value-type="string" calcext:value-type="string">
            <text:p>07:59:50</text:p>
          </table:table-cell>
          <table:table-cell table:style-name="ce1" office:value-type="float" office:value="2863.4" calcext:value-type="float">
            <text:p>2863.4</text:p>
          </table:table-cell>
          <table:table-cell table:style-name="ce1" office:value-type="float" office:value="3047" calcext:value-type="float">
            <text:p>3047</text:p>
          </table:table-cell>
          <table:table-cell table:style-name="ce1" office:value-type="float" office:value="2802.9" calcext:value-type="float">
            <text:p>2802.9</text:p>
          </table:table-cell>
          <table:table-cell table:style-name="ce1" office:value-type="float" office:value="2659.2" calcext:value-type="float">
            <text:p>2659.2</text:p>
          </table:table-cell>
        </table:table-row>
        <table:table-row table:style-name="ro1">
          <table:table-cell table:style-name="ce1" office:value-type="string" calcext:value-type="string">
            <text:p>08:00:52</text:p>
          </table:table-cell>
          <table:table-cell table:style-name="ce1" office:value-type="float" office:value="3105.7" calcext:value-type="float">
            <text:p>3105.7</text:p>
          </table:table-cell>
          <table:table-cell table:style-name="ce1" office:value-type="float" office:value="3156.3" calcext:value-type="float">
            <text:p>3156.3</text:p>
          </table:table-cell>
          <table:table-cell table:style-name="ce1" office:value-type="float" office:value="3481.3" calcext:value-type="float">
            <text:p>3481.3</text:p>
          </table:table-cell>
          <table:table-cell table:style-name="ce1" office:value-type="float" office:value="3158.7" calcext:value-type="float">
            <text:p>3158.7</text:p>
          </table:table-cell>
        </table:table-row>
        <table:table-row table:style-name="ro1">
          <table:table-cell table:style-name="ce1" office:value-type="string" calcext:value-type="string">
            <text:p>08:01:55</text:p>
          </table:table-cell>
          <table:table-cell table:style-name="ce1" office:value-type="float" office:value="4405.1" calcext:value-type="float">
            <text:p>4405.1</text:p>
          </table:table-cell>
          <table:table-cell table:style-name="ce1" office:value-type="float" office:value="4282.2" calcext:value-type="float">
            <text:p>4282.2</text:p>
          </table:table-cell>
          <table:table-cell table:style-name="ce1" office:value-type="float" office:value="4313.9" calcext:value-type="float">
            <text:p>4313.9</text:p>
          </table:table-cell>
          <table:table-cell table:style-name="ce1" office:value-type="float" office:value="4755.9" calcext:value-type="float">
            <text:p>4755.9</text:p>
          </table:table-cell>
        </table:table-row>
        <table:table-row table:style-name="ro1">
          <table:table-cell table:style-name="ce1" office:value-type="string" calcext:value-type="string">
            <text:p>08:02:58</text:p>
          </table:table-cell>
          <table:table-cell table:style-name="ce1" office:value-type="float" office:value="3691.5" calcext:value-type="float">
            <text:p>3691.5</text:p>
          </table:table-cell>
          <table:table-cell table:style-name="ce1" office:value-type="float" office:value="3679.4" calcext:value-type="float">
            <text:p>3679.4</text:p>
          </table:table-cell>
          <table:table-cell table:style-name="ce1" office:value-type="float" office:value="4256.9" calcext:value-type="float">
            <text:p>4256.9</text:p>
          </table:table-cell>
          <table:table-cell table:style-name="ce1" office:value-type="float" office:value="3170.8" calcext:value-type="float">
            <text:p>3170.8</text:p>
          </table:table-cell>
        </table:table-row>
        <table:table-row table:style-name="ro1">
          <table:table-cell table:style-name="ce1" office:value-type="string" calcext:value-type="string">
            <text:p>08:04:01</text:p>
          </table:table-cell>
          <table:table-cell table:style-name="ce1" office:value-type="float" office:value="3882.8" calcext:value-type="float">
            <text:p>3882.8</text:p>
          </table:table-cell>
          <table:table-cell table:style-name="ce1" office:value-type="float" office:value="4107.3" calcext:value-type="float">
            <text:p>4107.3</text:p>
          </table:table-cell>
          <table:table-cell table:style-name="ce1" office:value-type="float" office:value="4511.1" calcext:value-type="float">
            <text:p>4511.1</text:p>
          </table:table-cell>
          <table:table-cell table:style-name="ce1" office:value-type="float" office:value="4241.3" calcext:value-type="float">
            <text:p>4241.3</text:p>
          </table:table-cell>
        </table:table-row>
        <table:table-row table:style-name="ro1">
          <table:table-cell table:style-name="ce1" office:value-type="string" calcext:value-type="string">
            <text:p>08:05:03</text:p>
          </table:table-cell>
          <table:table-cell table:style-name="ce1" office:value-type="float" office:value="3237.3" calcext:value-type="float">
            <text:p>3237.3</text:p>
          </table:table-cell>
          <table:table-cell table:style-name="ce1" office:value-type="float" office:value="3089.6" calcext:value-type="float">
            <text:p>3089.6</text:p>
          </table:table-cell>
          <table:table-cell table:style-name="ce1" office:value-type="float" office:value="3281.4" calcext:value-type="float">
            <text:p>3281.4</text:p>
          </table:table-cell>
          <table:table-cell table:style-name="ce1" office:value-type="float" office:value="2933.2" calcext:value-type="float">
            <text:p>2933.2</text:p>
          </table:table-cell>
        </table:table-row>
        <table:table-row table:style-name="ro1">
          <table:table-cell table:style-name="ce1" office:value-type="string" calcext:value-type="string">
            <text:p>08:06:06</text:p>
          </table:table-cell>
          <table:table-cell table:style-name="ce1" office:value-type="float" office:value="3252.6" calcext:value-type="float">
            <text:p>3252.6</text:p>
          </table:table-cell>
          <table:table-cell table:style-name="ce1" office:value-type="float" office:value="2805.2" calcext:value-type="float">
            <text:p>2805.2</text:p>
          </table:table-cell>
          <table:table-cell table:style-name="ce1" office:value-type="float" office:value="3246.9" calcext:value-type="float">
            <text:p>3246.9</text:p>
          </table:table-cell>
          <table:table-cell table:style-name="ce1" office:value-type="float" office:value="2846" calcext:value-type="float">
            <text:p>2846</text:p>
          </table:table-cell>
        </table:table-row>
        <table:table-row table:style-name="ro1">
          <table:table-cell table:style-name="ce1" office:value-type="string" calcext:value-type="string">
            <text:p>08:07:10</text:p>
          </table:table-cell>
          <table:table-cell table:style-name="ce1" office:value-type="float" office:value="3214.2" calcext:value-type="float">
            <text:p>3214.2</text:p>
          </table:table-cell>
          <table:table-cell table:style-name="ce1" office:value-type="float" office:value="3699.6" calcext:value-type="float">
            <text:p>3699.6</text:p>
          </table:table-cell>
          <table:table-cell table:style-name="ce1" office:value-type="float" office:value="3681.3" calcext:value-type="float">
            <text:p>3681.3</text:p>
          </table:table-cell>
          <table:table-cell table:style-name="ce1" office:value-type="float" office:value="3384.9" calcext:value-type="float">
            <text:p>3384.9</text:p>
          </table:table-cell>
        </table:table-row>
        <table:table-row table:style-name="ro1">
          <table:table-cell table:style-name="ce1" office:value-type="string" calcext:value-type="string">
            <text:p>08:08:14</text:p>
          </table:table-cell>
          <table:table-cell table:style-name="ce1" office:value-type="float" office:value="3094.5" calcext:value-type="float">
            <text:p>3094.5</text:p>
          </table:table-cell>
          <table:table-cell table:style-name="ce1" office:value-type="float" office:value="3220" calcext:value-type="float">
            <text:p>3220</text:p>
          </table:table-cell>
          <table:table-cell table:style-name="ce1" office:value-type="float" office:value="3642.1" calcext:value-type="float">
            <text:p>3642.1</text:p>
          </table:table-cell>
          <table:table-cell table:style-name="ce1" office:value-type="float" office:value="2772.7" calcext:value-type="float">
            <text:p>2772.7</text:p>
          </table:table-cell>
        </table:table-row>
        <table:table-row table:style-name="ro1">
          <table:table-cell table:style-name="ce1" office:value-type="string" calcext:value-type="string">
            <text:p>08:09:16</text:p>
          </table:table-cell>
          <table:table-cell table:style-name="ce1" office:value-type="float" office:value="2934.6" calcext:value-type="float">
            <text:p>2934.6</text:p>
          </table:table-cell>
          <table:table-cell table:style-name="ce1" office:value-type="float" office:value="2691.8" calcext:value-type="float">
            <text:p>2691.8</text:p>
          </table:table-cell>
          <table:table-cell table:style-name="ce1" office:value-type="float" office:value="3338.2" calcext:value-type="float">
            <text:p>3338.2</text:p>
          </table:table-cell>
          <table:table-cell table:style-name="ce1" office:value-type="float" office:value="3119" calcext:value-type="float">
            <text:p>3119</text:p>
          </table:table-cell>
        </table:table-row>
        <table:table-row table:style-name="ro1">
          <table:table-cell table:style-name="ce1" office:value-type="string" calcext:value-type="string">
            <text:p>08:10:19</text:p>
          </table:table-cell>
          <table:table-cell table:style-name="ce1" office:value-type="float" office:value="4316.3" calcext:value-type="float">
            <text:p>4316.3</text:p>
          </table:table-cell>
          <table:table-cell table:style-name="ce1" office:value-type="float" office:value="4128.4" calcext:value-type="float">
            <text:p>4128.4</text:p>
          </table:table-cell>
          <table:table-cell table:style-name="ce1" office:value-type="float" office:value="4458.1" calcext:value-type="float">
            <text:p>4458.1</text:p>
          </table:table-cell>
          <table:table-cell table:style-name="ce1" office:value-type="float" office:value="4362.9" calcext:value-type="float">
            <text:p>4362.9</text:p>
          </table:table-cell>
        </table:table-row>
        <table:table-row table:style-name="ro1">
          <table:table-cell table:style-name="ce1" office:value-type="string" calcext:value-type="string">
            <text:p>08:11:22</text:p>
          </table:table-cell>
          <table:table-cell table:style-name="ce1" office:value-type="float" office:value="3342.5" calcext:value-type="float">
            <text:p>3342.5</text:p>
          </table:table-cell>
          <table:table-cell table:style-name="ce1" office:value-type="float" office:value="3195.3" calcext:value-type="float">
            <text:p>3195.3</text:p>
          </table:table-cell>
          <table:table-cell table:style-name="ce1" office:value-type="float" office:value="3205.9" calcext:value-type="float">
            <text:p>3205.9</text:p>
          </table:table-cell>
          <table:table-cell table:style-name="ce1" office:value-type="float" office:value="2964.5" calcext:value-type="float">
            <text:p>2964.5</text:p>
          </table:table-cell>
        </table:table-row>
        <table:table-row table:style-name="ro1">
          <table:table-cell table:style-name="ce1" office:value-type="string" calcext:value-type="string">
            <text:p>08:12:25</text:p>
          </table:table-cell>
          <table:table-cell table:style-name="ce1" office:value-type="float" office:value="3254.1" calcext:value-type="float">
            <text:p>3254.1</text:p>
          </table:table-cell>
          <table:table-cell table:style-name="ce1" office:value-type="float" office:value="3178.2" calcext:value-type="float">
            <text:p>3178.2</text:p>
          </table:table-cell>
          <table:table-cell table:style-name="ce1" office:value-type="float" office:value="3197.6" calcext:value-type="float">
            <text:p>3197.6</text:p>
          </table:table-cell>
          <table:table-cell table:style-name="ce1" office:value-type="float" office:value="2974.1" calcext:value-type="float">
            <text:p>2974.1</text:p>
          </table:table-cell>
        </table:table-row>
        <table:table-row table:style-name="ro1">
          <table:table-cell table:style-name="ce1" office:value-type="string" calcext:value-type="string">
            <text:p>08:13:28</text:p>
          </table:table-cell>
          <table:table-cell table:style-name="ce1" office:value-type="float" office:value="3301.1" calcext:value-type="float">
            <text:p>3301.1</text:p>
          </table:table-cell>
          <table:table-cell table:style-name="ce1" office:value-type="float" office:value="3464.4" calcext:value-type="float">
            <text:p>3464.4</text:p>
          </table:table-cell>
          <table:table-cell table:style-name="ce1" office:value-type="float" office:value="3525" calcext:value-type="float">
            <text:p>3525</text:p>
          </table:table-cell>
          <table:table-cell table:style-name="ce1" office:value-type="float" office:value="3299.4" calcext:value-type="float">
            <text:p>3299.4</text:p>
          </table:table-cell>
        </table:table-row>
        <table:table-row table:style-name="ro1">
          <table:table-cell table:style-name="ce1" office:value-type="string" calcext:value-type="string">
            <text:p>08:14:31</text:p>
          </table:table-cell>
          <table:table-cell table:style-name="ce1" office:value-type="float" office:value="3395.9" calcext:value-type="float">
            <text:p>3395.9</text:p>
          </table:table-cell>
          <table:table-cell table:style-name="ce1" office:value-type="float" office:value="2667.2" calcext:value-type="float">
            <text:p>2667.2</text:p>
          </table:table-cell>
          <table:table-cell table:style-name="ce1" office:value-type="float" office:value="3624.7" calcext:value-type="float">
            <text:p>3624.7</text:p>
          </table:table-cell>
          <table:table-cell table:style-name="ce1" office:value-type="float" office:value="2965.1" calcext:value-type="float">
            <text:p>2965.1</text:p>
          </table:table-cell>
        </table:table-row>
        <table:table-row table:style-name="ro1">
          <table:table-cell table:style-name="ce1" office:value-type="string" calcext:value-type="string">
            <text:p>08:15:33</text:p>
          </table:table-cell>
          <table:table-cell table:style-name="ce1" office:value-type="float" office:value="4863.9" calcext:value-type="float">
            <text:p>4863.9</text:p>
          </table:table-cell>
          <table:table-cell table:style-name="ce1" office:value-type="float" office:value="4035.1" calcext:value-type="float">
            <text:p>4035.1</text:p>
          </table:table-cell>
          <table:table-cell table:style-name="ce1" office:value-type="float" office:value="4953.9" calcext:value-type="float">
            <text:p>4953.9</text:p>
          </table:table-cell>
          <table:table-cell table:style-name="ce1" office:value-type="float" office:value="4684.6" calcext:value-type="float">
            <text:p>4684.6</text:p>
          </table:table-cell>
        </table:table-row>
        <table:table-row table:style-name="ro1">
          <table:table-cell table:style-name="ce1" office:value-type="string" calcext:value-type="string">
            <text:p>08:16:36</text:p>
          </table:table-cell>
          <table:table-cell table:style-name="ce1" office:value-type="float" office:value="3320.8" calcext:value-type="float">
            <text:p>3320.8</text:p>
          </table:table-cell>
          <table:table-cell table:style-name="ce1" office:value-type="float" office:value="3430.8" calcext:value-type="float">
            <text:p>3430.8</text:p>
          </table:table-cell>
          <table:table-cell table:style-name="ce1" office:value-type="float" office:value="3263.6" calcext:value-type="float">
            <text:p>3263.6</text:p>
          </table:table-cell>
          <table:table-cell table:style-name="ce1" office:value-type="float" office:value="3025.8" calcext:value-type="float">
            <text:p>3025.8</text:p>
          </table:table-cell>
        </table:table-row>
        <table:table-row table:style-name="ro1">
          <table:table-cell table:style-name="ce1" office:value-type="string" calcext:value-type="string">
            <text:p>08:17:39</text:p>
          </table:table-cell>
          <table:table-cell table:style-name="ce1" office:value-type="float" office:value="4617.9" calcext:value-type="float">
            <text:p>4617.9</text:p>
          </table:table-cell>
          <table:table-cell table:style-name="ce1" office:value-type="float" office:value="4584.4" calcext:value-type="float">
            <text:p>4584.4</text:p>
          </table:table-cell>
          <table:table-cell table:style-name="ce1" office:value-type="float" office:value="4814.4" calcext:value-type="float">
            <text:p>4814.4</text:p>
          </table:table-cell>
          <table:table-cell table:style-name="ce1" office:value-type="float" office:value="4807.1" calcext:value-type="float">
            <text:p>4807.1</text:p>
          </table:table-cell>
        </table:table-row>
        <table:table-row table:style-name="ro1">
          <table:table-cell table:style-name="ce1" office:value-type="string" calcext:value-type="string">
            <text:p>08:18:42</text:p>
          </table:table-cell>
          <table:table-cell table:style-name="ce1" office:value-type="float" office:value="3712.8" calcext:value-type="float">
            <text:p>3712.8</text:p>
          </table:table-cell>
          <table:table-cell table:style-name="ce1" office:value-type="float" office:value="3655.4" calcext:value-type="float">
            <text:p>3655.4</text:p>
          </table:table-cell>
          <table:table-cell table:style-name="ce1" office:value-type="float" office:value="3830.1" calcext:value-type="float">
            <text:p>3830.1</text:p>
          </table:table-cell>
          <table:table-cell table:style-name="ce1" office:value-type="float" office:value="3268.1" calcext:value-type="float">
            <text:p>3268.1</text:p>
          </table:table-cell>
        </table:table-row>
        <table:table-row table:style-name="ro1">
          <table:table-cell table:style-name="ce1" office:value-type="string" calcext:value-type="string">
            <text:p>08:19:45</text:p>
          </table:table-cell>
          <table:table-cell table:style-name="ce1" office:value-type="float" office:value="4700.8" calcext:value-type="float">
            <text:p>4700.8</text:p>
          </table:table-cell>
          <table:table-cell table:style-name="ce1" office:value-type="float" office:value="4838.1" calcext:value-type="float">
            <text:p>4838.1</text:p>
          </table:table-cell>
          <table:table-cell table:style-name="ce1" office:value-type="float" office:value="5244.7" calcext:value-type="float">
            <text:p>5244.7</text:p>
          </table:table-cell>
          <table:table-cell table:style-name="ce1" office:value-type="float" office:value="4949.8" calcext:value-type="float">
            <text:p>4949.8</text:p>
          </table:table-cell>
        </table:table-row>
        <table:table-row table:style-name="ro1">
          <table:table-cell table:style-name="ce1" office:value-type="string" calcext:value-type="string">
            <text:p>08:20:47</text:p>
          </table:table-cell>
          <table:table-cell table:style-name="ce1" office:value-type="float" office:value="3358" calcext:value-type="float">
            <text:p>3358</text:p>
          </table:table-cell>
          <table:table-cell table:style-name="ce1" office:value-type="float" office:value="3398.6" calcext:value-type="float">
            <text:p>3398.6</text:p>
          </table:table-cell>
          <table:table-cell table:style-name="ce1" office:value-type="float" office:value="3822.9" calcext:value-type="float">
            <text:p>3822.9</text:p>
          </table:table-cell>
          <table:table-cell table:style-name="ce1" office:value-type="float" office:value="3530" calcext:value-type="float">
            <text:p>3530</text:p>
          </table:table-cell>
        </table:table-row>
        <table:table-row table:style-name="ro1">
          <table:table-cell table:style-name="ce1" office:value-type="string" calcext:value-type="string">
            <text:p>08:21:51</text:p>
          </table:table-cell>
          <table:table-cell table:style-name="ce1" office:value-type="float" office:value="2942.1" calcext:value-type="float">
            <text:p>2942.1</text:p>
          </table:table-cell>
          <table:table-cell table:style-name="ce1" office:value-type="float" office:value="3416" calcext:value-type="float">
            <text:p>3416</text:p>
          </table:table-cell>
          <table:table-cell table:style-name="ce1" office:value-type="float" office:value="3372.7" calcext:value-type="float">
            <text:p>3372.7</text:p>
          </table:table-cell>
          <table:table-cell table:style-name="ce1" office:value-type="float" office:value="3166.3" calcext:value-type="float">
            <text:p>3166.3</text:p>
          </table:table-cell>
        </table:table-row>
        <table:table-row table:style-name="ro1">
          <table:table-cell table:style-name="ce1" office:value-type="string" calcext:value-type="string">
            <text:p>08:22:54</text:p>
          </table:table-cell>
          <table:table-cell table:style-name="ce1" office:value-type="float" office:value="3229.4" calcext:value-type="float">
            <text:p>3229.4</text:p>
          </table:table-cell>
          <table:table-cell table:style-name="ce1" office:value-type="float" office:value="3156.6" calcext:value-type="float">
            <text:p>3156.6</text:p>
          </table:table-cell>
          <table:table-cell table:style-name="ce1" office:value-type="float" office:value="3538.5" calcext:value-type="float">
            <text:p>3538.5</text:p>
          </table:table-cell>
          <table:table-cell table:style-name="ce1" office:value-type="float" office:value="3248.4" calcext:value-type="float">
            <text:p>3248.4</text:p>
          </table:table-cell>
        </table:table-row>
        <table:table-row table:style-name="ro1">
          <table:table-cell table:style-name="ce1" office:value-type="string" calcext:value-type="string">
            <text:p>08:23:57</text:p>
          </table:table-cell>
          <table:table-cell table:style-name="ce1" office:value-type="float" office:value="3491.4" calcext:value-type="float">
            <text:p>3491.4</text:p>
          </table:table-cell>
          <table:table-cell table:style-name="ce1" office:value-type="float" office:value="3279.7" calcext:value-type="float">
            <text:p>3279.7</text:p>
          </table:table-cell>
          <table:table-cell table:style-name="ce1" office:value-type="float" office:value="3478" calcext:value-type="float">
            <text:p>3478</text:p>
          </table:table-cell>
          <table:table-cell table:style-name="ce1" office:value-type="float" office:value="3182.8" calcext:value-type="float">
            <text:p>3182.8</text:p>
          </table:table-cell>
        </table:table-row>
        <table:table-row table:style-name="ro1">
          <table:table-cell table:style-name="ce1" office:value-type="string" calcext:value-type="string">
            <text:p>08:24:59</text:p>
          </table:table-cell>
          <table:table-cell table:style-name="ce1" office:value-type="float" office:value="4567.2" calcext:value-type="float">
            <text:p>4567.2</text:p>
          </table:table-cell>
          <table:table-cell table:style-name="ce1" office:value-type="float" office:value="4780.3" calcext:value-type="float">
            <text:p>4780.3</text:p>
          </table:table-cell>
          <table:table-cell table:style-name="ce1" office:value-type="float" office:value="5343.3" calcext:value-type="float">
            <text:p>5343.3</text:p>
          </table:table-cell>
          <table:table-cell table:style-name="ce1" office:value-type="float" office:value="4827.6" calcext:value-type="float">
            <text:p>4827.6</text:p>
          </table:table-cell>
        </table:table-row>
        <table:table-row table:style-name="ro1">
          <table:table-cell table:style-name="ce1" office:value-type="string" calcext:value-type="string">
            <text:p>08:26:02</text:p>
          </table:table-cell>
          <table:table-cell table:style-name="ce1" office:value-type="float" office:value="3470" calcext:value-type="float">
            <text:p>3470</text:p>
          </table:table-cell>
          <table:table-cell table:style-name="ce1" office:value-type="float" office:value="2930.2" calcext:value-type="float">
            <text:p>2930.2</text:p>
          </table:table-cell>
          <table:table-cell table:style-name="ce1" office:value-type="float" office:value="3683.7" calcext:value-type="float">
            <text:p>3683.7</text:p>
          </table:table-cell>
          <table:table-cell table:style-name="ce1" office:value-type="float" office:value="3398.7" calcext:value-type="float">
            <text:p>3398.7</text:p>
          </table:table-cell>
        </table:table-row>
        <table:table-row table:style-name="ro1">
          <table:table-cell table:style-name="ce1" office:value-type="string" calcext:value-type="string">
            <text:p>08:27:05</text:p>
          </table:table-cell>
          <table:table-cell table:style-name="ce1" office:value-type="float" office:value="4304.8" calcext:value-type="float">
            <text:p>4304.8</text:p>
          </table:table-cell>
          <table:table-cell table:style-name="ce1" office:value-type="float" office:value="4204.1" calcext:value-type="float">
            <text:p>4204.1</text:p>
          </table:table-cell>
          <table:table-cell table:style-name="ce1" office:value-type="float" office:value="4579.5" calcext:value-type="float">
            <text:p>4579.5</text:p>
          </table:table-cell>
          <table:table-cell table:style-name="ce1" office:value-type="float" office:value="4168.4" calcext:value-type="float">
            <text:p>4168.4</text:p>
          </table:table-cell>
        </table:table-row>
        <table:table-row table:style-name="ro1">
          <table:table-cell table:style-name="ce1" office:value-type="string" calcext:value-type="string">
            <text:p>08:28:08</text:p>
          </table:table-cell>
          <table:table-cell table:style-name="ce1" office:value-type="float" office:value="3628.9" calcext:value-type="float">
            <text:p>3628.9</text:p>
          </table:table-cell>
          <table:table-cell table:style-name="ce1" office:value-type="float" office:value="3066.1" calcext:value-type="float">
            <text:p>3066.1</text:p>
          </table:table-cell>
          <table:table-cell table:style-name="ce1" office:value-type="float" office:value="3634.2" calcext:value-type="float">
            <text:p>3634.2</text:p>
          </table:table-cell>
          <table:table-cell table:style-name="ce1" office:value-type="float" office:value="2839.3" calcext:value-type="float">
            <text:p>2839.3</text:p>
          </table:table-cell>
        </table:table-row>
        <table:table-row table:style-name="ro1">
          <table:table-cell table:style-name="ce1" office:value-type="string" calcext:value-type="string">
            <text:p>08:29:10</text:p>
          </table:table-cell>
          <table:table-cell table:style-name="ce1" office:value-type="float" office:value="2945.3" calcext:value-type="float">
            <text:p>2945.3</text:p>
          </table:table-cell>
          <table:table-cell table:style-name="ce1" office:value-type="float" office:value="3077" calcext:value-type="float">
            <text:p>3077</text:p>
          </table:table-cell>
          <table:table-cell table:style-name="ce1" office:value-type="float" office:value="3131.8" calcext:value-type="float">
            <text:p>3131.8</text:p>
          </table:table-cell>
          <table:table-cell table:style-name="ce1" office:value-type="float" office:value="2750.3" calcext:value-type="float">
            <text:p>2750.3</text:p>
          </table:table-cell>
        </table:table-row>
        <table:table-row table:style-name="ro1">
          <table:table-cell table:style-name="ce1" office:value-type="string" calcext:value-type="string">
            <text:p>08:30:13</text:p>
          </table:table-cell>
          <table:table-cell table:style-name="ce1" office:value-type="float" office:value="3141.1" calcext:value-type="float">
            <text:p>3141.1</text:p>
          </table:table-cell>
          <table:table-cell table:style-name="ce1" office:value-type="float" office:value="3516.6" calcext:value-type="float">
            <text:p>3516.6</text:p>
          </table:table-cell>
          <table:table-cell table:style-name="ce1" office:value-type="float" office:value="3854.2" calcext:value-type="float">
            <text:p>3854.2</text:p>
          </table:table-cell>
          <table:table-cell table:style-name="ce1" office:value-type="float" office:value="3156.1" calcext:value-type="float">
            <text:p>3156.1</text:p>
          </table:table-cell>
        </table:table-row>
        <table:table-row table:style-name="ro1">
          <table:table-cell table:style-name="ce1" office:value-type="string" calcext:value-type="string">
            <text:p>08:31:16</text:p>
          </table:table-cell>
          <table:table-cell table:style-name="ce1" office:value-type="float" office:value="3993.7" calcext:value-type="float">
            <text:p>3993.7</text:p>
          </table:table-cell>
          <table:table-cell table:style-name="ce1" office:value-type="float" office:value="4110.9" calcext:value-type="float">
            <text:p>4110.9</text:p>
          </table:table-cell>
          <table:table-cell table:style-name="ce1" office:value-type="float" office:value="4591.7" calcext:value-type="float">
            <text:p>4591.7</text:p>
          </table:table-cell>
          <table:table-cell table:style-name="ce1" office:value-type="float" office:value="4364.7" calcext:value-type="float">
            <text:p>4364.7</text:p>
          </table:table-cell>
        </table:table-row>
        <table:table-row table:style-name="ro1">
          <table:table-cell table:style-name="ce1" office:value-type="string" calcext:value-type="string">
            <text:p>08:32:19</text:p>
          </table:table-cell>
          <table:table-cell table:style-name="ce1" office:value-type="float" office:value="2889.3" calcext:value-type="float">
            <text:p>2889.3</text:p>
          </table:table-cell>
          <table:table-cell table:style-name="ce1" office:value-type="float" office:value="3101.6" calcext:value-type="float">
            <text:p>3101.6</text:p>
          </table:table-cell>
          <table:table-cell table:style-name="ce1" office:value-type="float" office:value="3097.6" calcext:value-type="float">
            <text:p>3097.6</text:p>
          </table:table-cell>
          <table:table-cell table:style-name="ce1" office:value-type="float" office:value="2805.8" calcext:value-type="float">
            <text:p>2805.8</text:p>
          </table:table-cell>
        </table:table-row>
        <table:table-row table:style-name="ro1">
          <table:table-cell table:style-name="ce1" office:value-type="string" calcext:value-type="string">
            <text:p>08:33:21</text:p>
          </table:table-cell>
          <table:table-cell table:style-name="ce1" office:value-type="float" office:value="3369.3" calcext:value-type="float">
            <text:p>3369.3</text:p>
          </table:table-cell>
          <table:table-cell table:style-name="ce1" office:value-type="float" office:value="3242.6" calcext:value-type="float">
            <text:p>3242.6</text:p>
          </table:table-cell>
          <table:table-cell table:style-name="ce1" office:value-type="float" office:value="3423.5" calcext:value-type="float">
            <text:p>3423.5</text:p>
          </table:table-cell>
          <table:table-cell table:style-name="ce1" office:value-type="float" office:value="3042.5" calcext:value-type="float">
            <text:p>3042.5</text:p>
          </table:table-cell>
        </table:table-row>
        <table:table-row table:style-name="ro1">
          <table:table-cell table:style-name="ce1" office:value-type="string" calcext:value-type="string">
            <text:p>08:34:24</text:p>
          </table:table-cell>
          <table:table-cell table:style-name="ce1" office:value-type="float" office:value="3929.9" calcext:value-type="float">
            <text:p>3929.9</text:p>
          </table:table-cell>
          <table:table-cell table:style-name="ce1" office:value-type="float" office:value="4555" calcext:value-type="float">
            <text:p>4555</text:p>
          </table:table-cell>
          <table:table-cell table:style-name="ce1" office:value-type="float" office:value="4352.2" calcext:value-type="float">
            <text:p>4352.2</text:p>
          </table:table-cell>
          <table:table-cell table:style-name="ce1" office:value-type="float" office:value="4324.3" calcext:value-type="float">
            <text:p>4324.3</text:p>
          </table:table-cell>
        </table:table-row>
        <table:table-row table:style-name="ro1">
          <table:table-cell table:style-name="ce1" office:value-type="string" calcext:value-type="string">
            <text:p>08:35:27</text:p>
          </table:table-cell>
          <table:table-cell table:style-name="ce1" office:value-type="float" office:value="3016.6" calcext:value-type="float">
            <text:p>3016.6</text:p>
          </table:table-cell>
          <table:table-cell table:style-name="ce1" office:value-type="float" office:value="3185.3" calcext:value-type="float">
            <text:p>3185.3</text:p>
          </table:table-cell>
          <table:table-cell table:style-name="ce1" office:value-type="float" office:value="3282.9" calcext:value-type="float">
            <text:p>3282.9</text:p>
          </table:table-cell>
          <table:table-cell table:style-name="ce1" office:value-type="float" office:value="3228.8" calcext:value-type="float">
            <text:p>3228.8</text:p>
          </table:table-cell>
        </table:table-row>
        <table:table-row table:style-name="ro1">
          <table:table-cell table:style-name="ce1" office:value-type="string" calcext:value-type="string">
            <text:p>08:36:31</text:p>
          </table:table-cell>
          <table:table-cell table:style-name="ce1" office:value-type="float" office:value="3290.8" calcext:value-type="float">
            <text:p>3290.8</text:p>
          </table:table-cell>
          <table:table-cell table:style-name="ce1" office:value-type="float" office:value="3101.3" calcext:value-type="float">
            <text:p>3101.3</text:p>
          </table:table-cell>
          <table:table-cell table:style-name="ce1" office:value-type="float" office:value="3458.9" calcext:value-type="float">
            <text:p>3458.9</text:p>
          </table:table-cell>
          <table:table-cell table:style-name="ce1" office:value-type="float" office:value="2912.6" calcext:value-type="float">
            <text:p>2912.6</text:p>
          </table:table-cell>
        </table:table-row>
        <table:table-row table:style-name="ro1">
          <table:table-cell table:style-name="ce1" office:value-type="string" calcext:value-type="string">
            <text:p>08:37:34</text:p>
          </table:table-cell>
          <table:table-cell table:style-name="ce1" office:value-type="float" office:value="2945.2" calcext:value-type="float">
            <text:p>2945.2</text:p>
          </table:table-cell>
          <table:table-cell table:style-name="ce1" office:value-type="float" office:value="3093.3" calcext:value-type="float">
            <text:p>3093.3</text:p>
          </table:table-cell>
          <table:table-cell table:style-name="ce1" office:value-type="float" office:value="3557.3" calcext:value-type="float">
            <text:p>3557.3</text:p>
          </table:table-cell>
          <table:table-cell table:style-name="ce1" office:value-type="float" office:value="2919.3" calcext:value-type="float">
            <text:p>2919.3</text:p>
          </table:table-cell>
        </table:table-row>
        <table:table-row table:style-name="ro1">
          <table:table-cell table:style-name="ce1" office:value-type="string" calcext:value-type="string">
            <text:p>08:38:37</text:p>
          </table:table-cell>
          <table:table-cell table:style-name="ce1" office:value-type="float" office:value="3862.8" calcext:value-type="float">
            <text:p>3862.8</text:p>
          </table:table-cell>
          <table:table-cell table:style-name="ce1" office:value-type="float" office:value="3439.5" calcext:value-type="float">
            <text:p>3439.5</text:p>
          </table:table-cell>
          <table:table-cell table:style-name="ce1" office:value-type="float" office:value="3282.1" calcext:value-type="float">
            <text:p>3282.1</text:p>
          </table:table-cell>
          <table:table-cell table:style-name="ce1" office:value-type="float" office:value="4136.4" calcext:value-type="float">
            <text:p>4136.4</text:p>
          </table:table-cell>
        </table:table-row>
        <table:table-row table:style-name="ro1">
          <table:table-cell table:style-name="ce1" office:value-type="string" calcext:value-type="string">
            <text:p>08:39:39</text:p>
          </table:table-cell>
          <table:table-cell table:style-name="ce1" office:value-type="float" office:value="3120.1" calcext:value-type="float">
            <text:p>3120.1</text:p>
          </table:table-cell>
          <table:table-cell table:style-name="ce1" office:value-type="float" office:value="2660" calcext:value-type="float">
            <text:p>2660</text:p>
          </table:table-cell>
          <table:table-cell table:style-name="ce1" office:value-type="float" office:value="2990.4" calcext:value-type="float">
            <text:p>2990.4</text:p>
          </table:table-cell>
          <table:table-cell table:style-name="ce1" office:value-type="float" office:value="2506.3" calcext:value-type="float">
            <text:p>2506.3</text:p>
          </table:table-cell>
        </table:table-row>
        <table:table-row table:style-name="ro1">
          <table:table-cell table:style-name="ce1" office:value-type="string" calcext:value-type="string">
            <text:p>08:40:42</text:p>
          </table:table-cell>
          <table:table-cell table:style-name="ce1" office:value-type="float" office:value="3239.9" calcext:value-type="float">
            <text:p>3239.9</text:p>
          </table:table-cell>
          <table:table-cell table:style-name="ce1" office:value-type="float" office:value="3296.3" calcext:value-type="float">
            <text:p>3296.3</text:p>
          </table:table-cell>
          <table:table-cell table:style-name="ce1" office:value-type="float" office:value="3514.1" calcext:value-type="float">
            <text:p>3514.1</text:p>
          </table:table-cell>
          <table:table-cell table:style-name="ce1" office:value-type="float" office:value="3067.3" calcext:value-type="float">
            <text:p>3067.3</text:p>
          </table:table-cell>
        </table:table-row>
        <table:table-row table:style-name="ro1">
          <table:table-cell table:style-name="ce1" office:value-type="string" calcext:value-type="string">
            <text:p>08:41:45</text:p>
          </table:table-cell>
          <table:table-cell table:style-name="ce1" office:value-type="float" office:value="4838.1" calcext:value-type="float">
            <text:p>4838.1</text:p>
          </table:table-cell>
          <table:table-cell table:style-name="ce1" office:value-type="float" office:value="4489.6" calcext:value-type="float">
            <text:p>4489.6</text:p>
          </table:table-cell>
          <table:table-cell table:style-name="ce1" office:value-type="float" office:value="4656.3" calcext:value-type="float">
            <text:p>4656.3</text:p>
          </table:table-cell>
          <table:table-cell table:style-name="ce1" office:value-type="float" office:value="4850.9" calcext:value-type="float">
            <text:p>4850.9</text:p>
          </table:table-cell>
        </table:table-row>
        <table:table-row table:style-name="ro1">
          <table:table-cell table:style-name="ce1" office:value-type="string" calcext:value-type="string">
            <text:p>08:42:48</text:p>
          </table:table-cell>
          <table:table-cell table:style-name="ce1" office:value-type="float" office:value="4744" calcext:value-type="float">
            <text:p>4744</text:p>
          </table:table-cell>
          <table:table-cell table:style-name="ce1" office:value-type="float" office:value="4310.3" calcext:value-type="float">
            <text:p>4310.3</text:p>
          </table:table-cell>
          <table:table-cell table:style-name="ce1" office:value-type="float" office:value="4819.5" calcext:value-type="float">
            <text:p>4819.5</text:p>
          </table:table-cell>
          <table:table-cell table:style-name="ce1" office:value-type="float" office:value="4584.9" calcext:value-type="float">
            <text:p>4584.9</text:p>
          </table:table-cell>
        </table:table-row>
        <table:table-row table:style-name="ro1">
          <table:table-cell table:style-name="ce1" office:value-type="string" calcext:value-type="string">
            <text:p>08:43:51</text:p>
          </table:table-cell>
          <table:table-cell table:style-name="ce1" office:value-type="float" office:value="3515.2" calcext:value-type="float">
            <text:p>3515.2</text:p>
          </table:table-cell>
          <table:table-cell table:style-name="ce1" office:value-type="float" office:value="3136.3" calcext:value-type="float">
            <text:p>3136.3</text:p>
          </table:table-cell>
          <table:table-cell table:style-name="ce1" office:value-type="float" office:value="3208.4" calcext:value-type="float">
            <text:p>3208.4</text:p>
          </table:table-cell>
          <table:table-cell table:style-name="ce1" office:value-type="float" office:value="2773.5" calcext:value-type="float">
            <text:p>2773.5</text:p>
          </table:table-cell>
        </table:table-row>
        <table:table-row table:style-name="ro1">
          <table:table-cell table:style-name="ce1" office:value-type="string" calcext:value-type="string">
            <text:p>08:44:53</text:p>
          </table:table-cell>
          <table:table-cell table:style-name="ce1" office:value-type="float" office:value="2851.3" calcext:value-type="float">
            <text:p>2851.3</text:p>
          </table:table-cell>
          <table:table-cell table:style-name="ce1" office:value-type="float" office:value="2912" calcext:value-type="float">
            <text:p>2912</text:p>
          </table:table-cell>
          <table:table-cell table:style-name="ce1" office:value-type="float" office:value="3303.9" calcext:value-type="float">
            <text:p>3303.9</text:p>
          </table:table-cell>
          <table:table-cell table:style-name="ce1" office:value-type="float" office:value="2719.9" calcext:value-type="float">
            <text:p>2719.9</text:p>
          </table:table-cell>
        </table:table-row>
        <table:table-row table:style-name="ro1">
          <table:table-cell table:style-name="ce1" office:value-type="string" calcext:value-type="string">
            <text:p>08:45:56</text:p>
          </table:table-cell>
          <table:table-cell table:style-name="ce1" office:value-type="float" office:value="3880.1" calcext:value-type="float">
            <text:p>3880.1</text:p>
          </table:table-cell>
          <table:table-cell table:style-name="ce1" office:value-type="float" office:value="3844.7" calcext:value-type="float">
            <text:p>3844.7</text:p>
          </table:table-cell>
          <table:table-cell table:style-name="ce1" office:value-type="float" office:value="3906.1" calcext:value-type="float">
            <text:p>3906.1</text:p>
          </table:table-cell>
          <table:table-cell table:style-name="ce1" office:value-type="float" office:value="3455.7" calcext:value-type="float">
            <text:p>3455.7</text:p>
          </table:table-cell>
        </table:table-row>
        <table:table-row table:style-name="ro1">
          <table:table-cell table:style-name="ce1" office:value-type="string" calcext:value-type="string">
            <text:p>08:46:59</text:p>
          </table:table-cell>
          <table:table-cell table:style-name="ce1" office:value-type="float" office:value="3718.1" calcext:value-type="float">
            <text:p>3718.1</text:p>
          </table:table-cell>
          <table:table-cell table:style-name="ce1" office:value-type="float" office:value="3657.7" calcext:value-type="float">
            <text:p>3657.7</text:p>
          </table:table-cell>
          <table:table-cell table:style-name="ce1" office:value-type="float" office:value="3869.1" calcext:value-type="float">
            <text:p>3869.1</text:p>
          </table:table-cell>
          <table:table-cell table:style-name="ce1" office:value-type="float" office:value="3683" calcext:value-type="float">
            <text:p>3683</text:p>
          </table:table-cell>
        </table:table-row>
        <table:table-row table:style-name="ro1">
          <table:table-cell table:style-name="ce1" office:value-type="string" calcext:value-type="string">
            <text:p>08:48:02</text:p>
          </table:table-cell>
          <table:table-cell table:style-name="ce1" office:value-type="float" office:value="2706.2" calcext:value-type="float">
            <text:p>2706.2</text:p>
          </table:table-cell>
          <table:table-cell table:style-name="ce1" office:value-type="float" office:value="2698.1" calcext:value-type="float">
            <text:p>2698.1</text:p>
          </table:table-cell>
          <table:table-cell table:style-name="ce1" office:value-type="float" office:value="3173.8" calcext:value-type="float">
            <text:p>3173.8</text:p>
          </table:table-cell>
          <table:table-cell table:style-name="ce1" office:value-type="float" office:value="2587.6" calcext:value-type="float">
            <text:p>2587.6</text:p>
          </table:table-cell>
        </table:table-row>
        <table:table-row table:style-name="ro1">
          <table:table-cell table:style-name="ce1" office:value-type="string" calcext:value-type="string">
            <text:p>08:49:05</text:p>
          </table:table-cell>
          <table:table-cell table:style-name="ce1" office:value-type="float" office:value="3941" calcext:value-type="float">
            <text:p>3941</text:p>
          </table:table-cell>
          <table:table-cell table:style-name="ce1" office:value-type="float" office:value="4343" calcext:value-type="float">
            <text:p>4343</text:p>
          </table:table-cell>
          <table:table-cell table:style-name="ce1" office:value-type="float" office:value="4598.8" calcext:value-type="float">
            <text:p>4598.8</text:p>
          </table:table-cell>
          <table:table-cell table:style-name="ce1" office:value-type="float" office:value="4423.8" calcext:value-type="float">
            <text:p>4423.8</text:p>
          </table:table-cell>
        </table:table-row>
        <table:table-row table:style-name="ro1">
          <table:table-cell table:style-name="ce1" office:value-type="string" calcext:value-type="string">
            <text:p>08:50:07</text:p>
          </table:table-cell>
          <table:table-cell table:style-name="ce1" office:value-type="float" office:value="5678" calcext:value-type="float">
            <text:p>5678</text:p>
          </table:table-cell>
          <table:table-cell table:style-name="ce1" office:value-type="float" office:value="5467.5" calcext:value-type="float">
            <text:p>5467.5</text:p>
          </table:table-cell>
          <table:table-cell table:style-name="ce1" office:value-type="float" office:value="5814.1" calcext:value-type="float">
            <text:p>5814.1</text:p>
          </table:table-cell>
          <table:table-cell table:style-name="ce1" office:value-type="float" office:value="6008.6" calcext:value-type="float">
            <text:p>6008.6</text:p>
          </table:table-cell>
        </table:table-row>
        <table:table-row table:style-name="ro1">
          <table:table-cell table:style-name="ce1" office:value-type="string" calcext:value-type="string">
            <text:p>08:51:11</text:p>
          </table:table-cell>
          <table:table-cell table:style-name="ce1" office:value-type="float" office:value="5366.6" calcext:value-type="float">
            <text:p>5366.6</text:p>
          </table:table-cell>
          <table:table-cell table:style-name="ce1" office:value-type="float" office:value="5549.4" calcext:value-type="float">
            <text:p>5549.4</text:p>
          </table:table-cell>
          <table:table-cell table:style-name="ce1" office:value-type="float" office:value="6062" calcext:value-type="float">
            <text:p>6062</text:p>
          </table:table-cell>
          <table:table-cell table:style-name="ce1" office:value-type="float" office:value="5173.5" calcext:value-type="float">
            <text:p>5173.5</text:p>
          </table:table-cell>
        </table:table-row>
        <table:table-row table:style-name="ro1">
          <table:table-cell table:style-name="ce1" office:value-type="string" calcext:value-type="string">
            <text:p>08:52:14</text:p>
          </table:table-cell>
          <table:table-cell table:style-name="ce1" office:value-type="float" office:value="5061.4" calcext:value-type="float">
            <text:p>5061.4</text:p>
          </table:table-cell>
          <table:table-cell table:style-name="ce1" office:value-type="float" office:value="5575.1" calcext:value-type="float">
            <text:p>5575.1</text:p>
          </table:table-cell>
          <table:table-cell table:style-name="ce1" office:value-type="float" office:value="5739.4" calcext:value-type="float">
            <text:p>5739.4</text:p>
          </table:table-cell>
          <table:table-cell table:style-name="ce1" office:value-type="float" office:value="5096.6" calcext:value-type="float">
            <text:p>5096.6</text:p>
          </table:table-cell>
        </table:table-row>
        <table:table-row table:style-name="ro1">
          <table:table-cell table:style-name="ce1" office:value-type="string" calcext:value-type="string">
            <text:p>08:53:17</text:p>
          </table:table-cell>
          <table:table-cell table:style-name="ce1" office:value-type="float" office:value="5358.2" calcext:value-type="float">
            <text:p>5358.2</text:p>
          </table:table-cell>
          <table:table-cell table:style-name="ce1" office:value-type="float" office:value="5410.9" calcext:value-type="float">
            <text:p>5410.9</text:p>
          </table:table-cell>
          <table:table-cell table:style-name="ce1" office:value-type="float" office:value="5798.2" calcext:value-type="float">
            <text:p>5798.2</text:p>
          </table:table-cell>
          <table:table-cell table:style-name="ce1" office:value-type="float" office:value="5427.8" calcext:value-type="float">
            <text:p>5427.8</text:p>
          </table:table-cell>
        </table:table-row>
        <table:table-row table:style-name="ro1">
          <table:table-cell table:style-name="ce1" office:value-type="string" calcext:value-type="string">
            <text:p>08:54:20</text:p>
          </table:table-cell>
          <table:table-cell table:style-name="ce1" office:value-type="float" office:value="3926.2" calcext:value-type="float">
            <text:p>3926.2</text:p>
          </table:table-cell>
          <table:table-cell table:style-name="ce1" office:value-type="float" office:value="3786.4" calcext:value-type="float">
            <text:p>3786.4</text:p>
          </table:table-cell>
          <table:table-cell table:style-name="ce1" office:value-type="float" office:value="4019.5" calcext:value-type="float">
            <text:p>4019.5</text:p>
          </table:table-cell>
          <table:table-cell table:style-name="ce1" office:value-type="float" office:value="3783.4" calcext:value-type="float">
            <text:p>3783.4</text:p>
          </table:table-cell>
        </table:table-row>
        <table:table-row table:style-name="ro1">
          <table:table-cell table:style-name="ce1" office:value-type="string" calcext:value-type="string">
            <text:p>08:55:22</text:p>
          </table:table-cell>
          <table:table-cell table:style-name="ce1" office:value-type="float" office:value="4009.2" calcext:value-type="float">
            <text:p>4009.2</text:p>
          </table:table-cell>
          <table:table-cell table:style-name="ce1" office:value-type="float" office:value="3595.2" calcext:value-type="float">
            <text:p>3595.2</text:p>
          </table:table-cell>
          <table:table-cell table:style-name="ce1" office:value-type="float" office:value="3314.4" calcext:value-type="float">
            <text:p>3314.4</text:p>
          </table:table-cell>
          <table:table-cell table:style-name="ce1" office:value-type="float" office:value="3699.9" calcext:value-type="float">
            <text:p>3699.9</text:p>
          </table:table-cell>
        </table:table-row>
        <table:table-row table:style-name="ro1">
          <table:table-cell table:style-name="ce1" office:value-type="string" calcext:value-type="string">
            <text:p>08:56:25</text:p>
          </table:table-cell>
          <table:table-cell table:style-name="ce1" office:value-type="float" office:value="2822.6" calcext:value-type="float">
            <text:p>2822.6</text:p>
          </table:table-cell>
          <table:table-cell table:style-name="ce1" office:value-type="float" office:value="3266" calcext:value-type="float">
            <text:p>3266</text:p>
          </table:table-cell>
          <table:table-cell table:style-name="ce1" office:value-type="float" office:value="3132.1" calcext:value-type="float">
            <text:p>3132.1</text:p>
          </table:table-cell>
          <table:table-cell table:style-name="ce1" office:value-type="float" office:value="2788" calcext:value-type="float">
            <text:p>2788</text:p>
          </table:table-cell>
        </table:table-row>
        <table:table-row table:style-name="ro1">
          <table:table-cell table:style-name="ce1" office:value-type="string" calcext:value-type="string">
            <text:p>08:57:28</text:p>
          </table:table-cell>
          <table:table-cell table:style-name="ce1" office:value-type="float" office:value="3675.9" calcext:value-type="float">
            <text:p>3675.9</text:p>
          </table:table-cell>
          <table:table-cell table:style-name="ce1" office:value-type="float" office:value="3645.4" calcext:value-type="float">
            <text:p>3645.4</text:p>
          </table:table-cell>
          <table:table-cell table:style-name="ce1" office:value-type="float" office:value="3630.1" calcext:value-type="float">
            <text:p>3630.1</text:p>
          </table:table-cell>
          <table:table-cell table:style-name="ce1" office:value-type="float" office:value="3314.2" calcext:value-type="float">
            <text:p>3314.2</text:p>
          </table:table-cell>
        </table:table-row>
        <table:table-row table:style-name="ro1">
          <table:table-cell table:style-name="ce1" office:value-type="string" calcext:value-type="string">
            <text:p>08:58:31</text:p>
          </table:table-cell>
          <table:table-cell table:style-name="ce1" office:value-type="float" office:value="3100.9" calcext:value-type="float">
            <text:p>3100.9</text:p>
          </table:table-cell>
          <table:table-cell table:style-name="ce1" office:value-type="float" office:value="3102.4" calcext:value-type="float">
            <text:p>3102.4</text:p>
          </table:table-cell>
          <table:table-cell table:style-name="ce1" office:value-type="float" office:value="3507.2" calcext:value-type="float">
            <text:p>3507.2</text:p>
          </table:table-cell>
          <table:table-cell table:style-name="ce1" office:value-type="float" office:value="2985.8" calcext:value-type="float">
            <text:p>2985.8</text:p>
          </table:table-cell>
        </table:table-row>
        <table:table-row table:style-name="ro1">
          <table:table-cell table:style-name="ce1" office:value-type="string" calcext:value-type="string">
            <text:p>08:59:33</text:p>
          </table:table-cell>
          <table:table-cell table:style-name="ce1" office:value-type="float" office:value="3365.2" calcext:value-type="float">
            <text:p>3365.2</text:p>
          </table:table-cell>
          <table:table-cell table:style-name="ce1" office:value-type="float" office:value="3829.9" calcext:value-type="float">
            <text:p>3829.9</text:p>
          </table:table-cell>
          <table:table-cell table:style-name="ce1" office:value-type="float" office:value="3695.4" calcext:value-type="float">
            <text:p>3695.4</text:p>
          </table:table-cell>
          <table:table-cell table:style-name="ce1" office:value-type="float" office:value="3232.8" calcext:value-type="float">
            <text:p>3232.8</text:p>
          </table:table-cell>
        </table:table-row>
        <table:table-row table:style-name="ro1">
          <table:table-cell table:style-name="ce1" office:value-type="string" calcext:value-type="string">
            <text:p>09:00:36</text:p>
          </table:table-cell>
          <table:table-cell table:style-name="ce1" office:value-type="float" office:value="2671.7" calcext:value-type="float">
            <text:p>2671.7</text:p>
          </table:table-cell>
          <table:table-cell table:style-name="ce1" office:value-type="float" office:value="2716.9" calcext:value-type="float">
            <text:p>2716.9</text:p>
          </table:table-cell>
          <table:table-cell table:style-name="ce1" office:value-type="float" office:value="2797.5" calcext:value-type="float">
            <text:p>2797.5</text:p>
          </table:table-cell>
          <table:table-cell table:style-name="ce1" office:value-type="float" office:value="2587.3" calcext:value-type="float">
            <text:p>2587.3</text:p>
          </table:table-cell>
        </table:table-row>
        <table:table-row table:style-name="ro1">
          <table:table-cell table:style-name="ce1" office:value-type="string" calcext:value-type="string">
            <text:p>09:01:39</text:p>
          </table:table-cell>
          <table:table-cell table:style-name="ce1" office:value-type="float" office:value="4691.5" calcext:value-type="float">
            <text:p>4691.5</text:p>
          </table:table-cell>
          <table:table-cell table:style-name="ce1" office:value-type="float" office:value="4551.4" calcext:value-type="float">
            <text:p>4551.4</text:p>
          </table:table-cell>
          <table:table-cell table:style-name="ce1" office:value-type="float" office:value="4952.7" calcext:value-type="float">
            <text:p>4952.7</text:p>
          </table:table-cell>
          <table:table-cell table:style-name="ce1" office:value-type="float" office:value="5207.3" calcext:value-type="float">
            <text:p>5207.3</text:p>
          </table:table-cell>
        </table:table-row>
        <table:table-row table:style-name="ro1">
          <table:table-cell table:style-name="ce1" office:value-type="string" calcext:value-type="string">
            <text:p>09:02:42</text:p>
          </table:table-cell>
          <table:table-cell table:style-name="ce1" office:value-type="float" office:value="3130.1" calcext:value-type="float">
            <text:p>3130.1</text:p>
          </table:table-cell>
          <table:table-cell table:style-name="ce1" office:value-type="float" office:value="3557.8" calcext:value-type="float">
            <text:p>3557.8</text:p>
          </table:table-cell>
          <table:table-cell table:style-name="ce1" office:value-type="float" office:value="3206.3" calcext:value-type="float">
            <text:p>3206.3</text:p>
          </table:table-cell>
          <table:table-cell table:style-name="ce1" office:value-type="float" office:value="3078.2" calcext:value-type="float">
            <text:p>3078.2</text:p>
          </table:table-cell>
        </table:table-row>
        <table:table-row table:style-name="ro1">
          <table:table-cell table:style-name="ce1" office:value-type="string" calcext:value-type="string">
            <text:p>09:03:44</text:p>
          </table:table-cell>
          <table:table-cell table:style-name="ce1" office:value-type="float" office:value="3576.9" calcext:value-type="float">
            <text:p>3576.9</text:p>
          </table:table-cell>
          <table:table-cell table:style-name="ce1" office:value-type="float" office:value="2974.4" calcext:value-type="float">
            <text:p>2974.4</text:p>
          </table:table-cell>
          <table:table-cell table:style-name="ce1" office:value-type="float" office:value="3289.1" calcext:value-type="float">
            <text:p>3289.1</text:p>
          </table:table-cell>
          <table:table-cell table:style-name="ce1" office:value-type="float" office:value="2876" calcext:value-type="float">
            <text:p>2876</text:p>
          </table:table-cell>
        </table:table-row>
        <table:table-row table:style-name="ro1">
          <table:table-cell table:style-name="ce1" office:value-type="string" calcext:value-type="string">
            <text:p>09:04:47</text:p>
          </table:table-cell>
          <table:table-cell table:style-name="ce1" office:value-type="float" office:value="2904.3" calcext:value-type="float">
            <text:p>2904.3</text:p>
          </table:table-cell>
          <table:table-cell table:style-name="ce1" office:value-type="float" office:value="2984.2" calcext:value-type="float">
            <text:p>2984.2</text:p>
          </table:table-cell>
          <table:table-cell table:style-name="ce1" office:value-type="float" office:value="3475.1" calcext:value-type="float">
            <text:p>3475.1</text:p>
          </table:table-cell>
          <table:table-cell table:style-name="ce1" office:value-type="float" office:value="2909.2" calcext:value-type="float">
            <text:p>2909.2</text:p>
          </table:table-cell>
        </table:table-row>
        <table:table-row table:style-name="ro1">
          <table:table-cell table:style-name="ce1" office:value-type="string" calcext:value-type="string">
            <text:p>09:05:50</text:p>
          </table:table-cell>
          <table:table-cell table:style-name="ce1" office:value-type="float" office:value="3321.1" calcext:value-type="float">
            <text:p>3321.1</text:p>
          </table:table-cell>
          <table:table-cell table:style-name="ce1" office:value-type="float" office:value="3088.9" calcext:value-type="float">
            <text:p>3088.9</text:p>
          </table:table-cell>
          <table:table-cell table:style-name="ce1" office:value-type="float" office:value="3356.8" calcext:value-type="float">
            <text:p>3356.8</text:p>
          </table:table-cell>
          <table:table-cell table:style-name="ce1" office:value-type="float" office:value="2999.3" calcext:value-type="float">
            <text:p>2999.3</text:p>
          </table:table-cell>
        </table:table-row>
        <table:table-row table:style-name="ro1">
          <table:table-cell table:style-name="ce1" office:value-type="string" calcext:value-type="string">
            <text:p>09:06:55</text:p>
          </table:table-cell>
          <table:table-cell table:style-name="ce1" office:value-type="float" office:value="3551.1" calcext:value-type="float">
            <text:p>3551.1</text:p>
          </table:table-cell>
          <table:table-cell table:style-name="ce1" office:value-type="float" office:value="3477.4" calcext:value-type="float">
            <text:p>3477.4</text:p>
          </table:table-cell>
          <table:table-cell table:style-name="ce1" office:value-type="float" office:value="3580.6" calcext:value-type="float">
            <text:p>3580.6</text:p>
          </table:table-cell>
          <table:table-cell table:style-name="ce1" office:value-type="float" office:value="3369.5" calcext:value-type="float">
            <text:p>3369.5</text:p>
          </table:table-cell>
        </table:table-row>
        <table:table-row table:style-name="ro1">
          <table:table-cell table:style-name="ce1" office:value-type="string" calcext:value-type="string">
            <text:p>09:08:00</text:p>
          </table:table-cell>
          <table:table-cell table:style-name="ce1" office:value-type="float" office:value="4024.7" calcext:value-type="float">
            <text:p>4024.7</text:p>
          </table:table-cell>
          <table:table-cell table:style-name="ce1" office:value-type="float" office:value="3298.1" calcext:value-type="float">
            <text:p>3298.1</text:p>
          </table:table-cell>
          <table:table-cell table:style-name="ce1" office:value-type="float" office:value="3797.5" calcext:value-type="float">
            <text:p>3797.5</text:p>
          </table:table-cell>
          <table:table-cell table:style-name="ce1" office:value-type="float" office:value="3159.3" calcext:value-type="float">
            <text:p>3159.3</text:p>
          </table:table-cell>
        </table:table-row>
        <table:table-row table:style-name="ro1">
          <table:table-cell table:style-name="ce1" office:value-type="string" calcext:value-type="string">
            <text:p>09:09:02</text:p>
          </table:table-cell>
          <table:table-cell table:style-name="ce1" office:value-type="float" office:value="2840.8" calcext:value-type="float">
            <text:p>2840.8</text:p>
          </table:table-cell>
          <table:table-cell table:style-name="ce1" office:value-type="float" office:value="2955.7" calcext:value-type="float">
            <text:p>2955.7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2699" calcext:value-type="float">
            <text:p>2699</text:p>
          </table:table-cell>
        </table:table-row>
        <table:table-row table:style-name="ro1">
          <table:table-cell table:style-name="ce1" office:value-type="string" calcext:value-type="string">
            <text:p>09:10:05</text:p>
          </table:table-cell>
          <table:table-cell table:style-name="ce1" office:value-type="float" office:value="2792.9" calcext:value-type="float">
            <text:p>2792.9</text:p>
          </table:table-cell>
          <table:table-cell table:style-name="ce1" office:value-type="float" office:value="2894.5" calcext:value-type="float">
            <text:p>2894.5</text:p>
          </table:table-cell>
          <table:table-cell table:style-name="ce1" office:value-type="float" office:value="3101.9" calcext:value-type="float">
            <text:p>3101.9</text:p>
          </table:table-cell>
          <table:table-cell table:style-name="ce1" office:value-type="float" office:value="2651.8" calcext:value-type="float">
            <text:p>2651.8</text:p>
          </table:table-cell>
        </table:table-row>
        <table:table-row table:style-name="ro1">
          <table:table-cell table:style-name="ce1" office:value-type="string" calcext:value-type="string">
            <text:p>09:11:08</text:p>
          </table:table-cell>
          <table:table-cell table:style-name="ce1" office:value-type="float" office:value="3855.5" calcext:value-type="float">
            <text:p>3855.5</text:p>
          </table:table-cell>
          <table:table-cell table:style-name="ce1" office:value-type="float" office:value="3724.6" calcext:value-type="float">
            <text:p>3724.6</text:p>
          </table:table-cell>
          <table:table-cell table:style-name="ce1" office:value-type="float" office:value="3781.1" calcext:value-type="float">
            <text:p>3781.1</text:p>
          </table:table-cell>
          <table:table-cell table:style-name="ce1" office:value-type="float" office:value="4013.1" calcext:value-type="float">
            <text:p>4013.1</text:p>
          </table:table-cell>
        </table:table-row>
        <table:table-row table:style-name="ro1">
          <table:table-cell table:style-name="ce1" office:value-type="string" calcext:value-type="string">
            <text:p>09:12:11</text:p>
          </table:table-cell>
          <table:table-cell table:style-name="ce1" office:value-type="float" office:value="3033.7" calcext:value-type="float">
            <text:p>3033.7</text:p>
          </table:table-cell>
          <table:table-cell table:style-name="ce1" office:value-type="float" office:value="3027.1" calcext:value-type="float">
            <text:p>3027.1</text:p>
          </table:table-cell>
          <table:table-cell table:style-name="ce1" office:value-type="float" office:value="3247.1" calcext:value-type="float">
            <text:p>3247.1</text:p>
          </table:table-cell>
          <table:table-cell table:style-name="ce1" office:value-type="float" office:value="3014.5" calcext:value-type="float">
            <text:p>3014.5</text:p>
          </table:table-cell>
        </table:table-row>
        <table:table-row table:style-name="ro1">
          <table:table-cell table:style-name="ce1" office:value-type="string" calcext:value-type="string">
            <text:p>09:13:13</text:p>
          </table:table-cell>
          <table:table-cell table:style-name="ce1" office:value-type="float" office:value="3193.2" calcext:value-type="float">
            <text:p>3193.2</text:p>
          </table:table-cell>
          <table:table-cell table:style-name="ce1" office:value-type="float" office:value="2904.3" calcext:value-type="float">
            <text:p>2904.3</text:p>
          </table:table-cell>
          <table:table-cell table:style-name="ce1" office:value-type="float" office:value="3139.4" calcext:value-type="float">
            <text:p>3139.4</text:p>
          </table:table-cell>
          <table:table-cell table:style-name="ce1" office:value-type="float" office:value="3130.6" calcext:value-type="float">
            <text:p>3130.6</text:p>
          </table:table-cell>
        </table:table-row>
        <table:table-row table:style-name="ro1">
          <table:table-cell table:style-name="ce1" office:value-type="string" calcext:value-type="string">
            <text:p>09:14:16</text:p>
          </table:table-cell>
          <table:table-cell table:style-name="ce1" office:value-type="float" office:value="3735.7" calcext:value-type="float">
            <text:p>3735.7</text:p>
          </table:table-cell>
          <table:table-cell table:style-name="ce1" office:value-type="float" office:value="3558" calcext:value-type="float">
            <text:p>3558</text:p>
          </table:table-cell>
          <table:table-cell table:style-name="ce1" office:value-type="float" office:value="3473.6" calcext:value-type="float">
            <text:p>3473.6</text:p>
          </table:table-cell>
          <table:table-cell table:style-name="ce1" office:value-type="float" office:value="2887.7" calcext:value-type="float">
            <text:p>2887.7</text:p>
          </table:table-cell>
        </table:table-row>
        <table:table-row table:style-name="ro1">
          <table:table-cell table:style-name="ce1" office:value-type="string" calcext:value-type="string">
            <text:p>09:15:19</text:p>
          </table:table-cell>
          <table:table-cell table:style-name="ce1" office:value-type="float" office:value="4112.3" calcext:value-type="float">
            <text:p>4112.3</text:p>
          </table:table-cell>
          <table:table-cell table:style-name="ce1" office:value-type="float" office:value="3259.5" calcext:value-type="float">
            <text:p>3259.5</text:p>
          </table:table-cell>
          <table:table-cell table:style-name="ce1" office:value-type="float" office:value="3342.9" calcext:value-type="float">
            <text:p>3342.9</text:p>
          </table:table-cell>
          <table:table-cell table:style-name="ce1" office:value-type="float" office:value="3548.2" calcext:value-type="float">
            <text:p>3548.2</text:p>
          </table:table-cell>
        </table:table-row>
        <table:table-row table:style-name="ro1">
          <table:table-cell table:style-name="ce1" office:value-type="string" calcext:value-type="string">
            <text:p>09:16:22</text:p>
          </table:table-cell>
          <table:table-cell table:style-name="ce1" office:value-type="float" office:value="3528.3" calcext:value-type="float">
            <text:p>3528.3</text:p>
          </table:table-cell>
          <table:table-cell table:style-name="ce1" office:value-type="float" office:value="3931.9" calcext:value-type="float">
            <text:p>3931.9</text:p>
          </table:table-cell>
          <table:table-cell table:style-name="ce1" office:value-type="float" office:value="3745.6" calcext:value-type="float">
            <text:p>3745.6</text:p>
          </table:table-cell>
          <table:table-cell table:style-name="ce1" office:value-type="float" office:value="3734.7" calcext:value-type="float">
            <text:p>3734.7</text:p>
          </table:table-cell>
        </table:table-row>
        <table:table-row table:style-name="ro1">
          <table:table-cell table:style-name="ce1" office:value-type="string" calcext:value-type="string">
            <text:p>09:17:25</text:p>
          </table:table-cell>
          <table:table-cell table:style-name="ce1" office:value-type="float" office:value="3828.4" calcext:value-type="float">
            <text:p>3828.4</text:p>
          </table:table-cell>
          <table:table-cell table:style-name="ce1" office:value-type="float" office:value="3395.3" calcext:value-type="float">
            <text:p>3395.3</text:p>
          </table:table-cell>
          <table:table-cell table:style-name="ce1" office:value-type="float" office:value="3552.1" calcext:value-type="float">
            <text:p>3552.1</text:p>
          </table:table-cell>
          <table:table-cell table:style-name="ce1" office:value-type="float" office:value="2939" calcext:value-type="float">
            <text:p>2939</text:p>
          </table:table-cell>
        </table:table-row>
        <table:table-row table:style-name="ro1">
          <table:table-cell table:style-name="ce1" office:value-type="string" calcext:value-type="string">
            <text:p>09:18:27</text:p>
          </table:table-cell>
          <table:table-cell table:style-name="ce1" office:value-type="float" office:value="3716.9" calcext:value-type="float">
            <text:p>3716.9</text:p>
          </table:table-cell>
          <table:table-cell table:style-name="ce1" office:value-type="float" office:value="3505.9" calcext:value-type="float">
            <text:p>3505.9</text:p>
          </table:table-cell>
          <table:table-cell table:style-name="ce1" office:value-type="float" office:value="3530.8" calcext:value-type="float">
            <text:p>3530.8</text:p>
          </table:table-cell>
          <table:table-cell table:style-name="ce1" office:value-type="float" office:value="3252.5" calcext:value-type="float">
            <text:p>3252.5</text:p>
          </table:table-cell>
        </table:table-row>
        <table:table-row table:style-name="ro1">
          <table:table-cell table:style-name="ce1" office:value-type="string" calcext:value-type="string">
            <text:p>09:19:30</text:p>
          </table:table-cell>
          <table:table-cell table:style-name="ce1" office:value-type="float" office:value="2490.3" calcext:value-type="float">
            <text:p>2490.3</text:p>
          </table:table-cell>
          <table:table-cell table:style-name="ce1" office:value-type="float" office:value="3143.3" calcext:value-type="float">
            <text:p>3143.3</text:p>
          </table:table-cell>
          <table:table-cell table:style-name="ce1" office:value-type="float" office:value="3025.7" calcext:value-type="float">
            <text:p>3025.7</text:p>
          </table:table-cell>
          <table:table-cell table:style-name="ce1" office:value-type="float" office:value="2814.1" calcext:value-type="float">
            <text:p>2814.1</text:p>
          </table:table-cell>
        </table:table-row>
        <table:table-row table:style-name="ro1">
          <table:table-cell table:style-name="ce1" office:value-type="string" calcext:value-type="string">
            <text:p>09:20:33</text:p>
          </table:table-cell>
          <table:table-cell table:style-name="ce1" office:value-type="float" office:value="3390.7" calcext:value-type="float">
            <text:p>3390.7</text:p>
          </table:table-cell>
          <table:table-cell table:style-name="ce1" office:value-type="float" office:value="3337.7" calcext:value-type="float">
            <text:p>3337.7</text:p>
          </table:table-cell>
          <table:table-cell table:style-name="ce1" office:value-type="float" office:value="3579.7" calcext:value-type="float">
            <text:p>3579.7</text:p>
          </table:table-cell>
          <table:table-cell table:style-name="ce1" office:value-type="float" office:value="3382.2" calcext:value-type="float">
            <text:p>3382.2</text:p>
          </table:table-cell>
        </table:table-row>
        <table:table-row table:style-name="ro1">
          <table:table-cell table:style-name="ce1" office:value-type="string" calcext:value-type="string">
            <text:p>09:21:37</text:p>
          </table:table-cell>
          <table:table-cell table:style-name="ce1" office:value-type="float" office:value="4390.5" calcext:value-type="float">
            <text:p>4390.5</text:p>
          </table:table-cell>
          <table:table-cell table:style-name="ce1" office:value-type="float" office:value="4112.2" calcext:value-type="float">
            <text:p>4112.2</text:p>
          </table:table-cell>
          <table:table-cell table:style-name="ce1" office:value-type="float" office:value="4343" calcext:value-type="float">
            <text:p>4343</text:p>
          </table:table-cell>
          <table:table-cell table:style-name="ce1" office:value-type="float" office:value="4576.7" calcext:value-type="float">
            <text:p>4576.7</text:p>
          </table:table-cell>
        </table:table-row>
        <table:table-row table:style-name="ro1">
          <table:table-cell table:style-name="ce1" office:value-type="string" calcext:value-type="string">
            <text:p>09:22:40</text:p>
          </table:table-cell>
          <table:table-cell table:style-name="ce1" office:value-type="float" office:value="3084.3" calcext:value-type="float">
            <text:p>3084.3</text:p>
          </table:table-cell>
          <table:table-cell table:style-name="ce1" office:value-type="float" office:value="3092.2" calcext:value-type="float">
            <text:p>3092.2</text:p>
          </table:table-cell>
          <table:table-cell table:style-name="ce1" office:value-type="float" office:value="3186.3" calcext:value-type="float">
            <text:p>3186.3</text:p>
          </table:table-cell>
          <table:table-cell table:style-name="ce1" office:value-type="float" office:value="2841.5" calcext:value-type="float">
            <text:p>2841.5</text:p>
          </table:table-cell>
        </table:table-row>
        <table:table-row table:style-name="ro1">
          <table:table-cell table:style-name="ce1" office:value-type="string" calcext:value-type="string">
            <text:p>09:23:42</text:p>
          </table:table-cell>
          <table:table-cell table:style-name="ce1" office:value-type="float" office:value="2927.6" calcext:value-type="float">
            <text:p>2927.6</text:p>
          </table:table-cell>
          <table:table-cell table:style-name="ce1" office:value-type="float" office:value="2981.9" calcext:value-type="float">
            <text:p>2981.9</text:p>
          </table:table-cell>
          <table:table-cell table:style-name="ce1" office:value-type="float" office:value="2713.3" calcext:value-type="float">
            <text:p>2713.3</text:p>
          </table:table-cell>
          <table:table-cell table:style-name="ce1" office:value-type="float" office:value="2858.6" calcext:value-type="float">
            <text:p>2858.6</text:p>
          </table:table-cell>
        </table:table-row>
        <table:table-row table:style-name="ro1">
          <table:table-cell table:style-name="ce1" office:value-type="string" calcext:value-type="string">
            <text:p>09:24:45</text:p>
          </table:table-cell>
          <table:table-cell table:style-name="ce1" office:value-type="float" office:value="4121.7" calcext:value-type="float">
            <text:p>4121.7</text:p>
          </table:table-cell>
          <table:table-cell table:style-name="ce1" office:value-type="float" office:value="4153" calcext:value-type="float">
            <text:p>4153</text:p>
          </table:table-cell>
          <table:table-cell table:style-name="ce1" office:value-type="float" office:value="3879.5" calcext:value-type="float">
            <text:p>3879.5</text:p>
          </table:table-cell>
          <table:table-cell table:style-name="ce1" office:value-type="float" office:value="3863.5" calcext:value-type="float">
            <text:p>3863.5</text:p>
          </table:table-cell>
        </table:table-row>
        <table:table-row table:style-name="ro1">
          <table:table-cell table:style-name="ce1" office:value-type="string" calcext:value-type="string">
            <text:p>09:25:48</text:p>
          </table:table-cell>
          <table:table-cell table:style-name="ce1" office:value-type="float" office:value="3943.8" calcext:value-type="float">
            <text:p>3943.8</text:p>
          </table:table-cell>
          <table:table-cell table:style-name="ce1" office:value-type="float" office:value="3787.9" calcext:value-type="float">
            <text:p>3787.9</text:p>
          </table:table-cell>
          <table:table-cell table:style-name="ce1" office:value-type="float" office:value="4037.3" calcext:value-type="float">
            <text:p>4037.3</text:p>
          </table:table-cell>
          <table:table-cell table:style-name="ce1" office:value-type="float" office:value="4161.9" calcext:value-type="float">
            <text:p>4161.9</text:p>
          </table:table-cell>
        </table:table-row>
        <table:table-row table:style-name="ro1">
          <table:table-cell table:style-name="ce1" office:value-type="string" calcext:value-type="string">
            <text:p>09:26:51</text:p>
          </table:table-cell>
          <table:table-cell table:style-name="ce1" office:value-type="float" office:value="3239.8" calcext:value-type="float">
            <text:p>3239.8</text:p>
          </table:table-cell>
          <table:table-cell table:style-name="ce1" office:value-type="float" office:value="3297.8" calcext:value-type="float">
            <text:p>3297.8</text:p>
          </table:table-cell>
          <table:table-cell table:style-name="ce1" office:value-type="float" office:value="3212.5" calcext:value-type="float">
            <text:p>3212.5</text:p>
          </table:table-cell>
          <table:table-cell table:style-name="ce1" office:value-type="float" office:value="2942.9" calcext:value-type="float">
            <text:p>2942.9</text:p>
          </table:table-cell>
        </table:table-row>
        <table:table-row table:style-name="ro1">
          <table:table-cell table:style-name="ce1" office:value-type="string" calcext:value-type="string">
            <text:p>09:27:53</text:p>
          </table:table-cell>
          <table:table-cell table:style-name="ce1" office:value-type="float" office:value="4620.8" calcext:value-type="float">
            <text:p>4620.8</text:p>
          </table:table-cell>
          <table:table-cell table:style-name="ce1" office:value-type="float" office:value="4159.4" calcext:value-type="float">
            <text:p>4159.4</text:p>
          </table:table-cell>
          <table:table-cell table:style-name="ce1" office:value-type="float" office:value="4833.3" calcext:value-type="float">
            <text:p>4833.3</text:p>
          </table:table-cell>
          <table:table-cell table:style-name="ce1" office:value-type="float" office:value="4900" calcext:value-type="float">
            <text:p>4900</text:p>
          </table:table-cell>
        </table:table-row>
        <table:table-row table:style-name="ro1">
          <table:table-cell table:style-name="ce1" office:value-type="string" calcext:value-type="string">
            <text:p>09:28:56</text:p>
          </table:table-cell>
          <table:table-cell table:style-name="ce1" office:value-type="float" office:value="4010.4" calcext:value-type="float">
            <text:p>4010.4</text:p>
          </table:table-cell>
          <table:table-cell table:style-name="ce1" office:value-type="float" office:value="3837.6" calcext:value-type="float">
            <text:p>3837.6</text:p>
          </table:table-cell>
          <table:table-cell table:style-name="ce1" office:value-type="float" office:value="3907.5" calcext:value-type="float">
            <text:p>3907.5</text:p>
          </table:table-cell>
          <table:table-cell table:style-name="ce1" office:value-type="float" office:value="3207.7" calcext:value-type="float">
            <text:p>3207.7</text:p>
          </table:table-cell>
        </table:table-row>
        <table:table-row table:style-name="ro1">
          <table:table-cell table:style-name="ce1" office:value-type="string" calcext:value-type="string">
            <text:p>09:29:59</text:p>
          </table:table-cell>
          <table:table-cell table:style-name="ce1" office:value-type="float" office:value="2651.6" calcext:value-type="float">
            <text:p>2651.6</text:p>
          </table:table-cell>
          <table:table-cell table:style-name="ce1" office:value-type="float" office:value="2669.7" calcext:value-type="float">
            <text:p>2669.7</text:p>
          </table:table-cell>
          <table:table-cell table:style-name="ce1" office:value-type="float" office:value="2975.9" calcext:value-type="float">
            <text:p>2975.9</text:p>
          </table:table-cell>
          <table:table-cell table:style-name="ce1" office:value-type="float" office:value="2604.4" calcext:value-type="float">
            <text:p>2604.4</text:p>
          </table:table-cell>
        </table:table-row>
        <table:table-row table:style-name="ro1">
          <table:table-cell table:style-name="ce1" office:value-type="string" calcext:value-type="string">
            <text:p>09:31:02</text:p>
          </table:table-cell>
          <table:table-cell table:style-name="ce1" office:value-type="float" office:value="3903.2" calcext:value-type="float">
            <text:p>3903.2</text:p>
          </table:table-cell>
          <table:table-cell table:style-name="ce1" office:value-type="float" office:value="3264.3" calcext:value-type="float">
            <text:p>3264.3</text:p>
          </table:table-cell>
          <table:table-cell table:style-name="ce1" office:value-type="float" office:value="3724.5" calcext:value-type="float">
            <text:p>3724.5</text:p>
          </table:table-cell>
          <table:table-cell table:style-name="ce1" office:value-type="float" office:value="3126.3" calcext:value-type="float">
            <text:p>3126.3</text:p>
          </table:table-cell>
        </table:table-row>
        <table:table-row table:style-name="ro1">
          <table:table-cell table:style-name="ce1" office:value-type="string" calcext:value-type="string">
            <text:p>09:32:05</text:p>
          </table:table-cell>
          <table:table-cell table:style-name="ce1" office:value-type="float" office:value="3006.7" calcext:value-type="float">
            <text:p>3006.7</text:p>
          </table:table-cell>
          <table:table-cell table:style-name="ce1" office:value-type="float" office:value="2877.8" calcext:value-type="float">
            <text:p>2877.8</text:p>
          </table:table-cell>
          <table:table-cell table:style-name="ce1" office:value-type="float" office:value="3222.5" calcext:value-type="float">
            <text:p>3222.5</text:p>
          </table:table-cell>
          <table:table-cell table:style-name="ce1" office:value-type="float" office:value="2993.1" calcext:value-type="float">
            <text:p>2993.1</text:p>
          </table:table-cell>
        </table:table-row>
        <table:table-row table:style-name="ro1">
          <table:table-cell table:style-name="ce1" office:value-type="string" calcext:value-type="string">
            <text:p>09:33:07</text:p>
          </table:table-cell>
          <table:table-cell table:style-name="ce1" office:value-type="float" office:value="3049.5" calcext:value-type="float">
            <text:p>3049.5</text:p>
          </table:table-cell>
          <table:table-cell table:style-name="ce1" office:value-type="float" office:value="3012.3" calcext:value-type="float">
            <text:p>3012.3</text:p>
          </table:table-cell>
          <table:table-cell table:style-name="ce1" office:value-type="float" office:value="2927.6" calcext:value-type="float">
            <text:p>2927.6</text:p>
          </table:table-cell>
          <table:table-cell table:style-name="ce1" office:value-type="float" office:value="2986.3" calcext:value-type="float">
            <text:p>2986.3</text:p>
          </table:table-cell>
        </table:table-row>
        <table:table-row table:style-name="ro1">
          <table:table-cell table:style-name="ce1" office:value-type="string" calcext:value-type="string">
            <text:p>09:34:10</text:p>
          </table:table-cell>
          <table:table-cell table:style-name="ce1" office:value-type="float" office:value="2650.2" calcext:value-type="float">
            <text:p>2650.2</text:p>
          </table:table-cell>
          <table:table-cell table:style-name="ce1" office:value-type="float" office:value="2359.7" calcext:value-type="float">
            <text:p>2359.7</text:p>
          </table:table-cell>
          <table:table-cell table:style-name="ce1" office:value-type="float" office:value="2859.7" calcext:value-type="float">
            <text:p>2859.7</text:p>
          </table:table-cell>
          <table:table-cell table:style-name="ce1" office:value-type="float" office:value="2341.8" calcext:value-type="float">
            <text:p>2341.8</text:p>
          </table:table-cell>
        </table:table-row>
        <table:table-row table:style-name="ro1">
          <table:table-cell table:style-name="ce1" office:value-type="string" calcext:value-type="string">
            <text:p>09:35:13</text:p>
          </table:table-cell>
          <table:table-cell table:style-name="ce1" office:value-type="float" office:value="4013.4" calcext:value-type="float">
            <text:p>4013.4</text:p>
          </table:table-cell>
          <table:table-cell table:style-name="ce1" office:value-type="float" office:value="3969.2" calcext:value-type="float">
            <text:p>3969.2</text:p>
          </table:table-cell>
          <table:table-cell table:style-name="ce1" office:value-type="float" office:value="4024.8" calcext:value-type="float">
            <text:p>4024.8</text:p>
          </table:table-cell>
          <table:table-cell table:style-name="ce1" office:value-type="float" office:value="3700.9" calcext:value-type="float">
            <text:p>3700.9</text:p>
          </table:table-cell>
        </table:table-row>
        <table:table-row table:style-name="ro1">
          <table:table-cell table:style-name="ce1" office:value-type="string" calcext:value-type="string">
            <text:p>09:36:17</text:p>
          </table:table-cell>
          <table:table-cell table:style-name="ce1" office:value-type="float" office:value="3827.8" calcext:value-type="float">
            <text:p>3827.8</text:p>
          </table:table-cell>
          <table:table-cell table:style-name="ce1" office:value-type="float" office:value="4085" calcext:value-type="float">
            <text:p>4085</text:p>
          </table:table-cell>
          <table:table-cell table:style-name="ce1" office:value-type="float" office:value="4823.1" calcext:value-type="float">
            <text:p>4823.1</text:p>
          </table:table-cell>
          <table:table-cell table:style-name="ce1" office:value-type="float" office:value="4674.4" calcext:value-type="float">
            <text:p>4674.4</text:p>
          </table:table-cell>
        </table:table-row>
        <table:table-row table:style-name="ro1">
          <table:table-cell table:style-name="ce1" office:value-type="string" calcext:value-type="string">
            <text:p>09:37:20</text:p>
          </table:table-cell>
          <table:table-cell table:style-name="ce1" office:value-type="float" office:value="3113.9" calcext:value-type="float">
            <text:p>3113.9</text:p>
          </table:table-cell>
          <table:table-cell table:style-name="ce1" office:value-type="float" office:value="3171.8" calcext:value-type="float">
            <text:p>3171.8</text:p>
          </table:table-cell>
          <table:table-cell table:style-name="ce1" office:value-type="float" office:value="3442.2" calcext:value-type="float">
            <text:p>3442.2</text:p>
          </table:table-cell>
          <table:table-cell table:style-name="ce1" office:value-type="float" office:value="2950" calcext:value-type="float">
            <text:p>2950</text:p>
          </table:table-cell>
        </table:table-row>
        <table:table-row table:style-name="ro1">
          <table:table-cell table:style-name="ce1" office:value-type="string" calcext:value-type="string">
            <text:p>09:38:23</text:p>
          </table:table-cell>
          <table:table-cell table:style-name="ce1" office:value-type="float" office:value="4852.9" calcext:value-type="float">
            <text:p>4852.9</text:p>
          </table:table-cell>
          <table:table-cell table:style-name="ce1" office:value-type="float" office:value="4114.7" calcext:value-type="float">
            <text:p>4114.7</text:p>
          </table:table-cell>
          <table:table-cell table:style-name="ce1" office:value-type="float" office:value="4344.2" calcext:value-type="float">
            <text:p>4344.2</text:p>
          </table:table-cell>
          <table:table-cell table:style-name="ce1" office:value-type="float" office:value="3757.3" calcext:value-type="float">
            <text:p>3757.3</text:p>
          </table:table-cell>
        </table:table-row>
        <table:table-row table:style-name="ro1">
          <table:table-cell table:style-name="ce1" office:value-type="string" calcext:value-type="string">
            <text:p>09:39:26</text:p>
          </table:table-cell>
          <table:table-cell table:style-name="ce1" office:value-type="float" office:value="4005.9" calcext:value-type="float">
            <text:p>4005.9</text:p>
          </table:table-cell>
          <table:table-cell table:style-name="ce1" office:value-type="float" office:value="3787.7" calcext:value-type="float">
            <text:p>3787.7</text:p>
          </table:table-cell>
          <table:table-cell table:style-name="ce1" office:value-type="float" office:value="4596.7" calcext:value-type="float">
            <text:p>4596.7</text:p>
          </table:table-cell>
          <table:table-cell table:style-name="ce1" office:value-type="float" office:value="4026.8" calcext:value-type="float">
            <text:p>4026.8</text:p>
          </table:table-cell>
        </table:table-row>
        <table:table-row table:style-name="ro1">
          <table:table-cell table:style-name="ce1" office:value-type="string" calcext:value-type="string">
            <text:p>09:40:28</text:p>
          </table:table-cell>
          <table:table-cell table:style-name="ce1" office:value-type="float" office:value="3073" calcext:value-type="float">
            <text:p>3073</text:p>
          </table:table-cell>
          <table:table-cell table:style-name="ce1" office:value-type="float" office:value="3007.9" calcext:value-type="float">
            <text:p>3007.9</text:p>
          </table:table-cell>
          <table:table-cell table:style-name="ce1" office:value-type="float" office:value="2915.2" calcext:value-type="float">
            <text:p>2915.2</text:p>
          </table:table-cell>
          <table:table-cell table:style-name="ce1" office:value-type="float" office:value="2934.2" calcext:value-type="float">
            <text:p>2934.2</text:p>
          </table:table-cell>
        </table:table-row>
        <table:table-row table:style-name="ro1">
          <table:table-cell table:style-name="ce1" office:value-type="string" calcext:value-type="string">
            <text:p>09:41:31</text:p>
          </table:table-cell>
          <table:table-cell table:style-name="ce1" office:value-type="float" office:value="5097.3" calcext:value-type="float">
            <text:p>5097.3</text:p>
          </table:table-cell>
          <table:table-cell table:style-name="ce1" office:value-type="float" office:value="5313.5" calcext:value-type="float">
            <text:p>5313.5</text:p>
          </table:table-cell>
          <table:table-cell table:style-name="ce1" office:value-type="float" office:value="5955.2" calcext:value-type="float">
            <text:p>5955.2</text:p>
          </table:table-cell>
          <table:table-cell table:style-name="ce1" office:value-type="float" office:value="5201.9" calcext:value-type="float">
            <text:p>5201.9</text:p>
          </table:table-cell>
        </table:table-row>
        <table:table-row table:style-name="ro1">
          <table:table-cell table:style-name="ce1" office:value-type="string" calcext:value-type="string">
            <text:p>09:42:34</text:p>
          </table:table-cell>
          <table:table-cell table:style-name="ce1" office:value-type="float" office:value="3117.4" calcext:value-type="float">
            <text:p>3117.4</text:p>
          </table:table-cell>
          <table:table-cell table:style-name="ce1" office:value-type="float" office:value="3050.8" calcext:value-type="float">
            <text:p>3050.8</text:p>
          </table:table-cell>
          <table:table-cell table:style-name="ce1" office:value-type="float" office:value="3174.4" calcext:value-type="float">
            <text:p>3174.4</text:p>
          </table:table-cell>
          <table:table-cell table:style-name="ce1" office:value-type="float" office:value="2719" calcext:value-type="float">
            <text:p>2719</text:p>
          </table:table-cell>
        </table:table-row>
        <table:table-row table:style-name="ro1">
          <table:table-cell table:style-name="ce1" office:value-type="string" calcext:value-type="string">
            <text:p>09:43:37</text:p>
          </table:table-cell>
          <table:table-cell table:style-name="ce1" office:value-type="float" office:value="3363.3" calcext:value-type="float">
            <text:p>3363.3</text:p>
          </table:table-cell>
          <table:table-cell table:style-name="ce1" office:value-type="float" office:value="3233" calcext:value-type="float">
            <text:p>3233</text:p>
          </table:table-cell>
          <table:table-cell table:style-name="ce1" office:value-type="float" office:value="3399.4" calcext:value-type="float">
            <text:p>3399.4</text:p>
          </table:table-cell>
          <table:table-cell table:style-name="ce1" office:value-type="float" office:value="3421.4" calcext:value-type="float">
            <text:p>3421.4</text:p>
          </table:table-cell>
        </table:table-row>
        <table:table-row table:style-name="ro1">
          <table:table-cell table:style-name="ce1" office:value-type="string" calcext:value-type="string">
            <text:p>09:44:39</text:p>
          </table:table-cell>
          <table:table-cell table:style-name="ce1" office:value-type="float" office:value="3202.5" calcext:value-type="float">
            <text:p>3202.5</text:p>
          </table:table-cell>
          <table:table-cell table:style-name="ce1" office:value-type="float" office:value="2912.9" calcext:value-type="float">
            <text:p>2912.9</text:p>
          </table:table-cell>
          <table:table-cell table:style-name="ce1" office:value-type="float" office:value="3381.7" calcext:value-type="float">
            <text:p>3381.7</text:p>
          </table:table-cell>
          <table:table-cell table:style-name="ce1" office:value-type="float" office:value="3164" calcext:value-type="float">
            <text:p>3164</text:p>
          </table:table-cell>
        </table:table-row>
        <table:table-row table:style-name="ro1">
          <table:table-cell table:style-name="ce1" office:value-type="string" calcext:value-type="string">
            <text:p>09:45:42</text:p>
          </table:table-cell>
          <table:table-cell table:style-name="ce1" office:value-type="float" office:value="3289.6" calcext:value-type="float">
            <text:p>3289.6</text:p>
          </table:table-cell>
          <table:table-cell table:style-name="ce1" office:value-type="float" office:value="3035.6" calcext:value-type="float">
            <text:p>3035.6</text:p>
          </table:table-cell>
          <table:table-cell table:style-name="ce1" office:value-type="float" office:value="3432.6" calcext:value-type="float">
            <text:p>3432.6</text:p>
          </table:table-cell>
          <table:table-cell table:style-name="ce1" office:value-type="float" office:value="2817.1" calcext:value-type="float">
            <text:p>2817.1</text:p>
          </table:table-cell>
        </table:table-row>
        <table:table-row table:style-name="ro1">
          <table:table-cell table:style-name="ce1" office:value-type="string" calcext:value-type="string">
            <text:p>09:46:45</text:p>
          </table:table-cell>
          <table:table-cell table:style-name="ce1" office:value-type="float" office:value="2886.9" calcext:value-type="float">
            <text:p>2886.9</text:p>
          </table:table-cell>
          <table:table-cell table:style-name="ce1" office:value-type="float" office:value="3041.8" calcext:value-type="float">
            <text:p>3041.8</text:p>
          </table:table-cell>
          <table:table-cell table:style-name="ce1" office:value-type="float" office:value="2732.6" calcext:value-type="float">
            <text:p>2732.6</text:p>
          </table:table-cell>
          <table:table-cell table:style-name="ce1" office:value-type="float" office:value="2609.2" calcext:value-type="float">
            <text:p>2609.2</text:p>
          </table:table-cell>
        </table:table-row>
        <table:table-row table:style-name="ro1">
          <table:table-cell table:style-name="ce1" office:value-type="string" calcext:value-type="string">
            <text:p>09:47:48</text:p>
          </table:table-cell>
          <table:table-cell table:style-name="ce1" office:value-type="float" office:value="3277.8" calcext:value-type="float">
            <text:p>3277.8</text:p>
          </table:table-cell>
          <table:table-cell table:style-name="ce1" office:value-type="float" office:value="3824.9" calcext:value-type="float">
            <text:p>3824.9</text:p>
          </table:table-cell>
          <table:table-cell table:style-name="ce1" office:value-type="float" office:value="3522" calcext:value-type="float">
            <text:p>3522</text:p>
          </table:table-cell>
          <table:table-cell table:style-name="ce1" office:value-type="float" office:value="3555.4" calcext:value-type="float">
            <text:p>3555.4</text:p>
          </table:table-cell>
        </table:table-row>
        <table:table-row table:style-name="ro1">
          <table:table-cell table:style-name="ce1" office:value-type="string" calcext:value-type="string">
            <text:p>09:48:51</text:p>
          </table:table-cell>
          <table:table-cell table:style-name="ce1" office:value-type="float" office:value="4357.9" calcext:value-type="float">
            <text:p>4357.9</text:p>
          </table:table-cell>
          <table:table-cell table:style-name="ce1" office:value-type="float" office:value="4059.2" calcext:value-type="float">
            <text:p>4059.2</text:p>
          </table:table-cell>
          <table:table-cell table:style-name="ce1" office:value-type="float" office:value="4351.5" calcext:value-type="float">
            <text:p>4351.5</text:p>
          </table:table-cell>
          <table:table-cell table:style-name="ce1" office:value-type="float" office:value="4469.1" calcext:value-type="float">
            <text:p>4469.1</text:p>
          </table:table-cell>
        </table:table-row>
        <table:table-row table:style-name="ro1">
          <table:table-cell table:style-name="ce1" office:value-type="string" calcext:value-type="string">
            <text:p>09:49:53</text:p>
          </table:table-cell>
          <table:table-cell table:style-name="ce1" office:value-type="float" office:value="3430.8" calcext:value-type="float">
            <text:p>3430.8</text:p>
          </table:table-cell>
          <table:table-cell table:style-name="ce1" office:value-type="float" office:value="3847.5" calcext:value-type="float">
            <text:p>3847.5</text:p>
          </table:table-cell>
          <table:table-cell table:style-name="ce1" office:value-type="float" office:value="3487.8" calcext:value-type="float">
            <text:p>3487.8</text:p>
          </table:table-cell>
          <table:table-cell table:style-name="ce1" office:value-type="float" office:value="3119.3" calcext:value-type="float">
            <text:p>3119.3</text:p>
          </table:table-cell>
        </table:table-row>
        <table:table-row table:style-name="ro1">
          <table:table-cell table:style-name="ce1" office:value-type="string" calcext:value-type="string">
            <text:p>09:50:56</text:p>
          </table:table-cell>
          <table:table-cell table:style-name="ce1" office:value-type="float" office:value="3576.3" calcext:value-type="float">
            <text:p>3576.3</text:p>
          </table:table-cell>
          <table:table-cell table:style-name="ce1" office:value-type="float" office:value="2678.3" calcext:value-type="float">
            <text:p>2678.3</text:p>
          </table:table-cell>
          <table:table-cell table:style-name="ce1" office:value-type="float" office:value="3232.7" calcext:value-type="float">
            <text:p>3232.7</text:p>
          </table:table-cell>
          <table:table-cell table:style-name="ce1" office:value-type="float" office:value="2744.4" calcext:value-type="float">
            <text:p>2744.4</text:p>
          </table:table-cell>
        </table:table-row>
        <table:table-row table:style-name="ro1">
          <table:table-cell table:style-name="ce1" office:value-type="string" calcext:value-type="string">
            <text:p>09:51:59</text:p>
          </table:table-cell>
          <table:table-cell table:style-name="ce1" office:value-type="float" office:value="2908.8" calcext:value-type="float">
            <text:p>2908.8</text:p>
          </table:table-cell>
          <table:table-cell table:style-name="ce1" office:value-type="float" office:value="3235.9" calcext:value-type="float">
            <text:p>3235.9</text:p>
          </table:table-cell>
          <table:table-cell table:style-name="ce1" office:value-type="float" office:value="3247.8" calcext:value-type="float">
            <text:p>3247.8</text:p>
          </table:table-cell>
          <table:table-cell table:style-name="ce1" office:value-type="float" office:value="3364.1" calcext:value-type="float">
            <text:p>3364.1</text:p>
          </table:table-cell>
        </table:table-row>
        <table:table-row table:style-name="ro1">
          <table:table-cell table:style-name="ce1" office:value-type="string" calcext:value-type="string">
            <text:p>09:53:02</text:p>
          </table:table-cell>
          <table:table-cell table:style-name="ce1" office:value-type="float" office:value="3336.1" calcext:value-type="float">
            <text:p>3336.1</text:p>
          </table:table-cell>
          <table:table-cell table:style-name="ce1" office:value-type="float" office:value="3593.1" calcext:value-type="float">
            <text:p>3593.1</text:p>
          </table:table-cell>
          <table:table-cell table:style-name="ce1" office:value-type="float" office:value="3797.5" calcext:value-type="float">
            <text:p>3797.5</text:p>
          </table:table-cell>
          <table:table-cell table:style-name="ce1" office:value-type="float" office:value="3294.1" calcext:value-type="float">
            <text:p>3294.1</text:p>
          </table:table-cell>
        </table:table-row>
        <table:table-row table:style-name="ro1">
          <table:table-cell table:style-name="ce1" office:value-type="string" calcext:value-type="string">
            <text:p>09:54:05</text:p>
          </table:table-cell>
          <table:table-cell table:style-name="ce1" office:value-type="float" office:value="2404.7" calcext:value-type="float">
            <text:p>2404.7</text:p>
          </table:table-cell>
          <table:table-cell table:style-name="ce1" office:value-type="float" office:value="2755.2" calcext:value-type="float">
            <text:p>2755.2</text:p>
          </table:table-cell>
          <table:table-cell table:style-name="ce1" office:value-type="float" office:value="2586.4" calcext:value-type="float">
            <text:p>2586.4</text:p>
          </table:table-cell>
          <table:table-cell table:style-name="ce1" office:value-type="float" office:value="2462.4" calcext:value-type="float">
            <text:p>2462.4</text:p>
          </table:table-cell>
        </table:table-row>
        <table:table-row table:style-name="ro1">
          <table:table-cell table:style-name="ce1" office:value-type="string" calcext:value-type="string">
            <text:p>09:55:08</text:p>
          </table:table-cell>
          <table:table-cell table:style-name="ce1" office:value-type="float" office:value="3672.4" calcext:value-type="float">
            <text:p>3672.4</text:p>
          </table:table-cell>
          <table:table-cell table:style-name="ce1" office:value-type="float" office:value="3107" calcext:value-type="float">
            <text:p>3107</text:p>
          </table:table-cell>
          <table:table-cell table:style-name="ce1" office:value-type="float" office:value="3818.7" calcext:value-type="float">
            <text:p>3818.7</text:p>
          </table:table-cell>
          <table:table-cell table:style-name="ce1" office:value-type="float" office:value="3121.1" calcext:value-type="float">
            <text:p>3121.1</text:p>
          </table:table-cell>
        </table:table-row>
        <table:table-row table:style-name="ro1">
          <table:table-cell table:style-name="ce1" office:value-type="string" calcext:value-type="string">
            <text:p>09:56:10</text:p>
          </table:table-cell>
          <table:table-cell table:style-name="ce1" office:value-type="float" office:value="3489.3" calcext:value-type="float">
            <text:p>3489.3</text:p>
          </table:table-cell>
          <table:table-cell table:style-name="ce1" office:value-type="float" office:value="3293.2" calcext:value-type="float">
            <text:p>3293.2</text:p>
          </table:table-cell>
          <table:table-cell table:style-name="ce1" office:value-type="float" office:value="3523.6" calcext:value-type="float">
            <text:p>3523.6</text:p>
          </table:table-cell>
          <table:table-cell table:style-name="ce1" office:value-type="float" office:value="3150.8" calcext:value-type="float">
            <text:p>3150.8</text:p>
          </table:table-cell>
        </table:table-row>
        <table:table-row table:style-name="ro1">
          <table:table-cell table:style-name="ce1" office:value-type="string" calcext:value-type="string">
            <text:p>09:57:13</text:p>
          </table:table-cell>
          <table:table-cell table:style-name="ce1" office:value-type="float" office:value="4557.5" calcext:value-type="float">
            <text:p>4557.5</text:p>
          </table:table-cell>
          <table:table-cell table:style-name="ce1" office:value-type="float" office:value="4043.9" calcext:value-type="float">
            <text:p>4043.9</text:p>
          </table:table-cell>
          <table:table-cell table:style-name="ce1" office:value-type="float" office:value="4165.9" calcext:value-type="float">
            <text:p>4165.9</text:p>
          </table:table-cell>
          <table:table-cell table:style-name="ce1" office:value-type="float" office:value="4398.4" calcext:value-type="float">
            <text:p>4398.4</text:p>
          </table:table-cell>
        </table:table-row>
        <table:table-row table:style-name="ro1">
          <table:table-cell table:style-name="ce1" office:value-type="string" calcext:value-type="string">
            <text:p>09:58:16</text:p>
          </table:table-cell>
          <table:table-cell table:style-name="ce1" office:value-type="float" office:value="2980.9" calcext:value-type="float">
            <text:p>2980.9</text:p>
          </table:table-cell>
          <table:table-cell table:style-name="ce1" office:value-type="float" office:value="3648.9" calcext:value-type="float">
            <text:p>3648.9</text:p>
          </table:table-cell>
          <table:table-cell table:style-name="ce1" office:value-type="float" office:value="3347.6" calcext:value-type="float">
            <text:p>3347.6</text:p>
          </table:table-cell>
          <table:table-cell table:style-name="ce1" office:value-type="float" office:value="3198" calcext:value-type="float">
            <text:p>3198</text:p>
          </table:table-cell>
        </table:table-row>
        <table:table-row table:style-name="ro1">
          <table:table-cell table:style-name="ce1" office:value-type="string" calcext:value-type="string">
            <text:p>09:59:19</text:p>
          </table:table-cell>
          <table:table-cell table:style-name="ce1" office:value-type="float" office:value="3477.9" calcext:value-type="float">
            <text:p>3477.9</text:p>
          </table:table-cell>
          <table:table-cell table:style-name="ce1" office:value-type="float" office:value="3465.1" calcext:value-type="float">
            <text:p>3465.1</text:p>
          </table:table-cell>
          <table:table-cell table:style-name="ce1" office:value-type="float" office:value="3257.9" calcext:value-type="float">
            <text:p>3257.9</text:p>
          </table:table-cell>
          <table:table-cell table:style-name="ce1" office:value-type="float" office:value="2968.2" calcext:value-type="float">
            <text:p>2968.2</text:p>
          </table:table-cell>
        </table:table-row>
        <table:table-row table:style-name="ro1">
          <table:table-cell table:style-name="ce1" office:value-type="string" calcext:value-type="string">
            <text:p>10:00:21</text:p>
          </table:table-cell>
          <table:table-cell table:style-name="ce1" office:value-type="float" office:value="3600.1" calcext:value-type="float">
            <text:p>3600.1</text:p>
          </table:table-cell>
          <table:table-cell table:style-name="ce1" office:value-type="float" office:value="3488.3" calcext:value-type="float">
            <text:p>3488.3</text:p>
          </table:table-cell>
          <table:table-cell table:style-name="ce1" office:value-type="float" office:value="3941.5" calcext:value-type="float">
            <text:p>3941.5</text:p>
          </table:table-cell>
          <table:table-cell table:style-name="ce1" office:value-type="float" office:value="3827.4" calcext:value-type="float">
            <text:p>3827.4</text:p>
          </table:table-cell>
        </table:table-row>
        <table:table-row table:style-name="ro1">
          <table:table-cell table:style-name="ce1" office:value-type="string" calcext:value-type="string">
            <text:p>10:01:24</text:p>
          </table:table-cell>
          <table:table-cell table:style-name="ce1" office:value-type="float" office:value="3043.7" calcext:value-type="float">
            <text:p>3043.7</text:p>
          </table:table-cell>
          <table:table-cell table:style-name="ce1" office:value-type="float" office:value="2925.3" calcext:value-type="float">
            <text:p>2925.3</text:p>
          </table:table-cell>
          <table:table-cell table:style-name="ce1" office:value-type="float" office:value="2847.4" calcext:value-type="float">
            <text:p>2847.4</text:p>
          </table:table-cell>
          <table:table-cell table:style-name="ce1" office:value-type="float" office:value="2723.8" calcext:value-type="float">
            <text:p>2723.8</text:p>
          </table:table-cell>
        </table:table-row>
        <table:table-row table:style-name="ro1">
          <table:table-cell table:style-name="ce1" office:value-type="string" calcext:value-type="string">
            <text:p>10:02:27</text:p>
          </table:table-cell>
          <table:table-cell table:style-name="ce1" office:value-type="float" office:value="3206.3" calcext:value-type="float">
            <text:p>3206.3</text:p>
          </table:table-cell>
          <table:table-cell table:style-name="ce1" office:value-type="float" office:value="2842.7" calcext:value-type="float">
            <text:p>2842.7</text:p>
          </table:table-cell>
          <table:table-cell table:style-name="ce1" office:value-type="float" office:value="3580.8" calcext:value-type="float">
            <text:p>3580.8</text:p>
          </table:table-cell>
          <table:table-cell table:style-name="ce1" office:value-type="float" office:value="2964.2" calcext:value-type="float">
            <text:p>2964.2</text:p>
          </table:table-cell>
        </table:table-row>
        <table:table-row table:style-name="ro1">
          <table:table-cell table:style-name="ce1" office:value-type="string" calcext:value-type="string">
            <text:p>10:03:30</text:p>
          </table:table-cell>
          <table:table-cell table:style-name="ce1" office:value-type="float" office:value="3123.8" calcext:value-type="float">
            <text:p>3123.8</text:p>
          </table:table-cell>
          <table:table-cell table:style-name="ce1" office:value-type="float" office:value="2892.9" calcext:value-type="float">
            <text:p>2892.9</text:p>
          </table:table-cell>
          <table:table-cell table:style-name="ce1" office:value-type="float" office:value="3124.7" calcext:value-type="float">
            <text:p>3124.7</text:p>
          </table:table-cell>
          <table:table-cell table:style-name="ce1" office:value-type="float" office:value="2621.8" calcext:value-type="float">
            <text:p>2621.8</text:p>
          </table:table-cell>
        </table:table-row>
        <table:table-row table:style-name="ro1">
          <table:table-cell table:style-name="ce1" office:value-type="string" calcext:value-type="string">
            <text:p>10:04:32</text:p>
          </table:table-cell>
          <table:table-cell table:style-name="ce1" office:value-type="float" office:value="3483.5" calcext:value-type="float">
            <text:p>3483.5</text:p>
          </table:table-cell>
          <table:table-cell table:style-name="ce1" office:value-type="float" office:value="3093.6" calcext:value-type="float">
            <text:p>3093.6</text:p>
          </table:table-cell>
          <table:table-cell table:style-name="ce1" office:value-type="float" office:value="3551.1" calcext:value-type="float">
            <text:p>3551.1</text:p>
          </table:table-cell>
          <table:table-cell table:style-name="ce1" office:value-type="float" office:value="2843" calcext:value-type="float">
            <text:p>2843</text:p>
          </table:table-cell>
        </table:table-row>
        <table:table-row table:style-name="ro1">
          <table:table-cell table:style-name="ce1" office:value-type="string" calcext:value-type="string">
            <text:p>10:05:35</text:p>
          </table:table-cell>
          <table:table-cell table:style-name="ce1" office:value-type="float" office:value="3586.9" calcext:value-type="float">
            <text:p>3586.9</text:p>
          </table:table-cell>
          <table:table-cell table:style-name="ce1" office:value-type="float" office:value="3635.5" calcext:value-type="float">
            <text:p>3635.5</text:p>
          </table:table-cell>
          <table:table-cell table:style-name="ce1" office:value-type="float" office:value="3806.9" calcext:value-type="float">
            <text:p>3806.9</text:p>
          </table:table-cell>
          <table:table-cell table:style-name="ce1" office:value-type="float" office:value="3582.8" calcext:value-type="float">
            <text:p>3582.8</text:p>
          </table:table-cell>
        </table:table-row>
        <table:table-row table:style-name="ro1">
          <table:table-cell table:style-name="ce1" office:value-type="string" calcext:value-type="string">
            <text:p>10:06:39</text:p>
          </table:table-cell>
          <table:table-cell table:style-name="ce1" office:value-type="float" office:value="3281.7" calcext:value-type="float">
            <text:p>3281.7</text:p>
          </table:table-cell>
          <table:table-cell table:style-name="ce1" office:value-type="float" office:value="3047.2" calcext:value-type="float">
            <text:p>3047.2</text:p>
          </table:table-cell>
          <table:table-cell table:style-name="ce1" office:value-type="float" office:value="2968.6" calcext:value-type="float">
            <text:p>2968.6</text:p>
          </table:table-cell>
          <table:table-cell table:style-name="ce1" office:value-type="float" office:value="2655" calcext:value-type="float">
            <text:p>2655</text:p>
          </table:table-cell>
        </table:table-row>
        <table:table-row table:style-name="ro1">
          <table:table-cell table:style-name="ce1" office:value-type="string" calcext:value-type="string">
            <text:p>10:07:42</text:p>
          </table:table-cell>
          <table:table-cell table:style-name="ce1" office:value-type="float" office:value="3519" calcext:value-type="float">
            <text:p>3519</text:p>
          </table:table-cell>
          <table:table-cell table:style-name="ce1" office:value-type="float" office:value="3458.3" calcext:value-type="float">
            <text:p>3458.3</text:p>
          </table:table-cell>
          <table:table-cell table:style-name="ce1" office:value-type="float" office:value="3886.4" calcext:value-type="float">
            <text:p>3886.4</text:p>
          </table:table-cell>
          <table:table-cell table:style-name="ce1" office:value-type="float" office:value="3459.8" calcext:value-type="float">
            <text:p>3459.8</text:p>
          </table:table-cell>
        </table:table-row>
        <table:table-row table:style-name="ro1">
          <table:table-cell table:style-name="ce1" office:value-type="string" calcext:value-type="string">
            <text:p>10:08:45</text:p>
          </table:table-cell>
          <table:table-cell table:style-name="ce1" office:value-type="float" office:value="3433.9" calcext:value-type="float">
            <text:p>3433.9</text:p>
          </table:table-cell>
          <table:table-cell table:style-name="ce1" office:value-type="float" office:value="3153.6" calcext:value-type="float">
            <text:p>3153.6</text:p>
          </table:table-cell>
          <table:table-cell table:style-name="ce1" office:value-type="float" office:value="3620.4" calcext:value-type="float">
            <text:p>3620.4</text:p>
          </table:table-cell>
          <table:table-cell table:style-name="ce1" office:value-type="float" office:value="3033.6" calcext:value-type="float">
            <text:p>3033.6</text:p>
          </table:table-cell>
        </table:table-row>
        <table:table-row table:style-name="ro1">
          <table:table-cell table:style-name="ce1" office:value-type="string" calcext:value-type="string">
            <text:p>10:09:48</text:p>
          </table:table-cell>
          <table:table-cell table:style-name="ce1" office:value-type="float" office:value="3131.9" calcext:value-type="float">
            <text:p>3131.9</text:p>
          </table:table-cell>
          <table:table-cell table:style-name="ce1" office:value-type="float" office:value="2927.9" calcext:value-type="float">
            <text:p>2927.9</text:p>
          </table:table-cell>
          <table:table-cell table:style-name="ce1" office:value-type="float" office:value="3492.1" calcext:value-type="float">
            <text:p>3492.1</text:p>
          </table:table-cell>
          <table:table-cell table:style-name="ce1" office:value-type="float" office:value="2915.7" calcext:value-type="float">
            <text:p>2915.7</text:p>
          </table:table-cell>
        </table:table-row>
        <table:table-row table:style-name="ro1">
          <table:table-cell table:style-name="ce1" office:value-type="string" calcext:value-type="string">
            <text:p>10:10:51</text:p>
          </table:table-cell>
          <table:table-cell table:style-name="ce1" office:value-type="float" office:value="3903.4" calcext:value-type="float">
            <text:p>3903.4</text:p>
          </table:table-cell>
          <table:table-cell table:style-name="ce1" office:value-type="float" office:value="3595.9" calcext:value-type="float">
            <text:p>3595.9</text:p>
          </table:table-cell>
          <table:table-cell table:style-name="ce1" office:value-type="float" office:value="3884.2" calcext:value-type="float">
            <text:p>3884.2</text:p>
          </table:table-cell>
          <table:table-cell table:style-name="ce1" office:value-type="float" office:value="3530.9" calcext:value-type="float">
            <text:p>3530.9</text:p>
          </table:table-cell>
        </table:table-row>
        <table:table-row table:style-name="ro1">
          <table:table-cell table:style-name="ce1" office:value-type="string" calcext:value-type="string">
            <text:p>10:11:54</text:p>
          </table:table-cell>
          <table:table-cell table:style-name="ce1" office:value-type="float" office:value="4075.2" calcext:value-type="float">
            <text:p>4075.2</text:p>
          </table:table-cell>
          <table:table-cell table:style-name="ce1" office:value-type="float" office:value="4467.7" calcext:value-type="float">
            <text:p>4467.7</text:p>
          </table:table-cell>
          <table:table-cell table:style-name="ce1" office:value-type="float" office:value="4214.4" calcext:value-type="float">
            <text:p>4214.4</text:p>
          </table:table-cell>
          <table:table-cell table:style-name="ce1" office:value-type="float" office:value="4218.2" calcext:value-type="float">
            <text:p>4218.2</text:p>
          </table:table-cell>
        </table:table-row>
        <table:table-row table:style-name="ro1">
          <table:table-cell table:style-name="ce1" office:value-type="string" calcext:value-type="string">
            <text:p>10:12:56</text:p>
          </table:table-cell>
          <table:table-cell table:style-name="ce1" office:value-type="float" office:value="3386.6" calcext:value-type="float">
            <text:p>3386.6</text:p>
          </table:table-cell>
          <table:table-cell table:style-name="ce1" office:value-type="float" office:value="3119.3" calcext:value-type="float">
            <text:p>3119.3</text:p>
          </table:table-cell>
          <table:table-cell table:style-name="ce1" office:value-type="float" office:value="3262" calcext:value-type="float">
            <text:p>3262</text:p>
          </table:table-cell>
          <table:table-cell table:style-name="ce1" office:value-type="float" office:value="2974.3" calcext:value-type="float">
            <text:p>2974.3</text:p>
          </table:table-cell>
        </table:table-row>
        <table:table-row table:style-name="ro1">
          <table:table-cell table:style-name="ce1" office:value-type="string" calcext:value-type="string">
            <text:p>10:13:59</text:p>
          </table:table-cell>
          <table:table-cell table:style-name="ce1" office:value-type="float" office:value="3349.5" calcext:value-type="float">
            <text:p>3349.5</text:p>
          </table:table-cell>
          <table:table-cell table:style-name="ce1" office:value-type="float" office:value="3785.1" calcext:value-type="float">
            <text:p>3785.1</text:p>
          </table:table-cell>
          <table:table-cell table:style-name="ce1" office:value-type="float" office:value="3919.8" calcext:value-type="float">
            <text:p>3919.8</text:p>
          </table:table-cell>
          <table:table-cell table:style-name="ce1" office:value-type="float" office:value="3618.8" calcext:value-type="float">
            <text:p>3618.8</text:p>
          </table:table-cell>
        </table:table-row>
        <table:table-row table:style-name="ro1">
          <table:table-cell table:style-name="ce1" office:value-type="string" calcext:value-type="string">
            <text:p>10:15:02</text:p>
          </table:table-cell>
          <table:table-cell table:style-name="ce1" office:value-type="float" office:value="2939.4" calcext:value-type="float">
            <text:p>2939.4</text:p>
          </table:table-cell>
          <table:table-cell table:style-name="ce1" office:value-type="float" office:value="3062.7" calcext:value-type="float">
            <text:p>3062.7</text:p>
          </table:table-cell>
          <table:table-cell table:style-name="ce1" office:value-type="float" office:value="3344.3" calcext:value-type="float">
            <text:p>3344.3</text:p>
          </table:table-cell>
          <table:table-cell table:style-name="ce1" office:value-type="float" office:value="2904.7" calcext:value-type="float">
            <text:p>2904.7</text:p>
          </table:table-cell>
        </table:table-row>
        <table:table-row table:style-name="ro1">
          <table:table-cell table:style-name="ce1" office:value-type="string" calcext:value-type="string">
            <text:p>10:16:05</text:p>
          </table:table-cell>
          <table:table-cell table:style-name="ce1" office:value-type="float" office:value="3418.1" calcext:value-type="float">
            <text:p>3418.1</text:p>
          </table:table-cell>
          <table:table-cell table:style-name="ce1" office:value-type="float" office:value="3282.5" calcext:value-type="float">
            <text:p>3282.5</text:p>
          </table:table-cell>
          <table:table-cell table:style-name="ce1" office:value-type="float" office:value="3808.4" calcext:value-type="float">
            <text:p>3808.4</text:p>
          </table:table-cell>
          <table:table-cell table:style-name="ce1" office:value-type="float" office:value="3418.7" calcext:value-type="float">
            <text:p>3418.7</text:p>
          </table:table-cell>
        </table:table-row>
        <table:table-row table:style-name="ro1">
          <table:table-cell table:style-name="ce1" office:value-type="string" calcext:value-type="string">
            <text:p>10:17:07</text:p>
          </table:table-cell>
          <table:table-cell table:style-name="ce1" office:value-type="float" office:value="3150.3" calcext:value-type="float">
            <text:p>3150.3</text:p>
          </table:table-cell>
          <table:table-cell table:style-name="ce1" office:value-type="float" office:value="2728.4" calcext:value-type="float">
            <text:p>2728.4</text:p>
          </table:table-cell>
          <table:table-cell table:style-name="ce1" office:value-type="float" office:value="3036.8" calcext:value-type="float">
            <text:p>3036.8</text:p>
          </table:table-cell>
          <table:table-cell table:style-name="ce1" office:value-type="float" office:value="2929.6" calcext:value-type="float">
            <text:p>2929.6</text:p>
          </table:table-cell>
        </table:table-row>
        <table:table-row table:style-name="ro1">
          <table:table-cell table:style-name="ce1" office:value-type="string" calcext:value-type="string">
            <text:p>10:18:10</text:p>
          </table:table-cell>
          <table:table-cell table:style-name="ce1" office:value-type="float" office:value="3592.3" calcext:value-type="float">
            <text:p>3592.3</text:p>
          </table:table-cell>
          <table:table-cell table:style-name="ce1" office:value-type="float" office:value="3262.9" calcext:value-type="float">
            <text:p>3262.9</text:p>
          </table:table-cell>
          <table:table-cell table:style-name="ce1" office:value-type="float" office:value="3678.6" calcext:value-type="float">
            <text:p>3678.6</text:p>
          </table:table-cell>
          <table:table-cell table:style-name="ce1" office:value-type="float" office:value="3448.1" calcext:value-type="float">
            <text:p>3448.1</text:p>
          </table:table-cell>
        </table:table-row>
        <table:table-row table:style-name="ro1">
          <table:table-cell table:style-name="ce1" office:value-type="string" calcext:value-type="string">
            <text:p>10:19:13</text:p>
          </table:table-cell>
          <table:table-cell table:style-name="ce1" office:value-type="float" office:value="2919" calcext:value-type="float">
            <text:p>2919</text:p>
          </table:table-cell>
          <table:table-cell table:style-name="ce1" office:value-type="float" office:value="2729.5" calcext:value-type="float">
            <text:p>2729.5</text:p>
          </table:table-cell>
          <table:table-cell table:style-name="ce1" office:value-type="float" office:value="3093.4" calcext:value-type="float">
            <text:p>3093.4</text:p>
          </table:table-cell>
          <table:table-cell table:style-name="ce1" office:value-type="float" office:value="2701.9" calcext:value-type="float">
            <text:p>2701.9</text:p>
          </table:table-cell>
        </table:table-row>
        <table:table-row table:style-name="ro1">
          <table:table-cell table:style-name="ce1" office:value-type="string" calcext:value-type="string">
            <text:p>10:20:16</text:p>
          </table:table-cell>
          <table:table-cell table:style-name="ce1" office:value-type="float" office:value="3658.3" calcext:value-type="float">
            <text:p>3658.3</text:p>
          </table:table-cell>
          <table:table-cell table:style-name="ce1" office:value-type="float" office:value="3451" calcext:value-type="float">
            <text:p>3451</text:p>
          </table:table-cell>
          <table:table-cell table:style-name="ce1" office:value-type="float" office:value="3675.2" calcext:value-type="float">
            <text:p>3675.2</text:p>
          </table:table-cell>
          <table:table-cell table:style-name="ce1" office:value-type="float" office:value="3188.5" calcext:value-type="float">
            <text:p>3188.5</text:p>
          </table:table-cell>
        </table:table-row>
        <table:table-row table:style-name="ro1">
          <table:table-cell table:style-name="ce1" office:value-type="string" calcext:value-type="string">
            <text:p>10:21:19</text:p>
          </table:table-cell>
          <table:table-cell table:style-name="ce1" office:value-type="float" office:value="3571.1" calcext:value-type="float">
            <text:p>3571.1</text:p>
          </table:table-cell>
          <table:table-cell table:style-name="ce1" office:value-type="float" office:value="3963.6" calcext:value-type="float">
            <text:p>3963.6</text:p>
          </table:table-cell>
          <table:table-cell table:style-name="ce1" office:value-type="float" office:value="4519.7" calcext:value-type="float">
            <text:p>4519.7</text:p>
          </table:table-cell>
          <table:table-cell table:style-name="ce1" office:value-type="float" office:value="3629.9" calcext:value-type="float">
            <text:p>3629.9</text:p>
          </table:table-cell>
        </table:table-row>
        <table:table-row table:style-name="ro1">
          <table:table-cell table:style-name="ce1" office:value-type="string" calcext:value-type="string">
            <text:p>10:22:22</text:p>
          </table:table-cell>
          <table:table-cell table:style-name="ce1" office:value-type="float" office:value="3283.1" calcext:value-type="float">
            <text:p>3283.1</text:p>
          </table:table-cell>
          <table:table-cell table:style-name="ce1" office:value-type="float" office:value="3422.3" calcext:value-type="float">
            <text:p>3422.3</text:p>
          </table:table-cell>
          <table:table-cell table:style-name="ce1" office:value-type="float" office:value="3954.9" calcext:value-type="float">
            <text:p>3954.9</text:p>
          </table:table-cell>
          <table:table-cell table:style-name="ce1" office:value-type="float" office:value="3324.6" calcext:value-type="float">
            <text:p>3324.6</text:p>
          </table:table-cell>
        </table:table-row>
        <table:table-row table:style-name="ro1">
          <table:table-cell table:style-name="ce1" office:value-type="string" calcext:value-type="string">
            <text:p>10:23:25</text:p>
          </table:table-cell>
          <table:table-cell table:style-name="ce1" office:value-type="float" office:value="4671.4" calcext:value-type="float">
            <text:p>4671.4</text:p>
          </table:table-cell>
          <table:table-cell table:style-name="ce1" office:value-type="float" office:value="4316.9" calcext:value-type="float">
            <text:p>4316.9</text:p>
          </table:table-cell>
          <table:table-cell table:style-name="ce1" office:value-type="float" office:value="4594.4" calcext:value-type="float">
            <text:p>4594.4</text:p>
          </table:table-cell>
          <table:table-cell table:style-name="ce1" office:value-type="float" office:value="4682.7" calcext:value-type="float">
            <text:p>4682.7</text:p>
          </table:table-cell>
        </table:table-row>
        <table:table-row table:style-name="ro1">
          <table:table-cell table:style-name="ce1" office:value-type="string" calcext:value-type="string">
            <text:p>10:24:28</text:p>
          </table:table-cell>
          <table:table-cell table:style-name="ce1" office:value-type="float" office:value="3238.7" calcext:value-type="float">
            <text:p>3238.7</text:p>
          </table:table-cell>
          <table:table-cell table:style-name="ce1" office:value-type="float" office:value="2937" calcext:value-type="float">
            <text:p>2937</text:p>
          </table:table-cell>
          <table:table-cell table:style-name="ce1" office:value-type="float" office:value="3404.5" calcext:value-type="float">
            <text:p>3404.5</text:p>
          </table:table-cell>
          <table:table-cell table:style-name="ce1" office:value-type="float" office:value="2763.2" calcext:value-type="float">
            <text:p>2763.2</text:p>
          </table:table-cell>
        </table:table-row>
        <table:table-row table:style-name="ro1">
          <table:table-cell table:style-name="ce1" office:value-type="string" calcext:value-type="string">
            <text:p>10:25:31</text:p>
          </table:table-cell>
          <table:table-cell table:style-name="ce1" office:value-type="float" office:value="4482.8" calcext:value-type="float">
            <text:p>4482.8</text:p>
          </table:table-cell>
          <table:table-cell table:style-name="ce1" office:value-type="float" office:value="4622.1" calcext:value-type="float">
            <text:p>4622.1</text:p>
          </table:table-cell>
          <table:table-cell table:style-name="ce1" office:value-type="float" office:value="5697.7" calcext:value-type="float">
            <text:p>5697.7</text:p>
          </table:table-cell>
          <table:table-cell table:style-name="ce1" office:value-type="float" office:value="4890.5" calcext:value-type="float">
            <text:p>4890.5</text:p>
          </table:table-cell>
        </table:table-row>
        <table:table-row table:style-name="ro1">
          <table:table-cell table:style-name="ce1" office:value-type="string" calcext:value-type="string">
            <text:p>10:26:33</text:p>
          </table:table-cell>
          <table:table-cell table:style-name="ce1" office:value-type="float" office:value="3253.9" calcext:value-type="float">
            <text:p>3253.9</text:p>
          </table:table-cell>
          <table:table-cell table:style-name="ce1" office:value-type="float" office:value="3029.6" calcext:value-type="float">
            <text:p>3029.6</text:p>
          </table:table-cell>
          <table:table-cell table:style-name="ce1" office:value-type="float" office:value="3296.2" calcext:value-type="float">
            <text:p>3296.2</text:p>
          </table:table-cell>
          <table:table-cell table:style-name="ce1" office:value-type="float" office:value="3183" calcext:value-type="float">
            <text:p>3183</text:p>
          </table:table-cell>
        </table:table-row>
        <table:table-row table:style-name="ro1">
          <table:table-cell table:style-name="ce1" office:value-type="string" calcext:value-type="string">
            <text:p>10:27:36</text:p>
          </table:table-cell>
          <table:table-cell table:style-name="ce1" office:value-type="float" office:value="2985.7" calcext:value-type="float">
            <text:p>2985.7</text:p>
          </table:table-cell>
          <table:table-cell table:style-name="ce1" office:value-type="float" office:value="3069.1" calcext:value-type="float">
            <text:p>3069.1</text:p>
          </table:table-cell>
          <table:table-cell table:style-name="ce1" office:value-type="float" office:value="2918.3" calcext:value-type="float">
            <text:p>2918.3</text:p>
          </table:table-cell>
          <table:table-cell table:style-name="ce1" office:value-type="float" office:value="2830.3" calcext:value-type="float">
            <text:p>2830.3</text:p>
          </table:table-cell>
        </table:table-row>
        <table:table-row table:style-name="ro1">
          <table:table-cell table:style-name="ce1" office:value-type="string" calcext:value-type="string">
            <text:p>10:28:39</text:p>
          </table:table-cell>
          <table:table-cell table:style-name="ce1" office:value-type="float" office:value="3616.1" calcext:value-type="float">
            <text:p>3616.1</text:p>
          </table:table-cell>
          <table:table-cell table:style-name="ce1" office:value-type="float" office:value="3572.7" calcext:value-type="float">
            <text:p>3572.7</text:p>
          </table:table-cell>
          <table:table-cell table:style-name="ce1" office:value-type="float" office:value="3832.8" calcext:value-type="float">
            <text:p>3832.8</text:p>
          </table:table-cell>
          <table:table-cell table:style-name="ce1" office:value-type="float" office:value="3549.6" calcext:value-type="float">
            <text:p>3549.6</text:p>
          </table:table-cell>
        </table:table-row>
        <table:table-row table:style-name="ro1">
          <table:table-cell table:style-name="ce1" office:value-type="string" calcext:value-type="string">
            <text:p>10:29:42</text:p>
          </table:table-cell>
          <table:table-cell table:style-name="ce1" office:value-type="float" office:value="3157.6" calcext:value-type="float">
            <text:p>3157.6</text:p>
          </table:table-cell>
          <table:table-cell table:style-name="ce1" office:value-type="float" office:value="3017.3" calcext:value-type="float">
            <text:p>3017.3</text:p>
          </table:table-cell>
          <table:table-cell table:style-name="ce1" office:value-type="float" office:value="3976.6" calcext:value-type="float">
            <text:p>3976.6</text:p>
          </table:table-cell>
          <table:table-cell table:style-name="ce1" office:value-type="float" office:value="2948.5" calcext:value-type="float">
            <text:p>2948.5</text:p>
          </table:table-cell>
        </table:table-row>
        <table:table-row table:style-name="ro1">
          <table:table-cell table:style-name="ce1" office:value-type="string" calcext:value-type="string">
            <text:p>10:30:44</text:p>
          </table:table-cell>
          <table:table-cell table:style-name="ce1" office:value-type="float" office:value="4662.6" calcext:value-type="float">
            <text:p>4662.6</text:p>
          </table:table-cell>
          <table:table-cell table:style-name="ce1" office:value-type="float" office:value="3876.8" calcext:value-type="float">
            <text:p>3876.8</text:p>
          </table:table-cell>
          <table:table-cell table:style-name="ce1" office:value-type="float" office:value="3506.8" calcext:value-type="float">
            <text:p>3506.8</text:p>
          </table:table-cell>
          <table:table-cell table:style-name="ce1" office:value-type="float" office:value="3688.3" calcext:value-type="float">
            <text:p>3688.3</text:p>
          </table:table-cell>
        </table:table-row>
        <table:table-row table:style-name="ro1">
          <table:table-cell table:style-name="ce1" office:value-type="string" calcext:value-type="string">
            <text:p>10:31:47</text:p>
          </table:table-cell>
          <table:table-cell table:style-name="ce1" office:value-type="float" office:value="3526.5" calcext:value-type="float">
            <text:p>3526.5</text:p>
          </table:table-cell>
          <table:table-cell table:style-name="ce1" office:value-type="float" office:value="3073.5" calcext:value-type="float">
            <text:p>3073.5</text:p>
          </table:table-cell>
          <table:table-cell table:style-name="ce1" office:value-type="float" office:value="3851" calcext:value-type="float">
            <text:p>3851</text:p>
          </table:table-cell>
          <table:table-cell table:style-name="ce1" office:value-type="float" office:value="3125.5" calcext:value-type="float">
            <text:p>3125.5</text:p>
          </table:table-cell>
        </table:table-row>
        <table:table-row table:style-name="ro1">
          <table:table-cell table:style-name="ce1" office:value-type="string" calcext:value-type="string">
            <text:p>10:32:50</text:p>
          </table:table-cell>
          <table:table-cell table:style-name="ce1" office:value-type="float" office:value="3159.4" calcext:value-type="float">
            <text:p>3159.4</text:p>
          </table:table-cell>
          <table:table-cell table:style-name="ce1" office:value-type="float" office:value="3083.7" calcext:value-type="float">
            <text:p>3083.7</text:p>
          </table:table-cell>
          <table:table-cell table:style-name="ce1" office:value-type="float" office:value="2811.3" calcext:value-type="float">
            <text:p>2811.3</text:p>
          </table:table-cell>
          <table:table-cell table:style-name="ce1" office:value-type="float" office:value="2653" calcext:value-type="float">
            <text:p>2653</text:p>
          </table:table-cell>
        </table:table-row>
        <table:table-row table:style-name="ro1">
          <table:table-cell table:style-name="ce1" office:value-type="string" calcext:value-type="string">
            <text:p>10:33:53</text:p>
          </table:table-cell>
          <table:table-cell table:style-name="ce1" office:value-type="float" office:value="2696.9" calcext:value-type="float">
            <text:p>2696.9</text:p>
          </table:table-cell>
          <table:table-cell table:style-name="ce1" office:value-type="float" office:value="2639.2" calcext:value-type="float">
            <text:p>2639.2</text:p>
          </table:table-cell>
          <table:table-cell table:style-name="ce1" office:value-type="float" office:value="2891" calcext:value-type="float">
            <text:p>2891</text:p>
          </table:table-cell>
          <table:table-cell table:style-name="ce1" office:value-type="float" office:value="2680.4" calcext:value-type="float">
            <text:p>2680.4</text:p>
          </table:table-cell>
        </table:table-row>
        <table:table-row table:style-name="ro1">
          <table:table-cell table:style-name="ce1" office:value-type="string" calcext:value-type="string">
            <text:p>10:34:55</text:p>
          </table:table-cell>
          <table:table-cell table:style-name="ce1" office:value-type="float" office:value="4979.9" calcext:value-type="float">
            <text:p>4979.9</text:p>
          </table:table-cell>
          <table:table-cell table:style-name="ce1" office:value-type="float" office:value="5285.6" calcext:value-type="float">
            <text:p>5285.6</text:p>
          </table:table-cell>
          <table:table-cell table:style-name="ce1" office:value-type="float" office:value="5649.6" calcext:value-type="float">
            <text:p>5649.6</text:p>
          </table:table-cell>
          <table:table-cell table:style-name="ce1" office:value-type="float" office:value="4761" calcext:value-type="float">
            <text:p>4761</text:p>
          </table:table-cell>
        </table:table-row>
        <table:table-row table:style-name="ro1">
          <table:table-cell table:style-name="ce1" office:value-type="string" calcext:value-type="string">
            <text:p>10:35:58</text:p>
          </table:table-cell>
          <table:table-cell table:style-name="ce1" office:value-type="float" office:value="3302.1" calcext:value-type="float">
            <text:p>3302.1</text:p>
          </table:table-cell>
          <table:table-cell table:style-name="ce1" office:value-type="float" office:value="2996.4" calcext:value-type="float">
            <text:p>2996.4</text:p>
          </table:table-cell>
          <table:table-cell table:style-name="ce1" office:value-type="float" office:value="3171.2" calcext:value-type="float">
            <text:p>3171.2</text:p>
          </table:table-cell>
          <table:table-cell table:style-name="ce1" office:value-type="float" office:value="3062.5" calcext:value-type="float">
            <text:p>3062.5</text:p>
          </table:table-cell>
        </table:table-row>
        <table:table-row table:style-name="ro1">
          <table:table-cell table:style-name="ce1" office:value-type="string" calcext:value-type="string">
            <text:p>10:37:01</text:p>
          </table:table-cell>
          <table:table-cell table:style-name="ce1" office:value-type="float" office:value="2916.9" calcext:value-type="float">
            <text:p>2916.9</text:p>
          </table:table-cell>
          <table:table-cell table:style-name="ce1" office:value-type="float" office:value="2942.9" calcext:value-type="float">
            <text:p>2942.9</text:p>
          </table:table-cell>
          <table:table-cell table:style-name="ce1" office:value-type="float" office:value="3081.5" calcext:value-type="float">
            <text:p>3081.5</text:p>
          </table:table-cell>
          <table:table-cell table:style-name="ce1" office:value-type="float" office:value="2731.5" calcext:value-type="float">
            <text:p>2731.5</text:p>
          </table:table-cell>
        </table:table-row>
        <table:table-row table:style-name="ro1">
          <table:table-cell table:style-name="ce1" office:value-type="string" calcext:value-type="string">
            <text:p>10:38:04</text:p>
          </table:table-cell>
          <table:table-cell table:style-name="ce1" office:value-type="float" office:value="3726.5" calcext:value-type="float">
            <text:p>3726.5</text:p>
          </table:table-cell>
          <table:table-cell table:style-name="ce1" office:value-type="float" office:value="4009.2" calcext:value-type="float">
            <text:p>4009.2</text:p>
          </table:table-cell>
          <table:table-cell table:style-name="ce1" office:value-type="float" office:value="3933.6" calcext:value-type="float">
            <text:p>3933.6</text:p>
          </table:table-cell>
          <table:table-cell table:style-name="ce1" office:value-type="float" office:value="4198.7" calcext:value-type="float">
            <text:p>4198.7</text:p>
          </table:table-cell>
        </table:table-row>
        <table:table-row table:style-name="ro1">
          <table:table-cell table:style-name="ce1" office:value-type="string" calcext:value-type="string">
            <text:p>10:39:07</text:p>
          </table:table-cell>
          <table:table-cell table:style-name="ce1" office:value-type="float" office:value="3288.7" calcext:value-type="float">
            <text:p>3288.7</text:p>
          </table:table-cell>
          <table:table-cell table:style-name="ce1" office:value-type="float" office:value="2913.4" calcext:value-type="float">
            <text:p>2913.4</text:p>
          </table:table-cell>
          <table:table-cell table:style-name="ce1" office:value-type="float" office:value="3082.2" calcext:value-type="float">
            <text:p>3082.2</text:p>
          </table:table-cell>
          <table:table-cell table:style-name="ce1" office:value-type="float" office:value="2837.9" calcext:value-type="float">
            <text:p>2837.9</text:p>
          </table:table-cell>
        </table:table-row>
        <table:table-row table:style-name="ro1">
          <table:table-cell table:style-name="ce1" office:value-type="string" calcext:value-type="string">
            <text:p>10:40:10</text:p>
          </table:table-cell>
          <table:table-cell table:style-name="ce1" office:value-type="float" office:value="3100.1" calcext:value-type="float">
            <text:p>3100.1</text:p>
          </table:table-cell>
          <table:table-cell table:style-name="ce1" office:value-type="float" office:value="3411.7" calcext:value-type="float">
            <text:p>3411.7</text:p>
          </table:table-cell>
          <table:table-cell table:style-name="ce1" office:value-type="float" office:value="3700.1" calcext:value-type="float">
            <text:p>3700.1</text:p>
          </table:table-cell>
          <table:table-cell table:style-name="ce1" office:value-type="float" office:value="3391.7" calcext:value-type="float">
            <text:p>3391.7</text:p>
          </table:table-cell>
        </table:table-row>
        <table:table-row table:style-name="ro1">
          <table:table-cell table:style-name="ce1" office:value-type="string" calcext:value-type="string">
            <text:p>10:41:12</text:p>
          </table:table-cell>
          <table:table-cell table:style-name="ce1" office:value-type="float" office:value="2806.1" calcext:value-type="float">
            <text:p>2806.1</text:p>
          </table:table-cell>
          <table:table-cell table:style-name="ce1" office:value-type="float" office:value="2680.7" calcext:value-type="float">
            <text:p>2680.7</text:p>
          </table:table-cell>
          <table:table-cell table:style-name="ce1" office:value-type="float" office:value="2745.1" calcext:value-type="float">
            <text:p>2745.1</text:p>
          </table:table-cell>
          <table:table-cell table:style-name="ce1" office:value-type="float" office:value="2608.8" calcext:value-type="float">
            <text:p>2608.8</text:p>
          </table:table-cell>
        </table:table-row>
        <table:table-row table:style-name="ro1">
          <table:table-cell table:style-name="ce1" office:value-type="string" calcext:value-type="string">
            <text:p>10:42:15</text:p>
          </table:table-cell>
          <table:table-cell table:style-name="ce1" office:value-type="float" office:value="2957.6" calcext:value-type="float">
            <text:p>2957.6</text:p>
          </table:table-cell>
          <table:table-cell table:style-name="ce1" office:value-type="float" office:value="3325.6" calcext:value-type="float">
            <text:p>3325.6</text:p>
          </table:table-cell>
          <table:table-cell table:style-name="ce1" office:value-type="float" office:value="3127.6" calcext:value-type="float">
            <text:p>3127.6</text:p>
          </table:table-cell>
          <table:table-cell table:style-name="ce1" office:value-type="float" office:value="2704.9" calcext:value-type="float">
            <text:p>2704.9</text:p>
          </table:table-cell>
        </table:table-row>
        <table:table-row table:style-name="ro1">
          <table:table-cell table:style-name="ce1" office:value-type="string" calcext:value-type="string">
            <text:p>10:43:18</text:p>
          </table:table-cell>
          <table:table-cell table:style-name="ce1" office:value-type="float" office:value="3542.6" calcext:value-type="float">
            <text:p>3542.6</text:p>
          </table:table-cell>
          <table:table-cell table:style-name="ce1" office:value-type="float" office:value="3272.4" calcext:value-type="float">
            <text:p>3272.4</text:p>
          </table:table-cell>
          <table:table-cell table:style-name="ce1" office:value-type="float" office:value="3867.7" calcext:value-type="float">
            <text:p>3867.7</text:p>
          </table:table-cell>
          <table:table-cell table:style-name="ce1" office:value-type="float" office:value="3180.1" calcext:value-type="float">
            <text:p>3180.1</text:p>
          </table:table-cell>
        </table:table-row>
        <table:table-row table:style-name="ro1">
          <table:table-cell table:style-name="ce1" office:value-type="string" calcext:value-type="string">
            <text:p>10:44:21</text:p>
          </table:table-cell>
          <table:table-cell table:style-name="ce1" office:value-type="float" office:value="2878" calcext:value-type="float">
            <text:p>2878</text:p>
          </table:table-cell>
          <table:table-cell table:style-name="ce1" office:value-type="float" office:value="2720.7" calcext:value-type="float">
            <text:p>2720.7</text:p>
          </table:table-cell>
          <table:table-cell table:style-name="ce1" office:value-type="float" office:value="3167.3" calcext:value-type="float">
            <text:p>3167.3</text:p>
          </table:table-cell>
          <table:table-cell table:style-name="ce1" office:value-type="float" office:value="2536.8" calcext:value-type="float">
            <text:p>2536.8</text:p>
          </table:table-cell>
        </table:table-row>
        <table:table-row table:style-name="ro1">
          <table:table-cell table:style-name="ce1" office:value-type="string" calcext:value-type="string">
            <text:p>10:45:23</text:p>
          </table:table-cell>
          <table:table-cell table:style-name="ce1" office:value-type="float" office:value="4073.3" calcext:value-type="float">
            <text:p>4073.3</text:p>
          </table:table-cell>
          <table:table-cell table:style-name="ce1" office:value-type="float" office:value="3170.5" calcext:value-type="float">
            <text:p>3170.5</text:p>
          </table:table-cell>
          <table:table-cell table:style-name="ce1" office:value-type="float" office:value="3695.1" calcext:value-type="float">
            <text:p>3695.1</text:p>
          </table:table-cell>
          <table:table-cell table:style-name="ce1" office:value-type="float" office:value="3292.9" calcext:value-type="float">
            <text:p>3292.9</text:p>
          </table:table-cell>
        </table:table-row>
        <table:table-row table:style-name="ro1">
          <table:table-cell table:style-name="ce1" office:value-type="string" calcext:value-type="string">
            <text:p>10:46:26</text:p>
          </table:table-cell>
          <table:table-cell table:style-name="ce1" office:value-type="float" office:value="4448.2" calcext:value-type="float">
            <text:p>4448.2</text:p>
          </table:table-cell>
          <table:table-cell table:style-name="ce1" office:value-type="float" office:value="3746" calcext:value-type="float">
            <text:p>3746</text:p>
          </table:table-cell>
          <table:table-cell table:style-name="ce1" office:value-type="float" office:value="4735.8" calcext:value-type="float">
            <text:p>4735.8</text:p>
          </table:table-cell>
          <table:table-cell table:style-name="ce1" office:value-type="float" office:value="4160.5" calcext:value-type="float">
            <text:p>4160.5</text:p>
          </table:table-cell>
        </table:table-row>
        <table:table-row table:style-name="ro1">
          <table:table-cell table:style-name="ce1" office:value-type="string" calcext:value-type="string">
            <text:p>10:47:29</text:p>
          </table:table-cell>
          <table:table-cell table:style-name="ce1" office:value-type="float" office:value="3065.7" calcext:value-type="float">
            <text:p>3065.7</text:p>
          </table:table-cell>
          <table:table-cell table:style-name="ce1" office:value-type="float" office:value="3465.1" calcext:value-type="float">
            <text:p>3465.1</text:p>
          </table:table-cell>
          <table:table-cell table:style-name="ce1" office:value-type="float" office:value="3227.1" calcext:value-type="float">
            <text:p>3227.1</text:p>
          </table:table-cell>
          <table:table-cell table:style-name="ce1" office:value-type="float" office:value="3106.7" calcext:value-type="float">
            <text:p>3106.7</text:p>
          </table:table-cell>
        </table:table-row>
        <table:table-row table:style-name="ro1">
          <table:table-cell table:style-name="ce1" office:value-type="string" calcext:value-type="string">
            <text:p>10:48:32</text:p>
          </table:table-cell>
          <table:table-cell table:style-name="ce1" office:value-type="float" office:value="3503.2" calcext:value-type="float">
            <text:p>3503.2</text:p>
          </table:table-cell>
          <table:table-cell table:style-name="ce1" office:value-type="float" office:value="3010.5" calcext:value-type="float">
            <text:p>3010.5</text:p>
          </table:table-cell>
          <table:table-cell table:style-name="ce1" office:value-type="float" office:value="3427.5" calcext:value-type="float">
            <text:p>3427.5</text:p>
          </table:table-cell>
          <table:table-cell table:style-name="ce1" office:value-type="float" office:value="2695.8" calcext:value-type="float">
            <text:p>2695.8</text:p>
          </table:table-cell>
        </table:table-row>
        <table:table-row table:style-name="ro1">
          <table:table-cell table:style-name="ce1" office:value-type="string" calcext:value-type="string">
            <text:p>10:49:34</text:p>
          </table:table-cell>
          <table:table-cell table:style-name="ce1" office:value-type="float" office:value="3473.1" calcext:value-type="float">
            <text:p>3473.1</text:p>
          </table:table-cell>
          <table:table-cell table:style-name="ce1" office:value-type="float" office:value="2941.9" calcext:value-type="float">
            <text:p>2941.9</text:p>
          </table:table-cell>
          <table:table-cell table:style-name="ce1" office:value-type="float" office:value="3440.2" calcext:value-type="float">
            <text:p>3440.2</text:p>
          </table:table-cell>
          <table:table-cell table:style-name="ce1" office:value-type="float" office:value="3107.2" calcext:value-type="float">
            <text:p>3107.2</text:p>
          </table:table-cell>
        </table:table-row>
        <table:table-row table:style-name="ro1">
          <table:table-cell table:style-name="ce1" office:value-type="string" calcext:value-type="string">
            <text:p>10:50:37</text:p>
          </table:table-cell>
          <table:table-cell table:style-name="ce1" office:value-type="float" office:value="2725" calcext:value-type="float">
            <text:p>2725</text:p>
          </table:table-cell>
          <table:table-cell table:style-name="ce1" office:value-type="float" office:value="2723.2" calcext:value-type="float">
            <text:p>2723.2</text:p>
          </table:table-cell>
          <table:table-cell table:style-name="ce1" office:value-type="float" office:value="3244.1" calcext:value-type="float">
            <text:p>3244.1</text:p>
          </table:table-cell>
          <table:table-cell table:style-name="ce1" office:value-type="float" office:value="2849.9" calcext:value-type="float">
            <text:p>2849.9</text:p>
          </table:table-cell>
        </table:table-row>
        <table:table-row table:style-name="ro1">
          <table:table-cell table:style-name="ce1" office:value-type="string" calcext:value-type="string">
            <text:p>10:51:41</text:p>
          </table:table-cell>
          <table:table-cell table:style-name="ce1" office:value-type="float" office:value="3029.6" calcext:value-type="float">
            <text:p>3029.6</text:p>
          </table:table-cell>
          <table:table-cell table:style-name="ce1" office:value-type="float" office:value="2663.8" calcext:value-type="float">
            <text:p>2663.8</text:p>
          </table:table-cell>
          <table:table-cell table:style-name="ce1" office:value-type="float" office:value="3133.4" calcext:value-type="float">
            <text:p>3133.4</text:p>
          </table:table-cell>
          <table:table-cell table:style-name="ce1" office:value-type="float" office:value="2687.9" calcext:value-type="float">
            <text:p>2687.9</text:p>
          </table:table-cell>
        </table:table-row>
        <table:table-row table:style-name="ro1">
          <table:table-cell table:style-name="ce1" office:value-type="string" calcext:value-type="string">
            <text:p>10:52:44</text:p>
          </table:table-cell>
          <table:table-cell table:style-name="ce1" office:value-type="float" office:value="2741.3" calcext:value-type="float">
            <text:p>2741.3</text:p>
          </table:table-cell>
          <table:table-cell table:style-name="ce1" office:value-type="float" office:value="2942.2" calcext:value-type="float">
            <text:p>2942.2</text:p>
          </table:table-cell>
          <table:table-cell table:style-name="ce1" office:value-type="float" office:value="3030.1" calcext:value-type="float">
            <text:p>3030.1</text:p>
          </table:table-cell>
          <table:table-cell table:style-name="ce1" office:value-type="float" office:value="2756.2" calcext:value-type="float">
            <text:p>2756.2</text:p>
          </table:table-cell>
        </table:table-row>
        <table:table-row table:style-name="ro1">
          <table:table-cell table:style-name="ce1" office:value-type="string" calcext:value-type="string">
            <text:p>10:53:46</text:p>
          </table:table-cell>
          <table:table-cell table:style-name="ce1" office:value-type="float" office:value="3654.8" calcext:value-type="float">
            <text:p>3654.8</text:p>
          </table:table-cell>
          <table:table-cell table:style-name="ce1" office:value-type="float" office:value="3250.3" calcext:value-type="float">
            <text:p>3250.3</text:p>
          </table:table-cell>
          <table:table-cell table:style-name="ce1" office:value-type="float" office:value="3485.5" calcext:value-type="float">
            <text:p>3485.5</text:p>
          </table:table-cell>
          <table:table-cell table:style-name="ce1" office:value-type="float" office:value="3131" calcext:value-type="float">
            <text:p>3131</text:p>
          </table:table-cell>
        </table:table-row>
        <table:table-row table:style-name="ro1">
          <table:table-cell table:style-name="ce1" office:value-type="string" calcext:value-type="string">
            <text:p>10:54:49</text:p>
          </table:table-cell>
          <table:table-cell table:style-name="ce1" office:value-type="float" office:value="2858" calcext:value-type="float">
            <text:p>2858</text:p>
          </table:table-cell>
          <table:table-cell table:style-name="ce1" office:value-type="float" office:value="2432.4" calcext:value-type="float">
            <text:p>2432.4</text:p>
          </table:table-cell>
          <table:table-cell table:style-name="ce1" office:value-type="float" office:value="2766.9" calcext:value-type="float">
            <text:p>2766.9</text:p>
          </table:table-cell>
          <table:table-cell table:style-name="ce1" office:value-type="float" office:value="2294.6" calcext:value-type="float">
            <text:p>2294.6</text:p>
          </table:table-cell>
        </table:table-row>
        <table:table-row table:style-name="ro1">
          <table:table-cell table:style-name="ce1" office:value-type="string" calcext:value-type="string">
            <text:p>10:55:52</text:p>
          </table:table-cell>
          <table:table-cell table:style-name="ce1" office:value-type="float" office:value="3488.6" calcext:value-type="float">
            <text:p>3488.6</text:p>
          </table:table-cell>
          <table:table-cell table:style-name="ce1" office:value-type="float" office:value="3722.7" calcext:value-type="float">
            <text:p>3722.7</text:p>
          </table:table-cell>
          <table:table-cell table:style-name="ce1" office:value-type="float" office:value="4040.8" calcext:value-type="float">
            <text:p>4040.8</text:p>
          </table:table-cell>
          <table:table-cell table:style-name="ce1" office:value-type="float" office:value="3473.2" calcext:value-type="float">
            <text:p>3473.2</text:p>
          </table:table-cell>
        </table:table-row>
        <table:table-row table:style-name="ro1">
          <table:table-cell table:style-name="ce1" office:value-type="string" calcext:value-type="string">
            <text:p>10:56:55</text:p>
          </table:table-cell>
          <table:table-cell table:style-name="ce1" office:value-type="float" office:value="3336.5" calcext:value-type="float">
            <text:p>3336.5</text:p>
          </table:table-cell>
          <table:table-cell table:style-name="ce1" office:value-type="float" office:value="3179.2" calcext:value-type="float">
            <text:p>3179.2</text:p>
          </table:table-cell>
          <table:table-cell table:style-name="ce1" office:value-type="float" office:value="3382.9" calcext:value-type="float">
            <text:p>3382.9</text:p>
          </table:table-cell>
          <table:table-cell table:style-name="ce1" office:value-type="float" office:value="3016.1" calcext:value-type="float">
            <text:p>3016.1</text:p>
          </table:table-cell>
        </table:table-row>
        <table:table-row table:style-name="ro1">
          <table:table-cell table:style-name="ce1" office:value-type="string" calcext:value-type="string">
            <text:p>10:57:58</text:p>
          </table:table-cell>
          <table:table-cell table:style-name="ce1" office:value-type="float" office:value="3018.9" calcext:value-type="float">
            <text:p>3018.9</text:p>
          </table:table-cell>
          <table:table-cell table:style-name="ce1" office:value-type="float" office:value="2911.3" calcext:value-type="float">
            <text:p>2911.3</text:p>
          </table:table-cell>
          <table:table-cell table:style-name="ce1" office:value-type="float" office:value="2831.6" calcext:value-type="float">
            <text:p>2831.6</text:p>
          </table:table-cell>
          <table:table-cell table:style-name="ce1" office:value-type="float" office:value="2750.8" calcext:value-type="float">
            <text:p>2750.8</text:p>
          </table:table-cell>
        </table:table-row>
        <table:table-row table:style-name="ro1">
          <table:table-cell table:style-name="ce1" office:value-type="string" calcext:value-type="string">
            <text:p>10:59:00</text:p>
          </table:table-cell>
          <table:table-cell table:style-name="ce1" office:value-type="float" office:value="3379.1" calcext:value-type="float">
            <text:p>3379.1</text:p>
          </table:table-cell>
          <table:table-cell table:style-name="ce1" office:value-type="float" office:value="3610.8" calcext:value-type="float">
            <text:p>3610.8</text:p>
          </table:table-cell>
          <table:table-cell table:style-name="ce1" office:value-type="float" office:value="3145.7" calcext:value-type="float">
            <text:p>3145.7</text:p>
          </table:table-cell>
          <table:table-cell table:style-name="ce1" office:value-type="float" office:value="3055.7" calcext:value-type="float">
            <text:p>3055.7</text:p>
          </table:table-cell>
        </table:table-row>
        <table:table-row table:style-name="ro1">
          <table:table-cell table:style-name="ce1" office:value-type="string" calcext:value-type="string">
            <text:p>11:00:03</text:p>
          </table:table-cell>
          <table:table-cell table:style-name="ce1" office:value-type="float" office:value="3288.7" calcext:value-type="float">
            <text:p>3288.7</text:p>
          </table:table-cell>
          <table:table-cell table:style-name="ce1" office:value-type="float" office:value="3193.3" calcext:value-type="float">
            <text:p>3193.3</text:p>
          </table:table-cell>
          <table:table-cell table:style-name="ce1" office:value-type="float" office:value="3431.9" calcext:value-type="float">
            <text:p>3431.9</text:p>
          </table:table-cell>
          <table:table-cell table:style-name="ce1" office:value-type="float" office:value="3053.9" calcext:value-type="float">
            <text:p>3053.9</text:p>
          </table:table-cell>
        </table:table-row>
        <table:table-row table:style-name="ro1">
          <table:table-cell table:style-name="ce1" office:value-type="string" calcext:value-type="string">
            <text:p>11:01:06</text:p>
          </table:table-cell>
          <table:table-cell table:style-name="ce1" office:value-type="float" office:value="3746.4" calcext:value-type="float">
            <text:p>3746.4</text:p>
          </table:table-cell>
          <table:table-cell table:style-name="ce1" office:value-type="float" office:value="3809.1" calcext:value-type="float">
            <text:p>3809.1</text:p>
          </table:table-cell>
          <table:table-cell table:style-name="ce1" office:value-type="float" office:value="4174.6" calcext:value-type="float">
            <text:p>4174.6</text:p>
          </table:table-cell>
          <table:table-cell table:style-name="ce1" office:value-type="float" office:value="3291.7" calcext:value-type="float">
            <text:p>3291.7</text:p>
          </table:table-cell>
        </table:table-row>
        <table:table-row table:style-name="ro1">
          <table:table-cell table:style-name="ce1" office:value-type="string" calcext:value-type="string">
            <text:p>11:02:09</text:p>
          </table:table-cell>
          <table:table-cell table:style-name="ce1" office:value-type="float" office:value="3198.3" calcext:value-type="float">
            <text:p>3198.3</text:p>
          </table:table-cell>
          <table:table-cell table:style-name="ce1" office:value-type="float" office:value="3173.9" calcext:value-type="float">
            <text:p>3173.9</text:p>
          </table:table-cell>
          <table:table-cell table:style-name="ce1" office:value-type="float" office:value="3430.2" calcext:value-type="float">
            <text:p>3430.2</text:p>
          </table:table-cell>
          <table:table-cell table:style-name="ce1" office:value-type="float" office:value="2842.4" calcext:value-type="float">
            <text:p>2842.4</text:p>
          </table:table-cell>
        </table:table-row>
        <table:table-row table:style-name="ro1">
          <table:table-cell table:style-name="ce1" office:value-type="string" calcext:value-type="string">
            <text:p>11:03:11</text:p>
          </table:table-cell>
          <table:table-cell table:style-name="ce1" office:value-type="float" office:value="4637.5" calcext:value-type="float">
            <text:p>4637.5</text:p>
          </table:table-cell>
          <table:table-cell table:style-name="ce1" office:value-type="float" office:value="4523.6" calcext:value-type="float">
            <text:p>4523.6</text:p>
          </table:table-cell>
          <table:table-cell table:style-name="ce1" office:value-type="float" office:value="4683.5" calcext:value-type="float">
            <text:p>4683.5</text:p>
          </table:table-cell>
          <table:table-cell table:style-name="ce1" office:value-type="float" office:value="4539.3" calcext:value-type="float">
            <text:p>4539.3</text:p>
          </table:table-cell>
        </table:table-row>
        <table:table-row table:style-name="ro1">
          <table:table-cell table:style-name="ce1" office:value-type="string" calcext:value-type="string">
            <text:p>11:04:14</text:p>
          </table:table-cell>
          <table:table-cell table:style-name="ce1" office:value-type="float" office:value="3578.3" calcext:value-type="float">
            <text:p>3578.3</text:p>
          </table:table-cell>
          <table:table-cell table:style-name="ce1" office:value-type="float" office:value="3740.8" calcext:value-type="float">
            <text:p>3740.8</text:p>
          </table:table-cell>
          <table:table-cell table:style-name="ce1" office:value-type="float" office:value="3620.9" calcext:value-type="float">
            <text:p>3620.9</text:p>
          </table:table-cell>
          <table:table-cell table:style-name="ce1" office:value-type="float" office:value="3164.1" calcext:value-type="float">
            <text:p>3164.1</text:p>
          </table:table-cell>
        </table:table-row>
        <table:table-row table:style-name="ro1">
          <table:table-cell table:style-name="ce1" office:value-type="string" calcext:value-type="string">
            <text:p>11:05:17</text:p>
          </table:table-cell>
          <table:table-cell table:style-name="ce1" office:value-type="float" office:value="3111.5" calcext:value-type="float">
            <text:p>3111.5</text:p>
          </table:table-cell>
          <table:table-cell table:style-name="ce1" office:value-type="float" office:value="3119.5" calcext:value-type="float">
            <text:p>3119.5</text:p>
          </table:table-cell>
          <table:table-cell table:style-name="ce1" office:value-type="float" office:value="3326.3" calcext:value-type="float">
            <text:p>3326.3</text:p>
          </table:table-cell>
          <table:table-cell table:style-name="ce1" office:value-type="float" office:value="2962.3" calcext:value-type="float">
            <text:p>2962.3</text:p>
          </table:table-cell>
        </table:table-row>
        <table:table-row table:style-name="ro1">
          <table:table-cell table:style-name="ce1" office:value-type="string" calcext:value-type="string">
            <text:p>11:06:21</text:p>
          </table:table-cell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3359.4" calcext:value-type="float">
            <text:p>3359.4</text:p>
          </table:table-cell>
          <table:table-cell table:style-name="ce1" office:value-type="float" office:value="4240.2" calcext:value-type="float">
            <text:p>4240.2</text:p>
          </table:table-cell>
          <table:table-cell table:style-name="ce1" office:value-type="float" office:value="3440.1" calcext:value-type="float">
            <text:p>3440.1</text:p>
          </table:table-cell>
        </table:table-row>
        <table:table-row table:style-name="ro1">
          <table:table-cell table:style-name="ce1" office:value-type="string" calcext:value-type="string">
            <text:p>11:07:25</text:p>
          </table:table-cell>
          <table:table-cell table:style-name="ce1" office:value-type="float" office:value="4158.6" calcext:value-type="float">
            <text:p>4158.6</text:p>
          </table:table-cell>
          <table:table-cell table:style-name="ce1" office:value-type="float" office:value="3970.5" calcext:value-type="float">
            <text:p>3970.5</text:p>
          </table:table-cell>
          <table:table-cell table:style-name="ce1" office:value-type="float" office:value="4360.1" calcext:value-type="float">
            <text:p>4360.1</text:p>
          </table:table-cell>
          <table:table-cell table:style-name="ce1" office:value-type="float" office:value="4382.2" calcext:value-type="float">
            <text:p>4382.2</text:p>
          </table:table-cell>
        </table:table-row>
        <table:table-row table:style-name="ro1">
          <table:table-cell table:style-name="ce1" office:value-type="string" calcext:value-type="string">
            <text:p>11:08:28</text:p>
          </table:table-cell>
          <table:table-cell table:style-name="ce1" office:value-type="float" office:value="2773.7" calcext:value-type="float">
            <text:p>2773.7</text:p>
          </table:table-cell>
          <table:table-cell table:style-name="ce1" office:value-type="float" office:value="2737" calcext:value-type="float">
            <text:p>2737</text:p>
          </table:table-cell>
          <table:table-cell table:style-name="ce1" office:value-type="float" office:value="3465.4" calcext:value-type="float">
            <text:p>3465.4</text:p>
          </table:table-cell>
          <table:table-cell table:style-name="ce1" office:value-type="float" office:value="3147.9" calcext:value-type="float">
            <text:p>3147.9</text:p>
          </table:table-cell>
        </table:table-row>
        <table:table-row table:style-name="ro1">
          <table:table-cell table:style-name="ce1" office:value-type="string" calcext:value-type="string">
            <text:p>11:09:31</text:p>
          </table:table-cell>
          <table:table-cell table:style-name="ce1" office:value-type="float" office:value="3582.2" calcext:value-type="float">
            <text:p>3582.2</text:p>
          </table:table-cell>
          <table:table-cell table:style-name="ce1" office:value-type="float" office:value="3616.6" calcext:value-type="float">
            <text:p>3616.6</text:p>
          </table:table-cell>
          <table:table-cell table:style-name="ce1" office:value-type="float" office:value="3189.6" calcext:value-type="float">
            <text:p>3189.6</text:p>
          </table:table-cell>
          <table:table-cell table:style-name="ce1" office:value-type="float" office:value="3344.4" calcext:value-type="float">
            <text:p>3344.4</text:p>
          </table:table-cell>
        </table:table-row>
        <table:table-row table:style-name="ro1">
          <table:table-cell table:style-name="ce1" office:value-type="string" calcext:value-type="string">
            <text:p>11:10:34</text:p>
          </table:table-cell>
          <table:table-cell table:style-name="ce1" office:value-type="float" office:value="3930.7" calcext:value-type="float">
            <text:p>3930.7</text:p>
          </table:table-cell>
          <table:table-cell table:style-name="ce1" office:value-type="float" office:value="3914.8" calcext:value-type="float">
            <text:p>3914.8</text:p>
          </table:table-cell>
          <table:table-cell table:style-name="ce1" office:value-type="float" office:value="4856" calcext:value-type="float">
            <text:p>4856</text:p>
          </table:table-cell>
          <table:table-cell table:style-name="ce1" office:value-type="float" office:value="4192.7" calcext:value-type="float">
            <text:p>4192.7</text:p>
          </table:table-cell>
        </table:table-row>
        <table:table-row table:style-name="ro1">
          <table:table-cell table:style-name="ce1" office:value-type="string" calcext:value-type="string">
            <text:p>11:11:37</text:p>
          </table:table-cell>
          <table:table-cell table:style-name="ce1" office:value-type="float" office:value="3308" calcext:value-type="float">
            <text:p>3308</text:p>
          </table:table-cell>
          <table:table-cell table:style-name="ce1" office:value-type="float" office:value="4305.5" calcext:value-type="float">
            <text:p>4305.5</text:p>
          </table:table-cell>
          <table:table-cell table:style-name="ce1" office:value-type="float" office:value="3621.8" calcext:value-type="float">
            <text:p>3621.8</text:p>
          </table:table-cell>
          <table:table-cell table:style-name="ce1" office:value-type="float" office:value="3334.6" calcext:value-type="float">
            <text:p>3334.6</text:p>
          </table:table-cell>
        </table:table-row>
        <table:table-row table:style-name="ro1">
          <table:table-cell table:style-name="ce1" office:value-type="string" calcext:value-type="string">
            <text:p>11:12:40</text:p>
          </table:table-cell>
          <table:table-cell table:style-name="ce1" office:value-type="float" office:value="3035.6" calcext:value-type="float">
            <text:p>3035.6</text:p>
          </table:table-cell>
          <table:table-cell table:style-name="ce1" office:value-type="float" office:value="2946.6" calcext:value-type="float">
            <text:p>2946.6</text:p>
          </table:table-cell>
          <table:table-cell table:style-name="ce1" office:value-type="float" office:value="3021.6" calcext:value-type="float">
            <text:p>3021.6</text:p>
          </table:table-cell>
          <table:table-cell table:style-name="ce1" office:value-type="float" office:value="2764.6" calcext:value-type="float">
            <text:p>2764.6</text:p>
          </table:table-cell>
        </table:table-row>
        <table:table-row table:style-name="ro1">
          <table:table-cell table:style-name="ce1" office:value-type="string" calcext:value-type="string">
            <text:p>11:13:42</text:p>
          </table:table-cell>
          <table:table-cell table:style-name="ce1" office:value-type="float" office:value="3317.2" calcext:value-type="float">
            <text:p>3317.2</text:p>
          </table:table-cell>
          <table:table-cell table:style-name="ce1" office:value-type="float" office:value="3978.4" calcext:value-type="float">
            <text:p>3978.4</text:p>
          </table:table-cell>
          <table:table-cell table:style-name="ce1" office:value-type="float" office:value="3744.5" calcext:value-type="float">
            <text:p>3744.5</text:p>
          </table:table-cell>
          <table:table-cell table:style-name="ce1" office:value-type="float" office:value="3491.1" calcext:value-type="float">
            <text:p>3491.1</text:p>
          </table:table-cell>
        </table:table-row>
        <table:table-row table:style-name="ro1">
          <table:table-cell table:style-name="ce1" office:value-type="string" calcext:value-type="string">
            <text:p>11:14:45</text:p>
          </table:table-cell>
          <table:table-cell table:style-name="ce1" office:value-type="float" office:value="2810.1" calcext:value-type="float">
            <text:p>2810.1</text:p>
          </table:table-cell>
          <table:table-cell table:style-name="ce1" office:value-type="float" office:value="3032.9" calcext:value-type="float">
            <text:p>3032.9</text:p>
          </table:table-cell>
          <table:table-cell table:style-name="ce1" office:value-type="float" office:value="3144.8" calcext:value-type="float">
            <text:p>3144.8</text:p>
          </table:table-cell>
          <table:table-cell table:style-name="ce1" office:value-type="float" office:value="3069.8" calcext:value-type="float">
            <text:p>3069.8</text:p>
          </table:table-cell>
        </table:table-row>
        <table:table-row table:style-name="ro1">
          <table:table-cell table:style-name="ce1" office:value-type="string" calcext:value-type="string">
            <text:p>11:15:48</text:p>
          </table:table-cell>
          <table:table-cell table:style-name="ce1" office:value-type="float" office:value="3172.8" calcext:value-type="float">
            <text:p>3172.8</text:p>
          </table:table-cell>
          <table:table-cell table:style-name="ce1" office:value-type="float" office:value="3022.3" calcext:value-type="float">
            <text:p>3022.3</text:p>
          </table:table-cell>
          <table:table-cell table:style-name="ce1" office:value-type="float" office:value="3158.6" calcext:value-type="float">
            <text:p>3158.6</text:p>
          </table:table-cell>
          <table:table-cell table:style-name="ce1" office:value-type="float" office:value="2966.3" calcext:value-type="float">
            <text:p>2966.3</text:p>
          </table:table-cell>
        </table:table-row>
        <table:table-row table:style-name="ro1">
          <table:table-cell table:style-name="ce1" office:value-type="string" calcext:value-type="string">
            <text:p>11:16:51</text:p>
          </table:table-cell>
          <table:table-cell table:style-name="ce1" office:value-type="float" office:value="5248.5" calcext:value-type="float">
            <text:p>5248.5</text:p>
          </table:table-cell>
          <table:table-cell table:style-name="ce1" office:value-type="float" office:value="4956.3" calcext:value-type="float">
            <text:p>4956.3</text:p>
          </table:table-cell>
          <table:table-cell table:style-name="ce1" office:value-type="float" office:value="4489.2" calcext:value-type="float">
            <text:p>4489.2</text:p>
          </table:table-cell>
          <table:table-cell table:style-name="ce1" office:value-type="float" office:value="5298.8" calcext:value-type="float">
            <text:p>5298.8</text:p>
          </table:table-cell>
        </table:table-row>
        <table:table-row table:style-name="ro1">
          <table:table-cell table:style-name="ce1" office:value-type="string" calcext:value-type="string">
            <text:p>11:17:54</text:p>
          </table:table-cell>
          <table:table-cell table:style-name="ce1" office:value-type="float" office:value="3364.7" calcext:value-type="float">
            <text:p>3364.7</text:p>
          </table:table-cell>
          <table:table-cell table:style-name="ce1" office:value-type="float" office:value="3142.3" calcext:value-type="float">
            <text:p>3142.3</text:p>
          </table:table-cell>
          <table:table-cell table:style-name="ce1" office:value-type="float" office:value="3326" calcext:value-type="float">
            <text:p>3326</text:p>
          </table:table-cell>
          <table:table-cell table:style-name="ce1" office:value-type="float" office:value="3056.2" calcext:value-type="float">
            <text:p>3056.2</text:p>
          </table:table-cell>
        </table:table-row>
        <table:table-row table:style-name="ro1">
          <table:table-cell table:style-name="ce1" office:value-type="string" calcext:value-type="string">
            <text:p>11:18:56</text:p>
          </table:table-cell>
          <table:table-cell table:style-name="ce1" office:value-type="float" office:value="3925.4" calcext:value-type="float">
            <text:p>3925.4</text:p>
          </table:table-cell>
          <table:table-cell table:style-name="ce1" office:value-type="float" office:value="3588.1" calcext:value-type="float">
            <text:p>3588.1</text:p>
          </table:table-cell>
          <table:table-cell table:style-name="ce1" office:value-type="float" office:value="4171.5" calcext:value-type="float">
            <text:p>4171.5</text:p>
          </table:table-cell>
          <table:table-cell table:style-name="ce1" office:value-type="float" office:value="4258" calcext:value-type="float">
            <text:p>4258</text:p>
          </table:table-cell>
        </table:table-row>
        <table:table-row table:style-name="ro1">
          <table:table-cell table:style-name="ce1" office:value-type="string" calcext:value-type="string">
            <text:p>11:19:59</text:p>
          </table:table-cell>
          <table:table-cell table:style-name="ce1" office:value-type="float" office:value="4655.6" calcext:value-type="float">
            <text:p>4655.6</text:p>
          </table:table-cell>
          <table:table-cell table:style-name="ce1" office:value-type="float" office:value="4623.5" calcext:value-type="float">
            <text:p>4623.5</text:p>
          </table:table-cell>
          <table:table-cell table:style-name="ce1" office:value-type="float" office:value="4761" calcext:value-type="float">
            <text:p>4761</text:p>
          </table:table-cell>
          <table:table-cell table:style-name="ce1" office:value-type="float" office:value="4416.5" calcext:value-type="float">
            <text:p>4416.5</text:p>
          </table:table-cell>
        </table:table-row>
        <table:table-row table:style-name="ro1">
          <table:table-cell table:style-name="ce1" office:value-type="string" calcext:value-type="string">
            <text:p>11:21:03</text:p>
          </table:table-cell>
          <table:table-cell table:style-name="ce1" office:value-type="float" office:value="3030.1" calcext:value-type="float">
            <text:p>3030.1</text:p>
          </table:table-cell>
          <table:table-cell table:style-name="ce1" office:value-type="float" office:value="2815.1" calcext:value-type="float">
            <text:p>2815.1</text:p>
          </table:table-cell>
          <table:table-cell table:style-name="ce1" office:value-type="float" office:value="3481.9" calcext:value-type="float">
            <text:p>3481.9</text:p>
          </table:table-cell>
          <table:table-cell table:style-name="ce1" office:value-type="float" office:value="2720.2" calcext:value-type="float">
            <text:p>2720.2</text:p>
          </table:table-cell>
        </table:table-row>
        <table:table-row table:style-name="ro1">
          <table:table-cell table:style-name="ce1" office:value-type="string" calcext:value-type="string">
            <text:p>11:22:06</text:p>
          </table:table-cell>
          <table:table-cell table:style-name="ce1" office:value-type="float" office:value="3316.1" calcext:value-type="float">
            <text:p>3316.1</text:p>
          </table:table-cell>
          <table:table-cell table:style-name="ce1" office:value-type="float" office:value="3341.9" calcext:value-type="float">
            <text:p>3341.9</text:p>
          </table:table-cell>
          <table:table-cell table:style-name="ce1" office:value-type="float" office:value="3079.8" calcext:value-type="float">
            <text:p>3079.8</text:p>
          </table:table-cell>
          <table:table-cell table:style-name="ce1" office:value-type="float" office:value="3147.6" calcext:value-type="float">
            <text:p>3147.6</text:p>
          </table:table-cell>
        </table:table-row>
        <table:table-row table:style-name="ro1">
          <table:table-cell table:style-name="ce1" office:value-type="string" calcext:value-type="string">
            <text:p>11:23:09</text:p>
          </table:table-cell>
          <table:table-cell table:style-name="ce1" office:value-type="float" office:value="4233.9" calcext:value-type="float">
            <text:p>4233.9</text:p>
          </table:table-cell>
          <table:table-cell table:style-name="ce1" office:value-type="float" office:value="4765.4" calcext:value-type="float">
            <text:p>4765.4</text:p>
          </table:table-cell>
          <table:table-cell table:style-name="ce1" office:value-type="float" office:value="5636.6" calcext:value-type="float">
            <text:p>5636.6</text:p>
          </table:table-cell>
          <table:table-cell table:style-name="ce1" office:value-type="float" office:value="4975.5" calcext:value-type="float">
            <text:p>4975.5</text:p>
          </table:table-cell>
        </table:table-row>
        <table:table-row table:style-name="ro1">
          <table:table-cell table:style-name="ce1" office:value-type="string" calcext:value-type="string">
            <text:p>11:24:12</text:p>
          </table:table-cell>
          <table:table-cell table:style-name="ce1" office:value-type="float" office:value="3403.6" calcext:value-type="float">
            <text:p>3403.6</text:p>
          </table:table-cell>
          <table:table-cell table:style-name="ce1" office:value-type="float" office:value="3238.7" calcext:value-type="float">
            <text:p>3238.7</text:p>
          </table:table-cell>
          <table:table-cell table:style-name="ce1" office:value-type="float" office:value="3188.1" calcext:value-type="float">
            <text:p>3188.1</text:p>
          </table:table-cell>
          <table:table-cell table:style-name="ce1" office:value-type="float" office:value="2967.7" calcext:value-type="float">
            <text:p>2967.7</text:p>
          </table:table-cell>
        </table:table-row>
        <table:table-row table:style-name="ro1">
          <table:table-cell table:style-name="ce1" office:value-type="string" calcext:value-type="string">
            <text:p>11:25:15</text:p>
          </table:table-cell>
          <table:table-cell table:style-name="ce1" office:value-type="float" office:value="2883.9" calcext:value-type="float">
            <text:p>2883.9</text:p>
          </table:table-cell>
          <table:table-cell table:style-name="ce1" office:value-type="float" office:value="2806.8" calcext:value-type="float">
            <text:p>2806.8</text:p>
          </table:table-cell>
          <table:table-cell table:style-name="ce1" office:value-type="float" office:value="2781.6" calcext:value-type="float">
            <text:p>2781.6</text:p>
          </table:table-cell>
          <table:table-cell table:style-name="ce1" office:value-type="float" office:value="2439.9" calcext:value-type="float">
            <text:p>2439.9</text:p>
          </table:table-cell>
        </table:table-row>
        <table:table-row table:style-name="ro1">
          <table:table-cell table:style-name="ce1" office:value-type="string" calcext:value-type="string">
            <text:p>11:26:17</text:p>
          </table:table-cell>
          <table:table-cell table:style-name="ce1" office:value-type="float" office:value="3931.1" calcext:value-type="float">
            <text:p>3931.1</text:p>
          </table:table-cell>
          <table:table-cell table:style-name="ce1" office:value-type="float" office:value="3935.7" calcext:value-type="float">
            <text:p>3935.7</text:p>
          </table:table-cell>
          <table:table-cell table:style-name="ce1" office:value-type="float" office:value="3939" calcext:value-type="float">
            <text:p>3939</text:p>
          </table:table-cell>
          <table:table-cell table:style-name="ce1" office:value-type="float" office:value="3949.6" calcext:value-type="float">
            <text:p>3949.6</text:p>
          </table:table-cell>
        </table:table-row>
        <table:table-row table:style-name="ro1">
          <table:table-cell table:style-name="ce1" office:value-type="string" calcext:value-type="string">
            <text:p>11:27:20</text:p>
          </table:table-cell>
          <table:table-cell table:style-name="ce1" office:value-type="float" office:value="3713.8" calcext:value-type="float">
            <text:p>3713.8</text:p>
          </table:table-cell>
          <table:table-cell table:style-name="ce1" office:value-type="float" office:value="3704" calcext:value-type="float">
            <text:p>3704</text:p>
          </table:table-cell>
          <table:table-cell table:style-name="ce1" office:value-type="float" office:value="2693" calcext:value-type="float">
            <text:p>2693</text:p>
          </table:table-cell>
          <table:table-cell table:style-name="ce1" office:value-type="float" office:value="2483.5" calcext:value-type="float">
            <text:p>2483.5</text:p>
          </table:table-cell>
        </table:table-row>
        <table:table-row table:style-name="ro1">
          <table:table-cell table:style-name="ce1" office:value-type="string" calcext:value-type="string">
            <text:p>11:28:23</text:p>
          </table:table-cell>
          <table:table-cell table:style-name="ce1" office:value-type="float" office:value="2956.3" calcext:value-type="float">
            <text:p>2956.3</text:p>
          </table:table-cell>
          <table:table-cell table:style-name="ce1" office:value-type="float" office:value="3130.1" calcext:value-type="float">
            <text:p>3130.1</text:p>
          </table:table-cell>
          <table:table-cell table:style-name="ce1" office:value-type="float" office:value="3784.2" calcext:value-type="float">
            <text:p>3784.2</text:p>
          </table:table-cell>
          <table:table-cell table:style-name="ce1" office:value-type="float" office:value="3508.2" calcext:value-type="float">
            <text:p>3508.2</text:p>
          </table:table-cell>
        </table:table-row>
        <table:table-row table:style-name="ro1">
          <table:table-cell table:style-name="ce1" office:value-type="string" calcext:value-type="string">
            <text:p>11:29:26</text:p>
          </table:table-cell>
          <table:table-cell table:style-name="ce1" office:value-type="float" office:value="2911.3" calcext:value-type="float">
            <text:p>2911.3</text:p>
          </table:table-cell>
          <table:table-cell table:style-name="ce1" office:value-type="float" office:value="3214.6" calcext:value-type="float">
            <text:p>3214.6</text:p>
          </table:table-cell>
          <table:table-cell table:style-name="ce1" office:value-type="float" office:value="3050.9" calcext:value-type="float">
            <text:p>3050.9</text:p>
          </table:table-cell>
          <table:table-cell table:style-name="ce1" office:value-type="float" office:value="2968.6" calcext:value-type="float">
            <text:p>2968.6</text:p>
          </table:table-cell>
        </table:table-row>
        <table:table-row table:style-name="ro1">
          <table:table-cell table:style-name="ce1" office:value-type="string" calcext:value-type="string">
            <text:p>11:30:28</text:p>
          </table:table-cell>
          <table:table-cell table:style-name="ce1" office:value-type="float" office:value="3107.4" calcext:value-type="float">
            <text:p>3107.4</text:p>
          </table:table-cell>
          <table:table-cell table:style-name="ce1" office:value-type="float" office:value="3297.7" calcext:value-type="float">
            <text:p>3297.7</text:p>
          </table:table-cell>
          <table:table-cell table:style-name="ce1" office:value-type="float" office:value="3280.6" calcext:value-type="float">
            <text:p>3280.6</text:p>
          </table:table-cell>
          <table:table-cell table:style-name="ce1" office:value-type="float" office:value="2996.8" calcext:value-type="float">
            <text:p>2996.8</text:p>
          </table:table-cell>
        </table:table-row>
        <table:table-row table:style-name="ro1">
          <table:table-cell table:style-name="ce1" office:value-type="string" calcext:value-type="string">
            <text:p>11:31:31</text:p>
          </table:table-cell>
          <table:table-cell table:style-name="ce1" office:value-type="float" office:value="3325.2" calcext:value-type="float">
            <text:p>3325.2</text:p>
          </table:table-cell>
          <table:table-cell table:style-name="ce1" office:value-type="float" office:value="3342" calcext:value-type="float">
            <text:p>3342</text:p>
          </table:table-cell>
          <table:table-cell table:style-name="ce1" office:value-type="float" office:value="3519.1" calcext:value-type="float">
            <text:p>3519.1</text:p>
          </table:table-cell>
          <table:table-cell table:style-name="ce1" office:value-type="float" office:value="2956" calcext:value-type="float">
            <text:p>2956</text:p>
          </table:table-cell>
        </table:table-row>
        <table:table-row table:style-name="ro1">
          <table:table-cell table:style-name="ce1" office:value-type="string" calcext:value-type="string">
            <text:p>11:32:34</text:p>
          </table:table-cell>
          <table:table-cell table:style-name="ce1" office:value-type="float" office:value="3089.8" calcext:value-type="float">
            <text:p>3089.8</text:p>
          </table:table-cell>
          <table:table-cell table:style-name="ce1" office:value-type="float" office:value="3160.9" calcext:value-type="float">
            <text:p>3160.9</text:p>
          </table:table-cell>
          <table:table-cell table:style-name="ce1" office:value-type="float" office:value="3217.9" calcext:value-type="float">
            <text:p>3217.9</text:p>
          </table:table-cell>
          <table:table-cell table:style-name="ce1" office:value-type="float" office:value="2938.1" calcext:value-type="float">
            <text:p>2938.1</text:p>
          </table:table-cell>
        </table:table-row>
        <table:table-row table:style-name="ro1">
          <table:table-cell table:style-name="ce1" office:value-type="string" calcext:value-type="string">
            <text:p>11:33:37</text:p>
          </table:table-cell>
          <table:table-cell table:style-name="ce1" office:value-type="float" office:value="3792.3" calcext:value-type="float">
            <text:p>3792.3</text:p>
          </table:table-cell>
          <table:table-cell table:style-name="ce1" office:value-type="float" office:value="3547" calcext:value-type="float">
            <text:p>3547</text:p>
          </table:table-cell>
          <table:table-cell table:style-name="ce1" office:value-type="float" office:value="3977.9" calcext:value-type="float">
            <text:p>3977.9</text:p>
          </table:table-cell>
          <table:table-cell table:style-name="ce1" office:value-type="float" office:value="3368.1" calcext:value-type="float">
            <text:p>3368.1</text:p>
          </table:table-cell>
        </table:table-row>
        <table:table-row table:style-name="ro1">
          <table:table-cell table:style-name="ce1" office:value-type="string" calcext:value-type="string">
            <text:p>11:34:40</text:p>
          </table:table-cell>
          <table:table-cell table:style-name="ce1" office:value-type="float" office:value="2699.2" calcext:value-type="float">
            <text:p>2699.2</text:p>
          </table:table-cell>
          <table:table-cell table:style-name="ce1" office:value-type="float" office:value="2829.2" calcext:value-type="float">
            <text:p>2829.2</text:p>
          </table:table-cell>
          <table:table-cell table:style-name="ce1" office:value-type="float" office:value="2979.4" calcext:value-type="float">
            <text:p>2979.4</text:p>
          </table:table-cell>
          <table:table-cell table:style-name="ce1" office:value-type="float" office:value="2597.5" calcext:value-type="float">
            <text:p>2597.5</text:p>
          </table:table-cell>
        </table:table-row>
        <table:table-row table:style-name="ro1">
          <table:table-cell table:style-name="ce1" office:value-type="string" calcext:value-type="string">
            <text:p>11:35:42</text:p>
          </table:table-cell>
          <table:table-cell table:style-name="ce1" office:value-type="float" office:value="3786.5" calcext:value-type="float">
            <text:p>3786.5</text:p>
          </table:table-cell>
          <table:table-cell table:style-name="ce1" office:value-type="float" office:value="3712.2" calcext:value-type="float">
            <text:p>3712.2</text:p>
          </table:table-cell>
          <table:table-cell table:style-name="ce1" office:value-type="float" office:value="4949.9" calcext:value-type="float">
            <text:p>4949.9</text:p>
          </table:table-cell>
          <table:table-cell table:style-name="ce1" office:value-type="float" office:value="4023.7" calcext:value-type="float">
            <text:p>4023.7</text:p>
          </table:table-cell>
        </table:table-row>
        <table:table-row table:style-name="ro1">
          <table:table-cell table:style-name="ce1" office:value-type="string" calcext:value-type="string">
            <text:p>11:36:46</text:p>
          </table:table-cell>
          <table:table-cell table:style-name="ce1" office:value-type="float" office:value="2807.3" calcext:value-type="float">
            <text:p>2807.3</text:p>
          </table:table-cell>
          <table:table-cell table:style-name="ce1" office:value-type="float" office:value="3090.7" calcext:value-type="float">
            <text:p>3090.7</text:p>
          </table:table-cell>
          <table:table-cell table:style-name="ce1" office:value-type="float" office:value="3101" calcext:value-type="float">
            <text:p>3101</text:p>
          </table:table-cell>
          <table:table-cell table:style-name="ce1" office:value-type="float" office:value="2561.8" calcext:value-type="float">
            <text:p>2561.8</text:p>
          </table:table-cell>
        </table:table-row>
        <table:table-row table:style-name="ro1">
          <table:table-cell table:style-name="ce1" office:value-type="string" calcext:value-type="string">
            <text:p>11:37:49</text:p>
          </table:table-cell>
          <table:table-cell table:style-name="ce1" office:value-type="float" office:value="3196.1" calcext:value-type="float">
            <text:p>3196.1</text:p>
          </table:table-cell>
          <table:table-cell table:style-name="ce1" office:value-type="float" office:value="3407.6" calcext:value-type="float">
            <text:p>3407.6</text:p>
          </table:table-cell>
          <table:table-cell table:style-name="ce1" office:value-type="float" office:value="3578" calcext:value-type="float">
            <text:p>3578</text:p>
          </table:table-cell>
          <table:table-cell table:style-name="ce1" office:value-type="float" office:value="3239" calcext:value-type="float">
            <text:p>3239</text:p>
          </table:table-cell>
        </table:table-row>
        <table:table-row table:style-name="ro1">
          <table:table-cell table:style-name="ce1" office:value-type="string" calcext:value-type="string">
            <text:p>11:38:51</text:p>
          </table:table-cell>
          <table:table-cell table:style-name="ce1" office:value-type="float" office:value="3363.7" calcext:value-type="float">
            <text:p>3363.7</text:p>
          </table:table-cell>
          <table:table-cell table:style-name="ce1" office:value-type="float" office:value="3100.8" calcext:value-type="float">
            <text:p>3100.8</text:p>
          </table:table-cell>
          <table:table-cell table:style-name="ce1" office:value-type="float" office:value="3451.4" calcext:value-type="float">
            <text:p>3451.4</text:p>
          </table:table-cell>
          <table:table-cell table:style-name="ce1" office:value-type="float" office:value="3059.2" calcext:value-type="float">
            <text:p>3059.2</text:p>
          </table:table-cell>
        </table:table-row>
        <table:table-row table:style-name="ro1">
          <table:table-cell table:style-name="ce1" office:value-type="string" calcext:value-type="string">
            <text:p>11:39:54</text:p>
          </table:table-cell>
          <table:table-cell table:style-name="ce1" office:value-type="float" office:value="3490.9" calcext:value-type="float">
            <text:p>3490.9</text:p>
          </table:table-cell>
          <table:table-cell table:style-name="ce1" office:value-type="float" office:value="4024.9" calcext:value-type="float">
            <text:p>4024.9</text:p>
          </table:table-cell>
          <table:table-cell table:style-name="ce1" office:value-type="float" office:value="3480.8" calcext:value-type="float">
            <text:p>3480.8</text:p>
          </table:table-cell>
          <table:table-cell table:style-name="ce1" office:value-type="float" office:value="3487.7" calcext:value-type="float">
            <text:p>3487.7</text:p>
          </table:table-cell>
        </table:table-row>
        <table:table-row table:style-name="ro1">
          <table:table-cell table:style-name="ce1" office:value-type="string" calcext:value-type="string">
            <text:p>11:40:57</text:p>
          </table:table-cell>
          <table:table-cell table:style-name="ce1" office:value-type="float" office:value="3018.5" calcext:value-type="float">
            <text:p>3018.5</text:p>
          </table:table-cell>
          <table:table-cell table:style-name="ce1" office:value-type="float" office:value="3229.9" calcext:value-type="float">
            <text:p>3229.9</text:p>
          </table:table-cell>
          <table:table-cell table:style-name="ce1" office:value-type="float" office:value="3343.6" calcext:value-type="float">
            <text:p>3343.6</text:p>
          </table:table-cell>
          <table:table-cell table:style-name="ce1" office:value-type="float" office:value="2739.7" calcext:value-type="float">
            <text:p>2739.7</text:p>
          </table:table-cell>
        </table:table-row>
        <table:table-row table:style-name="ro1">
          <table:table-cell table:style-name="ce1" office:value-type="string" calcext:value-type="string">
            <text:p>11:42:00</text:p>
          </table:table-cell>
          <table:table-cell table:style-name="ce1" office:value-type="float" office:value="4252.7" calcext:value-type="float">
            <text:p>4252.7</text:p>
          </table:table-cell>
          <table:table-cell table:style-name="ce1" office:value-type="float" office:value="3413.1" calcext:value-type="float">
            <text:p>3413.1</text:p>
          </table:table-cell>
          <table:table-cell table:style-name="ce1" office:value-type="float" office:value="3937.6" calcext:value-type="float">
            <text:p>3937.6</text:p>
          </table:table-cell>
          <table:table-cell table:style-name="ce1" office:value-type="float" office:value="4372.9" calcext:value-type="float">
            <text:p>4372.9</text:p>
          </table:table-cell>
        </table:table-row>
        <table:table-row table:style-name="ro1">
          <table:table-cell table:style-name="ce1" office:value-type="string" calcext:value-type="string">
            <text:p>11:43:03</text:p>
          </table:table-cell>
          <table:table-cell table:style-name="ce1" office:value-type="float" office:value="3829" calcext:value-type="float">
            <text:p>3829</text:p>
          </table:table-cell>
          <table:table-cell table:style-name="ce1" office:value-type="float" office:value="3649.3" calcext:value-type="float">
            <text:p>3649.3</text:p>
          </table:table-cell>
          <table:table-cell table:style-name="ce1" office:value-type="float" office:value="4170.4" calcext:value-type="float">
            <text:p>4170.4</text:p>
          </table:table-cell>
          <table:table-cell table:style-name="ce1" office:value-type="float" office:value="3852.6" calcext:value-type="float">
            <text:p>3852.6</text:p>
          </table:table-cell>
        </table:table-row>
        <table:table-row table:style-name="ro1">
          <table:table-cell table:style-name="ce1" office:value-type="string" calcext:value-type="string">
            <text:p>11:44:05</text:p>
          </table:table-cell>
          <table:table-cell table:style-name="ce1" office:value-type="float" office:value="3113.1" calcext:value-type="float">
            <text:p>3113.1</text:p>
          </table:table-cell>
          <table:table-cell table:style-name="ce1" office:value-type="float" office:value="2815.3" calcext:value-type="float">
            <text:p>2815.3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2638.5" calcext:value-type="float">
            <text:p>2638.5</text:p>
          </table:table-cell>
        </table:table-row>
        <table:table-row table:style-name="ro1">
          <table:table-cell table:style-name="ce1" office:value-type="string" calcext:value-type="string">
            <text:p>11:45:08</text:p>
          </table:table-cell>
          <table:table-cell table:style-name="ce1" office:value-type="float" office:value="3076.7" calcext:value-type="float">
            <text:p>3076.7</text:p>
          </table:table-cell>
          <table:table-cell table:style-name="ce1" office:value-type="float" office:value="3199.4" calcext:value-type="float">
            <text:p>3199.4</text:p>
          </table:table-cell>
          <table:table-cell table:style-name="ce1" office:value-type="float" office:value="3255.1" calcext:value-type="float">
            <text:p>3255.1</text:p>
          </table:table-cell>
          <table:table-cell table:style-name="ce1" office:value-type="float" office:value="3310.4" calcext:value-type="float">
            <text:p>3310.4</text:p>
          </table:table-cell>
        </table:table-row>
        <table:table-row table:style-name="ro1">
          <table:table-cell table:style-name="ce1" office:value-type="string" calcext:value-type="string">
            <text:p>11:46:11</text:p>
          </table:table-cell>
          <table:table-cell table:style-name="ce1" office:value-type="float" office:value="2416.8" calcext:value-type="float">
            <text:p>2416.8</text:p>
          </table:table-cell>
          <table:table-cell table:style-name="ce1" office:value-type="float" office:value="2513.8" calcext:value-type="float">
            <text:p>2513.8</text:p>
          </table:table-cell>
          <table:table-cell table:style-name="ce1" office:value-type="float" office:value="2481.1" calcext:value-type="float">
            <text:p>2481.1</text:p>
          </table:table-cell>
          <table:table-cell table:style-name="ce1" office:value-type="float" office:value="2235" calcext:value-type="float">
            <text:p>2235</text:p>
          </table:table-cell>
        </table:table-row>
        <table:table-row table:style-name="ro1">
          <table:table-cell table:style-name="ce1" office:value-type="string" calcext:value-type="string">
            <text:p>11:47:14</text:p>
          </table:table-cell>
          <table:table-cell table:style-name="ce1" office:value-type="float" office:value="3004.6" calcext:value-type="float">
            <text:p>3004.6</text:p>
          </table:table-cell>
          <table:table-cell table:style-name="ce1" office:value-type="float" office:value="2969.3" calcext:value-type="float">
            <text:p>2969.3</text:p>
          </table:table-cell>
          <table:table-cell table:style-name="ce1" office:value-type="float" office:value="3252.4" calcext:value-type="float">
            <text:p>3252.4</text:p>
          </table:table-cell>
          <table:table-cell table:style-name="ce1" office:value-type="float" office:value="2909.1" calcext:value-type="float">
            <text:p>2909.1</text:p>
          </table:table-cell>
        </table:table-row>
        <table:table-row table:style-name="ro1">
          <table:table-cell table:style-name="ce1" office:value-type="string" calcext:value-type="string">
            <text:p>11:48:16</text:p>
          </table:table-cell>
          <table:table-cell table:style-name="ce1" office:value-type="float" office:value="3293.2" calcext:value-type="float">
            <text:p>3293.2</text:p>
          </table:table-cell>
          <table:table-cell table:style-name="ce1" office:value-type="float" office:value="3062.1" calcext:value-type="float">
            <text:p>3062.1</text:p>
          </table:table-cell>
          <table:table-cell table:style-name="ce1" office:value-type="float" office:value="3169" calcext:value-type="float">
            <text:p>3169</text:p>
          </table:table-cell>
          <table:table-cell table:style-name="ce1" office:value-type="float" office:value="2867.1" calcext:value-type="float">
            <text:p>2867.1</text:p>
          </table:table-cell>
        </table:table-row>
        <table:table-row table:style-name="ro1">
          <table:table-cell table:style-name="ce1" office:value-type="string" calcext:value-type="string">
            <text:p>11:49:19</text:p>
          </table:table-cell>
          <table:table-cell table:style-name="ce1" office:value-type="float" office:value="3002.1" calcext:value-type="float">
            <text:p>3002.1</text:p>
          </table:table-cell>
          <table:table-cell table:style-name="ce1" office:value-type="float" office:value="3115" calcext:value-type="float">
            <text:p>3115</text:p>
          </table:table-cell>
          <table:table-cell table:style-name="ce1" office:value-type="float" office:value="3221.3" calcext:value-type="float">
            <text:p>3221.3</text:p>
          </table:table-cell>
          <table:table-cell table:style-name="ce1" office:value-type="float" office:value="2853.4" calcext:value-type="float">
            <text:p>2853.4</text:p>
          </table:table-cell>
        </table:table-row>
        <table:table-row table:style-name="ro1">
          <table:table-cell table:style-name="ce1" office:value-type="string" calcext:value-type="string">
            <text:p>11:50:22</text:p>
          </table:table-cell>
          <table:table-cell table:style-name="ce1" office:value-type="float" office:value="2859.6" calcext:value-type="float">
            <text:p>2859.6</text:p>
          </table:table-cell>
          <table:table-cell table:style-name="ce1" office:value-type="float" office:value="2678.6" calcext:value-type="float">
            <text:p>2678.6</text:p>
          </table:table-cell>
          <table:table-cell table:style-name="ce1" office:value-type="float" office:value="3205.6" calcext:value-type="float">
            <text:p>3205.6</text:p>
          </table:table-cell>
          <table:table-cell table:style-name="ce1" office:value-type="float" office:value="2697.3" calcext:value-type="float">
            <text:p>2697.3</text:p>
          </table:table-cell>
        </table:table-row>
        <table:table-row table:style-name="ro1">
          <table:table-cell table:style-name="ce1" office:value-type="string" calcext:value-type="string">
            <text:p>11:51:25</text:p>
          </table:table-cell>
          <table:table-cell table:style-name="ce1" office:value-type="float" office:value="2275.5" calcext:value-type="float">
            <text:p>2275.5</text:p>
          </table:table-cell>
          <table:table-cell table:style-name="ce1" office:value-type="float" office:value="2780.9" calcext:value-type="float">
            <text:p>2780.9</text:p>
          </table:table-cell>
          <table:table-cell table:style-name="ce1" office:value-type="float" office:value="2689.6" calcext:value-type="float">
            <text:p>2689.6</text:p>
          </table:table-cell>
          <table:table-cell table:style-name="ce1" office:value-type="float" office:value="2462.6" calcext:value-type="float">
            <text:p>2462.6</text:p>
          </table:table-cell>
        </table:table-row>
        <table:table-row table:style-name="ro1">
          <table:table-cell table:style-name="ce1" office:value-type="string" calcext:value-type="string">
            <text:p>11:52:29</text:p>
          </table:table-cell>
          <table:table-cell table:style-name="ce1" office:value-type="float" office:value="3205.3" calcext:value-type="float">
            <text:p>3205.3</text:p>
          </table:table-cell>
          <table:table-cell table:style-name="ce1" office:value-type="float" office:value="2974.1" calcext:value-type="float">
            <text:p>2974.1</text:p>
          </table:table-cell>
          <table:table-cell table:style-name="ce1" office:value-type="float" office:value="3499.7" calcext:value-type="float">
            <text:p>3499.7</text:p>
          </table:table-cell>
          <table:table-cell table:style-name="ce1" office:value-type="float" office:value="2600.4" calcext:value-type="float">
            <text:p>2600.4</text:p>
          </table:table-cell>
        </table:table-row>
        <table:table-row table:style-name="ro1">
          <table:table-cell table:style-name="ce1" office:value-type="string" calcext:value-type="string">
            <text:p>11:53:32</text:p>
          </table:table-cell>
          <table:table-cell table:style-name="ce1" office:value-type="float" office:value="3027.1" calcext:value-type="float">
            <text:p>3027.1</text:p>
          </table:table-cell>
          <table:table-cell table:style-name="ce1" office:value-type="float" office:value="2734.7" calcext:value-type="float">
            <text:p>2734.7</text:p>
          </table:table-cell>
          <table:table-cell table:style-name="ce1" office:value-type="float" office:value="3011.8" calcext:value-type="float">
            <text:p>3011.8</text:p>
          </table:table-cell>
          <table:table-cell table:style-name="ce1" office:value-type="float" office:value="3061.3" calcext:value-type="float">
            <text:p>3061.3</text:p>
          </table:table-cell>
        </table:table-row>
        <table:table-row table:style-name="ro1">
          <table:table-cell table:style-name="ce1" office:value-type="string" calcext:value-type="string">
            <text:p>11:54:34</text:p>
          </table:table-cell>
          <table:table-cell table:style-name="ce1" office:value-type="float" office:value="3093.2" calcext:value-type="float">
            <text:p>3093.2</text:p>
          </table:table-cell>
          <table:table-cell table:style-name="ce1" office:value-type="float" office:value="3133.6" calcext:value-type="float">
            <text:p>3133.6</text:p>
          </table:table-cell>
          <table:table-cell table:style-name="ce1" office:value-type="float" office:value="3533.7" calcext:value-type="float">
            <text:p>3533.7</text:p>
          </table:table-cell>
          <table:table-cell table:style-name="ce1" office:value-type="float" office:value="2663.5" calcext:value-type="float">
            <text:p>2663.5</text:p>
          </table:table-cell>
        </table:table-row>
        <table:table-row table:style-name="ro1">
          <table:table-cell table:style-name="ce1" office:value-type="string" calcext:value-type="string">
            <text:p>11:55:37</text:p>
          </table:table-cell>
          <table:table-cell table:style-name="ce1" office:value-type="float" office:value="2883.3" calcext:value-type="float">
            <text:p>2883.3</text:p>
          </table:table-cell>
          <table:table-cell table:style-name="ce1" office:value-type="float" office:value="2971.2" calcext:value-type="float">
            <text:p>2971.2</text:p>
          </table:table-cell>
          <table:table-cell table:style-name="ce1" office:value-type="float" office:value="3275.7" calcext:value-type="float">
            <text:p>3275.7</text:p>
          </table:table-cell>
          <table:table-cell table:style-name="ce1" office:value-type="float" office:value="3057.2" calcext:value-type="float">
            <text:p>3057.2</text:p>
          </table:table-cell>
        </table:table-row>
        <table:table-row table:style-name="ro1">
          <table:table-cell table:style-name="ce1" office:value-type="string" calcext:value-type="string">
            <text:p>11:56:40</text:p>
          </table:table-cell>
          <table:table-cell table:style-name="ce1" office:value-type="float" office:value="3253" calcext:value-type="float">
            <text:p>3253</text:p>
          </table:table-cell>
          <table:table-cell table:style-name="ce1" office:value-type="float" office:value="2986.5" calcext:value-type="float">
            <text:p>2986.5</text:p>
          </table:table-cell>
          <table:table-cell table:style-name="ce1" office:value-type="float" office:value="2827.6" calcext:value-type="float">
            <text:p>2827.6</text:p>
          </table:table-cell>
          <table:table-cell table:style-name="ce1" office:value-type="float" office:value="3355" calcext:value-type="float">
            <text:p>3355</text:p>
          </table:table-cell>
        </table:table-row>
        <table:table-row table:style-name="ro1">
          <table:table-cell table:style-name="ce1" office:value-type="string" calcext:value-type="string">
            <text:p>11:57:43</text:p>
          </table:table-cell>
          <table:table-cell table:style-name="ce1" office:value-type="float" office:value="2956" calcext:value-type="float">
            <text:p>2956</text:p>
          </table:table-cell>
          <table:table-cell table:style-name="ce1" office:value-type="float" office:value="3295.8" calcext:value-type="float">
            <text:p>3295.8</text:p>
          </table:table-cell>
          <table:table-cell table:style-name="ce1" office:value-type="float" office:value="3368.4" calcext:value-type="float">
            <text:p>3368.4</text:p>
          </table:table-cell>
          <table:table-cell table:style-name="ce1" office:value-type="float" office:value="2689.1" calcext:value-type="float">
            <text:p>2689.1</text:p>
          </table:table-cell>
        </table:table-row>
        <table:table-row table:style-name="ro1">
          <table:table-cell table:style-name="ce1" office:value-type="string" calcext:value-type="string">
            <text:p>11:58:45</text:p>
          </table:table-cell>
          <table:table-cell table:style-name="ce1" office:value-type="float" office:value="3553.6" calcext:value-type="float">
            <text:p>3553.6</text:p>
          </table:table-cell>
          <table:table-cell table:style-name="ce1" office:value-type="float" office:value="3388.6" calcext:value-type="float">
            <text:p>3388.6</text:p>
          </table:table-cell>
          <table:table-cell table:style-name="ce1" office:value-type="float" office:value="3546.2" calcext:value-type="float">
            <text:p>3546.2</text:p>
          </table:table-cell>
          <table:table-cell table:style-name="ce1" office:value-type="float" office:value="3230.8" calcext:value-type="float">
            <text:p>3230.8</text:p>
          </table:table-cell>
        </table:table-row>
        <table:table-row table:style-name="ro1">
          <table:table-cell table:style-name="ce1" office:value-type="string" calcext:value-type="string">
            <text:p>11:59:48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2717.2" calcext:value-type="float">
            <text:p>2717.2</text:p>
          </table:table-cell>
          <table:table-cell table:style-name="ce1" office:value-type="float" office:value="3100.8" calcext:value-type="float">
            <text:p>3100.8</text:p>
          </table:table-cell>
          <table:table-cell table:style-name="ce1" office:value-type="float" office:value="2721.6" calcext:value-type="float">
            <text:p>2721.6</text:p>
          </table:table-cell>
        </table:table-row>
        <table:table-row table:style-name="ro1">
          <table:table-cell table:style-name="ce1" office:value-type="string" calcext:value-type="string">
            <text:p>12:00:51</text:p>
          </table:table-cell>
          <table:table-cell table:style-name="ce1" office:value-type="float" office:value="3292.1" calcext:value-type="float">
            <text:p>3292.1</text:p>
          </table:table-cell>
          <table:table-cell table:style-name="ce1" office:value-type="float" office:value="3562" calcext:value-type="float">
            <text:p>3562</text:p>
          </table:table-cell>
          <table:table-cell table:style-name="ce1" office:value-type="float" office:value="4378.1" calcext:value-type="float">
            <text:p>4378.1</text:p>
          </table:table-cell>
          <table:table-cell table:style-name="ce1" office:value-type="float" office:value="3483.4" calcext:value-type="float">
            <text:p>3483.4</text:p>
          </table:table-cell>
        </table:table-row>
        <table:table-row table:style-name="ro1">
          <table:table-cell table:style-name="ce1" office:value-type="string" calcext:value-type="string">
            <text:p>12:01:54</text:p>
          </table:table-cell>
          <table:table-cell table:style-name="ce1" office:value-type="float" office:value="3308.9" calcext:value-type="float">
            <text:p>3308.9</text:p>
          </table:table-cell>
          <table:table-cell table:style-name="ce1" office:value-type="float" office:value="3415.7" calcext:value-type="float">
            <text:p>3415.7</text:p>
          </table:table-cell>
          <table:table-cell table:style-name="ce1" office:value-type="float" office:value="3484.8" calcext:value-type="float">
            <text:p>3484.8</text:p>
          </table:table-cell>
          <table:table-cell table:style-name="ce1" office:value-type="float" office:value="3162.3" calcext:value-type="float">
            <text:p>3162.3</text:p>
          </table:table-cell>
        </table:table-row>
        <table:table-row table:style-name="ro1">
          <table:table-cell table:style-name="ce1" office:value-type="string" calcext:value-type="string">
            <text:p>12:02:56</text:p>
          </table:table-cell>
          <table:table-cell table:style-name="ce1" office:value-type="float" office:value="3519.7" calcext:value-type="float">
            <text:p>3519.7</text:p>
          </table:table-cell>
          <table:table-cell table:style-name="ce1" office:value-type="float" office:value="3520.7" calcext:value-type="float">
            <text:p>3520.7</text:p>
          </table:table-cell>
          <table:table-cell table:style-name="ce1" office:value-type="float" office:value="3862.8" calcext:value-type="float">
            <text:p>3862.8</text:p>
          </table:table-cell>
          <table:table-cell table:style-name="ce1" office:value-type="float" office:value="3481.5" calcext:value-type="float">
            <text:p>3481.5</text:p>
          </table:table-cell>
        </table:table-row>
        <table:table-row table:style-name="ro1">
          <table:table-cell table:style-name="ce1" office:value-type="string" calcext:value-type="string">
            <text:p>12:03:59</text:p>
          </table:table-cell>
          <table:table-cell table:style-name="ce1" office:value-type="float" office:value="2585.3" calcext:value-type="float">
            <text:p>2585.3</text:p>
          </table:table-cell>
          <table:table-cell table:style-name="ce1" office:value-type="float" office:value="2818.6" calcext:value-type="float">
            <text:p>2818.6</text:p>
          </table:table-cell>
          <table:table-cell table:style-name="ce1" office:value-type="float" office:value="2633.4" calcext:value-type="float">
            <text:p>2633.4</text:p>
          </table:table-cell>
          <table:table-cell table:style-name="ce1" office:value-type="float" office:value="2513.9" calcext:value-type="float">
            <text:p>2513.9</text:p>
          </table:table-cell>
        </table:table-row>
        <table:table-row table:style-name="ro1">
          <table:table-cell table:style-name="ce1" office:value-type="string" calcext:value-type="string">
            <text:p>12:05:02</text:p>
          </table:table-cell>
          <table:table-cell table:style-name="ce1" office:value-type="float" office:value="3180.1" calcext:value-type="float">
            <text:p>3180.1</text:p>
          </table:table-cell>
          <table:table-cell table:style-name="ce1" office:value-type="float" office:value="3836.1" calcext:value-type="float">
            <text:p>3836.1</text:p>
          </table:table-cell>
          <table:table-cell table:style-name="ce1" office:value-type="float" office:value="3284" calcext:value-type="float">
            <text:p>3284</text:p>
          </table:table-cell>
          <table:table-cell table:style-name="ce1" office:value-type="float" office:value="3286" calcext:value-type="float">
            <text:p>3286</text:p>
          </table:table-cell>
        </table:table-row>
        <table:table-row table:style-name="ro1">
          <table:table-cell table:style-name="ce1" office:value-type="string" calcext:value-type="string">
            <text:p>12:06:05</text:p>
          </table:table-cell>
          <table:table-cell table:style-name="ce1" office:value-type="float" office:value="3136.8" calcext:value-type="float">
            <text:p>3136.8</text:p>
          </table:table-cell>
          <table:table-cell table:style-name="ce1" office:value-type="float" office:value="3470" calcext:value-type="float">
            <text:p>3470</text:p>
          </table:table-cell>
          <table:table-cell table:style-name="ce1" office:value-type="float" office:value="2844.7" calcext:value-type="float">
            <text:p>2844.7</text:p>
          </table:table-cell>
          <table:table-cell table:style-name="ce1" office:value-type="float" office:value="2833.9" calcext:value-type="float">
            <text:p>2833.9</text:p>
          </table:table-cell>
        </table:table-row>
        <table:table-row table:style-name="ro1">
          <table:table-cell table:style-name="ce1" office:value-type="string" calcext:value-type="string">
            <text:p>12:07:08</text:p>
          </table:table-cell>
          <table:table-cell table:style-name="ce1" office:value-type="float" office:value="3636.1" calcext:value-type="float">
            <text:p>3636.1</text:p>
          </table:table-cell>
          <table:table-cell table:style-name="ce1" office:value-type="float" office:value="3403.6" calcext:value-type="float">
            <text:p>3403.6</text:p>
          </table:table-cell>
          <table:table-cell table:style-name="ce1" office:value-type="float" office:value="3727.9" calcext:value-type="float">
            <text:p>3727.9</text:p>
          </table:table-cell>
          <table:table-cell table:style-name="ce1" office:value-type="float" office:value="3497.5" calcext:value-type="float">
            <text:p>3497.5</text:p>
          </table:table-cell>
        </table:table-row>
        <table:table-row table:style-name="ro1">
          <table:table-cell table:style-name="ce1" office:value-type="string" calcext:value-type="string">
            <text:p>12:08:13</text:p>
          </table:table-cell>
          <table:table-cell table:style-name="ce1" office:value-type="float" office:value="2639" calcext:value-type="float">
            <text:p>2639</text:p>
          </table:table-cell>
          <table:table-cell table:style-name="ce1" office:value-type="float" office:value="3032.1" calcext:value-type="float">
            <text:p>3032.1</text:p>
          </table:table-cell>
          <table:table-cell table:style-name="ce1" office:value-type="float" office:value="2880.2" calcext:value-type="float">
            <text:p>2880.2</text:p>
          </table:table-cell>
          <table:table-cell table:style-name="ce1" office:value-type="float" office:value="3093.6" calcext:value-type="float">
            <text:p>3093.6</text:p>
          </table:table-cell>
        </table:table-row>
        <table:table-row table:style-name="ro1">
          <table:table-cell table:style-name="ce1" office:value-type="string" calcext:value-type="string">
            <text:p>12:09:16</text:p>
          </table:table-cell>
          <table:table-cell table:style-name="ce1" office:value-type="float" office:value="3114" calcext:value-type="float">
            <text:p>3114</text:p>
          </table:table-cell>
          <table:table-cell table:style-name="ce1" office:value-type="float" office:value="3398.8" calcext:value-type="float">
            <text:p>3398.8</text:p>
          </table:table-cell>
          <table:table-cell table:style-name="ce1" office:value-type="float" office:value="3256.9" calcext:value-type="float">
            <text:p>3256.9</text:p>
          </table:table-cell>
          <table:table-cell table:style-name="ce1" office:value-type="float" office:value="2860.6" calcext:value-type="float">
            <text:p>2860.6</text:p>
          </table:table-cell>
        </table:table-row>
        <table:table-row table:style-name="ro1">
          <table:table-cell table:style-name="ce1" office:value-type="string" calcext:value-type="string">
            <text:p>12:10:19</text:p>
          </table:table-cell>
          <table:table-cell table:style-name="ce1" office:value-type="float" office:value="2624.1" calcext:value-type="float">
            <text:p>2624.1</text:p>
          </table:table-cell>
          <table:table-cell table:style-name="ce1" office:value-type="float" office:value="2773.6" calcext:value-type="float">
            <text:p>2773.6</text:p>
          </table:table-cell>
          <table:table-cell table:style-name="ce1" office:value-type="float" office:value="2866.8" calcext:value-type="float">
            <text:p>2866.8</text:p>
          </table:table-cell>
          <table:table-cell table:style-name="ce1" office:value-type="float" office:value="2528.2" calcext:value-type="float">
            <text:p>2528.2</text:p>
          </table:table-cell>
        </table:table-row>
        <table:table-row table:style-name="ro1">
          <table:table-cell table:style-name="ce1" office:value-type="string" calcext:value-type="string">
            <text:p>12:11:22</text:p>
          </table:table-cell>
          <table:table-cell table:style-name="ce1" office:value-type="float" office:value="3515.5" calcext:value-type="float">
            <text:p>3515.5</text:p>
          </table:table-cell>
          <table:table-cell table:style-name="ce1" office:value-type="float" office:value="4058.4" calcext:value-type="float">
            <text:p>4058.4</text:p>
          </table:table-cell>
          <table:table-cell table:style-name="ce1" office:value-type="float" office:value="4346.9" calcext:value-type="float">
            <text:p>4346.9</text:p>
          </table:table-cell>
          <table:table-cell table:style-name="ce1" office:value-type="float" office:value="3694.2" calcext:value-type="float">
            <text:p>3694.2</text:p>
          </table:table-cell>
        </table:table-row>
        <table:table-row table:style-name="ro1">
          <table:table-cell table:style-name="ce1" office:value-type="string" calcext:value-type="string">
            <text:p>12:12:25</text:p>
          </table:table-cell>
          <table:table-cell table:style-name="ce1" office:value-type="float" office:value="2493.3" calcext:value-type="float">
            <text:p>2493.3</text:p>
          </table:table-cell>
          <table:table-cell table:style-name="ce1" office:value-type="float" office:value="2614.9" calcext:value-type="float">
            <text:p>2614.9</text:p>
          </table:table-cell>
          <table:table-cell table:style-name="ce1" office:value-type="float" office:value="2904.9" calcext:value-type="float">
            <text:p>2904.9</text:p>
          </table:table-cell>
          <table:table-cell table:style-name="ce1" office:value-type="float" office:value="2783.1" calcext:value-type="float">
            <text:p>2783.1</text:p>
          </table:table-cell>
        </table:table-row>
        <table:table-row table:style-name="ro1">
          <table:table-cell table:style-name="ce1" office:value-type="string" calcext:value-type="string">
            <text:p>12:13:27</text:p>
          </table:table-cell>
          <table:table-cell table:style-name="ce1" office:value-type="float" office:value="3159.4" calcext:value-type="float">
            <text:p>3159.4</text:p>
          </table:table-cell>
          <table:table-cell table:style-name="ce1" office:value-type="float" office:value="2969.4" calcext:value-type="float">
            <text:p>2969.4</text:p>
          </table:table-cell>
          <table:table-cell table:style-name="ce1" office:value-type="float" office:value="3092.3" calcext:value-type="float">
            <text:p>3092.3</text:p>
          </table:table-cell>
          <table:table-cell table:style-name="ce1" office:value-type="float" office:value="3017.7" calcext:value-type="float">
            <text:p>3017.7</text:p>
          </table:table-cell>
        </table:table-row>
        <table:table-row table:style-name="ro1">
          <table:table-cell table:style-name="ce1" office:value-type="string" calcext:value-type="string">
            <text:p>12:14:30</text:p>
          </table:table-cell>
          <table:table-cell table:style-name="ce1" office:value-type="float" office:value="3354.5" calcext:value-type="float">
            <text:p>3354.5</text:p>
          </table:table-cell>
          <table:table-cell table:style-name="ce1" office:value-type="float" office:value="3509.5" calcext:value-type="float">
            <text:p>3509.5</text:p>
          </table:table-cell>
          <table:table-cell table:style-name="ce1" office:value-type="float" office:value="3739.2" calcext:value-type="float">
            <text:p>3739.2</text:p>
          </table:table-cell>
          <table:table-cell table:style-name="ce1" office:value-type="float" office:value="3186.9" calcext:value-type="float">
            <text:p>3186.9</text:p>
          </table:table-cell>
        </table:table-row>
        <table:table-row table:style-name="ro1">
          <table:table-cell table:style-name="ce1" office:value-type="string" calcext:value-type="string">
            <text:p>12:15:33</text:p>
          </table:table-cell>
          <table:table-cell table:style-name="ce1" office:value-type="float" office:value="3545.5" calcext:value-type="float">
            <text:p>3545.5</text:p>
          </table:table-cell>
          <table:table-cell table:style-name="ce1" office:value-type="float" office:value="3540.8" calcext:value-type="float">
            <text:p>3540.8</text:p>
          </table:table-cell>
          <table:table-cell table:style-name="ce1" office:value-type="float" office:value="4140.5" calcext:value-type="float">
            <text:p>4140.5</text:p>
          </table:table-cell>
          <table:table-cell table:style-name="ce1" office:value-type="float" office:value="3310" calcext:value-type="float">
            <text:p>3310</text:p>
          </table:table-cell>
        </table:table-row>
        <table:table-row table:style-name="ro1">
          <table:table-cell table:style-name="ce1" office:value-type="string" calcext:value-type="string">
            <text:p>12:16:36</text:p>
          </table:table-cell>
          <table:table-cell table:style-name="ce1" office:value-type="float" office:value="3093.8" calcext:value-type="float">
            <text:p>3093.8</text:p>
          </table:table-cell>
          <table:table-cell table:style-name="ce1" office:value-type="float" office:value="2844.5" calcext:value-type="float">
            <text:p>2844.5</text:p>
          </table:table-cell>
          <table:table-cell table:style-name="ce1" office:value-type="float" office:value="3296.1" calcext:value-type="float">
            <text:p>3296.1</text:p>
          </table:table-cell>
          <table:table-cell table:style-name="ce1" office:value-type="float" office:value="3035.4" calcext:value-type="float">
            <text:p>3035.4</text:p>
          </table:table-cell>
        </table:table-row>
        <table:table-row table:style-name="ro1">
          <table:table-cell table:style-name="ce1" office:value-type="string" calcext:value-type="string">
            <text:p>12:17:38</text:p>
          </table:table-cell>
          <table:table-cell table:style-name="ce1" office:value-type="float" office:value="3146.4" calcext:value-type="float">
            <text:p>3146.4</text:p>
          </table:table-cell>
          <table:table-cell table:style-name="ce1" office:value-type="float" office:value="2828.3" calcext:value-type="float">
            <text:p>2828.3</text:p>
          </table:table-cell>
          <table:table-cell table:style-name="ce1" office:value-type="float" office:value="3197.9" calcext:value-type="float">
            <text:p>3197.9</text:p>
          </table:table-cell>
          <table:table-cell table:style-name="ce1" office:value-type="float" office:value="2829.9" calcext:value-type="float">
            <text:p>2829.9</text:p>
          </table:table-cell>
        </table:table-row>
        <table:table-row table:style-name="ro1">
          <table:table-cell table:style-name="ce1" office:value-type="string" calcext:value-type="string">
            <text:p>12:18:41</text:p>
          </table:table-cell>
          <table:table-cell table:style-name="ce1" office:value-type="float" office:value="2946.8" calcext:value-type="float">
            <text:p>2946.8</text:p>
          </table:table-cell>
          <table:table-cell table:style-name="ce1" office:value-type="float" office:value="2425.8" calcext:value-type="float">
            <text:p>2425.8</text:p>
          </table:table-cell>
          <table:table-cell table:style-name="ce1" office:value-type="float" office:value="2778.2" calcext:value-type="float">
            <text:p>2778.2</text:p>
          </table:table-cell>
          <table:table-cell table:style-name="ce1" office:value-type="float" office:value="2361.2" calcext:value-type="float">
            <text:p>2361.2</text:p>
          </table:table-cell>
        </table:table-row>
        <table:table-row table:style-name="ro1">
          <table:table-cell table:style-name="ce1" office:value-type="string" calcext:value-type="string">
            <text:p>12:19:44</text:p>
          </table:table-cell>
          <table:table-cell table:style-name="ce1" office:value-type="float" office:value="2879.4" calcext:value-type="float">
            <text:p>2879.4</text:p>
          </table:table-cell>
          <table:table-cell table:style-name="ce1" office:value-type="float" office:value="2944.8" calcext:value-type="float">
            <text:p>2944.8</text:p>
          </table:table-cell>
          <table:table-cell table:style-name="ce1" office:value-type="float" office:value="3275.3" calcext:value-type="float">
            <text:p>3275.3</text:p>
          </table:table-cell>
          <table:table-cell table:style-name="ce1" office:value-type="float" office:value="2891.4" calcext:value-type="float">
            <text:p>2891.4</text:p>
          </table:table-cell>
        </table:table-row>
        <table:table-row table:style-name="ro1">
          <table:table-cell table:style-name="ce1" office:value-type="string" calcext:value-type="string">
            <text:p>12:20:47</text:p>
          </table:table-cell>
          <table:table-cell table:style-name="ce1" office:value-type="float" office:value="3042.4" calcext:value-type="float">
            <text:p>3042.4</text:p>
          </table:table-cell>
          <table:table-cell table:style-name="ce1" office:value-type="float" office:value="3334.3" calcext:value-type="float">
            <text:p>3334.3</text:p>
          </table:table-cell>
          <table:table-cell table:style-name="ce1" office:value-type="float" office:value="3551.1" calcext:value-type="float">
            <text:p>3551.1</text:p>
          </table:table-cell>
          <table:table-cell table:style-name="ce1" office:value-type="float" office:value="3484.2" calcext:value-type="float">
            <text:p>3484.2</text:p>
          </table:table-cell>
        </table:table-row>
        <table:table-row table:style-name="ro1">
          <table:table-cell table:style-name="ce1" office:value-type="string" calcext:value-type="string">
            <text:p>12:21:51</text:p>
          </table:table-cell>
          <table:table-cell table:style-name="ce1" office:value-type="float" office:value="3491.7" calcext:value-type="float">
            <text:p>3491.7</text:p>
          </table:table-cell>
          <table:table-cell table:style-name="ce1" office:value-type="float" office:value="2878.8" calcext:value-type="float">
            <text:p>2878.8</text:p>
          </table:table-cell>
          <table:table-cell table:style-name="ce1" office:value-type="float" office:value="3486.1" calcext:value-type="float">
            <text:p>3486.1</text:p>
          </table:table-cell>
          <table:table-cell table:style-name="ce1" office:value-type="float" office:value="2740.2" calcext:value-type="float">
            <text:p>2740.2</text:p>
          </table:table-cell>
        </table:table-row>
        <table:table-row table:style-name="ro1">
          <table:table-cell table:style-name="ce1" office:value-type="string" calcext:value-type="string">
            <text:p>12:22:54</text:p>
          </table:table-cell>
          <table:table-cell table:style-name="ce1" office:value-type="float" office:value="3160.9" calcext:value-type="float">
            <text:p>3160.9</text:p>
          </table:table-cell>
          <table:table-cell table:style-name="ce1" office:value-type="float" office:value="3766.3" calcext:value-type="float">
            <text:p>3766.3</text:p>
          </table:table-cell>
          <table:table-cell table:style-name="ce1" office:value-type="float" office:value="3278.2" calcext:value-type="float">
            <text:p>3278.2</text:p>
          </table:table-cell>
          <table:table-cell table:style-name="ce1" office:value-type="float" office:value="3376.5" calcext:value-type="float">
            <text:p>3376.5</text:p>
          </table:table-cell>
        </table:table-row>
        <table:table-row table:style-name="ro1">
          <table:table-cell table:style-name="ce1" office:value-type="string" calcext:value-type="string">
            <text:p>12:23:57</text:p>
          </table:table-cell>
          <table:table-cell table:style-name="ce1" office:value-type="float" office:value="2781.6" calcext:value-type="float">
            <text:p>2781.6</text:p>
          </table:table-cell>
          <table:table-cell table:style-name="ce1" office:value-type="float" office:value="2811.7" calcext:value-type="float">
            <text:p>2811.7</text:p>
          </table:table-cell>
          <table:table-cell table:style-name="ce1" office:value-type="float" office:value="3003.1" calcext:value-type="float">
            <text:p>3003.1</text:p>
          </table:table-cell>
          <table:table-cell table:style-name="ce1" office:value-type="float" office:value="2628.6" calcext:value-type="float">
            <text:p>2628.6</text:p>
          </table:table-cell>
        </table:table-row>
        <table:table-row table:style-name="ro1">
          <table:table-cell table:style-name="ce1" office:value-type="string" calcext:value-type="string">
            <text:p>12:24:59</text:p>
          </table:table-cell>
          <table:table-cell table:style-name="ce1" office:value-type="float" office:value="3782.3" calcext:value-type="float">
            <text:p>3782.3</text:p>
          </table:table-cell>
          <table:table-cell table:style-name="ce1" office:value-type="float" office:value="3649" calcext:value-type="float">
            <text:p>3649</text:p>
          </table:table-cell>
          <table:table-cell table:style-name="ce1" office:value-type="float" office:value="3870" calcext:value-type="float">
            <text:p>3870</text:p>
          </table:table-cell>
          <table:table-cell table:style-name="ce1" office:value-type="float" office:value="3563.4" calcext:value-type="float">
            <text:p>3563.4</text:p>
          </table:table-cell>
        </table:table-row>
        <table:table-row table:style-name="ro1">
          <table:table-cell table:style-name="ce1" office:value-type="string" calcext:value-type="string">
            <text:p>12:26:02</text:p>
          </table:table-cell>
          <table:table-cell table:style-name="ce1" office:value-type="float" office:value="3507.9" calcext:value-type="float">
            <text:p>3507.9</text:p>
          </table:table-cell>
          <table:table-cell table:style-name="ce1" office:value-type="float" office:value="2886.9" calcext:value-type="float">
            <text:p>2886.9</text:p>
          </table:table-cell>
          <table:table-cell table:style-name="ce1" office:value-type="float" office:value="3113" calcext:value-type="float">
            <text:p>3113</text:p>
          </table:table-cell>
          <table:table-cell table:style-name="ce1" office:value-type="float" office:value="2877.5" calcext:value-type="float">
            <text:p>2877.5</text:p>
          </table:table-cell>
        </table:table-row>
        <table:table-row table:style-name="ro1">
          <table:table-cell table:style-name="ce1" office:value-type="string" calcext:value-type="string">
            <text:p>12:27:05</text:p>
          </table:table-cell>
          <table:table-cell table:style-name="ce1" office:value-type="float" office:value="3083.9" calcext:value-type="float">
            <text:p>3083.9</text:p>
          </table:table-cell>
          <table:table-cell table:style-name="ce1" office:value-type="float" office:value="2934.1" calcext:value-type="float">
            <text:p>2934.1</text:p>
          </table:table-cell>
          <table:table-cell table:style-name="ce1" office:value-type="float" office:value="3842.6" calcext:value-type="float">
            <text:p>3842.6</text:p>
          </table:table-cell>
          <table:table-cell table:style-name="ce1" office:value-type="float" office:value="2966.2" calcext:value-type="float">
            <text:p>2966.2</text:p>
          </table:table-cell>
        </table:table-row>
        <table:table-row table:style-name="ro1">
          <table:table-cell table:style-name="ce1" office:value-type="string" calcext:value-type="string">
            <text:p>12:28:08</text:p>
          </table:table-cell>
          <table:table-cell table:style-name="ce1" office:value-type="float" office:value="2808.9" calcext:value-type="float">
            <text:p>2808.9</text:p>
          </table:table-cell>
          <table:table-cell table:style-name="ce1" office:value-type="float" office:value="3380.2" calcext:value-type="float">
            <text:p>3380.2</text:p>
          </table:table-cell>
          <table:table-cell table:style-name="ce1" office:value-type="float" office:value="3145.3" calcext:value-type="float">
            <text:p>3145.3</text:p>
          </table:table-cell>
          <table:table-cell table:style-name="ce1" office:value-type="float" office:value="2998.5" calcext:value-type="float">
            <text:p>2998.5</text:p>
          </table:table-cell>
        </table:table-row>
        <table:table-row table:style-name="ro1">
          <table:table-cell table:style-name="ce1" office:value-type="string" calcext:value-type="string">
            <text:p>12:29:10</text:p>
          </table:table-cell>
          <table:table-cell table:style-name="ce1" office:value-type="float" office:value="3062" calcext:value-type="float">
            <text:p>3062</text:p>
          </table:table-cell>
          <table:table-cell table:style-name="ce1" office:value-type="float" office:value="3055.8" calcext:value-type="float">
            <text:p>3055.8</text:p>
          </table:table-cell>
          <table:table-cell table:style-name="ce1" office:value-type="float" office:value="3237.2" calcext:value-type="float">
            <text:p>3237.2</text:p>
          </table:table-cell>
          <table:table-cell table:style-name="ce1" office:value-type="float" office:value="2948.4" calcext:value-type="float">
            <text:p>2948.4</text:p>
          </table:table-cell>
        </table:table-row>
        <table:table-row table:style-name="ro1">
          <table:table-cell table:style-name="ce1" office:value-type="string" calcext:value-type="string">
            <text:p>12:30:13</text:p>
          </table:table-cell>
          <table:table-cell table:style-name="ce1" office:value-type="float" office:value="3251.9" calcext:value-type="float">
            <text:p>3251.9</text:p>
          </table:table-cell>
          <table:table-cell table:style-name="ce1" office:value-type="float" office:value="3302.9" calcext:value-type="float">
            <text:p>3302.9</text:p>
          </table:table-cell>
          <table:table-cell table:style-name="ce1" office:value-type="float" office:value="3798.3" calcext:value-type="float">
            <text:p>3798.3</text:p>
          </table:table-cell>
          <table:table-cell table:style-name="ce1" office:value-type="float" office:value="3155.6" calcext:value-type="float">
            <text:p>3155.6</text:p>
          </table:table-cell>
        </table:table-row>
        <table:table-row table:style-name="ro1">
          <table:table-cell table:style-name="ce1" office:value-type="string" calcext:value-type="string">
            <text:p>12:31:16</text:p>
          </table:table-cell>
          <table:table-cell table:style-name="ce1" office:value-type="float" office:value="2947.4" calcext:value-type="float">
            <text:p>2947.4</text:p>
          </table:table-cell>
          <table:table-cell table:style-name="ce1" office:value-type="float" office:value="3227.6" calcext:value-type="float">
            <text:p>3227.6</text:p>
          </table:table-cell>
          <table:table-cell table:style-name="ce1" office:value-type="float" office:value="3070.2" calcext:value-type="float">
            <text:p>3070.2</text:p>
          </table:table-cell>
          <table:table-cell table:style-name="ce1" office:value-type="float" office:value="2825.9" calcext:value-type="float">
            <text:p>2825.9</text:p>
          </table:table-cell>
        </table:table-row>
        <table:table-row table:style-name="ro1">
          <table:table-cell table:style-name="ce1" office:value-type="string" calcext:value-type="string">
            <text:p>12:32:19</text:p>
          </table:table-cell>
          <table:table-cell table:style-name="ce1" office:value-type="float" office:value="3366.9" calcext:value-type="float">
            <text:p>3366.9</text:p>
          </table:table-cell>
          <table:table-cell table:style-name="ce1" office:value-type="float" office:value="3095" calcext:value-type="float">
            <text:p>3095</text:p>
          </table:table-cell>
          <table:table-cell table:style-name="ce1" office:value-type="float" office:value="3293.2" calcext:value-type="float">
            <text:p>3293.2</text:p>
          </table:table-cell>
          <table:table-cell table:style-name="ce1" office:value-type="float" office:value="3250.3" calcext:value-type="float">
            <text:p>3250.3</text:p>
          </table:table-cell>
        </table:table-row>
        <table:table-row table:style-name="ro1">
          <table:table-cell table:style-name="ce1" office:value-type="string" calcext:value-type="string">
            <text:p>12:33:21</text:p>
          </table:table-cell>
          <table:table-cell table:style-name="ce1" office:value-type="float" office:value="2610.2" calcext:value-type="float">
            <text:p>2610.2</text:p>
          </table:table-cell>
          <table:table-cell table:style-name="ce1" office:value-type="float" office:value="2509.1" calcext:value-type="float">
            <text:p>2509.1</text:p>
          </table:table-cell>
          <table:table-cell table:style-name="ce1" office:value-type="float" office:value="2501.7" calcext:value-type="float">
            <text:p>2501.7</text:p>
          </table:table-cell>
          <table:table-cell table:style-name="ce1" office:value-type="float" office:value="2454.7" calcext:value-type="float">
            <text:p>2454.7</text:p>
          </table:table-cell>
        </table:table-row>
        <table:table-row table:style-name="ro1">
          <table:table-cell table:style-name="ce1" office:value-type="string" calcext:value-type="string">
            <text:p>12:34:24</text:p>
          </table:table-cell>
          <table:table-cell table:style-name="ce1" office:value-type="float" office:value="3752.4" calcext:value-type="float">
            <text:p>3752.4</text:p>
          </table:table-cell>
          <table:table-cell table:style-name="ce1" office:value-type="float" office:value="3760.7" calcext:value-type="float">
            <text:p>3760.7</text:p>
          </table:table-cell>
          <table:table-cell table:style-name="ce1" office:value-type="float" office:value="3921" calcext:value-type="float">
            <text:p>3921</text:p>
          </table:table-cell>
          <table:table-cell table:style-name="ce1" office:value-type="float" office:value="3283.4" calcext:value-type="float">
            <text:p>3283.4</text:p>
          </table:table-cell>
        </table:table-row>
        <table:table-row table:style-name="ro1">
          <table:table-cell table:style-name="ce1" office:value-type="string" calcext:value-type="string">
            <text:p>12:35:27</text:p>
          </table:table-cell>
          <table:table-cell table:style-name="ce1" office:value-type="float" office:value="2964.2" calcext:value-type="float">
            <text:p>2964.2</text:p>
          </table:table-cell>
          <table:table-cell table:style-name="ce1" office:value-type="float" office:value="2825.9" calcext:value-type="float">
            <text:p>2825.9</text:p>
          </table:table-cell>
          <table:table-cell table:style-name="ce1" office:value-type="float" office:value="3315.8" calcext:value-type="float">
            <text:p>3315.8</text:p>
          </table:table-cell>
          <table:table-cell table:style-name="ce1" office:value-type="float" office:value="2739.1" calcext:value-type="float">
            <text:p>2739.1</text:p>
          </table:table-cell>
        </table:table-row>
        <table:table-row table:style-name="ro1">
          <table:table-cell table:style-name="ce1" office:value-type="string" calcext:value-type="string">
            <text:p>12:36:31</text:p>
          </table:table-cell>
          <table:table-cell table:style-name="ce1" office:value-type="float" office:value="2996" calcext:value-type="float">
            <text:p>2996</text:p>
          </table:table-cell>
          <table:table-cell table:style-name="ce1" office:value-type="float" office:value="2827.5" calcext:value-type="float">
            <text:p>2827.5</text:p>
          </table:table-cell>
          <table:table-cell table:style-name="ce1" office:value-type="float" office:value="3404.3" calcext:value-type="float">
            <text:p>3404.3</text:p>
          </table:table-cell>
          <table:table-cell table:style-name="ce1" office:value-type="float" office:value="2792.8" calcext:value-type="float">
            <text:p>2792.8</text:p>
          </table:table-cell>
        </table:table-row>
        <table:table-row table:style-name="ro1">
          <table:table-cell table:style-name="ce1" office:value-type="string" calcext:value-type="string">
            <text:p>12:37:34</text:p>
          </table:table-cell>
          <table:table-cell table:style-name="ce1" office:value-type="float" office:value="2713.7" calcext:value-type="float">
            <text:p>2713.7</text:p>
          </table:table-cell>
          <table:table-cell table:style-name="ce1" office:value-type="float" office:value="3073.6" calcext:value-type="float">
            <text:p>3073.6</text:p>
          </table:table-cell>
          <table:table-cell table:style-name="ce1" office:value-type="float" office:value="2807" calcext:value-type="float">
            <text:p>2807</text:p>
          </table:table-cell>
          <table:table-cell table:style-name="ce1" office:value-type="float" office:value="2848.7" calcext:value-type="float">
            <text:p>2848.7</text:p>
          </table:table-cell>
        </table:table-row>
        <table:table-row table:style-name="ro1">
          <table:table-cell table:style-name="ce1" office:value-type="string" calcext:value-type="string">
            <text:p>12:38:37</text:p>
          </table:table-cell>
          <table:table-cell table:style-name="ce1" office:value-type="float" office:value="3254.7" calcext:value-type="float">
            <text:p>3254.7</text:p>
          </table:table-cell>
          <table:table-cell table:style-name="ce1" office:value-type="float" office:value="3365.7" calcext:value-type="float">
            <text:p>3365.7</text:p>
          </table:table-cell>
          <table:table-cell table:style-name="ce1" office:value-type="float" office:value="3617.7" calcext:value-type="float">
            <text:p>3617.7</text:p>
          </table:table-cell>
          <table:table-cell table:style-name="ce1" office:value-type="float" office:value="3364.3" calcext:value-type="float">
            <text:p>3364.3</text:p>
          </table:table-cell>
        </table:table-row>
        <table:table-row table:style-name="ro1">
          <table:table-cell table:style-name="ce1" office:value-type="string" calcext:value-type="string">
            <text:p>12:39:40</text:p>
          </table:table-cell>
          <table:table-cell table:style-name="ce1" office:value-type="float" office:value="3039.5" calcext:value-type="float">
            <text:p>3039.5</text:p>
          </table:table-cell>
          <table:table-cell table:style-name="ce1" office:value-type="float" office:value="3036.5" calcext:value-type="float">
            <text:p>3036.5</text:p>
          </table:table-cell>
          <table:table-cell table:style-name="ce1" office:value-type="float" office:value="3555" calcext:value-type="float">
            <text:p>3555</text:p>
          </table:table-cell>
          <table:table-cell table:style-name="ce1" office:value-type="float" office:value="2976.8" calcext:value-type="float">
            <text:p>2976.8</text:p>
          </table:table-cell>
        </table:table-row>
        <table:table-row table:style-name="ro1">
          <table:table-cell table:style-name="ce1" office:value-type="string" calcext:value-type="string">
            <text:p>12:40:43</text:p>
          </table:table-cell>
          <table:table-cell table:style-name="ce1" office:value-type="float" office:value="3043.8" calcext:value-type="float">
            <text:p>3043.8</text:p>
          </table:table-cell>
          <table:table-cell table:style-name="ce1" office:value-type="float" office:value="2794.7" calcext:value-type="float">
            <text:p>2794.7</text:p>
          </table:table-cell>
          <table:table-cell table:style-name="ce1" office:value-type="float" office:value="3021.1" calcext:value-type="float">
            <text:p>3021.1</text:p>
          </table:table-cell>
          <table:table-cell table:style-name="ce1" office:value-type="float" office:value="2642.7" calcext:value-type="float">
            <text:p>2642.7</text:p>
          </table:table-cell>
        </table:table-row>
        <table:table-row table:style-name="ro1">
          <table:table-cell table:style-name="ce1" office:value-type="string" calcext:value-type="string">
            <text:p>12:41:45</text:p>
          </table:table-cell>
          <table:table-cell table:style-name="ce1" office:value-type="float" office:value="3739.6" calcext:value-type="float">
            <text:p>3739.6</text:p>
          </table:table-cell>
          <table:table-cell table:style-name="ce1" office:value-type="float" office:value="3904.1" calcext:value-type="float">
            <text:p>3904.1</text:p>
          </table:table-cell>
          <table:table-cell table:style-name="ce1" office:value-type="float" office:value="3901.9" calcext:value-type="float">
            <text:p>3901.9</text:p>
          </table:table-cell>
          <table:table-cell table:style-name="ce1" office:value-type="float" office:value="3862.6" calcext:value-type="float">
            <text:p>3862.6</text:p>
          </table:table-cell>
        </table:table-row>
        <table:table-row table:style-name="ro1">
          <table:table-cell table:style-name="ce1" office:value-type="string" calcext:value-type="string">
            <text:p>12:42:48</text:p>
          </table:table-cell>
          <table:table-cell table:style-name="ce1" office:value-type="float" office:value="2862.2" calcext:value-type="float">
            <text:p>2862.2</text:p>
          </table:table-cell>
          <table:table-cell table:style-name="ce1" office:value-type="float" office:value="3138.4" calcext:value-type="float">
            <text:p>3138.4</text:p>
          </table:table-cell>
          <table:table-cell table:style-name="ce1" office:value-type="float" office:value="3034.8" calcext:value-type="float">
            <text:p>3034.8</text:p>
          </table:table-cell>
          <table:table-cell table:style-name="ce1" office:value-type="float" office:value="2525.3" calcext:value-type="float">
            <text:p>2525.3</text:p>
          </table:table-cell>
        </table:table-row>
        <table:table-row table:style-name="ro1">
          <table:table-cell table:style-name="ce1" office:value-type="string" calcext:value-type="string">
            <text:p>12:43:51</text:p>
          </table:table-cell>
          <table:table-cell table:style-name="ce1" office:value-type="float" office:value="3560.7" calcext:value-type="float">
            <text:p>3560.7</text:p>
          </table:table-cell>
          <table:table-cell table:style-name="ce1" office:value-type="float" office:value="3487" calcext:value-type="float">
            <text:p>3487</text:p>
          </table:table-cell>
          <table:table-cell table:style-name="ce1" office:value-type="float" office:value="3686" calcext:value-type="float">
            <text:p>3686</text:p>
          </table:table-cell>
          <table:table-cell table:style-name="ce1" office:value-type="float" office:value="3363" calcext:value-type="float">
            <text:p>3363</text:p>
          </table:table-cell>
        </table:table-row>
        <table:table-row table:style-name="ro1">
          <table:table-cell table:style-name="ce1" office:value-type="string" calcext:value-type="string">
            <text:p>12:44:54</text:p>
          </table:table-cell>
          <table:table-cell table:style-name="ce1" office:value-type="float" office:value="4582.7" calcext:value-type="float">
            <text:p>4582.7</text:p>
          </table:table-cell>
          <table:table-cell table:style-name="ce1" office:value-type="float" office:value="4359.8" calcext:value-type="float">
            <text:p>4359.8</text:p>
          </table:table-cell>
          <table:table-cell table:style-name="ce1" office:value-type="float" office:value="5112.4" calcext:value-type="float">
            <text:p>5112.4</text:p>
          </table:table-cell>
          <table:table-cell table:style-name="ce1" office:value-type="float" office:value="4599" calcext:value-type="float">
            <text:p>4599</text:p>
          </table:table-cell>
        </table:table-row>
        <table:table-row table:style-name="ro1">
          <table:table-cell table:style-name="ce1" office:value-type="string" calcext:value-type="string">
            <text:p>12:45:57</text:p>
          </table:table-cell>
          <table:table-cell table:style-name="ce1" office:value-type="float" office:value="5667.4" calcext:value-type="float">
            <text:p>5667.4</text:p>
          </table:table-cell>
          <table:table-cell table:style-name="ce1" office:value-type="float" office:value="5256.3" calcext:value-type="float">
            <text:p>5256.3</text:p>
          </table:table-cell>
          <table:table-cell table:style-name="ce1" office:value-type="float" office:value="5465.6" calcext:value-type="float">
            <text:p>5465.6</text:p>
          </table:table-cell>
          <table:table-cell table:style-name="ce1" office:value-type="float" office:value="5590.9" calcext:value-type="float">
            <text:p>5590.9</text:p>
          </table:table-cell>
        </table:table-row>
        <table:table-row table:style-name="ro1">
          <table:table-cell table:style-name="ce1" office:value-type="string" calcext:value-type="string">
            <text:p>12:46:59</text:p>
          </table:table-cell>
          <table:table-cell table:style-name="ce1" office:value-type="float" office:value="3187.6" calcext:value-type="float">
            <text:p>3187.6</text:p>
          </table:table-cell>
          <table:table-cell table:style-name="ce1" office:value-type="float" office:value="3012.9" calcext:value-type="float">
            <text:p>3012.9</text:p>
          </table:table-cell>
          <table:table-cell table:style-name="ce1" office:value-type="float" office:value="3008" calcext:value-type="float">
            <text:p>3008</text:p>
          </table:table-cell>
          <table:table-cell table:style-name="ce1" office:value-type="float" office:value="2810.2" calcext:value-type="float">
            <text:p>2810.2</text:p>
          </table:table-cell>
        </table:table-row>
        <table:table-row table:style-name="ro1">
          <table:table-cell table:style-name="ce1" office:value-type="string" calcext:value-type="string">
            <text:p>12:48:02</text:p>
          </table:table-cell>
          <table:table-cell table:style-name="ce1" office:value-type="float" office:value="3095.6" calcext:value-type="float">
            <text:p>3095.6</text:p>
          </table:table-cell>
          <table:table-cell table:style-name="ce1" office:value-type="float" office:value="3096" calcext:value-type="float">
            <text:p>3096</text:p>
          </table:table-cell>
          <table:table-cell table:style-name="ce1" office:value-type="float" office:value="2962.8" calcext:value-type="float">
            <text:p>2962.8</text:p>
          </table:table-cell>
          <table:table-cell table:style-name="ce1" office:value-type="float" office:value="2719.7" calcext:value-type="float">
            <text:p>2719.7</text:p>
          </table:table-cell>
        </table:table-row>
        <table:table-row table:style-name="ro1">
          <table:table-cell table:style-name="ce1" office:value-type="string" calcext:value-type="string">
            <text:p>12:49:05</text:p>
          </table:table-cell>
          <table:table-cell table:style-name="ce1" office:value-type="float" office:value="2934.5" calcext:value-type="float">
            <text:p>2934.5</text:p>
          </table:table-cell>
          <table:table-cell table:style-name="ce1" office:value-type="float" office:value="2933.8" calcext:value-type="float">
            <text:p>2933.8</text:p>
          </table:table-cell>
          <table:table-cell table:style-name="ce1" office:value-type="float" office:value="3027.5" calcext:value-type="float">
            <text:p>3027.5</text:p>
          </table:table-cell>
          <table:table-cell table:style-name="ce1" office:value-type="float" office:value="3005.2" calcext:value-type="float">
            <text:p>3005.2</text:p>
          </table:table-cell>
        </table:table-row>
        <table:table-row table:style-name="ro1">
          <table:table-cell table:style-name="ce1" office:value-type="string" calcext:value-type="string">
            <text:p>12:50:08</text:p>
          </table:table-cell>
          <table:table-cell table:style-name="ce1" office:value-type="float" office:value="3003.9" calcext:value-type="float">
            <text:p>3003.9</text:p>
          </table:table-cell>
          <table:table-cell table:style-name="ce1" office:value-type="float" office:value="2912.6" calcext:value-type="float">
            <text:p>2912.6</text:p>
          </table:table-cell>
          <table:table-cell table:style-name="ce1" office:value-type="float" office:value="4227" calcext:value-type="float">
            <text:p>4227</text:p>
          </table:table-cell>
          <table:table-cell table:style-name="ce1" office:value-type="float" office:value="3349.7" calcext:value-type="float">
            <text:p>3349.7</text:p>
          </table:table-cell>
        </table:table-row>
        <table:table-row table:style-name="ro1">
          <table:table-cell table:style-name="ce1" office:value-type="string" calcext:value-type="string">
            <text:p>12:51:13</text:p>
          </table:table-cell>
          <table:table-cell table:style-name="ce1" office:value-type="float" office:value="2426.3" calcext:value-type="float">
            <text:p>2426.3</text:p>
          </table:table-cell>
          <table:table-cell table:style-name="ce1" office:value-type="float" office:value="3086.9" calcext:value-type="float">
            <text:p>3086.9</text:p>
          </table:table-cell>
          <table:table-cell table:style-name="ce1" office:value-type="float" office:value="2779.6" calcext:value-type="float">
            <text:p>2779.6</text:p>
          </table:table-cell>
          <table:table-cell table:style-name="ce1" office:value-type="float" office:value="2762.5" calcext:value-type="float">
            <text:p>2762.5</text:p>
          </table:table-cell>
        </table:table-row>
        <table:table-row table:style-name="ro1">
          <table:table-cell table:style-name="ce1" office:value-type="string" calcext:value-type="string">
            <text:p>12:52:16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3713.1" calcext:value-type="float">
            <text:p>3713.1</text:p>
          </table:table-cell>
          <table:table-cell table:style-name="ce1" office:value-type="float" office:value="4111.3" calcext:value-type="float">
            <text:p>4111.3</text:p>
          </table:table-cell>
          <table:table-cell table:style-name="ce1" office:value-type="float" office:value="3756.8" calcext:value-type="float">
            <text:p>3756.8</text:p>
          </table:table-cell>
        </table:table-row>
        <table:table-row table:style-name="ro1">
          <table:table-cell table:style-name="ce1" office:value-type="string" calcext:value-type="string">
            <text:p>12:53:19</text:p>
          </table:table-cell>
          <table:table-cell table:style-name="ce1" office:value-type="float" office:value="3037.5" calcext:value-type="float">
            <text:p>3037.5</text:p>
          </table:table-cell>
          <table:table-cell table:style-name="ce1" office:value-type="float" office:value="2844.2" calcext:value-type="float">
            <text:p>2844.2</text:p>
          </table:table-cell>
          <table:table-cell table:style-name="ce1" office:value-type="float" office:value="3376.2" calcext:value-type="float">
            <text:p>3376.2</text:p>
          </table:table-cell>
          <table:table-cell table:style-name="ce1" office:value-type="float" office:value="2901.8" calcext:value-type="float">
            <text:p>2901.8</text:p>
          </table:table-cell>
        </table:table-row>
        <table:table-row table:style-name="ro1">
          <table:table-cell table:style-name="ce1" office:value-type="string" calcext:value-type="string">
            <text:p>12:54:22</text:p>
          </table:table-cell>
          <table:table-cell table:style-name="ce1" office:value-type="float" office:value="3304.9" calcext:value-type="float">
            <text:p>3304.9</text:p>
          </table:table-cell>
          <table:table-cell table:style-name="ce1" office:value-type="float" office:value="3248.8" calcext:value-type="float">
            <text:p>3248.8</text:p>
          </table:table-cell>
          <table:table-cell table:style-name="ce1" office:value-type="float" office:value="3439.7" calcext:value-type="float">
            <text:p>3439.7</text:p>
          </table:table-cell>
          <table:table-cell table:style-name="ce1" office:value-type="float" office:value="3035.4" calcext:value-type="float">
            <text:p>3035.4</text:p>
          </table:table-cell>
        </table:table-row>
        <table:table-row table:style-name="ro1">
          <table:table-cell table:style-name="ce1" office:value-type="string" calcext:value-type="string">
            <text:p>12:55:25</text:p>
          </table:table-cell>
          <table:table-cell table:style-name="ce1" office:value-type="float" office:value="4161.8" calcext:value-type="float">
            <text:p>4161.8</text:p>
          </table:table-cell>
          <table:table-cell table:style-name="ce1" office:value-type="float" office:value="4397.4" calcext:value-type="float">
            <text:p>4397.4</text:p>
          </table:table-cell>
          <table:table-cell table:style-name="ce1" office:value-type="float" office:value="4065.4" calcext:value-type="float">
            <text:p>4065.4</text:p>
          </table:table-cell>
          <table:table-cell table:style-name="ce1" office:value-type="float" office:value="3775.5" calcext:value-type="float">
            <text:p>3775.5</text:p>
          </table:table-cell>
        </table:table-row>
        <table:table-row table:style-name="ro1">
          <table:table-cell table:style-name="ce1" office:value-type="string" calcext:value-type="string">
            <text:p>12:56:27</text:p>
          </table:table-cell>
          <table:table-cell table:style-name="ce1" office:value-type="float" office:value="4177.7" calcext:value-type="float">
            <text:p>4177.7</text:p>
          </table:table-cell>
          <table:table-cell table:style-name="ce1" office:value-type="float" office:value="4057.2" calcext:value-type="float">
            <text:p>4057.2</text:p>
          </table:table-cell>
          <table:table-cell table:style-name="ce1" office:value-type="float" office:value="4722" calcext:value-type="float">
            <text:p>4722</text:p>
          </table:table-cell>
          <table:table-cell table:style-name="ce1" office:value-type="float" office:value="4412.1" calcext:value-type="float">
            <text:p>4412.1</text:p>
          </table:table-cell>
        </table:table-row>
        <table:table-row table:style-name="ro1">
          <table:table-cell table:style-name="ce1" office:value-type="string" calcext:value-type="string">
            <text:p>12:57:30</text:p>
          </table:table-cell>
          <table:table-cell table:style-name="ce1" office:value-type="float" office:value="4222.4" calcext:value-type="float">
            <text:p>4222.4</text:p>
          </table:table-cell>
          <table:table-cell table:style-name="ce1" office:value-type="float" office:value="4204" calcext:value-type="float">
            <text:p>4204</text:p>
          </table:table-cell>
          <table:table-cell table:style-name="ce1" office:value-type="float" office:value="4534.7" calcext:value-type="float">
            <text:p>4534.7</text:p>
          </table:table-cell>
          <table:table-cell table:style-name="ce1" office:value-type="float" office:value="4607.9" calcext:value-type="float">
            <text:p>4607.9</text:p>
          </table:table-cell>
        </table:table-row>
        <table:table-row table:style-name="ro1">
          <table:table-cell table:style-name="ce1" office:value-type="string" calcext:value-type="string">
            <text:p>12:58:33</text:p>
          </table:table-cell>
          <table:table-cell table:style-name="ce1" office:value-type="float" office:value="4190.3" calcext:value-type="float">
            <text:p>4190.3</text:p>
          </table:table-cell>
          <table:table-cell table:style-name="ce1" office:value-type="float" office:value="4202.7" calcext:value-type="float">
            <text:p>4202.7</text:p>
          </table:table-cell>
          <table:table-cell table:style-name="ce1" office:value-type="float" office:value="4458.8" calcext:value-type="float">
            <text:p>4458.8</text:p>
          </table:table-cell>
          <table:table-cell table:style-name="ce1" office:value-type="float" office:value="4109.7" calcext:value-type="float">
            <text:p>4109.7</text:p>
          </table:table-cell>
        </table:table-row>
        <table:table-row table:style-name="ro1">
          <table:table-cell table:style-name="ce1" office:value-type="string" calcext:value-type="string">
            <text:p>12:59:36</text:p>
          </table:table-cell>
          <table:table-cell table:style-name="ce1" office:value-type="float" office:value="3564.5" calcext:value-type="float">
            <text:p>3564.5</text:p>
          </table:table-cell>
          <table:table-cell table:style-name="ce1" office:value-type="float" office:value="3998" calcext:value-type="float">
            <text:p>3998</text:p>
          </table:table-cell>
          <table:table-cell table:style-name="ce1" office:value-type="float" office:value="4206.7" calcext:value-type="float">
            <text:p>4206.7</text:p>
          </table:table-cell>
          <table:table-cell table:style-name="ce1" office:value-type="float" office:value="3985.7" calcext:value-type="float">
            <text:p>3985.7</text:p>
          </table:table-cell>
        </table:table-row>
        <table:table-row table:style-name="ro1">
          <table:table-cell table:style-name="ce1" office:value-type="string" calcext:value-type="string">
            <text:p>13:00:38</text:p>
          </table:table-cell>
          <table:table-cell table:style-name="ce1" office:value-type="float" office:value="4532.7" calcext:value-type="float">
            <text:p>4532.7</text:p>
          </table:table-cell>
          <table:table-cell table:style-name="ce1" office:value-type="float" office:value="4143.4" calcext:value-type="float">
            <text:p>4143.4</text:p>
          </table:table-cell>
          <table:table-cell table:style-name="ce1" office:value-type="float" office:value="4078.6" calcext:value-type="float">
            <text:p>4078.6</text:p>
          </table:table-cell>
          <table:table-cell table:style-name="ce1" office:value-type="float" office:value="4103.9" calcext:value-type="float">
            <text:p>4103.9</text:p>
          </table:table-cell>
        </table:table-row>
        <table:table-row table:style-name="ro1">
          <table:table-cell table:style-name="ce1" office:value-type="string" calcext:value-type="string">
            <text:p>13:01:41</text:p>
          </table:table-cell>
          <table:table-cell table:style-name="ce1" office:value-type="float" office:value="2870.9" calcext:value-type="float">
            <text:p>2870.9</text:p>
          </table:table-cell>
          <table:table-cell table:style-name="ce1" office:value-type="float" office:value="2755.3" calcext:value-type="float">
            <text:p>2755.3</text:p>
          </table:table-cell>
          <table:table-cell table:style-name="ce1" office:value-type="float" office:value="3329.8" calcext:value-type="float">
            <text:p>3329.8</text:p>
          </table:table-cell>
          <table:table-cell table:style-name="ce1" office:value-type="float" office:value="2759.6" calcext:value-type="float">
            <text:p>2759.6</text:p>
          </table:table-cell>
        </table:table-row>
        <table:table-row table:style-name="ro1">
          <table:table-cell table:style-name="ce1" office:value-type="string" calcext:value-type="string">
            <text:p>13:02:44</text:p>
          </table:table-cell>
          <table:table-cell table:style-name="ce1" office:value-type="float" office:value="3499.9" calcext:value-type="float">
            <text:p>3499.9</text:p>
          </table:table-cell>
          <table:table-cell table:style-name="ce1" office:value-type="float" office:value="3491.3" calcext:value-type="float">
            <text:p>3491.3</text:p>
          </table:table-cell>
          <table:table-cell table:style-name="ce1" office:value-type="float" office:value="3661.2" calcext:value-type="float">
            <text:p>3661.2</text:p>
          </table:table-cell>
          <table:table-cell table:style-name="ce1" office:value-type="float" office:value="3041" calcext:value-type="float">
            <text:p>3041</text:p>
          </table:table-cell>
        </table:table-row>
        <table:table-row table:style-name="ro1">
          <table:table-cell table:style-name="ce1" office:value-type="string" calcext:value-type="string">
            <text:p>13:03:47</text:p>
          </table:table-cell>
          <table:table-cell table:style-name="ce1" office:value-type="float" office:value="4851.1" calcext:value-type="float">
            <text:p>4851.1</text:p>
          </table:table-cell>
          <table:table-cell table:style-name="ce1" office:value-type="float" office:value="4721.6" calcext:value-type="float">
            <text:p>4721.6</text:p>
          </table:table-cell>
          <table:table-cell table:style-name="ce1" office:value-type="float" office:value="4841.8" calcext:value-type="float">
            <text:p>4841.8</text:p>
          </table:table-cell>
          <table:table-cell table:style-name="ce1" office:value-type="float" office:value="4136.8" calcext:value-type="float">
            <text:p>4136.8</text:p>
          </table:table-cell>
        </table:table-row>
        <table:table-row table:style-name="ro1">
          <table:table-cell table:style-name="ce1" office:value-type="string" calcext:value-type="string">
            <text:p>13:04:49</text:p>
          </table:table-cell>
          <table:table-cell table:style-name="ce1" office:value-type="float" office:value="3823.2" calcext:value-type="float">
            <text:p>3823.2</text:p>
          </table:table-cell>
          <table:table-cell table:style-name="ce1" office:value-type="float" office:value="3840.5" calcext:value-type="float">
            <text:p>3840.5</text:p>
          </table:table-cell>
          <table:table-cell table:style-name="ce1" office:value-type="float" office:value="3880.6" calcext:value-type="float">
            <text:p>3880.6</text:p>
          </table:table-cell>
          <table:table-cell table:style-name="ce1" office:value-type="float" office:value="4090.5" calcext:value-type="float">
            <text:p>4090.5</text:p>
          </table:table-cell>
        </table:table-row>
        <table:table-row table:style-name="ro1">
          <table:table-cell table:style-name="ce1" office:value-type="string" calcext:value-type="string">
            <text:p>13:05:52</text:p>
          </table:table-cell>
          <table:table-cell table:style-name="ce1" office:value-type="float" office:value="4036.5" calcext:value-type="float">
            <text:p>4036.5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4453.9" calcext:value-type="float">
            <text:p>4453.9</text:p>
          </table:table-cell>
          <table:table-cell table:style-name="ce1" office:value-type="float" office:value="4229.7" calcext:value-type="float">
            <text:p>4229.7</text:p>
          </table:table-cell>
        </table:table-row>
        <table:table-row table:style-name="ro1">
          <table:table-cell table:style-name="ce1" office:value-type="string" calcext:value-type="string">
            <text:p>13:06:56</text:p>
          </table:table-cell>
          <table:table-cell table:style-name="ce1" office:value-type="float" office:value="3350.9" calcext:value-type="float">
            <text:p>3350.9</text:p>
          </table:table-cell>
          <table:table-cell table:style-name="ce1" office:value-type="float" office:value="3612.8" calcext:value-type="float">
            <text:p>3612.8</text:p>
          </table:table-cell>
          <table:table-cell table:style-name="ce1" office:value-type="float" office:value="3546.7" calcext:value-type="float">
            <text:p>3546.7</text:p>
          </table:table-cell>
          <table:table-cell table:style-name="ce1" office:value-type="float" office:value="3317.6" calcext:value-type="float">
            <text:p>3317.6</text:p>
          </table:table-cell>
        </table:table-row>
        <table:table-row table:style-name="ro1">
          <table:table-cell table:style-name="ce1" office:value-type="string" calcext:value-type="string">
            <text:p>13:08:00</text:p>
          </table:table-cell>
          <table:table-cell table:style-name="ce1" office:value-type="float" office:value="3129" calcext:value-type="float">
            <text:p>3129</text:p>
          </table:table-cell>
          <table:table-cell table:style-name="ce1" office:value-type="float" office:value="3151.7" calcext:value-type="float">
            <text:p>3151.7</text:p>
          </table:table-cell>
          <table:table-cell table:style-name="ce1" office:value-type="float" office:value="3153.5" calcext:value-type="float">
            <text:p>3153.5</text:p>
          </table:table-cell>
          <table:table-cell table:style-name="ce1" office:value-type="float" office:value="3085.1" calcext:value-type="float">
            <text:p>3085.1</text:p>
          </table:table-cell>
        </table:table-row>
        <table:table-row table:style-name="ro1">
          <table:table-cell table:style-name="ce1" office:value-type="string" calcext:value-type="string">
            <text:p>13:09:03</text:p>
          </table:table-cell>
          <table:table-cell table:style-name="ce1" office:value-type="float" office:value="3590.5" calcext:value-type="float">
            <text:p>3590.5</text:p>
          </table:table-cell>
          <table:table-cell table:style-name="ce1" office:value-type="float" office:value="3199.9" calcext:value-type="float">
            <text:p>3199.9</text:p>
          </table:table-cell>
          <table:table-cell table:style-name="ce1" office:value-type="float" office:value="3584.7" calcext:value-type="float">
            <text:p>3584.7</text:p>
          </table:table-cell>
          <table:table-cell table:style-name="ce1" office:value-type="float" office:value="3544.7" calcext:value-type="float">
            <text:p>3544.7</text:p>
          </table:table-cell>
        </table:table-row>
        <table:table-row table:style-name="ro1">
          <table:table-cell table:style-name="ce1" office:value-type="string" calcext:value-type="string">
            <text:p>13:10:06</text:p>
          </table:table-cell>
          <table:table-cell table:style-name="ce1" office:value-type="float" office:value="2929.4" calcext:value-type="float">
            <text:p>2929.4</text:p>
          </table:table-cell>
          <table:table-cell table:style-name="ce1" office:value-type="float" office:value="2949.5" calcext:value-type="float">
            <text:p>2949.5</text:p>
          </table:table-cell>
          <table:table-cell table:style-name="ce1" office:value-type="float" office:value="3179.6" calcext:value-type="float">
            <text:p>3179.6</text:p>
          </table:table-cell>
          <table:table-cell table:style-name="ce1" office:value-type="float" office:value="2718.9" calcext:value-type="float">
            <text:p>2718.9</text:p>
          </table:table-cell>
        </table:table-row>
        <table:table-row table:style-name="ro1">
          <table:table-cell table:style-name="ce1" office:value-type="string" calcext:value-type="string">
            <text:p>13:11:08</text:p>
          </table:table-cell>
          <table:table-cell table:style-name="ce1" office:value-type="float" office:value="3147.6" calcext:value-type="float">
            <text:p>3147.6</text:p>
          </table:table-cell>
          <table:table-cell table:style-name="ce1" office:value-type="float" office:value="2863.3" calcext:value-type="float">
            <text:p>2863.3</text:p>
          </table:table-cell>
          <table:table-cell table:style-name="ce1" office:value-type="float" office:value="3223.9" calcext:value-type="float">
            <text:p>3223.9</text:p>
          </table:table-cell>
          <table:table-cell table:style-name="ce1" office:value-type="float" office:value="3018.2" calcext:value-type="float">
            <text:p>3018.2</text:p>
          </table:table-cell>
        </table:table-row>
        <table:table-row table:style-name="ro1">
          <table:table-cell table:style-name="ce1" office:value-type="string" calcext:value-type="string">
            <text:p>13:12:11</text:p>
          </table:table-cell>
          <table:table-cell table:style-name="ce1" office:value-type="float" office:value="3623.2" calcext:value-type="float">
            <text:p>3623.2</text:p>
          </table:table-cell>
          <table:table-cell table:style-name="ce1" office:value-type="float" office:value="3577.9" calcext:value-type="float">
            <text:p>3577.9</text:p>
          </table:table-cell>
          <table:table-cell table:style-name="ce1" office:value-type="float" office:value="3956.1" calcext:value-type="float">
            <text:p>3956.1</text:p>
          </table:table-cell>
          <table:table-cell table:style-name="ce1" office:value-type="float" office:value="3492.8" calcext:value-type="float">
            <text:p>3492.8</text:p>
          </table:table-cell>
        </table:table-row>
        <table:table-row table:style-name="ro1">
          <table:table-cell table:style-name="ce1" office:value-type="string" calcext:value-type="string">
            <text:p>13:13:14</text:p>
          </table:table-cell>
          <table:table-cell table:style-name="ce1" office:value-type="float" office:value="3644.2" calcext:value-type="float">
            <text:p>3644.2</text:p>
          </table:table-cell>
          <table:table-cell table:style-name="ce1" office:value-type="float" office:value="4200.7" calcext:value-type="float">
            <text:p>4200.7</text:p>
          </table:table-cell>
          <table:table-cell table:style-name="ce1" office:value-type="float" office:value="4095.7" calcext:value-type="float">
            <text:p>4095.7</text:p>
          </table:table-cell>
          <table:table-cell table:style-name="ce1" office:value-type="float" office:value="3397.6" calcext:value-type="float">
            <text:p>3397.6</text:p>
          </table:table-cell>
        </table:table-row>
        <table:table-row table:style-name="ro1">
          <table:table-cell table:style-name="ce1" office:value-type="string" calcext:value-type="string">
            <text:p>13:14:16</text:p>
          </table:table-cell>
          <table:table-cell table:style-name="ce1" office:value-type="float" office:value="3590" calcext:value-type="float">
            <text:p>3590</text:p>
          </table:table-cell>
          <table:table-cell table:style-name="ce1" office:value-type="float" office:value="3442.4" calcext:value-type="float">
            <text:p>3442.4</text:p>
          </table:table-cell>
          <table:table-cell table:style-name="ce1" office:value-type="float" office:value="3497.3" calcext:value-type="float">
            <text:p>3497.3</text:p>
          </table:table-cell>
          <table:table-cell table:style-name="ce1" office:value-type="float" office:value="3348.1" calcext:value-type="float">
            <text:p>3348.1</text:p>
          </table:table-cell>
        </table:table-row>
        <table:table-row table:style-name="ro1">
          <table:table-cell table:style-name="ce1" office:value-type="string" calcext:value-type="string">
            <text:p>13:15:19</text:p>
          </table:table-cell>
          <table:table-cell table:style-name="ce1" office:value-type="float" office:value="3182.2" calcext:value-type="float">
            <text:p>3182.2</text:p>
          </table:table-cell>
          <table:table-cell table:style-name="ce1" office:value-type="float" office:value="3094.1" calcext:value-type="float">
            <text:p>3094.1</text:p>
          </table:table-cell>
          <table:table-cell table:style-name="ce1" office:value-type="float" office:value="3292.9" calcext:value-type="float">
            <text:p>3292.9</text:p>
          </table:table-cell>
          <table:table-cell table:style-name="ce1" office:value-type="float" office:value="2829.9" calcext:value-type="float">
            <text:p>2829.9</text:p>
          </table:table-cell>
        </table:table-row>
        <table:table-row table:style-name="ro1">
          <table:table-cell table:style-name="ce1" office:value-type="string" calcext:value-type="string">
            <text:p>13:16:22</text:p>
          </table:table-cell>
          <table:table-cell table:style-name="ce1" office:value-type="float" office:value="2877.2" calcext:value-type="float">
            <text:p>2877.2</text:p>
          </table:table-cell>
          <table:table-cell table:style-name="ce1" office:value-type="float" office:value="2625.6" calcext:value-type="float">
            <text:p>2625.6</text:p>
          </table:table-cell>
          <table:table-cell table:style-name="ce1" office:value-type="float" office:value="3183.7" calcext:value-type="float">
            <text:p>3183.7</text:p>
          </table:table-cell>
          <table:table-cell table:style-name="ce1" office:value-type="float" office:value="2720.2" calcext:value-type="float">
            <text:p>2720.2</text:p>
          </table:table-cell>
        </table:table-row>
        <table:table-row table:style-name="ro1">
          <table:table-cell table:style-name="ce1" office:value-type="string" calcext:value-type="string">
            <text:p>13:17:25</text:p>
          </table:table-cell>
          <table:table-cell table:style-name="ce1" office:value-type="float" office:value="2898.1" calcext:value-type="float">
            <text:p>2898.1</text:p>
          </table:table-cell>
          <table:table-cell table:style-name="ce1" office:value-type="float" office:value="3001.3" calcext:value-type="float">
            <text:p>3001.3</text:p>
          </table:table-cell>
          <table:table-cell table:style-name="ce1" office:value-type="float" office:value="3000.2" calcext:value-type="float">
            <text:p>3000.2</text:p>
          </table:table-cell>
          <table:table-cell table:style-name="ce1" office:value-type="float" office:value="2705.2" calcext:value-type="float">
            <text:p>2705.2</text:p>
          </table:table-cell>
        </table:table-row>
        <table:table-row table:style-name="ro1">
          <table:table-cell table:style-name="ce1" office:value-type="string" calcext:value-type="string">
            <text:p>13:18:28</text:p>
          </table:table-cell>
          <table:table-cell table:style-name="ce1" office:value-type="float" office:value="2748.3" calcext:value-type="float">
            <text:p>2748.3</text:p>
          </table:table-cell>
          <table:table-cell table:style-name="ce1" office:value-type="float" office:value="2694.7" calcext:value-type="float">
            <text:p>2694.7</text:p>
          </table:table-cell>
          <table:table-cell table:style-name="ce1" office:value-type="float" office:value="2883.3" calcext:value-type="float">
            <text:p>2883.3</text:p>
          </table:table-cell>
          <table:table-cell table:style-name="ce1" office:value-type="float" office:value="2587.7" calcext:value-type="float">
            <text:p>2587.7</text:p>
          </table:table-cell>
        </table:table-row>
        <table:table-row table:style-name="ro1">
          <table:table-cell table:style-name="ce1" office:value-type="string" calcext:value-type="string">
            <text:p>13:19:30</text:p>
          </table:table-cell>
          <table:table-cell table:style-name="ce1" office:value-type="float" office:value="3032.9" calcext:value-type="float">
            <text:p>3032.9</text:p>
          </table:table-cell>
          <table:table-cell table:style-name="ce1" office:value-type="float" office:value="3408.1" calcext:value-type="float">
            <text:p>3408.1</text:p>
          </table:table-cell>
          <table:table-cell table:style-name="ce1" office:value-type="float" office:value="3328.5" calcext:value-type="float">
            <text:p>3328.5</text:p>
          </table:table-cell>
          <table:table-cell table:style-name="ce1" office:value-type="float" office:value="3106.5" calcext:value-type="float">
            <text:p>3106.5</text:p>
          </table:table-cell>
        </table:table-row>
        <table:table-row table:style-name="ro1">
          <table:table-cell table:style-name="ce1" office:value-type="string" calcext:value-type="string">
            <text:p>13:20:33</text:p>
          </table:table-cell>
          <table:table-cell table:style-name="ce1" office:value-type="float" office:value="3053.4" calcext:value-type="float">
            <text:p>3053.4</text:p>
          </table:table-cell>
          <table:table-cell table:style-name="ce1" office:value-type="float" office:value="3482.4" calcext:value-type="float">
            <text:p>3482.4</text:p>
          </table:table-cell>
          <table:table-cell table:style-name="ce1" office:value-type="float" office:value="3111.1" calcext:value-type="float">
            <text:p>3111.1</text:p>
          </table:table-cell>
          <table:table-cell table:style-name="ce1" office:value-type="float" office:value="3429.8" calcext:value-type="float">
            <text:p>3429.8</text:p>
          </table:table-cell>
        </table:table-row>
        <table:table-row table:style-name="ro1">
          <table:table-cell table:style-name="ce1" office:value-type="string" calcext:value-type="string">
            <text:p>13:21:37</text:p>
          </table:table-cell>
          <table:table-cell table:style-name="ce1" office:value-type="float" office:value="3170.1" calcext:value-type="float">
            <text:p>3170.1</text:p>
          </table:table-cell>
          <table:table-cell table:style-name="ce1" office:value-type="float" office:value="2683.6" calcext:value-type="float">
            <text:p>2683.6</text:p>
          </table:table-cell>
          <table:table-cell table:style-name="ce1" office:value-type="float" office:value="3046.1" calcext:value-type="float">
            <text:p>3046.1</text:p>
          </table:table-cell>
          <table:table-cell table:style-name="ce1" office:value-type="float" office:value="2613.2" calcext:value-type="float">
            <text:p>2613.2</text:p>
          </table:table-cell>
        </table:table-row>
        <table:table-row table:style-name="ro1">
          <table:table-cell table:style-name="ce1" office:value-type="string" calcext:value-type="string">
            <text:p>13:22:40</text:p>
          </table:table-cell>
          <table:table-cell table:style-name="ce1" office:value-type="float" office:value="5449.8" calcext:value-type="float">
            <text:p>5449.8</text:p>
          </table:table-cell>
          <table:table-cell table:style-name="ce1" office:value-type="float" office:value="4937.3" calcext:value-type="float">
            <text:p>4937.3</text:p>
          </table:table-cell>
          <table:table-cell table:style-name="ce1" office:value-type="float" office:value="5536.7" calcext:value-type="float">
            <text:p>5536.7</text:p>
          </table:table-cell>
          <table:table-cell table:style-name="ce1" office:value-type="float" office:value="5629.1" calcext:value-type="float">
            <text:p>5629.1</text:p>
          </table:table-cell>
        </table:table-row>
        <table:table-row table:style-name="ro1">
          <table:table-cell table:style-name="ce1" office:value-type="string" calcext:value-type="string">
            <text:p>13:23:43</text:p>
          </table:table-cell>
          <table:table-cell table:style-name="ce1" office:value-type="float" office:value="2599.8" calcext:value-type="float">
            <text:p>2599.8</text:p>
          </table:table-cell>
          <table:table-cell table:style-name="ce1" office:value-type="float" office:value="2902" calcext:value-type="float">
            <text:p>2902</text:p>
          </table:table-cell>
          <table:table-cell table:style-name="ce1" office:value-type="float" office:value="2753.6" calcext:value-type="float">
            <text:p>2753.6</text:p>
          </table:table-cell>
          <table:table-cell table:style-name="ce1" office:value-type="float" office:value="2514.3" calcext:value-type="float">
            <text:p>2514.3</text:p>
          </table:table-cell>
        </table:table-row>
        <table:table-row table:style-name="ro1">
          <table:table-cell table:style-name="ce1" office:value-type="string" calcext:value-type="string">
            <text:p>13:24:45</text:p>
          </table:table-cell>
          <table:table-cell table:style-name="ce1" office:value-type="float" office:value="3703.9" calcext:value-type="float">
            <text:p>3703.9</text:p>
          </table:table-cell>
          <table:table-cell table:style-name="ce1" office:value-type="float" office:value="3554.9" calcext:value-type="float">
            <text:p>3554.9</text:p>
          </table:table-cell>
          <table:table-cell table:style-name="ce1" office:value-type="float" office:value="3796.1" calcext:value-type="float">
            <text:p>3796.1</text:p>
          </table:table-cell>
          <table:table-cell table:style-name="ce1" office:value-type="float" office:value="3429.1" calcext:value-type="float">
            <text:p>3429.1</text:p>
          </table:table-cell>
        </table:table-row>
        <table:table-row table:style-name="ro1">
          <table:table-cell table:style-name="ce1" office:value-type="string" calcext:value-type="string">
            <text:p>13:25:48</text:p>
          </table:table-cell>
          <table:table-cell table:style-name="ce1" office:value-type="float" office:value="3364.2" calcext:value-type="float">
            <text:p>3364.2</text:p>
          </table:table-cell>
          <table:table-cell table:style-name="ce1" office:value-type="float" office:value="2722.7" calcext:value-type="float">
            <text:p>2722.7</text:p>
          </table:table-cell>
          <table:table-cell table:style-name="ce1" office:value-type="float" office:value="3431.9" calcext:value-type="float">
            <text:p>3431.9</text:p>
          </table:table-cell>
          <table:table-cell table:style-name="ce1" office:value-type="float" office:value="2763" calcext:value-type="float">
            <text:p>2763</text:p>
          </table:table-cell>
        </table:table-row>
        <table:table-row table:style-name="ro1">
          <table:table-cell table:style-name="ce1" office:value-type="string" calcext:value-type="string">
            <text:p>13:26:51</text:p>
          </table:table-cell>
          <table:table-cell table:style-name="ce1" office:value-type="float" office:value="3426.6" calcext:value-type="float">
            <text:p>3426.6</text:p>
          </table:table-cell>
          <table:table-cell table:style-name="ce1" office:value-type="float" office:value="3201.6" calcext:value-type="float">
            <text:p>3201.6</text:p>
          </table:table-cell>
          <table:table-cell table:style-name="ce1" office:value-type="float" office:value="3870.8" calcext:value-type="float">
            <text:p>3870.8</text:p>
          </table:table-cell>
          <table:table-cell table:style-name="ce1" office:value-type="float" office:value="2989.1" calcext:value-type="float">
            <text:p>2989.1</text:p>
          </table:table-cell>
        </table:table-row>
        <table:table-row table:style-name="ro1">
          <table:table-cell table:style-name="ce1" office:value-type="string" calcext:value-type="string">
            <text:p>13:27:54</text:p>
          </table:table-cell>
          <table:table-cell table:style-name="ce1" office:value-type="float" office:value="4067.1" calcext:value-type="float">
            <text:p>4067.1</text:p>
          </table:table-cell>
          <table:table-cell table:style-name="ce1" office:value-type="float" office:value="4267.6" calcext:value-type="float">
            <text:p>4267.6</text:p>
          </table:table-cell>
          <table:table-cell table:style-name="ce1" office:value-type="float" office:value="4807.4" calcext:value-type="float">
            <text:p>4807.4</text:p>
          </table:table-cell>
          <table:table-cell table:style-name="ce1" office:value-type="float" office:value="4764" calcext:value-type="float">
            <text:p>4764</text:p>
          </table:table-cell>
        </table:table-row>
        <table:table-row table:style-name="ro1">
          <table:table-cell table:style-name="ce1" office:value-type="string" calcext:value-type="string">
            <text:p>13:28:56</text:p>
          </table:table-cell>
          <table:table-cell table:style-name="ce1" office:value-type="float" office:value="3480.6" calcext:value-type="float">
            <text:p>3480.6</text:p>
          </table:table-cell>
          <table:table-cell table:style-name="ce1" office:value-type="float" office:value="3596.2" calcext:value-type="float">
            <text:p>3596.2</text:p>
          </table:table-cell>
          <table:table-cell table:style-name="ce1" office:value-type="float" office:value="3743" calcext:value-type="float">
            <text:p>3743</text:p>
          </table:table-cell>
          <table:table-cell table:style-name="ce1" office:value-type="float" office:value="3440.2" calcext:value-type="float">
            <text:p>3440.2</text:p>
          </table:table-cell>
        </table:table-row>
        <table:table-row table:style-name="ro1">
          <table:table-cell table:style-name="ce1" office:value-type="string" calcext:value-type="string">
            <text:p>13:29:59</text:p>
          </table:table-cell>
          <table:table-cell table:style-name="ce1" office:value-type="float" office:value="2986.1" calcext:value-type="float">
            <text:p>2986.1</text:p>
          </table:table-cell>
          <table:table-cell table:style-name="ce1" office:value-type="float" office:value="2833.2" calcext:value-type="float">
            <text:p>2833.2</text:p>
          </table:table-cell>
          <table:table-cell table:style-name="ce1" office:value-type="float" office:value="3249.9" calcext:value-type="float">
            <text:p>3249.9</text:p>
          </table:table-cell>
          <table:table-cell table:style-name="ce1" office:value-type="float" office:value="2650.5" calcext:value-type="float">
            <text:p>2650.5</text:p>
          </table:table-cell>
        </table:table-row>
        <table:table-row table:style-name="ro1">
          <table:table-cell table:style-name="ce1" office:value-type="string" calcext:value-type="string">
            <text:p>13:31:02</text:p>
          </table:table-cell>
          <table:table-cell table:style-name="ce1" office:value-type="float" office:value="3322.4" calcext:value-type="float">
            <text:p>3322.4</text:p>
          </table:table-cell>
          <table:table-cell table:style-name="ce1" office:value-type="float" office:value="2884.7" calcext:value-type="float">
            <text:p>2884.7</text:p>
          </table:table-cell>
          <table:table-cell table:style-name="ce1" office:value-type="float" office:value="3293.1" calcext:value-type="float">
            <text:p>3293.1</text:p>
          </table:table-cell>
          <table:table-cell table:style-name="ce1" office:value-type="float" office:value="2791.4" calcext:value-type="float">
            <text:p>2791.4</text:p>
          </table:table-cell>
        </table:table-row>
        <table:table-row table:style-name="ro1">
          <table:table-cell table:style-name="ce1" office:value-type="string" calcext:value-type="string">
            <text:p>13:32:05</text:p>
          </table:table-cell>
          <table:table-cell table:style-name="ce1" office:value-type="float" office:value="3059" calcext:value-type="float">
            <text:p>3059</text:p>
          </table:table-cell>
          <table:table-cell table:style-name="ce1" office:value-type="float" office:value="2847.7" calcext:value-type="float">
            <text:p>2847.7</text:p>
          </table:table-cell>
          <table:table-cell table:style-name="ce1" office:value-type="float" office:value="3465.5" calcext:value-type="float">
            <text:p>3465.5</text:p>
          </table:table-cell>
          <table:table-cell table:style-name="ce1" office:value-type="float" office:value="2898.9" calcext:value-type="float">
            <text:p>2898.9</text:p>
          </table:table-cell>
        </table:table-row>
        <table:table-row table:style-name="ro1">
          <table:table-cell table:style-name="ce1" office:value-type="string" calcext:value-type="string">
            <text:p>13:33:07</text:p>
          </table:table-cell>
          <table:table-cell table:style-name="ce1" office:value-type="float" office:value="3745.8" calcext:value-type="float">
            <text:p>3745.8</text:p>
          </table:table-cell>
          <table:table-cell table:style-name="ce1" office:value-type="float" office:value="3616.1" calcext:value-type="float">
            <text:p>3616.1</text:p>
          </table:table-cell>
          <table:table-cell table:style-name="ce1" office:value-type="float" office:value="3418.6" calcext:value-type="float">
            <text:p>3418.6</text:p>
          </table:table-cell>
          <table:table-cell table:style-name="ce1" office:value-type="float" office:value="3628" calcext:value-type="float">
            <text:p>3628</text:p>
          </table:table-cell>
        </table:table-row>
        <table:table-row table:style-name="ro1">
          <table:table-cell table:style-name="ce1" office:value-type="string" calcext:value-type="string">
            <text:p>13:34:10</text:p>
          </table:table-cell>
          <table:table-cell table:style-name="ce1" office:value-type="float" office:value="2892.5" calcext:value-type="float">
            <text:p>2892.5</text:p>
          </table:table-cell>
          <table:table-cell table:style-name="ce1" office:value-type="float" office:value="2652" calcext:value-type="float">
            <text:p>2652</text:p>
          </table:table-cell>
          <table:table-cell table:style-name="ce1" office:value-type="float" office:value="3208.3" calcext:value-type="float">
            <text:p>3208.3</text:p>
          </table:table-cell>
          <table:table-cell table:style-name="ce1" office:value-type="float" office:value="2873.3" calcext:value-type="float">
            <text:p>2873.3</text:p>
          </table:table-cell>
        </table:table-row>
        <table:table-row table:style-name="ro1">
          <table:table-cell table:style-name="ce1" office:value-type="string" calcext:value-type="string">
            <text:p>13:35:13</text:p>
          </table:table-cell>
          <table:table-cell table:style-name="ce1" office:value-type="float" office:value="3354.8" calcext:value-type="float">
            <text:p>3354.8</text:p>
          </table:table-cell>
          <table:table-cell table:style-name="ce1" office:value-type="float" office:value="3471.9" calcext:value-type="float">
            <text:p>3471.9</text:p>
          </table:table-cell>
          <table:table-cell table:style-name="ce1" office:value-type="float" office:value="3613.3" calcext:value-type="float">
            <text:p>3613.3</text:p>
          </table:table-cell>
          <table:table-cell table:style-name="ce1" office:value-type="float" office:value="3393.8" calcext:value-type="float">
            <text:p>3393.8</text:p>
          </table:table-cell>
        </table:table-row>
        <table:table-row table:style-name="ro1">
          <table:table-cell table:style-name="ce1" office:value-type="string" calcext:value-type="string">
            <text:p>13:36:17</text:p>
          </table:table-cell>
          <table:table-cell table:style-name="ce1" office:value-type="float" office:value="3475" calcext:value-type="float">
            <text:p>3475</text:p>
          </table:table-cell>
          <table:table-cell table:style-name="ce1" office:value-type="float" office:value="3144.6" calcext:value-type="float">
            <text:p>3144.6</text:p>
          </table:table-cell>
          <table:table-cell table:style-name="ce1" office:value-type="float" office:value="3262.4" calcext:value-type="float">
            <text:p>3262.4</text:p>
          </table:table-cell>
          <table:table-cell table:style-name="ce1" office:value-type="float" office:value="2674.6" calcext:value-type="float">
            <text:p>2674.6</text:p>
          </table:table-cell>
        </table:table-row>
        <table:table-row table:style-name="ro1">
          <table:table-cell table:style-name="ce1" office:value-type="string" calcext:value-type="string">
            <text:p>13:37:20</text:p>
          </table:table-cell>
          <table:table-cell table:style-name="ce1" office:value-type="float" office:value="3106.8" calcext:value-type="float">
            <text:p>3106.8</text:p>
          </table:table-cell>
          <table:table-cell table:style-name="ce1" office:value-type="float" office:value="3026.2" calcext:value-type="float">
            <text:p>3026.2</text:p>
          </table:table-cell>
          <table:table-cell table:style-name="ce1" office:value-type="float" office:value="2930.9" calcext:value-type="float">
            <text:p>2930.9</text:p>
          </table:table-cell>
          <table:table-cell table:style-name="ce1" office:value-type="float" office:value="2801.2" calcext:value-type="float">
            <text:p>2801.2</text:p>
          </table:table-cell>
        </table:table-row>
        <table:table-row table:style-name="ro1">
          <table:table-cell table:style-name="ce1" office:value-type="string" calcext:value-type="string">
            <text:p>13:38:23</text:p>
          </table:table-cell>
          <table:table-cell table:style-name="ce1" office:value-type="float" office:value="3069.1" calcext:value-type="float">
            <text:p>3069.1</text:p>
          </table:table-cell>
          <table:table-cell table:style-name="ce1" office:value-type="float" office:value="3128.7" calcext:value-type="float">
            <text:p>3128.7</text:p>
          </table:table-cell>
          <table:table-cell table:style-name="ce1" office:value-type="float" office:value="2959.1" calcext:value-type="float">
            <text:p>2959.1</text:p>
          </table:table-cell>
          <table:table-cell table:style-name="ce1" office:value-type="float" office:value="2815.2" calcext:value-type="float">
            <text:p>2815.2</text:p>
          </table:table-cell>
        </table:table-row>
        <table:table-row table:style-name="ro1">
          <table:table-cell table:style-name="ce1" office:value-type="string" calcext:value-type="string">
            <text:p>13:39:26</text:p>
          </table:table-cell>
          <table:table-cell table:style-name="ce1" office:value-type="float" office:value="2739" calcext:value-type="float">
            <text:p>2739</text:p>
          </table:table-cell>
          <table:table-cell table:style-name="ce1" office:value-type="float" office:value="3009.1" calcext:value-type="float">
            <text:p>3009.1</text:p>
          </table:table-cell>
          <table:table-cell table:style-name="ce1" office:value-type="float" office:value="3022.9" calcext:value-type="float">
            <text:p>3022.9</text:p>
          </table:table-cell>
          <table:table-cell table:style-name="ce1" office:value-type="float" office:value="2734.1" calcext:value-type="float">
            <text:p>2734.1</text:p>
          </table:table-cell>
        </table:table-row>
        <table:table-row table:style-name="ro1">
          <table:table-cell table:style-name="ce1" office:value-type="string" calcext:value-type="string">
            <text:p>13:40:28</text:p>
          </table:table-cell>
          <table:table-cell table:style-name="ce1" office:value-type="float" office:value="3815.5" calcext:value-type="float">
            <text:p>3815.5</text:p>
          </table:table-cell>
          <table:table-cell table:style-name="ce1" office:value-type="float" office:value="3241.4" calcext:value-type="float">
            <text:p>3241.4</text:p>
          </table:table-cell>
          <table:table-cell table:style-name="ce1" office:value-type="float" office:value="3651.5" calcext:value-type="float">
            <text:p>3651.5</text:p>
          </table:table-cell>
          <table:table-cell table:style-name="ce1" office:value-type="float" office:value="3068" calcext:value-type="float">
            <text:p>3068</text:p>
          </table:table-cell>
        </table:table-row>
        <table:table-row table:style-name="ro1">
          <table:table-cell table:style-name="ce1" office:value-type="string" calcext:value-type="string">
            <text:p>13:41:31</text:p>
          </table:table-cell>
          <table:table-cell table:style-name="ce1" office:value-type="float" office:value="2881.5" calcext:value-type="float">
            <text:p>2881.5</text:p>
          </table:table-cell>
          <table:table-cell table:style-name="ce1" office:value-type="float" office:value="2871.8" calcext:value-type="float">
            <text:p>2871.8</text:p>
          </table:table-cell>
          <table:table-cell table:style-name="ce1" office:value-type="float" office:value="3353.9" calcext:value-type="float">
            <text:p>3353.9</text:p>
          </table:table-cell>
          <table:table-cell table:style-name="ce1" office:value-type="float" office:value="3063.4" calcext:value-type="float">
            <text:p>3063.4</text:p>
          </table:table-cell>
        </table:table-row>
        <table:table-row table:style-name="ro1">
          <table:table-cell table:style-name="ce1" office:value-type="string" calcext:value-type="string">
            <text:p>13:42:34</text:p>
          </table:table-cell>
          <table:table-cell table:style-name="ce1" office:value-type="float" office:value="3551.8" calcext:value-type="float">
            <text:p>3551.8</text:p>
          </table:table-cell>
          <table:table-cell table:style-name="ce1" office:value-type="float" office:value="3471.8" calcext:value-type="float">
            <text:p>3471.8</text:p>
          </table:table-cell>
          <table:table-cell table:style-name="ce1" office:value-type="float" office:value="3422.7" calcext:value-type="float">
            <text:p>3422.7</text:p>
          </table:table-cell>
          <table:table-cell table:style-name="ce1" office:value-type="float" office:value="3365.8" calcext:value-type="float">
            <text:p>3365.8</text:p>
          </table:table-cell>
        </table:table-row>
        <table:table-row table:style-name="ro1">
          <table:table-cell table:style-name="ce1" office:value-type="string" calcext:value-type="string">
            <text:p>13:43:37</text:p>
          </table:table-cell>
          <table:table-cell table:style-name="ce1" office:value-type="float" office:value="2681" calcext:value-type="float">
            <text:p>2681</text:p>
          </table:table-cell>
          <table:table-cell table:style-name="ce1" office:value-type="float" office:value="3166.9" calcext:value-type="float">
            <text:p>3166.9</text:p>
          </table:table-cell>
          <table:table-cell table:style-name="ce1" office:value-type="float" office:value="2624.1" calcext:value-type="float">
            <text:p>2624.1</text:p>
          </table:table-cell>
          <table:table-cell table:style-name="ce1" office:value-type="float" office:value="2449.6" calcext:value-type="float">
            <text:p>2449.6</text:p>
          </table:table-cell>
        </table:table-row>
        <table:table-row table:style-name="ro1">
          <table:table-cell table:style-name="ce1" office:value-type="string" calcext:value-type="string">
            <text:p>13:44:39</text:p>
          </table:table-cell>
          <table:table-cell table:style-name="ce1" office:value-type="float" office:value="3349" calcext:value-type="float">
            <text:p>3349</text:p>
          </table:table-cell>
          <table:table-cell table:style-name="ce1" office:value-type="float" office:value="3580.1" calcext:value-type="float">
            <text:p>3580.1</text:p>
          </table:table-cell>
          <table:table-cell table:style-name="ce1" office:value-type="float" office:value="3556.2" calcext:value-type="float">
            <text:p>3556.2</text:p>
          </table:table-cell>
          <table:table-cell table:style-name="ce1" office:value-type="float" office:value="3628.7" calcext:value-type="float">
            <text:p>3628.7</text:p>
          </table:table-cell>
        </table:table-row>
        <table:table-row table:style-name="ro1">
          <table:table-cell table:style-name="ce1" office:value-type="string" calcext:value-type="string">
            <text:p>13:45:42</text:p>
          </table:table-cell>
          <table:table-cell table:style-name="ce1" office:value-type="float" office:value="3245" calcext:value-type="float">
            <text:p>3245</text:p>
          </table:table-cell>
          <table:table-cell table:style-name="ce1" office:value-type="float" office:value="3288.7" calcext:value-type="float">
            <text:p>3288.7</text:p>
          </table:table-cell>
          <table:table-cell table:style-name="ce1" office:value-type="float" office:value="3218" calcext:value-type="float">
            <text:p>3218</text:p>
          </table:table-cell>
          <table:table-cell table:style-name="ce1" office:value-type="float" office:value="3016.7" calcext:value-type="float">
            <text:p>3016.7</text:p>
          </table:table-cell>
        </table:table-row>
        <table:table-row table:style-name="ro1">
          <table:table-cell table:style-name="ce1" office:value-type="string" calcext:value-type="string">
            <text:p>13:46:45</text:p>
          </table:table-cell>
          <table:table-cell table:style-name="ce1" office:value-type="float" office:value="3957.4" calcext:value-type="float">
            <text:p>3957.4</text:p>
          </table:table-cell>
          <table:table-cell table:style-name="ce1" office:value-type="float" office:value="3871.1" calcext:value-type="float">
            <text:p>3871.1</text:p>
          </table:table-cell>
          <table:table-cell table:style-name="ce1" office:value-type="float" office:value="4467.8" calcext:value-type="float">
            <text:p>4467.8</text:p>
          </table:table-cell>
          <table:table-cell table:style-name="ce1" office:value-type="float" office:value="4297.5" calcext:value-type="float">
            <text:p>4297.5</text:p>
          </table:table-cell>
        </table:table-row>
        <table:table-row table:style-name="ro1">
          <table:table-cell table:style-name="ce1" office:value-type="string" calcext:value-type="string">
            <text:p>13:47:47</text:p>
          </table:table-cell>
          <table:table-cell table:style-name="ce1" office:value-type="float" office:value="2727.7" calcext:value-type="float">
            <text:p>2727.7</text:p>
          </table:table-cell>
          <table:table-cell table:style-name="ce1" office:value-type="float" office:value="2753.9" calcext:value-type="float">
            <text:p>2753.9</text:p>
          </table:table-cell>
          <table:table-cell table:style-name="ce1" office:value-type="float" office:value="3138.3" calcext:value-type="float">
            <text:p>3138.3</text:p>
          </table:table-cell>
          <table:table-cell table:style-name="ce1" office:value-type="float" office:value="2573.3" calcext:value-type="float">
            <text:p>2573.3</text:p>
          </table:table-cell>
        </table:table-row>
        <table:table-row table:style-name="ro1">
          <table:table-cell table:style-name="ce1" office:value-type="string" calcext:value-type="string">
            <text:p>13:48:50</text:p>
          </table:table-cell>
          <table:table-cell table:style-name="ce1" office:value-type="float" office:value="3232.2" calcext:value-type="float">
            <text:p>3232.2</text:p>
          </table:table-cell>
          <table:table-cell table:style-name="ce1" office:value-type="float" office:value="3435.9" calcext:value-type="float">
            <text:p>3435.9</text:p>
          </table:table-cell>
          <table:table-cell table:style-name="ce1" office:value-type="float" office:value="3703.6" calcext:value-type="float">
            <text:p>3703.6</text:p>
          </table:table-cell>
          <table:table-cell table:style-name="ce1" office:value-type="float" office:value="3472.4" calcext:value-type="float">
            <text:p>3472.4</text:p>
          </table:table-cell>
        </table:table-row>
        <table:table-row table:style-name="ro1">
          <table:table-cell table:style-name="ce1" office:value-type="string" calcext:value-type="string">
            <text:p>13:49:53</text:p>
          </table:table-cell>
          <table:table-cell table:style-name="ce1" office:value-type="float" office:value="3013.6" calcext:value-type="float">
            <text:p>3013.6</text:p>
          </table:table-cell>
          <table:table-cell table:style-name="ce1" office:value-type="float" office:value="2640.1" calcext:value-type="float">
            <text:p>2640.1</text:p>
          </table:table-cell>
          <table:table-cell table:style-name="ce1" office:value-type="float" office:value="3272.9" calcext:value-type="float">
            <text:p>3272.9</text:p>
          </table:table-cell>
          <table:table-cell table:style-name="ce1" office:value-type="float" office:value="2865.4" calcext:value-type="float">
            <text:p>2865.4</text:p>
          </table:table-cell>
        </table:table-row>
        <table:table-row table:style-name="ro1">
          <table:table-cell table:style-name="ce1" office:value-type="string" calcext:value-type="string">
            <text:p>13:50:56</text:p>
          </table:table-cell>
          <table:table-cell table:style-name="ce1" office:value-type="float" office:value="3100.2" calcext:value-type="float">
            <text:p>3100.2</text:p>
          </table:table-cell>
          <table:table-cell table:style-name="ce1" office:value-type="float" office:value="3160.6" calcext:value-type="float">
            <text:p>3160.6</text:p>
          </table:table-cell>
          <table:table-cell table:style-name="ce1" office:value-type="float" office:value="3389.9" calcext:value-type="float">
            <text:p>3389.9</text:p>
          </table:table-cell>
          <table:table-cell table:style-name="ce1" office:value-type="float" office:value="2911" calcext:value-type="float">
            <text:p>2911</text:p>
          </table:table-cell>
        </table:table-row>
        <table:table-row table:style-name="ro1">
          <table:table-cell table:style-name="ce1" office:value-type="string" calcext:value-type="string">
            <text:p>13:51:59</text:p>
          </table:table-cell>
          <table:table-cell table:style-name="ce1" office:value-type="float" office:value="2763.4" calcext:value-type="float">
            <text:p>2763.4</text:p>
          </table:table-cell>
          <table:table-cell table:style-name="ce1" office:value-type="float" office:value="3090.5" calcext:value-type="float">
            <text:p>3090.5</text:p>
          </table:table-cell>
          <table:table-cell table:style-name="ce1" office:value-type="float" office:value="2623.5" calcext:value-type="float">
            <text:p>2623.5</text:p>
          </table:table-cell>
          <table:table-cell table:style-name="ce1" office:value-type="float" office:value="3005.6" calcext:value-type="float">
            <text:p>3005.6</text:p>
          </table:table-cell>
        </table:table-row>
        <table:table-row table:style-name="ro1">
          <table:table-cell table:style-name="ce1" office:value-type="string" calcext:value-type="string">
            <text:p>13:53:02</text:p>
          </table:table-cell>
          <table:table-cell table:style-name="ce1" office:value-type="float" office:value="3167.9" calcext:value-type="float">
            <text:p>3167.9</text:p>
          </table:table-cell>
          <table:table-cell table:style-name="ce1" office:value-type="float" office:value="3089.3" calcext:value-type="float">
            <text:p>3089.3</text:p>
          </table:table-cell>
          <table:table-cell table:style-name="ce1" office:value-type="float" office:value="3424.5" calcext:value-type="float">
            <text:p>3424.5</text:p>
          </table:table-cell>
          <table:table-cell table:style-name="ce1" office:value-type="float" office:value="2904.5" calcext:value-type="float">
            <text:p>2904.5</text:p>
          </table:table-cell>
        </table:table-row>
        <table:table-row table:style-name="ro1">
          <table:table-cell table:style-name="ce1" office:value-type="string" calcext:value-type="string">
            <text:p>13:54:05</text:p>
          </table:table-cell>
          <table:table-cell table:style-name="ce1" office:value-type="float" office:value="3347.7" calcext:value-type="float">
            <text:p>3347.7</text:p>
          </table:table-cell>
          <table:table-cell table:style-name="ce1" office:value-type="float" office:value="3026.1" calcext:value-type="float">
            <text:p>3026.1</text:p>
          </table:table-cell>
          <table:table-cell table:style-name="ce1" office:value-type="float" office:value="3253.8" calcext:value-type="float">
            <text:p>3253.8</text:p>
          </table:table-cell>
          <table:table-cell table:style-name="ce1" office:value-type="float" office:value="2886.5" calcext:value-type="float">
            <text:p>2886.5</text:p>
          </table:table-cell>
        </table:table-row>
        <table:table-row table:style-name="ro1">
          <table:table-cell table:style-name="ce1" office:value-type="string" calcext:value-type="string">
            <text:p>13:55:07</text:p>
          </table:table-cell>
          <table:table-cell table:style-name="ce1" office:value-type="float" office:value="3303.7" calcext:value-type="float">
            <text:p>3303.7</text:p>
          </table:table-cell>
          <table:table-cell table:style-name="ce1" office:value-type="float" office:value="3211.5" calcext:value-type="float">
            <text:p>3211.5</text:p>
          </table:table-cell>
          <table:table-cell table:style-name="ce1" office:value-type="float" office:value="3446.9" calcext:value-type="float">
            <text:p>3446.9</text:p>
          </table:table-cell>
          <table:table-cell table:style-name="ce1" office:value-type="float" office:value="3339.6" calcext:value-type="float">
            <text:p>3339.6</text:p>
          </table:table-cell>
        </table:table-row>
        <table:table-row table:style-name="ro1">
          <table:table-cell table:style-name="ce1" office:value-type="string" calcext:value-type="string">
            <text:p>13:56:10</text:p>
          </table:table-cell>
          <table:table-cell table:style-name="ce1" office:value-type="float" office:value="2729.4" calcext:value-type="float">
            <text:p>2729.4</text:p>
          </table:table-cell>
          <table:table-cell table:style-name="ce1" office:value-type="float" office:value="2766.7" calcext:value-type="float">
            <text:p>2766.7</text:p>
          </table:table-cell>
          <table:table-cell table:style-name="ce1" office:value-type="float" office:value="2757.6" calcext:value-type="float">
            <text:p>2757.6</text:p>
          </table:table-cell>
          <table:table-cell table:style-name="ce1" office:value-type="float" office:value="2757.2" calcext:value-type="float">
            <text:p>2757.2</text:p>
          </table:table-cell>
        </table:table-row>
        <table:table-row table:style-name="ro1">
          <table:table-cell table:style-name="ce1" office:value-type="string" calcext:value-type="string">
            <text:p>13:57:13</text:p>
          </table:table-cell>
          <table:table-cell table:style-name="ce1" office:value-type="float" office:value="3898.2" calcext:value-type="float">
            <text:p>3898.2</text:p>
          </table:table-cell>
          <table:table-cell table:style-name="ce1" office:value-type="float" office:value="3790.4" calcext:value-type="float">
            <text:p>3790.4</text:p>
          </table:table-cell>
          <table:table-cell table:style-name="ce1" office:value-type="float" office:value="3826.1" calcext:value-type="float">
            <text:p>3826.1</text:p>
          </table:table-cell>
          <table:table-cell table:style-name="ce1" office:value-type="float" office:value="3987.2" calcext:value-type="float">
            <text:p>3987.2</text:p>
          </table:table-cell>
        </table:table-row>
        <table:table-row table:style-name="ro1">
          <table:table-cell table:style-name="ce1" office:value-type="string" calcext:value-type="string">
            <text:p>13:58:15</text:p>
          </table:table-cell>
          <table:table-cell table:style-name="ce1" office:value-type="float" office:value="3158.7" calcext:value-type="float">
            <text:p>3158.7</text:p>
          </table:table-cell>
          <table:table-cell table:style-name="ce1" office:value-type="float" office:value="3179.9" calcext:value-type="float">
            <text:p>3179.9</text:p>
          </table:table-cell>
          <table:table-cell table:style-name="ce1" office:value-type="float" office:value="3442" calcext:value-type="float">
            <text:p>3442</text:p>
          </table:table-cell>
          <table:table-cell table:style-name="ce1" office:value-type="float" office:value="3181.5" calcext:value-type="float">
            <text:p>3181.5</text:p>
          </table:table-cell>
        </table:table-row>
        <table:table-row table:style-name="ro1">
          <table:table-cell table:style-name="ce1" office:value-type="string" calcext:value-type="string">
            <text:p>13:59:18</text:p>
          </table:table-cell>
          <table:table-cell table:style-name="ce1" office:value-type="float" office:value="3485.8" calcext:value-type="float">
            <text:p>3485.8</text:p>
          </table:table-cell>
          <table:table-cell table:style-name="ce1" office:value-type="float" office:value="3667.6" calcext:value-type="float">
            <text:p>3667.6</text:p>
          </table:table-cell>
          <table:table-cell table:style-name="ce1" office:value-type="float" office:value="4046.5" calcext:value-type="float">
            <text:p>4046.5</text:p>
          </table:table-cell>
          <table:table-cell table:style-name="ce1" office:value-type="float" office:value="3272.5" calcext:value-type="float">
            <text:p>3272.5</text:p>
          </table:table-cell>
        </table:table-row>
        <table:table-row table:style-name="ro1">
          <table:table-cell table:style-name="ce1" office:value-type="string" calcext:value-type="string">
            <text:p>14:00:21</text:p>
          </table:table-cell>
          <table:table-cell table:style-name="ce1" office:value-type="float" office:value="2843.8" calcext:value-type="float">
            <text:p>2843.8</text:p>
          </table:table-cell>
          <table:table-cell table:style-name="ce1" office:value-type="float" office:value="2801.1" calcext:value-type="float">
            <text:p>2801.1</text:p>
          </table:table-cell>
          <table:table-cell table:style-name="ce1" office:value-type="float" office:value="2702.5" calcext:value-type="float">
            <text:p>2702.5</text:p>
          </table:table-cell>
          <table:table-cell table:style-name="ce1" office:value-type="float" office:value="2678.3" calcext:value-type="float">
            <text:p>2678.3</text:p>
          </table:table-cell>
        </table:table-row>
        <table:table-row table:style-name="ro1">
          <table:table-cell table:style-name="ce1" office:value-type="string" calcext:value-type="string">
            <text:p>14:01:24</text:p>
          </table:table-cell>
          <table:table-cell table:style-name="ce1" office:value-type="float" office:value="3595.9" calcext:value-type="float">
            <text:p>3595.9</text:p>
          </table:table-cell>
          <table:table-cell table:style-name="ce1" office:value-type="float" office:value="4112.3" calcext:value-type="float">
            <text:p>4112.3</text:p>
          </table:table-cell>
          <table:table-cell table:style-name="ce1" office:value-type="float" office:value="3752.9" calcext:value-type="float">
            <text:p>3752.9</text:p>
          </table:table-cell>
          <table:table-cell table:style-name="ce1" office:value-type="float" office:value="3670.8" calcext:value-type="float">
            <text:p>3670.8</text:p>
          </table:table-cell>
        </table:table-row>
        <table:table-row table:style-name="ro1">
          <table:table-cell table:style-name="ce1" office:value-type="string" calcext:value-type="string">
            <text:p>14:02:26</text:p>
          </table:table-cell>
          <table:table-cell table:style-name="ce1" office:value-type="float" office:value="4199.6" calcext:value-type="float">
            <text:p>4199.6</text:p>
          </table:table-cell>
          <table:table-cell table:style-name="ce1" office:value-type="float" office:value="4134.2" calcext:value-type="float">
            <text:p>4134.2</text:p>
          </table:table-cell>
          <table:table-cell table:style-name="ce1" office:value-type="float" office:value="4208.2" calcext:value-type="float">
            <text:p>4208.2</text:p>
          </table:table-cell>
          <table:table-cell table:style-name="ce1" office:value-type="float" office:value="3969.7" calcext:value-type="float">
            <text:p>3969.7</text:p>
          </table:table-cell>
        </table:table-row>
        <table:table-row table:style-name="ro1">
          <table:table-cell table:style-name="ce1" office:value-type="string" calcext:value-type="string">
            <text:p>14:03:29</text:p>
          </table:table-cell>
          <table:table-cell table:style-name="ce1" office:value-type="float" office:value="3185.5" calcext:value-type="float">
            <text:p>3185.5</text:p>
          </table:table-cell>
          <table:table-cell table:style-name="ce1" office:value-type="float" office:value="3122.2" calcext:value-type="float">
            <text:p>3122.2</text:p>
          </table:table-cell>
          <table:table-cell table:style-name="ce1" office:value-type="float" office:value="3067.9" calcext:value-type="float">
            <text:p>3067.9</text:p>
          </table:table-cell>
          <table:table-cell table:style-name="ce1" office:value-type="float" office:value="2874.4" calcext:value-type="float">
            <text:p>2874.4</text:p>
          </table:table-cell>
        </table:table-row>
        <table:table-row table:style-name="ro1">
          <table:table-cell table:style-name="ce1" office:value-type="string" calcext:value-type="string">
            <text:p>14:04:32</text:p>
          </table:table-cell>
          <table:table-cell table:style-name="ce1" office:value-type="float" office:value="3141.4" calcext:value-type="float">
            <text:p>3141.4</text:p>
          </table:table-cell>
          <table:table-cell table:style-name="ce1" office:value-type="float" office:value="2817.5" calcext:value-type="float">
            <text:p>2817.5</text:p>
          </table:table-cell>
          <table:table-cell table:style-name="ce1" office:value-type="float" office:value="3024" calcext:value-type="float">
            <text:p>3024</text:p>
          </table:table-cell>
          <table:table-cell table:style-name="ce1" office:value-type="float" office:value="2926.9" calcext:value-type="float">
            <text:p>2926.9</text:p>
          </table:table-cell>
        </table:table-row>
        <table:table-row table:style-name="ro1">
          <table:table-cell table:style-name="ce1" office:value-type="string" calcext:value-type="string">
            <text:p>14:05:35</text:p>
          </table:table-cell>
          <table:table-cell table:style-name="ce1" office:value-type="float" office:value="3125" calcext:value-type="float">
            <text:p>3125</text:p>
          </table:table-cell>
          <table:table-cell table:style-name="ce1" office:value-type="float" office:value="3083.2" calcext:value-type="float">
            <text:p>3083.2</text:p>
          </table:table-cell>
          <table:table-cell table:style-name="ce1" office:value-type="float" office:value="3222.7" calcext:value-type="float">
            <text:p>3222.7</text:p>
          </table:table-cell>
          <table:table-cell table:style-name="ce1" office:value-type="float" office:value="2960.4" calcext:value-type="float">
            <text:p>2960.4</text:p>
          </table:table-cell>
        </table:table-row>
        <table:table-row table:style-name="ro1">
          <table:table-cell table:style-name="ce1" office:value-type="string" calcext:value-type="string">
            <text:p>14:06:38</text:p>
          </table:table-cell>
          <table:table-cell table:style-name="ce1" office:value-type="float" office:value="3501.9" calcext:value-type="float">
            <text:p>3501.9</text:p>
          </table:table-cell>
          <table:table-cell table:style-name="ce1" office:value-type="float" office:value="3261.2" calcext:value-type="float">
            <text:p>3261.2</text:p>
          </table:table-cell>
          <table:table-cell table:style-name="ce1" office:value-type="float" office:value="3432" calcext:value-type="float">
            <text:p>3432</text:p>
          </table:table-cell>
          <table:table-cell table:style-name="ce1" office:value-type="float" office:value="3136.8" calcext:value-type="float">
            <text:p>3136.8</text:p>
          </table:table-cell>
        </table:table-row>
        <table:table-row table:style-name="ro1">
          <table:table-cell table:style-name="ce1" office:value-type="string" calcext:value-type="string">
            <text:p>14:07:42</text:p>
          </table:table-cell>
          <table:table-cell table:style-name="ce1" office:value-type="float" office:value="3230.8" calcext:value-type="float">
            <text:p>3230.8</text:p>
          </table:table-cell>
          <table:table-cell table:style-name="ce1" office:value-type="float" office:value="3397" calcext:value-type="float">
            <text:p>3397</text:p>
          </table:table-cell>
          <table:table-cell table:style-name="ce1" office:value-type="float" office:value="3451.2" calcext:value-type="float">
            <text:p>3451.2</text:p>
          </table:table-cell>
          <table:table-cell table:style-name="ce1" office:value-type="float" office:value="3202.1" calcext:value-type="float">
            <text:p>3202.1</text:p>
          </table:table-cell>
        </table:table-row>
        <table:table-row table:style-name="ro1">
          <table:table-cell table:style-name="ce1" office:value-type="string" calcext:value-type="string">
            <text:p>14:08:45</text:p>
          </table:table-cell>
          <table:table-cell table:style-name="ce1" office:value-type="float" office:value="4107.3" calcext:value-type="float">
            <text:p>4107.3</text:p>
          </table:table-cell>
          <table:table-cell table:style-name="ce1" office:value-type="float" office:value="4033.2" calcext:value-type="float">
            <text:p>4033.2</text:p>
          </table:table-cell>
          <table:table-cell table:style-name="ce1" office:value-type="float" office:value="4895.5" calcext:value-type="float">
            <text:p>4895.5</text:p>
          </table:table-cell>
          <table:table-cell table:style-name="ce1" office:value-type="float" office:value="4283.3" calcext:value-type="float">
            <text:p>4283.3</text:p>
          </table:table-cell>
        </table:table-row>
        <table:table-row table:style-name="ro1">
          <table:table-cell table:style-name="ce1" office:value-type="string" calcext:value-type="string">
            <text:p>14:09:47</text:p>
          </table:table-cell>
          <table:table-cell table:style-name="ce1" office:value-type="float" office:value="3993.2" calcext:value-type="float">
            <text:p>3993.2</text:p>
          </table:table-cell>
          <table:table-cell table:style-name="ce1" office:value-type="float" office:value="3611.4" calcext:value-type="float">
            <text:p>3611.4</text:p>
          </table:table-cell>
          <table:table-cell table:style-name="ce1" office:value-type="float" office:value="4390" calcext:value-type="float">
            <text:p>4390</text:p>
          </table:table-cell>
          <table:table-cell table:style-name="ce1" office:value-type="float" office:value="4083.2" calcext:value-type="float">
            <text:p>4083.2</text:p>
          </table:table-cell>
        </table:table-row>
        <table:table-row table:style-name="ro1">
          <table:table-cell table:style-name="ce1" office:value-type="string" calcext:value-type="string">
            <text:p>14:10:50</text:p>
          </table:table-cell>
          <table:table-cell table:style-name="ce1" office:value-type="float" office:value="3627.1" calcext:value-type="float">
            <text:p>3627.1</text:p>
          </table:table-cell>
          <table:table-cell table:style-name="ce1" office:value-type="float" office:value="3105.6" calcext:value-type="float">
            <text:p>3105.6</text:p>
          </table:table-cell>
          <table:table-cell table:style-name="ce1" office:value-type="float" office:value="3947.4" calcext:value-type="float">
            <text:p>3947.4</text:p>
          </table:table-cell>
          <table:table-cell table:style-name="ce1" office:value-type="float" office:value="3286" calcext:value-type="float">
            <text:p>3286</text:p>
          </table:table-cell>
        </table:table-row>
        <table:table-row table:style-name="ro1">
          <table:table-cell table:style-name="ce1" office:value-type="string" calcext:value-type="string">
            <text:p>14:11:53</text:p>
          </table:table-cell>
          <table:table-cell table:style-name="ce1" office:value-type="float" office:value="4082.9" calcext:value-type="float">
            <text:p>4082.9</text:p>
          </table:table-cell>
          <table:table-cell table:style-name="ce1" office:value-type="float" office:value="3550.5" calcext:value-type="float">
            <text:p>3550.5</text:p>
          </table:table-cell>
          <table:table-cell table:style-name="ce1" office:value-type="float" office:value="3653.5" calcext:value-type="float">
            <text:p>3653.5</text:p>
          </table:table-cell>
          <table:table-cell table:style-name="ce1" office:value-type="float" office:value="3869.8" calcext:value-type="float">
            <text:p>3869.8</text:p>
          </table:table-cell>
        </table:table-row>
        <table:table-row table:style-name="ro1">
          <table:table-cell table:style-name="ce1" office:value-type="string" calcext:value-type="string">
            <text:p>14:12:56</text:p>
          </table:table-cell>
          <table:table-cell table:style-name="ce1" office:value-type="float" office:value="4006.2" calcext:value-type="float">
            <text:p>4006.2</text:p>
          </table:table-cell>
          <table:table-cell table:style-name="ce1" office:value-type="float" office:value="3324.7" calcext:value-type="float">
            <text:p>3324.7</text:p>
          </table:table-cell>
          <table:table-cell table:style-name="ce1" office:value-type="float" office:value="4259.4" calcext:value-type="float">
            <text:p>4259.4</text:p>
          </table:table-cell>
          <table:table-cell table:style-name="ce1" office:value-type="float" office:value="4697.4" calcext:value-type="float">
            <text:p>4697.4</text:p>
          </table:table-cell>
        </table:table-row>
        <table:table-row table:style-name="ro1">
          <table:table-cell table:style-name="ce1" office:value-type="string" calcext:value-type="string">
            <text:p>14:13:58</text:p>
          </table:table-cell>
          <table:table-cell table:style-name="ce1" office:value-type="float" office:value="3216.2" calcext:value-type="float">
            <text:p>3216.2</text:p>
          </table:table-cell>
          <table:table-cell table:style-name="ce1" office:value-type="float" office:value="2825.7" calcext:value-type="float">
            <text:p>2825.7</text:p>
          </table:table-cell>
          <table:table-cell table:style-name="ce1" office:value-type="float" office:value="3416.4" calcext:value-type="float">
            <text:p>3416.4</text:p>
          </table:table-cell>
          <table:table-cell table:style-name="ce1" office:value-type="float" office:value="2606" calcext:value-type="float">
            <text:p>2606</text:p>
          </table:table-cell>
        </table:table-row>
        <table:table-row table:style-name="ro1">
          <table:table-cell table:style-name="ce1" office:value-type="string" calcext:value-type="string">
            <text:p>14:15:01</text:p>
          </table:table-cell>
          <table:table-cell table:style-name="ce1" office:value-type="float" office:value="2901.9" calcext:value-type="float">
            <text:p>2901.9</text:p>
          </table:table-cell>
          <table:table-cell table:style-name="ce1" office:value-type="float" office:value="2760.2" calcext:value-type="float">
            <text:p>2760.2</text:p>
          </table:table-cell>
          <table:table-cell table:style-name="ce1" office:value-type="float" office:value="2922.8" calcext:value-type="float">
            <text:p>2922.8</text:p>
          </table:table-cell>
          <table:table-cell table:style-name="ce1" office:value-type="float" office:value="2566.8" calcext:value-type="float">
            <text:p>2566.8</text:p>
          </table:table-cell>
        </table:table-row>
        <table:table-row table:style-name="ro1">
          <table:table-cell table:style-name="ce1" office:value-type="string" calcext:value-type="string">
            <text:p>14:16:04</text:p>
          </table:table-cell>
          <table:table-cell table:style-name="ce1" office:value-type="float" office:value="2878.5" calcext:value-type="float">
            <text:p>2878.5</text:p>
          </table:table-cell>
          <table:table-cell table:style-name="ce1" office:value-type="float" office:value="2634.6" calcext:value-type="float">
            <text:p>2634.6</text:p>
          </table:table-cell>
          <table:table-cell table:style-name="ce1" office:value-type="float" office:value="2917.6" calcext:value-type="float">
            <text:p>2917.6</text:p>
          </table:table-cell>
          <table:table-cell table:style-name="ce1" office:value-type="float" office:value="2834.9" calcext:value-type="float">
            <text:p>2834.9</text:p>
          </table:table-cell>
        </table:table-row>
        <table:table-row table:style-name="ro1">
          <table:table-cell table:style-name="ce1" office:value-type="string" calcext:value-type="string">
            <text:p>14:17:07</text:p>
          </table:table-cell>
          <table:table-cell table:style-name="ce1" office:value-type="float" office:value="3433.5" calcext:value-type="float">
            <text:p>3433.5</text:p>
          </table:table-cell>
          <table:table-cell table:style-name="ce1" office:value-type="float" office:value="3247.9" calcext:value-type="float">
            <text:p>3247.9</text:p>
          </table:table-cell>
          <table:table-cell table:style-name="ce1" office:value-type="float" office:value="3157.4" calcext:value-type="float">
            <text:p>3157.4</text:p>
          </table:table-cell>
          <table:table-cell table:style-name="ce1" office:value-type="float" office:value="3443.6" calcext:value-type="float">
            <text:p>3443.6</text:p>
          </table:table-cell>
        </table:table-row>
        <table:table-row table:style-name="ro1">
          <table:table-cell table:style-name="ce1" office:value-type="string" calcext:value-type="string">
            <text:p>14:18:09</text:p>
          </table:table-cell>
          <table:table-cell table:style-name="ce1" office:value-type="float" office:value="2964.6" calcext:value-type="float">
            <text:p>2964.6</text:p>
          </table:table-cell>
          <table:table-cell table:style-name="ce1" office:value-type="float" office:value="2927.7" calcext:value-type="float">
            <text:p>2927.7</text:p>
          </table:table-cell>
          <table:table-cell table:style-name="ce1" office:value-type="float" office:value="3100.1" calcext:value-type="float">
            <text:p>3100.1</text:p>
          </table:table-cell>
          <table:table-cell table:style-name="ce1" office:value-type="float" office:value="2784.6" calcext:value-type="float">
            <text:p>2784.6</text:p>
          </table:table-cell>
        </table:table-row>
        <table:table-row table:style-name="ro1">
          <table:table-cell table:style-name="ce1" office:value-type="string" calcext:value-type="string">
            <text:p>14:19:12</text:p>
          </table:table-cell>
          <table:table-cell table:style-name="ce1" office:value-type="float" office:value="3271.9" calcext:value-type="float">
            <text:p>3271.9</text:p>
          </table:table-cell>
          <table:table-cell table:style-name="ce1" office:value-type="float" office:value="3278.4" calcext:value-type="float">
            <text:p>3278.4</text:p>
          </table:table-cell>
          <table:table-cell table:style-name="ce1" office:value-type="float" office:value="3662.2" calcext:value-type="float">
            <text:p>3662.2</text:p>
          </table:table-cell>
          <table:table-cell table:style-name="ce1" office:value-type="float" office:value="3314.4" calcext:value-type="float">
            <text:p>3314.4</text:p>
          </table:table-cell>
        </table:table-row>
        <table:table-row table:style-name="ro1">
          <table:table-cell table:style-name="ce1" office:value-type="string" calcext:value-type="string">
            <text:p>14:20:15</text:p>
          </table:table-cell>
          <table:table-cell table:style-name="ce1" office:value-type="float" office:value="3693.8" calcext:value-type="float">
            <text:p>3693.8</text:p>
          </table:table-cell>
          <table:table-cell table:style-name="ce1" office:value-type="float" office:value="3726.2" calcext:value-type="float">
            <text:p>3726.2</text:p>
          </table:table-cell>
          <table:table-cell table:style-name="ce1" office:value-type="float" office:value="3771.3" calcext:value-type="float">
            <text:p>3771.3</text:p>
          </table:table-cell>
          <table:table-cell table:style-name="ce1" office:value-type="float" office:value="3734.4" calcext:value-type="float">
            <text:p>3734.4</text:p>
          </table:table-cell>
        </table:table-row>
        <table:table-row table:style-name="ro1">
          <table:table-cell table:style-name="ce1" office:value-type="string" calcext:value-type="string">
            <text:p>14:21:24</text:p>
          </table:table-cell>
          <table:table-cell table:style-name="ce1" office:value-type="float" office:value="4277.3" calcext:value-type="float">
            <text:p>4277.3</text:p>
          </table:table-cell>
          <table:table-cell table:style-name="ce1" office:value-type="float" office:value="3405" calcext:value-type="float">
            <text:p>3405</text:p>
          </table:table-cell>
          <table:table-cell table:style-name="ce1" office:value-type="float" office:value="3942.5" calcext:value-type="float">
            <text:p>3942.5</text:p>
          </table:table-cell>
          <table:table-cell table:style-name="ce1" office:value-type="float" office:value="3569.2" calcext:value-type="float">
            <text:p>3569.2</text:p>
          </table:table-cell>
        </table:table-row>
        <table:table-row table:style-name="ro1">
          <table:table-cell table:style-name="ce1" office:value-type="string" calcext:value-type="string">
            <text:p>14:22:28</text:p>
          </table:table-cell>
          <table:table-cell table:style-name="ce1" office:value-type="float" office:value="3104.1" calcext:value-type="float">
            <text:p>3104.1</text:p>
          </table:table-cell>
          <table:table-cell table:style-name="ce1" office:value-type="float" office:value="3020.6" calcext:value-type="float">
            <text:p>3020.6</text:p>
          </table:table-cell>
          <table:table-cell table:style-name="ce1" office:value-type="float" office:value="2948.2" calcext:value-type="float">
            <text:p>2948.2</text:p>
          </table:table-cell>
          <table:table-cell table:style-name="ce1" office:value-type="float" office:value="2669.5" calcext:value-type="float">
            <text:p>2669.5</text:p>
          </table:table-cell>
        </table:table-row>
        <table:table-row table:style-name="ro1">
          <table:table-cell table:style-name="ce1" office:value-type="string" calcext:value-type="string">
            <text:p>14:23:31</text:p>
          </table:table-cell>
          <table:table-cell table:style-name="ce1" office:value-type="float" office:value="3558" calcext:value-type="float">
            <text:p>3558</text:p>
          </table:table-cell>
          <table:table-cell table:style-name="ce1" office:value-type="float" office:value="3564.7" calcext:value-type="float">
            <text:p>3564.7</text:p>
          </table:table-cell>
          <table:table-cell table:style-name="ce1" office:value-type="float" office:value="4128.4" calcext:value-type="float">
            <text:p>4128.4</text:p>
          </table:table-cell>
          <table:table-cell table:style-name="ce1" office:value-type="float" office:value="3439.5" calcext:value-type="float">
            <text:p>3439.5</text:p>
          </table:table-cell>
        </table:table-row>
        <table:table-row table:style-name="ro1">
          <table:table-cell table:style-name="ce1" office:value-type="string" calcext:value-type="string">
            <text:p>14:24:34</text:p>
          </table:table-cell>
          <table:table-cell table:style-name="ce1" office:value-type="float" office:value="3108.7" calcext:value-type="float">
            <text:p>3108.7</text:p>
          </table:table-cell>
          <table:table-cell table:style-name="ce1" office:value-type="float" office:value="2718.2" calcext:value-type="float">
            <text:p>2718.2</text:p>
          </table:table-cell>
          <table:table-cell table:style-name="ce1" office:value-type="float" office:value="3271.3" calcext:value-type="float">
            <text:p>3271.3</text:p>
          </table:table-cell>
          <table:table-cell table:style-name="ce1" office:value-type="float" office:value="2594.3" calcext:value-type="float">
            <text:p>2594.3</text:p>
          </table:table-cell>
        </table:table-row>
        <table:table-row table:style-name="ro1">
          <table:table-cell table:style-name="ce1" office:value-type="string" calcext:value-type="string">
            <text:p>14:25:36</text:p>
          </table:table-cell>
          <table:table-cell table:style-name="ce1" office:value-type="float" office:value="2709.6" calcext:value-type="float">
            <text:p>2709.6</text:p>
          </table:table-cell>
          <table:table-cell table:style-name="ce1" office:value-type="float" office:value="2840.8" calcext:value-type="float">
            <text:p>2840.8</text:p>
          </table:table-cell>
          <table:table-cell table:style-name="ce1" office:value-type="float" office:value="2655.6" calcext:value-type="float">
            <text:p>2655.6</text:p>
          </table:table-cell>
          <table:table-cell table:style-name="ce1" office:value-type="float" office:value="2482.9" calcext:value-type="float">
            <text:p>2482.9</text:p>
          </table:table-cell>
        </table:table-row>
        <table:table-row table:style-name="ro1">
          <table:table-cell table:style-name="ce1" office:value-type="string" calcext:value-type="string">
            <text:p>14:26:39</text:p>
          </table:table-cell>
          <table:table-cell table:style-name="ce1" office:value-type="float" office:value="3552.3" calcext:value-type="float">
            <text:p>3552.3</text:p>
          </table:table-cell>
          <table:table-cell table:style-name="ce1" office:value-type="float" office:value="3644.3" calcext:value-type="float">
            <text:p>3644.3</text:p>
          </table:table-cell>
          <table:table-cell table:style-name="ce1" office:value-type="float" office:value="3529.8" calcext:value-type="float">
            <text:p>3529.8</text:p>
          </table:table-cell>
          <table:table-cell table:style-name="ce1" office:value-type="float" office:value="3166.4" calcext:value-type="float">
            <text:p>3166.4</text:p>
          </table:table-cell>
        </table:table-row>
        <table:table-row table:style-name="ro1">
          <table:table-cell table:style-name="ce1" office:value-type="string" calcext:value-type="string">
            <text:p>14:27:42</text:p>
          </table:table-cell>
          <table:table-cell table:style-name="ce1" office:value-type="float" office:value="3112.7" calcext:value-type="float">
            <text:p>3112.7</text:p>
          </table:table-cell>
          <table:table-cell table:style-name="ce1" office:value-type="float" office:value="3048.5" calcext:value-type="float">
            <text:p>3048.5</text:p>
          </table:table-cell>
          <table:table-cell table:style-name="ce1" office:value-type="float" office:value="3199.9" calcext:value-type="float">
            <text:p>3199.9</text:p>
          </table:table-cell>
          <table:table-cell table:style-name="ce1" office:value-type="float" office:value="3115.1" calcext:value-type="float">
            <text:p>3115.1</text:p>
          </table:table-cell>
        </table:table-row>
        <table:table-row table:style-name="ro1">
          <table:table-cell table:style-name="ce1" office:value-type="string" calcext:value-type="string">
            <text:p>14:28:45</text:p>
          </table:table-cell>
          <table:table-cell table:style-name="ce1" office:value-type="float" office:value="3268.9" calcext:value-type="float">
            <text:p>3268.9</text:p>
          </table:table-cell>
          <table:table-cell table:style-name="ce1" office:value-type="float" office:value="3509" calcext:value-type="float">
            <text:p>3509</text:p>
          </table:table-cell>
          <table:table-cell table:style-name="ce1" office:value-type="float" office:value="3489.5" calcext:value-type="float">
            <text:p>3489.5</text:p>
          </table:table-cell>
          <table:table-cell table:style-name="ce1" office:value-type="float" office:value="3155.1" calcext:value-type="float">
            <text:p>3155.1</text:p>
          </table:table-cell>
        </table:table-row>
        <table:table-row table:style-name="ro1">
          <table:table-cell table:style-name="ce1" office:value-type="string" calcext:value-type="string">
            <text:p>14:29:48</text:p>
          </table:table-cell>
          <table:table-cell table:style-name="ce1" office:value-type="float" office:value="3199.5" calcext:value-type="float">
            <text:p>3199.5</text:p>
          </table:table-cell>
          <table:table-cell table:style-name="ce1" office:value-type="float" office:value="2787.4" calcext:value-type="float">
            <text:p>2787.4</text:p>
          </table:table-cell>
          <table:table-cell table:style-name="ce1" office:value-type="float" office:value="3142.8" calcext:value-type="float">
            <text:p>3142.8</text:p>
          </table:table-cell>
          <table:table-cell table:style-name="ce1" office:value-type="float" office:value="2665.1" calcext:value-type="float">
            <text:p>2665.1</text:p>
          </table:table-cell>
        </table:table-row>
        <table:table-row table:style-name="ro1">
          <table:table-cell table:style-name="ce1" office:value-type="string" calcext:value-type="string">
            <text:p>14:30:51</text:p>
          </table:table-cell>
          <table:table-cell table:style-name="ce1" office:value-type="float" office:value="3149.6" calcext:value-type="float">
            <text:p>3149.6</text:p>
          </table:table-cell>
          <table:table-cell table:style-name="ce1" office:value-type="float" office:value="3102" calcext:value-type="float">
            <text:p>3102</text:p>
          </table:table-cell>
          <table:table-cell table:style-name="ce1" office:value-type="float" office:value="3029.3" calcext:value-type="float">
            <text:p>3029.3</text:p>
          </table:table-cell>
          <table:table-cell table:style-name="ce1" office:value-type="float" office:value="2700.5" calcext:value-type="float">
            <text:p>2700.5</text:p>
          </table:table-cell>
        </table:table-row>
        <table:table-row table:style-name="ro1">
          <table:table-cell table:style-name="ce1" office:value-type="string" calcext:value-type="string">
            <text:p>14:31:53</text:p>
          </table:table-cell>
          <table:table-cell table:style-name="ce1" office:value-type="float" office:value="3089.6" calcext:value-type="float">
            <text:p>3089.6</text:p>
          </table:table-cell>
          <table:table-cell table:style-name="ce1" office:value-type="float" office:value="3504.1" calcext:value-type="float">
            <text:p>3504.1</text:p>
          </table:table-cell>
          <table:table-cell table:style-name="ce1" office:value-type="float" office:value="3650.1" calcext:value-type="float">
            <text:p>3650.1</text:p>
          </table:table-cell>
          <table:table-cell table:style-name="ce1" office:value-type="float" office:value="3382.1" calcext:value-type="float">
            <text:p>3382.1</text:p>
          </table:table-cell>
        </table:table-row>
        <table:table-row table:style-name="ro1">
          <table:table-cell table:style-name="ce1" office:value-type="string" calcext:value-type="string">
            <text:p>14:32:56</text:p>
          </table:table-cell>
          <table:table-cell table:style-name="ce1" office:value-type="float" office:value="2696.7" calcext:value-type="float">
            <text:p>2696.7</text:p>
          </table:table-cell>
          <table:table-cell table:style-name="ce1" office:value-type="float" office:value="3004.4" calcext:value-type="float">
            <text:p>3004.4</text:p>
          </table:table-cell>
          <table:table-cell table:style-name="ce1" office:value-type="float" office:value="2664.5" calcext:value-type="float">
            <text:p>2664.5</text:p>
          </table:table-cell>
          <table:table-cell table:style-name="ce1" office:value-type="float" office:value="2536.5" calcext:value-type="float">
            <text:p>2536.5</text:p>
          </table:table-cell>
        </table:table-row>
        <table:table-row table:style-name="ro1">
          <table:table-cell table:style-name="ce1" office:value-type="string" calcext:value-type="string">
            <text:p>14:33:59</text:p>
          </table:table-cell>
          <table:table-cell table:style-name="ce1" office:value-type="float" office:value="3386" calcext:value-type="float">
            <text:p>3386</text:p>
          </table:table-cell>
          <table:table-cell table:style-name="ce1" office:value-type="float" office:value="3172.8" calcext:value-type="float">
            <text:p>3172.8</text:p>
          </table:table-cell>
          <table:table-cell table:style-name="ce1" office:value-type="float" office:value="3638.3" calcext:value-type="float">
            <text:p>3638.3</text:p>
          </table:table-cell>
          <table:table-cell table:style-name="ce1" office:value-type="float" office:value="3179.5" calcext:value-type="float">
            <text:p>3179.5</text:p>
          </table:table-cell>
        </table:table-row>
        <table:table-row table:style-name="ro1">
          <table:table-cell table:style-name="ce1" office:value-type="string" calcext:value-type="string">
            <text:p>14:35:02</text:p>
          </table:table-cell>
          <table:table-cell table:style-name="ce1" office:value-type="float" office:value="3243.5" calcext:value-type="float">
            <text:p>3243.5</text:p>
          </table:table-cell>
          <table:table-cell table:style-name="ce1" office:value-type="float" office:value="3254.9" calcext:value-type="float">
            <text:p>3254.9</text:p>
          </table:table-cell>
          <table:table-cell table:style-name="ce1" office:value-type="float" office:value="3238.6" calcext:value-type="float">
            <text:p>3238.6</text:p>
          </table:table-cell>
          <table:table-cell table:style-name="ce1" office:value-type="float" office:value="2961.7" calcext:value-type="float">
            <text:p>2961.7</text:p>
          </table:table-cell>
        </table:table-row>
        <table:table-row table:style-name="ro1">
          <table:table-cell table:style-name="ce1" office:value-type="string" calcext:value-type="string">
            <text:p>14:36:04</text:p>
          </table:table-cell>
          <table:table-cell table:style-name="ce1" office:value-type="float" office:value="3026.4" calcext:value-type="float">
            <text:p>3026.4</text:p>
          </table:table-cell>
          <table:table-cell table:style-name="ce1" office:value-type="float" office:value="3279.9" calcext:value-type="float">
            <text:p>3279.9</text:p>
          </table:table-cell>
          <table:table-cell table:style-name="ce1" office:value-type="float" office:value="3213.6" calcext:value-type="float">
            <text:p>3213.6</text:p>
          </table:table-cell>
          <table:table-cell table:style-name="ce1" office:value-type="float" office:value="3428.7" calcext:value-type="float">
            <text:p>3428.7</text:p>
          </table:table-cell>
        </table:table-row>
        <table:table-row table:style-name="ro1">
          <table:table-cell table:style-name="ce1" office:value-type="string" calcext:value-type="string">
            <text:p>14:37:08</text:p>
          </table:table-cell>
          <table:table-cell table:style-name="ce1" office:value-type="float" office:value="3024.9" calcext:value-type="float">
            <text:p>3024.9</text:p>
          </table:table-cell>
          <table:table-cell table:style-name="ce1" office:value-type="float" office:value="3123.9" calcext:value-type="float">
            <text:p>3123.9</text:p>
          </table:table-cell>
          <table:table-cell table:style-name="ce1" office:value-type="float" office:value="3148.7" calcext:value-type="float">
            <text:p>3148.7</text:p>
          </table:table-cell>
          <table:table-cell table:style-name="ce1" office:value-type="float" office:value="2907.3" calcext:value-type="float">
            <text:p>2907.3</text:p>
          </table:table-cell>
        </table:table-row>
        <table:table-row table:style-name="ro1">
          <table:table-cell table:style-name="ce1" office:value-type="string" calcext:value-type="string">
            <text:p>14:38:11</text:p>
          </table:table-cell>
          <table:table-cell table:style-name="ce1" office:value-type="float" office:value="2978.1" calcext:value-type="float">
            <text:p>2978.1</text:p>
          </table:table-cell>
          <table:table-cell table:style-name="ce1" office:value-type="float" office:value="3018.8" calcext:value-type="float">
            <text:p>3018.8</text:p>
          </table:table-cell>
          <table:table-cell table:style-name="ce1" office:value-type="float" office:value="3173.3" calcext:value-type="float">
            <text:p>3173.3</text:p>
          </table:table-cell>
          <table:table-cell table:style-name="ce1" office:value-type="float" office:value="3015.1" calcext:value-type="float">
            <text:p>3015.1</text:p>
          </table:table-cell>
        </table:table-row>
        <table:table-row table:style-name="ro1">
          <table:table-cell table:style-name="ce1" office:value-type="string" calcext:value-type="string">
            <text:p>14:39:13</text:p>
          </table:table-cell>
          <table:table-cell table:style-name="ce1" office:value-type="float" office:value="3601" calcext:value-type="float">
            <text:p>3601</text:p>
          </table:table-cell>
          <table:table-cell table:style-name="ce1" office:value-type="float" office:value="3783.6" calcext:value-type="float">
            <text:p>3783.6</text:p>
          </table:table-cell>
          <table:table-cell table:style-name="ce1" office:value-type="float" office:value="4023.6" calcext:value-type="float">
            <text:p>4023.6</text:p>
          </table:table-cell>
          <table:table-cell table:style-name="ce1" office:value-type="float" office:value="3569.1" calcext:value-type="float">
            <text:p>3569.1</text:p>
          </table:table-cell>
        </table:table-row>
        <table:table-row table:style-name="ro1">
          <table:table-cell table:style-name="ce1" office:value-type="string" calcext:value-type="string">
            <text:p>14:40:16</text:p>
          </table:table-cell>
          <table:table-cell table:style-name="ce1" office:value-type="float" office:value="2700.9" calcext:value-type="float">
            <text:p>2700.9</text:p>
          </table:table-cell>
          <table:table-cell table:style-name="ce1" office:value-type="float" office:value="3057.7" calcext:value-type="float">
            <text:p>3057.7</text:p>
          </table:table-cell>
          <table:table-cell table:style-name="ce1" office:value-type="float" office:value="3076.9" calcext:value-type="float">
            <text:p>3076.9</text:p>
          </table:table-cell>
          <table:table-cell table:style-name="ce1" office:value-type="float" office:value="2822.6" calcext:value-type="float">
            <text:p>2822.6</text:p>
          </table:table-cell>
        </table:table-row>
        <table:table-row table:style-name="ro1">
          <table:table-cell table:style-name="ce1" office:value-type="string" calcext:value-type="string">
            <text:p>14:41:19</text:p>
          </table:table-cell>
          <table:table-cell table:style-name="ce1" office:value-type="float" office:value="3001.9" calcext:value-type="float">
            <text:p>3001.9</text:p>
          </table:table-cell>
          <table:table-cell table:style-name="ce1" office:value-type="float" office:value="3567.8" calcext:value-type="float">
            <text:p>3567.8</text:p>
          </table:table-cell>
          <table:table-cell table:style-name="ce1" office:value-type="float" office:value="3716.7" calcext:value-type="float">
            <text:p>3716.7</text:p>
          </table:table-cell>
          <table:table-cell table:style-name="ce1" office:value-type="float" office:value="3535.8" calcext:value-type="float">
            <text:p>3535.8</text:p>
          </table:table-cell>
        </table:table-row>
        <table:table-row table:style-name="ro1">
          <table:table-cell table:style-name="ce1" office:value-type="string" calcext:value-type="string">
            <text:p>14:42:22</text:p>
          </table:table-cell>
          <table:table-cell table:style-name="ce1" office:value-type="float" office:value="2593.1" calcext:value-type="float">
            <text:p>2593.1</text:p>
          </table:table-cell>
          <table:table-cell table:style-name="ce1" office:value-type="float" office:value="2779.8" calcext:value-type="float">
            <text:p>2779.8</text:p>
          </table:table-cell>
          <table:table-cell table:style-name="ce1" office:value-type="float" office:value="3072.9" calcext:value-type="float">
            <text:p>3072.9</text:p>
          </table:table-cell>
          <table:table-cell table:style-name="ce1" office:value-type="float" office:value="2707.4" calcext:value-type="float">
            <text:p>2707.4</text:p>
          </table:table-cell>
        </table:table-row>
        <table:table-row table:style-name="ro1">
          <table:table-cell table:style-name="ce1" office:value-type="string" calcext:value-type="string">
            <text:p>14:43:24</text:p>
          </table:table-cell>
          <table:table-cell table:style-name="ce1" office:value-type="float" office:value="3405.8" calcext:value-type="float">
            <text:p>3405.8</text:p>
          </table:table-cell>
          <table:table-cell table:style-name="ce1" office:value-type="float" office:value="3827.6" calcext:value-type="float">
            <text:p>3827.6</text:p>
          </table:table-cell>
          <table:table-cell table:style-name="ce1" office:value-type="float" office:value="3446.4" calcext:value-type="float">
            <text:p>3446.4</text:p>
          </table:table-cell>
          <table:table-cell table:style-name="ce1" office:value-type="float" office:value="3391.1" calcext:value-type="float">
            <text:p>3391.1</text:p>
          </table:table-cell>
        </table:table-row>
        <table:table-row table:style-name="ro1">
          <table:table-cell table:style-name="ce1" office:value-type="string" calcext:value-type="string">
            <text:p>14:44:27</text:p>
          </table:table-cell>
          <table:table-cell table:style-name="ce1" office:value-type="float" office:value="2915" calcext:value-type="float">
            <text:p>2915</text:p>
          </table:table-cell>
          <table:table-cell table:style-name="ce1" office:value-type="float" office:value="2898.3" calcext:value-type="float">
            <text:p>2898.3</text:p>
          </table:table-cell>
          <table:table-cell table:style-name="ce1" office:value-type="float" office:value="3470.7" calcext:value-type="float">
            <text:p>3470.7</text:p>
          </table:table-cell>
          <table:table-cell table:style-name="ce1" office:value-type="float" office:value="2865.9" calcext:value-type="float">
            <text:p>2865.9</text:p>
          </table:table-cell>
        </table:table-row>
        <table:table-row table:style-name="ro1">
          <table:table-cell table:style-name="ce1" office:value-type="string" calcext:value-type="string">
            <text:p>14:45:30</text:p>
          </table:table-cell>
          <table:table-cell table:style-name="ce1" office:value-type="float" office:value="2673.8" calcext:value-type="float">
            <text:p>2673.8</text:p>
          </table:table-cell>
          <table:table-cell table:style-name="ce1" office:value-type="float" office:value="3138.8" calcext:value-type="float">
            <text:p>3138.8</text:p>
          </table:table-cell>
          <table:table-cell table:style-name="ce1" office:value-type="float" office:value="3264.8" calcext:value-type="float">
            <text:p>3264.8</text:p>
          </table:table-cell>
          <table:table-cell table:style-name="ce1" office:value-type="float" office:value="3240.1" calcext:value-type="float">
            <text:p>3240.1</text:p>
          </table:table-cell>
        </table:table-row>
        <table:table-row table:style-name="ro1">
          <table:table-cell table:style-name="ce1" office:value-type="string" calcext:value-type="string">
            <text:p>14:46:33</text:p>
          </table:table-cell>
          <table:table-cell table:style-name="ce1" office:value-type="float" office:value="3960.5" calcext:value-type="float">
            <text:p>3960.5</text:p>
          </table:table-cell>
          <table:table-cell table:style-name="ce1" office:value-type="float" office:value="4526.4" calcext:value-type="float">
            <text:p>4526.4</text:p>
          </table:table-cell>
          <table:table-cell table:style-name="ce1" office:value-type="float" office:value="5001.6" calcext:value-type="float">
            <text:p>5001.6</text:p>
          </table:table-cell>
          <table:table-cell table:style-name="ce1" office:value-type="float" office:value="4608.5" calcext:value-type="float">
            <text:p>4608.5</text:p>
          </table:table-cell>
        </table:table-row>
        <table:table-row table:style-name="ro1">
          <table:table-cell table:style-name="ce1" office:value-type="string" calcext:value-type="string">
            <text:p>14:47:36</text:p>
          </table:table-cell>
          <table:table-cell table:style-name="ce1" office:value-type="float" office:value="3372" calcext:value-type="float">
            <text:p>3372</text:p>
          </table:table-cell>
          <table:table-cell table:style-name="ce1" office:value-type="float" office:value="3442.2" calcext:value-type="float">
            <text:p>3442.2</text:p>
          </table:table-cell>
          <table:table-cell table:style-name="ce1" office:value-type="float" office:value="3559.7" calcext:value-type="float">
            <text:p>3559.7</text:p>
          </table:table-cell>
          <table:table-cell table:style-name="ce1" office:value-type="float" office:value="3306.1" calcext:value-type="float">
            <text:p>3306.1</text:p>
          </table:table-cell>
        </table:table-row>
        <table:table-row table:style-name="ro1">
          <table:table-cell table:style-name="ce1" office:value-type="string" calcext:value-type="string">
            <text:p>14:48:38</text:p>
          </table:table-cell>
          <table:table-cell table:style-name="ce1" office:value-type="float" office:value="3236.5" calcext:value-type="float">
            <text:p>3236.5</text:p>
          </table:table-cell>
          <table:table-cell table:style-name="ce1" office:value-type="float" office:value="3236.2" calcext:value-type="float">
            <text:p>3236.2</text:p>
          </table:table-cell>
          <table:table-cell table:style-name="ce1" office:value-type="float" office:value="3044.3" calcext:value-type="float">
            <text:p>3044.3</text:p>
          </table:table-cell>
          <table:table-cell table:style-name="ce1" office:value-type="float" office:value="2755.7" calcext:value-type="float">
            <text:p>2755.7</text:p>
          </table:table-cell>
        </table:table-row>
        <table:table-row table:style-name="ro1">
          <table:table-cell table:style-name="ce1" office:value-type="string" calcext:value-type="string">
            <text:p>14:49:41</text:p>
          </table:table-cell>
          <table:table-cell table:style-name="ce1" office:value-type="float" office:value="3435.5" calcext:value-type="float">
            <text:p>3435.5</text:p>
          </table:table-cell>
          <table:table-cell table:style-name="ce1" office:value-type="float" office:value="3053.4" calcext:value-type="float">
            <text:p>3053.4</text:p>
          </table:table-cell>
          <table:table-cell table:style-name="ce1" office:value-type="float" office:value="3339.8" calcext:value-type="float">
            <text:p>3339.8</text:p>
          </table:table-cell>
          <table:table-cell table:style-name="ce1" office:value-type="float" office:value="2866.4" calcext:value-type="float">
            <text:p>2866.4</text:p>
          </table:table-cell>
        </table:table-row>
        <table:table-row table:style-name="ro1">
          <table:table-cell table:style-name="ce1" office:value-type="string" calcext:value-type="string">
            <text:p>14:50:44</text:p>
          </table:table-cell>
          <table:table-cell table:style-name="ce1" office:value-type="float" office:value="3120.1" calcext:value-type="float">
            <text:p>3120.1</text:p>
          </table:table-cell>
          <table:table-cell table:style-name="ce1" office:value-type="float" office:value="2966" calcext:value-type="float">
            <text:p>2966</text:p>
          </table:table-cell>
          <table:table-cell table:style-name="ce1" office:value-type="float" office:value="3140.4" calcext:value-type="float">
            <text:p>3140.4</text:p>
          </table:table-cell>
          <table:table-cell table:style-name="ce1" office:value-type="float" office:value="2964.8" calcext:value-type="float">
            <text:p>2964.8</text:p>
          </table:table-cell>
        </table:table-row>
        <table:table-row table:style-name="ro1">
          <table:table-cell table:style-name="ce1" office:value-type="string" calcext:value-type="string">
            <text:p>14:51:47</text:p>
          </table:table-cell>
          <table:table-cell table:style-name="ce1" office:value-type="float" office:value="2801" calcext:value-type="float">
            <text:p>2801</text:p>
          </table:table-cell>
          <table:table-cell table:style-name="ce1" office:value-type="float" office:value="2845.3" calcext:value-type="float">
            <text:p>2845.3</text:p>
          </table:table-cell>
          <table:table-cell table:style-name="ce1" office:value-type="float" office:value="2928.4" calcext:value-type="float">
            <text:p>2928.4</text:p>
          </table:table-cell>
          <table:table-cell table:style-name="ce1" office:value-type="float" office:value="2591.7" calcext:value-type="float">
            <text:p>2591.7</text:p>
          </table:table-cell>
        </table:table-row>
        <table:table-row table:style-name="ro1">
          <table:table-cell table:style-name="ce1" office:value-type="string" calcext:value-type="string">
            <text:p>14:52:50</text:p>
          </table:table-cell>
          <table:table-cell table:style-name="ce1" office:value-type="float" office:value="3523.8" calcext:value-type="float">
            <text:p>3523.8</text:p>
          </table:table-cell>
          <table:table-cell table:style-name="ce1" office:value-type="float" office:value="3678.7" calcext:value-type="float">
            <text:p>3678.7</text:p>
          </table:table-cell>
          <table:table-cell table:style-name="ce1" office:value-type="float" office:value="4270.5" calcext:value-type="float">
            <text:p>4270.5</text:p>
          </table:table-cell>
          <table:table-cell table:style-name="ce1" office:value-type="float" office:value="3857.1" calcext:value-type="float">
            <text:p>3857.1</text:p>
          </table:table-cell>
        </table:table-row>
        <table:table-row table:style-name="ro1">
          <table:table-cell table:style-name="ce1" office:value-type="string" calcext:value-type="string">
            <text:p>14:53:53</text:p>
          </table:table-cell>
          <table:table-cell table:style-name="ce1" office:value-type="float" office:value="2668.8" calcext:value-type="float">
            <text:p>2668.8</text:p>
          </table:table-cell>
          <table:table-cell table:style-name="ce1" office:value-type="float" office:value="2705.6" calcext:value-type="float">
            <text:p>2705.6</text:p>
          </table:table-cell>
          <table:table-cell table:style-name="ce1" office:value-type="float" office:value="2812.4" calcext:value-type="float">
            <text:p>2812.4</text:p>
          </table:table-cell>
          <table:table-cell table:style-name="ce1" office:value-type="float" office:value="2563.9" calcext:value-type="float">
            <text:p>2563.9</text:p>
          </table:table-cell>
        </table:table-row>
        <table:table-row table:style-name="ro1">
          <table:table-cell table:style-name="ce1" office:value-type="string" calcext:value-type="string">
            <text:p>14:54:56</text:p>
          </table:table-cell>
          <table:table-cell table:style-name="ce1" office:value-type="float" office:value="2797" calcext:value-type="float">
            <text:p>2797</text:p>
          </table:table-cell>
          <table:table-cell table:style-name="ce1" office:value-type="float" office:value="3159.2" calcext:value-type="float">
            <text:p>3159.2</text:p>
          </table:table-cell>
          <table:table-cell table:style-name="ce1" office:value-type="float" office:value="3218.9" calcext:value-type="float">
            <text:p>3218.9</text:p>
          </table:table-cell>
          <table:table-cell table:style-name="ce1" office:value-type="float" office:value="2839.7" calcext:value-type="float">
            <text:p>2839.7</text:p>
          </table:table-cell>
        </table:table-row>
        <table:table-row table:style-name="ro1">
          <table:table-cell table:style-name="ce1" office:value-type="string" calcext:value-type="string">
            <text:p>14:55:59</text:p>
          </table:table-cell>
          <table:table-cell table:style-name="ce1" office:value-type="float" office:value="3181" calcext:value-type="float">
            <text:p>3181</text:p>
          </table:table-cell>
          <table:table-cell table:style-name="ce1" office:value-type="float" office:value="3819.8" calcext:value-type="float">
            <text:p>3819.8</text:p>
          </table:table-cell>
          <table:table-cell table:style-name="ce1" office:value-type="float" office:value="3348.5" calcext:value-type="float">
            <text:p>3348.5</text:p>
          </table:table-cell>
          <table:table-cell table:style-name="ce1" office:value-type="float" office:value="3483.3" calcext:value-type="float">
            <text:p>3483.3</text:p>
          </table:table-cell>
        </table:table-row>
        <table:table-row table:style-name="ro1">
          <table:table-cell table:style-name="ce1" office:value-type="string" calcext:value-type="string">
            <text:p>14:57:02</text:p>
          </table:table-cell>
          <table:table-cell table:style-name="ce1" office:value-type="float" office:value="2977.4" calcext:value-type="float">
            <text:p>2977.4</text:p>
          </table:table-cell>
          <table:table-cell table:style-name="ce1" office:value-type="float" office:value="3037.7" calcext:value-type="float">
            <text:p>3037.7</text:p>
          </table:table-cell>
          <table:table-cell table:style-name="ce1" office:value-type="float" office:value="3070.1" calcext:value-type="float">
            <text:p>3070.1</text:p>
          </table:table-cell>
          <table:table-cell table:style-name="ce1" office:value-type="float" office:value="2942.3" calcext:value-type="float">
            <text:p>2942.3</text:p>
          </table:table-cell>
        </table:table-row>
        <table:table-row table:style-name="ro1">
          <table:table-cell table:style-name="ce1" office:value-type="string" calcext:value-type="string">
            <text:p>14:58:04</text:p>
          </table:table-cell>
          <table:table-cell table:style-name="ce1" office:value-type="float" office:value="4012.7" calcext:value-type="float">
            <text:p>4012.7</text:p>
          </table:table-cell>
          <table:table-cell table:style-name="ce1" office:value-type="float" office:value="3732.2" calcext:value-type="float">
            <text:p>3732.2</text:p>
          </table:table-cell>
          <table:table-cell table:style-name="ce1" office:value-type="float" office:value="3533.8" calcext:value-type="float">
            <text:p>3533.8</text:p>
          </table:table-cell>
          <table:table-cell table:style-name="ce1" office:value-type="float" office:value="4042.3" calcext:value-type="float">
            <text:p>4042.3</text:p>
          </table:table-cell>
        </table:table-row>
        <table:table-row table:style-name="ro1">
          <table:table-cell table:style-name="ce1" office:value-type="string" calcext:value-type="string">
            <text:p>14:59:07</text:p>
          </table:table-cell>
          <table:table-cell table:style-name="ce1" office:value-type="float" office:value="2992.4" calcext:value-type="float">
            <text:p>2992.4</text:p>
          </table:table-cell>
          <table:table-cell table:style-name="ce1" office:value-type="float" office:value="2749.5" calcext:value-type="float">
            <text:p>2749.5</text:p>
          </table:table-cell>
          <table:table-cell table:style-name="ce1" office:value-type="float" office:value="3135.4" calcext:value-type="float">
            <text:p>3135.4</text:p>
          </table:table-cell>
          <table:table-cell table:style-name="ce1" office:value-type="float" office:value="2613.3" calcext:value-type="float">
            <text:p>2613.3</text:p>
          </table:table-cell>
        </table:table-row>
        <table:table-row table:style-name="ro1">
          <table:table-cell table:style-name="ce1" office:value-type="string" calcext:value-type="string">
            <text:p>15:00:10</text:p>
          </table:table-cell>
          <table:table-cell table:style-name="ce1" office:value-type="float" office:value="3289.3" calcext:value-type="float">
            <text:p>3289.3</text:p>
          </table:table-cell>
          <table:table-cell table:style-name="ce1" office:value-type="float" office:value="3539.7" calcext:value-type="float">
            <text:p>3539.7</text:p>
          </table:table-cell>
          <table:table-cell table:style-name="ce1" office:value-type="float" office:value="3257.6" calcext:value-type="float">
            <text:p>3257.6</text:p>
          </table:table-cell>
          <table:table-cell table:style-name="ce1" office:value-type="float" office:value="3191.4" calcext:value-type="float">
            <text:p>3191.4</text:p>
          </table:table-cell>
        </table:table-row>
        <table:table-row table:style-name="ro1">
          <table:table-cell table:style-name="ce1" office:value-type="string" calcext:value-type="string">
            <text:p>15:01:13</text:p>
          </table:table-cell>
          <table:table-cell table:style-name="ce1" office:value-type="float" office:value="2669.7" calcext:value-type="float">
            <text:p>2669.7</text:p>
          </table:table-cell>
          <table:table-cell table:style-name="ce1" office:value-type="float" office:value="2671.4" calcext:value-type="float">
            <text:p>2671.4</text:p>
          </table:table-cell>
          <table:table-cell table:style-name="ce1" office:value-type="float" office:value="2693.9" calcext:value-type="float">
            <text:p>2693.9</text:p>
          </table:table-cell>
          <table:table-cell table:style-name="ce1" office:value-type="float" office:value="2429.1" calcext:value-type="float">
            <text:p>2429.1</text:p>
          </table:table-cell>
        </table:table-row>
        <table:table-row table:style-name="ro1">
          <table:table-cell table:style-name="ce1" office:value-type="string" calcext:value-type="string">
            <text:p>15:02:15</text:p>
          </table:table-cell>
          <table:table-cell table:style-name="ce1" office:value-type="float" office:value="3163.5" calcext:value-type="float">
            <text:p>3163.5</text:p>
          </table:table-cell>
          <table:table-cell table:style-name="ce1" office:value-type="float" office:value="3166.1" calcext:value-type="float">
            <text:p>3166.1</text:p>
          </table:table-cell>
          <table:table-cell table:style-name="ce1" office:value-type="float" office:value="3746.4" calcext:value-type="float">
            <text:p>3746.4</text:p>
          </table:table-cell>
          <table:table-cell table:style-name="ce1" office:value-type="float" office:value="3163.4" calcext:value-type="float">
            <text:p>3163.4</text:p>
          </table:table-cell>
        </table:table-row>
        <table:table-row table:style-name="ro1">
          <table:table-cell table:style-name="ce1" office:value-type="string" calcext:value-type="string">
            <text:p>15:03:18</text:p>
          </table:table-cell>
          <table:table-cell table:style-name="ce1" office:value-type="float" office:value="3122.9" calcext:value-type="float">
            <text:p>3122.9</text:p>
          </table:table-cell>
          <table:table-cell table:style-name="ce1" office:value-type="float" office:value="2889.8" calcext:value-type="float">
            <text:p>2889.8</text:p>
          </table:table-cell>
          <table:table-cell table:style-name="ce1" office:value-type="float" office:value="3160" calcext:value-type="float">
            <text:p>3160</text:p>
          </table:table-cell>
          <table:table-cell table:style-name="ce1" office:value-type="float" office:value="2732.4" calcext:value-type="float">
            <text:p>2732.4</text:p>
          </table:table-cell>
        </table:table-row>
        <table:table-row table:style-name="ro1">
          <table:table-cell table:style-name="ce1" office:value-type="string" calcext:value-type="string">
            <text:p>15:04:21</text:p>
          </table:table-cell>
          <table:table-cell table:style-name="ce1" office:value-type="float" office:value="3669.2" calcext:value-type="float">
            <text:p>3669.2</text:p>
          </table:table-cell>
          <table:table-cell table:style-name="ce1" office:value-type="float" office:value="3532.9" calcext:value-type="float">
            <text:p>3532.9</text:p>
          </table:table-cell>
          <table:table-cell table:style-name="ce1" office:value-type="float" office:value="4070.8" calcext:value-type="float">
            <text:p>4070.8</text:p>
          </table:table-cell>
          <table:table-cell table:style-name="ce1" office:value-type="float" office:value="3816.8" calcext:value-type="float">
            <text:p>3816.8</text:p>
          </table:table-cell>
        </table:table-row>
        <table:table-row table:style-name="ro1">
          <table:table-cell table:style-name="ce1" office:value-type="string" calcext:value-type="string">
            <text:p>15:05:24</text:p>
          </table:table-cell>
          <table:table-cell table:style-name="ce1" office:value-type="float" office:value="3545.8" calcext:value-type="float">
            <text:p>3545.8</text:p>
          </table:table-cell>
          <table:table-cell table:style-name="ce1" office:value-type="float" office:value="3669.8" calcext:value-type="float">
            <text:p>3669.8</text:p>
          </table:table-cell>
          <table:table-cell table:style-name="ce1" office:value-type="float" office:value="3789.5" calcext:value-type="float">
            <text:p>3789.5</text:p>
          </table:table-cell>
          <table:table-cell table:style-name="ce1" office:value-type="float" office:value="3613.1" calcext:value-type="float">
            <text:p>3613.1</text:p>
          </table:table-cell>
        </table:table-row>
        <table:table-row table:style-name="ro1">
          <table:table-cell table:style-name="ce1" office:value-type="string" calcext:value-type="string">
            <text:p>15:06:27</text:p>
          </table:table-cell>
          <table:table-cell table:style-name="ce1" office:value-type="float" office:value="2967.6" calcext:value-type="float">
            <text:p>2967.6</text:p>
          </table:table-cell>
          <table:table-cell table:style-name="ce1" office:value-type="float" office:value="2997.2" calcext:value-type="float">
            <text:p>2997.2</text:p>
          </table:table-cell>
          <table:table-cell table:style-name="ce1" office:value-type="float" office:value="3056.7" calcext:value-type="float">
            <text:p>3056.7</text:p>
          </table:table-cell>
          <table:table-cell table:style-name="ce1" office:value-type="float" office:value="2830.9" calcext:value-type="float">
            <text:p>2830.9</text:p>
          </table:table-cell>
        </table:table-row>
        <table:table-row table:style-name="ro1">
          <table:table-cell table:style-name="ce1" office:value-type="string" calcext:value-type="string">
            <text:p>15:07:31</text:p>
          </table:table-cell>
          <table:table-cell table:style-name="ce1" office:value-type="float" office:value="3216.5" calcext:value-type="float">
            <text:p>3216.5</text:p>
          </table:table-cell>
          <table:table-cell table:style-name="ce1" office:value-type="float" office:value="3814" calcext:value-type="float">
            <text:p>3814</text:p>
          </table:table-cell>
          <table:table-cell table:style-name="ce1" office:value-type="float" office:value="3528.5" calcext:value-type="float">
            <text:p>3528.5</text:p>
          </table:table-cell>
          <table:table-cell table:style-name="ce1" office:value-type="float" office:value="3643.2" calcext:value-type="float">
            <text:p>3643.2</text:p>
          </table:table-cell>
        </table:table-row>
        <table:table-row table:style-name="ro1">
          <table:table-cell table:style-name="ce1" office:value-type="string" calcext:value-type="string">
            <text:p>15:08:34</text:p>
          </table:table-cell>
          <table:table-cell table:style-name="ce1" office:value-type="float" office:value="3916.1" calcext:value-type="float">
            <text:p>3916.1</text:p>
          </table:table-cell>
          <table:table-cell table:style-name="ce1" office:value-type="float" office:value="3611.6" calcext:value-type="float">
            <text:p>3611.6</text:p>
          </table:table-cell>
          <table:table-cell table:style-name="ce1" office:value-type="float" office:value="3941.8" calcext:value-type="float">
            <text:p>3941.8</text:p>
          </table:table-cell>
          <table:table-cell table:style-name="ce1" office:value-type="float" office:value="4357.2" calcext:value-type="float">
            <text:p>4357.2</text:p>
          </table:table-cell>
        </table:table-row>
        <table:table-row table:style-name="ro1">
          <table:table-cell table:style-name="ce1" office:value-type="string" calcext:value-type="string">
            <text:p>15:09:36</text:p>
          </table:table-cell>
          <table:table-cell table:style-name="ce1" office:value-type="float" office:value="3795.8" calcext:value-type="float">
            <text:p>3795.8</text:p>
          </table:table-cell>
          <table:table-cell table:style-name="ce1" office:value-type="float" office:value="3557.8" calcext:value-type="float">
            <text:p>3557.8</text:p>
          </table:table-cell>
          <table:table-cell table:style-name="ce1" office:value-type="float" office:value="4114.2" calcext:value-type="float">
            <text:p>4114.2</text:p>
          </table:table-cell>
          <table:table-cell table:style-name="ce1" office:value-type="float" office:value="3467.5" calcext:value-type="float">
            <text:p>3467.5</text:p>
          </table:table-cell>
        </table:table-row>
        <table:table-row table:style-name="ro1">
          <table:table-cell table:style-name="ce1" office:value-type="string" calcext:value-type="string">
            <text:p>15:10:39</text:p>
          </table:table-cell>
          <table:table-cell table:style-name="ce1" office:value-type="float" office:value="2670.7" calcext:value-type="float">
            <text:p>2670.7</text:p>
          </table:table-cell>
          <table:table-cell table:style-name="ce1" office:value-type="float" office:value="2696.7" calcext:value-type="float">
            <text:p>2696.7</text:p>
          </table:table-cell>
          <table:table-cell table:style-name="ce1" office:value-type="float" office:value="2726.9" calcext:value-type="float">
            <text:p>2726.9</text:p>
          </table:table-cell>
          <table:table-cell table:style-name="ce1" office:value-type="float" office:value="2431.2" calcext:value-type="float">
            <text:p>2431.2</text:p>
          </table:table-cell>
        </table:table-row>
        <table:table-row table:style-name="ro1">
          <table:table-cell table:style-name="ce1" office:value-type="string" calcext:value-type="string">
            <text:p>15:11:42</text:p>
          </table:table-cell>
          <table:table-cell table:style-name="ce1" office:value-type="float" office:value="3567.1" calcext:value-type="float">
            <text:p>3567.1</text:p>
          </table:table-cell>
          <table:table-cell table:style-name="ce1" office:value-type="float" office:value="2980" calcext:value-type="float">
            <text:p>2980</text:p>
          </table:table-cell>
          <table:table-cell table:style-name="ce1" office:value-type="float" office:value="3515.4" calcext:value-type="float">
            <text:p>3515.4</text:p>
          </table:table-cell>
          <table:table-cell table:style-name="ce1" office:value-type="float" office:value="2943.1" calcext:value-type="float">
            <text:p>2943.1</text:p>
          </table:table-cell>
        </table:table-row>
        <table:table-row table:style-name="ro1">
          <table:table-cell table:style-name="ce1" office:value-type="string" calcext:value-type="string">
            <text:p>15:12:45</text:p>
          </table:table-cell>
          <table:table-cell table:style-name="ce1" office:value-type="float" office:value="3171.3" calcext:value-type="float">
            <text:p>3171.3</text:p>
          </table:table-cell>
          <table:table-cell table:style-name="ce1" office:value-type="float" office:value="2940.8" calcext:value-type="float">
            <text:p>2940.8</text:p>
          </table:table-cell>
          <table:table-cell table:style-name="ce1" office:value-type="float" office:value="2926.1" calcext:value-type="float">
            <text:p>2926.1</text:p>
          </table:table-cell>
          <table:table-cell table:style-name="ce1" office:value-type="float" office:value="2613.4" calcext:value-type="float">
            <text:p>2613.4</text:p>
          </table:table-cell>
        </table:table-row>
        <table:table-row table:style-name="ro1">
          <table:table-cell table:style-name="ce1" office:value-type="string" calcext:value-type="string">
            <text:p>15:13:48</text:p>
          </table:table-cell>
          <table:table-cell table:style-name="ce1" office:value-type="float" office:value="3769.2" calcext:value-type="float">
            <text:p>3769.2</text:p>
          </table:table-cell>
          <table:table-cell table:style-name="ce1" office:value-type="float" office:value="3550.4" calcext:value-type="float">
            <text:p>3550.4</text:p>
          </table:table-cell>
          <table:table-cell table:style-name="ce1" office:value-type="float" office:value="3549.5" calcext:value-type="float">
            <text:p>3549.5</text:p>
          </table:table-cell>
          <table:table-cell table:style-name="ce1" office:value-type="float" office:value="3649.1" calcext:value-type="float">
            <text:p>3649.1</text:p>
          </table:table-cell>
        </table:table-row>
        <table:table-row table:style-name="ro1">
          <table:table-cell table:style-name="ce1" office:value-type="string" calcext:value-type="string">
            <text:p>15:14:50</text:p>
          </table:table-cell>
          <table:table-cell table:style-name="ce1" office:value-type="float" office:value="3715.7" calcext:value-type="float">
            <text:p>3715.7</text:p>
          </table:table-cell>
          <table:table-cell table:style-name="ce1" office:value-type="float" office:value="3106.6" calcext:value-type="float">
            <text:p>3106.6</text:p>
          </table:table-cell>
          <table:table-cell table:style-name="ce1" office:value-type="float" office:value="3853.4" calcext:value-type="float">
            <text:p>3853.4</text:p>
          </table:table-cell>
          <table:table-cell table:style-name="ce1" office:value-type="float" office:value="2605.6" calcext:value-type="float">
            <text:p>2605.6</text:p>
          </table:table-cell>
        </table:table-row>
        <table:table-row table:style-name="ro1">
          <table:table-cell table:style-name="ce1" office:value-type="string" calcext:value-type="string">
            <text:p>15:15:53</text:p>
          </table:table-cell>
          <table:table-cell table:style-name="ce1" office:value-type="float" office:value="2997.9" calcext:value-type="float">
            <text:p>2997.9</text:p>
          </table:table-cell>
          <table:table-cell table:style-name="ce1" office:value-type="float" office:value="2846.8" calcext:value-type="float">
            <text:p>2846.8</text:p>
          </table:table-cell>
          <table:table-cell table:style-name="ce1" office:value-type="float" office:value="3139.8" calcext:value-type="float">
            <text:p>3139.8</text:p>
          </table:table-cell>
          <table:table-cell table:style-name="ce1" office:value-type="float" office:value="2829.1" calcext:value-type="float">
            <text:p>2829.1</text:p>
          </table:table-cell>
        </table:table-row>
        <table:table-row table:style-name="ro1">
          <table:table-cell table:style-name="ce1" office:value-type="string" calcext:value-type="string">
            <text:p>15:16:56</text:p>
          </table:table-cell>
          <table:table-cell table:style-name="ce1" office:value-type="float" office:value="3763.2" calcext:value-type="float">
            <text:p>3763.2</text:p>
          </table:table-cell>
          <table:table-cell table:style-name="ce1" office:value-type="float" office:value="3175.9" calcext:value-type="float">
            <text:p>3175.9</text:p>
          </table:table-cell>
          <table:table-cell table:style-name="ce1" office:value-type="float" office:value="3706.4" calcext:value-type="float">
            <text:p>3706.4</text:p>
          </table:table-cell>
          <table:table-cell table:style-name="ce1" office:value-type="float" office:value="3458" calcext:value-type="float">
            <text:p>3458</text:p>
          </table:table-cell>
        </table:table-row>
        <table:table-row table:style-name="ro1">
          <table:table-cell table:style-name="ce1" office:value-type="string" calcext:value-type="string">
            <text:p>15:17:59</text:p>
          </table:table-cell>
          <table:table-cell table:style-name="ce1" office:value-type="float" office:value="3238.3" calcext:value-type="float">
            <text:p>3238.3</text:p>
          </table:table-cell>
          <table:table-cell table:style-name="ce1" office:value-type="float" office:value="3076.1" calcext:value-type="float">
            <text:p>3076.1</text:p>
          </table:table-cell>
          <table:table-cell table:style-name="ce1" office:value-type="float" office:value="3340.9" calcext:value-type="float">
            <text:p>3340.9</text:p>
          </table:table-cell>
          <table:table-cell table:style-name="ce1" office:value-type="float" office:value="2889.4" calcext:value-type="float">
            <text:p>2889.4</text:p>
          </table:table-cell>
        </table:table-row>
        <table:table-row table:style-name="ro1">
          <table:table-cell table:style-name="ce1" office:value-type="string" calcext:value-type="string">
            <text:p>15:19:02</text:p>
          </table:table-cell>
          <table:table-cell table:style-name="ce1" office:value-type="float" office:value="3275.1" calcext:value-type="float">
            <text:p>3275.1</text:p>
          </table:table-cell>
          <table:table-cell table:style-name="ce1" office:value-type="float" office:value="3341.1" calcext:value-type="float">
            <text:p>3341.1</text:p>
          </table:table-cell>
          <table:table-cell table:style-name="ce1" office:value-type="float" office:value="3691.3" calcext:value-type="float">
            <text:p>3691.3</text:p>
          </table:table-cell>
          <table:table-cell table:style-name="ce1" office:value-type="float" office:value="3311.4" calcext:value-type="float">
            <text:p>3311.4</text:p>
          </table:table-cell>
        </table:table-row>
        <table:table-row table:style-name="ro1">
          <table:table-cell table:style-name="ce1" office:value-type="string" calcext:value-type="string">
            <text:p>15:20:04</text:p>
          </table:table-cell>
          <table:table-cell table:style-name="ce1" office:value-type="float" office:value="2568.5" calcext:value-type="float">
            <text:p>2568.5</text:p>
          </table:table-cell>
          <table:table-cell table:style-name="ce1" office:value-type="float" office:value="2721.2" calcext:value-type="float">
            <text:p>2721.2</text:p>
          </table:table-cell>
          <table:table-cell table:style-name="ce1" office:value-type="float" office:value="2688.2" calcext:value-type="float">
            <text:p>2688.2</text:p>
          </table:table-cell>
          <table:table-cell table:style-name="ce1" office:value-type="float" office:value="2554.3" calcext:value-type="float">
            <text:p>2554.3</text:p>
          </table:table-cell>
        </table:table-row>
        <table:table-row table:style-name="ro1">
          <table:table-cell table:style-name="ce1" office:value-type="string" calcext:value-type="string">
            <text:p>15:21:08</text:p>
          </table:table-cell>
          <table:table-cell table:style-name="ce1" office:value-type="float" office:value="3274.3" calcext:value-type="float">
            <text:p>3274.3</text:p>
          </table:table-cell>
          <table:table-cell table:style-name="ce1" office:value-type="float" office:value="3535.8" calcext:value-type="float">
            <text:p>3535.8</text:p>
          </table:table-cell>
          <table:table-cell table:style-name="ce1" office:value-type="float" office:value="3577.9" calcext:value-type="float">
            <text:p>3577.9</text:p>
          </table:table-cell>
          <table:table-cell table:style-name="ce1" office:value-type="float" office:value="3452.2" calcext:value-type="float">
            <text:p>3452.2</text:p>
          </table:table-cell>
        </table:table-row>
        <table:table-row table:style-name="ro1">
          <table:table-cell table:style-name="ce1" office:value-type="string" calcext:value-type="string">
            <text:p>15:22:11</text:p>
          </table:table-cell>
          <table:table-cell table:style-name="ce1" office:value-type="float" office:value="3365.9" calcext:value-type="float">
            <text:p>3365.9</text:p>
          </table:table-cell>
          <table:table-cell table:style-name="ce1" office:value-type="float" office:value="3221.3" calcext:value-type="float">
            <text:p>3221.3</text:p>
          </table:table-cell>
          <table:table-cell table:style-name="ce1" office:value-type="float" office:value="3286.9" calcext:value-type="float">
            <text:p>3286.9</text:p>
          </table:table-cell>
          <table:table-cell table:style-name="ce1" office:value-type="float" office:value="3007.8" calcext:value-type="float">
            <text:p>3007.8</text:p>
          </table:table-cell>
        </table:table-row>
        <table:table-row table:style-name="ro1">
          <table:table-cell table:style-name="ce1" office:value-type="string" calcext:value-type="string">
            <text:p>15:23:14</text:p>
          </table:table-cell>
          <table:table-cell table:style-name="ce1" office:value-type="float" office:value="3507.1" calcext:value-type="float">
            <text:p>3507.1</text:p>
          </table:table-cell>
          <table:table-cell table:style-name="ce1" office:value-type="float" office:value="3407.2" calcext:value-type="float">
            <text:p>3407.2</text:p>
          </table:table-cell>
          <table:table-cell table:style-name="ce1" office:value-type="float" office:value="3928.2" calcext:value-type="float">
            <text:p>3928.2</text:p>
          </table:table-cell>
          <table:table-cell table:style-name="ce1" office:value-type="float" office:value="3556.2" calcext:value-type="float">
            <text:p>3556.2</text:p>
          </table:table-cell>
        </table:table-row>
        <table:table-row table:style-name="ro1">
          <table:table-cell table:style-name="ce1" office:value-type="string" calcext:value-type="string">
            <text:p>15:24:16</text:p>
          </table:table-cell>
          <table:table-cell table:style-name="ce1" office:value-type="float" office:value="2747.2" calcext:value-type="float">
            <text:p>2747.2</text:p>
          </table:table-cell>
          <table:table-cell table:style-name="ce1" office:value-type="float" office:value="2066.5" calcext:value-type="float">
            <text:p>2066.5</text:p>
          </table:table-cell>
          <table:table-cell table:style-name="ce1" office:value-type="float" office:value="2702" calcext:value-type="float">
            <text:p>2702</text:p>
          </table:table-cell>
          <table:table-cell table:style-name="ce1" office:value-type="float" office:value="2075" calcext:value-type="float">
            <text:p>2075</text:p>
          </table:table-cell>
        </table:table-row>
        <table:table-row table:style-name="ro1">
          <table:table-cell table:style-name="ce1" office:value-type="string" calcext:value-type="string">
            <text:p>15:25:19</text:p>
          </table:table-cell>
          <table:table-cell table:style-name="ce1" office:value-type="float" office:value="3028.2" calcext:value-type="float">
            <text:p>3028.2</text:p>
          </table:table-cell>
          <table:table-cell table:style-name="ce1" office:value-type="float" office:value="3359.7" calcext:value-type="float">
            <text:p>3359.7</text:p>
          </table:table-cell>
          <table:table-cell table:style-name="ce1" office:value-type="float" office:value="3614.7" calcext:value-type="float">
            <text:p>3614.7</text:p>
          </table:table-cell>
          <table:table-cell table:style-name="ce1" office:value-type="float" office:value="3445.3" calcext:value-type="float">
            <text:p>3445.3</text:p>
          </table:table-cell>
        </table:table-row>
        <table:table-row table:style-name="ro1">
          <table:table-cell table:style-name="ce1" office:value-type="string" calcext:value-type="string">
            <text:p>15:26:22</text:p>
          </table:table-cell>
          <table:table-cell table:style-name="ce1" office:value-type="float" office:value="3073.1" calcext:value-type="float">
            <text:p>3073.1</text:p>
          </table:table-cell>
          <table:table-cell table:style-name="ce1" office:value-type="float" office:value="2734.7" calcext:value-type="float">
            <text:p>2734.7</text:p>
          </table:table-cell>
          <table:table-cell table:style-name="ce1" office:value-type="float" office:value="2831.2" calcext:value-type="float">
            <text:p>2831.2</text:p>
          </table:table-cell>
          <table:table-cell table:style-name="ce1" office:value-type="float" office:value="2880.6" calcext:value-type="float">
            <text:p>2880.6</text:p>
          </table:table-cell>
        </table:table-row>
        <table:table-row table:style-name="ro1">
          <table:table-cell table:style-name="ce1" office:value-type="string" calcext:value-type="string">
            <text:p>15:27:25</text:p>
          </table:table-cell>
          <table:table-cell table:style-name="ce1" office:value-type="float" office:value="4585.8" calcext:value-type="float">
            <text:p>4585.8</text:p>
          </table:table-cell>
          <table:table-cell table:style-name="ce1" office:value-type="float" office:value="4699.9" calcext:value-type="float">
            <text:p>4699.9</text:p>
          </table:table-cell>
          <table:table-cell table:style-name="ce1" office:value-type="float" office:value="5193.7" calcext:value-type="float">
            <text:p>5193.7</text:p>
          </table:table-cell>
          <table:table-cell table:style-name="ce1" office:value-type="float" office:value="5294.1" calcext:value-type="float">
            <text:p>5294.1</text:p>
          </table:table-cell>
        </table:table-row>
        <table:table-row table:style-name="ro1">
          <table:table-cell table:style-name="ce1" office:value-type="string" calcext:value-type="string">
            <text:p>15:28:28</text:p>
          </table:table-cell>
          <table:table-cell table:style-name="ce1" office:value-type="float" office:value="2760.7" calcext:value-type="float">
            <text:p>2760.7</text:p>
          </table:table-cell>
          <table:table-cell table:style-name="ce1" office:value-type="float" office:value="2690.5" calcext:value-type="float">
            <text:p>2690.5</text:p>
          </table:table-cell>
          <table:table-cell table:style-name="ce1" office:value-type="float" office:value="2992.3" calcext:value-type="float">
            <text:p>2992.3</text:p>
          </table:table-cell>
          <table:table-cell table:style-name="ce1" office:value-type="float" office:value="2751.1" calcext:value-type="float">
            <text:p>2751.1</text:p>
          </table:table-cell>
        </table:table-row>
        <table:table-row table:style-name="ro1">
          <table:table-cell table:style-name="ce1" office:value-type="string" calcext:value-type="string">
            <text:p>15:29:30</text:p>
          </table:table-cell>
          <table:table-cell table:style-name="ce1" office:value-type="float" office:value="3502.2" calcext:value-type="float">
            <text:p>3502.2</text:p>
          </table:table-cell>
          <table:table-cell table:style-name="ce1" office:value-type="float" office:value="3493.7" calcext:value-type="float">
            <text:p>3493.7</text:p>
          </table:table-cell>
          <table:table-cell table:style-name="ce1" office:value-type="float" office:value="3773.6" calcext:value-type="float">
            <text:p>3773.6</text:p>
          </table:table-cell>
          <table:table-cell table:style-name="ce1" office:value-type="float" office:value="3536.2" calcext:value-type="float">
            <text:p>3536.2</text:p>
          </table:table-cell>
        </table:table-row>
        <table:table-row table:style-name="ro1">
          <table:table-cell table:style-name="ce1" office:value-type="string" calcext:value-type="string">
            <text:p>15:30:33</text:p>
          </table:table-cell>
          <table:table-cell table:style-name="ce1" office:value-type="float" office:value="4137.8" calcext:value-type="float">
            <text:p>4137.8</text:p>
          </table:table-cell>
          <table:table-cell table:style-name="ce1" office:value-type="float" office:value="3880.5" calcext:value-type="float">
            <text:p>3880.5</text:p>
          </table:table-cell>
          <table:table-cell table:style-name="ce1" office:value-type="float" office:value="4278.8" calcext:value-type="float">
            <text:p>4278.8</text:p>
          </table:table-cell>
          <table:table-cell table:style-name="ce1" office:value-type="float" office:value="3890.3" calcext:value-type="float">
            <text:p>3890.3</text:p>
          </table:table-cell>
        </table:table-row>
        <table:table-row table:style-name="ro1">
          <table:table-cell table:style-name="ce1" office:value-type="string" calcext:value-type="string">
            <text:p>15:31:36</text:p>
          </table:table-cell>
          <table:table-cell table:style-name="ce1" office:value-type="float" office:value="3538.4" calcext:value-type="float">
            <text:p>3538.4</text:p>
          </table:table-cell>
          <table:table-cell table:style-name="ce1" office:value-type="float" office:value="3117.3" calcext:value-type="float">
            <text:p>3117.3</text:p>
          </table:table-cell>
          <table:table-cell table:style-name="ce1" office:value-type="float" office:value="3295.8" calcext:value-type="float">
            <text:p>3295.8</text:p>
          </table:table-cell>
          <table:table-cell table:style-name="ce1" office:value-type="float" office:value="2856.1" calcext:value-type="float">
            <text:p>2856.1</text:p>
          </table:table-cell>
        </table:table-row>
        <table:table-row table:style-name="ro1">
          <table:table-cell table:style-name="ce1" office:value-type="string" calcext:value-type="string">
            <text:p>15:32:39</text:p>
          </table:table-cell>
          <table:table-cell table:style-name="ce1" office:value-type="float" office:value="3748" calcext:value-type="float">
            <text:p>3748</text:p>
          </table:table-cell>
          <table:table-cell table:style-name="ce1" office:value-type="float" office:value="3337.8" calcext:value-type="float">
            <text:p>3337.8</text:p>
          </table:table-cell>
          <table:table-cell table:style-name="ce1" office:value-type="float" office:value="3411.9" calcext:value-type="float">
            <text:p>3411.9</text:p>
          </table:table-cell>
          <table:table-cell table:style-name="ce1" office:value-type="float" office:value="3614.9" calcext:value-type="float">
            <text:p>3614.9</text:p>
          </table:table-cell>
        </table:table-row>
        <table:table-row table:style-name="ro1">
          <table:table-cell table:style-name="ce1" office:value-type="string" calcext:value-type="string">
            <text:p>15:33:41</text:p>
          </table:table-cell>
          <table:table-cell table:style-name="ce1" office:value-type="float" office:value="3058.2" calcext:value-type="float">
            <text:p>3058.2</text:p>
          </table:table-cell>
          <table:table-cell table:style-name="ce1" office:value-type="float" office:value="2849.4" calcext:value-type="float">
            <text:p>2849.4</text:p>
          </table:table-cell>
          <table:table-cell table:style-name="ce1" office:value-type="float" office:value="2796.3" calcext:value-type="float">
            <text:p>2796.3</text:p>
          </table:table-cell>
          <table:table-cell table:style-name="ce1" office:value-type="float" office:value="2477.2" calcext:value-type="float">
            <text:p>2477.2</text:p>
          </table:table-cell>
        </table:table-row>
        <table:table-row table:style-name="ro1">
          <table:table-cell table:style-name="ce1" office:value-type="string" calcext:value-type="string">
            <text:p>15:34:44</text:p>
          </table:table-cell>
          <table:table-cell table:style-name="ce1" office:value-type="float" office:value="3845.6" calcext:value-type="float">
            <text:p>3845.6</text:p>
          </table:table-cell>
          <table:table-cell table:style-name="ce1" office:value-type="float" office:value="3721.9" calcext:value-type="float">
            <text:p>3721.9</text:p>
          </table:table-cell>
          <table:table-cell table:style-name="ce1" office:value-type="float" office:value="4616.8" calcext:value-type="float">
            <text:p>4616.8</text:p>
          </table:table-cell>
          <table:table-cell table:style-name="ce1" office:value-type="float" office:value="4821.8" calcext:value-type="float">
            <text:p>4821.8</text:p>
          </table:table-cell>
        </table:table-row>
        <table:table-row table:style-name="ro1">
          <table:table-cell table:style-name="ce1" office:value-type="string" calcext:value-type="string">
            <text:p>15:35:47</text:p>
          </table:table-cell>
          <table:table-cell table:style-name="ce1" office:value-type="float" office:value="3649.9" calcext:value-type="float">
            <text:p>3649.9</text:p>
          </table:table-cell>
          <table:table-cell table:style-name="ce1" office:value-type="float" office:value="3795.6" calcext:value-type="float">
            <text:p>3795.6</text:p>
          </table:table-cell>
          <table:table-cell table:style-name="ce1" office:value-type="float" office:value="3786.1" calcext:value-type="float">
            <text:p>3786.1</text:p>
          </table:table-cell>
          <table:table-cell table:style-name="ce1" office:value-type="float" office:value="3635.2" calcext:value-type="float">
            <text:p>3635.2</text:p>
          </table:table-cell>
        </table:table-row>
        <table:table-row table:style-name="ro1">
          <table:table-cell table:style-name="ce1" office:value-type="string" calcext:value-type="string">
            <text:p>15:36:51</text:p>
          </table:table-cell>
          <table:table-cell table:style-name="ce1" office:value-type="float" office:value="3760.2" calcext:value-type="float">
            <text:p>3760.2</text:p>
          </table:table-cell>
          <table:table-cell table:style-name="ce1" office:value-type="float" office:value="4217.4" calcext:value-type="float">
            <text:p>4217.4</text:p>
          </table:table-cell>
          <table:table-cell table:style-name="ce1" office:value-type="float" office:value="4322.8" calcext:value-type="float">
            <text:p>4322.8</text:p>
          </table:table-cell>
          <table:table-cell table:style-name="ce1" office:value-type="float" office:value="4172" calcext:value-type="float">
            <text:p>4172</text:p>
          </table:table-cell>
        </table:table-row>
        <table:table-row table:style-name="ro1">
          <table:table-cell table:style-name="ce1" office:value-type="string" calcext:value-type="string">
            <text:p>15:37:54</text:p>
          </table:table-cell>
          <table:table-cell table:style-name="ce1" office:value-type="float" office:value="3750.1" calcext:value-type="float">
            <text:p>3750.1</text:p>
          </table:table-cell>
          <table:table-cell table:style-name="ce1" office:value-type="float" office:value="3625.9" calcext:value-type="float">
            <text:p>3625.9</text:p>
          </table:table-cell>
          <table:table-cell table:style-name="ce1" office:value-type="float" office:value="4181.3" calcext:value-type="float">
            <text:p>4181.3</text:p>
          </table:table-cell>
          <table:table-cell table:style-name="ce1" office:value-type="float" office:value="3317.9" calcext:value-type="float">
            <text:p>3317.9</text:p>
          </table:table-cell>
        </table:table-row>
        <table:table-row table:style-name="ro1">
          <table:table-cell table:style-name="ce1" office:value-type="string" calcext:value-type="string">
            <text:p>15:38:56</text:p>
          </table:table-cell>
          <table:table-cell table:style-name="ce1" office:value-type="float" office:value="2473.4" calcext:value-type="float">
            <text:p>2473.4</text:p>
          </table:table-cell>
          <table:table-cell table:style-name="ce1" office:value-type="float" office:value="3034.4" calcext:value-type="float">
            <text:p>3034.4</text:p>
          </table:table-cell>
          <table:table-cell table:style-name="ce1" office:value-type="float" office:value="2525.8" calcext:value-type="float">
            <text:p>2525.8</text:p>
          </table:table-cell>
          <table:table-cell table:style-name="ce1" office:value-type="float" office:value="2963.8" calcext:value-type="float">
            <text:p>2963.8</text:p>
          </table:table-cell>
        </table:table-row>
        <table:table-row table:style-name="ro1">
          <table:table-cell table:style-name="ce1" office:value-type="string" calcext:value-type="string">
            <text:p>15:39:59</text:p>
          </table:table-cell>
          <table:table-cell table:style-name="ce1" office:value-type="float" office:value="3462.4" calcext:value-type="float">
            <text:p>3462.4</text:p>
          </table:table-cell>
          <table:table-cell table:style-name="ce1" office:value-type="float" office:value="3264.9" calcext:value-type="float">
            <text:p>3264.9</text:p>
          </table:table-cell>
          <table:table-cell table:style-name="ce1" office:value-type="float" office:value="3111.2" calcext:value-type="float">
            <text:p>3111.2</text:p>
          </table:table-cell>
          <table:table-cell table:style-name="ce1" office:value-type="float" office:value="3007.4" calcext:value-type="float">
            <text:p>3007.4</text:p>
          </table:table-cell>
        </table:table-row>
        <table:table-row table:style-name="ro1">
          <table:table-cell table:style-name="ce1" office:value-type="string" calcext:value-type="string">
            <text:p>15:41:02</text:p>
          </table:table-cell>
          <table:table-cell table:style-name="ce1" office:value-type="float" office:value="3123.5" calcext:value-type="float">
            <text:p>3123.5</text:p>
          </table:table-cell>
          <table:table-cell table:style-name="ce1" office:value-type="float" office:value="3755.5" calcext:value-type="float">
            <text:p>3755.5</text:p>
          </table:table-cell>
          <table:table-cell table:style-name="ce1" office:value-type="float" office:value="3273.5" calcext:value-type="float">
            <text:p>3273.5</text:p>
          </table:table-cell>
          <table:table-cell table:style-name="ce1" office:value-type="float" office:value="3651.9" calcext:value-type="float">
            <text:p>3651.9</text:p>
          </table:table-cell>
        </table:table-row>
        <table:table-row table:style-name="ro1">
          <table:table-cell table:style-name="ce1" office:value-type="string" calcext:value-type="string">
            <text:p>15:42:05</text:p>
          </table:table-cell>
          <table:table-cell table:style-name="ce1" office:value-type="float" office:value="2703.5" calcext:value-type="float">
            <text:p>2703.5</text:p>
          </table:table-cell>
          <table:table-cell table:style-name="ce1" office:value-type="float" office:value="2736.9" calcext:value-type="float">
            <text:p>2736.9</text:p>
          </table:table-cell>
          <table:table-cell table:style-name="ce1" office:value-type="float" office:value="2982.9" calcext:value-type="float">
            <text:p>2982.9</text:p>
          </table:table-cell>
          <table:table-cell table:style-name="ce1" office:value-type="float" office:value="2826.4" calcext:value-type="float">
            <text:p>2826.4</text:p>
          </table:table-cell>
        </table:table-row>
        <table:table-row table:style-name="ro1">
          <table:table-cell table:style-name="ce1" office:value-type="string" calcext:value-type="string">
            <text:p>15:43:08</text:p>
          </table:table-cell>
          <table:table-cell table:style-name="ce1" office:value-type="float" office:value="3117.4" calcext:value-type="float">
            <text:p>3117.4</text:p>
          </table:table-cell>
          <table:table-cell table:style-name="ce1" office:value-type="float" office:value="3476.8" calcext:value-type="float">
            <text:p>3476.8</text:p>
          </table:table-cell>
          <table:table-cell table:style-name="ce1" office:value-type="float" office:value="3834.5" calcext:value-type="float">
            <text:p>3834.5</text:p>
          </table:table-cell>
          <table:table-cell table:style-name="ce1" office:value-type="float" office:value="3127.1" calcext:value-type="float">
            <text:p>3127.1</text:p>
          </table:table-cell>
        </table:table-row>
        <table:table-row table:style-name="ro1">
          <table:table-cell table:style-name="ce1" office:value-type="string" calcext:value-type="string">
            <text:p>15:44:10</text:p>
          </table:table-cell>
          <table:table-cell table:style-name="ce1" office:value-type="float" office:value="3074.3" calcext:value-type="float">
            <text:p>3074.3</text:p>
          </table:table-cell>
          <table:table-cell table:style-name="ce1" office:value-type="float" office:value="3391.4" calcext:value-type="float">
            <text:p>3391.4</text:p>
          </table:table-cell>
          <table:table-cell table:style-name="ce1" office:value-type="float" office:value="3398" calcext:value-type="float">
            <text:p>3398</text:p>
          </table:table-cell>
          <table:table-cell table:style-name="ce1" office:value-type="float" office:value="3246.4" calcext:value-type="float">
            <text:p>3246.4</text:p>
          </table:table-cell>
        </table:table-row>
        <table:table-row table:style-name="ro1">
          <table:table-cell table:style-name="ce1" office:value-type="string" calcext:value-type="string">
            <text:p>15:45:13</text:p>
          </table:table-cell>
          <table:table-cell table:style-name="ce1" office:value-type="float" office:value="3163.2" calcext:value-type="float">
            <text:p>3163.2</text:p>
          </table:table-cell>
          <table:table-cell table:style-name="ce1" office:value-type="float" office:value="3061" calcext:value-type="float">
            <text:p>3061</text:p>
          </table:table-cell>
          <table:table-cell table:style-name="ce1" office:value-type="float" office:value="3468.3" calcext:value-type="float">
            <text:p>3468.3</text:p>
          </table:table-cell>
          <table:table-cell table:style-name="ce1" office:value-type="float" office:value="2942.6" calcext:value-type="float">
            <text:p>2942.6</text:p>
          </table:table-cell>
        </table:table-row>
        <table:table-row table:style-name="ro1">
          <table:table-cell table:style-name="ce1" office:value-type="string" calcext:value-type="string">
            <text:p>15:46:16</text:p>
          </table:table-cell>
          <table:table-cell table:style-name="ce1" office:value-type="float" office:value="3409.6" calcext:value-type="float">
            <text:p>3409.6</text:p>
          </table:table-cell>
          <table:table-cell table:style-name="ce1" office:value-type="float" office:value="3486.1" calcext:value-type="float">
            <text:p>3486.1</text:p>
          </table:table-cell>
          <table:table-cell table:style-name="ce1" office:value-type="float" office:value="3176.2" calcext:value-type="float">
            <text:p>3176.2</text:p>
          </table:table-cell>
          <table:table-cell table:style-name="ce1" office:value-type="float" office:value="3025.5" calcext:value-type="float">
            <text:p>3025.5</text:p>
          </table:table-cell>
        </table:table-row>
        <table:table-row table:style-name="ro1">
          <table:table-cell table:style-name="ce1" office:value-type="string" calcext:value-type="string">
            <text:p>15:47:19</text:p>
          </table:table-cell>
          <table:table-cell table:style-name="ce1" office:value-type="float" office:value="3180.2" calcext:value-type="float">
            <text:p>3180.2</text:p>
          </table:table-cell>
          <table:table-cell table:style-name="ce1" office:value-type="float" office:value="3118.8" calcext:value-type="float">
            <text:p>3118.8</text:p>
          </table:table-cell>
          <table:table-cell table:style-name="ce1" office:value-type="float" office:value="3345.2" calcext:value-type="float">
            <text:p>3345.2</text:p>
          </table:table-cell>
          <table:table-cell table:style-name="ce1" office:value-type="float" office:value="3233.5" calcext:value-type="float">
            <text:p>3233.5</text:p>
          </table:table-cell>
        </table:table-row>
        <table:table-row table:style-name="ro1">
          <table:table-cell table:style-name="ce1" office:value-type="string" calcext:value-type="string">
            <text:p>15:48:21</text:p>
          </table:table-cell>
          <table:table-cell table:style-name="ce1" office:value-type="float" office:value="3260.8" calcext:value-type="float">
            <text:p>3260.8</text:p>
          </table:table-cell>
          <table:table-cell table:style-name="ce1" office:value-type="float" office:value="2875.2" calcext:value-type="float">
            <text:p>2875.2</text:p>
          </table:table-cell>
          <table:table-cell table:style-name="ce1" office:value-type="float" office:value="3302.5" calcext:value-type="float">
            <text:p>3302.5</text:p>
          </table:table-cell>
          <table:table-cell table:style-name="ce1" office:value-type="float" office:value="3387.6" calcext:value-type="float">
            <text:p>3387.6</text:p>
          </table:table-cell>
        </table:table-row>
        <table:table-row table:style-name="ro1">
          <table:table-cell table:style-name="ce1" office:value-type="string" calcext:value-type="string">
            <text:p>15:49:24</text:p>
          </table:table-cell>
          <table:table-cell table:style-name="ce1" office:value-type="float" office:value="2813.2" calcext:value-type="float">
            <text:p>2813.2</text:p>
          </table:table-cell>
          <table:table-cell table:style-name="ce1" office:value-type="float" office:value="2823.1" calcext:value-type="float">
            <text:p>2823.1</text:p>
          </table:table-cell>
          <table:table-cell table:style-name="ce1" office:value-type="float" office:value="3142.5" calcext:value-type="float">
            <text:p>3142.5</text:p>
          </table:table-cell>
          <table:table-cell table:style-name="ce1" office:value-type="float" office:value="3071.1" calcext:value-type="float">
            <text:p>3071.1</text:p>
          </table:table-cell>
        </table:table-row>
        <table:table-row table:style-name="ro1">
          <table:table-cell table:style-name="ce1" office:value-type="string" calcext:value-type="string">
            <text:p>15:50:27</text:p>
          </table:table-cell>
          <table:table-cell table:style-name="ce1" office:value-type="float" office:value="3578.9" calcext:value-type="float">
            <text:p>3578.9</text:p>
          </table:table-cell>
          <table:table-cell table:style-name="ce1" office:value-type="float" office:value="3656" calcext:value-type="float">
            <text:p>3656</text:p>
          </table:table-cell>
          <table:table-cell table:style-name="ce1" office:value-type="float" office:value="3763.4" calcext:value-type="float">
            <text:p>3763.4</text:p>
          </table:table-cell>
          <table:table-cell table:style-name="ce1" office:value-type="float" office:value="3394.3" calcext:value-type="float">
            <text:p>3394.3</text:p>
          </table:table-cell>
        </table:table-row>
        <table:table-row table:style-name="ro1">
          <table:table-cell table:style-name="ce1" office:value-type="string" calcext:value-type="string">
            <text:p>15:51:31</text:p>
          </table:table-cell>
          <table:table-cell table:style-name="ce1" office:value-type="float" office:value="4020.6" calcext:value-type="float">
            <text:p>4020.6</text:p>
          </table:table-cell>
          <table:table-cell table:style-name="ce1" office:value-type="float" office:value="3247.7" calcext:value-type="float">
            <text:p>3247.7</text:p>
          </table:table-cell>
          <table:table-cell table:style-name="ce1" office:value-type="float" office:value="3396" calcext:value-type="float">
            <text:p>3396</text:p>
          </table:table-cell>
          <table:table-cell table:style-name="ce1" office:value-type="float" office:value="3464.1" calcext:value-type="float">
            <text:p>3464.1</text:p>
          </table:table-cell>
        </table:table-row>
        <table:table-row table:style-name="ro1">
          <table:table-cell table:style-name="ce1" office:value-type="string" calcext:value-type="string">
            <text:p>15:52:34</text:p>
          </table:table-cell>
          <table:table-cell table:style-name="ce1" office:value-type="float" office:value="3313.4" calcext:value-type="float">
            <text:p>3313.4</text:p>
          </table:table-cell>
          <table:table-cell table:style-name="ce1" office:value-type="float" office:value="2923.8" calcext:value-type="float">
            <text:p>2923.8</text:p>
          </table:table-cell>
          <table:table-cell table:style-name="ce1" office:value-type="float" office:value="2750.8" calcext:value-type="float">
            <text:p>2750.8</text:p>
          </table:table-cell>
          <table:table-cell table:style-name="ce1" office:value-type="float" office:value="2954.8" calcext:value-type="float">
            <text:p>2954.8</text:p>
          </table:table-cell>
        </table:table-row>
        <table:table-row table:style-name="ro1">
          <table:table-cell table:style-name="ce1" office:value-type="string" calcext:value-type="string">
            <text:p>15:53:37</text:p>
          </table:table-cell>
          <table:table-cell table:style-name="ce1" office:value-type="float" office:value="3222.2" calcext:value-type="float">
            <text:p>3222.2</text:p>
          </table:table-cell>
          <table:table-cell table:style-name="ce1" office:value-type="float" office:value="3331.7" calcext:value-type="float">
            <text:p>3331.7</text:p>
          </table:table-cell>
          <table:table-cell table:style-name="ce1" office:value-type="float" office:value="3603.5" calcext:value-type="float">
            <text:p>3603.5</text:p>
          </table:table-cell>
          <table:table-cell table:style-name="ce1" office:value-type="float" office:value="3121.3" calcext:value-type="float">
            <text:p>3121.3</text:p>
          </table:table-cell>
        </table:table-row>
        <table:table-row table:style-name="ro1">
          <table:table-cell table:style-name="ce1" office:value-type="string" calcext:value-type="string">
            <text:p>15:54:39</text:p>
          </table:table-cell>
          <table:table-cell table:style-name="ce1" office:value-type="float" office:value="2820.3" calcext:value-type="float">
            <text:p>2820.3</text:p>
          </table:table-cell>
          <table:table-cell table:style-name="ce1" office:value-type="float" office:value="3081" calcext:value-type="float">
            <text:p>3081</text:p>
          </table:table-cell>
          <table:table-cell table:style-name="ce1" office:value-type="float" office:value="3009.4" calcext:value-type="float">
            <text:p>3009.4</text:p>
          </table:table-cell>
          <table:table-cell table:style-name="ce1" office:value-type="float" office:value="2719.9" calcext:value-type="float">
            <text:p>2719.9</text:p>
          </table:table-cell>
        </table:table-row>
        <table:table-row table:style-name="ro1">
          <table:table-cell table:style-name="ce1" office:value-type="string" calcext:value-type="string">
            <text:p>15:55:42</text:p>
          </table:table-cell>
          <table:table-cell table:style-name="ce1" office:value-type="float" office:value="3467.9" calcext:value-type="float">
            <text:p>3467.9</text:p>
          </table:table-cell>
          <table:table-cell table:style-name="ce1" office:value-type="float" office:value="3174.5" calcext:value-type="float">
            <text:p>3174.5</text:p>
          </table:table-cell>
          <table:table-cell table:style-name="ce1" office:value-type="float" office:value="3370.8" calcext:value-type="float">
            <text:p>3370.8</text:p>
          </table:table-cell>
          <table:table-cell table:style-name="ce1" office:value-type="float" office:value="3051.1" calcext:value-type="float">
            <text:p>3051.1</text:p>
          </table:table-cell>
        </table:table-row>
        <table:table-row table:style-name="ro1">
          <table:table-cell table:style-name="ce1" office:value-type="string" calcext:value-type="string">
            <text:p>15:56:45</text:p>
          </table:table-cell>
          <table:table-cell table:style-name="ce1" office:value-type="float" office:value="2950.5" calcext:value-type="float">
            <text:p>2950.5</text:p>
          </table:table-cell>
          <table:table-cell table:style-name="ce1" office:value-type="float" office:value="2798" calcext:value-type="float">
            <text:p>2798</text:p>
          </table:table-cell>
          <table:table-cell table:style-name="ce1" office:value-type="float" office:value="2799.6" calcext:value-type="float">
            <text:p>2799.6</text:p>
          </table:table-cell>
          <table:table-cell table:style-name="ce1" office:value-type="float" office:value="2590.4" calcext:value-type="float">
            <text:p>2590.4</text:p>
          </table:table-cell>
        </table:table-row>
        <table:table-row table:style-name="ro1">
          <table:table-cell table:style-name="ce1" office:value-type="string" calcext:value-type="string">
            <text:p>15:57:48</text:p>
          </table:table-cell>
          <table:table-cell table:style-name="ce1" office:value-type="float" office:value="3149.1" calcext:value-type="float">
            <text:p>3149.1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273.9" calcext:value-type="float">
            <text:p>3273.9</text:p>
          </table:table-cell>
          <table:table-cell table:style-name="ce1" office:value-type="float" office:value="3055.8" calcext:value-type="float">
            <text:p>3055.8</text:p>
          </table:table-cell>
        </table:table-row>
        <table:table-row table:style-name="ro1">
          <table:table-cell table:style-name="ce1" office:value-type="string" calcext:value-type="string">
            <text:p>15:58:51</text:p>
          </table:table-cell>
          <table:table-cell table:style-name="ce1" office:value-type="float" office:value="3120.1" calcext:value-type="float">
            <text:p>3120.1</text:p>
          </table:table-cell>
          <table:table-cell table:style-name="ce1" office:value-type="float" office:value="2886.2" calcext:value-type="float">
            <text:p>2886.2</text:p>
          </table:table-cell>
          <table:table-cell table:style-name="ce1" office:value-type="float" office:value="3185.8" calcext:value-type="float">
            <text:p>3185.8</text:p>
          </table:table-cell>
          <table:table-cell table:style-name="ce1" office:value-type="float" office:value="3049.5" calcext:value-type="float">
            <text:p>3049.5</text:p>
          </table:table-cell>
        </table:table-row>
        <table:table-row table:style-name="ro1">
          <table:table-cell table:style-name="ce1" office:value-type="string" calcext:value-type="string">
            <text:p>15:59:53</text:p>
          </table:table-cell>
          <table:table-cell table:style-name="ce1" office:value-type="float" office:value="2955.9" calcext:value-type="float">
            <text:p>2955.9</text:p>
          </table:table-cell>
          <table:table-cell table:style-name="ce1" office:value-type="float" office:value="2639.1" calcext:value-type="float">
            <text:p>2639.1</text:p>
          </table:table-cell>
          <table:table-cell table:style-name="ce1" office:value-type="float" office:value="2965.5" calcext:value-type="float">
            <text:p>2965.5</text:p>
          </table:table-cell>
          <table:table-cell table:style-name="ce1" office:value-type="float" office:value="2607.2" calcext:value-type="float">
            <text:p>2607.2</text:p>
          </table:table-cell>
        </table:table-row>
        <table:table-row table:style-name="ro1">
          <table:table-cell table:style-name="ce1" office:value-type="string" calcext:value-type="string">
            <text:p>16:00:56</text:p>
          </table:table-cell>
          <table:table-cell table:style-name="ce1" office:value-type="float" office:value="2897.5" calcext:value-type="float">
            <text:p>2897.5</text:p>
          </table:table-cell>
          <table:table-cell table:style-name="ce1" office:value-type="float" office:value="2974.9" calcext:value-type="float">
            <text:p>2974.9</text:p>
          </table:table-cell>
          <table:table-cell table:style-name="ce1" office:value-type="float" office:value="3162.8" calcext:value-type="float">
            <text:p>3162.8</text:p>
          </table:table-cell>
          <table:table-cell table:style-name="ce1" office:value-type="float" office:value="3145.7" calcext:value-type="float">
            <text:p>3145.7</text:p>
          </table:table-cell>
        </table:table-row>
        <table:table-row table:style-name="ro1">
          <table:table-cell table:style-name="ce1" office:value-type="string" calcext:value-type="string">
            <text:p>16:01:59</text:p>
          </table:table-cell>
          <table:table-cell table:style-name="ce1" office:value-type="float" office:value="3894.8" calcext:value-type="float">
            <text:p>3894.8</text:p>
          </table:table-cell>
          <table:table-cell table:style-name="ce1" office:value-type="float" office:value="3541.1" calcext:value-type="float">
            <text:p>3541.1</text:p>
          </table:table-cell>
          <table:table-cell table:style-name="ce1" office:value-type="float" office:value="3376.9" calcext:value-type="float">
            <text:p>3376.9</text:p>
          </table:table-cell>
          <table:table-cell table:style-name="ce1" office:value-type="float" office:value="3099.9" calcext:value-type="float">
            <text:p>3099.9</text:p>
          </table:table-cell>
        </table:table-row>
        <table:table-row table:style-name="ro1">
          <table:table-cell table:style-name="ce1" office:value-type="string" calcext:value-type="string">
            <text:p>16:03:02</text:p>
          </table:table-cell>
          <table:table-cell table:style-name="ce1" office:value-type="float" office:value="3349.1" calcext:value-type="float">
            <text:p>3349.1</text:p>
          </table:table-cell>
          <table:table-cell table:style-name="ce1" office:value-type="float" office:value="3160.2" calcext:value-type="float">
            <text:p>3160.2</text:p>
          </table:table-cell>
          <table:table-cell table:style-name="ce1" office:value-type="float" office:value="3143.4" calcext:value-type="float">
            <text:p>3143.4</text:p>
          </table:table-cell>
          <table:table-cell table:style-name="ce1" office:value-type="float" office:value="3073.2" calcext:value-type="float">
            <text:p>3073.2</text:p>
          </table:table-cell>
        </table:table-row>
        <table:table-row table:style-name="ro1">
          <table:table-cell table:style-name="ce1" office:value-type="string" calcext:value-type="string">
            <text:p>16:04:04</text:p>
          </table:table-cell>
          <table:table-cell table:style-name="ce1" office:value-type="float" office:value="3115" calcext:value-type="float">
            <text:p>3115</text:p>
          </table:table-cell>
          <table:table-cell table:style-name="ce1" office:value-type="float" office:value="3417.7" calcext:value-type="float">
            <text:p>3417.7</text:p>
          </table:table-cell>
          <table:table-cell table:style-name="ce1" office:value-type="float" office:value="3693.4" calcext:value-type="float">
            <text:p>3693.4</text:p>
          </table:table-cell>
          <table:table-cell table:style-name="ce1" office:value-type="float" office:value="3171.5" calcext:value-type="float">
            <text:p>3171.5</text:p>
          </table:table-cell>
        </table:table-row>
        <table:table-row table:style-name="ro1">
          <table:table-cell table:style-name="ce1" office:value-type="string" calcext:value-type="string">
            <text:p>16:05:07</text:p>
          </table:table-cell>
          <table:table-cell table:style-name="ce1" office:value-type="float" office:value="3108.9" calcext:value-type="float">
            <text:p>3108.9</text:p>
          </table:table-cell>
          <table:table-cell table:style-name="ce1" office:value-type="float" office:value="3025.8" calcext:value-type="float">
            <text:p>3025.8</text:p>
          </table:table-cell>
          <table:table-cell table:style-name="ce1" office:value-type="float" office:value="3051.5" calcext:value-type="float">
            <text:p>3051.5</text:p>
          </table:table-cell>
          <table:table-cell table:style-name="ce1" office:value-type="float" office:value="2862.7" calcext:value-type="float">
            <text:p>2862.7</text:p>
          </table:table-cell>
        </table:table-row>
        <table:table-row table:style-name="ro1">
          <table:table-cell table:style-name="ce1" office:value-type="string" calcext:value-type="string">
            <text:p>16:06:10</text:p>
          </table:table-cell>
          <table:table-cell table:style-name="ce1" office:value-type="float" office:value="3791.3" calcext:value-type="float">
            <text:p>3791.3</text:p>
          </table:table-cell>
          <table:table-cell table:style-name="ce1" office:value-type="float" office:value="3654.4" calcext:value-type="float">
            <text:p>3654.4</text:p>
          </table:table-cell>
          <table:table-cell table:style-name="ce1" office:value-type="float" office:value="3887.1" calcext:value-type="float">
            <text:p>3887.1</text:p>
          </table:table-cell>
          <table:table-cell table:style-name="ce1" office:value-type="float" office:value="3258.9" calcext:value-type="float">
            <text:p>3258.9</text:p>
          </table:table-cell>
        </table:table-row>
        <table:table-row table:style-name="ro1">
          <table:table-cell table:style-name="ce1" office:value-type="string" calcext:value-type="string">
            <text:p>16:07:14</text:p>
          </table:table-cell>
          <table:table-cell table:style-name="ce1" office:value-type="float" office:value="3183.3" calcext:value-type="float">
            <text:p>3183.3</text:p>
          </table:table-cell>
          <table:table-cell table:style-name="ce1" office:value-type="float" office:value="3094.7" calcext:value-type="float">
            <text:p>3094.7</text:p>
          </table:table-cell>
          <table:table-cell table:style-name="ce1" office:value-type="float" office:value="3288.8" calcext:value-type="float">
            <text:p>3288.8</text:p>
          </table:table-cell>
          <table:table-cell table:style-name="ce1" office:value-type="float" office:value="3183.6" calcext:value-type="float">
            <text:p>3183.6</text:p>
          </table:table-cell>
        </table:table-row>
        <table:table-row table:style-name="ro1">
          <table:table-cell table:style-name="ce1" office:value-type="string" calcext:value-type="string">
            <text:p>16:08:17</text:p>
          </table:table-cell>
          <table:table-cell table:style-name="ce1" office:value-type="float" office:value="4135.5" calcext:value-type="float">
            <text:p>4135.5</text:p>
          </table:table-cell>
          <table:table-cell table:style-name="ce1" office:value-type="float" office:value="4085.2" calcext:value-type="float">
            <text:p>4085.2</text:p>
          </table:table-cell>
          <table:table-cell table:style-name="ce1" office:value-type="float" office:value="4199.8" calcext:value-type="float">
            <text:p>4199.8</text:p>
          </table:table-cell>
          <table:table-cell table:style-name="ce1" office:value-type="float" office:value="4420" calcext:value-type="float">
            <text:p>4420</text:p>
          </table:table-cell>
        </table:table-row>
        <table:table-row table:style-name="ro1">
          <table:table-cell table:style-name="ce1" office:value-type="string" calcext:value-type="string">
            <text:p>16:09:20</text:p>
          </table:table-cell>
          <table:table-cell table:style-name="ce1" office:value-type="float" office:value="3348.9" calcext:value-type="float">
            <text:p>3348.9</text:p>
          </table:table-cell>
          <table:table-cell table:style-name="ce1" office:value-type="float" office:value="3516.5" calcext:value-type="float">
            <text:p>3516.5</text:p>
          </table:table-cell>
          <table:table-cell table:style-name="ce1" office:value-type="float" office:value="3582.2" calcext:value-type="float">
            <text:p>3582.2</text:p>
          </table:table-cell>
          <table:table-cell table:style-name="ce1" office:value-type="float" office:value="3316.5" calcext:value-type="float">
            <text:p>3316.5</text:p>
          </table:table-cell>
        </table:table-row>
        <table:table-row table:style-name="ro1">
          <table:table-cell table:style-name="ce1" office:value-type="string" calcext:value-type="string">
            <text:p>16:10:22</text:p>
          </table:table-cell>
          <table:table-cell table:style-name="ce1" office:value-type="float" office:value="3487.6" calcext:value-type="float">
            <text:p>3487.6</text:p>
          </table:table-cell>
          <table:table-cell table:style-name="ce1" office:value-type="float" office:value="3758.6" calcext:value-type="float">
            <text:p>3758.6</text:p>
          </table:table-cell>
          <table:table-cell table:style-name="ce1" office:value-type="float" office:value="3957.1" calcext:value-type="float">
            <text:p>3957.1</text:p>
          </table:table-cell>
          <table:table-cell table:style-name="ce1" office:value-type="float" office:value="3627.7" calcext:value-type="float">
            <text:p>3627.7</text:p>
          </table:table-cell>
        </table:table-row>
        <table:table-row table:style-name="ro1">
          <table:table-cell table:style-name="ce1" office:value-type="string" calcext:value-type="string">
            <text:p>16:11:25</text:p>
          </table:table-cell>
          <table:table-cell table:style-name="ce1" office:value-type="float" office:value="2453.8" calcext:value-type="float">
            <text:p>2453.8</text:p>
          </table:table-cell>
          <table:table-cell table:style-name="ce1" office:value-type="float" office:value="2478.5" calcext:value-type="float">
            <text:p>2478.5</text:p>
          </table:table-cell>
          <table:table-cell table:style-name="ce1" office:value-type="float" office:value="2663.3" calcext:value-type="float">
            <text:p>2663.3</text:p>
          </table:table-cell>
          <table:table-cell table:style-name="ce1" office:value-type="float" office:value="2662.5" calcext:value-type="float">
            <text:p>2662.5</text:p>
          </table:table-cell>
        </table:table-row>
        <table:table-row table:style-name="ro1">
          <table:table-cell table:style-name="ce1" office:value-type="string" calcext:value-type="string">
            <text:p>16:12:29</text:p>
          </table:table-cell>
          <table:table-cell table:style-name="ce1" office:value-type="float" office:value="3870.2" calcext:value-type="float">
            <text:p>3870.2</text:p>
          </table:table-cell>
          <table:table-cell table:style-name="ce1" office:value-type="float" office:value="4152.7" calcext:value-type="float">
            <text:p>4152.7</text:p>
          </table:table-cell>
          <table:table-cell table:style-name="ce1" office:value-type="float" office:value="4008.7" calcext:value-type="float">
            <text:p>4008.7</text:p>
          </table:table-cell>
          <table:table-cell table:style-name="ce1" office:value-type="float" office:value="3744.7" calcext:value-type="float">
            <text:p>3744.7</text:p>
          </table:table-cell>
        </table:table-row>
        <table:table-row table:style-name="ro1">
          <table:table-cell table:style-name="ce1" office:value-type="string" calcext:value-type="string">
            <text:p>16:13:31</text:p>
          </table:table-cell>
          <table:table-cell table:style-name="ce1" office:value-type="float" office:value="4056.3" calcext:value-type="float">
            <text:p>4056.3</text:p>
          </table:table-cell>
          <table:table-cell table:style-name="ce1" office:value-type="float" office:value="4656.7" calcext:value-type="float">
            <text:p>4656.7</text:p>
          </table:table-cell>
          <table:table-cell table:style-name="ce1" office:value-type="float" office:value="4506" calcext:value-type="float">
            <text:p>4506</text:p>
          </table:table-cell>
          <table:table-cell table:style-name="ce1" office:value-type="float" office:value="4622.4" calcext:value-type="float">
            <text:p>4622.4</text:p>
          </table:table-cell>
        </table:table-row>
        <table:table-row table:style-name="ro1">
          <table:table-cell table:style-name="ce1" office:value-type="string" calcext:value-type="string">
            <text:p>16:14:34</text:p>
          </table:table-cell>
          <table:table-cell table:style-name="ce1" office:value-type="float" office:value="4187.9" calcext:value-type="float">
            <text:p>4187.9</text:p>
          </table:table-cell>
          <table:table-cell table:style-name="ce1" office:value-type="float" office:value="4480.8" calcext:value-type="float">
            <text:p>4480.8</text:p>
          </table:table-cell>
          <table:table-cell table:style-name="ce1" office:value-type="float" office:value="4877.3" calcext:value-type="float">
            <text:p>4877.3</text:p>
          </table:table-cell>
          <table:table-cell table:style-name="ce1" office:value-type="float" office:value="4310.3" calcext:value-type="float">
            <text:p>4310.3</text:p>
          </table:table-cell>
        </table:table-row>
        <table:table-row table:style-name="ro1">
          <table:table-cell table:style-name="ce1" office:value-type="string" calcext:value-type="string">
            <text:p>16:15:37</text:p>
          </table:table-cell>
          <table:table-cell table:style-name="ce1" office:value-type="float" office:value="4150.1" calcext:value-type="float">
            <text:p>4150.1</text:p>
          </table:table-cell>
          <table:table-cell table:style-name="ce1" office:value-type="float" office:value="3873" calcext:value-type="float">
            <text:p>3873</text:p>
          </table:table-cell>
          <table:table-cell table:style-name="ce1" office:value-type="float" office:value="3740.5" calcext:value-type="float">
            <text:p>3740.5</text:p>
          </table:table-cell>
          <table:table-cell table:style-name="ce1" office:value-type="float" office:value="3793.4" calcext:value-type="float">
            <text:p>3793.4</text:p>
          </table:table-cell>
        </table:table-row>
        <table:table-row table:style-name="ro1">
          <table:table-cell table:style-name="ce1" office:value-type="string" calcext:value-type="string">
            <text:p>16:16:40</text:p>
          </table:table-cell>
          <table:table-cell table:style-name="ce1" office:value-type="float" office:value="3289" calcext:value-type="float">
            <text:p>3289</text:p>
          </table:table-cell>
          <table:table-cell table:style-name="ce1" office:value-type="float" office:value="3094.6" calcext:value-type="float">
            <text:p>3094.6</text:p>
          </table:table-cell>
          <table:table-cell table:style-name="ce1" office:value-type="float" office:value="3272.2" calcext:value-type="float">
            <text:p>3272.2</text:p>
          </table:table-cell>
          <table:table-cell table:style-name="ce1" office:value-type="float" office:value="2881.8" calcext:value-type="float">
            <text:p>2881.8</text:p>
          </table:table-cell>
        </table:table-row>
        <table:table-row table:style-name="ro1">
          <table:table-cell table:style-name="ce1" office:value-type="string" calcext:value-type="string">
            <text:p>16:17:43</text:p>
          </table:table-cell>
          <table:table-cell table:style-name="ce1" office:value-type="float" office:value="3358.6" calcext:value-type="float">
            <text:p>3358.6</text:p>
          </table:table-cell>
          <table:table-cell table:style-name="ce1" office:value-type="float" office:value="3145.9" calcext:value-type="float">
            <text:p>3145.9</text:p>
          </table:table-cell>
          <table:table-cell table:style-name="ce1" office:value-type="float" office:value="3952.4" calcext:value-type="float">
            <text:p>3952.4</text:p>
          </table:table-cell>
          <table:table-cell table:style-name="ce1" office:value-type="float" office:value="3215.1" calcext:value-type="float">
            <text:p>3215.1</text:p>
          </table:table-cell>
        </table:table-row>
        <table:table-row table:style-name="ro1">
          <table:table-cell table:style-name="ce1" office:value-type="string" calcext:value-type="string">
            <text:p>16:18:45</text:p>
          </table:table-cell>
          <table:table-cell table:style-name="ce1" office:value-type="float" office:value="3095.7" calcext:value-type="float">
            <text:p>3095.7</text:p>
          </table:table-cell>
          <table:table-cell table:style-name="ce1" office:value-type="float" office:value="2920.8" calcext:value-type="float">
            <text:p>2920.8</text:p>
          </table:table-cell>
          <table:table-cell table:style-name="ce1" office:value-type="float" office:value="3263.6" calcext:value-type="float">
            <text:p>3263.6</text:p>
          </table:table-cell>
          <table:table-cell table:style-name="ce1" office:value-type="float" office:value="2945.5" calcext:value-type="float">
            <text:p>2945.5</text:p>
          </table:table-cell>
        </table:table-row>
        <table:table-row table:style-name="ro1">
          <table:table-cell table:style-name="ce1" office:value-type="string" calcext:value-type="string">
            <text:p>16:19:48</text:p>
          </table:table-cell>
          <table:table-cell table:style-name="ce1" office:value-type="float" office:value="3613.5" calcext:value-type="float">
            <text:p>3613.5</text:p>
          </table:table-cell>
          <table:table-cell table:style-name="ce1" office:value-type="float" office:value="4025.4" calcext:value-type="float">
            <text:p>4025.4</text:p>
          </table:table-cell>
          <table:table-cell table:style-name="ce1" office:value-type="float" office:value="3713.3" calcext:value-type="float">
            <text:p>3713.3</text:p>
          </table:table-cell>
          <table:table-cell table:style-name="ce1" office:value-type="float" office:value="3607.8" calcext:value-type="float">
            <text:p>3607.8</text:p>
          </table:table-cell>
        </table:table-row>
        <table:table-row table:style-name="ro1">
          <table:table-cell table:style-name="ce1" office:value-type="string" calcext:value-type="string">
            <text:p>16:20:51</text:p>
          </table:table-cell>
          <table:table-cell table:style-name="ce1" office:value-type="float" office:value="3019.4" calcext:value-type="float">
            <text:p>3019.4</text:p>
          </table:table-cell>
          <table:table-cell table:style-name="ce1" office:value-type="float" office:value="2829.1" calcext:value-type="float">
            <text:p>2829.1</text:p>
          </table:table-cell>
          <table:table-cell table:style-name="ce1" office:value-type="float" office:value="3154.9" calcext:value-type="float">
            <text:p>3154.9</text:p>
          </table:table-cell>
          <table:table-cell table:style-name="ce1" office:value-type="float" office:value="2810" calcext:value-type="float">
            <text:p>2810</text:p>
          </table:table-cell>
        </table:table-row>
        <table:table-row table:style-name="ro1">
          <table:table-cell table:style-name="ce1" office:value-type="string" calcext:value-type="string">
            <text:p>16:21:54</text:p>
          </table:table-cell>
          <table:table-cell table:style-name="ce1" office:value-type="float" office:value="3359.6" calcext:value-type="float">
            <text:p>3359.6</text:p>
          </table:table-cell>
          <table:table-cell table:style-name="ce1" office:value-type="float" office:value="2762.7" calcext:value-type="float">
            <text:p>2762.7</text:p>
          </table:table-cell>
          <table:table-cell table:style-name="ce1" office:value-type="float" office:value="3520.6" calcext:value-type="float">
            <text:p>3520.6</text:p>
          </table:table-cell>
          <table:table-cell table:style-name="ce1" office:value-type="float" office:value="2994.1" calcext:value-type="float">
            <text:p>2994.1</text:p>
          </table:table-cell>
        </table:table-row>
        <table:table-row table:style-name="ro1">
          <table:table-cell table:style-name="ce1" office:value-type="string" calcext:value-type="string">
            <text:p>16:22:57</text:p>
          </table:table-cell>
          <table:table-cell table:style-name="ce1" office:value-type="float" office:value="3177.4" calcext:value-type="float">
            <text:p>3177.4</text:p>
          </table:table-cell>
          <table:table-cell table:style-name="ce1" office:value-type="float" office:value="3040.4" calcext:value-type="float">
            <text:p>3040.4</text:p>
          </table:table-cell>
          <table:table-cell table:style-name="ce1" office:value-type="float" office:value="3370.3" calcext:value-type="float">
            <text:p>3370.3</text:p>
          </table:table-cell>
          <table:table-cell table:style-name="ce1" office:value-type="float" office:value="2945.4" calcext:value-type="float">
            <text:p>2945.4</text:p>
          </table:table-cell>
        </table:table-row>
        <table:table-row table:style-name="ro1">
          <table:table-cell table:style-name="ce1" office:value-type="string" calcext:value-type="string">
            <text:p>16:23:59</text:p>
          </table:table-cell>
          <table:table-cell table:style-name="ce1" office:value-type="float" office:value="3550.2" calcext:value-type="float">
            <text:p>3550.2</text:p>
          </table:table-cell>
          <table:table-cell table:style-name="ce1" office:value-type="float" office:value="4594.1" calcext:value-type="float">
            <text:p>4594.1</text:p>
          </table:table-cell>
          <table:table-cell table:style-name="ce1" office:value-type="float" office:value="3793" calcext:value-type="float">
            <text:p>3793</text:p>
          </table:table-cell>
          <table:table-cell table:style-name="ce1" office:value-type="float" office:value="3771.4" calcext:value-type="float">
            <text:p>3771.4</text:p>
          </table:table-cell>
        </table:table-row>
        <table:table-row table:style-name="ro1">
          <table:table-cell table:style-name="ce1" office:value-type="string" calcext:value-type="string">
            <text:p>16:25:02</text:p>
          </table:table-cell>
          <table:table-cell table:style-name="ce1" office:value-type="float" office:value="2883.4" calcext:value-type="float">
            <text:p>2883.4</text:p>
          </table:table-cell>
          <table:table-cell table:style-name="ce1" office:value-type="float" office:value="2540.6" calcext:value-type="float">
            <text:p>2540.6</text:p>
          </table:table-cell>
          <table:table-cell table:style-name="ce1" office:value-type="float" office:value="2819.2" calcext:value-type="float">
            <text:p>2819.2</text:p>
          </table:table-cell>
          <table:table-cell table:style-name="ce1" office:value-type="float" office:value="2582.1" calcext:value-type="float">
            <text:p>2582.1</text:p>
          </table:table-cell>
        </table:table-row>
        <table:table-row table:style-name="ro1">
          <table:table-cell table:style-name="ce1" office:value-type="string" calcext:value-type="string">
            <text:p>16:26:05</text:p>
          </table:table-cell>
          <table:table-cell table:style-name="ce1" office:value-type="float" office:value="3308.5" calcext:value-type="float">
            <text:p>3308.5</text:p>
          </table:table-cell>
          <table:table-cell table:style-name="ce1" office:value-type="float" office:value="3225.5" calcext:value-type="float">
            <text:p>3225.5</text:p>
          </table:table-cell>
          <table:table-cell table:style-name="ce1" office:value-type="float" office:value="3309.2" calcext:value-type="float">
            <text:p>3309.2</text:p>
          </table:table-cell>
          <table:table-cell table:style-name="ce1" office:value-type="float" office:value="2928.5" calcext:value-type="float">
            <text:p>2928.5</text:p>
          </table:table-cell>
        </table:table-row>
        <table:table-row table:style-name="ro1">
          <table:table-cell table:style-name="ce1" office:value-type="string" calcext:value-type="string">
            <text:p>16:27:08</text:p>
          </table:table-cell>
          <table:table-cell table:style-name="ce1" office:value-type="float" office:value="3130.3" calcext:value-type="float">
            <text:p>3130.3</text:p>
          </table:table-cell>
          <table:table-cell table:style-name="ce1" office:value-type="float" office:value="3052.4" calcext:value-type="float">
            <text:p>3052.4</text:p>
          </table:table-cell>
          <table:table-cell table:style-name="ce1" office:value-type="float" office:value="3205.7" calcext:value-type="float">
            <text:p>3205.7</text:p>
          </table:table-cell>
          <table:table-cell table:style-name="ce1" office:value-type="float" office:value="3287.3" calcext:value-type="float">
            <text:p>3287.3</text:p>
          </table:table-cell>
        </table:table-row>
        <table:table-row table:style-name="ro1">
          <table:table-cell table:style-name="ce1" office:value-type="string" calcext:value-type="string">
            <text:p>16:28:10</text:p>
          </table:table-cell>
          <table:table-cell table:style-name="ce1" office:value-type="float" office:value="2803.3" calcext:value-type="float">
            <text:p>2803.3</text:p>
          </table:table-cell>
          <table:table-cell table:style-name="ce1" office:value-type="float" office:value="2718.4" calcext:value-type="float">
            <text:p>2718.4</text:p>
          </table:table-cell>
          <table:table-cell table:style-name="ce1" office:value-type="float" office:value="2733.9" calcext:value-type="float">
            <text:p>2733.9</text:p>
          </table:table-cell>
          <table:table-cell table:style-name="ce1" office:value-type="float" office:value="3106.8" calcext:value-type="float">
            <text:p>3106.8</text:p>
          </table:table-cell>
        </table:table-row>
        <table:table-row table:style-name="ro1">
          <table:table-cell table:style-name="ce1" office:value-type="string" calcext:value-type="string">
            <text:p>16:29:13</text:p>
          </table:table-cell>
          <table:table-cell table:style-name="ce1" office:value-type="float" office:value="3350.1" calcext:value-type="float">
            <text:p>3350.1</text:p>
          </table:table-cell>
          <table:table-cell table:style-name="ce1" office:value-type="float" office:value="3192.6" calcext:value-type="float">
            <text:p>3192.6</text:p>
          </table:table-cell>
          <table:table-cell table:style-name="ce1" office:value-type="float" office:value="3307.7" calcext:value-type="float">
            <text:p>3307.7</text:p>
          </table:table-cell>
          <table:table-cell table:style-name="ce1" office:value-type="float" office:value="3178.8" calcext:value-type="float">
            <text:p>3178.8</text:p>
          </table:table-cell>
        </table:table-row>
        <table:table-row table:style-name="ro1">
          <table:table-cell table:style-name="ce1" office:value-type="string" calcext:value-type="string">
            <text:p>16:30:16</text:p>
          </table:table-cell>
          <table:table-cell table:style-name="ce1" office:value-type="float" office:value="3338.7" calcext:value-type="float">
            <text:p>3338.7</text:p>
          </table:table-cell>
          <table:table-cell table:style-name="ce1" office:value-type="float" office:value="3061.1" calcext:value-type="float">
            <text:p>3061.1</text:p>
          </table:table-cell>
          <table:table-cell table:style-name="ce1" office:value-type="float" office:value="3396.2" calcext:value-type="float">
            <text:p>3396.2</text:p>
          </table:table-cell>
          <table:table-cell table:style-name="ce1" office:value-type="float" office:value="2967.6" calcext:value-type="float">
            <text:p>2967.6</text:p>
          </table:table-cell>
        </table:table-row>
        <table:table-row table:style-name="ro1">
          <table:table-cell table:style-name="ce1" office:value-type="string" calcext:value-type="string">
            <text:p>16:31:19</text:p>
          </table:table-cell>
          <table:table-cell table:style-name="ce1" office:value-type="float" office:value="3178.1" calcext:value-type="float">
            <text:p>3178.1</text:p>
          </table:table-cell>
          <table:table-cell table:style-name="ce1" office:value-type="float" office:value="3152.5" calcext:value-type="float">
            <text:p>3152.5</text:p>
          </table:table-cell>
          <table:table-cell table:style-name="ce1" office:value-type="float" office:value="3433.5" calcext:value-type="float">
            <text:p>3433.5</text:p>
          </table:table-cell>
          <table:table-cell table:style-name="ce1" office:value-type="float" office:value="3139.7" calcext:value-type="float">
            <text:p>3139.7</text:p>
          </table:table-cell>
        </table:table-row>
        <table:table-row table:style-name="ro1">
          <table:table-cell table:style-name="ce1" office:value-type="string" calcext:value-type="string">
            <text:p>16:32:21</text:p>
          </table:table-cell>
          <table:table-cell table:style-name="ce1" office:value-type="float" office:value="2906.9" calcext:value-type="float">
            <text:p>2906.9</text:p>
          </table:table-cell>
          <table:table-cell table:style-name="ce1" office:value-type="float" office:value="3147" calcext:value-type="float">
            <text:p>3147</text:p>
          </table:table-cell>
          <table:table-cell table:style-name="ce1" office:value-type="float" office:value="3091.5" calcext:value-type="float">
            <text:p>3091.5</text:p>
          </table:table-cell>
          <table:table-cell table:style-name="ce1" office:value-type="float" office:value="3006.2" calcext:value-type="float">
            <text:p>3006.2</text:p>
          </table:table-cell>
        </table:table-row>
        <table:table-row table:style-name="ro1">
          <table:table-cell table:style-name="ce1" office:value-type="string" calcext:value-type="string">
            <text:p>16:33:24</text:p>
          </table:table-cell>
          <table:table-cell table:style-name="ce1" office:value-type="float" office:value="2716.8" calcext:value-type="float">
            <text:p>2716.8</text:p>
          </table:table-cell>
          <table:table-cell table:style-name="ce1" office:value-type="float" office:value="2966.5" calcext:value-type="float">
            <text:p>2966.5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2563" calcext:value-type="float">
            <text:p>2563</text:p>
          </table:table-cell>
        </table:table-row>
        <table:table-row table:style-name="ro1">
          <table:table-cell table:style-name="ce1" office:value-type="string" calcext:value-type="string">
            <text:p>16:34:27</text:p>
          </table:table-cell>
          <table:table-cell table:style-name="ce1" office:value-type="float" office:value="3389" calcext:value-type="float">
            <text:p>3389</text:p>
          </table:table-cell>
          <table:table-cell table:style-name="ce1" office:value-type="float" office:value="3786" calcext:value-type="float">
            <text:p>3786</text:p>
          </table:table-cell>
          <table:table-cell table:style-name="ce1" office:value-type="float" office:value="3689.6" calcext:value-type="float">
            <text:p>3689.6</text:p>
          </table:table-cell>
          <table:table-cell table:style-name="ce1" office:value-type="float" office:value="3304.9" calcext:value-type="float">
            <text:p>3304.9</text:p>
          </table:table-cell>
        </table:table-row>
        <table:table-row table:style-name="ro1">
          <table:table-cell table:style-name="ce1" office:value-type="string" calcext:value-type="string">
            <text:p>16:35:30</text:p>
          </table:table-cell>
          <table:table-cell table:style-name="ce1" office:value-type="float" office:value="3486.8" calcext:value-type="float">
            <text:p>3486.8</text:p>
          </table:table-cell>
          <table:table-cell table:style-name="ce1" office:value-type="float" office:value="2875.9" calcext:value-type="float">
            <text:p>2875.9</text:p>
          </table:table-cell>
          <table:table-cell table:style-name="ce1" office:value-type="float" office:value="3378.6" calcext:value-type="float">
            <text:p>3378.6</text:p>
          </table:table-cell>
          <table:table-cell table:style-name="ce1" office:value-type="float" office:value="3526.9" calcext:value-type="float">
            <text:p>3526.9</text:p>
          </table:table-cell>
        </table:table-row>
        <table:table-row table:style-name="ro1">
          <table:table-cell table:style-name="ce1" office:value-type="string" calcext:value-type="string">
            <text:p>16:36:34</text:p>
          </table:table-cell>
          <table:table-cell table:style-name="ce1" office:value-type="float" office:value="3961.2" calcext:value-type="float">
            <text:p>3961.2</text:p>
          </table:table-cell>
          <table:table-cell table:style-name="ce1" office:value-type="float" office:value="4171.7" calcext:value-type="float">
            <text:p>4171.7</text:p>
          </table:table-cell>
          <table:table-cell table:style-name="ce1" office:value-type="float" office:value="3887.9" calcext:value-type="float">
            <text:p>3887.9</text:p>
          </table:table-cell>
          <table:table-cell table:style-name="ce1" office:value-type="float" office:value="3535.1" calcext:value-type="float">
            <text:p>3535.1</text:p>
          </table:table-cell>
        </table:table-row>
        <table:table-row table:style-name="ro1">
          <table:table-cell table:style-name="ce1" office:value-type="string" calcext:value-type="string">
            <text:p>16:37:36</text:p>
          </table:table-cell>
          <table:table-cell table:style-name="ce1" office:value-type="float" office:value="2995.4" calcext:value-type="float">
            <text:p>2995.4</text:p>
          </table:table-cell>
          <table:table-cell table:style-name="ce1" office:value-type="float" office:value="3585.9" calcext:value-type="float">
            <text:p>3585.9</text:p>
          </table:table-cell>
          <table:table-cell table:style-name="ce1" office:value-type="float" office:value="3097.8" calcext:value-type="float">
            <text:p>3097.8</text:p>
          </table:table-cell>
          <table:table-cell table:style-name="ce1" office:value-type="float" office:value="3058.8" calcext:value-type="float">
            <text:p>3058.8</text:p>
          </table:table-cell>
        </table:table-row>
        <table:table-row table:style-name="ro1">
          <table:table-cell table:style-name="ce1" office:value-type="string" calcext:value-type="string">
            <text:p>16:38:39</text:p>
          </table:table-cell>
          <table:table-cell table:style-name="ce1" office:value-type="float" office:value="3506" calcext:value-type="float">
            <text:p>3506</text:p>
          </table:table-cell>
          <table:table-cell table:style-name="ce1" office:value-type="float" office:value="3751.5" calcext:value-type="float">
            <text:p>3751.5</text:p>
          </table:table-cell>
          <table:table-cell table:style-name="ce1" office:value-type="float" office:value="3820.2" calcext:value-type="float">
            <text:p>3820.2</text:p>
          </table:table-cell>
          <table:table-cell table:style-name="ce1" office:value-type="float" office:value="3532" calcext:value-type="float">
            <text:p>3532</text:p>
          </table:table-cell>
        </table:table-row>
        <table:table-row table:style-name="ro1">
          <table:table-cell table:style-name="ce1" office:value-type="string" calcext:value-type="string">
            <text:p>16:39:42</text:p>
          </table:table-cell>
          <table:table-cell table:style-name="ce1" office:value-type="float" office:value="3412.7" calcext:value-type="float">
            <text:p>3412.7</text:p>
          </table:table-cell>
          <table:table-cell table:style-name="ce1" office:value-type="float" office:value="3367.1" calcext:value-type="float">
            <text:p>3367.1</text:p>
          </table:table-cell>
          <table:table-cell table:style-name="ce1" office:value-type="float" office:value="3697" calcext:value-type="float">
            <text:p>3697</text:p>
          </table:table-cell>
          <table:table-cell table:style-name="ce1" office:value-type="float" office:value="3128.7" calcext:value-type="float">
            <text:p>3128.7</text:p>
          </table:table-cell>
        </table:table-row>
        <table:table-row table:style-name="ro1">
          <table:table-cell table:style-name="ce1" office:value-type="string" calcext:value-type="string">
            <text:p>16:40:45</text:p>
          </table:table-cell>
          <table:table-cell table:style-name="ce1" office:value-type="float" office:value="3990" calcext:value-type="float">
            <text:p>3990</text:p>
          </table:table-cell>
          <table:table-cell table:style-name="ce1" office:value-type="float" office:value="4215.6" calcext:value-type="float">
            <text:p>4215.6</text:p>
          </table:table-cell>
          <table:table-cell table:style-name="ce1" office:value-type="float" office:value="4470.6" calcext:value-type="float">
            <text:p>4470.6</text:p>
          </table:table-cell>
          <table:table-cell table:style-name="ce1" office:value-type="float" office:value="3606" calcext:value-type="float">
            <text:p>3606</text:p>
          </table:table-cell>
        </table:table-row>
        <table:table-row table:style-name="ro1">
          <table:table-cell table:style-name="ce1" office:value-type="string" calcext:value-type="string">
            <text:p>16:41:48</text:p>
          </table:table-cell>
          <table:table-cell table:style-name="ce1" office:value-type="float" office:value="3463.8" calcext:value-type="float">
            <text:p>3463.8</text:p>
          </table:table-cell>
          <table:table-cell table:style-name="ce1" office:value-type="float" office:value="3333.3" calcext:value-type="float">
            <text:p>3333.3</text:p>
          </table:table-cell>
          <table:table-cell table:style-name="ce1" office:value-type="float" office:value="3138.4" calcext:value-type="float">
            <text:p>3138.4</text:p>
          </table:table-cell>
          <table:table-cell table:style-name="ce1" office:value-type="float" office:value="2982.1" calcext:value-type="float">
            <text:p>2982.1</text:p>
          </table:table-cell>
        </table:table-row>
        <table:table-row table:style-name="ro1">
          <table:table-cell table:style-name="ce1" office:value-type="string" calcext:value-type="string">
            <text:p>16:42:50</text:p>
          </table:table-cell>
          <table:table-cell table:style-name="ce1" office:value-type="float" office:value="3228.5" calcext:value-type="float">
            <text:p>3228.5</text:p>
          </table:table-cell>
          <table:table-cell table:style-name="ce1" office:value-type="float" office:value="2970.9" calcext:value-type="float">
            <text:p>2970.9</text:p>
          </table:table-cell>
          <table:table-cell table:style-name="ce1" office:value-type="float" office:value="3599.6" calcext:value-type="float">
            <text:p>3599.6</text:p>
          </table:table-cell>
          <table:table-cell table:style-name="ce1" office:value-type="float" office:value="2628.8" calcext:value-type="float">
            <text:p>2628.8</text:p>
          </table:table-cell>
        </table:table-row>
        <table:table-row table:style-name="ro1">
          <table:table-cell table:style-name="ce1" office:value-type="string" calcext:value-type="string">
            <text:p>16:43:53</text:p>
          </table:table-cell>
          <table:table-cell table:style-name="ce1" office:value-type="float" office:value="2733.3" calcext:value-type="float">
            <text:p>2733.3</text:p>
          </table:table-cell>
          <table:table-cell table:style-name="ce1" office:value-type="float" office:value="2791.3" calcext:value-type="float">
            <text:p>2791.3</text:p>
          </table:table-cell>
          <table:table-cell table:style-name="ce1" office:value-type="float" office:value="3119.5" calcext:value-type="float">
            <text:p>3119.5</text:p>
          </table:table-cell>
          <table:table-cell table:style-name="ce1" office:value-type="float" office:value="2892.9" calcext:value-type="float">
            <text:p>2892.9</text:p>
          </table:table-cell>
        </table:table-row>
        <table:table-row table:style-name="ro1">
          <table:table-cell table:style-name="ce1" office:value-type="string" calcext:value-type="string">
            <text:p>16:44:56</text:p>
          </table:table-cell>
          <table:table-cell table:style-name="ce1" office:value-type="float" office:value="3173.7" calcext:value-type="float">
            <text:p>3173.7</text:p>
          </table:table-cell>
          <table:table-cell table:style-name="ce1" office:value-type="float" office:value="2874.9" calcext:value-type="float">
            <text:p>2874.9</text:p>
          </table:table-cell>
          <table:table-cell table:style-name="ce1" office:value-type="float" office:value="2962.3" calcext:value-type="float">
            <text:p>2962.3</text:p>
          </table:table-cell>
          <table:table-cell table:style-name="ce1" office:value-type="float" office:value="2883.5" calcext:value-type="float">
            <text:p>2883.5</text:p>
          </table:table-cell>
        </table:table-row>
        <table:table-row table:style-name="ro1">
          <table:table-cell table:style-name="ce1" office:value-type="string" calcext:value-type="string">
            <text:p>16:45:59</text:p>
          </table:table-cell>
          <table:table-cell table:style-name="ce1" office:value-type="float" office:value="3770.3" calcext:value-type="float">
            <text:p>3770.3</text:p>
          </table:table-cell>
          <table:table-cell table:style-name="ce1" office:value-type="float" office:value="3182.9" calcext:value-type="float">
            <text:p>3182.9</text:p>
          </table:table-cell>
          <table:table-cell table:style-name="ce1" office:value-type="float" office:value="3393.6" calcext:value-type="float">
            <text:p>3393.6</text:p>
          </table:table-cell>
          <table:table-cell table:style-name="ce1" office:value-type="float" office:value="3402.7" calcext:value-type="float">
            <text:p>3402.7</text:p>
          </table:table-cell>
        </table:table-row>
        <table:table-row table:style-name="ro1">
          <table:table-cell table:style-name="ce1" office:value-type="string" calcext:value-type="string">
            <text:p>16:47:01</text:p>
          </table:table-cell>
          <table:table-cell table:style-name="ce1" office:value-type="float" office:value="2945.4" calcext:value-type="float">
            <text:p>2945.4</text:p>
          </table:table-cell>
          <table:table-cell table:style-name="ce1" office:value-type="float" office:value="3023.4" calcext:value-type="float">
            <text:p>3023.4</text:p>
          </table:table-cell>
          <table:table-cell table:style-name="ce1" office:value-type="float" office:value="3143.4" calcext:value-type="float">
            <text:p>3143.4</text:p>
          </table:table-cell>
          <table:table-cell table:style-name="ce1" office:value-type="float" office:value="2974.9" calcext:value-type="float">
            <text:p>2974.9</text:p>
          </table:table-cell>
        </table:table-row>
        <table:table-row table:style-name="ro1">
          <table:table-cell table:style-name="ce1" office:value-type="string" calcext:value-type="string">
            <text:p>16:48:04</text:p>
          </table:table-cell>
          <table:table-cell table:style-name="ce1" office:value-type="float" office:value="2998.1" calcext:value-type="float">
            <text:p>2998.1</text:p>
          </table:table-cell>
          <table:table-cell table:style-name="ce1" office:value-type="float" office:value="2904.6" calcext:value-type="float">
            <text:p>2904.6</text:p>
          </table:table-cell>
          <table:table-cell table:style-name="ce1" office:value-type="float" office:value="3040.3" calcext:value-type="float">
            <text:p>3040.3</text:p>
          </table:table-cell>
          <table:table-cell table:style-name="ce1" office:value-type="float" office:value="2580.1" calcext:value-type="float">
            <text:p>2580.1</text:p>
          </table:table-cell>
        </table:table-row>
        <table:table-row table:style-name="ro1">
          <table:table-cell table:style-name="ce1" office:value-type="string" calcext:value-type="string">
            <text:p>16:49:07</text:p>
          </table:table-cell>
          <table:table-cell table:style-name="ce1" office:value-type="float" office:value="3489.2" calcext:value-type="float">
            <text:p>3489.2</text:p>
          </table:table-cell>
          <table:table-cell table:style-name="ce1" office:value-type="float" office:value="3191.4" calcext:value-type="float">
            <text:p>3191.4</text:p>
          </table:table-cell>
          <table:table-cell table:style-name="ce1" office:value-type="float" office:value="3870.3" calcext:value-type="float">
            <text:p>3870.3</text:p>
          </table:table-cell>
          <table:table-cell table:style-name="ce1" office:value-type="float" office:value="3172.8" calcext:value-type="float">
            <text:p>3172.8</text:p>
          </table:table-cell>
        </table:table-row>
        <table:table-row table:style-name="ro1">
          <table:table-cell table:style-name="ce1" office:value-type="string" calcext:value-type="string">
            <text:p>16:50:10</text:p>
          </table:table-cell>
          <table:table-cell table:style-name="ce1" office:value-type="float" office:value="3424.4" calcext:value-type="float">
            <text:p>3424.4</text:p>
          </table:table-cell>
          <table:table-cell table:style-name="ce1" office:value-type="float" office:value="3152.1" calcext:value-type="float">
            <text:p>3152.1</text:p>
          </table:table-cell>
          <table:table-cell table:style-name="ce1" office:value-type="float" office:value="3429.1" calcext:value-type="float">
            <text:p>3429.1</text:p>
          </table:table-cell>
          <table:table-cell table:style-name="ce1" office:value-type="float" office:value="2831.9" calcext:value-type="float">
            <text:p>2831.9</text:p>
          </table:table-cell>
        </table:table-row>
        <table:table-row table:style-name="ro1">
          <table:table-cell table:style-name="ce1" office:value-type="string" calcext:value-type="string">
            <text:p>16:51:13</text:p>
          </table:table-cell>
          <table:table-cell table:style-name="ce1" office:value-type="float" office:value="3445.8" calcext:value-type="float">
            <text:p>3445.8</text:p>
          </table:table-cell>
          <table:table-cell table:style-name="ce1" office:value-type="float" office:value="3986.7" calcext:value-type="float">
            <text:p>3986.7</text:p>
          </table:table-cell>
          <table:table-cell table:style-name="ce1" office:value-type="float" office:value="3577.6" calcext:value-type="float">
            <text:p>3577.6</text:p>
          </table:table-cell>
          <table:table-cell table:style-name="ce1" office:value-type="float" office:value="3828.2" calcext:value-type="float">
            <text:p>3828.2</text:p>
          </table:table-cell>
        </table:table-row>
        <table:table-row table:style-name="ro1">
          <table:table-cell table:style-name="ce1" office:value-type="string" calcext:value-type="string">
            <text:p>16:52:17</text:p>
          </table:table-cell>
          <table:table-cell table:style-name="ce1" office:value-type="float" office:value="2645.3" calcext:value-type="float">
            <text:p>2645.3</text:p>
          </table:table-cell>
          <table:table-cell table:style-name="ce1" office:value-type="float" office:value="2975.6" calcext:value-type="float">
            <text:p>2975.6</text:p>
          </table:table-cell>
          <table:table-cell table:style-name="ce1" office:value-type="float" office:value="3522.8" calcext:value-type="float">
            <text:p>3522.8</text:p>
          </table:table-cell>
          <table:table-cell table:style-name="ce1" office:value-type="float" office:value="2973.9" calcext:value-type="float">
            <text:p>2973.9</text:p>
          </table:table-cell>
        </table:table-row>
        <table:table-row table:style-name="ro1">
          <table:table-cell table:style-name="ce1" office:value-type="string" calcext:value-type="string">
            <text:p>16:53:20</text:p>
          </table:table-cell>
          <table:table-cell table:style-name="ce1" office:value-type="float" office:value="4044.1" calcext:value-type="float">
            <text:p>4044.1</text:p>
          </table:table-cell>
          <table:table-cell table:style-name="ce1" office:value-type="float" office:value="3104.2" calcext:value-type="float">
            <text:p>3104.2</text:p>
          </table:table-cell>
          <table:table-cell table:style-name="ce1" office:value-type="float" office:value="3587.8" calcext:value-type="float">
            <text:p>3587.8</text:p>
          </table:table-cell>
          <table:table-cell table:style-name="ce1" office:value-type="float" office:value="3052.8" calcext:value-type="float">
            <text:p>3052.8</text:p>
          </table:table-cell>
        </table:table-row>
        <table:table-row table:style-name="ro1">
          <table:table-cell table:style-name="ce1" office:value-type="string" calcext:value-type="string">
            <text:p>16:54:23</text:p>
          </table:table-cell>
          <table:table-cell table:style-name="ce1" office:value-type="float" office:value="3494.1" calcext:value-type="float">
            <text:p>3494.1</text:p>
          </table:table-cell>
          <table:table-cell table:style-name="ce1" office:value-type="float" office:value="3476.4" calcext:value-type="float">
            <text:p>3476.4</text:p>
          </table:table-cell>
          <table:table-cell table:style-name="ce1" office:value-type="float" office:value="3491.2" calcext:value-type="float">
            <text:p>3491.2</text:p>
          </table:table-cell>
          <table:table-cell table:style-name="ce1" office:value-type="float" office:value="3514" calcext:value-type="float">
            <text:p>3514</text:p>
          </table:table-cell>
        </table:table-row>
        <table:table-row table:style-name="ro1">
          <table:table-cell table:style-name="ce1" office:value-type="string" calcext:value-type="string">
            <text:p>16:55:26</text:p>
          </table:table-cell>
          <table:table-cell table:style-name="ce1" office:value-type="float" office:value="3382" calcext:value-type="float">
            <text:p>3382</text:p>
          </table:table-cell>
          <table:table-cell table:style-name="ce1" office:value-type="float" office:value="3499.8" calcext:value-type="float">
            <text:p>3499.8</text:p>
          </table:table-cell>
          <table:table-cell table:style-name="ce1" office:value-type="float" office:value="3361.9" calcext:value-type="float">
            <text:p>3361.9</text:p>
          </table:table-cell>
          <table:table-cell table:style-name="ce1" office:value-type="float" office:value="2829.6" calcext:value-type="float">
            <text:p>2829.6</text:p>
          </table:table-cell>
        </table:table-row>
        <table:table-row table:style-name="ro1">
          <table:table-cell table:style-name="ce1" office:value-type="string" calcext:value-type="string">
            <text:p>16:56:29</text:p>
          </table:table-cell>
          <table:table-cell table:style-name="ce1" office:value-type="float" office:value="2742.4" calcext:value-type="float">
            <text:p>2742.4</text:p>
          </table:table-cell>
          <table:table-cell table:style-name="ce1" office:value-type="float" office:value="2685.2" calcext:value-type="float">
            <text:p>2685.2</text:p>
          </table:table-cell>
          <table:table-cell table:style-name="ce1" office:value-type="float" office:value="3061.8" calcext:value-type="float">
            <text:p>3061.8</text:p>
          </table:table-cell>
          <table:table-cell table:style-name="ce1" office:value-type="float" office:value="2887" calcext:value-type="float">
            <text:p>2887</text:p>
          </table:table-cell>
        </table:table-row>
        <table:table-row table:style-name="ro1">
          <table:table-cell table:style-name="ce1" office:value-type="string" calcext:value-type="string">
            <text:p>16:57:31</text:p>
          </table:table-cell>
          <table:table-cell table:style-name="ce1" office:value-type="float" office:value="2848.7" calcext:value-type="float">
            <text:p>2848.7</text:p>
          </table:table-cell>
          <table:table-cell table:style-name="ce1" office:value-type="float" office:value="3487.5" calcext:value-type="float">
            <text:p>3487.5</text:p>
          </table:table-cell>
          <table:table-cell table:style-name="ce1" office:value-type="float" office:value="3302.9" calcext:value-type="float">
            <text:p>3302.9</text:p>
          </table:table-cell>
          <table:table-cell table:style-name="ce1" office:value-type="float" office:value="2990.5" calcext:value-type="float">
            <text:p>2990.5</text:p>
          </table:table-cell>
        </table:table-row>
        <table:table-row table:style-name="ro1">
          <table:table-cell table:style-name="ce1" office:value-type="string" calcext:value-type="string">
            <text:p>16:58:34</text:p>
          </table:table-cell>
          <table:table-cell table:style-name="ce1" office:value-type="float" office:value="3300.7" calcext:value-type="float">
            <text:p>3300.7</text:p>
          </table:table-cell>
          <table:table-cell table:style-name="ce1" office:value-type="float" office:value="2976.4" calcext:value-type="float">
            <text:p>2976.4</text:p>
          </table:table-cell>
          <table:table-cell table:style-name="ce1" office:value-type="float" office:value="3344.7" calcext:value-type="float">
            <text:p>3344.7</text:p>
          </table:table-cell>
          <table:table-cell table:style-name="ce1" office:value-type="float" office:value="2846.6" calcext:value-type="float">
            <text:p>2846.6</text:p>
          </table:table-cell>
        </table:table-row>
        <table:table-row table:style-name="ro1">
          <table:table-cell table:style-name="ce1" office:value-type="string" calcext:value-type="string">
            <text:p>16:59:37</text:p>
          </table:table-cell>
          <table:table-cell table:style-name="ce1" office:value-type="float" office:value="3764.4" calcext:value-type="float">
            <text:p>3764.4</text:p>
          </table:table-cell>
          <table:table-cell table:style-name="ce1" office:value-type="float" office:value="3736" calcext:value-type="float">
            <text:p>3736</text:p>
          </table:table-cell>
          <table:table-cell table:style-name="ce1" office:value-type="float" office:value="3706.4" calcext:value-type="float">
            <text:p>3706.4</text:p>
          </table:table-cell>
          <table:table-cell table:style-name="ce1" office:value-type="float" office:value="3139" calcext:value-type="float">
            <text:p>3139</text:p>
          </table:table-cell>
        </table:table-row>
        <table:table-row table:style-name="ro1">
          <table:table-cell table:style-name="ce1" office:value-type="string" calcext:value-type="string">
            <text:p>17:00:40</text:p>
          </table:table-cell>
          <table:table-cell table:style-name="ce1" office:value-type="float" office:value="2904.8" calcext:value-type="float">
            <text:p>2904.8</text:p>
          </table:table-cell>
          <table:table-cell table:style-name="ce1" office:value-type="float" office:value="2822.3" calcext:value-type="float">
            <text:p>2822.3</text:p>
          </table:table-cell>
          <table:table-cell table:style-name="ce1" office:value-type="float" office:value="3042.5" calcext:value-type="float">
            <text:p>3042.5</text:p>
          </table:table-cell>
          <table:table-cell table:style-name="ce1" office:value-type="float" office:value="2749.1" calcext:value-type="float">
            <text:p>2749.1</text:p>
          </table:table-cell>
        </table:table-row>
        <table:table-row table:style-name="ro1">
          <table:table-cell table:style-name="ce1" office:value-type="string" calcext:value-type="string">
            <text:p>17:01:42</text:p>
          </table:table-cell>
          <table:table-cell table:style-name="ce1" office:value-type="float" office:value="3224.7" calcext:value-type="float">
            <text:p>3224.7</text:p>
          </table:table-cell>
          <table:table-cell table:style-name="ce1" office:value-type="float" office:value="3113.2" calcext:value-type="float">
            <text:p>3113.2</text:p>
          </table:table-cell>
          <table:table-cell table:style-name="ce1" office:value-type="float" office:value="3618.6" calcext:value-type="float">
            <text:p>3618.6</text:p>
          </table:table-cell>
          <table:table-cell table:style-name="ce1" office:value-type="float" office:value="2941.2" calcext:value-type="float">
            <text:p>2941.2</text:p>
          </table:table-cell>
        </table:table-row>
        <table:table-row table:style-name="ro1">
          <table:table-cell table:style-name="ce1" office:value-type="string" calcext:value-type="string">
            <text:p>17:02:45</text:p>
          </table:table-cell>
          <table:table-cell table:style-name="ce1" office:value-type="float" office:value="3277.6" calcext:value-type="float">
            <text:p>3277.6</text:p>
          </table:table-cell>
          <table:table-cell table:style-name="ce1" office:value-type="float" office:value="3034" calcext:value-type="float">
            <text:p>3034</text:p>
          </table:table-cell>
          <table:table-cell table:style-name="ce1" office:value-type="float" office:value="3585.6" calcext:value-type="float">
            <text:p>3585.6</text:p>
          </table:table-cell>
          <table:table-cell table:style-name="ce1" office:value-type="float" office:value="2987.3" calcext:value-type="float">
            <text:p>2987.3</text:p>
          </table:table-cell>
        </table:table-row>
        <table:table-row table:style-name="ro1">
          <table:table-cell table:style-name="ce1" office:value-type="string" calcext:value-type="string">
            <text:p>17:03:48</text:p>
          </table:table-cell>
          <table:table-cell table:style-name="ce1" office:value-type="float" office:value="3262.2" calcext:value-type="float">
            <text:p>3262.2</text:p>
          </table:table-cell>
          <table:table-cell table:style-name="ce1" office:value-type="float" office:value="3168.5" calcext:value-type="float">
            <text:p>3168.5</text:p>
          </table:table-cell>
          <table:table-cell table:style-name="ce1" office:value-type="float" office:value="3875.3" calcext:value-type="float">
            <text:p>3875.3</text:p>
          </table:table-cell>
          <table:table-cell table:style-name="ce1" office:value-type="float" office:value="3270.3" calcext:value-type="float">
            <text:p>3270.3</text:p>
          </table:table-cell>
        </table:table-row>
        <table:table-row table:style-name="ro1">
          <table:table-cell table:style-name="ce1" office:value-type="string" calcext:value-type="string">
            <text:p>17:04:51</text:p>
          </table:table-cell>
          <table:table-cell table:style-name="ce1" office:value-type="float" office:value="2601.2" calcext:value-type="float">
            <text:p>2601.2</text:p>
          </table:table-cell>
          <table:table-cell table:style-name="ce1" office:value-type="float" office:value="2830.9" calcext:value-type="float">
            <text:p>2830.9</text:p>
          </table:table-cell>
          <table:table-cell table:style-name="ce1" office:value-type="float" office:value="3153.5" calcext:value-type="float">
            <text:p>3153.5</text:p>
          </table:table-cell>
          <table:table-cell table:style-name="ce1" office:value-type="float" office:value="3028.8" calcext:value-type="float">
            <text:p>3028.8</text:p>
          </table:table-cell>
        </table:table-row>
        <table:table-row table:style-name="ro1">
          <table:table-cell table:style-name="ce1" office:value-type="string" calcext:value-type="string">
            <text:p>17:05:54</text:p>
          </table:table-cell>
          <table:table-cell table:style-name="ce1" office:value-type="float" office:value="4788.4" calcext:value-type="float">
            <text:p>4788.4</text:p>
          </table:table-cell>
          <table:table-cell table:style-name="ce1" office:value-type="float" office:value="4769.4" calcext:value-type="float">
            <text:p>4769.4</text:p>
          </table:table-cell>
          <table:table-cell table:style-name="ce1" office:value-type="float" office:value="5175.7" calcext:value-type="float">
            <text:p>5175.7</text:p>
          </table:table-cell>
          <table:table-cell table:style-name="ce1" office:value-type="float" office:value="4987.5" calcext:value-type="float">
            <text:p>4987.5</text:p>
          </table:table-cell>
        </table:table-row>
        <table:table-row table:style-name="ro1">
          <table:table-cell table:style-name="ce1" office:value-type="string" calcext:value-type="string">
            <text:p>17:06:57</text:p>
          </table:table-cell>
          <table:table-cell table:style-name="ce1" office:value-type="float" office:value="2870.5" calcext:value-type="float">
            <text:p>2870.5</text:p>
          </table:table-cell>
          <table:table-cell table:style-name="ce1" office:value-type="float" office:value="2980.4" calcext:value-type="float">
            <text:p>2980.4</text:p>
          </table:table-cell>
          <table:table-cell table:style-name="ce1" office:value-type="float" office:value="2769.3" calcext:value-type="float">
            <text:p>2769.3</text:p>
          </table:table-cell>
          <table:table-cell table:style-name="ce1" office:value-type="float" office:value="2483.6" calcext:value-type="float">
            <text:p>2483.6</text:p>
          </table:table-cell>
        </table:table-row>
        <table:table-row table:style-name="ro1">
          <table:table-cell table:style-name="ce1" office:value-type="string" calcext:value-type="string">
            <text:p>17:08:01</text:p>
          </table:table-cell>
          <table:table-cell table:style-name="ce1" office:value-type="float" office:value="3522" calcext:value-type="float">
            <text:p>3522</text:p>
          </table:table-cell>
          <table:table-cell table:style-name="ce1" office:value-type="float" office:value="4311.9" calcext:value-type="float">
            <text:p>4311.9</text:p>
          </table:table-cell>
          <table:table-cell table:style-name="ce1" office:value-type="float" office:value="4208" calcext:value-type="float">
            <text:p>4208</text:p>
          </table:table-cell>
          <table:table-cell table:style-name="ce1" office:value-type="float" office:value="3627.7" calcext:value-type="float">
            <text:p>3627.7</text:p>
          </table:table-cell>
        </table:table-row>
        <table:table-row table:style-name="ro1">
          <table:table-cell table:style-name="ce1" office:value-type="string" calcext:value-type="string">
            <text:p>17:09:05</text:p>
          </table:table-cell>
          <table:table-cell table:style-name="ce1" office:value-type="float" office:value="2950.5" calcext:value-type="float">
            <text:p>2950.5</text:p>
          </table:table-cell>
          <table:table-cell table:style-name="ce1" office:value-type="float" office:value="3402.4" calcext:value-type="float">
            <text:p>3402.4</text:p>
          </table:table-cell>
          <table:table-cell table:style-name="ce1" office:value-type="float" office:value="3742.1" calcext:value-type="float">
            <text:p>3742.1</text:p>
          </table:table-cell>
          <table:table-cell table:style-name="ce1" office:value-type="float" office:value="2887.3" calcext:value-type="float">
            <text:p>2887.3</text:p>
          </table:table-cell>
        </table:table-row>
        <table:table-row table:style-name="ro1">
          <table:table-cell table:style-name="ce1" office:value-type="string" calcext:value-type="string">
            <text:p>17:10:08</text:p>
          </table:table-cell>
          <table:table-cell table:style-name="ce1" office:value-type="float" office:value="2952.5" calcext:value-type="float">
            <text:p>2952.5</text:p>
          </table:table-cell>
          <table:table-cell table:style-name="ce1" office:value-type="float" office:value="2504.1" calcext:value-type="float">
            <text:p>2504.1</text:p>
          </table:table-cell>
          <table:table-cell table:style-name="ce1" office:value-type="float" office:value="2916.7" calcext:value-type="float">
            <text:p>2916.7</text:p>
          </table:table-cell>
          <table:table-cell table:style-name="ce1" office:value-type="float" office:value="2358.5" calcext:value-type="float">
            <text:p>2358.5</text:p>
          </table:table-cell>
        </table:table-row>
        <table:table-row table:style-name="ro1">
          <table:table-cell table:style-name="ce1" office:value-type="string" calcext:value-type="string">
            <text:p>17:11:10</text:p>
          </table:table-cell>
          <table:table-cell table:style-name="ce1" office:value-type="float" office:value="3155.8" calcext:value-type="float">
            <text:p>3155.8</text:p>
          </table:table-cell>
          <table:table-cell table:style-name="ce1" office:value-type="float" office:value="3155.7" calcext:value-type="float">
            <text:p>3155.7</text:p>
          </table:table-cell>
          <table:table-cell table:style-name="ce1" office:value-type="float" office:value="3267.7" calcext:value-type="float">
            <text:p>3267.7</text:p>
          </table:table-cell>
          <table:table-cell table:style-name="ce1" office:value-type="float" office:value="3254.8" calcext:value-type="float">
            <text:p>3254.8</text:p>
          </table:table-cell>
        </table:table-row>
        <table:table-row table:style-name="ro1">
          <table:table-cell table:style-name="ce1" office:value-type="string" calcext:value-type="string">
            <text:p>17:12:13</text:p>
          </table:table-cell>
          <table:table-cell table:style-name="ce1" office:value-type="float" office:value="2888.2" calcext:value-type="float">
            <text:p>2888.2</text:p>
          </table:table-cell>
          <table:table-cell table:style-name="ce1" office:value-type="float" office:value="2740.2" calcext:value-type="float">
            <text:p>2740.2</text:p>
          </table:table-cell>
          <table:table-cell table:style-name="ce1" office:value-type="float" office:value="2980" calcext:value-type="float">
            <text:p>2980</text:p>
          </table:table-cell>
          <table:table-cell table:style-name="ce1" office:value-type="float" office:value="2944.8" calcext:value-type="float">
            <text:p>2944.8</text:p>
          </table:table-cell>
        </table:table-row>
        <table:table-row table:style-name="ro1">
          <table:table-cell table:style-name="ce1" office:value-type="string" calcext:value-type="string">
            <text:p>17:13:16</text:p>
          </table:table-cell>
          <table:table-cell table:style-name="ce1" office:value-type="float" office:value="3166.1" calcext:value-type="float">
            <text:p>3166.1</text:p>
          </table:table-cell>
          <table:table-cell table:style-name="ce1" office:value-type="float" office:value="2918.1" calcext:value-type="float">
            <text:p>2918.1</text:p>
          </table:table-cell>
          <table:table-cell table:style-name="ce1" office:value-type="float" office:value="3149.2" calcext:value-type="float">
            <text:p>3149.2</text:p>
          </table:table-cell>
          <table:table-cell table:style-name="ce1" office:value-type="float" office:value="3130.6" calcext:value-type="float">
            <text:p>3130.6</text:p>
          </table:table-cell>
        </table:table-row>
        <table:table-row table:style-name="ro1">
          <table:table-cell table:style-name="ce1" office:value-type="string" calcext:value-type="string">
            <text:p>17:14:19</text:p>
          </table:table-cell>
          <table:table-cell table:style-name="ce1" office:value-type="float" office:value="3124.5" calcext:value-type="float">
            <text:p>3124.5</text:p>
          </table:table-cell>
          <table:table-cell table:style-name="ce1" office:value-type="float" office:value="2932.9" calcext:value-type="float">
            <text:p>2932.9</text:p>
          </table:table-cell>
          <table:table-cell table:style-name="ce1" office:value-type="float" office:value="3157.4" calcext:value-type="float">
            <text:p>3157.4</text:p>
          </table:table-cell>
          <table:table-cell table:style-name="ce1" office:value-type="float" office:value="2870.7" calcext:value-type="float">
            <text:p>2870.7</text:p>
          </table:table-cell>
        </table:table-row>
        <table:table-row table:style-name="ro1">
          <table:table-cell table:style-name="ce1" office:value-type="string" calcext:value-type="string">
            <text:p>17:15:21</text:p>
          </table:table-cell>
          <table:table-cell table:style-name="ce1" office:value-type="float" office:value="3575.1" calcext:value-type="float">
            <text:p>3575.1</text:p>
          </table:table-cell>
          <table:table-cell table:style-name="ce1" office:value-type="float" office:value="3628.8" calcext:value-type="float">
            <text:p>3628.8</text:p>
          </table:table-cell>
          <table:table-cell table:style-name="ce1" office:value-type="float" office:value="3913.7" calcext:value-type="float">
            <text:p>3913.7</text:p>
          </table:table-cell>
          <table:table-cell table:style-name="ce1" office:value-type="float" office:value="3591.1" calcext:value-type="float">
            <text:p>3591.1</text:p>
          </table:table-cell>
        </table:table-row>
        <table:table-row table:style-name="ro1">
          <table:table-cell table:style-name="ce1" office:value-type="string" calcext:value-type="string">
            <text:p>17:16:24</text:p>
          </table:table-cell>
          <table:table-cell table:style-name="ce1" office:value-type="float" office:value="2992.2" calcext:value-type="float">
            <text:p>2992.2</text:p>
          </table:table-cell>
          <table:table-cell table:style-name="ce1" office:value-type="float" office:value="3332.7" calcext:value-type="float">
            <text:p>3332.7</text:p>
          </table:table-cell>
          <table:table-cell table:style-name="ce1" office:value-type="float" office:value="3488.4" calcext:value-type="float">
            <text:p>3488.4</text:p>
          </table:table-cell>
          <table:table-cell table:style-name="ce1" office:value-type="float" office:value="2966.4" calcext:value-type="float">
            <text:p>2966.4</text:p>
          </table:table-cell>
        </table:table-row>
        <table:table-row table:style-name="ro1">
          <table:table-cell table:style-name="ce1" office:value-type="string" calcext:value-type="string">
            <text:p>17:17:27</text:p>
          </table:table-cell>
          <table:table-cell table:style-name="ce1" office:value-type="float" office:value="3730.6" calcext:value-type="float">
            <text:p>3730.6</text:p>
          </table:table-cell>
          <table:table-cell table:style-name="ce1" office:value-type="float" office:value="4009.7" calcext:value-type="float">
            <text:p>4009.7</text:p>
          </table:table-cell>
          <table:table-cell table:style-name="ce1" office:value-type="float" office:value="3762.8" calcext:value-type="float">
            <text:p>3762.8</text:p>
          </table:table-cell>
          <table:table-cell table:style-name="ce1" office:value-type="float" office:value="3547.2" calcext:value-type="float">
            <text:p>3547.2</text:p>
          </table:table-cell>
        </table:table-row>
        <table:table-row table:style-name="ro1">
          <table:table-cell table:style-name="ce1" office:value-type="string" calcext:value-type="string">
            <text:p>17:18:30</text:p>
          </table:table-cell>
          <table:table-cell table:style-name="ce1" office:value-type="float" office:value="3317.5" calcext:value-type="float">
            <text:p>3317.5</text:p>
          </table:table-cell>
          <table:table-cell table:style-name="ce1" office:value-type="float" office:value="3244.1" calcext:value-type="float">
            <text:p>3244.1</text:p>
          </table:table-cell>
          <table:table-cell table:style-name="ce1" office:value-type="float" office:value="3307.6" calcext:value-type="float">
            <text:p>3307.6</text:p>
          </table:table-cell>
          <table:table-cell table:style-name="ce1" office:value-type="float" office:value="2900.3" calcext:value-type="float">
            <text:p>2900.3</text:p>
          </table:table-cell>
        </table:table-row>
        <table:table-row table:style-name="ro1">
          <table:table-cell table:style-name="ce1" office:value-type="string" calcext:value-type="string">
            <text:p>17:19:32</text:p>
          </table:table-cell>
          <table:table-cell table:style-name="ce1" office:value-type="float" office:value="4863.7" calcext:value-type="float">
            <text:p>4863.7</text:p>
          </table:table-cell>
          <table:table-cell table:style-name="ce1" office:value-type="float" office:value="4456.1" calcext:value-type="float">
            <text:p>4456.1</text:p>
          </table:table-cell>
          <table:table-cell table:style-name="ce1" office:value-type="float" office:value="3851.2" calcext:value-type="float">
            <text:p>3851.2</text:p>
          </table:table-cell>
          <table:table-cell table:style-name="ce1" office:value-type="float" office:value="4386.4" calcext:value-type="float">
            <text:p>4386.4</text:p>
          </table:table-cell>
        </table:table-row>
        <table:table-row table:style-name="ro1">
          <table:table-cell table:style-name="ce1" office:value-type="string" calcext:value-type="string">
            <text:p>17:20:35</text:p>
          </table:table-cell>
          <table:table-cell table:style-name="ce1" office:value-type="float" office:value="3261.9" calcext:value-type="float">
            <text:p>3261.9</text:p>
          </table:table-cell>
          <table:table-cell table:style-name="ce1" office:value-type="float" office:value="2826.6" calcext:value-type="float">
            <text:p>2826.6</text:p>
          </table:table-cell>
          <table:table-cell table:style-name="ce1" office:value-type="float" office:value="3029.5" calcext:value-type="float">
            <text:p>3029.5</text:p>
          </table:table-cell>
          <table:table-cell table:style-name="ce1" office:value-type="float" office:value="3236.4" calcext:value-type="float">
            <text:p>3236.4</text:p>
          </table:table-cell>
        </table:table-row>
        <table:table-row table:style-name="ro1">
          <table:table-cell table:style-name="ce1" office:value-type="string" calcext:value-type="string">
            <text:p>17:21:39</text:p>
          </table:table-cell>
          <table:table-cell table:style-name="ce1" office:value-type="float" office:value="2316.6" calcext:value-type="float">
            <text:p>2316.6</text:p>
          </table:table-cell>
          <table:table-cell table:style-name="ce1" office:value-type="float" office:value="2615.8" calcext:value-type="float">
            <text:p>2615.8</text:p>
          </table:table-cell>
          <table:table-cell table:style-name="ce1" office:value-type="float" office:value="2462.3" calcext:value-type="float">
            <text:p>2462.3</text:p>
          </table:table-cell>
          <table:table-cell table:style-name="ce1" office:value-type="float" office:value="2603.5" calcext:value-type="float">
            <text:p>2603.5</text:p>
          </table:table-cell>
        </table:table-row>
        <table:table-row table:style-name="ro1">
          <table:table-cell table:style-name="ce1" office:value-type="string" calcext:value-type="string">
            <text:p>17:22:42</text:p>
          </table:table-cell>
          <table:table-cell table:style-name="ce1" office:value-type="float" office:value="2714.5" calcext:value-type="float">
            <text:p>2714.5</text:p>
          </table:table-cell>
          <table:table-cell table:style-name="ce1" office:value-type="float" office:value="2682.3" calcext:value-type="float">
            <text:p>2682.3</text:p>
          </table:table-cell>
          <table:table-cell table:style-name="ce1" office:value-type="float" office:value="2951.4" calcext:value-type="float">
            <text:p>2951.4</text:p>
          </table:table-cell>
          <table:table-cell table:style-name="ce1" office:value-type="float" office:value="2497.4" calcext:value-type="float">
            <text:p>2497.4</text:p>
          </table:table-cell>
        </table:table-row>
        <table:table-row table:style-name="ro1">
          <table:table-cell table:style-name="ce1" office:value-type="string" calcext:value-type="string">
            <text:p>17:23:45</text:p>
          </table:table-cell>
          <table:table-cell table:style-name="ce1" office:value-type="float" office:value="3884.1" calcext:value-type="float">
            <text:p>3884.1</text:p>
          </table:table-cell>
          <table:table-cell table:style-name="ce1" office:value-type="float" office:value="4043.9" calcext:value-type="float">
            <text:p>4043.9</text:p>
          </table:table-cell>
          <table:table-cell table:style-name="ce1" office:value-type="float" office:value="4519.7" calcext:value-type="float">
            <text:p>4519.7</text:p>
          </table:table-cell>
          <table:table-cell table:style-name="ce1" office:value-type="float" office:value="4424.6" calcext:value-type="float">
            <text:p>4424.6</text:p>
          </table:table-cell>
        </table:table-row>
        <table:table-row table:style-name="ro1">
          <table:table-cell table:style-name="ce1" office:value-type="string" calcext:value-type="string">
            <text:p>17:24:48</text:p>
          </table:table-cell>
          <table:table-cell table:style-name="ce1" office:value-type="float" office:value="3361.5" calcext:value-type="float">
            <text:p>3361.5</text:p>
          </table:table-cell>
          <table:table-cell table:style-name="ce1" office:value-type="float" office:value="3037.3" calcext:value-type="float">
            <text:p>3037.3</text:p>
          </table:table-cell>
          <table:table-cell table:style-name="ce1" office:value-type="float" office:value="3571.1" calcext:value-type="float">
            <text:p>3571.1</text:p>
          </table:table-cell>
          <table:table-cell table:style-name="ce1" office:value-type="float" office:value="2726.7" calcext:value-type="float">
            <text:p>2726.7</text:p>
          </table:table-cell>
        </table:table-row>
        <table:table-row table:style-name="ro1">
          <table:table-cell table:style-name="ce1" office:value-type="string" calcext:value-type="string">
            <text:p>17:25:50</text:p>
          </table:table-cell>
          <table:table-cell table:style-name="ce1" office:value-type="float" office:value="3642.8" calcext:value-type="float">
            <text:p>3642.8</text:p>
          </table:table-cell>
          <table:table-cell table:style-name="ce1" office:value-type="float" office:value="3643.7" calcext:value-type="float">
            <text:p>3643.7</text:p>
          </table:table-cell>
          <table:table-cell table:style-name="ce1" office:value-type="float" office:value="3530" calcext:value-type="float">
            <text:p>3530</text:p>
          </table:table-cell>
          <table:table-cell table:style-name="ce1" office:value-type="float" office:value="3017.3" calcext:value-type="float">
            <text:p>3017.3</text:p>
          </table:table-cell>
        </table:table-row>
        <table:table-row table:style-name="ro1">
          <table:table-cell table:style-name="ce1" office:value-type="string" calcext:value-type="string">
            <text:p>17:26:53</text:p>
          </table:table-cell>
          <table:table-cell table:style-name="ce1" office:value-type="float" office:value="3366.1" calcext:value-type="float">
            <text:p>3366.1</text:p>
          </table:table-cell>
          <table:table-cell table:style-name="ce1" office:value-type="float" office:value="2916.2" calcext:value-type="float">
            <text:p>2916.2</text:p>
          </table:table-cell>
          <table:table-cell table:style-name="ce1" office:value-type="float" office:value="3148.4" calcext:value-type="float">
            <text:p>3148.4</text:p>
          </table:table-cell>
          <table:table-cell table:style-name="ce1" office:value-type="float" office:value="2971.3" calcext:value-type="float">
            <text:p>2971.3</text:p>
          </table:table-cell>
        </table:table-row>
        <table:table-row table:style-name="ro1">
          <table:table-cell table:style-name="ce1" office:value-type="string" calcext:value-type="string">
            <text:p>17:27:56</text:p>
          </table:table-cell>
          <table:table-cell table:style-name="ce1" office:value-type="float" office:value="3185.3" calcext:value-type="float">
            <text:p>3185.3</text:p>
          </table:table-cell>
          <table:table-cell table:style-name="ce1" office:value-type="float" office:value="2925.4" calcext:value-type="float">
            <text:p>2925.4</text:p>
          </table:table-cell>
          <table:table-cell table:style-name="ce1" office:value-type="float" office:value="3304.6" calcext:value-type="float">
            <text:p>3304.6</text:p>
          </table:table-cell>
          <table:table-cell table:style-name="ce1" office:value-type="float" office:value="2866.8" calcext:value-type="float">
            <text:p>2866.8</text:p>
          </table:table-cell>
        </table:table-row>
        <table:table-row table:style-name="ro1">
          <table:table-cell table:style-name="ce1" office:value-type="string" calcext:value-type="string">
            <text:p>17:28:59</text:p>
          </table:table-cell>
          <table:table-cell table:style-name="ce1" office:value-type="float" office:value="3547.8" calcext:value-type="float">
            <text:p>3547.8</text:p>
          </table:table-cell>
          <table:table-cell table:style-name="ce1" office:value-type="float" office:value="3340.6" calcext:value-type="float">
            <text:p>3340.6</text:p>
          </table:table-cell>
          <table:table-cell table:style-name="ce1" office:value-type="float" office:value="3190.2" calcext:value-type="float">
            <text:p>3190.2</text:p>
          </table:table-cell>
          <table:table-cell table:style-name="ce1" office:value-type="float" office:value="3251.5" calcext:value-type="float">
            <text:p>3251.5</text:p>
          </table:table-cell>
        </table:table-row>
        <table:table-row table:style-name="ro1">
          <table:table-cell table:style-name="ce1" office:value-type="string" calcext:value-type="string">
            <text:p>17:30:01</text:p>
          </table:table-cell>
          <table:table-cell table:style-name="ce1" office:value-type="float" office:value="3793.9" calcext:value-type="float">
            <text:p>3793.9</text:p>
          </table:table-cell>
          <table:table-cell table:style-name="ce1" office:value-type="float" office:value="4568.7" calcext:value-type="float">
            <text:p>4568.7</text:p>
          </table:table-cell>
          <table:table-cell table:style-name="ce1" office:value-type="float" office:value="4016.3" calcext:value-type="float">
            <text:p>4016.3</text:p>
          </table:table-cell>
          <table:table-cell table:style-name="ce1" office:value-type="float" office:value="4098.1" calcext:value-type="float">
            <text:p>4098.1</text:p>
          </table:table-cell>
        </table:table-row>
        <table:table-row table:style-name="ro1">
          <table:table-cell table:style-name="ce1" office:value-type="string" calcext:value-type="string">
            <text:p>17:31:04</text:p>
          </table:table-cell>
          <table:table-cell table:style-name="ce1" office:value-type="float" office:value="3726.4" calcext:value-type="float">
            <text:p>3726.4</text:p>
          </table:table-cell>
          <table:table-cell table:style-name="ce1" office:value-type="float" office:value="3467.6" calcext:value-type="float">
            <text:p>3467.6</text:p>
          </table:table-cell>
          <table:table-cell table:style-name="ce1" office:value-type="float" office:value="3394.9" calcext:value-type="float">
            <text:p>3394.9</text:p>
          </table:table-cell>
          <table:table-cell table:style-name="ce1" office:value-type="float" office:value="3005.3" calcext:value-type="float">
            <text:p>3005.3</text:p>
          </table:table-cell>
        </table:table-row>
        <table:table-row table:style-name="ro1">
          <table:table-cell table:style-name="ce1" office:value-type="string" calcext:value-type="string">
            <text:p>17:32:07</text:p>
          </table:table-cell>
          <table:table-cell table:style-name="ce1" office:value-type="float" office:value="3197.8" calcext:value-type="float">
            <text:p>3197.8</text:p>
          </table:table-cell>
          <table:table-cell table:style-name="ce1" office:value-type="float" office:value="2878.5" calcext:value-type="float">
            <text:p>2878.5</text:p>
          </table:table-cell>
          <table:table-cell table:style-name="ce1" office:value-type="float" office:value="3311.5" calcext:value-type="float">
            <text:p>3311.5</text:p>
          </table:table-cell>
          <table:table-cell table:style-name="ce1" office:value-type="float" office:value="2874.1" calcext:value-type="float">
            <text:p>2874.1</text:p>
          </table:table-cell>
        </table:table-row>
        <table:table-row table:style-name="ro1">
          <table:table-cell table:style-name="ce1" office:value-type="string" calcext:value-type="string">
            <text:p>17:33:10</text:p>
          </table:table-cell>
          <table:table-cell table:style-name="ce1" office:value-type="float" office:value="2945.4" calcext:value-type="float">
            <text:p>2945.4</text:p>
          </table:table-cell>
          <table:table-cell table:style-name="ce1" office:value-type="float" office:value="3052.2" calcext:value-type="float">
            <text:p>3052.2</text:p>
          </table:table-cell>
          <table:table-cell table:style-name="ce1" office:value-type="float" office:value="3649.4" calcext:value-type="float">
            <text:p>3649.4</text:p>
          </table:table-cell>
          <table:table-cell table:style-name="ce1" office:value-type="float" office:value="3175.2" calcext:value-type="float">
            <text:p>3175.2</text:p>
          </table:table-cell>
        </table:table-row>
        <table:table-row table:style-name="ro1">
          <table:table-cell table:style-name="ce1" office:value-type="string" calcext:value-type="string">
            <text:p>17:34:12</text:p>
          </table:table-cell>
          <table:table-cell table:style-name="ce1" office:value-type="float" office:value="3126.8" calcext:value-type="float">
            <text:p>3126.8</text:p>
          </table:table-cell>
          <table:table-cell table:style-name="ce1" office:value-type="float" office:value="3874" calcext:value-type="float">
            <text:p>3874</text:p>
          </table:table-cell>
          <table:table-cell table:style-name="ce1" office:value-type="float" office:value="3424.8" calcext:value-type="float">
            <text:p>3424.8</text:p>
          </table:table-cell>
          <table:table-cell table:style-name="ce1" office:value-type="float" office:value="3617.7" calcext:value-type="float">
            <text:p>3617.7</text:p>
          </table:table-cell>
        </table:table-row>
        <table:table-row table:style-name="ro1">
          <table:table-cell table:style-name="ce1" office:value-type="string" calcext:value-type="string">
            <text:p>17:35:15</text:p>
          </table:table-cell>
          <table:table-cell table:style-name="ce1" office:value-type="float" office:value="3302.8" calcext:value-type="float">
            <text:p>3302.8</text:p>
          </table:table-cell>
          <table:table-cell table:style-name="ce1" office:value-type="float" office:value="2845.2" calcext:value-type="float">
            <text:p>2845.2</text:p>
          </table:table-cell>
          <table:table-cell table:style-name="ce1" office:value-type="float" office:value="3133.6" calcext:value-type="float">
            <text:p>3133.6</text:p>
          </table:table-cell>
          <table:table-cell table:style-name="ce1" office:value-type="float" office:value="2863.4" calcext:value-type="float">
            <text:p>2863.4</text:p>
          </table:table-cell>
        </table:table-row>
        <table:table-row table:style-name="ro1">
          <table:table-cell table:style-name="ce1" office:value-type="string" calcext:value-type="string">
            <text:p>17:36:19</text:p>
          </table:table-cell>
          <table:table-cell table:style-name="ce1" office:value-type="float" office:value="3746.9" calcext:value-type="float">
            <text:p>3746.9</text:p>
          </table:table-cell>
          <table:table-cell table:style-name="ce1" office:value-type="float" office:value="3608.6" calcext:value-type="float">
            <text:p>3608.6</text:p>
          </table:table-cell>
          <table:table-cell table:style-name="ce1" office:value-type="float" office:value="3955.8" calcext:value-type="float">
            <text:p>3955.8</text:p>
          </table:table-cell>
          <table:table-cell table:style-name="ce1" office:value-type="float" office:value="3276.3" calcext:value-type="float">
            <text:p>3276.3</text:p>
          </table:table-cell>
        </table:table-row>
        <table:table-row table:style-name="ro1">
          <table:table-cell table:style-name="ce1" office:value-type="string" calcext:value-type="string">
            <text:p>17:37:22</text:p>
          </table:table-cell>
          <table:table-cell table:style-name="ce1" office:value-type="float" office:value="3182.9" calcext:value-type="float">
            <text:p>3182.9</text:p>
          </table:table-cell>
          <table:table-cell table:style-name="ce1" office:value-type="float" office:value="2934.6" calcext:value-type="float">
            <text:p>2934.6</text:p>
          </table:table-cell>
          <table:table-cell table:style-name="ce1" office:value-type="float" office:value="3356.6" calcext:value-type="float">
            <text:p>3356.6</text:p>
          </table:table-cell>
          <table:table-cell table:style-name="ce1" office:value-type="float" office:value="2589.4" calcext:value-type="float">
            <text:p>2589.4</text:p>
          </table:table-cell>
        </table:table-row>
        <table:table-row table:style-name="ro1">
          <table:table-cell table:style-name="ce1" office:value-type="string" calcext:value-type="string">
            <text:p>17:38:24</text:p>
          </table:table-cell>
          <table:table-cell table:style-name="ce1" office:value-type="float" office:value="3562.6" calcext:value-type="float">
            <text:p>3562.6</text:p>
          </table:table-cell>
          <table:table-cell table:style-name="ce1" office:value-type="float" office:value="3743.7" calcext:value-type="float">
            <text:p>3743.7</text:p>
          </table:table-cell>
          <table:table-cell table:style-name="ce1" office:value-type="float" office:value="3896.3" calcext:value-type="float">
            <text:p>3896.3</text:p>
          </table:table-cell>
          <table:table-cell table:style-name="ce1" office:value-type="float" office:value="3565.2" calcext:value-type="float">
            <text:p>3565.2</text:p>
          </table:table-cell>
        </table:table-row>
        <table:table-row table:style-name="ro1">
          <table:table-cell table:style-name="ce1" office:value-type="string" calcext:value-type="string">
            <text:p>17:39:27</text:p>
          </table:table-cell>
          <table:table-cell table:style-name="ce1" office:value-type="float" office:value="2883.4" calcext:value-type="float">
            <text:p>2883.4</text:p>
          </table:table-cell>
          <table:table-cell table:style-name="ce1" office:value-type="float" office:value="3196" calcext:value-type="float">
            <text:p>3196</text:p>
          </table:table-cell>
          <table:table-cell table:style-name="ce1" office:value-type="float" office:value="2809.5" calcext:value-type="float">
            <text:p>2809.5</text:p>
          </table:table-cell>
          <table:table-cell table:style-name="ce1" office:value-type="float" office:value="2746.6" calcext:value-type="float">
            <text:p>2746.6</text:p>
          </table:table-cell>
        </table:table-row>
        <table:table-row table:style-name="ro1">
          <table:table-cell table:style-name="ce1" office:value-type="string" calcext:value-type="string">
            <text:p>17:40:30</text:p>
          </table:table-cell>
          <table:table-cell table:style-name="ce1" office:value-type="float" office:value="3128.9" calcext:value-type="float">
            <text:p>3128.9</text:p>
          </table:table-cell>
          <table:table-cell table:style-name="ce1" office:value-type="float" office:value="3101.2" calcext:value-type="float">
            <text:p>3101.2</text:p>
          </table:table-cell>
          <table:table-cell table:style-name="ce1" office:value-type="float" office:value="3249.7" calcext:value-type="float">
            <text:p>3249.7</text:p>
          </table:table-cell>
          <table:table-cell table:style-name="ce1" office:value-type="float" office:value="2505.7" calcext:value-type="float">
            <text:p>2505.7</text:p>
          </table:table-cell>
        </table:table-row>
        <table:table-row table:style-name="ro1">
          <table:table-cell table:style-name="ce1" office:value-type="string" calcext:value-type="string">
            <text:p>17:41:33</text:p>
          </table:table-cell>
          <table:table-cell table:style-name="ce1" office:value-type="float" office:value="3170.1" calcext:value-type="float">
            <text:p>3170.1</text:p>
          </table:table-cell>
          <table:table-cell table:style-name="ce1" office:value-type="float" office:value="3010.6" calcext:value-type="float">
            <text:p>3010.6</text:p>
          </table:table-cell>
          <table:table-cell table:style-name="ce1" office:value-type="float" office:value="3412.5" calcext:value-type="float">
            <text:p>3412.5</text:p>
          </table:table-cell>
          <table:table-cell table:style-name="ce1" office:value-type="float" office:value="3056.6" calcext:value-type="float">
            <text:p>3056.6</text:p>
          </table:table-cell>
        </table:table-row>
        <table:table-row table:style-name="ro1">
          <table:table-cell table:style-name="ce1" office:value-type="string" calcext:value-type="string">
            <text:p>17:42:35</text:p>
          </table:table-cell>
          <table:table-cell table:style-name="ce1" office:value-type="float" office:value="3273.2" calcext:value-type="float">
            <text:p>3273.2</text:p>
          </table:table-cell>
          <table:table-cell table:style-name="ce1" office:value-type="float" office:value="3212.7" calcext:value-type="float">
            <text:p>3212.7</text:p>
          </table:table-cell>
          <table:table-cell table:style-name="ce1" office:value-type="float" office:value="3563.8" calcext:value-type="float">
            <text:p>3563.8</text:p>
          </table:table-cell>
          <table:table-cell table:style-name="ce1" office:value-type="float" office:value="3199.5" calcext:value-type="float">
            <text:p>3199.5</text:p>
          </table:table-cell>
        </table:table-row>
        <table:table-row table:style-name="ro1">
          <table:table-cell table:style-name="ce1" office:value-type="string" calcext:value-type="string">
            <text:p>17:43:38</text:p>
          </table:table-cell>
          <table:table-cell table:style-name="ce1" office:value-type="float" office:value="3632.6" calcext:value-type="float">
            <text:p>3632.6</text:p>
          </table:table-cell>
          <table:table-cell table:style-name="ce1" office:value-type="float" office:value="3634" calcext:value-type="float">
            <text:p>3634</text:p>
          </table:table-cell>
          <table:table-cell table:style-name="ce1" office:value-type="float" office:value="3554" calcext:value-type="float">
            <text:p>3554</text:p>
          </table:table-cell>
          <table:table-cell table:style-name="ce1" office:value-type="float" office:value="2892.4" calcext:value-type="float">
            <text:p>2892.4</text:p>
          </table:table-cell>
        </table:table-row>
        <table:table-row table:style-name="ro1">
          <table:table-cell table:style-name="ce1" office:value-type="string" calcext:value-type="string">
            <text:p>17:44:41</text:p>
          </table:table-cell>
          <table:table-cell table:style-name="ce1" office:value-type="float" office:value="3138.4" calcext:value-type="float">
            <text:p>3138.4</text:p>
          </table:table-cell>
          <table:table-cell table:style-name="ce1" office:value-type="float" office:value="3024.7" calcext:value-type="float">
            <text:p>3024.7</text:p>
          </table:table-cell>
          <table:table-cell table:style-name="ce1" office:value-type="float" office:value="3088" calcext:value-type="float">
            <text:p>3088</text:p>
          </table:table-cell>
          <table:table-cell table:style-name="ce1" office:value-type="float" office:value="3164.6" calcext:value-type="float">
            <text:p>3164.6</text:p>
          </table:table-cell>
        </table:table-row>
        <table:table-row table:style-name="ro1">
          <table:table-cell table:style-name="ce1" office:value-type="string" calcext:value-type="string">
            <text:p>17:45:44</text:p>
          </table:table-cell>
          <table:table-cell table:style-name="ce1" office:value-type="float" office:value="4037" calcext:value-type="float">
            <text:p>4037</text:p>
          </table:table-cell>
          <table:table-cell table:style-name="ce1" office:value-type="float" office:value="3588.3" calcext:value-type="float">
            <text:p>3588.3</text:p>
          </table:table-cell>
          <table:table-cell table:style-name="ce1" office:value-type="float" office:value="4211.3" calcext:value-type="float">
            <text:p>4211.3</text:p>
          </table:table-cell>
          <table:table-cell table:style-name="ce1" office:value-type="float" office:value="3636.1" calcext:value-type="float">
            <text:p>3636.1</text:p>
          </table:table-cell>
        </table:table-row>
        <table:table-row table:style-name="ro1">
          <table:table-cell table:style-name="ce1" office:value-type="string" calcext:value-type="string">
            <text:p>17:46:46</text:p>
          </table:table-cell>
          <table:table-cell table:style-name="ce1" office:value-type="float" office:value="2907.8" calcext:value-type="float">
            <text:p>2907.8</text:p>
          </table:table-cell>
          <table:table-cell table:style-name="ce1" office:value-type="float" office:value="3102.6" calcext:value-type="float">
            <text:p>3102.6</text:p>
          </table:table-cell>
          <table:table-cell table:style-name="ce1" office:value-type="float" office:value="3241" calcext:value-type="float">
            <text:p>3241</text:p>
          </table:table-cell>
          <table:table-cell table:style-name="ce1" office:value-type="float" office:value="3068.9" calcext:value-type="float">
            <text:p>3068.9</text:p>
          </table:table-cell>
        </table:table-row>
        <table:table-row table:style-name="ro1">
          <table:table-cell table:style-name="ce1" office:value-type="string" calcext:value-type="string">
            <text:p>17:47:49</text:p>
          </table:table-cell>
          <table:table-cell table:style-name="ce1" office:value-type="float" office:value="3466.7" calcext:value-type="float">
            <text:p>3466.7</text:p>
          </table:table-cell>
          <table:table-cell table:style-name="ce1" office:value-type="float" office:value="3162.6" calcext:value-type="float">
            <text:p>3162.6</text:p>
          </table:table-cell>
          <table:table-cell table:style-name="ce1" office:value-type="float" office:value="3758.5" calcext:value-type="float">
            <text:p>3758.5</text:p>
          </table:table-cell>
          <table:table-cell table:style-name="ce1" office:value-type="float" office:value="2845.9" calcext:value-type="float">
            <text:p>2845.9</text:p>
          </table:table-cell>
        </table:table-row>
        <table:table-row table:style-name="ro1">
          <table:table-cell table:style-name="ce1" office:value-type="string" calcext:value-type="string">
            <text:p>17:48:52</text:p>
          </table:table-cell>
          <table:table-cell table:style-name="ce1" office:value-type="float" office:value="2639.5" calcext:value-type="float">
            <text:p>2639.5</text:p>
          </table:table-cell>
          <table:table-cell table:style-name="ce1" office:value-type="float" office:value="3066.7" calcext:value-type="float">
            <text:p>3066.7</text:p>
          </table:table-cell>
          <table:table-cell table:style-name="ce1" office:value-type="float" office:value="2905.9" calcext:value-type="float">
            <text:p>2905.9</text:p>
          </table:table-cell>
          <table:table-cell table:style-name="ce1" office:value-type="float" office:value="2760.6" calcext:value-type="float">
            <text:p>2760.6</text:p>
          </table:table-cell>
        </table:table-row>
        <table:table-row table:style-name="ro1">
          <table:table-cell table:style-name="ce1" office:value-type="string" calcext:value-type="string">
            <text:p>17:49:55</text:p>
          </table:table-cell>
          <table:table-cell table:style-name="ce1" office:value-type="float" office:value="4529.1" calcext:value-type="float">
            <text:p>4529.1</text:p>
          </table:table-cell>
          <table:table-cell table:style-name="ce1" office:value-type="float" office:value="4498.8" calcext:value-type="float">
            <text:p>4498.8</text:p>
          </table:table-cell>
          <table:table-cell table:style-name="ce1" office:value-type="float" office:value="4841.4" calcext:value-type="float">
            <text:p>4841.4</text:p>
          </table:table-cell>
          <table:table-cell table:style-name="ce1" office:value-type="float" office:value="4282.8" calcext:value-type="float">
            <text:p>4282.8</text:p>
          </table:table-cell>
        </table:table-row>
        <table:table-row table:style-name="ro1">
          <table:table-cell table:style-name="ce1" office:value-type="string" calcext:value-type="string">
            <text:p>17:50:29</text:p>
          </table:table-cell>
          <table:table-cell table:style-name="ce1" office:value-type="float" office:value="3580.8" calcext:value-type="float">
            <text:p>3580.8</text:p>
          </table:table-cell>
          <table:table-cell table:style-name="ce1" office:value-type="float" office:value="3698.1" calcext:value-type="float">
            <text:p>3698.1</text:p>
          </table:table-cell>
          <table:table-cell table:style-name="ce1" office:value-type="float" office:value="3565.1" calcext:value-type="float">
            <text:p>3565.1</text:p>
          </table:table-cell>
          <table:table-cell table:style-name="ce1" office:value-type="float" office:value="3533.3" calcext:value-type="float">
            <text:p>3533.3</text:p>
          </table:table-cell>
        </table:table-row>
        <table:table-row table:style-name="ro1">
          <table:table-cell table:style-name="ce1" office:value-type="string" calcext:value-type="string">
            <text:p>17:50:58</text:p>
          </table:table-cell>
          <table:table-cell table:style-name="ce1" office:value-type="float" office:value="4229.8" calcext:value-type="float">
            <text:p>4229.8</text:p>
          </table:table-cell>
          <table:table-cell table:style-name="ce1" office:value-type="float" office:value="3951.1" calcext:value-type="float">
            <text:p>3951.1</text:p>
          </table:table-cell>
          <table:table-cell table:style-name="ce1" office:value-type="float" office:value="4355.1" calcext:value-type="float">
            <text:p>4355.1</text:p>
          </table:table-cell>
          <table:table-cell table:style-name="ce1" office:value-type="float" office:value="4129.7" calcext:value-type="float">
            <text:p>4129.7</text:p>
          </table:table-cell>
        </table:table-row>
        <table:table-row table:style-name="ro1">
          <table:table-cell table:style-name="ce1" office:value-type="string" calcext:value-type="string">
            <text:p>17:51:33</text:p>
          </table:table-cell>
          <table:table-cell table:style-name="ce1" office:value-type="float" office:value="4351.6" calcext:value-type="float">
            <text:p>4351.6</text:p>
          </table:table-cell>
          <table:table-cell table:style-name="ce1" office:value-type="float" office:value="4073" calcext:value-type="float">
            <text:p>4073</text:p>
          </table:table-cell>
          <table:table-cell table:style-name="ce1" office:value-type="float" office:value="4379.7" calcext:value-type="float">
            <text:p>4379.7</text:p>
          </table:table-cell>
          <table:table-cell table:style-name="ce1" office:value-type="float" office:value="4463.6" calcext:value-type="float">
            <text:p>4463.6</text:p>
          </table:table-cell>
        </table:table-row>
        <table:table-row table:style-name="ro1">
          <table:table-cell table:style-name="ce1" office:value-type="string" calcext:value-type="string">
            <text:p>17:52:02</text:p>
          </table:table-cell>
          <table:table-cell table:style-name="ce1" office:value-type="float" office:value="2359.8" calcext:value-type="float">
            <text:p>2359.8</text:p>
          </table:table-cell>
          <table:table-cell table:style-name="ce1" office:value-type="float" office:value="2434.8" calcext:value-type="float">
            <text:p>2434.8</text:p>
          </table:table-cell>
          <table:table-cell table:style-name="ce1" office:value-type="float" office:value="2642.2" calcext:value-type="float">
            <text:p>2642.2</text:p>
          </table:table-cell>
          <table:table-cell table:style-name="ce1" office:value-type="float" office:value="2365" calcext:value-type="float">
            <text:p>2365</text:p>
          </table:table-cell>
        </table:table-row>
        <table:table-row table:style-name="ro1">
          <table:table-cell table:style-name="ce1" office:value-type="string" calcext:value-type="string">
            <text:p>17:52:35</text:p>
          </table:table-cell>
          <table:table-cell table:style-name="ce1" office:value-type="float" office:value="3923.8" calcext:value-type="float">
            <text:p>3923.8</text:p>
          </table:table-cell>
          <table:table-cell table:style-name="ce1" office:value-type="float" office:value="3992.3" calcext:value-type="float">
            <text:p>3992.3</text:p>
          </table:table-cell>
          <table:table-cell table:style-name="ce1" office:value-type="float" office:value="4054.4" calcext:value-type="float">
            <text:p>4054.4</text:p>
          </table:table-cell>
          <table:table-cell table:style-name="ce1" office:value-type="float" office:value="4244" calcext:value-type="float">
            <text:p>4244</text:p>
          </table:table-cell>
        </table:table-row>
        <table:table-row table:style-name="ro1">
          <table:table-cell table:style-name="ce1" office:value-type="string" calcext:value-type="string">
            <text:p>17:53:04</text:p>
          </table:table-cell>
          <table:table-cell table:style-name="ce1" office:value-type="float" office:value="3430.9" calcext:value-type="float">
            <text:p>3430.9</text:p>
          </table:table-cell>
          <table:table-cell table:style-name="ce1" office:value-type="float" office:value="3510.2" calcext:value-type="float">
            <text:p>3510.2</text:p>
          </table:table-cell>
          <table:table-cell table:style-name="ce1" office:value-type="float" office:value="3443.9" calcext:value-type="float">
            <text:p>3443.9</text:p>
          </table:table-cell>
          <table:table-cell table:style-name="ce1" office:value-type="float" office:value="3245.1" calcext:value-type="float">
            <text:p>3245.1</text:p>
          </table:table-cell>
        </table:table-row>
        <table:table-row table:style-name="ro1">
          <table:table-cell table:style-name="ce1" office:value-type="string" calcext:value-type="string">
            <text:p>17:53:38</text:p>
          </table:table-cell>
          <table:table-cell table:style-name="ce1" office:value-type="float" office:value="3418.4" calcext:value-type="float">
            <text:p>3418.4</text:p>
          </table:table-cell>
          <table:table-cell table:style-name="ce1" office:value-type="float" office:value="3257.5" calcext:value-type="float">
            <text:p>3257.5</text:p>
          </table:table-cell>
          <table:table-cell table:style-name="ce1" office:value-type="float" office:value="3774" calcext:value-type="float">
            <text:p>3774</text:p>
          </table:table-cell>
          <table:table-cell table:style-name="ce1" office:value-type="float" office:value="3163.9" calcext:value-type="float">
            <text:p>3163.9</text:p>
          </table:table-cell>
        </table:table-row>
        <table:table-row table:style-name="ro1">
          <table:table-cell table:style-name="ce1" office:value-type="string" calcext:value-type="string">
            <text:p>17:54:07</text:p>
          </table:table-cell>
          <table:table-cell table:style-name="ce1" office:value-type="float" office:value="2957.6" calcext:value-type="float">
            <text:p>2957.6</text:p>
          </table:table-cell>
          <table:table-cell table:style-name="ce1" office:value-type="float" office:value="2753.3" calcext:value-type="float">
            <text:p>2753.3</text:p>
          </table:table-cell>
          <table:table-cell table:style-name="ce1" office:value-type="float" office:value="3141.4" calcext:value-type="float">
            <text:p>3141.4</text:p>
          </table:table-cell>
          <table:table-cell table:style-name="ce1" office:value-type="float" office:value="2833.5" calcext:value-type="float">
            <text:p>2833.5</text:p>
          </table:table-cell>
        </table:table-row>
        <table:table-row table:style-name="ro1">
          <table:table-cell table:style-name="ce1" office:value-type="string" calcext:value-type="string">
            <text:p>17:54:41</text:p>
          </table:table-cell>
          <table:table-cell table:style-name="ce1" office:value-type="float" office:value="3368.4" calcext:value-type="float">
            <text:p>3368.4</text:p>
          </table:table-cell>
          <table:table-cell table:style-name="ce1" office:value-type="float" office:value="3291.6" calcext:value-type="float">
            <text:p>3291.6</text:p>
          </table:table-cell>
          <table:table-cell table:style-name="ce1" office:value-type="float" office:value="3890.2" calcext:value-type="float">
            <text:p>3890.2</text:p>
          </table:table-cell>
          <table:table-cell table:style-name="ce1" office:value-type="float" office:value="3245.6" calcext:value-type="float">
            <text:p>3245.6</text:p>
          </table:table-cell>
        </table:table-row>
        <table:table-row table:style-name="ro1">
          <table:table-cell table:style-name="ce1" office:value-type="string" calcext:value-type="string">
            <text:p>17:55:10</text:p>
          </table:table-cell>
          <table:table-cell table:style-name="ce1" office:value-type="float" office:value="2548.6" calcext:value-type="float">
            <text:p>2548.6</text:p>
          </table:table-cell>
          <table:table-cell table:style-name="ce1" office:value-type="float" office:value="2580.1" calcext:value-type="float">
            <text:p>2580.1</text:p>
          </table:table-cell>
          <table:table-cell table:style-name="ce1" office:value-type="float" office:value="2723.8" calcext:value-type="float">
            <text:p>2723.8</text:p>
          </table:table-cell>
          <table:table-cell table:style-name="ce1" office:value-type="float" office:value="2293.9" calcext:value-type="float">
            <text:p>2293.9</text:p>
          </table:table-cell>
        </table:table-row>
        <table:table-row table:style-name="ro1">
          <table:table-cell table:style-name="ce1" office:value-type="string" calcext:value-type="string">
            <text:p>17:55:44</text:p>
          </table:table-cell>
          <table:table-cell table:style-name="ce1" office:value-type="float" office:value="4863.8" calcext:value-type="float">
            <text:p>4863.8</text:p>
          </table:table-cell>
          <table:table-cell table:style-name="ce1" office:value-type="float" office:value="4266.5" calcext:value-type="float">
            <text:p>4266.5</text:p>
          </table:table-cell>
          <table:table-cell table:style-name="ce1" office:value-type="float" office:value="4855.2" calcext:value-type="float">
            <text:p>4855.2</text:p>
          </table:table-cell>
          <table:table-cell table:style-name="ce1" office:value-type="float" office:value="4674.2" calcext:value-type="float">
            <text:p>4674.2</text:p>
          </table:table-cell>
        </table:table-row>
        <table:table-row table:style-name="ro1">
          <table:table-cell table:style-name="ce1" office:value-type="string" calcext:value-type="string">
            <text:p>17:56:13</text:p>
          </table:table-cell>
          <table:table-cell table:style-name="ce1" office:value-type="float" office:value="3632.7" calcext:value-type="float">
            <text:p>3632.7</text:p>
          </table:table-cell>
          <table:table-cell table:style-name="ce1" office:value-type="float" office:value="4032.1" calcext:value-type="float">
            <text:p>4032.1</text:p>
          </table:table-cell>
          <table:table-cell table:style-name="ce1" office:value-type="float" office:value="4271.7" calcext:value-type="float">
            <text:p>4271.7</text:p>
          </table:table-cell>
          <table:table-cell table:style-name="ce1" office:value-type="float" office:value="3161.9" calcext:value-type="float">
            <text:p>3161.9</text:p>
          </table:table-cell>
        </table:table-row>
        <table:table-row table:style-name="ro1">
          <table:table-cell table:style-name="ce1" office:value-type="string" calcext:value-type="string">
            <text:p>17:56:47</text:p>
          </table:table-cell>
          <table:table-cell table:style-name="ce1" office:value-type="float" office:value="4139.5" calcext:value-type="float">
            <text:p>4139.5</text:p>
          </table:table-cell>
          <table:table-cell table:style-name="ce1" office:value-type="float" office:value="4103.4" calcext:value-type="float">
            <text:p>4103.4</text:p>
          </table:table-cell>
          <table:table-cell table:style-name="ce1" office:value-type="float" office:value="4409" calcext:value-type="float">
            <text:p>4409</text:p>
          </table:table-cell>
          <table:table-cell table:style-name="ce1" office:value-type="float" office:value="4239.2" calcext:value-type="float">
            <text:p>4239.2</text:p>
          </table:table-cell>
        </table:table-row>
        <table:table-row table:style-name="ro1">
          <table:table-cell table:style-name="ce1" office:value-type="string" calcext:value-type="string">
            <text:p>17:57:15</text:p>
          </table:table-cell>
          <table:table-cell table:style-name="ce1" office:value-type="float" office:value="3341.9" calcext:value-type="float">
            <text:p>3341.9</text:p>
          </table:table-cell>
          <table:table-cell table:style-name="ce1" office:value-type="float" office:value="2711.4" calcext:value-type="float">
            <text:p>2711.4</text:p>
          </table:table-cell>
          <table:table-cell table:style-name="ce1" office:value-type="float" office:value="2882" calcext:value-type="float">
            <text:p>2882</text:p>
          </table:table-cell>
          <table:table-cell table:style-name="ce1" office:value-type="float" office:value="2613.4" calcext:value-type="float">
            <text:p>2613.4</text:p>
          </table:table-cell>
        </table:table-row>
        <table:table-row table:style-name="ro1">
          <table:table-cell table:style-name="ce1" office:value-type="string" calcext:value-type="string">
            <text:p>17:57:50</text:p>
          </table:table-cell>
          <table:table-cell table:style-name="ce1" office:value-type="float" office:value="3949.2" calcext:value-type="float">
            <text:p>3949.2</text:p>
          </table:table-cell>
          <table:table-cell table:style-name="ce1" office:value-type="float" office:value="3718.1" calcext:value-type="float">
            <text:p>3718.1</text:p>
          </table:table-cell>
          <table:table-cell table:style-name="ce1" office:value-type="float" office:value="3944.8" calcext:value-type="float">
            <text:p>3944.8</text:p>
          </table:table-cell>
          <table:table-cell table:style-name="ce1" office:value-type="float" office:value="3557.6" calcext:value-type="float">
            <text:p>3557.6</text:p>
          </table:table-cell>
        </table:table-row>
        <table:table-row table:style-name="ro1">
          <table:table-cell table:style-name="ce1" office:value-type="string" calcext:value-type="string">
            <text:p>17:58:18</text:p>
          </table:table-cell>
          <table:table-cell table:style-name="ce1" office:value-type="float" office:value="3801.7" calcext:value-type="float">
            <text:p>3801.7</text:p>
          </table:table-cell>
          <table:table-cell table:style-name="ce1" office:value-type="float" office:value="3424.4" calcext:value-type="float">
            <text:p>3424.4</text:p>
          </table:table-cell>
          <table:table-cell table:style-name="ce1" office:value-type="float" office:value="3577.7" calcext:value-type="float">
            <text:p>3577.7</text:p>
          </table:table-cell>
          <table:table-cell table:style-name="ce1" office:value-type="float" office:value="3039.2" calcext:value-type="float">
            <text:p>3039.2</text:p>
          </table:table-cell>
        </table:table-row>
        <table:table-row table:style-name="ro1">
          <table:table-cell table:style-name="ce1" office:value-type="string" calcext:value-type="string">
            <text:p>17:58:52</text:p>
          </table:table-cell>
          <table:table-cell table:style-name="ce1" office:value-type="float" office:value="3974.7" calcext:value-type="float">
            <text:p>3974.7</text:p>
          </table:table-cell>
          <table:table-cell table:style-name="ce1" office:value-type="float" office:value="4466" calcext:value-type="float">
            <text:p>4466</text:p>
          </table:table-cell>
          <table:table-cell table:style-name="ce1" office:value-type="float" office:value="3899" calcext:value-type="float">
            <text:p>3899</text:p>
          </table:table-cell>
          <table:table-cell table:style-name="ce1" office:value-type="float" office:value="4000.5" calcext:value-type="float">
            <text:p>4000.5</text:p>
          </table:table-cell>
        </table:table-row>
        <table:table-row table:style-name="ro1">
          <table:table-cell table:style-name="ce1" office:value-type="string" calcext:value-type="string">
            <text:p>17:59:21</text:p>
          </table:table-cell>
          <table:table-cell table:style-name="ce1" office:value-type="float" office:value="3502.6" calcext:value-type="float">
            <text:p>3502.6</text:p>
          </table:table-cell>
          <table:table-cell table:style-name="ce1" office:value-type="float" office:value="3505.1" calcext:value-type="float">
            <text:p>3505.1</text:p>
          </table:table-cell>
          <table:table-cell table:style-name="ce1" office:value-type="float" office:value="4490.8" calcext:value-type="float">
            <text:p>4490.8</text:p>
          </table:table-cell>
          <table:table-cell table:style-name="ce1" office:value-type="float" office:value="3836.1" calcext:value-type="float">
            <text:p>3836.1</text:p>
          </table:table-cell>
        </table:table-row>
        <table:table-row table:style-name="ro1">
          <table:table-cell table:style-name="ce1" office:value-type="string" calcext:value-type="string">
            <text:p>17:59:55</text:p>
          </table:table-cell>
          <table:table-cell table:style-name="ce1" office:value-type="float" office:value="4649.5" calcext:value-type="float">
            <text:p>4649.5</text:p>
          </table:table-cell>
          <table:table-cell table:style-name="ce1" office:value-type="float" office:value="4938.4" calcext:value-type="float">
            <text:p>4938.4</text:p>
          </table:table-cell>
          <table:table-cell table:style-name="ce1" office:value-type="float" office:value="5219.7" calcext:value-type="float">
            <text:p>5219.7</text:p>
          </table:table-cell>
          <table:table-cell table:style-name="ce1" office:value-type="float" office:value="5100.6" calcext:value-type="float">
            <text:p>5100.6</text:p>
          </table:table-cell>
        </table:table-row>
        <table:table-row table:style-name="ro1">
          <table:table-cell table:style-name="ce1" office:value-type="string" calcext:value-type="string">
            <text:p>18:00:24</text:p>
          </table:table-cell>
          <table:table-cell table:style-name="ce1" office:value-type="float" office:value="2900.4" calcext:value-type="float">
            <text:p>2900.4</text:p>
          </table:table-cell>
          <table:table-cell table:style-name="ce1" office:value-type="float" office:value="2612.1" calcext:value-type="float">
            <text:p>2612.1</text:p>
          </table:table-cell>
          <table:table-cell table:style-name="ce1" office:value-type="float" office:value="2903.2" calcext:value-type="float">
            <text:p>2903.2</text:p>
          </table:table-cell>
          <table:table-cell table:style-name="ce1" office:value-type="float" office:value="2796.4" calcext:value-type="float">
            <text:p>2796.4</text:p>
          </table:table-cell>
        </table:table-row>
        <table:table-row table:style-name="ro1">
          <table:table-cell table:style-name="ce1" office:value-type="string" calcext:value-type="string">
            <text:p>18:00:58</text:p>
          </table:table-cell>
          <table:table-cell table:style-name="ce1" office:value-type="float" office:value="4218.6" calcext:value-type="float">
            <text:p>4218.6</text:p>
          </table:table-cell>
          <table:table-cell table:style-name="ce1" office:value-type="float" office:value="4399.9" calcext:value-type="float">
            <text:p>4399.9</text:p>
          </table:table-cell>
          <table:table-cell table:style-name="ce1" office:value-type="float" office:value="4296.6" calcext:value-type="float">
            <text:p>4296.6</text:p>
          </table:table-cell>
          <table:table-cell table:style-name="ce1" office:value-type="float" office:value="3837.6" calcext:value-type="float">
            <text:p>3837.6</text:p>
          </table:table-cell>
        </table:table-row>
        <table:table-row table:style-name="ro1">
          <table:table-cell table:style-name="ce1" office:value-type="string" calcext:value-type="string">
            <text:p>18:01:26</text:p>
          </table:table-cell>
          <table:table-cell table:style-name="ce1" office:value-type="float" office:value="4128.9" calcext:value-type="float">
            <text:p>4128.9</text:p>
          </table:table-cell>
          <table:table-cell table:style-name="ce1" office:value-type="float" office:value="3942.3" calcext:value-type="float">
            <text:p>3942.3</text:p>
          </table:table-cell>
          <table:table-cell table:style-name="ce1" office:value-type="float" office:value="4019.8" calcext:value-type="float">
            <text:p>4019.8</text:p>
          </table:table-cell>
          <table:table-cell table:style-name="ce1" office:value-type="float" office:value="4437" calcext:value-type="float">
            <text:p>4437</text:p>
          </table:table-cell>
        </table:table-row>
        <table:table-row table:style-name="ro1">
          <table:table-cell table:style-name="ce1" office:value-type="string" calcext:value-type="string">
            <text:p>18:02:01</text:p>
          </table:table-cell>
          <table:table-cell table:style-name="ce1" office:value-type="float" office:value="5032.6" calcext:value-type="float">
            <text:p>5032.6</text:p>
          </table:table-cell>
          <table:table-cell table:style-name="ce1" office:value-type="float" office:value="4422.1" calcext:value-type="float">
            <text:p>4422.1</text:p>
          </table:table-cell>
          <table:table-cell table:style-name="ce1" office:value-type="float" office:value="4901.4" calcext:value-type="float">
            <text:p>4901.4</text:p>
          </table:table-cell>
          <table:table-cell table:style-name="ce1" office:value-type="float" office:value="4605.1" calcext:value-type="float">
            <text:p>4605.1</text:p>
          </table:table-cell>
        </table:table-row>
        <table:table-row table:style-name="ro1">
          <table:table-cell table:style-name="ce1" office:value-type="string" calcext:value-type="string">
            <text:p>18:02:29</text:p>
          </table:table-cell>
          <table:table-cell table:style-name="ce1" office:value-type="float" office:value="4011" calcext:value-type="float">
            <text:p>4011</text:p>
          </table:table-cell>
          <table:table-cell table:style-name="ce1" office:value-type="float" office:value="3775.9" calcext:value-type="float">
            <text:p>3775.9</text:p>
          </table:table-cell>
          <table:table-cell table:style-name="ce1" office:value-type="float" office:value="3704.7" calcext:value-type="float">
            <text:p>3704.7</text:p>
          </table:table-cell>
          <table:table-cell table:style-name="ce1" office:value-type="float" office:value="3879.7" calcext:value-type="float">
            <text:p>3879.7</text:p>
          </table:table-cell>
        </table:table-row>
        <table:table-row table:style-name="ro1">
          <table:table-cell table:style-name="ce1" office:value-type="string" calcext:value-type="string">
            <text:p>18:03:04</text:p>
          </table:table-cell>
          <table:table-cell table:style-name="ce1" office:value-type="float" office:value="3886.2" calcext:value-type="float">
            <text:p>3886.2</text:p>
          </table:table-cell>
          <table:table-cell table:style-name="ce1" office:value-type="float" office:value="3846.1" calcext:value-type="float">
            <text:p>3846.1</text:p>
          </table:table-cell>
          <table:table-cell table:style-name="ce1" office:value-type="float" office:value="3938.6" calcext:value-type="float">
            <text:p>3938.6</text:p>
          </table:table-cell>
          <table:table-cell table:style-name="ce1" office:value-type="float" office:value="3917.9" calcext:value-type="float">
            <text:p>3917.9</text:p>
          </table:table-cell>
        </table:table-row>
        <table:table-row table:style-name="ro1">
          <table:table-cell table:style-name="ce1" office:value-type="string" calcext:value-type="string">
            <text:p>18:03:32</text:p>
          </table:table-cell>
          <table:table-cell table:style-name="ce1" office:value-type="float" office:value="3134.3" calcext:value-type="float">
            <text:p>3134.3</text:p>
          </table:table-cell>
          <table:table-cell table:style-name="ce1" office:value-type="float" office:value="3014.5" calcext:value-type="float">
            <text:p>3014.5</text:p>
          </table:table-cell>
          <table:table-cell table:style-name="ce1" office:value-type="float" office:value="3763.7" calcext:value-type="float">
            <text:p>3763.7</text:p>
          </table:table-cell>
          <table:table-cell table:style-name="ce1" office:value-type="float" office:value="3070.5" calcext:value-type="float">
            <text:p>3070.5</text:p>
          </table:table-cell>
        </table:table-row>
        <table:table-row table:style-name="ro1">
          <table:table-cell table:style-name="ce1" office:value-type="string" calcext:value-type="string">
            <text:p>18:04:06</text:p>
          </table:table-cell>
          <table:table-cell table:style-name="ce1" office:value-type="float" office:value="4367.4" calcext:value-type="float">
            <text:p>4367.4</text:p>
          </table:table-cell>
          <table:table-cell table:style-name="ce1" office:value-type="float" office:value="4203.8" calcext:value-type="float">
            <text:p>4203.8</text:p>
          </table:table-cell>
          <table:table-cell table:style-name="ce1" office:value-type="float" office:value="4467.5" calcext:value-type="float">
            <text:p>4467.5</text:p>
          </table:table-cell>
          <table:table-cell table:style-name="ce1" office:value-type="float" office:value="4089.5" calcext:value-type="float">
            <text:p>4089.5</text:p>
          </table:table-cell>
        </table:table-row>
        <table:table-row table:style-name="ro1">
          <table:table-cell table:style-name="ce1" office:value-type="string" calcext:value-type="string">
            <text:p>18:04:35</text:p>
          </table:table-cell>
          <table:table-cell table:style-name="ce1" office:value-type="float" office:value="3065.2" calcext:value-type="float">
            <text:p>3065.2</text:p>
          </table:table-cell>
          <table:table-cell table:style-name="ce1" office:value-type="float" office:value="3072.7" calcext:value-type="float">
            <text:p>3072.7</text:p>
          </table:table-cell>
          <table:table-cell table:style-name="ce1" office:value-type="float" office:value="3295.3" calcext:value-type="float">
            <text:p>3295.3</text:p>
          </table:table-cell>
          <table:table-cell table:style-name="ce1" office:value-type="float" office:value="3174.4" calcext:value-type="float">
            <text:p>3174.4</text:p>
          </table:table-cell>
        </table:table-row>
        <table:table-row table:style-name="ro1">
          <table:table-cell table:style-name="ce1" office:value-type="string" calcext:value-type="string">
            <text:p>18:05:09</text:p>
          </table:table-cell>
          <table:table-cell table:style-name="ce1" office:value-type="float" office:value="3439.5" calcext:value-type="float">
            <text:p>3439.5</text:p>
          </table:table-cell>
          <table:table-cell table:style-name="ce1" office:value-type="float" office:value="3467.7" calcext:value-type="float">
            <text:p>3467.7</text:p>
          </table:table-cell>
          <table:table-cell table:style-name="ce1" office:value-type="float" office:value="3374.8" calcext:value-type="float">
            <text:p>3374.8</text:p>
          </table:table-cell>
          <table:table-cell table:style-name="ce1" office:value-type="float" office:value="3475.3" calcext:value-type="float">
            <text:p>3475.3</text:p>
          </table:table-cell>
        </table:table-row>
        <table:table-row table:style-name="ro1">
          <table:table-cell table:style-name="ce1" office:value-type="string" calcext:value-type="string">
            <text:p>18:05:37</text:p>
          </table:table-cell>
          <table:table-cell table:style-name="ce1" office:value-type="float" office:value="4266" calcext:value-type="float">
            <text:p>4266</text:p>
          </table:table-cell>
          <table:table-cell table:style-name="ce1" office:value-type="float" office:value="3921.1" calcext:value-type="float">
            <text:p>3921.1</text:p>
          </table:table-cell>
          <table:table-cell table:style-name="ce1" office:value-type="float" office:value="4560.1" calcext:value-type="float">
            <text:p>4560.1</text:p>
          </table:table-cell>
          <table:table-cell table:style-name="ce1" office:value-type="float" office:value="4082.4" calcext:value-type="float">
            <text:p>4082.4</text:p>
          </table:table-cell>
        </table:table-row>
        <table:table-row table:style-name="ro1">
          <table:table-cell table:style-name="ce1" office:value-type="string" calcext:value-type="string">
            <text:p>18:06:13</text:p>
          </table:table-cell>
          <table:table-cell table:style-name="ce1" office:value-type="float" office:value="4863.8" calcext:value-type="float">
            <text:p>4863.8</text:p>
          </table:table-cell>
          <table:table-cell table:style-name="ce1" office:value-type="float" office:value="5359.1" calcext:value-type="float">
            <text:p>5359.1</text:p>
          </table:table-cell>
          <table:table-cell table:style-name="ce1" office:value-type="float" office:value="5270.2" calcext:value-type="float">
            <text:p>5270.2</text:p>
          </table:table-cell>
          <table:table-cell table:style-name="ce1" office:value-type="float" office:value="4878.4" calcext:value-type="float">
            <text:p>4878.4</text:p>
          </table:table-cell>
        </table:table-row>
        <table:table-row table:style-name="ro1">
          <table:table-cell table:style-name="ce1" office:value-type="string" calcext:value-type="string">
            <text:p>18:06:42</text:p>
          </table:table-cell>
          <table:table-cell table:style-name="ce1" office:value-type="float" office:value="3111.7" calcext:value-type="float">
            <text:p>3111.7</text:p>
          </table:table-cell>
          <table:table-cell table:style-name="ce1" office:value-type="float" office:value="3039.2" calcext:value-type="float">
            <text:p>3039.2</text:p>
          </table:table-cell>
          <table:table-cell table:style-name="ce1" office:value-type="float" office:value="3381.9" calcext:value-type="float">
            <text:p>3381.9</text:p>
          </table:table-cell>
          <table:table-cell table:style-name="ce1" office:value-type="float" office:value="3120.6" calcext:value-type="float">
            <text:p>3120.6</text:p>
          </table:table-cell>
        </table:table-row>
        <table:table-row table:style-name="ro1">
          <table:table-cell table:style-name="ce1" office:value-type="string" calcext:value-type="string">
            <text:p>18:07:17</text:p>
          </table:table-cell>
          <table:table-cell table:style-name="ce1" office:value-type="float" office:value="3691.3" calcext:value-type="float">
            <text:p>3691.3</text:p>
          </table:table-cell>
          <table:table-cell table:style-name="ce1" office:value-type="float" office:value="3320.3" calcext:value-type="float">
            <text:p>3320.3</text:p>
          </table:table-cell>
          <table:table-cell table:style-name="ce1" office:value-type="float" office:value="3680.6" calcext:value-type="float">
            <text:p>3680.6</text:p>
          </table:table-cell>
          <table:table-cell table:style-name="ce1" office:value-type="float" office:value="3316.8" calcext:value-type="float">
            <text:p>3316.8</text:p>
          </table:table-cell>
        </table:table-row>
        <table:table-row table:style-name="ro1">
          <table:table-cell table:style-name="ce1" office:value-type="string" calcext:value-type="string">
            <text:p>18:07:45</text:p>
          </table:table-cell>
          <table:table-cell table:style-name="ce1" office:value-type="float" office:value="3279.4" calcext:value-type="float">
            <text:p>3279.4</text:p>
          </table:table-cell>
          <table:table-cell table:style-name="ce1" office:value-type="float" office:value="3367.7" calcext:value-type="float">
            <text:p>3367.7</text:p>
          </table:table-cell>
          <table:table-cell table:style-name="ce1" office:value-type="float" office:value="3423.6" calcext:value-type="float">
            <text:p>3423.6</text:p>
          </table:table-cell>
          <table:table-cell table:style-name="ce1" office:value-type="float" office:value="3335.1" calcext:value-type="float">
            <text:p>3335.1</text:p>
          </table:table-cell>
        </table:table-row>
        <table:table-row table:style-name="ro1">
          <table:table-cell table:style-name="ce1" office:value-type="string" calcext:value-type="string">
            <text:p>18:08:20</text:p>
          </table:table-cell>
          <table:table-cell table:style-name="ce1" office:value-type="float" office:value="3900.5" calcext:value-type="float">
            <text:p>3900.5</text:p>
          </table:table-cell>
          <table:table-cell table:style-name="ce1" office:value-type="float" office:value="3753" calcext:value-type="float">
            <text:p>3753</text:p>
          </table:table-cell>
          <table:table-cell table:style-name="ce1" office:value-type="float" office:value="3740" calcext:value-type="float">
            <text:p>3740</text:p>
          </table:table-cell>
          <table:table-cell table:style-name="ce1" office:value-type="float" office:value="3138.7" calcext:value-type="float">
            <text:p>3138.7</text:p>
          </table:table-cell>
        </table:table-row>
        <table:table-row table:style-name="ro1">
          <table:table-cell table:style-name="ce1" office:value-type="string" calcext:value-type="string">
            <text:p>18:08:48</text:p>
          </table:table-cell>
          <table:table-cell table:style-name="ce1" office:value-type="float" office:value="3226.3" calcext:value-type="float">
            <text:p>3226.3</text:p>
          </table:table-cell>
          <table:table-cell table:style-name="ce1" office:value-type="float" office:value="3108.6" calcext:value-type="float">
            <text:p>3108.6</text:p>
          </table:table-cell>
          <table:table-cell table:style-name="ce1" office:value-type="float" office:value="3048" calcext:value-type="float">
            <text:p>3048</text:p>
          </table:table-cell>
          <table:table-cell table:style-name="ce1" office:value-type="float" office:value="2933.9" calcext:value-type="float">
            <text:p>2933.9</text:p>
          </table:table-cell>
        </table:table-row>
        <table:table-row table:style-name="ro1">
          <table:table-cell table:style-name="ce1" office:value-type="string" calcext:value-type="string">
            <text:p>18:09:22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4497.2" calcext:value-type="float">
            <text:p>4497.2</text:p>
          </table:table-cell>
          <table:table-cell table:style-name="ce1" office:value-type="float" office:value="4773.5" calcext:value-type="float">
            <text:p>4773.5</text:p>
          </table:table-cell>
          <table:table-cell table:style-name="ce1" office:value-type="float" office:value="5163.9" calcext:value-type="float">
            <text:p>5163.9</text:p>
          </table:table-cell>
        </table:table-row>
        <table:table-row table:style-name="ro1">
          <table:table-cell table:style-name="ce1" office:value-type="string" calcext:value-type="string">
            <text:p>18:09:51</text:p>
          </table:table-cell>
          <table:table-cell table:style-name="ce1" office:value-type="float" office:value="3169.1" calcext:value-type="float">
            <text:p>3169.1</text:p>
          </table:table-cell>
          <table:table-cell table:style-name="ce1" office:value-type="float" office:value="3270.4" calcext:value-type="float">
            <text:p>3270.4</text:p>
          </table:table-cell>
          <table:table-cell table:style-name="ce1" office:value-type="float" office:value="3209.4" calcext:value-type="float">
            <text:p>3209.4</text:p>
          </table:table-cell>
          <table:table-cell table:style-name="ce1" office:value-type="float" office:value="2786.1" calcext:value-type="float">
            <text:p>2786.1</text:p>
          </table:table-cell>
        </table:table-row>
        <table:table-row table:style-name="ro1">
          <table:table-cell table:style-name="ce1" office:value-type="string" calcext:value-type="string">
            <text:p>18:10:25</text:p>
          </table:table-cell>
          <table:table-cell table:style-name="ce1" office:value-type="float" office:value="4440.7" calcext:value-type="float">
            <text:p>4440.7</text:p>
          </table:table-cell>
          <table:table-cell table:style-name="ce1" office:value-type="float" office:value="3870.2" calcext:value-type="float">
            <text:p>3870.2</text:p>
          </table:table-cell>
          <table:table-cell table:style-name="ce1" office:value-type="float" office:value="4359.8" calcext:value-type="float">
            <text:p>4359.8</text:p>
          </table:table-cell>
          <table:table-cell table:style-name="ce1" office:value-type="float" office:value="4194.2" calcext:value-type="float">
            <text:p>4194.2</text:p>
          </table:table-cell>
        </table:table-row>
        <table:table-row table:style-name="ro1">
          <table:table-cell table:style-name="ce1" office:value-type="string" calcext:value-type="string">
            <text:p>18:10:53</text:p>
          </table:table-cell>
          <table:table-cell table:style-name="ce1" office:value-type="float" office:value="4033.2" calcext:value-type="float">
            <text:p>4033.2</text:p>
          </table:table-cell>
          <table:table-cell table:style-name="ce1" office:value-type="float" office:value="4151.5" calcext:value-type="float">
            <text:p>4151.5</text:p>
          </table:table-cell>
          <table:table-cell table:style-name="ce1" office:value-type="float" office:value="4397.5" calcext:value-type="float">
            <text:p>4397.5</text:p>
          </table:table-cell>
          <table:table-cell table:style-name="ce1" office:value-type="float" office:value="4015.9" calcext:value-type="float">
            <text:p>4015.9</text:p>
          </table:table-cell>
        </table:table-row>
        <table:table-row table:style-name="ro1">
          <table:table-cell table:style-name="ce1" office:value-type="string" calcext:value-type="string">
            <text:p>18:11:28</text:p>
          </table:table-cell>
          <table:table-cell table:style-name="ce1" office:value-type="float" office:value="3954" calcext:value-type="float">
            <text:p>3954</text:p>
          </table:table-cell>
          <table:table-cell table:style-name="ce1" office:value-type="float" office:value="3585" calcext:value-type="float">
            <text:p>3585</text:p>
          </table:table-cell>
          <table:table-cell table:style-name="ce1" office:value-type="float" office:value="3922.3" calcext:value-type="float">
            <text:p>3922.3</text:p>
          </table:table-cell>
          <table:table-cell table:style-name="ce1" office:value-type="float" office:value="3454.6" calcext:value-type="float">
            <text:p>3454.6</text:p>
          </table:table-cell>
        </table:table-row>
        <table:table-row table:style-name="ro1">
          <table:table-cell table:style-name="ce1" office:value-type="string" calcext:value-type="string">
            <text:p>18:11:56</text:p>
          </table:table-cell>
          <table:table-cell table:style-name="ce1" office:value-type="float" office:value="2988.8" calcext:value-type="float">
            <text:p>2988.8</text:p>
          </table:table-cell>
          <table:table-cell table:style-name="ce1" office:value-type="float" office:value="3074.1" calcext:value-type="float">
            <text:p>3074.1</text:p>
          </table:table-cell>
          <table:table-cell table:style-name="ce1" office:value-type="float" office:value="3225.4" calcext:value-type="float">
            <text:p>3225.4</text:p>
          </table:table-cell>
          <table:table-cell table:style-name="ce1" office:value-type="float" office:value="2831.8" calcext:value-type="float">
            <text:p>2831.8</text:p>
          </table:table-cell>
        </table:table-row>
        <table:table-row table:style-name="ro1">
          <table:table-cell table:style-name="ce1" office:value-type="string" calcext:value-type="string">
            <text:p>18:12:31</text:p>
          </table:table-cell>
          <table:table-cell table:style-name="ce1" office:value-type="float" office:value="3875.9" calcext:value-type="float">
            <text:p>3875.9</text:p>
          </table:table-cell>
          <table:table-cell table:style-name="ce1" office:value-type="float" office:value="3657.6" calcext:value-type="float">
            <text:p>3657.6</text:p>
          </table:table-cell>
          <table:table-cell table:style-name="ce1" office:value-type="float" office:value="3894.6" calcext:value-type="float">
            <text:p>3894.6</text:p>
          </table:table-cell>
          <table:table-cell table:style-name="ce1" office:value-type="float" office:value="3475.1" calcext:value-type="float">
            <text:p>3475.1</text:p>
          </table:table-cell>
        </table:table-row>
        <table:table-row table:style-name="ro1">
          <table:table-cell table:style-name="ce1" office:value-type="string" calcext:value-type="string">
            <text:p>18:12:59</text:p>
          </table:table-cell>
          <table:table-cell table:style-name="ce1" office:value-type="float" office:value="2671.6" calcext:value-type="float">
            <text:p>2671.6</text:p>
          </table:table-cell>
          <table:table-cell table:style-name="ce1" office:value-type="float" office:value="2527.7" calcext:value-type="float">
            <text:p>2527.7</text:p>
          </table:table-cell>
          <table:table-cell table:style-name="ce1" office:value-type="float" office:value="2814.4" calcext:value-type="float">
            <text:p>2814.4</text:p>
          </table:table-cell>
          <table:table-cell table:style-name="ce1" office:value-type="float" office:value="2302.9" calcext:value-type="float">
            <text:p>2302.9</text:p>
          </table:table-cell>
        </table:table-row>
        <table:table-row table:style-name="ro1">
          <table:table-cell table:style-name="ce1" office:value-type="string" calcext:value-type="string">
            <text:p>18:13:34</text:p>
          </table:table-cell>
          <table:table-cell table:style-name="ce1" office:value-type="float" office:value="3349.2" calcext:value-type="float">
            <text:p>3349.2</text:p>
          </table:table-cell>
          <table:table-cell table:style-name="ce1" office:value-type="float" office:value="2872.7" calcext:value-type="float">
            <text:p>2872.7</text:p>
          </table:table-cell>
          <table:table-cell table:style-name="ce1" office:value-type="float" office:value="3586.1" calcext:value-type="float">
            <text:p>3586.1</text:p>
          </table:table-cell>
          <table:table-cell table:style-name="ce1" office:value-type="float" office:value="2909.1" calcext:value-type="float">
            <text:p>2909.1</text:p>
          </table:table-cell>
        </table:table-row>
        <table:table-row table:style-name="ro1">
          <table:table-cell table:style-name="ce1" office:value-type="string" calcext:value-type="string">
            <text:p>18:14:02</text:p>
          </table:table-cell>
          <table:table-cell table:style-name="ce1" office:value-type="float" office:value="3181.8" calcext:value-type="float">
            <text:p>3181.8</text:p>
          </table:table-cell>
          <table:table-cell table:style-name="ce1" office:value-type="float" office:value="2884.4" calcext:value-type="float">
            <text:p>2884.4</text:p>
          </table:table-cell>
          <table:table-cell table:style-name="ce1" office:value-type="float" office:value="3046" calcext:value-type="float">
            <text:p>3046</text:p>
          </table:table-cell>
          <table:table-cell table:style-name="ce1" office:value-type="float" office:value="3141.8" calcext:value-type="float">
            <text:p>3141.8</text:p>
          </table:table-cell>
        </table:table-row>
        <table:table-row table:style-name="ro1">
          <table:table-cell table:style-name="ce1" office:value-type="string" calcext:value-type="string">
            <text:p>18:14:37</text:p>
          </table:table-cell>
          <table:table-cell table:style-name="ce1" office:value-type="float" office:value="4873.1" calcext:value-type="float">
            <text:p>4873.1</text:p>
          </table:table-cell>
          <table:table-cell table:style-name="ce1" office:value-type="float" office:value="4330.9" calcext:value-type="float">
            <text:p>4330.9</text:p>
          </table:table-cell>
          <table:table-cell table:style-name="ce1" office:value-type="float" office:value="4644.1" calcext:value-type="float">
            <text:p>4644.1</text:p>
          </table:table-cell>
          <table:table-cell table:style-name="ce1" office:value-type="float" office:value="4422.3" calcext:value-type="float">
            <text:p>4422.3</text:p>
          </table:table-cell>
        </table:table-row>
        <table:table-row table:style-name="ro1">
          <table:table-cell table:style-name="ce1" office:value-type="string" calcext:value-type="string">
            <text:p>18:15:04</text:p>
          </table:table-cell>
          <table:table-cell table:style-name="ce1" office:value-type="float" office:value="3655.7" calcext:value-type="float">
            <text:p>3655.7</text:p>
          </table:table-cell>
          <table:table-cell table:style-name="ce1" office:value-type="float" office:value="3676.2" calcext:value-type="float">
            <text:p>3676.2</text:p>
          </table:table-cell>
          <table:table-cell table:style-name="ce1" office:value-type="float" office:value="3880.1" calcext:value-type="float">
            <text:p>3880.1</text:p>
          </table:table-cell>
          <table:table-cell table:style-name="ce1" office:value-type="float" office:value="3781.5" calcext:value-type="float">
            <text:p>3781.5</text:p>
          </table:table-cell>
        </table:table-row>
        <table:table-row table:style-name="ro1">
          <table:table-cell table:style-name="ce1" office:value-type="string" calcext:value-type="string">
            <text:p>18:15:39</text:p>
          </table:table-cell>
          <table:table-cell table:style-name="ce1" office:value-type="float" office:value="3563.4" calcext:value-type="float">
            <text:p>3563.4</text:p>
          </table:table-cell>
          <table:table-cell table:style-name="ce1" office:value-type="float" office:value="3563.5" calcext:value-type="float">
            <text:p>3563.5</text:p>
          </table:table-cell>
          <table:table-cell table:style-name="ce1" office:value-type="float" office:value="3575.1" calcext:value-type="float">
            <text:p>3575.1</text:p>
          </table:table-cell>
          <table:table-cell table:style-name="ce1" office:value-type="float" office:value="3341.5" calcext:value-type="float">
            <text:p>3341.5</text:p>
          </table:table-cell>
        </table:table-row>
        <table:table-row table:style-name="ro1">
          <table:table-cell table:style-name="ce1" office:value-type="string" calcext:value-type="string">
            <text:p>18:16:07</text:p>
          </table:table-cell>
          <table:table-cell table:style-name="ce1" office:value-type="float" office:value="3394.3" calcext:value-type="float">
            <text:p>3394.3</text:p>
          </table:table-cell>
          <table:table-cell table:style-name="ce1" office:value-type="float" office:value="3262.9" calcext:value-type="float">
            <text:p>3262.9</text:p>
          </table:table-cell>
          <table:table-cell table:style-name="ce1" office:value-type="float" office:value="3867.7" calcext:value-type="float">
            <text:p>3867.7</text:p>
          </table:table-cell>
          <table:table-cell table:style-name="ce1" office:value-type="float" office:value="3619.1" calcext:value-type="float">
            <text:p>3619.1</text:p>
          </table:table-cell>
        </table:table-row>
        <table:table-row table:style-name="ro1">
          <table:table-cell table:style-name="ce1" office:value-type="string" calcext:value-type="string">
            <text:p>18:16:42</text:p>
          </table:table-cell>
          <table:table-cell table:style-name="ce1" office:value-type="float" office:value="4359.4" calcext:value-type="float">
            <text:p>4359.4</text:p>
          </table:table-cell>
          <table:table-cell table:style-name="ce1" office:value-type="float" office:value="3707" calcext:value-type="float">
            <text:p>3707</text:p>
          </table:table-cell>
          <table:table-cell table:style-name="ce1" office:value-type="float" office:value="4572.6" calcext:value-type="float">
            <text:p>4572.6</text:p>
          </table:table-cell>
          <table:table-cell table:style-name="ce1" office:value-type="float" office:value="4284" calcext:value-type="float">
            <text:p>4284</text:p>
          </table:table-cell>
        </table:table-row>
        <table:table-row table:style-name="ro1">
          <table:table-cell table:style-name="ce1" office:value-type="string" calcext:value-type="string">
            <text:p>18:17:10</text:p>
          </table:table-cell>
          <table:table-cell table:style-name="ce1" office:value-type="float" office:value="2747.2" calcext:value-type="float">
            <text:p>2747.2</text:p>
          </table:table-cell>
          <table:table-cell table:style-name="ce1" office:value-type="float" office:value="2970.4" calcext:value-type="float">
            <text:p>2970.4</text:p>
          </table:table-cell>
          <table:table-cell table:style-name="ce1" office:value-type="float" office:value="2964.7" calcext:value-type="float">
            <text:p>2964.7</text:p>
          </table:table-cell>
          <table:table-cell table:style-name="ce1" office:value-type="float" office:value="2733.4" calcext:value-type="float">
            <text:p>2733.4</text:p>
          </table:table-cell>
        </table:table-row>
        <table:table-row table:style-name="ro1">
          <table:table-cell table:style-name="ce1" office:value-type="string" calcext:value-type="string">
            <text:p>18:17:45</text:p>
          </table:table-cell>
          <table:table-cell table:style-name="ce1" office:value-type="float" office:value="3943.6" calcext:value-type="float">
            <text:p>3943.6</text:p>
          </table:table-cell>
          <table:table-cell table:style-name="ce1" office:value-type="float" office:value="3130.9" calcext:value-type="float">
            <text:p>3130.9</text:p>
          </table:table-cell>
          <table:table-cell table:style-name="ce1" office:value-type="float" office:value="3852.4" calcext:value-type="float">
            <text:p>3852.4</text:p>
          </table:table-cell>
          <table:table-cell table:style-name="ce1" office:value-type="float" office:value="3071" calcext:value-type="float">
            <text:p>3071</text:p>
          </table:table-cell>
        </table:table-row>
        <table:table-row table:style-name="ro1">
          <table:table-cell table:style-name="ce1" office:value-type="string" calcext:value-type="string">
            <text:p>18:18:13</text:p>
          </table:table-cell>
          <table:table-cell table:style-name="ce1" office:value-type="float" office:value="3213.5" calcext:value-type="float">
            <text:p>3213.5</text:p>
          </table:table-cell>
          <table:table-cell table:style-name="ce1" office:value-type="float" office:value="3662.9" calcext:value-type="float">
            <text:p>3662.9</text:p>
          </table:table-cell>
          <table:table-cell table:style-name="ce1" office:value-type="float" office:value="3464.9" calcext:value-type="float">
            <text:p>3464.9</text:p>
          </table:table-cell>
          <table:table-cell table:style-name="ce1" office:value-type="float" office:value="3416.6" calcext:value-type="float">
            <text:p>3416.6</text:p>
          </table:table-cell>
        </table:table-row>
        <table:table-row table:style-name="ro1">
          <table:table-cell table:style-name="ce1" office:value-type="string" calcext:value-type="string">
            <text:p>18:18:48</text:p>
          </table:table-cell>
          <table:table-cell table:style-name="ce1" office:value-type="float" office:value="4362.6" calcext:value-type="float">
            <text:p>4362.6</text:p>
          </table:table-cell>
          <table:table-cell table:style-name="ce1" office:value-type="float" office:value="5047" calcext:value-type="float">
            <text:p>5047</text:p>
          </table:table-cell>
          <table:table-cell table:style-name="ce1" office:value-type="float" office:value="4871.6" calcext:value-type="float">
            <text:p>4871.6</text:p>
          </table:table-cell>
          <table:table-cell table:style-name="ce1" office:value-type="float" office:value="5038.6" calcext:value-type="float">
            <text:p>5038.6</text:p>
          </table:table-cell>
        </table:table-row>
        <table:table-row table:style-name="ro1">
          <table:table-cell table:style-name="ce1" office:value-type="string" calcext:value-type="string">
            <text:p>18:19:16</text:p>
          </table:table-cell>
          <table:table-cell table:style-name="ce1" office:value-type="float" office:value="3156.6" calcext:value-type="float">
            <text:p>3156.6</text:p>
          </table:table-cell>
          <table:table-cell table:style-name="ce1" office:value-type="float" office:value="2901.7" calcext:value-type="float">
            <text:p>2901.7</text:p>
          </table:table-cell>
          <table:table-cell table:style-name="ce1" office:value-type="float" office:value="2946.3" calcext:value-type="float">
            <text:p>2946.3</text:p>
          </table:table-cell>
          <table:table-cell table:style-name="ce1" office:value-type="float" office:value="2658.1" calcext:value-type="float">
            <text:p>2658.1</text:p>
          </table:table-cell>
        </table:table-row>
        <table:table-row table:style-name="ro1">
          <table:table-cell table:style-name="ce1" office:value-type="string" calcext:value-type="string">
            <text:p>18:19:50</text:p>
          </table:table-cell>
          <table:table-cell table:style-name="ce1" office:value-type="float" office:value="4322.9" calcext:value-type="float">
            <text:p>4322.9</text:p>
          </table:table-cell>
          <table:table-cell table:style-name="ce1" office:value-type="float" office:value="4712.7" calcext:value-type="float">
            <text:p>4712.7</text:p>
          </table:table-cell>
          <table:table-cell table:style-name="ce1" office:value-type="float" office:value="5057" calcext:value-type="float">
            <text:p>5057</text:p>
          </table:table-cell>
          <table:table-cell table:style-name="ce1" office:value-type="float" office:value="4677.4" calcext:value-type="float">
            <text:p>4677.4</text:p>
          </table:table-cell>
        </table:table-row>
        <table:table-row table:style-name="ro1">
          <table:table-cell table:style-name="ce1" office:value-type="string" calcext:value-type="string">
            <text:p>18:20:18</text:p>
          </table:table-cell>
          <table:table-cell table:style-name="ce1" office:value-type="float" office:value="4772.4" calcext:value-type="float">
            <text:p>4772.4</text:p>
          </table:table-cell>
          <table:table-cell table:style-name="ce1" office:value-type="float" office:value="4425.5" calcext:value-type="float">
            <text:p>4425.5</text:p>
          </table:table-cell>
          <table:table-cell table:style-name="ce1" office:value-type="float" office:value="5517" calcext:value-type="float">
            <text:p>5517</text:p>
          </table:table-cell>
          <table:table-cell table:style-name="ce1" office:value-type="float" office:value="4641.1" calcext:value-type="float">
            <text:p>4641.1</text:p>
          </table:table-cell>
        </table:table-row>
        <table:table-row table:style-name="ro1">
          <table:table-cell table:style-name="ce1" office:value-type="string" calcext:value-type="string">
            <text:p>18:20:53</text:p>
          </table:table-cell>
          <table:table-cell table:style-name="ce1" office:value-type="float" office:value="3180.1" calcext:value-type="float">
            <text:p>3180.1</text:p>
          </table:table-cell>
          <table:table-cell table:style-name="ce1" office:value-type="float" office:value="3232.9" calcext:value-type="float">
            <text:p>3232.9</text:p>
          </table:table-cell>
          <table:table-cell table:style-name="ce1" office:value-type="float" office:value="3435.2" calcext:value-type="float">
            <text:p>3435.2</text:p>
          </table:table-cell>
          <table:table-cell table:style-name="ce1" office:value-type="float" office:value="3239.6" calcext:value-type="float">
            <text:p>3239.6</text:p>
          </table:table-cell>
        </table:table-row>
        <table:table-row table:style-name="ro1">
          <table:table-cell table:style-name="ce1" office:value-type="string" calcext:value-type="string">
            <text:p>18:21:22</text:p>
          </table:table-cell>
          <table:table-cell table:style-name="ce1" office:value-type="float" office:value="2891.9" calcext:value-type="float">
            <text:p>2891.9</text:p>
          </table:table-cell>
          <table:table-cell table:style-name="ce1" office:value-type="float" office:value="2964.9" calcext:value-type="float">
            <text:p>2964.9</text:p>
          </table:table-cell>
          <table:table-cell table:style-name="ce1" office:value-type="float" office:value="2920" calcext:value-type="float">
            <text:p>2920</text:p>
          </table:table-cell>
          <table:table-cell table:style-name="ce1" office:value-type="float" office:value="2687.3" calcext:value-type="float">
            <text:p>2687.3</text:p>
          </table:table-cell>
        </table:table-row>
        <table:table-row table:style-name="ro1">
          <table:table-cell table:style-name="ce1" office:value-type="string" calcext:value-type="string">
            <text:p>18:21:57</text:p>
          </table:table-cell>
          <table:table-cell table:style-name="ce1" office:value-type="float" office:value="4239.2" calcext:value-type="float">
            <text:p>4239.2</text:p>
          </table:table-cell>
          <table:table-cell table:style-name="ce1" office:value-type="float" office:value="4779.3" calcext:value-type="float">
            <text:p>4779.3</text:p>
          </table:table-cell>
          <table:table-cell table:style-name="ce1" office:value-type="float" office:value="4510" calcext:value-type="float">
            <text:p>4510</text:p>
          </table:table-cell>
          <table:table-cell table:style-name="ce1" office:value-type="float" office:value="5249.1" calcext:value-type="float">
            <text:p>5249.1</text:p>
          </table:table-cell>
        </table:table-row>
        <table:table-row table:style-name="ro1">
          <table:table-cell table:style-name="ce1" office:value-type="string" calcext:value-type="string">
            <text:p>18:22:25</text:p>
          </table:table-cell>
          <table:table-cell table:style-name="ce1" office:value-type="float" office:value="3311.9" calcext:value-type="float">
            <text:p>3311.9</text:p>
          </table:table-cell>
          <table:table-cell table:style-name="ce1" office:value-type="float" office:value="3620.8" calcext:value-type="float">
            <text:p>3620.8</text:p>
          </table:table-cell>
          <table:table-cell table:style-name="ce1" office:value-type="float" office:value="3963.7" calcext:value-type="float">
            <text:p>3963.7</text:p>
          </table:table-cell>
          <table:table-cell table:style-name="ce1" office:value-type="float" office:value="3061.9" calcext:value-type="float">
            <text:p>3061.9</text:p>
          </table:table-cell>
        </table:table-row>
        <table:table-row table:style-name="ro1">
          <table:table-cell table:style-name="ce1" office:value-type="string" calcext:value-type="string">
            <text:p>18:23:00</text:p>
          </table:table-cell>
          <table:table-cell table:style-name="ce1" office:value-type="float" office:value="3195.5" calcext:value-type="float">
            <text:p>3195.5</text:p>
          </table:table-cell>
          <table:table-cell table:style-name="ce1" office:value-type="float" office:value="3426.3" calcext:value-type="float">
            <text:p>3426.3</text:p>
          </table:table-cell>
          <table:table-cell table:style-name="ce1" office:value-type="float" office:value="3475.2" calcext:value-type="float">
            <text:p>3475.2</text:p>
          </table:table-cell>
          <table:table-cell table:style-name="ce1" office:value-type="float" office:value="3452.1" calcext:value-type="float">
            <text:p>3452.1</text:p>
          </table:table-cell>
        </table:table-row>
        <table:table-row table:style-name="ro1">
          <table:table-cell table:style-name="ce1" office:value-type="string" calcext:value-type="string">
            <text:p>18:23:28</text:p>
          </table:table-cell>
          <table:table-cell table:style-name="ce1" office:value-type="float" office:value="2627.4" calcext:value-type="float">
            <text:p>2627.4</text:p>
          </table:table-cell>
          <table:table-cell table:style-name="ce1" office:value-type="float" office:value="2908" calcext:value-type="float">
            <text:p>2908</text:p>
          </table:table-cell>
          <table:table-cell table:style-name="ce1" office:value-type="float" office:value="2841.2" calcext:value-type="float">
            <text:p>2841.2</text:p>
          </table:table-cell>
          <table:table-cell table:style-name="ce1" office:value-type="float" office:value="2580.2" calcext:value-type="float">
            <text:p>2580.2</text:p>
          </table:table-cell>
        </table:table-row>
        <table:table-row table:style-name="ro1">
          <table:table-cell table:style-name="ce1" office:value-type="string" calcext:value-type="string">
            <text:p>18:24:03</text:p>
          </table:table-cell>
          <table:table-cell table:style-name="ce1" office:value-type="float" office:value="3100.6" calcext:value-type="float">
            <text:p>3100.6</text:p>
          </table:table-cell>
          <table:table-cell table:style-name="ce1" office:value-type="float" office:value="3372.3" calcext:value-type="float">
            <text:p>3372.3</text:p>
          </table:table-cell>
          <table:table-cell table:style-name="ce1" office:value-type="float" office:value="3370.7" calcext:value-type="float">
            <text:p>3370.7</text:p>
          </table:table-cell>
          <table:table-cell table:style-name="ce1" office:value-type="float" office:value="3222.5" calcext:value-type="float">
            <text:p>3222.5</text:p>
          </table:table-cell>
        </table:table-row>
        <table:table-row table:style-name="ro1">
          <table:table-cell table:style-name="ce1" office:value-type="string" calcext:value-type="string">
            <text:p>18:24:31</text:p>
          </table:table-cell>
          <table:table-cell table:style-name="ce1" office:value-type="float" office:value="3530.9" calcext:value-type="float">
            <text:p>3530.9</text:p>
          </table:table-cell>
          <table:table-cell table:style-name="ce1" office:value-type="float" office:value="3768.7" calcext:value-type="float">
            <text:p>3768.7</text:p>
          </table:table-cell>
          <table:table-cell table:style-name="ce1" office:value-type="float" office:value="3834" calcext:value-type="float">
            <text:p>3834</text:p>
          </table:table-cell>
          <table:table-cell table:style-name="ce1" office:value-type="float" office:value="3588.4" calcext:value-type="float">
            <text:p>3588.4</text:p>
          </table:table-cell>
        </table:table-row>
        <table:table-row table:style-name="ro1">
          <table:table-cell table:style-name="ce1" office:value-type="string" calcext:value-type="string">
            <text:p>18:25:05</text:p>
          </table:table-cell>
          <table:table-cell table:style-name="ce1" office:value-type="float" office:value="4661.6" calcext:value-type="float">
            <text:p>4661.6</text:p>
          </table:table-cell>
          <table:table-cell table:style-name="ce1" office:value-type="float" office:value="4920.4" calcext:value-type="float">
            <text:p>4920.4</text:p>
          </table:table-cell>
          <table:table-cell table:style-name="ce1" office:value-type="float" office:value="5458.5" calcext:value-type="float">
            <text:p>5458.5</text:p>
          </table:table-cell>
          <table:table-cell table:style-name="ce1" office:value-type="float" office:value="4843.4" calcext:value-type="float">
            <text:p>4843.4</text:p>
          </table:table-cell>
        </table:table-row>
        <table:table-row table:style-name="ro1">
          <table:table-cell table:style-name="ce1" office:value-type="string" calcext:value-type="string">
            <text:p>18:25:34</text:p>
          </table:table-cell>
          <table:table-cell table:style-name="ce1" office:value-type="float" office:value="2624.3" calcext:value-type="float">
            <text:p>2624.3</text:p>
          </table:table-cell>
          <table:table-cell table:style-name="ce1" office:value-type="float" office:value="2908.3" calcext:value-type="float">
            <text:p>2908.3</text:p>
          </table:table-cell>
          <table:table-cell table:style-name="ce1" office:value-type="float" office:value="2933.7" calcext:value-type="float">
            <text:p>2933.7</text:p>
          </table:table-cell>
          <table:table-cell table:style-name="ce1" office:value-type="float" office:value="2578.8" calcext:value-type="float">
            <text:p>2578.8</text:p>
          </table:table-cell>
        </table:table-row>
        <table:table-row table:style-name="ro1">
          <table:table-cell table:style-name="ce1" office:value-type="string" calcext:value-type="string">
            <text:p>18:26:08</text:p>
          </table:table-cell>
          <table:table-cell table:style-name="ce1" office:value-type="float" office:value="4853.4" calcext:value-type="float">
            <text:p>4853.4</text:p>
          </table:table-cell>
          <table:table-cell table:style-name="ce1" office:value-type="float" office:value="3904.4" calcext:value-type="float">
            <text:p>3904.4</text:p>
          </table:table-cell>
          <table:table-cell table:style-name="ce1" office:value-type="float" office:value="5029.2" calcext:value-type="float">
            <text:p>5029.2</text:p>
          </table:table-cell>
          <table:table-cell table:style-name="ce1" office:value-type="float" office:value="4665" calcext:value-type="float">
            <text:p>4665</text:p>
          </table:table-cell>
        </table:table-row>
        <table:table-row table:style-name="ro1">
          <table:table-cell table:style-name="ce1" office:value-type="string" calcext:value-type="string">
            <text:p>18:26:36</text:p>
          </table:table-cell>
          <table:table-cell table:style-name="ce1" office:value-type="float" office:value="2680.5" calcext:value-type="float">
            <text:p>2680.5</text:p>
          </table:table-cell>
          <table:table-cell table:style-name="ce1" office:value-type="float" office:value="2829.8" calcext:value-type="float">
            <text:p>2829.8</text:p>
          </table:table-cell>
          <table:table-cell table:style-name="ce1" office:value-type="float" office:value="3315.1" calcext:value-type="float">
            <text:p>3315.1</text:p>
          </table:table-cell>
          <table:table-cell table:style-name="ce1" office:value-type="float" office:value="2576.1" calcext:value-type="float">
            <text:p>2576.1</text:p>
          </table:table-cell>
        </table:table-row>
        <table:table-row table:style-name="ro1">
          <table:table-cell table:style-name="ce1" office:value-type="string" calcext:value-type="string">
            <text:p>18:27:11</text:p>
          </table:table-cell>
          <table:table-cell table:style-name="ce1" office:value-type="float" office:value="4276" calcext:value-type="float">
            <text:p>4276</text:p>
          </table:table-cell>
          <table:table-cell table:style-name="ce1" office:value-type="float" office:value="4257.1" calcext:value-type="float">
            <text:p>4257.1</text:p>
          </table:table-cell>
          <table:table-cell table:style-name="ce1" office:value-type="float" office:value="4530.6" calcext:value-type="float">
            <text:p>4530.6</text:p>
          </table:table-cell>
          <table:table-cell table:style-name="ce1" office:value-type="float" office:value="4355.3" calcext:value-type="float">
            <text:p>4355.3</text:p>
          </table:table-cell>
        </table:table-row>
        <table:table-row table:style-name="ro1">
          <table:table-cell table:style-name="ce1" office:value-type="string" calcext:value-type="string">
            <text:p>18:27:39</text:p>
          </table:table-cell>
          <table:table-cell table:style-name="ce1" office:value-type="float" office:value="3250.9" calcext:value-type="float">
            <text:p>3250.9</text:p>
          </table:table-cell>
          <table:table-cell table:style-name="ce1" office:value-type="float" office:value="3163.2" calcext:value-type="float">
            <text:p>3163.2</text:p>
          </table:table-cell>
          <table:table-cell table:style-name="ce1" office:value-type="float" office:value="3414.7" calcext:value-type="float">
            <text:p>3414.7</text:p>
          </table:table-cell>
          <table:table-cell table:style-name="ce1" office:value-type="float" office:value="3111.2" calcext:value-type="float">
            <text:p>3111.2</text:p>
          </table:table-cell>
        </table:table-row>
        <table:table-row table:style-name="ro1">
          <table:table-cell table:style-name="ce1" office:value-type="string" calcext:value-type="string">
            <text:p>18:28:14</text:p>
          </table:table-cell>
          <table:table-cell table:style-name="ce1" office:value-type="float" office:value="3886" calcext:value-type="float">
            <text:p>3886</text:p>
          </table:table-cell>
          <table:table-cell table:style-name="ce1" office:value-type="float" office:value="3747.6" calcext:value-type="float">
            <text:p>3747.6</text:p>
          </table:table-cell>
          <table:table-cell table:style-name="ce1" office:value-type="float" office:value="3888.9" calcext:value-type="float">
            <text:p>3888.9</text:p>
          </table:table-cell>
          <table:table-cell table:style-name="ce1" office:value-type="float" office:value="3350.2" calcext:value-type="float">
            <text:p>3350.2</text:p>
          </table:table-cell>
        </table:table-row>
        <table:table-row table:style-name="ro1">
          <table:table-cell table:style-name="ce1" office:value-type="string" calcext:value-type="string">
            <text:p>18:28:42</text:p>
          </table:table-cell>
          <table:table-cell table:style-name="ce1" office:value-type="float" office:value="3342.7" calcext:value-type="float">
            <text:p>3342.7</text:p>
          </table:table-cell>
          <table:table-cell table:style-name="ce1" office:value-type="float" office:value="3143.1" calcext:value-type="float">
            <text:p>3143.1</text:p>
          </table:table-cell>
          <table:table-cell table:style-name="ce1" office:value-type="float" office:value="3188.7" calcext:value-type="float">
            <text:p>3188.7</text:p>
          </table:table-cell>
          <table:table-cell table:style-name="ce1" office:value-type="float" office:value="2957" calcext:value-type="float">
            <text:p>2957</text:p>
          </table:table-cell>
        </table:table-row>
        <table:table-row table:style-name="ro1">
          <table:table-cell table:style-name="ce1" office:value-type="string" calcext:value-type="string">
            <text:p>18:29:17</text:p>
          </table:table-cell>
          <table:table-cell table:style-name="ce1" office:value-type="float" office:value="4557.1" calcext:value-type="float">
            <text:p>4557.1</text:p>
          </table:table-cell>
          <table:table-cell table:style-name="ce1" office:value-type="float" office:value="4296.1" calcext:value-type="float">
            <text:p>4296.1</text:p>
          </table:table-cell>
          <table:table-cell table:style-name="ce1" office:value-type="float" office:value="4728.9" calcext:value-type="float">
            <text:p>4728.9</text:p>
          </table:table-cell>
          <table:table-cell table:style-name="ce1" office:value-type="float" office:value="4645.9" calcext:value-type="float">
            <text:p>4645.9</text:p>
          </table:table-cell>
        </table:table-row>
        <table:table-row table:style-name="ro1">
          <table:table-cell table:style-name="ce1" office:value-type="string" calcext:value-type="string">
            <text:p>18:29:45</text:p>
          </table:table-cell>
          <table:table-cell table:style-name="ce1" office:value-type="float" office:value="4248.8" calcext:value-type="float">
            <text:p>4248.8</text:p>
          </table:table-cell>
          <table:table-cell table:style-name="ce1" office:value-type="float" office:value="4296.5" calcext:value-type="float">
            <text:p>4296.5</text:p>
          </table:table-cell>
          <table:table-cell table:style-name="ce1" office:value-type="float" office:value="4622.4" calcext:value-type="float">
            <text:p>4622.4</text:p>
          </table:table-cell>
          <table:table-cell table:style-name="ce1" office:value-type="float" office:value="4384.9" calcext:value-type="float">
            <text:p>4384.9</text:p>
          </table:table-cell>
        </table:table-row>
        <table:table-row table:style-name="ro1">
          <table:table-cell table:style-name="ce1" office:value-type="string" calcext:value-type="string">
            <text:p>18:30:19</text:p>
          </table:table-cell>
          <table:table-cell table:style-name="ce1" office:value-type="float" office:value="4488.6" calcext:value-type="float">
            <text:p>4488.6</text:p>
          </table:table-cell>
          <table:table-cell table:style-name="ce1" office:value-type="float" office:value="5397.4" calcext:value-type="float">
            <text:p>5397.4</text:p>
          </table:table-cell>
          <table:table-cell table:style-name="ce1" office:value-type="float" office:value="4770.1" calcext:value-type="float">
            <text:p>4770.1</text:p>
          </table:table-cell>
          <table:table-cell table:style-name="ce1" office:value-type="float" office:value="4706.3" calcext:value-type="float">
            <text:p>4706.3</text:p>
          </table:table-cell>
        </table:table-row>
        <table:table-row table:style-name="ro1">
          <table:table-cell table:style-name="ce1" office:value-type="string" calcext:value-type="string">
            <text:p>18:30:48</text:p>
          </table:table-cell>
          <table:table-cell table:style-name="ce1" office:value-type="float" office:value="4085.2" calcext:value-type="float">
            <text:p>4085.2</text:p>
          </table:table-cell>
          <table:table-cell table:style-name="ce1" office:value-type="float" office:value="3721.4" calcext:value-type="float">
            <text:p>3721.4</text:p>
          </table:table-cell>
          <table:table-cell table:style-name="ce1" office:value-type="float" office:value="4205.5" calcext:value-type="float">
            <text:p>4205.5</text:p>
          </table:table-cell>
          <table:table-cell table:style-name="ce1" office:value-type="float" office:value="4360.2" calcext:value-type="float">
            <text:p>4360.2</text:p>
          </table:table-cell>
        </table:table-row>
        <table:table-row table:style-name="ro1">
          <table:table-cell table:style-name="ce1" office:value-type="string" calcext:value-type="string">
            <text:p>18:31:22</text:p>
          </table:table-cell>
          <table:table-cell table:style-name="ce1" office:value-type="float" office:value="4748.6" calcext:value-type="float">
            <text:p>4748.6</text:p>
          </table:table-cell>
          <table:table-cell table:style-name="ce1" office:value-type="float" office:value="4566.6" calcext:value-type="float">
            <text:p>4566.6</text:p>
          </table:table-cell>
          <table:table-cell table:style-name="ce1" office:value-type="float" office:value="5751.8" calcext:value-type="float">
            <text:p>5751.8</text:p>
          </table:table-cell>
          <table:table-cell table:style-name="ce1" office:value-type="float" office:value="4933.6" calcext:value-type="float">
            <text:p>4933.6</text:p>
          </table:table-cell>
        </table:table-row>
        <table:table-row table:style-name="ro1">
          <table:table-cell table:style-name="ce1" office:value-type="string" calcext:value-type="string">
            <text:p>18:31:50</text:p>
          </table:table-cell>
          <table:table-cell table:style-name="ce1" office:value-type="float" office:value="3343.6" calcext:value-type="float">
            <text:p>3343.6</text:p>
          </table:table-cell>
          <table:table-cell table:style-name="ce1" office:value-type="float" office:value="2636.2" calcext:value-type="float">
            <text:p>2636.2</text:p>
          </table:table-cell>
          <table:table-cell table:style-name="ce1" office:value-type="float" office:value="3049.9" calcext:value-type="float">
            <text:p>3049.9</text:p>
          </table:table-cell>
          <table:table-cell table:style-name="ce1" office:value-type="float" office:value="2704.5" calcext:value-type="float">
            <text:p>2704.5</text:p>
          </table:table-cell>
        </table:table-row>
        <table:table-row table:style-name="ro1">
          <table:table-cell table:style-name="ce1" office:value-type="string" calcext:value-type="string">
            <text:p>18:32:25</text:p>
          </table:table-cell>
          <table:table-cell table:style-name="ce1" office:value-type="float" office:value="4987.7" calcext:value-type="float">
            <text:p>4987.7</text:p>
          </table:table-cell>
          <table:table-cell table:style-name="ce1" office:value-type="float" office:value="5257.3" calcext:value-type="float">
            <text:p>5257.3</text:p>
          </table:table-cell>
          <table:table-cell table:style-name="ce1" office:value-type="float" office:value="4722" calcext:value-type="float">
            <text:p>4722</text:p>
          </table:table-cell>
          <table:table-cell table:style-name="ce1" office:value-type="float" office:value="5153.2" calcext:value-type="float">
            <text:p>5153.2</text:p>
          </table:table-cell>
        </table:table-row>
        <table:table-row table:style-name="ro1">
          <table:table-cell table:style-name="ce1" office:value-type="string" calcext:value-type="string">
            <text:p>18:32:53</text:p>
          </table:table-cell>
          <table:table-cell table:style-name="ce1" office:value-type="float" office:value="3271.8" calcext:value-type="float">
            <text:p>3271.8</text:p>
          </table:table-cell>
          <table:table-cell table:style-name="ce1" office:value-type="float" office:value="2806.6" calcext:value-type="float">
            <text:p>2806.6</text:p>
          </table:table-cell>
          <table:table-cell table:style-name="ce1" office:value-type="float" office:value="3086.5" calcext:value-type="float">
            <text:p>3086.5</text:p>
          </table:table-cell>
          <table:table-cell table:style-name="ce1" office:value-type="float" office:value="2859" calcext:value-type="float">
            <text:p>2859</text:p>
          </table:table-cell>
        </table:table-row>
        <table:table-row table:style-name="ro1">
          <table:table-cell table:style-name="ce1" office:value-type="string" calcext:value-type="string">
            <text:p>18:33:28</text:p>
          </table:table-cell>
          <table:table-cell table:style-name="ce1" office:value-type="float" office:value="3929.8" calcext:value-type="float">
            <text:p>3929.8</text:p>
          </table:table-cell>
          <table:table-cell table:style-name="ce1" office:value-type="float" office:value="4202.4" calcext:value-type="float">
            <text:p>4202.4</text:p>
          </table:table-cell>
          <table:table-cell table:style-name="ce1" office:value-type="float" office:value="4078.8" calcext:value-type="float">
            <text:p>4078.8</text:p>
          </table:table-cell>
          <table:table-cell table:style-name="ce1" office:value-type="float" office:value="4218.8" calcext:value-type="float">
            <text:p>4218.8</text:p>
          </table:table-cell>
        </table:table-row>
        <table:table-row table:style-name="ro1">
          <table:table-cell table:style-name="ce1" office:value-type="string" calcext:value-type="string">
            <text:p>18:33:56</text:p>
          </table:table-cell>
          <table:table-cell table:style-name="ce1" office:value-type="float" office:value="3347.1" calcext:value-type="float">
            <text:p>3347.1</text:p>
          </table:table-cell>
          <table:table-cell table:style-name="ce1" office:value-type="float" office:value="3213" calcext:value-type="float">
            <text:p>3213</text:p>
          </table:table-cell>
          <table:table-cell table:style-name="ce1" office:value-type="float" office:value="3582.5" calcext:value-type="float">
            <text:p>3582.5</text:p>
          </table:table-cell>
          <table:table-cell table:style-name="ce1" office:value-type="float" office:value="3187.1" calcext:value-type="float">
            <text:p>3187.1</text:p>
          </table:table-cell>
        </table:table-row>
        <table:table-row table:style-name="ro1">
          <table:table-cell table:style-name="ce1" office:value-type="string" calcext:value-type="string">
            <text:p>18:34:31</text:p>
          </table:table-cell>
          <table:table-cell table:style-name="ce1" office:value-type="float" office:value="3931" calcext:value-type="float">
            <text:p>3931</text:p>
          </table:table-cell>
          <table:table-cell table:style-name="ce1" office:value-type="float" office:value="3528.3" calcext:value-type="float">
            <text:p>3528.3</text:p>
          </table:table-cell>
          <table:table-cell table:style-name="ce1" office:value-type="float" office:value="3756.8" calcext:value-type="float">
            <text:p>3756.8</text:p>
          </table:table-cell>
          <table:table-cell table:style-name="ce1" office:value-type="float" office:value="3546.5" calcext:value-type="float">
            <text:p>3546.5</text:p>
          </table:table-cell>
        </table:table-row>
        <table:table-row table:style-name="ro1">
          <table:table-cell table:style-name="ce1" office:value-type="string" calcext:value-type="string">
            <text:p>18:34:59</text:p>
          </table:table-cell>
          <table:table-cell table:style-name="ce1" office:value-type="float" office:value="3142.7" calcext:value-type="float">
            <text:p>3142.7</text:p>
          </table:table-cell>
          <table:table-cell table:style-name="ce1" office:value-type="float" office:value="3119.1" calcext:value-type="float">
            <text:p>3119.1</text:p>
          </table:table-cell>
          <table:table-cell table:style-name="ce1" office:value-type="float" office:value="2999.1" calcext:value-type="float">
            <text:p>2999.1</text:p>
          </table:table-cell>
          <table:table-cell table:style-name="ce1" office:value-type="float" office:value="2999.6" calcext:value-type="float">
            <text:p>2999.6</text:p>
          </table:table-cell>
        </table:table-row>
        <table:table-row table:style-name="ro1">
          <table:table-cell table:style-name="ce1" office:value-type="string" calcext:value-type="string">
            <text:p>18:35:34</text:p>
          </table:table-cell>
          <table:table-cell table:style-name="ce1" office:value-type="float" office:value="3549.7" calcext:value-type="float">
            <text:p>3549.7</text:p>
          </table:table-cell>
          <table:table-cell table:style-name="ce1" office:value-type="float" office:value="3585.4" calcext:value-type="float">
            <text:p>3585.4</text:p>
          </table:table-cell>
          <table:table-cell table:style-name="ce1" office:value-type="float" office:value="3618.9" calcext:value-type="float">
            <text:p>3618.9</text:p>
          </table:table-cell>
          <table:table-cell table:style-name="ce1" office:value-type="float" office:value="3331.2" calcext:value-type="float">
            <text:p>3331.2</text:p>
          </table:table-cell>
        </table:table-row>
        <table:table-row table:style-name="ro1">
          <table:table-cell table:style-name="ce1" office:value-type="string" calcext:value-type="string">
            <text:p>18:36:01</text:p>
          </table:table-cell>
          <table:table-cell table:style-name="ce1" office:value-type="float" office:value="2709.3" calcext:value-type="float">
            <text:p>2709.3</text:p>
          </table:table-cell>
          <table:table-cell table:style-name="ce1" office:value-type="float" office:value="2841.4" calcext:value-type="float">
            <text:p>2841.4</text:p>
          </table:table-cell>
          <table:table-cell table:style-name="ce1" office:value-type="float" office:value="2951.2" calcext:value-type="float">
            <text:p>2951.2</text:p>
          </table:table-cell>
          <table:table-cell table:style-name="ce1" office:value-type="float" office:value="2718.8" calcext:value-type="float">
            <text:p>2718.8</text:p>
          </table:table-cell>
        </table:table-row>
        <table:table-row table:style-name="ro1">
          <table:table-cell table:style-name="ce1" office:value-type="string" calcext:value-type="string">
            <text:p>18:36:38</text:p>
          </table:table-cell>
          <table:table-cell table:style-name="ce1" office:value-type="float" office:value="3606.3" calcext:value-type="float">
            <text:p>3606.3</text:p>
          </table:table-cell>
          <table:table-cell table:style-name="ce1" office:value-type="float" office:value="3701" calcext:value-type="float">
            <text:p>3701</text:p>
          </table:table-cell>
          <table:table-cell table:style-name="ce1" office:value-type="float" office:value="3849.6" calcext:value-type="float">
            <text:p>3849.6</text:p>
          </table:table-cell>
          <table:table-cell table:style-name="ce1" office:value-type="float" office:value="3434.3" calcext:value-type="float">
            <text:p>3434.3</text:p>
          </table:table-cell>
        </table:table-row>
        <table:table-row table:style-name="ro1">
          <table:table-cell table:style-name="ce1" office:value-type="string" calcext:value-type="string">
            <text:p>18:37:05</text:p>
          </table:table-cell>
          <table:table-cell table:style-name="ce1" office:value-type="float" office:value="4525.6" calcext:value-type="float">
            <text:p>4525.6</text:p>
          </table:table-cell>
          <table:table-cell table:style-name="ce1" office:value-type="float" office:value="3626" calcext:value-type="float">
            <text:p>3626</text:p>
          </table:table-cell>
          <table:table-cell table:style-name="ce1" office:value-type="float" office:value="3805.9" calcext:value-type="float">
            <text:p>3805.9</text:p>
          </table:table-cell>
          <table:table-cell table:style-name="ce1" office:value-type="float" office:value="4055.1" calcext:value-type="float">
            <text:p>4055.1</text:p>
          </table:table-cell>
        </table:table-row>
        <table:table-row table:style-name="ro1">
          <table:table-cell table:style-name="ce1" office:value-type="string" calcext:value-type="string">
            <text:p>18:37:41</text:p>
          </table:table-cell>
          <table:table-cell table:style-name="ce1" office:value-type="float" office:value="4200.2" calcext:value-type="float">
            <text:p>4200.2</text:p>
          </table:table-cell>
          <table:table-cell table:style-name="ce1" office:value-type="float" office:value="4145.2" calcext:value-type="float">
            <text:p>4145.2</text:p>
          </table:table-cell>
          <table:table-cell table:style-name="ce1" office:value-type="float" office:value="5239" calcext:value-type="float">
            <text:p>5239</text:p>
          </table:table-cell>
          <table:table-cell table:style-name="ce1" office:value-type="float" office:value="4480.3" calcext:value-type="float">
            <text:p>4480.3</text:p>
          </table:table-cell>
        </table:table-row>
        <table:table-row table:style-name="ro1">
          <table:table-cell table:style-name="ce1" office:value-type="string" calcext:value-type="string">
            <text:p>18:38:08</text:p>
          </table:table-cell>
          <table:table-cell table:style-name="ce1" office:value-type="float" office:value="4258.7" calcext:value-type="float">
            <text:p>4258.7</text:p>
          </table:table-cell>
          <table:table-cell table:style-name="ce1" office:value-type="float" office:value="3614.3" calcext:value-type="float">
            <text:p>3614.3</text:p>
          </table:table-cell>
          <table:table-cell table:style-name="ce1" office:value-type="float" office:value="4290.5" calcext:value-type="float">
            <text:p>4290.5</text:p>
          </table:table-cell>
          <table:table-cell table:style-name="ce1" office:value-type="float" office:value="4345.6" calcext:value-type="float">
            <text:p>4345.6</text:p>
          </table:table-cell>
        </table:table-row>
        <table:table-row table:style-name="ro1">
          <table:table-cell table:style-name="ce1" office:value-type="string" calcext:value-type="string">
            <text:p>18:38:43</text:p>
          </table:table-cell>
          <table:table-cell table:style-name="ce1" office:value-type="float" office:value="3459.4" calcext:value-type="float">
            <text:p>3459.4</text:p>
          </table:table-cell>
          <table:table-cell table:style-name="ce1" office:value-type="float" office:value="3320.7" calcext:value-type="float">
            <text:p>3320.7</text:p>
          </table:table-cell>
          <table:table-cell table:style-name="ce1" office:value-type="float" office:value="3670.7" calcext:value-type="float">
            <text:p>3670.7</text:p>
          </table:table-cell>
          <table:table-cell table:style-name="ce1" office:value-type="float" office:value="3107.4" calcext:value-type="float">
            <text:p>3107.4</text:p>
          </table:table-cell>
        </table:table-row>
        <table:table-row table:style-name="ro1">
          <table:table-cell table:style-name="ce1" office:value-type="string" calcext:value-type="string">
            <text:p>18:39:11</text:p>
          </table:table-cell>
          <table:table-cell table:style-name="ce1" office:value-type="float" office:value="3372" calcext:value-type="float">
            <text:p>3372</text:p>
          </table:table-cell>
          <table:table-cell table:style-name="ce1" office:value-type="float" office:value="3024.3" calcext:value-type="float">
            <text:p>3024.3</text:p>
          </table:table-cell>
          <table:table-cell table:style-name="ce1" office:value-type="float" office:value="3406.8" calcext:value-type="float">
            <text:p>3406.8</text:p>
          </table:table-cell>
          <table:table-cell table:style-name="ce1" office:value-type="float" office:value="3245.3" calcext:value-type="float">
            <text:p>3245.3</text:p>
          </table:table-cell>
        </table:table-row>
        <table:table-row table:style-name="ro1">
          <table:table-cell table:style-name="ce1" office:value-type="string" calcext:value-type="string">
            <text:p>18:39:46</text:p>
          </table:table-cell>
          <table:table-cell table:style-name="ce1" office:value-type="float" office:value="4778" calcext:value-type="float">
            <text:p>4778</text:p>
          </table:table-cell>
          <table:table-cell table:style-name="ce1" office:value-type="float" office:value="4652.3" calcext:value-type="float">
            <text:p>4652.3</text:p>
          </table:table-cell>
          <table:table-cell table:style-name="ce1" office:value-type="float" office:value="4277.3" calcext:value-type="float">
            <text:p>4277.3</text:p>
          </table:table-cell>
          <table:table-cell table:style-name="ce1" office:value-type="float" office:value="4562" calcext:value-type="float">
            <text:p>4562</text:p>
          </table:table-cell>
        </table:table-row>
        <table:table-row table:style-name="ro1">
          <table:table-cell table:style-name="ce1" office:value-type="string" calcext:value-type="string">
            <text:p>18:40:13</text:p>
          </table:table-cell>
          <table:table-cell table:style-name="ce1" office:value-type="float" office:value="2818.2" calcext:value-type="float">
            <text:p>2818.2</text:p>
          </table:table-cell>
          <table:table-cell table:style-name="ce1" office:value-type="float" office:value="3143.1" calcext:value-type="float">
            <text:p>3143.1</text:p>
          </table:table-cell>
          <table:table-cell table:style-name="ce1" office:value-type="float" office:value="3306.7" calcext:value-type="float">
            <text:p>3306.7</text:p>
          </table:table-cell>
          <table:table-cell table:style-name="ce1" office:value-type="float" office:value="3014.2" calcext:value-type="float">
            <text:p>3014.2</text:p>
          </table:table-cell>
        </table:table-row>
        <table:table-row table:style-name="ro1">
          <table:table-cell table:style-name="ce1" office:value-type="string" calcext:value-type="string">
            <text:p>18:40:49</text:p>
          </table:table-cell>
          <table:table-cell table:style-name="ce1" office:value-type="float" office:value="3728.3" calcext:value-type="float">
            <text:p>3728.3</text:p>
          </table:table-cell>
          <table:table-cell table:style-name="ce1" office:value-type="float" office:value="3855.9" calcext:value-type="float">
            <text:p>3855.9</text:p>
          </table:table-cell>
          <table:table-cell table:style-name="ce1" office:value-type="float" office:value="4846.4" calcext:value-type="float">
            <text:p>4846.4</text:p>
          </table:table-cell>
          <table:table-cell table:style-name="ce1" office:value-type="float" office:value="4207.6" calcext:value-type="float">
            <text:p>4207.6</text:p>
          </table:table-cell>
        </table:table-row>
        <table:table-row table:style-name="ro1">
          <table:table-cell table:style-name="ce1" office:value-type="string" calcext:value-type="string">
            <text:p>18:41:16</text:p>
          </table:table-cell>
          <table:table-cell table:style-name="ce1" office:value-type="float" office:value="2912.1" calcext:value-type="float">
            <text:p>2912.1</text:p>
          </table:table-cell>
          <table:table-cell table:style-name="ce1" office:value-type="float" office:value="2554" calcext:value-type="float">
            <text:p>2554</text:p>
          </table:table-cell>
          <table:table-cell table:style-name="ce1" office:value-type="float" office:value="2937.4" calcext:value-type="float">
            <text:p>2937.4</text:p>
          </table:table-cell>
          <table:table-cell table:style-name="ce1" office:value-type="float" office:value="2556.3" calcext:value-type="float">
            <text:p>2556.3</text:p>
          </table:table-cell>
        </table:table-row>
        <table:table-row table:style-name="ro1">
          <table:table-cell table:style-name="ce1" office:value-type="string" calcext:value-type="string">
            <text:p>18:41:52</text:p>
          </table:table-cell>
          <table:table-cell table:style-name="ce1" office:value-type="float" office:value="4837.2" calcext:value-type="float">
            <text:p>4837.2</text:p>
          </table:table-cell>
          <table:table-cell table:style-name="ce1" office:value-type="float" office:value="4413.2" calcext:value-type="float">
            <text:p>4413.2</text:p>
          </table:table-cell>
          <table:table-cell table:style-name="ce1" office:value-type="float" office:value="4809.4" calcext:value-type="float">
            <text:p>4809.4</text:p>
          </table:table-cell>
          <table:table-cell table:style-name="ce1" office:value-type="float" office:value="4113.3" calcext:value-type="float">
            <text:p>4113.3</text:p>
          </table:table-cell>
        </table:table-row>
        <table:table-row table:style-name="ro1">
          <table:table-cell table:style-name="ce1" office:value-type="string" calcext:value-type="string">
            <text:p>18:42:19</text:p>
          </table:table-cell>
          <table:table-cell table:style-name="ce1" office:value-type="float" office:value="4043.3" calcext:value-type="float">
            <text:p>4043.3</text:p>
          </table:table-cell>
          <table:table-cell table:style-name="ce1" office:value-type="float" office:value="3576.5" calcext:value-type="float">
            <text:p>3576.5</text:p>
          </table:table-cell>
          <table:table-cell table:style-name="ce1" office:value-type="float" office:value="3295.5" calcext:value-type="float">
            <text:p>3295.5</text:p>
          </table:table-cell>
          <table:table-cell table:style-name="ce1" office:value-type="float" office:value="3253.3" calcext:value-type="float">
            <text:p>3253.3</text:p>
          </table:table-cell>
        </table:table-row>
        <table:table-row table:style-name="ro1">
          <table:table-cell table:style-name="ce1" office:value-type="string" calcext:value-type="string">
            <text:p>18:42:55</text:p>
          </table:table-cell>
          <table:table-cell table:style-name="ce1" office:value-type="float" office:value="3566.3" calcext:value-type="float">
            <text:p>3566.3</text:p>
          </table:table-cell>
          <table:table-cell table:style-name="ce1" office:value-type="float" office:value="3643.6" calcext:value-type="float">
            <text:p>3643.6</text:p>
          </table:table-cell>
          <table:table-cell table:style-name="ce1" office:value-type="float" office:value="3665" calcext:value-type="float">
            <text:p>3665</text:p>
          </table:table-cell>
          <table:table-cell table:style-name="ce1" office:value-type="float" office:value="3149.4" calcext:value-type="float">
            <text:p>3149.4</text:p>
          </table:table-cell>
        </table:table-row>
        <table:table-row table:style-name="ro1">
          <table:table-cell table:style-name="ce1" office:value-type="string" calcext:value-type="string">
            <text:p>18:43:22</text:p>
          </table:table-cell>
          <table:table-cell table:style-name="ce1" office:value-type="float" office:value="4404.8" calcext:value-type="float">
            <text:p>4404.8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379.1" calcext:value-type="float">
            <text:p>4379.1</text:p>
          </table:table-cell>
          <table:table-cell table:style-name="ce1" office:value-type="float" office:value="3944.6" calcext:value-type="float">
            <text:p>3944.6</text:p>
          </table:table-cell>
        </table:table-row>
        <table:table-row table:style-name="ro1">
          <table:table-cell table:style-name="ce1" office:value-type="string" calcext:value-type="string">
            <text:p>18:43:57</text:p>
          </table:table-cell>
          <table:table-cell table:style-name="ce1" office:value-type="float" office:value="3602.2" calcext:value-type="float">
            <text:p>3602.2</text:p>
          </table:table-cell>
          <table:table-cell table:style-name="ce1" office:value-type="float" office:value="3718.3" calcext:value-type="float">
            <text:p>3718.3</text:p>
          </table:table-cell>
          <table:table-cell table:style-name="ce1" office:value-type="float" office:value="3842.5" calcext:value-type="float">
            <text:p>3842.5</text:p>
          </table:table-cell>
          <table:table-cell table:style-name="ce1" office:value-type="float" office:value="3462" calcext:value-type="float">
            <text:p>3462</text:p>
          </table:table-cell>
        </table:table-row>
        <table:table-row table:style-name="ro1">
          <table:table-cell table:style-name="ce1" office:value-type="string" calcext:value-type="string">
            <text:p>18:44:25</text:p>
          </table:table-cell>
          <table:table-cell table:style-name="ce1" office:value-type="float" office:value="2702.9" calcext:value-type="float">
            <text:p>2702.9</text:p>
          </table:table-cell>
          <table:table-cell table:style-name="ce1" office:value-type="float" office:value="2817" calcext:value-type="float">
            <text:p>2817</text:p>
          </table:table-cell>
          <table:table-cell table:style-name="ce1" office:value-type="float" office:value="3064.4" calcext:value-type="float">
            <text:p>3064.4</text:p>
          </table:table-cell>
          <table:table-cell table:style-name="ce1" office:value-type="float" office:value="2904.2" calcext:value-type="float">
            <text:p>2904.2</text:p>
          </table:table-cell>
        </table:table-row>
        <table:table-row table:style-name="ro1">
          <table:table-cell table:style-name="ce1" office:value-type="string" calcext:value-type="string">
            <text:p>18:45:00</text:p>
          </table:table-cell>
          <table:table-cell table:style-name="ce1" office:value-type="float" office:value="3350.3" calcext:value-type="float">
            <text:p>3350.3</text:p>
          </table:table-cell>
          <table:table-cell table:style-name="ce1" office:value-type="float" office:value="3131.6" calcext:value-type="float">
            <text:p>3131.6</text:p>
          </table:table-cell>
          <table:table-cell table:style-name="ce1" office:value-type="float" office:value="3293.6" calcext:value-type="float">
            <text:p>3293.6</text:p>
          </table:table-cell>
          <table:table-cell table:style-name="ce1" office:value-type="float" office:value="3465.3" calcext:value-type="float">
            <text:p>3465.3</text:p>
          </table:table-cell>
        </table:table-row>
        <table:table-row table:style-name="ro1">
          <table:table-cell table:style-name="ce1" office:value-type="string" calcext:value-type="string">
            <text:p>18:45:28</text:p>
          </table:table-cell>
          <table:table-cell table:style-name="ce1" office:value-type="float" office:value="5022.4" calcext:value-type="float">
            <text:p>5022.4</text:p>
          </table:table-cell>
          <table:table-cell table:style-name="ce1" office:value-type="float" office:value="4579.4" calcext:value-type="float">
            <text:p>4579.4</text:p>
          </table:table-cell>
          <table:table-cell table:style-name="ce1" office:value-type="float" office:value="4956.7" calcext:value-type="float">
            <text:p>4956.7</text:p>
          </table:table-cell>
          <table:table-cell table:style-name="ce1" office:value-type="float" office:value="5163.4" calcext:value-type="float">
            <text:p>5163.4</text:p>
          </table:table-cell>
        </table:table-row>
        <table:table-row table:style-name="ro1">
          <table:table-cell table:style-name="ce1" office:value-type="string" calcext:value-type="string">
            <text:p>18:46:03</text:p>
          </table:table-cell>
          <table:table-cell table:style-name="ce1" office:value-type="float" office:value="4818.5" calcext:value-type="float">
            <text:p>4818.5</text:p>
          </table:table-cell>
          <table:table-cell table:style-name="ce1" office:value-type="float" office:value="5144.2" calcext:value-type="float">
            <text:p>5144.2</text:p>
          </table:table-cell>
          <table:table-cell table:style-name="ce1" office:value-type="float" office:value="5240.6" calcext:value-type="float">
            <text:p>5240.6</text:p>
          </table:table-cell>
          <table:table-cell table:style-name="ce1" office:value-type="float" office:value="5032.8" calcext:value-type="float">
            <text:p>5032.8</text:p>
          </table:table-cell>
        </table:table-row>
        <table:table-row table:style-name="ro1">
          <table:table-cell table:style-name="ce1" office:value-type="string" calcext:value-type="string">
            <text:p>18:46:30</text:p>
          </table:table-cell>
          <table:table-cell table:style-name="ce1" office:value-type="float" office:value="3967.7" calcext:value-type="float">
            <text:p>3967.7</text:p>
          </table:table-cell>
          <table:table-cell table:style-name="ce1" office:value-type="float" office:value="3969.7" calcext:value-type="float">
            <text:p>3969.7</text:p>
          </table:table-cell>
          <table:table-cell table:style-name="ce1" office:value-type="float" office:value="4361.6" calcext:value-type="float">
            <text:p>4361.6</text:p>
          </table:table-cell>
          <table:table-cell table:style-name="ce1" office:value-type="float" office:value="4319.2" calcext:value-type="float">
            <text:p>4319.2</text:p>
          </table:table-cell>
        </table:table-row>
        <table:table-row table:style-name="ro1">
          <table:table-cell table:style-name="ce1" office:value-type="string" calcext:value-type="string">
            <text:p>18:47:06</text:p>
          </table:table-cell>
          <table:table-cell table:style-name="ce1" office:value-type="float" office:value="4691.8" calcext:value-type="float">
            <text:p>4691.8</text:p>
          </table:table-cell>
          <table:table-cell table:style-name="ce1" office:value-type="float" office:value="4859.4" calcext:value-type="float">
            <text:p>4859.4</text:p>
          </table:table-cell>
          <table:table-cell table:style-name="ce1" office:value-type="float" office:value="4815.8" calcext:value-type="float">
            <text:p>4815.8</text:p>
          </table:table-cell>
          <table:table-cell table:style-name="ce1" office:value-type="float" office:value="4997.6" calcext:value-type="float">
            <text:p>4997.6</text:p>
          </table:table-cell>
        </table:table-row>
        <table:table-row table:style-name="ro1">
          <table:table-cell table:style-name="ce1" office:value-type="string" calcext:value-type="string">
            <text:p>18:47:33</text:p>
          </table:table-cell>
          <table:table-cell table:style-name="ce1" office:value-type="float" office:value="4218.6" calcext:value-type="float">
            <text:p>4218.6</text:p>
          </table:table-cell>
          <table:table-cell table:style-name="ce1" office:value-type="float" office:value="4366.7" calcext:value-type="float">
            <text:p>4366.7</text:p>
          </table:table-cell>
          <table:table-cell table:style-name="ce1" office:value-type="float" office:value="4622.7" calcext:value-type="float">
            <text:p>4622.7</text:p>
          </table:table-cell>
          <table:table-cell table:style-name="ce1" office:value-type="float" office:value="4221.5" calcext:value-type="float">
            <text:p>4221.5</text:p>
          </table:table-cell>
        </table:table-row>
        <table:table-row table:style-name="ro1">
          <table:table-cell table:style-name="ce1" office:value-type="string" calcext:value-type="string">
            <text:p>18:48:09</text:p>
          </table:table-cell>
          <table:table-cell table:style-name="ce1" office:value-type="float" office:value="3920.8" calcext:value-type="float">
            <text:p>3920.8</text:p>
          </table:table-cell>
          <table:table-cell table:style-name="ce1" office:value-type="float" office:value="3738.6" calcext:value-type="float">
            <text:p>3738.6</text:p>
          </table:table-cell>
          <table:table-cell table:style-name="ce1" office:value-type="float" office:value="4212.4" calcext:value-type="float">
            <text:p>4212.4</text:p>
          </table:table-cell>
          <table:table-cell table:style-name="ce1" office:value-type="float" office:value="3657.2" calcext:value-type="float">
            <text:p>3657.2</text:p>
          </table:table-cell>
        </table:table-row>
        <table:table-row table:style-name="ro1">
          <table:table-cell table:style-name="ce1" office:value-type="string" calcext:value-type="string">
            <text:p>18:48:36</text:p>
          </table:table-cell>
          <table:table-cell table:style-name="ce1" office:value-type="float" office:value="3627.4" calcext:value-type="float">
            <text:p>3627.4</text:p>
          </table:table-cell>
          <table:table-cell table:style-name="ce1" office:value-type="float" office:value="2908" calcext:value-type="float">
            <text:p>2908</text:p>
          </table:table-cell>
          <table:table-cell table:style-name="ce1" office:value-type="float" office:value="3586.1" calcext:value-type="float">
            <text:p>3586.1</text:p>
          </table:table-cell>
          <table:table-cell table:style-name="ce1" office:value-type="float" office:value="3018.6" calcext:value-type="float">
            <text:p>3018.6</text:p>
          </table:table-cell>
        </table:table-row>
        <table:table-row table:style-name="ro1">
          <table:table-cell table:style-name="ce1" office:value-type="string" calcext:value-type="string">
            <text:p>18:49:11</text:p>
          </table:table-cell>
          <table:table-cell table:style-name="ce1" office:value-type="float" office:value="4673.4" calcext:value-type="float">
            <text:p>4673.4</text:p>
          </table:table-cell>
          <table:table-cell table:style-name="ce1" office:value-type="float" office:value="4280.3" calcext:value-type="float">
            <text:p>4280.3</text:p>
          </table:table-cell>
          <table:table-cell table:style-name="ce1" office:value-type="float" office:value="4911.6" calcext:value-type="float">
            <text:p>4911.6</text:p>
          </table:table-cell>
          <table:table-cell table:style-name="ce1" office:value-type="float" office:value="4628.6" calcext:value-type="float">
            <text:p>4628.6</text:p>
          </table:table-cell>
        </table:table-row>
        <table:table-row table:style-name="ro1">
          <table:table-cell table:style-name="ce1" office:value-type="string" calcext:value-type="string">
            <text:p>18:49:39</text:p>
          </table:table-cell>
          <table:table-cell table:style-name="ce1" office:value-type="float" office:value="3067.7" calcext:value-type="float">
            <text:p>3067.7</text:p>
          </table:table-cell>
          <table:table-cell table:style-name="ce1" office:value-type="float" office:value="3578" calcext:value-type="float">
            <text:p>3578</text:p>
          </table:table-cell>
          <table:table-cell table:style-name="ce1" office:value-type="float" office:value="3416.6" calcext:value-type="float">
            <text:p>3416.6</text:p>
          </table:table-cell>
          <table:table-cell table:style-name="ce1" office:value-type="float" office:value="2807.4" calcext:value-type="float">
            <text:p>2807.4</text:p>
          </table:table-cell>
        </table:table-row>
        <table:table-row table:style-name="ro1">
          <table:table-cell table:style-name="ce1" office:value-type="string" calcext:value-type="string">
            <text:p>18:50:14</text:p>
          </table:table-cell>
          <table:table-cell table:style-name="ce1" office:value-type="float" office:value="5669.1" calcext:value-type="float">
            <text:p>5669.1</text:p>
          </table:table-cell>
          <table:table-cell table:style-name="ce1" office:value-type="float" office:value="4936" calcext:value-type="float">
            <text:p>4936</text:p>
          </table:table-cell>
          <table:table-cell table:style-name="ce1" office:value-type="float" office:value="5237.1" calcext:value-type="float">
            <text:p>5237.1</text:p>
          </table:table-cell>
          <table:table-cell table:style-name="ce1" office:value-type="float" office:value="5468.8" calcext:value-type="float">
            <text:p>5468.8</text:p>
          </table:table-cell>
        </table:table-row>
        <table:table-row table:style-name="ro1">
          <table:table-cell table:style-name="ce1" office:value-type="string" calcext:value-type="string">
            <text:p>18:50:42</text:p>
          </table:table-cell>
          <table:table-cell table:style-name="ce1" office:value-type="float" office:value="3288.3" calcext:value-type="float">
            <text:p>3288.3</text:p>
          </table:table-cell>
          <table:table-cell table:style-name="ce1" office:value-type="float" office:value="3072.1" calcext:value-type="float">
            <text:p>3072.1</text:p>
          </table:table-cell>
          <table:table-cell table:style-name="ce1" office:value-type="float" office:value="3134.3" calcext:value-type="float">
            <text:p>3134.3</text:p>
          </table:table-cell>
          <table:table-cell table:style-name="ce1" office:value-type="float" office:value="2510.5" calcext:value-type="float">
            <text:p>2510.5</text:p>
          </table:table-cell>
        </table:table-row>
        <table:table-row table:style-name="ro1">
          <table:table-cell table:style-name="ce1" office:value-type="string" calcext:value-type="string">
            <text:p>18:51:19</text:p>
          </table:table-cell>
          <table:table-cell table:style-name="ce1" office:value-type="float" office:value="5540.8" calcext:value-type="float">
            <text:p>5540.8</text:p>
          </table:table-cell>
          <table:table-cell table:style-name="ce1" office:value-type="float" office:value="5426.5" calcext:value-type="float">
            <text:p>5426.5</text:p>
          </table:table-cell>
          <table:table-cell table:style-name="ce1" office:value-type="float" office:value="5380.7" calcext:value-type="float">
            <text:p>5380.7</text:p>
          </table:table-cell>
          <table:table-cell table:style-name="ce1" office:value-type="float" office:value="4997.3" calcext:value-type="float">
            <text:p>4997.3</text:p>
          </table:table-cell>
        </table:table-row>
        <table:table-row table:style-name="ro1">
          <table:table-cell table:style-name="ce1" office:value-type="string" calcext:value-type="string">
            <text:p>18:51:46</text:p>
          </table:table-cell>
          <table:table-cell table:style-name="ce1" office:value-type="float" office:value="3997.8" calcext:value-type="float">
            <text:p>3997.8</text:p>
          </table:table-cell>
          <table:table-cell table:style-name="ce1" office:value-type="float" office:value="3597.7" calcext:value-type="float">
            <text:p>3597.7</text:p>
          </table:table-cell>
          <table:table-cell table:style-name="ce1" office:value-type="float" office:value="3885.4" calcext:value-type="float">
            <text:p>3885.4</text:p>
          </table:table-cell>
          <table:table-cell table:style-name="ce1" office:value-type="float" office:value="3126.3" calcext:value-type="float">
            <text:p>3126.3</text:p>
          </table:table-cell>
        </table:table-row>
        <table:table-row table:style-name="ro1">
          <table:table-cell table:style-name="ce1" office:value-type="string" calcext:value-type="string">
            <text:p>18:52:22</text:p>
          </table:table-cell>
          <table:table-cell table:style-name="ce1" office:value-type="float" office:value="4986.9" calcext:value-type="float">
            <text:p>4986.9</text:p>
          </table:table-cell>
          <table:table-cell table:style-name="ce1" office:value-type="float" office:value="4502.7" calcext:value-type="float">
            <text:p>4502.7</text:p>
          </table:table-cell>
          <table:table-cell table:style-name="ce1" office:value-type="float" office:value="5130.6" calcext:value-type="float">
            <text:p>5130.6</text:p>
          </table:table-cell>
          <table:table-cell table:style-name="ce1" office:value-type="float" office:value="5071.5" calcext:value-type="float">
            <text:p>5071.5</text:p>
          </table:table-cell>
        </table:table-row>
        <table:table-row table:style-name="ro1">
          <table:table-cell table:style-name="ce1" office:value-type="string" calcext:value-type="string">
            <text:p>18:52:48</text:p>
          </table:table-cell>
          <table:table-cell table:style-name="ce1" office:value-type="float" office:value="3566.1" calcext:value-type="float">
            <text:p>3566.1</text:p>
          </table:table-cell>
          <table:table-cell table:style-name="ce1" office:value-type="float" office:value="3472.2" calcext:value-type="float">
            <text:p>3472.2</text:p>
          </table:table-cell>
          <table:table-cell table:style-name="ce1" office:value-type="float" office:value="4455.7" calcext:value-type="float">
            <text:p>4455.7</text:p>
          </table:table-cell>
          <table:table-cell table:style-name="ce1" office:value-type="float" office:value="4121.3" calcext:value-type="float">
            <text:p>4121.3</text:p>
          </table:table-cell>
        </table:table-row>
        <table:table-row table:style-name="ro1">
          <table:table-cell table:style-name="ce1" office:value-type="string" calcext:value-type="string">
            <text:p>18:53:25</text:p>
          </table:table-cell>
          <table:table-cell table:style-name="ce1" office:value-type="float" office:value="3250.2" calcext:value-type="float">
            <text:p>3250.2</text:p>
          </table:table-cell>
          <table:table-cell table:style-name="ce1" office:value-type="float" office:value="3361.7" calcext:value-type="float">
            <text:p>3361.7</text:p>
          </table:table-cell>
          <table:table-cell table:style-name="ce1" office:value-type="float" office:value="3882.6" calcext:value-type="float">
            <text:p>3882.6</text:p>
          </table:table-cell>
          <table:table-cell table:style-name="ce1" office:value-type="float" office:value="4025.4" calcext:value-type="float">
            <text:p>4025.4</text:p>
          </table:table-cell>
        </table:table-row>
        <table:table-row table:style-name="ro1">
          <table:table-cell table:style-name="ce1" office:value-type="string" calcext:value-type="string">
            <text:p>18:53:51</text:p>
          </table:table-cell>
          <table:table-cell table:style-name="ce1" office:value-type="float" office:value="4020.4" calcext:value-type="float">
            <text:p>4020.4</text:p>
          </table:table-cell>
          <table:table-cell table:style-name="ce1" office:value-type="float" office:value="3771.1" calcext:value-type="float">
            <text:p>3771.1</text:p>
          </table:table-cell>
          <table:table-cell table:style-name="ce1" office:value-type="float" office:value="4258.6" calcext:value-type="float">
            <text:p>4258.6</text:p>
          </table:table-cell>
          <table:table-cell table:style-name="ce1" office:value-type="float" office:value="4366.9" calcext:value-type="float">
            <text:p>4366.9</text:p>
          </table:table-cell>
        </table:table-row>
        <table:table-row table:style-name="ro1">
          <table:table-cell table:style-name="ce1" office:value-type="string" calcext:value-type="string">
            <text:p>18:54:28</text:p>
          </table:table-cell>
          <table:table-cell table:style-name="ce1" office:value-type="float" office:value="3239.3" calcext:value-type="float">
            <text:p>3239.3</text:p>
          </table:table-cell>
          <table:table-cell table:style-name="ce1" office:value-type="float" office:value="3579" calcext:value-type="float">
            <text:p>3579</text:p>
          </table:table-cell>
          <table:table-cell table:style-name="ce1" office:value-type="float" office:value="3573.1" calcext:value-type="float">
            <text:p>3573.1</text:p>
          </table:table-cell>
          <table:table-cell table:style-name="ce1" office:value-type="float" office:value="3341.3" calcext:value-type="float">
            <text:p>3341.3</text:p>
          </table:table-cell>
        </table:table-row>
        <table:table-row table:style-name="ro1">
          <table:table-cell table:style-name="ce1" office:value-type="string" calcext:value-type="string">
            <text:p>18:54:54</text:p>
          </table:table-cell>
          <table:table-cell table:style-name="ce1" office:value-type="float" office:value="2827.4" calcext:value-type="float">
            <text:p>2827.4</text:p>
          </table:table-cell>
          <table:table-cell table:style-name="ce1" office:value-type="float" office:value="3122.6" calcext:value-type="float">
            <text:p>3122.6</text:p>
          </table:table-cell>
          <table:table-cell table:style-name="ce1" office:value-type="float" office:value="3037.5" calcext:value-type="float">
            <text:p>3037.5</text:p>
          </table:table-cell>
          <table:table-cell table:style-name="ce1" office:value-type="float" office:value="2782.3" calcext:value-type="float">
            <text:p>2782.3</text:p>
          </table:table-cell>
        </table:table-row>
        <table:table-row table:style-name="ro1">
          <table:table-cell table:style-name="ce1" office:value-type="string" calcext:value-type="string">
            <text:p>18:55:31</text:p>
          </table:table-cell>
          <table:table-cell table:style-name="ce1" office:value-type="float" office:value="3267.5" calcext:value-type="float">
            <text:p>3267.5</text:p>
          </table:table-cell>
          <table:table-cell table:style-name="ce1" office:value-type="float" office:value="3199.7" calcext:value-type="float">
            <text:p>3199.7</text:p>
          </table:table-cell>
          <table:table-cell table:style-name="ce1" office:value-type="float" office:value="3290" calcext:value-type="float">
            <text:p>3290</text:p>
          </table:table-cell>
          <table:table-cell table:style-name="ce1" office:value-type="float" office:value="3035.8" calcext:value-type="float">
            <text:p>3035.8</text:p>
          </table:table-cell>
        </table:table-row>
        <table:table-row table:style-name="ro1">
          <table:table-cell table:style-name="ce1" office:value-type="string" calcext:value-type="string">
            <text:p>18:55:57</text:p>
          </table:table-cell>
          <table:table-cell table:style-name="ce1" office:value-type="float" office:value="2885.8" calcext:value-type="float">
            <text:p>2885.8</text:p>
          </table:table-cell>
          <table:table-cell table:style-name="ce1" office:value-type="float" office:value="2870.4" calcext:value-type="float">
            <text:p>2870.4</text:p>
          </table:table-cell>
          <table:table-cell table:style-name="ce1" office:value-type="float" office:value="3072" calcext:value-type="float">
            <text:p>3072</text:p>
          </table:table-cell>
          <table:table-cell table:style-name="ce1" office:value-type="float" office:value="3036.2" calcext:value-type="float">
            <text:p>3036.2</text:p>
          </table:table-cell>
        </table:table-row>
        <table:table-row table:style-name="ro1">
          <table:table-cell table:style-name="ce1" office:value-type="string" calcext:value-type="string">
            <text:p>18:56:34</text:p>
          </table:table-cell>
          <table:table-cell table:style-name="ce1" office:value-type="float" office:value="3340.7" calcext:value-type="float">
            <text:p>3340.7</text:p>
          </table:table-cell>
          <table:table-cell table:style-name="ce1" office:value-type="float" office:value="3181.3" calcext:value-type="float">
            <text:p>3181.3</text:p>
          </table:table-cell>
          <table:table-cell table:style-name="ce1" office:value-type="float" office:value="3404" calcext:value-type="float">
            <text:p>3404</text:p>
          </table:table-cell>
          <table:table-cell table:style-name="ce1" office:value-type="float" office:value="2972.7" calcext:value-type="float">
            <text:p>2972.7</text:p>
          </table:table-cell>
        </table:table-row>
        <table:table-row table:style-name="ro1">
          <table:table-cell table:style-name="ce1" office:value-type="string" calcext:value-type="string">
            <text:p>18:57:00</text:p>
          </table:table-cell>
          <table:table-cell table:style-name="ce1" office:value-type="float" office:value="3955.7" calcext:value-type="float">
            <text:p>3955.7</text:p>
          </table:table-cell>
          <table:table-cell table:style-name="ce1" office:value-type="float" office:value="3501.8" calcext:value-type="float">
            <text:p>3501.8</text:p>
          </table:table-cell>
          <table:table-cell table:style-name="ce1" office:value-type="float" office:value="3934.8" calcext:value-type="float">
            <text:p>3934.8</text:p>
          </table:table-cell>
          <table:table-cell table:style-name="ce1" office:value-type="float" office:value="3571.7" calcext:value-type="float">
            <text:p>3571.7</text:p>
          </table:table-cell>
        </table:table-row>
        <table:table-row table:style-name="ro1">
          <table:table-cell table:style-name="ce1" office:value-type="string" calcext:value-type="string">
            <text:p>18:57:36</text:p>
          </table:table-cell>
          <table:table-cell table:style-name="ce1" office:value-type="float" office:value="3170.5" calcext:value-type="float">
            <text:p>3170.5</text:p>
          </table:table-cell>
          <table:table-cell table:style-name="ce1" office:value-type="float" office:value="3057.8" calcext:value-type="float">
            <text:p>3057.8</text:p>
          </table:table-cell>
          <table:table-cell table:style-name="ce1" office:value-type="float" office:value="3107.8" calcext:value-type="float">
            <text:p>3107.8</text:p>
          </table:table-cell>
          <table:table-cell table:style-name="ce1" office:value-type="float" office:value="2913.5" calcext:value-type="float">
            <text:p>2913.5</text:p>
          </table:table-cell>
        </table:table-row>
        <table:table-row table:style-name="ro1">
          <table:table-cell table:style-name="ce1" office:value-type="string" calcext:value-type="string">
            <text:p>18:58:02</text:p>
          </table:table-cell>
          <table:table-cell table:style-name="ce1" office:value-type="float" office:value="3455.9" calcext:value-type="float">
            <text:p>3455.9</text:p>
          </table:table-cell>
          <table:table-cell table:style-name="ce1" office:value-type="float" office:value="3663.8" calcext:value-type="float">
            <text:p>3663.8</text:p>
          </table:table-cell>
          <table:table-cell table:style-name="ce1" office:value-type="float" office:value="4103.1" calcext:value-type="float">
            <text:p>4103.1</text:p>
          </table:table-cell>
          <table:table-cell table:style-name="ce1" office:value-type="float" office:value="3231.1" calcext:value-type="float">
            <text:p>3231.1</text:p>
          </table:table-cell>
        </table:table-row>
        <table:table-row table:style-name="ro1">
          <table:table-cell table:style-name="ce1" office:value-type="string" calcext:value-type="string">
            <text:p>18:58:39</text:p>
          </table:table-cell>
          <table:table-cell table:style-name="ce1" office:value-type="float" office:value="5480.6" calcext:value-type="float">
            <text:p>5480.6</text:p>
          </table:table-cell>
          <table:table-cell table:style-name="ce1" office:value-type="float" office:value="5591.1" calcext:value-type="float">
            <text:p>5591.1</text:p>
          </table:table-cell>
          <table:table-cell table:style-name="ce1" office:value-type="float" office:value="5005.8" calcext:value-type="float">
            <text:p>5005.8</text:p>
          </table:table-cell>
          <table:table-cell table:style-name="ce1" office:value-type="float" office:value="5233.1" calcext:value-type="float">
            <text:p>5233.1</text:p>
          </table:table-cell>
        </table:table-row>
        <table:table-row table:style-name="ro1">
          <table:table-cell table:style-name="ce1" office:value-type="string" calcext:value-type="string">
            <text:p>18:59:05</text:p>
          </table:table-cell>
          <table:table-cell table:style-name="ce1" office:value-type="float" office:value="3000.7" calcext:value-type="float">
            <text:p>3000.7</text:p>
          </table:table-cell>
          <table:table-cell table:style-name="ce1" office:value-type="float" office:value="2959.5" calcext:value-type="float">
            <text:p>2959.5</text:p>
          </table:table-cell>
          <table:table-cell table:style-name="ce1" office:value-type="float" office:value="3091" calcext:value-type="float">
            <text:p>3091</text:p>
          </table:table-cell>
          <table:table-cell table:style-name="ce1" office:value-type="float" office:value="2930.2" calcext:value-type="float">
            <text:p>2930.2</text:p>
          </table:table-cell>
        </table:table-row>
        <table:table-row table:style-name="ro1">
          <table:table-cell table:style-name="ce1" office:value-type="string" calcext:value-type="string">
            <text:p>18:59:42</text:p>
          </table:table-cell>
          <table:table-cell table:style-name="ce1" office:value-type="float" office:value="5354.4" calcext:value-type="float">
            <text:p>5354.4</text:p>
          </table:table-cell>
          <table:table-cell table:style-name="ce1" office:value-type="float" office:value="5177.8" calcext:value-type="float">
            <text:p>5177.8</text:p>
          </table:table-cell>
          <table:table-cell table:style-name="ce1" office:value-type="float" office:value="5601.2" calcext:value-type="float">
            <text:p>5601.2</text:p>
          </table:table-cell>
          <table:table-cell table:style-name="ce1" office:value-type="float" office:value="5452.9" calcext:value-type="float">
            <text:p>5452.9</text:p>
          </table:table-cell>
        </table:table-row>
        <table:table-row table:style-name="ro1">
          <table:table-cell table:style-name="ce1" office:value-type="string" calcext:value-type="string">
            <text:p>19:00:45</text:p>
          </table:table-cell>
          <table:table-cell table:style-name="ce1" office:value-type="float" office:value="4258.7" calcext:value-type="float">
            <text:p>4258.7</text:p>
          </table:table-cell>
          <table:table-cell table:style-name="ce1" office:value-type="float" office:value="4580.2" calcext:value-type="float">
            <text:p>4580.2</text:p>
          </table:table-cell>
          <table:table-cell table:style-name="ce1" office:value-type="float" office:value="4970.8" calcext:value-type="float">
            <text:p>4970.8</text:p>
          </table:table-cell>
          <table:table-cell table:style-name="ce1" office:value-type="float" office:value="4488.2" calcext:value-type="float">
            <text:p>4488.2</text:p>
          </table:table-cell>
        </table:table-row>
        <table:table-row table:style-name="ro1">
          <table:table-cell table:style-name="ce1" office:value-type="string" calcext:value-type="string">
            <text:p>19:01:48</text:p>
          </table:table-cell>
          <table:table-cell table:style-name="ce1" office:value-type="float" office:value="3749.6" calcext:value-type="float">
            <text:p>3749.6</text:p>
          </table:table-cell>
          <table:table-cell table:style-name="ce1" office:value-type="float" office:value="3787" calcext:value-type="float">
            <text:p>3787</text:p>
          </table:table-cell>
          <table:table-cell table:style-name="ce1" office:value-type="float" office:value="3884.2" calcext:value-type="float">
            <text:p>3884.2</text:p>
          </table:table-cell>
          <table:table-cell table:style-name="ce1" office:value-type="float" office:value="3788.8" calcext:value-type="float">
            <text:p>3788.8</text:p>
          </table:table-cell>
        </table:table-row>
        <table:table-row table:style-name="ro1">
          <table:table-cell table:style-name="ce1" office:value-type="string" calcext:value-type="string">
            <text:p>19:02:50</text:p>
          </table:table-cell>
          <table:table-cell table:style-name="ce1" office:value-type="float" office:value="3092.7" calcext:value-type="float">
            <text:p>3092.7</text:p>
          </table:table-cell>
          <table:table-cell table:style-name="ce1" office:value-type="float" office:value="3395.5" calcext:value-type="float">
            <text:p>3395.5</text:p>
          </table:table-cell>
          <table:table-cell table:style-name="ce1" office:value-type="float" office:value="3329.4" calcext:value-type="float">
            <text:p>3329.4</text:p>
          </table:table-cell>
          <table:table-cell table:style-name="ce1" office:value-type="float" office:value="3296.8" calcext:value-type="float">
            <text:p>3296.8</text:p>
          </table:table-cell>
        </table:table-row>
        <table:table-row table:style-name="ro1">
          <table:table-cell table:style-name="ce1" office:value-type="string" calcext:value-type="string">
            <text:p>19:03:53</text:p>
          </table:table-cell>
          <table:table-cell table:style-name="ce1" office:value-type="float" office:value="5405.6" calcext:value-type="float">
            <text:p>5405.6</text:p>
          </table:table-cell>
          <table:table-cell table:style-name="ce1" office:value-type="float" office:value="4931.1" calcext:value-type="float">
            <text:p>4931.1</text:p>
          </table:table-cell>
          <table:table-cell table:style-name="ce1" office:value-type="float" office:value="5423.7" calcext:value-type="float">
            <text:p>5423.7</text:p>
          </table:table-cell>
          <table:table-cell table:style-name="ce1" office:value-type="float" office:value="5060.4" calcext:value-type="float">
            <text:p>5060.4</text:p>
          </table:table-cell>
        </table:table-row>
        <table:table-row table:style-name="ro1">
          <table:table-cell table:style-name="ce1" office:value-type="string" calcext:value-type="string">
            <text:p>19:04:56</text:p>
          </table:table-cell>
          <table:table-cell table:style-name="ce1" office:value-type="float" office:value="3667.4" calcext:value-type="float">
            <text:p>3667.4</text:p>
          </table:table-cell>
          <table:table-cell table:style-name="ce1" office:value-type="float" office:value="3570.5" calcext:value-type="float">
            <text:p>3570.5</text:p>
          </table:table-cell>
          <table:table-cell table:style-name="ce1" office:value-type="float" office:value="3923.3" calcext:value-type="float">
            <text:p>3923.3</text:p>
          </table:table-cell>
          <table:table-cell table:style-name="ce1" office:value-type="float" office:value="3362.1" calcext:value-type="float">
            <text:p>3362.1</text:p>
          </table:table-cell>
        </table:table-row>
        <table:table-row table:style-name="ro1">
          <table:table-cell table:style-name="ce1" office:value-type="string" calcext:value-type="string">
            <text:p>19:05:59</text:p>
          </table:table-cell>
          <table:table-cell table:style-name="ce1" office:value-type="float" office:value="5046.4" calcext:value-type="float">
            <text:p>5046.4</text:p>
          </table:table-cell>
          <table:table-cell table:style-name="ce1" office:value-type="float" office:value="5524.3" calcext:value-type="float">
            <text:p>5524.3</text:p>
          </table:table-cell>
          <table:table-cell table:style-name="ce1" office:value-type="float" office:value="5054.6" calcext:value-type="float">
            <text:p>5054.6</text:p>
          </table:table-cell>
          <table:table-cell table:style-name="ce1" office:value-type="float" office:value="4605.2" calcext:value-type="float">
            <text:p>4605.2</text:p>
          </table:table-cell>
        </table:table-row>
        <table:table-row table:style-name="ro1">
          <table:table-cell table:style-name="ce1" office:value-type="string" calcext:value-type="string">
            <text:p>19:07:03</text:p>
          </table:table-cell>
          <table:table-cell table:style-name="ce1" office:value-type="float" office:value="4943.3" calcext:value-type="float">
            <text:p>4943.3</text:p>
          </table:table-cell>
          <table:table-cell table:style-name="ce1" office:value-type="float" office:value="4633" calcext:value-type="float">
            <text:p>4633</text:p>
          </table:table-cell>
          <table:table-cell table:style-name="ce1" office:value-type="float" office:value="4762.7" calcext:value-type="float">
            <text:p>4762.7</text:p>
          </table:table-cell>
          <table:table-cell table:style-name="ce1" office:value-type="float" office:value="4596.6" calcext:value-type="float">
            <text:p>4596.6</text:p>
          </table:table-cell>
        </table:table-row>
        <table:table-row table:style-name="ro1">
          <table:table-cell table:style-name="ce1" office:value-type="string" calcext:value-type="string">
            <text:p>19:08:06</text:p>
          </table:table-cell>
          <table:table-cell table:style-name="ce1" office:value-type="float" office:value="3363.8" calcext:value-type="float">
            <text:p>3363.8</text:p>
          </table:table-cell>
          <table:table-cell table:style-name="ce1" office:value-type="float" office:value="3965.9" calcext:value-type="float">
            <text:p>3965.9</text:p>
          </table:table-cell>
          <table:table-cell table:style-name="ce1" office:value-type="float" office:value="3963.7" calcext:value-type="float">
            <text:p>3963.7</text:p>
          </table:table-cell>
          <table:table-cell table:style-name="ce1" office:value-type="float" office:value="3603.8" calcext:value-type="float">
            <text:p>3603.8</text:p>
          </table:table-cell>
        </table:table-row>
        <table:table-row table:style-name="ro1">
          <table:table-cell table:style-name="ce1" office:value-type="string" calcext:value-type="string">
            <text:p>19:09:09</text:p>
          </table:table-cell>
          <table:table-cell table:style-name="ce1" office:value-type="float" office:value="3065.1" calcext:value-type="float">
            <text:p>3065.1</text:p>
          </table:table-cell>
          <table:table-cell table:style-name="ce1" office:value-type="float" office:value="3153.1" calcext:value-type="float">
            <text:p>3153.1</text:p>
          </table:table-cell>
          <table:table-cell table:style-name="ce1" office:value-type="float" office:value="3140" calcext:value-type="float">
            <text:p>3140</text:p>
          </table:table-cell>
          <table:table-cell table:style-name="ce1" office:value-type="float" office:value="2707.2" calcext:value-type="float">
            <text:p>2707.2</text:p>
          </table:table-cell>
        </table:table-row>
        <table:table-row table:style-name="ro1">
          <table:table-cell table:style-name="ce1" office:value-type="string" calcext:value-type="string">
            <text:p>19:10:12</text:p>
          </table:table-cell>
          <table:table-cell table:style-name="ce1" office:value-type="float" office:value="3915.8" calcext:value-type="float">
            <text:p>3915.8</text:p>
          </table:table-cell>
          <table:table-cell table:style-name="ce1" office:value-type="float" office:value="3713.6" calcext:value-type="float">
            <text:p>3713.6</text:p>
          </table:table-cell>
          <table:table-cell table:style-name="ce1" office:value-type="float" office:value="5418.6" calcext:value-type="float">
            <text:p>5418.6</text:p>
          </table:table-cell>
          <table:table-cell table:style-name="ce1" office:value-type="float" office:value="3892.1" calcext:value-type="float">
            <text:p>3892.1</text:p>
          </table:table-cell>
        </table:table-row>
        <table:table-row table:style-name="ro1">
          <table:table-cell table:style-name="ce1" office:value-type="string" calcext:value-type="string">
            <text:p>19:11:14</text:p>
          </table:table-cell>
          <table:table-cell table:style-name="ce1" office:value-type="float" office:value="3752.2" calcext:value-type="float">
            <text:p>3752.2</text:p>
          </table:table-cell>
          <table:table-cell table:style-name="ce1" office:value-type="float" office:value="4075.2" calcext:value-type="float">
            <text:p>4075.2</text:p>
          </table:table-cell>
          <table:table-cell table:style-name="ce1" office:value-type="float" office:value="4226" calcext:value-type="float">
            <text:p>4226</text:p>
          </table:table-cell>
          <table:table-cell table:style-name="ce1" office:value-type="float" office:value="4670.7" calcext:value-type="float">
            <text:p>4670.7</text:p>
          </table:table-cell>
        </table:table-row>
        <table:table-row table:style-name="ro1">
          <table:table-cell table:style-name="ce1" office:value-type="string" calcext:value-type="string">
            <text:p>19:12:17</text:p>
          </table:table-cell>
          <table:table-cell table:style-name="ce1" office:value-type="float" office:value="4941.8" calcext:value-type="float">
            <text:p>4941.8</text:p>
          </table:table-cell>
          <table:table-cell table:style-name="ce1" office:value-type="float" office:value="4136.5" calcext:value-type="float">
            <text:p>4136.5</text:p>
          </table:table-cell>
          <table:table-cell table:style-name="ce1" office:value-type="float" office:value="4789.2" calcext:value-type="float">
            <text:p>4789.2</text:p>
          </table:table-cell>
          <table:table-cell table:style-name="ce1" office:value-type="float" office:value="4268" calcext:value-type="float">
            <text:p>4268</text:p>
          </table:table-cell>
        </table:table-row>
        <table:table-row table:style-name="ro1">
          <table:table-cell table:style-name="ce1" office:value-type="string" calcext:value-type="string">
            <text:p>19:13:20</text:p>
          </table:table-cell>
          <table:table-cell table:style-name="ce1" office:value-type="float" office:value="3962.4" calcext:value-type="float">
            <text:p>3962.4</text:p>
          </table:table-cell>
          <table:table-cell table:style-name="ce1" office:value-type="float" office:value="3484.9" calcext:value-type="float">
            <text:p>3484.9</text:p>
          </table:table-cell>
          <table:table-cell table:style-name="ce1" office:value-type="float" office:value="3686.4" calcext:value-type="float">
            <text:p>3686.4</text:p>
          </table:table-cell>
          <table:table-cell table:style-name="ce1" office:value-type="float" office:value="3128.8" calcext:value-type="float">
            <text:p>3128.8</text:p>
          </table:table-cell>
        </table:table-row>
        <table:table-row table:style-name="ro1">
          <table:table-cell table:style-name="ce1" office:value-type="string" calcext:value-type="string">
            <text:p>19:14:23</text:p>
          </table:table-cell>
          <table:table-cell table:style-name="ce1" office:value-type="float" office:value="5193.9" calcext:value-type="float">
            <text:p>5193.9</text:p>
          </table:table-cell>
          <table:table-cell table:style-name="ce1" office:value-type="float" office:value="4739.1" calcext:value-type="float">
            <text:p>4739.1</text:p>
          </table:table-cell>
          <table:table-cell table:style-name="ce1" office:value-type="float" office:value="5267.1" calcext:value-type="float">
            <text:p>5267.1</text:p>
          </table:table-cell>
          <table:table-cell table:style-name="ce1" office:value-type="float" office:value="4828.8" calcext:value-type="float">
            <text:p>4828.8</text:p>
          </table:table-cell>
        </table:table-row>
        <table:table-row table:style-name="ro1">
          <table:table-cell table:style-name="ce1" office:value-type="string" calcext:value-type="string">
            <text:p>19:15:25</text:p>
          </table:table-cell>
          <table:table-cell table:style-name="ce1" office:value-type="float" office:value="3967" calcext:value-type="float">
            <text:p>3967</text:p>
          </table:table-cell>
          <table:table-cell table:style-name="ce1" office:value-type="float" office:value="3783.4" calcext:value-type="float">
            <text:p>3783.4</text:p>
          </table:table-cell>
          <table:table-cell table:style-name="ce1" office:value-type="float" office:value="4073.3" calcext:value-type="float">
            <text:p>4073.3</text:p>
          </table:table-cell>
          <table:table-cell table:style-name="ce1" office:value-type="float" office:value="3558.3" calcext:value-type="float">
            <text:p>3558.3</text:p>
          </table:table-cell>
        </table:table-row>
        <table:table-row table:style-name="ro1">
          <table:table-cell table:style-name="ce1" office:value-type="string" calcext:value-type="string">
            <text:p>19:16:28</text:p>
          </table:table-cell>
          <table:table-cell table:style-name="ce1" office:value-type="float" office:value="5338.1" calcext:value-type="float">
            <text:p>5338.1</text:p>
          </table:table-cell>
          <table:table-cell table:style-name="ce1" office:value-type="float" office:value="5112" calcext:value-type="float">
            <text:p>5112</text:p>
          </table:table-cell>
          <table:table-cell table:style-name="ce1" office:value-type="float" office:value="5562.1" calcext:value-type="float">
            <text:p>5562.1</text:p>
          </table:table-cell>
          <table:table-cell table:style-name="ce1" office:value-type="float" office:value="5211.1" calcext:value-type="float">
            <text:p>5211.1</text:p>
          </table:table-cell>
        </table:table-row>
        <table:table-row table:style-name="ro1">
          <table:table-cell table:style-name="ce1" office:value-type="string" calcext:value-type="string">
            <text:p>19:17:31</text:p>
          </table:table-cell>
          <table:table-cell table:style-name="ce1" office:value-type="float" office:value="4949.4" calcext:value-type="float">
            <text:p>4949.4</text:p>
          </table:table-cell>
          <table:table-cell table:style-name="ce1" office:value-type="float" office:value="4534" calcext:value-type="float">
            <text:p>4534</text:p>
          </table:table-cell>
          <table:table-cell table:style-name="ce1" office:value-type="float" office:value="4807.8" calcext:value-type="float">
            <text:p>4807.8</text:p>
          </table:table-cell>
          <table:table-cell table:style-name="ce1" office:value-type="float" office:value="4975.4" calcext:value-type="float">
            <text:p>4975.4</text:p>
          </table:table-cell>
        </table:table-row>
        <table:table-row table:style-name="ro1">
          <table:table-cell table:style-name="ce1" office:value-type="string" calcext:value-type="string">
            <text:p>19:18:34</text:p>
          </table:table-cell>
          <table:table-cell table:style-name="ce1" office:value-type="float" office:value="5601.8" calcext:value-type="float">
            <text:p>5601.8</text:p>
          </table:table-cell>
          <table:table-cell table:style-name="ce1" office:value-type="float" office:value="4670.8" calcext:value-type="float">
            <text:p>4670.8</text:p>
          </table:table-cell>
          <table:table-cell table:style-name="ce1" office:value-type="float" office:value="5038.6" calcext:value-type="float">
            <text:p>5038.6</text:p>
          </table:table-cell>
          <table:table-cell table:style-name="ce1" office:value-type="float" office:value="4797.4" calcext:value-type="float">
            <text:p>4797.4</text:p>
          </table:table-cell>
        </table:table-row>
        <table:table-row table:style-name="ro1">
          <table:table-cell table:style-name="ce1" office:value-type="string" calcext:value-type="string">
            <text:p>19:19:37</text:p>
          </table:table-cell>
          <table:table-cell table:style-name="ce1" office:value-type="float" office:value="3504.6" calcext:value-type="float">
            <text:p>3504.6</text:p>
          </table:table-cell>
          <table:table-cell table:style-name="ce1" office:value-type="float" office:value="3384" calcext:value-type="float">
            <text:p>3384</text:p>
          </table:table-cell>
          <table:table-cell table:style-name="ce1" office:value-type="float" office:value="3603.1" calcext:value-type="float">
            <text:p>3603.1</text:p>
          </table:table-cell>
          <table:table-cell table:style-name="ce1" office:value-type="float" office:value="3232.4" calcext:value-type="float">
            <text:p>3232.4</text:p>
          </table:table-cell>
        </table:table-row>
        <table:table-row table:style-name="ro1">
          <table:table-cell table:style-name="ce1" office:value-type="string" calcext:value-type="string">
            <text:p>19:20:39</text:p>
          </table:table-cell>
          <table:table-cell table:style-name="ce1" office:value-type="float" office:value="4935.2" calcext:value-type="float">
            <text:p>4935.2</text:p>
          </table:table-cell>
          <table:table-cell table:style-name="ce1" office:value-type="float" office:value="4622.8" calcext:value-type="float">
            <text:p>4622.8</text:p>
          </table:table-cell>
          <table:table-cell table:style-name="ce1" office:value-type="float" office:value="4714.7" calcext:value-type="float">
            <text:p>4714.7</text:p>
          </table:table-cell>
          <table:table-cell table:style-name="ce1" office:value-type="float" office:value="4790" calcext:value-type="float">
            <text:p>4790</text:p>
          </table:table-cell>
        </table:table-row>
        <table:table-row table:style-name="ro1">
          <table:table-cell table:style-name="ce1" office:value-type="string" calcext:value-type="string">
            <text:p>19:21:43</text:p>
          </table:table-cell>
          <table:table-cell table:style-name="ce1" office:value-type="float" office:value="3523.8" calcext:value-type="float">
            <text:p>3523.8</text:p>
          </table:table-cell>
          <table:table-cell table:style-name="ce1" office:value-type="float" office:value="3412.9" calcext:value-type="float">
            <text:p>3412.9</text:p>
          </table:table-cell>
          <table:table-cell table:style-name="ce1" office:value-type="float" office:value="3540.5" calcext:value-type="float">
            <text:p>3540.5</text:p>
          </table:table-cell>
          <table:table-cell table:style-name="ce1" office:value-type="float" office:value="3461.2" calcext:value-type="float">
            <text:p>3461.2</text:p>
          </table:table-cell>
        </table:table-row>
        <table:table-row table:style-name="ro1">
          <table:table-cell table:style-name="ce1" office:value-type="string" calcext:value-type="string">
            <text:p>19:22:46</text:p>
          </table:table-cell>
          <table:table-cell table:style-name="ce1" office:value-type="float" office:value="4713.2" calcext:value-type="float">
            <text:p>4713.2</text:p>
          </table:table-cell>
          <table:table-cell table:style-name="ce1" office:value-type="float" office:value="4400.9" calcext:value-type="float">
            <text:p>4400.9</text:p>
          </table:table-cell>
          <table:table-cell table:style-name="ce1" office:value-type="float" office:value="4862.1" calcext:value-type="float">
            <text:p>4862.1</text:p>
          </table:table-cell>
          <table:table-cell table:style-name="ce1" office:value-type="float" office:value="4872.5" calcext:value-type="float">
            <text:p>4872.5</text:p>
          </table:table-cell>
        </table:table-row>
        <table:table-row table:style-name="ro1">
          <table:table-cell table:style-name="ce1" office:value-type="string" calcext:value-type="string">
            <text:p>19:23:49</text:p>
          </table:table-cell>
          <table:table-cell table:style-name="ce1" office:value-type="float" office:value="4485.2" calcext:value-type="float">
            <text:p>4485.2</text:p>
          </table:table-cell>
          <table:table-cell table:style-name="ce1" office:value-type="float" office:value="4755.1" calcext:value-type="float">
            <text:p>4755.1</text:p>
          </table:table-cell>
          <table:table-cell table:style-name="ce1" office:value-type="float" office:value="4877.4" calcext:value-type="float">
            <text:p>4877.4</text:p>
          </table:table-cell>
          <table:table-cell table:style-name="ce1" office:value-type="float" office:value="4587.4" calcext:value-type="float">
            <text:p>4587.4</text:p>
          </table:table-cell>
        </table:table-row>
        <table:table-row table:style-name="ro1">
          <table:table-cell table:style-name="ce1" office:value-type="string" calcext:value-type="string">
            <text:p>19:24:51</text:p>
          </table:table-cell>
          <table:table-cell table:style-name="ce1" office:value-type="float" office:value="3985.5" calcext:value-type="float">
            <text:p>3985.5</text:p>
          </table:table-cell>
          <table:table-cell table:style-name="ce1" office:value-type="float" office:value="3384.9" calcext:value-type="float">
            <text:p>3384.9</text:p>
          </table:table-cell>
          <table:table-cell table:style-name="ce1" office:value-type="float" office:value="4012.7" calcext:value-type="float">
            <text:p>4012.7</text:p>
          </table:table-cell>
          <table:table-cell table:style-name="ce1" office:value-type="float" office:value="3251.5" calcext:value-type="float">
            <text:p>3251.5</text:p>
          </table:table-cell>
        </table:table-row>
        <table:table-row table:style-name="ro1">
          <table:table-cell table:style-name="ce1" office:value-type="string" calcext:value-type="string">
            <text:p>19:25:54</text:p>
          </table:table-cell>
          <table:table-cell table:style-name="ce1" office:value-type="float" office:value="4404.9" calcext:value-type="float">
            <text:p>4404.9</text:p>
          </table:table-cell>
          <table:table-cell table:style-name="ce1" office:value-type="float" office:value="3818.3" calcext:value-type="float">
            <text:p>3818.3</text:p>
          </table:table-cell>
          <table:table-cell table:style-name="ce1" office:value-type="float" office:value="4210.2" calcext:value-type="float">
            <text:p>4210.2</text:p>
          </table:table-cell>
          <table:table-cell table:style-name="ce1" office:value-type="float" office:value="3853.6" calcext:value-type="float">
            <text:p>3853.6</text:p>
          </table:table-cell>
        </table:table-row>
        <table:table-row table:style-name="ro1">
          <table:table-cell table:style-name="ce1" office:value-type="string" calcext:value-type="string">
            <text:p>19:26:57</text:p>
          </table:table-cell>
          <table:table-cell table:style-name="ce1" office:value-type="float" office:value="3457.5" calcext:value-type="float">
            <text:p>3457.5</text:p>
          </table:table-cell>
          <table:table-cell table:style-name="ce1" office:value-type="float" office:value="3349.3" calcext:value-type="float">
            <text:p>3349.3</text:p>
          </table:table-cell>
          <table:table-cell table:style-name="ce1" office:value-type="float" office:value="3483.4" calcext:value-type="float">
            <text:p>3483.4</text:p>
          </table:table-cell>
          <table:table-cell table:style-name="ce1" office:value-type="float" office:value="3314.3" calcext:value-type="float">
            <text:p>3314.3</text:p>
          </table:table-cell>
        </table:table-row>
        <table:table-row table:style-name="ro1">
          <table:table-cell table:style-name="ce1" office:value-type="string" calcext:value-type="string">
            <text:p>19:28:00</text:p>
          </table:table-cell>
          <table:table-cell table:style-name="ce1" office:value-type="float" office:value="3366.1" calcext:value-type="float">
            <text:p>3366.1</text:p>
          </table:table-cell>
          <table:table-cell table:style-name="ce1" office:value-type="float" office:value="3721.7" calcext:value-type="float">
            <text:p>3721.7</text:p>
          </table:table-cell>
          <table:table-cell table:style-name="ce1" office:value-type="float" office:value="3566.4" calcext:value-type="float">
            <text:p>3566.4</text:p>
          </table:table-cell>
          <table:table-cell table:style-name="ce1" office:value-type="float" office:value="3460.8" calcext:value-type="float">
            <text:p>3460.8</text:p>
          </table:table-cell>
        </table:table-row>
        <table:table-row table:style-name="ro1">
          <table:table-cell table:style-name="ce1" office:value-type="string" calcext:value-type="string">
            <text:p>19:29:03</text:p>
          </table:table-cell>
          <table:table-cell table:style-name="ce1" office:value-type="float" office:value="3301.6" calcext:value-type="float">
            <text:p>3301.6</text:p>
          </table:table-cell>
          <table:table-cell table:style-name="ce1" office:value-type="float" office:value="3301.9" calcext:value-type="float">
            <text:p>3301.9</text:p>
          </table:table-cell>
          <table:table-cell table:style-name="ce1" office:value-type="float" office:value="3575.5" calcext:value-type="float">
            <text:p>3575.5</text:p>
          </table:table-cell>
          <table:table-cell table:style-name="ce1" office:value-type="float" office:value="3256.4" calcext:value-type="float">
            <text:p>3256.4</text:p>
          </table:table-cell>
        </table:table-row>
        <table:table-row table:style-name="ro1">
          <table:table-cell table:style-name="ce1" office:value-type="string" calcext:value-type="string">
            <text:p>19:30:05</text:p>
          </table:table-cell>
          <table:table-cell table:style-name="ce1" office:value-type="float" office:value="3699.8" calcext:value-type="float">
            <text:p>3699.8</text:p>
          </table:table-cell>
          <table:table-cell table:style-name="ce1" office:value-type="float" office:value="3986.2" calcext:value-type="float">
            <text:p>3986.2</text:p>
          </table:table-cell>
          <table:table-cell table:style-name="ce1" office:value-type="float" office:value="4464.5" calcext:value-type="float">
            <text:p>4464.5</text:p>
          </table:table-cell>
          <table:table-cell table:style-name="ce1" office:value-type="float" office:value="4114.7" calcext:value-type="float">
            <text:p>4114.7</text:p>
          </table:table-cell>
        </table:table-row>
        <table:table-row table:style-name="ro1">
          <table:table-cell table:style-name="ce1" office:value-type="string" calcext:value-type="string">
            <text:p>19:31:08</text:p>
          </table:table-cell>
          <table:table-cell table:style-name="ce1" office:value-type="float" office:value="4124.4" calcext:value-type="float">
            <text:p>4124.4</text:p>
          </table:table-cell>
          <table:table-cell table:style-name="ce1" office:value-type="float" office:value="4366.1" calcext:value-type="float">
            <text:p>4366.1</text:p>
          </table:table-cell>
          <table:table-cell table:style-name="ce1" office:value-type="float" office:value="4395.8" calcext:value-type="float">
            <text:p>4395.8</text:p>
          </table:table-cell>
          <table:table-cell table:style-name="ce1" office:value-type="float" office:value="4350.3" calcext:value-type="float">
            <text:p>4350.3</text:p>
          </table:table-cell>
        </table:table-row>
        <table:table-row table:style-name="ro1">
          <table:table-cell table:style-name="ce1" office:value-type="string" calcext:value-type="string">
            <text:p>19:32:11</text:p>
          </table:table-cell>
          <table:table-cell table:style-name="ce1" office:value-type="float" office:value="3220.3" calcext:value-type="float">
            <text:p>3220.3</text:p>
          </table:table-cell>
          <table:table-cell table:style-name="ce1" office:value-type="float" office:value="3120.2" calcext:value-type="float">
            <text:p>3120.2</text:p>
          </table:table-cell>
          <table:table-cell table:style-name="ce1" office:value-type="float" office:value="3270.2" calcext:value-type="float">
            <text:p>3270.2</text:p>
          </table:table-cell>
          <table:table-cell table:style-name="ce1" office:value-type="float" office:value="2988.4" calcext:value-type="float">
            <text:p>2988.4</text:p>
          </table:table-cell>
        </table:table-row>
        <table:table-row table:style-name="ro1">
          <table:table-cell table:style-name="ce1" office:value-type="string" calcext:value-type="string">
            <text:p>19:33:14</text:p>
          </table:table-cell>
          <table:table-cell table:style-name="ce1" office:value-type="float" office:value="3361.3" calcext:value-type="float">
            <text:p>3361.3</text:p>
          </table:table-cell>
          <table:table-cell table:style-name="ce1" office:value-type="float" office:value="3461.1" calcext:value-type="float">
            <text:p>3461.1</text:p>
          </table:table-cell>
          <table:table-cell table:style-name="ce1" office:value-type="float" office:value="3744.3" calcext:value-type="float">
            <text:p>3744.3</text:p>
          </table:table-cell>
          <table:table-cell table:style-name="ce1" office:value-type="float" office:value="3133" calcext:value-type="float">
            <text:p>3133</text:p>
          </table:table-cell>
        </table:table-row>
        <table:table-row table:style-name="ro1">
          <table:table-cell table:style-name="ce1" office:value-type="string" calcext:value-type="string">
            <text:p>19:34:16</text:p>
          </table:table-cell>
          <table:table-cell table:style-name="ce1" office:value-type="float" office:value="3774.1" calcext:value-type="float">
            <text:p>3774.1</text:p>
          </table:table-cell>
          <table:table-cell table:style-name="ce1" office:value-type="float" office:value="3666.9" calcext:value-type="float">
            <text:p>3666.9</text:p>
          </table:table-cell>
          <table:table-cell table:style-name="ce1" office:value-type="float" office:value="3978.6" calcext:value-type="float">
            <text:p>3978.6</text:p>
          </table:table-cell>
          <table:table-cell table:style-name="ce1" office:value-type="float" office:value="3423.2" calcext:value-type="float">
            <text:p>3423.2</text:p>
          </table:table-cell>
        </table:table-row>
        <table:table-row table:style-name="ro1">
          <table:table-cell table:style-name="ce1" office:value-type="string" calcext:value-type="string">
            <text:p>19:35:19</text:p>
          </table:table-cell>
          <table:table-cell table:style-name="ce1" office:value-type="float" office:value="5036.2" calcext:value-type="float">
            <text:p>5036.2</text:p>
          </table:table-cell>
          <table:table-cell table:style-name="ce1" office:value-type="float" office:value="4730.5" calcext:value-type="float">
            <text:p>4730.5</text:p>
          </table:table-cell>
          <table:table-cell table:style-name="ce1" office:value-type="float" office:value="5059" calcext:value-type="float">
            <text:p>5059</text:p>
          </table:table-cell>
          <table:table-cell table:style-name="ce1" office:value-type="float" office:value="4735.7" calcext:value-type="float">
            <text:p>4735.7</text:p>
          </table:table-cell>
        </table:table-row>
        <table:table-row table:style-name="ro1">
          <table:table-cell table:style-name="ce1" office:value-type="string" calcext:value-type="string">
            <text:p>19:36:23</text:p>
          </table:table-cell>
          <table:table-cell table:style-name="ce1" office:value-type="float" office:value="5053.5" calcext:value-type="float">
            <text:p>5053.5</text:p>
          </table:table-cell>
          <table:table-cell table:style-name="ce1" office:value-type="float" office:value="4681.1" calcext:value-type="float">
            <text:p>4681.1</text:p>
          </table:table-cell>
          <table:table-cell table:style-name="ce1" office:value-type="float" office:value="5244.1" calcext:value-type="float">
            <text:p>5244.1</text:p>
          </table:table-cell>
          <table:table-cell table:style-name="ce1" office:value-type="float" office:value="4934.3" calcext:value-type="float">
            <text:p>4934.3</text:p>
          </table:table-cell>
        </table:table-row>
        <table:table-row table:style-name="ro1">
          <table:table-cell table:style-name="ce1" office:value-type="string" calcext:value-type="string">
            <text:p>19:37:27</text:p>
          </table:table-cell>
          <table:table-cell table:style-name="ce1" office:value-type="float" office:value="3612.5" calcext:value-type="float">
            <text:p>3612.5</text:p>
          </table:table-cell>
          <table:table-cell table:style-name="ce1" office:value-type="float" office:value="3712.4" calcext:value-type="float">
            <text:p>3712.4</text:p>
          </table:table-cell>
          <table:table-cell table:style-name="ce1" office:value-type="float" office:value="3707.5" calcext:value-type="float">
            <text:p>3707.5</text:p>
          </table:table-cell>
          <table:table-cell table:style-name="ce1" office:value-type="float" office:value="3436.5" calcext:value-type="float">
            <text:p>3436.5</text:p>
          </table:table-cell>
        </table:table-row>
        <table:table-row table:style-name="ro1">
          <table:table-cell table:style-name="ce1" office:value-type="string" calcext:value-type="string">
            <text:p>19:38:30</text:p>
          </table:table-cell>
          <table:table-cell table:style-name="ce1" office:value-type="float" office:value="5005" calcext:value-type="float">
            <text:p>5005</text:p>
          </table:table-cell>
          <table:table-cell table:style-name="ce1" office:value-type="float" office:value="5260.9" calcext:value-type="float">
            <text:p>5260.9</text:p>
          </table:table-cell>
          <table:table-cell table:style-name="ce1" office:value-type="float" office:value="4828.7" calcext:value-type="float">
            <text:p>4828.7</text:p>
          </table:table-cell>
          <table:table-cell table:style-name="ce1" office:value-type="float" office:value="5060.5" calcext:value-type="float">
            <text:p>5060.5</text:p>
          </table:table-cell>
        </table:table-row>
        <table:table-row table:style-name="ro1">
          <table:table-cell table:style-name="ce1" office:value-type="string" calcext:value-type="string">
            <text:p>19:39:32</text:p>
          </table:table-cell>
          <table:table-cell table:style-name="ce1" office:value-type="float" office:value="4259.7" calcext:value-type="float">
            <text:p>4259.7</text:p>
          </table:table-cell>
          <table:table-cell table:style-name="ce1" office:value-type="float" office:value="3882.1" calcext:value-type="float">
            <text:p>3882.1</text:p>
          </table:table-cell>
          <table:table-cell table:style-name="ce1" office:value-type="float" office:value="3906" calcext:value-type="float">
            <text:p>3906</text:p>
          </table:table-cell>
          <table:table-cell table:style-name="ce1" office:value-type="float" office:value="3832.4" calcext:value-type="float">
            <text:p>3832.4</text:p>
          </table:table-cell>
        </table:table-row>
        <table:table-row table:style-name="ro1">
          <table:table-cell table:style-name="ce1" office:value-type="string" calcext:value-type="string">
            <text:p>19:40:35</text:p>
          </table:table-cell>
          <table:table-cell table:style-name="ce1" office:value-type="float" office:value="3359.4" calcext:value-type="float">
            <text:p>3359.4</text:p>
          </table:table-cell>
          <table:table-cell table:style-name="ce1" office:value-type="float" office:value="3490.3" calcext:value-type="float">
            <text:p>3490.3</text:p>
          </table:table-cell>
          <table:table-cell table:style-name="ce1" office:value-type="float" office:value="3520.6" calcext:value-type="float">
            <text:p>3520.6</text:p>
          </table:table-cell>
          <table:table-cell table:style-name="ce1" office:value-type="float" office:value="3288.2" calcext:value-type="float">
            <text:p>3288.2</text:p>
          </table:table-cell>
        </table:table-row>
        <table:table-row table:style-name="ro1">
          <table:table-cell table:style-name="ce1" office:value-type="string" calcext:value-type="string">
            <text:p>19:41:38</text:p>
          </table:table-cell>
          <table:table-cell table:style-name="ce1" office:value-type="float" office:value="3046.2" calcext:value-type="float">
            <text:p>3046.2</text:p>
          </table:table-cell>
          <table:table-cell table:style-name="ce1" office:value-type="float" office:value="3344.3" calcext:value-type="float">
            <text:p>3344.3</text:p>
          </table:table-cell>
          <table:table-cell table:style-name="ce1" office:value-type="float" office:value="3233.1" calcext:value-type="float">
            <text:p>3233.1</text:p>
          </table:table-cell>
          <table:table-cell table:style-name="ce1" office:value-type="float" office:value="3224.5" calcext:value-type="float">
            <text:p>3224.5</text:p>
          </table:table-cell>
        </table:table-row>
        <table:table-row table:style-name="ro1">
          <table:table-cell table:style-name="ce1" office:value-type="string" calcext:value-type="string">
            <text:p>19:42:41</text:p>
          </table:table-cell>
          <table:table-cell table:style-name="ce1" office:value-type="float" office:value="3626.1" calcext:value-type="float">
            <text:p>3626.1</text:p>
          </table:table-cell>
          <table:table-cell table:style-name="ce1" office:value-type="float" office:value="3674.4" calcext:value-type="float">
            <text:p>3674.4</text:p>
          </table:table-cell>
          <table:table-cell table:style-name="ce1" office:value-type="float" office:value="4108.4" calcext:value-type="float">
            <text:p>4108.4</text:p>
          </table:table-cell>
          <table:table-cell table:style-name="ce1" office:value-type="float" office:value="3413.6" calcext:value-type="float">
            <text:p>3413.6</text:p>
          </table:table-cell>
        </table:table-row>
        <table:table-row table:style-name="ro1">
          <table:table-cell table:style-name="ce1" office:value-type="string" calcext:value-type="string">
            <text:p>19:43:43</text:p>
          </table:table-cell>
          <table:table-cell table:style-name="ce1" office:value-type="float" office:value="4874.3" calcext:value-type="float">
            <text:p>4874.3</text:p>
          </table:table-cell>
          <table:table-cell table:style-name="ce1" office:value-type="float" office:value="4377.9" calcext:value-type="float">
            <text:p>4377.9</text:p>
          </table:table-cell>
          <table:table-cell table:style-name="ce1" office:value-type="float" office:value="5262" calcext:value-type="float">
            <text:p>5262</text:p>
          </table:table-cell>
          <table:table-cell table:style-name="ce1" office:value-type="float" office:value="5141.8" calcext:value-type="float">
            <text:p>5141.8</text:p>
          </table:table-cell>
        </table:table-row>
        <table:table-row table:style-name="ro1">
          <table:table-cell table:style-name="ce1" office:value-type="string" calcext:value-type="string">
            <text:p>19:44:46</text:p>
          </table:table-cell>
          <table:table-cell table:style-name="ce1" office:value-type="float" office:value="3984.8" calcext:value-type="float">
            <text:p>3984.8</text:p>
          </table:table-cell>
          <table:table-cell table:style-name="ce1" office:value-type="float" office:value="3905.2" calcext:value-type="float">
            <text:p>3905.2</text:p>
          </table:table-cell>
          <table:table-cell table:style-name="ce1" office:value-type="float" office:value="4105.2" calcext:value-type="float">
            <text:p>4105.2</text:p>
          </table:table-cell>
          <table:table-cell table:style-name="ce1" office:value-type="float" office:value="3723.4" calcext:value-type="float">
            <text:p>3723.4</text:p>
          </table:table-cell>
        </table:table-row>
        <table:table-row table:style-name="ro1">
          <table:table-cell table:style-name="ce1" office:value-type="string" calcext:value-type="string">
            <text:p>19:45:49</text:p>
          </table:table-cell>
          <table:table-cell table:style-name="ce1" office:value-type="float" office:value="3314.3" calcext:value-type="float">
            <text:p>3314.3</text:p>
          </table:table-cell>
          <table:table-cell table:style-name="ce1" office:value-type="float" office:value="3585.3" calcext:value-type="float">
            <text:p>3585.3</text:p>
          </table:table-cell>
          <table:table-cell table:style-name="ce1" office:value-type="float" office:value="3575.1" calcext:value-type="float">
            <text:p>3575.1</text:p>
          </table:table-cell>
          <table:table-cell table:style-name="ce1" office:value-type="float" office:value="3379.2" calcext:value-type="float">
            <text:p>3379.2</text:p>
          </table:table-cell>
        </table:table-row>
        <table:table-row table:style-name="ro1">
          <table:table-cell table:style-name="ce1" office:value-type="string" calcext:value-type="string">
            <text:p>19:46:52</text:p>
          </table:table-cell>
          <table:table-cell table:style-name="ce1" office:value-type="float" office:value="2978.8" calcext:value-type="float">
            <text:p>2978.8</text:p>
          </table:table-cell>
          <table:table-cell table:style-name="ce1" office:value-type="float" office:value="2958.1" calcext:value-type="float">
            <text:p>2958.1</text:p>
          </table:table-cell>
          <table:table-cell table:style-name="ce1" office:value-type="float" office:value="3229.8" calcext:value-type="float">
            <text:p>3229.8</text:p>
          </table:table-cell>
          <table:table-cell table:style-name="ce1" office:value-type="float" office:value="2953.8" calcext:value-type="float">
            <text:p>2953.8</text:p>
          </table:table-cell>
        </table:table-row>
        <table:table-row table:style-name="ro1">
          <table:table-cell table:style-name="ce1" office:value-type="string" calcext:value-type="string">
            <text:p>19:47:54</text:p>
          </table:table-cell>
          <table:table-cell table:style-name="ce1" office:value-type="float" office:value="4408.9" calcext:value-type="float">
            <text:p>4408.9</text:p>
          </table:table-cell>
          <table:table-cell table:style-name="ce1" office:value-type="float" office:value="4070" calcext:value-type="float">
            <text:p>4070</text:p>
          </table:table-cell>
          <table:table-cell table:style-name="ce1" office:value-type="float" office:value="4852" calcext:value-type="float">
            <text:p>4852</text:p>
          </table:table-cell>
          <table:table-cell table:style-name="ce1" office:value-type="float" office:value="5001.7" calcext:value-type="float">
            <text:p>5001.7</text:p>
          </table:table-cell>
        </table:table-row>
        <table:table-row table:style-name="ro1">
          <table:table-cell table:style-name="ce1" office:value-type="string" calcext:value-type="string">
            <text:p>19:48:57</text:p>
          </table:table-cell>
          <table:table-cell table:style-name="ce1" office:value-type="float" office:value="3525.8" calcext:value-type="float">
            <text:p>3525.8</text:p>
          </table:table-cell>
          <table:table-cell table:style-name="ce1" office:value-type="float" office:value="3504.4" calcext:value-type="float">
            <text:p>3504.4</text:p>
          </table:table-cell>
          <table:table-cell table:style-name="ce1" office:value-type="float" office:value="3852.1" calcext:value-type="float">
            <text:p>3852.1</text:p>
          </table:table-cell>
          <table:table-cell table:style-name="ce1" office:value-type="float" office:value="3213.8" calcext:value-type="float">
            <text:p>3213.8</text:p>
          </table:table-cell>
        </table:table-row>
        <table:table-row table:style-name="ro1">
          <table:table-cell table:style-name="ce1" office:value-type="string" calcext:value-type="string">
            <text:p>19:50:00</text:p>
          </table:table-cell>
          <table:table-cell table:style-name="ce1" office:value-type="float" office:value="3589.4" calcext:value-type="float">
            <text:p>3589.4</text:p>
          </table:table-cell>
          <table:table-cell table:style-name="ce1" office:value-type="float" office:value="3697.4" calcext:value-type="float">
            <text:p>3697.4</text:p>
          </table:table-cell>
          <table:table-cell table:style-name="ce1" office:value-type="float" office:value="4245.2" calcext:value-type="float">
            <text:p>4245.2</text:p>
          </table:table-cell>
          <table:table-cell table:style-name="ce1" office:value-type="float" office:value="4248.2" calcext:value-type="float">
            <text:p>4248.2</text:p>
          </table:table-cell>
        </table:table-row>
        <table:table-row table:style-name="ro1">
          <table:table-cell table:style-name="ce1" office:value-type="string" calcext:value-type="string">
            <text:p>19:51:03</text:p>
          </table:table-cell>
          <table:table-cell table:style-name="ce1" office:value-type="float" office:value="3526.3" calcext:value-type="float">
            <text:p>3526.3</text:p>
          </table:table-cell>
          <table:table-cell table:style-name="ce1" office:value-type="float" office:value="3491.8" calcext:value-type="float">
            <text:p>3491.8</text:p>
          </table:table-cell>
          <table:table-cell table:style-name="ce1" office:value-type="float" office:value="3517.2" calcext:value-type="float">
            <text:p>3517.2</text:p>
          </table:table-cell>
          <table:table-cell table:style-name="ce1" office:value-type="float" office:value="3478.1" calcext:value-type="float">
            <text:p>3478.1</text:p>
          </table:table-cell>
        </table:table-row>
        <table:table-row table:style-name="ro1">
          <table:table-cell table:style-name="ce1" office:value-type="string" calcext:value-type="string">
            <text:p>19:52:07</text:p>
          </table:table-cell>
          <table:table-cell table:style-name="ce1" office:value-type="float" office:value="3732.4" calcext:value-type="float">
            <text:p>3732.4</text:p>
          </table:table-cell>
          <table:table-cell table:style-name="ce1" office:value-type="float" office:value="3860" calcext:value-type="float">
            <text:p>3860</text:p>
          </table:table-cell>
          <table:table-cell table:style-name="ce1" office:value-type="float" office:value="4260" calcext:value-type="float">
            <text:p>4260</text:p>
          </table:table-cell>
          <table:table-cell table:style-name="ce1" office:value-type="float" office:value="3444.7" calcext:value-type="float">
            <text:p>3444.7</text:p>
          </table:table-cell>
        </table:table-row>
        <table:table-row table:style-name="ro1">
          <table:table-cell table:style-name="ce1" office:value-type="string" calcext:value-type="string">
            <text:p>19:53:10</text:p>
          </table:table-cell>
          <table:table-cell table:style-name="ce1" office:value-type="float" office:value="4080.5" calcext:value-type="float">
            <text:p>4080.5</text:p>
          </table:table-cell>
          <table:table-cell table:style-name="ce1" office:value-type="float" office:value="4468.7" calcext:value-type="float">
            <text:p>4468.7</text:p>
          </table:table-cell>
          <table:table-cell table:style-name="ce1" office:value-type="float" office:value="3918.2" calcext:value-type="float">
            <text:p>3918.2</text:p>
          </table:table-cell>
          <table:table-cell table:style-name="ce1" office:value-type="float" office:value="3966" calcext:value-type="float">
            <text:p>3966</text:p>
          </table:table-cell>
        </table:table-row>
        <table:table-row table:style-name="ro1">
          <table:table-cell table:style-name="ce1" office:value-type="string" calcext:value-type="string">
            <text:p>19:54:13</text:p>
          </table:table-cell>
          <table:table-cell table:style-name="ce1" office:value-type="float" office:value="3213.2" calcext:value-type="float">
            <text:p>3213.2</text:p>
          </table:table-cell>
          <table:table-cell table:style-name="ce1" office:value-type="float" office:value="3620.8" calcext:value-type="float">
            <text:p>3620.8</text:p>
          </table:table-cell>
          <table:table-cell table:style-name="ce1" office:value-type="float" office:value="3754.1" calcext:value-type="float">
            <text:p>3754.1</text:p>
          </table:table-cell>
          <table:table-cell table:style-name="ce1" office:value-type="float" office:value="3911.9" calcext:value-type="float">
            <text:p>3911.9</text:p>
          </table:table-cell>
        </table:table-row>
        <table:table-row table:style-name="ro1">
          <table:table-cell table:style-name="ce1" office:value-type="string" calcext:value-type="string">
            <text:p>19:55:15</text:p>
          </table:table-cell>
          <table:table-cell table:style-name="ce1" office:value-type="float" office:value="3626.6" calcext:value-type="float">
            <text:p>3626.6</text:p>
          </table:table-cell>
          <table:table-cell table:style-name="ce1" office:value-type="float" office:value="3631.3" calcext:value-type="float">
            <text:p>3631.3</text:p>
          </table:table-cell>
          <table:table-cell table:style-name="ce1" office:value-type="float" office:value="3933" calcext:value-type="float">
            <text:p>3933</text:p>
          </table:table-cell>
          <table:table-cell table:style-name="ce1" office:value-type="float" office:value="3446.1" calcext:value-type="float">
            <text:p>3446.1</text:p>
          </table:table-cell>
        </table:table-row>
        <table:table-row table:style-name="ro1">
          <table:table-cell table:style-name="ce1" office:value-type="string" calcext:value-type="string">
            <text:p>19:56:18</text:p>
          </table:table-cell>
          <table:table-cell table:style-name="ce1" office:value-type="float" office:value="3650" calcext:value-type="float">
            <text:p>3650</text:p>
          </table:table-cell>
          <table:table-cell table:style-name="ce1" office:value-type="float" office:value="3403.5" calcext:value-type="float">
            <text:p>3403.5</text:p>
          </table:table-cell>
          <table:table-cell table:style-name="ce1" office:value-type="float" office:value="3650" calcext:value-type="float">
            <text:p>3650</text:p>
          </table:table-cell>
          <table:table-cell table:style-name="ce1" office:value-type="float" office:value="3154.5" calcext:value-type="float">
            <text:p>3154.5</text:p>
          </table:table-cell>
        </table:table-row>
        <table:table-row table:style-name="ro1">
          <table:table-cell table:style-name="ce1" office:value-type="string" calcext:value-type="string">
            <text:p>19:57:21</text:p>
          </table:table-cell>
          <table:table-cell table:style-name="ce1" office:value-type="float" office:value="3914.9" calcext:value-type="float">
            <text:p>3914.9</text:p>
          </table:table-cell>
          <table:table-cell table:style-name="ce1" office:value-type="float" office:value="3673" calcext:value-type="float">
            <text:p>3673</text:p>
          </table:table-cell>
          <table:table-cell table:style-name="ce1" office:value-type="float" office:value="3988.1" calcext:value-type="float">
            <text:p>3988.1</text:p>
          </table:table-cell>
          <table:table-cell table:style-name="ce1" office:value-type="float" office:value="3891.9" calcext:value-type="float">
            <text:p>3891.9</text:p>
          </table:table-cell>
        </table:table-row>
        <table:table-row table:style-name="ro1">
          <table:table-cell table:style-name="ce1" office:value-type="string" calcext:value-type="string">
            <text:p>19:58:24</text:p>
          </table:table-cell>
          <table:table-cell table:style-name="ce1" office:value-type="float" office:value="4016.1" calcext:value-type="float">
            <text:p>4016.1</text:p>
          </table:table-cell>
          <table:table-cell table:style-name="ce1" office:value-type="float" office:value="4246.9" calcext:value-type="float">
            <text:p>4246.9</text:p>
          </table:table-cell>
          <table:table-cell table:style-name="ce1" office:value-type="float" office:value="5566.2" calcext:value-type="float">
            <text:p>5566.2</text:p>
          </table:table-cell>
          <table:table-cell table:style-name="ce1" office:value-type="float" office:value="4979.5" calcext:value-type="float">
            <text:p>4979.5</text:p>
          </table:table-cell>
        </table:table-row>
        <table:table-row table:style-name="ro1">
          <table:table-cell table:style-name="ce1" office:value-type="string" calcext:value-type="string">
            <text:p>19:59:27</text:p>
          </table:table-cell>
          <table:table-cell table:style-name="ce1" office:value-type="float" office:value="3873.6" calcext:value-type="float">
            <text:p>3873.6</text:p>
          </table:table-cell>
          <table:table-cell table:style-name="ce1" office:value-type="float" office:value="3554.2" calcext:value-type="float">
            <text:p>3554.2</text:p>
          </table:table-cell>
          <table:table-cell table:style-name="ce1" office:value-type="float" office:value="4121" calcext:value-type="float">
            <text:p>4121</text:p>
          </table:table-cell>
          <table:table-cell table:style-name="ce1" office:value-type="float" office:value="3672.7" calcext:value-type="float">
            <text:p>3672.7</text:p>
          </table:table-cell>
        </table:table-row>
        <table:table-row table:style-name="ro1">
          <table:table-cell table:style-name="ce1" office:value-type="string" calcext:value-type="string">
            <text:p>20:00:30</text:p>
          </table:table-cell>
          <table:table-cell table:style-name="ce1" office:value-type="float" office:value="3739.2" calcext:value-type="float">
            <text:p>3739.2</text:p>
          </table:table-cell>
          <table:table-cell table:style-name="ce1" office:value-type="float" office:value="3752" calcext:value-type="float">
            <text:p>3752</text:p>
          </table:table-cell>
          <table:table-cell table:style-name="ce1" office:value-type="float" office:value="3952.1" calcext:value-type="float">
            <text:p>3952.1</text:p>
          </table:table-cell>
          <table:table-cell table:style-name="ce1" office:value-type="float" office:value="3533" calcext:value-type="float">
            <text:p>3533</text:p>
          </table:table-cell>
        </table:table-row>
        <table:table-row table:style-name="ro1">
          <table:table-cell table:style-name="ce1" office:value-type="string" calcext:value-type="string">
            <text:p>20:01:33</text:p>
          </table:table-cell>
          <table:table-cell table:style-name="ce1" office:value-type="float" office:value="3828.8" calcext:value-type="float">
            <text:p>3828.8</text:p>
          </table:table-cell>
          <table:table-cell table:style-name="ce1" office:value-type="float" office:value="3639.8" calcext:value-type="float">
            <text:p>3639.8</text:p>
          </table:table-cell>
          <table:table-cell table:style-name="ce1" office:value-type="float" office:value="3484.3" calcext:value-type="float">
            <text:p>3484.3</text:p>
          </table:table-cell>
          <table:table-cell table:style-name="ce1" office:value-type="float" office:value="3660" calcext:value-type="float">
            <text:p>3660</text:p>
          </table:table-cell>
        </table:table-row>
        <table:table-row table:style-name="ro1">
          <table:table-cell table:style-name="ce1" office:value-type="string" calcext:value-type="string">
            <text:p>20:02:35</text:p>
          </table:table-cell>
          <table:table-cell table:style-name="ce1" office:value-type="float" office:value="3326.7" calcext:value-type="float">
            <text:p>3326.7</text:p>
          </table:table-cell>
          <table:table-cell table:style-name="ce1" office:value-type="float" office:value="3385.9" calcext:value-type="float">
            <text:p>3385.9</text:p>
          </table:table-cell>
          <table:table-cell table:style-name="ce1" office:value-type="float" office:value="3370.2" calcext:value-type="float">
            <text:p>3370.2</text:p>
          </table:table-cell>
          <table:table-cell table:style-name="ce1" office:value-type="float" office:value="3119.3" calcext:value-type="float">
            <text:p>3119.3</text:p>
          </table:table-cell>
        </table:table-row>
        <table:table-row table:style-name="ro1">
          <table:table-cell table:style-name="ce1" office:value-type="string" calcext:value-type="string">
            <text:p>20:03:38</text:p>
          </table:table-cell>
          <table:table-cell table:style-name="ce1" office:value-type="float" office:value="3832.1" calcext:value-type="float">
            <text:p>3832.1</text:p>
          </table:table-cell>
          <table:table-cell table:style-name="ce1" office:value-type="float" office:value="3729.6" calcext:value-type="float">
            <text:p>3729.6</text:p>
          </table:table-cell>
          <table:table-cell table:style-name="ce1" office:value-type="float" office:value="4737.5" calcext:value-type="float">
            <text:p>4737.5</text:p>
          </table:table-cell>
          <table:table-cell table:style-name="ce1" office:value-type="float" office:value="4678.7" calcext:value-type="float">
            <text:p>4678.7</text:p>
          </table:table-cell>
        </table:table-row>
        <table:table-row table:style-name="ro1">
          <table:table-cell table:style-name="ce1" office:value-type="string" calcext:value-type="string">
            <text:p>20:04:41</text:p>
          </table:table-cell>
          <table:table-cell table:style-name="ce1" office:value-type="float" office:value="4140.7" calcext:value-type="float">
            <text:p>4140.7</text:p>
          </table:table-cell>
          <table:table-cell table:style-name="ce1" office:value-type="float" office:value="4107.1" calcext:value-type="float">
            <text:p>4107.1</text:p>
          </table:table-cell>
          <table:table-cell table:style-name="ce1" office:value-type="float" office:value="4382.1" calcext:value-type="float">
            <text:p>4382.1</text:p>
          </table:table-cell>
          <table:table-cell table:style-name="ce1" office:value-type="float" office:value="3831.1" calcext:value-type="float">
            <text:p>3831.1</text:p>
          </table:table-cell>
        </table:table-row>
        <table:table-row table:style-name="ro1">
          <table:table-cell table:style-name="ce1" office:value-type="string" calcext:value-type="string">
            <text:p>20:05:44</text:p>
          </table:table-cell>
          <table:table-cell table:style-name="ce1" office:value-type="float" office:value="5394.1" calcext:value-type="float">
            <text:p>5394.1</text:p>
          </table:table-cell>
          <table:table-cell table:style-name="ce1" office:value-type="float" office:value="4863.2" calcext:value-type="float">
            <text:p>4863.2</text:p>
          </table:table-cell>
          <table:table-cell table:style-name="ce1" office:value-type="float" office:value="5718.1" calcext:value-type="float">
            <text:p>5718.1</text:p>
          </table:table-cell>
          <table:table-cell table:style-name="ce1" office:value-type="float" office:value="5178.8" calcext:value-type="float">
            <text:p>5178.8</text:p>
          </table:table-cell>
        </table:table-row>
        <table:table-row table:style-name="ro1">
          <table:table-cell table:style-name="ce1" office:value-type="string" calcext:value-type="string">
            <text:p>20:06:47</text:p>
          </table:table-cell>
          <table:table-cell table:style-name="ce1" office:value-type="float" office:value="4219.9" calcext:value-type="float">
            <text:p>4219.9</text:p>
          </table:table-cell>
          <table:table-cell table:style-name="ce1" office:value-type="float" office:value="4488.8" calcext:value-type="float">
            <text:p>4488.8</text:p>
          </table:table-cell>
          <table:table-cell table:style-name="ce1" office:value-type="float" office:value="4270.7" calcext:value-type="float">
            <text:p>4270.7</text:p>
          </table:table-cell>
          <table:table-cell table:style-name="ce1" office:value-type="float" office:value="4536.9" calcext:value-type="float">
            <text:p>4536.9</text:p>
          </table:table-cell>
        </table:table-row>
        <table:table-row table:style-name="ro1">
          <table:table-cell table:style-name="ce1" office:value-type="string" calcext:value-type="string">
            <text:p>20:07:50</text:p>
          </table:table-cell>
          <table:table-cell table:style-name="ce1" office:value-type="float" office:value="3403.5" calcext:value-type="float">
            <text:p>3403.5</text:p>
          </table:table-cell>
          <table:table-cell table:style-name="ce1" office:value-type="float" office:value="3324.8" calcext:value-type="float">
            <text:p>3324.8</text:p>
          </table:table-cell>
          <table:table-cell table:style-name="ce1" office:value-type="float" office:value="3615.5" calcext:value-type="float">
            <text:p>3615.5</text:p>
          </table:table-cell>
          <table:table-cell table:style-name="ce1" office:value-type="float" office:value="3246.7" calcext:value-type="float">
            <text:p>3246.7</text:p>
          </table:table-cell>
        </table:table-row>
        <table:table-row table:style-name="ro1">
          <table:table-cell table:style-name="ce1" office:value-type="string" calcext:value-type="string">
            <text:p>20:08:54</text:p>
          </table:table-cell>
          <table:table-cell table:style-name="ce1" office:value-type="float" office:value="3703.5" calcext:value-type="float">
            <text:p>3703.5</text:p>
          </table:table-cell>
          <table:table-cell table:style-name="ce1" office:value-type="float" office:value="3693.8" calcext:value-type="float">
            <text:p>3693.8</text:p>
          </table:table-cell>
          <table:table-cell table:style-name="ce1" office:value-type="float" office:value="3616.5" calcext:value-type="float">
            <text:p>3616.5</text:p>
          </table:table-cell>
          <table:table-cell table:style-name="ce1" office:value-type="float" office:value="3625.4" calcext:value-type="float">
            <text:p>3625.4</text:p>
          </table:table-cell>
        </table:table-row>
        <table:table-row table:style-name="ro1">
          <table:table-cell table:style-name="ce1" office:value-type="string" calcext:value-type="string">
            <text:p>20:09:57</text:p>
          </table:table-cell>
          <table:table-cell table:style-name="ce1" office:value-type="float" office:value="3603.5" calcext:value-type="float">
            <text:p>3603.5</text:p>
          </table:table-cell>
          <table:table-cell table:style-name="ce1" office:value-type="float" office:value="3401.6" calcext:value-type="float">
            <text:p>3401.6</text:p>
          </table:table-cell>
          <table:table-cell table:style-name="ce1" office:value-type="float" office:value="3462" calcext:value-type="float">
            <text:p>3462</text:p>
          </table:table-cell>
          <table:table-cell table:style-name="ce1" office:value-type="float" office:value="3356.8" calcext:value-type="float">
            <text:p>3356.8</text:p>
          </table:table-cell>
        </table:table-row>
        <table:table-row table:style-name="ro1">
          <table:table-cell table:style-name="ce1" office:value-type="string" calcext:value-type="string">
            <text:p>20:11:00</text:p>
          </table:table-cell>
          <table:table-cell table:style-name="ce1" office:value-type="float" office:value="4855.1" calcext:value-type="float">
            <text:p>4855.1</text:p>
          </table:table-cell>
          <table:table-cell table:style-name="ce1" office:value-type="float" office:value="4531.4" calcext:value-type="float">
            <text:p>4531.4</text:p>
          </table:table-cell>
          <table:table-cell table:style-name="ce1" office:value-type="float" office:value="4648.1" calcext:value-type="float">
            <text:p>4648.1</text:p>
          </table:table-cell>
          <table:table-cell table:style-name="ce1" office:value-type="float" office:value="4782.3" calcext:value-type="float">
            <text:p>4782.3</text:p>
          </table:table-cell>
        </table:table-row>
        <table:table-row table:style-name="ro1">
          <table:table-cell table:style-name="ce1" office:value-type="string" calcext:value-type="string">
            <text:p>20:12:03</text:p>
          </table:table-cell>
          <table:table-cell table:style-name="ce1" office:value-type="float" office:value="3122.9" calcext:value-type="float">
            <text:p>3122.9</text:p>
          </table:table-cell>
          <table:table-cell table:style-name="ce1" office:value-type="float" office:value="3680.7" calcext:value-type="float">
            <text:p>3680.7</text:p>
          </table:table-cell>
          <table:table-cell table:style-name="ce1" office:value-type="float" office:value="3346.4" calcext:value-type="float">
            <text:p>3346.4</text:p>
          </table:table-cell>
          <table:table-cell table:style-name="ce1" office:value-type="float" office:value="3445" calcext:value-type="float">
            <text:p>3445</text:p>
          </table:table-cell>
        </table:table-row>
        <table:table-row table:style-name="ro1">
          <table:table-cell table:style-name="ce1" office:value-type="string" calcext:value-type="string">
            <text:p>20:13:06</text:p>
          </table:table-cell>
          <table:table-cell table:style-name="ce1" office:value-type="float" office:value="3588.6" calcext:value-type="float">
            <text:p>3588.6</text:p>
          </table:table-cell>
          <table:table-cell table:style-name="ce1" office:value-type="float" office:value="3566.9" calcext:value-type="float">
            <text:p>3566.9</text:p>
          </table:table-cell>
          <table:table-cell table:style-name="ce1" office:value-type="float" office:value="3692" calcext:value-type="float">
            <text:p>3692</text:p>
          </table:table-cell>
          <table:table-cell table:style-name="ce1" office:value-type="float" office:value="3543.5" calcext:value-type="float">
            <text:p>3543.5</text:p>
          </table:table-cell>
        </table:table-row>
        <table:table-row table:style-name="ro1">
          <table:table-cell table:style-name="ce1" office:value-type="string" calcext:value-type="string">
            <text:p>20:14:09</text:p>
          </table:table-cell>
          <table:table-cell table:style-name="ce1" office:value-type="float" office:value="3550.5" calcext:value-type="float">
            <text:p>3550.5</text:p>
          </table:table-cell>
          <table:table-cell table:style-name="ce1" office:value-type="float" office:value="3306.3" calcext:value-type="float">
            <text:p>3306.3</text:p>
          </table:table-cell>
          <table:table-cell table:style-name="ce1" office:value-type="float" office:value="3473.8" calcext:value-type="float">
            <text:p>3473.8</text:p>
          </table:table-cell>
          <table:table-cell table:style-name="ce1" office:value-type="float" office:value="3165" calcext:value-type="float">
            <text:p>3165</text:p>
          </table:table-cell>
        </table:table-row>
        <table:table-row table:style-name="ro1">
          <table:table-cell table:style-name="ce1" office:value-type="string" calcext:value-type="string">
            <text:p>20:15:12</text:p>
          </table:table-cell>
          <table:table-cell table:style-name="ce1" office:value-type="float" office:value="4119.9" calcext:value-type="float">
            <text:p>4119.9</text:p>
          </table:table-cell>
          <table:table-cell table:style-name="ce1" office:value-type="float" office:value="3571.6" calcext:value-type="float">
            <text:p>3571.6</text:p>
          </table:table-cell>
          <table:table-cell table:style-name="ce1" office:value-type="float" office:value="4670.3" calcext:value-type="float">
            <text:p>4670.3</text:p>
          </table:table-cell>
          <table:table-cell table:style-name="ce1" office:value-type="float" office:value="3978.4" calcext:value-type="float">
            <text:p>3978.4</text:p>
          </table:table-cell>
        </table:table-row>
        <table:table-row table:style-name="ro1">
          <table:table-cell table:style-name="ce1" office:value-type="string" calcext:value-type="string">
            <text:p>20:16:14</text:p>
          </table:table-cell>
          <table:table-cell table:style-name="ce1" office:value-type="float" office:value="5317" calcext:value-type="float">
            <text:p>5317</text:p>
          </table:table-cell>
          <table:table-cell table:style-name="ce1" office:value-type="float" office:value="4875.1" calcext:value-type="float">
            <text:p>4875.1</text:p>
          </table:table-cell>
          <table:table-cell table:style-name="ce1" office:value-type="float" office:value="5421.8" calcext:value-type="float">
            <text:p>5421.8</text:p>
          </table:table-cell>
          <table:table-cell table:style-name="ce1" office:value-type="float" office:value="5435.4" calcext:value-type="float">
            <text:p>5435.4</text:p>
          </table:table-cell>
        </table:table-row>
        <table:table-row table:style-name="ro1">
          <table:table-cell table:style-name="ce1" office:value-type="string" calcext:value-type="string">
            <text:p>20:17:17</text:p>
          </table:table-cell>
          <table:table-cell table:style-name="ce1" office:value-type="float" office:value="5122.8" calcext:value-type="float">
            <text:p>5122.8</text:p>
          </table:table-cell>
          <table:table-cell table:style-name="ce1" office:value-type="float" office:value="4756" calcext:value-type="float">
            <text:p>4756</text:p>
          </table:table-cell>
          <table:table-cell table:style-name="ce1" office:value-type="float" office:value="5376.7" calcext:value-type="float">
            <text:p>5376.7</text:p>
          </table:table-cell>
          <table:table-cell table:style-name="ce1" office:value-type="float" office:value="5184.3" calcext:value-type="float">
            <text:p>5184.3</text:p>
          </table:table-cell>
        </table:table-row>
        <table:table-row table:style-name="ro1">
          <table:table-cell table:style-name="ce1" office:value-type="string" calcext:value-type="string">
            <text:p>20:18:20</text:p>
          </table:table-cell>
          <table:table-cell table:style-name="ce1" office:value-type="float" office:value="4822.3" calcext:value-type="float">
            <text:p>4822.3</text:p>
          </table:table-cell>
          <table:table-cell table:style-name="ce1" office:value-type="float" office:value="4396.8" calcext:value-type="float">
            <text:p>4396.8</text:p>
          </table:table-cell>
          <table:table-cell table:style-name="ce1" office:value-type="float" office:value="4770.5" calcext:value-type="float">
            <text:p>4770.5</text:p>
          </table:table-cell>
          <table:table-cell table:style-name="ce1" office:value-type="float" office:value="5004.3" calcext:value-type="float">
            <text:p>5004.3</text:p>
          </table:table-cell>
        </table:table-row>
        <table:table-row table:style-name="ro1">
          <table:table-cell table:style-name="ce1" office:value-type="string" calcext:value-type="string">
            <text:p>20:19:23</text:p>
          </table:table-cell>
          <table:table-cell table:style-name="ce1" office:value-type="float" office:value="4728.3" calcext:value-type="float">
            <text:p>4728.3</text:p>
          </table:table-cell>
          <table:table-cell table:style-name="ce1" office:value-type="float" office:value="4470" calcext:value-type="float">
            <text:p>4470</text:p>
          </table:table-cell>
          <table:table-cell table:style-name="ce1" office:value-type="float" office:value="5261.1" calcext:value-type="float">
            <text:p>5261.1</text:p>
          </table:table-cell>
          <table:table-cell table:style-name="ce1" office:value-type="float" office:value="4921.8" calcext:value-type="float">
            <text:p>4921.8</text:p>
          </table:table-cell>
        </table:table-row>
        <table:table-row table:style-name="ro1">
          <table:table-cell table:style-name="ce1" office:value-type="string" calcext:value-type="string">
            <text:p>20:20:26</text:p>
          </table:table-cell>
          <table:table-cell table:style-name="ce1" office:value-type="float" office:value="3393.4" calcext:value-type="float">
            <text:p>3393.4</text:p>
          </table:table-cell>
          <table:table-cell table:style-name="ce1" office:value-type="float" office:value="3070.2" calcext:value-type="float">
            <text:p>3070.2</text:p>
          </table:table-cell>
          <table:table-cell table:style-name="ce1" office:value-type="float" office:value="3454.9" calcext:value-type="float">
            <text:p>3454.9</text:p>
          </table:table-cell>
          <table:table-cell table:style-name="ce1" office:value-type="float" office:value="2909.6" calcext:value-type="float">
            <text:p>2909.6</text:p>
          </table:table-cell>
        </table:table-row>
        <table:table-row table:style-name="ro1">
          <table:table-cell table:style-name="ce1" office:value-type="string" calcext:value-type="string">
            <text:p>20:21:31</text:p>
          </table:table-cell>
          <table:table-cell table:style-name="ce1" office:value-type="float" office:value="3762.1" calcext:value-type="float">
            <text:p>3762.1</text:p>
          </table:table-cell>
          <table:table-cell table:style-name="ce1" office:value-type="float" office:value="3900.8" calcext:value-type="float">
            <text:p>3900.8</text:p>
          </table:table-cell>
          <table:table-cell table:style-name="ce1" office:value-type="float" office:value="4250.6" calcext:value-type="float">
            <text:p>4250.6</text:p>
          </table:table-cell>
          <table:table-cell table:style-name="ce1" office:value-type="float" office:value="3956" calcext:value-type="float">
            <text:p>3956</text:p>
          </table:table-cell>
        </table:table-row>
        <table:table-row table:style-name="ro1">
          <table:table-cell table:style-name="ce1" office:value-type="string" calcext:value-type="string">
            <text:p>20:22:34</text:p>
          </table:table-cell>
          <table:table-cell table:style-name="ce1" office:value-type="float" office:value="3670.2" calcext:value-type="float">
            <text:p>3670.2</text:p>
          </table:table-cell>
          <table:table-cell table:style-name="ce1" office:value-type="float" office:value="3831.6" calcext:value-type="float">
            <text:p>3831.6</text:p>
          </table:table-cell>
          <table:table-cell table:style-name="ce1" office:value-type="float" office:value="3997.3" calcext:value-type="float">
            <text:p>3997.3</text:p>
          </table:table-cell>
          <table:table-cell table:style-name="ce1" office:value-type="float" office:value="3899.3" calcext:value-type="float">
            <text:p>3899.3</text:p>
          </table:table-cell>
        </table:table-row>
        <table:table-row table:style-name="ro1">
          <table:table-cell table:style-name="ce1" office:value-type="string" calcext:value-type="string">
            <text:p>20:23:37</text:p>
          </table:table-cell>
          <table:table-cell table:style-name="ce1" office:value-type="float" office:value="3390.1" calcext:value-type="float">
            <text:p>3390.1</text:p>
          </table:table-cell>
          <table:table-cell table:style-name="ce1" office:value-type="float" office:value="3499" calcext:value-type="float">
            <text:p>3499</text:p>
          </table:table-cell>
          <table:table-cell table:style-name="ce1" office:value-type="float" office:value="3559.4" calcext:value-type="float">
            <text:p>3559.4</text:p>
          </table:table-cell>
          <table:table-cell table:style-name="ce1" office:value-type="float" office:value="3169.9" calcext:value-type="float">
            <text:p>3169.9</text:p>
          </table:table-cell>
        </table:table-row>
        <table:table-row table:style-name="ro1">
          <table:table-cell table:style-name="ce1" office:value-type="string" calcext:value-type="string">
            <text:p>20:24:40</text:p>
          </table:table-cell>
          <table:table-cell table:style-name="ce1" office:value-type="float" office:value="3379.5" calcext:value-type="float">
            <text:p>3379.5</text:p>
          </table:table-cell>
          <table:table-cell table:style-name="ce1" office:value-type="float" office:value="3524.6" calcext:value-type="float">
            <text:p>3524.6</text:p>
          </table:table-cell>
          <table:table-cell table:style-name="ce1" office:value-type="float" office:value="3504.9" calcext:value-type="float">
            <text:p>3504.9</text:p>
          </table:table-cell>
          <table:table-cell table:style-name="ce1" office:value-type="float" office:value="3121.5" calcext:value-type="float">
            <text:p>3121.5</text:p>
          </table:table-cell>
        </table:table-row>
        <table:table-row table:style-name="ro1">
          <table:table-cell table:style-name="ce1" office:value-type="string" calcext:value-type="string">
            <text:p>20:25:42</text:p>
          </table:table-cell>
          <table:table-cell table:style-name="ce1" office:value-type="float" office:value="5070.1" calcext:value-type="float">
            <text:p>5070.1</text:p>
          </table:table-cell>
          <table:table-cell table:style-name="ce1" office:value-type="float" office:value="4394.6" calcext:value-type="float">
            <text:p>4394.6</text:p>
          </table:table-cell>
          <table:table-cell table:style-name="ce1" office:value-type="float" office:value="4746.2" calcext:value-type="float">
            <text:p>4746.2</text:p>
          </table:table-cell>
          <table:table-cell table:style-name="ce1" office:value-type="float" office:value="5033" calcext:value-type="float">
            <text:p>5033</text:p>
          </table:table-cell>
        </table:table-row>
        <table:table-row table:style-name="ro1">
          <table:table-cell table:style-name="ce1" office:value-type="string" calcext:value-type="string">
            <text:p>20:26:45</text:p>
          </table:table-cell>
          <table:table-cell table:style-name="ce1" office:value-type="float" office:value="4614.3" calcext:value-type="float">
            <text:p>4614.3</text:p>
          </table:table-cell>
          <table:table-cell table:style-name="ce1" office:value-type="float" office:value="4466.5" calcext:value-type="float">
            <text:p>4466.5</text:p>
          </table:table-cell>
          <table:table-cell table:style-name="ce1" office:value-type="float" office:value="4548.5" calcext:value-type="float">
            <text:p>4548.5</text:p>
          </table:table-cell>
          <table:table-cell table:style-name="ce1" office:value-type="float" office:value="4450.1" calcext:value-type="float">
            <text:p>4450.1</text:p>
          </table:table-cell>
        </table:table-row>
        <table:table-row table:style-name="ro1">
          <table:table-cell table:style-name="ce1" office:value-type="string" calcext:value-type="string">
            <text:p>20:27:48</text:p>
          </table:table-cell>
          <table:table-cell table:style-name="ce1" office:value-type="float" office:value="4473.9" calcext:value-type="float">
            <text:p>4473.9</text:p>
          </table:table-cell>
          <table:table-cell table:style-name="ce1" office:value-type="float" office:value="4903.9" calcext:value-type="float">
            <text:p>4903.9</text:p>
          </table:table-cell>
          <table:table-cell table:style-name="ce1" office:value-type="float" office:value="4824.5" calcext:value-type="float">
            <text:p>4824.5</text:p>
          </table:table-cell>
          <table:table-cell table:style-name="ce1" office:value-type="float" office:value="4707.5" calcext:value-type="float">
            <text:p>4707.5</text:p>
          </table:table-cell>
        </table:table-row>
        <table:table-row table:style-name="ro1">
          <table:table-cell table:style-name="ce1" office:value-type="string" calcext:value-type="string">
            <text:p>20:28:51</text:p>
          </table:table-cell>
          <table:table-cell table:style-name="ce1" office:value-type="float" office:value="4992.7" calcext:value-type="float">
            <text:p>4992.7</text:p>
          </table:table-cell>
          <table:table-cell table:style-name="ce1" office:value-type="float" office:value="4585.8" calcext:value-type="float">
            <text:p>4585.8</text:p>
          </table:table-cell>
          <table:table-cell table:style-name="ce1" office:value-type="float" office:value="5026.3" calcext:value-type="float">
            <text:p>5026.3</text:p>
          </table:table-cell>
          <table:table-cell table:style-name="ce1" office:value-type="float" office:value="4723.4" calcext:value-type="float">
            <text:p>4723.4</text:p>
          </table:table-cell>
        </table:table-row>
        <table:table-row table:style-name="ro1">
          <table:table-cell table:style-name="ce1" office:value-type="string" calcext:value-type="string">
            <text:p>20:29:54</text:p>
          </table:table-cell>
          <table:table-cell table:style-name="ce1" office:value-type="float" office:value="3933.1" calcext:value-type="float">
            <text:p>3933.1</text:p>
          </table:table-cell>
          <table:table-cell table:style-name="ce1" office:value-type="float" office:value="3737.1" calcext:value-type="float">
            <text:p>3737.1</text:p>
          </table:table-cell>
          <table:table-cell table:style-name="ce1" office:value-type="float" office:value="3924.8" calcext:value-type="float">
            <text:p>3924.8</text:p>
          </table:table-cell>
          <table:table-cell table:style-name="ce1" office:value-type="float" office:value="3835.4" calcext:value-type="float">
            <text:p>3835.4</text:p>
          </table:table-cell>
        </table:table-row>
        <table:table-row table:style-name="ro1">
          <table:table-cell table:style-name="ce1" office:value-type="string" calcext:value-type="string">
            <text:p>20:30:56</text:p>
          </table:table-cell>
          <table:table-cell table:style-name="ce1" office:value-type="float" office:value="4376.6" calcext:value-type="float">
            <text:p>4376.6</text:p>
          </table:table-cell>
          <table:table-cell table:style-name="ce1" office:value-type="float" office:value="4404" calcext:value-type="float">
            <text:p>4404</text:p>
          </table:table-cell>
          <table:table-cell table:style-name="ce1" office:value-type="float" office:value="4817.6" calcext:value-type="float">
            <text:p>4817.6</text:p>
          </table:table-cell>
          <table:table-cell table:style-name="ce1" office:value-type="float" office:value="4619.9" calcext:value-type="float">
            <text:p>4619.9</text:p>
          </table:table-cell>
        </table:table-row>
        <table:table-row table:style-name="ro1">
          <table:table-cell table:style-name="ce1" office:value-type="string" calcext:value-type="string">
            <text:p>20:31:59</text:p>
          </table:table-cell>
          <table:table-cell table:style-name="ce1" office:value-type="float" office:value="3254.6" calcext:value-type="float">
            <text:p>3254.6</text:p>
          </table:table-cell>
          <table:table-cell table:style-name="ce1" office:value-type="float" office:value="3193.7" calcext:value-type="float">
            <text:p>3193.7</text:p>
          </table:table-cell>
          <table:table-cell table:style-name="ce1" office:value-type="float" office:value="3208.9" calcext:value-type="float">
            <text:p>3208.9</text:p>
          </table:table-cell>
          <table:table-cell table:style-name="ce1" office:value-type="float" office:value="2962.4" calcext:value-type="float">
            <text:p>2962.4</text:p>
          </table:table-cell>
        </table:table-row>
        <table:table-row table:style-name="ro1">
          <table:table-cell table:style-name="ce1" office:value-type="string" calcext:value-type="string">
            <text:p>20:33:02</text:p>
          </table:table-cell>
          <table:table-cell table:style-name="ce1" office:value-type="float" office:value="4626.2" calcext:value-type="float">
            <text:p>4626.2</text:p>
          </table:table-cell>
          <table:table-cell table:style-name="ce1" office:value-type="float" office:value="4275.3" calcext:value-type="float">
            <text:p>4275.3</text:p>
          </table:table-cell>
          <table:table-cell table:style-name="ce1" office:value-type="float" office:value="4787.7" calcext:value-type="float">
            <text:p>4787.7</text:p>
          </table:table-cell>
          <table:table-cell table:style-name="ce1" office:value-type="float" office:value="4462.6" calcext:value-type="float">
            <text:p>4462.6</text:p>
          </table:table-cell>
        </table:table-row>
        <table:table-row table:style-name="ro1">
          <table:table-cell table:style-name="ce1" office:value-type="string" calcext:value-type="string">
            <text:p>20:34:05</text:p>
          </table:table-cell>
          <table:table-cell table:style-name="ce1" office:value-type="float" office:value="4711.8" calcext:value-type="float">
            <text:p>4711.8</text:p>
          </table:table-cell>
          <table:table-cell table:style-name="ce1" office:value-type="float" office:value="4535" calcext:value-type="float">
            <text:p>4535</text:p>
          </table:table-cell>
          <table:table-cell table:style-name="ce1" office:value-type="float" office:value="4841.8" calcext:value-type="float">
            <text:p>4841.8</text:p>
          </table:table-cell>
          <table:table-cell table:style-name="ce1" office:value-type="float" office:value="5097.5" calcext:value-type="float">
            <text:p>5097.5</text:p>
          </table:table-cell>
        </table:table-row>
        <table:table-row table:style-name="ro1">
          <table:table-cell table:style-name="ce1" office:value-type="string" calcext:value-type="string">
            <text:p>20:35:07</text:p>
          </table:table-cell>
          <table:table-cell table:style-name="ce1" office:value-type="float" office:value="4658.6" calcext:value-type="float">
            <text:p>4658.6</text:p>
          </table:table-cell>
          <table:table-cell table:style-name="ce1" office:value-type="float" office:value="4565.8" calcext:value-type="float">
            <text:p>4565.8</text:p>
          </table:table-cell>
          <table:table-cell table:style-name="ce1" office:value-type="float" office:value="5042.8" calcext:value-type="float">
            <text:p>5042.8</text:p>
          </table:table-cell>
          <table:table-cell table:style-name="ce1" office:value-type="float" office:value="4635" calcext:value-type="float">
            <text:p>4635</text:p>
          </table:table-cell>
        </table:table-row>
        <table:table-row table:style-name="ro1">
          <table:table-cell table:style-name="ce1" office:value-type="string" calcext:value-type="string">
            <text:p>20:36:11</text:p>
          </table:table-cell>
          <table:table-cell table:style-name="ce1" office:value-type="float" office:value="4928.1" calcext:value-type="float">
            <text:p>4928.1</text:p>
          </table:table-cell>
          <table:table-cell table:style-name="ce1" office:value-type="float" office:value="4245.2" calcext:value-type="float">
            <text:p>4245.2</text:p>
          </table:table-cell>
          <table:table-cell table:style-name="ce1" office:value-type="float" office:value="5028.3" calcext:value-type="float">
            <text:p>5028.3</text:p>
          </table:table-cell>
          <table:table-cell table:style-name="ce1" office:value-type="float" office:value="4810.3" calcext:value-type="float">
            <text:p>4810.3</text:p>
          </table:table-cell>
        </table:table-row>
        <table:table-row table:style-name="ro1">
          <table:table-cell table:style-name="ce1" office:value-type="string" calcext:value-type="string">
            <text:p>20:37:17</text:p>
          </table:table-cell>
          <table:table-cell table:style-name="ce1" office:value-type="float" office:value="3427.5" calcext:value-type="float">
            <text:p>3427.5</text:p>
          </table:table-cell>
          <table:table-cell table:style-name="ce1" office:value-type="float" office:value="3487.6" calcext:value-type="float">
            <text:p>3487.6</text:p>
          </table:table-cell>
          <table:table-cell table:style-name="ce1" office:value-type="float" office:value="3735" calcext:value-type="float">
            <text:p>3735</text:p>
          </table:table-cell>
          <table:table-cell table:style-name="ce1" office:value-type="float" office:value="3838.2" calcext:value-type="float">
            <text:p>3838.2</text:p>
          </table:table-cell>
        </table:table-row>
        <table:table-row table:style-name="ro1">
          <table:table-cell table:style-name="ce1" office:value-type="string" calcext:value-type="string">
            <text:p>20:38:19</text:p>
          </table:table-cell>
          <table:table-cell table:style-name="ce1" office:value-type="float" office:value="3457.2" calcext:value-type="float">
            <text:p>3457.2</text:p>
          </table:table-cell>
          <table:table-cell table:style-name="ce1" office:value-type="float" office:value="3605.2" calcext:value-type="float">
            <text:p>3605.2</text:p>
          </table:table-cell>
          <table:table-cell table:style-name="ce1" office:value-type="float" office:value="3678.1" calcext:value-type="float">
            <text:p>3678.1</text:p>
          </table:table-cell>
          <table:table-cell table:style-name="ce1" office:value-type="float" office:value="3437.5" calcext:value-type="float">
            <text:p>3437.5</text:p>
          </table:table-cell>
        </table:table-row>
        <table:table-row table:style-name="ro1">
          <table:table-cell table:style-name="ce1" office:value-type="string" calcext:value-type="string">
            <text:p>20:39:23</text:p>
          </table:table-cell>
          <table:table-cell table:style-name="ce1" office:value-type="float" office:value="3995.4" calcext:value-type="float">
            <text:p>3995.4</text:p>
          </table:table-cell>
          <table:table-cell table:style-name="ce1" office:value-type="float" office:value="3953.2" calcext:value-type="float">
            <text:p>3953.2</text:p>
          </table:table-cell>
          <table:table-cell table:style-name="ce1" office:value-type="float" office:value="4075" calcext:value-type="float">
            <text:p>4075</text:p>
          </table:table-cell>
          <table:table-cell table:style-name="ce1" office:value-type="float" office:value="3835.4" calcext:value-type="float">
            <text:p>3835.4</text:p>
          </table:table-cell>
        </table:table-row>
        <table:table-row table:style-name="ro1">
          <table:table-cell table:style-name="ce1" office:value-type="string" calcext:value-type="string">
            <text:p>20:40:26</text:p>
          </table:table-cell>
          <table:table-cell table:style-name="ce1" office:value-type="float" office:value="3556" calcext:value-type="float">
            <text:p>3556</text:p>
          </table:table-cell>
          <table:table-cell table:style-name="ce1" office:value-type="float" office:value="3384" calcext:value-type="float">
            <text:p>3384</text:p>
          </table:table-cell>
          <table:table-cell table:style-name="ce1" office:value-type="float" office:value="3630.1" calcext:value-type="float">
            <text:p>3630.1</text:p>
          </table:table-cell>
          <table:table-cell table:style-name="ce1" office:value-type="float" office:value="3183.6" calcext:value-type="float">
            <text:p>3183.6</text:p>
          </table:table-cell>
        </table:table-row>
        <table:table-row table:style-name="ro1">
          <table:table-cell table:style-name="ce1" office:value-type="string" calcext:value-type="string">
            <text:p>20:41:29</text:p>
          </table:table-cell>
          <table:table-cell table:style-name="ce1" office:value-type="float" office:value="3304.7" calcext:value-type="float">
            <text:p>3304.7</text:p>
          </table:table-cell>
          <table:table-cell table:style-name="ce1" office:value-type="float" office:value="3279.6" calcext:value-type="float">
            <text:p>3279.6</text:p>
          </table:table-cell>
          <table:table-cell table:style-name="ce1" office:value-type="float" office:value="3693.9" calcext:value-type="float">
            <text:p>3693.9</text:p>
          </table:table-cell>
          <table:table-cell table:style-name="ce1" office:value-type="float" office:value="3208.2" calcext:value-type="float">
            <text:p>3208.2</text:p>
          </table:table-cell>
        </table:table-row>
        <table:table-row table:style-name="ro1">
          <table:table-cell table:style-name="ce1" office:value-type="string" calcext:value-type="string">
            <text:p>20:42:32</text:p>
          </table:table-cell>
          <table:table-cell table:style-name="ce1" office:value-type="float" office:value="4897.6" calcext:value-type="float">
            <text:p>4897.6</text:p>
          </table:table-cell>
          <table:table-cell table:style-name="ce1" office:value-type="float" office:value="5165" calcext:value-type="float">
            <text:p>5165</text:p>
          </table:table-cell>
          <table:table-cell table:style-name="ce1" office:value-type="float" office:value="5320.8" calcext:value-type="float">
            <text:p>5320.8</text:p>
          </table:table-cell>
          <table:table-cell table:style-name="ce1" office:value-type="float" office:value="5514.3" calcext:value-type="float">
            <text:p>5514.3</text:p>
          </table:table-cell>
        </table:table-row>
        <table:table-row table:style-name="ro1">
          <table:table-cell table:style-name="ce1" office:value-type="string" calcext:value-type="string">
            <text:p>20:43:35</text:p>
          </table:table-cell>
          <table:table-cell table:style-name="ce1" office:value-type="float" office:value="3659.7" calcext:value-type="float">
            <text:p>3659.7</text:p>
          </table:table-cell>
          <table:table-cell table:style-name="ce1" office:value-type="float" office:value="3707.1" calcext:value-type="float">
            <text:p>3707.1</text:p>
          </table:table-cell>
          <table:table-cell table:style-name="ce1" office:value-type="float" office:value="3696.6" calcext:value-type="float">
            <text:p>3696.6</text:p>
          </table:table-cell>
          <table:table-cell table:style-name="ce1" office:value-type="float" office:value="3648.9" calcext:value-type="float">
            <text:p>3648.9</text:p>
          </table:table-cell>
        </table:table-row>
        <table:table-row table:style-name="ro1">
          <table:table-cell table:style-name="ce1" office:value-type="string" calcext:value-type="string">
            <text:p>20:44:37</text:p>
          </table:table-cell>
          <table:table-cell table:style-name="ce1" office:value-type="float" office:value="3427.7" calcext:value-type="float">
            <text:p>3427.7</text:p>
          </table:table-cell>
          <table:table-cell table:style-name="ce1" office:value-type="float" office:value="3609.4" calcext:value-type="float">
            <text:p>3609.4</text:p>
          </table:table-cell>
          <table:table-cell table:style-name="ce1" office:value-type="float" office:value="3552" calcext:value-type="float">
            <text:p>3552</text:p>
          </table:table-cell>
          <table:table-cell table:style-name="ce1" office:value-type="float" office:value="3439.1" calcext:value-type="float">
            <text:p>3439.1</text:p>
          </table:table-cell>
        </table:table-row>
        <table:table-row table:style-name="ro1">
          <table:table-cell table:style-name="ce1" office:value-type="string" calcext:value-type="string">
            <text:p>20:45:40</text:p>
          </table:table-cell>
          <table:table-cell table:style-name="ce1" office:value-type="float" office:value="4835.1" calcext:value-type="float">
            <text:p>4835.1</text:p>
          </table:table-cell>
          <table:table-cell table:style-name="ce1" office:value-type="float" office:value="4855.1" calcext:value-type="float">
            <text:p>4855.1</text:p>
          </table:table-cell>
          <table:table-cell table:style-name="ce1" office:value-type="float" office:value="5383.2" calcext:value-type="float">
            <text:p>5383.2</text:p>
          </table:table-cell>
          <table:table-cell table:style-name="ce1" office:value-type="float" office:value="4837.8" calcext:value-type="float">
            <text:p>4837.8</text:p>
          </table:table-cell>
        </table:table-row>
        <table:table-row table:style-name="ro1">
          <table:table-cell table:style-name="ce1" office:value-type="string" calcext:value-type="string">
            <text:p>20:46:43</text:p>
          </table:table-cell>
          <table:table-cell table:style-name="ce1" office:value-type="float" office:value="3631.8" calcext:value-type="float">
            <text:p>3631.8</text:p>
          </table:table-cell>
          <table:table-cell table:style-name="ce1" office:value-type="float" office:value="3687.7" calcext:value-type="float">
            <text:p>3687.7</text:p>
          </table:table-cell>
          <table:table-cell table:style-name="ce1" office:value-type="float" office:value="3437.8" calcext:value-type="float">
            <text:p>3437.8</text:p>
          </table:table-cell>
          <table:table-cell table:style-name="ce1" office:value-type="float" office:value="3412.6" calcext:value-type="float">
            <text:p>3412.6</text:p>
          </table:table-cell>
        </table:table-row>
        <table:table-row table:style-name="ro1">
          <table:table-cell table:style-name="ce1" office:value-type="string" calcext:value-type="string">
            <text:p>20:47:46</text:p>
          </table:table-cell>
          <table:table-cell table:style-name="ce1" office:value-type="float" office:value="4764.5" calcext:value-type="float">
            <text:p>4764.5</text:p>
          </table:table-cell>
          <table:table-cell table:style-name="ce1" office:value-type="float" office:value="4650.1" calcext:value-type="float">
            <text:p>4650.1</text:p>
          </table:table-cell>
          <table:table-cell table:style-name="ce1" office:value-type="float" office:value="4990.8" calcext:value-type="float">
            <text:p>4990.8</text:p>
          </table:table-cell>
          <table:table-cell table:style-name="ce1" office:value-type="float" office:value="4978" calcext:value-type="float">
            <text:p>4978</text:p>
          </table:table-cell>
        </table:table-row>
        <table:table-row table:style-name="ro1">
          <table:table-cell table:style-name="ce1" office:value-type="string" calcext:value-type="string">
            <text:p>20:48:48</text:p>
          </table:table-cell>
          <table:table-cell table:style-name="ce1" office:value-type="float" office:value="3386.1" calcext:value-type="float">
            <text:p>3386.1</text:p>
          </table:table-cell>
          <table:table-cell table:style-name="ce1" office:value-type="float" office:value="3333.5" calcext:value-type="float">
            <text:p>3333.5</text:p>
          </table:table-cell>
          <table:table-cell table:style-name="ce1" office:value-type="float" office:value="3472.9" calcext:value-type="float">
            <text:p>3472.9</text:p>
          </table:table-cell>
          <table:table-cell table:style-name="ce1" office:value-type="float" office:value="3059.4" calcext:value-type="float">
            <text:p>3059.4</text:p>
          </table:table-cell>
        </table:table-row>
        <table:table-row table:style-name="ro1">
          <table:table-cell table:style-name="ce1" office:value-type="string" calcext:value-type="string">
            <text:p>20:49:51</text:p>
          </table:table-cell>
          <table:table-cell table:style-name="ce1" office:value-type="float" office:value="4676.9" calcext:value-type="float">
            <text:p>4676.9</text:p>
          </table:table-cell>
          <table:table-cell table:style-name="ce1" office:value-type="float" office:value="4307.1" calcext:value-type="float">
            <text:p>4307.1</text:p>
          </table:table-cell>
          <table:table-cell table:style-name="ce1" office:value-type="float" office:value="4897.8" calcext:value-type="float">
            <text:p>4897.8</text:p>
          </table:table-cell>
          <table:table-cell table:style-name="ce1" office:value-type="float" office:value="4778.5" calcext:value-type="float">
            <text:p>4778.5</text:p>
          </table:table-cell>
        </table:table-row>
        <table:table-row table:style-name="ro1">
          <table:table-cell table:style-name="ce1" office:value-type="string" calcext:value-type="string">
            <text:p>20:50:54</text:p>
          </table:table-cell>
          <table:table-cell table:style-name="ce1" office:value-type="float" office:value="3808.4" calcext:value-type="float">
            <text:p>3808.4</text:p>
          </table:table-cell>
          <table:table-cell table:style-name="ce1" office:value-type="float" office:value="3412" calcext:value-type="float">
            <text:p>3412</text:p>
          </table:table-cell>
          <table:table-cell table:style-name="ce1" office:value-type="float" office:value="3705.8" calcext:value-type="float">
            <text:p>3705.8</text:p>
          </table:table-cell>
          <table:table-cell table:style-name="ce1" office:value-type="float" office:value="3169.4" calcext:value-type="float">
            <text:p>3169.4</text:p>
          </table:table-cell>
        </table:table-row>
        <table:table-row table:style-name="ro1">
          <table:table-cell table:style-name="ce1" office:value-type="string" calcext:value-type="string">
            <text:p>20:51:59</text:p>
          </table:table-cell>
          <table:table-cell table:style-name="ce1" office:value-type="float" office:value="3448.6" calcext:value-type="float">
            <text:p>3448.6</text:p>
          </table:table-cell>
          <table:table-cell table:style-name="ce1" office:value-type="float" office:value="3359.9" calcext:value-type="float">
            <text:p>3359.9</text:p>
          </table:table-cell>
          <table:table-cell table:style-name="ce1" office:value-type="float" office:value="3731.4" calcext:value-type="float">
            <text:p>3731.4</text:p>
          </table:table-cell>
          <table:table-cell table:style-name="ce1" office:value-type="float" office:value="3202.4" calcext:value-type="float">
            <text:p>3202.4</text:p>
          </table:table-cell>
        </table:table-row>
        <table:table-row table:style-name="ro1">
          <table:table-cell table:style-name="ce1" office:value-type="string" calcext:value-type="string">
            <text:p>20:53:02</text:p>
          </table:table-cell>
          <table:table-cell table:style-name="ce1" office:value-type="float" office:value="3773.5" calcext:value-type="float">
            <text:p>3773.5</text:p>
          </table:table-cell>
          <table:table-cell table:style-name="ce1" office:value-type="float" office:value="3472" calcext:value-type="float">
            <text:p>3472</text:p>
          </table:table-cell>
          <table:table-cell table:style-name="ce1" office:value-type="float" office:value="3790.4" calcext:value-type="float">
            <text:p>3790.4</text:p>
          </table:table-cell>
          <table:table-cell table:style-name="ce1" office:value-type="float" office:value="3184.8" calcext:value-type="float">
            <text:p>3184.8</text:p>
          </table:table-cell>
        </table:table-row>
        <table:table-row table:style-name="ro1">
          <table:table-cell table:style-name="ce1" office:value-type="string" calcext:value-type="string">
            <text:p>20:54:05</text:p>
          </table:table-cell>
          <table:table-cell table:style-name="ce1" office:value-type="float" office:value="3490.7" calcext:value-type="float">
            <text:p>3490.7</text:p>
          </table:table-cell>
          <table:table-cell table:style-name="ce1" office:value-type="float" office:value="3114.9" calcext:value-type="float">
            <text:p>3114.9</text:p>
          </table:table-cell>
          <table:table-cell table:style-name="ce1" office:value-type="float" office:value="3349.3" calcext:value-type="float">
            <text:p>3349.3</text:p>
          </table:table-cell>
          <table:table-cell table:style-name="ce1" office:value-type="float" office:value="3030.5" calcext:value-type="float">
            <text:p>3030.5</text:p>
          </table:table-cell>
        </table:table-row>
        <table:table-row table:style-name="ro1">
          <table:table-cell table:style-name="ce1" office:value-type="string" calcext:value-type="string">
            <text:p>20:55:08</text:p>
          </table:table-cell>
          <table:table-cell table:style-name="ce1" office:value-type="float" office:value="3110.6" calcext:value-type="float">
            <text:p>3110.6</text:p>
          </table:table-cell>
          <table:table-cell table:style-name="ce1" office:value-type="float" office:value="3187" calcext:value-type="float">
            <text:p>3187</text:p>
          </table:table-cell>
          <table:table-cell table:style-name="ce1" office:value-type="float" office:value="3392.8" calcext:value-type="float">
            <text:p>3392.8</text:p>
          </table:table-cell>
          <table:table-cell table:style-name="ce1" office:value-type="float" office:value="3079.1" calcext:value-type="float">
            <text:p>3079.1</text:p>
          </table:table-cell>
        </table:table-row>
        <table:table-row table:style-name="ro1">
          <table:table-cell table:style-name="ce1" office:value-type="string" calcext:value-type="string">
            <text:p>20:56:11</text:p>
          </table:table-cell>
          <table:table-cell table:style-name="ce1" office:value-type="float" office:value="4999.5" calcext:value-type="float">
            <text:p>4999.5</text:p>
          </table:table-cell>
          <table:table-cell table:style-name="ce1" office:value-type="float" office:value="4735.7" calcext:value-type="float">
            <text:p>4735.7</text:p>
          </table:table-cell>
          <table:table-cell table:style-name="ce1" office:value-type="float" office:value="5091.9" calcext:value-type="float">
            <text:p>5091.9</text:p>
          </table:table-cell>
          <table:table-cell table:style-name="ce1" office:value-type="float" office:value="4972.7" calcext:value-type="float">
            <text:p>4972.7</text:p>
          </table:table-cell>
        </table:table-row>
        <table:table-row table:style-name="ro1">
          <table:table-cell table:style-name="ce1" office:value-type="string" calcext:value-type="string">
            <text:p>20:57:13</text:p>
          </table:table-cell>
          <table:table-cell table:style-name="ce1" office:value-type="float" office:value="3514.4" calcext:value-type="float">
            <text:p>3514.4</text:p>
          </table:table-cell>
          <table:table-cell table:style-name="ce1" office:value-type="float" office:value="3393.3" calcext:value-type="float">
            <text:p>3393.3</text:p>
          </table:table-cell>
          <table:table-cell table:style-name="ce1" office:value-type="float" office:value="3315.2" calcext:value-type="float">
            <text:p>3315.2</text:p>
          </table:table-cell>
          <table:table-cell table:style-name="ce1" office:value-type="float" office:value="3047.5" calcext:value-type="float">
            <text:p>3047.5</text:p>
          </table:table-cell>
        </table:table-row>
        <table:table-row table:style-name="ro1">
          <table:table-cell table:style-name="ce1" office:value-type="string" calcext:value-type="string">
            <text:p>20:58:16</text:p>
          </table:table-cell>
          <table:table-cell table:style-name="ce1" office:value-type="float" office:value="3297.4" calcext:value-type="float">
            <text:p>3297.4</text:p>
          </table:table-cell>
          <table:table-cell table:style-name="ce1" office:value-type="float" office:value="3352.6" calcext:value-type="float">
            <text:p>3352.6</text:p>
          </table:table-cell>
          <table:table-cell table:style-name="ce1" office:value-type="float" office:value="3552" calcext:value-type="float">
            <text:p>3552</text:p>
          </table:table-cell>
          <table:table-cell table:style-name="ce1" office:value-type="float" office:value="3227.3" calcext:value-type="float">
            <text:p>3227.3</text:p>
          </table:table-cell>
        </table:table-row>
        <table:table-row table:style-name="ro1">
          <table:table-cell table:style-name="ce1" office:value-type="string" calcext:value-type="string">
            <text:p>20:59:19</text:p>
          </table:table-cell>
          <table:table-cell table:style-name="ce1" office:value-type="float" office:value="3713" calcext:value-type="float">
            <text:p>3713</text:p>
          </table:table-cell>
          <table:table-cell table:style-name="ce1" office:value-type="float" office:value="3452.4" calcext:value-type="float">
            <text:p>3452.4</text:p>
          </table:table-cell>
          <table:table-cell table:style-name="ce1" office:value-type="float" office:value="3671.8" calcext:value-type="float">
            <text:p>3671.8</text:p>
          </table:table-cell>
          <table:table-cell table:style-name="ce1" office:value-type="float" office:value="3331.2" calcext:value-type="float">
            <text:p>3331.2</text:p>
          </table:table-cell>
        </table:table-row>
        <table:table-row table:style-name="ro1">
          <table:table-cell table:style-name="ce1" office:value-type="string" calcext:value-type="string">
            <text:p>21:00:22</text:p>
          </table:table-cell>
          <table:table-cell table:style-name="ce1" office:value-type="float" office:value="5194.5" calcext:value-type="float">
            <text:p>5194.5</text:p>
          </table:table-cell>
          <table:table-cell table:style-name="ce1" office:value-type="float" office:value="4717.1" calcext:value-type="float">
            <text:p>4717.1</text:p>
          </table:table-cell>
          <table:table-cell table:style-name="ce1" office:value-type="float" office:value="5021.2" calcext:value-type="float">
            <text:p>5021.2</text:p>
          </table:table-cell>
          <table:table-cell table:style-name="ce1" office:value-type="float" office:value="5254" calcext:value-type="float">
            <text:p>5254</text:p>
          </table:table-cell>
        </table:table-row>
        <table:table-row table:style-name="ro1">
          <table:table-cell table:style-name="ce1" office:value-type="string" calcext:value-type="string">
            <text:p>21:01:24</text:p>
          </table:table-cell>
          <table:table-cell table:style-name="ce1" office:value-type="float" office:value="4641.7" calcext:value-type="float">
            <text:p>4641.7</text:p>
          </table:table-cell>
          <table:table-cell table:style-name="ce1" office:value-type="float" office:value="4473.1" calcext:value-type="float">
            <text:p>4473.1</text:p>
          </table:table-cell>
          <table:table-cell table:style-name="ce1" office:value-type="float" office:value="4832.2" calcext:value-type="float">
            <text:p>4832.2</text:p>
          </table:table-cell>
          <table:table-cell table:style-name="ce1" office:value-type="float" office:value="4821" calcext:value-type="float">
            <text:p>4821</text:p>
          </table:table-cell>
        </table:table-row>
        <table:table-row table:style-name="ro1">
          <table:table-cell table:style-name="ce1" office:value-type="string" calcext:value-type="string">
            <text:p>21:02:27</text:p>
          </table:table-cell>
          <table:table-cell table:style-name="ce1" office:value-type="float" office:value="3803.2" calcext:value-type="float">
            <text:p>3803.2</text:p>
          </table:table-cell>
          <table:table-cell table:style-name="ce1" office:value-type="float" office:value="3447" calcext:value-type="float">
            <text:p>3447</text:p>
          </table:table-cell>
          <table:table-cell table:style-name="ce1" office:value-type="float" office:value="3624.6" calcext:value-type="float">
            <text:p>3624.6</text:p>
          </table:table-cell>
          <table:table-cell table:style-name="ce1" office:value-type="float" office:value="3365.5" calcext:value-type="float">
            <text:p>3365.5</text:p>
          </table:table-cell>
        </table:table-row>
        <table:table-row table:style-name="ro1">
          <table:table-cell table:style-name="ce1" office:value-type="string" calcext:value-type="string">
            <text:p>21:03:30</text:p>
          </table:table-cell>
          <table:table-cell table:style-name="ce1" office:value-type="float" office:value="3910.2" calcext:value-type="float">
            <text:p>3910.2</text:p>
          </table:table-cell>
          <table:table-cell table:style-name="ce1" office:value-type="float" office:value="4220.2" calcext:value-type="float">
            <text:p>4220.2</text:p>
          </table:table-cell>
          <table:table-cell table:style-name="ce1" office:value-type="float" office:value="3896.1" calcext:value-type="float">
            <text:p>3896.1</text:p>
          </table:table-cell>
          <table:table-cell table:style-name="ce1" office:value-type="float" office:value="3550.1" calcext:value-type="float">
            <text:p>3550.1</text:p>
          </table:table-cell>
        </table:table-row>
        <table:table-row table:style-name="ro1">
          <table:table-cell table:style-name="ce1" office:value-type="string" calcext:value-type="string">
            <text:p>21:04:33</text:p>
          </table:table-cell>
          <table:table-cell table:style-name="ce1" office:value-type="float" office:value="3644" calcext:value-type="float">
            <text:p>3644</text:p>
          </table:table-cell>
          <table:table-cell table:style-name="ce1" office:value-type="float" office:value="3834" calcext:value-type="float">
            <text:p>3834</text:p>
          </table:table-cell>
          <table:table-cell table:style-name="ce1" office:value-type="float" office:value="4026.3" calcext:value-type="float">
            <text:p>4026.3</text:p>
          </table:table-cell>
          <table:table-cell table:style-name="ce1" office:value-type="float" office:value="4003.3" calcext:value-type="float">
            <text:p>4003.3</text:p>
          </table:table-cell>
        </table:table-row>
        <table:table-row table:style-name="ro1">
          <table:table-cell table:style-name="ce1" office:value-type="string" calcext:value-type="string">
            <text:p>21:05:35</text:p>
          </table:table-cell>
          <table:table-cell table:style-name="ce1" office:value-type="float" office:value="4159.4" calcext:value-type="float">
            <text:p>4159.4</text:p>
          </table:table-cell>
          <table:table-cell table:style-name="ce1" office:value-type="float" office:value="4287.7" calcext:value-type="float">
            <text:p>4287.7</text:p>
          </table:table-cell>
          <table:table-cell table:style-name="ce1" office:value-type="float" office:value="4738.1" calcext:value-type="float">
            <text:p>4738.1</text:p>
          </table:table-cell>
          <table:table-cell table:style-name="ce1" office:value-type="float" office:value="4390.9" calcext:value-type="float">
            <text:p>4390.9</text:p>
          </table:table-cell>
        </table:table-row>
        <table:table-row table:style-name="ro1">
          <table:table-cell table:style-name="ce1" office:value-type="string" calcext:value-type="string">
            <text:p>21:06:39</text:p>
          </table:table-cell>
          <table:table-cell table:style-name="ce1" office:value-type="float" office:value="3575.5" calcext:value-type="float">
            <text:p>3575.5</text:p>
          </table:table-cell>
          <table:table-cell table:style-name="ce1" office:value-type="float" office:value="3462.8" calcext:value-type="float">
            <text:p>3462.8</text:p>
          </table:table-cell>
          <table:table-cell table:style-name="ce1" office:value-type="float" office:value="3701.6" calcext:value-type="float">
            <text:p>3701.6</text:p>
          </table:table-cell>
          <table:table-cell table:style-name="ce1" office:value-type="float" office:value="3429.2" calcext:value-type="float">
            <text:p>3429.2</text:p>
          </table:table-cell>
        </table:table-row>
        <table:table-row table:style-name="ro1">
          <table:table-cell table:style-name="ce1" office:value-type="string" calcext:value-type="string">
            <text:p>21:07:43</text:p>
          </table:table-cell>
          <table:table-cell table:style-name="ce1" office:value-type="float" office:value="5134.7" calcext:value-type="float">
            <text:p>5134.7</text:p>
          </table:table-cell>
          <table:table-cell table:style-name="ce1" office:value-type="float" office:value="4577.2" calcext:value-type="float">
            <text:p>4577.2</text:p>
          </table:table-cell>
          <table:table-cell table:style-name="ce1" office:value-type="float" office:value="5455.2" calcext:value-type="float">
            <text:p>5455.2</text:p>
          </table:table-cell>
          <table:table-cell table:style-name="ce1" office:value-type="float" office:value="5207.6" calcext:value-type="float">
            <text:p>5207.6</text:p>
          </table:table-cell>
        </table:table-row>
        <table:table-row table:style-name="ro1">
          <table:table-cell table:style-name="ce1" office:value-type="string" calcext:value-type="string">
            <text:p>21:08:46</text:p>
          </table:table-cell>
          <table:table-cell table:style-name="ce1" office:value-type="float" office:value="3637.6" calcext:value-type="float">
            <text:p>3637.6</text:p>
          </table:table-cell>
          <table:table-cell table:style-name="ce1" office:value-type="float" office:value="3722.4" calcext:value-type="float">
            <text:p>3722.4</text:p>
          </table:table-cell>
          <table:table-cell table:style-name="ce1" office:value-type="float" office:value="3704.4" calcext:value-type="float">
            <text:p>3704.4</text:p>
          </table:table-cell>
          <table:table-cell table:style-name="ce1" office:value-type="float" office:value="3415" calcext:value-type="float">
            <text:p>3415</text:p>
          </table:table-cell>
        </table:table-row>
        <table:table-row table:style-name="ro1">
          <table:table-cell table:style-name="ce1" office:value-type="string" calcext:value-type="string">
            <text:p>21:09:49</text:p>
          </table:table-cell>
          <table:table-cell table:style-name="ce1" office:value-type="float" office:value="3013.3" calcext:value-type="float">
            <text:p>3013.3</text:p>
          </table:table-cell>
          <table:table-cell table:style-name="ce1" office:value-type="float" office:value="2974.6" calcext:value-type="float">
            <text:p>2974.6</text:p>
          </table:table-cell>
          <table:table-cell table:style-name="ce1" office:value-type="float" office:value="3014.3" calcext:value-type="float">
            <text:p>3014.3</text:p>
          </table:table-cell>
          <table:table-cell table:style-name="ce1" office:value-type="float" office:value="2956.4" calcext:value-type="float">
            <text:p>2956.4</text:p>
          </table:table-cell>
        </table:table-row>
        <table:table-row table:style-name="ro1">
          <table:table-cell table:style-name="ce1" office:value-type="string" calcext:value-type="string">
            <text:p>21:10:52</text:p>
          </table:table-cell>
          <table:table-cell table:style-name="ce1" office:value-type="float" office:value="3519.2" calcext:value-type="float">
            <text:p>3519.2</text:p>
          </table:table-cell>
          <table:table-cell table:style-name="ce1" office:value-type="float" office:value="3145.4" calcext:value-type="float">
            <text:p>3145.4</text:p>
          </table:table-cell>
          <table:table-cell table:style-name="ce1" office:value-type="float" office:value="3543.4" calcext:value-type="float">
            <text:p>3543.4</text:p>
          </table:table-cell>
          <table:table-cell table:style-name="ce1" office:value-type="float" office:value="3460.2" calcext:value-type="float">
            <text:p>3460.2</text:p>
          </table:table-cell>
        </table:table-row>
        <table:table-row table:style-name="ro1">
          <table:table-cell table:style-name="ce1" office:value-type="string" calcext:value-type="string">
            <text:p>21:11:54</text:p>
          </table:table-cell>
          <table:table-cell table:style-name="ce1" office:value-type="float" office:value="3417.7" calcext:value-type="float">
            <text:p>3417.7</text:p>
          </table:table-cell>
          <table:table-cell table:style-name="ce1" office:value-type="float" office:value="3129.9" calcext:value-type="float">
            <text:p>3129.9</text:p>
          </table:table-cell>
          <table:table-cell table:style-name="ce1" office:value-type="float" office:value="3268.3" calcext:value-type="float">
            <text:p>3268.3</text:p>
          </table:table-cell>
          <table:table-cell table:style-name="ce1" office:value-type="float" office:value="2911.9" calcext:value-type="float">
            <text:p>2911.9</text:p>
          </table:table-cell>
        </table:table-row>
        <table:table-row table:style-name="ro1">
          <table:table-cell table:style-name="ce1" office:value-type="string" calcext:value-type="string">
            <text:p>21:12:57</text:p>
          </table:table-cell>
          <table:table-cell table:style-name="ce1" office:value-type="float" office:value="3458.6" calcext:value-type="float">
            <text:p>3458.6</text:p>
          </table:table-cell>
          <table:table-cell table:style-name="ce1" office:value-type="float" office:value="3673.9" calcext:value-type="float">
            <text:p>3673.9</text:p>
          </table:table-cell>
          <table:table-cell table:style-name="ce1" office:value-type="float" office:value="3444.9" calcext:value-type="float">
            <text:p>3444.9</text:p>
          </table:table-cell>
          <table:table-cell table:style-name="ce1" office:value-type="float" office:value="3542.6" calcext:value-type="float">
            <text:p>3542.6</text:p>
          </table:table-cell>
        </table:table-row>
        <table:table-row table:style-name="ro1">
          <table:table-cell table:style-name="ce1" office:value-type="string" calcext:value-type="string">
            <text:p>21:14:00</text:p>
          </table:table-cell>
          <table:table-cell table:style-name="ce1" office:value-type="float" office:value="3715.7" calcext:value-type="float">
            <text:p>3715.7</text:p>
          </table:table-cell>
          <table:table-cell table:style-name="ce1" office:value-type="float" office:value="3496.7" calcext:value-type="float">
            <text:p>3496.7</text:p>
          </table:table-cell>
          <table:table-cell table:style-name="ce1" office:value-type="float" office:value="3814.1" calcext:value-type="float">
            <text:p>3814.1</text:p>
          </table:table-cell>
          <table:table-cell table:style-name="ce1" office:value-type="float" office:value="3675.3" calcext:value-type="float">
            <text:p>3675.3</text:p>
          </table:table-cell>
        </table:table-row>
        <table:table-row table:style-name="ro1">
          <table:table-cell table:style-name="ce1" office:value-type="string" calcext:value-type="string">
            <text:p>21:15:03</text:p>
          </table:table-cell>
          <table:table-cell table:style-name="ce1" office:value-type="float" office:value="3658.7" calcext:value-type="float">
            <text:p>3658.7</text:p>
          </table:table-cell>
          <table:table-cell table:style-name="ce1" office:value-type="float" office:value="3521.7" calcext:value-type="float">
            <text:p>3521.7</text:p>
          </table:table-cell>
          <table:table-cell table:style-name="ce1" office:value-type="float" office:value="3669.8" calcext:value-type="float">
            <text:p>3669.8</text:p>
          </table:table-cell>
          <table:table-cell table:style-name="ce1" office:value-type="float" office:value="3506.8" calcext:value-type="float">
            <text:p>3506.8</text:p>
          </table:table-cell>
        </table:table-row>
        <table:table-row table:style-name="ro1">
          <table:table-cell table:style-name="ce1" office:value-type="string" calcext:value-type="string">
            <text:p>21:16:06</text:p>
          </table:table-cell>
          <table:table-cell table:style-name="ce1" office:value-type="float" office:value="5000.8" calcext:value-type="float">
            <text:p>5000.8</text:p>
          </table:table-cell>
          <table:table-cell table:style-name="ce1" office:value-type="float" office:value="4950.6" calcext:value-type="float">
            <text:p>4950.6</text:p>
          </table:table-cell>
          <table:table-cell table:style-name="ce1" office:value-type="float" office:value="5432.8" calcext:value-type="float">
            <text:p>5432.8</text:p>
          </table:table-cell>
          <table:table-cell table:style-name="ce1" office:value-type="float" office:value="4977.4" calcext:value-type="float">
            <text:p>4977.4</text:p>
          </table:table-cell>
        </table:table-row>
        <table:table-row table:style-name="ro1">
          <table:table-cell table:style-name="ce1" office:value-type="string" calcext:value-type="string">
            <text:p>21:17:09</text:p>
          </table:table-cell>
          <table:table-cell table:style-name="ce1" office:value-type="float" office:value="4848.3" calcext:value-type="float">
            <text:p>4848.3</text:p>
          </table:table-cell>
          <table:table-cell table:style-name="ce1" office:value-type="float" office:value="4971.9" calcext:value-type="float">
            <text:p>4971.9</text:p>
          </table:table-cell>
          <table:table-cell table:style-name="ce1" office:value-type="float" office:value="4957.1" calcext:value-type="float">
            <text:p>4957.1</text:p>
          </table:table-cell>
          <table:table-cell table:style-name="ce1" office:value-type="float" office:value="4190.3" calcext:value-type="float">
            <text:p>4190.3</text:p>
          </table:table-cell>
        </table:table-row>
        <table:table-row table:style-name="ro1">
          <table:table-cell table:style-name="ce1" office:value-type="string" calcext:value-type="string">
            <text:p>21:18:11</text:p>
          </table:table-cell>
          <table:table-cell table:style-name="ce1" office:value-type="float" office:value="3441.1" calcext:value-type="float">
            <text:p>3441.1</text:p>
          </table:table-cell>
          <table:table-cell table:style-name="ce1" office:value-type="float" office:value="3565.1" calcext:value-type="float">
            <text:p>3565.1</text:p>
          </table:table-cell>
          <table:table-cell table:style-name="ce1" office:value-type="float" office:value="3442.9" calcext:value-type="float">
            <text:p>3442.9</text:p>
          </table:table-cell>
          <table:table-cell table:style-name="ce1" office:value-type="float" office:value="3417.2" calcext:value-type="float">
            <text:p>3417.2</text:p>
          </table:table-cell>
        </table:table-row>
        <table:table-row table:style-name="ro1">
          <table:table-cell table:style-name="ce1" office:value-type="string" calcext:value-type="string">
            <text:p>21:19:14</text:p>
          </table:table-cell>
          <table:table-cell table:style-name="ce1" office:value-type="float" office:value="3561.6" calcext:value-type="float">
            <text:p>3561.6</text:p>
          </table:table-cell>
          <table:table-cell table:style-name="ce1" office:value-type="float" office:value="3472" calcext:value-type="float">
            <text:p>3472</text:p>
          </table:table-cell>
          <table:table-cell table:style-name="ce1" office:value-type="float" office:value="3588.7" calcext:value-type="float">
            <text:p>3588.7</text:p>
          </table:table-cell>
          <table:table-cell table:style-name="ce1" office:value-type="float" office:value="3624.7" calcext:value-type="float">
            <text:p>3624.7</text:p>
          </table:table-cell>
        </table:table-row>
        <table:table-row table:style-name="ro1">
          <table:table-cell table:style-name="ce1" office:value-type="string" calcext:value-type="string">
            <text:p>21:20:17</text:p>
          </table:table-cell>
          <table:table-cell table:style-name="ce1" office:value-type="float" office:value="3919.4" calcext:value-type="float">
            <text:p>3919.4</text:p>
          </table:table-cell>
          <table:table-cell table:style-name="ce1" office:value-type="float" office:value="3890.2" calcext:value-type="float">
            <text:p>3890.2</text:p>
          </table:table-cell>
          <table:table-cell table:style-name="ce1" office:value-type="float" office:value="4234.3" calcext:value-type="float">
            <text:p>4234.3</text:p>
          </table:table-cell>
          <table:table-cell table:style-name="ce1" office:value-type="float" office:value="4034.4" calcext:value-type="float">
            <text:p>4034.4</text:p>
          </table:table-cell>
        </table:table-row>
        <table:table-row table:style-name="ro1">
          <table:table-cell table:style-name="ce1" office:value-type="string" calcext:value-type="string">
            <text:p>21:21:21</text:p>
          </table:table-cell>
          <table:table-cell table:style-name="ce1" office:value-type="float" office:value="3810.2" calcext:value-type="float">
            <text:p>3810.2</text:p>
          </table:table-cell>
          <table:table-cell table:style-name="ce1" office:value-type="float" office:value="3887.2" calcext:value-type="float">
            <text:p>3887.2</text:p>
          </table:table-cell>
          <table:table-cell table:style-name="ce1" office:value-type="float" office:value="3896.9" calcext:value-type="float">
            <text:p>3896.9</text:p>
          </table:table-cell>
          <table:table-cell table:style-name="ce1" office:value-type="float" office:value="3511.8" calcext:value-type="float">
            <text:p>3511.8</text:p>
          </table:table-cell>
        </table:table-row>
        <table:table-row table:style-name="ro1">
          <table:table-cell table:style-name="ce1" office:value-type="string" calcext:value-type="string">
            <text:p>21:22:24</text:p>
          </table:table-cell>
          <table:table-cell table:style-name="ce1" office:value-type="float" office:value="3845.1" calcext:value-type="float">
            <text:p>3845.1</text:p>
          </table:table-cell>
          <table:table-cell table:style-name="ce1" office:value-type="float" office:value="4365.7" calcext:value-type="float">
            <text:p>4365.7</text:p>
          </table:table-cell>
          <table:table-cell table:style-name="ce1" office:value-type="float" office:value="4463.5" calcext:value-type="float">
            <text:p>4463.5</text:p>
          </table:table-cell>
          <table:table-cell table:style-name="ce1" office:value-type="float" office:value="4761.7" calcext:value-type="float">
            <text:p>4761.7</text:p>
          </table:table-cell>
        </table:table-row>
        <table:table-row table:style-name="ro1">
          <table:table-cell table:style-name="ce1" office:value-type="string" calcext:value-type="string">
            <text:p>21:23:27</text:p>
          </table:table-cell>
          <table:table-cell table:style-name="ce1" office:value-type="float" office:value="4227.9" calcext:value-type="float">
            <text:p>4227.9</text:p>
          </table:table-cell>
          <table:table-cell table:style-name="ce1" office:value-type="float" office:value="3290.5" calcext:value-type="float">
            <text:p>3290.5</text:p>
          </table:table-cell>
          <table:table-cell table:style-name="ce1" office:value-type="float" office:value="4222.2" calcext:value-type="float">
            <text:p>4222.2</text:p>
          </table:table-cell>
          <table:table-cell table:style-name="ce1" office:value-type="float" office:value="3364.5" calcext:value-type="float">
            <text:p>3364.5</text:p>
          </table:table-cell>
        </table:table-row>
        <table:table-row table:style-name="ro1">
          <table:table-cell table:style-name="ce1" office:value-type="string" calcext:value-type="string">
            <text:p>21:24:30</text:p>
          </table:table-cell>
          <table:table-cell table:style-name="ce1" office:value-type="float" office:value="4217.3" calcext:value-type="float">
            <text:p>4217.3</text:p>
          </table:table-cell>
          <table:table-cell table:style-name="ce1" office:value-type="float" office:value="3871.4" calcext:value-type="float">
            <text:p>3871.4</text:p>
          </table:table-cell>
          <table:table-cell table:style-name="ce1" office:value-type="float" office:value="4388.2" calcext:value-type="float">
            <text:p>4388.2</text:p>
          </table:table-cell>
          <table:table-cell table:style-name="ce1" office:value-type="float" office:value="4061.5" calcext:value-type="float">
            <text:p>4061.5</text:p>
          </table:table-cell>
        </table:table-row>
        <table:table-row table:style-name="ro1">
          <table:table-cell table:style-name="ce1" office:value-type="string" calcext:value-type="string">
            <text:p>21:25:33</text:p>
          </table:table-cell>
          <table:table-cell table:style-name="ce1" office:value-type="float" office:value="3168.1" calcext:value-type="float">
            <text:p>3168.1</text:p>
          </table:table-cell>
          <table:table-cell table:style-name="ce1" office:value-type="float" office:value="3121.7" calcext:value-type="float">
            <text:p>3121.7</text:p>
          </table:table-cell>
          <table:table-cell table:style-name="ce1" office:value-type="float" office:value="3600.3" calcext:value-type="float">
            <text:p>3600.3</text:p>
          </table:table-cell>
          <table:table-cell table:style-name="ce1" office:value-type="float" office:value="3139" calcext:value-type="float">
            <text:p>3139</text:p>
          </table:table-cell>
        </table:table-row>
        <table:table-row table:style-name="ro1">
          <table:table-cell table:style-name="ce1" office:value-type="string" calcext:value-type="string">
            <text:p>21:26:35</text:p>
          </table:table-cell>
          <table:table-cell table:style-name="ce1" office:value-type="float" office:value="3150.5" calcext:value-type="float">
            <text:p>3150.5</text:p>
          </table:table-cell>
          <table:table-cell table:style-name="ce1" office:value-type="float" office:value="3261.9" calcext:value-type="float">
            <text:p>3261.9</text:p>
          </table:table-cell>
          <table:table-cell table:style-name="ce1" office:value-type="float" office:value="3380.4" calcext:value-type="float">
            <text:p>3380.4</text:p>
          </table:table-cell>
          <table:table-cell table:style-name="ce1" office:value-type="float" office:value="3285.6" calcext:value-type="float">
            <text:p>3285.6</text:p>
          </table:table-cell>
        </table:table-row>
        <table:table-row table:style-name="ro1">
          <table:table-cell table:style-name="ce1" office:value-type="string" calcext:value-type="string">
            <text:p>21:27:38</text:p>
          </table:table-cell>
          <table:table-cell table:style-name="ce1" office:value-type="float" office:value="3009.7" calcext:value-type="float">
            <text:p>3009.7</text:p>
          </table:table-cell>
          <table:table-cell table:style-name="ce1" office:value-type="float" office:value="3149.4" calcext:value-type="float">
            <text:p>3149.4</text:p>
          </table:table-cell>
          <table:table-cell table:style-name="ce1" office:value-type="float" office:value="3259.1" calcext:value-type="float">
            <text:p>3259.1</text:p>
          </table:table-cell>
          <table:table-cell table:style-name="ce1" office:value-type="float" office:value="3200.1" calcext:value-type="float">
            <text:p>3200.1</text:p>
          </table:table-cell>
        </table:table-row>
        <table:table-row table:style-name="ro1">
          <table:table-cell table:style-name="ce1" office:value-type="string" calcext:value-type="string">
            <text:p>21:28:41</text:p>
          </table:table-cell>
          <table:table-cell table:style-name="ce1" office:value-type="float" office:value="3260.3" calcext:value-type="float">
            <text:p>3260.3</text:p>
          </table:table-cell>
          <table:table-cell table:style-name="ce1" office:value-type="float" office:value="3369.8" calcext:value-type="float">
            <text:p>3369.8</text:p>
          </table:table-cell>
          <table:table-cell table:style-name="ce1" office:value-type="float" office:value="3405.3" calcext:value-type="float">
            <text:p>3405.3</text:p>
          </table:table-cell>
          <table:table-cell table:style-name="ce1" office:value-type="float" office:value="3032.3" calcext:value-type="float">
            <text:p>3032.3</text:p>
          </table:table-cell>
        </table:table-row>
        <table:table-row table:style-name="ro1">
          <table:table-cell table:style-name="ce1" office:value-type="string" calcext:value-type="string">
            <text:p>21:29:44</text:p>
          </table:table-cell>
          <table:table-cell table:style-name="ce1" office:value-type="float" office:value="4373.6" calcext:value-type="float">
            <text:p>4373.6</text:p>
          </table:table-cell>
          <table:table-cell table:style-name="ce1" office:value-type="float" office:value="4349.2" calcext:value-type="float">
            <text:p>4349.2</text:p>
          </table:table-cell>
          <table:table-cell table:style-name="ce1" office:value-type="float" office:value="4737.3" calcext:value-type="float">
            <text:p>4737.3</text:p>
          </table:table-cell>
          <table:table-cell table:style-name="ce1" office:value-type="float" office:value="4379.1" calcext:value-type="float">
            <text:p>4379.1</text:p>
          </table:table-cell>
        </table:table-row>
        <table:table-row table:style-name="ro1">
          <table:table-cell table:style-name="ce1" office:value-type="string" calcext:value-type="string">
            <text:p>21:30:47</text:p>
          </table:table-cell>
          <table:table-cell table:style-name="ce1" office:value-type="float" office:value="3646" calcext:value-type="float">
            <text:p>3646</text:p>
          </table:table-cell>
          <table:table-cell table:style-name="ce1" office:value-type="float" office:value="3758.5" calcext:value-type="float">
            <text:p>3758.5</text:p>
          </table:table-cell>
          <table:table-cell table:style-name="ce1" office:value-type="float" office:value="3733" calcext:value-type="float">
            <text:p>3733</text:p>
          </table:table-cell>
          <table:table-cell table:style-name="ce1" office:value-type="float" office:value="3489.6" calcext:value-type="float">
            <text:p>3489.6</text:p>
          </table:table-cell>
        </table:table-row>
        <table:table-row table:style-name="ro1">
          <table:table-cell table:style-name="ce1" office:value-type="string" calcext:value-type="string">
            <text:p>21:31:49</text:p>
          </table:table-cell>
          <table:table-cell table:style-name="ce1" office:value-type="float" office:value="5752.7" calcext:value-type="float">
            <text:p>5752.7</text:p>
          </table:table-cell>
          <table:table-cell table:style-name="ce1" office:value-type="float" office:value="5432.8" calcext:value-type="float">
            <text:p>5432.8</text:p>
          </table:table-cell>
          <table:table-cell table:style-name="ce1" office:value-type="float" office:value="6446.2" calcext:value-type="float">
            <text:p>6446.2</text:p>
          </table:table-cell>
          <table:table-cell table:style-name="ce1" office:value-type="float" office:value="5905.5" calcext:value-type="float">
            <text:p>5905.5</text:p>
          </table:table-cell>
        </table:table-row>
        <table:table-row table:style-name="ro1">
          <table:table-cell table:style-name="ce1" office:value-type="string" calcext:value-type="string">
            <text:p>21:32:52</text:p>
          </table:table-cell>
          <table:table-cell table:style-name="ce1" office:value-type="float" office:value="3595.3" calcext:value-type="float">
            <text:p>3595.3</text:p>
          </table:table-cell>
          <table:table-cell table:style-name="ce1" office:value-type="float" office:value="3705.5" calcext:value-type="float">
            <text:p>3705.5</text:p>
          </table:table-cell>
          <table:table-cell table:style-name="ce1" office:value-type="float" office:value="4167" calcext:value-type="float">
            <text:p>4167</text:p>
          </table:table-cell>
          <table:table-cell table:style-name="ce1" office:value-type="float" office:value="3842.7" calcext:value-type="float">
            <text:p>3842.7</text:p>
          </table:table-cell>
        </table:table-row>
        <table:table-row table:style-name="ro1">
          <table:table-cell table:style-name="ce1" office:value-type="string" calcext:value-type="string">
            <text:p>21:33:55</text:p>
          </table:table-cell>
          <table:table-cell table:style-name="ce1" office:value-type="float" office:value="3660.7" calcext:value-type="float">
            <text:p>3660.7</text:p>
          </table:table-cell>
          <table:table-cell table:style-name="ce1" office:value-type="float" office:value="3134.7" calcext:value-type="float">
            <text:p>3134.7</text:p>
          </table:table-cell>
          <table:table-cell table:style-name="ce1" office:value-type="float" office:value="3874.1" calcext:value-type="float">
            <text:p>3874.1</text:p>
          </table:table-cell>
          <table:table-cell table:style-name="ce1" office:value-type="float" office:value="3234.6" calcext:value-type="float">
            <text:p>3234.6</text:p>
          </table:table-cell>
        </table:table-row>
        <table:table-row table:style-name="ro1">
          <table:table-cell table:style-name="ce1" office:value-type="string" calcext:value-type="string">
            <text:p>21:34:58</text:p>
          </table:table-cell>
          <table:table-cell table:style-name="ce1" office:value-type="float" office:value="3927.3" calcext:value-type="float">
            <text:p>3927.3</text:p>
          </table:table-cell>
          <table:table-cell table:style-name="ce1" office:value-type="float" office:value="3872.4" calcext:value-type="float">
            <text:p>3872.4</text:p>
          </table:table-cell>
          <table:table-cell table:style-name="ce1" office:value-type="float" office:value="3991.6" calcext:value-type="float">
            <text:p>3991.6</text:p>
          </table:table-cell>
          <table:table-cell table:style-name="ce1" office:value-type="float" office:value="3773.6" calcext:value-type="float">
            <text:p>3773.6</text:p>
          </table:table-cell>
        </table:table-row>
        <table:table-row table:style-name="ro1">
          <table:table-cell table:style-name="ce1" office:value-type="string" calcext:value-type="string">
            <text:p>21:36:0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3807.2" calcext:value-type="float">
            <text:p>3807.2</text:p>
          </table:table-cell>
          <table:table-cell table:style-name="ce1" office:value-type="float" office:value="3709.3" calcext:value-type="float">
            <text:p>3709.3</text:p>
          </table:table-cell>
          <table:table-cell table:style-name="ce1" office:value-type="float" office:value="3505.4" calcext:value-type="float">
            <text:p>3505.4</text:p>
          </table:table-cell>
        </table:table-row>
        <table:table-row table:style-name="ro1">
          <table:table-cell table:style-name="ce1" office:value-type="string" calcext:value-type="string">
            <text:p>21:37:04</text:p>
          </table:table-cell>
          <table:table-cell table:style-name="ce1" office:value-type="float" office:value="3823.9" calcext:value-type="float">
            <text:p>3823.9</text:p>
          </table:table-cell>
          <table:table-cell table:style-name="ce1" office:value-type="float" office:value="3946.2" calcext:value-type="float">
            <text:p>3946.2</text:p>
          </table:table-cell>
          <table:table-cell table:style-name="ce1" office:value-type="float" office:value="4202.3" calcext:value-type="float">
            <text:p>4202.3</text:p>
          </table:table-cell>
          <table:table-cell table:style-name="ce1" office:value-type="float" office:value="3859" calcext:value-type="float">
            <text:p>3859</text:p>
          </table:table-cell>
        </table:table-row>
        <table:table-row table:style-name="ro1">
          <table:table-cell table:style-name="ce1" office:value-type="string" calcext:value-type="string">
            <text:p>21:38:07</text:p>
          </table:table-cell>
          <table:table-cell table:style-name="ce1" office:value-type="float" office:value="3341" calcext:value-type="float">
            <text:p>3341</text:p>
          </table:table-cell>
          <table:table-cell table:style-name="ce1" office:value-type="float" office:value="3286.6" calcext:value-type="float">
            <text:p>3286.6</text:p>
          </table:table-cell>
          <table:table-cell table:style-name="ce1" office:value-type="float" office:value="3577.1" calcext:value-type="float">
            <text:p>3577.1</text:p>
          </table:table-cell>
          <table:table-cell table:style-name="ce1" office:value-type="float" office:value="3268.9" calcext:value-type="float">
            <text:p>3268.9</text:p>
          </table:table-cell>
        </table:table-row>
        <table:table-row table:style-name="ro1">
          <table:table-cell table:style-name="ce1" office:value-type="string" calcext:value-type="string">
            <text:p>21:39:10</text:p>
          </table:table-cell>
          <table:table-cell table:style-name="ce1" office:value-type="float" office:value="4022.7" calcext:value-type="float">
            <text:p>4022.7</text:p>
          </table:table-cell>
          <table:table-cell table:style-name="ce1" office:value-type="float" office:value="3895" calcext:value-type="float">
            <text:p>3895</text:p>
          </table:table-cell>
          <table:table-cell table:style-name="ce1" office:value-type="float" office:value="3887.5" calcext:value-type="float">
            <text:p>3887.5</text:p>
          </table:table-cell>
          <table:table-cell table:style-name="ce1" office:value-type="float" office:value="3852.5" calcext:value-type="float">
            <text:p>3852.5</text:p>
          </table:table-cell>
        </table:table-row>
        <table:table-row table:style-name="ro1">
          <table:table-cell table:style-name="ce1" office:value-type="string" calcext:value-type="string">
            <text:p>21:40:12</text:p>
          </table:table-cell>
          <table:table-cell table:style-name="ce1" office:value-type="float" office:value="4092.1" calcext:value-type="float">
            <text:p>4092.1</text:p>
          </table:table-cell>
          <table:table-cell table:style-name="ce1" office:value-type="float" office:value="4073.5" calcext:value-type="float">
            <text:p>4073.5</text:p>
          </table:table-cell>
          <table:table-cell table:style-name="ce1" office:value-type="float" office:value="4343.3" calcext:value-type="float">
            <text:p>4343.3</text:p>
          </table:table-cell>
          <table:table-cell table:style-name="ce1" office:value-type="float" office:value="4003.9" calcext:value-type="float">
            <text:p>4003.9</text:p>
          </table:table-cell>
        </table:table-row>
        <table:table-row table:style-name="ro1">
          <table:table-cell table:style-name="ce1" office:value-type="string" calcext:value-type="string">
            <text:p>21:41:15</text:p>
          </table:table-cell>
          <table:table-cell table:style-name="ce1" office:value-type="float" office:value="3720.3" calcext:value-type="float">
            <text:p>3720.3</text:p>
          </table:table-cell>
          <table:table-cell table:style-name="ce1" office:value-type="float" office:value="3513.2" calcext:value-type="float">
            <text:p>3513.2</text:p>
          </table:table-cell>
          <table:table-cell table:style-name="ce1" office:value-type="float" office:value="3763.5" calcext:value-type="float">
            <text:p>3763.5</text:p>
          </table:table-cell>
          <table:table-cell table:style-name="ce1" office:value-type="float" office:value="3332" calcext:value-type="float">
            <text:p>3332</text:p>
          </table:table-cell>
        </table:table-row>
        <table:table-row table:style-name="ro1">
          <table:table-cell table:style-name="ce1" office:value-type="string" calcext:value-type="string">
            <text:p>21:42:18</text:p>
          </table:table-cell>
          <table:table-cell table:style-name="ce1" office:value-type="float" office:value="3430.5" calcext:value-type="float">
            <text:p>3430.5</text:p>
          </table:table-cell>
          <table:table-cell table:style-name="ce1" office:value-type="float" office:value="3451.8" calcext:value-type="float">
            <text:p>3451.8</text:p>
          </table:table-cell>
          <table:table-cell table:style-name="ce1" office:value-type="float" office:value="3698.7" calcext:value-type="float">
            <text:p>3698.7</text:p>
          </table:table-cell>
          <table:table-cell table:style-name="ce1" office:value-type="float" office:value="3304.3" calcext:value-type="float">
            <text:p>3304.3</text:p>
          </table:table-cell>
        </table:table-row>
        <table:table-row table:style-name="ro1">
          <table:table-cell table:style-name="ce1" office:value-type="string" calcext:value-type="string">
            <text:p>21:43:21</text:p>
          </table:table-cell>
          <table:table-cell table:style-name="ce1" office:value-type="float" office:value="3824.3" calcext:value-type="float">
            <text:p>3824.3</text:p>
          </table:table-cell>
          <table:table-cell table:style-name="ce1" office:value-type="float" office:value="3323.2" calcext:value-type="float">
            <text:p>3323.2</text:p>
          </table:table-cell>
          <table:table-cell table:style-name="ce1" office:value-type="float" office:value="3753.6" calcext:value-type="float">
            <text:p>3753.6</text:p>
          </table:table-cell>
          <table:table-cell table:style-name="ce1" office:value-type="float" office:value="3374.4" calcext:value-type="float">
            <text:p>3374.4</text:p>
          </table:table-cell>
        </table:table-row>
        <table:table-row table:style-name="ro1">
          <table:table-cell table:style-name="ce1" office:value-type="string" calcext:value-type="string">
            <text:p>21:44:24</text:p>
          </table:table-cell>
          <table:table-cell table:style-name="ce1" office:value-type="float" office:value="5211" calcext:value-type="float">
            <text:p>5211</text:p>
          </table:table-cell>
          <table:table-cell table:style-name="ce1" office:value-type="float" office:value="4810.7" calcext:value-type="float">
            <text:p>4810.7</text:p>
          </table:table-cell>
          <table:table-cell table:style-name="ce1" office:value-type="float" office:value="4918.4" calcext:value-type="float">
            <text:p>4918.4</text:p>
          </table:table-cell>
          <table:table-cell table:style-name="ce1" office:value-type="float" office:value="5116.5" calcext:value-type="float">
            <text:p>5116.5</text:p>
          </table:table-cell>
        </table:table-row>
        <table:table-row table:style-name="ro1">
          <table:table-cell table:style-name="ce1" office:value-type="string" calcext:value-type="string">
            <text:p>21:45:26</text:p>
          </table:table-cell>
          <table:table-cell table:style-name="ce1" office:value-type="float" office:value="4413.5" calcext:value-type="float">
            <text:p>4413.5</text:p>
          </table:table-cell>
          <table:table-cell table:style-name="ce1" office:value-type="float" office:value="4501.6" calcext:value-type="float">
            <text:p>4501.6</text:p>
          </table:table-cell>
          <table:table-cell table:style-name="ce1" office:value-type="float" office:value="4387.3" calcext:value-type="float">
            <text:p>4387.3</text:p>
          </table:table-cell>
          <table:table-cell table:style-name="ce1" office:value-type="float" office:value="4512.1" calcext:value-type="float">
            <text:p>4512.1</text:p>
          </table:table-cell>
        </table:table-row>
        <table:table-row table:style-name="ro1">
          <table:table-cell table:style-name="ce1" office:value-type="string" calcext:value-type="string">
            <text:p>21:46:29</text:p>
          </table:table-cell>
          <table:table-cell table:style-name="ce1" office:value-type="float" office:value="3843.5" calcext:value-type="float">
            <text:p>3843.5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798.6" calcext:value-type="float">
            <text:p>3798.6</text:p>
          </table:table-cell>
          <table:table-cell table:style-name="ce1" office:value-type="float" office:value="3525" calcext:value-type="float">
            <text:p>3525</text:p>
          </table:table-cell>
        </table:table-row>
        <table:table-row table:style-name="ro1">
          <table:table-cell table:style-name="ce1" office:value-type="string" calcext:value-type="string">
            <text:p>21:47:32</text:p>
          </table:table-cell>
          <table:table-cell table:style-name="ce1" office:value-type="float" office:value="3689.4" calcext:value-type="float">
            <text:p>3689.4</text:p>
          </table:table-cell>
          <table:table-cell table:style-name="ce1" office:value-type="float" office:value="3746.6" calcext:value-type="float">
            <text:p>3746.6</text:p>
          </table:table-cell>
          <table:table-cell table:style-name="ce1" office:value-type="float" office:value="3816.1" calcext:value-type="float">
            <text:p>3816.1</text:p>
          </table:table-cell>
          <table:table-cell table:style-name="ce1" office:value-type="float" office:value="3509.7" calcext:value-type="float">
            <text:p>3509.7</text:p>
          </table:table-cell>
        </table:table-row>
        <table:table-row table:style-name="ro1">
          <table:table-cell table:style-name="ce1" office:value-type="string" calcext:value-type="string">
            <text:p>21:48:35</text:p>
          </table:table-cell>
          <table:table-cell table:style-name="ce1" office:value-type="float" office:value="4812.2" calcext:value-type="float">
            <text:p>4812.2</text:p>
          </table:table-cell>
          <table:table-cell table:style-name="ce1" office:value-type="float" office:value="4650.2" calcext:value-type="float">
            <text:p>4650.2</text:p>
          </table:table-cell>
          <table:table-cell table:style-name="ce1" office:value-type="float" office:value="5061.1" calcext:value-type="float">
            <text:p>5061.1</text:p>
          </table:table-cell>
          <table:table-cell table:style-name="ce1" office:value-type="float" office:value="4852.2" calcext:value-type="float">
            <text:p>4852.2</text:p>
          </table:table-cell>
        </table:table-row>
        <table:table-row table:style-name="ro1">
          <table:table-cell table:style-name="ce1" office:value-type="string" calcext:value-type="string">
            <text:p>21:49:37</text:p>
          </table:table-cell>
          <table:table-cell table:style-name="ce1" office:value-type="float" office:value="3483.4" calcext:value-type="float">
            <text:p>3483.4</text:p>
          </table:table-cell>
          <table:table-cell table:style-name="ce1" office:value-type="float" office:value="3262.8" calcext:value-type="float">
            <text:p>3262.8</text:p>
          </table:table-cell>
          <table:table-cell table:style-name="ce1" office:value-type="float" office:value="3509.6" calcext:value-type="float">
            <text:p>3509.6</text:p>
          </table:table-cell>
          <table:table-cell table:style-name="ce1" office:value-type="float" office:value="3192.5" calcext:value-type="float">
            <text:p>3192.5</text:p>
          </table:table-cell>
        </table:table-row>
        <table:table-row table:style-name="ro1">
          <table:table-cell table:style-name="ce1" office:value-type="string" calcext:value-type="string">
            <text:p>21:50:40</text:p>
          </table:table-cell>
          <table:table-cell table:style-name="ce1" office:value-type="float" office:value="5221.7" calcext:value-type="float">
            <text:p>5221.7</text:p>
          </table:table-cell>
          <table:table-cell table:style-name="ce1" office:value-type="float" office:value="4345.1" calcext:value-type="float">
            <text:p>4345.1</text:p>
          </table:table-cell>
          <table:table-cell table:style-name="ce1" office:value-type="float" office:value="5296.5" calcext:value-type="float">
            <text:p>5296.5</text:p>
          </table:table-cell>
          <table:table-cell table:style-name="ce1" office:value-type="float" office:value="4929.8" calcext:value-type="float">
            <text:p>4929.8</text:p>
          </table:table-cell>
        </table:table-row>
        <table:table-row table:style-name="ro1">
          <table:table-cell table:style-name="ce1" office:value-type="string" calcext:value-type="string">
            <text:p>21:51:44</text:p>
          </table:table-cell>
          <table:table-cell table:style-name="ce1" office:value-type="float" office:value="3488.3" calcext:value-type="float">
            <text:p>3488.3</text:p>
          </table:table-cell>
          <table:table-cell table:style-name="ce1" office:value-type="float" office:value="3520.7" calcext:value-type="float">
            <text:p>3520.7</text:p>
          </table:table-cell>
          <table:table-cell table:style-name="ce1" office:value-type="float" office:value="3495.8" calcext:value-type="float">
            <text:p>3495.8</text:p>
          </table:table-cell>
          <table:table-cell table:style-name="ce1" office:value-type="float" office:value="3125.1" calcext:value-type="float">
            <text:p>3125.1</text:p>
          </table:table-cell>
        </table:table-row>
        <table:table-row table:style-name="ro1">
          <table:table-cell table:style-name="ce1" office:value-type="string" calcext:value-type="string">
            <text:p>21:52:47</text:p>
          </table:table-cell>
          <table:table-cell table:style-name="ce1" office:value-type="float" office:value="5499.8" calcext:value-type="float">
            <text:p>5499.8</text:p>
          </table:table-cell>
          <table:table-cell table:style-name="ce1" office:value-type="float" office:value="5108.5" calcext:value-type="float">
            <text:p>5108.5</text:p>
          </table:table-cell>
          <table:table-cell table:style-name="ce1" office:value-type="float" office:value="5287.7" calcext:value-type="float">
            <text:p>5287.7</text:p>
          </table:table-cell>
          <table:table-cell table:style-name="ce1" office:value-type="float" office:value="5859.7" calcext:value-type="float">
            <text:p>5859.7</text:p>
          </table:table-cell>
        </table:table-row>
        <table:table-row table:style-name="ro1">
          <table:table-cell table:style-name="ce1" office:value-type="string" calcext:value-type="string">
            <text:p>21:53:49</text:p>
          </table:table-cell>
          <table:table-cell table:style-name="ce1" office:value-type="float" office:value="5344.6" calcext:value-type="float">
            <text:p>5344.6</text:p>
          </table:table-cell>
          <table:table-cell table:style-name="ce1" office:value-type="float" office:value="5139.3" calcext:value-type="float">
            <text:p>5139.3</text:p>
          </table:table-cell>
          <table:table-cell table:style-name="ce1" office:value-type="float" office:value="5229.2" calcext:value-type="float">
            <text:p>5229.2</text:p>
          </table:table-cell>
          <table:table-cell table:style-name="ce1" office:value-type="float" office:value="5148.6" calcext:value-type="float">
            <text:p>5148.6</text:p>
          </table:table-cell>
        </table:table-row>
        <table:table-row table:style-name="ro1">
          <table:table-cell table:style-name="ce1" office:value-type="string" calcext:value-type="string">
            <text:p>21:54:52</text:p>
          </table:table-cell>
          <table:table-cell table:style-name="ce1" office:value-type="float" office:value="2829.2" calcext:value-type="float">
            <text:p>2829.2</text:p>
          </table:table-cell>
          <table:table-cell table:style-name="ce1" office:value-type="float" office:value="2811.1" calcext:value-type="float">
            <text:p>2811.1</text:p>
          </table:table-cell>
          <table:table-cell table:style-name="ce1" office:value-type="float" office:value="3023.9" calcext:value-type="float">
            <text:p>3023.9</text:p>
          </table:table-cell>
          <table:table-cell table:style-name="ce1" office:value-type="float" office:value="2713.5" calcext:value-type="float">
            <text:p>2713.5</text:p>
          </table:table-cell>
        </table:table-row>
        <table:table-row table:style-name="ro1">
          <table:table-cell table:style-name="ce1" office:value-type="string" calcext:value-type="string">
            <text:p>21:55:55</text:p>
          </table:table-cell>
          <table:table-cell table:style-name="ce1" office:value-type="float" office:value="3196.2" calcext:value-type="float">
            <text:p>3196.2</text:p>
          </table:table-cell>
          <table:table-cell table:style-name="ce1" office:value-type="float" office:value="3157.5" calcext:value-type="float">
            <text:p>3157.5</text:p>
          </table:table-cell>
          <table:table-cell table:style-name="ce1" office:value-type="float" office:value="3013.9" calcext:value-type="float">
            <text:p>3013.9</text:p>
          </table:table-cell>
          <table:table-cell table:style-name="ce1" office:value-type="float" office:value="2959.1" calcext:value-type="float">
            <text:p>2959.1</text:p>
          </table:table-cell>
        </table:table-row>
        <table:table-row table:style-name="ro1">
          <table:table-cell table:style-name="ce1" office:value-type="string" calcext:value-type="string">
            <text:p>21:56:58</text:p>
          </table:table-cell>
          <table:table-cell table:style-name="ce1" office:value-type="float" office:value="3715.1" calcext:value-type="float">
            <text:p>3715.1</text:p>
          </table:table-cell>
          <table:table-cell table:style-name="ce1" office:value-type="float" office:value="3424.7" calcext:value-type="float">
            <text:p>3424.7</text:p>
          </table:table-cell>
          <table:table-cell table:style-name="ce1" office:value-type="float" office:value="3547" calcext:value-type="float">
            <text:p>3547</text:p>
          </table:table-cell>
          <table:table-cell table:style-name="ce1" office:value-type="float" office:value="3423" calcext:value-type="float">
            <text:p>3423</text:p>
          </table:table-cell>
        </table:table-row>
        <table:table-row table:style-name="ro1">
          <table:table-cell table:style-name="ce1" office:value-type="string" calcext:value-type="string">
            <text:p>21:58:01</text:p>
          </table:table-cell>
          <table:table-cell table:style-name="ce1" office:value-type="float" office:value="2901.7" calcext:value-type="float">
            <text:p>2901.7</text:p>
          </table:table-cell>
          <table:table-cell table:style-name="ce1" office:value-type="float" office:value="3070.8" calcext:value-type="float">
            <text:p>3070.8</text:p>
          </table:table-cell>
          <table:table-cell table:style-name="ce1" office:value-type="float" office:value="3068.2" calcext:value-type="float">
            <text:p>3068.2</text:p>
          </table:table-cell>
          <table:table-cell table:style-name="ce1" office:value-type="float" office:value="3001.8" calcext:value-type="float">
            <text:p>3001.8</text:p>
          </table:table-cell>
        </table:table-row>
        <table:table-row table:style-name="ro1">
          <table:table-cell table:style-name="ce1" office:value-type="string" calcext:value-type="string">
            <text:p>21:59:03</text:p>
          </table:table-cell>
          <table:table-cell table:style-name="ce1" office:value-type="float" office:value="2564.4" calcext:value-type="float">
            <text:p>2564.4</text:p>
          </table:table-cell>
          <table:table-cell table:style-name="ce1" office:value-type="float" office:value="2879.8" calcext:value-type="float">
            <text:p>2879.8</text:p>
          </table:table-cell>
          <table:table-cell table:style-name="ce1" office:value-type="float" office:value="2705" calcext:value-type="float">
            <text:p>2705</text:p>
          </table:table-cell>
          <table:table-cell table:style-name="ce1" office:value-type="float" office:value="2608.9" calcext:value-type="float">
            <text:p>2608.9</text:p>
          </table:table-cell>
        </table:table-row>
        <table:table-row table:style-name="ro1">
          <table:table-cell table:style-name="ce1" office:value-type="string" calcext:value-type="string">
            <text:p>22:00:06</text:p>
          </table:table-cell>
          <table:table-cell table:style-name="ce1" office:value-type="float" office:value="3957.2" calcext:value-type="float">
            <text:p>3957.2</text:p>
          </table:table-cell>
          <table:table-cell table:style-name="ce1" office:value-type="float" office:value="3487.8" calcext:value-type="float">
            <text:p>3487.8</text:p>
          </table:table-cell>
          <table:table-cell table:style-name="ce1" office:value-type="float" office:value="4078.5" calcext:value-type="float">
            <text:p>4078.5</text:p>
          </table:table-cell>
          <table:table-cell table:style-name="ce1" office:value-type="float" office:value="4074" calcext:value-type="float">
            <text:p>4074</text:p>
          </table:table-cell>
        </table:table-row>
        <table:table-row table:style-name="ro1">
          <table:table-cell table:style-name="ce1" office:value-type="string" calcext:value-type="string">
            <text:p>22:01:09</text:p>
          </table:table-cell>
          <table:table-cell table:style-name="ce1" office:value-type="float" office:value="2305.7" calcext:value-type="float">
            <text:p>2305.7</text:p>
          </table:table-cell>
          <table:table-cell table:style-name="ce1" office:value-type="float" office:value="2092.8" calcext:value-type="float">
            <text:p>2092.8</text:p>
          </table:table-cell>
          <table:table-cell table:style-name="ce1" office:value-type="float" office:value="2244.3" calcext:value-type="float">
            <text:p>2244.3</text:p>
          </table:table-cell>
          <table:table-cell table:style-name="ce1" office:value-type="float" office:value="2101.2" calcext:value-type="float">
            <text:p>2101.2</text:p>
          </table:table-cell>
        </table:table-row>
        <table:table-row table:style-name="ro1">
          <table:table-cell table:style-name="ce1" office:value-type="string" calcext:value-type="string">
            <text:p>22:02:12</text:p>
          </table:table-cell>
          <table:table-cell table:style-name="ce1" office:value-type="float" office:value="2607.1" calcext:value-type="float">
            <text:p>2607.1</text:p>
          </table:table-cell>
          <table:table-cell table:style-name="ce1" office:value-type="float" office:value="2708.9" calcext:value-type="float">
            <text:p>2708.9</text:p>
          </table:table-cell>
          <table:table-cell table:style-name="ce1" office:value-type="float" office:value="2729.7" calcext:value-type="float">
            <text:p>2729.7</text:p>
          </table:table-cell>
          <table:table-cell table:style-name="ce1" office:value-type="float" office:value="2301.6" calcext:value-type="float">
            <text:p>2301.6</text:p>
          </table:table-cell>
        </table:table-row>
        <table:table-row table:style-name="ro1">
          <table:table-cell table:style-name="ce1" office:value-type="string" calcext:value-type="string">
            <text:p>22:03:15</text:p>
          </table:table-cell>
          <table:table-cell table:style-name="ce1" office:value-type="float" office:value="2496.9" calcext:value-type="float">
            <text:p>2496.9</text:p>
          </table:table-cell>
          <table:table-cell table:style-name="ce1" office:value-type="float" office:value="2313.5" calcext:value-type="float">
            <text:p>2313.5</text:p>
          </table:table-cell>
          <table:table-cell table:style-name="ce1" office:value-type="float" office:value="2561.4" calcext:value-type="float">
            <text:p>2561.4</text:p>
          </table:table-cell>
          <table:table-cell table:style-name="ce1" office:value-type="float" office:value="2328.1" calcext:value-type="float">
            <text:p>2328.1</text:p>
          </table:table-cell>
        </table:table-row>
        <table:table-row table:style-name="ro1">
          <table:table-cell table:style-name="ce1" office:value-type="string" calcext:value-type="string">
            <text:p>22:04:17</text:p>
          </table:table-cell>
          <table:table-cell table:style-name="ce1" office:value-type="float" office:value="2768.7" calcext:value-type="float">
            <text:p>2768.7</text:p>
          </table:table-cell>
          <table:table-cell table:style-name="ce1" office:value-type="float" office:value="2414.3" calcext:value-type="float">
            <text:p>2414.3</text:p>
          </table:table-cell>
          <table:table-cell table:style-name="ce1" office:value-type="float" office:value="2628.6" calcext:value-type="float">
            <text:p>2628.6</text:p>
          </table:table-cell>
          <table:table-cell table:style-name="ce1" office:value-type="float" office:value="2362.7" calcext:value-type="float">
            <text:p>2362.7</text:p>
          </table:table-cell>
        </table:table-row>
        <table:table-row table:style-name="ro1">
          <table:table-cell table:style-name="ce1" office:value-type="string" calcext:value-type="string">
            <text:p>22:05:20</text:p>
          </table:table-cell>
          <table:table-cell table:style-name="ce1" office:value-type="float" office:value="3056.6" calcext:value-type="float">
            <text:p>3056.6</text:p>
          </table:table-cell>
          <table:table-cell table:style-name="ce1" office:value-type="float" office:value="2918.7" calcext:value-type="float">
            <text:p>2918.7</text:p>
          </table:table-cell>
          <table:table-cell table:style-name="ce1" office:value-type="float" office:value="3384.4" calcext:value-type="float">
            <text:p>3384.4</text:p>
          </table:table-cell>
          <table:table-cell table:style-name="ce1" office:value-type="float" office:value="2939" calcext:value-type="float">
            <text:p>2939</text:p>
          </table:table-cell>
        </table:table-row>
        <table:table-row table:style-name="ro1">
          <table:table-cell table:style-name="ce1" office:value-type="string" calcext:value-type="string">
            <text:p>22:06:24</text:p>
          </table:table-cell>
          <table:table-cell table:style-name="ce1" office:value-type="float" office:value="2554" calcext:value-type="float">
            <text:p>2554</text:p>
          </table:table-cell>
          <table:table-cell table:style-name="ce1" office:value-type="float" office:value="2691.7" calcext:value-type="float">
            <text:p>2691.7</text:p>
          </table:table-cell>
          <table:table-cell table:style-name="ce1" office:value-type="float" office:value="2601.3" calcext:value-type="float">
            <text:p>2601.3</text:p>
          </table:table-cell>
          <table:table-cell table:style-name="ce1" office:value-type="float" office:value="2474.4" calcext:value-type="float">
            <text:p>2474.4</text:p>
          </table:table-cell>
        </table:table-row>
        <table:table-row table:style-name="ro1">
          <table:table-cell table:style-name="ce1" office:value-type="string" calcext:value-type="string">
            <text:p>22:07:27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2477.9" calcext:value-type="float">
            <text:p>2477.9</text:p>
          </table:table-cell>
          <table:table-cell table:style-name="ce1" office:value-type="float" office:value="2773.8" calcext:value-type="float">
            <text:p>2773.8</text:p>
          </table:table-cell>
          <table:table-cell table:style-name="ce1" office:value-type="float" office:value="2457.5" calcext:value-type="float">
            <text:p>2457.5</text:p>
          </table:table-cell>
        </table:table-row>
        <table:table-row table:style-name="ro1">
          <table:table-cell table:style-name="ce1" office:value-type="string" calcext:value-type="string">
            <text:p>22:08:30</text:p>
          </table:table-cell>
          <table:table-cell table:style-name="ce1" office:value-type="float" office:value="3461.8" calcext:value-type="float">
            <text:p>3461.8</text:p>
          </table:table-cell>
          <table:table-cell table:style-name="ce1" office:value-type="float" office:value="3471.8" calcext:value-type="float">
            <text:p>3471.8</text:p>
          </table:table-cell>
          <table:table-cell table:style-name="ce1" office:value-type="float" office:value="3497.6" calcext:value-type="float">
            <text:p>3497.6</text:p>
          </table:table-cell>
          <table:table-cell table:style-name="ce1" office:value-type="float" office:value="3409.5" calcext:value-type="float">
            <text:p>3409.5</text:p>
          </table:table-cell>
        </table:table-row>
        <table:table-row table:style-name="ro1">
          <table:table-cell table:style-name="ce1" office:value-type="string" calcext:value-type="string">
            <text:p>22:09:33</text:p>
          </table:table-cell>
          <table:table-cell table:style-name="ce1" office:value-type="float" office:value="3492.2" calcext:value-type="float">
            <text:p>3492.2</text:p>
          </table:table-cell>
          <table:table-cell table:style-name="ce1" office:value-type="float" office:value="3279.7" calcext:value-type="float">
            <text:p>3279.7</text:p>
          </table:table-cell>
          <table:table-cell table:style-name="ce1" office:value-type="float" office:value="3858.8" calcext:value-type="float">
            <text:p>3858.8</text:p>
          </table:table-cell>
          <table:table-cell table:style-name="ce1" office:value-type="float" office:value="3203.5" calcext:value-type="float">
            <text:p>3203.5</text:p>
          </table:table-cell>
        </table:table-row>
        <table:table-row table:style-name="ro1">
          <table:table-cell table:style-name="ce1" office:value-type="string" calcext:value-type="string">
            <text:p>22:10:36</text:p>
          </table:table-cell>
          <table:table-cell table:style-name="ce1" office:value-type="float" office:value="3575.7" calcext:value-type="float">
            <text:p>3575.7</text:p>
          </table:table-cell>
          <table:table-cell table:style-name="ce1" office:value-type="float" office:value="3357.7" calcext:value-type="float">
            <text:p>3357.7</text:p>
          </table:table-cell>
          <table:table-cell table:style-name="ce1" office:value-type="float" office:value="3674.2" calcext:value-type="float">
            <text:p>3674.2</text:p>
          </table:table-cell>
          <table:table-cell table:style-name="ce1" office:value-type="float" office:value="3395.1" calcext:value-type="float">
            <text:p>3395.1</text:p>
          </table:table-cell>
        </table:table-row>
        <table:table-row table:style-name="ro1">
          <table:table-cell table:style-name="ce1" office:value-type="string" calcext:value-type="string">
            <text:p>22:11:39</text:p>
          </table:table-cell>
          <table:table-cell table:style-name="ce1" office:value-type="float" office:value="3594.9" calcext:value-type="float">
            <text:p>3594.9</text:p>
          </table:table-cell>
          <table:table-cell table:style-name="ce1" office:value-type="float" office:value="3401.9" calcext:value-type="float">
            <text:p>3401.9</text:p>
          </table:table-cell>
          <table:table-cell table:style-name="ce1" office:value-type="float" office:value="3468.1" calcext:value-type="float">
            <text:p>3468.1</text:p>
          </table:table-cell>
          <table:table-cell table:style-name="ce1" office:value-type="float" office:value="3003.6" calcext:value-type="float">
            <text:p>3003.6</text:p>
          </table:table-cell>
        </table:table-row>
        <table:table-row table:style-name="ro1">
          <table:table-cell table:style-name="ce1" office:value-type="string" calcext:value-type="string">
            <text:p>22:12:41</text:p>
          </table:table-cell>
          <table:table-cell table:style-name="ce1" office:value-type="float" office:value="4756.3" calcext:value-type="float">
            <text:p>4756.3</text:p>
          </table:table-cell>
          <table:table-cell table:style-name="ce1" office:value-type="float" office:value="4384.1" calcext:value-type="float">
            <text:p>4384.1</text:p>
          </table:table-cell>
          <table:table-cell table:style-name="ce1" office:value-type="float" office:value="5020.8" calcext:value-type="float">
            <text:p>5020.8</text:p>
          </table:table-cell>
          <table:table-cell table:style-name="ce1" office:value-type="float" office:value="4984.8" calcext:value-type="float">
            <text:p>4984.8</text:p>
          </table:table-cell>
        </table:table-row>
        <table:table-row table:style-name="ro1">
          <table:table-cell table:style-name="ce1" office:value-type="string" calcext:value-type="string">
            <text:p>22:13:44</text:p>
          </table:table-cell>
          <table:table-cell table:style-name="ce1" office:value-type="float" office:value="3507.3" calcext:value-type="float">
            <text:p>3507.3</text:p>
          </table:table-cell>
          <table:table-cell table:style-name="ce1" office:value-type="float" office:value="3560.2" calcext:value-type="float">
            <text:p>3560.2</text:p>
          </table:table-cell>
          <table:table-cell table:style-name="ce1" office:value-type="float" office:value="3776" calcext:value-type="float">
            <text:p>3776</text:p>
          </table:table-cell>
          <table:table-cell table:style-name="ce1" office:value-type="float" office:value="3478" calcext:value-type="float">
            <text:p>3478</text:p>
          </table:table-cell>
        </table:table-row>
        <table:table-row table:style-name="ro1">
          <table:table-cell table:style-name="ce1" office:value-type="string" calcext:value-type="string">
            <text:p>22:14:47</text:p>
          </table:table-cell>
          <table:table-cell table:style-name="ce1" office:value-type="float" office:value="4657.7" calcext:value-type="float">
            <text:p>4657.7</text:p>
          </table:table-cell>
          <table:table-cell table:style-name="ce1" office:value-type="float" office:value="4568.3" calcext:value-type="float">
            <text:p>4568.3</text:p>
          </table:table-cell>
          <table:table-cell table:style-name="ce1" office:value-type="float" office:value="5012.1" calcext:value-type="float">
            <text:p>5012.1</text:p>
          </table:table-cell>
          <table:table-cell table:style-name="ce1" office:value-type="float" office:value="4721" calcext:value-type="float">
            <text:p>4721</text:p>
          </table:table-cell>
        </table:table-row>
        <table:table-row table:style-name="ro1">
          <table:table-cell table:style-name="ce1" office:value-type="string" calcext:value-type="string">
            <text:p>22:15:50</text:p>
          </table:table-cell>
          <table:table-cell table:style-name="ce1" office:value-type="float" office:value="3363.2" calcext:value-type="float">
            <text:p>3363.2</text:p>
          </table:table-cell>
          <table:table-cell table:style-name="ce1" office:value-type="float" office:value="3198.2" calcext:value-type="float">
            <text:p>3198.2</text:p>
          </table:table-cell>
          <table:table-cell table:style-name="ce1" office:value-type="float" office:value="3615.2" calcext:value-type="float">
            <text:p>3615.2</text:p>
          </table:table-cell>
          <table:table-cell table:style-name="ce1" office:value-type="float" office:value="3294.4" calcext:value-type="float">
            <text:p>3294.4</text:p>
          </table:table-cell>
        </table:table-row>
        <table:table-row table:style-name="ro1">
          <table:table-cell table:style-name="ce1" office:value-type="string" calcext:value-type="string">
            <text:p>22:16:53</text:p>
          </table:table-cell>
          <table:table-cell table:style-name="ce1" office:value-type="float" office:value="3828.2" calcext:value-type="float">
            <text:p>3828.2</text:p>
          </table:table-cell>
          <table:table-cell table:style-name="ce1" office:value-type="float" office:value="3718.7" calcext:value-type="float">
            <text:p>3718.7</text:p>
          </table:table-cell>
          <table:table-cell table:style-name="ce1" office:value-type="float" office:value="3998.1" calcext:value-type="float">
            <text:p>3998.1</text:p>
          </table:table-cell>
          <table:table-cell table:style-name="ce1" office:value-type="float" office:value="3534.4" calcext:value-type="float">
            <text:p>3534.4</text:p>
          </table:table-cell>
        </table:table-row>
        <table:table-row table:style-name="ro1">
          <table:table-cell table:style-name="ce1" office:value-type="string" calcext:value-type="string">
            <text:p>22:17:56</text:p>
          </table:table-cell>
          <table:table-cell table:style-name="ce1" office:value-type="float" office:value="4558.7" calcext:value-type="float">
            <text:p>4558.7</text:p>
          </table:table-cell>
          <table:table-cell table:style-name="ce1" office:value-type="float" office:value="4370.4" calcext:value-type="float">
            <text:p>4370.4</text:p>
          </table:table-cell>
          <table:table-cell table:style-name="ce1" office:value-type="float" office:value="4991.5" calcext:value-type="float">
            <text:p>4991.5</text:p>
          </table:table-cell>
          <table:table-cell table:style-name="ce1" office:value-type="float" office:value="4235.9" calcext:value-type="float">
            <text:p>4235.9</text:p>
          </table:table-cell>
        </table:table-row>
        <table:table-row table:style-name="ro1">
          <table:table-cell table:style-name="ce1" office:value-type="string" calcext:value-type="string">
            <text:p>22:18:59</text:p>
          </table:table-cell>
          <table:table-cell table:style-name="ce1" office:value-type="float" office:value="3062.9" calcext:value-type="float">
            <text:p>3062.9</text:p>
          </table:table-cell>
          <table:table-cell table:style-name="ce1" office:value-type="float" office:value="3066" calcext:value-type="float">
            <text:p>3066</text:p>
          </table:table-cell>
          <table:table-cell table:style-name="ce1" office:value-type="float" office:value="2972" calcext:value-type="float">
            <text:p>2972</text:p>
          </table:table-cell>
          <table:table-cell table:style-name="ce1" office:value-type="float" office:value="2802.8" calcext:value-type="float">
            <text:p>2802.8</text:p>
          </table:table-cell>
        </table:table-row>
        <table:table-row table:style-name="ro1">
          <table:table-cell table:style-name="ce1" office:value-type="string" calcext:value-type="string">
            <text:p>22:20:01</text:p>
          </table:table-cell>
          <table:table-cell table:style-name="ce1" office:value-type="float" office:value="3061.7" calcext:value-type="float">
            <text:p>3061.7</text:p>
          </table:table-cell>
          <table:table-cell table:style-name="ce1" office:value-type="float" office:value="3020.7" calcext:value-type="float">
            <text:p>3020.7</text:p>
          </table:table-cell>
          <table:table-cell table:style-name="ce1" office:value-type="float" office:value="3186.7" calcext:value-type="float">
            <text:p>3186.7</text:p>
          </table:table-cell>
          <table:table-cell table:style-name="ce1" office:value-type="float" office:value="2932.1" calcext:value-type="float">
            <text:p>2932.1</text:p>
          </table:table-cell>
        </table:table-row>
        <table:table-row table:style-name="ro1">
          <table:table-cell table:style-name="ce1" office:value-type="string" calcext:value-type="string">
            <text:p>22:21:05</text:p>
          </table:table-cell>
          <table:table-cell table:style-name="ce1" office:value-type="float" office:value="5061" calcext:value-type="float">
            <text:p>5061</text:p>
          </table:table-cell>
          <table:table-cell table:style-name="ce1" office:value-type="float" office:value="4698" calcext:value-type="float">
            <text:p>4698</text:p>
          </table:table-cell>
          <table:table-cell table:style-name="ce1" office:value-type="float" office:value="5033.4" calcext:value-type="float">
            <text:p>5033.4</text:p>
          </table:table-cell>
          <table:table-cell table:style-name="ce1" office:value-type="float" office:value="4800.9" calcext:value-type="float">
            <text:p>4800.9</text:p>
          </table:table-cell>
        </table:table-row>
        <table:table-row table:style-name="ro1">
          <table:table-cell table:style-name="ce1" office:value-type="string" calcext:value-type="string">
            <text:p>22:22:09</text:p>
          </table:table-cell>
          <table:table-cell table:style-name="ce1" office:value-type="float" office:value="3455.1" calcext:value-type="float">
            <text:p>3455.1</text:p>
          </table:table-cell>
          <table:table-cell table:style-name="ce1" office:value-type="float" office:value="3552.5" calcext:value-type="float">
            <text:p>3552.5</text:p>
          </table:table-cell>
          <table:table-cell table:style-name="ce1" office:value-type="float" office:value="3858.8" calcext:value-type="float">
            <text:p>3858.8</text:p>
          </table:table-cell>
          <table:table-cell table:style-name="ce1" office:value-type="float" office:value="3359.3" calcext:value-type="float">
            <text:p>3359.3</text:p>
          </table:table-cell>
        </table:table-row>
        <table:table-row table:style-name="ro1">
          <table:table-cell table:style-name="ce1" office:value-type="string" calcext:value-type="string">
            <text:p>22:23:11</text:p>
          </table:table-cell>
          <table:table-cell table:style-name="ce1" office:value-type="float" office:value="5175.8" calcext:value-type="float">
            <text:p>5175.8</text:p>
          </table:table-cell>
          <table:table-cell table:style-name="ce1" office:value-type="float" office:value="4523.2" calcext:value-type="float">
            <text:p>4523.2</text:p>
          </table:table-cell>
          <table:table-cell table:style-name="ce1" office:value-type="float" office:value="4806.4" calcext:value-type="float">
            <text:p>4806.4</text:p>
          </table:table-cell>
          <table:table-cell table:style-name="ce1" office:value-type="float" office:value="4682.6" calcext:value-type="float">
            <text:p>4682.6</text:p>
          </table:table-cell>
        </table:table-row>
        <table:table-row table:style-name="ro1">
          <table:table-cell table:style-name="ce1" office:value-type="string" calcext:value-type="string">
            <text:p>22:24:14</text:p>
          </table:table-cell>
          <table:table-cell table:style-name="ce1" office:value-type="float" office:value="3072.1" calcext:value-type="float">
            <text:p>3072.1</text:p>
          </table:table-cell>
          <table:table-cell table:style-name="ce1" office:value-type="float" office:value="3077.9" calcext:value-type="float">
            <text:p>3077.9</text:p>
          </table:table-cell>
          <table:table-cell table:style-name="ce1" office:value-type="float" office:value="3364.5" calcext:value-type="float">
            <text:p>3364.5</text:p>
          </table:table-cell>
          <table:table-cell table:style-name="ce1" office:value-type="float" office:value="3685.5" calcext:value-type="float">
            <text:p>3685.5</text:p>
          </table:table-cell>
        </table:table-row>
        <table:table-row table:style-name="ro1">
          <table:table-cell table:style-name="ce1" office:value-type="string" calcext:value-type="string">
            <text:p>22:25:17</text:p>
          </table:table-cell>
          <table:table-cell table:style-name="ce1" office:value-type="float" office:value="2758" calcext:value-type="float">
            <text:p>2758</text:p>
          </table:table-cell>
          <table:table-cell table:style-name="ce1" office:value-type="float" office:value="2923.5" calcext:value-type="float">
            <text:p>2923.5</text:p>
          </table:table-cell>
          <table:table-cell table:style-name="ce1" office:value-type="float" office:value="2777.2" calcext:value-type="float">
            <text:p>2777.2</text:p>
          </table:table-cell>
          <table:table-cell table:style-name="ce1" office:value-type="float" office:value="2678.9" calcext:value-type="float">
            <text:p>2678.9</text:p>
          </table:table-cell>
        </table:table-row>
        <table:table-row table:style-name="ro1">
          <table:table-cell table:style-name="ce1" office:value-type="string" calcext:value-type="string">
            <text:p>22:26:20</text:p>
          </table:table-cell>
          <table:table-cell table:style-name="ce1" office:value-type="float" office:value="3488.5" calcext:value-type="float">
            <text:p>3488.5</text:p>
          </table:table-cell>
          <table:table-cell table:style-name="ce1" office:value-type="float" office:value="3411.9" calcext:value-type="float">
            <text:p>3411.9</text:p>
          </table:table-cell>
          <table:table-cell table:style-name="ce1" office:value-type="float" office:value="3677.9" calcext:value-type="float">
            <text:p>3677.9</text:p>
          </table:table-cell>
          <table:table-cell table:style-name="ce1" office:value-type="float" office:value="3585.5" calcext:value-type="float">
            <text:p>3585.5</text:p>
          </table:table-cell>
        </table:table-row>
        <table:table-row table:style-name="ro1">
          <table:table-cell table:style-name="ce1" office:value-type="string" calcext:value-type="string">
            <text:p>22:27:22</text:p>
          </table:table-cell>
          <table:table-cell table:style-name="ce1" office:value-type="float" office:value="3678.5" calcext:value-type="float">
            <text:p>3678.5</text:p>
          </table:table-cell>
          <table:table-cell table:style-name="ce1" office:value-type="float" office:value="3520.8" calcext:value-type="float">
            <text:p>3520.8</text:p>
          </table:table-cell>
          <table:table-cell table:style-name="ce1" office:value-type="float" office:value="3468.5" calcext:value-type="float">
            <text:p>3468.5</text:p>
          </table:table-cell>
          <table:table-cell table:style-name="ce1" office:value-type="float" office:value="3856.8" calcext:value-type="float">
            <text:p>3856.8</text:p>
          </table:table-cell>
        </table:table-row>
        <table:table-row table:style-name="ro1">
          <table:table-cell table:style-name="ce1" office:value-type="string" calcext:value-type="string">
            <text:p>22:28:25</text:p>
          </table:table-cell>
          <table:table-cell table:style-name="ce1" office:value-type="float" office:value="4388.6" calcext:value-type="float">
            <text:p>4388.6</text:p>
          </table:table-cell>
          <table:table-cell table:style-name="ce1" office:value-type="float" office:value="4381.3" calcext:value-type="float">
            <text:p>4381.3</text:p>
          </table:table-cell>
          <table:table-cell table:style-name="ce1" office:value-type="float" office:value="4640.5" calcext:value-type="float">
            <text:p>4640.5</text:p>
          </table:table-cell>
          <table:table-cell table:style-name="ce1" office:value-type="float" office:value="4288.3" calcext:value-type="float">
            <text:p>4288.3</text:p>
          </table:table-cell>
        </table:table-row>
        <table:table-row table:style-name="ro1">
          <table:table-cell table:style-name="ce1" office:value-type="string" calcext:value-type="string">
            <text:p>22:29:28</text:p>
          </table:table-cell>
          <table:table-cell table:style-name="ce1" office:value-type="float" office:value="2531.6" calcext:value-type="float">
            <text:p>2531.6</text:p>
          </table:table-cell>
          <table:table-cell table:style-name="ce1" office:value-type="float" office:value="2646.3" calcext:value-type="float">
            <text:p>2646.3</text:p>
          </table:table-cell>
          <table:table-cell table:style-name="ce1" office:value-type="float" office:value="2696.6" calcext:value-type="float">
            <text:p>2696.6</text:p>
          </table:table-cell>
          <table:table-cell table:style-name="ce1" office:value-type="float" office:value="2366.8" calcext:value-type="float">
            <text:p>2366.8</text:p>
          </table:table-cell>
        </table:table-row>
        <table:table-row table:style-name="ro1">
          <table:table-cell table:style-name="ce1" office:value-type="string" calcext:value-type="string">
            <text:p>22:30:31</text:p>
          </table:table-cell>
          <table:table-cell table:style-name="ce1" office:value-type="float" office:value="2351.7" calcext:value-type="float">
            <text:p>2351.7</text:p>
          </table:table-cell>
          <table:table-cell table:style-name="ce1" office:value-type="float" office:value="2448.5" calcext:value-type="float">
            <text:p>2448.5</text:p>
          </table:table-cell>
          <table:table-cell table:style-name="ce1" office:value-type="float" office:value="2425.6" calcext:value-type="float">
            <text:p>2425.6</text:p>
          </table:table-cell>
          <table:table-cell table:style-name="ce1" office:value-type="float" office:value="2269" calcext:value-type="float">
            <text:p>2269</text:p>
          </table:table-cell>
        </table:table-row>
        <table:table-row table:style-name="ro1">
          <table:table-cell table:style-name="ce1" office:value-type="string" calcext:value-type="string">
            <text:p>22:31:34</text:p>
          </table:table-cell>
          <table:table-cell table:style-name="ce1" office:value-type="float" office:value="3446" calcext:value-type="float">
            <text:p>3446</text:p>
          </table:table-cell>
          <table:table-cell table:style-name="ce1" office:value-type="float" office:value="3423.4" calcext:value-type="float">
            <text:p>3423.4</text:p>
          </table:table-cell>
          <table:table-cell table:style-name="ce1" office:value-type="float" office:value="3967.4" calcext:value-type="float">
            <text:p>3967.4</text:p>
          </table:table-cell>
          <table:table-cell table:style-name="ce1" office:value-type="float" office:value="3469.1" calcext:value-type="float">
            <text:p>3469.1</text:p>
          </table:table-cell>
        </table:table-row>
        <table:table-row table:style-name="ro1">
          <table:table-cell table:style-name="ce1" office:value-type="string" calcext:value-type="string">
            <text:p>22:32:37</text:p>
          </table:table-cell>
          <table:table-cell table:style-name="ce1" office:value-type="float" office:value="2450.9" calcext:value-type="float">
            <text:p>2450.9</text:p>
          </table:table-cell>
          <table:table-cell table:style-name="ce1" office:value-type="float" office:value="3058.7" calcext:value-type="float">
            <text:p>3058.7</text:p>
          </table:table-cell>
          <table:table-cell table:style-name="ce1" office:value-type="float" office:value="2835.8" calcext:value-type="float">
            <text:p>2835.8</text:p>
          </table:table-cell>
          <table:table-cell table:style-name="ce1" office:value-type="float" office:value="2668.8" calcext:value-type="float">
            <text:p>2668.8</text:p>
          </table:table-cell>
        </table:table-row>
        <table:table-row table:style-name="ro1">
          <table:table-cell table:style-name="ce1" office:value-type="string" calcext:value-type="string">
            <text:p>22:33:39</text:p>
          </table:table-cell>
          <table:table-cell table:style-name="ce1" office:value-type="float" office:value="3060.5" calcext:value-type="float">
            <text:p>3060.5</text:p>
          </table:table-cell>
          <table:table-cell table:style-name="ce1" office:value-type="float" office:value="2827.3" calcext:value-type="float">
            <text:p>2827.3</text:p>
          </table:table-cell>
          <table:table-cell table:style-name="ce1" office:value-type="float" office:value="3126.2" calcext:value-type="float">
            <text:p>3126.2</text:p>
          </table:table-cell>
          <table:table-cell table:style-name="ce1" office:value-type="float" office:value="2721.3" calcext:value-type="float">
            <text:p>2721.3</text:p>
          </table:table-cell>
        </table:table-row>
        <table:table-row table:style-name="ro1">
          <table:table-cell table:style-name="ce1" office:value-type="string" calcext:value-type="string">
            <text:p>22:34:42</text:p>
          </table:table-cell>
          <table:table-cell table:style-name="ce1" office:value-type="float" office:value="1933.5" calcext:value-type="float">
            <text:p>1933.5</text:p>
          </table:table-cell>
          <table:table-cell table:style-name="ce1" office:value-type="float" office:value="1919.4" calcext:value-type="float">
            <text:p>1919.4</text:p>
          </table:table-cell>
          <table:table-cell table:style-name="ce1" office:value-type="float" office:value="2094.3" calcext:value-type="float">
            <text:p>2094.3</text:p>
          </table:table-cell>
          <table:table-cell table:style-name="ce1" office:value-type="float" office:value="1808.3" calcext:value-type="float">
            <text:p>1808.3</text:p>
          </table:table-cell>
        </table:table-row>
        <table:table-row table:style-name="ro1">
          <table:table-cell table:style-name="ce1" office:value-type="string" calcext:value-type="string">
            <text:p>22:35:45</text:p>
          </table:table-cell>
          <table:table-cell table:style-name="ce1" office:value-type="float" office:value="3910.5" calcext:value-type="float">
            <text:p>3910.5</text:p>
          </table:table-cell>
          <table:table-cell table:style-name="ce1" office:value-type="float" office:value="3886.5" calcext:value-type="float">
            <text:p>3886.5</text:p>
          </table:table-cell>
          <table:table-cell table:style-name="ce1" office:value-type="float" office:value="4234.4" calcext:value-type="float">
            <text:p>4234.4</text:p>
          </table:table-cell>
          <table:table-cell table:style-name="ce1" office:value-type="float" office:value="3868.2" calcext:value-type="float">
            <text:p>3868.2</text:p>
          </table:table-cell>
        </table:table-row>
        <table:table-row table:style-name="ro1">
          <table:table-cell table:style-name="ce1" office:value-type="string" calcext:value-type="string">
            <text:p>22:36:49</text:p>
          </table:table-cell>
          <table:table-cell table:style-name="ce1" office:value-type="float" office:value="2401.8" calcext:value-type="float">
            <text:p>2401.8</text:p>
          </table:table-cell>
          <table:table-cell table:style-name="ce1" office:value-type="float" office:value="2546.9" calcext:value-type="float">
            <text:p>2546.9</text:p>
          </table:table-cell>
          <table:table-cell table:style-name="ce1" office:value-type="float" office:value="2602.8" calcext:value-type="float">
            <text:p>2602.8</text:p>
          </table:table-cell>
          <table:table-cell table:style-name="ce1" office:value-type="float" office:value="2414.2" calcext:value-type="float">
            <text:p>2414.2</text:p>
          </table:table-cell>
        </table:table-row>
        <table:table-row table:style-name="ro1">
          <table:table-cell table:style-name="ce1" office:value-type="string" calcext:value-type="string">
            <text:p>22:37:52</text:p>
          </table:table-cell>
          <table:table-cell table:style-name="ce1" office:value-type="float" office:value="4634.8" calcext:value-type="float">
            <text:p>4634.8</text:p>
          </table:table-cell>
          <table:table-cell table:style-name="ce1" office:value-type="float" office:value="4635.5" calcext:value-type="float">
            <text:p>4635.5</text:p>
          </table:table-cell>
          <table:table-cell table:style-name="ce1" office:value-type="float" office:value="4049.5" calcext:value-type="float">
            <text:p>4049.5</text:p>
          </table:table-cell>
          <table:table-cell table:style-name="ce1" office:value-type="float" office:value="2998.1" calcext:value-type="float">
            <text:p>2998.1</text:p>
          </table:table-cell>
        </table:table-row>
        <table:table-row table:style-name="ro1">
          <table:table-cell table:style-name="ce1" office:value-type="string" calcext:value-type="string">
            <text:p>22:38:54</text:p>
          </table:table-cell>
          <table:table-cell table:style-name="ce1" office:value-type="float" office:value="4342.3" calcext:value-type="float">
            <text:p>4342.3</text:p>
          </table:table-cell>
          <table:table-cell table:style-name="ce1" office:value-type="float" office:value="4286.1" calcext:value-type="float">
            <text:p>4286.1</text:p>
          </table:table-cell>
          <table:table-cell table:style-name="ce1" office:value-type="float" office:value="4078.2" calcext:value-type="float">
            <text:p>4078.2</text:p>
          </table:table-cell>
          <table:table-cell table:style-name="ce1" office:value-type="float" office:value="4369.7" calcext:value-type="float">
            <text:p>4369.7</text:p>
          </table:table-cell>
        </table:table-row>
        <table:table-row table:style-name="ro1">
          <table:table-cell table:style-name="ce1" office:value-type="string" calcext:value-type="string">
            <text:p>22:39:57</text:p>
          </table:table-cell>
          <table:table-cell table:style-name="ce1" office:value-type="float" office:value="4966" calcext:value-type="float">
            <text:p>4966</text:p>
          </table:table-cell>
          <table:table-cell table:style-name="ce1" office:value-type="float" office:value="4774" calcext:value-type="float">
            <text:p>4774</text:p>
          </table:table-cell>
          <table:table-cell table:style-name="ce1" office:value-type="float" office:value="4902.8" calcext:value-type="float">
            <text:p>4902.8</text:p>
          </table:table-cell>
          <table:table-cell table:style-name="ce1" office:value-type="float" office:value="4771.8" calcext:value-type="float">
            <text:p>4771.8</text:p>
          </table:table-cell>
        </table:table-row>
        <table:table-row table:style-name="ro1">
          <table:table-cell table:style-name="ce1" office:value-type="string" calcext:value-type="string">
            <text:p>22:41:00</text:p>
          </table:table-cell>
          <table:table-cell table:style-name="ce1" office:value-type="float" office:value="3396.8" calcext:value-type="float">
            <text:p>3396.8</text:p>
          </table:table-cell>
          <table:table-cell table:style-name="ce1" office:value-type="float" office:value="3291.4" calcext:value-type="float">
            <text:p>3291.4</text:p>
          </table:table-cell>
          <table:table-cell table:style-name="ce1" office:value-type="float" office:value="3674.8" calcext:value-type="float">
            <text:p>3674.8</text:p>
          </table:table-cell>
          <table:table-cell table:style-name="ce1" office:value-type="float" office:value="3303.4" calcext:value-type="float">
            <text:p>3303.4</text:p>
          </table:table-cell>
        </table:table-row>
        <table:table-row table:style-name="ro1">
          <table:table-cell table:style-name="ce1" office:value-type="string" calcext:value-type="string">
            <text:p>22:42:03</text:p>
          </table:table-cell>
          <table:table-cell table:style-name="ce1" office:value-type="float" office:value="3760.4" calcext:value-type="float">
            <text:p>3760.4</text:p>
          </table:table-cell>
          <table:table-cell table:style-name="ce1" office:value-type="float" office:value="3337.4" calcext:value-type="float">
            <text:p>3337.4</text:p>
          </table:table-cell>
          <table:table-cell table:style-name="ce1" office:value-type="float" office:value="3966.1" calcext:value-type="float">
            <text:p>3966.1</text:p>
          </table:table-cell>
          <table:table-cell table:style-name="ce1" office:value-type="float" office:value="3403.1" calcext:value-type="float">
            <text:p>3403.1</text:p>
          </table:table-cell>
        </table:table-row>
        <table:table-row table:style-name="ro1">
          <table:table-cell table:style-name="ce1" office:value-type="string" calcext:value-type="string">
            <text:p>22:43:06</text:p>
          </table:table-cell>
          <table:table-cell table:style-name="ce1" office:value-type="float" office:value="3578.8" calcext:value-type="float">
            <text:p>3578.8</text:p>
          </table:table-cell>
          <table:table-cell table:style-name="ce1" office:value-type="float" office:value="3427.7" calcext:value-type="float">
            <text:p>3427.7</text:p>
          </table:table-cell>
          <table:table-cell table:style-name="ce1" office:value-type="float" office:value="3649" calcext:value-type="float">
            <text:p>3649</text:p>
          </table:table-cell>
          <table:table-cell table:style-name="ce1" office:value-type="float" office:value="3178.1" calcext:value-type="float">
            <text:p>3178.1</text:p>
          </table:table-cell>
        </table:table-row>
        <table:table-row table:style-name="ro1">
          <table:table-cell table:style-name="ce1" office:value-type="string" calcext:value-type="string">
            <text:p>22:44:08</text:p>
          </table:table-cell>
          <table:table-cell table:style-name="ce1" office:value-type="float" office:value="2924.6" calcext:value-type="float">
            <text:p>2924.6</text:p>
          </table:table-cell>
          <table:table-cell table:style-name="ce1" office:value-type="float" office:value="3235.3" calcext:value-type="float">
            <text:p>3235.3</text:p>
          </table:table-cell>
          <table:table-cell table:style-name="ce1" office:value-type="float" office:value="3279.9" calcext:value-type="float">
            <text:p>3279.9</text:p>
          </table:table-cell>
          <table:table-cell table:style-name="ce1" office:value-type="float" office:value="3214.2" calcext:value-type="float">
            <text:p>3214.2</text:p>
          </table:table-cell>
        </table:table-row>
        <table:table-row table:style-name="ro1">
          <table:table-cell table:style-name="ce1" office:value-type="string" calcext:value-type="string">
            <text:p>22:45:11</text:p>
          </table:table-cell>
          <table:table-cell table:style-name="ce1" office:value-type="float" office:value="4868.5" calcext:value-type="float">
            <text:p>4868.5</text:p>
          </table:table-cell>
          <table:table-cell table:style-name="ce1" office:value-type="float" office:value="5078.2" calcext:value-type="float">
            <text:p>5078.2</text:p>
          </table:table-cell>
          <table:table-cell table:style-name="ce1" office:value-type="float" office:value="4990" calcext:value-type="float">
            <text:p>4990</text:p>
          </table:table-cell>
          <table:table-cell table:style-name="ce1" office:value-type="float" office:value="5423.1" calcext:value-type="float">
            <text:p>5423.1</text:p>
          </table:table-cell>
        </table:table-row>
        <table:table-row table:style-name="ro1">
          <table:table-cell table:style-name="ce1" office:value-type="string" calcext:value-type="string">
            <text:p>22:46:14</text:p>
          </table:table-cell>
          <table:table-cell table:style-name="ce1" office:value-type="float" office:value="3336" calcext:value-type="float">
            <text:p>3336</text:p>
          </table:table-cell>
          <table:table-cell table:style-name="ce1" office:value-type="float" office:value="3354.4" calcext:value-type="float">
            <text:p>3354.4</text:p>
          </table:table-cell>
          <table:table-cell table:style-name="ce1" office:value-type="float" office:value="3535.9" calcext:value-type="float">
            <text:p>3535.9</text:p>
          </table:table-cell>
          <table:table-cell table:style-name="ce1" office:value-type="float" office:value="3008.7" calcext:value-type="float">
            <text:p>3008.7</text:p>
          </table:table-cell>
        </table:table-row>
        <table:table-row table:style-name="ro1">
          <table:table-cell table:style-name="ce1" office:value-type="string" calcext:value-type="string">
            <text:p>22:47:17</text:p>
          </table:table-cell>
          <table:table-cell table:style-name="ce1" office:value-type="float" office:value="5352.8" calcext:value-type="float">
            <text:p>5352.8</text:p>
          </table:table-cell>
          <table:table-cell table:style-name="ce1" office:value-type="float" office:value="5158.9" calcext:value-type="float">
            <text:p>5158.9</text:p>
          </table:table-cell>
          <table:table-cell table:style-name="ce1" office:value-type="float" office:value="6293.9" calcext:value-type="float">
            <text:p>6293.9</text:p>
          </table:table-cell>
          <table:table-cell table:style-name="ce1" office:value-type="float" office:value="5847.8" calcext:value-type="float">
            <text:p>5847.8</text:p>
          </table:table-cell>
        </table:table-row>
        <table:table-row table:style-name="ro1">
          <table:table-cell table:style-name="ce1" office:value-type="string" calcext:value-type="string">
            <text:p>22:48:19</text:p>
          </table:table-cell>
          <table:table-cell table:style-name="ce1" office:value-type="float" office:value="3421.1" calcext:value-type="float">
            <text:p>3421.1</text:p>
          </table:table-cell>
          <table:table-cell table:style-name="ce1" office:value-type="float" office:value="3585.9" calcext:value-type="float">
            <text:p>3585.9</text:p>
          </table:table-cell>
          <table:table-cell table:style-name="ce1" office:value-type="float" office:value="4071.9" calcext:value-type="float">
            <text:p>4071.9</text:p>
          </table:table-cell>
          <table:table-cell table:style-name="ce1" office:value-type="float" office:value="3840.2" calcext:value-type="float">
            <text:p>3840.2</text:p>
          </table:table-cell>
        </table:table-row>
        <table:table-row table:style-name="ro1">
          <table:table-cell table:style-name="ce1" office:value-type="string" calcext:value-type="string">
            <text:p>22:49:22</text:p>
          </table:table-cell>
          <table:table-cell table:style-name="ce1" office:value-type="float" office:value="3801.9" calcext:value-type="float">
            <text:p>3801.9</text:p>
          </table:table-cell>
          <table:table-cell table:style-name="ce1" office:value-type="float" office:value="3734.9" calcext:value-type="float">
            <text:p>3734.9</text:p>
          </table:table-cell>
          <table:table-cell table:style-name="ce1" office:value-type="float" office:value="4036.2" calcext:value-type="float">
            <text:p>4036.2</text:p>
          </table:table-cell>
          <table:table-cell table:style-name="ce1" office:value-type="float" office:value="3338" calcext:value-type="float">
            <text:p>3338</text:p>
          </table:table-cell>
        </table:table-row>
        <table:table-row table:style-name="ro1">
          <table:table-cell table:style-name="ce1" office:value-type="string" calcext:value-type="string">
            <text:p>22:50:25</text:p>
          </table:table-cell>
          <table:table-cell table:style-name="ce1" office:value-type="float" office:value="5039.7" calcext:value-type="float">
            <text:p>5039.7</text:p>
          </table:table-cell>
          <table:table-cell table:style-name="ce1" office:value-type="float" office:value="4686.5" calcext:value-type="float">
            <text:p>4686.5</text:p>
          </table:table-cell>
          <table:table-cell table:style-name="ce1" office:value-type="float" office:value="4749.1" calcext:value-type="float">
            <text:p>4749.1</text:p>
          </table:table-cell>
          <table:table-cell table:style-name="ce1" office:value-type="float" office:value="4673" calcext:value-type="float">
            <text:p>4673</text:p>
          </table:table-cell>
        </table:table-row>
        <table:table-row table:style-name="ro1">
          <table:table-cell table:style-name="ce1" office:value-type="string" calcext:value-type="string">
            <text:p>22:51:29</text:p>
          </table:table-cell>
          <table:table-cell table:style-name="ce1" office:value-type="float" office:value="2984.2" calcext:value-type="float">
            <text:p>2984.2</text:p>
          </table:table-cell>
          <table:table-cell table:style-name="ce1" office:value-type="float" office:value="2867.3" calcext:value-type="float">
            <text:p>2867.3</text:p>
          </table:table-cell>
          <table:table-cell table:style-name="ce1" office:value-type="float" office:value="3006.2" calcext:value-type="float">
            <text:p>3006.2</text:p>
          </table:table-cell>
          <table:table-cell table:style-name="ce1" office:value-type="float" office:value="2709.3" calcext:value-type="float">
            <text:p>2709.3</text:p>
          </table:table-cell>
        </table:table-row>
        <table:table-row table:style-name="ro1">
          <table:table-cell table:style-name="ce1" office:value-type="string" calcext:value-type="string">
            <text:p>22:52:33</text:p>
          </table:table-cell>
          <table:table-cell table:style-name="ce1" office:value-type="float" office:value="3186.9" calcext:value-type="float">
            <text:p>3186.9</text:p>
          </table:table-cell>
          <table:table-cell table:style-name="ce1" office:value-type="float" office:value="2932.1" calcext:value-type="float">
            <text:p>2932.1</text:p>
          </table:table-cell>
          <table:table-cell table:style-name="ce1" office:value-type="float" office:value="3754.2" calcext:value-type="float">
            <text:p>3754.2</text:p>
          </table:table-cell>
          <table:table-cell table:style-name="ce1" office:value-type="float" office:value="3202.4" calcext:value-type="float">
            <text:p>3202.4</text:p>
          </table:table-cell>
        </table:table-row>
        <table:table-row table:style-name="ro1">
          <table:table-cell table:style-name="ce1" office:value-type="string" calcext:value-type="string">
            <text:p>22:53:36</text:p>
          </table:table-cell>
          <table:table-cell table:style-name="ce1" office:value-type="float" office:value="3082.7" calcext:value-type="float">
            <text:p>3082.7</text:p>
          </table:table-cell>
          <table:table-cell table:style-name="ce1" office:value-type="float" office:value="2896" calcext:value-type="float">
            <text:p>2896</text:p>
          </table:table-cell>
          <table:table-cell table:style-name="ce1" office:value-type="float" office:value="3255.1" calcext:value-type="float">
            <text:p>3255.1</text:p>
          </table:table-cell>
          <table:table-cell table:style-name="ce1" office:value-type="float" office:value="2915.9" calcext:value-type="float">
            <text:p>2915.9</text:p>
          </table:table-cell>
        </table:table-row>
        <table:table-row table:style-name="ro1">
          <table:table-cell table:style-name="ce1" office:value-type="string" calcext:value-type="string">
            <text:p>22:54:39</text:p>
          </table:table-cell>
          <table:table-cell table:style-name="ce1" office:value-type="float" office:value="2019.2" calcext:value-type="float">
            <text:p>2019.2</text:p>
          </table:table-cell>
          <table:table-cell table:style-name="ce1" office:value-type="float" office:value="2456" calcext:value-type="float">
            <text:p>2456</text:p>
          </table:table-cell>
          <table:table-cell table:style-name="ce1" office:value-type="float" office:value="2492.3" calcext:value-type="float">
            <text:p>2492.3</text:p>
          </table:table-cell>
          <table:table-cell table:style-name="ce1" office:value-type="float" office:value="2260.5" calcext:value-type="float">
            <text:p>2260.5</text:p>
          </table:table-cell>
        </table:table-row>
        <table:table-row table:style-name="ro1">
          <table:table-cell table:style-name="ce1" office:value-type="string" calcext:value-type="string">
            <text:p>22:55:41</text:p>
          </table:table-cell>
          <table:table-cell table:style-name="ce1" office:value-type="float" office:value="2558.8" calcext:value-type="float">
            <text:p>2558.8</text:p>
          </table:table-cell>
          <table:table-cell table:style-name="ce1" office:value-type="float" office:value="2242.5" calcext:value-type="float">
            <text:p>2242.5</text:p>
          </table:table-cell>
          <table:table-cell table:style-name="ce1" office:value-type="float" office:value="2840.4" calcext:value-type="float">
            <text:p>2840.4</text:p>
          </table:table-cell>
          <table:table-cell table:style-name="ce1" office:value-type="float" office:value="2892.2" calcext:value-type="float">
            <text:p>2892.2</text:p>
          </table:table-cell>
        </table:table-row>
        <table:table-row table:style-name="ro1">
          <table:table-cell table:style-name="ce1" office:value-type="string" calcext:value-type="string">
            <text:p>22:56:44</text:p>
          </table:table-cell>
          <table:table-cell table:style-name="ce1" office:value-type="float" office:value="2774.6" calcext:value-type="float">
            <text:p>2774.6</text:p>
          </table:table-cell>
          <table:table-cell table:style-name="ce1" office:value-type="float" office:value="2520.1" calcext:value-type="float">
            <text:p>2520.1</text:p>
          </table:table-cell>
          <table:table-cell table:style-name="ce1" office:value-type="float" office:value="2743.1" calcext:value-type="float">
            <text:p>2743.1</text:p>
          </table:table-cell>
          <table:table-cell table:style-name="ce1" office:value-type="float" office:value="2432.6" calcext:value-type="float">
            <text:p>2432.6</text:p>
          </table:table-cell>
        </table:table-row>
        <table:table-row table:style-name="ro1">
          <table:table-cell table:style-name="ce1" office:value-type="string" calcext:value-type="string">
            <text:p>22:57:47</text:p>
          </table:table-cell>
          <table:table-cell table:style-name="ce1" office:value-type="float" office:value="2927.4" calcext:value-type="float">
            <text:p>2927.4</text:p>
          </table:table-cell>
          <table:table-cell table:style-name="ce1" office:value-type="float" office:value="2770.3" calcext:value-type="float">
            <text:p>2770.3</text:p>
          </table:table-cell>
          <table:table-cell table:style-name="ce1" office:value-type="float" office:value="2951.8" calcext:value-type="float">
            <text:p>2951.8</text:p>
          </table:table-cell>
          <table:table-cell table:style-name="ce1" office:value-type="float" office:value="2468.8" calcext:value-type="float">
            <text:p>2468.8</text:p>
          </table:table-cell>
        </table:table-row>
        <table:table-row table:style-name="ro1">
          <table:table-cell table:style-name="ce1" office:value-type="string" calcext:value-type="string">
            <text:p>22:58:50</text:p>
          </table:table-cell>
          <table:table-cell table:style-name="ce1" office:value-type="float" office:value="2709.6" calcext:value-type="float">
            <text:p>2709.6</text:p>
          </table:table-cell>
          <table:table-cell table:style-name="ce1" office:value-type="float" office:value="2864.4" calcext:value-type="float">
            <text:p>2864.4</text:p>
          </table:table-cell>
          <table:table-cell table:style-name="ce1" office:value-type="float" office:value="2840.4" calcext:value-type="float">
            <text:p>2840.4</text:p>
          </table:table-cell>
          <table:table-cell table:style-name="ce1" office:value-type="float" office:value="2622.6" calcext:value-type="float">
            <text:p>2622.6</text:p>
          </table:table-cell>
        </table:table-row>
        <table:table-row table:style-name="ro1">
          <table:table-cell table:style-name="ce1" office:value-type="string" calcext:value-type="string">
            <text:p>22:59:53</text:p>
          </table:table-cell>
          <table:table-cell table:style-name="ce1" office:value-type="float" office:value="3379.4" calcext:value-type="float">
            <text:p>3379.4</text:p>
          </table:table-cell>
          <table:table-cell table:style-name="ce1" office:value-type="float" office:value="2810" calcext:value-type="float">
            <text:p>2810</text:p>
          </table:table-cell>
          <table:table-cell table:style-name="ce1" office:value-type="float" office:value="2922.1" calcext:value-type="float">
            <text:p>2922.1</text:p>
          </table:table-cell>
          <table:table-cell table:style-name="ce1" office:value-type="float" office:value="2546.2" calcext:value-type="float">
            <text:p>2546.2</text:p>
          </table:table-cell>
        </table:table-row>
        <table:table-row table:style-name="ro1">
          <table:table-cell table:style-name="ce1" office:value-type="string" calcext:value-type="string">
            <text:p>23:00:55</text:p>
          </table:table-cell>
          <table:table-cell table:style-name="ce1" office:value-type="float" office:value="3117.2" calcext:value-type="float">
            <text:p>3117.2</text:p>
          </table:table-cell>
          <table:table-cell table:style-name="ce1" office:value-type="float" office:value="3207.1" calcext:value-type="float">
            <text:p>3207.1</text:p>
          </table:table-cell>
          <table:table-cell table:style-name="ce1" office:value-type="float" office:value="2912.6" calcext:value-type="float">
            <text:p>2912.6</text:p>
          </table:table-cell>
          <table:table-cell table:style-name="ce1" office:value-type="float" office:value="2725.2" calcext:value-type="float">
            <text:p>2725.2</text:p>
          </table:table-cell>
        </table:table-row>
        <table:table-row table:style-name="ro1">
          <table:table-cell table:style-name="ce1" office:value-type="string" calcext:value-type="string">
            <text:p>23:01:58</text:p>
          </table:table-cell>
          <table:table-cell table:style-name="ce1" office:value-type="float" office:value="3216.2" calcext:value-type="float">
            <text:p>3216.2</text:p>
          </table:table-cell>
          <table:table-cell table:style-name="ce1" office:value-type="float" office:value="2987.1" calcext:value-type="float">
            <text:p>2987.1</text:p>
          </table:table-cell>
          <table:table-cell table:style-name="ce1" office:value-type="float" office:value="3240.5" calcext:value-type="float">
            <text:p>3240.5</text:p>
          </table:table-cell>
          <table:table-cell table:style-name="ce1" office:value-type="float" office:value="2803.4" calcext:value-type="float">
            <text:p>2803.4</text:p>
          </table:table-cell>
        </table:table-row>
        <table:table-row table:style-name="ro1">
          <table:table-cell table:style-name="ce1" office:value-type="string" calcext:value-type="string">
            <text:p>23:03:01</text:p>
          </table:table-cell>
          <table:table-cell table:style-name="ce1" office:value-type="float" office:value="3814" calcext:value-type="float">
            <text:p>3814</text:p>
          </table:table-cell>
          <table:table-cell table:style-name="ce1" office:value-type="float" office:value="3722.9" calcext:value-type="float">
            <text:p>3722.9</text:p>
          </table:table-cell>
          <table:table-cell table:style-name="ce1" office:value-type="float" office:value="3797.9" calcext:value-type="float">
            <text:p>3797.9</text:p>
          </table:table-cell>
          <table:table-cell table:style-name="ce1" office:value-type="float" office:value="3773.2" calcext:value-type="float">
            <text:p>3773.2</text:p>
          </table:table-cell>
        </table:table-row>
        <table:table-row table:style-name="ro1">
          <table:table-cell table:style-name="ce1" office:value-type="string" calcext:value-type="string">
            <text:p>23:04:04</text:p>
          </table:table-cell>
          <table:table-cell table:style-name="ce1" office:value-type="float" office:value="2818.1" calcext:value-type="float">
            <text:p>2818.1</text:p>
          </table:table-cell>
          <table:table-cell table:style-name="ce1" office:value-type="float" office:value="2664.3" calcext:value-type="float">
            <text:p>2664.3</text:p>
          </table:table-cell>
          <table:table-cell table:style-name="ce1" office:value-type="float" office:value="2919.3" calcext:value-type="float">
            <text:p>2919.3</text:p>
          </table:table-cell>
          <table:table-cell table:style-name="ce1" office:value-type="float" office:value="2520" calcext:value-type="float">
            <text:p>2520</text:p>
          </table:table-cell>
        </table:table-row>
        <table:table-row table:style-name="ro1">
          <table:table-cell table:style-name="ce1" office:value-type="string" calcext:value-type="string">
            <text:p>23:05:06</text:p>
          </table:table-cell>
          <table:table-cell table:style-name="ce1" office:value-type="float" office:value="2921.8" calcext:value-type="float">
            <text:p>2921.8</text:p>
          </table:table-cell>
          <table:table-cell table:style-name="ce1" office:value-type="float" office:value="3123.1" calcext:value-type="float">
            <text:p>3123.1</text:p>
          </table:table-cell>
          <table:table-cell table:style-name="ce1" office:value-type="float" office:value="3014.7" calcext:value-type="float">
            <text:p>3014.7</text:p>
          </table:table-cell>
          <table:table-cell table:style-name="ce1" office:value-type="float" office:value="2946.3" calcext:value-type="float">
            <text:p>2946.3</text:p>
          </table:table-cell>
        </table:table-row>
        <table:table-row table:style-name="ro1">
          <table:table-cell table:style-name="ce1" office:value-type="string" calcext:value-type="string">
            <text:p>23:06:10</text:p>
          </table:table-cell>
          <table:table-cell table:style-name="ce1" office:value-type="float" office:value="3693.7" calcext:value-type="float">
            <text:p>3693.7</text:p>
          </table:table-cell>
          <table:table-cell table:style-name="ce1" office:value-type="float" office:value="3724" calcext:value-type="float">
            <text:p>3724</text:p>
          </table:table-cell>
          <table:table-cell table:style-name="ce1" office:value-type="float" office:value="3657.3" calcext:value-type="float">
            <text:p>3657.3</text:p>
          </table:table-cell>
          <table:table-cell table:style-name="ce1" office:value-type="float" office:value="3273.1" calcext:value-type="float">
            <text:p>3273.1</text:p>
          </table:table-cell>
        </table:table-row>
        <table:table-row table:style-name="ro1">
          <table:table-cell table:style-name="ce1" office:value-type="string" calcext:value-type="string">
            <text:p>23:07:13</text:p>
          </table:table-cell>
          <table:table-cell table:style-name="ce1" office:value-type="float" office:value="3625.3" calcext:value-type="float">
            <text:p>3625.3</text:p>
          </table:table-cell>
          <table:table-cell table:style-name="ce1" office:value-type="float" office:value="3464.7" calcext:value-type="float">
            <text:p>3464.7</text:p>
          </table:table-cell>
          <table:table-cell table:style-name="ce1" office:value-type="float" office:value="3714.6" calcext:value-type="float">
            <text:p>3714.6</text:p>
          </table:table-cell>
          <table:table-cell table:style-name="ce1" office:value-type="float" office:value="3283" calcext:value-type="float">
            <text:p>3283</text:p>
          </table:table-cell>
        </table:table-row>
        <table:table-row table:style-name="ro1">
          <table:table-cell table:style-name="ce1" office:value-type="string" calcext:value-type="string">
            <text:p>23:08:17</text:p>
          </table:table-cell>
          <table:table-cell table:style-name="ce1" office:value-type="float" office:value="5468.2" calcext:value-type="float">
            <text:p>5468.2</text:p>
          </table:table-cell>
          <table:table-cell table:style-name="ce1" office:value-type="float" office:value="5323.2" calcext:value-type="float">
            <text:p>5323.2</text:p>
          </table:table-cell>
          <table:table-cell table:style-name="ce1" office:value-type="float" office:value="5749.2" calcext:value-type="float">
            <text:p>5749.2</text:p>
          </table:table-cell>
          <table:table-cell table:style-name="ce1" office:value-type="float" office:value="5406.5" calcext:value-type="float">
            <text:p>5406.5</text:p>
          </table:table-cell>
        </table:table-row>
        <table:table-row table:style-name="ro1">
          <table:table-cell table:style-name="ce1" office:value-type="string" calcext:value-type="string">
            <text:p>23:09:20</text:p>
          </table:table-cell>
          <table:table-cell table:style-name="ce1" office:value-type="float" office:value="3402.9" calcext:value-type="float">
            <text:p>3402.9</text:p>
          </table:table-cell>
          <table:table-cell table:style-name="ce1" office:value-type="float" office:value="2901.3" calcext:value-type="float">
            <text:p>2901.3</text:p>
          </table:table-cell>
          <table:table-cell table:style-name="ce1" office:value-type="float" office:value="3567.7" calcext:value-type="float">
            <text:p>3567.7</text:p>
          </table:table-cell>
          <table:table-cell table:style-name="ce1" office:value-type="float" office:value="3097.4" calcext:value-type="float">
            <text:p>3097.4</text:p>
          </table:table-cell>
        </table:table-row>
        <table:table-row table:style-name="ro1">
          <table:table-cell table:style-name="ce1" office:value-type="string" calcext:value-type="string">
            <text:p>23:10:23</text:p>
          </table:table-cell>
          <table:table-cell table:style-name="ce1" office:value-type="float" office:value="3867.3" calcext:value-type="float">
            <text:p>3867.3</text:p>
          </table:table-cell>
          <table:table-cell table:style-name="ce1" office:value-type="float" office:value="4137.7" calcext:value-type="float">
            <text:p>4137.7</text:p>
          </table:table-cell>
          <table:table-cell table:style-name="ce1" office:value-type="float" office:value="3843" calcext:value-type="float">
            <text:p>3843</text:p>
          </table:table-cell>
          <table:table-cell table:style-name="ce1" office:value-type="float" office:value="3851" calcext:value-type="float">
            <text:p>3851</text:p>
          </table:table-cell>
        </table:table-row>
        <table:table-row table:style-name="ro1">
          <table:table-cell table:style-name="ce1" office:value-type="string" calcext:value-type="string">
            <text:p>23:11:26</text:p>
          </table:table-cell>
          <table:table-cell table:style-name="ce1" office:value-type="float" office:value="3485.8" calcext:value-type="float">
            <text:p>3485.8</text:p>
          </table:table-cell>
          <table:table-cell table:style-name="ce1" office:value-type="float" office:value="3655.9" calcext:value-type="float">
            <text:p>3655.9</text:p>
          </table:table-cell>
          <table:table-cell table:style-name="ce1" office:value-type="float" office:value="3824.8" calcext:value-type="float">
            <text:p>3824.8</text:p>
          </table:table-cell>
          <table:table-cell table:style-name="ce1" office:value-type="float" office:value="3430.1" calcext:value-type="float">
            <text:p>3430.1</text:p>
          </table:table-cell>
        </table:table-row>
        <table:table-row table:style-name="ro1">
          <table:table-cell table:style-name="ce1" office:value-type="string" calcext:value-type="string">
            <text:p>23:12:29</text:p>
          </table:table-cell>
          <table:table-cell table:style-name="ce1" office:value-type="float" office:value="3122" calcext:value-type="float">
            <text:p>3122</text:p>
          </table:table-cell>
          <table:table-cell table:style-name="ce1" office:value-type="float" office:value="3261.3" calcext:value-type="float">
            <text:p>3261.3</text:p>
          </table:table-cell>
          <table:table-cell table:style-name="ce1" office:value-type="float" office:value="3207.3" calcext:value-type="float">
            <text:p>3207.3</text:p>
          </table:table-cell>
          <table:table-cell table:style-name="ce1" office:value-type="float" office:value="3128.8" calcext:value-type="float">
            <text:p>3128.8</text:p>
          </table:table-cell>
        </table:table-row>
        <table:table-row table:style-name="ro1">
          <table:table-cell table:style-name="ce1" office:value-type="string" calcext:value-type="string">
            <text:p>23:13:32</text:p>
          </table:table-cell>
          <table:table-cell table:style-name="ce1" office:value-type="float" office:value="3835.9" calcext:value-type="float">
            <text:p>3835.9</text:p>
          </table:table-cell>
          <table:table-cell table:style-name="ce1" office:value-type="float" office:value="4128.3" calcext:value-type="float">
            <text:p>4128.3</text:p>
          </table:table-cell>
          <table:table-cell table:style-name="ce1" office:value-type="float" office:value="3720.8" calcext:value-type="float">
            <text:p>3720.8</text:p>
          </table:table-cell>
          <table:table-cell table:style-name="ce1" office:value-type="float" office:value="3479.3" calcext:value-type="float">
            <text:p>3479.3</text:p>
          </table:table-cell>
        </table:table-row>
        <table:table-row table:style-name="ro1">
          <table:table-cell table:style-name="ce1" office:value-type="string" calcext:value-type="string">
            <text:p>23:14:34</text:p>
          </table:table-cell>
          <table:table-cell table:style-name="ce1" office:value-type="float" office:value="5038.9" calcext:value-type="float">
            <text:p>5038.9</text:p>
          </table:table-cell>
          <table:table-cell table:style-name="ce1" office:value-type="float" office:value="5203.9" calcext:value-type="float">
            <text:p>5203.9</text:p>
          </table:table-cell>
          <table:table-cell table:style-name="ce1" office:value-type="float" office:value="5699.9" calcext:value-type="float">
            <text:p>5699.9</text:p>
          </table:table-cell>
          <table:table-cell table:style-name="ce1" office:value-type="float" office:value="5302" calcext:value-type="float">
            <text:p>5302</text:p>
          </table:table-cell>
        </table:table-row>
        <table:table-row table:style-name="ro1">
          <table:table-cell table:style-name="ce1" office:value-type="string" calcext:value-type="string">
            <text:p>23:15:37</text:p>
          </table:table-cell>
          <table:table-cell table:style-name="ce1" office:value-type="float" office:value="4012.1" calcext:value-type="float">
            <text:p>4012.1</text:p>
          </table:table-cell>
          <table:table-cell table:style-name="ce1" office:value-type="float" office:value="3553.3" calcext:value-type="float">
            <text:p>3553.3</text:p>
          </table:table-cell>
          <table:table-cell table:style-name="ce1" office:value-type="float" office:value="3805.7" calcext:value-type="float">
            <text:p>3805.7</text:p>
          </table:table-cell>
          <table:table-cell table:style-name="ce1" office:value-type="float" office:value="3321.5" calcext:value-type="float">
            <text:p>3321.5</text:p>
          </table:table-cell>
        </table:table-row>
        <table:table-row table:style-name="ro1">
          <table:table-cell table:style-name="ce1" office:value-type="string" calcext:value-type="string">
            <text:p>23:16:40</text:p>
          </table:table-cell>
          <table:table-cell table:style-name="ce1" office:value-type="float" office:value="3618.3" calcext:value-type="float">
            <text:p>3618.3</text:p>
          </table:table-cell>
          <table:table-cell table:style-name="ce1" office:value-type="float" office:value="3690.3" calcext:value-type="float">
            <text:p>3690.3</text:p>
          </table:table-cell>
          <table:table-cell table:style-name="ce1" office:value-type="float" office:value="3563.2" calcext:value-type="float">
            <text:p>3563.2</text:p>
          </table:table-cell>
          <table:table-cell table:style-name="ce1" office:value-type="float" office:value="3239.9" calcext:value-type="float">
            <text:p>3239.9</text:p>
          </table:table-cell>
        </table:table-row>
        <table:table-row table:style-name="ro1">
          <table:table-cell table:style-name="ce1" office:value-type="string" calcext:value-type="string">
            <text:p>23:17:43</text:p>
          </table:table-cell>
          <table:table-cell table:style-name="ce1" office:value-type="float" office:value="3713.2" calcext:value-type="float">
            <text:p>3713.2</text:p>
          </table:table-cell>
          <table:table-cell table:style-name="ce1" office:value-type="float" office:value="4013" calcext:value-type="float">
            <text:p>4013</text:p>
          </table:table-cell>
          <table:table-cell table:style-name="ce1" office:value-type="float" office:value="4078.9" calcext:value-type="float">
            <text:p>4078.9</text:p>
          </table:table-cell>
          <table:table-cell table:style-name="ce1" office:value-type="float" office:value="4071.5" calcext:value-type="float">
            <text:p>4071.5</text:p>
          </table:table-cell>
        </table:table-row>
        <table:table-row table:style-name="ro1">
          <table:table-cell table:style-name="ce1" office:value-type="string" calcext:value-type="string">
            <text:p>23:18:46</text:p>
          </table:table-cell>
          <table:table-cell table:style-name="ce1" office:value-type="float" office:value="4984.1" calcext:value-type="float">
            <text:p>4984.1</text:p>
          </table:table-cell>
          <table:table-cell table:style-name="ce1" office:value-type="float" office:value="4908.3" calcext:value-type="float">
            <text:p>4908.3</text:p>
          </table:table-cell>
          <table:table-cell table:style-name="ce1" office:value-type="float" office:value="5035.5" calcext:value-type="float">
            <text:p>5035.5</text:p>
          </table:table-cell>
          <table:table-cell table:style-name="ce1" office:value-type="float" office:value="4886.3" calcext:value-type="float">
            <text:p>4886.3</text:p>
          </table:table-cell>
        </table:table-row>
        <table:table-row table:style-name="ro1">
          <table:table-cell table:style-name="ce1" office:value-type="string" calcext:value-type="string">
            <text:p>23:19:49</text:p>
          </table:table-cell>
          <table:table-cell table:style-name="ce1" office:value-type="float" office:value="3394.5" calcext:value-type="float">
            <text:p>3394.5</text:p>
          </table:table-cell>
          <table:table-cell table:style-name="ce1" office:value-type="float" office:value="3055.8" calcext:value-type="float">
            <text:p>3055.8</text:p>
          </table:table-cell>
          <table:table-cell table:style-name="ce1" office:value-type="float" office:value="3317.5" calcext:value-type="float">
            <text:p>3317.5</text:p>
          </table:table-cell>
          <table:table-cell table:style-name="ce1" office:value-type="float" office:value="2984.1" calcext:value-type="float">
            <text:p>2984.1</text:p>
          </table:table-cell>
        </table:table-row>
        <table:table-row table:style-name="ro1">
          <table:table-cell table:style-name="ce1" office:value-type="string" calcext:value-type="string">
            <text:p>23:20:51</text:p>
          </table:table-cell>
          <table:table-cell table:style-name="ce1" office:value-type="float" office:value="2196.5" calcext:value-type="float">
            <text:p>2196.5</text:p>
          </table:table-cell>
          <table:table-cell table:style-name="ce1" office:value-type="float" office:value="2395.5" calcext:value-type="float">
            <text:p>2395.5</text:p>
          </table:table-cell>
          <table:table-cell table:style-name="ce1" office:value-type="float" office:value="2471.8" calcext:value-type="float">
            <text:p>2471.8</text:p>
          </table:table-cell>
          <table:table-cell table:style-name="ce1" office:value-type="float" office:value="2389.6" calcext:value-type="float">
            <text:p>2389.6</text:p>
          </table:table-cell>
        </table:table-row>
        <table:table-row table:style-name="ro1">
          <table:table-cell table:style-name="ce1" office:value-type="string" calcext:value-type="string">
            <text:p>23:21:55</text:p>
          </table:table-cell>
          <table:table-cell table:style-name="ce1" office:value-type="float" office:value="4873.7" calcext:value-type="float">
            <text:p>4873.7</text:p>
          </table:table-cell>
          <table:table-cell table:style-name="ce1" office:value-type="float" office:value="5046.5" calcext:value-type="float">
            <text:p>5046.5</text:p>
          </table:table-cell>
          <table:table-cell table:style-name="ce1" office:value-type="float" office:value="5259.5" calcext:value-type="float">
            <text:p>5259.5</text:p>
          </table:table-cell>
          <table:table-cell table:style-name="ce1" office:value-type="float" office:value="5019.8" calcext:value-type="float">
            <text:p>5019.8</text:p>
          </table:table-cell>
        </table:table-row>
        <table:table-row table:style-name="ro1">
          <table:table-cell table:style-name="ce1" office:value-type="string" calcext:value-type="string">
            <text:p>23:22:58</text:p>
          </table:table-cell>
          <table:table-cell table:style-name="ce1" office:value-type="float" office:value="5074.7" calcext:value-type="float">
            <text:p>5074.7</text:p>
          </table:table-cell>
          <table:table-cell table:style-name="ce1" office:value-type="float" office:value="4715.1" calcext:value-type="float">
            <text:p>4715.1</text:p>
          </table:table-cell>
          <table:table-cell table:style-name="ce1" office:value-type="float" office:value="4997.8" calcext:value-type="float">
            <text:p>4997.8</text:p>
          </table:table-cell>
          <table:table-cell table:style-name="ce1" office:value-type="float" office:value="4899.4" calcext:value-type="float">
            <text:p>4899.4</text:p>
          </table:table-cell>
        </table:table-row>
        <table:table-row table:style-name="ro1">
          <table:table-cell table:style-name="ce1" office:value-type="string" calcext:value-type="string">
            <text:p>23:24:00</text:p>
          </table:table-cell>
          <table:table-cell table:style-name="ce1" office:value-type="float" office:value="3926" calcext:value-type="float">
            <text:p>3926</text:p>
          </table:table-cell>
          <table:table-cell table:style-name="ce1" office:value-type="float" office:value="3743.2" calcext:value-type="float">
            <text:p>3743.2</text:p>
          </table:table-cell>
          <table:table-cell table:style-name="ce1" office:value-type="float" office:value="4286.1" calcext:value-type="float">
            <text:p>4286.1</text:p>
          </table:table-cell>
          <table:table-cell table:style-name="ce1" office:value-type="float" office:value="4226.8" calcext:value-type="float">
            <text:p>4226.8</text:p>
          </table:table-cell>
        </table:table-row>
        <table:table-row table:style-name="ro1">
          <table:table-cell table:style-name="ce1" office:value-type="string" calcext:value-type="string">
            <text:p>23:25:03</text:p>
          </table:table-cell>
          <table:table-cell table:style-name="ce1" office:value-type="float" office:value="3470.8" calcext:value-type="float">
            <text:p>3470.8</text:p>
          </table:table-cell>
          <table:table-cell table:style-name="ce1" office:value-type="float" office:value="3398.2" calcext:value-type="float">
            <text:p>3398.2</text:p>
          </table:table-cell>
          <table:table-cell table:style-name="ce1" office:value-type="float" office:value="3453.4" calcext:value-type="float">
            <text:p>3453.4</text:p>
          </table:table-cell>
          <table:table-cell table:style-name="ce1" office:value-type="float" office:value="3052.1" calcext:value-type="float">
            <text:p>3052.1</text:p>
          </table:table-cell>
        </table:table-row>
        <table:table-row table:style-name="ro1">
          <table:table-cell table:style-name="ce1" office:value-type="string" calcext:value-type="string">
            <text:p>23:26:06</text:p>
          </table:table-cell>
          <table:table-cell table:style-name="ce1" office:value-type="float" office:value="4475.5" calcext:value-type="float">
            <text:p>4475.5</text:p>
          </table:table-cell>
          <table:table-cell table:style-name="ce1" office:value-type="float" office:value="4263.8" calcext:value-type="float">
            <text:p>4263.8</text:p>
          </table:table-cell>
          <table:table-cell table:style-name="ce1" office:value-type="float" office:value="4726.6" calcext:value-type="float">
            <text:p>4726.6</text:p>
          </table:table-cell>
          <table:table-cell table:style-name="ce1" office:value-type="float" office:value="4534.6" calcext:value-type="float">
            <text:p>4534.6</text:p>
          </table:table-cell>
        </table:table-row>
        <table:table-row table:style-name="ro1">
          <table:table-cell table:style-name="ce1" office:value-type="string" calcext:value-type="string">
            <text:p>23:27:09</text:p>
          </table:table-cell>
          <table:table-cell table:style-name="ce1" office:value-type="float" office:value="3413.5" calcext:value-type="float">
            <text:p>3413.5</text:p>
          </table:table-cell>
          <table:table-cell table:style-name="ce1" office:value-type="float" office:value="3450.8" calcext:value-type="float">
            <text:p>3450.8</text:p>
          </table:table-cell>
          <table:table-cell table:style-name="ce1" office:value-type="float" office:value="3488.7" calcext:value-type="float">
            <text:p>3488.7</text:p>
          </table:table-cell>
          <table:table-cell table:style-name="ce1" office:value-type="float" office:value="3165.6" calcext:value-type="float">
            <text:p>3165.6</text:p>
          </table:table-cell>
        </table:table-row>
        <table:table-row table:style-name="ro1">
          <table:table-cell table:style-name="ce1" office:value-type="string" calcext:value-type="string">
            <text:p>23:28:12</text:p>
          </table:table-cell>
          <table:table-cell table:style-name="ce1" office:value-type="float" office:value="2871.7" calcext:value-type="float">
            <text:p>2871.7</text:p>
          </table:table-cell>
          <table:table-cell table:style-name="ce1" office:value-type="float" office:value="2857.3" calcext:value-type="float">
            <text:p>2857.3</text:p>
          </table:table-cell>
          <table:table-cell table:style-name="ce1" office:value-type="float" office:value="2948.6" calcext:value-type="float">
            <text:p>2948.6</text:p>
          </table:table-cell>
          <table:table-cell table:style-name="ce1" office:value-type="float" office:value="2601.4" calcext:value-type="float">
            <text:p>2601.4</text:p>
          </table:table-cell>
        </table:table-row>
        <table:table-row table:style-name="ro1">
          <table:table-cell table:style-name="ce1" office:value-type="string" calcext:value-type="string">
            <text:p>23:29:14</text:p>
          </table:table-cell>
          <table:table-cell table:style-name="ce1" office:value-type="float" office:value="2643.3" calcext:value-type="float">
            <text:p>2643.3</text:p>
          </table:table-cell>
          <table:table-cell table:style-name="ce1" office:value-type="float" office:value="2943.1" calcext:value-type="float">
            <text:p>2943.1</text:p>
          </table:table-cell>
          <table:table-cell table:style-name="ce1" office:value-type="float" office:value="2806.9" calcext:value-type="float">
            <text:p>2806.9</text:p>
          </table:table-cell>
          <table:table-cell table:style-name="ce1" office:value-type="float" office:value="2845.6" calcext:value-type="float">
            <text:p>2845.6</text:p>
          </table:table-cell>
        </table:table-row>
        <table:table-row table:style-name="ro1">
          <table:table-cell table:style-name="ce1" office:value-type="string" calcext:value-type="string">
            <text:p>23:30:17</text:p>
          </table:table-cell>
          <table:table-cell table:style-name="ce1" office:value-type="float" office:value="3381.2" calcext:value-type="float">
            <text:p>3381.2</text:p>
          </table:table-cell>
          <table:table-cell table:style-name="ce1" office:value-type="float" office:value="2829.2" calcext:value-type="float">
            <text:p>2829.2</text:p>
          </table:table-cell>
          <table:table-cell table:style-name="ce1" office:value-type="float" office:value="3541.5" calcext:value-type="float">
            <text:p>3541.5</text:p>
          </table:table-cell>
          <table:table-cell table:style-name="ce1" office:value-type="float" office:value="3125.2" calcext:value-type="float">
            <text:p>3125.2</text:p>
          </table:table-cell>
        </table:table-row>
        <table:table-row table:style-name="ro1">
          <table:table-cell table:style-name="ce1" office:value-type="string" calcext:value-type="string">
            <text:p>23:31:20</text:p>
          </table:table-cell>
          <table:table-cell table:style-name="ce1" office:value-type="float" office:value="4400.3" calcext:value-type="float">
            <text:p>4400.3</text:p>
          </table:table-cell>
          <table:table-cell table:style-name="ce1" office:value-type="float" office:value="4185.4" calcext:value-type="float">
            <text:p>4185.4</text:p>
          </table:table-cell>
          <table:table-cell table:style-name="ce1" office:value-type="float" office:value="4227.4" calcext:value-type="float">
            <text:p>4227.4</text:p>
          </table:table-cell>
          <table:table-cell table:style-name="ce1" office:value-type="float" office:value="4151.2" calcext:value-type="float">
            <text:p>4151.2</text:p>
          </table:table-cell>
        </table:table-row>
        <table:table-row table:style-name="ro1">
          <table:table-cell table:style-name="ce1" office:value-type="string" calcext:value-type="string">
            <text:p>23:32:23</text:p>
          </table:table-cell>
          <table:table-cell table:style-name="ce1" office:value-type="float" office:value="2768.8" calcext:value-type="float">
            <text:p>2768.8</text:p>
          </table:table-cell>
          <table:table-cell table:style-name="ce1" office:value-type="float" office:value="2771" calcext:value-type="float">
            <text:p>2771</text:p>
          </table:table-cell>
          <table:table-cell table:style-name="ce1" office:value-type="float" office:value="2716.3" calcext:value-type="float">
            <text:p>2716.3</text:p>
          </table:table-cell>
          <table:table-cell table:style-name="ce1" office:value-type="float" office:value="2539.3" calcext:value-type="float">
            <text:p>2539.3</text:p>
          </table:table-cell>
        </table:table-row>
        <table:table-row table:style-name="ro1">
          <table:table-cell table:style-name="ce1" office:value-type="string" calcext:value-type="string">
            <text:p>23:33:26</text:p>
          </table:table-cell>
          <table:table-cell table:style-name="ce1" office:value-type="float" office:value="2730" calcext:value-type="float">
            <text:p>2730</text:p>
          </table:table-cell>
          <table:table-cell table:style-name="ce1" office:value-type="float" office:value="2561.5" calcext:value-type="float">
            <text:p>2561.5</text:p>
          </table:table-cell>
          <table:table-cell table:style-name="ce1" office:value-type="float" office:value="2928.3" calcext:value-type="float">
            <text:p>2928.3</text:p>
          </table:table-cell>
          <table:table-cell table:style-name="ce1" office:value-type="float" office:value="2418.2" calcext:value-type="float">
            <text:p>2418.2</text:p>
          </table:table-cell>
        </table:table-row>
        <table:table-row table:style-name="ro1">
          <table:table-cell table:style-name="ce1" office:value-type="string" calcext:value-type="string">
            <text:p>23:34:28</text:p>
          </table:table-cell>
          <table:table-cell table:style-name="ce1" office:value-type="float" office:value="2913.1" calcext:value-type="float">
            <text:p>2913.1</text:p>
          </table:table-cell>
          <table:table-cell table:style-name="ce1" office:value-type="float" office:value="2698.7" calcext:value-type="float">
            <text:p>2698.7</text:p>
          </table:table-cell>
          <table:table-cell table:style-name="ce1" office:value-type="float" office:value="2824.1" calcext:value-type="float">
            <text:p>2824.1</text:p>
          </table:table-cell>
          <table:table-cell table:style-name="ce1" office:value-type="float" office:value="2506.6" calcext:value-type="float">
            <text:p>2506.6</text:p>
          </table:table-cell>
        </table:table-row>
        <table:table-row table:style-name="ro1">
          <table:table-cell table:style-name="ce1" office:value-type="string" calcext:value-type="string">
            <text:p>23:35:31</text:p>
          </table:table-cell>
          <table:table-cell table:style-name="ce1" office:value-type="float" office:value="4373.6" calcext:value-type="float">
            <text:p>4373.6</text:p>
          </table:table-cell>
          <table:table-cell table:style-name="ce1" office:value-type="float" office:value="4312.8" calcext:value-type="float">
            <text:p>4312.8</text:p>
          </table:table-cell>
          <table:table-cell table:style-name="ce1" office:value-type="float" office:value="4843.4" calcext:value-type="float">
            <text:p>4843.4</text:p>
          </table:table-cell>
          <table:table-cell table:style-name="ce1" office:value-type="float" office:value="4657" calcext:value-type="float">
            <text:p>4657</text:p>
          </table:table-cell>
        </table:table-row>
        <table:table-row table:style-name="ro1">
          <table:table-cell table:style-name="ce1" office:value-type="string" calcext:value-type="string">
            <text:p>23:36:35</text:p>
          </table:table-cell>
          <table:table-cell table:style-name="ce1" office:value-type="float" office:value="4676.6" calcext:value-type="float">
            <text:p>4676.6</text:p>
          </table:table-cell>
          <table:table-cell table:style-name="ce1" office:value-type="float" office:value="4770.6" calcext:value-type="float">
            <text:p>4770.6</text:p>
          </table:table-cell>
          <table:table-cell table:style-name="ce1" office:value-type="float" office:value="4571.8" calcext:value-type="float">
            <text:p>4571.8</text:p>
          </table:table-cell>
          <table:table-cell table:style-name="ce1" office:value-type="float" office:value="4315.9" calcext:value-type="float">
            <text:p>4315.9</text:p>
          </table:table-cell>
        </table:table-row>
        <table:table-row table:style-name="ro1">
          <table:table-cell table:style-name="ce1" office:value-type="string" calcext:value-type="string">
            <text:p>23:37:38</text:p>
          </table:table-cell>
          <table:table-cell table:style-name="ce1" office:value-type="float" office:value="3154.6" calcext:value-type="float">
            <text:p>3154.6</text:p>
          </table:table-cell>
          <table:table-cell table:style-name="ce1" office:value-type="float" office:value="3362.5" calcext:value-type="float">
            <text:p>3362.5</text:p>
          </table:table-cell>
          <table:table-cell table:style-name="ce1" office:value-type="float" office:value="3191.2" calcext:value-type="float">
            <text:p>3191.2</text:p>
          </table:table-cell>
          <table:table-cell table:style-name="ce1" office:value-type="float" office:value="3090.9" calcext:value-type="float">
            <text:p>3090.9</text:p>
          </table:table-cell>
        </table:table-row>
        <table:table-row table:style-name="ro1">
          <table:table-cell table:style-name="ce1" office:value-type="string" calcext:value-type="string">
            <text:p>23:38:41</text:p>
          </table:table-cell>
          <table:table-cell table:style-name="ce1" office:value-type="float" office:value="4988.3" calcext:value-type="float">
            <text:p>4988.3</text:p>
          </table:table-cell>
          <table:table-cell table:style-name="ce1" office:value-type="float" office:value="4980.7" calcext:value-type="float">
            <text:p>4980.7</text:p>
          </table:table-cell>
          <table:table-cell table:style-name="ce1" office:value-type="float" office:value="5073.9" calcext:value-type="float">
            <text:p>5073.9</text:p>
          </table:table-cell>
          <table:table-cell table:style-name="ce1" office:value-type="float" office:value="4752.9" calcext:value-type="float">
            <text:p>4752.9</text:p>
          </table:table-cell>
        </table:table-row>
        <table:table-row table:style-name="ro1">
          <table:table-cell table:style-name="ce1" office:value-type="string" calcext:value-type="string">
            <text:p>23:39:44</text:p>
          </table:table-cell>
          <table:table-cell table:style-name="ce1" office:value-type="float" office:value="3345" calcext:value-type="float">
            <text:p>3345</text:p>
          </table:table-cell>
          <table:table-cell table:style-name="ce1" office:value-type="float" office:value="3614.4" calcext:value-type="float">
            <text:p>3614.4</text:p>
          </table:table-cell>
          <table:table-cell table:style-name="ce1" office:value-type="float" office:value="3689.9" calcext:value-type="float">
            <text:p>3689.9</text:p>
          </table:table-cell>
          <table:table-cell table:style-name="ce1" office:value-type="float" office:value="3425" calcext:value-type="float">
            <text:p>3425</text:p>
          </table:table-cell>
        </table:table-row>
        <table:table-row table:style-name="ro1">
          <table:table-cell table:style-name="ce1" office:value-type="string" calcext:value-type="string">
            <text:p>23:40:46</text:p>
          </table:table-cell>
          <table:table-cell table:style-name="ce1" office:value-type="float" office:value="3543.7" calcext:value-type="float">
            <text:p>3543.7</text:p>
          </table:table-cell>
          <table:table-cell table:style-name="ce1" office:value-type="float" office:value="3246.4" calcext:value-type="float">
            <text:p>3246.4</text:p>
          </table:table-cell>
          <table:table-cell table:style-name="ce1" office:value-type="float" office:value="3571.2" calcext:value-type="float">
            <text:p>3571.2</text:p>
          </table:table-cell>
          <table:table-cell table:style-name="ce1" office:value-type="float" office:value="3083.8" calcext:value-type="float">
            <text:p>3083.8</text:p>
          </table:table-cell>
        </table:table-row>
        <table:table-row table:style-name="ro1">
          <table:table-cell table:style-name="ce1" office:value-type="string" calcext:value-type="string">
            <text:p>23:41:49</text:p>
          </table:table-cell>
          <table:table-cell table:style-name="ce1" office:value-type="float" office:value="5106.4" calcext:value-type="float">
            <text:p>5106.4</text:p>
          </table:table-cell>
          <table:table-cell table:style-name="ce1" office:value-type="float" office:value="5068.6" calcext:value-type="float">
            <text:p>5068.6</text:p>
          </table:table-cell>
          <table:table-cell table:style-name="ce1" office:value-type="float" office:value="5415.1" calcext:value-type="float">
            <text:p>5415.1</text:p>
          </table:table-cell>
          <table:table-cell table:style-name="ce1" office:value-type="float" office:value="5087.8" calcext:value-type="float">
            <text:p>5087.8</text:p>
          </table:table-cell>
        </table:table-row>
        <table:table-row table:style-name="ro1">
          <table:table-cell table:style-name="ce1" office:value-type="string" calcext:value-type="string">
            <text:p>23:42:52</text:p>
          </table:table-cell>
          <table:table-cell table:style-name="ce1" office:value-type="float" office:value="2786.8" calcext:value-type="float">
            <text:p>2786.8</text:p>
          </table:table-cell>
          <table:table-cell table:style-name="ce1" office:value-type="float" office:value="3441.2" calcext:value-type="float">
            <text:p>3441.2</text:p>
          </table:table-cell>
          <table:table-cell table:style-name="ce1" office:value-type="float" office:value="3245.1" calcext:value-type="float">
            <text:p>3245.1</text:p>
          </table:table-cell>
          <table:table-cell table:style-name="ce1" office:value-type="float" office:value="2945.7" calcext:value-type="float">
            <text:p>2945.7</text:p>
          </table:table-cell>
        </table:table-row>
        <table:table-row table:style-name="ro1">
          <table:table-cell table:style-name="ce1" office:value-type="string" calcext:value-type="string">
            <text:p>23:43:55</text:p>
          </table:table-cell>
          <table:table-cell table:style-name="ce1" office:value-type="float" office:value="3396.9" calcext:value-type="float">
            <text:p>3396.9</text:p>
          </table:table-cell>
          <table:table-cell table:style-name="ce1" office:value-type="float" office:value="3362" calcext:value-type="float">
            <text:p>3362</text:p>
          </table:table-cell>
          <table:table-cell table:style-name="ce1" office:value-type="float" office:value="3599.8" calcext:value-type="float">
            <text:p>3599.8</text:p>
          </table:table-cell>
          <table:table-cell table:style-name="ce1" office:value-type="float" office:value="3272.9" calcext:value-type="float">
            <text:p>3272.9</text:p>
          </table:table-cell>
        </table:table-row>
        <table:table-row table:style-name="ro1">
          <table:table-cell table:style-name="ce1" office:value-type="string" calcext:value-type="string">
            <text:p>23:44:57</text:p>
          </table:table-cell>
          <table:table-cell table:style-name="ce1" office:value-type="float" office:value="3767.2" calcext:value-type="float">
            <text:p>3767.2</text:p>
          </table:table-cell>
          <table:table-cell table:style-name="ce1" office:value-type="float" office:value="3774.7" calcext:value-type="float">
            <text:p>3774.7</text:p>
          </table:table-cell>
          <table:table-cell table:style-name="ce1" office:value-type="float" office:value="3727.8" calcext:value-type="float">
            <text:p>3727.8</text:p>
          </table:table-cell>
          <table:table-cell table:style-name="ce1" office:value-type="float" office:value="3181.5" calcext:value-type="float">
            <text:p>3181.5</text:p>
          </table:table-cell>
        </table:table-row>
        <table:table-row table:style-name="ro1">
          <table:table-cell table:style-name="ce1" office:value-type="string" calcext:value-type="string">
            <text:p>23:46:00</text:p>
          </table:table-cell>
          <table:table-cell table:style-name="ce1" office:value-type="float" office:value="3777.6" calcext:value-type="float">
            <text:p>3777.6</text:p>
          </table:table-cell>
          <table:table-cell table:style-name="ce1" office:value-type="float" office:value="3459" calcext:value-type="float">
            <text:p>3459</text:p>
          </table:table-cell>
          <table:table-cell table:style-name="ce1" office:value-type="float" office:value="3714" calcext:value-type="float">
            <text:p>3714</text:p>
          </table:table-cell>
          <table:table-cell table:style-name="ce1" office:value-type="float" office:value="3309.3" calcext:value-type="float">
            <text:p>3309.3</text:p>
          </table:table-cell>
        </table:table-row>
        <table:table-row table:style-name="ro1">
          <table:table-cell table:style-name="ce1" office:value-type="string" calcext:value-type="string">
            <text:p>23:47:03</text:p>
          </table:table-cell>
          <table:table-cell table:style-name="ce1" office:value-type="float" office:value="4727" calcext:value-type="float">
            <text:p>4727</text:p>
          </table:table-cell>
          <table:table-cell table:style-name="ce1" office:value-type="float" office:value="4315.5" calcext:value-type="float">
            <text:p>4315.5</text:p>
          </table:table-cell>
          <table:table-cell table:style-name="ce1" office:value-type="float" office:value="4882.6" calcext:value-type="float">
            <text:p>4882.6</text:p>
          </table:table-cell>
          <table:table-cell table:style-name="ce1" office:value-type="float" office:value="4559.9" calcext:value-type="float">
            <text:p>4559.9</text:p>
          </table:table-cell>
        </table:table-row>
        <table:table-row table:style-name="ro1">
          <table:table-cell table:style-name="ce1" office:value-type="string" calcext:value-type="string">
            <text:p>23:48:06</text:p>
          </table:table-cell>
          <table:table-cell table:style-name="ce1" office:value-type="float" office:value="3617" calcext:value-type="float">
            <text:p>3617</text:p>
          </table:table-cell>
          <table:table-cell table:style-name="ce1" office:value-type="float" office:value="3801.8" calcext:value-type="float">
            <text:p>3801.8</text:p>
          </table:table-cell>
          <table:table-cell table:style-name="ce1" office:value-type="float" office:value="3745.4" calcext:value-type="float">
            <text:p>3745.4</text:p>
          </table:table-cell>
          <table:table-cell table:style-name="ce1" office:value-type="float" office:value="3537.4" calcext:value-type="float">
            <text:p>3537.4</text:p>
          </table:table-cell>
        </table:table-row>
        <table:table-row table:style-name="ro1">
          <table:table-cell table:style-name="ce1" office:value-type="string" calcext:value-type="string">
            <text:p>23:49:08</text:p>
          </table:table-cell>
          <table:table-cell table:style-name="ce1" office:value-type="float" office:value="3749.4" calcext:value-type="float">
            <text:p>3749.4</text:p>
          </table:table-cell>
          <table:table-cell table:style-name="ce1" office:value-type="float" office:value="3807.2" calcext:value-type="float">
            <text:p>3807.2</text:p>
          </table:table-cell>
          <table:table-cell table:style-name="ce1" office:value-type="float" office:value="3991.4" calcext:value-type="float">
            <text:p>3991.4</text:p>
          </table:table-cell>
          <table:table-cell table:style-name="ce1" office:value-type="float" office:value="3783.9" calcext:value-type="float">
            <text:p>3783.9</text:p>
          </table:table-cell>
        </table:table-row>
        <table:table-row table:style-name="ro1">
          <table:table-cell table:style-name="ce1" office:value-type="string" calcext:value-type="string">
            <text:p>23:50:11</text:p>
          </table:table-cell>
          <table:table-cell table:style-name="ce1" office:value-type="float" office:value="5454.6" calcext:value-type="float">
            <text:p>5454.6</text:p>
          </table:table-cell>
          <table:table-cell table:style-name="ce1" office:value-type="float" office:value="4839.3" calcext:value-type="float">
            <text:p>4839.3</text:p>
          </table:table-cell>
          <table:table-cell table:style-name="ce1" office:value-type="float" office:value="4983.5" calcext:value-type="float">
            <text:p>4983.5</text:p>
          </table:table-cell>
          <table:table-cell table:style-name="ce1" office:value-type="float" office:value="5431.8" calcext:value-type="float">
            <text:p>5431.8</text:p>
          </table:table-cell>
        </table:table-row>
        <table:table-row table:style-name="ro1">
          <table:table-cell table:style-name="ce1" office:value-type="string" calcext:value-type="string">
            <text:p>23:51:15</text:p>
          </table:table-cell>
          <table:table-cell table:style-name="ce1" office:value-type="float" office:value="5086.8" calcext:value-type="float">
            <text:p>5086.8</text:p>
          </table:table-cell>
          <table:table-cell table:style-name="ce1" office:value-type="float" office:value="4824.6" calcext:value-type="float">
            <text:p>4824.6</text:p>
          </table:table-cell>
          <table:table-cell table:style-name="ce1" office:value-type="float" office:value="5126.5" calcext:value-type="float">
            <text:p>5126.5</text:p>
          </table:table-cell>
          <table:table-cell table:style-name="ce1" office:value-type="float" office:value="4889.8" calcext:value-type="float">
            <text:p>4889.8</text:p>
          </table:table-cell>
        </table:table-row>
        <table:table-row table:style-name="ro1">
          <table:table-cell table:style-name="ce1" office:value-type="string" calcext:value-type="string">
            <text:p>23:52:19</text:p>
          </table:table-cell>
          <table:table-cell table:style-name="ce1" office:value-type="float" office:value="5020.6" calcext:value-type="float">
            <text:p>5020.6</text:p>
          </table:table-cell>
          <table:table-cell table:style-name="ce1" office:value-type="float" office:value="4749.6" calcext:value-type="float">
            <text:p>4749.6</text:p>
          </table:table-cell>
          <table:table-cell table:style-name="ce1" office:value-type="float" office:value="4936.6" calcext:value-type="float">
            <text:p>4936.6</text:p>
          </table:table-cell>
          <table:table-cell table:style-name="ce1" office:value-type="float" office:value="4598.9" calcext:value-type="float">
            <text:p>4598.9</text:p>
          </table:table-cell>
        </table:table-row>
        <table:table-row table:style-name="ro1">
          <table:table-cell table:style-name="ce1" office:value-type="string" calcext:value-type="string">
            <text:p>23:53:22</text:p>
          </table:table-cell>
          <table:table-cell table:style-name="ce1" office:value-type="float" office:value="3545.6" calcext:value-type="float">
            <text:p>3545.6</text:p>
          </table:table-cell>
          <table:table-cell table:style-name="ce1" office:value-type="float" office:value="3570.6" calcext:value-type="float">
            <text:p>3570.6</text:p>
          </table:table-cell>
          <table:table-cell table:style-name="ce1" office:value-type="float" office:value="3729.6" calcext:value-type="float">
            <text:p>3729.6</text:p>
          </table:table-cell>
          <table:table-cell table:style-name="ce1" office:value-type="float" office:value="3269" calcext:value-type="float">
            <text:p>3269</text:p>
          </table:table-cell>
        </table:table-row>
        <table:table-row table:style-name="ro1">
          <table:table-cell table:style-name="ce1" office:value-type="string" calcext:value-type="string">
            <text:p>23:54:25</text:p>
          </table:table-cell>
          <table:table-cell table:style-name="ce1" office:value-type="float" office:value="4143.8" calcext:value-type="float">
            <text:p>4143.8</text:p>
          </table:table-cell>
          <table:table-cell table:style-name="ce1" office:value-type="float" office:value="4210.4" calcext:value-type="float">
            <text:p>4210.4</text:p>
          </table:table-cell>
          <table:table-cell table:style-name="ce1" office:value-type="float" office:value="4381.2" calcext:value-type="float">
            <text:p>4381.2</text:p>
          </table:table-cell>
          <table:table-cell table:style-name="ce1" office:value-type="float" office:value="4001.6" calcext:value-type="float">
            <text:p>4001.6</text:p>
          </table:table-cell>
        </table:table-row>
        <table:table-row table:style-name="ro1">
          <table:table-cell table:style-name="ce1" office:value-type="string" calcext:value-type="string">
            <text:p>23:55:28</text:p>
          </table:table-cell>
          <table:table-cell table:style-name="ce1" office:value-type="float" office:value="3564.3" calcext:value-type="float">
            <text:p>3564.3</text:p>
          </table:table-cell>
          <table:table-cell table:style-name="ce1" office:value-type="float" office:value="2958.6" calcext:value-type="float">
            <text:p>2958.6</text:p>
          </table:table-cell>
          <table:table-cell table:style-name="ce1" office:value-type="float" office:value="3515.1" calcext:value-type="float">
            <text:p>3515.1</text:p>
          </table:table-cell>
          <table:table-cell table:style-name="ce1" office:value-type="float" office:value="3039.4" calcext:value-type="float">
            <text:p>3039.4</text:p>
          </table:table-cell>
        </table:table-row>
        <table:table-row table:style-name="ro1">
          <table:table-cell table:style-name="ce1" office:value-type="string" calcext:value-type="string">
            <text:p>23:56:31</text:p>
          </table:table-cell>
          <table:table-cell table:style-name="ce1" office:value-type="float" office:value="3399.1" calcext:value-type="float">
            <text:p>3399.1</text:p>
          </table:table-cell>
          <table:table-cell table:style-name="ce1" office:value-type="float" office:value="3353.8" calcext:value-type="float">
            <text:p>3353.8</text:p>
          </table:table-cell>
          <table:table-cell table:style-name="ce1" office:value-type="float" office:value="3630.4" calcext:value-type="float">
            <text:p>3630.4</text:p>
          </table:table-cell>
          <table:table-cell table:style-name="ce1" office:value-type="float" office:value="3007.1" calcext:value-type="float">
            <text:p>3007.1</text:p>
          </table:table-cell>
        </table:table-row>
        <table:table-row table:style-name="ro1">
          <table:table-cell table:style-name="ce1" office:value-type="string" calcext:value-type="string">
            <text:p>23:57:34</text:p>
          </table:table-cell>
          <table:table-cell table:style-name="ce1" office:value-type="float" office:value="4913.4" calcext:value-type="float">
            <text:p>4913.4</text:p>
          </table:table-cell>
          <table:table-cell table:style-name="ce1" office:value-type="float" office:value="4892.4" calcext:value-type="float">
            <text:p>4892.4</text:p>
          </table:table-cell>
          <table:table-cell table:style-name="ce1" office:value-type="float" office:value="5160.4" calcext:value-type="float">
            <text:p>5160.4</text:p>
          </table:table-cell>
          <table:table-cell table:style-name="ce1" office:value-type="float" office:value="4845.2" calcext:value-type="float">
            <text:p>4845.2</text:p>
          </table:table-cell>
        </table:table-row>
        <table:table-row table:style-name="ro1">
          <table:table-cell table:style-name="ce1" office:value-type="string" calcext:value-type="string">
            <text:p>23:58:36</text:p>
          </table:table-cell>
          <table:table-cell table:style-name="ce1" office:value-type="float" office:value="5070.5" calcext:value-type="float">
            <text:p>5070.5</text:p>
          </table:table-cell>
          <table:table-cell table:style-name="ce1" office:value-type="float" office:value="5006.7" calcext:value-type="float">
            <text:p>5006.7</text:p>
          </table:table-cell>
          <table:table-cell table:style-name="ce1" office:value-type="float" office:value="5584.9" calcext:value-type="float">
            <text:p>5584.9</text:p>
          </table:table-cell>
          <table:table-cell table:style-name="ce1" office:value-type="float" office:value="5220.9" calcext:value-type="float">
            <text:p>5220.9</text:p>
          </table:table-cell>
        </table:table-row>
        <table:table-row table:style-name="ro1">
          <table:table-cell table:style-name="ce1" office:value-type="string" calcext:value-type="string">
            <text:p>23:59:39</text:p>
          </table:table-cell>
          <table:table-cell table:style-name="ce1" office:value-type="float" office:value="3843.2" calcext:value-type="float">
            <text:p>3843.2</text:p>
          </table:table-cell>
          <table:table-cell table:style-name="ce1" office:value-type="float" office:value="3699.2" calcext:value-type="float">
            <text:p>3699.2</text:p>
          </table:table-cell>
          <table:table-cell table:style-name="ce1" office:value-type="float" office:value="3895" calcext:value-type="float">
            <text:p>3895</text:p>
          </table:table-cell>
          <table:table-cell table:style-name="ce1" office:value-type="float" office:value="3370.8" calcext:value-type="float">
            <text:p>3370.8</text:p>
          </table:table-cell>
        </table:table-row>
        <table:table-row table:style-name="ro1" table:number-rows-repeated="104713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'sheet 1'.A1:'sheet 1'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1in" fo:margin-bottom="0.1in" fo:margin-left="0.3in" fo:margin-right="0.3in" style:print-page-order="ltr" style:scale-to="100%" style:table-centering="horizontal" style:writing-mode="lr-tb"/>
      <style:header-style>
        <style:header-footer-properties fo:min-height="0.2953in" fo:margin-left="0.448in" fo:margin-right="0.448in" fo:margin-bottom="0.3709in"/>
      </style:header-style>
      <style:footer-style>
        <style:header-footer-properties fo:min-height="0.2953in" fo:margin-left="0.448in" fo:margin-right="0.448in" fo:margin-top="0.131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4T01:53:09.039071967</dc:date>
    <dc:creator>Xu Tianqi</dc:creator>
    <meta:document-statistic meta:table-count="1" meta:cell-count="7204" meta:object-count="1"/>
    <meta:generator>LibreOffice/4.2.4.2$Linux_X86_64 LibreOffice_project/4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8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8pt" style:font-size-asian="9pt" style:font-size-complex="9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7.937cm" svg:height="23.76cm" xlink:href=".." xlink:type="simple" chart:class="chart:line" chart:style-name="ch1">
        <chart:title svg:x="11.633cm" svg:y="0.61cm" chart:style-name="ch2">
          <text:p>TSUBAME STREAM benchmark</text:p>
        </chart:title>
        <chart:subtitle svg:x="18.541cm" svg:y="2.79cm" chart:style-name="ch3">
          <text:p>june</text:p>
        </chart:subtitle>
        <chart:legend chart:legend-position="end" svg:x="35.72cm" svg:y="10.834cm" style:legend-expansion="high" chart:style-name="ch4"/>
        <chart:plot-area chart:style-name="ch5" table:cell-range-address="'sheet 1'.A1:'sheet 1'.E1441" chart:data-source-has-labels="both" svg:x="2.305cm" svg:y="4.423cm" svg:width="31.899cm" svg:height="17.345cm">
          <chartooo:coordinate-region svg:x="3.341cm" svg:y="4.622cm" svg:width="30.85cm" svg:height="15.679cm"/>
          <chart:axis chart:dimension="x" chart:name="primary-x" chart:style-name="ch6" chartooo:axis-type="auto">
            <chartooo:date-scale/>
            <chart:title svg:x="17.544cm" svg:y="22.243cm" chart:style-name="ch7">
              <text:p>time</text:p>
            </chart:title>
            <chart:categories table:cell-range-address="'sheet 1'.A2:'sheet 1'.A1441"/>
          </chart:axis>
          <chart:axis chart:dimension="y" chart:name="primary-y" chart:style-name="ch6">
            <chart:title svg:x="0.451cm" svg:y="15.524cm" chart:style-name="ch8">
              <text:p>Best Rate(MB/s)</text:p>
            </chart:title>
            <chart:grid chart:style-name="ch9" chart:class="major"/>
          </chart:axis>
          <chart:series chart:style-name="ch10" chart:values-cell-range-address="'sheet 1'.B2:'sheet 1'.B1441" chart:label-cell-address="'sheet 1'.B1:'sheet 1'.B1" chart:class="chart:line">
            <chart:data-point chart:repeated="1440"/>
          </chart:series>
          <chart:series chart:style-name="ch11" chart:values-cell-range-address="'sheet 1'.C2:'sheet 1'.C1441" chart:label-cell-address="'sheet 1'.C1:'sheet 1'.C1" chart:class="chart:line">
            <chart:data-point chart:repeated="1440"/>
          </chart:series>
          <chart:series chart:style-name="ch12" chart:values-cell-range-address="'sheet 1'.D2:'sheet 1'.D1441" chart:label-cell-address="'sheet 1'.D1:'sheet 1'.D1" chart:class="chart:line">
            <chart:data-point chart:repeated="1440"/>
          </chart:series>
          <chart:series chart:style-name="ch13" chart:values-cell-range-address="'sheet 1'.E2:'sheet 1'.E1441" chart:label-cell-address="'sheet 1'.E1:'sheet 1'.E1" chart:class="chart:line">
            <chart:data-point chart:repeated="14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'sheet 1'.B1:'sheet 1'.B1</svg:desc>
                </draw:g>
              </table:table-cell>
              <table:table-cell office:value-type="string">
                <text:p>Scale</text:p>
                <draw:g>
                  <svg:desc>'sheet 1'.C1:'sheet 1'.C1</svg:desc>
                </draw:g>
              </table:table-cell>
              <table:table-cell office:value-type="string">
                <text:p>Add</text:p>
                <draw:g>
                  <svg:desc>'sheet 1'.D1:'sheet 1'.D1</svg:desc>
                </draw:g>
              </table:table-cell>
              <table:table-cell office:value-type="string">
                <text:p>Triad</text:p>
                <draw:g>
                  <svg:desc>'sheet 1'.E1:'sheet 1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0:00:42</text:p>
                <draw:g>
                  <svg:desc>'sheet 1'.A2:'sheet 1'.A1441</svg:desc>
                </draw:g>
              </table:table-cell>
              <table:table-cell office:value-type="float" office:value="3129.3">
                <text:p>3129.3</text:p>
                <draw:g>
                  <svg:desc>'sheet 1'.B2:'sheet 1'.B1441</svg:desc>
                </draw:g>
              </table:table-cell>
              <table:table-cell office:value-type="float" office:value="3498.2">
                <text:p>3498.2</text:p>
                <draw:g>
                  <svg:desc>'sheet 1'.C2:'sheet 1'.C1441</svg:desc>
                </draw:g>
              </table:table-cell>
              <table:table-cell office:value-type="float" office:value="3568.3">
                <text:p>3568.3</text:p>
                <draw:g>
                  <svg:desc>'sheet 1'.D2:'sheet 1'.D1441</svg:desc>
                </draw:g>
              </table:table-cell>
              <table:table-cell office:value-type="float" office:value="2999.8">
                <text:p>2999.8</text:p>
                <draw:g>
                  <svg:desc>'sheet 1'.E2:'sheet 1'.E1441</svg:desc>
                </draw:g>
              </table:table-cell>
            </table:table-row>
            <table:table-row>
              <table:table-cell office:value-type="string">
                <text:p>00:01:45</text:p>
              </table:table-cell>
              <table:table-cell office:value-type="float" office:value="4666.9">
                <text:p>4666.9</text:p>
              </table:table-cell>
              <table:table-cell office:value-type="float" office:value="4597.3">
                <text:p>4597.3</text:p>
              </table:table-cell>
              <table:table-cell office:value-type="float" office:value="4689.2">
                <text:p>4689.2</text:p>
              </table:table-cell>
              <table:table-cell office:value-type="float" office:value="4724.5">
                <text:p>4724.5</text:p>
              </table:table-cell>
            </table:table-row>
            <table:table-row>
              <table:table-cell office:value-type="string">
                <text:p>00:02:48</text:p>
              </table:table-cell>
              <table:table-cell office:value-type="float" office:value="3581.3">
                <text:p>3581.3</text:p>
              </table:table-cell>
              <table:table-cell office:value-type="float" office:value="3261.8">
                <text:p>3261.8</text:p>
              </table:table-cell>
              <table:table-cell office:value-type="float" office:value="3684.8">
                <text:p>3684.8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00:03:51</text:p>
              </table:table-cell>
              <table:table-cell office:value-type="float" office:value="4581.1">
                <text:p>4581.1</text:p>
              </table:table-cell>
              <table:table-cell office:value-type="float" office:value="4516.2">
                <text:p>4516.2</text:p>
              </table:table-cell>
              <table:table-cell office:value-type="float" office:value="4594.4">
                <text:p>4594.4</text:p>
              </table:table-cell>
              <table:table-cell office:value-type="float" office:value="4568.4">
                <text:p>4568.4</text:p>
              </table:table-cell>
            </table:table-row>
            <table:table-row>
              <table:table-cell office:value-type="string">
                <text:p>00:04:53</text:p>
              </table:table-cell>
              <table:table-cell office:value-type="float" office:value="3467.1">
                <text:p>3467.1</text:p>
              </table:table-cell>
              <table:table-cell office:value-type="float" office:value="3384.1">
                <text:p>3384.1</text:p>
              </table:table-cell>
              <table:table-cell office:value-type="float" office:value="3366">
                <text:p>3366</text:p>
              </table:table-cell>
              <table:table-cell office:value-type="float" office:value="2903.9">
                <text:p>2903.9</text:p>
              </table:table-cell>
            </table:table-row>
            <table:table-row>
              <table:table-cell office:value-type="string">
                <text:p>00:05:56</text:p>
              </table:table-cell>
              <table:table-cell office:value-type="float" office:value="5167">
                <text:p>5167</text:p>
              </table:table-cell>
              <table:table-cell office:value-type="float" office:value="5220.4">
                <text:p>5220.4</text:p>
              </table:table-cell>
              <table:table-cell office:value-type="float" office:value="5303.4">
                <text:p>5303.4</text:p>
              </table:table-cell>
              <table:table-cell office:value-type="float" office:value="5229.5">
                <text:p>5229.5</text:p>
              </table:table-cell>
            </table:table-row>
            <table:table-row>
              <table:table-cell office:value-type="string">
                <text:p>00:07:00</text:p>
              </table:table-cell>
              <table:table-cell office:value-type="float" office:value="4835.6">
                <text:p>4835.6</text:p>
              </table:table-cell>
              <table:table-cell office:value-type="float" office:value="4603.7">
                <text:p>4603.7</text:p>
              </table:table-cell>
              <table:table-cell office:value-type="float" office:value="5073.4">
                <text:p>5073.4</text:p>
              </table:table-cell>
              <table:table-cell office:value-type="float" office:value="4831.9">
                <text:p>4831.9</text:p>
              </table:table-cell>
            </table:table-row>
            <table:table-row>
              <table:table-cell office:value-type="string">
                <text:p>00:08:03</text:p>
              </table:table-cell>
              <table:table-cell office:value-type="float" office:value="3325.4">
                <text:p>3325.4</text:p>
              </table:table-cell>
              <table:table-cell office:value-type="float" office:value="3436.5">
                <text:p>3436.5</text:p>
              </table:table-cell>
              <table:table-cell office:value-type="float" office:value="3700.7">
                <text:p>3700.7</text:p>
              </table:table-cell>
              <table:table-cell office:value-type="float" office:value="3436.2">
                <text:p>3436.2</text:p>
              </table:table-cell>
            </table:table-row>
            <table:table-row>
              <table:table-cell office:value-type="string">
                <text:p>00:09:06</text:p>
              </table:table-cell>
              <table:table-cell office:value-type="float" office:value="3677.3">
                <text:p>3677.3</text:p>
              </table:table-cell>
              <table:table-cell office:value-type="float" office:value="3604.2">
                <text:p>3604.2</text:p>
              </table:table-cell>
              <table:table-cell office:value-type="float" office:value="3705.9">
                <text:p>3705.9</text:p>
              </table:table-cell>
              <table:table-cell office:value-type="float" office:value="3433.7">
                <text:p>3433.7</text:p>
              </table:table-cell>
            </table:table-row>
            <table:table-row>
              <table:table-cell office:value-type="string">
                <text:p>00:10:09</text:p>
              </table:table-cell>
              <table:table-cell office:value-type="float" office:value="4850.8">
                <text:p>4850.8</text:p>
              </table:table-cell>
              <table:table-cell office:value-type="float" office:value="4852">
                <text:p>4852</text:p>
              </table:table-cell>
              <table:table-cell office:value-type="float" office:value="5236.6">
                <text:p>5236.6</text:p>
              </table:table-cell>
              <table:table-cell office:value-type="float" office:value="5256.8">
                <text:p>5256.8</text:p>
              </table:table-cell>
            </table:table-row>
            <table:table-row>
              <table:table-cell office:value-type="string">
                <text:p>00:11:12</text:p>
              </table:table-cell>
              <table:table-cell office:value-type="float" office:value="4131.5">
                <text:p>4131.5</text:p>
              </table:table-cell>
              <table:table-cell office:value-type="float" office:value="3676">
                <text:p>3676</text:p>
              </table:table-cell>
              <table:table-cell office:value-type="float" office:value="4102.4">
                <text:p>4102.4</text:p>
              </table:table-cell>
              <table:table-cell office:value-type="float" office:value="3927.8">
                <text:p>3927.8</text:p>
              </table:table-cell>
            </table:table-row>
            <table:table-row>
              <table:table-cell office:value-type="string">
                <text:p>00:12:15</text:p>
              </table:table-cell>
              <table:table-cell office:value-type="float" office:value="3582">
                <text:p>3582</text:p>
              </table:table-cell>
              <table:table-cell office:value-type="float" office:value="3388">
                <text:p>3388</text:p>
              </table:table-cell>
              <table:table-cell office:value-type="float" office:value="3489.8">
                <text:p>3489.8</text:p>
              </table:table-cell>
              <table:table-cell office:value-type="float" office:value="3283.6">
                <text:p>3283.6</text:p>
              </table:table-cell>
            </table:table-row>
            <table:table-row>
              <table:table-cell office:value-type="string">
                <text:p>00:13:17</text:p>
              </table:table-cell>
              <table:table-cell office:value-type="float" office:value="4343.7">
                <text:p>4343.7</text:p>
              </table:table-cell>
              <table:table-cell office:value-type="float" office:value="4244.7">
                <text:p>4244.7</text:p>
              </table:table-cell>
              <table:table-cell office:value-type="float" office:value="4293.8">
                <text:p>4293.8</text:p>
              </table:table-cell>
              <table:table-cell office:value-type="float" office:value="4110.6">
                <text:p>4110.6</text:p>
              </table:table-cell>
            </table:table-row>
            <table:table-row>
              <table:table-cell office:value-type="string">
                <text:p>00:14:20</text:p>
              </table:table-cell>
              <table:table-cell office:value-type="float" office:value="3904.2">
                <text:p>3904.2</text:p>
              </table:table-cell>
              <table:table-cell office:value-type="float" office:value="3770.4">
                <text:p>3770.4</text:p>
              </table:table-cell>
              <table:table-cell office:value-type="float" office:value="4181">
                <text:p>4181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00:15:23</text:p>
              </table:table-cell>
              <table:table-cell office:value-type="float" office:value="3543.3">
                <text:p>3543.3</text:p>
              </table:table-cell>
              <table:table-cell office:value-type="float" office:value="3701.9">
                <text:p>3701.9</text:p>
              </table:table-cell>
              <table:table-cell office:value-type="float" office:value="3690.4">
                <text:p>3690.4</text:p>
              </table:table-cell>
              <table:table-cell office:value-type="float" office:value="3291.3">
                <text:p>3291.3</text:p>
              </table:table-cell>
            </table:table-row>
            <table:table-row>
              <table:table-cell office:value-type="string">
                <text:p>00:16:26</text:p>
              </table:table-cell>
              <table:table-cell office:value-type="float" office:value="5333.5">
                <text:p>5333.5</text:p>
              </table:table-cell>
              <table:table-cell office:value-type="float" office:value="5326.6">
                <text:p>5326.6</text:p>
              </table:table-cell>
              <table:table-cell office:value-type="float" office:value="5579.7">
                <text:p>5579.7</text:p>
              </table:table-cell>
              <table:table-cell office:value-type="float" office:value="5345.9">
                <text:p>5345.9</text:p>
              </table:table-cell>
            </table:table-row>
            <table:table-row>
              <table:table-cell office:value-type="string">
                <text:p>00:17:28</text:p>
              </table:table-cell>
              <table:table-cell office:value-type="float" office:value="3938.2">
                <text:p>3938.2</text:p>
              </table:table-cell>
              <table:table-cell office:value-type="float" office:value="3724.5">
                <text:p>3724.5</text:p>
              </table:table-cell>
              <table:table-cell office:value-type="float" office:value="4398.1">
                <text:p>4398.1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00:18:31</text:p>
              </table:table-cell>
              <table:table-cell office:value-type="float" office:value="5086.9">
                <text:p>5086.9</text:p>
              </table:table-cell>
              <table:table-cell office:value-type="float" office:value="5007.5">
                <text:p>5007.5</text:p>
              </table:table-cell>
              <table:table-cell office:value-type="float" office:value="5476">
                <text:p>5476</text:p>
              </table:table-cell>
              <table:table-cell office:value-type="float" office:value="4688.1">
                <text:p>4688.1</text:p>
              </table:table-cell>
            </table:table-row>
            <table:table-row>
              <table:table-cell office:value-type="string">
                <text:p>00:19:34</text:p>
              </table:table-cell>
              <table:table-cell office:value-type="float" office:value="3622.5">
                <text:p>3622.5</text:p>
              </table:table-cell>
              <table:table-cell office:value-type="float" office:value="3359.1">
                <text:p>3359.1</text:p>
              </table:table-cell>
              <table:table-cell office:value-type="float" office:value="3649.1">
                <text:p>3649.1</text:p>
              </table:table-cell>
              <table:table-cell office:value-type="float" office:value="3307.1">
                <text:p>3307.1</text:p>
              </table:table-cell>
            </table:table-row>
            <table:table-row>
              <table:table-cell office:value-type="string">
                <text:p>00:20:37</text:p>
              </table:table-cell>
              <table:table-cell office:value-type="float" office:value="3230.7">
                <text:p>3230.7</text:p>
              </table:table-cell>
              <table:table-cell office:value-type="float" office:value="3419.9">
                <text:p>3419.9</text:p>
              </table:table-cell>
              <table:table-cell office:value-type="float" office:value="3747.1">
                <text:p>3747.1</text:p>
              </table:table-cell>
              <table:table-cell office:value-type="float" office:value="3484.8">
                <text:p>3484.8</text:p>
              </table:table-cell>
            </table:table-row>
            <table:table-row>
              <table:table-cell office:value-type="string">
                <text:p>00:21:41</text:p>
              </table:table-cell>
              <table:table-cell office:value-type="float" office:value="4180.6">
                <text:p>4180.6</text:p>
              </table:table-cell>
              <table:table-cell office:value-type="float" office:value="3638.1">
                <text:p>3638.1</text:p>
              </table:table-cell>
              <table:table-cell office:value-type="float" office:value="4089.1">
                <text:p>4089.1</text:p>
              </table:table-cell>
              <table:table-cell office:value-type="float" office:value="3710.8">
                <text:p>3710.8</text:p>
              </table:table-cell>
            </table:table-row>
            <table:table-row>
              <table:table-cell office:value-type="string">
                <text:p>00:22:43</text:p>
              </table:table-cell>
              <table:table-cell office:value-type="float" office:value="3698.7">
                <text:p>3698.7</text:p>
              </table:table-cell>
              <table:table-cell office:value-type="float" office:value="3742.8">
                <text:p>3742.8</text:p>
              </table:table-cell>
              <table:table-cell office:value-type="float" office:value="3934.2">
                <text:p>3934.2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00:23:46</text:p>
              </table:table-cell>
              <table:table-cell office:value-type="float" office:value="4185.9">
                <text:p>4185.9</text:p>
              </table:table-cell>
              <table:table-cell office:value-type="float" office:value="4100.7">
                <text:p>4100.7</text:p>
              </table:table-cell>
              <table:table-cell office:value-type="float" office:value="4108.8">
                <text:p>4108.8</text:p>
              </table:table-cell>
              <table:table-cell office:value-type="float" office:value="3800.6">
                <text:p>3800.6</text:p>
              </table:table-cell>
            </table:table-row>
            <table:table-row>
              <table:table-cell office:value-type="string">
                <text:p>00:24:49</text:p>
              </table:table-cell>
              <table:table-cell office:value-type="float" office:value="4297.8">
                <text:p>4297.8</text:p>
              </table:table-cell>
              <table:table-cell office:value-type="float" office:value="3817">
                <text:p>3817</text:p>
              </table:table-cell>
              <table:table-cell office:value-type="float" office:value="4163.3">
                <text:p>4163.3</text:p>
              </table:table-cell>
              <table:table-cell office:value-type="float" office:value="3809.6">
                <text:p>3809.6</text:p>
              </table:table-cell>
            </table:table-row>
            <table:table-row>
              <table:table-cell office:value-type="string">
                <text:p>00:25:52</text:p>
              </table:table-cell>
              <table:table-cell office:value-type="float" office:value="5701.6">
                <text:p>5701.6</text:p>
              </table:table-cell>
              <table:table-cell office:value-type="float" office:value="5584.3">
                <text:p>5584.3</text:p>
              </table:table-cell>
              <table:table-cell office:value-type="float" office:value="6241.7">
                <text:p>6241.7</text:p>
              </table:table-cell>
              <table:table-cell office:value-type="float" office:value="5764.9">
                <text:p>5764.9</text:p>
              </table:table-cell>
            </table:table-row>
            <table:table-row>
              <table:table-cell office:value-type="string">
                <text:p>00:26:54</text:p>
              </table:table-cell>
              <table:table-cell office:value-type="float" office:value="5401.6">
                <text:p>5401.6</text:p>
              </table:table-cell>
              <table:table-cell office:value-type="float" office:value="4894.3">
                <text:p>4894.3</text:p>
              </table:table-cell>
              <table:table-cell office:value-type="float" office:value="5493.4">
                <text:p>5493.4</text:p>
              </table:table-cell>
              <table:table-cell office:value-type="float" office:value="5355.7">
                <text:p>5355.7</text:p>
              </table:table-cell>
            </table:table-row>
            <table:table-row>
              <table:table-cell office:value-type="string">
                <text:p>00:27:57</text:p>
              </table:table-cell>
              <table:table-cell office:value-type="float" office:value="5556.2">
                <text:p>5556.2</text:p>
              </table:table-cell>
              <table:table-cell office:value-type="float" office:value="5358.9">
                <text:p>5358.9</text:p>
              </table:table-cell>
              <table:table-cell office:value-type="float" office:value="5898.9">
                <text:p>5898.9</text:p>
              </table:table-cell>
              <table:table-cell office:value-type="float" office:value="5500.5">
                <text:p>5500.5</text:p>
              </table:table-cell>
            </table:table-row>
            <table:table-row>
              <table:table-cell office:value-type="string">
                <text:p>00:29:00</text:p>
              </table:table-cell>
              <table:table-cell office:value-type="float" office:value="5138.2">
                <text:p>5138.2</text:p>
              </table:table-cell>
              <table:table-cell office:value-type="float" office:value="4266.4">
                <text:p>4266.4</text:p>
              </table:table-cell>
              <table:table-cell office:value-type="float" office:value="4650">
                <text:p>4650</text:p>
              </table:table-cell>
              <table:table-cell office:value-type="float" office:value="4415.8">
                <text:p>4415.8</text:p>
              </table:table-cell>
            </table:table-row>
            <table:table-row>
              <table:table-cell office:value-type="string">
                <text:p>00:30:03</text:p>
              </table:table-cell>
              <table:table-cell office:value-type="float" office:value="7423.2">
                <text:p>7423.2</text:p>
              </table:table-cell>
              <table:table-cell office:value-type="float" office:value="6472.5">
                <text:p>6472.5</text:p>
              </table:table-cell>
              <table:table-cell office:value-type="float" office:value="6737">
                <text:p>6737</text:p>
              </table:table-cell>
              <table:table-cell office:value-type="float" office:value="7103.8">
                <text:p>7103.8</text:p>
              </table:table-cell>
            </table:table-row>
            <table:table-row>
              <table:table-cell office:value-type="string">
                <text:p>00:31:06</text:p>
              </table:table-cell>
              <table:table-cell office:value-type="float" office:value="6184.7">
                <text:p>6184.7</text:p>
              </table:table-cell>
              <table:table-cell office:value-type="float" office:value="5911.3">
                <text:p>5911.3</text:p>
              </table:table-cell>
              <table:table-cell office:value-type="float" office:value="6464.3">
                <text:p>6464.3</text:p>
              </table:table-cell>
              <table:table-cell office:value-type="float" office:value="6082.1">
                <text:p>6082.1</text:p>
              </table:table-cell>
            </table:table-row>
            <table:table-row>
              <table:table-cell office:value-type="string">
                <text:p>00:32:08</text:p>
              </table:table-cell>
              <table:table-cell office:value-type="float" office:value="3799.5">
                <text:p>3799.5</text:p>
              </table:table-cell>
              <table:table-cell office:value-type="float" office:value="3980.5">
                <text:p>3980.5</text:p>
              </table:table-cell>
              <table:table-cell office:value-type="float" office:value="4107.3">
                <text:p>4107.3</text:p>
              </table:table-cell>
              <table:table-cell office:value-type="float" office:value="3987.8">
                <text:p>3987.8</text:p>
              </table:table-cell>
            </table:table-row>
            <table:table-row>
              <table:table-cell office:value-type="string">
                <text:p>00:33:11</text:p>
              </table:table-cell>
              <table:table-cell office:value-type="float" office:value="6006">
                <text:p>6006</text:p>
              </table:table-cell>
              <table:table-cell office:value-type="float" office:value="5763.9">
                <text:p>5763.9</text:p>
              </table:table-cell>
              <table:table-cell office:value-type="float" office:value="6355.4">
                <text:p>6355.4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00:34:14</text:p>
              </table:table-cell>
              <table:table-cell office:value-type="float" office:value="4370.4">
                <text:p>4370.4</text:p>
              </table:table-cell>
              <table:table-cell office:value-type="float" office:value="4404.9">
                <text:p>4404.9</text:p>
              </table:table-cell>
              <table:table-cell office:value-type="float" office:value="4801.5">
                <text:p>4801.5</text:p>
              </table:table-cell>
              <table:table-cell office:value-type="float" office:value="4600.3">
                <text:p>4600.3</text:p>
              </table:table-cell>
            </table:table-row>
            <table:table-row>
              <table:table-cell office:value-type="string">
                <text:p>00:35:17</text:p>
              </table:table-cell>
              <table:table-cell office:value-type="float" office:value="5518">
                <text:p>5518</text:p>
              </table:table-cell>
              <table:table-cell office:value-type="float" office:value="5174">
                <text:p>5174</text:p>
              </table:table-cell>
              <table:table-cell office:value-type="float" office:value="5748.6">
                <text:p>5748.6</text:p>
              </table:table-cell>
              <table:table-cell office:value-type="float" office:value="5476.8">
                <text:p>5476.8</text:p>
              </table:table-cell>
            </table:table-row>
            <table:table-row>
              <table:table-cell office:value-type="string">
                <text:p>00:36:21</text:p>
              </table:table-cell>
              <table:table-cell office:value-type="float" office:value="3746.4">
                <text:p>3746.4</text:p>
              </table:table-cell>
              <table:table-cell office:value-type="float" office:value="3798.9">
                <text:p>3798.9</text:p>
              </table:table-cell>
              <table:table-cell office:value-type="float" office:value="3988.9">
                <text:p>3988.9</text:p>
              </table:table-cell>
              <table:table-cell office:value-type="float" office:value="3837.4">
                <text:p>3837.4</text:p>
              </table:table-cell>
            </table:table-row>
            <table:table-row>
              <table:table-cell office:value-type="string">
                <text:p>00:37:24</text:p>
              </table:table-cell>
              <table:table-cell office:value-type="float" office:value="4117.9">
                <text:p>4117.9</text:p>
              </table:table-cell>
              <table:table-cell office:value-type="float" office:value="4150.7">
                <text:p>4150.7</text:p>
              </table:table-cell>
              <table:table-cell office:value-type="float" office:value="4465.7">
                <text:p>4465.7</text:p>
              </table:table-cell>
              <table:table-cell office:value-type="float" office:value="4267.8">
                <text:p>4267.8</text:p>
              </table:table-cell>
            </table:table-row>
            <table:table-row>
              <table:table-cell office:value-type="string">
                <text:p>00:38:27</text:p>
              </table:table-cell>
              <table:table-cell office:value-type="float" office:value="2513.5">
                <text:p>2513.5</text:p>
              </table:table-cell>
              <table:table-cell office:value-type="float" office:value="2964.4">
                <text:p>2964.4</text:p>
              </table:table-cell>
              <table:table-cell office:value-type="float" office:value="3124">
                <text:p>3124</text:p>
              </table:table-cell>
              <table:table-cell office:value-type="float" office:value="2715.5">
                <text:p>2715.5</text:p>
              </table:table-cell>
            </table:table-row>
            <table:table-row>
              <table:table-cell office:value-type="string">
                <text:p>00:39:30</text:p>
              </table:table-cell>
              <table:table-cell office:value-type="float" office:value="5643.3">
                <text:p>5643.3</text:p>
              </table:table-cell>
              <table:table-cell office:value-type="float" office:value="5742">
                <text:p>5742</text:p>
              </table:table-cell>
              <table:table-cell office:value-type="float" office:value="5887.1">
                <text:p>5887.1</text:p>
              </table:table-cell>
              <table:table-cell office:value-type="float" office:value="5608">
                <text:p>5608</text:p>
              </table:table-cell>
            </table:table-row>
            <table:table-row>
              <table:table-cell office:value-type="string">
                <text:p>00:40:33</text:p>
              </table:table-cell>
              <table:table-cell office:value-type="float" office:value="4025.6">
                <text:p>4025.6</text:p>
              </table:table-cell>
              <table:table-cell office:value-type="float" office:value="3852.6">
                <text:p>3852.6</text:p>
              </table:table-cell>
              <table:table-cell office:value-type="float" office:value="4050.8">
                <text:p>4050.8</text:p>
              </table:table-cell>
              <table:table-cell office:value-type="float" office:value="3561.4">
                <text:p>3561.4</text:p>
              </table:table-cell>
            </table:table-row>
            <table:table-row>
              <table:table-cell office:value-type="string">
                <text:p>00:41:35</text:p>
              </table:table-cell>
              <table:table-cell office:value-type="float" office:value="4227.4">
                <text:p>4227.4</text:p>
              </table:table-cell>
              <table:table-cell office:value-type="float" office:value="4139.3">
                <text:p>4139.3</text:p>
              </table:table-cell>
              <table:table-cell office:value-type="float" office:value="4456.5">
                <text:p>4456.5</text:p>
              </table:table-cell>
              <table:table-cell office:value-type="float" office:value="3912.7">
                <text:p>3912.7</text:p>
              </table:table-cell>
            </table:table-row>
            <table:table-row>
              <table:table-cell office:value-type="string">
                <text:p>00:42:38</text:p>
              </table:table-cell>
              <table:table-cell office:value-type="float" office:value="4768">
                <text:p>4768</text:p>
              </table:table-cell>
              <table:table-cell office:value-type="float" office:value="4624.3">
                <text:p>4624.3</text:p>
              </table:table-cell>
              <table:table-cell office:value-type="float" office:value="5282.6">
                <text:p>5282.6</text:p>
              </table:table-cell>
              <table:table-cell office:value-type="float" office:value="4937.3">
                <text:p>4937.3</text:p>
              </table:table-cell>
            </table:table-row>
            <table:table-row>
              <table:table-cell office:value-type="string">
                <text:p>00:43:41</text:p>
              </table:table-cell>
              <table:table-cell office:value-type="float" office:value="5311.9">
                <text:p>5311.9</text:p>
              </table:table-cell>
              <table:table-cell office:value-type="float" office:value="4851.7">
                <text:p>4851.7</text:p>
              </table:table-cell>
              <table:table-cell office:value-type="float" office:value="5457.2">
                <text:p>5457.2</text:p>
              </table:table-cell>
              <table:table-cell office:value-type="float" office:value="5195.1">
                <text:p>5195.1</text:p>
              </table:table-cell>
            </table:table-row>
            <table:table-row>
              <table:table-cell office:value-type="string">
                <text:p>00:44:44</text:p>
              </table:table-cell>
              <table:table-cell office:value-type="float" office:value="4867.5">
                <text:p>4867.5</text:p>
              </table:table-cell>
              <table:table-cell office:value-type="float" office:value="4971.4">
                <text:p>4971.4</text:p>
              </table:table-cell>
              <table:table-cell office:value-type="float" office:value="5333.7">
                <text:p>5333.7</text:p>
              </table:table-cell>
              <table:table-cell office:value-type="float" office:value="5131.4">
                <text:p>5131.4</text:p>
              </table:table-cell>
            </table:table-row>
            <table:table-row>
              <table:table-cell office:value-type="string">
                <text:p>00:45:46</text:p>
              </table:table-cell>
              <table:table-cell office:value-type="float" office:value="7402.3">
                <text:p>7402.3</text:p>
              </table:table-cell>
              <table:table-cell office:value-type="float" office:value="7001.6">
                <text:p>7001.6</text:p>
              </table:table-cell>
              <table:table-cell office:value-type="float" office:value="7728.2">
                <text:p>7728.2</text:p>
              </table:table-cell>
              <table:table-cell office:value-type="float" office:value="7398.5">
                <text:p>7398.5</text:p>
              </table:table-cell>
            </table:table-row>
            <table:table-row>
              <table:table-cell office:value-type="string">
                <text:p>00:46:49</text:p>
              </table:table-cell>
              <table:table-cell office:value-type="float" office:value="6814.1">
                <text:p>6814.1</text:p>
              </table:table-cell>
              <table:table-cell office:value-type="float" office:value="6454.5">
                <text:p>6454.5</text:p>
              </table:table-cell>
              <table:table-cell office:value-type="float" office:value="6610.8">
                <text:p>6610.8</text:p>
              </table:table-cell>
              <table:table-cell office:value-type="float" office:value="6166.2">
                <text:p>6166.2</text:p>
              </table:table-cell>
            </table:table-row>
            <table:table-row>
              <table:table-cell office:value-type="string">
                <text:p>00:47:52</text:p>
              </table:table-cell>
              <table:table-cell office:value-type="float" office:value="6936">
                <text:p>6936</text:p>
              </table:table-cell>
              <table:table-cell office:value-type="float" office:value="6677.5">
                <text:p>6677.5</text:p>
              </table:table-cell>
              <table:table-cell office:value-type="float" office:value="7278.9">
                <text:p>7278.9</text:p>
              </table:table-cell>
              <table:table-cell office:value-type="float" office:value="7004.7">
                <text:p>7004.7</text:p>
              </table:table-cell>
            </table:table-row>
            <table:table-row>
              <table:table-cell office:value-type="string">
                <text:p>00:48:55</text:p>
              </table:table-cell>
              <table:table-cell office:value-type="float" office:value="5247.1">
                <text:p>5247.1</text:p>
              </table:table-cell>
              <table:table-cell office:value-type="float" office:value="5346.9">
                <text:p>5346.9</text:p>
              </table:table-cell>
              <table:table-cell office:value-type="float" office:value="5986.4">
                <text:p>5986.4</text:p>
              </table:table-cell>
              <table:table-cell office:value-type="float" office:value="5603.3">
                <text:p>5603.3</text:p>
              </table:table-cell>
            </table:table-row>
            <table:table-row>
              <table:table-cell office:value-type="string">
                <text:p>00:49:57</text:p>
              </table:table-cell>
              <table:table-cell office:value-type="float" office:value="5820.3">
                <text:p>5820.3</text:p>
              </table:table-cell>
              <table:table-cell office:value-type="float" office:value="5555.2">
                <text:p>5555.2</text:p>
              </table:table-cell>
              <table:table-cell office:value-type="float" office:value="5521.9">
                <text:p>5521.9</text:p>
              </table:table-cell>
              <table:table-cell office:value-type="float" office:value="5622.8">
                <text:p>5622.8</text:p>
              </table:table-cell>
            </table:table-row>
            <table:table-row>
              <table:table-cell office:value-type="string">
                <text:p>00:51:00</text:p>
              </table:table-cell>
              <table:table-cell office:value-type="float" office:value="3960.7">
                <text:p>3960.7</text:p>
              </table:table-cell>
              <table:table-cell office:value-type="float" office:value="3918.2">
                <text:p>3918.2</text:p>
              </table:table-cell>
              <table:table-cell office:value-type="float" office:value="4248.5">
                <text:p>4248.5</text:p>
              </table:table-cell>
              <table:table-cell office:value-type="float" office:value="3651.5">
                <text:p>3651.5</text:p>
              </table:table-cell>
            </table:table-row>
            <table:table-row>
              <table:table-cell office:value-type="string">
                <text:p>00:52:04</text:p>
              </table:table-cell>
              <table:table-cell office:value-type="float" office:value="3947.8">
                <text:p>3947.8</text:p>
              </table:table-cell>
              <table:table-cell office:value-type="float" office:value="4114.8">
                <text:p>4114.8</text:p>
              </table:table-cell>
              <table:table-cell office:value-type="float" office:value="4123.9">
                <text:p>4123.9</text:p>
              </table:table-cell>
              <table:table-cell office:value-type="float" office:value="4269.3">
                <text:p>4269.3</text:p>
              </table:table-cell>
            </table:table-row>
            <table:table-row>
              <table:table-cell office:value-type="string">
                <text:p>00:53:07</text:p>
              </table:table-cell>
              <table:table-cell office:value-type="float" office:value="5780.1">
                <text:p>5780.1</text:p>
              </table:table-cell>
              <table:table-cell office:value-type="float" office:value="5461.2">
                <text:p>5461.2</text:p>
              </table:table-cell>
              <table:table-cell office:value-type="float" office:value="6551.3">
                <text:p>6551.3</text:p>
              </table:table-cell>
              <table:table-cell office:value-type="float" office:value="5721.5">
                <text:p>5721.5</text:p>
              </table:table-cell>
            </table:table-row>
            <table:table-row>
              <table:table-cell office:value-type="string">
                <text:p>00:54:10</text:p>
              </table:table-cell>
              <table:table-cell office:value-type="float" office:value="4068.2">
                <text:p>4068.2</text:p>
              </table:table-cell>
              <table:table-cell office:value-type="float" office:value="4471.2">
                <text:p>4471.2</text:p>
              </table:table-cell>
              <table:table-cell office:value-type="float" office:value="4075.7">
                <text:p>4075.7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00:55:12</text:p>
              </table:table-cell>
              <table:table-cell office:value-type="float" office:value="3967.2">
                <text:p>3967.2</text:p>
              </table:table-cell>
              <table:table-cell office:value-type="float" office:value="4004.8">
                <text:p>4004.8</text:p>
              </table:table-cell>
              <table:table-cell office:value-type="float" office:value="4002.1">
                <text:p>4002.1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string">
                <text:p>00:56:15</text:p>
              </table:table-cell>
              <table:table-cell office:value-type="float" office:value="3354.6">
                <text:p>3354.6</text:p>
              </table:table-cell>
              <table:table-cell office:value-type="float" office:value="3766.5">
                <text:p>3766.5</text:p>
              </table:table-cell>
              <table:table-cell office:value-type="float" office:value="3525.5">
                <text:p>3525.5</text:p>
              </table:table-cell>
              <table:table-cell office:value-type="float" office:value="3463.8">
                <text:p>3463.8</text:p>
              </table:table-cell>
            </table:table-row>
            <table:table-row>
              <table:table-cell office:value-type="string">
                <text:p>00:57:18</text:p>
              </table:table-cell>
              <table:table-cell office:value-type="float" office:value="3199">
                <text:p>3199</text:p>
              </table:table-cell>
              <table:table-cell office:value-type="float" office:value="3259.3">
                <text:p>3259.3</text:p>
              </table:table-cell>
              <table:table-cell office:value-type="float" office:value="3006.1">
                <text:p>3006.1</text:p>
              </table:table-cell>
              <table:table-cell office:value-type="float" office:value="3059.9">
                <text:p>3059.9</text:p>
              </table:table-cell>
            </table:table-row>
            <table:table-row>
              <table:table-cell office:value-type="string">
                <text:p>00:58:21</text:p>
              </table:table-cell>
              <table:table-cell office:value-type="float" office:value="4308.8">
                <text:p>4308.8</text:p>
              </table:table-cell>
              <table:table-cell office:value-type="float" office:value="4068.6">
                <text:p>4068.6</text:p>
              </table:table-cell>
              <table:table-cell office:value-type="float" office:value="4558.2">
                <text:p>4558.2</text:p>
              </table:table-cell>
              <table:table-cell office:value-type="float" office:value="4576.1">
                <text:p>4576.1</text:p>
              </table:table-cell>
            </table:table-row>
            <table:table-row>
              <table:table-cell office:value-type="string">
                <text:p>00:59:24</text:p>
              </table:table-cell>
              <table:table-cell office:value-type="float" office:value="3770.9">
                <text:p>3770.9</text:p>
              </table:table-cell>
              <table:table-cell office:value-type="float" office:value="3873.3">
                <text:p>3873.3</text:p>
              </table:table-cell>
              <table:table-cell office:value-type="float" office:value="4166.3">
                <text:p>4166.3</text:p>
              </table:table-cell>
              <table:table-cell office:value-type="float" office:value="3845.6">
                <text:p>3845.6</text:p>
              </table:table-cell>
            </table:table-row>
            <table:table-row>
              <table:table-cell office:value-type="string">
                <text:p>01:00:26</text:p>
              </table:table-cell>
              <table:table-cell office:value-type="float" office:value="3461.4">
                <text:p>3461.4</text:p>
              </table:table-cell>
              <table:table-cell office:value-type="float" office:value="3707.9">
                <text:p>3707.9</text:p>
              </table:table-cell>
              <table:table-cell office:value-type="float" office:value="3785.1">
                <text:p>3785.1</text:p>
              </table:table-cell>
              <table:table-cell office:value-type="float" office:value="3711.1">
                <text:p>3711.1</text:p>
              </table:table-cell>
            </table:table-row>
            <table:table-row>
              <table:table-cell office:value-type="string">
                <text:p>01:01:29</text:p>
              </table:table-cell>
              <table:table-cell office:value-type="float" office:value="3410.6">
                <text:p>3410.6</text:p>
              </table:table-cell>
              <table:table-cell office:value-type="float" office:value="3294.6">
                <text:p>3294.6</text:p>
              </table:table-cell>
              <table:table-cell office:value-type="float" office:value="3377.4">
                <text:p>3377.4</text:p>
              </table:table-cell>
              <table:table-cell office:value-type="float" office:value="2856.3">
                <text:p>2856.3</text:p>
              </table:table-cell>
            </table:table-row>
            <table:table-row>
              <table:table-cell office:value-type="string">
                <text:p>01:02:32</text:p>
              </table:table-cell>
              <table:table-cell office:value-type="float" office:value="3668.6">
                <text:p>3668.6</text:p>
              </table:table-cell>
              <table:table-cell office:value-type="float" office:value="3650.9">
                <text:p>3650.9</text:p>
              </table:table-cell>
              <table:table-cell office:value-type="float" office:value="3691.9">
                <text:p>3691.9</text:p>
              </table:table-cell>
              <table:table-cell office:value-type="float" office:value="3437.8">
                <text:p>3437.8</text:p>
              </table:table-cell>
            </table:table-row>
            <table:table-row>
              <table:table-cell office:value-type="string">
                <text:p>01:03:35</text:p>
              </table:table-cell>
              <table:table-cell office:value-type="float" office:value="3584.1">
                <text:p>3584.1</text:p>
              </table:table-cell>
              <table:table-cell office:value-type="float" office:value="3599.1">
                <text:p>3599.1</text:p>
              </table:table-cell>
              <table:table-cell office:value-type="float" office:value="3763.5">
                <text:p>3763.5</text:p>
              </table:table-cell>
              <table:table-cell office:value-type="float" office:value="3327.7">
                <text:p>3327.7</text:p>
              </table:table-cell>
            </table:table-row>
            <table:table-row>
              <table:table-cell office:value-type="string">
                <text:p>01:04:38</text:p>
              </table:table-cell>
              <table:table-cell office:value-type="float" office:value="5374">
                <text:p>5374</text:p>
              </table:table-cell>
              <table:table-cell office:value-type="float" office:value="5219.6">
                <text:p>5219.6</text:p>
              </table:table-cell>
              <table:table-cell office:value-type="float" office:value="5508.5">
                <text:p>5508.5</text:p>
              </table:table-cell>
              <table:table-cell office:value-type="float" office:value="5282.3">
                <text:p>5282.3</text:p>
              </table:table-cell>
            </table:table-row>
            <table:table-row>
              <table:table-cell office:value-type="string">
                <text:p>01:05:40</text:p>
              </table:table-cell>
              <table:table-cell office:value-type="float" office:value="3556.6">
                <text:p>3556.6</text:p>
              </table:table-cell>
              <table:table-cell office:value-type="float" office:value="3169.6">
                <text:p>3169.6</text:p>
              </table:table-cell>
              <table:table-cell office:value-type="float" office:value="3336">
                <text:p>3336</text:p>
              </table:table-cell>
              <table:table-cell office:value-type="float" office:value="3128.2">
                <text:p>3128.2</text:p>
              </table:table-cell>
            </table:table-row>
            <table:table-row>
              <table:table-cell office:value-type="string">
                <text:p>01:06:45</text:p>
              </table:table-cell>
              <table:table-cell office:value-type="float" office:value="3429.3">
                <text:p>3429.3</text:p>
              </table:table-cell>
              <table:table-cell office:value-type="float" office:value="3310.6">
                <text:p>3310.6</text:p>
              </table:table-cell>
              <table:table-cell office:value-type="float" office:value="3338.4">
                <text:p>3338.4</text:p>
              </table:table-cell>
              <table:table-cell office:value-type="float" office:value="2886.3">
                <text:p>2886.3</text:p>
              </table:table-cell>
            </table:table-row>
            <table:table-row>
              <table:table-cell office:value-type="string">
                <text:p>01:07:48</text:p>
              </table:table-cell>
              <table:table-cell office:value-type="float" office:value="3824.5">
                <text:p>3824.5</text:p>
              </table:table-cell>
              <table:table-cell office:value-type="float" office:value="3347.8">
                <text:p>3347.8</text:p>
              </table:table-cell>
              <table:table-cell office:value-type="float" office:value="3401.3">
                <text:p>3401.3</text:p>
              </table:table-cell>
              <table:table-cell office:value-type="float" office:value="3291.2">
                <text:p>3291.2</text:p>
              </table:table-cell>
            </table:table-row>
            <table:table-row>
              <table:table-cell office:value-type="string">
                <text:p>01:08:51</text:p>
              </table:table-cell>
              <table:table-cell office:value-type="float" office:value="3778.2">
                <text:p>3778.2</text:p>
              </table:table-cell>
              <table:table-cell office:value-type="float" office:value="3601.5">
                <text:p>3601.5</text:p>
              </table:table-cell>
              <table:table-cell office:value-type="float" office:value="3672.4">
                <text:p>3672.4</text:p>
              </table:table-cell>
              <table:table-cell office:value-type="float" office:value="3366.8">
                <text:p>3366.8</text:p>
              </table:table-cell>
            </table:table-row>
            <table:table-row>
              <table:table-cell office:value-type="string">
                <text:p>01:09:53</text:p>
              </table:table-cell>
              <table:table-cell office:value-type="float" office:value="3536.8">
                <text:p>3536.8</text:p>
              </table:table-cell>
              <table:table-cell office:value-type="float" office:value="3940.6">
                <text:p>3940.6</text:p>
              </table:table-cell>
              <table:table-cell office:value-type="float" office:value="4162.3">
                <text:p>4162.3</text:p>
              </table:table-cell>
              <table:table-cell office:value-type="float" office:value="3595.5">
                <text:p>3595.5</text:p>
              </table:table-cell>
            </table:table-row>
            <table:table-row>
              <table:table-cell office:value-type="string">
                <text:p>01:10:56</text:p>
              </table:table-cell>
              <table:table-cell office:value-type="float" office:value="3833.7">
                <text:p>3833.7</text:p>
              </table:table-cell>
              <table:table-cell office:value-type="float" office:value="3597.6">
                <text:p>3597.6</text:p>
              </table:table-cell>
              <table:table-cell office:value-type="float" office:value="3649.6">
                <text:p>3649.6</text:p>
              </table:table-cell>
              <table:table-cell office:value-type="float" office:value="3368.6">
                <text:p>3368.6</text:p>
              </table:table-cell>
            </table:table-row>
            <table:table-row>
              <table:table-cell office:value-type="string">
                <text:p>01:11:59</text:p>
              </table:table-cell>
              <table:table-cell office:value-type="float" office:value="4748.8">
                <text:p>4748.8</text:p>
              </table:table-cell>
              <table:table-cell office:value-type="float" office:value="5152.8">
                <text:p>5152.8</text:p>
              </table:table-cell>
              <table:table-cell office:value-type="float" office:value="5494.3">
                <text:p>5494.3</text:p>
              </table:table-cell>
              <table:table-cell office:value-type="float" office:value="5371.3">
                <text:p>5371.3</text:p>
              </table:table-cell>
            </table:table-row>
            <table:table-row>
              <table:table-cell office:value-type="string">
                <text:p>01:13:02</text:p>
              </table:table-cell>
              <table:table-cell office:value-type="float" office:value="4936">
                <text:p>4936</text:p>
              </table:table-cell>
              <table:table-cell office:value-type="float" office:value="3985.7">
                <text:p>3985.7</text:p>
              </table:table-cell>
              <table:table-cell office:value-type="float" office:value="5064.9">
                <text:p>5064.9</text:p>
              </table:table-cell>
              <table:table-cell office:value-type="float" office:value="4780">
                <text:p>4780</text:p>
              </table:table-cell>
            </table:table-row>
            <table:table-row>
              <table:table-cell office:value-type="string">
                <text:p>01:14:05</text:p>
              </table:table-cell>
              <table:table-cell office:value-type="float" office:value="5291.5">
                <text:p>5291.5</text:p>
              </table:table-cell>
              <table:table-cell office:value-type="float" office:value="4608.7">
                <text:p>4608.7</text:p>
              </table:table-cell>
              <table:table-cell office:value-type="float" office:value="4693.6">
                <text:p>4693.6</text:p>
              </table:table-cell>
              <table:table-cell office:value-type="float" office:value="5043.8">
                <text:p>5043.8</text:p>
              </table:table-cell>
            </table:table-row>
            <table:table-row>
              <table:table-cell office:value-type="string">
                <text:p>01:15:07</text:p>
              </table:table-cell>
              <table:table-cell office:value-type="float" office:value="5264">
                <text:p>5264</text:p>
              </table:table-cell>
              <table:table-cell office:value-type="float" office:value="5188">
                <text:p>5188</text:p>
              </table:table-cell>
              <table:table-cell office:value-type="float" office:value="5650">
                <text:p>5650</text:p>
              </table:table-cell>
              <table:table-cell office:value-type="float" office:value="5117.2">
                <text:p>5117.2</text:p>
              </table:table-cell>
            </table:table-row>
            <table:table-row>
              <table:table-cell office:value-type="string">
                <text:p>01:16:10</text:p>
              </table:table-cell>
              <table:table-cell office:value-type="float" office:value="5271.5">
                <text:p>5271.5</text:p>
              </table:table-cell>
              <table:table-cell office:value-type="float" office:value="4983.2">
                <text:p>4983.2</text:p>
              </table:table-cell>
              <table:table-cell office:value-type="float" office:value="5408.7">
                <text:p>5408.7</text:p>
              </table:table-cell>
              <table:table-cell office:value-type="float" office:value="5153.4">
                <text:p>5153.4</text:p>
              </table:table-cell>
            </table:table-row>
            <table:table-row>
              <table:table-cell office:value-type="string">
                <text:p>01:17:13</text:p>
              </table:table-cell>
              <table:table-cell office:value-type="float" office:value="3833.4">
                <text:p>3833.4</text:p>
              </table:table-cell>
              <table:table-cell office:value-type="float" office:value="3339.9">
                <text:p>3339.9</text:p>
              </table:table-cell>
              <table:table-cell office:value-type="float" office:value="4034.2">
                <text:p>4034.2</text:p>
              </table:table-cell>
              <table:table-cell office:value-type="float" office:value="3536.5">
                <text:p>3536.5</text:p>
              </table:table-cell>
            </table:table-row>
            <table:table-row>
              <table:table-cell office:value-type="string">
                <text:p>01:18:16</text:p>
              </table:table-cell>
              <table:table-cell office:value-type="float" office:value="3373.3">
                <text:p>3373.3</text:p>
              </table:table-cell>
              <table:table-cell office:value-type="float" office:value="3589.6">
                <text:p>3589.6</text:p>
              </table:table-cell>
              <table:table-cell office:value-type="float" office:value="4009.8">
                <text:p>4009.8</text:p>
              </table:table-cell>
              <table:table-cell office:value-type="float" office:value="3524.2">
                <text:p>3524.2</text:p>
              </table:table-cell>
            </table:table-row>
            <table:table-row>
              <table:table-cell office:value-type="string">
                <text:p>01:19:18</text:p>
              </table:table-cell>
              <table:table-cell office:value-type="float" office:value="3442.8">
                <text:p>3442.8</text:p>
              </table:table-cell>
              <table:table-cell office:value-type="float" office:value="3409">
                <text:p>3409</text:p>
              </table:table-cell>
              <table:table-cell office:value-type="float" office:value="3694.5">
                <text:p>3694.5</text:p>
              </table:table-cell>
              <table:table-cell office:value-type="float" office:value="3036.2">
                <text:p>3036.2</text:p>
              </table:table-cell>
            </table:table-row>
            <table:table-row>
              <table:table-cell office:value-type="string">
                <text:p>01:20:21</text:p>
              </table:table-cell>
              <table:table-cell office:value-type="float" office:value="3504.2">
                <text:p>3504.2</text:p>
              </table:table-cell>
              <table:table-cell office:value-type="float" office:value="3324.8">
                <text:p>3324.8</text:p>
              </table:table-cell>
              <table:table-cell office:value-type="float" office:value="3454.2">
                <text:p>3454.2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01:21:25</text:p>
              </table:table-cell>
              <table:table-cell office:value-type="float" office:value="3359.8">
                <text:p>3359.8</text:p>
              </table:table-cell>
              <table:table-cell office:value-type="float" office:value="3368.9">
                <text:p>3368.9</text:p>
              </table:table-cell>
              <table:table-cell office:value-type="float" office:value="3544.2">
                <text:p>3544.2</text:p>
              </table:table-cell>
              <table:table-cell office:value-type="float" office:value="3073.2">
                <text:p>3073.2</text:p>
              </table:table-cell>
            </table:table-row>
            <table:table-row>
              <table:table-cell office:value-type="string">
                <text:p>01:22:28</text:p>
              </table:table-cell>
              <table:table-cell office:value-type="float" office:value="4089.7">
                <text:p>4089.7</text:p>
              </table:table-cell>
              <table:table-cell office:value-type="float" office:value="3842.2">
                <text:p>3842.2</text:p>
              </table:table-cell>
              <table:table-cell office:value-type="float" office:value="3948.3">
                <text:p>3948.3</text:p>
              </table:table-cell>
              <table:table-cell office:value-type="float" office:value="3975.2">
                <text:p>3975.2</text:p>
              </table:table-cell>
            </table:table-row>
            <table:table-row>
              <table:table-cell office:value-type="string">
                <text:p>01:23:31</text:p>
              </table:table-cell>
              <table:table-cell office:value-type="float" office:value="4702.4">
                <text:p>4702.4</text:p>
              </table:table-cell>
              <table:table-cell office:value-type="float" office:value="4358.1">
                <text:p>4358.1</text:p>
              </table:table-cell>
              <table:table-cell office:value-type="float" office:value="4523.1">
                <text:p>4523.1</text:p>
              </table:table-cell>
              <table:table-cell office:value-type="float" office:value="4552.3">
                <text:p>4552.3</text:p>
              </table:table-cell>
            </table:table-row>
            <table:table-row>
              <table:table-cell office:value-type="string">
                <text:p>01:24:33</text:p>
              </table:table-cell>
              <table:table-cell office:value-type="float" office:value="4629.2">
                <text:p>4629.2</text:p>
              </table:table-cell>
              <table:table-cell office:value-type="float" office:value="4002.2">
                <text:p>4002.2</text:p>
              </table:table-cell>
              <table:table-cell office:value-type="float" office:value="4849.6">
                <text:p>4849.6</text:p>
              </table:table-cell>
              <table:table-cell office:value-type="float" office:value="4523.6">
                <text:p>4523.6</text:p>
              </table:table-cell>
            </table:table-row>
            <table:table-row>
              <table:table-cell office:value-type="string">
                <text:p>01:25:36</text:p>
              </table:table-cell>
              <table:table-cell office:value-type="float" office:value="3364.7">
                <text:p>3364.7</text:p>
              </table:table-cell>
              <table:table-cell office:value-type="float" office:value="3335.1">
                <text:p>3335.1</text:p>
              </table:table-cell>
              <table:table-cell office:value-type="float" office:value="3325.5">
                <text:p>3325.5</text:p>
              </table:table-cell>
              <table:table-cell office:value-type="float" office:value="3118.3">
                <text:p>3118.3</text:p>
              </table:table-cell>
            </table:table-row>
            <table:table-row>
              <table:table-cell office:value-type="string">
                <text:p>01:26:39</text:p>
              </table:table-cell>
              <table:table-cell office:value-type="float" office:value="4145.3">
                <text:p>4145.3</text:p>
              </table:table-cell>
              <table:table-cell office:value-type="float" office:value="4423.8">
                <text:p>4423.8</text:p>
              </table:table-cell>
              <table:table-cell office:value-type="float" office:value="4008.5">
                <text:p>4008.5</text:p>
              </table:table-cell>
              <table:table-cell office:value-type="float" office:value="3919.7">
                <text:p>3919.7</text:p>
              </table:table-cell>
            </table:table-row>
            <table:table-row>
              <table:table-cell office:value-type="string">
                <text:p>01:27:42</text:p>
              </table:table-cell>
              <table:table-cell office:value-type="float" office:value="3324.3">
                <text:p>3324.3</text:p>
              </table:table-cell>
              <table:table-cell office:value-type="float" office:value="3419.3">
                <text:p>3419.3</text:p>
              </table:table-cell>
              <table:table-cell office:value-type="float" office:value="3339.3">
                <text:p>3339.3</text:p>
              </table:table-cell>
              <table:table-cell office:value-type="float" office:value="2960.2">
                <text:p>2960.2</text:p>
              </table:table-cell>
            </table:table-row>
            <table:table-row>
              <table:table-cell office:value-type="string">
                <text:p>01:28:45</text:p>
              </table:table-cell>
              <table:table-cell office:value-type="float" office:value="3676.3">
                <text:p>3676.3</text:p>
              </table:table-cell>
              <table:table-cell office:value-type="float" office:value="3402.6">
                <text:p>3402.6</text:p>
              </table:table-cell>
              <table:table-cell office:value-type="float" office:value="3409.5">
                <text:p>3409.5</text:p>
              </table:table-cell>
              <table:table-cell office:value-type="float" office:value="2951.3">
                <text:p>2951.3</text:p>
              </table:table-cell>
            </table:table-row>
            <table:table-row>
              <table:table-cell office:value-type="string">
                <text:p>01:29:48</text:p>
              </table:table-cell>
              <table:table-cell office:value-type="float" office:value="4415.6">
                <text:p>4415.6</text:p>
              </table:table-cell>
              <table:table-cell office:value-type="float" office:value="4198.9">
                <text:p>4198.9</text:p>
              </table:table-cell>
              <table:table-cell office:value-type="float" office:value="4897.8">
                <text:p>4897.8</text:p>
              </table:table-cell>
              <table:table-cell office:value-type="float" office:value="4957.3">
                <text:p>4957.3</text:p>
              </table:table-cell>
            </table:table-row>
            <table:table-row>
              <table:table-cell office:value-type="string">
                <text:p>01:30:51</text:p>
              </table:table-cell>
              <table:table-cell office:value-type="float" office:value="3465">
                <text:p>3465</text:p>
              </table:table-cell>
              <table:table-cell office:value-type="float" office:value="3302.7">
                <text:p>3302.7</text:p>
              </table:table-cell>
              <table:table-cell office:value-type="float" office:value="3686.9">
                <text:p>3686.9</text:p>
              </table:table-cell>
              <table:table-cell office:value-type="float" office:value="3349.5">
                <text:p>3349.5</text:p>
              </table:table-cell>
            </table:table-row>
            <table:table-row>
              <table:table-cell office:value-type="string">
                <text:p>01:31:53</text:p>
              </table:table-cell>
              <table:table-cell office:value-type="float" office:value="3520.1">
                <text:p>3520.1</text:p>
              </table:table-cell>
              <table:table-cell office:value-type="float" office:value="3269">
                <text:p>3269</text:p>
              </table:table-cell>
              <table:table-cell office:value-type="float" office:value="3489.8">
                <text:p>3489.8</text:p>
              </table:table-cell>
              <table:table-cell office:value-type="float" office:value="3072.4">
                <text:p>3072.4</text:p>
              </table:table-cell>
            </table:table-row>
            <table:table-row>
              <table:table-cell office:value-type="string">
                <text:p>01:32:56</text:p>
              </table:table-cell>
              <table:table-cell office:value-type="float" office:value="3685.5">
                <text:p>3685.5</text:p>
              </table:table-cell>
              <table:table-cell office:value-type="float" office:value="3259.9">
                <text:p>3259.9</text:p>
              </table:table-cell>
              <table:table-cell office:value-type="float" office:value="3672.1">
                <text:p>3672.1</text:p>
              </table:table-cell>
              <table:table-cell office:value-type="float" office:value="3377.1">
                <text:p>3377.1</text:p>
              </table:table-cell>
            </table:table-row>
            <table:table-row>
              <table:table-cell office:value-type="string">
                <text:p>01:33:59</text:p>
              </table:table-cell>
              <table:table-cell office:value-type="float" office:value="3536.9">
                <text:p>3536.9</text:p>
              </table:table-cell>
              <table:table-cell office:value-type="float" office:value="3501.3">
                <text:p>3501.3</text:p>
              </table:table-cell>
              <table:table-cell office:value-type="float" office:value="3614.1">
                <text:p>3614.1</text:p>
              </table:table-cell>
              <table:table-cell office:value-type="float" office:value="3252.6">
                <text:p>3252.6</text:p>
              </table:table-cell>
            </table:table-row>
            <table:table-row>
              <table:table-cell office:value-type="string">
                <text:p>01:35:02</text:p>
              </table:table-cell>
              <table:table-cell office:value-type="float" office:value="3516.9">
                <text:p>3516.9</text:p>
              </table:table-cell>
              <table:table-cell office:value-type="float" office:value="3929.8">
                <text:p>3929.8</text:p>
              </table:table-cell>
              <table:table-cell office:value-type="float" office:value="3479.2">
                <text:p>3479.2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01:36:04</text:p>
              </table:table-cell>
              <table:table-cell office:value-type="float" office:value="3541.9">
                <text:p>3541.9</text:p>
              </table:table-cell>
              <table:table-cell office:value-type="float" office:value="3216.6">
                <text:p>3216.6</text:p>
              </table:table-cell>
              <table:table-cell office:value-type="float" office:value="3462">
                <text:p>3462</text:p>
              </table:table-cell>
              <table:table-cell office:value-type="float" office:value="3005.7">
                <text:p>3005.7</text:p>
              </table:table-cell>
            </table:table-row>
            <table:table-row>
              <table:table-cell office:value-type="string">
                <text:p>01:37:09</text:p>
              </table:table-cell>
              <table:table-cell office:value-type="float" office:value="5271.8">
                <text:p>5271.8</text:p>
              </table:table-cell>
              <table:table-cell office:value-type="float" office:value="5004.7">
                <text:p>5004.7</text:p>
              </table:table-cell>
              <table:table-cell office:value-type="float" office:value="5196.1">
                <text:p>5196.1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string">
                <text:p>01:38:12</text:p>
              </table:table-cell>
              <table:table-cell office:value-type="float" office:value="3963.9">
                <text:p>3963.9</text:p>
              </table:table-cell>
              <table:table-cell office:value-type="float" office:value="3676.6">
                <text:p>3676.6</text:p>
              </table:table-cell>
              <table:table-cell office:value-type="float" office:value="4503.7">
                <text:p>4503.7</text:p>
              </table:table-cell>
              <table:table-cell office:value-type="float" office:value="3805.8">
                <text:p>3805.8</text:p>
              </table:table-cell>
            </table:table-row>
            <table:table-row>
              <table:table-cell office:value-type="string">
                <text:p>01:39:14</text:p>
              </table:table-cell>
              <table:table-cell office:value-type="float" office:value="3843">
                <text:p>3843</text:p>
              </table:table-cell>
              <table:table-cell office:value-type="float" office:value="3913.6">
                <text:p>3913.6</text:p>
              </table:table-cell>
              <table:table-cell office:value-type="float" office:value="4117.4">
                <text:p>4117.4</text:p>
              </table:table-cell>
              <table:table-cell office:value-type="float" office:value="3900.3">
                <text:p>3900.3</text:p>
              </table:table-cell>
            </table:table-row>
            <table:table-row>
              <table:table-cell office:value-type="string">
                <text:p>01:40:17</text:p>
              </table:table-cell>
              <table:table-cell office:value-type="float" office:value="3438">
                <text:p>3438</text:p>
              </table:table-cell>
              <table:table-cell office:value-type="float" office:value="3025.4">
                <text:p>3025.4</text:p>
              </table:table-cell>
              <table:table-cell office:value-type="float" office:value="3498.7">
                <text:p>3498.7</text:p>
              </table:table-cell>
              <table:table-cell office:value-type="float" office:value="3124.8">
                <text:p>3124.8</text:p>
              </table:table-cell>
            </table:table-row>
            <table:table-row>
              <table:table-cell office:value-type="string">
                <text:p>01:41:20</text:p>
              </table:table-cell>
              <table:table-cell office:value-type="float" office:value="3065.9">
                <text:p>3065.9</text:p>
              </table:table-cell>
              <table:table-cell office:value-type="float" office:value="3057.8">
                <text:p>3057.8</text:p>
              </table:table-cell>
              <table:table-cell office:value-type="float" office:value="3109.5">
                <text:p>3109.5</text:p>
              </table:table-cell>
              <table:table-cell office:value-type="float" office:value="2985.5">
                <text:p>2985.5</text:p>
              </table:table-cell>
            </table:table-row>
            <table:table-row>
              <table:table-cell office:value-type="string">
                <text:p>01:42:23</text:p>
              </table:table-cell>
              <table:table-cell office:value-type="float" office:value="5193.1">
                <text:p>5193.1</text:p>
              </table:table-cell>
              <table:table-cell office:value-type="float" office:value="5129.2">
                <text:p>5129.2</text:p>
              </table:table-cell>
              <table:table-cell office:value-type="float" office:value="5699.6">
                <text:p>5699.6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string">
                <text:p>01:43:25</text:p>
              </table:table-cell>
              <table:table-cell office:value-type="float" office:value="4735.5">
                <text:p>4735.5</text:p>
              </table:table-cell>
              <table:table-cell office:value-type="float" office:value="4668.8">
                <text:p>4668.8</text:p>
              </table:table-cell>
              <table:table-cell office:value-type="float" office:value="4713.8">
                <text:p>4713.8</text:p>
              </table:table-cell>
              <table:table-cell office:value-type="float" office:value="4225.9">
                <text:p>4225.9</text:p>
              </table:table-cell>
            </table:table-row>
            <table:table-row>
              <table:table-cell office:value-type="string">
                <text:p>01:44:28</text:p>
              </table:table-cell>
              <table:table-cell office:value-type="float" office:value="3642.3">
                <text:p>3642.3</text:p>
              </table:table-cell>
              <table:table-cell office:value-type="float" office:value="3501.8">
                <text:p>3501.8</text:p>
              </table:table-cell>
              <table:table-cell office:value-type="float" office:value="3680.4">
                <text:p>3680.4</text:p>
              </table:table-cell>
              <table:table-cell office:value-type="float" office:value="3182.6">
                <text:p>3182.6</text:p>
              </table:table-cell>
            </table:table-row>
            <table:table-row>
              <table:table-cell office:value-type="string">
                <text:p>01:45:31</text:p>
              </table:table-cell>
              <table:table-cell office:value-type="float" office:value="3873.2">
                <text:p>3873.2</text:p>
              </table:table-cell>
              <table:table-cell office:value-type="float" office:value="3854">
                <text:p>3854</text:p>
              </table:table-cell>
              <table:table-cell office:value-type="float" office:value="3922.4">
                <text:p>3922.4</text:p>
              </table:table-cell>
              <table:table-cell office:value-type="float" office:value="3616.2">
                <text:p>3616.2</text:p>
              </table:table-cell>
            </table:table-row>
            <table:table-row>
              <table:table-cell office:value-type="string">
                <text:p>01:46:34</text:p>
              </table:table-cell>
              <table:table-cell office:value-type="float" office:value="4140.5">
                <text:p>4140.5</text:p>
              </table:table-cell>
              <table:table-cell office:value-type="float" office:value="3245.1">
                <text:p>3245.1</text:p>
              </table:table-cell>
              <table:table-cell office:value-type="float" office:value="2979.5">
                <text:p>2979.5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string">
                <text:p>01:47:36</text:p>
              </table:table-cell>
              <table:table-cell office:value-type="float" office:value="3536.1">
                <text:p>3536.1</text:p>
              </table:table-cell>
              <table:table-cell office:value-type="float" office:value="3067.2">
                <text:p>3067.2</text:p>
              </table:table-cell>
              <table:table-cell office:value-type="float" office:value="3389.5">
                <text:p>3389.5</text:p>
              </table:table-cell>
              <table:table-cell office:value-type="float" office:value="3099.9">
                <text:p>3099.9</text:p>
              </table:table-cell>
            </table:table-row>
            <table:table-row>
              <table:table-cell office:value-type="string">
                <text:p>01:48:39</text:p>
              </table:table-cell>
              <table:table-cell office:value-type="float" office:value="4712.2">
                <text:p>4712.2</text:p>
              </table:table-cell>
              <table:table-cell office:value-type="float" office:value="4531.2">
                <text:p>4531.2</text:p>
              </table:table-cell>
              <table:table-cell office:value-type="float" office:value="4646.6">
                <text:p>4646.6</text:p>
              </table:table-cell>
              <table:table-cell office:value-type="float" office:value="4986.2">
                <text:p>4986.2</text:p>
              </table:table-cell>
            </table:table-row>
            <table:table-row>
              <table:table-cell office:value-type="string">
                <text:p>01:49:42</text:p>
              </table:table-cell>
              <table:table-cell office:value-type="float" office:value="3405.1">
                <text:p>3405.1</text:p>
              </table:table-cell>
              <table:table-cell office:value-type="float" office:value="3393.7">
                <text:p>3393.7</text:p>
              </table:table-cell>
              <table:table-cell office:value-type="float" office:value="3581.7">
                <text:p>3581.7</text:p>
              </table:table-cell>
              <table:table-cell office:value-type="float" office:value="3152.1">
                <text:p>3152.1</text:p>
              </table:table-cell>
            </table:table-row>
            <table:table-row>
              <table:table-cell office:value-type="string">
                <text:p>01:50:45</text:p>
              </table:table-cell>
              <table:table-cell office:value-type="float" office:value="3915.8">
                <text:p>3915.8</text:p>
              </table:table-cell>
              <table:table-cell office:value-type="float" office:value="3720.6">
                <text:p>3720.6</text:p>
              </table:table-cell>
              <table:table-cell office:value-type="float" office:value="3942.8">
                <text:p>3942.8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01:51:48</text:p>
              </table:table-cell>
              <table:table-cell office:value-type="float" office:value="4891.8">
                <text:p>4891.8</text:p>
              </table:table-cell>
              <table:table-cell office:value-type="float" office:value="5061">
                <text:p>5061</text:p>
              </table:table-cell>
              <table:table-cell office:value-type="float" office:value="5291.2">
                <text:p>5291.2</text:p>
              </table:table-cell>
              <table:table-cell office:value-type="float" office:value="5073.9">
                <text:p>5073.9</text:p>
              </table:table-cell>
            </table:table-row>
            <table:table-row>
              <table:table-cell office:value-type="string">
                <text:p>01:52:51</text:p>
              </table:table-cell>
              <table:table-cell office:value-type="float" office:value="4162">
                <text:p>4162</text:p>
              </table:table-cell>
              <table:table-cell office:value-type="float" office:value="4408.2">
                <text:p>4408.2</text:p>
              </table:table-cell>
              <table:table-cell office:value-type="float" office:value="4775.6">
                <text:p>4775.6</text:p>
              </table:table-cell>
              <table:table-cell office:value-type="float" office:value="4535.4">
                <text:p>4535.4</text:p>
              </table:table-cell>
            </table:table-row>
            <table:table-row>
              <table:table-cell office:value-type="string">
                <text:p>01:53:54</text:p>
              </table:table-cell>
              <table:table-cell office:value-type="float" office:value="3074.7">
                <text:p>3074.7</text:p>
              </table:table-cell>
              <table:table-cell office:value-type="float" office:value="3190.1">
                <text:p>3190.1</text:p>
              </table:table-cell>
              <table:table-cell office:value-type="float" office:value="3270.9">
                <text:p>3270.9</text:p>
              </table:table-cell>
              <table:table-cell office:value-type="float" office:value="3109.3">
                <text:p>3109.3</text:p>
              </table:table-cell>
            </table:table-row>
            <table:table-row>
              <table:table-cell office:value-type="string">
                <text:p>01:54:57</text:p>
              </table:table-cell>
              <table:table-cell office:value-type="float" office:value="3820.8">
                <text:p>3820.8</text:p>
              </table:table-cell>
              <table:table-cell office:value-type="float" office:value="3710.7">
                <text:p>3710.7</text:p>
              </table:table-cell>
              <table:table-cell office:value-type="float" office:value="3441.9">
                <text:p>3441.9</text:p>
              </table:table-cell>
              <table:table-cell office:value-type="float" office:value="3431.5">
                <text:p>3431.5</text:p>
              </table:table-cell>
            </table:table-row>
            <table:table-row>
              <table:table-cell office:value-type="string">
                <text:p>01:55:59</text:p>
              </table:table-cell>
              <table:table-cell office:value-type="float" office:value="4297.4">
                <text:p>4297.4</text:p>
              </table:table-cell>
              <table:table-cell office:value-type="float" office:value="4418.1">
                <text:p>4418.1</text:p>
              </table:table-cell>
              <table:table-cell office:value-type="float" office:value="4534.9">
                <text:p>4534.9</text:p>
              </table:table-cell>
              <table:table-cell office:value-type="float" office:value="4774.3">
                <text:p>4774.3</text:p>
              </table:table-cell>
            </table:table-row>
            <table:table-row>
              <table:table-cell office:value-type="string">
                <text:p>01:57:02</text:p>
              </table:table-cell>
              <table:table-cell office:value-type="float" office:value="5121.1">
                <text:p>5121.1</text:p>
              </table:table-cell>
              <table:table-cell office:value-type="float" office:value="4810.9">
                <text:p>4810.9</text:p>
              </table:table-cell>
              <table:table-cell office:value-type="float" office:value="4667.3">
                <text:p>4667.3</text:p>
              </table:table-cell>
              <table:table-cell office:value-type="float" office:value="4999.4">
                <text:p>4999.4</text:p>
              </table:table-cell>
            </table:table-row>
            <table:table-row>
              <table:table-cell office:value-type="string">
                <text:p>01:58:05</text:p>
              </table:table-cell>
              <table:table-cell office:value-type="float" office:value="3119.2">
                <text:p>3119.2</text:p>
              </table:table-cell>
              <table:table-cell office:value-type="float" office:value="3181">
                <text:p>3181</text:p>
              </table:table-cell>
              <table:table-cell office:value-type="float" office:value="3018.2">
                <text:p>3018.2</text:p>
              </table:table-cell>
              <table:table-cell office:value-type="float" office:value="2920.1">
                <text:p>2920.1</text:p>
              </table:table-cell>
            </table:table-row>
            <table:table-row>
              <table:table-cell office:value-type="string">
                <text:p>01:59:08</text:p>
              </table:table-cell>
              <table:table-cell office:value-type="float" office:value="4164.2">
                <text:p>4164.2</text:p>
              </table:table-cell>
              <table:table-cell office:value-type="float" office:value="4841.7">
                <text:p>4841.7</text:p>
              </table:table-cell>
              <table:table-cell office:value-type="float" office:value="4543.5">
                <text:p>4543.5</text:p>
              </table:table-cell>
              <table:table-cell office:value-type="float" office:value="5015.6">
                <text:p>5015.6</text:p>
              </table:table-cell>
            </table:table-row>
            <table:table-row>
              <table:table-cell office:value-type="string">
                <text:p>02:00:10</text:p>
              </table:table-cell>
              <table:table-cell office:value-type="float" office:value="4263.9">
                <text:p>4263.9</text:p>
              </table:table-cell>
              <table:table-cell office:value-type="float" office:value="3124.9">
                <text:p>3124.9</text:p>
              </table:table-cell>
              <table:table-cell office:value-type="float" office:value="3612.6">
                <text:p>3612.6</text:p>
              </table:table-cell>
              <table:table-cell office:value-type="float" office:value="3933.7">
                <text:p>3933.7</text:p>
              </table:table-cell>
            </table:table-row>
            <table:table-row>
              <table:table-cell office:value-type="string">
                <text:p>02:01:13</text:p>
              </table:table-cell>
              <table:table-cell office:value-type="float" office:value="4767.4">
                <text:p>4767.4</text:p>
              </table:table-cell>
              <table:table-cell office:value-type="float" office:value="4702">
                <text:p>4702</text:p>
              </table:table-cell>
              <table:table-cell office:value-type="float" office:value="5314.2">
                <text:p>5314.2</text:p>
              </table:table-cell>
              <table:table-cell office:value-type="float" office:value="5111.9">
                <text:p>5111.9</text:p>
              </table:table-cell>
            </table:table-row>
            <table:table-row>
              <table:table-cell office:value-type="string">
                <text:p>02:02:16</text:p>
              </table:table-cell>
              <table:table-cell office:value-type="float" office:value="4657.9">
                <text:p>4657.9</text:p>
              </table:table-cell>
              <table:table-cell office:value-type="float" office:value="4509.9">
                <text:p>4509.9</text:p>
              </table:table-cell>
              <table:table-cell office:value-type="float" office:value="4886.7">
                <text:p>4886.7</text:p>
              </table:table-cell>
              <table:table-cell office:value-type="float" office:value="4515">
                <text:p>4515</text:p>
              </table:table-cell>
            </table:table-row>
            <table:table-row>
              <table:table-cell office:value-type="string">
                <text:p>02:03:19</text:p>
              </table:table-cell>
              <table:table-cell office:value-type="float" office:value="3344">
                <text:p>3344</text:p>
              </table:table-cell>
              <table:table-cell office:value-type="float" office:value="3345.7">
                <text:p>3345.7</text:p>
              </table:table-cell>
              <table:table-cell office:value-type="float" office:value="3223.8">
                <text:p>3223.8</text:p>
              </table:table-cell>
              <table:table-cell office:value-type="float" office:value="3163.8">
                <text:p>3163.8</text:p>
              </table:table-cell>
            </table:table-row>
            <table:table-row>
              <table:table-cell office:value-type="string">
                <text:p>02:04:22</text:p>
              </table:table-cell>
              <table:table-cell office:value-type="float" office:value="5428.7">
                <text:p>5428.7</text:p>
              </table:table-cell>
              <table:table-cell office:value-type="float" office:value="4773.4">
                <text:p>4773.4</text:p>
              </table:table-cell>
              <table:table-cell office:value-type="float" office:value="4287.2">
                <text:p>4287.2</text:p>
              </table:table-cell>
              <table:table-cell office:value-type="float" office:value="4901.9">
                <text:p>4901.9</text:p>
              </table:table-cell>
            </table:table-row>
            <table:table-row>
              <table:table-cell office:value-type="string">
                <text:p>02:05:24</text:p>
              </table:table-cell>
              <table:table-cell office:value-type="float" office:value="3601.7">
                <text:p>3601.7</text:p>
              </table:table-cell>
              <table:table-cell office:value-type="float" office:value="3695.7">
                <text:p>3695.7</text:p>
              </table:table-cell>
              <table:table-cell office:value-type="float" office:value="3904.9">
                <text:p>3904.9</text:p>
              </table:table-cell>
              <table:table-cell office:value-type="float" office:value="3403.2">
                <text:p>3403.2</text:p>
              </table:table-cell>
            </table:table-row>
            <table:table-row>
              <table:table-cell office:value-type="string">
                <text:p>02:06:28</text:p>
              </table:table-cell>
              <table:table-cell office:value-type="float" office:value="3613.9">
                <text:p>3613.9</text:p>
              </table:table-cell>
              <table:table-cell office:value-type="float" office:value="3840.4">
                <text:p>3840.4</text:p>
              </table:table-cell>
              <table:table-cell office:value-type="float" office:value="3627">
                <text:p>3627</text:p>
              </table:table-cell>
              <table:table-cell office:value-type="float" office:value="3656.6">
                <text:p>3656.6</text:p>
              </table:table-cell>
            </table:table-row>
            <table:table-row>
              <table:table-cell office:value-type="string">
                <text:p>02:07:31</text:p>
              </table:table-cell>
              <table:table-cell office:value-type="float" office:value="3412">
                <text:p>3412</text:p>
              </table:table-cell>
              <table:table-cell office:value-type="float" office:value="3302.8">
                <text:p>3302.8</text:p>
              </table:table-cell>
              <table:table-cell office:value-type="float" office:value="3763.4">
                <text:p>3763.4</text:p>
              </table:table-cell>
              <table:table-cell office:value-type="float" office:value="3073.7">
                <text:p>3073.7</text:p>
              </table:table-cell>
            </table:table-row>
            <table:table-row>
              <table:table-cell office:value-type="string">
                <text:p>02:08:34</text:p>
              </table:table-cell>
              <table:table-cell office:value-type="float" office:value="3264.4">
                <text:p>3264.4</text:p>
              </table:table-cell>
              <table:table-cell office:value-type="float" office:value="2930.5">
                <text:p>2930.5</text:p>
              </table:table-cell>
              <table:table-cell office:value-type="float" office:value="3327.6">
                <text:p>3327.6</text:p>
              </table:table-cell>
              <table:table-cell office:value-type="float" office:value="3041.4">
                <text:p>3041.4</text:p>
              </table:table-cell>
            </table:table-row>
            <table:table-row>
              <table:table-cell office:value-type="string">
                <text:p>02:09:37</text:p>
              </table:table-cell>
              <table:table-cell office:value-type="float" office:value="3809.5">
                <text:p>3809.5</text:p>
              </table:table-cell>
              <table:table-cell office:value-type="float" office:value="3435.7">
                <text:p>3435.7</text:p>
              </table:table-cell>
              <table:table-cell office:value-type="float" office:value="3470.2">
                <text:p>3470.2</text:p>
              </table:table-cell>
              <table:table-cell office:value-type="float" office:value="3392.8">
                <text:p>3392.8</text:p>
              </table:table-cell>
            </table:table-row>
            <table:table-row>
              <table:table-cell office:value-type="string">
                <text:p>02:10:40</text:p>
              </table:table-cell>
              <table:table-cell office:value-type="float" office:value="2928.8">
                <text:p>2928.8</text:p>
              </table:table-cell>
              <table:table-cell office:value-type="float" office:value="3092.3">
                <text:p>3092.3</text:p>
              </table:table-cell>
              <table:table-cell office:value-type="float" office:value="3022.8">
                <text:p>3022.8</text:p>
              </table:table-cell>
              <table:table-cell office:value-type="float" office:value="3095.5">
                <text:p>3095.5</text:p>
              </table:table-cell>
            </table:table-row>
            <table:table-row>
              <table:table-cell office:value-type="string">
                <text:p>02:11:43</text:p>
              </table:table-cell>
              <table:table-cell office:value-type="float" office:value="3604.8">
                <text:p>3604.8</text:p>
              </table:table-cell>
              <table:table-cell office:value-type="float" office:value="3699.4">
                <text:p>3699.4</text:p>
              </table:table-cell>
              <table:table-cell office:value-type="float" office:value="3739.7">
                <text:p>3739.7</text:p>
              </table:table-cell>
              <table:table-cell office:value-type="float" office:value="3227.3">
                <text:p>3227.3</text:p>
              </table:table-cell>
            </table:table-row>
            <table:table-row>
              <table:table-cell office:value-type="string">
                <text:p>02:12:45</text:p>
              </table:table-cell>
              <table:table-cell office:value-type="float" office:value="3565">
                <text:p>3565</text:p>
              </table:table-cell>
              <table:table-cell office:value-type="float" office:value="3548.4">
                <text:p>3548.4</text:p>
              </table:table-cell>
              <table:table-cell office:value-type="float" office:value="3744">
                <text:p>3744</text:p>
              </table:table-cell>
              <table:table-cell office:value-type="float" office:value="3259.4">
                <text:p>3259.4</text:p>
              </table:table-cell>
            </table:table-row>
            <table:table-row>
              <table:table-cell office:value-type="string">
                <text:p>02:13:48</text:p>
              </table:table-cell>
              <table:table-cell office:value-type="float" office:value="3653.6">
                <text:p>3653.6</text:p>
              </table:table-cell>
              <table:table-cell office:value-type="float" office:value="4102.6">
                <text:p>4102.6</text:p>
              </table:table-cell>
              <table:table-cell office:value-type="float" office:value="3944.1">
                <text:p>3944.1</text:p>
              </table:table-cell>
              <table:table-cell office:value-type="float" office:value="3602.6">
                <text:p>3602.6</text:p>
              </table:table-cell>
            </table:table-row>
            <table:table-row>
              <table:table-cell office:value-type="string">
                <text:p>02:14:51</text:p>
              </table:table-cell>
              <table:table-cell office:value-type="float" office:value="3708.7">
                <text:p>3708.7</text:p>
              </table:table-cell>
              <table:table-cell office:value-type="float" office:value="3237.1">
                <text:p>3237.1</text:p>
              </table:table-cell>
              <table:table-cell office:value-type="float" office:value="3666.5">
                <text:p>3666.5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02:15:54</text:p>
              </table:table-cell>
              <table:table-cell office:value-type="float" office:value="3273.9">
                <text:p>3273.9</text:p>
              </table:table-cell>
              <table:table-cell office:value-type="float" office:value="3190.5">
                <text:p>3190.5</text:p>
              </table:table-cell>
              <table:table-cell office:value-type="float" office:value="3048.3">
                <text:p>3048.3</text:p>
              </table:table-cell>
              <table:table-cell office:value-type="float" office:value="3119.5">
                <text:p>3119.5</text:p>
              </table:table-cell>
            </table:table-row>
            <table:table-row>
              <table:table-cell office:value-type="string">
                <text:p>02:16:56</text:p>
              </table:table-cell>
              <table:table-cell office:value-type="float" office:value="4653.4">
                <text:p>4653.4</text:p>
              </table:table-cell>
              <table:table-cell office:value-type="float" office:value="4559.1">
                <text:p>4559.1</text:p>
              </table:table-cell>
              <table:table-cell office:value-type="float" office:value="4579.8">
                <text:p>4579.8</text:p>
              </table:table-cell>
              <table:table-cell office:value-type="float" office:value="4691.9">
                <text:p>4691.9</text:p>
              </table:table-cell>
            </table:table-row>
            <table:table-row>
              <table:table-cell office:value-type="string">
                <text:p>02:17:59</text:p>
              </table:table-cell>
              <table:table-cell office:value-type="float" office:value="3693.5">
                <text:p>3693.5</text:p>
              </table:table-cell>
              <table:table-cell office:value-type="float" office:value="3842.7">
                <text:p>3842.7</text:p>
              </table:table-cell>
              <table:table-cell office:value-type="float" office:value="3628.6">
                <text:p>3628.6</text:p>
              </table:table-cell>
              <table:table-cell office:value-type="float" office:value="3451.9">
                <text:p>3451.9</text:p>
              </table:table-cell>
            </table:table-row>
            <table:table-row>
              <table:table-cell office:value-type="string">
                <text:p>02:19:02</text:p>
              </table:table-cell>
              <table:table-cell office:value-type="float" office:value="4911.1">
                <text:p>4911.1</text:p>
              </table:table-cell>
              <table:table-cell office:value-type="float" office:value="4656.2">
                <text:p>4656.2</text:p>
              </table:table-cell>
              <table:table-cell office:value-type="float" office:value="5514.2">
                <text:p>5514.2</text:p>
              </table:table-cell>
              <table:table-cell office:value-type="float" office:value="4941.4">
                <text:p>4941.4</text:p>
              </table:table-cell>
            </table:table-row>
            <table:table-row>
              <table:table-cell office:value-type="string">
                <text:p>02:20:05</text:p>
              </table:table-cell>
              <table:table-cell office:value-type="float" office:value="3860.7">
                <text:p>3860.7</text:p>
              </table:table-cell>
              <table:table-cell office:value-type="float" office:value="3547.5">
                <text:p>3547.5</text:p>
              </table:table-cell>
              <table:table-cell office:value-type="float" office:value="3795.1">
                <text:p>3795.1</text:p>
              </table:table-cell>
              <table:table-cell office:value-type="float" office:value="3398.4">
                <text:p>3398.4</text:p>
              </table:table-cell>
            </table:table-row>
            <table:table-row>
              <table:table-cell office:value-type="string">
                <text:p>02:21:10</text:p>
              </table:table-cell>
              <table:table-cell office:value-type="float" office:value="3458.4">
                <text:p>3458.4</text:p>
              </table:table-cell>
              <table:table-cell office:value-type="float" office:value="3435.4">
                <text:p>3435.4</text:p>
              </table:table-cell>
              <table:table-cell office:value-type="float" office:value="3645">
                <text:p>3645</text:p>
              </table:table-cell>
              <table:table-cell office:value-type="float" office:value="3362.7">
                <text:p>3362.7</text:p>
              </table:table-cell>
            </table:table-row>
            <table:table-row>
              <table:table-cell office:value-type="string">
                <text:p>02:22:14</text:p>
              </table:table-cell>
              <table:table-cell office:value-type="float" office:value="3554.8">
                <text:p>3554.8</text:p>
              </table:table-cell>
              <table:table-cell office:value-type="float" office:value="3467.3">
                <text:p>3467.3</text:p>
              </table:table-cell>
              <table:table-cell office:value-type="float" office:value="4170.4">
                <text:p>4170.4</text:p>
              </table:table-cell>
              <table:table-cell office:value-type="float" office:value="4033.2">
                <text:p>4033.2</text:p>
              </table:table-cell>
            </table:table-row>
            <table:table-row>
              <table:table-cell office:value-type="string">
                <text:p>02:23:17</text:p>
              </table:table-cell>
              <table:table-cell office:value-type="float" office:value="3575.1">
                <text:p>3575.1</text:p>
              </table:table-cell>
              <table:table-cell office:value-type="float" office:value="3728.1">
                <text:p>3728.1</text:p>
              </table:table-cell>
              <table:table-cell office:value-type="float" office:value="4014.2">
                <text:p>4014.2</text:p>
              </table:table-cell>
              <table:table-cell office:value-type="float" office:value="3310.3">
                <text:p>3310.3</text:p>
              </table:table-cell>
            </table:table-row>
            <table:table-row>
              <table:table-cell office:value-type="string">
                <text:p>02:24:20</text:p>
              </table:table-cell>
              <table:table-cell office:value-type="float" office:value="3517.6">
                <text:p>3517.6</text:p>
              </table:table-cell>
              <table:table-cell office:value-type="float" office:value="3364.2">
                <text:p>3364.2</text:p>
              </table:table-cell>
              <table:table-cell office:value-type="float" office:value="3536.9">
                <text:p>3536.9</text:p>
              </table:table-cell>
              <table:table-cell office:value-type="float" office:value="3102.7">
                <text:p>3102.7</text:p>
              </table:table-cell>
            </table:table-row>
            <table:table-row>
              <table:table-cell office:value-type="string">
                <text:p>02:25:23</text:p>
              </table:table-cell>
              <table:table-cell office:value-type="float" office:value="4030.4">
                <text:p>4030.4</text:p>
              </table:table-cell>
              <table:table-cell office:value-type="float" office:value="4276.8">
                <text:p>4276.8</text:p>
              </table:table-cell>
              <table:table-cell office:value-type="float" office:value="4395">
                <text:p>4395</text:p>
              </table:table-cell>
              <table:table-cell office:value-type="float" office:value="4040.7">
                <text:p>4040.7</text:p>
              </table:table-cell>
            </table:table-row>
            <table:table-row>
              <table:table-cell office:value-type="string">
                <text:p>02:26:25</text:p>
              </table:table-cell>
              <table:table-cell office:value-type="float" office:value="4997.2">
                <text:p>4997.2</text:p>
              </table:table-cell>
              <table:table-cell office:value-type="float" office:value="4336">
                <text:p>4336</text:p>
              </table:table-cell>
              <table:table-cell office:value-type="float" office:value="5068.5">
                <text:p>5068.5</text:p>
              </table:table-cell>
              <table:table-cell office:value-type="float" office:value="4288.4">
                <text:p>4288.4</text:p>
              </table:table-cell>
            </table:table-row>
            <table:table-row>
              <table:table-cell office:value-type="string">
                <text:p>02:27:28</text:p>
              </table:table-cell>
              <table:table-cell office:value-type="float" office:value="3989.6">
                <text:p>3989.6</text:p>
              </table:table-cell>
              <table:table-cell office:value-type="float" office:value="3794.2">
                <text:p>3794.2</text:p>
              </table:table-cell>
              <table:table-cell office:value-type="float" office:value="4017.5">
                <text:p>4017.5</text:p>
              </table:table-cell>
              <table:table-cell office:value-type="float" office:value="3613.4">
                <text:p>3613.4</text:p>
              </table:table-cell>
            </table:table-row>
            <table:table-row>
              <table:table-cell office:value-type="string">
                <text:p>02:28:31</text:p>
              </table:table-cell>
              <table:table-cell office:value-type="float" office:value="4757.1">
                <text:p>4757.1</text:p>
              </table:table-cell>
              <table:table-cell office:value-type="float" office:value="4574.2">
                <text:p>4574.2</text:p>
              </table:table-cell>
              <table:table-cell office:value-type="float" office:value="5354.4">
                <text:p>5354.4</text:p>
              </table:table-cell>
              <table:table-cell office:value-type="float" office:value="4990.2">
                <text:p>4990.2</text:p>
              </table:table-cell>
            </table:table-row>
            <table:table-row>
              <table:table-cell office:value-type="string">
                <text:p>02:29:34</text:p>
              </table:table-cell>
              <table:table-cell office:value-type="float" office:value="4068.6">
                <text:p>4068.6</text:p>
              </table:table-cell>
              <table:table-cell office:value-type="float" office:value="3916.4">
                <text:p>3916.4</text:p>
              </table:table-cell>
              <table:table-cell office:value-type="float" office:value="4100.3">
                <text:p>4100.3</text:p>
              </table:table-cell>
              <table:table-cell office:value-type="float" office:value="3609.9">
                <text:p>3609.9</text:p>
              </table:table-cell>
            </table:table-row>
            <table:table-row>
              <table:table-cell office:value-type="string">
                <text:p>02:30:37</text:p>
              </table:table-cell>
              <table:table-cell office:value-type="float" office:value="3599.2">
                <text:p>3599.2</text:p>
              </table:table-cell>
              <table:table-cell office:value-type="float" office:value="3631">
                <text:p>3631</text:p>
              </table:table-cell>
              <table:table-cell office:value-type="float" office:value="3969.7">
                <text:p>3969.7</text:p>
              </table:table-cell>
              <table:table-cell office:value-type="float" office:value="3783.3">
                <text:p>3783.3</text:p>
              </table:table-cell>
            </table:table-row>
            <table:table-row>
              <table:table-cell office:value-type="string">
                <text:p>02:31:39</text:p>
              </table:table-cell>
              <table:table-cell office:value-type="float" office:value="3946.7">
                <text:p>3946.7</text:p>
              </table:table-cell>
              <table:table-cell office:value-type="float" office:value="4389.6">
                <text:p>4389.6</text:p>
              </table:table-cell>
              <table:table-cell office:value-type="float" office:value="3824.9">
                <text:p>3824.9</text:p>
              </table:table-cell>
              <table:table-cell office:value-type="float" office:value="3599.4">
                <text:p>3599.4</text:p>
              </table:table-cell>
            </table:table-row>
            <table:table-row>
              <table:table-cell office:value-type="string">
                <text:p>02:32:42</text:p>
              </table:table-cell>
              <table:table-cell office:value-type="float" office:value="4595.3">
                <text:p>4595.3</text:p>
              </table:table-cell>
              <table:table-cell office:value-type="float" office:value="4893.3">
                <text:p>4893.3</text:p>
              </table:table-cell>
              <table:table-cell office:value-type="float" office:value="4780.9">
                <text:p>4780.9</text:p>
              </table:table-cell>
              <table:table-cell office:value-type="float" office:value="4931.9">
                <text:p>4931.9</text:p>
              </table:table-cell>
            </table:table-row>
            <table:table-row>
              <table:table-cell office:value-type="string">
                <text:p>02:33:45</text:p>
              </table:table-cell>
              <table:table-cell office:value-type="float" office:value="3588.1">
                <text:p>3588.1</text:p>
              </table:table-cell>
              <table:table-cell office:value-type="float" office:value="3356.6">
                <text:p>3356.6</text:p>
              </table:table-cell>
              <table:table-cell office:value-type="float" office:value="3375.8">
                <text:p>3375.8</text:p>
              </table:table-cell>
              <table:table-cell office:value-type="float" office:value="3255.2">
                <text:p>3255.2</text:p>
              </table:table-cell>
            </table:table-row>
            <table:table-row>
              <table:table-cell office:value-type="string">
                <text:p>02:34:48</text:p>
              </table:table-cell>
              <table:table-cell office:value-type="float" office:value="5187.7">
                <text:p>5187.7</text:p>
              </table:table-cell>
              <table:table-cell office:value-type="float" office:value="4729.7">
                <text:p>4729.7</text:p>
              </table:table-cell>
              <table:table-cell office:value-type="float" office:value="4904.7">
                <text:p>4904.7</text:p>
              </table:table-cell>
              <table:table-cell office:value-type="float" office:value="4905.6">
                <text:p>4905.6</text:p>
              </table:table-cell>
            </table:table-row>
            <table:table-row>
              <table:table-cell office:value-type="string">
                <text:p>02:35:50</text:p>
              </table:table-cell>
              <table:table-cell office:value-type="float" office:value="3624.3">
                <text:p>3624.3</text:p>
              </table:table-cell>
              <table:table-cell office:value-type="float" office:value="3466.3">
                <text:p>3466.3</text:p>
              </table:table-cell>
              <table:table-cell office:value-type="float" office:value="3567.1">
                <text:p>3567.1</text:p>
              </table:table-cell>
              <table:table-cell office:value-type="float" office:value="3250.6">
                <text:p>3250.6</text:p>
              </table:table-cell>
            </table:table-row>
            <table:table-row>
              <table:table-cell office:value-type="string">
                <text:p>02:36:54</text:p>
              </table:table-cell>
              <table:table-cell office:value-type="float" office:value="3982.9">
                <text:p>3982.9</text:p>
              </table:table-cell>
              <table:table-cell office:value-type="float" office:value="4587.3">
                <text:p>4587.3</text:p>
              </table:table-cell>
              <table:table-cell office:value-type="float" office:value="4335.4">
                <text:p>4335.4</text:p>
              </table:table-cell>
              <table:table-cell office:value-type="float" office:value="4024.7">
                <text:p>4024.7</text:p>
              </table:table-cell>
            </table:table-row>
            <table:table-row>
              <table:table-cell office:value-type="string">
                <text:p>02:37:57</text:p>
              </table:table-cell>
              <table:table-cell office:value-type="float" office:value="3330.2">
                <text:p>3330.2</text:p>
              </table:table-cell>
              <table:table-cell office:value-type="float" office:value="3871">
                <text:p>3871</text:p>
              </table:table-cell>
              <table:table-cell office:value-type="float" office:value="3590.7">
                <text:p>3590.7</text:p>
              </table:table-cell>
              <table:table-cell office:value-type="float" office:value="3549.2">
                <text:p>3549.2</text:p>
              </table:table-cell>
            </table:table-row>
            <table:table-row>
              <table:table-cell office:value-type="string">
                <text:p>02:39:00</text:p>
              </table:table-cell>
              <table:table-cell office:value-type="float" office:value="4756.5">
                <text:p>4756.5</text:p>
              </table:table-cell>
              <table:table-cell office:value-type="float" office:value="4546">
                <text:p>4546</text:p>
              </table:table-cell>
              <table:table-cell office:value-type="float" office:value="5143.7">
                <text:p>5143.7</text:p>
              </table:table-cell>
              <table:table-cell office:value-type="float" office:value="4700.4">
                <text:p>4700.4</text:p>
              </table:table-cell>
            </table:table-row>
            <table:table-row>
              <table:table-cell office:value-type="string">
                <text:p>02:40:03</text:p>
              </table:table-cell>
              <table:table-cell office:value-type="float" office:value="3317.2">
                <text:p>3317.2</text:p>
              </table:table-cell>
              <table:table-cell office:value-type="float" office:value="3208.4">
                <text:p>3208.4</text:p>
              </table:table-cell>
              <table:table-cell office:value-type="float" office:value="3191.3">
                <text:p>3191.3</text:p>
              </table:table-cell>
              <table:table-cell office:value-type="float" office:value="2903.7">
                <text:p>2903.7</text:p>
              </table:table-cell>
            </table:table-row>
            <table:table-row>
              <table:table-cell office:value-type="string">
                <text:p>02:41:06</text:p>
              </table:table-cell>
              <table:table-cell office:value-type="float" office:value="4991.7">
                <text:p>4991.7</text:p>
              </table:table-cell>
              <table:table-cell office:value-type="float" office:value="4999.8">
                <text:p>4999.8</text:p>
              </table:table-cell>
              <table:table-cell office:value-type="float" office:value="5347.7">
                <text:p>5347.7</text:p>
              </table:table-cell>
              <table:table-cell office:value-type="float" office:value="5095.7">
                <text:p>5095.7</text:p>
              </table:table-cell>
            </table:table-row>
            <table:table-row>
              <table:table-cell office:value-type="string">
                <text:p>02:42:08</text:p>
              </table:table-cell>
              <table:table-cell office:value-type="float" office:value="3137.9">
                <text:p>3137.9</text:p>
              </table:table-cell>
              <table:table-cell office:value-type="float" office:value="3118.9">
                <text:p>3118.9</text:p>
              </table:table-cell>
              <table:table-cell office:value-type="float" office:value="3286.8">
                <text:p>3286.8</text:p>
              </table:table-cell>
              <table:table-cell office:value-type="float" office:value="2934.5">
                <text:p>2934.5</text:p>
              </table:table-cell>
            </table:table-row>
            <table:table-row>
              <table:table-cell office:value-type="string">
                <text:p>02:43:11</text:p>
              </table:table-cell>
              <table:table-cell office:value-type="float" office:value="4328.9">
                <text:p>4328.9</text:p>
              </table:table-cell>
              <table:table-cell office:value-type="float" office:value="4056.5">
                <text:p>4056.5</text:p>
              </table:table-cell>
              <table:table-cell office:value-type="float" office:value="4312.1">
                <text:p>4312.1</text:p>
              </table:table-cell>
              <table:table-cell office:value-type="float" office:value="3937.1">
                <text:p>3937.1</text:p>
              </table:table-cell>
            </table:table-row>
            <table:table-row>
              <table:table-cell office:value-type="string">
                <text:p>02:44:14</text:p>
              </table:table-cell>
              <table:table-cell office:value-type="float" office:value="3616.9">
                <text:p>3616.9</text:p>
              </table:table-cell>
              <table:table-cell office:value-type="float" office:value="3397.6">
                <text:p>3397.6</text:p>
              </table:table-cell>
              <table:table-cell office:value-type="float" office:value="3728.7">
                <text:p>3728.7</text:p>
              </table:table-cell>
              <table:table-cell office:value-type="float" office:value="3263.8">
                <text:p>3263.8</text:p>
              </table:table-cell>
            </table:table-row>
            <table:table-row>
              <table:table-cell office:value-type="string">
                <text:p>02:45:17</text:p>
              </table:table-cell>
              <table:table-cell office:value-type="float" office:value="3033.5">
                <text:p>3033.5</text:p>
              </table:table-cell>
              <table:table-cell office:value-type="float" office:value="3574.4">
                <text:p>3574.4</text:p>
              </table:table-cell>
              <table:table-cell office:value-type="float" office:value="3305.9">
                <text:p>3305.9</text:p>
              </table:table-cell>
              <table:table-cell office:value-type="float" office:value="3092.6">
                <text:p>3092.6</text:p>
              </table:table-cell>
            </table:table-row>
            <table:table-row>
              <table:table-cell office:value-type="string">
                <text:p>02:46:19</text:p>
              </table:table-cell>
              <table:table-cell office:value-type="float" office:value="3631.7">
                <text:p>3631.7</text:p>
              </table:table-cell>
              <table:table-cell office:value-type="float" office:value="3349.9">
                <text:p>3349.9</text:p>
              </table:table-cell>
              <table:table-cell office:value-type="float" office:value="3534.6">
                <text:p>3534.6</text:p>
              </table:table-cell>
              <table:table-cell office:value-type="float" office:value="3425.5">
                <text:p>3425.5</text:p>
              </table:table-cell>
            </table:table-row>
            <table:table-row>
              <table:table-cell office:value-type="string">
                <text:p>02:47:22</text:p>
              </table:table-cell>
              <table:table-cell office:value-type="float" office:value="3785.5">
                <text:p>3785.5</text:p>
              </table:table-cell>
              <table:table-cell office:value-type="float" office:value="3846">
                <text:p>3846</text:p>
              </table:table-cell>
              <table:table-cell office:value-type="float" office:value="3944.2">
                <text:p>3944.2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02:48:25</text:p>
              </table:table-cell>
              <table:table-cell office:value-type="float" office:value="3800.7">
                <text:p>3800.7</text:p>
              </table:table-cell>
              <table:table-cell office:value-type="float" office:value="3256">
                <text:p>3256</text:p>
              </table:table-cell>
              <table:table-cell office:value-type="float" office:value="3555.9">
                <text:p>3555.9</text:p>
              </table:table-cell>
              <table:table-cell office:value-type="float" office:value="3810.9">
                <text:p>3810.9</text:p>
              </table:table-cell>
            </table:table-row>
            <table:table-row>
              <table:table-cell office:value-type="string">
                <text:p>02:49:28</text:p>
              </table:table-cell>
              <table:table-cell office:value-type="float" office:value="4670.8">
                <text:p>4670.8</text:p>
              </table:table-cell>
              <table:table-cell office:value-type="float" office:value="4357.3">
                <text:p>4357.3</text:p>
              </table:table-cell>
              <table:table-cell office:value-type="float" office:value="4541.7">
                <text:p>4541.7</text:p>
              </table:table-cell>
              <table:table-cell office:value-type="float" office:value="4480.4">
                <text:p>4480.4</text:p>
              </table:table-cell>
            </table:table-row>
            <table:table-row>
              <table:table-cell office:value-type="string">
                <text:p>02:50:30</text:p>
              </table:table-cell>
              <table:table-cell office:value-type="float" office:value="3106">
                <text:p>3106</text:p>
              </table:table-cell>
              <table:table-cell office:value-type="float" office:value="3372.2">
                <text:p>3372.2</text:p>
              </table:table-cell>
              <table:table-cell office:value-type="float" office:value="3609.1">
                <text:p>3609.1</text:p>
              </table:table-cell>
              <table:table-cell office:value-type="float" office:value="3437.9">
                <text:p>3437.9</text:p>
              </table:table-cell>
            </table:table-row>
            <table:table-row>
              <table:table-cell office:value-type="string">
                <text:p>02:51:35</text:p>
              </table:table-cell>
              <table:table-cell office:value-type="float" office:value="3195.3">
                <text:p>3195.3</text:p>
              </table:table-cell>
              <table:table-cell office:value-type="float" office:value="3240.8">
                <text:p>3240.8</text:p>
              </table:table-cell>
              <table:table-cell office:value-type="float" office:value="3464.1">
                <text:p>3464.1</text:p>
              </table:table-cell>
              <table:table-cell office:value-type="float" office:value="3272.9">
                <text:p>3272.9</text:p>
              </table:table-cell>
            </table:table-row>
            <table:table-row>
              <table:table-cell office:value-type="string">
                <text:p>02:52:39</text:p>
              </table:table-cell>
              <table:table-cell office:value-type="float" office:value="4741.7">
                <text:p>4741.7</text:p>
              </table:table-cell>
              <table:table-cell office:value-type="float" office:value="4510.9">
                <text:p>4510.9</text:p>
              </table:table-cell>
              <table:table-cell office:value-type="float" office:value="4802">
                <text:p>4802</text:p>
              </table:table-cell>
              <table:table-cell office:value-type="float" office:value="4939.2">
                <text:p>4939.2</text:p>
              </table:table-cell>
            </table:table-row>
            <table:table-row>
              <table:table-cell office:value-type="string">
                <text:p>02:53:41</text:p>
              </table:table-cell>
              <table:table-cell office:value-type="float" office:value="3719.9">
                <text:p>3719.9</text:p>
              </table:table-cell>
              <table:table-cell office:value-type="float" office:value="3345.2">
                <text:p>3345.2</text:p>
              </table:table-cell>
              <table:table-cell office:value-type="float" office:value="3541.4">
                <text:p>3541.4</text:p>
              </table:table-cell>
              <table:table-cell office:value-type="float" office:value="3092.4">
                <text:p>3092.4</text:p>
              </table:table-cell>
            </table:table-row>
            <table:table-row>
              <table:table-cell office:value-type="string">
                <text:p>02:54:44</text:p>
              </table:table-cell>
              <table:table-cell office:value-type="float" office:value="3613.4">
                <text:p>3613.4</text:p>
              </table:table-cell>
              <table:table-cell office:value-type="float" office:value="3479.3">
                <text:p>3479.3</text:p>
              </table:table-cell>
              <table:table-cell office:value-type="float" office:value="3851">
                <text:p>3851</text:p>
              </table:table-cell>
              <table:table-cell office:value-type="float" office:value="3515.6">
                <text:p>3515.6</text:p>
              </table:table-cell>
            </table:table-row>
            <table:table-row>
              <table:table-cell office:value-type="string">
                <text:p>02:55:47</text:p>
              </table:table-cell>
              <table:table-cell office:value-type="float" office:value="3964.8">
                <text:p>3964.8</text:p>
              </table:table-cell>
              <table:table-cell office:value-type="float" office:value="3903.7">
                <text:p>3903.7</text:p>
              </table:table-cell>
              <table:table-cell office:value-type="float" office:value="4179.7">
                <text:p>4179.7</text:p>
              </table:table-cell>
              <table:table-cell office:value-type="float" office:value="3797.2">
                <text:p>3797.2</text:p>
              </table:table-cell>
            </table:table-row>
            <table:table-row>
              <table:table-cell office:value-type="string">
                <text:p>02:56:50</text:p>
              </table:table-cell>
              <table:table-cell office:value-type="float" office:value="3548.1">
                <text:p>3548.1</text:p>
              </table:table-cell>
              <table:table-cell office:value-type="float" office:value="3539.4">
                <text:p>3539.4</text:p>
              </table:table-cell>
              <table:table-cell office:value-type="float" office:value="3564.9">
                <text:p>3564.9</text:p>
              </table:table-cell>
              <table:table-cell office:value-type="float" office:value="3755.3">
                <text:p>3755.3</text:p>
              </table:table-cell>
            </table:table-row>
            <table:table-row>
              <table:table-cell office:value-type="string">
                <text:p>02:57:53</text:p>
              </table:table-cell>
              <table:table-cell office:value-type="float" office:value="4214.3">
                <text:p>4214.3</text:p>
              </table:table-cell>
              <table:table-cell office:value-type="float" office:value="4224.4">
                <text:p>4224.4</text:p>
              </table:table-cell>
              <table:table-cell office:value-type="float" office:value="5038.4">
                <text:p>5038.4</text:p>
              </table:table-cell>
              <table:table-cell office:value-type="float" office:value="5291.6">
                <text:p>5291.6</text:p>
              </table:table-cell>
            </table:table-row>
            <table:table-row>
              <table:table-cell office:value-type="string">
                <text:p>02:58:55</text:p>
              </table:table-cell>
              <table:table-cell office:value-type="float" office:value="4918.7">
                <text:p>4918.7</text:p>
              </table:table-cell>
              <table:table-cell office:value-type="float" office:value="4632.4">
                <text:p>4632.4</text:p>
              </table:table-cell>
              <table:table-cell office:value-type="float" office:value="4549.1">
                <text:p>4549.1</text:p>
              </table:table-cell>
              <table:table-cell office:value-type="float" office:value="4811.6">
                <text:p>4811.6</text:p>
              </table:table-cell>
            </table:table-row>
            <table:table-row>
              <table:table-cell office:value-type="string">
                <text:p>02:59:58</text:p>
              </table:table-cell>
              <table:table-cell office:value-type="float" office:value="4395">
                <text:p>4395</text:p>
              </table:table-cell>
              <table:table-cell office:value-type="float" office:value="4623.8">
                <text:p>4623.8</text:p>
              </table:table-cell>
              <table:table-cell office:value-type="float" office:value="4288.7">
                <text:p>4288.7</text:p>
              </table:table-cell>
              <table:table-cell office:value-type="float" office:value="4359.4">
                <text:p>4359.4</text:p>
              </table:table-cell>
            </table:table-row>
            <table:table-row>
              <table:table-cell office:value-type="string">
                <text:p>03:01:01</text:p>
              </table:table-cell>
              <table:table-cell office:value-type="float" office:value="3904">
                <text:p>3904</text:p>
              </table:table-cell>
              <table:table-cell office:value-type="float" office:value="4087">
                <text:p>4087</text:p>
              </table:table-cell>
              <table:table-cell office:value-type="float" office:value="3868">
                <text:p>3868</text:p>
              </table:table-cell>
              <table:table-cell office:value-type="float" office:value="4016.6">
                <text:p>4016.6</text:p>
              </table:table-cell>
            </table:table-row>
            <table:table-row>
              <table:table-cell office:value-type="string">
                <text:p>03:02:04</text:p>
              </table:table-cell>
              <table:table-cell office:value-type="float" office:value="3337.5">
                <text:p>3337.5</text:p>
              </table:table-cell>
              <table:table-cell office:value-type="float" office:value="3396.8">
                <text:p>3396.8</text:p>
              </table:table-cell>
              <table:table-cell office:value-type="float" office:value="3204.2">
                <text:p>3204.2</text:p>
              </table:table-cell>
              <table:table-cell office:value-type="float" office:value="3493.8">
                <text:p>3493.8</text:p>
              </table:table-cell>
            </table:table-row>
            <table:table-row>
              <table:table-cell office:value-type="string">
                <text:p>03:03:07</text:p>
              </table:table-cell>
              <table:table-cell office:value-type="float" office:value="3620.3">
                <text:p>3620.3</text:p>
              </table:table-cell>
              <table:table-cell office:value-type="float" office:value="3503.8">
                <text:p>3503.8</text:p>
              </table:table-cell>
              <table:table-cell office:value-type="float" office:value="3720.8">
                <text:p>3720.8</text:p>
              </table:table-cell>
              <table:table-cell office:value-type="float" office:value="3279.1">
                <text:p>3279.1</text:p>
              </table:table-cell>
            </table:table-row>
            <table:table-row>
              <table:table-cell office:value-type="string">
                <text:p>03:04:09</text:p>
              </table:table-cell>
              <table:table-cell office:value-type="float" office:value="4637.5">
                <text:p>4637.5</text:p>
              </table:table-cell>
              <table:table-cell office:value-type="float" office:value="4284.5">
                <text:p>4284.5</text:p>
              </table:table-cell>
              <table:table-cell office:value-type="float" office:value="4702.5">
                <text:p>4702.5</text:p>
              </table:table-cell>
              <table:table-cell office:value-type="float" office:value="4457.1">
                <text:p>4457.1</text:p>
              </table:table-cell>
            </table:table-row>
            <table:table-row>
              <table:table-cell office:value-type="string">
                <text:p>03:05:12</text:p>
              </table:table-cell>
              <table:table-cell office:value-type="float" office:value="3625.3">
                <text:p>3625.3</text:p>
              </table:table-cell>
              <table:table-cell office:value-type="float" office:value="3653.6">
                <text:p>3653.6</text:p>
              </table:table-cell>
              <table:table-cell office:value-type="float" office:value="4594.4">
                <text:p>4594.4</text:p>
              </table:table-cell>
              <table:table-cell office:value-type="float" office:value="4631.6">
                <text:p>4631.6</text:p>
              </table:table-cell>
            </table:table-row>
            <table:table-row>
              <table:table-cell office:value-type="string">
                <text:p>03:06:17</text:p>
              </table:table-cell>
              <table:table-cell office:value-type="float" office:value="3579.8">
                <text:p>3579.8</text:p>
              </table:table-cell>
              <table:table-cell office:value-type="float" office:value="3708.3">
                <text:p>3708.3</text:p>
              </table:table-cell>
              <table:table-cell office:value-type="float" office:value="3708.5">
                <text:p>3708.5</text:p>
              </table:table-cell>
              <table:table-cell office:value-type="float" office:value="3563.9">
                <text:p>3563.9</text:p>
              </table:table-cell>
            </table:table-row>
            <table:table-row>
              <table:table-cell office:value-type="string">
                <text:p>03:07:20</text:p>
              </table:table-cell>
              <table:table-cell office:value-type="float" office:value="3377.5">
                <text:p>3377.5</text:p>
              </table:table-cell>
              <table:table-cell office:value-type="float" office:value="3455.8">
                <text:p>3455.8</text:p>
              </table:table-cell>
              <table:table-cell office:value-type="float" office:value="3596.9">
                <text:p>3596.9</text:p>
              </table:table-cell>
              <table:table-cell office:value-type="float" office:value="3305.5">
                <text:p>3305.5</text:p>
              </table:table-cell>
            </table:table-row>
            <table:table-row>
              <table:table-cell office:value-type="string">
                <text:p>03:08:23</text:p>
              </table:table-cell>
              <table:table-cell office:value-type="float" office:value="3470.7">
                <text:p>3470.7</text:p>
              </table:table-cell>
              <table:table-cell office:value-type="float" office:value="3488.3">
                <text:p>3488.3</text:p>
              </table:table-cell>
              <table:table-cell office:value-type="float" office:value="3404">
                <text:p>3404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03:09:26</text:p>
              </table:table-cell>
              <table:table-cell office:value-type="float" office:value="4498.4">
                <text:p>4498.4</text:p>
              </table:table-cell>
              <table:table-cell office:value-type="float" office:value="4459.8">
                <text:p>4459.8</text:p>
              </table:table-cell>
              <table:table-cell office:value-type="float" office:value="4532.7">
                <text:p>4532.7</text:p>
              </table:table-cell>
              <table:table-cell office:value-type="float" office:value="4656.8">
                <text:p>4656.8</text:p>
              </table:table-cell>
            </table:table-row>
            <table:table-row>
              <table:table-cell office:value-type="string">
                <text:p>03:10:28</text:p>
              </table:table-cell>
              <table:table-cell office:value-type="float" office:value="4895.3">
                <text:p>4895.3</text:p>
              </table:table-cell>
              <table:table-cell office:value-type="float" office:value="4630">
                <text:p>4630</text:p>
              </table:table-cell>
              <table:table-cell office:value-type="float" office:value="5248.6">
                <text:p>5248.6</text:p>
              </table:table-cell>
              <table:table-cell office:value-type="float" office:value="4536.3">
                <text:p>4536.3</text:p>
              </table:table-cell>
            </table:table-row>
            <table:table-row>
              <table:table-cell office:value-type="string">
                <text:p>03:11:31</text:p>
              </table:table-cell>
              <table:table-cell office:value-type="float" office:value="4267.3">
                <text:p>4267.3</text:p>
              </table:table-cell>
              <table:table-cell office:value-type="float" office:value="4048.4">
                <text:p>4048.4</text:p>
              </table:table-cell>
              <table:table-cell office:value-type="float" office:value="3703.3">
                <text:p>3703.3</text:p>
              </table:table-cell>
              <table:table-cell office:value-type="float" office:value="3561.7">
                <text:p>3561.7</text:p>
              </table:table-cell>
            </table:table-row>
            <table:table-row>
              <table:table-cell office:value-type="string">
                <text:p>03:12:34</text:p>
              </table:table-cell>
              <table:table-cell office:value-type="float" office:value="3206.3">
                <text:p>3206.3</text:p>
              </table:table-cell>
              <table:table-cell office:value-type="float" office:value="3188.1">
                <text:p>3188.1</text:p>
              </table:table-cell>
              <table:table-cell office:value-type="float" office:value="3473.6">
                <text:p>3473.6</text:p>
              </table:table-cell>
              <table:table-cell office:value-type="float" office:value="3057.6">
                <text:p>3057.6</text:p>
              </table:table-cell>
            </table:table-row>
            <table:table-row>
              <table:table-cell office:value-type="string">
                <text:p>03:13:37</text:p>
              </table:table-cell>
              <table:table-cell office:value-type="float" office:value="3730.5">
                <text:p>3730.5</text:p>
              </table:table-cell>
              <table:table-cell office:value-type="float" office:value="3321.5">
                <text:p>3321.5</text:p>
              </table:table-cell>
              <table:table-cell office:value-type="float" office:value="3718.9">
                <text:p>3718.9</text:p>
              </table:table-cell>
              <table:table-cell office:value-type="float" office:value="3085.1">
                <text:p>3085.1</text:p>
              </table:table-cell>
            </table:table-row>
            <table:table-row>
              <table:table-cell office:value-type="string">
                <text:p>03:14:40</text:p>
              </table:table-cell>
              <table:table-cell office:value-type="float" office:value="3805.1">
                <text:p>3805.1</text:p>
              </table:table-cell>
              <table:table-cell office:value-type="float" office:value="3759.8">
                <text:p>3759.8</text:p>
              </table:table-cell>
              <table:table-cell office:value-type="float" office:value="3819.7">
                <text:p>3819.7</text:p>
              </table:table-cell>
              <table:table-cell office:value-type="float" office:value="3657.9">
                <text:p>3657.9</text:p>
              </table:table-cell>
            </table:table-row>
            <table:table-row>
              <table:table-cell office:value-type="string">
                <text:p>03:15:42</text:p>
              </table:table-cell>
              <table:table-cell office:value-type="float" office:value="3577.8">
                <text:p>3577.8</text:p>
              </table:table-cell>
              <table:table-cell office:value-type="float" office:value="3599.5">
                <text:p>3599.5</text:p>
              </table:table-cell>
              <table:table-cell office:value-type="float" office:value="4003.7">
                <text:p>4003.7</text:p>
              </table:table-cell>
              <table:table-cell office:value-type="float" office:value="3473.7">
                <text:p>3473.7</text:p>
              </table:table-cell>
            </table:table-row>
            <table:table-row>
              <table:table-cell office:value-type="string">
                <text:p>03:16:45</text:p>
              </table:table-cell>
              <table:table-cell office:value-type="float" office:value="3060.3">
                <text:p>3060.3</text:p>
              </table:table-cell>
              <table:table-cell office:value-type="float" office:value="3433.8">
                <text:p>3433.8</text:p>
              </table:table-cell>
              <table:table-cell office:value-type="float" office:value="3196">
                <text:p>3196</text:p>
              </table:table-cell>
              <table:table-cell office:value-type="float" office:value="3204.8">
                <text:p>3204.8</text:p>
              </table:table-cell>
            </table:table-row>
            <table:table-row>
              <table:table-cell office:value-type="string">
                <text:p>03:17:48</text:p>
              </table:table-cell>
              <table:table-cell office:value-type="float" office:value="4632.8">
                <text:p>4632.8</text:p>
              </table:table-cell>
              <table:table-cell office:value-type="float" office:value="4233.4">
                <text:p>4233.4</text:p>
              </table:table-cell>
              <table:table-cell office:value-type="float" office:value="4849.2">
                <text:p>4849.2</text:p>
              </table:table-cell>
              <table:table-cell office:value-type="float" office:value="4554">
                <text:p>4554</text:p>
              </table:table-cell>
            </table:table-row>
            <table:table-row>
              <table:table-cell office:value-type="string">
                <text:p>03:18:51</text:p>
              </table:table-cell>
              <table:table-cell office:value-type="float" office:value="4879.4">
                <text:p>4879.4</text:p>
              </table:table-cell>
              <table:table-cell office:value-type="float" office:value="4615.2">
                <text:p>4615.2</text:p>
              </table:table-cell>
              <table:table-cell office:value-type="float" office:value="4981.9">
                <text:p>4981.9</text:p>
              </table:table-cell>
              <table:table-cell office:value-type="float" office:value="4638.4">
                <text:p>4638.4</text:p>
              </table:table-cell>
            </table:table-row>
            <table:table-row>
              <table:table-cell office:value-type="string">
                <text:p>03:19:53</text:p>
              </table:table-cell>
              <table:table-cell office:value-type="float" office:value="3175.8">
                <text:p>3175.8</text:p>
              </table:table-cell>
              <table:table-cell office:value-type="float" office:value="3178.3">
                <text:p>3178.3</text:p>
              </table:table-cell>
              <table:table-cell office:value-type="float" office:value="3216.2">
                <text:p>3216.2</text:p>
              </table:table-cell>
              <table:table-cell office:value-type="float" office:value="3218.3">
                <text:p>3218.3</text:p>
              </table:table-cell>
            </table:table-row>
            <table:table-row>
              <table:table-cell office:value-type="string">
                <text:p>03:20:56</text:p>
              </table:table-cell>
              <table:table-cell office:value-type="float" office:value="3368.5">
                <text:p>3368.5</text:p>
              </table:table-cell>
              <table:table-cell office:value-type="float" office:value="3234.4">
                <text:p>3234.4</text:p>
              </table:table-cell>
              <table:table-cell office:value-type="float" office:value="3190.2">
                <text:p>3190.2</text:p>
              </table:table-cell>
              <table:table-cell office:value-type="float" office:value="2849.7">
                <text:p>2849.7</text:p>
              </table:table-cell>
            </table:table-row>
            <table:table-row>
              <table:table-cell office:value-type="string">
                <text:p>03:22:00</text:p>
              </table:table-cell>
              <table:table-cell office:value-type="float" office:value="3894.6">
                <text:p>3894.6</text:p>
              </table:table-cell>
              <table:table-cell office:value-type="float" office:value="3918.1">
                <text:p>3918.1</text:p>
              </table:table-cell>
              <table:table-cell office:value-type="float" office:value="4367.2">
                <text:p>4367.2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string">
                <text:p>03:23:02</text:p>
              </table:table-cell>
              <table:table-cell office:value-type="float" office:value="3018.2">
                <text:p>3018.2</text:p>
              </table:table-cell>
              <table:table-cell office:value-type="float" office:value="3124">
                <text:p>3124</text:p>
              </table:table-cell>
              <table:table-cell office:value-type="float" office:value="3559">
                <text:p>3559</text:p>
              </table:table-cell>
              <table:table-cell office:value-type="float" office:value="3163.1">
                <text:p>3163.1</text:p>
              </table:table-cell>
            </table:table-row>
            <table:table-row>
              <table:table-cell office:value-type="string">
                <text:p>03:24:05</text:p>
              </table:table-cell>
              <table:table-cell office:value-type="float" office:value="3670.1">
                <text:p>3670.1</text:p>
              </table:table-cell>
              <table:table-cell office:value-type="float" office:value="3495.2">
                <text:p>3495.2</text:p>
              </table:table-cell>
              <table:table-cell office:value-type="float" office:value="3341.6">
                <text:p>3341.6</text:p>
              </table:table-cell>
              <table:table-cell office:value-type="float" office:value="3312.6">
                <text:p>3312.6</text:p>
              </table:table-cell>
            </table:table-row>
            <table:table-row>
              <table:table-cell office:value-type="string">
                <text:p>03:25:08</text:p>
              </table:table-cell>
              <table:table-cell office:value-type="float" office:value="4320.2">
                <text:p>4320.2</text:p>
              </table:table-cell>
              <table:table-cell office:value-type="float" office:value="4777.4">
                <text:p>4777.4</text:p>
              </table:table-cell>
              <table:table-cell office:value-type="float" office:value="4428.8">
                <text:p>4428.8</text:p>
              </table:table-cell>
              <table:table-cell office:value-type="float" office:value="5113.1">
                <text:p>5113.1</text:p>
              </table:table-cell>
            </table:table-row>
            <table:table-row>
              <table:table-cell office:value-type="string">
                <text:p>03:26:11</text:p>
              </table:table-cell>
              <table:table-cell office:value-type="float" office:value="3015">
                <text:p>3015</text:p>
              </table:table-cell>
              <table:table-cell office:value-type="float" office:value="3131.2">
                <text:p>3131.2</text:p>
              </table:table-cell>
              <table:table-cell office:value-type="float" office:value="2908.3">
                <text:p>2908.3</text:p>
              </table:table-cell>
              <table:table-cell office:value-type="float" office:value="2863.8">
                <text:p>2863.8</text:p>
              </table:table-cell>
            </table:table-row>
            <table:table-row>
              <table:table-cell office:value-type="string">
                <text:p>03:27:14</text:p>
              </table:table-cell>
              <table:table-cell office:value-type="float" office:value="2505.3">
                <text:p>2505.3</text:p>
              </table:table-cell>
              <table:table-cell office:value-type="float" office:value="2424.9">
                <text:p>2424.9</text:p>
              </table:table-cell>
              <table:table-cell office:value-type="float" office:value="2482">
                <text:p>2482</text:p>
              </table:table-cell>
              <table:table-cell office:value-type="float" office:value="2502.7">
                <text:p>2502.7</text:p>
              </table:table-cell>
            </table:table-row>
            <table:table-row>
              <table:table-cell office:value-type="string">
                <text:p>03:28:16</text:p>
              </table:table-cell>
              <table:table-cell office:value-type="float" office:value="4070.3">
                <text:p>4070.3</text:p>
              </table:table-cell>
              <table:table-cell office:value-type="float" office:value="3712.7">
                <text:p>3712.7</text:p>
              </table:table-cell>
              <table:table-cell office:value-type="float" office:value="4289.3">
                <text:p>4289.3</text:p>
              </table:table-cell>
              <table:table-cell office:value-type="float" office:value="3527.4">
                <text:p>3527.4</text:p>
              </table:table-cell>
            </table:table-row>
            <table:table-row>
              <table:table-cell office:value-type="string">
                <text:p>03:29:19</text:p>
              </table:table-cell>
              <table:table-cell office:value-type="float" office:value="3777.4">
                <text:p>3777.4</text:p>
              </table:table-cell>
              <table:table-cell office:value-type="float" office:value="3689.5">
                <text:p>3689.5</text:p>
              </table:table-cell>
              <table:table-cell office:value-type="float" office:value="3608.3">
                <text:p>3608.3</text:p>
              </table:table-cell>
              <table:table-cell office:value-type="float" office:value="3421.5">
                <text:p>3421.5</text:p>
              </table:table-cell>
            </table:table-row>
            <table:table-row>
              <table:table-cell office:value-type="string">
                <text:p>03:30:22</text:p>
              </table:table-cell>
              <table:table-cell office:value-type="float" office:value="2838.6">
                <text:p>2838.6</text:p>
              </table:table-cell>
              <table:table-cell office:value-type="float" office:value="2892.8">
                <text:p>2892.8</text:p>
              </table:table-cell>
              <table:table-cell office:value-type="float" office:value="2888.8">
                <text:p>2888.8</text:p>
              </table:table-cell>
              <table:table-cell office:value-type="float" office:value="2651.9">
                <text:p>2651.9</text:p>
              </table:table-cell>
            </table:table-row>
            <table:table-row>
              <table:table-cell office:value-type="string">
                <text:p>03:31:25</text:p>
              </table:table-cell>
              <table:table-cell office:value-type="float" office:value="3374">
                <text:p>3374</text:p>
              </table:table-cell>
              <table:table-cell office:value-type="float" office:value="3798.2">
                <text:p>3798.2</text:p>
              </table:table-cell>
              <table:table-cell office:value-type="float" office:value="3889">
                <text:p>3889</text:p>
              </table:table-cell>
              <table:table-cell office:value-type="float" office:value="3346.4">
                <text:p>3346.4</text:p>
              </table:table-cell>
            </table:table-row>
            <table:table-row>
              <table:table-cell office:value-type="string">
                <text:p>03:32:27</text:p>
              </table:table-cell>
              <table:table-cell office:value-type="float" office:value="4291.6">
                <text:p>4291.6</text:p>
              </table:table-cell>
              <table:table-cell office:value-type="float" office:value="4112.1">
                <text:p>4112.1</text:p>
              </table:table-cell>
              <table:table-cell office:value-type="float" office:value="5113.7">
                <text:p>5113.7</text:p>
              </table:table-cell>
              <table:table-cell office:value-type="float" office:value="4293.1">
                <text:p>4293.1</text:p>
              </table:table-cell>
            </table:table-row>
            <table:table-row>
              <table:table-cell office:value-type="string">
                <text:p>03:33:30</text:p>
              </table:table-cell>
              <table:table-cell office:value-type="float" office:value="4201.7">
                <text:p>4201.7</text:p>
              </table:table-cell>
              <table:table-cell office:value-type="float" office:value="4451.2">
                <text:p>4451.2</text:p>
              </table:table-cell>
              <table:table-cell office:value-type="float" office:value="4981">
                <text:p>4981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string">
                <text:p>03:34:33</text:p>
              </table:table-cell>
              <table:table-cell office:value-type="float" office:value="3378.2">
                <text:p>3378.2</text:p>
              </table:table-cell>
              <table:table-cell office:value-type="float" office:value="3212.1">
                <text:p>3212.1</text:p>
              </table:table-cell>
              <table:table-cell office:value-type="float" office:value="3384">
                <text:p>3384</text:p>
              </table:table-cell>
              <table:table-cell office:value-type="float" office:value="3285.1">
                <text:p>3285.1</text:p>
              </table:table-cell>
            </table:table-row>
            <table:table-row>
              <table:table-cell office:value-type="string">
                <text:p>03:35:36</text:p>
              </table:table-cell>
              <table:table-cell office:value-type="float" office:value="3338.1">
                <text:p>3338.1</text:p>
              </table:table-cell>
              <table:table-cell office:value-type="float" office:value="3113.3">
                <text:p>3113.3</text:p>
              </table:table-cell>
              <table:table-cell office:value-type="float" office:value="3324.5">
                <text:p>3324.5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string">
                <text:p>03:36:40</text:p>
              </table:table-cell>
              <table:table-cell office:value-type="float" office:value="2875.8">
                <text:p>2875.8</text:p>
              </table:table-cell>
              <table:table-cell office:value-type="float" office:value="2610.2">
                <text:p>2610.2</text:p>
              </table:table-cell>
              <table:table-cell office:value-type="float" office:value="2653.2">
                <text:p>2653.2</text:p>
              </table:table-cell>
              <table:table-cell office:value-type="float" office:value="2575.6">
                <text:p>2575.6</text:p>
              </table:table-cell>
            </table:table-row>
            <table:table-row>
              <table:table-cell office:value-type="string">
                <text:p>03:37:43</text:p>
              </table:table-cell>
              <table:table-cell office:value-type="float" office:value="3282.7">
                <text:p>3282.7</text:p>
              </table:table-cell>
              <table:table-cell office:value-type="float" office:value="3374.1">
                <text:p>3374.1</text:p>
              </table:table-cell>
              <table:table-cell office:value-type="float" office:value="3667.6">
                <text:p>3667.6</text:p>
              </table:table-cell>
              <table:table-cell office:value-type="float" office:value="3320.8">
                <text:p>3320.8</text:p>
              </table:table-cell>
            </table:table-row>
            <table:table-row>
              <table:table-cell office:value-type="string">
                <text:p>03:38:45</text:p>
              </table:table-cell>
              <table:table-cell office:value-type="float" office:value="3148.7">
                <text:p>3148.7</text:p>
              </table:table-cell>
              <table:table-cell office:value-type="float" office:value="2991.2">
                <text:p>2991.2</text:p>
              </table:table-cell>
              <table:table-cell office:value-type="float" office:value="3545.7">
                <text:p>3545.7</text:p>
              </table:table-cell>
              <table:table-cell office:value-type="float" office:value="2824.2">
                <text:p>2824.2</text:p>
              </table:table-cell>
            </table:table-row>
            <table:table-row>
              <table:table-cell office:value-type="string">
                <text:p>03:39:48</text:p>
              </table:table-cell>
              <table:table-cell office:value-type="float" office:value="3043.3">
                <text:p>3043.3</text:p>
              </table:table-cell>
              <table:table-cell office:value-type="float" office:value="2944.8">
                <text:p>2944.8</text:p>
              </table:table-cell>
              <table:table-cell office:value-type="float" office:value="2676.1">
                <text:p>2676.1</text:p>
              </table:table-cell>
              <table:table-cell office:value-type="float" office:value="2885.9">
                <text:p>2885.9</text:p>
              </table:table-cell>
            </table:table-row>
            <table:table-row>
              <table:table-cell office:value-type="string">
                <text:p>03:40:51</text:p>
              </table:table-cell>
              <table:table-cell office:value-type="float" office:value="3413.5">
                <text:p>3413.5</text:p>
              </table:table-cell>
              <table:table-cell office:value-type="float" office:value="3530.2">
                <text:p>3530.2</text:p>
              </table:table-cell>
              <table:table-cell office:value-type="float" office:value="3744.2">
                <text:p>3744.2</text:p>
              </table:table-cell>
              <table:table-cell office:value-type="float" office:value="3696.3">
                <text:p>3696.3</text:p>
              </table:table-cell>
            </table:table-row>
            <table:table-row>
              <table:table-cell office:value-type="string">
                <text:p>03:41:54</text:p>
              </table:table-cell>
              <table:table-cell office:value-type="float" office:value="3170.5">
                <text:p>3170.5</text:p>
              </table:table-cell>
              <table:table-cell office:value-type="float" office:value="3935.7">
                <text:p>3935.7</text:p>
              </table:table-cell>
              <table:table-cell office:value-type="float" office:value="3869.2">
                <text:p>3869.2</text:p>
              </table:table-cell>
              <table:table-cell office:value-type="float" office:value="3174.6">
                <text:p>3174.6</text:p>
              </table:table-cell>
            </table:table-row>
            <table:table-row>
              <table:table-cell office:value-type="string">
                <text:p>03:42:57</text:p>
              </table:table-cell>
              <table:table-cell office:value-type="float" office:value="4011.5">
                <text:p>4011.5</text:p>
              </table:table-cell>
              <table:table-cell office:value-type="float" office:value="4440.1">
                <text:p>4440.1</text:p>
              </table:table-cell>
              <table:table-cell office:value-type="float" office:value="4427.4">
                <text:p>4427.4</text:p>
              </table:table-cell>
              <table:table-cell office:value-type="float" office:value="4138.4">
                <text:p>4138.4</text:p>
              </table:table-cell>
            </table:table-row>
            <table:table-row>
              <table:table-cell office:value-type="string">
                <text:p>03:43:59</text:p>
              </table:table-cell>
              <table:table-cell office:value-type="float" office:value="4665.1">
                <text:p>4665.1</text:p>
              </table:table-cell>
              <table:table-cell office:value-type="float" office:value="4645.2">
                <text:p>4645.2</text:p>
              </table:table-cell>
              <table:table-cell office:value-type="float" office:value="4173.6">
                <text:p>4173.6</text:p>
              </table:table-cell>
              <table:table-cell office:value-type="float" office:value="4501.3">
                <text:p>4501.3</text:p>
              </table:table-cell>
            </table:table-row>
            <table:table-row>
              <table:table-cell office:value-type="string">
                <text:p>03:45:02</text:p>
              </table:table-cell>
              <table:table-cell office:value-type="float" office:value="3163.2">
                <text:p>3163.2</text:p>
              </table:table-cell>
              <table:table-cell office:value-type="float" office:value="3389.7">
                <text:p>3389.7</text:p>
              </table:table-cell>
              <table:table-cell office:value-type="float" office:value="3119.3">
                <text:p>3119.3</text:p>
              </table:table-cell>
              <table:table-cell office:value-type="float" office:value="3146.2">
                <text:p>3146.2</text:p>
              </table:table-cell>
            </table:table-row>
            <table:table-row>
              <table:table-cell office:value-type="string">
                <text:p>03:46:05</text:p>
              </table:table-cell>
              <table:table-cell office:value-type="float" office:value="2768.4">
                <text:p>2768.4</text:p>
              </table:table-cell>
              <table:table-cell office:value-type="float" office:value="2814.4">
                <text:p>2814.4</text:p>
              </table:table-cell>
              <table:table-cell office:value-type="float" office:value="2924.1">
                <text:p>2924.1</text:p>
              </table:table-cell>
              <table:table-cell office:value-type="float" office:value="2548.4">
                <text:p>2548.4</text:p>
              </table:table-cell>
            </table:table-row>
            <table:table-row>
              <table:table-cell office:value-type="string">
                <text:p>03:47:08</text:p>
              </table:table-cell>
              <table:table-cell office:value-type="float" office:value="2785.7">
                <text:p>2785.7</text:p>
              </table:table-cell>
              <table:table-cell office:value-type="float" office:value="2804.7">
                <text:p>2804.7</text:p>
              </table:table-cell>
              <table:table-cell office:value-type="float" office:value="2834.8">
                <text:p>2834.8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>
                <text:p>03:48:11</text:p>
              </table:table-cell>
              <table:table-cell office:value-type="float" office:value="2678.4">
                <text:p>2678.4</text:p>
              </table:table-cell>
              <table:table-cell office:value-type="float" office:value="2482.2">
                <text:p>2482.2</text:p>
              </table:table-cell>
              <table:table-cell office:value-type="float" office:value="2693.3">
                <text:p>2693.3</text:p>
              </table:table-cell>
              <table:table-cell office:value-type="float" office:value="2381.5">
                <text:p>2381.5</text:p>
              </table:table-cell>
            </table:table-row>
            <table:table-row>
              <table:table-cell office:value-type="string">
                <text:p>03:49:13</text:p>
              </table:table-cell>
              <table:table-cell office:value-type="float" office:value="4384.2">
                <text:p>4384.2</text:p>
              </table:table-cell>
              <table:table-cell office:value-type="float" office:value="3977.2">
                <text:p>3977.2</text:p>
              </table:table-cell>
              <table:table-cell office:value-type="float" office:value="4494.6">
                <text:p>4494.6</text:p>
              </table:table-cell>
              <table:table-cell office:value-type="float" office:value="4668.6">
                <text:p>4668.6</text:p>
              </table:table-cell>
            </table:table-row>
            <table:table-row>
              <table:table-cell office:value-type="string">
                <text:p>03:50:16</text:p>
              </table:table-cell>
              <table:table-cell office:value-type="float" office:value="3211.6">
                <text:p>3211.6</text:p>
              </table:table-cell>
              <table:table-cell office:value-type="float" office:value="3246.2">
                <text:p>3246.2</text:p>
              </table:table-cell>
              <table:table-cell office:value-type="float" office:value="3130.1">
                <text:p>3130.1</text:p>
              </table:table-cell>
              <table:table-cell office:value-type="float" office:value="2826.9">
                <text:p>2826.9</text:p>
              </table:table-cell>
            </table:table-row>
            <table:table-row>
              <table:table-cell office:value-type="string">
                <text:p>03:51:20</text:p>
              </table:table-cell>
              <table:table-cell office:value-type="float" office:value="3808.4">
                <text:p>3808.4</text:p>
              </table:table-cell>
              <table:table-cell office:value-type="float" office:value="3668.9">
                <text:p>3668.9</text:p>
              </table:table-cell>
              <table:table-cell office:value-type="float" office:value="3771.6">
                <text:p>3771.6</text:p>
              </table:table-cell>
              <table:table-cell office:value-type="float" office:value="3514.1">
                <text:p>3514.1</text:p>
              </table:table-cell>
            </table:table-row>
            <table:table-row>
              <table:table-cell office:value-type="string">
                <text:p>03:52:24</text:p>
              </table:table-cell>
              <table:table-cell office:value-type="float" office:value="3353.2">
                <text:p>3353.2</text:p>
              </table:table-cell>
              <table:table-cell office:value-type="float" office:value="3472.8">
                <text:p>3472.8</text:p>
              </table:table-cell>
              <table:table-cell office:value-type="float" office:value="3615.9">
                <text:p>3615.9</text:p>
              </table:table-cell>
              <table:table-cell office:value-type="float" office:value="3106.8">
                <text:p>3106.8</text:p>
              </table:table-cell>
            </table:table-row>
            <table:table-row>
              <table:table-cell office:value-type="string">
                <text:p>03:53:27</text:p>
              </table:table-cell>
              <table:table-cell office:value-type="float" office:value="3657.6">
                <text:p>3657.6</text:p>
              </table:table-cell>
              <table:table-cell office:value-type="float" office:value="3718.6">
                <text:p>3718.6</text:p>
              </table:table-cell>
              <table:table-cell office:value-type="float" office:value="3994.6">
                <text:p>3994.6</text:p>
              </table:table-cell>
              <table:table-cell office:value-type="float" office:value="3826.9">
                <text:p>3826.9</text:p>
              </table:table-cell>
            </table:table-row>
            <table:table-row>
              <table:table-cell office:value-type="string">
                <text:p>03:54:29</text:p>
              </table:table-cell>
              <table:table-cell office:value-type="float" office:value="3235.5">
                <text:p>3235.5</text:p>
              </table:table-cell>
              <table:table-cell office:value-type="float" office:value="2899">
                <text:p>2899</text:p>
              </table:table-cell>
              <table:table-cell office:value-type="float" office:value="3508.1">
                <text:p>3508.1</text:p>
              </table:table-cell>
              <table:table-cell office:value-type="float" office:value="2828.7">
                <text:p>2828.7</text:p>
              </table:table-cell>
            </table:table-row>
            <table:table-row>
              <table:table-cell office:value-type="string">
                <text:p>03:55:32</text:p>
              </table:table-cell>
              <table:table-cell office:value-type="float" office:value="3393.6">
                <text:p>3393.6</text:p>
              </table:table-cell>
              <table:table-cell office:value-type="float" office:value="3537.7">
                <text:p>3537.7</text:p>
              </table:table-cell>
              <table:table-cell office:value-type="float" office:value="3425.2">
                <text:p>3425.2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string">
                <text:p>03:56:35</text:p>
              </table:table-cell>
              <table:table-cell office:value-type="float" office:value="2978.9">
                <text:p>2978.9</text:p>
              </table:table-cell>
              <table:table-cell office:value-type="float" office:value="2909">
                <text:p>2909</text:p>
              </table:table-cell>
              <table:table-cell office:value-type="float" office:value="3202.3">
                <text:p>3202.3</text:p>
              </table:table-cell>
              <table:table-cell office:value-type="float" office:value="2925.9">
                <text:p>2925.9</text:p>
              </table:table-cell>
            </table:table-row>
            <table:table-row>
              <table:table-cell office:value-type="string">
                <text:p>03:57:38</text:p>
              </table:table-cell>
              <table:table-cell office:value-type="float" office:value="2948.3">
                <text:p>2948.3</text:p>
              </table:table-cell>
              <table:table-cell office:value-type="float" office:value="3379.2">
                <text:p>3379.2</text:p>
              </table:table-cell>
              <table:table-cell office:value-type="float" office:value="3082.1">
                <text:p>3082.1</text:p>
              </table:table-cell>
              <table:table-cell office:value-type="float" office:value="3277.2">
                <text:p>3277.2</text:p>
              </table:table-cell>
            </table:table-row>
            <table:table-row>
              <table:table-cell office:value-type="string">
                <text:p>03:58:41</text:p>
              </table:table-cell>
              <table:table-cell office:value-type="float" office:value="3000.9">
                <text:p>3000.9</text:p>
              </table:table-cell>
              <table:table-cell office:value-type="float" office:value="2996.7">
                <text:p>2996.7</text:p>
              </table:table-cell>
              <table:table-cell office:value-type="float" office:value="3625.9">
                <text:p>3625.9</text:p>
              </table:table-cell>
              <table:table-cell office:value-type="float" office:value="2849.3">
                <text:p>2849.3</text:p>
              </table:table-cell>
            </table:table-row>
            <table:table-row>
              <table:table-cell office:value-type="string">
                <text:p>03:59:43</text:p>
              </table:table-cell>
              <table:table-cell office:value-type="float" office:value="3458.6">
                <text:p>3458.6</text:p>
              </table:table-cell>
              <table:table-cell office:value-type="float" office:value="3252.2">
                <text:p>3252.2</text:p>
              </table:table-cell>
              <table:table-cell office:value-type="float" office:value="3534">
                <text:p>3534</text:p>
              </table:table-cell>
              <table:table-cell office:value-type="float" office:value="3083.6">
                <text:p>3083.6</text:p>
              </table:table-cell>
            </table:table-row>
            <table:table-row>
              <table:table-cell office:value-type="string">
                <text:p>04:00:46</text:p>
              </table:table-cell>
              <table:table-cell office:value-type="float" office:value="2903.7">
                <text:p>2903.7</text:p>
              </table:table-cell>
              <table:table-cell office:value-type="float" office:value="2437.9">
                <text:p>2437.9</text:p>
              </table:table-cell>
              <table:table-cell office:value-type="float" office:value="2999.5">
                <text:p>2999.5</text:p>
              </table:table-cell>
              <table:table-cell office:value-type="float" office:value="2647.8">
                <text:p>2647.8</text:p>
              </table:table-cell>
            </table:table-row>
            <table:table-row>
              <table:table-cell office:value-type="string">
                <text:p>04:01:49</text:p>
              </table:table-cell>
              <table:table-cell office:value-type="float" office:value="2810.6">
                <text:p>2810.6</text:p>
              </table:table-cell>
              <table:table-cell office:value-type="float" office:value="3202.2">
                <text:p>3202.2</text:p>
              </table:table-cell>
              <table:table-cell office:value-type="float" office:value="2968.7">
                <text:p>2968.7</text:p>
              </table:table-cell>
              <table:table-cell office:value-type="float" office:value="2725.9">
                <text:p>2725.9</text:p>
              </table:table-cell>
            </table:table-row>
            <table:table-row>
              <table:table-cell office:value-type="string">
                <text:p>04:02:52</text:p>
              </table:table-cell>
              <table:table-cell office:value-type="float" office:value="4401.2">
                <text:p>4401.2</text:p>
              </table:table-cell>
              <table:table-cell office:value-type="float" office:value="4280.9">
                <text:p>4280.9</text:p>
              </table:table-cell>
              <table:table-cell office:value-type="float" office:value="4944.6">
                <text:p>4944.6</text:p>
              </table:table-cell>
              <table:table-cell office:value-type="float" office:value="4594.9">
                <text:p>4594.9</text:p>
              </table:table-cell>
            </table:table-row>
            <table:table-row>
              <table:table-cell office:value-type="string">
                <text:p>04:03:55</text:p>
              </table:table-cell>
              <table:table-cell office:value-type="float" office:value="3129.8">
                <text:p>3129.8</text:p>
              </table:table-cell>
              <table:table-cell office:value-type="float" office:value="3888.3">
                <text:p>3888.3</text:p>
              </table:table-cell>
              <table:table-cell office:value-type="float" office:value="3402.4">
                <text:p>3402.4</text:p>
              </table:table-cell>
              <table:table-cell office:value-type="float" office:value="3549.8">
                <text:p>3549.8</text:p>
              </table:table-cell>
            </table:table-row>
            <table:table-row>
              <table:table-cell office:value-type="string">
                <text:p>04:04:57</text:p>
              </table:table-cell>
              <table:table-cell office:value-type="float" office:value="3015.1">
                <text:p>3015.1</text:p>
              </table:table-cell>
              <table:table-cell office:value-type="float" office:value="3270.2">
                <text:p>3270.2</text:p>
              </table:table-cell>
              <table:table-cell office:value-type="float" office:value="3198.5">
                <text:p>3198.5</text:p>
              </table:table-cell>
              <table:table-cell office:value-type="float" office:value="2966.1">
                <text:p>2966.1</text:p>
              </table:table-cell>
            </table:table-row>
            <table:table-row>
              <table:table-cell office:value-type="string">
                <text:p>04:06:00</text:p>
              </table:table-cell>
              <table:table-cell office:value-type="float" office:value="3353.2">
                <text:p>3353.2</text:p>
              </table:table-cell>
              <table:table-cell office:value-type="float" office:value="3127.6">
                <text:p>3127.6</text:p>
              </table:table-cell>
              <table:table-cell office:value-type="float" office:value="3439.3">
                <text:p>3439.3</text:p>
              </table:table-cell>
              <table:table-cell office:value-type="float" office:value="2964.4">
                <text:p>2964.4</text:p>
              </table:table-cell>
            </table:table-row>
            <table:table-row>
              <table:table-cell office:value-type="string">
                <text:p>04:07:04</text:p>
              </table:table-cell>
              <table:table-cell office:value-type="float" office:value="3177.2">
                <text:p>3177.2</text:p>
              </table:table-cell>
              <table:table-cell office:value-type="float" office:value="3444.3">
                <text:p>3444.3</text:p>
              </table:table-cell>
              <table:table-cell office:value-type="float" office:value="3367.2">
                <text:p>3367.2</text:p>
              </table:table-cell>
              <table:table-cell office:value-type="float" office:value="3086.1">
                <text:p>3086.1</text:p>
              </table:table-cell>
            </table:table-row>
            <table:table-row>
              <table:table-cell office:value-type="string">
                <text:p>04:08:08</text:p>
              </table:table-cell>
              <table:table-cell office:value-type="float" office:value="3416.3">
                <text:p>3416.3</text:p>
              </table:table-cell>
              <table:table-cell office:value-type="float" office:value="3073.1">
                <text:p>3073.1</text:p>
              </table:table-cell>
              <table:table-cell office:value-type="float" office:value="3120">
                <text:p>3120</text:p>
              </table:table-cell>
              <table:table-cell office:value-type="float" office:value="2930.2">
                <text:p>2930.2</text:p>
              </table:table-cell>
            </table:table-row>
            <table:table-row>
              <table:table-cell office:value-type="string">
                <text:p>04:09:11</text:p>
              </table:table-cell>
              <table:table-cell office:value-type="float" office:value="3293">
                <text:p>3293</text:p>
              </table:table-cell>
              <table:table-cell office:value-type="float" office:value="3183.8">
                <text:p>3183.8</text:p>
              </table:table-cell>
              <table:table-cell office:value-type="float" office:value="3762.2">
                <text:p>3762.2</text:p>
              </table:table-cell>
              <table:table-cell office:value-type="float" office:value="3166.9">
                <text:p>3166.9</text:p>
              </table:table-cell>
            </table:table-row>
            <table:table-row>
              <table:table-cell office:value-type="string">
                <text:p>04:10:14</text:p>
              </table:table-cell>
              <table:table-cell office:value-type="float" office:value="4640.1">
                <text:p>4640.1</text:p>
              </table:table-cell>
              <table:table-cell office:value-type="float" office:value="3812.5">
                <text:p>3812.5</text:p>
              </table:table-cell>
              <table:table-cell office:value-type="float" office:value="4643.2">
                <text:p>4643.2</text:p>
              </table:table-cell>
              <table:table-cell office:value-type="float" office:value="4431.4">
                <text:p>4431.4</text:p>
              </table:table-cell>
            </table:table-row>
            <table:table-row>
              <table:table-cell office:value-type="string">
                <text:p>04:11:17</text:p>
              </table:table-cell>
              <table:table-cell office:value-type="float" office:value="3393.9">
                <text:p>3393.9</text:p>
              </table:table-cell>
              <table:table-cell office:value-type="float" office:value="2686.5">
                <text:p>2686.5</text:p>
              </table:table-cell>
              <table:table-cell office:value-type="float" office:value="3121.7">
                <text:p>3121.7</text:p>
              </table:table-cell>
              <table:table-cell office:value-type="float" office:value="3035.9">
                <text:p>3035.9</text:p>
              </table:table-cell>
            </table:table-row>
            <table:table-row>
              <table:table-cell office:value-type="string">
                <text:p>04:12:20</text:p>
              </table:table-cell>
              <table:table-cell office:value-type="float" office:value="3208">
                <text:p>3208</text:p>
              </table:table-cell>
              <table:table-cell office:value-type="float" office:value="3134">
                <text:p>3134</text:p>
              </table:table-cell>
              <table:table-cell office:value-type="float" office:value="3341.9">
                <text:p>3341.9</text:p>
              </table:table-cell>
              <table:table-cell office:value-type="float" office:value="3145.3">
                <text:p>3145.3</text:p>
              </table:table-cell>
            </table:table-row>
            <table:table-row>
              <table:table-cell office:value-type="string">
                <text:p>04:13:23</text:p>
              </table:table-cell>
              <table:table-cell office:value-type="float" office:value="4341.7">
                <text:p>4341.7</text:p>
              </table:table-cell>
              <table:table-cell office:value-type="float" office:value="3752.3">
                <text:p>3752.3</text:p>
              </table:table-cell>
              <table:table-cell office:value-type="float" office:value="4132.1">
                <text:p>4132.1</text:p>
              </table:table-cell>
              <table:table-cell office:value-type="float" office:value="4064.5">
                <text:p>4064.5</text:p>
              </table:table-cell>
            </table:table-row>
            <table:table-row>
              <table:table-cell office:value-type="string">
                <text:p>04:14:25</text:p>
              </table:table-cell>
              <table:table-cell office:value-type="float" office:value="3191.9">
                <text:p>3191.9</text:p>
              </table:table-cell>
              <table:table-cell office:value-type="float" office:value="3390.6">
                <text:p>3390.6</text:p>
              </table:table-cell>
              <table:table-cell office:value-type="float" office:value="3283.9">
                <text:p>3283.9</text:p>
              </table:table-cell>
              <table:table-cell office:value-type="float" office:value="2929.8">
                <text:p>2929.8</text:p>
              </table:table-cell>
            </table:table-row>
            <table:table-row>
              <table:table-cell office:value-type="string">
                <text:p>04:15:28</text:p>
              </table:table-cell>
              <table:table-cell office:value-type="float" office:value="2882.4">
                <text:p>2882.4</text:p>
              </table:table-cell>
              <table:table-cell office:value-type="float" office:value="3370.4">
                <text:p>3370.4</text:p>
              </table:table-cell>
              <table:table-cell office:value-type="float" office:value="3115.6">
                <text:p>3115.6</text:p>
              </table:table-cell>
              <table:table-cell office:value-type="float" office:value="2905.4">
                <text:p>2905.4</text:p>
              </table:table-cell>
            </table:table-row>
            <table:table-row>
              <table:table-cell office:value-type="string">
                <text:p>04:16:31</text:p>
              </table:table-cell>
              <table:table-cell office:value-type="float" office:value="4264.3">
                <text:p>4264.3</text:p>
              </table:table-cell>
              <table:table-cell office:value-type="float" office:value="3954.8">
                <text:p>3954.8</text:p>
              </table:table-cell>
              <table:table-cell office:value-type="float" office:value="4713.4">
                <text:p>4713.4</text:p>
              </table:table-cell>
              <table:table-cell office:value-type="float" office:value="4743.5">
                <text:p>4743.5</text:p>
              </table:table-cell>
            </table:table-row>
            <table:table-row>
              <table:table-cell office:value-type="string">
                <text:p>04:17:34</text:p>
              </table:table-cell>
              <table:table-cell office:value-type="float" office:value="4444">
                <text:p>4444</text:p>
              </table:table-cell>
              <table:table-cell office:value-type="float" office:value="4341.6">
                <text:p>4341.6</text:p>
              </table:table-cell>
              <table:table-cell office:value-type="float" office:value="5088.5">
                <text:p>5088.5</text:p>
              </table:table-cell>
              <table:table-cell office:value-type="float" office:value="4036.5">
                <text:p>4036.5</text:p>
              </table:table-cell>
            </table:table-row>
            <table:table-row>
              <table:table-cell office:value-type="string">
                <text:p>04:18:36</text:p>
              </table:table-cell>
              <table:table-cell office:value-type="float" office:value="3917.9">
                <text:p>3917.9</text:p>
              </table:table-cell>
              <table:table-cell office:value-type="float" office:value="4478">
                <text:p>4478</text:p>
              </table:table-cell>
              <table:table-cell office:value-type="float" office:value="4742.4">
                <text:p>4742.4</text:p>
              </table:table-cell>
              <table:table-cell office:value-type="float" office:value="4702">
                <text:p>4702</text:p>
              </table:table-cell>
            </table:table-row>
            <table:table-row>
              <table:table-cell office:value-type="string">
                <text:p>04:19:39</text:p>
              </table:table-cell>
              <table:table-cell office:value-type="float" office:value="2971.6">
                <text:p>2971.6</text:p>
              </table:table-cell>
              <table:table-cell office:value-type="float" office:value="2916.7">
                <text:p>2916.7</text:p>
              </table:table-cell>
              <table:table-cell office:value-type="float" office:value="3101.7">
                <text:p>3101.7</text:p>
              </table:table-cell>
              <table:table-cell office:value-type="float" office:value="2935.4">
                <text:p>2935.4</text:p>
              </table:table-cell>
            </table:table-row>
            <table:table-row>
              <table:table-cell office:value-type="string">
                <text:p>04:20:42</text:p>
              </table:table-cell>
              <table:table-cell office:value-type="float" office:value="2635.1">
                <text:p>2635.1</text:p>
              </table:table-cell>
              <table:table-cell office:value-type="float" office:value="2985.1">
                <text:p>2985.1</text:p>
              </table:table-cell>
              <table:table-cell office:value-type="float" office:value="3127.9">
                <text:p>3127.9</text:p>
              </table:table-cell>
              <table:table-cell office:value-type="float" office:value="3066.5">
                <text:p>3066.5</text:p>
              </table:table-cell>
            </table:table-row>
            <table:table-row>
              <table:table-cell office:value-type="string">
                <text:p>04:21:47</text:p>
              </table:table-cell>
              <table:table-cell office:value-type="float" office:value="3283.3">
                <text:p>3283.3</text:p>
              </table:table-cell>
              <table:table-cell office:value-type="float" office:value="2964.3">
                <text:p>2964.3</text:p>
              </table:table-cell>
              <table:table-cell office:value-type="float" office:value="3317.7">
                <text:p>3317.7</text:p>
              </table:table-cell>
              <table:table-cell office:value-type="float" office:value="2872.4">
                <text:p>2872.4</text:p>
              </table:table-cell>
            </table:table-row>
            <table:table-row>
              <table:table-cell office:value-type="string">
                <text:p>04:22:50</text:p>
              </table:table-cell>
              <table:table-cell office:value-type="float" office:value="3587.5">
                <text:p>3587.5</text:p>
              </table:table-cell>
              <table:table-cell office:value-type="float" office:value="2867.1">
                <text:p>2867.1</text:p>
              </table:table-cell>
              <table:table-cell office:value-type="float" office:value="3160.6">
                <text:p>3160.6</text:p>
              </table:table-cell>
              <table:table-cell office:value-type="float" office:value="2692.3">
                <text:p>2692.3</text:p>
              </table:table-cell>
            </table:table-row>
            <table:table-row>
              <table:table-cell office:value-type="string">
                <text:p>04:23:53</text:p>
              </table:table-cell>
              <table:table-cell office:value-type="float" office:value="3129.5">
                <text:p>3129.5</text:p>
              </table:table-cell>
              <table:table-cell office:value-type="float" office:value="3030.5">
                <text:p>3030.5</text:p>
              </table:table-cell>
              <table:table-cell office:value-type="float" office:value="2937.2">
                <text:p>2937.2</text:p>
              </table:table-cell>
              <table:table-cell office:value-type="float" office:value="2760.9">
                <text:p>2760.9</text:p>
              </table:table-cell>
            </table:table-row>
            <table:table-row>
              <table:table-cell office:value-type="string">
                <text:p>04:24:56</text:p>
              </table:table-cell>
              <table:table-cell office:value-type="float" office:value="3003.5">
                <text:p>3003.5</text:p>
              </table:table-cell>
              <table:table-cell office:value-type="float" office:value="2929.9">
                <text:p>2929.9</text:p>
              </table:table-cell>
              <table:table-cell office:value-type="float" office:value="3175.1">
                <text:p>3175.1</text:p>
              </table:table-cell>
              <table:table-cell office:value-type="float" office:value="2813.9">
                <text:p>2813.9</text:p>
              </table:table-cell>
            </table:table-row>
            <table:table-row>
              <table:table-cell office:value-type="string">
                <text:p>04:25:58</text:p>
              </table:table-cell>
              <table:table-cell office:value-type="float" office:value="3536.8">
                <text:p>3536.8</text:p>
              </table:table-cell>
              <table:table-cell office:value-type="float" office:value="3331.6">
                <text:p>3331.6</text:p>
              </table:table-cell>
              <table:table-cell office:value-type="float" office:value="3488.3">
                <text:p>3488.3</text:p>
              </table:table-cell>
              <table:table-cell office:value-type="float" office:value="3232.2">
                <text:p>3232.2</text:p>
              </table:table-cell>
            </table:table-row>
            <table:table-row>
              <table:table-cell office:value-type="string">
                <text:p>04:27:01</text:p>
              </table:table-cell>
              <table:table-cell office:value-type="float" office:value="3810.3">
                <text:p>3810.3</text:p>
              </table:table-cell>
              <table:table-cell office:value-type="float" office:value="3535.9">
                <text:p>3535.9</text:p>
              </table:table-cell>
              <table:table-cell office:value-type="float" office:value="3516.7">
                <text:p>3516.7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04:28:04</text:p>
              </table:table-cell>
              <table:table-cell office:value-type="float" office:value="3077">
                <text:p>3077</text:p>
              </table:table-cell>
              <table:table-cell office:value-type="float" office:value="3252.8">
                <text:p>3252.8</text:p>
              </table:table-cell>
              <table:table-cell office:value-type="float" office:value="3101.7">
                <text:p>3101.7</text:p>
              </table:table-cell>
              <table:table-cell office:value-type="float" office:value="3001.5">
                <text:p>3001.5</text:p>
              </table:table-cell>
            </table:table-row>
            <table:table-row>
              <table:table-cell office:value-type="string">
                <text:p>04:29:07</text:p>
              </table:table-cell>
              <table:table-cell office:value-type="float" office:value="3387.1">
                <text:p>3387.1</text:p>
              </table:table-cell>
              <table:table-cell office:value-type="float" office:value="3253.2">
                <text:p>3253.2</text:p>
              </table:table-cell>
              <table:table-cell office:value-type="float" office:value="3133.5">
                <text:p>3133.5</text:p>
              </table:table-cell>
              <table:table-cell office:value-type="float" office:value="3207.7">
                <text:p>3207.7</text:p>
              </table:table-cell>
            </table:table-row>
            <table:table-row>
              <table:table-cell office:value-type="string">
                <text:p>04:30:09</text:p>
              </table:table-cell>
              <table:table-cell office:value-type="float" office:value="3301.3">
                <text:p>3301.3</text:p>
              </table:table-cell>
              <table:table-cell office:value-type="float" office:value="3154.8">
                <text:p>3154.8</text:p>
              </table:table-cell>
              <table:table-cell office:value-type="float" office:value="3445.4">
                <text:p>3445.4</text:p>
              </table:table-cell>
              <table:table-cell office:value-type="float" office:value="3045.9">
                <text:p>3045.9</text:p>
              </table:table-cell>
            </table:table-row>
            <table:table-row>
              <table:table-cell office:value-type="string">
                <text:p>04:31:12</text:p>
              </table:table-cell>
              <table:table-cell office:value-type="float" office:value="3700.3">
                <text:p>3700.3</text:p>
              </table:table-cell>
              <table:table-cell office:value-type="float" office:value="3860.4">
                <text:p>3860.4</text:p>
              </table:table-cell>
              <table:table-cell office:value-type="float" office:value="3948.2">
                <text:p>3948.2</text:p>
              </table:table-cell>
              <table:table-cell office:value-type="float" office:value="3583.4">
                <text:p>3583.4</text:p>
              </table:table-cell>
            </table:table-row>
            <table:table-row>
              <table:table-cell office:value-type="string">
                <text:p>04:32:15</text:p>
              </table:table-cell>
              <table:table-cell office:value-type="float" office:value="2737.9">
                <text:p>2737.9</text:p>
              </table:table-cell>
              <table:table-cell office:value-type="float" office:value="3334.7">
                <text:p>3334.7</text:p>
              </table:table-cell>
              <table:table-cell office:value-type="float" office:value="2892.7">
                <text:p>2892.7</text:p>
              </table:table-cell>
              <table:table-cell office:value-type="float" office:value="3145.7">
                <text:p>3145.7</text:p>
              </table:table-cell>
            </table:table-row>
            <table:table-row>
              <table:table-cell office:value-type="string">
                <text:p>04:33:18</text:p>
              </table:table-cell>
              <table:table-cell office:value-type="float" office:value="4395">
                <text:p>4395</text:p>
              </table:table-cell>
              <table:table-cell office:value-type="float" office:value="4317.2">
                <text:p>4317.2</text:p>
              </table:table-cell>
              <table:table-cell office:value-type="float" office:value="4707.6">
                <text:p>4707.6</text:p>
              </table:table-cell>
              <table:table-cell office:value-type="float" office:value="4365.5">
                <text:p>4365.5</text:p>
              </table:table-cell>
            </table:table-row>
            <table:table-row>
              <table:table-cell office:value-type="string">
                <text:p>04:34:21</text:p>
              </table:table-cell>
              <table:table-cell office:value-type="float" office:value="4322.9">
                <text:p>4322.9</text:p>
              </table:table-cell>
              <table:table-cell office:value-type="float" office:value="4024.2">
                <text:p>4024.2</text:p>
              </table:table-cell>
              <table:table-cell office:value-type="float" office:value="4462.4">
                <text:p>4462.4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string">
                <text:p>04:35:23</text:p>
              </table:table-cell>
              <table:table-cell office:value-type="float" office:value="2946.4">
                <text:p>2946.4</text:p>
              </table:table-cell>
              <table:table-cell office:value-type="float" office:value="3122.1">
                <text:p>3122.1</text:p>
              </table:table-cell>
              <table:table-cell office:value-type="float" office:value="3349.3">
                <text:p>3349.3</text:p>
              </table:table-cell>
              <table:table-cell office:value-type="float" office:value="3042.2">
                <text:p>3042.2</text:p>
              </table:table-cell>
            </table:table-row>
            <table:table-row>
              <table:table-cell office:value-type="string">
                <text:p>04:36:27</text:p>
              </table:table-cell>
              <table:table-cell office:value-type="float" office:value="3037.7">
                <text:p>3037.7</text:p>
              </table:table-cell>
              <table:table-cell office:value-type="float" office:value="2870.5">
                <text:p>2870.5</text:p>
              </table:table-cell>
              <table:table-cell office:value-type="float" office:value="3222.1">
                <text:p>3222.1</text:p>
              </table:table-cell>
              <table:table-cell office:value-type="float" office:value="2720.4">
                <text:p>2720.4</text:p>
              </table:table-cell>
            </table:table-row>
            <table:table-row>
              <table:table-cell office:value-type="string">
                <text:p>04:37:30</text:p>
              </table:table-cell>
              <table:table-cell office:value-type="float" office:value="3346.2">
                <text:p>3346.2</text:p>
              </table:table-cell>
              <table:table-cell office:value-type="float" office:value="3464.1">
                <text:p>3464.1</text:p>
              </table:table-cell>
              <table:table-cell office:value-type="float" office:value="3478.8">
                <text:p>3478.8</text:p>
              </table:table-cell>
              <table:table-cell office:value-type="float" office:value="3097.7">
                <text:p>3097.7</text:p>
              </table:table-cell>
            </table:table-row>
            <table:table-row>
              <table:table-cell office:value-type="string">
                <text:p>04:38:34</text:p>
              </table:table-cell>
              <table:table-cell office:value-type="float" office:value="4829.9">
                <text:p>4829.9</text:p>
              </table:table-cell>
              <table:table-cell office:value-type="float" office:value="4679.5">
                <text:p>4679.5</text:p>
              </table:table-cell>
              <table:table-cell office:value-type="float" office:value="4882.2">
                <text:p>4882.2</text:p>
              </table:table-cell>
              <table:table-cell office:value-type="float" office:value="4953.5">
                <text:p>4953.5</text:p>
              </table:table-cell>
            </table:table-row>
            <table:table-row>
              <table:table-cell office:value-type="string">
                <text:p>04:39:36</text:p>
              </table:table-cell>
              <table:table-cell office:value-type="float" office:value="3473.6">
                <text:p>3473.6</text:p>
              </table:table-cell>
              <table:table-cell office:value-type="float" office:value="3323.3">
                <text:p>3323.3</text:p>
              </table:table-cell>
              <table:table-cell office:value-type="float" office:value="3391.5">
                <text:p>3391.5</text:p>
              </table:table-cell>
              <table:table-cell office:value-type="float" office:value="3121.7">
                <text:p>3121.7</text:p>
              </table:table-cell>
            </table:table-row>
            <table:table-row>
              <table:table-cell office:value-type="string">
                <text:p>04:40:39</text:p>
              </table:table-cell>
              <table:table-cell office:value-type="float" office:value="3372.3">
                <text:p>3372.3</text:p>
              </table:table-cell>
              <table:table-cell office:value-type="float" office:value="3281.6">
                <text:p>3281.6</text:p>
              </table:table-cell>
              <table:table-cell office:value-type="float" office:value="3628">
                <text:p>3628</text:p>
              </table:table-cell>
              <table:table-cell office:value-type="float" office:value="3011.9">
                <text:p>3011.9</text:p>
              </table:table-cell>
            </table:table-row>
            <table:table-row>
              <table:table-cell office:value-type="string">
                <text:p>04:41:42</text:p>
              </table:table-cell>
              <table:table-cell office:value-type="float" office:value="4589.3">
                <text:p>4589.3</text:p>
              </table:table-cell>
              <table:table-cell office:value-type="float" office:value="3762.6">
                <text:p>3762.6</text:p>
              </table:table-cell>
              <table:table-cell office:value-type="float" office:value="3481.2">
                <text:p>3481.2</text:p>
              </table:table-cell>
              <table:table-cell office:value-type="float" office:value="4320.8">
                <text:p>4320.8</text:p>
              </table:table-cell>
            </table:table-row>
            <table:table-row>
              <table:table-cell office:value-type="string">
                <text:p>04:42:45</text:p>
              </table:table-cell>
              <table:table-cell office:value-type="float" office:value="3084.6">
                <text:p>3084.6</text:p>
              </table:table-cell>
              <table:table-cell office:value-type="float" office:value="3122">
                <text:p>3122</text:p>
              </table:table-cell>
              <table:table-cell office:value-type="float" office:value="3246">
                <text:p>3246</text:p>
              </table:table-cell>
              <table:table-cell office:value-type="float" office:value="3068.3">
                <text:p>3068.3</text:p>
              </table:table-cell>
            </table:table-row>
            <table:table-row>
              <table:table-cell office:value-type="string">
                <text:p>04:43:47</text:p>
              </table:table-cell>
              <table:table-cell office:value-type="float" office:value="4025.8">
                <text:p>4025.8</text:p>
              </table:table-cell>
              <table:table-cell office:value-type="float" office:value="3883.8">
                <text:p>3883.8</text:p>
              </table:table-cell>
              <table:table-cell office:value-type="float" office:value="3998.3">
                <text:p>3998.3</text:p>
              </table:table-cell>
              <table:table-cell office:value-type="float" office:value="4009.7">
                <text:p>4009.7</text:p>
              </table:table-cell>
            </table:table-row>
            <table:table-row>
              <table:table-cell office:value-type="string">
                <text:p>04:44:50</text:p>
              </table:table-cell>
              <table:table-cell office:value-type="float" office:value="3039">
                <text:p>3039</text:p>
              </table:table-cell>
              <table:table-cell office:value-type="float" office:value="3036.1">
                <text:p>3036.1</text:p>
              </table:table-cell>
              <table:table-cell office:value-type="float" office:value="3119.9">
                <text:p>3119.9</text:p>
              </table:table-cell>
              <table:table-cell office:value-type="float" office:value="2782.8">
                <text:p>2782.8</text:p>
              </table:table-cell>
            </table:table-row>
            <table:table-row>
              <table:table-cell office:value-type="string">
                <text:p>04:45:53</text:p>
              </table:table-cell>
              <table:table-cell office:value-type="float" office:value="3175">
                <text:p>3175</text:p>
              </table:table-cell>
              <table:table-cell office:value-type="float" office:value="2823.2">
                <text:p>2823.2</text:p>
              </table:table-cell>
              <table:table-cell office:value-type="float" office:value="3139.8">
                <text:p>3139.8</text:p>
              </table:table-cell>
              <table:table-cell office:value-type="float" office:value="2897.3">
                <text:p>2897.3</text:p>
              </table:table-cell>
            </table:table-row>
            <table:table-row>
              <table:table-cell office:value-type="string">
                <text:p>04:46:56</text:p>
              </table:table-cell>
              <table:table-cell office:value-type="float" office:value="3208.5">
                <text:p>3208.5</text:p>
              </table:table-cell>
              <table:table-cell office:value-type="float" office:value="2875.3">
                <text:p>2875.3</text:p>
              </table:table-cell>
              <table:table-cell office:value-type="float" office:value="3102">
                <text:p>3102</text:p>
              </table:table-cell>
              <table:table-cell office:value-type="float" office:value="2640.8">
                <text:p>2640.8</text:p>
              </table:table-cell>
            </table:table-row>
            <table:table-row>
              <table:table-cell office:value-type="string">
                <text:p>04:47:59</text:p>
              </table:table-cell>
              <table:table-cell office:value-type="float" office:value="3170.3">
                <text:p>3170.3</text:p>
              </table:table-cell>
              <table:table-cell office:value-type="float" office:value="3093.1">
                <text:p>3093.1</text:p>
              </table:table-cell>
              <table:table-cell office:value-type="float" office:value="3341.7">
                <text:p>3341.7</text:p>
              </table:table-cell>
              <table:table-cell office:value-type="float" office:value="3023.4">
                <text:p>3023.4</text:p>
              </table:table-cell>
            </table:table-row>
            <table:table-row>
              <table:table-cell office:value-type="string">
                <text:p>04:49:01</text:p>
              </table:table-cell>
              <table:table-cell office:value-type="float" office:value="2810.3">
                <text:p>2810.3</text:p>
              </table:table-cell>
              <table:table-cell office:value-type="float" office:value="2980">
                <text:p>2980</text:p>
              </table:table-cell>
              <table:table-cell office:value-type="float" office:value="3041.2">
                <text:p>3041.2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04:50:04</text:p>
              </table:table-cell>
              <table:table-cell office:value-type="float" office:value="2859.4">
                <text:p>2859.4</text:p>
              </table:table-cell>
              <table:table-cell office:value-type="float" office:value="2777.5">
                <text:p>2777.5</text:p>
              </table:table-cell>
              <table:table-cell office:value-type="float" office:value="2875.8">
                <text:p>2875.8</text:p>
              </table:table-cell>
              <table:table-cell office:value-type="float" office:value="2487.7">
                <text:p>2487.7</text:p>
              </table:table-cell>
            </table:table-row>
            <table:table-row>
              <table:table-cell office:value-type="string">
                <text:p>04:51:08</text:p>
              </table:table-cell>
              <table:table-cell office:value-type="float" office:value="3062.6">
                <text:p>3062.6</text:p>
              </table:table-cell>
              <table:table-cell office:value-type="float" office:value="3147.9">
                <text:p>3147.9</text:p>
              </table:table-cell>
              <table:table-cell office:value-type="float" office:value="3360.6">
                <text:p>3360.6</text:p>
              </table:table-cell>
              <table:table-cell office:value-type="float" office:value="2765.1">
                <text:p>2765.1</text:p>
              </table:table-cell>
            </table:table-row>
            <table:table-row>
              <table:table-cell office:value-type="string">
                <text:p>04:52:12</text:p>
              </table:table-cell>
              <table:table-cell office:value-type="float" office:value="3070.9">
                <text:p>3070.9</text:p>
              </table:table-cell>
              <table:table-cell office:value-type="float" office:value="3106.8">
                <text:p>3106.8</text:p>
              </table:table-cell>
              <table:table-cell office:value-type="float" office:value="3031.9">
                <text:p>3031.9</text:p>
              </table:table-cell>
              <table:table-cell office:value-type="float" office:value="3012.6">
                <text:p>3012.6</text:p>
              </table:table-cell>
            </table:table-row>
            <table:table-row>
              <table:table-cell office:value-type="string">
                <text:p>04:53:15</text:p>
              </table:table-cell>
              <table:table-cell office:value-type="float" office:value="3692.3">
                <text:p>3692.3</text:p>
              </table:table-cell>
              <table:table-cell office:value-type="float" office:value="4404.5">
                <text:p>4404.5</text:p>
              </table:table-cell>
              <table:table-cell office:value-type="float" office:value="4464.5">
                <text:p>4464.5</text:p>
              </table:table-cell>
              <table:table-cell office:value-type="float" office:value="4108.3">
                <text:p>4108.3</text:p>
              </table:table-cell>
            </table:table-row>
            <table:table-row>
              <table:table-cell office:value-type="string">
                <text:p>04:54:18</text:p>
              </table:table-cell>
              <table:table-cell office:value-type="float" office:value="3566.3">
                <text:p>3566.3</text:p>
              </table:table-cell>
              <table:table-cell office:value-type="float" office:value="3316.6">
                <text:p>3316.6</text:p>
              </table:table-cell>
              <table:table-cell office:value-type="float" office:value="3391.7">
                <text:p>3391.7</text:p>
              </table:table-cell>
              <table:table-cell office:value-type="float" office:value="3204.3">
                <text:p>3204.3</text:p>
              </table:table-cell>
            </table:table-row>
            <table:table-row>
              <table:table-cell office:value-type="string">
                <text:p>04:55:20</text:p>
              </table:table-cell>
              <table:table-cell office:value-type="float" office:value="3462.8">
                <text:p>3462.8</text:p>
              </table:table-cell>
              <table:table-cell office:value-type="float" office:value="3235.3">
                <text:p>3235.3</text:p>
              </table:table-cell>
              <table:table-cell office:value-type="float" office:value="3436.1">
                <text:p>3436.1</text:p>
              </table:table-cell>
              <table:table-cell office:value-type="float" office:value="2835.1">
                <text:p>2835.1</text:p>
              </table:table-cell>
            </table:table-row>
            <table:table-row>
              <table:table-cell office:value-type="string">
                <text:p>04:56:23</text:p>
              </table:table-cell>
              <table:table-cell office:value-type="float" office:value="3593.5">
                <text:p>3593.5</text:p>
              </table:table-cell>
              <table:table-cell office:value-type="float" office:value="3243.4">
                <text:p>3243.4</text:p>
              </table:table-cell>
              <table:table-cell office:value-type="float" office:value="3540">
                <text:p>3540</text:p>
              </table:table-cell>
              <table:table-cell office:value-type="float" office:value="3238.2">
                <text:p>3238.2</text:p>
              </table:table-cell>
            </table:table-row>
            <table:table-row>
              <table:table-cell office:value-type="string">
                <text:p>04:57:26</text:p>
              </table:table-cell>
              <table:table-cell office:value-type="float" office:value="2820.3">
                <text:p>2820.3</text:p>
              </table:table-cell>
              <table:table-cell office:value-type="float" office:value="2781.8">
                <text:p>2781.8</text:p>
              </table:table-cell>
              <table:table-cell office:value-type="float" office:value="2890.6">
                <text:p>2890.6</text:p>
              </table:table-cell>
              <table:table-cell office:value-type="float" office:value="2661.4">
                <text:p>2661.4</text:p>
              </table:table-cell>
            </table:table-row>
            <table:table-row>
              <table:table-cell office:value-type="string">
                <text:p>04:58:29</text:p>
              </table:table-cell>
              <table:table-cell office:value-type="float" office:value="4057.4">
                <text:p>4057.4</text:p>
              </table:table-cell>
              <table:table-cell office:value-type="float" office:value="3625.2">
                <text:p>3625.2</text:p>
              </table:table-cell>
              <table:table-cell office:value-type="float" office:value="4009.8">
                <text:p>4009.8</text:p>
              </table:table-cell>
              <table:table-cell office:value-type="float" office:value="3710.5">
                <text:p>3710.5</text:p>
              </table:table-cell>
            </table:table-row>
            <table:table-row>
              <table:table-cell office:value-type="string">
                <text:p>04:59:32</text:p>
              </table:table-cell>
              <table:table-cell office:value-type="float" office:value="2736">
                <text:p>2736</text:p>
              </table:table-cell>
              <table:table-cell office:value-type="float" office:value="2987.4">
                <text:p>2987.4</text:p>
              </table:table-cell>
              <table:table-cell office:value-type="float" office:value="2998.9">
                <text:p>2998.9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05:00:34</text:p>
              </table:table-cell>
              <table:table-cell office:value-type="float" office:value="3245.2">
                <text:p>3245.2</text:p>
              </table:table-cell>
              <table:table-cell office:value-type="float" office:value="2848.5">
                <text:p>2848.5</text:p>
              </table:table-cell>
              <table:table-cell office:value-type="float" office:value="3153.3">
                <text:p>3153.3</text:p>
              </table:table-cell>
              <table:table-cell office:value-type="float" office:value="3205.4">
                <text:p>3205.4</text:p>
              </table:table-cell>
            </table:table-row>
            <table:table-row>
              <table:table-cell office:value-type="string">
                <text:p>05:01:37</text:p>
              </table:table-cell>
              <table:table-cell office:value-type="float" office:value="4175.9">
                <text:p>4175.9</text:p>
              </table:table-cell>
              <table:table-cell office:value-type="float" office:value="4556.6">
                <text:p>4556.6</text:p>
              </table:table-cell>
              <table:table-cell office:value-type="float" office:value="4501.1">
                <text:p>4501.1</text:p>
              </table:table-cell>
              <table:table-cell office:value-type="float" office:value="4536.1">
                <text:p>4536.1</text:p>
              </table:table-cell>
            </table:table-row>
            <table:table-row>
              <table:table-cell office:value-type="string">
                <text:p>05:02:41</text:p>
              </table:table-cell>
              <table:table-cell office:value-type="float" office:value="3104">
                <text:p>3104</text:p>
              </table:table-cell>
              <table:table-cell office:value-type="float" office:value="3325.8">
                <text:p>3325.8</text:p>
              </table:table-cell>
              <table:table-cell office:value-type="float" office:value="3418.9">
                <text:p>3418.9</text:p>
              </table:table-cell>
              <table:table-cell office:value-type="float" office:value="2909.5">
                <text:p>2909.5</text:p>
              </table:table-cell>
            </table:table-row>
            <table:table-row>
              <table:table-cell office:value-type="string">
                <text:p>05:03:43</text:p>
              </table:table-cell>
              <table:table-cell office:value-type="float" office:value="3087.8">
                <text:p>3087.8</text:p>
              </table:table-cell>
              <table:table-cell office:value-type="float" office:value="2801.2">
                <text:p>2801.2</text:p>
              </table:table-cell>
              <table:table-cell office:value-type="float" office:value="3087.9">
                <text:p>3087.9</text:p>
              </table:table-cell>
              <table:table-cell office:value-type="float" office:value="2847.8">
                <text:p>2847.8</text:p>
              </table:table-cell>
            </table:table-row>
            <table:table-row>
              <table:table-cell office:value-type="string">
                <text:p>05:04:46</text:p>
              </table:table-cell>
              <table:table-cell office:value-type="float" office:value="2713">
                <text:p>2713</text:p>
              </table:table-cell>
              <table:table-cell office:value-type="float" office:value="2635.9">
                <text:p>2635.9</text:p>
              </table:table-cell>
              <table:table-cell office:value-type="float" office:value="2835.2">
                <text:p>2835.2</text:p>
              </table:table-cell>
              <table:table-cell office:value-type="float" office:value="2539.9">
                <text:p>2539.9</text:p>
              </table:table-cell>
            </table:table-row>
            <table:table-row>
              <table:table-cell office:value-type="string">
                <text:p>05:05:49</text:p>
              </table:table-cell>
              <table:table-cell office:value-type="float" office:value="3040.1">
                <text:p>3040.1</text:p>
              </table:table-cell>
              <table:table-cell office:value-type="float" office:value="2483.8">
                <text:p>2483.8</text:p>
              </table:table-cell>
              <table:table-cell office:value-type="float" office:value="3200.3">
                <text:p>3200.3</text:p>
              </table:table-cell>
              <table:table-cell office:value-type="float" office:value="3053.7">
                <text:p>3053.7</text:p>
              </table:table-cell>
            </table:table-row>
            <table:table-row>
              <table:table-cell office:value-type="string">
                <text:p>05:06:53</text:p>
              </table:table-cell>
              <table:table-cell office:value-type="float" office:value="3528.9">
                <text:p>3528.9</text:p>
              </table:table-cell>
              <table:table-cell office:value-type="float" office:value="3378.5">
                <text:p>3378.5</text:p>
              </table:table-cell>
              <table:table-cell office:value-type="float" office:value="3278.6">
                <text:p>3278.6</text:p>
              </table:table-cell>
              <table:table-cell office:value-type="float" office:value="3267.9">
                <text:p>3267.9</text:p>
              </table:table-cell>
            </table:table-row>
            <table:table-row>
              <table:table-cell office:value-type="string">
                <text:p>05:07:57</text:p>
              </table:table-cell>
              <table:table-cell office:value-type="float" office:value="3519.7">
                <text:p>3519.7</text:p>
              </table:table-cell>
              <table:table-cell office:value-type="float" office:value="3851.4">
                <text:p>3851.4</text:p>
              </table:table-cell>
              <table:table-cell office:value-type="float" office:value="3851">
                <text:p>3851</text:p>
              </table:table-cell>
              <table:table-cell office:value-type="float" office:value="4357.4">
                <text:p>4357.4</text:p>
              </table:table-cell>
            </table:table-row>
            <table:table-row>
              <table:table-cell office:value-type="string">
                <text:p>05:09:00</text:p>
              </table:table-cell>
              <table:table-cell office:value-type="float" office:value="2904">
                <text:p>2904</text:p>
              </table:table-cell>
              <table:table-cell office:value-type="float" office:value="2980.2">
                <text:p>2980.2</text:p>
              </table:table-cell>
              <table:table-cell office:value-type="float" office:value="3108.3">
                <text:p>3108.3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05:10:02</text:p>
              </table:table-cell>
              <table:table-cell office:value-type="float" office:value="3382.4">
                <text:p>3382.4</text:p>
              </table:table-cell>
              <table:table-cell office:value-type="float" office:value="3002">
                <text:p>3002</text:p>
              </table:table-cell>
              <table:table-cell office:value-type="float" office:value="3460.1">
                <text:p>3460.1</text:p>
              </table:table-cell>
              <table:table-cell office:value-type="float" office:value="2814.3">
                <text:p>2814.3</text:p>
              </table:table-cell>
            </table:table-row>
            <table:table-row>
              <table:table-cell office:value-type="string">
                <text:p>05:11:05</text:p>
              </table:table-cell>
              <table:table-cell office:value-type="float" office:value="3123.5">
                <text:p>3123.5</text:p>
              </table:table-cell>
              <table:table-cell office:value-type="float" office:value="2943.8">
                <text:p>2943.8</text:p>
              </table:table-cell>
              <table:table-cell office:value-type="float" office:value="3130">
                <text:p>3130</text:p>
              </table:table-cell>
              <table:table-cell office:value-type="float" office:value="2881.8">
                <text:p>2881.8</text:p>
              </table:table-cell>
            </table:table-row>
            <table:table-row>
              <table:table-cell office:value-type="string">
                <text:p>05:12:08</text:p>
              </table:table-cell>
              <table:table-cell office:value-type="float" office:value="3076">
                <text:p>3076</text:p>
              </table:table-cell>
              <table:table-cell office:value-type="float" office:value="3201.4">
                <text:p>3201.4</text:p>
              </table:table-cell>
              <table:table-cell office:value-type="float" office:value="3078.3">
                <text:p>3078.3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05:13:11</text:p>
              </table:table-cell>
              <table:table-cell office:value-type="float" office:value="3174.5">
                <text:p>3174.5</text:p>
              </table:table-cell>
              <table:table-cell office:value-type="float" office:value="3194.8">
                <text:p>3194.8</text:p>
              </table:table-cell>
              <table:table-cell office:value-type="float" office:value="3226.7">
                <text:p>3226.7</text:p>
              </table:table-cell>
              <table:table-cell office:value-type="float" office:value="2745.5">
                <text:p>2745.5</text:p>
              </table:table-cell>
            </table:table-row>
            <table:table-row>
              <table:table-cell office:value-type="string">
                <text:p>05:14:13</text:p>
              </table:table-cell>
              <table:table-cell office:value-type="float" office:value="3147.9">
                <text:p>3147.9</text:p>
              </table:table-cell>
              <table:table-cell office:value-type="float" office:value="3180.5">
                <text:p>3180.5</text:p>
              </table:table-cell>
              <table:table-cell office:value-type="float" office:value="3301.1">
                <text:p>3301.1</text:p>
              </table:table-cell>
              <table:table-cell office:value-type="float" office:value="2960.6">
                <text:p>2960.6</text:p>
              </table:table-cell>
            </table:table-row>
            <table:table-row>
              <table:table-cell office:value-type="string">
                <text:p>05:15:16</text:p>
              </table:table-cell>
              <table:table-cell office:value-type="float" office:value="3301.1">
                <text:p>3301.1</text:p>
              </table:table-cell>
              <table:table-cell office:value-type="float" office:value="2937.3">
                <text:p>2937.3</text:p>
              </table:table-cell>
              <table:table-cell office:value-type="float" office:value="3122">
                <text:p>3122</text:p>
              </table:table-cell>
              <table:table-cell office:value-type="float" office:value="2659.9">
                <text:p>2659.9</text:p>
              </table:table-cell>
            </table:table-row>
            <table:table-row>
              <table:table-cell office:value-type="string">
                <text:p>05:16:19</text:p>
              </table:table-cell>
              <table:table-cell office:value-type="float" office:value="2613.4">
                <text:p>2613.4</text:p>
              </table:table-cell>
              <table:table-cell office:value-type="float" office:value="2735">
                <text:p>2735</text:p>
              </table:table-cell>
              <table:table-cell office:value-type="float" office:value="2551.7">
                <text:p>2551.7</text:p>
              </table:table-cell>
              <table:table-cell office:value-type="float" office:value="2689.7">
                <text:p>2689.7</text:p>
              </table:table-cell>
            </table:table-row>
            <table:table-row>
              <table:table-cell office:value-type="string">
                <text:p>05:17:22</text:p>
              </table:table-cell>
              <table:table-cell office:value-type="float" office:value="3333.6">
                <text:p>3333.6</text:p>
              </table:table-cell>
              <table:table-cell office:value-type="float" office:value="3149.9">
                <text:p>3149.9</text:p>
              </table:table-cell>
              <table:table-cell office:value-type="float" office:value="3435.5">
                <text:p>3435.5</text:p>
              </table:table-cell>
              <table:table-cell office:value-type="float" office:value="3073.3">
                <text:p>3073.3</text:p>
              </table:table-cell>
            </table:table-row>
            <table:table-row>
              <table:table-cell office:value-type="string">
                <text:p>05:18:25</text:p>
              </table:table-cell>
              <table:table-cell office:value-type="float" office:value="3247.5">
                <text:p>3247.5</text:p>
              </table:table-cell>
              <table:table-cell office:value-type="float" office:value="2756.2">
                <text:p>2756.2</text:p>
              </table:table-cell>
              <table:table-cell office:value-type="float" office:value="3330.1">
                <text:p>3330.1</text:p>
              </table:table-cell>
              <table:table-cell office:value-type="float" office:value="2673.3">
                <text:p>2673.3</text:p>
              </table:table-cell>
            </table:table-row>
            <table:table-row>
              <table:table-cell office:value-type="string">
                <text:p>05:19:27</text:p>
              </table:table-cell>
              <table:table-cell office:value-type="float" office:value="3400.9">
                <text:p>3400.9</text:p>
              </table:table-cell>
              <table:table-cell office:value-type="float" office:value="3039">
                <text:p>3039</text:p>
              </table:table-cell>
              <table:table-cell office:value-type="float" office:value="3492">
                <text:p>3492</text:p>
              </table:table-cell>
              <table:table-cell office:value-type="float" office:value="2785.6">
                <text:p>2785.6</text:p>
              </table:table-cell>
            </table:table-row>
            <table:table-row>
              <table:table-cell office:value-type="string">
                <text:p>05:20:30</text:p>
              </table:table-cell>
              <table:table-cell office:value-type="float" office:value="3173.7">
                <text:p>3173.7</text:p>
              </table:table-cell>
              <table:table-cell office:value-type="float" office:value="3276.4">
                <text:p>3276.4</text:p>
              </table:table-cell>
              <table:table-cell office:value-type="float" office:value="3563.3">
                <text:p>3563.3</text:p>
              </table:table-cell>
              <table:table-cell office:value-type="float" office:value="3274.8">
                <text:p>3274.8</text:p>
              </table:table-cell>
            </table:table-row>
            <table:table-row>
              <table:table-cell office:value-type="string">
                <text:p>05:21:34</text:p>
              </table:table-cell>
              <table:table-cell office:value-type="float" office:value="4489.5">
                <text:p>4489.5</text:p>
              </table:table-cell>
              <table:table-cell office:value-type="float" office:value="4488.2">
                <text:p>4488.2</text:p>
              </table:table-cell>
              <table:table-cell office:value-type="float" office:value="4725">
                <text:p>4725</text:p>
              </table:table-cell>
              <table:table-cell office:value-type="float" office:value="4323.2">
                <text:p>4323.2</text:p>
              </table:table-cell>
            </table:table-row>
            <table:table-row>
              <table:table-cell office:value-type="string">
                <text:p>05:22:36</text:p>
              </table:table-cell>
              <table:table-cell office:value-type="float" office:value="3484.1">
                <text:p>3484.1</text:p>
              </table:table-cell>
              <table:table-cell office:value-type="float" office:value="3628">
                <text:p>3628</text:p>
              </table:table-cell>
              <table:table-cell office:value-type="float" office:value="3537.7">
                <text:p>3537.7</text:p>
              </table:table-cell>
              <table:table-cell office:value-type="float" office:value="3538.6">
                <text:p>3538.6</text:p>
              </table:table-cell>
            </table:table-row>
            <table:table-row>
              <table:table-cell office:value-type="string">
                <text:p>05:23:39</text:p>
              </table:table-cell>
              <table:table-cell office:value-type="float" office:value="2701.7">
                <text:p>2701.7</text:p>
              </table:table-cell>
              <table:table-cell office:value-type="float" office:value="3356.1">
                <text:p>3356.1</text:p>
              </table:table-cell>
              <table:table-cell office:value-type="float" office:value="3253.2">
                <text:p>3253.2</text:p>
              </table:table-cell>
              <table:table-cell office:value-type="float" office:value="3017.4">
                <text:p>3017.4</text:p>
              </table:table-cell>
            </table:table-row>
            <table:table-row>
              <table:table-cell office:value-type="string">
                <text:p>05:24:42</text:p>
              </table:table-cell>
              <table:table-cell office:value-type="float" office:value="2875">
                <text:p>2875</text:p>
              </table:table-cell>
              <table:table-cell office:value-type="float" office:value="3102.9">
                <text:p>3102.9</text:p>
              </table:table-cell>
              <table:table-cell office:value-type="float" office:value="2948.8">
                <text:p>2948.8</text:p>
              </table:table-cell>
              <table:table-cell office:value-type="float" office:value="2747.3">
                <text:p>2747.3</text:p>
              </table:table-cell>
            </table:table-row>
            <table:table-row>
              <table:table-cell office:value-type="string">
                <text:p>05:25:45</text:p>
              </table:table-cell>
              <table:table-cell office:value-type="float" office:value="3110.6">
                <text:p>3110.6</text:p>
              </table:table-cell>
              <table:table-cell office:value-type="float" office:value="2868.3">
                <text:p>2868.3</text:p>
              </table:table-cell>
              <table:table-cell office:value-type="float" office:value="3300.1">
                <text:p>3300.1</text:p>
              </table:table-cell>
              <table:table-cell office:value-type="float" office:value="2911.4">
                <text:p>2911.4</text:p>
              </table:table-cell>
            </table:table-row>
            <table:table-row>
              <table:table-cell office:value-type="string">
                <text:p>05:26:48</text:p>
              </table:table-cell>
              <table:table-cell office:value-type="float" office:value="3320.2">
                <text:p>3320.2</text:p>
              </table:table-cell>
              <table:table-cell office:value-type="float" office:value="3218.9">
                <text:p>3218.9</text:p>
              </table:table-cell>
              <table:table-cell office:value-type="float" office:value="3255.5">
                <text:p>3255.5</text:p>
              </table:table-cell>
              <table:table-cell office:value-type="float" office:value="2848.2">
                <text:p>2848.2</text:p>
              </table:table-cell>
            </table:table-row>
            <table:table-row>
              <table:table-cell office:value-type="string">
                <text:p>05:27:50</text:p>
              </table:table-cell>
              <table:table-cell office:value-type="float" office:value="3045.5">
                <text:p>3045.5</text:p>
              </table:table-cell>
              <table:table-cell office:value-type="float" office:value="2951.1">
                <text:p>2951.1</text:p>
              </table:table-cell>
              <table:table-cell office:value-type="float" office:value="3293">
                <text:p>3293</text:p>
              </table:table-cell>
              <table:table-cell office:value-type="float" office:value="3030.1">
                <text:p>3030.1</text:p>
              </table:table-cell>
            </table:table-row>
            <table:table-row>
              <table:table-cell office:value-type="string">
                <text:p>05:28:53</text:p>
              </table:table-cell>
              <table:table-cell office:value-type="float" office:value="2856.6">
                <text:p>2856.6</text:p>
              </table:table-cell>
              <table:table-cell office:value-type="float" office:value="2940.3">
                <text:p>2940.3</text:p>
              </table:table-cell>
              <table:table-cell office:value-type="float" office:value="3108">
                <text:p>3108</text:p>
              </table:table-cell>
              <table:table-cell office:value-type="float" office:value="2769.4">
                <text:p>2769.4</text:p>
              </table:table-cell>
            </table:table-row>
            <table:table-row>
              <table:table-cell office:value-type="string">
                <text:p>05:29:56</text:p>
              </table:table-cell>
              <table:table-cell office:value-type="float" office:value="2943.6">
                <text:p>2943.6</text:p>
              </table:table-cell>
              <table:table-cell office:value-type="float" office:value="3254.9">
                <text:p>3254.9</text:p>
              </table:table-cell>
              <table:table-cell office:value-type="float" office:value="3308.9">
                <text:p>3308.9</text:p>
              </table:table-cell>
              <table:table-cell office:value-type="float" office:value="2960.7">
                <text:p>2960.7</text:p>
              </table:table-cell>
            </table:table-row>
            <table:table-row>
              <table:table-cell office:value-type="string">
                <text:p>05:30:59</text:p>
              </table:table-cell>
              <table:table-cell office:value-type="float" office:value="3037.3">
                <text:p>3037.3</text:p>
              </table:table-cell>
              <table:table-cell office:value-type="float" office:value="3123.9">
                <text:p>3123.9</text:p>
              </table:table-cell>
              <table:table-cell office:value-type="float" office:value="2983.7">
                <text:p>2983.7</text:p>
              </table:table-cell>
              <table:table-cell office:value-type="float" office:value="2943.7">
                <text:p>2943.7</text:p>
              </table:table-cell>
            </table:table-row>
            <table:table-row>
              <table:table-cell office:value-type="string">
                <text:p>05:32:02</text:p>
              </table:table-cell>
              <table:table-cell office:value-type="float" office:value="2983.1">
                <text:p>2983.1</text:p>
              </table:table-cell>
              <table:table-cell office:value-type="float" office:value="2712.2">
                <text:p>2712.2</text:p>
              </table:table-cell>
              <table:table-cell office:value-type="float" office:value="3019.9">
                <text:p>3019.9</text:p>
              </table:table-cell>
              <table:table-cell office:value-type="float" office:value="2832.1">
                <text:p>2832.1</text:p>
              </table:table-cell>
            </table:table-row>
            <table:table-row>
              <table:table-cell office:value-type="string">
                <text:p>05:33:04</text:p>
              </table:table-cell>
              <table:table-cell office:value-type="float" office:value="3167.4">
                <text:p>3167.4</text:p>
              </table:table-cell>
              <table:table-cell office:value-type="float" office:value="3096.9">
                <text:p>3096.9</text:p>
              </table:table-cell>
              <table:table-cell office:value-type="float" office:value="3227.9">
                <text:p>3227.9</text:p>
              </table:table-cell>
              <table:table-cell office:value-type="float" office:value="3015.7">
                <text:p>3015.7</text:p>
              </table:table-cell>
            </table:table-row>
            <table:table-row>
              <table:table-cell office:value-type="string">
                <text:p>05:34:07</text:p>
              </table:table-cell>
              <table:table-cell office:value-type="float" office:value="3255.9">
                <text:p>3255.9</text:p>
              </table:table-cell>
              <table:table-cell office:value-type="float" office:value="3103.1">
                <text:p>3103.1</text:p>
              </table:table-cell>
              <table:table-cell office:value-type="float" office:value="3458.5">
                <text:p>3458.5</text:p>
              </table:table-cell>
              <table:table-cell office:value-type="float" office:value="3048.3">
                <text:p>3048.3</text:p>
              </table:table-cell>
            </table:table-row>
            <table:table-row>
              <table:table-cell office:value-type="string">
                <text:p>05:35:10</text:p>
              </table:table-cell>
              <table:table-cell office:value-type="float" office:value="3281.8">
                <text:p>3281.8</text:p>
              </table:table-cell>
              <table:table-cell office:value-type="float" office:value="3350.4">
                <text:p>3350.4</text:p>
              </table:table-cell>
              <table:table-cell office:value-type="float" office:value="3644.7">
                <text:p>3644.7</text:p>
              </table:table-cell>
              <table:table-cell office:value-type="float" office:value="3170.8">
                <text:p>3170.8</text:p>
              </table:table-cell>
            </table:table-row>
            <table:table-row>
              <table:table-cell office:value-type="string">
                <text:p>05:36:14</text:p>
              </table:table-cell>
              <table:table-cell office:value-type="float" office:value="2945.6">
                <text:p>2945.6</text:p>
              </table:table-cell>
              <table:table-cell office:value-type="float" office:value="3017.6">
                <text:p>3017.6</text:p>
              </table:table-cell>
              <table:table-cell office:value-type="float" office:value="3203.4">
                <text:p>3203.4</text:p>
              </table:table-cell>
              <table:table-cell office:value-type="float" office:value="2900.9">
                <text:p>2900.9</text:p>
              </table:table-cell>
            </table:table-row>
            <table:table-row>
              <table:table-cell office:value-type="string">
                <text:p>05:37:16</text:p>
              </table:table-cell>
              <table:table-cell office:value-type="float" office:value="3467.9">
                <text:p>3467.9</text:p>
              </table:table-cell>
              <table:table-cell office:value-type="float" office:value="4039.9">
                <text:p>4039.9</text:p>
              </table:table-cell>
              <table:table-cell office:value-type="float" office:value="3484.2">
                <text:p>3484.2</text:p>
              </table:table-cell>
              <table:table-cell office:value-type="float" office:value="3535.2">
                <text:p>3535.2</text:p>
              </table:table-cell>
            </table:table-row>
            <table:table-row>
              <table:table-cell office:value-type="string">
                <text:p>05:38:19</text:p>
              </table:table-cell>
              <table:table-cell office:value-type="float" office:value="3908.4">
                <text:p>3908.4</text:p>
              </table:table-cell>
              <table:table-cell office:value-type="float" office:value="3489.6">
                <text:p>3489.6</text:p>
              </table:table-cell>
              <table:table-cell office:value-type="float" office:value="3866.5">
                <text:p>3866.5</text:p>
              </table:table-cell>
              <table:table-cell office:value-type="float" office:value="3302.1">
                <text:p>3302.1</text:p>
              </table:table-cell>
            </table:table-row>
            <table:table-row>
              <table:table-cell office:value-type="string">
                <text:p>05:39:22</text:p>
              </table:table-cell>
              <table:table-cell office:value-type="float" office:value="3376.9">
                <text:p>3376.9</text:p>
              </table:table-cell>
              <table:table-cell office:value-type="float" office:value="3254">
                <text:p>3254</text:p>
              </table:table-cell>
              <table:table-cell office:value-type="float" office:value="3342.1">
                <text:p>3342.1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05:40:25</text:p>
              </table:table-cell>
              <table:table-cell office:value-type="float" office:value="3898.7">
                <text:p>3898.7</text:p>
              </table:table-cell>
              <table:table-cell office:value-type="float" office:value="3380.9">
                <text:p>3380.9</text:p>
              </table:table-cell>
              <table:table-cell office:value-type="float" office:value="3443.1">
                <text:p>3443.1</text:p>
              </table:table-cell>
              <table:table-cell office:value-type="float" office:value="2945.1">
                <text:p>2945.1</text:p>
              </table:table-cell>
            </table:table-row>
            <table:table-row>
              <table:table-cell office:value-type="string">
                <text:p>05:41:27</text:p>
              </table:table-cell>
              <table:table-cell office:value-type="float" office:value="2816">
                <text:p>2816</text:p>
              </table:table-cell>
              <table:table-cell office:value-type="float" office:value="2468.4">
                <text:p>2468.4</text:p>
              </table:table-cell>
              <table:table-cell office:value-type="float" office:value="2844.4">
                <text:p>2844.4</text:p>
              </table:table-cell>
              <table:table-cell office:value-type="float" office:value="2646.4">
                <text:p>2646.4</text:p>
              </table:table-cell>
            </table:table-row>
            <table:table-row>
              <table:table-cell office:value-type="string">
                <text:p>05:42:30</text:p>
              </table:table-cell>
              <table:table-cell office:value-type="float" office:value="2949.2">
                <text:p>2949.2</text:p>
              </table:table-cell>
              <table:table-cell office:value-type="float" office:value="3117.4">
                <text:p>3117.4</text:p>
              </table:table-cell>
              <table:table-cell office:value-type="float" office:value="3285.6">
                <text:p>3285.6</text:p>
              </table:table-cell>
              <table:table-cell office:value-type="float" office:value="3007.9">
                <text:p>3007.9</text:p>
              </table:table-cell>
            </table:table-row>
            <table:table-row>
              <table:table-cell office:value-type="string">
                <text:p>05:43:33</text:p>
              </table:table-cell>
              <table:table-cell office:value-type="float" office:value="2708.2">
                <text:p>2708.2</text:p>
              </table:table-cell>
              <table:table-cell office:value-type="float" office:value="2587.3">
                <text:p>2587.3</text:p>
              </table:table-cell>
              <table:table-cell office:value-type="float" office:value="2967.2">
                <text:p>2967.2</text:p>
              </table:table-cell>
              <table:table-cell office:value-type="float" office:value="2464.9">
                <text:p>2464.9</text:p>
              </table:table-cell>
            </table:table-row>
            <table:table-row>
              <table:table-cell office:value-type="string">
                <text:p>05:44:36</text:p>
              </table:table-cell>
              <table:table-cell office:value-type="float" office:value="4863.5">
                <text:p>4863.5</text:p>
              </table:table-cell>
              <table:table-cell office:value-type="float" office:value="4769.1">
                <text:p>4769.1</text:p>
              </table:table-cell>
              <table:table-cell office:value-type="float" office:value="4953.8">
                <text:p>4953.8</text:p>
              </table:table-cell>
              <table:table-cell office:value-type="float" office:value="4113.4">
                <text:p>4113.4</text:p>
              </table:table-cell>
            </table:table-row>
            <table:table-row>
              <table:table-cell office:value-type="string">
                <text:p>05:45:39</text:p>
              </table:table-cell>
              <table:table-cell office:value-type="float" office:value="3995.1">
                <text:p>3995.1</text:p>
              </table:table-cell>
              <table:table-cell office:value-type="float" office:value="4335">
                <text:p>4335</text:p>
              </table:table-cell>
              <table:table-cell office:value-type="float" office:value="4284.5">
                <text:p>4284.5</text:p>
              </table:table-cell>
              <table:table-cell office:value-type="float" office:value="3969.6">
                <text:p>3969.6</text:p>
              </table:table-cell>
            </table:table-row>
            <table:table-row>
              <table:table-cell office:value-type="string">
                <text:p>05:46:41</text:p>
              </table:table-cell>
              <table:table-cell office:value-type="float" office:value="3295.4">
                <text:p>3295.4</text:p>
              </table:table-cell>
              <table:table-cell office:value-type="float" office:value="3503.4">
                <text:p>3503.4</text:p>
              </table:table-cell>
              <table:table-cell office:value-type="float" office:value="3432.5">
                <text:p>3432.5</text:p>
              </table:table-cell>
              <table:table-cell office:value-type="float" office:value="2805.1">
                <text:p>2805.1</text:p>
              </table:table-cell>
            </table:table-row>
            <table:table-row>
              <table:table-cell office:value-type="string">
                <text:p>05:47:44</text:p>
              </table:table-cell>
              <table:table-cell office:value-type="float" office:value="2998.6">
                <text:p>2998.6</text:p>
              </table:table-cell>
              <table:table-cell office:value-type="float" office:value="3171.1">
                <text:p>3171.1</text:p>
              </table:table-cell>
              <table:table-cell office:value-type="float" office:value="3402">
                <text:p>3402</text:p>
              </table:table-cell>
              <table:table-cell office:value-type="float" office:value="2925.9">
                <text:p>2925.9</text:p>
              </table:table-cell>
            </table:table-row>
            <table:table-row>
              <table:table-cell office:value-type="string">
                <text:p>05:48:47</text:p>
              </table:table-cell>
              <table:table-cell office:value-type="float" office:value="2936.9">
                <text:p>2936.9</text:p>
              </table:table-cell>
              <table:table-cell office:value-type="float" office:value="2960.3">
                <text:p>2960.3</text:p>
              </table:table-cell>
              <table:table-cell office:value-type="float" office:value="3163.1">
                <text:p>3163.1</text:p>
              </table:table-cell>
              <table:table-cell office:value-type="float" office:value="2948.3">
                <text:p>2948.3</text:p>
              </table:table-cell>
            </table:table-row>
            <table:table-row>
              <table:table-cell office:value-type="string">
                <text:p>05:49:50</text:p>
              </table:table-cell>
              <table:table-cell office:value-type="float" office:value="4136">
                <text:p>4136</text:p>
              </table:table-cell>
              <table:table-cell office:value-type="float" office:value="4064.3">
                <text:p>4064.3</text:p>
              </table:table-cell>
              <table:table-cell office:value-type="float" office:value="4861.1">
                <text:p>4861.1</text:p>
              </table:table-cell>
              <table:table-cell office:value-type="float" office:value="4994.8">
                <text:p>4994.8</text:p>
              </table:table-cell>
            </table:table-row>
            <table:table-row>
              <table:table-cell office:value-type="string">
                <text:p>05:50:52</text:p>
              </table:table-cell>
              <table:table-cell office:value-type="float" office:value="4490.6">
                <text:p>4490.6</text:p>
              </table:table-cell>
              <table:table-cell office:value-type="float" office:value="4365.4">
                <text:p>4365.4</text:p>
              </table:table-cell>
              <table:table-cell office:value-type="float" office:value="4452.2">
                <text:p>4452.2</text:p>
              </table:table-cell>
              <table:table-cell office:value-type="float" office:value="5000.1">
                <text:p>5000.1</text:p>
              </table:table-cell>
            </table:table-row>
            <table:table-row>
              <table:table-cell office:value-type="string">
                <text:p>05:51:57</text:p>
              </table:table-cell>
              <table:table-cell office:value-type="float" office:value="3305.3">
                <text:p>3305.3</text:p>
              </table:table-cell>
              <table:table-cell office:value-type="float" office:value="2908.9">
                <text:p>2908.9</text:p>
              </table:table-cell>
              <table:table-cell office:value-type="float" office:value="3111.1">
                <text:p>3111.1</text:p>
              </table:table-cell>
              <table:table-cell office:value-type="float" office:value="2772.5">
                <text:p>2772.5</text:p>
              </table:table-cell>
            </table:table-row>
            <table:table-row>
              <table:table-cell office:value-type="string">
                <text:p>05:53:00</text:p>
              </table:table-cell>
              <table:table-cell office:value-type="float" office:value="4684.6">
                <text:p>4684.6</text:p>
              </table:table-cell>
              <table:table-cell office:value-type="float" office:value="4684.5">
                <text:p>4684.5</text:p>
              </table:table-cell>
              <table:table-cell office:value-type="float" office:value="4647.5">
                <text:p>4647.5</text:p>
              </table:table-cell>
              <table:table-cell office:value-type="float" office:value="5036.6">
                <text:p>5036.6</text:p>
              </table:table-cell>
            </table:table-row>
            <table:table-row>
              <table:table-cell office:value-type="string">
                <text:p>05:54:03</text:p>
              </table:table-cell>
              <table:table-cell office:value-type="float" office:value="4333.7">
                <text:p>4333.7</text:p>
              </table:table-cell>
              <table:table-cell office:value-type="float" office:value="3999.4">
                <text:p>3999.4</text:p>
              </table:table-cell>
              <table:table-cell office:value-type="float" office:value="4187.8">
                <text:p>4187.8</text:p>
              </table:table-cell>
              <table:table-cell office:value-type="float" office:value="4485.3">
                <text:p>4485.3</text:p>
              </table:table-cell>
            </table:table-row>
            <table:table-row>
              <table:table-cell office:value-type="string">
                <text:p>05:55:06</text:p>
              </table:table-cell>
              <table:table-cell office:value-type="float" office:value="2846.6">
                <text:p>2846.6</text:p>
              </table:table-cell>
              <table:table-cell office:value-type="float" office:value="3309.4">
                <text:p>3309.4</text:p>
              </table:table-cell>
              <table:table-cell office:value-type="float" office:value="4691.4">
                <text:p>4691.4</text:p>
              </table:table-cell>
              <table:table-cell office:value-type="float" office:value="3592.6">
                <text:p>3592.6</text:p>
              </table:table-cell>
            </table:table-row>
            <table:table-row>
              <table:table-cell office:value-type="string">
                <text:p>05:56:08</text:p>
              </table:table-cell>
              <table:table-cell office:value-type="float" office:value="3122.7">
                <text:p>3122.7</text:p>
              </table:table-cell>
              <table:table-cell office:value-type="float" office:value="2924.7">
                <text:p>2924.7</text:p>
              </table:table-cell>
              <table:table-cell office:value-type="float" office:value="3041.8">
                <text:p>3041.8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05:57:11</text:p>
              </table:table-cell>
              <table:table-cell office:value-type="float" office:value="4943.6">
                <text:p>4943.6</text:p>
              </table:table-cell>
              <table:table-cell office:value-type="float" office:value="4692.1">
                <text:p>4692.1</text:p>
              </table:table-cell>
              <table:table-cell office:value-type="float" office:value="5054.5">
                <text:p>5054.5</text:p>
              </table:table-cell>
              <table:table-cell office:value-type="float" office:value="4857">
                <text:p>4857</text:p>
              </table:table-cell>
            </table:table-row>
            <table:table-row>
              <table:table-cell office:value-type="string">
                <text:p>05:58:14</text:p>
              </table:table-cell>
              <table:table-cell office:value-type="float" office:value="3026.9">
                <text:p>3026.9</text:p>
              </table:table-cell>
              <table:table-cell office:value-type="float" office:value="2801.5">
                <text:p>2801.5</text:p>
              </table:table-cell>
              <table:table-cell office:value-type="float" office:value="3408.1">
                <text:p>3408.1</text:p>
              </table:table-cell>
              <table:table-cell office:value-type="float" office:value="3181.9">
                <text:p>3181.9</text:p>
              </table:table-cell>
            </table:table-row>
            <table:table-row>
              <table:table-cell office:value-type="string">
                <text:p>05:59:17</text:p>
              </table:table-cell>
              <table:table-cell office:value-type="float" office:value="4660.1">
                <text:p>4660.1</text:p>
              </table:table-cell>
              <table:table-cell office:value-type="float" office:value="4586">
                <text:p>4586</text:p>
              </table:table-cell>
              <table:table-cell office:value-type="float" office:value="4682.5">
                <text:p>4682.5</text:p>
              </table:table-cell>
              <table:table-cell office:value-type="float" office:value="4563.5">
                <text:p>4563.5</text:p>
              </table:table-cell>
            </table:table-row>
            <table:table-row>
              <table:table-cell office:value-type="string">
                <text:p>06:00:20</text:p>
              </table:table-cell>
              <table:table-cell office:value-type="float" office:value="3290">
                <text:p>3290</text:p>
              </table:table-cell>
              <table:table-cell office:value-type="float" office:value="3121.6">
                <text:p>3121.6</text:p>
              </table:table-cell>
              <table:table-cell office:value-type="float" office:value="3455.4">
                <text:p>3455.4</text:p>
              </table:table-cell>
              <table:table-cell office:value-type="float" office:value="2995.6">
                <text:p>2995.6</text:p>
              </table:table-cell>
            </table:table-row>
            <table:table-row>
              <table:table-cell office:value-type="string">
                <text:p>06:01:22</text:p>
              </table:table-cell>
              <table:table-cell office:value-type="float" office:value="3438.1">
                <text:p>3438.1</text:p>
              </table:table-cell>
              <table:table-cell office:value-type="float" office:value="3243.7">
                <text:p>3243.7</text:p>
              </table:table-cell>
              <table:table-cell office:value-type="float" office:value="3648">
                <text:p>3648</text:p>
              </table:table-cell>
              <table:table-cell office:value-type="float" office:value="2933.8">
                <text:p>2933.8</text:p>
              </table:table-cell>
            </table:table-row>
            <table:table-row>
              <table:table-cell office:value-type="string">
                <text:p>06:02:25</text:p>
              </table:table-cell>
              <table:table-cell office:value-type="float" office:value="3339.9">
                <text:p>3339.9</text:p>
              </table:table-cell>
              <table:table-cell office:value-type="float" office:value="3233">
                <text:p>3233</text:p>
              </table:table-cell>
              <table:table-cell office:value-type="float" office:value="3686.7">
                <text:p>3686.7</text:p>
              </table:table-cell>
              <table:table-cell office:value-type="float" office:value="3149.9">
                <text:p>3149.9</text:p>
              </table:table-cell>
            </table:table-row>
            <table:table-row>
              <table:table-cell office:value-type="string">
                <text:p>06:03:28</text:p>
              </table:table-cell>
              <table:table-cell office:value-type="float" office:value="4596.8">
                <text:p>4596.8</text:p>
              </table:table-cell>
              <table:table-cell office:value-type="float" office:value="4596.9">
                <text:p>4596.9</text:p>
              </table:table-cell>
              <table:table-cell office:value-type="float" office:value="5340.7">
                <text:p>5340.7</text:p>
              </table:table-cell>
              <table:table-cell office:value-type="float" office:value="5011.9">
                <text:p>5011.9</text:p>
              </table:table-cell>
            </table:table-row>
            <table:table-row>
              <table:table-cell office:value-type="string">
                <text:p>06:04:31</text:p>
              </table:table-cell>
              <table:table-cell office:value-type="float" office:value="3111">
                <text:p>3111</text:p>
              </table:table-cell>
              <table:table-cell office:value-type="float" office:value="3309">
                <text:p>3309</text:p>
              </table:table-cell>
              <table:table-cell office:value-type="float" office:value="3186.7">
                <text:p>3186.7</text:p>
              </table:table-cell>
              <table:table-cell office:value-type="float" office:value="2684.9">
                <text:p>2684.9</text:p>
              </table:table-cell>
            </table:table-row>
            <table:table-row>
              <table:table-cell office:value-type="string">
                <text:p>06:05:33</text:p>
              </table:table-cell>
              <table:table-cell office:value-type="float" office:value="3591.3">
                <text:p>3591.3</text:p>
              </table:table-cell>
              <table:table-cell office:value-type="float" office:value="3504.3">
                <text:p>3504.3</text:p>
              </table:table-cell>
              <table:table-cell office:value-type="float" office:value="3771.6">
                <text:p>3771.6</text:p>
              </table:table-cell>
              <table:table-cell office:value-type="float" office:value="3483.8">
                <text:p>3483.8</text:p>
              </table:table-cell>
            </table:table-row>
            <table:table-row>
              <table:table-cell office:value-type="string">
                <text:p>06:06:38</text:p>
              </table:table-cell>
              <table:table-cell office:value-type="float" office:value="3150.9">
                <text:p>3150.9</text:p>
              </table:table-cell>
              <table:table-cell office:value-type="float" office:value="3239.3">
                <text:p>3239.3</text:p>
              </table:table-cell>
              <table:table-cell office:value-type="float" office:value="3279.5">
                <text:p>3279.5</text:p>
              </table:table-cell>
              <table:table-cell office:value-type="float" office:value="3097.3">
                <text:p>3097.3</text:p>
              </table:table-cell>
            </table:table-row>
            <table:table-row>
              <table:table-cell office:value-type="string">
                <text:p>06:07:41</text:p>
              </table:table-cell>
              <table:table-cell office:value-type="float" office:value="4697.3">
                <text:p>4697.3</text:p>
              </table:table-cell>
              <table:table-cell office:value-type="float" office:value="4469.8">
                <text:p>4469.8</text:p>
              </table:table-cell>
              <table:table-cell office:value-type="float" office:value="4982.2">
                <text:p>4982.2</text:p>
              </table:table-cell>
              <table:table-cell office:value-type="float" office:value="5013.6">
                <text:p>5013.6</text:p>
              </table:table-cell>
            </table:table-row>
            <table:table-row>
              <table:table-cell office:value-type="string">
                <text:p>06:08:44</text:p>
              </table:table-cell>
              <table:table-cell office:value-type="float" office:value="2711.9">
                <text:p>2711.9</text:p>
              </table:table-cell>
              <table:table-cell office:value-type="float" office:value="2934">
                <text:p>2934</text:p>
              </table:table-cell>
              <table:table-cell office:value-type="float" office:value="3081.8">
                <text:p>3081.8</text:p>
              </table:table-cell>
              <table:table-cell office:value-type="float" office:value="2664.6">
                <text:p>2664.6</text:p>
              </table:table-cell>
            </table:table-row>
            <table:table-row>
              <table:table-cell office:value-type="string">
                <text:p>06:09:47</text:p>
              </table:table-cell>
              <table:table-cell office:value-type="float" office:value="3006.4">
                <text:p>3006.4</text:p>
              </table:table-cell>
              <table:table-cell office:value-type="float" office:value="2620.3">
                <text:p>2620.3</text:p>
              </table:table-cell>
              <table:table-cell office:value-type="float" office:value="2772.4">
                <text:p>2772.4</text:p>
              </table:table-cell>
              <table:table-cell office:value-type="float" office:value="2638.3">
                <text:p>2638.3</text:p>
              </table:table-cell>
            </table:table-row>
            <table:table-row>
              <table:table-cell office:value-type="string">
                <text:p>06:10:50</text:p>
              </table:table-cell>
              <table:table-cell office:value-type="float" office:value="3000.5">
                <text:p>3000.5</text:p>
              </table:table-cell>
              <table:table-cell office:value-type="float" office:value="3400.8">
                <text:p>3400.8</text:p>
              </table:table-cell>
              <table:table-cell office:value-type="float" office:value="3173.5">
                <text:p>3173.5</text:p>
              </table:table-cell>
              <table:table-cell office:value-type="float" office:value="3127.3">
                <text:p>3127.3</text:p>
              </table:table-cell>
            </table:table-row>
            <table:table-row>
              <table:table-cell office:value-type="string">
                <text:p>06:11:53</text:p>
              </table:table-cell>
              <table:table-cell office:value-type="float" office:value="2860.4">
                <text:p>2860.4</text:p>
              </table:table-cell>
              <table:table-cell office:value-type="float" office:value="3227.9">
                <text:p>3227.9</text:p>
              </table:table-cell>
              <table:table-cell office:value-type="float" office:value="2833.3">
                <text:p>2833.3</text:p>
              </table:table-cell>
              <table:table-cell office:value-type="float" office:value="2929.9">
                <text:p>2929.9</text:p>
              </table:table-cell>
            </table:table-row>
            <table:table-row>
              <table:table-cell office:value-type="string">
                <text:p>06:12:55</text:p>
              </table:table-cell>
              <table:table-cell office:value-type="float" office:value="3158.5">
                <text:p>3158.5</text:p>
              </table:table-cell>
              <table:table-cell office:value-type="float" office:value="2924.7">
                <text:p>2924.7</text:p>
              </table:table-cell>
              <table:table-cell office:value-type="float" office:value="2981.5">
                <text:p>2981.5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06:13:58</text:p>
              </table:table-cell>
              <table:table-cell office:value-type="float" office:value="2959.6">
                <text:p>2959.6</text:p>
              </table:table-cell>
              <table:table-cell office:value-type="float" office:value="2800.9">
                <text:p>2800.9</text:p>
              </table:table-cell>
              <table:table-cell office:value-type="float" office:value="3053.1">
                <text:p>3053.1</text:p>
              </table:table-cell>
              <table:table-cell office:value-type="float" office:value="2560.9">
                <text:p>2560.9</text:p>
              </table:table-cell>
            </table:table-row>
            <table:table-row>
              <table:table-cell office:value-type="string">
                <text:p>06:15:01</text:p>
              </table:table-cell>
              <table:table-cell office:value-type="float" office:value="4220.2">
                <text:p>4220.2</text:p>
              </table:table-cell>
              <table:table-cell office:value-type="float" office:value="4466.4">
                <text:p>4466.4</text:p>
              </table:table-cell>
              <table:table-cell office:value-type="float" office:value="4782.9">
                <text:p>4782.9</text:p>
              </table:table-cell>
              <table:table-cell office:value-type="float" office:value="3382.7">
                <text:p>3382.7</text:p>
              </table:table-cell>
            </table:table-row>
            <table:table-row>
              <table:table-cell office:value-type="string">
                <text:p>06:16:04</text:p>
              </table:table-cell>
              <table:table-cell office:value-type="float" office:value="3310">
                <text:p>3310</text:p>
              </table:table-cell>
              <table:table-cell office:value-type="float" office:value="3350.7">
                <text:p>3350.7</text:p>
              </table:table-cell>
              <table:table-cell office:value-type="float" office:value="3556.1">
                <text:p>3556.1</text:p>
              </table:table-cell>
              <table:table-cell office:value-type="float" office:value="3391.3">
                <text:p>3391.3</text:p>
              </table:table-cell>
            </table:table-row>
            <table:table-row>
              <table:table-cell office:value-type="string">
                <text:p>06:17:07</text:p>
              </table:table-cell>
              <table:table-cell office:value-type="float" office:value="3272.5">
                <text:p>3272.5</text:p>
              </table:table-cell>
              <table:table-cell office:value-type="float" office:value="2901.8">
                <text:p>2901.8</text:p>
              </table:table-cell>
              <table:table-cell office:value-type="float" office:value="3313.7">
                <text:p>3313.7</text:p>
              </table:table-cell>
              <table:table-cell office:value-type="float" office:value="3003.6">
                <text:p>3003.6</text:p>
              </table:table-cell>
            </table:table-row>
            <table:table-row>
              <table:table-cell office:value-type="string">
                <text:p>06:18:09</text:p>
              </table:table-cell>
              <table:table-cell office:value-type="float" office:value="3264.8">
                <text:p>3264.8</text:p>
              </table:table-cell>
              <table:table-cell office:value-type="float" office:value="3498.3">
                <text:p>3498.3</text:p>
              </table:table-cell>
              <table:table-cell office:value-type="float" office:value="2963.3">
                <text:p>2963.3</text:p>
              </table:table-cell>
              <table:table-cell office:value-type="float" office:value="3203.2">
                <text:p>3203.2</text:p>
              </table:table-cell>
            </table:table-row>
            <table:table-row>
              <table:table-cell office:value-type="string">
                <text:p>06:19:12</text:p>
              </table:table-cell>
              <table:table-cell office:value-type="float" office:value="3294.9">
                <text:p>3294.9</text:p>
              </table:table-cell>
              <table:table-cell office:value-type="float" office:value="3266.6">
                <text:p>3266.6</text:p>
              </table:table-cell>
              <table:table-cell office:value-type="float" office:value="3241.3">
                <text:p>3241.3</text:p>
              </table:table-cell>
              <table:table-cell office:value-type="float" office:value="2927.4">
                <text:p>2927.4</text:p>
              </table:table-cell>
            </table:table-row>
            <table:table-row>
              <table:table-cell office:value-type="string">
                <text:p>06:20:15</text:p>
              </table:table-cell>
              <table:table-cell office:value-type="float" office:value="3717.9">
                <text:p>3717.9</text:p>
              </table:table-cell>
              <table:table-cell office:value-type="float" office:value="3401">
                <text:p>3401</text:p>
              </table:table-cell>
              <table:table-cell office:value-type="float" office:value="3640.6">
                <text:p>3640.6</text:p>
              </table:table-cell>
              <table:table-cell office:value-type="float" office:value="3230.4">
                <text:p>3230.4</text:p>
              </table:table-cell>
            </table:table-row>
            <table:table-row>
              <table:table-cell office:value-type="string">
                <text:p>06:21:19</text:p>
              </table:table-cell>
              <table:table-cell office:value-type="float" office:value="3440.2">
                <text:p>3440.2</text:p>
              </table:table-cell>
              <table:table-cell office:value-type="float" office:value="3503.7">
                <text:p>3503.7</text:p>
              </table:table-cell>
              <table:table-cell office:value-type="float" office:value="3227.6">
                <text:p>3227.6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06:22:21</text:p>
              </table:table-cell>
              <table:table-cell office:value-type="float" office:value="3340.6">
                <text:p>3340.6</text:p>
              </table:table-cell>
              <table:table-cell office:value-type="float" office:value="3023.7">
                <text:p>3023.7</text:p>
              </table:table-cell>
              <table:table-cell office:value-type="float" office:value="3773.6">
                <text:p>3773.6</text:p>
              </table:table-cell>
              <table:table-cell office:value-type="float" office:value="3158.2">
                <text:p>3158.2</text:p>
              </table:table-cell>
            </table:table-row>
            <table:table-row>
              <table:table-cell office:value-type="string">
                <text:p>06:23:24</text:p>
              </table:table-cell>
              <table:table-cell office:value-type="float" office:value="3287.2">
                <text:p>3287.2</text:p>
              </table:table-cell>
              <table:table-cell office:value-type="float" office:value="3312.6">
                <text:p>3312.6</text:p>
              </table:table-cell>
              <table:table-cell office:value-type="float" office:value="3309.6">
                <text:p>3309.6</text:p>
              </table:table-cell>
              <table:table-cell office:value-type="float" office:value="3315.2">
                <text:p>3315.2</text:p>
              </table:table-cell>
            </table:table-row>
            <table:table-row>
              <table:table-cell office:value-type="string">
                <text:p>06:24:27</text:p>
              </table:table-cell>
              <table:table-cell office:value-type="float" office:value="4355.7">
                <text:p>4355.7</text:p>
              </table:table-cell>
              <table:table-cell office:value-type="float" office:value="4026.2">
                <text:p>4026.2</text:p>
              </table:table-cell>
              <table:table-cell office:value-type="float" office:value="4575.2">
                <text:p>4575.2</text:p>
              </table:table-cell>
              <table:table-cell office:value-type="float" office:value="4882.2">
                <text:p>4882.2</text:p>
              </table:table-cell>
            </table:table-row>
            <table:table-row>
              <table:table-cell office:value-type="string">
                <text:p>06:25:30</text:p>
              </table:table-cell>
              <table:table-cell office:value-type="float" office:value="3306.2">
                <text:p>3306.2</text:p>
              </table:table-cell>
              <table:table-cell office:value-type="float" office:value="3886">
                <text:p>3886</text:p>
              </table:table-cell>
              <table:table-cell office:value-type="float" office:value="3946.1">
                <text:p>3946.1</text:p>
              </table:table-cell>
              <table:table-cell office:value-type="float" office:value="3084.8">
                <text:p>3084.8</text:p>
              </table:table-cell>
            </table:table-row>
            <table:table-row>
              <table:table-cell office:value-type="string">
                <text:p>06:26:32</text:p>
              </table:table-cell>
              <table:table-cell office:value-type="float" office:value="2891.6">
                <text:p>2891.6</text:p>
              </table:table-cell>
              <table:table-cell office:value-type="float" office:value="3188.3">
                <text:p>3188.3</text:p>
              </table:table-cell>
              <table:table-cell office:value-type="float" office:value="3139.4">
                <text:p>3139.4</text:p>
              </table:table-cell>
              <table:table-cell office:value-type="float" office:value="3150.5">
                <text:p>3150.5</text:p>
              </table:table-cell>
            </table:table-row>
            <table:table-row>
              <table:table-cell office:value-type="string">
                <text:p>06:27:35</text:p>
              </table:table-cell>
              <table:table-cell office:value-type="float" office:value="3186.2">
                <text:p>3186.2</text:p>
              </table:table-cell>
              <table:table-cell office:value-type="float" office:value="2913">
                <text:p>2913</text:p>
              </table:table-cell>
              <table:table-cell office:value-type="float" office:value="2955.3">
                <text:p>2955.3</text:p>
              </table:table-cell>
              <table:table-cell office:value-type="float" office:value="2918.4">
                <text:p>2918.4</text:p>
              </table:table-cell>
            </table:table-row>
            <table:table-row>
              <table:table-cell office:value-type="string">
                <text:p>06:28:38</text:p>
              </table:table-cell>
              <table:table-cell office:value-type="float" office:value="3240.4">
                <text:p>3240.4</text:p>
              </table:table-cell>
              <table:table-cell office:value-type="float" office:value="2994.8">
                <text:p>2994.8</text:p>
              </table:table-cell>
              <table:table-cell office:value-type="float" office:value="3170">
                <text:p>3170</text:p>
              </table:table-cell>
              <table:table-cell office:value-type="float" office:value="2948.8">
                <text:p>2948.8</text:p>
              </table:table-cell>
            </table:table-row>
            <table:table-row>
              <table:table-cell office:value-type="string">
                <text:p>06:29:41</text:p>
              </table:table-cell>
              <table:table-cell office:value-type="float" office:value="4584.9">
                <text:p>4584.9</text:p>
              </table:table-cell>
              <table:table-cell office:value-type="float" office:value="4272.4">
                <text:p>4272.4</text:p>
              </table:table-cell>
              <table:table-cell office:value-type="float" office:value="4567.1">
                <text:p>4567.1</text:p>
              </table:table-cell>
              <table:table-cell office:value-type="float" office:value="4777.8">
                <text:p>4777.8</text:p>
              </table:table-cell>
            </table:table-row>
            <table:table-row>
              <table:table-cell office:value-type="string">
                <text:p>06:30:44</text:p>
              </table:table-cell>
              <table:table-cell office:value-type="float" office:value="4383.6">
                <text:p>4383.6</text:p>
              </table:table-cell>
              <table:table-cell office:value-type="float" office:value="4269.7">
                <text:p>4269.7</text:p>
              </table:table-cell>
              <table:table-cell office:value-type="float" office:value="4693.3">
                <text:p>4693.3</text:p>
              </table:table-cell>
              <table:table-cell office:value-type="float" office:value="4558.8">
                <text:p>4558.8</text:p>
              </table:table-cell>
            </table:table-row>
            <table:table-row>
              <table:table-cell office:value-type="string">
                <text:p>06:31:46</text:p>
              </table:table-cell>
              <table:table-cell office:value-type="float" office:value="3359.7">
                <text:p>3359.7</text:p>
              </table:table-cell>
              <table:table-cell office:value-type="float" office:value="3139.5">
                <text:p>3139.5</text:p>
              </table:table-cell>
              <table:table-cell office:value-type="float" office:value="3226.3">
                <text:p>3226.3</text:p>
              </table:table-cell>
              <table:table-cell office:value-type="float" office:value="2813.3">
                <text:p>2813.3</text:p>
              </table:table-cell>
            </table:table-row>
            <table:table-row>
              <table:table-cell office:value-type="string">
                <text:p>06:32:49</text:p>
              </table:table-cell>
              <table:table-cell office:value-type="float" office:value="2932.9">
                <text:p>2932.9</text:p>
              </table:table-cell>
              <table:table-cell office:value-type="float" office:value="2995.4">
                <text:p>2995.4</text:p>
              </table:table-cell>
              <table:table-cell office:value-type="float" office:value="3072.3">
                <text:p>3072.3</text:p>
              </table:table-cell>
              <table:table-cell office:value-type="float" office:value="2833.2">
                <text:p>2833.2</text:p>
              </table:table-cell>
            </table:table-row>
            <table:table-row>
              <table:table-cell office:value-type="string">
                <text:p>06:33:52</text:p>
              </table:table-cell>
              <table:table-cell office:value-type="float" office:value="4611.2">
                <text:p>4611.2</text:p>
              </table:table-cell>
              <table:table-cell office:value-type="float" office:value="3705.3">
                <text:p>3705.3</text:p>
              </table:table-cell>
              <table:table-cell office:value-type="float" office:value="4843.7">
                <text:p>4843.7</text:p>
              </table:table-cell>
              <table:table-cell office:value-type="float" office:value="4971.8">
                <text:p>4971.8</text:p>
              </table:table-cell>
            </table:table-row>
            <table:table-row>
              <table:table-cell office:value-type="string">
                <text:p>06:34:55</text:p>
              </table:table-cell>
              <table:table-cell office:value-type="float" office:value="3386.3">
                <text:p>3386.3</text:p>
              </table:table-cell>
              <table:table-cell office:value-type="float" office:value="3247.5">
                <text:p>3247.5</text:p>
              </table:table-cell>
              <table:table-cell office:value-type="float" office:value="3497">
                <text:p>3497</text:p>
              </table:table-cell>
              <table:table-cell office:value-type="float" office:value="2932.2">
                <text:p>2932.2</text:p>
              </table:table-cell>
            </table:table-row>
            <table:table-row>
              <table:table-cell office:value-type="string">
                <text:p>06:35:58</text:p>
              </table:table-cell>
              <table:table-cell office:value-type="float" office:value="3262.2">
                <text:p>3262.2</text:p>
              </table:table-cell>
              <table:table-cell office:value-type="float" office:value="3263.4">
                <text:p>3263.4</text:p>
              </table:table-cell>
              <table:table-cell office:value-type="float" office:value="3158.8">
                <text:p>3158.8</text:p>
              </table:table-cell>
              <table:table-cell office:value-type="float" office:value="2792.9">
                <text:p>2792.9</text:p>
              </table:table-cell>
            </table:table-row>
            <table:table-row>
              <table:table-cell office:value-type="string">
                <text:p>06:37:01</text:p>
              </table:table-cell>
              <table:table-cell office:value-type="float" office:value="4894.5">
                <text:p>4894.5</text:p>
              </table:table-cell>
              <table:table-cell office:value-type="float" office:value="4695.4">
                <text:p>4695.4</text:p>
              </table:table-cell>
              <table:table-cell office:value-type="float" office:value="5012.6">
                <text:p>5012.6</text:p>
              </table:table-cell>
              <table:table-cell office:value-type="float" office:value="4823.4">
                <text:p>4823.4</text:p>
              </table:table-cell>
            </table:table-row>
            <table:table-row>
              <table:table-cell office:value-type="string">
                <text:p>06:38:04</text:p>
              </table:table-cell>
              <table:table-cell office:value-type="float" office:value="3702.8">
                <text:p>3702.8</text:p>
              </table:table-cell>
              <table:table-cell office:value-type="float" office:value="4036.7">
                <text:p>4036.7</text:p>
              </table:table-cell>
              <table:table-cell office:value-type="float" office:value="5061.4">
                <text:p>5061.4</text:p>
              </table:table-cell>
              <table:table-cell office:value-type="float" office:value="3851.5">
                <text:p>3851.5</text:p>
              </table:table-cell>
            </table:table-row>
            <table:table-row>
              <table:table-cell office:value-type="string">
                <text:p>06:39:06</text:p>
              </table:table-cell>
              <table:table-cell office:value-type="float" office:value="4564">
                <text:p>4564</text:p>
              </table:table-cell>
              <table:table-cell office:value-type="float" office:value="4823.4">
                <text:p>4823.4</text:p>
              </table:table-cell>
              <table:table-cell office:value-type="float" office:value="4850.1">
                <text:p>4850.1</text:p>
              </table:table-cell>
              <table:table-cell office:value-type="float" office:value="4651.3">
                <text:p>4651.3</text:p>
              </table:table-cell>
            </table:table-row>
            <table:table-row>
              <table:table-cell office:value-type="string">
                <text:p>06:40:09</text:p>
              </table:table-cell>
              <table:table-cell office:value-type="float" office:value="3182.9">
                <text:p>3182.9</text:p>
              </table:table-cell>
              <table:table-cell office:value-type="float" office:value="3392.7">
                <text:p>3392.7</text:p>
              </table:table-cell>
              <table:table-cell office:value-type="float" office:value="3775.7">
                <text:p>3775.7</text:p>
              </table:table-cell>
              <table:table-cell office:value-type="float" office:value="3088.6">
                <text:p>3088.6</text:p>
              </table:table-cell>
            </table:table-row>
            <table:table-row>
              <table:table-cell office:value-type="string">
                <text:p>06:41:12</text:p>
              </table:table-cell>
              <table:table-cell office:value-type="float" office:value="3007.2">
                <text:p>3007.2</text:p>
              </table:table-cell>
              <table:table-cell office:value-type="float" office:value="3282.8">
                <text:p>3282.8</text:p>
              </table:table-cell>
              <table:table-cell office:value-type="float" office:value="3029.1">
                <text:p>3029.1</text:p>
              </table:table-cell>
              <table:table-cell office:value-type="float" office:value="2968.7">
                <text:p>2968.7</text:p>
              </table:table-cell>
            </table:table-row>
            <table:table-row>
              <table:table-cell office:value-type="string">
                <text:p>06:42:15</text:p>
              </table:table-cell>
              <table:table-cell office:value-type="float" office:value="3393.4">
                <text:p>3393.4</text:p>
              </table:table-cell>
              <table:table-cell office:value-type="float" office:value="3185.2">
                <text:p>3185.2</text:p>
              </table:table-cell>
              <table:table-cell office:value-type="float" office:value="3656.6">
                <text:p>3656.6</text:p>
              </table:table-cell>
              <table:table-cell office:value-type="float" office:value="3327.5">
                <text:p>3327.5</text:p>
              </table:table-cell>
            </table:table-row>
            <table:table-row>
              <table:table-cell office:value-type="string">
                <text:p>06:43:18</text:p>
              </table:table-cell>
              <table:table-cell office:value-type="float" office:value="3210.8">
                <text:p>3210.8</text:p>
              </table:table-cell>
              <table:table-cell office:value-type="float" office:value="3138.4">
                <text:p>3138.4</text:p>
              </table:table-cell>
              <table:table-cell office:value-type="float" office:value="3400.3">
                <text:p>3400.3</text:p>
              </table:table-cell>
              <table:table-cell office:value-type="float" office:value="3202.7">
                <text:p>3202.7</text:p>
              </table:table-cell>
            </table:table-row>
            <table:table-row>
              <table:table-cell office:value-type="string">
                <text:p>06:44:20</text:p>
              </table:table-cell>
              <table:table-cell office:value-type="float" office:value="3421">
                <text:p>3421</text:p>
              </table:table-cell>
              <table:table-cell office:value-type="float" office:value="3572.5">
                <text:p>3572.5</text:p>
              </table:table-cell>
              <table:table-cell office:value-type="float" office:value="3444.5">
                <text:p>3444.5</text:p>
              </table:table-cell>
              <table:table-cell office:value-type="float" office:value="2991.7">
                <text:p>2991.7</text:p>
              </table:table-cell>
            </table:table-row>
            <table:table-row>
              <table:table-cell office:value-type="string">
                <text:p>06:45:23</text:p>
              </table:table-cell>
              <table:table-cell office:value-type="float" office:value="3679.2">
                <text:p>3679.2</text:p>
              </table:table-cell>
              <table:table-cell office:value-type="float" office:value="3530">
                <text:p>3530</text:p>
              </table:table-cell>
              <table:table-cell office:value-type="float" office:value="4081.3">
                <text:p>4081.3</text:p>
              </table:table-cell>
              <table:table-cell office:value-type="float" office:value="3176.1">
                <text:p>3176.1</text:p>
              </table:table-cell>
            </table:table-row>
            <table:table-row>
              <table:table-cell office:value-type="string">
                <text:p>06:46:26</text:p>
              </table:table-cell>
              <table:table-cell office:value-type="float" office:value="3364.7">
                <text:p>3364.7</text:p>
              </table:table-cell>
              <table:table-cell office:value-type="float" office:value="3254.1">
                <text:p>3254.1</text:p>
              </table:table-cell>
              <table:table-cell office:value-type="float" office:value="3433.5">
                <text:p>3433.5</text:p>
              </table:table-cell>
              <table:table-cell office:value-type="float" office:value="3154.3">
                <text:p>3154.3</text:p>
              </table:table-cell>
            </table:table-row>
            <table:table-row>
              <table:table-cell office:value-type="string">
                <text:p>06:47:29</text:p>
              </table:table-cell>
              <table:table-cell office:value-type="float" office:value="3193">
                <text:p>3193</text:p>
              </table:table-cell>
              <table:table-cell office:value-type="float" office:value="3239.1">
                <text:p>3239.1</text:p>
              </table:table-cell>
              <table:table-cell office:value-type="float" office:value="3339.9">
                <text:p>3339.9</text:p>
              </table:table-cell>
              <table:table-cell office:value-type="float" office:value="2788.2">
                <text:p>2788.2</text:p>
              </table:table-cell>
            </table:table-row>
            <table:table-row>
              <table:table-cell office:value-type="string">
                <text:p>06:48:32</text:p>
              </table:table-cell>
              <table:table-cell office:value-type="float" office:value="3347.3">
                <text:p>3347.3</text:p>
              </table:table-cell>
              <table:table-cell office:value-type="float" office:value="3096.8">
                <text:p>3096.8</text:p>
              </table:table-cell>
              <table:table-cell office:value-type="float" office:value="3198.7">
                <text:p>3198.7</text:p>
              </table:table-cell>
              <table:table-cell office:value-type="float" office:value="3058.1">
                <text:p>3058.1</text:p>
              </table:table-cell>
            </table:table-row>
            <table:table-row>
              <table:table-cell office:value-type="string">
                <text:p>06:49:34</text:p>
              </table:table-cell>
              <table:table-cell office:value-type="float" office:value="3704.4">
                <text:p>3704.4</text:p>
              </table:table-cell>
              <table:table-cell office:value-type="float" office:value="3581.3">
                <text:p>3581.3</text:p>
              </table:table-cell>
              <table:table-cell office:value-type="float" office:value="3461.5">
                <text:p>3461.5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06:50:37</text:p>
              </table:table-cell>
              <table:table-cell office:value-type="float" office:value="3446.6">
                <text:p>3446.6</text:p>
              </table:table-cell>
              <table:table-cell office:value-type="float" office:value="3150">
                <text:p>3150</text:p>
              </table:table-cell>
              <table:table-cell office:value-type="float" office:value="3555.7">
                <text:p>3555.7</text:p>
              </table:table-cell>
              <table:table-cell office:value-type="float" office:value="3005.7">
                <text:p>3005.7</text:p>
              </table:table-cell>
            </table:table-row>
            <table:table-row>
              <table:table-cell office:value-type="string">
                <text:p>06:51:41</text:p>
              </table:table-cell>
              <table:table-cell office:value-type="float" office:value="3604.3">
                <text:p>3604.3</text:p>
              </table:table-cell>
              <table:table-cell office:value-type="float" office:value="3622.5">
                <text:p>3622.5</text:p>
              </table:table-cell>
              <table:table-cell office:value-type="float" office:value="4405.5">
                <text:p>4405.5</text:p>
              </table:table-cell>
              <table:table-cell office:value-type="float" office:value="4254.9">
                <text:p>4254.9</text:p>
              </table:table-cell>
            </table:table-row>
            <table:table-row>
              <table:table-cell office:value-type="string">
                <text:p>06:52:44</text:p>
              </table:table-cell>
              <table:table-cell office:value-type="float" office:value="2842.7">
                <text:p>2842.7</text:p>
              </table:table-cell>
              <table:table-cell office:value-type="float" office:value="2921">
                <text:p>2921</text:p>
              </table:table-cell>
              <table:table-cell office:value-type="float" office:value="2844.8">
                <text:p>2844.8</text:p>
              </table:table-cell>
              <table:table-cell office:value-type="float" office:value="3089.5">
                <text:p>3089.5</text:p>
              </table:table-cell>
            </table:table-row>
            <table:table-row>
              <table:table-cell office:value-type="string">
                <text:p>06:53:46</text:p>
              </table:table-cell>
              <table:table-cell office:value-type="float" office:value="3064.4">
                <text:p>3064.4</text:p>
              </table:table-cell>
              <table:table-cell office:value-type="float" office:value="3170">
                <text:p>3170</text:p>
              </table:table-cell>
              <table:table-cell office:value-type="float" office:value="3064.5">
                <text:p>3064.5</text:p>
              </table:table-cell>
              <table:table-cell office:value-type="float" office:value="3090.7">
                <text:p>3090.7</text:p>
              </table:table-cell>
            </table:table-row>
            <table:table-row>
              <table:table-cell office:value-type="string">
                <text:p>06:54:49</text:p>
              </table:table-cell>
              <table:table-cell office:value-type="float" office:value="3164.1">
                <text:p>3164.1</text:p>
              </table:table-cell>
              <table:table-cell office:value-type="float" office:value="3161.9">
                <text:p>3161.9</text:p>
              </table:table-cell>
              <table:table-cell office:value-type="float" office:value="3292.1">
                <text:p>3292.1</text:p>
              </table:table-cell>
              <table:table-cell office:value-type="float" office:value="3038.1">
                <text:p>3038.1</text:p>
              </table:table-cell>
            </table:table-row>
            <table:table-row>
              <table:table-cell office:value-type="string">
                <text:p>06:55:52</text:p>
              </table:table-cell>
              <table:table-cell office:value-type="float" office:value="2908.7">
                <text:p>2908.7</text:p>
              </table:table-cell>
              <table:table-cell office:value-type="float" office:value="3139.5">
                <text:p>3139.5</text:p>
              </table:table-cell>
              <table:table-cell office:value-type="float" office:value="3262.9">
                <text:p>3262.9</text:p>
              </table:table-cell>
              <table:table-cell office:value-type="float" office:value="2993.6">
                <text:p>2993.6</text:p>
              </table:table-cell>
            </table:table-row>
            <table:table-row>
              <table:table-cell office:value-type="string">
                <text:p>06:56:55</text:p>
              </table:table-cell>
              <table:table-cell office:value-type="float" office:value="3546.3">
                <text:p>3546.3</text:p>
              </table:table-cell>
              <table:table-cell office:value-type="float" office:value="3847.5">
                <text:p>3847.5</text:p>
              </table:table-cell>
              <table:table-cell office:value-type="float" office:value="3951">
                <text:p>3951</text:p>
              </table:table-cell>
              <table:table-cell office:value-type="float" office:value="3817.2">
                <text:p>3817.2</text:p>
              </table:table-cell>
            </table:table-row>
            <table:table-row>
              <table:table-cell office:value-type="string">
                <text:p>06:57:57</text:p>
              </table:table-cell>
              <table:table-cell office:value-type="float" office:value="3083.9">
                <text:p>3083.9</text:p>
              </table:table-cell>
              <table:table-cell office:value-type="float" office:value="2811.5">
                <text:p>2811.5</text:p>
              </table:table-cell>
              <table:table-cell office:value-type="float" office:value="3117.9">
                <text:p>3117.9</text:p>
              </table:table-cell>
              <table:table-cell office:value-type="float" office:value="2940.4">
                <text:p>2940.4</text:p>
              </table:table-cell>
            </table:table-row>
            <table:table-row>
              <table:table-cell office:value-type="string">
                <text:p>06:59:00</text:p>
              </table:table-cell>
              <table:table-cell office:value-type="float" office:value="3289.2">
                <text:p>3289.2</text:p>
              </table:table-cell>
              <table:table-cell office:value-type="float" office:value="3672.2">
                <text:p>3672.2</text:p>
              </table:table-cell>
              <table:table-cell office:value-type="float" office:value="3730.2">
                <text:p>3730.2</text:p>
              </table:table-cell>
              <table:table-cell office:value-type="float" office:value="3610.9">
                <text:p>3610.9</text:p>
              </table:table-cell>
            </table:table-row>
            <table:table-row>
              <table:table-cell office:value-type="string">
                <text:p>07:00:03</text:p>
              </table:table-cell>
              <table:table-cell office:value-type="float" office:value="3587.7">
                <text:p>3587.7</text:p>
              </table:table-cell>
              <table:table-cell office:value-type="float" office:value="3185.1">
                <text:p>3185.1</text:p>
              </table:table-cell>
              <table:table-cell office:value-type="float" office:value="3602.1">
                <text:p>3602.1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07:01:06</text:p>
              </table:table-cell>
              <table:table-cell office:value-type="float" office:value="3381.6">
                <text:p>3381.6</text:p>
              </table:table-cell>
              <table:table-cell office:value-type="float" office:value="3185.6">
                <text:p>3185.6</text:p>
              </table:table-cell>
              <table:table-cell office:value-type="float" office:value="3446.7">
                <text:p>3446.7</text:p>
              </table:table-cell>
              <table:table-cell office:value-type="float" office:value="2971.5">
                <text:p>2971.5</text:p>
              </table:table-cell>
            </table:table-row>
            <table:table-row>
              <table:table-cell office:value-type="string">
                <text:p>07:02:09</text:p>
              </table:table-cell>
              <table:table-cell office:value-type="float" office:value="3327.9">
                <text:p>3327.9</text:p>
              </table:table-cell>
              <table:table-cell office:value-type="float" office:value="2960.6">
                <text:p>2960.6</text:p>
              </table:table-cell>
              <table:table-cell office:value-type="float" office:value="3009.6">
                <text:p>3009.6</text:p>
              </table:table-cell>
              <table:table-cell office:value-type="float" office:value="2985.6">
                <text:p>2985.6</text:p>
              </table:table-cell>
            </table:table-row>
            <table:table-row>
              <table:table-cell office:value-type="string">
                <text:p>07:03:11</text:p>
              </table:table-cell>
              <table:table-cell office:value-type="float" office:value="3257.8">
                <text:p>3257.8</text:p>
              </table:table-cell>
              <table:table-cell office:value-type="float" office:value="3201.8">
                <text:p>3201.8</text:p>
              </table:table-cell>
              <table:table-cell office:value-type="float" office:value="3578.2">
                <text:p>3578.2</text:p>
              </table:table-cell>
              <table:table-cell office:value-type="float" office:value="3023.7">
                <text:p>3023.7</text:p>
              </table:table-cell>
            </table:table-row>
            <table:table-row>
              <table:table-cell office:value-type="string">
                <text:p>07:04:14</text:p>
              </table:table-cell>
              <table:table-cell office:value-type="float" office:value="3562.1">
                <text:p>3562.1</text:p>
              </table:table-cell>
              <table:table-cell office:value-type="float" office:value="3456">
                <text:p>3456</text:p>
              </table:table-cell>
              <table:table-cell office:value-type="float" office:value="3600.9">
                <text:p>3600.9</text:p>
              </table:table-cell>
              <table:table-cell office:value-type="float" office:value="3110.1">
                <text:p>3110.1</text:p>
              </table:table-cell>
            </table:table-row>
            <table:table-row>
              <table:table-cell office:value-type="string">
                <text:p>07:05:17</text:p>
              </table:table-cell>
              <table:table-cell office:value-type="float" office:value="3102.8">
                <text:p>3102.8</text:p>
              </table:table-cell>
              <table:table-cell office:value-type="float" office:value="2929.6">
                <text:p>2929.6</text:p>
              </table:table-cell>
              <table:table-cell office:value-type="float" office:value="3624.8">
                <text:p>3624.8</text:p>
              </table:table-cell>
              <table:table-cell office:value-type="float" office:value="3139.4">
                <text:p>3139.4</text:p>
              </table:table-cell>
            </table:table-row>
            <table:table-row>
              <table:table-cell office:value-type="string">
                <text:p>07:06:22</text:p>
              </table:table-cell>
              <table:table-cell office:value-type="float" office:value="3323.4">
                <text:p>3323.4</text:p>
              </table:table-cell>
              <table:table-cell office:value-type="float" office:value="3068.1">
                <text:p>3068.1</text:p>
              </table:table-cell>
              <table:table-cell office:value-type="float" office:value="3260.3">
                <text:p>3260.3</text:p>
              </table:table-cell>
              <table:table-cell office:value-type="float" office:value="3063.8">
                <text:p>3063.8</text:p>
              </table:table-cell>
            </table:table-row>
            <table:table-row>
              <table:table-cell office:value-type="string">
                <text:p>07:07:26</text:p>
              </table:table-cell>
              <table:table-cell office:value-type="float" office:value="3296.6">
                <text:p>3296.6</text:p>
              </table:table-cell>
              <table:table-cell office:value-type="float" office:value="2952.2">
                <text:p>2952.2</text:p>
              </table:table-cell>
              <table:table-cell office:value-type="float" office:value="3367">
                <text:p>3367</text:p>
              </table:table-cell>
              <table:table-cell office:value-type="float" office:value="2949.5">
                <text:p>2949.5</text:p>
              </table:table-cell>
            </table:table-row>
            <table:table-row>
              <table:table-cell office:value-type="string">
                <text:p>07:08:29</text:p>
              </table:table-cell>
              <table:table-cell office:value-type="float" office:value="3668.2">
                <text:p>3668.2</text:p>
              </table:table-cell>
              <table:table-cell office:value-type="float" office:value="3313.6">
                <text:p>3313.6</text:p>
              </table:table-cell>
              <table:table-cell office:value-type="float" office:value="3398.3">
                <text:p>3398.3</text:p>
              </table:table-cell>
              <table:table-cell office:value-type="float" office:value="3257.3">
                <text:p>3257.3</text:p>
              </table:table-cell>
            </table:table-row>
            <table:table-row>
              <table:table-cell office:value-type="string">
                <text:p>07:09:32</text:p>
              </table:table-cell>
              <table:table-cell office:value-type="float" office:value="4438.9">
                <text:p>4438.9</text:p>
              </table:table-cell>
              <table:table-cell office:value-type="float" office:value="4471.6">
                <text:p>4471.6</text:p>
              </table:table-cell>
              <table:table-cell office:value-type="float" office:value="4524.1">
                <text:p>4524.1</text:p>
              </table:table-cell>
              <table:table-cell office:value-type="float" office:value="4485.5">
                <text:p>4485.5</text:p>
              </table:table-cell>
            </table:table-row>
            <table:table-row>
              <table:table-cell office:value-type="string">
                <text:p>07:10:34</text:p>
              </table:table-cell>
              <table:table-cell office:value-type="float" office:value="3582.6">
                <text:p>3582.6</text:p>
              </table:table-cell>
              <table:table-cell office:value-type="float" office:value="3245.2">
                <text:p>3245.2</text:p>
              </table:table-cell>
              <table:table-cell office:value-type="float" office:value="3721.6">
                <text:p>3721.6</text:p>
              </table:table-cell>
              <table:table-cell office:value-type="float" office:value="3113.4">
                <text:p>3113.4</text:p>
              </table:table-cell>
            </table:table-row>
            <table:table-row>
              <table:table-cell office:value-type="string">
                <text:p>07:11:37</text:p>
              </table:table-cell>
              <table:table-cell office:value-type="float" office:value="3014.3">
                <text:p>3014.3</text:p>
              </table:table-cell>
              <table:table-cell office:value-type="float" office:value="2707.8">
                <text:p>2707.8</text:p>
              </table:table-cell>
              <table:table-cell office:value-type="float" office:value="3263.4">
                <text:p>3263.4</text:p>
              </table:table-cell>
              <table:table-cell office:value-type="float" office:value="2819.5">
                <text:p>2819.5</text:p>
              </table:table-cell>
            </table:table-row>
            <table:table-row>
              <table:table-cell office:value-type="string">
                <text:p>07:12:40</text:p>
              </table:table-cell>
              <table:table-cell office:value-type="float" office:value="2759.8">
                <text:p>2759.8</text:p>
              </table:table-cell>
              <table:table-cell office:value-type="float" office:value="3221.1">
                <text:p>3221.1</text:p>
              </table:table-cell>
              <table:table-cell office:value-type="float" office:value="3274">
                <text:p>3274</text:p>
              </table:table-cell>
              <table:table-cell office:value-type="float" office:value="2909.8">
                <text:p>2909.8</text:p>
              </table:table-cell>
            </table:table-row>
            <table:table-row>
              <table:table-cell office:value-type="string">
                <text:p>07:13:43</text:p>
              </table:table-cell>
              <table:table-cell office:value-type="float" office:value="3408.5">
                <text:p>3408.5</text:p>
              </table:table-cell>
              <table:table-cell office:value-type="float" office:value="3329.8">
                <text:p>3329.8</text:p>
              </table:table-cell>
              <table:table-cell office:value-type="float" office:value="3717.7">
                <text:p>3717.7</text:p>
              </table:table-cell>
              <table:table-cell office:value-type="float" office:value="2857.6">
                <text:p>2857.6</text:p>
              </table:table-cell>
            </table:table-row>
            <table:table-row>
              <table:table-cell office:value-type="string">
                <text:p>07:14:45</text:p>
              </table:table-cell>
              <table:table-cell office:value-type="float" office:value="3044">
                <text:p>3044</text:p>
              </table:table-cell>
              <table:table-cell office:value-type="float" office:value="3397.3">
                <text:p>3397.3</text:p>
              </table:table-cell>
              <table:table-cell office:value-type="float" office:value="3220.6">
                <text:p>3220.6</text:p>
              </table:table-cell>
              <table:table-cell office:value-type="float" office:value="3252.2">
                <text:p>3252.2</text:p>
              </table:table-cell>
            </table:table-row>
            <table:table-row>
              <table:table-cell office:value-type="string">
                <text:p>07:15:48</text:p>
              </table:table-cell>
              <table:table-cell office:value-type="float" office:value="3075.4">
                <text:p>3075.4</text:p>
              </table:table-cell>
              <table:table-cell office:value-type="float" office:value="3400.9">
                <text:p>3400.9</text:p>
              </table:table-cell>
              <table:table-cell office:value-type="float" office:value="3515">
                <text:p>3515</text:p>
              </table:table-cell>
              <table:table-cell office:value-type="float" office:value="3125.6">
                <text:p>3125.6</text:p>
              </table:table-cell>
            </table:table-row>
            <table:table-row>
              <table:table-cell office:value-type="string">
                <text:p>07:16:51</text:p>
              </table:table-cell>
              <table:table-cell office:value-type="float" office:value="3206.9">
                <text:p>3206.9</text:p>
              </table:table-cell>
              <table:table-cell office:value-type="float" office:value="3355.6">
                <text:p>3355.6</text:p>
              </table:table-cell>
              <table:table-cell office:value-type="float" office:value="4659.6">
                <text:p>4659.6</text:p>
              </table:table-cell>
              <table:table-cell office:value-type="float" office:value="4378.4">
                <text:p>4378.4</text:p>
              </table:table-cell>
            </table:table-row>
            <table:table-row>
              <table:table-cell office:value-type="string">
                <text:p>07:17:54</text:p>
              </table:table-cell>
              <table:table-cell office:value-type="float" office:value="2531.8">
                <text:p>2531.8</text:p>
              </table:table-cell>
              <table:table-cell office:value-type="float" office:value="2207.8">
                <text:p>2207.8</text:p>
              </table:table-cell>
              <table:table-cell office:value-type="float" office:value="2469.7">
                <text:p>2469.7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07:18:57</text:p>
              </table:table-cell>
              <table:table-cell office:value-type="float" office:value="2758.2">
                <text:p>2758.2</text:p>
              </table:table-cell>
              <table:table-cell office:value-type="float" office:value="3234">
                <text:p>3234</text:p>
              </table:table-cell>
              <table:table-cell office:value-type="float" office:value="2950.2">
                <text:p>2950.2</text:p>
              </table:table-cell>
              <table:table-cell office:value-type="float" office:value="2625.5">
                <text:p>2625.5</text:p>
              </table:table-cell>
            </table:table-row>
            <table:table-row>
              <table:table-cell office:value-type="string">
                <text:p>07:19:59</text:p>
              </table:table-cell>
              <table:table-cell office:value-type="float" office:value="3062.2">
                <text:p>3062.2</text:p>
              </table:table-cell>
              <table:table-cell office:value-type="float" office:value="2908">
                <text:p>2908</text:p>
              </table:table-cell>
              <table:table-cell office:value-type="float" office:value="3233.2">
                <text:p>3233.2</text:p>
              </table:table-cell>
              <table:table-cell office:value-type="float" office:value="2881.9">
                <text:p>2881.9</text:p>
              </table:table-cell>
            </table:table-row>
            <table:table-row>
              <table:table-cell office:value-type="string">
                <text:p>07:21:02</text:p>
              </table:table-cell>
              <table:table-cell office:value-type="float" office:value="3064.5">
                <text:p>3064.5</text:p>
              </table:table-cell>
              <table:table-cell office:value-type="float" office:value="3237.5">
                <text:p>3237.5</text:p>
              </table:table-cell>
              <table:table-cell office:value-type="float" office:value="2879.4">
                <text:p>2879.4</text:p>
              </table:table-cell>
              <table:table-cell office:value-type="float" office:value="3006.1">
                <text:p>3006.1</text:p>
              </table:table-cell>
            </table:table-row>
            <table:table-row>
              <table:table-cell office:value-type="string">
                <text:p>07:22:07</text:p>
              </table:table-cell>
              <table:table-cell office:value-type="float" office:value="3543.7">
                <text:p>3543.7</text:p>
              </table:table-cell>
              <table:table-cell office:value-type="float" office:value="3896.4">
                <text:p>3896.4</text:p>
              </table:table-cell>
              <table:table-cell office:value-type="float" office:value="3796.6">
                <text:p>3796.6</text:p>
              </table:table-cell>
              <table:table-cell office:value-type="float" office:value="3471.2">
                <text:p>3471.2</text:p>
              </table:table-cell>
            </table:table-row>
            <table:table-row>
              <table:table-cell office:value-type="string">
                <text:p>07:23:10</text:p>
              </table:table-cell>
              <table:table-cell office:value-type="float" office:value="3582.1">
                <text:p>3582.1</text:p>
              </table:table-cell>
              <table:table-cell office:value-type="float" office:value="3372.6">
                <text:p>3372.6</text:p>
              </table:table-cell>
              <table:table-cell office:value-type="float" office:value="3403.8">
                <text:p>3403.8</text:p>
              </table:table-cell>
              <table:table-cell office:value-type="float" office:value="3126.8">
                <text:p>3126.8</text:p>
              </table:table-cell>
            </table:table-row>
            <table:table-row>
              <table:table-cell office:value-type="string">
                <text:p>07:24:13</text:p>
              </table:table-cell>
              <table:table-cell office:value-type="float" office:value="3669">
                <text:p>3669</text:p>
              </table:table-cell>
              <table:table-cell office:value-type="float" office:value="3722.1">
                <text:p>3722.1</text:p>
              </table:table-cell>
              <table:table-cell office:value-type="float" office:value="3810.8">
                <text:p>3810.8</text:p>
              </table:table-cell>
              <table:table-cell office:value-type="float" office:value="3342.1">
                <text:p>3342.1</text:p>
              </table:table-cell>
            </table:table-row>
            <table:table-row>
              <table:table-cell office:value-type="string">
                <text:p>07:25:15</text:p>
              </table:table-cell>
              <table:table-cell office:value-type="float" office:value="2851">
                <text:p>2851</text:p>
              </table:table-cell>
              <table:table-cell office:value-type="float" office:value="3083.9">
                <text:p>3083.9</text:p>
              </table:table-cell>
              <table:table-cell office:value-type="float" office:value="3086.5">
                <text:p>3086.5</text:p>
              </table:table-cell>
              <table:table-cell office:value-type="float" office:value="2885.2">
                <text:p>2885.2</text:p>
              </table:table-cell>
            </table:table-row>
            <table:table-row>
              <table:table-cell office:value-type="string">
                <text:p>07:26:18</text:p>
              </table:table-cell>
              <table:table-cell office:value-type="float" office:value="2845.4">
                <text:p>2845.4</text:p>
              </table:table-cell>
              <table:table-cell office:value-type="float" office:value="3486.4">
                <text:p>3486.4</text:p>
              </table:table-cell>
              <table:table-cell office:value-type="float" office:value="3332.8">
                <text:p>3332.8</text:p>
              </table:table-cell>
              <table:table-cell office:value-type="float" office:value="3055.7">
                <text:p>3055.7</text:p>
              </table:table-cell>
            </table:table-row>
            <table:table-row>
              <table:table-cell office:value-type="string">
                <text:p>07:27:21</text:p>
              </table:table-cell>
              <table:table-cell office:value-type="float" office:value="3307.3">
                <text:p>3307.3</text:p>
              </table:table-cell>
              <table:table-cell office:value-type="float" office:value="3436.9">
                <text:p>3436.9</text:p>
              </table:table-cell>
              <table:table-cell office:value-type="float" office:value="3275.6">
                <text:p>3275.6</text:p>
              </table:table-cell>
              <table:table-cell office:value-type="float" office:value="3417.5">
                <text:p>3417.5</text:p>
              </table:table-cell>
            </table:table-row>
            <table:table-row>
              <table:table-cell office:value-type="string">
                <text:p>07:28:24</text:p>
              </table:table-cell>
              <table:table-cell office:value-type="float" office:value="3263.3">
                <text:p>3263.3</text:p>
              </table:table-cell>
              <table:table-cell office:value-type="float" office:value="3428.5">
                <text:p>3428.5</text:p>
              </table:table-cell>
              <table:table-cell office:value-type="float" office:value="3432.2">
                <text:p>3432.2</text:p>
              </table:table-cell>
              <table:table-cell office:value-type="float" office:value="2905.7">
                <text:p>2905.7</text:p>
              </table:table-cell>
            </table:table-row>
            <table:table-row>
              <table:table-cell office:value-type="string">
                <text:p>07:29:27</text:p>
              </table:table-cell>
              <table:table-cell office:value-type="float" office:value="3139.9">
                <text:p>3139.9</text:p>
              </table:table-cell>
              <table:table-cell office:value-type="float" office:value="3330.3">
                <text:p>3330.3</text:p>
              </table:table-cell>
              <table:table-cell office:value-type="float" office:value="3189.6">
                <text:p>3189.6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07:30:29</text:p>
              </table:table-cell>
              <table:table-cell office:value-type="float" office:value="3157.6">
                <text:p>3157.6</text:p>
              </table:table-cell>
              <table:table-cell office:value-type="float" office:value="3200.3">
                <text:p>3200.3</text:p>
              </table:table-cell>
              <table:table-cell office:value-type="float" office:value="3185.2">
                <text:p>3185.2</text:p>
              </table:table-cell>
              <table:table-cell office:value-type="float" office:value="3208.5">
                <text:p>3208.5</text:p>
              </table:table-cell>
            </table:table-row>
            <table:table-row>
              <table:table-cell office:value-type="string">
                <text:p>07:31:32</text:p>
              </table:table-cell>
              <table:table-cell office:value-type="float" office:value="2954.4">
                <text:p>2954.4</text:p>
              </table:table-cell>
              <table:table-cell office:value-type="float" office:value="2680.8">
                <text:p>2680.8</text:p>
              </table:table-cell>
              <table:table-cell office:value-type="float" office:value="2957.8">
                <text:p>2957.8</text:p>
              </table:table-cell>
              <table:table-cell office:value-type="float" office:value="2514.1">
                <text:p>2514.1</text:p>
              </table:table-cell>
            </table:table-row>
            <table:table-row>
              <table:table-cell office:value-type="string">
                <text:p>07:32:35</text:p>
              </table:table-cell>
              <table:table-cell office:value-type="float" office:value="3315.4">
                <text:p>3315.4</text:p>
              </table:table-cell>
              <table:table-cell office:value-type="float" office:value="3347.7">
                <text:p>3347.7</text:p>
              </table:table-cell>
              <table:table-cell office:value-type="float" office:value="3362.2">
                <text:p>3362.2</text:p>
              </table:table-cell>
              <table:table-cell office:value-type="float" office:value="2970.5">
                <text:p>2970.5</text:p>
              </table:table-cell>
            </table:table-row>
            <table:table-row>
              <table:table-cell office:value-type="string">
                <text:p>07:33:38</text:p>
              </table:table-cell>
              <table:table-cell office:value-type="float" office:value="3226.1">
                <text:p>3226.1</text:p>
              </table:table-cell>
              <table:table-cell office:value-type="float" office:value="2944.5">
                <text:p>2944.5</text:p>
              </table:table-cell>
              <table:table-cell office:value-type="float" office:value="3233.3">
                <text:p>3233.3</text:p>
              </table:table-cell>
              <table:table-cell office:value-type="float" office:value="3070.3">
                <text:p>3070.3</text:p>
              </table:table-cell>
            </table:table-row>
            <table:table-row>
              <table:table-cell office:value-type="string">
                <text:p>07:34:41</text:p>
              </table:table-cell>
              <table:table-cell office:value-type="float" office:value="3240.5">
                <text:p>3240.5</text:p>
              </table:table-cell>
              <table:table-cell office:value-type="float" office:value="3163.4">
                <text:p>3163.4</text:p>
              </table:table-cell>
              <table:table-cell office:value-type="float" office:value="3215.6">
                <text:p>3215.6</text:p>
              </table:table-cell>
              <table:table-cell office:value-type="float" office:value="3115.7">
                <text:p>3115.7</text:p>
              </table:table-cell>
            </table:table-row>
            <table:table-row>
              <table:table-cell office:value-type="string">
                <text:p>07:35:43</text:p>
              </table:table-cell>
              <table:table-cell office:value-type="float" office:value="4983.8">
                <text:p>4983.8</text:p>
              </table:table-cell>
              <table:table-cell office:value-type="float" office:value="4541.1">
                <text:p>4541.1</text:p>
              </table:table-cell>
              <table:table-cell office:value-type="float" office:value="5153.4">
                <text:p>5153.4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07:36:47</text:p>
              </table:table-cell>
              <table:table-cell office:value-type="float" office:value="3368.8">
                <text:p>3368.8</text:p>
              </table:table-cell>
              <table:table-cell office:value-type="float" office:value="3364.7">
                <text:p>3364.7</text:p>
              </table:table-cell>
              <table:table-cell office:value-type="float" office:value="3914.1">
                <text:p>3914.1</text:p>
              </table:table-cell>
              <table:table-cell office:value-type="float" office:value="3592.9">
                <text:p>3592.9</text:p>
              </table:table-cell>
            </table:table-row>
            <table:table-row>
              <table:table-cell office:value-type="string">
                <text:p>07:37:50</text:p>
              </table:table-cell>
              <table:table-cell office:value-type="float" office:value="3314.6">
                <text:p>3314.6</text:p>
              </table:table-cell>
              <table:table-cell office:value-type="float" office:value="2892.1">
                <text:p>2892.1</text:p>
              </table:table-cell>
              <table:table-cell office:value-type="float" office:value="3306.7">
                <text:p>3306.7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07:38:53</text:p>
              </table:table-cell>
              <table:table-cell office:value-type="float" office:value="3165.9">
                <text:p>3165.9</text:p>
              </table:table-cell>
              <table:table-cell office:value-type="float" office:value="2999.8">
                <text:p>2999.8</text:p>
              </table:table-cell>
              <table:table-cell office:value-type="float" office:value="2876.8">
                <text:p>2876.8</text:p>
              </table:table-cell>
              <table:table-cell office:value-type="float" office:value="2782.6">
                <text:p>2782.6</text:p>
              </table:table-cell>
            </table:table-row>
            <table:table-row>
              <table:table-cell office:value-type="string">
                <text:p>07:39:55</text:p>
              </table:table-cell>
              <table:table-cell office:value-type="float" office:value="3102.2">
                <text:p>3102.2</text:p>
              </table:table-cell>
              <table:table-cell office:value-type="float" office:value="3020.7">
                <text:p>3020.7</text:p>
              </table:table-cell>
              <table:table-cell office:value-type="float" office:value="3397.7">
                <text:p>3397.7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07:40:58</text:p>
              </table:table-cell>
              <table:table-cell office:value-type="float" office:value="2908.3">
                <text:p>2908.3</text:p>
              </table:table-cell>
              <table:table-cell office:value-type="float" office:value="3012.2">
                <text:p>3012.2</text:p>
              </table:table-cell>
              <table:table-cell office:value-type="float" office:value="3114.6">
                <text:p>3114.6</text:p>
              </table:table-cell>
              <table:table-cell office:value-type="float" office:value="2897.5">
                <text:p>2897.5</text:p>
              </table:table-cell>
            </table:table-row>
            <table:table-row>
              <table:table-cell office:value-type="string">
                <text:p>07:42:01</text:p>
              </table:table-cell>
              <table:table-cell office:value-type="float" office:value="3058">
                <text:p>3058</text:p>
              </table:table-cell>
              <table:table-cell office:value-type="float" office:value="3057.2">
                <text:p>3057.2</text:p>
              </table:table-cell>
              <table:table-cell office:value-type="float" office:value="3412.6">
                <text:p>3412.6</text:p>
              </table:table-cell>
              <table:table-cell office:value-type="float" office:value="2905.8">
                <text:p>2905.8</text:p>
              </table:table-cell>
            </table:table-row>
            <table:table-row>
              <table:table-cell office:value-type="string">
                <text:p>07:43:04</text:p>
              </table:table-cell>
              <table:table-cell office:value-type="float" office:value="3425">
                <text:p>3425</text:p>
              </table:table-cell>
              <table:table-cell office:value-type="float" office:value="3404.5">
                <text:p>3404.5</text:p>
              </table:table-cell>
              <table:table-cell office:value-type="float" office:value="3582.7">
                <text:p>3582.7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07:44:07</text:p>
              </table:table-cell>
              <table:table-cell office:value-type="float" office:value="2547.2">
                <text:p>2547.2</text:p>
              </table:table-cell>
              <table:table-cell office:value-type="float" office:value="2862.7">
                <text:p>2862.7</text:p>
              </table:table-cell>
              <table:table-cell office:value-type="float" office:value="2701.3">
                <text:p>2701.3</text:p>
              </table:table-cell>
              <table:table-cell office:value-type="float" office:value="2506.2">
                <text:p>2506.2</text:p>
              </table:table-cell>
            </table:table-row>
            <table:table-row>
              <table:table-cell office:value-type="string">
                <text:p>07:45:09</text:p>
              </table:table-cell>
              <table:table-cell office:value-type="float" office:value="3417.1">
                <text:p>3417.1</text:p>
              </table:table-cell>
              <table:table-cell office:value-type="float" office:value="2860.4">
                <text:p>2860.4</text:p>
              </table:table-cell>
              <table:table-cell office:value-type="float" office:value="3281.7">
                <text:p>3281.7</text:p>
              </table:table-cell>
              <table:table-cell office:value-type="float" office:value="2877.7">
                <text:p>2877.7</text:p>
              </table:table-cell>
            </table:table-row>
            <table:table-row>
              <table:table-cell office:value-type="string">
                <text:p>07:46:12</text:p>
              </table:table-cell>
              <table:table-cell office:value-type="float" office:value="3528">
                <text:p>3528</text:p>
              </table:table-cell>
              <table:table-cell office:value-type="float" office:value="3081.9">
                <text:p>3081.9</text:p>
              </table:table-cell>
              <table:table-cell office:value-type="float" office:value="3434.4">
                <text:p>3434.4</text:p>
              </table:table-cell>
              <table:table-cell office:value-type="float" office:value="2997.3">
                <text:p>2997.3</text:p>
              </table:table-cell>
            </table:table-row>
            <table:table-row>
              <table:table-cell office:value-type="string">
                <text:p>07:47:15</text:p>
              </table:table-cell>
              <table:table-cell office:value-type="float" office:value="2968.7">
                <text:p>2968.7</text:p>
              </table:table-cell>
              <table:table-cell office:value-type="float" office:value="2850.6">
                <text:p>2850.6</text:p>
              </table:table-cell>
              <table:table-cell office:value-type="float" office:value="2892">
                <text:p>2892</text:p>
              </table:table-cell>
              <table:table-cell office:value-type="float" office:value="2899.4">
                <text:p>2899.4</text:p>
              </table:table-cell>
            </table:table-row>
            <table:table-row>
              <table:table-cell office:value-type="string">
                <text:p>07:48:18</text:p>
              </table:table-cell>
              <table:table-cell office:value-type="float" office:value="3332.8">
                <text:p>3332.8</text:p>
              </table:table-cell>
              <table:table-cell office:value-type="float" office:value="3724.1">
                <text:p>3724.1</text:p>
              </table:table-cell>
              <table:table-cell office:value-type="float" office:value="4323.5">
                <text:p>4323.5</text:p>
              </table:table-cell>
              <table:table-cell office:value-type="float" office:value="3288.9">
                <text:p>3288.9</text:p>
              </table:table-cell>
            </table:table-row>
            <table:table-row>
              <table:table-cell office:value-type="string">
                <text:p>07:49:20</text:p>
              </table:table-cell>
              <table:table-cell office:value-type="float" office:value="3263.8">
                <text:p>3263.8</text:p>
              </table:table-cell>
              <table:table-cell office:value-type="float" office:value="2994.8">
                <text:p>2994.8</text:p>
              </table:table-cell>
              <table:table-cell office:value-type="float" office:value="3345.7">
                <text:p>3345.7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07:50:23</text:p>
              </table:table-cell>
              <table:table-cell office:value-type="float" office:value="4355.1">
                <text:p>4355.1</text:p>
              </table:table-cell>
              <table:table-cell office:value-type="float" office:value="4310.1">
                <text:p>4310.1</text:p>
              </table:table-cell>
              <table:table-cell office:value-type="float" office:value="4680.7">
                <text:p>4680.7</text:p>
              </table:table-cell>
              <table:table-cell office:value-type="float" office:value="4533.3">
                <text:p>4533.3</text:p>
              </table:table-cell>
            </table:table-row>
            <table:table-row>
              <table:table-cell office:value-type="string">
                <text:p>07:51:27</text:p>
              </table:table-cell>
              <table:table-cell office:value-type="float" office:value="3538.9">
                <text:p>3538.9</text:p>
              </table:table-cell>
              <table:table-cell office:value-type="float" office:value="3541.9">
                <text:p>3541.9</text:p>
              </table:table-cell>
              <table:table-cell office:value-type="float" office:value="3776.7">
                <text:p>3776.7</text:p>
              </table:table-cell>
              <table:table-cell office:value-type="float" office:value="3216.9">
                <text:p>3216.9</text:p>
              </table:table-cell>
            </table:table-row>
            <table:table-row>
              <table:table-cell office:value-type="string">
                <text:p>07:52:30</text:p>
              </table:table-cell>
              <table:table-cell office:value-type="float" office:value="3305.5">
                <text:p>3305.5</text:p>
              </table:table-cell>
              <table:table-cell office:value-type="float" office:value="2974.1">
                <text:p>2974.1</text:p>
              </table:table-cell>
              <table:table-cell office:value-type="float" office:value="3167.2">
                <text:p>3167.2</text:p>
              </table:table-cell>
              <table:table-cell office:value-type="float" office:value="2859.3">
                <text:p>2859.3</text:p>
              </table:table-cell>
            </table:table-row>
            <table:table-row>
              <table:table-cell office:value-type="string">
                <text:p>07:53:33</text:p>
              </table:table-cell>
              <table:table-cell office:value-type="float" office:value="3189.7">
                <text:p>3189.7</text:p>
              </table:table-cell>
              <table:table-cell office:value-type="float" office:value="3670.5">
                <text:p>3670.5</text:p>
              </table:table-cell>
              <table:table-cell office:value-type="float" office:value="3588.2">
                <text:p>3588.2</text:p>
              </table:table-cell>
              <table:table-cell office:value-type="float" office:value="3277.6">
                <text:p>3277.6</text:p>
              </table:table-cell>
            </table:table-row>
            <table:table-row>
              <table:table-cell office:value-type="string">
                <text:p>07:54:36</text:p>
              </table:table-cell>
              <table:table-cell office:value-type="float" office:value="3765.5">
                <text:p>3765.5</text:p>
              </table:table-cell>
              <table:table-cell office:value-type="float" office:value="3538">
                <text:p>3538</text:p>
              </table:table-cell>
              <table:table-cell office:value-type="float" office:value="3638.5">
                <text:p>3638.5</text:p>
              </table:table-cell>
              <table:table-cell office:value-type="float" office:value="3283.7">
                <text:p>3283.7</text:p>
              </table:table-cell>
            </table:table-row>
            <table:table-row>
              <table:table-cell office:value-type="string">
                <text:p>07:55:39</text:p>
              </table:table-cell>
              <table:table-cell office:value-type="float" office:value="3117">
                <text:p>3117</text:p>
              </table:table-cell>
              <table:table-cell office:value-type="float" office:value="3095.4">
                <text:p>3095.4</text:p>
              </table:table-cell>
              <table:table-cell office:value-type="float" office:value="3116.1">
                <text:p>3116.1</text:p>
              </table:table-cell>
              <table:table-cell office:value-type="float" office:value="3091.8">
                <text:p>3091.8</text:p>
              </table:table-cell>
            </table:table-row>
            <table:table-row>
              <table:table-cell office:value-type="string">
                <text:p>07:56:41</text:p>
              </table:table-cell>
              <table:table-cell office:value-type="float" office:value="3580.1">
                <text:p>3580.1</text:p>
              </table:table-cell>
              <table:table-cell office:value-type="float" office:value="3089.9">
                <text:p>3089.9</text:p>
              </table:table-cell>
              <table:table-cell office:value-type="float" office:value="3314.4">
                <text:p>3314.4</text:p>
              </table:table-cell>
              <table:table-cell office:value-type="float" office:value="2755.6">
                <text:p>2755.6</text:p>
              </table:table-cell>
            </table:table-row>
            <table:table-row>
              <table:table-cell office:value-type="string">
                <text:p>07:57:44</text:p>
              </table:table-cell>
              <table:table-cell office:value-type="float" office:value="3081.7">
                <text:p>3081.7</text:p>
              </table:table-cell>
              <table:table-cell office:value-type="float" office:value="3149">
                <text:p>3149</text:p>
              </table:table-cell>
              <table:table-cell office:value-type="float" office:value="3517.4">
                <text:p>3517.4</text:p>
              </table:table-cell>
              <table:table-cell office:value-type="float" office:value="2963.7">
                <text:p>2963.7</text:p>
              </table:table-cell>
            </table:table-row>
            <table:table-row>
              <table:table-cell office:value-type="string">
                <text:p>07:58:47</text:p>
              </table:table-cell>
              <table:table-cell office:value-type="float" office:value="3733.7">
                <text:p>3733.7</text:p>
              </table:table-cell>
              <table:table-cell office:value-type="float" office:value="3804.8">
                <text:p>3804.8</text:p>
              </table:table-cell>
              <table:table-cell office:value-type="float" office:value="4119.4">
                <text:p>4119.4</text:p>
              </table:table-cell>
              <table:table-cell office:value-type="float" office:value="4453.2">
                <text:p>4453.2</text:p>
              </table:table-cell>
            </table:table-row>
            <table:table-row>
              <table:table-cell office:value-type="string">
                <text:p>07:59:50</text:p>
              </table:table-cell>
              <table:table-cell office:value-type="float" office:value="2863.4">
                <text:p>2863.4</text:p>
              </table:table-cell>
              <table:table-cell office:value-type="float" office:value="3047">
                <text:p>3047</text:p>
              </table:table-cell>
              <table:table-cell office:value-type="float" office:value="2802.9">
                <text:p>2802.9</text:p>
              </table:table-cell>
              <table:table-cell office:value-type="float" office:value="2659.2">
                <text:p>2659.2</text:p>
              </table:table-cell>
            </table:table-row>
            <table:table-row>
              <table:table-cell office:value-type="string">
                <text:p>08:00:52</text:p>
              </table:table-cell>
              <table:table-cell office:value-type="float" office:value="3105.7">
                <text:p>3105.7</text:p>
              </table:table-cell>
              <table:table-cell office:value-type="float" office:value="3156.3">
                <text:p>3156.3</text:p>
              </table:table-cell>
              <table:table-cell office:value-type="float" office:value="3481.3">
                <text:p>3481.3</text:p>
              </table:table-cell>
              <table:table-cell office:value-type="float" office:value="3158.7">
                <text:p>3158.7</text:p>
              </table:table-cell>
            </table:table-row>
            <table:table-row>
              <table:table-cell office:value-type="string">
                <text:p>08:01:55</text:p>
              </table:table-cell>
              <table:table-cell office:value-type="float" office:value="4405.1">
                <text:p>4405.1</text:p>
              </table:table-cell>
              <table:table-cell office:value-type="float" office:value="4282.2">
                <text:p>4282.2</text:p>
              </table:table-cell>
              <table:table-cell office:value-type="float" office:value="4313.9">
                <text:p>4313.9</text:p>
              </table:table-cell>
              <table:table-cell office:value-type="float" office:value="4755.9">
                <text:p>4755.9</text:p>
              </table:table-cell>
            </table:table-row>
            <table:table-row>
              <table:table-cell office:value-type="string">
                <text:p>08:02:58</text:p>
              </table:table-cell>
              <table:table-cell office:value-type="float" office:value="3691.5">
                <text:p>3691.5</text:p>
              </table:table-cell>
              <table:table-cell office:value-type="float" office:value="3679.4">
                <text:p>3679.4</text:p>
              </table:table-cell>
              <table:table-cell office:value-type="float" office:value="4256.9">
                <text:p>4256.9</text:p>
              </table:table-cell>
              <table:table-cell office:value-type="float" office:value="3170.8">
                <text:p>3170.8</text:p>
              </table:table-cell>
            </table:table-row>
            <table:table-row>
              <table:table-cell office:value-type="string">
                <text:p>08:04:01</text:p>
              </table:table-cell>
              <table:table-cell office:value-type="float" office:value="3882.8">
                <text:p>3882.8</text:p>
              </table:table-cell>
              <table:table-cell office:value-type="float" office:value="4107.3">
                <text:p>4107.3</text:p>
              </table:table-cell>
              <table:table-cell office:value-type="float" office:value="4511.1">
                <text:p>4511.1</text:p>
              </table:table-cell>
              <table:table-cell office:value-type="float" office:value="4241.3">
                <text:p>4241.3</text:p>
              </table:table-cell>
            </table:table-row>
            <table:table-row>
              <table:table-cell office:value-type="string">
                <text:p>08:05:03</text:p>
              </table:table-cell>
              <table:table-cell office:value-type="float" office:value="3237.3">
                <text:p>3237.3</text:p>
              </table:table-cell>
              <table:table-cell office:value-type="float" office:value="3089.6">
                <text:p>3089.6</text:p>
              </table:table-cell>
              <table:table-cell office:value-type="float" office:value="3281.4">
                <text:p>3281.4</text:p>
              </table:table-cell>
              <table:table-cell office:value-type="float" office:value="2933.2">
                <text:p>2933.2</text:p>
              </table:table-cell>
            </table:table-row>
            <table:table-row>
              <table:table-cell office:value-type="string">
                <text:p>08:06:06</text:p>
              </table:table-cell>
              <table:table-cell office:value-type="float" office:value="3252.6">
                <text:p>3252.6</text:p>
              </table:table-cell>
              <table:table-cell office:value-type="float" office:value="2805.2">
                <text:p>2805.2</text:p>
              </table:table-cell>
              <table:table-cell office:value-type="float" office:value="3246.9">
                <text:p>3246.9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08:07:10</text:p>
              </table:table-cell>
              <table:table-cell office:value-type="float" office:value="3214.2">
                <text:p>3214.2</text:p>
              </table:table-cell>
              <table:table-cell office:value-type="float" office:value="3699.6">
                <text:p>3699.6</text:p>
              </table:table-cell>
              <table:table-cell office:value-type="float" office:value="3681.3">
                <text:p>3681.3</text:p>
              </table:table-cell>
              <table:table-cell office:value-type="float" office:value="3384.9">
                <text:p>3384.9</text:p>
              </table:table-cell>
            </table:table-row>
            <table:table-row>
              <table:table-cell office:value-type="string">
                <text:p>08:08:14</text:p>
              </table:table-cell>
              <table:table-cell office:value-type="float" office:value="3094.5">
                <text:p>3094.5</text:p>
              </table:table-cell>
              <table:table-cell office:value-type="float" office:value="3220">
                <text:p>3220</text:p>
              </table:table-cell>
              <table:table-cell office:value-type="float" office:value="3642.1">
                <text:p>3642.1</text:p>
              </table:table-cell>
              <table:table-cell office:value-type="float" office:value="2772.7">
                <text:p>2772.7</text:p>
              </table:table-cell>
            </table:table-row>
            <table:table-row>
              <table:table-cell office:value-type="string">
                <text:p>08:09:16</text:p>
              </table:table-cell>
              <table:table-cell office:value-type="float" office:value="2934.6">
                <text:p>2934.6</text:p>
              </table:table-cell>
              <table:table-cell office:value-type="float" office:value="2691.8">
                <text:p>2691.8</text:p>
              </table:table-cell>
              <table:table-cell office:value-type="float" office:value="3338.2">
                <text:p>3338.2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08:10:19</text:p>
              </table:table-cell>
              <table:table-cell office:value-type="float" office:value="4316.3">
                <text:p>4316.3</text:p>
              </table:table-cell>
              <table:table-cell office:value-type="float" office:value="4128.4">
                <text:p>4128.4</text:p>
              </table:table-cell>
              <table:table-cell office:value-type="float" office:value="4458.1">
                <text:p>4458.1</text:p>
              </table:table-cell>
              <table:table-cell office:value-type="float" office:value="4362.9">
                <text:p>4362.9</text:p>
              </table:table-cell>
            </table:table-row>
            <table:table-row>
              <table:table-cell office:value-type="string">
                <text:p>08:11:22</text:p>
              </table:table-cell>
              <table:table-cell office:value-type="float" office:value="3342.5">
                <text:p>3342.5</text:p>
              </table:table-cell>
              <table:table-cell office:value-type="float" office:value="3195.3">
                <text:p>3195.3</text:p>
              </table:table-cell>
              <table:table-cell office:value-type="float" office:value="3205.9">
                <text:p>3205.9</text:p>
              </table:table-cell>
              <table:table-cell office:value-type="float" office:value="2964.5">
                <text:p>2964.5</text:p>
              </table:table-cell>
            </table:table-row>
            <table:table-row>
              <table:table-cell office:value-type="string">
                <text:p>08:12:25</text:p>
              </table:table-cell>
              <table:table-cell office:value-type="float" office:value="3254.1">
                <text:p>3254.1</text:p>
              </table:table-cell>
              <table:table-cell office:value-type="float" office:value="3178.2">
                <text:p>3178.2</text:p>
              </table:table-cell>
              <table:table-cell office:value-type="float" office:value="3197.6">
                <text:p>3197.6</text:p>
              </table:table-cell>
              <table:table-cell office:value-type="float" office:value="2974.1">
                <text:p>2974.1</text:p>
              </table:table-cell>
            </table:table-row>
            <table:table-row>
              <table:table-cell office:value-type="string">
                <text:p>08:13:28</text:p>
              </table:table-cell>
              <table:table-cell office:value-type="float" office:value="3301.1">
                <text:p>3301.1</text:p>
              </table:table-cell>
              <table:table-cell office:value-type="float" office:value="3464.4">
                <text:p>3464.4</text:p>
              </table:table-cell>
              <table:table-cell office:value-type="float" office:value="3525">
                <text:p>3525</text:p>
              </table:table-cell>
              <table:table-cell office:value-type="float" office:value="3299.4">
                <text:p>3299.4</text:p>
              </table:table-cell>
            </table:table-row>
            <table:table-row>
              <table:table-cell office:value-type="string">
                <text:p>08:14:31</text:p>
              </table:table-cell>
              <table:table-cell office:value-type="float" office:value="3395.9">
                <text:p>3395.9</text:p>
              </table:table-cell>
              <table:table-cell office:value-type="float" office:value="2667.2">
                <text:p>2667.2</text:p>
              </table:table-cell>
              <table:table-cell office:value-type="float" office:value="3624.7">
                <text:p>3624.7</text:p>
              </table:table-cell>
              <table:table-cell office:value-type="float" office:value="2965.1">
                <text:p>2965.1</text:p>
              </table:table-cell>
            </table:table-row>
            <table:table-row>
              <table:table-cell office:value-type="string">
                <text:p>08:15:33</text:p>
              </table:table-cell>
              <table:table-cell office:value-type="float" office:value="4863.9">
                <text:p>4863.9</text:p>
              </table:table-cell>
              <table:table-cell office:value-type="float" office:value="4035.1">
                <text:p>4035.1</text:p>
              </table:table-cell>
              <table:table-cell office:value-type="float" office:value="4953.9">
                <text:p>4953.9</text:p>
              </table:table-cell>
              <table:table-cell office:value-type="float" office:value="4684.6">
                <text:p>4684.6</text:p>
              </table:table-cell>
            </table:table-row>
            <table:table-row>
              <table:table-cell office:value-type="string">
                <text:p>08:16:36</text:p>
              </table:table-cell>
              <table:table-cell office:value-type="float" office:value="3320.8">
                <text:p>3320.8</text:p>
              </table:table-cell>
              <table:table-cell office:value-type="float" office:value="3430.8">
                <text:p>3430.8</text:p>
              </table:table-cell>
              <table:table-cell office:value-type="float" office:value="3263.6">
                <text:p>3263.6</text:p>
              </table:table-cell>
              <table:table-cell office:value-type="float" office:value="3025.8">
                <text:p>3025.8</text:p>
              </table:table-cell>
            </table:table-row>
            <table:table-row>
              <table:table-cell office:value-type="string">
                <text:p>08:17:39</text:p>
              </table:table-cell>
              <table:table-cell office:value-type="float" office:value="4617.9">
                <text:p>4617.9</text:p>
              </table:table-cell>
              <table:table-cell office:value-type="float" office:value="4584.4">
                <text:p>4584.4</text:p>
              </table:table-cell>
              <table:table-cell office:value-type="float" office:value="4814.4">
                <text:p>4814.4</text:p>
              </table:table-cell>
              <table:table-cell office:value-type="float" office:value="4807.1">
                <text:p>4807.1</text:p>
              </table:table-cell>
            </table:table-row>
            <table:table-row>
              <table:table-cell office:value-type="string">
                <text:p>08:18:42</text:p>
              </table:table-cell>
              <table:table-cell office:value-type="float" office:value="3712.8">
                <text:p>3712.8</text:p>
              </table:table-cell>
              <table:table-cell office:value-type="float" office:value="3655.4">
                <text:p>3655.4</text:p>
              </table:table-cell>
              <table:table-cell office:value-type="float" office:value="3830.1">
                <text:p>3830.1</text:p>
              </table:table-cell>
              <table:table-cell office:value-type="float" office:value="3268.1">
                <text:p>3268.1</text:p>
              </table:table-cell>
            </table:table-row>
            <table:table-row>
              <table:table-cell office:value-type="string">
                <text:p>08:19:45</text:p>
              </table:table-cell>
              <table:table-cell office:value-type="float" office:value="4700.8">
                <text:p>4700.8</text:p>
              </table:table-cell>
              <table:table-cell office:value-type="float" office:value="4838.1">
                <text:p>4838.1</text:p>
              </table:table-cell>
              <table:table-cell office:value-type="float" office:value="5244.7">
                <text:p>5244.7</text:p>
              </table:table-cell>
              <table:table-cell office:value-type="float" office:value="4949.8">
                <text:p>4949.8</text:p>
              </table:table-cell>
            </table:table-row>
            <table:table-row>
              <table:table-cell office:value-type="string">
                <text:p>08:20:47</text:p>
              </table:table-cell>
              <table:table-cell office:value-type="float" office:value="3358">
                <text:p>3358</text:p>
              </table:table-cell>
              <table:table-cell office:value-type="float" office:value="3398.6">
                <text:p>3398.6</text:p>
              </table:table-cell>
              <table:table-cell office:value-type="float" office:value="3822.9">
                <text:p>3822.9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08:21:51</text:p>
              </table:table-cell>
              <table:table-cell office:value-type="float" office:value="2942.1">
                <text:p>2942.1</text:p>
              </table:table-cell>
              <table:table-cell office:value-type="float" office:value="3416">
                <text:p>3416</text:p>
              </table:table-cell>
              <table:table-cell office:value-type="float" office:value="3372.7">
                <text:p>3372.7</text:p>
              </table:table-cell>
              <table:table-cell office:value-type="float" office:value="3166.3">
                <text:p>3166.3</text:p>
              </table:table-cell>
            </table:table-row>
            <table:table-row>
              <table:table-cell office:value-type="string">
                <text:p>08:22:54</text:p>
              </table:table-cell>
              <table:table-cell office:value-type="float" office:value="3229.4">
                <text:p>3229.4</text:p>
              </table:table-cell>
              <table:table-cell office:value-type="float" office:value="3156.6">
                <text:p>3156.6</text:p>
              </table:table-cell>
              <table:table-cell office:value-type="float" office:value="3538.5">
                <text:p>3538.5</text:p>
              </table:table-cell>
              <table:table-cell office:value-type="float" office:value="3248.4">
                <text:p>3248.4</text:p>
              </table:table-cell>
            </table:table-row>
            <table:table-row>
              <table:table-cell office:value-type="string">
                <text:p>08:23:57</text:p>
              </table:table-cell>
              <table:table-cell office:value-type="float" office:value="3491.4">
                <text:p>3491.4</text:p>
              </table:table-cell>
              <table:table-cell office:value-type="float" office:value="3279.7">
                <text:p>3279.7</text:p>
              </table:table-cell>
              <table:table-cell office:value-type="float" office:value="3478">
                <text:p>3478</text:p>
              </table:table-cell>
              <table:table-cell office:value-type="float" office:value="3182.8">
                <text:p>3182.8</text:p>
              </table:table-cell>
            </table:table-row>
            <table:table-row>
              <table:table-cell office:value-type="string">
                <text:p>08:24:59</text:p>
              </table:table-cell>
              <table:table-cell office:value-type="float" office:value="4567.2">
                <text:p>4567.2</text:p>
              </table:table-cell>
              <table:table-cell office:value-type="float" office:value="4780.3">
                <text:p>4780.3</text:p>
              </table:table-cell>
              <table:table-cell office:value-type="float" office:value="5343.3">
                <text:p>5343.3</text:p>
              </table:table-cell>
              <table:table-cell office:value-type="float" office:value="4827.6">
                <text:p>4827.6</text:p>
              </table:table-cell>
            </table:table-row>
            <table:table-row>
              <table:table-cell office:value-type="string">
                <text:p>08:26:02</text:p>
              </table:table-cell>
              <table:table-cell office:value-type="float" office:value="3470">
                <text:p>3470</text:p>
              </table:table-cell>
              <table:table-cell office:value-type="float" office:value="2930.2">
                <text:p>2930.2</text:p>
              </table:table-cell>
              <table:table-cell office:value-type="float" office:value="3683.7">
                <text:p>3683.7</text:p>
              </table:table-cell>
              <table:table-cell office:value-type="float" office:value="3398.7">
                <text:p>3398.7</text:p>
              </table:table-cell>
            </table:table-row>
            <table:table-row>
              <table:table-cell office:value-type="string">
                <text:p>08:27:05</text:p>
              </table:table-cell>
              <table:table-cell office:value-type="float" office:value="4304.8">
                <text:p>4304.8</text:p>
              </table:table-cell>
              <table:table-cell office:value-type="float" office:value="4204.1">
                <text:p>4204.1</text:p>
              </table:table-cell>
              <table:table-cell office:value-type="float" office:value="4579.5">
                <text:p>4579.5</text:p>
              </table:table-cell>
              <table:table-cell office:value-type="float" office:value="4168.4">
                <text:p>4168.4</text:p>
              </table:table-cell>
            </table:table-row>
            <table:table-row>
              <table:table-cell office:value-type="string">
                <text:p>08:28:08</text:p>
              </table:table-cell>
              <table:table-cell office:value-type="float" office:value="3628.9">
                <text:p>3628.9</text:p>
              </table:table-cell>
              <table:table-cell office:value-type="float" office:value="3066.1">
                <text:p>3066.1</text:p>
              </table:table-cell>
              <table:table-cell office:value-type="float" office:value="3634.2">
                <text:p>3634.2</text:p>
              </table:table-cell>
              <table:table-cell office:value-type="float" office:value="2839.3">
                <text:p>2839.3</text:p>
              </table:table-cell>
            </table:table-row>
            <table:table-row>
              <table:table-cell office:value-type="string">
                <text:p>08:29:10</text:p>
              </table:table-cell>
              <table:table-cell office:value-type="float" office:value="2945.3">
                <text:p>2945.3</text:p>
              </table:table-cell>
              <table:table-cell office:value-type="float" office:value="3077">
                <text:p>3077</text:p>
              </table:table-cell>
              <table:table-cell office:value-type="float" office:value="3131.8">
                <text:p>3131.8</text:p>
              </table:table-cell>
              <table:table-cell office:value-type="float" office:value="2750.3">
                <text:p>2750.3</text:p>
              </table:table-cell>
            </table:table-row>
            <table:table-row>
              <table:table-cell office:value-type="string">
                <text:p>08:30:13</text:p>
              </table:table-cell>
              <table:table-cell office:value-type="float" office:value="3141.1">
                <text:p>3141.1</text:p>
              </table:table-cell>
              <table:table-cell office:value-type="float" office:value="3516.6">
                <text:p>3516.6</text:p>
              </table:table-cell>
              <table:table-cell office:value-type="float" office:value="3854.2">
                <text:p>3854.2</text:p>
              </table:table-cell>
              <table:table-cell office:value-type="float" office:value="3156.1">
                <text:p>3156.1</text:p>
              </table:table-cell>
            </table:table-row>
            <table:table-row>
              <table:table-cell office:value-type="string">
                <text:p>08:31:16</text:p>
              </table:table-cell>
              <table:table-cell office:value-type="float" office:value="3993.7">
                <text:p>3993.7</text:p>
              </table:table-cell>
              <table:table-cell office:value-type="float" office:value="4110.9">
                <text:p>4110.9</text:p>
              </table:table-cell>
              <table:table-cell office:value-type="float" office:value="4591.7">
                <text:p>4591.7</text:p>
              </table:table-cell>
              <table:table-cell office:value-type="float" office:value="4364.7">
                <text:p>4364.7</text:p>
              </table:table-cell>
            </table:table-row>
            <table:table-row>
              <table:table-cell office:value-type="string">
                <text:p>08:32:19</text:p>
              </table:table-cell>
              <table:table-cell office:value-type="float" office:value="2889.3">
                <text:p>2889.3</text:p>
              </table:table-cell>
              <table:table-cell office:value-type="float" office:value="3101.6">
                <text:p>3101.6</text:p>
              </table:table-cell>
              <table:table-cell office:value-type="float" office:value="3097.6">
                <text:p>3097.6</text:p>
              </table:table-cell>
              <table:table-cell office:value-type="float" office:value="2805.8">
                <text:p>2805.8</text:p>
              </table:table-cell>
            </table:table-row>
            <table:table-row>
              <table:table-cell office:value-type="string">
                <text:p>08:33:21</text:p>
              </table:table-cell>
              <table:table-cell office:value-type="float" office:value="3369.3">
                <text:p>3369.3</text:p>
              </table:table-cell>
              <table:table-cell office:value-type="float" office:value="3242.6">
                <text:p>3242.6</text:p>
              </table:table-cell>
              <table:table-cell office:value-type="float" office:value="3423.5">
                <text:p>3423.5</text:p>
              </table:table-cell>
              <table:table-cell office:value-type="float" office:value="3042.5">
                <text:p>3042.5</text:p>
              </table:table-cell>
            </table:table-row>
            <table:table-row>
              <table:table-cell office:value-type="string">
                <text:p>08:34:24</text:p>
              </table:table-cell>
              <table:table-cell office:value-type="float" office:value="3929.9">
                <text:p>3929.9</text:p>
              </table:table-cell>
              <table:table-cell office:value-type="float" office:value="4555">
                <text:p>4555</text:p>
              </table:table-cell>
              <table:table-cell office:value-type="float" office:value="4352.2">
                <text:p>4352.2</text:p>
              </table:table-cell>
              <table:table-cell office:value-type="float" office:value="4324.3">
                <text:p>4324.3</text:p>
              </table:table-cell>
            </table:table-row>
            <table:table-row>
              <table:table-cell office:value-type="string">
                <text:p>08:35:27</text:p>
              </table:table-cell>
              <table:table-cell office:value-type="float" office:value="3016.6">
                <text:p>3016.6</text:p>
              </table:table-cell>
              <table:table-cell office:value-type="float" office:value="3185.3">
                <text:p>3185.3</text:p>
              </table:table-cell>
              <table:table-cell office:value-type="float" office:value="3282.9">
                <text:p>3282.9</text:p>
              </table:table-cell>
              <table:table-cell office:value-type="float" office:value="3228.8">
                <text:p>3228.8</text:p>
              </table:table-cell>
            </table:table-row>
            <table:table-row>
              <table:table-cell office:value-type="string">
                <text:p>08:36:31</text:p>
              </table:table-cell>
              <table:table-cell office:value-type="float" office:value="3290.8">
                <text:p>3290.8</text:p>
              </table:table-cell>
              <table:table-cell office:value-type="float" office:value="3101.3">
                <text:p>3101.3</text:p>
              </table:table-cell>
              <table:table-cell office:value-type="float" office:value="3458.9">
                <text:p>3458.9</text:p>
              </table:table-cell>
              <table:table-cell office:value-type="float" office:value="2912.6">
                <text:p>2912.6</text:p>
              </table:table-cell>
            </table:table-row>
            <table:table-row>
              <table:table-cell office:value-type="string">
                <text:p>08:37:34</text:p>
              </table:table-cell>
              <table:table-cell office:value-type="float" office:value="2945.2">
                <text:p>2945.2</text:p>
              </table:table-cell>
              <table:table-cell office:value-type="float" office:value="3093.3">
                <text:p>3093.3</text:p>
              </table:table-cell>
              <table:table-cell office:value-type="float" office:value="3557.3">
                <text:p>3557.3</text:p>
              </table:table-cell>
              <table:table-cell office:value-type="float" office:value="2919.3">
                <text:p>2919.3</text:p>
              </table:table-cell>
            </table:table-row>
            <table:table-row>
              <table:table-cell office:value-type="string">
                <text:p>08:38:37</text:p>
              </table:table-cell>
              <table:table-cell office:value-type="float" office:value="3862.8">
                <text:p>3862.8</text:p>
              </table:table-cell>
              <table:table-cell office:value-type="float" office:value="3439.5">
                <text:p>3439.5</text:p>
              </table:table-cell>
              <table:table-cell office:value-type="float" office:value="3282.1">
                <text:p>3282.1</text:p>
              </table:table-cell>
              <table:table-cell office:value-type="float" office:value="4136.4">
                <text:p>4136.4</text:p>
              </table:table-cell>
            </table:table-row>
            <table:table-row>
              <table:table-cell office:value-type="string">
                <text:p>08:39:39</text:p>
              </table:table-cell>
              <table:table-cell office:value-type="float" office:value="3120.1">
                <text:p>3120.1</text:p>
              </table:table-cell>
              <table:table-cell office:value-type="float" office:value="2660">
                <text:p>2660</text:p>
              </table:table-cell>
              <table:table-cell office:value-type="float" office:value="2990.4">
                <text:p>2990.4</text:p>
              </table:table-cell>
              <table:table-cell office:value-type="float" office:value="2506.3">
                <text:p>2506.3</text:p>
              </table:table-cell>
            </table:table-row>
            <table:table-row>
              <table:table-cell office:value-type="string">
                <text:p>08:40:42</text:p>
              </table:table-cell>
              <table:table-cell office:value-type="float" office:value="3239.9">
                <text:p>3239.9</text:p>
              </table:table-cell>
              <table:table-cell office:value-type="float" office:value="3296.3">
                <text:p>3296.3</text:p>
              </table:table-cell>
              <table:table-cell office:value-type="float" office:value="3514.1">
                <text:p>3514.1</text:p>
              </table:table-cell>
              <table:table-cell office:value-type="float" office:value="3067.3">
                <text:p>3067.3</text:p>
              </table:table-cell>
            </table:table-row>
            <table:table-row>
              <table:table-cell office:value-type="string">
                <text:p>08:41:45</text:p>
              </table:table-cell>
              <table:table-cell office:value-type="float" office:value="4838.1">
                <text:p>4838.1</text:p>
              </table:table-cell>
              <table:table-cell office:value-type="float" office:value="4489.6">
                <text:p>4489.6</text:p>
              </table:table-cell>
              <table:table-cell office:value-type="float" office:value="4656.3">
                <text:p>4656.3</text:p>
              </table:table-cell>
              <table:table-cell office:value-type="float" office:value="4850.9">
                <text:p>4850.9</text:p>
              </table:table-cell>
            </table:table-row>
            <table:table-row>
              <table:table-cell office:value-type="string">
                <text:p>08:42:48</text:p>
              </table:table-cell>
              <table:table-cell office:value-type="float" office:value="4744">
                <text:p>4744</text:p>
              </table:table-cell>
              <table:table-cell office:value-type="float" office:value="4310.3">
                <text:p>4310.3</text:p>
              </table:table-cell>
              <table:table-cell office:value-type="float" office:value="4819.5">
                <text:p>4819.5</text:p>
              </table:table-cell>
              <table:table-cell office:value-type="float" office:value="4584.9">
                <text:p>4584.9</text:p>
              </table:table-cell>
            </table:table-row>
            <table:table-row>
              <table:table-cell office:value-type="string">
                <text:p>08:43:51</text:p>
              </table:table-cell>
              <table:table-cell office:value-type="float" office:value="3515.2">
                <text:p>3515.2</text:p>
              </table:table-cell>
              <table:table-cell office:value-type="float" office:value="3136.3">
                <text:p>3136.3</text:p>
              </table:table-cell>
              <table:table-cell office:value-type="float" office:value="3208.4">
                <text:p>3208.4</text:p>
              </table:table-cell>
              <table:table-cell office:value-type="float" office:value="2773.5">
                <text:p>2773.5</text:p>
              </table:table-cell>
            </table:table-row>
            <table:table-row>
              <table:table-cell office:value-type="string">
                <text:p>08:44:53</text:p>
              </table:table-cell>
              <table:table-cell office:value-type="float" office:value="2851.3">
                <text:p>2851.3</text:p>
              </table:table-cell>
              <table:table-cell office:value-type="float" office:value="2912">
                <text:p>2912</text:p>
              </table:table-cell>
              <table:table-cell office:value-type="float" office:value="3303.9">
                <text:p>3303.9</text:p>
              </table:table-cell>
              <table:table-cell office:value-type="float" office:value="2719.9">
                <text:p>2719.9</text:p>
              </table:table-cell>
            </table:table-row>
            <table:table-row>
              <table:table-cell office:value-type="string">
                <text:p>08:45:56</text:p>
              </table:table-cell>
              <table:table-cell office:value-type="float" office:value="3880.1">
                <text:p>3880.1</text:p>
              </table:table-cell>
              <table:table-cell office:value-type="float" office:value="3844.7">
                <text:p>3844.7</text:p>
              </table:table-cell>
              <table:table-cell office:value-type="float" office:value="3906.1">
                <text:p>3906.1</text:p>
              </table:table-cell>
              <table:table-cell office:value-type="float" office:value="3455.7">
                <text:p>3455.7</text:p>
              </table:table-cell>
            </table:table-row>
            <table:table-row>
              <table:table-cell office:value-type="string">
                <text:p>08:46:59</text:p>
              </table:table-cell>
              <table:table-cell office:value-type="float" office:value="3718.1">
                <text:p>3718.1</text:p>
              </table:table-cell>
              <table:table-cell office:value-type="float" office:value="3657.7">
                <text:p>3657.7</text:p>
              </table:table-cell>
              <table:table-cell office:value-type="float" office:value="3869.1">
                <text:p>3869.1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08:48:02</text:p>
              </table:table-cell>
              <table:table-cell office:value-type="float" office:value="2706.2">
                <text:p>2706.2</text:p>
              </table:table-cell>
              <table:table-cell office:value-type="float" office:value="2698.1">
                <text:p>2698.1</text:p>
              </table:table-cell>
              <table:table-cell office:value-type="float" office:value="3173.8">
                <text:p>3173.8</text:p>
              </table:table-cell>
              <table:table-cell office:value-type="float" office:value="2587.6">
                <text:p>2587.6</text:p>
              </table:table-cell>
            </table:table-row>
            <table:table-row>
              <table:table-cell office:value-type="string">
                <text:p>08:49:05</text:p>
              </table:table-cell>
              <table:table-cell office:value-type="float" office:value="3941">
                <text:p>3941</text:p>
              </table:table-cell>
              <table:table-cell office:value-type="float" office:value="4343">
                <text:p>4343</text:p>
              </table:table-cell>
              <table:table-cell office:value-type="float" office:value="4598.8">
                <text:p>4598.8</text:p>
              </table:table-cell>
              <table:table-cell office:value-type="float" office:value="4423.8">
                <text:p>4423.8</text:p>
              </table:table-cell>
            </table:table-row>
            <table:table-row>
              <table:table-cell office:value-type="string">
                <text:p>08:50:07</text:p>
              </table:table-cell>
              <table:table-cell office:value-type="float" office:value="5678">
                <text:p>5678</text:p>
              </table:table-cell>
              <table:table-cell office:value-type="float" office:value="5467.5">
                <text:p>5467.5</text:p>
              </table:table-cell>
              <table:table-cell office:value-type="float" office:value="5814.1">
                <text:p>5814.1</text:p>
              </table:table-cell>
              <table:table-cell office:value-type="float" office:value="6008.6">
                <text:p>6008.6</text:p>
              </table:table-cell>
            </table:table-row>
            <table:table-row>
              <table:table-cell office:value-type="string">
                <text:p>08:51:11</text:p>
              </table:table-cell>
              <table:table-cell office:value-type="float" office:value="5366.6">
                <text:p>5366.6</text:p>
              </table:table-cell>
              <table:table-cell office:value-type="float" office:value="5549.4">
                <text:p>5549.4</text:p>
              </table:table-cell>
              <table:table-cell office:value-type="float" office:value="6062">
                <text:p>6062</text:p>
              </table:table-cell>
              <table:table-cell office:value-type="float" office:value="5173.5">
                <text:p>5173.5</text:p>
              </table:table-cell>
            </table:table-row>
            <table:table-row>
              <table:table-cell office:value-type="string">
                <text:p>08:52:14</text:p>
              </table:table-cell>
              <table:table-cell office:value-type="float" office:value="5061.4">
                <text:p>5061.4</text:p>
              </table:table-cell>
              <table:table-cell office:value-type="float" office:value="5575.1">
                <text:p>5575.1</text:p>
              </table:table-cell>
              <table:table-cell office:value-type="float" office:value="5739.4">
                <text:p>5739.4</text:p>
              </table:table-cell>
              <table:table-cell office:value-type="float" office:value="5096.6">
                <text:p>5096.6</text:p>
              </table:table-cell>
            </table:table-row>
            <table:table-row>
              <table:table-cell office:value-type="string">
                <text:p>08:53:17</text:p>
              </table:table-cell>
              <table:table-cell office:value-type="float" office:value="5358.2">
                <text:p>5358.2</text:p>
              </table:table-cell>
              <table:table-cell office:value-type="float" office:value="5410.9">
                <text:p>5410.9</text:p>
              </table:table-cell>
              <table:table-cell office:value-type="float" office:value="5798.2">
                <text:p>5798.2</text:p>
              </table:table-cell>
              <table:table-cell office:value-type="float" office:value="5427.8">
                <text:p>5427.8</text:p>
              </table:table-cell>
            </table:table-row>
            <table:table-row>
              <table:table-cell office:value-type="string">
                <text:p>08:54:20</text:p>
              </table:table-cell>
              <table:table-cell office:value-type="float" office:value="3926.2">
                <text:p>3926.2</text:p>
              </table:table-cell>
              <table:table-cell office:value-type="float" office:value="3786.4">
                <text:p>3786.4</text:p>
              </table:table-cell>
              <table:table-cell office:value-type="float" office:value="4019.5">
                <text:p>4019.5</text:p>
              </table:table-cell>
              <table:table-cell office:value-type="float" office:value="3783.4">
                <text:p>3783.4</text:p>
              </table:table-cell>
            </table:table-row>
            <table:table-row>
              <table:table-cell office:value-type="string">
                <text:p>08:55:22</text:p>
              </table:table-cell>
              <table:table-cell office:value-type="float" office:value="4009.2">
                <text:p>4009.2</text:p>
              </table:table-cell>
              <table:table-cell office:value-type="float" office:value="3595.2">
                <text:p>3595.2</text:p>
              </table:table-cell>
              <table:table-cell office:value-type="float" office:value="3314.4">
                <text:p>3314.4</text:p>
              </table:table-cell>
              <table:table-cell office:value-type="float" office:value="3699.9">
                <text:p>3699.9</text:p>
              </table:table-cell>
            </table:table-row>
            <table:table-row>
              <table:table-cell office:value-type="string">
                <text:p>08:56:25</text:p>
              </table:table-cell>
              <table:table-cell office:value-type="float" office:value="2822.6">
                <text:p>2822.6</text:p>
              </table:table-cell>
              <table:table-cell office:value-type="float" office:value="3266">
                <text:p>3266</text:p>
              </table:table-cell>
              <table:table-cell office:value-type="float" office:value="3132.1">
                <text:p>3132.1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08:57:28</text:p>
              </table:table-cell>
              <table:table-cell office:value-type="float" office:value="3675.9">
                <text:p>3675.9</text:p>
              </table:table-cell>
              <table:table-cell office:value-type="float" office:value="3645.4">
                <text:p>3645.4</text:p>
              </table:table-cell>
              <table:table-cell office:value-type="float" office:value="3630.1">
                <text:p>3630.1</text:p>
              </table:table-cell>
              <table:table-cell office:value-type="float" office:value="3314.2">
                <text:p>3314.2</text:p>
              </table:table-cell>
            </table:table-row>
            <table:table-row>
              <table:table-cell office:value-type="string">
                <text:p>08:58:31</text:p>
              </table:table-cell>
              <table:table-cell office:value-type="float" office:value="3100.9">
                <text:p>3100.9</text:p>
              </table:table-cell>
              <table:table-cell office:value-type="float" office:value="3102.4">
                <text:p>3102.4</text:p>
              </table:table-cell>
              <table:table-cell office:value-type="float" office:value="3507.2">
                <text:p>3507.2</text:p>
              </table:table-cell>
              <table:table-cell office:value-type="float" office:value="2985.8">
                <text:p>2985.8</text:p>
              </table:table-cell>
            </table:table-row>
            <table:table-row>
              <table:table-cell office:value-type="string">
                <text:p>08:59:33</text:p>
              </table:table-cell>
              <table:table-cell office:value-type="float" office:value="3365.2">
                <text:p>3365.2</text:p>
              </table:table-cell>
              <table:table-cell office:value-type="float" office:value="3829.9">
                <text:p>3829.9</text:p>
              </table:table-cell>
              <table:table-cell office:value-type="float" office:value="3695.4">
                <text:p>3695.4</text:p>
              </table:table-cell>
              <table:table-cell office:value-type="float" office:value="3232.8">
                <text:p>3232.8</text:p>
              </table:table-cell>
            </table:table-row>
            <table:table-row>
              <table:table-cell office:value-type="string">
                <text:p>09:00:36</text:p>
              </table:table-cell>
              <table:table-cell office:value-type="float" office:value="2671.7">
                <text:p>2671.7</text:p>
              </table:table-cell>
              <table:table-cell office:value-type="float" office:value="2716.9">
                <text:p>2716.9</text:p>
              </table:table-cell>
              <table:table-cell office:value-type="float" office:value="2797.5">
                <text:p>2797.5</text:p>
              </table:table-cell>
              <table:table-cell office:value-type="float" office:value="2587.3">
                <text:p>2587.3</text:p>
              </table:table-cell>
            </table:table-row>
            <table:table-row>
              <table:table-cell office:value-type="string">
                <text:p>09:01:39</text:p>
              </table:table-cell>
              <table:table-cell office:value-type="float" office:value="4691.5">
                <text:p>4691.5</text:p>
              </table:table-cell>
              <table:table-cell office:value-type="float" office:value="4551.4">
                <text:p>4551.4</text:p>
              </table:table-cell>
              <table:table-cell office:value-type="float" office:value="4952.7">
                <text:p>4952.7</text:p>
              </table:table-cell>
              <table:table-cell office:value-type="float" office:value="5207.3">
                <text:p>5207.3</text:p>
              </table:table-cell>
            </table:table-row>
            <table:table-row>
              <table:table-cell office:value-type="string">
                <text:p>09:02:42</text:p>
              </table:table-cell>
              <table:table-cell office:value-type="float" office:value="3130.1">
                <text:p>3130.1</text:p>
              </table:table-cell>
              <table:table-cell office:value-type="float" office:value="3557.8">
                <text:p>3557.8</text:p>
              </table:table-cell>
              <table:table-cell office:value-type="float" office:value="3206.3">
                <text:p>3206.3</text:p>
              </table:table-cell>
              <table:table-cell office:value-type="float" office:value="3078.2">
                <text:p>3078.2</text:p>
              </table:table-cell>
            </table:table-row>
            <table:table-row>
              <table:table-cell office:value-type="string">
                <text:p>09:03:44</text:p>
              </table:table-cell>
              <table:table-cell office:value-type="float" office:value="3576.9">
                <text:p>3576.9</text:p>
              </table:table-cell>
              <table:table-cell office:value-type="float" office:value="2974.4">
                <text:p>2974.4</text:p>
              </table:table-cell>
              <table:table-cell office:value-type="float" office:value="3289.1">
                <text:p>3289.1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09:04:47</text:p>
              </table:table-cell>
              <table:table-cell office:value-type="float" office:value="2904.3">
                <text:p>2904.3</text:p>
              </table:table-cell>
              <table:table-cell office:value-type="float" office:value="2984.2">
                <text:p>2984.2</text:p>
              </table:table-cell>
              <table:table-cell office:value-type="float" office:value="3475.1">
                <text:p>3475.1</text:p>
              </table:table-cell>
              <table:table-cell office:value-type="float" office:value="2909.2">
                <text:p>2909.2</text:p>
              </table:table-cell>
            </table:table-row>
            <table:table-row>
              <table:table-cell office:value-type="string">
                <text:p>09:05:50</text:p>
              </table:table-cell>
              <table:table-cell office:value-type="float" office:value="3321.1">
                <text:p>3321.1</text:p>
              </table:table-cell>
              <table:table-cell office:value-type="float" office:value="3088.9">
                <text:p>3088.9</text:p>
              </table:table-cell>
              <table:table-cell office:value-type="float" office:value="3356.8">
                <text:p>3356.8</text:p>
              </table:table-cell>
              <table:table-cell office:value-type="float" office:value="2999.3">
                <text:p>2999.3</text:p>
              </table:table-cell>
            </table:table-row>
            <table:table-row>
              <table:table-cell office:value-type="string">
                <text:p>09:06:55</text:p>
              </table:table-cell>
              <table:table-cell office:value-type="float" office:value="3551.1">
                <text:p>3551.1</text:p>
              </table:table-cell>
              <table:table-cell office:value-type="float" office:value="3477.4">
                <text:p>3477.4</text:p>
              </table:table-cell>
              <table:table-cell office:value-type="float" office:value="3580.6">
                <text:p>3580.6</text:p>
              </table:table-cell>
              <table:table-cell office:value-type="float" office:value="3369.5">
                <text:p>3369.5</text:p>
              </table:table-cell>
            </table:table-row>
            <table:table-row>
              <table:table-cell office:value-type="string">
                <text:p>09:08:00</text:p>
              </table:table-cell>
              <table:table-cell office:value-type="float" office:value="4024.7">
                <text:p>4024.7</text:p>
              </table:table-cell>
              <table:table-cell office:value-type="float" office:value="3298.1">
                <text:p>3298.1</text:p>
              </table:table-cell>
              <table:table-cell office:value-type="float" office:value="3797.5">
                <text:p>3797.5</text:p>
              </table:table-cell>
              <table:table-cell office:value-type="float" office:value="3159.3">
                <text:p>3159.3</text:p>
              </table:table-cell>
            </table:table-row>
            <table:table-row>
              <table:table-cell office:value-type="string">
                <text:p>09:09:02</text:p>
              </table:table-cell>
              <table:table-cell office:value-type="float" office:value="2840.8">
                <text:p>2840.8</text:p>
              </table:table-cell>
              <table:table-cell office:value-type="float" office:value="2955.7">
                <text:p>2955.7</text:p>
              </table:table-cell>
              <table:table-cell office:value-type="float" office:value="2900">
                <text:p>2900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09:10:05</text:p>
              </table:table-cell>
              <table:table-cell office:value-type="float" office:value="2792.9">
                <text:p>2792.9</text:p>
              </table:table-cell>
              <table:table-cell office:value-type="float" office:value="2894.5">
                <text:p>2894.5</text:p>
              </table:table-cell>
              <table:table-cell office:value-type="float" office:value="3101.9">
                <text:p>3101.9</text:p>
              </table:table-cell>
              <table:table-cell office:value-type="float" office:value="2651.8">
                <text:p>2651.8</text:p>
              </table:table-cell>
            </table:table-row>
            <table:table-row>
              <table:table-cell office:value-type="string">
                <text:p>09:11:08</text:p>
              </table:table-cell>
              <table:table-cell office:value-type="float" office:value="3855.5">
                <text:p>3855.5</text:p>
              </table:table-cell>
              <table:table-cell office:value-type="float" office:value="3724.6">
                <text:p>3724.6</text:p>
              </table:table-cell>
              <table:table-cell office:value-type="float" office:value="3781.1">
                <text:p>3781.1</text:p>
              </table:table-cell>
              <table:table-cell office:value-type="float" office:value="4013.1">
                <text:p>4013.1</text:p>
              </table:table-cell>
            </table:table-row>
            <table:table-row>
              <table:table-cell office:value-type="string">
                <text:p>09:12:11</text:p>
              </table:table-cell>
              <table:table-cell office:value-type="float" office:value="3033.7">
                <text:p>3033.7</text:p>
              </table:table-cell>
              <table:table-cell office:value-type="float" office:value="3027.1">
                <text:p>3027.1</text:p>
              </table:table-cell>
              <table:table-cell office:value-type="float" office:value="3247.1">
                <text:p>3247.1</text:p>
              </table:table-cell>
              <table:table-cell office:value-type="float" office:value="3014.5">
                <text:p>3014.5</text:p>
              </table:table-cell>
            </table:table-row>
            <table:table-row>
              <table:table-cell office:value-type="string">
                <text:p>09:13:13</text:p>
              </table:table-cell>
              <table:table-cell office:value-type="float" office:value="3193.2">
                <text:p>3193.2</text:p>
              </table:table-cell>
              <table:table-cell office:value-type="float" office:value="2904.3">
                <text:p>2904.3</text:p>
              </table:table-cell>
              <table:table-cell office:value-type="float" office:value="3139.4">
                <text:p>3139.4</text:p>
              </table:table-cell>
              <table:table-cell office:value-type="float" office:value="3130.6">
                <text:p>3130.6</text:p>
              </table:table-cell>
            </table:table-row>
            <table:table-row>
              <table:table-cell office:value-type="string">
                <text:p>09:14:16</text:p>
              </table:table-cell>
              <table:table-cell office:value-type="float" office:value="3735.7">
                <text:p>3735.7</text:p>
              </table:table-cell>
              <table:table-cell office:value-type="float" office:value="3558">
                <text:p>3558</text:p>
              </table:table-cell>
              <table:table-cell office:value-type="float" office:value="3473.6">
                <text:p>3473.6</text:p>
              </table:table-cell>
              <table:table-cell office:value-type="float" office:value="2887.7">
                <text:p>2887.7</text:p>
              </table:table-cell>
            </table:table-row>
            <table:table-row>
              <table:table-cell office:value-type="string">
                <text:p>09:15:19</text:p>
              </table:table-cell>
              <table:table-cell office:value-type="float" office:value="4112.3">
                <text:p>4112.3</text:p>
              </table:table-cell>
              <table:table-cell office:value-type="float" office:value="3259.5">
                <text:p>3259.5</text:p>
              </table:table-cell>
              <table:table-cell office:value-type="float" office:value="3342.9">
                <text:p>3342.9</text:p>
              </table:table-cell>
              <table:table-cell office:value-type="float" office:value="3548.2">
                <text:p>3548.2</text:p>
              </table:table-cell>
            </table:table-row>
            <table:table-row>
              <table:table-cell office:value-type="string">
                <text:p>09:16:22</text:p>
              </table:table-cell>
              <table:table-cell office:value-type="float" office:value="3528.3">
                <text:p>3528.3</text:p>
              </table:table-cell>
              <table:table-cell office:value-type="float" office:value="3931.9">
                <text:p>3931.9</text:p>
              </table:table-cell>
              <table:table-cell office:value-type="float" office:value="3745.6">
                <text:p>3745.6</text:p>
              </table:table-cell>
              <table:table-cell office:value-type="float" office:value="3734.7">
                <text:p>3734.7</text:p>
              </table:table-cell>
            </table:table-row>
            <table:table-row>
              <table:table-cell office:value-type="string">
                <text:p>09:17:25</text:p>
              </table:table-cell>
              <table:table-cell office:value-type="float" office:value="3828.4">
                <text:p>3828.4</text:p>
              </table:table-cell>
              <table:table-cell office:value-type="float" office:value="3395.3">
                <text:p>3395.3</text:p>
              </table:table-cell>
              <table:table-cell office:value-type="float" office:value="3552.1">
                <text:p>3552.1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09:18:27</text:p>
              </table:table-cell>
              <table:table-cell office:value-type="float" office:value="3716.9">
                <text:p>3716.9</text:p>
              </table:table-cell>
              <table:table-cell office:value-type="float" office:value="3505.9">
                <text:p>3505.9</text:p>
              </table:table-cell>
              <table:table-cell office:value-type="float" office:value="3530.8">
                <text:p>3530.8</text:p>
              </table:table-cell>
              <table:table-cell office:value-type="float" office:value="3252.5">
                <text:p>3252.5</text:p>
              </table:table-cell>
            </table:table-row>
            <table:table-row>
              <table:table-cell office:value-type="string">
                <text:p>09:19:30</text:p>
              </table:table-cell>
              <table:table-cell office:value-type="float" office:value="2490.3">
                <text:p>2490.3</text:p>
              </table:table-cell>
              <table:table-cell office:value-type="float" office:value="3143.3">
                <text:p>3143.3</text:p>
              </table:table-cell>
              <table:table-cell office:value-type="float" office:value="3025.7">
                <text:p>3025.7</text:p>
              </table:table-cell>
              <table:table-cell office:value-type="float" office:value="2814.1">
                <text:p>2814.1</text:p>
              </table:table-cell>
            </table:table-row>
            <table:table-row>
              <table:table-cell office:value-type="string">
                <text:p>09:20:33</text:p>
              </table:table-cell>
              <table:table-cell office:value-type="float" office:value="3390.7">
                <text:p>3390.7</text:p>
              </table:table-cell>
              <table:table-cell office:value-type="float" office:value="3337.7">
                <text:p>3337.7</text:p>
              </table:table-cell>
              <table:table-cell office:value-type="float" office:value="3579.7">
                <text:p>3579.7</text:p>
              </table:table-cell>
              <table:table-cell office:value-type="float" office:value="3382.2">
                <text:p>3382.2</text:p>
              </table:table-cell>
            </table:table-row>
            <table:table-row>
              <table:table-cell office:value-type="string">
                <text:p>09:21:37</text:p>
              </table:table-cell>
              <table:table-cell office:value-type="float" office:value="4390.5">
                <text:p>4390.5</text:p>
              </table:table-cell>
              <table:table-cell office:value-type="float" office:value="4112.2">
                <text:p>4112.2</text:p>
              </table:table-cell>
              <table:table-cell office:value-type="float" office:value="4343">
                <text:p>4343</text:p>
              </table:table-cell>
              <table:table-cell office:value-type="float" office:value="4576.7">
                <text:p>4576.7</text:p>
              </table:table-cell>
            </table:table-row>
            <table:table-row>
              <table:table-cell office:value-type="string">
                <text:p>09:22:40</text:p>
              </table:table-cell>
              <table:table-cell office:value-type="float" office:value="3084.3">
                <text:p>3084.3</text:p>
              </table:table-cell>
              <table:table-cell office:value-type="float" office:value="3092.2">
                <text:p>3092.2</text:p>
              </table:table-cell>
              <table:table-cell office:value-type="float" office:value="3186.3">
                <text:p>3186.3</text:p>
              </table:table-cell>
              <table:table-cell office:value-type="float" office:value="2841.5">
                <text:p>2841.5</text:p>
              </table:table-cell>
            </table:table-row>
            <table:table-row>
              <table:table-cell office:value-type="string">
                <text:p>09:23:42</text:p>
              </table:table-cell>
              <table:table-cell office:value-type="float" office:value="2927.6">
                <text:p>2927.6</text:p>
              </table:table-cell>
              <table:table-cell office:value-type="float" office:value="2981.9">
                <text:p>2981.9</text:p>
              </table:table-cell>
              <table:table-cell office:value-type="float" office:value="2713.3">
                <text:p>2713.3</text:p>
              </table:table-cell>
              <table:table-cell office:value-type="float" office:value="2858.6">
                <text:p>2858.6</text:p>
              </table:table-cell>
            </table:table-row>
            <table:table-row>
              <table:table-cell office:value-type="string">
                <text:p>09:24:45</text:p>
              </table:table-cell>
              <table:table-cell office:value-type="float" office:value="4121.7">
                <text:p>4121.7</text:p>
              </table:table-cell>
              <table:table-cell office:value-type="float" office:value="4153">
                <text:p>4153</text:p>
              </table:table-cell>
              <table:table-cell office:value-type="float" office:value="3879.5">
                <text:p>3879.5</text:p>
              </table:table-cell>
              <table:table-cell office:value-type="float" office:value="3863.5">
                <text:p>3863.5</text:p>
              </table:table-cell>
            </table:table-row>
            <table:table-row>
              <table:table-cell office:value-type="string">
                <text:p>09:25:48</text:p>
              </table:table-cell>
              <table:table-cell office:value-type="float" office:value="3943.8">
                <text:p>3943.8</text:p>
              </table:table-cell>
              <table:table-cell office:value-type="float" office:value="3787.9">
                <text:p>3787.9</text:p>
              </table:table-cell>
              <table:table-cell office:value-type="float" office:value="4037.3">
                <text:p>4037.3</text:p>
              </table:table-cell>
              <table:table-cell office:value-type="float" office:value="4161.9">
                <text:p>4161.9</text:p>
              </table:table-cell>
            </table:table-row>
            <table:table-row>
              <table:table-cell office:value-type="string">
                <text:p>09:26:51</text:p>
              </table:table-cell>
              <table:table-cell office:value-type="float" office:value="3239.8">
                <text:p>3239.8</text:p>
              </table:table-cell>
              <table:table-cell office:value-type="float" office:value="3297.8">
                <text:p>3297.8</text:p>
              </table:table-cell>
              <table:table-cell office:value-type="float" office:value="3212.5">
                <text:p>3212.5</text:p>
              </table:table-cell>
              <table:table-cell office:value-type="float" office:value="2942.9">
                <text:p>2942.9</text:p>
              </table:table-cell>
            </table:table-row>
            <table:table-row>
              <table:table-cell office:value-type="string">
                <text:p>09:27:53</text:p>
              </table:table-cell>
              <table:table-cell office:value-type="float" office:value="4620.8">
                <text:p>4620.8</text:p>
              </table:table-cell>
              <table:table-cell office:value-type="float" office:value="4159.4">
                <text:p>4159.4</text:p>
              </table:table-cell>
              <table:table-cell office:value-type="float" office:value="4833.3">
                <text:p>4833.3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09:28:56</text:p>
              </table:table-cell>
              <table:table-cell office:value-type="float" office:value="4010.4">
                <text:p>4010.4</text:p>
              </table:table-cell>
              <table:table-cell office:value-type="float" office:value="3837.6">
                <text:p>3837.6</text:p>
              </table:table-cell>
              <table:table-cell office:value-type="float" office:value="3907.5">
                <text:p>3907.5</text:p>
              </table:table-cell>
              <table:table-cell office:value-type="float" office:value="3207.7">
                <text:p>3207.7</text:p>
              </table:table-cell>
            </table:table-row>
            <table:table-row>
              <table:table-cell office:value-type="string">
                <text:p>09:29:59</text:p>
              </table:table-cell>
              <table:table-cell office:value-type="float" office:value="2651.6">
                <text:p>2651.6</text:p>
              </table:table-cell>
              <table:table-cell office:value-type="float" office:value="2669.7">
                <text:p>2669.7</text:p>
              </table:table-cell>
              <table:table-cell office:value-type="float" office:value="2975.9">
                <text:p>2975.9</text:p>
              </table:table-cell>
              <table:table-cell office:value-type="float" office:value="2604.4">
                <text:p>2604.4</text:p>
              </table:table-cell>
            </table:table-row>
            <table:table-row>
              <table:table-cell office:value-type="string">
                <text:p>09:31:02</text:p>
              </table:table-cell>
              <table:table-cell office:value-type="float" office:value="3903.2">
                <text:p>3903.2</text:p>
              </table:table-cell>
              <table:table-cell office:value-type="float" office:value="3264.3">
                <text:p>3264.3</text:p>
              </table:table-cell>
              <table:table-cell office:value-type="float" office:value="3724.5">
                <text:p>3724.5</text:p>
              </table:table-cell>
              <table:table-cell office:value-type="float" office:value="3126.3">
                <text:p>3126.3</text:p>
              </table:table-cell>
            </table:table-row>
            <table:table-row>
              <table:table-cell office:value-type="string">
                <text:p>09:32:05</text:p>
              </table:table-cell>
              <table:table-cell office:value-type="float" office:value="3006.7">
                <text:p>3006.7</text:p>
              </table:table-cell>
              <table:table-cell office:value-type="float" office:value="2877.8">
                <text:p>2877.8</text:p>
              </table:table-cell>
              <table:table-cell office:value-type="float" office:value="3222.5">
                <text:p>3222.5</text:p>
              </table:table-cell>
              <table:table-cell office:value-type="float" office:value="2993.1">
                <text:p>2993.1</text:p>
              </table:table-cell>
            </table:table-row>
            <table:table-row>
              <table:table-cell office:value-type="string">
                <text:p>09:33:07</text:p>
              </table:table-cell>
              <table:table-cell office:value-type="float" office:value="3049.5">
                <text:p>3049.5</text:p>
              </table:table-cell>
              <table:table-cell office:value-type="float" office:value="3012.3">
                <text:p>3012.3</text:p>
              </table:table-cell>
              <table:table-cell office:value-type="float" office:value="2927.6">
                <text:p>2927.6</text:p>
              </table:table-cell>
              <table:table-cell office:value-type="float" office:value="2986.3">
                <text:p>2986.3</text:p>
              </table:table-cell>
            </table:table-row>
            <table:table-row>
              <table:table-cell office:value-type="string">
                <text:p>09:34:10</text:p>
              </table:table-cell>
              <table:table-cell office:value-type="float" office:value="2650.2">
                <text:p>2650.2</text:p>
              </table:table-cell>
              <table:table-cell office:value-type="float" office:value="2359.7">
                <text:p>2359.7</text:p>
              </table:table-cell>
              <table:table-cell office:value-type="float" office:value="2859.7">
                <text:p>2859.7</text:p>
              </table:table-cell>
              <table:table-cell office:value-type="float" office:value="2341.8">
                <text:p>2341.8</text:p>
              </table:table-cell>
            </table:table-row>
            <table:table-row>
              <table:table-cell office:value-type="string">
                <text:p>09:35:13</text:p>
              </table:table-cell>
              <table:table-cell office:value-type="float" office:value="4013.4">
                <text:p>4013.4</text:p>
              </table:table-cell>
              <table:table-cell office:value-type="float" office:value="3969.2">
                <text:p>3969.2</text:p>
              </table:table-cell>
              <table:table-cell office:value-type="float" office:value="4024.8">
                <text:p>4024.8</text:p>
              </table:table-cell>
              <table:table-cell office:value-type="float" office:value="3700.9">
                <text:p>3700.9</text:p>
              </table:table-cell>
            </table:table-row>
            <table:table-row>
              <table:table-cell office:value-type="string">
                <text:p>09:36:17</text:p>
              </table:table-cell>
              <table:table-cell office:value-type="float" office:value="3827.8">
                <text:p>3827.8</text:p>
              </table:table-cell>
              <table:table-cell office:value-type="float" office:value="4085">
                <text:p>4085</text:p>
              </table:table-cell>
              <table:table-cell office:value-type="float" office:value="4823.1">
                <text:p>4823.1</text:p>
              </table:table-cell>
              <table:table-cell office:value-type="float" office:value="4674.4">
                <text:p>4674.4</text:p>
              </table:table-cell>
            </table:table-row>
            <table:table-row>
              <table:table-cell office:value-type="string">
                <text:p>09:37:20</text:p>
              </table:table-cell>
              <table:table-cell office:value-type="float" office:value="3113.9">
                <text:p>3113.9</text:p>
              </table:table-cell>
              <table:table-cell office:value-type="float" office:value="3171.8">
                <text:p>3171.8</text:p>
              </table:table-cell>
              <table:table-cell office:value-type="float" office:value="3442.2">
                <text:p>3442.2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09:38:23</text:p>
              </table:table-cell>
              <table:table-cell office:value-type="float" office:value="4852.9">
                <text:p>4852.9</text:p>
              </table:table-cell>
              <table:table-cell office:value-type="float" office:value="4114.7">
                <text:p>4114.7</text:p>
              </table:table-cell>
              <table:table-cell office:value-type="float" office:value="4344.2">
                <text:p>4344.2</text:p>
              </table:table-cell>
              <table:table-cell office:value-type="float" office:value="3757.3">
                <text:p>3757.3</text:p>
              </table:table-cell>
            </table:table-row>
            <table:table-row>
              <table:table-cell office:value-type="string">
                <text:p>09:39:26</text:p>
              </table:table-cell>
              <table:table-cell office:value-type="float" office:value="4005.9">
                <text:p>4005.9</text:p>
              </table:table-cell>
              <table:table-cell office:value-type="float" office:value="3787.7">
                <text:p>3787.7</text:p>
              </table:table-cell>
              <table:table-cell office:value-type="float" office:value="4596.7">
                <text:p>4596.7</text:p>
              </table:table-cell>
              <table:table-cell office:value-type="float" office:value="4026.8">
                <text:p>4026.8</text:p>
              </table:table-cell>
            </table:table-row>
            <table:table-row>
              <table:table-cell office:value-type="string">
                <text:p>09:40:28</text:p>
              </table:table-cell>
              <table:table-cell office:value-type="float" office:value="3073">
                <text:p>3073</text:p>
              </table:table-cell>
              <table:table-cell office:value-type="float" office:value="3007.9">
                <text:p>3007.9</text:p>
              </table:table-cell>
              <table:table-cell office:value-type="float" office:value="2915.2">
                <text:p>2915.2</text:p>
              </table:table-cell>
              <table:table-cell office:value-type="float" office:value="2934.2">
                <text:p>2934.2</text:p>
              </table:table-cell>
            </table:table-row>
            <table:table-row>
              <table:table-cell office:value-type="string">
                <text:p>09:41:31</text:p>
              </table:table-cell>
              <table:table-cell office:value-type="float" office:value="5097.3">
                <text:p>5097.3</text:p>
              </table:table-cell>
              <table:table-cell office:value-type="float" office:value="5313.5">
                <text:p>5313.5</text:p>
              </table:table-cell>
              <table:table-cell office:value-type="float" office:value="5955.2">
                <text:p>5955.2</text:p>
              </table:table-cell>
              <table:table-cell office:value-type="float" office:value="5201.9">
                <text:p>5201.9</text:p>
              </table:table-cell>
            </table:table-row>
            <table:table-row>
              <table:table-cell office:value-type="string">
                <text:p>09:42:34</text:p>
              </table:table-cell>
              <table:table-cell office:value-type="float" office:value="3117.4">
                <text:p>3117.4</text:p>
              </table:table-cell>
              <table:table-cell office:value-type="float" office:value="3050.8">
                <text:p>3050.8</text:p>
              </table:table-cell>
              <table:table-cell office:value-type="float" office:value="3174.4">
                <text:p>3174.4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09:43:37</text:p>
              </table:table-cell>
              <table:table-cell office:value-type="float" office:value="3363.3">
                <text:p>3363.3</text:p>
              </table:table-cell>
              <table:table-cell office:value-type="float" office:value="3233">
                <text:p>3233</text:p>
              </table:table-cell>
              <table:table-cell office:value-type="float" office:value="3399.4">
                <text:p>3399.4</text:p>
              </table:table-cell>
              <table:table-cell office:value-type="float" office:value="3421.4">
                <text:p>3421.4</text:p>
              </table:table-cell>
            </table:table-row>
            <table:table-row>
              <table:table-cell office:value-type="string">
                <text:p>09:44:39</text:p>
              </table:table-cell>
              <table:table-cell office:value-type="float" office:value="3202.5">
                <text:p>3202.5</text:p>
              </table:table-cell>
              <table:table-cell office:value-type="float" office:value="2912.9">
                <text:p>2912.9</text:p>
              </table:table-cell>
              <table:table-cell office:value-type="float" office:value="3381.7">
                <text:p>3381.7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09:45:42</text:p>
              </table:table-cell>
              <table:table-cell office:value-type="float" office:value="3289.6">
                <text:p>3289.6</text:p>
              </table:table-cell>
              <table:table-cell office:value-type="float" office:value="3035.6">
                <text:p>3035.6</text:p>
              </table:table-cell>
              <table:table-cell office:value-type="float" office:value="3432.6">
                <text:p>3432.6</text:p>
              </table:table-cell>
              <table:table-cell office:value-type="float" office:value="2817.1">
                <text:p>2817.1</text:p>
              </table:table-cell>
            </table:table-row>
            <table:table-row>
              <table:table-cell office:value-type="string">
                <text:p>09:46:45</text:p>
              </table:table-cell>
              <table:table-cell office:value-type="float" office:value="2886.9">
                <text:p>2886.9</text:p>
              </table:table-cell>
              <table:table-cell office:value-type="float" office:value="3041.8">
                <text:p>3041.8</text:p>
              </table:table-cell>
              <table:table-cell office:value-type="float" office:value="2732.6">
                <text:p>2732.6</text:p>
              </table:table-cell>
              <table:table-cell office:value-type="float" office:value="2609.2">
                <text:p>2609.2</text:p>
              </table:table-cell>
            </table:table-row>
            <table:table-row>
              <table:table-cell office:value-type="string">
                <text:p>09:47:48</text:p>
              </table:table-cell>
              <table:table-cell office:value-type="float" office:value="3277.8">
                <text:p>3277.8</text:p>
              </table:table-cell>
              <table:table-cell office:value-type="float" office:value="3824.9">
                <text:p>3824.9</text:p>
              </table:table-cell>
              <table:table-cell office:value-type="float" office:value="3522">
                <text:p>3522</text:p>
              </table:table-cell>
              <table:table-cell office:value-type="float" office:value="3555.4">
                <text:p>3555.4</text:p>
              </table:table-cell>
            </table:table-row>
            <table:table-row>
              <table:table-cell office:value-type="string">
                <text:p>09:48:51</text:p>
              </table:table-cell>
              <table:table-cell office:value-type="float" office:value="4357.9">
                <text:p>4357.9</text:p>
              </table:table-cell>
              <table:table-cell office:value-type="float" office:value="4059.2">
                <text:p>4059.2</text:p>
              </table:table-cell>
              <table:table-cell office:value-type="float" office:value="4351.5">
                <text:p>4351.5</text:p>
              </table:table-cell>
              <table:table-cell office:value-type="float" office:value="4469.1">
                <text:p>4469.1</text:p>
              </table:table-cell>
            </table:table-row>
            <table:table-row>
              <table:table-cell office:value-type="string">
                <text:p>09:49:53</text:p>
              </table:table-cell>
              <table:table-cell office:value-type="float" office:value="3430.8">
                <text:p>3430.8</text:p>
              </table:table-cell>
              <table:table-cell office:value-type="float" office:value="3847.5">
                <text:p>3847.5</text:p>
              </table:table-cell>
              <table:table-cell office:value-type="float" office:value="3487.8">
                <text:p>3487.8</text:p>
              </table:table-cell>
              <table:table-cell office:value-type="float" office:value="3119.3">
                <text:p>3119.3</text:p>
              </table:table-cell>
            </table:table-row>
            <table:table-row>
              <table:table-cell office:value-type="string">
                <text:p>09:50:56</text:p>
              </table:table-cell>
              <table:table-cell office:value-type="float" office:value="3576.3">
                <text:p>3576.3</text:p>
              </table:table-cell>
              <table:table-cell office:value-type="float" office:value="2678.3">
                <text:p>2678.3</text:p>
              </table:table-cell>
              <table:table-cell office:value-type="float" office:value="3232.7">
                <text:p>3232.7</text:p>
              </table:table-cell>
              <table:table-cell office:value-type="float" office:value="2744.4">
                <text:p>2744.4</text:p>
              </table:table-cell>
            </table:table-row>
            <table:table-row>
              <table:table-cell office:value-type="string">
                <text:p>09:51:59</text:p>
              </table:table-cell>
              <table:table-cell office:value-type="float" office:value="2908.8">
                <text:p>2908.8</text:p>
              </table:table-cell>
              <table:table-cell office:value-type="float" office:value="3235.9">
                <text:p>3235.9</text:p>
              </table:table-cell>
              <table:table-cell office:value-type="float" office:value="3247.8">
                <text:p>3247.8</text:p>
              </table:table-cell>
              <table:table-cell office:value-type="float" office:value="3364.1">
                <text:p>3364.1</text:p>
              </table:table-cell>
            </table:table-row>
            <table:table-row>
              <table:table-cell office:value-type="string">
                <text:p>09:53:02</text:p>
              </table:table-cell>
              <table:table-cell office:value-type="float" office:value="3336.1">
                <text:p>3336.1</text:p>
              </table:table-cell>
              <table:table-cell office:value-type="float" office:value="3593.1">
                <text:p>3593.1</text:p>
              </table:table-cell>
              <table:table-cell office:value-type="float" office:value="3797.5">
                <text:p>3797.5</text:p>
              </table:table-cell>
              <table:table-cell office:value-type="float" office:value="3294.1">
                <text:p>3294.1</text:p>
              </table:table-cell>
            </table:table-row>
            <table:table-row>
              <table:table-cell office:value-type="string">
                <text:p>09:54:05</text:p>
              </table:table-cell>
              <table:table-cell office:value-type="float" office:value="2404.7">
                <text:p>2404.7</text:p>
              </table:table-cell>
              <table:table-cell office:value-type="float" office:value="2755.2">
                <text:p>2755.2</text:p>
              </table:table-cell>
              <table:table-cell office:value-type="float" office:value="2586.4">
                <text:p>2586.4</text:p>
              </table:table-cell>
              <table:table-cell office:value-type="float" office:value="2462.4">
                <text:p>2462.4</text:p>
              </table:table-cell>
            </table:table-row>
            <table:table-row>
              <table:table-cell office:value-type="string">
                <text:p>09:55:08</text:p>
              </table:table-cell>
              <table:table-cell office:value-type="float" office:value="3672.4">
                <text:p>3672.4</text:p>
              </table:table-cell>
              <table:table-cell office:value-type="float" office:value="3107">
                <text:p>3107</text:p>
              </table:table-cell>
              <table:table-cell office:value-type="float" office:value="3818.7">
                <text:p>3818.7</text:p>
              </table:table-cell>
              <table:table-cell office:value-type="float" office:value="3121.1">
                <text:p>3121.1</text:p>
              </table:table-cell>
            </table:table-row>
            <table:table-row>
              <table:table-cell office:value-type="string">
                <text:p>09:56:10</text:p>
              </table:table-cell>
              <table:table-cell office:value-type="float" office:value="3489.3">
                <text:p>3489.3</text:p>
              </table:table-cell>
              <table:table-cell office:value-type="float" office:value="3293.2">
                <text:p>3293.2</text:p>
              </table:table-cell>
              <table:table-cell office:value-type="float" office:value="3523.6">
                <text:p>3523.6</text:p>
              </table:table-cell>
              <table:table-cell office:value-type="float" office:value="3150.8">
                <text:p>3150.8</text:p>
              </table:table-cell>
            </table:table-row>
            <table:table-row>
              <table:table-cell office:value-type="string">
                <text:p>09:57:13</text:p>
              </table:table-cell>
              <table:table-cell office:value-type="float" office:value="4557.5">
                <text:p>4557.5</text:p>
              </table:table-cell>
              <table:table-cell office:value-type="float" office:value="4043.9">
                <text:p>4043.9</text:p>
              </table:table-cell>
              <table:table-cell office:value-type="float" office:value="4165.9">
                <text:p>4165.9</text:p>
              </table:table-cell>
              <table:table-cell office:value-type="float" office:value="4398.4">
                <text:p>4398.4</text:p>
              </table:table-cell>
            </table:table-row>
            <table:table-row>
              <table:table-cell office:value-type="string">
                <text:p>09:58:16</text:p>
              </table:table-cell>
              <table:table-cell office:value-type="float" office:value="2980.9">
                <text:p>2980.9</text:p>
              </table:table-cell>
              <table:table-cell office:value-type="float" office:value="3648.9">
                <text:p>3648.9</text:p>
              </table:table-cell>
              <table:table-cell office:value-type="float" office:value="3347.6">
                <text:p>3347.6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09:59:19</text:p>
              </table:table-cell>
              <table:table-cell office:value-type="float" office:value="3477.9">
                <text:p>3477.9</text:p>
              </table:table-cell>
              <table:table-cell office:value-type="float" office:value="3465.1">
                <text:p>3465.1</text:p>
              </table:table-cell>
              <table:table-cell office:value-type="float" office:value="3257.9">
                <text:p>3257.9</text:p>
              </table:table-cell>
              <table:table-cell office:value-type="float" office:value="2968.2">
                <text:p>2968.2</text:p>
              </table:table-cell>
            </table:table-row>
            <table:table-row>
              <table:table-cell office:value-type="string">
                <text:p>10:00:21</text:p>
              </table:table-cell>
              <table:table-cell office:value-type="float" office:value="3600.1">
                <text:p>3600.1</text:p>
              </table:table-cell>
              <table:table-cell office:value-type="float" office:value="3488.3">
                <text:p>3488.3</text:p>
              </table:table-cell>
              <table:table-cell office:value-type="float" office:value="3941.5">
                <text:p>3941.5</text:p>
              </table:table-cell>
              <table:table-cell office:value-type="float" office:value="3827.4">
                <text:p>3827.4</text:p>
              </table:table-cell>
            </table:table-row>
            <table:table-row>
              <table:table-cell office:value-type="string">
                <text:p>10:01:24</text:p>
              </table:table-cell>
              <table:table-cell office:value-type="float" office:value="3043.7">
                <text:p>3043.7</text:p>
              </table:table-cell>
              <table:table-cell office:value-type="float" office:value="2925.3">
                <text:p>2925.3</text:p>
              </table:table-cell>
              <table:table-cell office:value-type="float" office:value="2847.4">
                <text:p>2847.4</text:p>
              </table:table-cell>
              <table:table-cell office:value-type="float" office:value="2723.8">
                <text:p>2723.8</text:p>
              </table:table-cell>
            </table:table-row>
            <table:table-row>
              <table:table-cell office:value-type="string">
                <text:p>10:02:27</text:p>
              </table:table-cell>
              <table:table-cell office:value-type="float" office:value="3206.3">
                <text:p>3206.3</text:p>
              </table:table-cell>
              <table:table-cell office:value-type="float" office:value="2842.7">
                <text:p>2842.7</text:p>
              </table:table-cell>
              <table:table-cell office:value-type="float" office:value="3580.8">
                <text:p>3580.8</text:p>
              </table:table-cell>
              <table:table-cell office:value-type="float" office:value="2964.2">
                <text:p>2964.2</text:p>
              </table:table-cell>
            </table:table-row>
            <table:table-row>
              <table:table-cell office:value-type="string">
                <text:p>10:03:30</text:p>
              </table:table-cell>
              <table:table-cell office:value-type="float" office:value="3123.8">
                <text:p>3123.8</text:p>
              </table:table-cell>
              <table:table-cell office:value-type="float" office:value="2892.9">
                <text:p>2892.9</text:p>
              </table:table-cell>
              <table:table-cell office:value-type="float" office:value="3124.7">
                <text:p>3124.7</text:p>
              </table:table-cell>
              <table:table-cell office:value-type="float" office:value="2621.8">
                <text:p>2621.8</text:p>
              </table:table-cell>
            </table:table-row>
            <table:table-row>
              <table:table-cell office:value-type="string">
                <text:p>10:04:32</text:p>
              </table:table-cell>
              <table:table-cell office:value-type="float" office:value="3483.5">
                <text:p>3483.5</text:p>
              </table:table-cell>
              <table:table-cell office:value-type="float" office:value="3093.6">
                <text:p>3093.6</text:p>
              </table:table-cell>
              <table:table-cell office:value-type="float" office:value="3551.1">
                <text:p>3551.1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10:05:35</text:p>
              </table:table-cell>
              <table:table-cell office:value-type="float" office:value="3586.9">
                <text:p>3586.9</text:p>
              </table:table-cell>
              <table:table-cell office:value-type="float" office:value="3635.5">
                <text:p>3635.5</text:p>
              </table:table-cell>
              <table:table-cell office:value-type="float" office:value="3806.9">
                <text:p>3806.9</text:p>
              </table:table-cell>
              <table:table-cell office:value-type="float" office:value="3582.8">
                <text:p>3582.8</text:p>
              </table:table-cell>
            </table:table-row>
            <table:table-row>
              <table:table-cell office:value-type="string">
                <text:p>10:06:39</text:p>
              </table:table-cell>
              <table:table-cell office:value-type="float" office:value="3281.7">
                <text:p>3281.7</text:p>
              </table:table-cell>
              <table:table-cell office:value-type="float" office:value="3047.2">
                <text:p>3047.2</text:p>
              </table:table-cell>
              <table:table-cell office:value-type="float" office:value="2968.6">
                <text:p>2968.6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10:07:42</text:p>
              </table:table-cell>
              <table:table-cell office:value-type="float" office:value="3519">
                <text:p>3519</text:p>
              </table:table-cell>
              <table:table-cell office:value-type="float" office:value="3458.3">
                <text:p>3458.3</text:p>
              </table:table-cell>
              <table:table-cell office:value-type="float" office:value="3886.4">
                <text:p>3886.4</text:p>
              </table:table-cell>
              <table:table-cell office:value-type="float" office:value="3459.8">
                <text:p>3459.8</text:p>
              </table:table-cell>
            </table:table-row>
            <table:table-row>
              <table:table-cell office:value-type="string">
                <text:p>10:08:45</text:p>
              </table:table-cell>
              <table:table-cell office:value-type="float" office:value="3433.9">
                <text:p>3433.9</text:p>
              </table:table-cell>
              <table:table-cell office:value-type="float" office:value="3153.6">
                <text:p>3153.6</text:p>
              </table:table-cell>
              <table:table-cell office:value-type="float" office:value="3620.4">
                <text:p>3620.4</text:p>
              </table:table-cell>
              <table:table-cell office:value-type="float" office:value="3033.6">
                <text:p>3033.6</text:p>
              </table:table-cell>
            </table:table-row>
            <table:table-row>
              <table:table-cell office:value-type="string">
                <text:p>10:09:48</text:p>
              </table:table-cell>
              <table:table-cell office:value-type="float" office:value="3131.9">
                <text:p>3131.9</text:p>
              </table:table-cell>
              <table:table-cell office:value-type="float" office:value="2927.9">
                <text:p>2927.9</text:p>
              </table:table-cell>
              <table:table-cell office:value-type="float" office:value="3492.1">
                <text:p>3492.1</text:p>
              </table:table-cell>
              <table:table-cell office:value-type="float" office:value="2915.7">
                <text:p>2915.7</text:p>
              </table:table-cell>
            </table:table-row>
            <table:table-row>
              <table:table-cell office:value-type="string">
                <text:p>10:10:51</text:p>
              </table:table-cell>
              <table:table-cell office:value-type="float" office:value="3903.4">
                <text:p>3903.4</text:p>
              </table:table-cell>
              <table:table-cell office:value-type="float" office:value="3595.9">
                <text:p>3595.9</text:p>
              </table:table-cell>
              <table:table-cell office:value-type="float" office:value="3884.2">
                <text:p>3884.2</text:p>
              </table:table-cell>
              <table:table-cell office:value-type="float" office:value="3530.9">
                <text:p>3530.9</text:p>
              </table:table-cell>
            </table:table-row>
            <table:table-row>
              <table:table-cell office:value-type="string">
                <text:p>10:11:54</text:p>
              </table:table-cell>
              <table:table-cell office:value-type="float" office:value="4075.2">
                <text:p>4075.2</text:p>
              </table:table-cell>
              <table:table-cell office:value-type="float" office:value="4467.7">
                <text:p>4467.7</text:p>
              </table:table-cell>
              <table:table-cell office:value-type="float" office:value="4214.4">
                <text:p>4214.4</text:p>
              </table:table-cell>
              <table:table-cell office:value-type="float" office:value="4218.2">
                <text:p>4218.2</text:p>
              </table:table-cell>
            </table:table-row>
            <table:table-row>
              <table:table-cell office:value-type="string">
                <text:p>10:12:56</text:p>
              </table:table-cell>
              <table:table-cell office:value-type="float" office:value="3386.6">
                <text:p>3386.6</text:p>
              </table:table-cell>
              <table:table-cell office:value-type="float" office:value="3119.3">
                <text:p>3119.3</text:p>
              </table:table-cell>
              <table:table-cell office:value-type="float" office:value="3262">
                <text:p>3262</text:p>
              </table:table-cell>
              <table:table-cell office:value-type="float" office:value="2974.3">
                <text:p>2974.3</text:p>
              </table:table-cell>
            </table:table-row>
            <table:table-row>
              <table:table-cell office:value-type="string">
                <text:p>10:13:59</text:p>
              </table:table-cell>
              <table:table-cell office:value-type="float" office:value="3349.5">
                <text:p>3349.5</text:p>
              </table:table-cell>
              <table:table-cell office:value-type="float" office:value="3785.1">
                <text:p>3785.1</text:p>
              </table:table-cell>
              <table:table-cell office:value-type="float" office:value="3919.8">
                <text:p>3919.8</text:p>
              </table:table-cell>
              <table:table-cell office:value-type="float" office:value="3618.8">
                <text:p>3618.8</text:p>
              </table:table-cell>
            </table:table-row>
            <table:table-row>
              <table:table-cell office:value-type="string">
                <text:p>10:15:02</text:p>
              </table:table-cell>
              <table:table-cell office:value-type="float" office:value="2939.4">
                <text:p>2939.4</text:p>
              </table:table-cell>
              <table:table-cell office:value-type="float" office:value="3062.7">
                <text:p>3062.7</text:p>
              </table:table-cell>
              <table:table-cell office:value-type="float" office:value="3344.3">
                <text:p>3344.3</text:p>
              </table:table-cell>
              <table:table-cell office:value-type="float" office:value="2904.7">
                <text:p>2904.7</text:p>
              </table:table-cell>
            </table:table-row>
            <table:table-row>
              <table:table-cell office:value-type="string">
                <text:p>10:16:05</text:p>
              </table:table-cell>
              <table:table-cell office:value-type="float" office:value="3418.1">
                <text:p>3418.1</text:p>
              </table:table-cell>
              <table:table-cell office:value-type="float" office:value="3282.5">
                <text:p>3282.5</text:p>
              </table:table-cell>
              <table:table-cell office:value-type="float" office:value="3808.4">
                <text:p>3808.4</text:p>
              </table:table-cell>
              <table:table-cell office:value-type="float" office:value="3418.7">
                <text:p>3418.7</text:p>
              </table:table-cell>
            </table:table-row>
            <table:table-row>
              <table:table-cell office:value-type="string">
                <text:p>10:17:07</text:p>
              </table:table-cell>
              <table:table-cell office:value-type="float" office:value="3150.3">
                <text:p>3150.3</text:p>
              </table:table-cell>
              <table:table-cell office:value-type="float" office:value="2728.4">
                <text:p>2728.4</text:p>
              </table:table-cell>
              <table:table-cell office:value-type="float" office:value="3036.8">
                <text:p>3036.8</text:p>
              </table:table-cell>
              <table:table-cell office:value-type="float" office:value="2929.6">
                <text:p>2929.6</text:p>
              </table:table-cell>
            </table:table-row>
            <table:table-row>
              <table:table-cell office:value-type="string">
                <text:p>10:18:10</text:p>
              </table:table-cell>
              <table:table-cell office:value-type="float" office:value="3592.3">
                <text:p>3592.3</text:p>
              </table:table-cell>
              <table:table-cell office:value-type="float" office:value="3262.9">
                <text:p>3262.9</text:p>
              </table:table-cell>
              <table:table-cell office:value-type="float" office:value="3678.6">
                <text:p>3678.6</text:p>
              </table:table-cell>
              <table:table-cell office:value-type="float" office:value="3448.1">
                <text:p>3448.1</text:p>
              </table:table-cell>
            </table:table-row>
            <table:table-row>
              <table:table-cell office:value-type="string">
                <text:p>10:19:13</text:p>
              </table:table-cell>
              <table:table-cell office:value-type="float" office:value="2919">
                <text:p>2919</text:p>
              </table:table-cell>
              <table:table-cell office:value-type="float" office:value="2729.5">
                <text:p>2729.5</text:p>
              </table:table-cell>
              <table:table-cell office:value-type="float" office:value="3093.4">
                <text:p>3093.4</text:p>
              </table:table-cell>
              <table:table-cell office:value-type="float" office:value="2701.9">
                <text:p>2701.9</text:p>
              </table:table-cell>
            </table:table-row>
            <table:table-row>
              <table:table-cell office:value-type="string">
                <text:p>10:20:16</text:p>
              </table:table-cell>
              <table:table-cell office:value-type="float" office:value="3658.3">
                <text:p>3658.3</text:p>
              </table:table-cell>
              <table:table-cell office:value-type="float" office:value="3451">
                <text:p>3451</text:p>
              </table:table-cell>
              <table:table-cell office:value-type="float" office:value="3675.2">
                <text:p>3675.2</text:p>
              </table:table-cell>
              <table:table-cell office:value-type="float" office:value="3188.5">
                <text:p>3188.5</text:p>
              </table:table-cell>
            </table:table-row>
            <table:table-row>
              <table:table-cell office:value-type="string">
                <text:p>10:21:19</text:p>
              </table:table-cell>
              <table:table-cell office:value-type="float" office:value="3571.1">
                <text:p>3571.1</text:p>
              </table:table-cell>
              <table:table-cell office:value-type="float" office:value="3963.6">
                <text:p>3963.6</text:p>
              </table:table-cell>
              <table:table-cell office:value-type="float" office:value="4519.7">
                <text:p>4519.7</text:p>
              </table:table-cell>
              <table:table-cell office:value-type="float" office:value="3629.9">
                <text:p>3629.9</text:p>
              </table:table-cell>
            </table:table-row>
            <table:table-row>
              <table:table-cell office:value-type="string">
                <text:p>10:22:22</text:p>
              </table:table-cell>
              <table:table-cell office:value-type="float" office:value="3283.1">
                <text:p>3283.1</text:p>
              </table:table-cell>
              <table:table-cell office:value-type="float" office:value="3422.3">
                <text:p>3422.3</text:p>
              </table:table-cell>
              <table:table-cell office:value-type="float" office:value="3954.9">
                <text:p>3954.9</text:p>
              </table:table-cell>
              <table:table-cell office:value-type="float" office:value="3324.6">
                <text:p>3324.6</text:p>
              </table:table-cell>
            </table:table-row>
            <table:table-row>
              <table:table-cell office:value-type="string">
                <text:p>10:23:25</text:p>
              </table:table-cell>
              <table:table-cell office:value-type="float" office:value="4671.4">
                <text:p>4671.4</text:p>
              </table:table-cell>
              <table:table-cell office:value-type="float" office:value="4316.9">
                <text:p>4316.9</text:p>
              </table:table-cell>
              <table:table-cell office:value-type="float" office:value="4594.4">
                <text:p>4594.4</text:p>
              </table:table-cell>
              <table:table-cell office:value-type="float" office:value="4682.7">
                <text:p>4682.7</text:p>
              </table:table-cell>
            </table:table-row>
            <table:table-row>
              <table:table-cell office:value-type="string">
                <text:p>10:24:28</text:p>
              </table:table-cell>
              <table:table-cell office:value-type="float" office:value="3238.7">
                <text:p>3238.7</text:p>
              </table:table-cell>
              <table:table-cell office:value-type="float" office:value="2937">
                <text:p>2937</text:p>
              </table:table-cell>
              <table:table-cell office:value-type="float" office:value="3404.5">
                <text:p>3404.5</text:p>
              </table:table-cell>
              <table:table-cell office:value-type="float" office:value="2763.2">
                <text:p>2763.2</text:p>
              </table:table-cell>
            </table:table-row>
            <table:table-row>
              <table:table-cell office:value-type="string">
                <text:p>10:25:31</text:p>
              </table:table-cell>
              <table:table-cell office:value-type="float" office:value="4482.8">
                <text:p>4482.8</text:p>
              </table:table-cell>
              <table:table-cell office:value-type="float" office:value="4622.1">
                <text:p>4622.1</text:p>
              </table:table-cell>
              <table:table-cell office:value-type="float" office:value="5697.7">
                <text:p>5697.7</text:p>
              </table:table-cell>
              <table:table-cell office:value-type="float" office:value="4890.5">
                <text:p>4890.5</text:p>
              </table:table-cell>
            </table:table-row>
            <table:table-row>
              <table:table-cell office:value-type="string">
                <text:p>10:26:33</text:p>
              </table:table-cell>
              <table:table-cell office:value-type="float" office:value="3253.9">
                <text:p>3253.9</text:p>
              </table:table-cell>
              <table:table-cell office:value-type="float" office:value="3029.6">
                <text:p>3029.6</text:p>
              </table:table-cell>
              <table:table-cell office:value-type="float" office:value="3296.2">
                <text:p>3296.2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10:27:36</text:p>
              </table:table-cell>
              <table:table-cell office:value-type="float" office:value="2985.7">
                <text:p>2985.7</text:p>
              </table:table-cell>
              <table:table-cell office:value-type="float" office:value="3069.1">
                <text:p>3069.1</text:p>
              </table:table-cell>
              <table:table-cell office:value-type="float" office:value="2918.3">
                <text:p>2918.3</text:p>
              </table:table-cell>
              <table:table-cell office:value-type="float" office:value="2830.3">
                <text:p>2830.3</text:p>
              </table:table-cell>
            </table:table-row>
            <table:table-row>
              <table:table-cell office:value-type="string">
                <text:p>10:28:39</text:p>
              </table:table-cell>
              <table:table-cell office:value-type="float" office:value="3616.1">
                <text:p>3616.1</text:p>
              </table:table-cell>
              <table:table-cell office:value-type="float" office:value="3572.7">
                <text:p>3572.7</text:p>
              </table:table-cell>
              <table:table-cell office:value-type="float" office:value="3832.8">
                <text:p>3832.8</text:p>
              </table:table-cell>
              <table:table-cell office:value-type="float" office:value="3549.6">
                <text:p>3549.6</text:p>
              </table:table-cell>
            </table:table-row>
            <table:table-row>
              <table:table-cell office:value-type="string">
                <text:p>10:29:42</text:p>
              </table:table-cell>
              <table:table-cell office:value-type="float" office:value="3157.6">
                <text:p>3157.6</text:p>
              </table:table-cell>
              <table:table-cell office:value-type="float" office:value="3017.3">
                <text:p>3017.3</text:p>
              </table:table-cell>
              <table:table-cell office:value-type="float" office:value="3976.6">
                <text:p>3976.6</text:p>
              </table:table-cell>
              <table:table-cell office:value-type="float" office:value="2948.5">
                <text:p>2948.5</text:p>
              </table:table-cell>
            </table:table-row>
            <table:table-row>
              <table:table-cell office:value-type="string">
                <text:p>10:30:44</text:p>
              </table:table-cell>
              <table:table-cell office:value-type="float" office:value="4662.6">
                <text:p>4662.6</text:p>
              </table:table-cell>
              <table:table-cell office:value-type="float" office:value="3876.8">
                <text:p>3876.8</text:p>
              </table:table-cell>
              <table:table-cell office:value-type="float" office:value="3506.8">
                <text:p>3506.8</text:p>
              </table:table-cell>
              <table:table-cell office:value-type="float" office:value="3688.3">
                <text:p>3688.3</text:p>
              </table:table-cell>
            </table:table-row>
            <table:table-row>
              <table:table-cell office:value-type="string">
                <text:p>10:31:47</text:p>
              </table:table-cell>
              <table:table-cell office:value-type="float" office:value="3526.5">
                <text:p>3526.5</text:p>
              </table:table-cell>
              <table:table-cell office:value-type="float" office:value="3073.5">
                <text:p>3073.5</text:p>
              </table:table-cell>
              <table:table-cell office:value-type="float" office:value="3851">
                <text:p>3851</text:p>
              </table:table-cell>
              <table:table-cell office:value-type="float" office:value="3125.5">
                <text:p>3125.5</text:p>
              </table:table-cell>
            </table:table-row>
            <table:table-row>
              <table:table-cell office:value-type="string">
                <text:p>10:32:50</text:p>
              </table:table-cell>
              <table:table-cell office:value-type="float" office:value="3159.4">
                <text:p>3159.4</text:p>
              </table:table-cell>
              <table:table-cell office:value-type="float" office:value="3083.7">
                <text:p>3083.7</text:p>
              </table:table-cell>
              <table:table-cell office:value-type="float" office:value="2811.3">
                <text:p>2811.3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10:33:53</text:p>
              </table:table-cell>
              <table:table-cell office:value-type="float" office:value="2696.9">
                <text:p>2696.9</text:p>
              </table:table-cell>
              <table:table-cell office:value-type="float" office:value="2639.2">
                <text:p>2639.2</text:p>
              </table:table-cell>
              <table:table-cell office:value-type="float" office:value="2891">
                <text:p>2891</text:p>
              </table:table-cell>
              <table:table-cell office:value-type="float" office:value="2680.4">
                <text:p>2680.4</text:p>
              </table:table-cell>
            </table:table-row>
            <table:table-row>
              <table:table-cell office:value-type="string">
                <text:p>10:34:55</text:p>
              </table:table-cell>
              <table:table-cell office:value-type="float" office:value="4979.9">
                <text:p>4979.9</text:p>
              </table:table-cell>
              <table:table-cell office:value-type="float" office:value="5285.6">
                <text:p>5285.6</text:p>
              </table:table-cell>
              <table:table-cell office:value-type="float" office:value="5649.6">
                <text:p>5649.6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10:35:58</text:p>
              </table:table-cell>
              <table:table-cell office:value-type="float" office:value="3302.1">
                <text:p>3302.1</text:p>
              </table:table-cell>
              <table:table-cell office:value-type="float" office:value="2996.4">
                <text:p>2996.4</text:p>
              </table:table-cell>
              <table:table-cell office:value-type="float" office:value="3171.2">
                <text:p>3171.2</text:p>
              </table:table-cell>
              <table:table-cell office:value-type="float" office:value="3062.5">
                <text:p>3062.5</text:p>
              </table:table-cell>
            </table:table-row>
            <table:table-row>
              <table:table-cell office:value-type="string">
                <text:p>10:37:01</text:p>
              </table:table-cell>
              <table:table-cell office:value-type="float" office:value="2916.9">
                <text:p>2916.9</text:p>
              </table:table-cell>
              <table:table-cell office:value-type="float" office:value="2942.9">
                <text:p>2942.9</text:p>
              </table:table-cell>
              <table:table-cell office:value-type="float" office:value="3081.5">
                <text:p>3081.5</text:p>
              </table:table-cell>
              <table:table-cell office:value-type="float" office:value="2731.5">
                <text:p>2731.5</text:p>
              </table:table-cell>
            </table:table-row>
            <table:table-row>
              <table:table-cell office:value-type="string">
                <text:p>10:38:04</text:p>
              </table:table-cell>
              <table:table-cell office:value-type="float" office:value="3726.5">
                <text:p>3726.5</text:p>
              </table:table-cell>
              <table:table-cell office:value-type="float" office:value="4009.2">
                <text:p>4009.2</text:p>
              </table:table-cell>
              <table:table-cell office:value-type="float" office:value="3933.6">
                <text:p>3933.6</text:p>
              </table:table-cell>
              <table:table-cell office:value-type="float" office:value="4198.7">
                <text:p>4198.7</text:p>
              </table:table-cell>
            </table:table-row>
            <table:table-row>
              <table:table-cell office:value-type="string">
                <text:p>10:39:07</text:p>
              </table:table-cell>
              <table:table-cell office:value-type="float" office:value="3288.7">
                <text:p>3288.7</text:p>
              </table:table-cell>
              <table:table-cell office:value-type="float" office:value="2913.4">
                <text:p>2913.4</text:p>
              </table:table-cell>
              <table:table-cell office:value-type="float" office:value="3082.2">
                <text:p>3082.2</text:p>
              </table:table-cell>
              <table:table-cell office:value-type="float" office:value="2837.9">
                <text:p>2837.9</text:p>
              </table:table-cell>
            </table:table-row>
            <table:table-row>
              <table:table-cell office:value-type="string">
                <text:p>10:40:10</text:p>
              </table:table-cell>
              <table:table-cell office:value-type="float" office:value="3100.1">
                <text:p>3100.1</text:p>
              </table:table-cell>
              <table:table-cell office:value-type="float" office:value="3411.7">
                <text:p>3411.7</text:p>
              </table:table-cell>
              <table:table-cell office:value-type="float" office:value="3700.1">
                <text:p>3700.1</text:p>
              </table:table-cell>
              <table:table-cell office:value-type="float" office:value="3391.7">
                <text:p>3391.7</text:p>
              </table:table-cell>
            </table:table-row>
            <table:table-row>
              <table:table-cell office:value-type="string">
                <text:p>10:41:12</text:p>
              </table:table-cell>
              <table:table-cell office:value-type="float" office:value="2806.1">
                <text:p>2806.1</text:p>
              </table:table-cell>
              <table:table-cell office:value-type="float" office:value="2680.7">
                <text:p>2680.7</text:p>
              </table:table-cell>
              <table:table-cell office:value-type="float" office:value="2745.1">
                <text:p>2745.1</text:p>
              </table:table-cell>
              <table:table-cell office:value-type="float" office:value="2608.8">
                <text:p>2608.8</text:p>
              </table:table-cell>
            </table:table-row>
            <table:table-row>
              <table:table-cell office:value-type="string">
                <text:p>10:42:15</text:p>
              </table:table-cell>
              <table:table-cell office:value-type="float" office:value="2957.6">
                <text:p>2957.6</text:p>
              </table:table-cell>
              <table:table-cell office:value-type="float" office:value="3325.6">
                <text:p>3325.6</text:p>
              </table:table-cell>
              <table:table-cell office:value-type="float" office:value="3127.6">
                <text:p>3127.6</text:p>
              </table:table-cell>
              <table:table-cell office:value-type="float" office:value="2704.9">
                <text:p>2704.9</text:p>
              </table:table-cell>
            </table:table-row>
            <table:table-row>
              <table:table-cell office:value-type="string">
                <text:p>10:43:18</text:p>
              </table:table-cell>
              <table:table-cell office:value-type="float" office:value="3542.6">
                <text:p>3542.6</text:p>
              </table:table-cell>
              <table:table-cell office:value-type="float" office:value="3272.4">
                <text:p>3272.4</text:p>
              </table:table-cell>
              <table:table-cell office:value-type="float" office:value="3867.7">
                <text:p>3867.7</text:p>
              </table:table-cell>
              <table:table-cell office:value-type="float" office:value="3180.1">
                <text:p>3180.1</text:p>
              </table:table-cell>
            </table:table-row>
            <table:table-row>
              <table:table-cell office:value-type="string">
                <text:p>10:44:21</text:p>
              </table:table-cell>
              <table:table-cell office:value-type="float" office:value="2878">
                <text:p>2878</text:p>
              </table:table-cell>
              <table:table-cell office:value-type="float" office:value="2720.7">
                <text:p>2720.7</text:p>
              </table:table-cell>
              <table:table-cell office:value-type="float" office:value="3167.3">
                <text:p>3167.3</text:p>
              </table:table-cell>
              <table:table-cell office:value-type="float" office:value="2536.8">
                <text:p>2536.8</text:p>
              </table:table-cell>
            </table:table-row>
            <table:table-row>
              <table:table-cell office:value-type="string">
                <text:p>10:45:23</text:p>
              </table:table-cell>
              <table:table-cell office:value-type="float" office:value="4073.3">
                <text:p>4073.3</text:p>
              </table:table-cell>
              <table:table-cell office:value-type="float" office:value="3170.5">
                <text:p>3170.5</text:p>
              </table:table-cell>
              <table:table-cell office:value-type="float" office:value="3695.1">
                <text:p>3695.1</text:p>
              </table:table-cell>
              <table:table-cell office:value-type="float" office:value="3292.9">
                <text:p>3292.9</text:p>
              </table:table-cell>
            </table:table-row>
            <table:table-row>
              <table:table-cell office:value-type="string">
                <text:p>10:46:26</text:p>
              </table:table-cell>
              <table:table-cell office:value-type="float" office:value="4448.2">
                <text:p>4448.2</text:p>
              </table:table-cell>
              <table:table-cell office:value-type="float" office:value="3746">
                <text:p>3746</text:p>
              </table:table-cell>
              <table:table-cell office:value-type="float" office:value="4735.8">
                <text:p>4735.8</text:p>
              </table:table-cell>
              <table:table-cell office:value-type="float" office:value="4160.5">
                <text:p>4160.5</text:p>
              </table:table-cell>
            </table:table-row>
            <table:table-row>
              <table:table-cell office:value-type="string">
                <text:p>10:47:29</text:p>
              </table:table-cell>
              <table:table-cell office:value-type="float" office:value="3065.7">
                <text:p>3065.7</text:p>
              </table:table-cell>
              <table:table-cell office:value-type="float" office:value="3465.1">
                <text:p>3465.1</text:p>
              </table:table-cell>
              <table:table-cell office:value-type="float" office:value="3227.1">
                <text:p>3227.1</text:p>
              </table:table-cell>
              <table:table-cell office:value-type="float" office:value="3106.7">
                <text:p>3106.7</text:p>
              </table:table-cell>
            </table:table-row>
            <table:table-row>
              <table:table-cell office:value-type="string">
                <text:p>10:48:32</text:p>
              </table:table-cell>
              <table:table-cell office:value-type="float" office:value="3503.2">
                <text:p>3503.2</text:p>
              </table:table-cell>
              <table:table-cell office:value-type="float" office:value="3010.5">
                <text:p>3010.5</text:p>
              </table:table-cell>
              <table:table-cell office:value-type="float" office:value="3427.5">
                <text:p>3427.5</text:p>
              </table:table-cell>
              <table:table-cell office:value-type="float" office:value="2695.8">
                <text:p>2695.8</text:p>
              </table:table-cell>
            </table:table-row>
            <table:table-row>
              <table:table-cell office:value-type="string">
                <text:p>10:49:34</text:p>
              </table:table-cell>
              <table:table-cell office:value-type="float" office:value="3473.1">
                <text:p>3473.1</text:p>
              </table:table-cell>
              <table:table-cell office:value-type="float" office:value="2941.9">
                <text:p>2941.9</text:p>
              </table:table-cell>
              <table:table-cell office:value-type="float" office:value="3440.2">
                <text:p>3440.2</text:p>
              </table:table-cell>
              <table:table-cell office:value-type="float" office:value="3107.2">
                <text:p>3107.2</text:p>
              </table:table-cell>
            </table:table-row>
            <table:table-row>
              <table:table-cell office:value-type="string">
                <text:p>10:50:37</text:p>
              </table:table-cell>
              <table:table-cell office:value-type="float" office:value="2725">
                <text:p>2725</text:p>
              </table:table-cell>
              <table:table-cell office:value-type="float" office:value="2723.2">
                <text:p>2723.2</text:p>
              </table:table-cell>
              <table:table-cell office:value-type="float" office:value="3244.1">
                <text:p>3244.1</text:p>
              </table:table-cell>
              <table:table-cell office:value-type="float" office:value="2849.9">
                <text:p>2849.9</text:p>
              </table:table-cell>
            </table:table-row>
            <table:table-row>
              <table:table-cell office:value-type="string">
                <text:p>10:51:41</text:p>
              </table:table-cell>
              <table:table-cell office:value-type="float" office:value="3029.6">
                <text:p>3029.6</text:p>
              </table:table-cell>
              <table:table-cell office:value-type="float" office:value="2663.8">
                <text:p>2663.8</text:p>
              </table:table-cell>
              <table:table-cell office:value-type="float" office:value="3133.4">
                <text:p>3133.4</text:p>
              </table:table-cell>
              <table:table-cell office:value-type="float" office:value="2687.9">
                <text:p>2687.9</text:p>
              </table:table-cell>
            </table:table-row>
            <table:table-row>
              <table:table-cell office:value-type="string">
                <text:p>10:52:44</text:p>
              </table:table-cell>
              <table:table-cell office:value-type="float" office:value="2741.3">
                <text:p>2741.3</text:p>
              </table:table-cell>
              <table:table-cell office:value-type="float" office:value="2942.2">
                <text:p>2942.2</text:p>
              </table:table-cell>
              <table:table-cell office:value-type="float" office:value="3030.1">
                <text:p>3030.1</text:p>
              </table:table-cell>
              <table:table-cell office:value-type="float" office:value="2756.2">
                <text:p>2756.2</text:p>
              </table:table-cell>
            </table:table-row>
            <table:table-row>
              <table:table-cell office:value-type="string">
                <text:p>10:53:46</text:p>
              </table:table-cell>
              <table:table-cell office:value-type="float" office:value="3654.8">
                <text:p>3654.8</text:p>
              </table:table-cell>
              <table:table-cell office:value-type="float" office:value="3250.3">
                <text:p>3250.3</text:p>
              </table:table-cell>
              <table:table-cell office:value-type="float" office:value="3485.5">
                <text:p>3485.5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10:54:49</text:p>
              </table:table-cell>
              <table:table-cell office:value-type="float" office:value="2858">
                <text:p>2858</text:p>
              </table:table-cell>
              <table:table-cell office:value-type="float" office:value="2432.4">
                <text:p>2432.4</text:p>
              </table:table-cell>
              <table:table-cell office:value-type="float" office:value="2766.9">
                <text:p>2766.9</text:p>
              </table:table-cell>
              <table:table-cell office:value-type="float" office:value="2294.6">
                <text:p>2294.6</text:p>
              </table:table-cell>
            </table:table-row>
            <table:table-row>
              <table:table-cell office:value-type="string">
                <text:p>10:55:52</text:p>
              </table:table-cell>
              <table:table-cell office:value-type="float" office:value="3488.6">
                <text:p>3488.6</text:p>
              </table:table-cell>
              <table:table-cell office:value-type="float" office:value="3722.7">
                <text:p>3722.7</text:p>
              </table:table-cell>
              <table:table-cell office:value-type="float" office:value="4040.8">
                <text:p>4040.8</text:p>
              </table:table-cell>
              <table:table-cell office:value-type="float" office:value="3473.2">
                <text:p>3473.2</text:p>
              </table:table-cell>
            </table:table-row>
            <table:table-row>
              <table:table-cell office:value-type="string">
                <text:p>10:56:55</text:p>
              </table:table-cell>
              <table:table-cell office:value-type="float" office:value="3336.5">
                <text:p>3336.5</text:p>
              </table:table-cell>
              <table:table-cell office:value-type="float" office:value="3179.2">
                <text:p>3179.2</text:p>
              </table:table-cell>
              <table:table-cell office:value-type="float" office:value="3382.9">
                <text:p>3382.9</text:p>
              </table:table-cell>
              <table:table-cell office:value-type="float" office:value="3016.1">
                <text:p>3016.1</text:p>
              </table:table-cell>
            </table:table-row>
            <table:table-row>
              <table:table-cell office:value-type="string">
                <text:p>10:57:58</text:p>
              </table:table-cell>
              <table:table-cell office:value-type="float" office:value="3018.9">
                <text:p>3018.9</text:p>
              </table:table-cell>
              <table:table-cell office:value-type="float" office:value="2911.3">
                <text:p>2911.3</text:p>
              </table:table-cell>
              <table:table-cell office:value-type="float" office:value="2831.6">
                <text:p>2831.6</text:p>
              </table:table-cell>
              <table:table-cell office:value-type="float" office:value="2750.8">
                <text:p>2750.8</text:p>
              </table:table-cell>
            </table:table-row>
            <table:table-row>
              <table:table-cell office:value-type="string">
                <text:p>10:59:00</text:p>
              </table:table-cell>
              <table:table-cell office:value-type="float" office:value="3379.1">
                <text:p>3379.1</text:p>
              </table:table-cell>
              <table:table-cell office:value-type="float" office:value="3610.8">
                <text:p>3610.8</text:p>
              </table:table-cell>
              <table:table-cell office:value-type="float" office:value="3145.7">
                <text:p>3145.7</text:p>
              </table:table-cell>
              <table:table-cell office:value-type="float" office:value="3055.7">
                <text:p>3055.7</text:p>
              </table:table-cell>
            </table:table-row>
            <table:table-row>
              <table:table-cell office:value-type="string">
                <text:p>11:00:03</text:p>
              </table:table-cell>
              <table:table-cell office:value-type="float" office:value="3288.7">
                <text:p>3288.7</text:p>
              </table:table-cell>
              <table:table-cell office:value-type="float" office:value="3193.3">
                <text:p>3193.3</text:p>
              </table:table-cell>
              <table:table-cell office:value-type="float" office:value="3431.9">
                <text:p>3431.9</text:p>
              </table:table-cell>
              <table:table-cell office:value-type="float" office:value="3053.9">
                <text:p>3053.9</text:p>
              </table:table-cell>
            </table:table-row>
            <table:table-row>
              <table:table-cell office:value-type="string">
                <text:p>11:01:06</text:p>
              </table:table-cell>
              <table:table-cell office:value-type="float" office:value="3746.4">
                <text:p>3746.4</text:p>
              </table:table-cell>
              <table:table-cell office:value-type="float" office:value="3809.1">
                <text:p>3809.1</text:p>
              </table:table-cell>
              <table:table-cell office:value-type="float" office:value="4174.6">
                <text:p>4174.6</text:p>
              </table:table-cell>
              <table:table-cell office:value-type="float" office:value="3291.7">
                <text:p>3291.7</text:p>
              </table:table-cell>
            </table:table-row>
            <table:table-row>
              <table:table-cell office:value-type="string">
                <text:p>11:02:09</text:p>
              </table:table-cell>
              <table:table-cell office:value-type="float" office:value="3198.3">
                <text:p>3198.3</text:p>
              </table:table-cell>
              <table:table-cell office:value-type="float" office:value="3173.9">
                <text:p>3173.9</text:p>
              </table:table-cell>
              <table:table-cell office:value-type="float" office:value="3430.2">
                <text:p>3430.2</text:p>
              </table:table-cell>
              <table:table-cell office:value-type="float" office:value="2842.4">
                <text:p>2842.4</text:p>
              </table:table-cell>
            </table:table-row>
            <table:table-row>
              <table:table-cell office:value-type="string">
                <text:p>11:03:11</text:p>
              </table:table-cell>
              <table:table-cell office:value-type="float" office:value="4637.5">
                <text:p>4637.5</text:p>
              </table:table-cell>
              <table:table-cell office:value-type="float" office:value="4523.6">
                <text:p>4523.6</text:p>
              </table:table-cell>
              <table:table-cell office:value-type="float" office:value="4683.5">
                <text:p>4683.5</text:p>
              </table:table-cell>
              <table:table-cell office:value-type="float" office:value="4539.3">
                <text:p>4539.3</text:p>
              </table:table-cell>
            </table:table-row>
            <table:table-row>
              <table:table-cell office:value-type="string">
                <text:p>11:04:14</text:p>
              </table:table-cell>
              <table:table-cell office:value-type="float" office:value="3578.3">
                <text:p>3578.3</text:p>
              </table:table-cell>
              <table:table-cell office:value-type="float" office:value="3740.8">
                <text:p>3740.8</text:p>
              </table:table-cell>
              <table:table-cell office:value-type="float" office:value="3620.9">
                <text:p>3620.9</text:p>
              </table:table-cell>
              <table:table-cell office:value-type="float" office:value="3164.1">
                <text:p>3164.1</text:p>
              </table:table-cell>
            </table:table-row>
            <table:table-row>
              <table:table-cell office:value-type="string">
                <text:p>11:05:17</text:p>
              </table:table-cell>
              <table:table-cell office:value-type="float" office:value="3111.5">
                <text:p>3111.5</text:p>
              </table:table-cell>
              <table:table-cell office:value-type="float" office:value="3119.5">
                <text:p>3119.5</text:p>
              </table:table-cell>
              <table:table-cell office:value-type="float" office:value="3326.3">
                <text:p>3326.3</text:p>
              </table:table-cell>
              <table:table-cell office:value-type="float" office:value="2962.3">
                <text:p>2962.3</text:p>
              </table:table-cell>
            </table:table-row>
            <table:table-row>
              <table:table-cell office:value-type="string">
                <text:p>11:06:21</text:p>
              </table:table-cell>
              <table:table-cell office:value-type="float" office:value="3625">
                <text:p>3625</text:p>
              </table:table-cell>
              <table:table-cell office:value-type="float" office:value="3359.4">
                <text:p>3359.4</text:p>
              </table:table-cell>
              <table:table-cell office:value-type="float" office:value="4240.2">
                <text:p>4240.2</text:p>
              </table:table-cell>
              <table:table-cell office:value-type="float" office:value="3440.1">
                <text:p>3440.1</text:p>
              </table:table-cell>
            </table:table-row>
            <table:table-row>
              <table:table-cell office:value-type="string">
                <text:p>11:07:25</text:p>
              </table:table-cell>
              <table:table-cell office:value-type="float" office:value="4158.6">
                <text:p>4158.6</text:p>
              </table:table-cell>
              <table:table-cell office:value-type="float" office:value="3970.5">
                <text:p>3970.5</text:p>
              </table:table-cell>
              <table:table-cell office:value-type="float" office:value="4360.1">
                <text:p>4360.1</text:p>
              </table:table-cell>
              <table:table-cell office:value-type="float" office:value="4382.2">
                <text:p>4382.2</text:p>
              </table:table-cell>
            </table:table-row>
            <table:table-row>
              <table:table-cell office:value-type="string">
                <text:p>11:08:28</text:p>
              </table:table-cell>
              <table:table-cell office:value-type="float" office:value="2773.7">
                <text:p>2773.7</text:p>
              </table:table-cell>
              <table:table-cell office:value-type="float" office:value="2737">
                <text:p>2737</text:p>
              </table:table-cell>
              <table:table-cell office:value-type="float" office:value="3465.4">
                <text:p>3465.4</text:p>
              </table:table-cell>
              <table:table-cell office:value-type="float" office:value="3147.9">
                <text:p>3147.9</text:p>
              </table:table-cell>
            </table:table-row>
            <table:table-row>
              <table:table-cell office:value-type="string">
                <text:p>11:09:31</text:p>
              </table:table-cell>
              <table:table-cell office:value-type="float" office:value="3582.2">
                <text:p>3582.2</text:p>
              </table:table-cell>
              <table:table-cell office:value-type="float" office:value="3616.6">
                <text:p>3616.6</text:p>
              </table:table-cell>
              <table:table-cell office:value-type="float" office:value="3189.6">
                <text:p>3189.6</text:p>
              </table:table-cell>
              <table:table-cell office:value-type="float" office:value="3344.4">
                <text:p>3344.4</text:p>
              </table:table-cell>
            </table:table-row>
            <table:table-row>
              <table:table-cell office:value-type="string">
                <text:p>11:10:34</text:p>
              </table:table-cell>
              <table:table-cell office:value-type="float" office:value="3930.7">
                <text:p>3930.7</text:p>
              </table:table-cell>
              <table:table-cell office:value-type="float" office:value="3914.8">
                <text:p>3914.8</text:p>
              </table:table-cell>
              <table:table-cell office:value-type="float" office:value="4856">
                <text:p>4856</text:p>
              </table:table-cell>
              <table:table-cell office:value-type="float" office:value="4192.7">
                <text:p>4192.7</text:p>
              </table:table-cell>
            </table:table-row>
            <table:table-row>
              <table:table-cell office:value-type="string">
                <text:p>11:11:37</text:p>
              </table:table-cell>
              <table:table-cell office:value-type="float" office:value="3308">
                <text:p>3308</text:p>
              </table:table-cell>
              <table:table-cell office:value-type="float" office:value="4305.5">
                <text:p>4305.5</text:p>
              </table:table-cell>
              <table:table-cell office:value-type="float" office:value="3621.8">
                <text:p>3621.8</text:p>
              </table:table-cell>
              <table:table-cell office:value-type="float" office:value="3334.6">
                <text:p>3334.6</text:p>
              </table:table-cell>
            </table:table-row>
            <table:table-row>
              <table:table-cell office:value-type="string">
                <text:p>11:12:40</text:p>
              </table:table-cell>
              <table:table-cell office:value-type="float" office:value="3035.6">
                <text:p>3035.6</text:p>
              </table:table-cell>
              <table:table-cell office:value-type="float" office:value="2946.6">
                <text:p>2946.6</text:p>
              </table:table-cell>
              <table:table-cell office:value-type="float" office:value="3021.6">
                <text:p>3021.6</text:p>
              </table:table-cell>
              <table:table-cell office:value-type="float" office:value="2764.6">
                <text:p>2764.6</text:p>
              </table:table-cell>
            </table:table-row>
            <table:table-row>
              <table:table-cell office:value-type="string">
                <text:p>11:13:42</text:p>
              </table:table-cell>
              <table:table-cell office:value-type="float" office:value="3317.2">
                <text:p>3317.2</text:p>
              </table:table-cell>
              <table:table-cell office:value-type="float" office:value="3978.4">
                <text:p>3978.4</text:p>
              </table:table-cell>
              <table:table-cell office:value-type="float" office:value="3744.5">
                <text:p>3744.5</text:p>
              </table:table-cell>
              <table:table-cell office:value-type="float" office:value="3491.1">
                <text:p>3491.1</text:p>
              </table:table-cell>
            </table:table-row>
            <table:table-row>
              <table:table-cell office:value-type="string">
                <text:p>11:14:45</text:p>
              </table:table-cell>
              <table:table-cell office:value-type="float" office:value="2810.1">
                <text:p>2810.1</text:p>
              </table:table-cell>
              <table:table-cell office:value-type="float" office:value="3032.9">
                <text:p>3032.9</text:p>
              </table:table-cell>
              <table:table-cell office:value-type="float" office:value="3144.8">
                <text:p>3144.8</text:p>
              </table:table-cell>
              <table:table-cell office:value-type="float" office:value="3069.8">
                <text:p>3069.8</text:p>
              </table:table-cell>
            </table:table-row>
            <table:table-row>
              <table:table-cell office:value-type="string">
                <text:p>11:15:48</text:p>
              </table:table-cell>
              <table:table-cell office:value-type="float" office:value="3172.8">
                <text:p>3172.8</text:p>
              </table:table-cell>
              <table:table-cell office:value-type="float" office:value="3022.3">
                <text:p>3022.3</text:p>
              </table:table-cell>
              <table:table-cell office:value-type="float" office:value="3158.6">
                <text:p>3158.6</text:p>
              </table:table-cell>
              <table:table-cell office:value-type="float" office:value="2966.3">
                <text:p>2966.3</text:p>
              </table:table-cell>
            </table:table-row>
            <table:table-row>
              <table:table-cell office:value-type="string">
                <text:p>11:16:51</text:p>
              </table:table-cell>
              <table:table-cell office:value-type="float" office:value="5248.5">
                <text:p>5248.5</text:p>
              </table:table-cell>
              <table:table-cell office:value-type="float" office:value="4956.3">
                <text:p>4956.3</text:p>
              </table:table-cell>
              <table:table-cell office:value-type="float" office:value="4489.2">
                <text:p>4489.2</text:p>
              </table:table-cell>
              <table:table-cell office:value-type="float" office:value="5298.8">
                <text:p>5298.8</text:p>
              </table:table-cell>
            </table:table-row>
            <table:table-row>
              <table:table-cell office:value-type="string">
                <text:p>11:17:54</text:p>
              </table:table-cell>
              <table:table-cell office:value-type="float" office:value="3364.7">
                <text:p>3364.7</text:p>
              </table:table-cell>
              <table:table-cell office:value-type="float" office:value="3142.3">
                <text:p>3142.3</text:p>
              </table:table-cell>
              <table:table-cell office:value-type="float" office:value="3326">
                <text:p>3326</text:p>
              </table:table-cell>
              <table:table-cell office:value-type="float" office:value="3056.2">
                <text:p>3056.2</text:p>
              </table:table-cell>
            </table:table-row>
            <table:table-row>
              <table:table-cell office:value-type="string">
                <text:p>11:18:56</text:p>
              </table:table-cell>
              <table:table-cell office:value-type="float" office:value="3925.4">
                <text:p>3925.4</text:p>
              </table:table-cell>
              <table:table-cell office:value-type="float" office:value="3588.1">
                <text:p>3588.1</text:p>
              </table:table-cell>
              <table:table-cell office:value-type="float" office:value="4171.5">
                <text:p>4171.5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11:19:59</text:p>
              </table:table-cell>
              <table:table-cell office:value-type="float" office:value="4655.6">
                <text:p>4655.6</text:p>
              </table:table-cell>
              <table:table-cell office:value-type="float" office:value="4623.5">
                <text:p>4623.5</text:p>
              </table:table-cell>
              <table:table-cell office:value-type="float" office:value="4761">
                <text:p>4761</text:p>
              </table:table-cell>
              <table:table-cell office:value-type="float" office:value="4416.5">
                <text:p>4416.5</text:p>
              </table:table-cell>
            </table:table-row>
            <table:table-row>
              <table:table-cell office:value-type="string">
                <text:p>11:21:03</text:p>
              </table:table-cell>
              <table:table-cell office:value-type="float" office:value="3030.1">
                <text:p>3030.1</text:p>
              </table:table-cell>
              <table:table-cell office:value-type="float" office:value="2815.1">
                <text:p>2815.1</text:p>
              </table:table-cell>
              <table:table-cell office:value-type="float" office:value="3481.9">
                <text:p>3481.9</text:p>
              </table:table-cell>
              <table:table-cell office:value-type="float" office:value="2720.2">
                <text:p>2720.2</text:p>
              </table:table-cell>
            </table:table-row>
            <table:table-row>
              <table:table-cell office:value-type="string">
                <text:p>11:22:06</text:p>
              </table:table-cell>
              <table:table-cell office:value-type="float" office:value="3316.1">
                <text:p>3316.1</text:p>
              </table:table-cell>
              <table:table-cell office:value-type="float" office:value="3341.9">
                <text:p>3341.9</text:p>
              </table:table-cell>
              <table:table-cell office:value-type="float" office:value="3079.8">
                <text:p>3079.8</text:p>
              </table:table-cell>
              <table:table-cell office:value-type="float" office:value="3147.6">
                <text:p>3147.6</text:p>
              </table:table-cell>
            </table:table-row>
            <table:table-row>
              <table:table-cell office:value-type="string">
                <text:p>11:23:09</text:p>
              </table:table-cell>
              <table:table-cell office:value-type="float" office:value="4233.9">
                <text:p>4233.9</text:p>
              </table:table-cell>
              <table:table-cell office:value-type="float" office:value="4765.4">
                <text:p>4765.4</text:p>
              </table:table-cell>
              <table:table-cell office:value-type="float" office:value="5636.6">
                <text:p>5636.6</text:p>
              </table:table-cell>
              <table:table-cell office:value-type="float" office:value="4975.5">
                <text:p>4975.5</text:p>
              </table:table-cell>
            </table:table-row>
            <table:table-row>
              <table:table-cell office:value-type="string">
                <text:p>11:24:12</text:p>
              </table:table-cell>
              <table:table-cell office:value-type="float" office:value="3403.6">
                <text:p>3403.6</text:p>
              </table:table-cell>
              <table:table-cell office:value-type="float" office:value="3238.7">
                <text:p>3238.7</text:p>
              </table:table-cell>
              <table:table-cell office:value-type="float" office:value="3188.1">
                <text:p>3188.1</text:p>
              </table:table-cell>
              <table:table-cell office:value-type="float" office:value="2967.7">
                <text:p>2967.7</text:p>
              </table:table-cell>
            </table:table-row>
            <table:table-row>
              <table:table-cell office:value-type="string">
                <text:p>11:25:15</text:p>
              </table:table-cell>
              <table:table-cell office:value-type="float" office:value="2883.9">
                <text:p>2883.9</text:p>
              </table:table-cell>
              <table:table-cell office:value-type="float" office:value="2806.8">
                <text:p>2806.8</text:p>
              </table:table-cell>
              <table:table-cell office:value-type="float" office:value="2781.6">
                <text:p>2781.6</text:p>
              </table:table-cell>
              <table:table-cell office:value-type="float" office:value="2439.9">
                <text:p>2439.9</text:p>
              </table:table-cell>
            </table:table-row>
            <table:table-row>
              <table:table-cell office:value-type="string">
                <text:p>11:26:17</text:p>
              </table:table-cell>
              <table:table-cell office:value-type="float" office:value="3931.1">
                <text:p>3931.1</text:p>
              </table:table-cell>
              <table:table-cell office:value-type="float" office:value="3935.7">
                <text:p>3935.7</text:p>
              </table:table-cell>
              <table:table-cell office:value-type="float" office:value="3939">
                <text:p>3939</text:p>
              </table:table-cell>
              <table:table-cell office:value-type="float" office:value="3949.6">
                <text:p>3949.6</text:p>
              </table:table-cell>
            </table:table-row>
            <table:table-row>
              <table:table-cell office:value-type="string">
                <text:p>11:27:20</text:p>
              </table:table-cell>
              <table:table-cell office:value-type="float" office:value="3713.8">
                <text:p>3713.8</text:p>
              </table:table-cell>
              <table:table-cell office:value-type="float" office:value="3704">
                <text:p>3704</text:p>
              </table:table-cell>
              <table:table-cell office:value-type="float" office:value="2693">
                <text:p>2693</text:p>
              </table:table-cell>
              <table:table-cell office:value-type="float" office:value="2483.5">
                <text:p>2483.5</text:p>
              </table:table-cell>
            </table:table-row>
            <table:table-row>
              <table:table-cell office:value-type="string">
                <text:p>11:28:23</text:p>
              </table:table-cell>
              <table:table-cell office:value-type="float" office:value="2956.3">
                <text:p>2956.3</text:p>
              </table:table-cell>
              <table:table-cell office:value-type="float" office:value="3130.1">
                <text:p>3130.1</text:p>
              </table:table-cell>
              <table:table-cell office:value-type="float" office:value="3784.2">
                <text:p>3784.2</text:p>
              </table:table-cell>
              <table:table-cell office:value-type="float" office:value="3508.2">
                <text:p>3508.2</text:p>
              </table:table-cell>
            </table:table-row>
            <table:table-row>
              <table:table-cell office:value-type="string">
                <text:p>11:29:26</text:p>
              </table:table-cell>
              <table:table-cell office:value-type="float" office:value="2911.3">
                <text:p>2911.3</text:p>
              </table:table-cell>
              <table:table-cell office:value-type="float" office:value="3214.6">
                <text:p>3214.6</text:p>
              </table:table-cell>
              <table:table-cell office:value-type="float" office:value="3050.9">
                <text:p>3050.9</text:p>
              </table:table-cell>
              <table:table-cell office:value-type="float" office:value="2968.6">
                <text:p>2968.6</text:p>
              </table:table-cell>
            </table:table-row>
            <table:table-row>
              <table:table-cell office:value-type="string">
                <text:p>11:30:28</text:p>
              </table:table-cell>
              <table:table-cell office:value-type="float" office:value="3107.4">
                <text:p>3107.4</text:p>
              </table:table-cell>
              <table:table-cell office:value-type="float" office:value="3297.7">
                <text:p>3297.7</text:p>
              </table:table-cell>
              <table:table-cell office:value-type="float" office:value="3280.6">
                <text:p>3280.6</text:p>
              </table:table-cell>
              <table:table-cell office:value-type="float" office:value="2996.8">
                <text:p>2996.8</text:p>
              </table:table-cell>
            </table:table-row>
            <table:table-row>
              <table:table-cell office:value-type="string">
                <text:p>11:31:31</text:p>
              </table:table-cell>
              <table:table-cell office:value-type="float" office:value="3325.2">
                <text:p>3325.2</text:p>
              </table:table-cell>
              <table:table-cell office:value-type="float" office:value="3342">
                <text:p>3342</text:p>
              </table:table-cell>
              <table:table-cell office:value-type="float" office:value="3519.1">
                <text:p>3519.1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11:32:34</text:p>
              </table:table-cell>
              <table:table-cell office:value-type="float" office:value="3089.8">
                <text:p>3089.8</text:p>
              </table:table-cell>
              <table:table-cell office:value-type="float" office:value="3160.9">
                <text:p>3160.9</text:p>
              </table:table-cell>
              <table:table-cell office:value-type="float" office:value="3217.9">
                <text:p>3217.9</text:p>
              </table:table-cell>
              <table:table-cell office:value-type="float" office:value="2938.1">
                <text:p>2938.1</text:p>
              </table:table-cell>
            </table:table-row>
            <table:table-row>
              <table:table-cell office:value-type="string">
                <text:p>11:33:37</text:p>
              </table:table-cell>
              <table:table-cell office:value-type="float" office:value="3792.3">
                <text:p>3792.3</text:p>
              </table:table-cell>
              <table:table-cell office:value-type="float" office:value="3547">
                <text:p>3547</text:p>
              </table:table-cell>
              <table:table-cell office:value-type="float" office:value="3977.9">
                <text:p>3977.9</text:p>
              </table:table-cell>
              <table:table-cell office:value-type="float" office:value="3368.1">
                <text:p>3368.1</text:p>
              </table:table-cell>
            </table:table-row>
            <table:table-row>
              <table:table-cell office:value-type="string">
                <text:p>11:34:40</text:p>
              </table:table-cell>
              <table:table-cell office:value-type="float" office:value="2699.2">
                <text:p>2699.2</text:p>
              </table:table-cell>
              <table:table-cell office:value-type="float" office:value="2829.2">
                <text:p>2829.2</text:p>
              </table:table-cell>
              <table:table-cell office:value-type="float" office:value="2979.4">
                <text:p>2979.4</text:p>
              </table:table-cell>
              <table:table-cell office:value-type="float" office:value="2597.5">
                <text:p>2597.5</text:p>
              </table:table-cell>
            </table:table-row>
            <table:table-row>
              <table:table-cell office:value-type="string">
                <text:p>11:35:42</text:p>
              </table:table-cell>
              <table:table-cell office:value-type="float" office:value="3786.5">
                <text:p>3786.5</text:p>
              </table:table-cell>
              <table:table-cell office:value-type="float" office:value="3712.2">
                <text:p>3712.2</text:p>
              </table:table-cell>
              <table:table-cell office:value-type="float" office:value="4949.9">
                <text:p>4949.9</text:p>
              </table:table-cell>
              <table:table-cell office:value-type="float" office:value="4023.7">
                <text:p>4023.7</text:p>
              </table:table-cell>
            </table:table-row>
            <table:table-row>
              <table:table-cell office:value-type="string">
                <text:p>11:36:46</text:p>
              </table:table-cell>
              <table:table-cell office:value-type="float" office:value="2807.3">
                <text:p>2807.3</text:p>
              </table:table-cell>
              <table:table-cell office:value-type="float" office:value="3090.7">
                <text:p>3090.7</text:p>
              </table:table-cell>
              <table:table-cell office:value-type="float" office:value="3101">
                <text:p>3101</text:p>
              </table:table-cell>
              <table:table-cell office:value-type="float" office:value="2561.8">
                <text:p>2561.8</text:p>
              </table:table-cell>
            </table:table-row>
            <table:table-row>
              <table:table-cell office:value-type="string">
                <text:p>11:37:49</text:p>
              </table:table-cell>
              <table:table-cell office:value-type="float" office:value="3196.1">
                <text:p>3196.1</text:p>
              </table:table-cell>
              <table:table-cell office:value-type="float" office:value="3407.6">
                <text:p>3407.6</text:p>
              </table:table-cell>
              <table:table-cell office:value-type="float" office:value="3578">
                <text:p>3578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11:38:51</text:p>
              </table:table-cell>
              <table:table-cell office:value-type="float" office:value="3363.7">
                <text:p>3363.7</text:p>
              </table:table-cell>
              <table:table-cell office:value-type="float" office:value="3100.8">
                <text:p>3100.8</text:p>
              </table:table-cell>
              <table:table-cell office:value-type="float" office:value="3451.4">
                <text:p>3451.4</text:p>
              </table:table-cell>
              <table:table-cell office:value-type="float" office:value="3059.2">
                <text:p>3059.2</text:p>
              </table:table-cell>
            </table:table-row>
            <table:table-row>
              <table:table-cell office:value-type="string">
                <text:p>11:39:54</text:p>
              </table:table-cell>
              <table:table-cell office:value-type="float" office:value="3490.9">
                <text:p>3490.9</text:p>
              </table:table-cell>
              <table:table-cell office:value-type="float" office:value="4024.9">
                <text:p>4024.9</text:p>
              </table:table-cell>
              <table:table-cell office:value-type="float" office:value="3480.8">
                <text:p>3480.8</text:p>
              </table:table-cell>
              <table:table-cell office:value-type="float" office:value="3487.7">
                <text:p>3487.7</text:p>
              </table:table-cell>
            </table:table-row>
            <table:table-row>
              <table:table-cell office:value-type="string">
                <text:p>11:40:57</text:p>
              </table:table-cell>
              <table:table-cell office:value-type="float" office:value="3018.5">
                <text:p>3018.5</text:p>
              </table:table-cell>
              <table:table-cell office:value-type="float" office:value="3229.9">
                <text:p>3229.9</text:p>
              </table:table-cell>
              <table:table-cell office:value-type="float" office:value="3343.6">
                <text:p>3343.6</text:p>
              </table:table-cell>
              <table:table-cell office:value-type="float" office:value="2739.7">
                <text:p>2739.7</text:p>
              </table:table-cell>
            </table:table-row>
            <table:table-row>
              <table:table-cell office:value-type="string">
                <text:p>11:42:00</text:p>
              </table:table-cell>
              <table:table-cell office:value-type="float" office:value="4252.7">
                <text:p>4252.7</text:p>
              </table:table-cell>
              <table:table-cell office:value-type="float" office:value="3413.1">
                <text:p>3413.1</text:p>
              </table:table-cell>
              <table:table-cell office:value-type="float" office:value="3937.6">
                <text:p>3937.6</text:p>
              </table:table-cell>
              <table:table-cell office:value-type="float" office:value="4372.9">
                <text:p>4372.9</text:p>
              </table:table-cell>
            </table:table-row>
            <table:table-row>
              <table:table-cell office:value-type="string">
                <text:p>11:43:03</text:p>
              </table:table-cell>
              <table:table-cell office:value-type="float" office:value="3829">
                <text:p>3829</text:p>
              </table:table-cell>
              <table:table-cell office:value-type="float" office:value="3649.3">
                <text:p>3649.3</text:p>
              </table:table-cell>
              <table:table-cell office:value-type="float" office:value="4170.4">
                <text:p>4170.4</text:p>
              </table:table-cell>
              <table:table-cell office:value-type="float" office:value="3852.6">
                <text:p>3852.6</text:p>
              </table:table-cell>
            </table:table-row>
            <table:table-row>
              <table:table-cell office:value-type="string">
                <text:p>11:44:05</text:p>
              </table:table-cell>
              <table:table-cell office:value-type="float" office:value="3113.1">
                <text:p>3113.1</text:p>
              </table:table-cell>
              <table:table-cell office:value-type="float" office:value="2815.3">
                <text:p>2815.3</text:p>
              </table:table-cell>
              <table:table-cell office:value-type="float" office:value="2991">
                <text:p>2991</text:p>
              </table:table-cell>
              <table:table-cell office:value-type="float" office:value="2638.5">
                <text:p>2638.5</text:p>
              </table:table-cell>
            </table:table-row>
            <table:table-row>
              <table:table-cell office:value-type="string">
                <text:p>11:45:08</text:p>
              </table:table-cell>
              <table:table-cell office:value-type="float" office:value="3076.7">
                <text:p>3076.7</text:p>
              </table:table-cell>
              <table:table-cell office:value-type="float" office:value="3199.4">
                <text:p>3199.4</text:p>
              </table:table-cell>
              <table:table-cell office:value-type="float" office:value="3255.1">
                <text:p>3255.1</text:p>
              </table:table-cell>
              <table:table-cell office:value-type="float" office:value="3310.4">
                <text:p>3310.4</text:p>
              </table:table-cell>
            </table:table-row>
            <table:table-row>
              <table:table-cell office:value-type="string">
                <text:p>11:46:11</text:p>
              </table:table-cell>
              <table:table-cell office:value-type="float" office:value="2416.8">
                <text:p>2416.8</text:p>
              </table:table-cell>
              <table:table-cell office:value-type="float" office:value="2513.8">
                <text:p>2513.8</text:p>
              </table:table-cell>
              <table:table-cell office:value-type="float" office:value="2481.1">
                <text:p>2481.1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11:47:14</text:p>
              </table:table-cell>
              <table:table-cell office:value-type="float" office:value="3004.6">
                <text:p>3004.6</text:p>
              </table:table-cell>
              <table:table-cell office:value-type="float" office:value="2969.3">
                <text:p>2969.3</text:p>
              </table:table-cell>
              <table:table-cell office:value-type="float" office:value="3252.4">
                <text:p>3252.4</text:p>
              </table:table-cell>
              <table:table-cell office:value-type="float" office:value="2909.1">
                <text:p>2909.1</text:p>
              </table:table-cell>
            </table:table-row>
            <table:table-row>
              <table:table-cell office:value-type="string">
                <text:p>11:48:16</text:p>
              </table:table-cell>
              <table:table-cell office:value-type="float" office:value="3293.2">
                <text:p>3293.2</text:p>
              </table:table-cell>
              <table:table-cell office:value-type="float" office:value="3062.1">
                <text:p>3062.1</text:p>
              </table:table-cell>
              <table:table-cell office:value-type="float" office:value="3169">
                <text:p>3169</text:p>
              </table:table-cell>
              <table:table-cell office:value-type="float" office:value="2867.1">
                <text:p>2867.1</text:p>
              </table:table-cell>
            </table:table-row>
            <table:table-row>
              <table:table-cell office:value-type="string">
                <text:p>11:49:19</text:p>
              </table:table-cell>
              <table:table-cell office:value-type="float" office:value="3002.1">
                <text:p>3002.1</text:p>
              </table:table-cell>
              <table:table-cell office:value-type="float" office:value="3115">
                <text:p>3115</text:p>
              </table:table-cell>
              <table:table-cell office:value-type="float" office:value="3221.3">
                <text:p>3221.3</text:p>
              </table:table-cell>
              <table:table-cell office:value-type="float" office:value="2853.4">
                <text:p>2853.4</text:p>
              </table:table-cell>
            </table:table-row>
            <table:table-row>
              <table:table-cell office:value-type="string">
                <text:p>11:50:22</text:p>
              </table:table-cell>
              <table:table-cell office:value-type="float" office:value="2859.6">
                <text:p>2859.6</text:p>
              </table:table-cell>
              <table:table-cell office:value-type="float" office:value="2678.6">
                <text:p>2678.6</text:p>
              </table:table-cell>
              <table:table-cell office:value-type="float" office:value="3205.6">
                <text:p>3205.6</text:p>
              </table:table-cell>
              <table:table-cell office:value-type="float" office:value="2697.3">
                <text:p>2697.3</text:p>
              </table:table-cell>
            </table:table-row>
            <table:table-row>
              <table:table-cell office:value-type="string">
                <text:p>11:51:25</text:p>
              </table:table-cell>
              <table:table-cell office:value-type="float" office:value="2275.5">
                <text:p>2275.5</text:p>
              </table:table-cell>
              <table:table-cell office:value-type="float" office:value="2780.9">
                <text:p>2780.9</text:p>
              </table:table-cell>
              <table:table-cell office:value-type="float" office:value="2689.6">
                <text:p>2689.6</text:p>
              </table:table-cell>
              <table:table-cell office:value-type="float" office:value="2462.6">
                <text:p>2462.6</text:p>
              </table:table-cell>
            </table:table-row>
            <table:table-row>
              <table:table-cell office:value-type="string">
                <text:p>11:52:29</text:p>
              </table:table-cell>
              <table:table-cell office:value-type="float" office:value="3205.3">
                <text:p>3205.3</text:p>
              </table:table-cell>
              <table:table-cell office:value-type="float" office:value="2974.1">
                <text:p>2974.1</text:p>
              </table:table-cell>
              <table:table-cell office:value-type="float" office:value="3499.7">
                <text:p>3499.7</text:p>
              </table:table-cell>
              <table:table-cell office:value-type="float" office:value="2600.4">
                <text:p>2600.4</text:p>
              </table:table-cell>
            </table:table-row>
            <table:table-row>
              <table:table-cell office:value-type="string">
                <text:p>11:53:32</text:p>
              </table:table-cell>
              <table:table-cell office:value-type="float" office:value="3027.1">
                <text:p>3027.1</text:p>
              </table:table-cell>
              <table:table-cell office:value-type="float" office:value="2734.7">
                <text:p>2734.7</text:p>
              </table:table-cell>
              <table:table-cell office:value-type="float" office:value="3011.8">
                <text:p>3011.8</text:p>
              </table:table-cell>
              <table:table-cell office:value-type="float" office:value="3061.3">
                <text:p>3061.3</text:p>
              </table:table-cell>
            </table:table-row>
            <table:table-row>
              <table:table-cell office:value-type="string">
                <text:p>11:54:34</text:p>
              </table:table-cell>
              <table:table-cell office:value-type="float" office:value="3093.2">
                <text:p>3093.2</text:p>
              </table:table-cell>
              <table:table-cell office:value-type="float" office:value="3133.6">
                <text:p>3133.6</text:p>
              </table:table-cell>
              <table:table-cell office:value-type="float" office:value="3533.7">
                <text:p>3533.7</text:p>
              </table:table-cell>
              <table:table-cell office:value-type="float" office:value="2663.5">
                <text:p>2663.5</text:p>
              </table:table-cell>
            </table:table-row>
            <table:table-row>
              <table:table-cell office:value-type="string">
                <text:p>11:55:37</text:p>
              </table:table-cell>
              <table:table-cell office:value-type="float" office:value="2883.3">
                <text:p>2883.3</text:p>
              </table:table-cell>
              <table:table-cell office:value-type="float" office:value="2971.2">
                <text:p>2971.2</text:p>
              </table:table-cell>
              <table:table-cell office:value-type="float" office:value="3275.7">
                <text:p>3275.7</text:p>
              </table:table-cell>
              <table:table-cell office:value-type="float" office:value="3057.2">
                <text:p>3057.2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3253">
                <text:p>3253</text:p>
              </table:table-cell>
              <table:table-cell office:value-type="float" office:value="2986.5">
                <text:p>2986.5</text:p>
              </table:table-cell>
              <table:table-cell office:value-type="float" office:value="2827.6">
                <text:p>2827.6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11:57:43</text:p>
              </table:table-cell>
              <table:table-cell office:value-type="float" office:value="2956">
                <text:p>2956</text:p>
              </table:table-cell>
              <table:table-cell office:value-type="float" office:value="3295.8">
                <text:p>3295.8</text:p>
              </table:table-cell>
              <table:table-cell office:value-type="float" office:value="3368.4">
                <text:p>3368.4</text:p>
              </table:table-cell>
              <table:table-cell office:value-type="float" office:value="2689.1">
                <text:p>2689.1</text:p>
              </table:table-cell>
            </table:table-row>
            <table:table-row>
              <table:table-cell office:value-type="string">
                <text:p>11:58:45</text:p>
              </table:table-cell>
              <table:table-cell office:value-type="float" office:value="3553.6">
                <text:p>3553.6</text:p>
              </table:table-cell>
              <table:table-cell office:value-type="float" office:value="3388.6">
                <text:p>3388.6</text:p>
              </table:table-cell>
              <table:table-cell office:value-type="float" office:value="3546.2">
                <text:p>3546.2</text:p>
              </table:table-cell>
              <table:table-cell office:value-type="float" office:value="3230.8">
                <text:p>3230.8</text:p>
              </table:table-cell>
            </table:table-row>
            <table:table-row>
              <table:table-cell office:value-type="string">
                <text:p>11:59:48</text:p>
              </table:table-cell>
              <table:table-cell office:value-type="float" office:value="2941">
                <text:p>2941</text:p>
              </table:table-cell>
              <table:table-cell office:value-type="float" office:value="2717.2">
                <text:p>2717.2</text:p>
              </table:table-cell>
              <table:table-cell office:value-type="float" office:value="3100.8">
                <text:p>3100.8</text:p>
              </table:table-cell>
              <table:table-cell office:value-type="float" office:value="2721.6">
                <text:p>2721.6</text:p>
              </table:table-cell>
            </table:table-row>
            <table:table-row>
              <table:table-cell office:value-type="string">
                <text:p>12:00:51</text:p>
              </table:table-cell>
              <table:table-cell office:value-type="float" office:value="3292.1">
                <text:p>3292.1</text:p>
              </table:table-cell>
              <table:table-cell office:value-type="float" office:value="3562">
                <text:p>3562</text:p>
              </table:table-cell>
              <table:table-cell office:value-type="float" office:value="4378.1">
                <text:p>4378.1</text:p>
              </table:table-cell>
              <table:table-cell office:value-type="float" office:value="3483.4">
                <text:p>3483.4</text:p>
              </table:table-cell>
            </table:table-row>
            <table:table-row>
              <table:table-cell office:value-type="string">
                <text:p>12:01:54</text:p>
              </table:table-cell>
              <table:table-cell office:value-type="float" office:value="3308.9">
                <text:p>3308.9</text:p>
              </table:table-cell>
              <table:table-cell office:value-type="float" office:value="3415.7">
                <text:p>3415.7</text:p>
              </table:table-cell>
              <table:table-cell office:value-type="float" office:value="3484.8">
                <text:p>3484.8</text:p>
              </table:table-cell>
              <table:table-cell office:value-type="float" office:value="3162.3">
                <text:p>3162.3</text:p>
              </table:table-cell>
            </table:table-row>
            <table:table-row>
              <table:table-cell office:value-type="string">
                <text:p>12:02:56</text:p>
              </table:table-cell>
              <table:table-cell office:value-type="float" office:value="3519.7">
                <text:p>3519.7</text:p>
              </table:table-cell>
              <table:table-cell office:value-type="float" office:value="3520.7">
                <text:p>3520.7</text:p>
              </table:table-cell>
              <table:table-cell office:value-type="float" office:value="3862.8">
                <text:p>3862.8</text:p>
              </table:table-cell>
              <table:table-cell office:value-type="float" office:value="3481.5">
                <text:p>3481.5</text:p>
              </table:table-cell>
            </table:table-row>
            <table:table-row>
              <table:table-cell office:value-type="string">
                <text:p>12:03:59</text:p>
              </table:table-cell>
              <table:table-cell office:value-type="float" office:value="2585.3">
                <text:p>2585.3</text:p>
              </table:table-cell>
              <table:table-cell office:value-type="float" office:value="2818.6">
                <text:p>2818.6</text:p>
              </table:table-cell>
              <table:table-cell office:value-type="float" office:value="2633.4">
                <text:p>2633.4</text:p>
              </table:table-cell>
              <table:table-cell office:value-type="float" office:value="2513.9">
                <text:p>2513.9</text:p>
              </table:table-cell>
            </table:table-row>
            <table:table-row>
              <table:table-cell office:value-type="string">
                <text:p>12:05:02</text:p>
              </table:table-cell>
              <table:table-cell office:value-type="float" office:value="3180.1">
                <text:p>3180.1</text:p>
              </table:table-cell>
              <table:table-cell office:value-type="float" office:value="3836.1">
                <text:p>3836.1</text:p>
              </table:table-cell>
              <table:table-cell office:value-type="float" office:value="3284">
                <text:p>3284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12:06:05</text:p>
              </table:table-cell>
              <table:table-cell office:value-type="float" office:value="3136.8">
                <text:p>3136.8</text:p>
              </table:table-cell>
              <table:table-cell office:value-type="float" office:value="3470">
                <text:p>3470</text:p>
              </table:table-cell>
              <table:table-cell office:value-type="float" office:value="2844.7">
                <text:p>2844.7</text:p>
              </table:table-cell>
              <table:table-cell office:value-type="float" office:value="2833.9">
                <text:p>2833.9</text:p>
              </table:table-cell>
            </table:table-row>
            <table:table-row>
              <table:table-cell office:value-type="string">
                <text:p>12:07:08</text:p>
              </table:table-cell>
              <table:table-cell office:value-type="float" office:value="3636.1">
                <text:p>3636.1</text:p>
              </table:table-cell>
              <table:table-cell office:value-type="float" office:value="3403.6">
                <text:p>3403.6</text:p>
              </table:table-cell>
              <table:table-cell office:value-type="float" office:value="3727.9">
                <text:p>3727.9</text:p>
              </table:table-cell>
              <table:table-cell office:value-type="float" office:value="3497.5">
                <text:p>3497.5</text:p>
              </table:table-cell>
            </table:table-row>
            <table:table-row>
              <table:table-cell office:value-type="string">
                <text:p>12:08:13</text:p>
              </table:table-cell>
              <table:table-cell office:value-type="float" office:value="2639">
                <text:p>2639</text:p>
              </table:table-cell>
              <table:table-cell office:value-type="float" office:value="3032.1">
                <text:p>3032.1</text:p>
              </table:table-cell>
              <table:table-cell office:value-type="float" office:value="2880.2">
                <text:p>2880.2</text:p>
              </table:table-cell>
              <table:table-cell office:value-type="float" office:value="3093.6">
                <text:p>3093.6</text:p>
              </table:table-cell>
            </table:table-row>
            <table:table-row>
              <table:table-cell office:value-type="string">
                <text:p>12:09:16</text:p>
              </table:table-cell>
              <table:table-cell office:value-type="float" office:value="3114">
                <text:p>3114</text:p>
              </table:table-cell>
              <table:table-cell office:value-type="float" office:value="3398.8">
                <text:p>3398.8</text:p>
              </table:table-cell>
              <table:table-cell office:value-type="float" office:value="3256.9">
                <text:p>3256.9</text:p>
              </table:table-cell>
              <table:table-cell office:value-type="float" office:value="2860.6">
                <text:p>2860.6</text:p>
              </table:table-cell>
            </table:table-row>
            <table:table-row>
              <table:table-cell office:value-type="string">
                <text:p>12:10:19</text:p>
              </table:table-cell>
              <table:table-cell office:value-type="float" office:value="2624.1">
                <text:p>2624.1</text:p>
              </table:table-cell>
              <table:table-cell office:value-type="float" office:value="2773.6">
                <text:p>2773.6</text:p>
              </table:table-cell>
              <table:table-cell office:value-type="float" office:value="2866.8">
                <text:p>2866.8</text:p>
              </table:table-cell>
              <table:table-cell office:value-type="float" office:value="2528.2">
                <text:p>2528.2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3515.5">
                <text:p>3515.5</text:p>
              </table:table-cell>
              <table:table-cell office:value-type="float" office:value="4058.4">
                <text:p>4058.4</text:p>
              </table:table-cell>
              <table:table-cell office:value-type="float" office:value="4346.9">
                <text:p>4346.9</text:p>
              </table:table-cell>
              <table:table-cell office:value-type="float" office:value="3694.2">
                <text:p>3694.2</text:p>
              </table:table-cell>
            </table:table-row>
            <table:table-row>
              <table:table-cell office:value-type="string">
                <text:p>12:12:25</text:p>
              </table:table-cell>
              <table:table-cell office:value-type="float" office:value="2493.3">
                <text:p>2493.3</text:p>
              </table:table-cell>
              <table:table-cell office:value-type="float" office:value="2614.9">
                <text:p>2614.9</text:p>
              </table:table-cell>
              <table:table-cell office:value-type="float" office:value="2904.9">
                <text:p>2904.9</text:p>
              </table:table-cell>
              <table:table-cell office:value-type="float" office:value="2783.1">
                <text:p>2783.1</text:p>
              </table:table-cell>
            </table:table-row>
            <table:table-row>
              <table:table-cell office:value-type="string">
                <text:p>12:13:27</text:p>
              </table:table-cell>
              <table:table-cell office:value-type="float" office:value="3159.4">
                <text:p>3159.4</text:p>
              </table:table-cell>
              <table:table-cell office:value-type="float" office:value="2969.4">
                <text:p>2969.4</text:p>
              </table:table-cell>
              <table:table-cell office:value-type="float" office:value="3092.3">
                <text:p>3092.3</text:p>
              </table:table-cell>
              <table:table-cell office:value-type="float" office:value="3017.7">
                <text:p>3017.7</text:p>
              </table:table-cell>
            </table:table-row>
            <table:table-row>
              <table:table-cell office:value-type="string">
                <text:p>12:14:30</text:p>
              </table:table-cell>
              <table:table-cell office:value-type="float" office:value="3354.5">
                <text:p>3354.5</text:p>
              </table:table-cell>
              <table:table-cell office:value-type="float" office:value="3509.5">
                <text:p>3509.5</text:p>
              </table:table-cell>
              <table:table-cell office:value-type="float" office:value="3739.2">
                <text:p>3739.2</text:p>
              </table:table-cell>
              <table:table-cell office:value-type="float" office:value="3186.9">
                <text:p>3186.9</text:p>
              </table:table-cell>
            </table:table-row>
            <table:table-row>
              <table:table-cell office:value-type="string">
                <text:p>12:15:33</text:p>
              </table:table-cell>
              <table:table-cell office:value-type="float" office:value="3545.5">
                <text:p>3545.5</text:p>
              </table:table-cell>
              <table:table-cell office:value-type="float" office:value="3540.8">
                <text:p>3540.8</text:p>
              </table:table-cell>
              <table:table-cell office:value-type="float" office:value="4140.5">
                <text:p>4140.5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12:16:36</text:p>
              </table:table-cell>
              <table:table-cell office:value-type="float" office:value="3093.8">
                <text:p>3093.8</text:p>
              </table:table-cell>
              <table:table-cell office:value-type="float" office:value="2844.5">
                <text:p>2844.5</text:p>
              </table:table-cell>
              <table:table-cell office:value-type="float" office:value="3296.1">
                <text:p>3296.1</text:p>
              </table:table-cell>
              <table:table-cell office:value-type="float" office:value="3035.4">
                <text:p>3035.4</text:p>
              </table:table-cell>
            </table:table-row>
            <table:table-row>
              <table:table-cell office:value-type="string">
                <text:p>12:17:38</text:p>
              </table:table-cell>
              <table:table-cell office:value-type="float" office:value="3146.4">
                <text:p>3146.4</text:p>
              </table:table-cell>
              <table:table-cell office:value-type="float" office:value="2828.3">
                <text:p>2828.3</text:p>
              </table:table-cell>
              <table:table-cell office:value-type="float" office:value="3197.9">
                <text:p>3197.9</text:p>
              </table:table-cell>
              <table:table-cell office:value-type="float" office:value="2829.9">
                <text:p>2829.9</text:p>
              </table:table-cell>
            </table:table-row>
            <table:table-row>
              <table:table-cell office:value-type="string">
                <text:p>12:18:41</text:p>
              </table:table-cell>
              <table:table-cell office:value-type="float" office:value="2946.8">
                <text:p>2946.8</text:p>
              </table:table-cell>
              <table:table-cell office:value-type="float" office:value="2425.8">
                <text:p>2425.8</text:p>
              </table:table-cell>
              <table:table-cell office:value-type="float" office:value="2778.2">
                <text:p>2778.2</text:p>
              </table:table-cell>
              <table:table-cell office:value-type="float" office:value="2361.2">
                <text:p>2361.2</text:p>
              </table:table-cell>
            </table:table-row>
            <table:table-row>
              <table:table-cell office:value-type="string">
                <text:p>12:19:44</text:p>
              </table:table-cell>
              <table:table-cell office:value-type="float" office:value="2879.4">
                <text:p>2879.4</text:p>
              </table:table-cell>
              <table:table-cell office:value-type="float" office:value="2944.8">
                <text:p>2944.8</text:p>
              </table:table-cell>
              <table:table-cell office:value-type="float" office:value="3275.3">
                <text:p>3275.3</text:p>
              </table:table-cell>
              <table:table-cell office:value-type="float" office:value="2891.4">
                <text:p>2891.4</text:p>
              </table:table-cell>
            </table:table-row>
            <table:table-row>
              <table:table-cell office:value-type="string">
                <text:p>12:20:47</text:p>
              </table:table-cell>
              <table:table-cell office:value-type="float" office:value="3042.4">
                <text:p>3042.4</text:p>
              </table:table-cell>
              <table:table-cell office:value-type="float" office:value="3334.3">
                <text:p>3334.3</text:p>
              </table:table-cell>
              <table:table-cell office:value-type="float" office:value="3551.1">
                <text:p>3551.1</text:p>
              </table:table-cell>
              <table:table-cell office:value-type="float" office:value="3484.2">
                <text:p>3484.2</text:p>
              </table:table-cell>
            </table:table-row>
            <table:table-row>
              <table:table-cell office:value-type="string">
                <text:p>12:21:51</text:p>
              </table:table-cell>
              <table:table-cell office:value-type="float" office:value="3491.7">
                <text:p>3491.7</text:p>
              </table:table-cell>
              <table:table-cell office:value-type="float" office:value="2878.8">
                <text:p>2878.8</text:p>
              </table:table-cell>
              <table:table-cell office:value-type="float" office:value="3486.1">
                <text:p>3486.1</text:p>
              </table:table-cell>
              <table:table-cell office:value-type="float" office:value="2740.2">
                <text:p>2740.2</text:p>
              </table:table-cell>
            </table:table-row>
            <table:table-row>
              <table:table-cell office:value-type="string">
                <text:p>12:22:54</text:p>
              </table:table-cell>
              <table:table-cell office:value-type="float" office:value="3160.9">
                <text:p>3160.9</text:p>
              </table:table-cell>
              <table:table-cell office:value-type="float" office:value="3766.3">
                <text:p>3766.3</text:p>
              </table:table-cell>
              <table:table-cell office:value-type="float" office:value="3278.2">
                <text:p>3278.2</text:p>
              </table:table-cell>
              <table:table-cell office:value-type="float" office:value="3376.5">
                <text:p>3376.5</text:p>
              </table:table-cell>
            </table:table-row>
            <table:table-row>
              <table:table-cell office:value-type="string">
                <text:p>12:23:57</text:p>
              </table:table-cell>
              <table:table-cell office:value-type="float" office:value="2781.6">
                <text:p>2781.6</text:p>
              </table:table-cell>
              <table:table-cell office:value-type="float" office:value="2811.7">
                <text:p>2811.7</text:p>
              </table:table-cell>
              <table:table-cell office:value-type="float" office:value="3003.1">
                <text:p>3003.1</text:p>
              </table:table-cell>
              <table:table-cell office:value-type="float" office:value="2628.6">
                <text:p>2628.6</text:p>
              </table:table-cell>
            </table:table-row>
            <table:table-row>
              <table:table-cell office:value-type="string">
                <text:p>12:24:59</text:p>
              </table:table-cell>
              <table:table-cell office:value-type="float" office:value="3782.3">
                <text:p>3782.3</text:p>
              </table:table-cell>
              <table:table-cell office:value-type="float" office:value="3649">
                <text:p>3649</text:p>
              </table:table-cell>
              <table:table-cell office:value-type="float" office:value="3870">
                <text:p>3870</text:p>
              </table:table-cell>
              <table:table-cell office:value-type="float" office:value="3563.4">
                <text:p>3563.4</text:p>
              </table:table-cell>
            </table:table-row>
            <table:table-row>
              <table:table-cell office:value-type="string">
                <text:p>12:26:02</text:p>
              </table:table-cell>
              <table:table-cell office:value-type="float" office:value="3507.9">
                <text:p>3507.9</text:p>
              </table:table-cell>
              <table:table-cell office:value-type="float" office:value="2886.9">
                <text:p>2886.9</text:p>
              </table:table-cell>
              <table:table-cell office:value-type="float" office:value="3113">
                <text:p>3113</text:p>
              </table:table-cell>
              <table:table-cell office:value-type="float" office:value="2877.5">
                <text:p>2877.5</text:p>
              </table:table-cell>
            </table:table-row>
            <table:table-row>
              <table:table-cell office:value-type="string">
                <text:p>12:27:05</text:p>
              </table:table-cell>
              <table:table-cell office:value-type="float" office:value="3083.9">
                <text:p>3083.9</text:p>
              </table:table-cell>
              <table:table-cell office:value-type="float" office:value="2934.1">
                <text:p>2934.1</text:p>
              </table:table-cell>
              <table:table-cell office:value-type="float" office:value="3842.6">
                <text:p>3842.6</text:p>
              </table:table-cell>
              <table:table-cell office:value-type="float" office:value="2966.2">
                <text:p>2966.2</text:p>
              </table:table-cell>
            </table:table-row>
            <table:table-row>
              <table:table-cell office:value-type="string">
                <text:p>12:28:08</text:p>
              </table:table-cell>
              <table:table-cell office:value-type="float" office:value="2808.9">
                <text:p>2808.9</text:p>
              </table:table-cell>
              <table:table-cell office:value-type="float" office:value="3380.2">
                <text:p>3380.2</text:p>
              </table:table-cell>
              <table:table-cell office:value-type="float" office:value="3145.3">
                <text:p>3145.3</text:p>
              </table:table-cell>
              <table:table-cell office:value-type="float" office:value="2998.5">
                <text:p>2998.5</text:p>
              </table:table-cell>
            </table:table-row>
            <table:table-row>
              <table:table-cell office:value-type="string">
                <text:p>12:29:10</text:p>
              </table:table-cell>
              <table:table-cell office:value-type="float" office:value="3062">
                <text:p>3062</text:p>
              </table:table-cell>
              <table:table-cell office:value-type="float" office:value="3055.8">
                <text:p>3055.8</text:p>
              </table:table-cell>
              <table:table-cell office:value-type="float" office:value="3237.2">
                <text:p>3237.2</text:p>
              </table:table-cell>
              <table:table-cell office:value-type="float" office:value="2948.4">
                <text:p>2948.4</text:p>
              </table:table-cell>
            </table:table-row>
            <table:table-row>
              <table:table-cell office:value-type="string">
                <text:p>12:30:13</text:p>
              </table:table-cell>
              <table:table-cell office:value-type="float" office:value="3251.9">
                <text:p>3251.9</text:p>
              </table:table-cell>
              <table:table-cell office:value-type="float" office:value="3302.9">
                <text:p>3302.9</text:p>
              </table:table-cell>
              <table:table-cell office:value-type="float" office:value="3798.3">
                <text:p>3798.3</text:p>
              </table:table-cell>
              <table:table-cell office:value-type="float" office:value="3155.6">
                <text:p>3155.6</text:p>
              </table:table-cell>
            </table:table-row>
            <table:table-row>
              <table:table-cell office:value-type="string">
                <text:p>12:31:16</text:p>
              </table:table-cell>
              <table:table-cell office:value-type="float" office:value="2947.4">
                <text:p>2947.4</text:p>
              </table:table-cell>
              <table:table-cell office:value-type="float" office:value="3227.6">
                <text:p>3227.6</text:p>
              </table:table-cell>
              <table:table-cell office:value-type="float" office:value="3070.2">
                <text:p>3070.2</text:p>
              </table:table-cell>
              <table:table-cell office:value-type="float" office:value="2825.9">
                <text:p>2825.9</text:p>
              </table:table-cell>
            </table:table-row>
            <table:table-row>
              <table:table-cell office:value-type="string">
                <text:p>12:32:19</text:p>
              </table:table-cell>
              <table:table-cell office:value-type="float" office:value="3366.9">
                <text:p>3366.9</text:p>
              </table:table-cell>
              <table:table-cell office:value-type="float" office:value="3095">
                <text:p>3095</text:p>
              </table:table-cell>
              <table:table-cell office:value-type="float" office:value="3293.2">
                <text:p>3293.2</text:p>
              </table:table-cell>
              <table:table-cell office:value-type="float" office:value="3250.3">
                <text:p>3250.3</text:p>
              </table:table-cell>
            </table:table-row>
            <table:table-row>
              <table:table-cell office:value-type="string">
                <text:p>12:33:21</text:p>
              </table:table-cell>
              <table:table-cell office:value-type="float" office:value="2610.2">
                <text:p>2610.2</text:p>
              </table:table-cell>
              <table:table-cell office:value-type="float" office:value="2509.1">
                <text:p>2509.1</text:p>
              </table:table-cell>
              <table:table-cell office:value-type="float" office:value="2501.7">
                <text:p>2501.7</text:p>
              </table:table-cell>
              <table:table-cell office:value-type="float" office:value="2454.7">
                <text:p>2454.7</text:p>
              </table:table-cell>
            </table:table-row>
            <table:table-row>
              <table:table-cell office:value-type="string">
                <text:p>12:34:24</text:p>
              </table:table-cell>
              <table:table-cell office:value-type="float" office:value="3752.4">
                <text:p>3752.4</text:p>
              </table:table-cell>
              <table:table-cell office:value-type="float" office:value="3760.7">
                <text:p>3760.7</text:p>
              </table:table-cell>
              <table:table-cell office:value-type="float" office:value="3921">
                <text:p>3921</text:p>
              </table:table-cell>
              <table:table-cell office:value-type="float" office:value="3283.4">
                <text:p>3283.4</text:p>
              </table:table-cell>
            </table:table-row>
            <table:table-row>
              <table:table-cell office:value-type="string">
                <text:p>12:35:27</text:p>
              </table:table-cell>
              <table:table-cell office:value-type="float" office:value="2964.2">
                <text:p>2964.2</text:p>
              </table:table-cell>
              <table:table-cell office:value-type="float" office:value="2825.9">
                <text:p>2825.9</text:p>
              </table:table-cell>
              <table:table-cell office:value-type="float" office:value="3315.8">
                <text:p>3315.8</text:p>
              </table:table-cell>
              <table:table-cell office:value-type="float" office:value="2739.1">
                <text:p>2739.1</text:p>
              </table:table-cell>
            </table:table-row>
            <table:table-row>
              <table:table-cell office:value-type="string">
                <text:p>12:36:31</text:p>
              </table:table-cell>
              <table:table-cell office:value-type="float" office:value="2996">
                <text:p>2996</text:p>
              </table:table-cell>
              <table:table-cell office:value-type="float" office:value="2827.5">
                <text:p>2827.5</text:p>
              </table:table-cell>
              <table:table-cell office:value-type="float" office:value="3404.3">
                <text:p>3404.3</text:p>
              </table:table-cell>
              <table:table-cell office:value-type="float" office:value="2792.8">
                <text:p>2792.8</text:p>
              </table:table-cell>
            </table:table-row>
            <table:table-row>
              <table:table-cell office:value-type="string">
                <text:p>12:37:34</text:p>
              </table:table-cell>
              <table:table-cell office:value-type="float" office:value="2713.7">
                <text:p>2713.7</text:p>
              </table:table-cell>
              <table:table-cell office:value-type="float" office:value="3073.6">
                <text:p>3073.6</text:p>
              </table:table-cell>
              <table:table-cell office:value-type="float" office:value="2807">
                <text:p>2807</text:p>
              </table:table-cell>
              <table:table-cell office:value-type="float" office:value="2848.7">
                <text:p>2848.7</text:p>
              </table:table-cell>
            </table:table-row>
            <table:table-row>
              <table:table-cell office:value-type="string">
                <text:p>12:38:37</text:p>
              </table:table-cell>
              <table:table-cell office:value-type="float" office:value="3254.7">
                <text:p>3254.7</text:p>
              </table:table-cell>
              <table:table-cell office:value-type="float" office:value="3365.7">
                <text:p>3365.7</text:p>
              </table:table-cell>
              <table:table-cell office:value-type="float" office:value="3617.7">
                <text:p>3617.7</text:p>
              </table:table-cell>
              <table:table-cell office:value-type="float" office:value="3364.3">
                <text:p>3364.3</text:p>
              </table:table-cell>
            </table:table-row>
            <table:table-row>
              <table:table-cell office:value-type="string">
                <text:p>12:39:40</text:p>
              </table:table-cell>
              <table:table-cell office:value-type="float" office:value="3039.5">
                <text:p>3039.5</text:p>
              </table:table-cell>
              <table:table-cell office:value-type="float" office:value="3036.5">
                <text:p>3036.5</text:p>
              </table:table-cell>
              <table:table-cell office:value-type="float" office:value="3555">
                <text:p>3555</text:p>
              </table:table-cell>
              <table:table-cell office:value-type="float" office:value="2976.8">
                <text:p>2976.8</text:p>
              </table:table-cell>
            </table:table-row>
            <table:table-row>
              <table:table-cell office:value-type="string">
                <text:p>12:40:43</text:p>
              </table:table-cell>
              <table:table-cell office:value-type="float" office:value="3043.8">
                <text:p>3043.8</text:p>
              </table:table-cell>
              <table:table-cell office:value-type="float" office:value="2794.7">
                <text:p>2794.7</text:p>
              </table:table-cell>
              <table:table-cell office:value-type="float" office:value="3021.1">
                <text:p>3021.1</text:p>
              </table:table-cell>
              <table:table-cell office:value-type="float" office:value="2642.7">
                <text:p>2642.7</text:p>
              </table:table-cell>
            </table:table-row>
            <table:table-row>
              <table:table-cell office:value-type="string">
                <text:p>12:41:45</text:p>
              </table:table-cell>
              <table:table-cell office:value-type="float" office:value="3739.6">
                <text:p>3739.6</text:p>
              </table:table-cell>
              <table:table-cell office:value-type="float" office:value="3904.1">
                <text:p>3904.1</text:p>
              </table:table-cell>
              <table:table-cell office:value-type="float" office:value="3901.9">
                <text:p>3901.9</text:p>
              </table:table-cell>
              <table:table-cell office:value-type="float" office:value="3862.6">
                <text:p>3862.6</text:p>
              </table:table-cell>
            </table:table-row>
            <table:table-row>
              <table:table-cell office:value-type="string">
                <text:p>12:42:48</text:p>
              </table:table-cell>
              <table:table-cell office:value-type="float" office:value="2862.2">
                <text:p>2862.2</text:p>
              </table:table-cell>
              <table:table-cell office:value-type="float" office:value="3138.4">
                <text:p>3138.4</text:p>
              </table:table-cell>
              <table:table-cell office:value-type="float" office:value="3034.8">
                <text:p>3034.8</text:p>
              </table:table-cell>
              <table:table-cell office:value-type="float" office:value="2525.3">
                <text:p>2525.3</text:p>
              </table:table-cell>
            </table:table-row>
            <table:table-row>
              <table:table-cell office:value-type="string">
                <text:p>12:43:51</text:p>
              </table:table-cell>
              <table:table-cell office:value-type="float" office:value="3560.7">
                <text:p>3560.7</text:p>
              </table:table-cell>
              <table:table-cell office:value-type="float" office:value="3487">
                <text:p>3487</text:p>
              </table:table-cell>
              <table:table-cell office:value-type="float" office:value="3686">
                <text:p>3686</text:p>
              </table:table-cell>
              <table:table-cell office:value-type="float" office:value="3363">
                <text:p>3363</text:p>
              </table:table-cell>
            </table:table-row>
            <table:table-row>
              <table:table-cell office:value-type="string">
                <text:p>12:44:54</text:p>
              </table:table-cell>
              <table:table-cell office:value-type="float" office:value="4582.7">
                <text:p>4582.7</text:p>
              </table:table-cell>
              <table:table-cell office:value-type="float" office:value="4359.8">
                <text:p>4359.8</text:p>
              </table:table-cell>
              <table:table-cell office:value-type="float" office:value="5112.4">
                <text:p>5112.4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string">
                <text:p>12:45:57</text:p>
              </table:table-cell>
              <table:table-cell office:value-type="float" office:value="5667.4">
                <text:p>5667.4</text:p>
              </table:table-cell>
              <table:table-cell office:value-type="float" office:value="5256.3">
                <text:p>5256.3</text:p>
              </table:table-cell>
              <table:table-cell office:value-type="float" office:value="5465.6">
                <text:p>5465.6</text:p>
              </table:table-cell>
              <table:table-cell office:value-type="float" office:value="5590.9">
                <text:p>5590.9</text:p>
              </table:table-cell>
            </table:table-row>
            <table:table-row>
              <table:table-cell office:value-type="string">
                <text:p>12:46:59</text:p>
              </table:table-cell>
              <table:table-cell office:value-type="float" office:value="3187.6">
                <text:p>3187.6</text:p>
              </table:table-cell>
              <table:table-cell office:value-type="float" office:value="3012.9">
                <text:p>3012.9</text:p>
              </table:table-cell>
              <table:table-cell office:value-type="float" office:value="3008">
                <text:p>3008</text:p>
              </table:table-cell>
              <table:table-cell office:value-type="float" office:value="2810.2">
                <text:p>2810.2</text:p>
              </table:table-cell>
            </table:table-row>
            <table:table-row>
              <table:table-cell office:value-type="string">
                <text:p>12:48:02</text:p>
              </table:table-cell>
              <table:table-cell office:value-type="float" office:value="3095.6">
                <text:p>3095.6</text:p>
              </table:table-cell>
              <table:table-cell office:value-type="float" office:value="3096">
                <text:p>3096</text:p>
              </table:table-cell>
              <table:table-cell office:value-type="float" office:value="2962.8">
                <text:p>2962.8</text:p>
              </table:table-cell>
              <table:table-cell office:value-type="float" office:value="2719.7">
                <text:p>2719.7</text:p>
              </table:table-cell>
            </table:table-row>
            <table:table-row>
              <table:table-cell office:value-type="string">
                <text:p>12:49:05</text:p>
              </table:table-cell>
              <table:table-cell office:value-type="float" office:value="2934.5">
                <text:p>2934.5</text:p>
              </table:table-cell>
              <table:table-cell office:value-type="float" office:value="2933.8">
                <text:p>2933.8</text:p>
              </table:table-cell>
              <table:table-cell office:value-type="float" office:value="3027.5">
                <text:p>3027.5</text:p>
              </table:table-cell>
              <table:table-cell office:value-type="float" office:value="3005.2">
                <text:p>3005.2</text:p>
              </table:table-cell>
            </table:table-row>
            <table:table-row>
              <table:table-cell office:value-type="string">
                <text:p>12:50:08</text:p>
              </table:table-cell>
              <table:table-cell office:value-type="float" office:value="3003.9">
                <text:p>3003.9</text:p>
              </table:table-cell>
              <table:table-cell office:value-type="float" office:value="2912.6">
                <text:p>2912.6</text:p>
              </table:table-cell>
              <table:table-cell office:value-type="float" office:value="4227">
                <text:p>4227</text:p>
              </table:table-cell>
              <table:table-cell office:value-type="float" office:value="3349.7">
                <text:p>3349.7</text:p>
              </table:table-cell>
            </table:table-row>
            <table:table-row>
              <table:table-cell office:value-type="string">
                <text:p>12:51:13</text:p>
              </table:table-cell>
              <table:table-cell office:value-type="float" office:value="2426.3">
                <text:p>2426.3</text:p>
              </table:table-cell>
              <table:table-cell office:value-type="float" office:value="3086.9">
                <text:p>3086.9</text:p>
              </table:table-cell>
              <table:table-cell office:value-type="float" office:value="2779.6">
                <text:p>2779.6</text:p>
              </table:table-cell>
              <table:table-cell office:value-type="float" office:value="2762.5">
                <text:p>2762.5</text:p>
              </table:table-cell>
            </table:table-row>
            <table:table-row>
              <table:table-cell office:value-type="string">
                <text:p>12:52:16</text:p>
              </table:table-cell>
              <table:table-cell office:value-type="float" office:value="3980">
                <text:p>3980</text:p>
              </table:table-cell>
              <table:table-cell office:value-type="float" office:value="3713.1">
                <text:p>3713.1</text:p>
              </table:table-cell>
              <table:table-cell office:value-type="float" office:value="4111.3">
                <text:p>4111.3</text:p>
              </table:table-cell>
              <table:table-cell office:value-type="float" office:value="3756.8">
                <text:p>3756.8</text:p>
              </table:table-cell>
            </table:table-row>
            <table:table-row>
              <table:table-cell office:value-type="string">
                <text:p>12:53:19</text:p>
              </table:table-cell>
              <table:table-cell office:value-type="float" office:value="3037.5">
                <text:p>3037.5</text:p>
              </table:table-cell>
              <table:table-cell office:value-type="float" office:value="2844.2">
                <text:p>2844.2</text:p>
              </table:table-cell>
              <table:table-cell office:value-type="float" office:value="3376.2">
                <text:p>3376.2</text:p>
              </table:table-cell>
              <table:table-cell office:value-type="float" office:value="2901.8">
                <text:p>2901.8</text:p>
              </table:table-cell>
            </table:table-row>
            <table:table-row>
              <table:table-cell office:value-type="string">
                <text:p>12:54:22</text:p>
              </table:table-cell>
              <table:table-cell office:value-type="float" office:value="3304.9">
                <text:p>3304.9</text:p>
              </table:table-cell>
              <table:table-cell office:value-type="float" office:value="3248.8">
                <text:p>3248.8</text:p>
              </table:table-cell>
              <table:table-cell office:value-type="float" office:value="3439.7">
                <text:p>3439.7</text:p>
              </table:table-cell>
              <table:table-cell office:value-type="float" office:value="3035.4">
                <text:p>3035.4</text:p>
              </table:table-cell>
            </table:table-row>
            <table:table-row>
              <table:table-cell office:value-type="string">
                <text:p>12:55:25</text:p>
              </table:table-cell>
              <table:table-cell office:value-type="float" office:value="4161.8">
                <text:p>4161.8</text:p>
              </table:table-cell>
              <table:table-cell office:value-type="float" office:value="4397.4">
                <text:p>4397.4</text:p>
              </table:table-cell>
              <table:table-cell office:value-type="float" office:value="4065.4">
                <text:p>4065.4</text:p>
              </table:table-cell>
              <table:table-cell office:value-type="float" office:value="3775.5">
                <text:p>3775.5</text:p>
              </table:table-cell>
            </table:table-row>
            <table:table-row>
              <table:table-cell office:value-type="string">
                <text:p>12:56:27</text:p>
              </table:table-cell>
              <table:table-cell office:value-type="float" office:value="4177.7">
                <text:p>4177.7</text:p>
              </table:table-cell>
              <table:table-cell office:value-type="float" office:value="4057.2">
                <text:p>4057.2</text:p>
              </table:table-cell>
              <table:table-cell office:value-type="float" office:value="4722">
                <text:p>4722</text:p>
              </table:table-cell>
              <table:table-cell office:value-type="float" office:value="4412.1">
                <text:p>4412.1</text:p>
              </table:table-cell>
            </table:table-row>
            <table:table-row>
              <table:table-cell office:value-type="string">
                <text:p>12:57:30</text:p>
              </table:table-cell>
              <table:table-cell office:value-type="float" office:value="4222.4">
                <text:p>4222.4</text:p>
              </table:table-cell>
              <table:table-cell office:value-type="float" office:value="4204">
                <text:p>4204</text:p>
              </table:table-cell>
              <table:table-cell office:value-type="float" office:value="4534.7">
                <text:p>4534.7</text:p>
              </table:table-cell>
              <table:table-cell office:value-type="float" office:value="4607.9">
                <text:p>4607.9</text:p>
              </table:table-cell>
            </table:table-row>
            <table:table-row>
              <table:table-cell office:value-type="string">
                <text:p>12:58:33</text:p>
              </table:table-cell>
              <table:table-cell office:value-type="float" office:value="4190.3">
                <text:p>4190.3</text:p>
              </table:table-cell>
              <table:table-cell office:value-type="float" office:value="4202.7">
                <text:p>4202.7</text:p>
              </table:table-cell>
              <table:table-cell office:value-type="float" office:value="4458.8">
                <text:p>4458.8</text:p>
              </table:table-cell>
              <table:table-cell office:value-type="float" office:value="4109.7">
                <text:p>4109.7</text:p>
              </table:table-cell>
            </table:table-row>
            <table:table-row>
              <table:table-cell office:value-type="string">
                <text:p>12:59:36</text:p>
              </table:table-cell>
              <table:table-cell office:value-type="float" office:value="3564.5">
                <text:p>3564.5</text:p>
              </table:table-cell>
              <table:table-cell office:value-type="float" office:value="3998">
                <text:p>3998</text:p>
              </table:table-cell>
              <table:table-cell office:value-type="float" office:value="4206.7">
                <text:p>4206.7</text:p>
              </table:table-cell>
              <table:table-cell office:value-type="float" office:value="3985.7">
                <text:p>3985.7</text:p>
              </table:table-cell>
            </table:table-row>
            <table:table-row>
              <table:table-cell office:value-type="string">
                <text:p>13:00:38</text:p>
              </table:table-cell>
              <table:table-cell office:value-type="float" office:value="4532.7">
                <text:p>4532.7</text:p>
              </table:table-cell>
              <table:table-cell office:value-type="float" office:value="4143.4">
                <text:p>4143.4</text:p>
              </table:table-cell>
              <table:table-cell office:value-type="float" office:value="4078.6">
                <text:p>4078.6</text:p>
              </table:table-cell>
              <table:table-cell office:value-type="float" office:value="4103.9">
                <text:p>4103.9</text:p>
              </table:table-cell>
            </table:table-row>
            <table:table-row>
              <table:table-cell office:value-type="string">
                <text:p>13:01:41</text:p>
              </table:table-cell>
              <table:table-cell office:value-type="float" office:value="2870.9">
                <text:p>2870.9</text:p>
              </table:table-cell>
              <table:table-cell office:value-type="float" office:value="2755.3">
                <text:p>2755.3</text:p>
              </table:table-cell>
              <table:table-cell office:value-type="float" office:value="3329.8">
                <text:p>3329.8</text:p>
              </table:table-cell>
              <table:table-cell office:value-type="float" office:value="2759.6">
                <text:p>2759.6</text:p>
              </table:table-cell>
            </table:table-row>
            <table:table-row>
              <table:table-cell office:value-type="string">
                <text:p>13:02:44</text:p>
              </table:table-cell>
              <table:table-cell office:value-type="float" office:value="3499.9">
                <text:p>3499.9</text:p>
              </table:table-cell>
              <table:table-cell office:value-type="float" office:value="3491.3">
                <text:p>3491.3</text:p>
              </table:table-cell>
              <table:table-cell office:value-type="float" office:value="3661.2">
                <text:p>3661.2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13:03:47</text:p>
              </table:table-cell>
              <table:table-cell office:value-type="float" office:value="4851.1">
                <text:p>4851.1</text:p>
              </table:table-cell>
              <table:table-cell office:value-type="float" office:value="4721.6">
                <text:p>4721.6</text:p>
              </table:table-cell>
              <table:table-cell office:value-type="float" office:value="4841.8">
                <text:p>4841.8</text:p>
              </table:table-cell>
              <table:table-cell office:value-type="float" office:value="4136.8">
                <text:p>4136.8</text:p>
              </table:table-cell>
            </table:table-row>
            <table:table-row>
              <table:table-cell office:value-type="string">
                <text:p>13:04:49</text:p>
              </table:table-cell>
              <table:table-cell office:value-type="float" office:value="3823.2">
                <text:p>3823.2</text:p>
              </table:table-cell>
              <table:table-cell office:value-type="float" office:value="3840.5">
                <text:p>3840.5</text:p>
              </table:table-cell>
              <table:table-cell office:value-type="float" office:value="3880.6">
                <text:p>3880.6</text:p>
              </table:table-cell>
              <table:table-cell office:value-type="float" office:value="4090.5">
                <text:p>4090.5</text:p>
              </table:table-cell>
            </table:table-row>
            <table:table-row>
              <table:table-cell office:value-type="string">
                <text:p>13:05:52</text:p>
              </table:table-cell>
              <table:table-cell office:value-type="float" office:value="4036.5">
                <text:p>4036.5</text:p>
              </table:table-cell>
              <table:table-cell office:value-type="float" office:value="4420">
                <text:p>4420</text:p>
              </table:table-cell>
              <table:table-cell office:value-type="float" office:value="4453.9">
                <text:p>4453.9</text:p>
              </table:table-cell>
              <table:table-cell office:value-type="float" office:value="4229.7">
                <text:p>4229.7</text:p>
              </table:table-cell>
            </table:table-row>
            <table:table-row>
              <table:table-cell office:value-type="string">
                <text:p>13:06:56</text:p>
              </table:table-cell>
              <table:table-cell office:value-type="float" office:value="3350.9">
                <text:p>3350.9</text:p>
              </table:table-cell>
              <table:table-cell office:value-type="float" office:value="3612.8">
                <text:p>3612.8</text:p>
              </table:table-cell>
              <table:table-cell office:value-type="float" office:value="3546.7">
                <text:p>3546.7</text:p>
              </table:table-cell>
              <table:table-cell office:value-type="float" office:value="3317.6">
                <text:p>3317.6</text:p>
              </table:table-cell>
            </table:table-row>
            <table:table-row>
              <table:table-cell office:value-type="string">
                <text:p>13:08:00</text:p>
              </table:table-cell>
              <table:table-cell office:value-type="float" office:value="3129">
                <text:p>3129</text:p>
              </table:table-cell>
              <table:table-cell office:value-type="float" office:value="3151.7">
                <text:p>3151.7</text:p>
              </table:table-cell>
              <table:table-cell office:value-type="float" office:value="3153.5">
                <text:p>3153.5</text:p>
              </table:table-cell>
              <table:table-cell office:value-type="float" office:value="3085.1">
                <text:p>3085.1</text:p>
              </table:table-cell>
            </table:table-row>
            <table:table-row>
              <table:table-cell office:value-type="string">
                <text:p>13:09:03</text:p>
              </table:table-cell>
              <table:table-cell office:value-type="float" office:value="3590.5">
                <text:p>3590.5</text:p>
              </table:table-cell>
              <table:table-cell office:value-type="float" office:value="3199.9">
                <text:p>3199.9</text:p>
              </table:table-cell>
              <table:table-cell office:value-type="float" office:value="3584.7">
                <text:p>3584.7</text:p>
              </table:table-cell>
              <table:table-cell office:value-type="float" office:value="3544.7">
                <text:p>3544.7</text:p>
              </table:table-cell>
            </table:table-row>
            <table:table-row>
              <table:table-cell office:value-type="string">
                <text:p>13:10:06</text:p>
              </table:table-cell>
              <table:table-cell office:value-type="float" office:value="2929.4">
                <text:p>2929.4</text:p>
              </table:table-cell>
              <table:table-cell office:value-type="float" office:value="2949.5">
                <text:p>2949.5</text:p>
              </table:table-cell>
              <table:table-cell office:value-type="float" office:value="3179.6">
                <text:p>3179.6</text:p>
              </table:table-cell>
              <table:table-cell office:value-type="float" office:value="2718.9">
                <text:p>2718.9</text:p>
              </table:table-cell>
            </table:table-row>
            <table:table-row>
              <table:table-cell office:value-type="string">
                <text:p>13:11:08</text:p>
              </table:table-cell>
              <table:table-cell office:value-type="float" office:value="3147.6">
                <text:p>3147.6</text:p>
              </table:table-cell>
              <table:table-cell office:value-type="float" office:value="2863.3">
                <text:p>2863.3</text:p>
              </table:table-cell>
              <table:table-cell office:value-type="float" office:value="3223.9">
                <text:p>3223.9</text:p>
              </table:table-cell>
              <table:table-cell office:value-type="float" office:value="3018.2">
                <text:p>3018.2</text:p>
              </table:table-cell>
            </table:table-row>
            <table:table-row>
              <table:table-cell office:value-type="string">
                <text:p>13:12:11</text:p>
              </table:table-cell>
              <table:table-cell office:value-type="float" office:value="3623.2">
                <text:p>3623.2</text:p>
              </table:table-cell>
              <table:table-cell office:value-type="float" office:value="3577.9">
                <text:p>3577.9</text:p>
              </table:table-cell>
              <table:table-cell office:value-type="float" office:value="3956.1">
                <text:p>3956.1</text:p>
              </table:table-cell>
              <table:table-cell office:value-type="float" office:value="3492.8">
                <text:p>3492.8</text:p>
              </table:table-cell>
            </table:table-row>
            <table:table-row>
              <table:table-cell office:value-type="string">
                <text:p>13:13:14</text:p>
              </table:table-cell>
              <table:table-cell office:value-type="float" office:value="3644.2">
                <text:p>3644.2</text:p>
              </table:table-cell>
              <table:table-cell office:value-type="float" office:value="4200.7">
                <text:p>4200.7</text:p>
              </table:table-cell>
              <table:table-cell office:value-type="float" office:value="4095.7">
                <text:p>4095.7</text:p>
              </table:table-cell>
              <table:table-cell office:value-type="float" office:value="3397.6">
                <text:p>3397.6</text:p>
              </table:table-cell>
            </table:table-row>
            <table:table-row>
              <table:table-cell office:value-type="string">
                <text:p>13:14:16</text:p>
              </table:table-cell>
              <table:table-cell office:value-type="float" office:value="3590">
                <text:p>3590</text:p>
              </table:table-cell>
              <table:table-cell office:value-type="float" office:value="3442.4">
                <text:p>3442.4</text:p>
              </table:table-cell>
              <table:table-cell office:value-type="float" office:value="3497.3">
                <text:p>3497.3</text:p>
              </table:table-cell>
              <table:table-cell office:value-type="float" office:value="3348.1">
                <text:p>3348.1</text:p>
              </table:table-cell>
            </table:table-row>
            <table:table-row>
              <table:table-cell office:value-type="string">
                <text:p>13:15:19</text:p>
              </table:table-cell>
              <table:table-cell office:value-type="float" office:value="3182.2">
                <text:p>3182.2</text:p>
              </table:table-cell>
              <table:table-cell office:value-type="float" office:value="3094.1">
                <text:p>3094.1</text:p>
              </table:table-cell>
              <table:table-cell office:value-type="float" office:value="3292.9">
                <text:p>3292.9</text:p>
              </table:table-cell>
              <table:table-cell office:value-type="float" office:value="2829.9">
                <text:p>2829.9</text:p>
              </table:table-cell>
            </table:table-row>
            <table:table-row>
              <table:table-cell office:value-type="string">
                <text:p>13:16:22</text:p>
              </table:table-cell>
              <table:table-cell office:value-type="float" office:value="2877.2">
                <text:p>2877.2</text:p>
              </table:table-cell>
              <table:table-cell office:value-type="float" office:value="2625.6">
                <text:p>2625.6</text:p>
              </table:table-cell>
              <table:table-cell office:value-type="float" office:value="3183.7">
                <text:p>3183.7</text:p>
              </table:table-cell>
              <table:table-cell office:value-type="float" office:value="2720.2">
                <text:p>2720.2</text:p>
              </table:table-cell>
            </table:table-row>
            <table:table-row>
              <table:table-cell office:value-type="string">
                <text:p>13:17:25</text:p>
              </table:table-cell>
              <table:table-cell office:value-type="float" office:value="2898.1">
                <text:p>2898.1</text:p>
              </table:table-cell>
              <table:table-cell office:value-type="float" office:value="3001.3">
                <text:p>3001.3</text:p>
              </table:table-cell>
              <table:table-cell office:value-type="float" office:value="3000.2">
                <text:p>3000.2</text:p>
              </table:table-cell>
              <table:table-cell office:value-type="float" office:value="2705.2">
                <text:p>2705.2</text:p>
              </table:table-cell>
            </table:table-row>
            <table:table-row>
              <table:table-cell office:value-type="string">
                <text:p>13:18:28</text:p>
              </table:table-cell>
              <table:table-cell office:value-type="float" office:value="2748.3">
                <text:p>2748.3</text:p>
              </table:table-cell>
              <table:table-cell office:value-type="float" office:value="2694.7">
                <text:p>2694.7</text:p>
              </table:table-cell>
              <table:table-cell office:value-type="float" office:value="2883.3">
                <text:p>2883.3</text:p>
              </table:table-cell>
              <table:table-cell office:value-type="float" office:value="2587.7">
                <text:p>2587.7</text:p>
              </table:table-cell>
            </table:table-row>
            <table:table-row>
              <table:table-cell office:value-type="string">
                <text:p>13:19:30</text:p>
              </table:table-cell>
              <table:table-cell office:value-type="float" office:value="3032.9">
                <text:p>3032.9</text:p>
              </table:table-cell>
              <table:table-cell office:value-type="float" office:value="3408.1">
                <text:p>3408.1</text:p>
              </table:table-cell>
              <table:table-cell office:value-type="float" office:value="3328.5">
                <text:p>3328.5</text:p>
              </table:table-cell>
              <table:table-cell office:value-type="float" office:value="3106.5">
                <text:p>3106.5</text:p>
              </table:table-cell>
            </table:table-row>
            <table:table-row>
              <table:table-cell office:value-type="string">
                <text:p>13:20:33</text:p>
              </table:table-cell>
              <table:table-cell office:value-type="float" office:value="3053.4">
                <text:p>3053.4</text:p>
              </table:table-cell>
              <table:table-cell office:value-type="float" office:value="3482.4">
                <text:p>3482.4</text:p>
              </table:table-cell>
              <table:table-cell office:value-type="float" office:value="3111.1">
                <text:p>3111.1</text:p>
              </table:table-cell>
              <table:table-cell office:value-type="float" office:value="3429.8">
                <text:p>3429.8</text:p>
              </table:table-cell>
            </table:table-row>
            <table:table-row>
              <table:table-cell office:value-type="string">
                <text:p>13:21:37</text:p>
              </table:table-cell>
              <table:table-cell office:value-type="float" office:value="3170.1">
                <text:p>3170.1</text:p>
              </table:table-cell>
              <table:table-cell office:value-type="float" office:value="2683.6">
                <text:p>2683.6</text:p>
              </table:table-cell>
              <table:table-cell office:value-type="float" office:value="3046.1">
                <text:p>3046.1</text:p>
              </table:table-cell>
              <table:table-cell office:value-type="float" office:value="2613.2">
                <text:p>2613.2</text:p>
              </table:table-cell>
            </table:table-row>
            <table:table-row>
              <table:table-cell office:value-type="string">
                <text:p>13:22:40</text:p>
              </table:table-cell>
              <table:table-cell office:value-type="float" office:value="5449.8">
                <text:p>5449.8</text:p>
              </table:table-cell>
              <table:table-cell office:value-type="float" office:value="4937.3">
                <text:p>4937.3</text:p>
              </table:table-cell>
              <table:table-cell office:value-type="float" office:value="5536.7">
                <text:p>5536.7</text:p>
              </table:table-cell>
              <table:table-cell office:value-type="float" office:value="5629.1">
                <text:p>5629.1</text:p>
              </table:table-cell>
            </table:table-row>
            <table:table-row>
              <table:table-cell office:value-type="string">
                <text:p>13:23:43</text:p>
              </table:table-cell>
              <table:table-cell office:value-type="float" office:value="2599.8">
                <text:p>2599.8</text:p>
              </table:table-cell>
              <table:table-cell office:value-type="float" office:value="2902">
                <text:p>2902</text:p>
              </table:table-cell>
              <table:table-cell office:value-type="float" office:value="2753.6">
                <text:p>2753.6</text:p>
              </table:table-cell>
              <table:table-cell office:value-type="float" office:value="2514.3">
                <text:p>2514.3</text:p>
              </table:table-cell>
            </table:table-row>
            <table:table-row>
              <table:table-cell office:value-type="string">
                <text:p>13:24:45</text:p>
              </table:table-cell>
              <table:table-cell office:value-type="float" office:value="3703.9">
                <text:p>3703.9</text:p>
              </table:table-cell>
              <table:table-cell office:value-type="float" office:value="3554.9">
                <text:p>3554.9</text:p>
              </table:table-cell>
              <table:table-cell office:value-type="float" office:value="3796.1">
                <text:p>3796.1</text:p>
              </table:table-cell>
              <table:table-cell office:value-type="float" office:value="3429.1">
                <text:p>3429.1</text:p>
              </table:table-cell>
            </table:table-row>
            <table:table-row>
              <table:table-cell office:value-type="string">
                <text:p>13:25:48</text:p>
              </table:table-cell>
              <table:table-cell office:value-type="float" office:value="3364.2">
                <text:p>3364.2</text:p>
              </table:table-cell>
              <table:table-cell office:value-type="float" office:value="2722.7">
                <text:p>2722.7</text:p>
              </table:table-cell>
              <table:table-cell office:value-type="float" office:value="3431.9">
                <text:p>3431.9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13:26:51</text:p>
              </table:table-cell>
              <table:table-cell office:value-type="float" office:value="3426.6">
                <text:p>3426.6</text:p>
              </table:table-cell>
              <table:table-cell office:value-type="float" office:value="3201.6">
                <text:p>3201.6</text:p>
              </table:table-cell>
              <table:table-cell office:value-type="float" office:value="3870.8">
                <text:p>3870.8</text:p>
              </table:table-cell>
              <table:table-cell office:value-type="float" office:value="2989.1">
                <text:p>2989.1</text:p>
              </table:table-cell>
            </table:table-row>
            <table:table-row>
              <table:table-cell office:value-type="string">
                <text:p>13:27:54</text:p>
              </table:table-cell>
              <table:table-cell office:value-type="float" office:value="4067.1">
                <text:p>4067.1</text:p>
              </table:table-cell>
              <table:table-cell office:value-type="float" office:value="4267.6">
                <text:p>4267.6</text:p>
              </table:table-cell>
              <table:table-cell office:value-type="float" office:value="4807.4">
                <text:p>4807.4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13:28:56</text:p>
              </table:table-cell>
              <table:table-cell office:value-type="float" office:value="3480.6">
                <text:p>3480.6</text:p>
              </table:table-cell>
              <table:table-cell office:value-type="float" office:value="3596.2">
                <text:p>3596.2</text:p>
              </table:table-cell>
              <table:table-cell office:value-type="float" office:value="3743">
                <text:p>3743</text:p>
              </table:table-cell>
              <table:table-cell office:value-type="float" office:value="3440.2">
                <text:p>3440.2</text:p>
              </table:table-cell>
            </table:table-row>
            <table:table-row>
              <table:table-cell office:value-type="string">
                <text:p>13:29:59</text:p>
              </table:table-cell>
              <table:table-cell office:value-type="float" office:value="2986.1">
                <text:p>2986.1</text:p>
              </table:table-cell>
              <table:table-cell office:value-type="float" office:value="2833.2">
                <text:p>2833.2</text:p>
              </table:table-cell>
              <table:table-cell office:value-type="float" office:value="3249.9">
                <text:p>3249.9</text:p>
              </table:table-cell>
              <table:table-cell office:value-type="float" office:value="2650.5">
                <text:p>2650.5</text:p>
              </table:table-cell>
            </table:table-row>
            <table:table-row>
              <table:table-cell office:value-type="string">
                <text:p>13:31:02</text:p>
              </table:table-cell>
              <table:table-cell office:value-type="float" office:value="3322.4">
                <text:p>3322.4</text:p>
              </table:table-cell>
              <table:table-cell office:value-type="float" office:value="2884.7">
                <text:p>2884.7</text:p>
              </table:table-cell>
              <table:table-cell office:value-type="float" office:value="3293.1">
                <text:p>3293.1</text:p>
              </table:table-cell>
              <table:table-cell office:value-type="float" office:value="2791.4">
                <text:p>2791.4</text:p>
              </table:table-cell>
            </table:table-row>
            <table:table-row>
              <table:table-cell office:value-type="string">
                <text:p>13:32:05</text:p>
              </table:table-cell>
              <table:table-cell office:value-type="float" office:value="3059">
                <text:p>3059</text:p>
              </table:table-cell>
              <table:table-cell office:value-type="float" office:value="2847.7">
                <text:p>2847.7</text:p>
              </table:table-cell>
              <table:table-cell office:value-type="float" office:value="3465.5">
                <text:p>3465.5</text:p>
              </table:table-cell>
              <table:table-cell office:value-type="float" office:value="2898.9">
                <text:p>2898.9</text:p>
              </table:table-cell>
            </table:table-row>
            <table:table-row>
              <table:table-cell office:value-type="string">
                <text:p>13:33:07</text:p>
              </table:table-cell>
              <table:table-cell office:value-type="float" office:value="3745.8">
                <text:p>3745.8</text:p>
              </table:table-cell>
              <table:table-cell office:value-type="float" office:value="3616.1">
                <text:p>3616.1</text:p>
              </table:table-cell>
              <table:table-cell office:value-type="float" office:value="3418.6">
                <text:p>3418.6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string">
                <text:p>13:34:10</text:p>
              </table:table-cell>
              <table:table-cell office:value-type="float" office:value="2892.5">
                <text:p>2892.5</text:p>
              </table:table-cell>
              <table:table-cell office:value-type="float" office:value="2652">
                <text:p>2652</text:p>
              </table:table-cell>
              <table:table-cell office:value-type="float" office:value="3208.3">
                <text:p>3208.3</text:p>
              </table:table-cell>
              <table:table-cell office:value-type="float" office:value="2873.3">
                <text:p>2873.3</text:p>
              </table:table-cell>
            </table:table-row>
            <table:table-row>
              <table:table-cell office:value-type="string">
                <text:p>13:35:13</text:p>
              </table:table-cell>
              <table:table-cell office:value-type="float" office:value="3354.8">
                <text:p>3354.8</text:p>
              </table:table-cell>
              <table:table-cell office:value-type="float" office:value="3471.9">
                <text:p>3471.9</text:p>
              </table:table-cell>
              <table:table-cell office:value-type="float" office:value="3613.3">
                <text:p>3613.3</text:p>
              </table:table-cell>
              <table:table-cell office:value-type="float" office:value="3393.8">
                <text:p>3393.8</text:p>
              </table:table-cell>
            </table:table-row>
            <table:table-row>
              <table:table-cell office:value-type="string">
                <text:p>13:36:17</text:p>
              </table:table-cell>
              <table:table-cell office:value-type="float" office:value="3475">
                <text:p>3475</text:p>
              </table:table-cell>
              <table:table-cell office:value-type="float" office:value="3144.6">
                <text:p>3144.6</text:p>
              </table:table-cell>
              <table:table-cell office:value-type="float" office:value="3262.4">
                <text:p>3262.4</text:p>
              </table:table-cell>
              <table:table-cell office:value-type="float" office:value="2674.6">
                <text:p>2674.6</text:p>
              </table:table-cell>
            </table:table-row>
            <table:table-row>
              <table:table-cell office:value-type="string">
                <text:p>13:37:20</text:p>
              </table:table-cell>
              <table:table-cell office:value-type="float" office:value="3106.8">
                <text:p>3106.8</text:p>
              </table:table-cell>
              <table:table-cell office:value-type="float" office:value="3026.2">
                <text:p>3026.2</text:p>
              </table:table-cell>
              <table:table-cell office:value-type="float" office:value="2930.9">
                <text:p>2930.9</text:p>
              </table:table-cell>
              <table:table-cell office:value-type="float" office:value="2801.2">
                <text:p>2801.2</text:p>
              </table:table-cell>
            </table:table-row>
            <table:table-row>
              <table:table-cell office:value-type="string">
                <text:p>13:38:23</text:p>
              </table:table-cell>
              <table:table-cell office:value-type="float" office:value="3069.1">
                <text:p>3069.1</text:p>
              </table:table-cell>
              <table:table-cell office:value-type="float" office:value="3128.7">
                <text:p>3128.7</text:p>
              </table:table-cell>
              <table:table-cell office:value-type="float" office:value="2959.1">
                <text:p>2959.1</text:p>
              </table:table-cell>
              <table:table-cell office:value-type="float" office:value="2815.2">
                <text:p>2815.2</text:p>
              </table:table-cell>
            </table:table-row>
            <table:table-row>
              <table:table-cell office:value-type="string">
                <text:p>13:39:26</text:p>
              </table:table-cell>
              <table:table-cell office:value-type="float" office:value="2739">
                <text:p>2739</text:p>
              </table:table-cell>
              <table:table-cell office:value-type="float" office:value="3009.1">
                <text:p>3009.1</text:p>
              </table:table-cell>
              <table:table-cell office:value-type="float" office:value="3022.9">
                <text:p>3022.9</text:p>
              </table:table-cell>
              <table:table-cell office:value-type="float" office:value="2734.1">
                <text:p>2734.1</text:p>
              </table:table-cell>
            </table:table-row>
            <table:table-row>
              <table:table-cell office:value-type="string">
                <text:p>13:40:28</text:p>
              </table:table-cell>
              <table:table-cell office:value-type="float" office:value="3815.5">
                <text:p>3815.5</text:p>
              </table:table-cell>
              <table:table-cell office:value-type="float" office:value="3241.4">
                <text:p>3241.4</text:p>
              </table:table-cell>
              <table:table-cell office:value-type="float" office:value="3651.5">
                <text:p>3651.5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13:41:31</text:p>
              </table:table-cell>
              <table:table-cell office:value-type="float" office:value="2881.5">
                <text:p>2881.5</text:p>
              </table:table-cell>
              <table:table-cell office:value-type="float" office:value="2871.8">
                <text:p>2871.8</text:p>
              </table:table-cell>
              <table:table-cell office:value-type="float" office:value="3353.9">
                <text:p>3353.9</text:p>
              </table:table-cell>
              <table:table-cell office:value-type="float" office:value="3063.4">
                <text:p>3063.4</text:p>
              </table:table-cell>
            </table:table-row>
            <table:table-row>
              <table:table-cell office:value-type="string">
                <text:p>13:42:34</text:p>
              </table:table-cell>
              <table:table-cell office:value-type="float" office:value="3551.8">
                <text:p>3551.8</text:p>
              </table:table-cell>
              <table:table-cell office:value-type="float" office:value="3471.8">
                <text:p>3471.8</text:p>
              </table:table-cell>
              <table:table-cell office:value-type="float" office:value="3422.7">
                <text:p>3422.7</text:p>
              </table:table-cell>
              <table:table-cell office:value-type="float" office:value="3365.8">
                <text:p>3365.8</text:p>
              </table:table-cell>
            </table:table-row>
            <table:table-row>
              <table:table-cell office:value-type="string">
                <text:p>13:43:37</text:p>
              </table:table-cell>
              <table:table-cell office:value-type="float" office:value="2681">
                <text:p>2681</text:p>
              </table:table-cell>
              <table:table-cell office:value-type="float" office:value="3166.9">
                <text:p>3166.9</text:p>
              </table:table-cell>
              <table:table-cell office:value-type="float" office:value="2624.1">
                <text:p>2624.1</text:p>
              </table:table-cell>
              <table:table-cell office:value-type="float" office:value="2449.6">
                <text:p>2449.6</text:p>
              </table:table-cell>
            </table:table-row>
            <table:table-row>
              <table:table-cell office:value-type="string">
                <text:p>13:44:39</text:p>
              </table:table-cell>
              <table:table-cell office:value-type="float" office:value="3349">
                <text:p>3349</text:p>
              </table:table-cell>
              <table:table-cell office:value-type="float" office:value="3580.1">
                <text:p>3580.1</text:p>
              </table:table-cell>
              <table:table-cell office:value-type="float" office:value="3556.2">
                <text:p>3556.2</text:p>
              </table:table-cell>
              <table:table-cell office:value-type="float" office:value="3628.7">
                <text:p>3628.7</text:p>
              </table:table-cell>
            </table:table-row>
            <table:table-row>
              <table:table-cell office:value-type="string">
                <text:p>13:45:42</text:p>
              </table:table-cell>
              <table:table-cell office:value-type="float" office:value="3245">
                <text:p>3245</text:p>
              </table:table-cell>
              <table:table-cell office:value-type="float" office:value="3288.7">
                <text:p>3288.7</text:p>
              </table:table-cell>
              <table:table-cell office:value-type="float" office:value="3218">
                <text:p>3218</text:p>
              </table:table-cell>
              <table:table-cell office:value-type="float" office:value="3016.7">
                <text:p>3016.7</text:p>
              </table:table-cell>
            </table:table-row>
            <table:table-row>
              <table:table-cell office:value-type="string">
                <text:p>13:46:45</text:p>
              </table:table-cell>
              <table:table-cell office:value-type="float" office:value="3957.4">
                <text:p>3957.4</text:p>
              </table:table-cell>
              <table:table-cell office:value-type="float" office:value="3871.1">
                <text:p>3871.1</text:p>
              </table:table-cell>
              <table:table-cell office:value-type="float" office:value="4467.8">
                <text:p>4467.8</text:p>
              </table:table-cell>
              <table:table-cell office:value-type="float" office:value="4297.5">
                <text:p>4297.5</text:p>
              </table:table-cell>
            </table:table-row>
            <table:table-row>
              <table:table-cell office:value-type="string">
                <text:p>13:47:47</text:p>
              </table:table-cell>
              <table:table-cell office:value-type="float" office:value="2727.7">
                <text:p>2727.7</text:p>
              </table:table-cell>
              <table:table-cell office:value-type="float" office:value="2753.9">
                <text:p>2753.9</text:p>
              </table:table-cell>
              <table:table-cell office:value-type="float" office:value="3138.3">
                <text:p>3138.3</text:p>
              </table:table-cell>
              <table:table-cell office:value-type="float" office:value="2573.3">
                <text:p>2573.3</text:p>
              </table:table-cell>
            </table:table-row>
            <table:table-row>
              <table:table-cell office:value-type="string">
                <text:p>13:48:50</text:p>
              </table:table-cell>
              <table:table-cell office:value-type="float" office:value="3232.2">
                <text:p>3232.2</text:p>
              </table:table-cell>
              <table:table-cell office:value-type="float" office:value="3435.9">
                <text:p>3435.9</text:p>
              </table:table-cell>
              <table:table-cell office:value-type="float" office:value="3703.6">
                <text:p>3703.6</text:p>
              </table:table-cell>
              <table:table-cell office:value-type="float" office:value="3472.4">
                <text:p>3472.4</text:p>
              </table:table-cell>
            </table:table-row>
            <table:table-row>
              <table:table-cell office:value-type="string">
                <text:p>13:49:53</text:p>
              </table:table-cell>
              <table:table-cell office:value-type="float" office:value="3013.6">
                <text:p>3013.6</text:p>
              </table:table-cell>
              <table:table-cell office:value-type="float" office:value="2640.1">
                <text:p>2640.1</text:p>
              </table:table-cell>
              <table:table-cell office:value-type="float" office:value="3272.9">
                <text:p>3272.9</text:p>
              </table:table-cell>
              <table:table-cell office:value-type="float" office:value="2865.4">
                <text:p>2865.4</text:p>
              </table:table-cell>
            </table:table-row>
            <table:table-row>
              <table:table-cell office:value-type="string">
                <text:p>13:50:56</text:p>
              </table:table-cell>
              <table:table-cell office:value-type="float" office:value="3100.2">
                <text:p>3100.2</text:p>
              </table:table-cell>
              <table:table-cell office:value-type="float" office:value="3160.6">
                <text:p>3160.6</text:p>
              </table:table-cell>
              <table:table-cell office:value-type="float" office:value="3389.9">
                <text:p>3389.9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3:51:59</text:p>
              </table:table-cell>
              <table:table-cell office:value-type="float" office:value="2763.4">
                <text:p>2763.4</text:p>
              </table:table-cell>
              <table:table-cell office:value-type="float" office:value="3090.5">
                <text:p>3090.5</text:p>
              </table:table-cell>
              <table:table-cell office:value-type="float" office:value="2623.5">
                <text:p>2623.5</text:p>
              </table:table-cell>
              <table:table-cell office:value-type="float" office:value="3005.6">
                <text:p>3005.6</text:p>
              </table:table-cell>
            </table:table-row>
            <table:table-row>
              <table:table-cell office:value-type="string">
                <text:p>13:53:02</text:p>
              </table:table-cell>
              <table:table-cell office:value-type="float" office:value="3167.9">
                <text:p>3167.9</text:p>
              </table:table-cell>
              <table:table-cell office:value-type="float" office:value="3089.3">
                <text:p>3089.3</text:p>
              </table:table-cell>
              <table:table-cell office:value-type="float" office:value="3424.5">
                <text:p>3424.5</text:p>
              </table:table-cell>
              <table:table-cell office:value-type="float" office:value="2904.5">
                <text:p>2904.5</text:p>
              </table:table-cell>
            </table:table-row>
            <table:table-row>
              <table:table-cell office:value-type="string">
                <text:p>13:54:05</text:p>
              </table:table-cell>
              <table:table-cell office:value-type="float" office:value="3347.7">
                <text:p>3347.7</text:p>
              </table:table-cell>
              <table:table-cell office:value-type="float" office:value="3026.1">
                <text:p>3026.1</text:p>
              </table:table-cell>
              <table:table-cell office:value-type="float" office:value="3253.8">
                <text:p>3253.8</text:p>
              </table:table-cell>
              <table:table-cell office:value-type="float" office:value="2886.5">
                <text:p>2886.5</text:p>
              </table:table-cell>
            </table:table-row>
            <table:table-row>
              <table:table-cell office:value-type="string">
                <text:p>13:55:07</text:p>
              </table:table-cell>
              <table:table-cell office:value-type="float" office:value="3303.7">
                <text:p>3303.7</text:p>
              </table:table-cell>
              <table:table-cell office:value-type="float" office:value="3211.5">
                <text:p>3211.5</text:p>
              </table:table-cell>
              <table:table-cell office:value-type="float" office:value="3446.9">
                <text:p>3446.9</text:p>
              </table:table-cell>
              <table:table-cell office:value-type="float" office:value="3339.6">
                <text:p>3339.6</text:p>
              </table:table-cell>
            </table:table-row>
            <table:table-row>
              <table:table-cell office:value-type="string">
                <text:p>13:56:10</text:p>
              </table:table-cell>
              <table:table-cell office:value-type="float" office:value="2729.4">
                <text:p>2729.4</text:p>
              </table:table-cell>
              <table:table-cell office:value-type="float" office:value="2766.7">
                <text:p>2766.7</text:p>
              </table:table-cell>
              <table:table-cell office:value-type="float" office:value="2757.6">
                <text:p>2757.6</text:p>
              </table:table-cell>
              <table:table-cell office:value-type="float" office:value="2757.2">
                <text:p>2757.2</text:p>
              </table:table-cell>
            </table:table-row>
            <table:table-row>
              <table:table-cell office:value-type="string">
                <text:p>13:57:13</text:p>
              </table:table-cell>
              <table:table-cell office:value-type="float" office:value="3898.2">
                <text:p>3898.2</text:p>
              </table:table-cell>
              <table:table-cell office:value-type="float" office:value="3790.4">
                <text:p>3790.4</text:p>
              </table:table-cell>
              <table:table-cell office:value-type="float" office:value="3826.1">
                <text:p>3826.1</text:p>
              </table:table-cell>
              <table:table-cell office:value-type="float" office:value="3987.2">
                <text:p>3987.2</text:p>
              </table:table-cell>
            </table:table-row>
            <table:table-row>
              <table:table-cell office:value-type="string">
                <text:p>13:58:15</text:p>
              </table:table-cell>
              <table:table-cell office:value-type="float" office:value="3158.7">
                <text:p>3158.7</text:p>
              </table:table-cell>
              <table:table-cell office:value-type="float" office:value="3179.9">
                <text:p>3179.9</text:p>
              </table:table-cell>
              <table:table-cell office:value-type="float" office:value="3442">
                <text:p>3442</text:p>
              </table:table-cell>
              <table:table-cell office:value-type="float" office:value="3181.5">
                <text:p>3181.5</text:p>
              </table:table-cell>
            </table:table-row>
            <table:table-row>
              <table:table-cell office:value-type="string">
                <text:p>13:59:18</text:p>
              </table:table-cell>
              <table:table-cell office:value-type="float" office:value="3485.8">
                <text:p>3485.8</text:p>
              </table:table-cell>
              <table:table-cell office:value-type="float" office:value="3667.6">
                <text:p>3667.6</text:p>
              </table:table-cell>
              <table:table-cell office:value-type="float" office:value="4046.5">
                <text:p>4046.5</text:p>
              </table:table-cell>
              <table:table-cell office:value-type="float" office:value="3272.5">
                <text:p>3272.5</text:p>
              </table:table-cell>
            </table:table-row>
            <table:table-row>
              <table:table-cell office:value-type="string">
                <text:p>14:00:21</text:p>
              </table:table-cell>
              <table:table-cell office:value-type="float" office:value="2843.8">
                <text:p>2843.8</text:p>
              </table:table-cell>
              <table:table-cell office:value-type="float" office:value="2801.1">
                <text:p>2801.1</text:p>
              </table:table-cell>
              <table:table-cell office:value-type="float" office:value="2702.5">
                <text:p>2702.5</text:p>
              </table:table-cell>
              <table:table-cell office:value-type="float" office:value="2678.3">
                <text:p>2678.3</text:p>
              </table:table-cell>
            </table:table-row>
            <table:table-row>
              <table:table-cell office:value-type="string">
                <text:p>14:01:24</text:p>
              </table:table-cell>
              <table:table-cell office:value-type="float" office:value="3595.9">
                <text:p>3595.9</text:p>
              </table:table-cell>
              <table:table-cell office:value-type="float" office:value="4112.3">
                <text:p>4112.3</text:p>
              </table:table-cell>
              <table:table-cell office:value-type="float" office:value="3752.9">
                <text:p>3752.9</text:p>
              </table:table-cell>
              <table:table-cell office:value-type="float" office:value="3670.8">
                <text:p>3670.8</text:p>
              </table:table-cell>
            </table:table-row>
            <table:table-row>
              <table:table-cell office:value-type="string">
                <text:p>14:02:26</text:p>
              </table:table-cell>
              <table:table-cell office:value-type="float" office:value="4199.6">
                <text:p>4199.6</text:p>
              </table:table-cell>
              <table:table-cell office:value-type="float" office:value="4134.2">
                <text:p>4134.2</text:p>
              </table:table-cell>
              <table:table-cell office:value-type="float" office:value="4208.2">
                <text:p>4208.2</text:p>
              </table:table-cell>
              <table:table-cell office:value-type="float" office:value="3969.7">
                <text:p>3969.7</text:p>
              </table:table-cell>
            </table:table-row>
            <table:table-row>
              <table:table-cell office:value-type="string">
                <text:p>14:03:29</text:p>
              </table:table-cell>
              <table:table-cell office:value-type="float" office:value="3185.5">
                <text:p>3185.5</text:p>
              </table:table-cell>
              <table:table-cell office:value-type="float" office:value="3122.2">
                <text:p>3122.2</text:p>
              </table:table-cell>
              <table:table-cell office:value-type="float" office:value="3067.9">
                <text:p>3067.9</text:p>
              </table:table-cell>
              <table:table-cell office:value-type="float" office:value="2874.4">
                <text:p>2874.4</text:p>
              </table:table-cell>
            </table:table-row>
            <table:table-row>
              <table:table-cell office:value-type="string">
                <text:p>14:04:32</text:p>
              </table:table-cell>
              <table:table-cell office:value-type="float" office:value="3141.4">
                <text:p>3141.4</text:p>
              </table:table-cell>
              <table:table-cell office:value-type="float" office:value="2817.5">
                <text:p>2817.5</text:p>
              </table:table-cell>
              <table:table-cell office:value-type="float" office:value="3024">
                <text:p>3024</text:p>
              </table:table-cell>
              <table:table-cell office:value-type="float" office:value="2926.9">
                <text:p>2926.9</text:p>
              </table:table-cell>
            </table:table-row>
            <table:table-row>
              <table:table-cell office:value-type="string">
                <text:p>14:05:35</text:p>
              </table:table-cell>
              <table:table-cell office:value-type="float" office:value="3125">
                <text:p>3125</text:p>
              </table:table-cell>
              <table:table-cell office:value-type="float" office:value="3083.2">
                <text:p>3083.2</text:p>
              </table:table-cell>
              <table:table-cell office:value-type="float" office:value="3222.7">
                <text:p>3222.7</text:p>
              </table:table-cell>
              <table:table-cell office:value-type="float" office:value="2960.4">
                <text:p>2960.4</text:p>
              </table:table-cell>
            </table:table-row>
            <table:table-row>
              <table:table-cell office:value-type="string">
                <text:p>14:06:38</text:p>
              </table:table-cell>
              <table:table-cell office:value-type="float" office:value="3501.9">
                <text:p>3501.9</text:p>
              </table:table-cell>
              <table:table-cell office:value-type="float" office:value="3261.2">
                <text:p>3261.2</text:p>
              </table:table-cell>
              <table:table-cell office:value-type="float" office:value="3432">
                <text:p>3432</text:p>
              </table:table-cell>
              <table:table-cell office:value-type="float" office:value="3136.8">
                <text:p>3136.8</text:p>
              </table:table-cell>
            </table:table-row>
            <table:table-row>
              <table:table-cell office:value-type="string">
                <text:p>14:07:42</text:p>
              </table:table-cell>
              <table:table-cell office:value-type="float" office:value="3230.8">
                <text:p>3230.8</text:p>
              </table:table-cell>
              <table:table-cell office:value-type="float" office:value="3397">
                <text:p>3397</text:p>
              </table:table-cell>
              <table:table-cell office:value-type="float" office:value="3451.2">
                <text:p>3451.2</text:p>
              </table:table-cell>
              <table:table-cell office:value-type="float" office:value="3202.1">
                <text:p>3202.1</text:p>
              </table:table-cell>
            </table:table-row>
            <table:table-row>
              <table:table-cell office:value-type="string">
                <text:p>14:08:45</text:p>
              </table:table-cell>
              <table:table-cell office:value-type="float" office:value="4107.3">
                <text:p>4107.3</text:p>
              </table:table-cell>
              <table:table-cell office:value-type="float" office:value="4033.2">
                <text:p>4033.2</text:p>
              </table:table-cell>
              <table:table-cell office:value-type="float" office:value="4895.5">
                <text:p>4895.5</text:p>
              </table:table-cell>
              <table:table-cell office:value-type="float" office:value="4283.3">
                <text:p>4283.3</text:p>
              </table:table-cell>
            </table:table-row>
            <table:table-row>
              <table:table-cell office:value-type="string">
                <text:p>14:09:47</text:p>
              </table:table-cell>
              <table:table-cell office:value-type="float" office:value="3993.2">
                <text:p>3993.2</text:p>
              </table:table-cell>
              <table:table-cell office:value-type="float" office:value="3611.4">
                <text:p>3611.4</text:p>
              </table:table-cell>
              <table:table-cell office:value-type="float" office:value="4390">
                <text:p>4390</text:p>
              </table:table-cell>
              <table:table-cell office:value-type="float" office:value="4083.2">
                <text:p>4083.2</text:p>
              </table:table-cell>
            </table:table-row>
            <table:table-row>
              <table:table-cell office:value-type="string">
                <text:p>14:10:50</text:p>
              </table:table-cell>
              <table:table-cell office:value-type="float" office:value="3627.1">
                <text:p>3627.1</text:p>
              </table:table-cell>
              <table:table-cell office:value-type="float" office:value="3105.6">
                <text:p>3105.6</text:p>
              </table:table-cell>
              <table:table-cell office:value-type="float" office:value="3947.4">
                <text:p>3947.4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14:11:53</text:p>
              </table:table-cell>
              <table:table-cell office:value-type="float" office:value="4082.9">
                <text:p>4082.9</text:p>
              </table:table-cell>
              <table:table-cell office:value-type="float" office:value="3550.5">
                <text:p>3550.5</text:p>
              </table:table-cell>
              <table:table-cell office:value-type="float" office:value="3653.5">
                <text:p>3653.5</text:p>
              </table:table-cell>
              <table:table-cell office:value-type="float" office:value="3869.8">
                <text:p>3869.8</text:p>
              </table:table-cell>
            </table:table-row>
            <table:table-row>
              <table:table-cell office:value-type="string">
                <text:p>14:12:56</text:p>
              </table:table-cell>
              <table:table-cell office:value-type="float" office:value="4006.2">
                <text:p>4006.2</text:p>
              </table:table-cell>
              <table:table-cell office:value-type="float" office:value="3324.7">
                <text:p>3324.7</text:p>
              </table:table-cell>
              <table:table-cell office:value-type="float" office:value="4259.4">
                <text:p>4259.4</text:p>
              </table:table-cell>
              <table:table-cell office:value-type="float" office:value="4697.4">
                <text:p>4697.4</text:p>
              </table:table-cell>
            </table:table-row>
            <table:table-row>
              <table:table-cell office:value-type="string">
                <text:p>14:13:58</text:p>
              </table:table-cell>
              <table:table-cell office:value-type="float" office:value="3216.2">
                <text:p>3216.2</text:p>
              </table:table-cell>
              <table:table-cell office:value-type="float" office:value="2825.7">
                <text:p>2825.7</text:p>
              </table:table-cell>
              <table:table-cell office:value-type="float" office:value="3416.4">
                <text:p>3416.4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14:15:01</text:p>
              </table:table-cell>
              <table:table-cell office:value-type="float" office:value="2901.9">
                <text:p>2901.9</text:p>
              </table:table-cell>
              <table:table-cell office:value-type="float" office:value="2760.2">
                <text:p>2760.2</text:p>
              </table:table-cell>
              <table:table-cell office:value-type="float" office:value="2922.8">
                <text:p>2922.8</text:p>
              </table:table-cell>
              <table:table-cell office:value-type="float" office:value="2566.8">
                <text:p>2566.8</text:p>
              </table:table-cell>
            </table:table-row>
            <table:table-row>
              <table:table-cell office:value-type="string">
                <text:p>14:16:04</text:p>
              </table:table-cell>
              <table:table-cell office:value-type="float" office:value="2878.5">
                <text:p>2878.5</text:p>
              </table:table-cell>
              <table:table-cell office:value-type="float" office:value="2634.6">
                <text:p>2634.6</text:p>
              </table:table-cell>
              <table:table-cell office:value-type="float" office:value="2917.6">
                <text:p>2917.6</text:p>
              </table:table-cell>
              <table:table-cell office:value-type="float" office:value="2834.9">
                <text:p>2834.9</text:p>
              </table:table-cell>
            </table:table-row>
            <table:table-row>
              <table:table-cell office:value-type="string">
                <text:p>14:17:07</text:p>
              </table:table-cell>
              <table:table-cell office:value-type="float" office:value="3433.5">
                <text:p>3433.5</text:p>
              </table:table-cell>
              <table:table-cell office:value-type="float" office:value="3247.9">
                <text:p>3247.9</text:p>
              </table:table-cell>
              <table:table-cell office:value-type="float" office:value="3157.4">
                <text:p>3157.4</text:p>
              </table:table-cell>
              <table:table-cell office:value-type="float" office:value="3443.6">
                <text:p>3443.6</text:p>
              </table:table-cell>
            </table:table-row>
            <table:table-row>
              <table:table-cell office:value-type="string">
                <text:p>14:18:09</text:p>
              </table:table-cell>
              <table:table-cell office:value-type="float" office:value="2964.6">
                <text:p>2964.6</text:p>
              </table:table-cell>
              <table:table-cell office:value-type="float" office:value="2927.7">
                <text:p>2927.7</text:p>
              </table:table-cell>
              <table:table-cell office:value-type="float" office:value="3100.1">
                <text:p>3100.1</text:p>
              </table:table-cell>
              <table:table-cell office:value-type="float" office:value="2784.6">
                <text:p>2784.6</text:p>
              </table:table-cell>
            </table:table-row>
            <table:table-row>
              <table:table-cell office:value-type="string">
                <text:p>14:19:12</text:p>
              </table:table-cell>
              <table:table-cell office:value-type="float" office:value="3271.9">
                <text:p>3271.9</text:p>
              </table:table-cell>
              <table:table-cell office:value-type="float" office:value="3278.4">
                <text:p>3278.4</text:p>
              </table:table-cell>
              <table:table-cell office:value-type="float" office:value="3662.2">
                <text:p>3662.2</text:p>
              </table:table-cell>
              <table:table-cell office:value-type="float" office:value="3314.4">
                <text:p>3314.4</text:p>
              </table:table-cell>
            </table:table-row>
            <table:table-row>
              <table:table-cell office:value-type="string">
                <text:p>14:20:15</text:p>
              </table:table-cell>
              <table:table-cell office:value-type="float" office:value="3693.8">
                <text:p>3693.8</text:p>
              </table:table-cell>
              <table:table-cell office:value-type="float" office:value="3726.2">
                <text:p>3726.2</text:p>
              </table:table-cell>
              <table:table-cell office:value-type="float" office:value="3771.3">
                <text:p>3771.3</text:p>
              </table:table-cell>
              <table:table-cell office:value-type="float" office:value="3734.4">
                <text:p>3734.4</text:p>
              </table:table-cell>
            </table:table-row>
            <table:table-row>
              <table:table-cell office:value-type="string">
                <text:p>14:21:24</text:p>
              </table:table-cell>
              <table:table-cell office:value-type="float" office:value="4277.3">
                <text:p>4277.3</text:p>
              </table:table-cell>
              <table:table-cell office:value-type="float" office:value="3405">
                <text:p>3405</text:p>
              </table:table-cell>
              <table:table-cell office:value-type="float" office:value="3942.5">
                <text:p>3942.5</text:p>
              </table:table-cell>
              <table:table-cell office:value-type="float" office:value="3569.2">
                <text:p>3569.2</text:p>
              </table:table-cell>
            </table:table-row>
            <table:table-row>
              <table:table-cell office:value-type="string">
                <text:p>14:22:28</text:p>
              </table:table-cell>
              <table:table-cell office:value-type="float" office:value="3104.1">
                <text:p>3104.1</text:p>
              </table:table-cell>
              <table:table-cell office:value-type="float" office:value="3020.6">
                <text:p>3020.6</text:p>
              </table:table-cell>
              <table:table-cell office:value-type="float" office:value="2948.2">
                <text:p>2948.2</text:p>
              </table:table-cell>
              <table:table-cell office:value-type="float" office:value="2669.5">
                <text:p>2669.5</text:p>
              </table:table-cell>
            </table:table-row>
            <table:table-row>
              <table:table-cell office:value-type="string">
                <text:p>14:23:31</text:p>
              </table:table-cell>
              <table:table-cell office:value-type="float" office:value="3558">
                <text:p>3558</text:p>
              </table:table-cell>
              <table:table-cell office:value-type="float" office:value="3564.7">
                <text:p>3564.7</text:p>
              </table:table-cell>
              <table:table-cell office:value-type="float" office:value="4128.4">
                <text:p>4128.4</text:p>
              </table:table-cell>
              <table:table-cell office:value-type="float" office:value="3439.5">
                <text:p>3439.5</text:p>
              </table:table-cell>
            </table:table-row>
            <table:table-row>
              <table:table-cell office:value-type="string">
                <text:p>14:24:34</text:p>
              </table:table-cell>
              <table:table-cell office:value-type="float" office:value="3108.7">
                <text:p>3108.7</text:p>
              </table:table-cell>
              <table:table-cell office:value-type="float" office:value="2718.2">
                <text:p>2718.2</text:p>
              </table:table-cell>
              <table:table-cell office:value-type="float" office:value="3271.3">
                <text:p>3271.3</text:p>
              </table:table-cell>
              <table:table-cell office:value-type="float" office:value="2594.3">
                <text:p>2594.3</text:p>
              </table:table-cell>
            </table:table-row>
            <table:table-row>
              <table:table-cell office:value-type="string">
                <text:p>14:25:36</text:p>
              </table:table-cell>
              <table:table-cell office:value-type="float" office:value="2709.6">
                <text:p>2709.6</text:p>
              </table:table-cell>
              <table:table-cell office:value-type="float" office:value="2840.8">
                <text:p>2840.8</text:p>
              </table:table-cell>
              <table:table-cell office:value-type="float" office:value="2655.6">
                <text:p>2655.6</text:p>
              </table:table-cell>
              <table:table-cell office:value-type="float" office:value="2482.9">
                <text:p>2482.9</text:p>
              </table:table-cell>
            </table:table-row>
            <table:table-row>
              <table:table-cell office:value-type="string">
                <text:p>14:26:39</text:p>
              </table:table-cell>
              <table:table-cell office:value-type="float" office:value="3552.3">
                <text:p>3552.3</text:p>
              </table:table-cell>
              <table:table-cell office:value-type="float" office:value="3644.3">
                <text:p>3644.3</text:p>
              </table:table-cell>
              <table:table-cell office:value-type="float" office:value="3529.8">
                <text:p>3529.8</text:p>
              </table:table-cell>
              <table:table-cell office:value-type="float" office:value="3166.4">
                <text:p>3166.4</text:p>
              </table:table-cell>
            </table:table-row>
            <table:table-row>
              <table:table-cell office:value-type="string">
                <text:p>14:27:42</text:p>
              </table:table-cell>
              <table:table-cell office:value-type="float" office:value="3112.7">
                <text:p>3112.7</text:p>
              </table:table-cell>
              <table:table-cell office:value-type="float" office:value="3048.5">
                <text:p>3048.5</text:p>
              </table:table-cell>
              <table:table-cell office:value-type="float" office:value="3199.9">
                <text:p>3199.9</text:p>
              </table:table-cell>
              <table:table-cell office:value-type="float" office:value="3115.1">
                <text:p>3115.1</text:p>
              </table:table-cell>
            </table:table-row>
            <table:table-row>
              <table:table-cell office:value-type="string">
                <text:p>14:28:45</text:p>
              </table:table-cell>
              <table:table-cell office:value-type="float" office:value="3268.9">
                <text:p>3268.9</text:p>
              </table:table-cell>
              <table:table-cell office:value-type="float" office:value="3509">
                <text:p>3509</text:p>
              </table:table-cell>
              <table:table-cell office:value-type="float" office:value="3489.5">
                <text:p>3489.5</text:p>
              </table:table-cell>
              <table:table-cell office:value-type="float" office:value="3155.1">
                <text:p>3155.1</text:p>
              </table:table-cell>
            </table:table-row>
            <table:table-row>
              <table:table-cell office:value-type="string">
                <text:p>14:29:48</text:p>
              </table:table-cell>
              <table:table-cell office:value-type="float" office:value="3199.5">
                <text:p>3199.5</text:p>
              </table:table-cell>
              <table:table-cell office:value-type="float" office:value="2787.4">
                <text:p>2787.4</text:p>
              </table:table-cell>
              <table:table-cell office:value-type="float" office:value="3142.8">
                <text:p>3142.8</text:p>
              </table:table-cell>
              <table:table-cell office:value-type="float" office:value="2665.1">
                <text:p>2665.1</text:p>
              </table:table-cell>
            </table:table-row>
            <table:table-row>
              <table:table-cell office:value-type="string">
                <text:p>14:30:51</text:p>
              </table:table-cell>
              <table:table-cell office:value-type="float" office:value="3149.6">
                <text:p>3149.6</text:p>
              </table:table-cell>
              <table:table-cell office:value-type="float" office:value="3102">
                <text:p>3102</text:p>
              </table:table-cell>
              <table:table-cell office:value-type="float" office:value="3029.3">
                <text:p>3029.3</text:p>
              </table:table-cell>
              <table:table-cell office:value-type="float" office:value="2700.5">
                <text:p>2700.5</text:p>
              </table:table-cell>
            </table:table-row>
            <table:table-row>
              <table:table-cell office:value-type="string">
                <text:p>14:31:53</text:p>
              </table:table-cell>
              <table:table-cell office:value-type="float" office:value="3089.6">
                <text:p>3089.6</text:p>
              </table:table-cell>
              <table:table-cell office:value-type="float" office:value="3504.1">
                <text:p>3504.1</text:p>
              </table:table-cell>
              <table:table-cell office:value-type="float" office:value="3650.1">
                <text:p>3650.1</text:p>
              </table:table-cell>
              <table:table-cell office:value-type="float" office:value="3382.1">
                <text:p>3382.1</text:p>
              </table:table-cell>
            </table:table-row>
            <table:table-row>
              <table:table-cell office:value-type="string">
                <text:p>14:32:56</text:p>
              </table:table-cell>
              <table:table-cell office:value-type="float" office:value="2696.7">
                <text:p>2696.7</text:p>
              </table:table-cell>
              <table:table-cell office:value-type="float" office:value="3004.4">
                <text:p>3004.4</text:p>
              </table:table-cell>
              <table:table-cell office:value-type="float" office:value="2664.5">
                <text:p>2664.5</text:p>
              </table:table-cell>
              <table:table-cell office:value-type="float" office:value="2536.5">
                <text:p>2536.5</text:p>
              </table:table-cell>
            </table:table-row>
            <table:table-row>
              <table:table-cell office:value-type="string">
                <text:p>14:33:59</text:p>
              </table:table-cell>
              <table:table-cell office:value-type="float" office:value="3386">
                <text:p>3386</text:p>
              </table:table-cell>
              <table:table-cell office:value-type="float" office:value="3172.8">
                <text:p>3172.8</text:p>
              </table:table-cell>
              <table:table-cell office:value-type="float" office:value="3638.3">
                <text:p>3638.3</text:p>
              </table:table-cell>
              <table:table-cell office:value-type="float" office:value="3179.5">
                <text:p>3179.5</text:p>
              </table:table-cell>
            </table:table-row>
            <table:table-row>
              <table:table-cell office:value-type="string">
                <text:p>14:35:02</text:p>
              </table:table-cell>
              <table:table-cell office:value-type="float" office:value="3243.5">
                <text:p>3243.5</text:p>
              </table:table-cell>
              <table:table-cell office:value-type="float" office:value="3254.9">
                <text:p>3254.9</text:p>
              </table:table-cell>
              <table:table-cell office:value-type="float" office:value="3238.6">
                <text:p>3238.6</text:p>
              </table:table-cell>
              <table:table-cell office:value-type="float" office:value="2961.7">
                <text:p>2961.7</text:p>
              </table:table-cell>
            </table:table-row>
            <table:table-row>
              <table:table-cell office:value-type="string">
                <text:p>14:36:04</text:p>
              </table:table-cell>
              <table:table-cell office:value-type="float" office:value="3026.4">
                <text:p>3026.4</text:p>
              </table:table-cell>
              <table:table-cell office:value-type="float" office:value="3279.9">
                <text:p>3279.9</text:p>
              </table:table-cell>
              <table:table-cell office:value-type="float" office:value="3213.6">
                <text:p>3213.6</text:p>
              </table:table-cell>
              <table:table-cell office:value-type="float" office:value="3428.7">
                <text:p>3428.7</text:p>
              </table:table-cell>
            </table:table-row>
            <table:table-row>
              <table:table-cell office:value-type="string">
                <text:p>14:37:08</text:p>
              </table:table-cell>
              <table:table-cell office:value-type="float" office:value="3024.9">
                <text:p>3024.9</text:p>
              </table:table-cell>
              <table:table-cell office:value-type="float" office:value="3123.9">
                <text:p>3123.9</text:p>
              </table:table-cell>
              <table:table-cell office:value-type="float" office:value="3148.7">
                <text:p>3148.7</text:p>
              </table:table-cell>
              <table:table-cell office:value-type="float" office:value="2907.3">
                <text:p>2907.3</text:p>
              </table:table-cell>
            </table:table-row>
            <table:table-row>
              <table:table-cell office:value-type="string">
                <text:p>14:38:11</text:p>
              </table:table-cell>
              <table:table-cell office:value-type="float" office:value="2978.1">
                <text:p>2978.1</text:p>
              </table:table-cell>
              <table:table-cell office:value-type="float" office:value="3018.8">
                <text:p>3018.8</text:p>
              </table:table-cell>
              <table:table-cell office:value-type="float" office:value="3173.3">
                <text:p>3173.3</text:p>
              </table:table-cell>
              <table:table-cell office:value-type="float" office:value="3015.1">
                <text:p>3015.1</text:p>
              </table:table-cell>
            </table:table-row>
            <table:table-row>
              <table:table-cell office:value-type="string">
                <text:p>14:39:13</text:p>
              </table:table-cell>
              <table:table-cell office:value-type="float" office:value="3601">
                <text:p>3601</text:p>
              </table:table-cell>
              <table:table-cell office:value-type="float" office:value="3783.6">
                <text:p>3783.6</text:p>
              </table:table-cell>
              <table:table-cell office:value-type="float" office:value="4023.6">
                <text:p>4023.6</text:p>
              </table:table-cell>
              <table:table-cell office:value-type="float" office:value="3569.1">
                <text:p>3569.1</text:p>
              </table:table-cell>
            </table:table-row>
            <table:table-row>
              <table:table-cell office:value-type="string">
                <text:p>14:40:16</text:p>
              </table:table-cell>
              <table:table-cell office:value-type="float" office:value="2700.9">
                <text:p>2700.9</text:p>
              </table:table-cell>
              <table:table-cell office:value-type="float" office:value="3057.7">
                <text:p>3057.7</text:p>
              </table:table-cell>
              <table:table-cell office:value-type="float" office:value="3076.9">
                <text:p>3076.9</text:p>
              </table:table-cell>
              <table:table-cell office:value-type="float" office:value="2822.6">
                <text:p>2822.6</text:p>
              </table:table-cell>
            </table:table-row>
            <table:table-row>
              <table:table-cell office:value-type="string">
                <text:p>14:41:19</text:p>
              </table:table-cell>
              <table:table-cell office:value-type="float" office:value="3001.9">
                <text:p>3001.9</text:p>
              </table:table-cell>
              <table:table-cell office:value-type="float" office:value="3567.8">
                <text:p>3567.8</text:p>
              </table:table-cell>
              <table:table-cell office:value-type="float" office:value="3716.7">
                <text:p>3716.7</text:p>
              </table:table-cell>
              <table:table-cell office:value-type="float" office:value="3535.8">
                <text:p>3535.8</text:p>
              </table:table-cell>
            </table:table-row>
            <table:table-row>
              <table:table-cell office:value-type="string">
                <text:p>14:42:22</text:p>
              </table:table-cell>
              <table:table-cell office:value-type="float" office:value="2593.1">
                <text:p>2593.1</text:p>
              </table:table-cell>
              <table:table-cell office:value-type="float" office:value="2779.8">
                <text:p>2779.8</text:p>
              </table:table-cell>
              <table:table-cell office:value-type="float" office:value="3072.9">
                <text:p>3072.9</text:p>
              </table:table-cell>
              <table:table-cell office:value-type="float" office:value="2707.4">
                <text:p>2707.4</text:p>
              </table:table-cell>
            </table:table-row>
            <table:table-row>
              <table:table-cell office:value-type="string">
                <text:p>14:43:24</text:p>
              </table:table-cell>
              <table:table-cell office:value-type="float" office:value="3405.8">
                <text:p>3405.8</text:p>
              </table:table-cell>
              <table:table-cell office:value-type="float" office:value="3827.6">
                <text:p>3827.6</text:p>
              </table:table-cell>
              <table:table-cell office:value-type="float" office:value="3446.4">
                <text:p>3446.4</text:p>
              </table:table-cell>
              <table:table-cell office:value-type="float" office:value="3391.1">
                <text:p>3391.1</text:p>
              </table:table-cell>
            </table:table-row>
            <table:table-row>
              <table:table-cell office:value-type="string">
                <text:p>14:44:27</text:p>
              </table:table-cell>
              <table:table-cell office:value-type="float" office:value="2915">
                <text:p>2915</text:p>
              </table:table-cell>
              <table:table-cell office:value-type="float" office:value="2898.3">
                <text:p>2898.3</text:p>
              </table:table-cell>
              <table:table-cell office:value-type="float" office:value="3470.7">
                <text:p>3470.7</text:p>
              </table:table-cell>
              <table:table-cell office:value-type="float" office:value="2865.9">
                <text:p>2865.9</text:p>
              </table:table-cell>
            </table:table-row>
            <table:table-row>
              <table:table-cell office:value-type="string">
                <text:p>14:45:30</text:p>
              </table:table-cell>
              <table:table-cell office:value-type="float" office:value="2673.8">
                <text:p>2673.8</text:p>
              </table:table-cell>
              <table:table-cell office:value-type="float" office:value="3138.8">
                <text:p>3138.8</text:p>
              </table:table-cell>
              <table:table-cell office:value-type="float" office:value="3264.8">
                <text:p>3264.8</text:p>
              </table:table-cell>
              <table:table-cell office:value-type="float" office:value="3240.1">
                <text:p>3240.1</text:p>
              </table:table-cell>
            </table:table-row>
            <table:table-row>
              <table:table-cell office:value-type="string">
                <text:p>14:46:33</text:p>
              </table:table-cell>
              <table:table-cell office:value-type="float" office:value="3960.5">
                <text:p>3960.5</text:p>
              </table:table-cell>
              <table:table-cell office:value-type="float" office:value="4526.4">
                <text:p>4526.4</text:p>
              </table:table-cell>
              <table:table-cell office:value-type="float" office:value="5001.6">
                <text:p>5001.6</text:p>
              </table:table-cell>
              <table:table-cell office:value-type="float" office:value="4608.5">
                <text:p>4608.5</text:p>
              </table:table-cell>
            </table:table-row>
            <table:table-row>
              <table:table-cell office:value-type="string">
                <text:p>14:47:36</text:p>
              </table:table-cell>
              <table:table-cell office:value-type="float" office:value="3372">
                <text:p>3372</text:p>
              </table:table-cell>
              <table:table-cell office:value-type="float" office:value="3442.2">
                <text:p>3442.2</text:p>
              </table:table-cell>
              <table:table-cell office:value-type="float" office:value="3559.7">
                <text:p>3559.7</text:p>
              </table:table-cell>
              <table:table-cell office:value-type="float" office:value="3306.1">
                <text:p>3306.1</text:p>
              </table:table-cell>
            </table:table-row>
            <table:table-row>
              <table:table-cell office:value-type="string">
                <text:p>14:48:38</text:p>
              </table:table-cell>
              <table:table-cell office:value-type="float" office:value="3236.5">
                <text:p>3236.5</text:p>
              </table:table-cell>
              <table:table-cell office:value-type="float" office:value="3236.2">
                <text:p>3236.2</text:p>
              </table:table-cell>
              <table:table-cell office:value-type="float" office:value="3044.3">
                <text:p>3044.3</text:p>
              </table:table-cell>
              <table:table-cell office:value-type="float" office:value="2755.7">
                <text:p>2755.7</text:p>
              </table:table-cell>
            </table:table-row>
            <table:table-row>
              <table:table-cell office:value-type="string">
                <text:p>14:49:41</text:p>
              </table:table-cell>
              <table:table-cell office:value-type="float" office:value="3435.5">
                <text:p>3435.5</text:p>
              </table:table-cell>
              <table:table-cell office:value-type="float" office:value="3053.4">
                <text:p>3053.4</text:p>
              </table:table-cell>
              <table:table-cell office:value-type="float" office:value="3339.8">
                <text:p>3339.8</text:p>
              </table:table-cell>
              <table:table-cell office:value-type="float" office:value="2866.4">
                <text:p>2866.4</text:p>
              </table:table-cell>
            </table:table-row>
            <table:table-row>
              <table:table-cell office:value-type="string">
                <text:p>14:50:44</text:p>
              </table:table-cell>
              <table:table-cell office:value-type="float" office:value="3120.1">
                <text:p>3120.1</text:p>
              </table:table-cell>
              <table:table-cell office:value-type="float" office:value="2966">
                <text:p>2966</text:p>
              </table:table-cell>
              <table:table-cell office:value-type="float" office:value="3140.4">
                <text:p>3140.4</text:p>
              </table:table-cell>
              <table:table-cell office:value-type="float" office:value="2964.8">
                <text:p>2964.8</text:p>
              </table:table-cell>
            </table:table-row>
            <table:table-row>
              <table:table-cell office:value-type="string">
                <text:p>14:51:47</text:p>
              </table:table-cell>
              <table:table-cell office:value-type="float" office:value="2801">
                <text:p>2801</text:p>
              </table:table-cell>
              <table:table-cell office:value-type="float" office:value="2845.3">
                <text:p>2845.3</text:p>
              </table:table-cell>
              <table:table-cell office:value-type="float" office:value="2928.4">
                <text:p>2928.4</text:p>
              </table:table-cell>
              <table:table-cell office:value-type="float" office:value="2591.7">
                <text:p>2591.7</text:p>
              </table:table-cell>
            </table:table-row>
            <table:table-row>
              <table:table-cell office:value-type="string">
                <text:p>14:52:50</text:p>
              </table:table-cell>
              <table:table-cell office:value-type="float" office:value="3523.8">
                <text:p>3523.8</text:p>
              </table:table-cell>
              <table:table-cell office:value-type="float" office:value="3678.7">
                <text:p>3678.7</text:p>
              </table:table-cell>
              <table:table-cell office:value-type="float" office:value="4270.5">
                <text:p>4270.5</text:p>
              </table:table-cell>
              <table:table-cell office:value-type="float" office:value="3857.1">
                <text:p>3857.1</text:p>
              </table:table-cell>
            </table:table-row>
            <table:table-row>
              <table:table-cell office:value-type="string">
                <text:p>14:53:53</text:p>
              </table:table-cell>
              <table:table-cell office:value-type="float" office:value="2668.8">
                <text:p>2668.8</text:p>
              </table:table-cell>
              <table:table-cell office:value-type="float" office:value="2705.6">
                <text:p>2705.6</text:p>
              </table:table-cell>
              <table:table-cell office:value-type="float" office:value="2812.4">
                <text:p>2812.4</text:p>
              </table:table-cell>
              <table:table-cell office:value-type="float" office:value="2563.9">
                <text:p>2563.9</text:p>
              </table:table-cell>
            </table:table-row>
            <table:table-row>
              <table:table-cell office:value-type="string">
                <text:p>14:54:56</text:p>
              </table:table-cell>
              <table:table-cell office:value-type="float" office:value="2797">
                <text:p>2797</text:p>
              </table:table-cell>
              <table:table-cell office:value-type="float" office:value="3159.2">
                <text:p>3159.2</text:p>
              </table:table-cell>
              <table:table-cell office:value-type="float" office:value="3218.9">
                <text:p>3218.9</text:p>
              </table:table-cell>
              <table:table-cell office:value-type="float" office:value="2839.7">
                <text:p>2839.7</text:p>
              </table:table-cell>
            </table:table-row>
            <table:table-row>
              <table:table-cell office:value-type="string">
                <text:p>14:55:59</text:p>
              </table:table-cell>
              <table:table-cell office:value-type="float" office:value="3181">
                <text:p>3181</text:p>
              </table:table-cell>
              <table:table-cell office:value-type="float" office:value="3819.8">
                <text:p>3819.8</text:p>
              </table:table-cell>
              <table:table-cell office:value-type="float" office:value="3348.5">
                <text:p>3348.5</text:p>
              </table:table-cell>
              <table:table-cell office:value-type="float" office:value="3483.3">
                <text:p>3483.3</text:p>
              </table:table-cell>
            </table:table-row>
            <table:table-row>
              <table:table-cell office:value-type="string">
                <text:p>14:57:02</text:p>
              </table:table-cell>
              <table:table-cell office:value-type="float" office:value="2977.4">
                <text:p>2977.4</text:p>
              </table:table-cell>
              <table:table-cell office:value-type="float" office:value="3037.7">
                <text:p>3037.7</text:p>
              </table:table-cell>
              <table:table-cell office:value-type="float" office:value="3070.1">
                <text:p>3070.1</text:p>
              </table:table-cell>
              <table:table-cell office:value-type="float" office:value="2942.3">
                <text:p>2942.3</text:p>
              </table:table-cell>
            </table:table-row>
            <table:table-row>
              <table:table-cell office:value-type="string">
                <text:p>14:58:04</text:p>
              </table:table-cell>
              <table:table-cell office:value-type="float" office:value="4012.7">
                <text:p>4012.7</text:p>
              </table:table-cell>
              <table:table-cell office:value-type="float" office:value="3732.2">
                <text:p>3732.2</text:p>
              </table:table-cell>
              <table:table-cell office:value-type="float" office:value="3533.8">
                <text:p>3533.8</text:p>
              </table:table-cell>
              <table:table-cell office:value-type="float" office:value="4042.3">
                <text:p>4042.3</text:p>
              </table:table-cell>
            </table:table-row>
            <table:table-row>
              <table:table-cell office:value-type="string">
                <text:p>14:59:07</text:p>
              </table:table-cell>
              <table:table-cell office:value-type="float" office:value="2992.4">
                <text:p>2992.4</text:p>
              </table:table-cell>
              <table:table-cell office:value-type="float" office:value="2749.5">
                <text:p>2749.5</text:p>
              </table:table-cell>
              <table:table-cell office:value-type="float" office:value="3135.4">
                <text:p>3135.4</text:p>
              </table:table-cell>
              <table:table-cell office:value-type="float" office:value="2613.3">
                <text:p>2613.3</text:p>
              </table:table-cell>
            </table:table-row>
            <table:table-row>
              <table:table-cell office:value-type="string">
                <text:p>15:00:10</text:p>
              </table:table-cell>
              <table:table-cell office:value-type="float" office:value="3289.3">
                <text:p>3289.3</text:p>
              </table:table-cell>
              <table:table-cell office:value-type="float" office:value="3539.7">
                <text:p>3539.7</text:p>
              </table:table-cell>
              <table:table-cell office:value-type="float" office:value="3257.6">
                <text:p>3257.6</text:p>
              </table:table-cell>
              <table:table-cell office:value-type="float" office:value="3191.4">
                <text:p>3191.4</text:p>
              </table:table-cell>
            </table:table-row>
            <table:table-row>
              <table:table-cell office:value-type="string">
                <text:p>15:01:13</text:p>
              </table:table-cell>
              <table:table-cell office:value-type="float" office:value="2669.7">
                <text:p>2669.7</text:p>
              </table:table-cell>
              <table:table-cell office:value-type="float" office:value="2671.4">
                <text:p>2671.4</text:p>
              </table:table-cell>
              <table:table-cell office:value-type="float" office:value="2693.9">
                <text:p>2693.9</text:p>
              </table:table-cell>
              <table:table-cell office:value-type="float" office:value="2429.1">
                <text:p>2429.1</text:p>
              </table:table-cell>
            </table:table-row>
            <table:table-row>
              <table:table-cell office:value-type="string">
                <text:p>15:02:15</text:p>
              </table:table-cell>
              <table:table-cell office:value-type="float" office:value="3163.5">
                <text:p>3163.5</text:p>
              </table:table-cell>
              <table:table-cell office:value-type="float" office:value="3166.1">
                <text:p>3166.1</text:p>
              </table:table-cell>
              <table:table-cell office:value-type="float" office:value="3746.4">
                <text:p>3746.4</text:p>
              </table:table-cell>
              <table:table-cell office:value-type="float" office:value="3163.4">
                <text:p>3163.4</text:p>
              </table:table-cell>
            </table:table-row>
            <table:table-row>
              <table:table-cell office:value-type="string">
                <text:p>15:03:18</text:p>
              </table:table-cell>
              <table:table-cell office:value-type="float" office:value="3122.9">
                <text:p>3122.9</text:p>
              </table:table-cell>
              <table:table-cell office:value-type="float" office:value="2889.8">
                <text:p>2889.8</text:p>
              </table:table-cell>
              <table:table-cell office:value-type="float" office:value="3160">
                <text:p>3160</text:p>
              </table:table-cell>
              <table:table-cell office:value-type="float" office:value="2732.4">
                <text:p>2732.4</text:p>
              </table:table-cell>
            </table:table-row>
            <table:table-row>
              <table:table-cell office:value-type="string">
                <text:p>15:04:21</text:p>
              </table:table-cell>
              <table:table-cell office:value-type="float" office:value="3669.2">
                <text:p>3669.2</text:p>
              </table:table-cell>
              <table:table-cell office:value-type="float" office:value="3532.9">
                <text:p>3532.9</text:p>
              </table:table-cell>
              <table:table-cell office:value-type="float" office:value="4070.8">
                <text:p>4070.8</text:p>
              </table:table-cell>
              <table:table-cell office:value-type="float" office:value="3816.8">
                <text:p>3816.8</text:p>
              </table:table-cell>
            </table:table-row>
            <table:table-row>
              <table:table-cell office:value-type="string">
                <text:p>15:05:24</text:p>
              </table:table-cell>
              <table:table-cell office:value-type="float" office:value="3545.8">
                <text:p>3545.8</text:p>
              </table:table-cell>
              <table:table-cell office:value-type="float" office:value="3669.8">
                <text:p>3669.8</text:p>
              </table:table-cell>
              <table:table-cell office:value-type="float" office:value="3789.5">
                <text:p>3789.5</text:p>
              </table:table-cell>
              <table:table-cell office:value-type="float" office:value="3613.1">
                <text:p>3613.1</text:p>
              </table:table-cell>
            </table:table-row>
            <table:table-row>
              <table:table-cell office:value-type="string">
                <text:p>15:06:27</text:p>
              </table:table-cell>
              <table:table-cell office:value-type="float" office:value="2967.6">
                <text:p>2967.6</text:p>
              </table:table-cell>
              <table:table-cell office:value-type="float" office:value="2997.2">
                <text:p>2997.2</text:p>
              </table:table-cell>
              <table:table-cell office:value-type="float" office:value="3056.7">
                <text:p>3056.7</text:p>
              </table:table-cell>
              <table:table-cell office:value-type="float" office:value="2830.9">
                <text:p>2830.9</text:p>
              </table:table-cell>
            </table:table-row>
            <table:table-row>
              <table:table-cell office:value-type="string">
                <text:p>15:07:31</text:p>
              </table:table-cell>
              <table:table-cell office:value-type="float" office:value="3216.5">
                <text:p>3216.5</text:p>
              </table:table-cell>
              <table:table-cell office:value-type="float" office:value="3814">
                <text:p>3814</text:p>
              </table:table-cell>
              <table:table-cell office:value-type="float" office:value="3528.5">
                <text:p>3528.5</text:p>
              </table:table-cell>
              <table:table-cell office:value-type="float" office:value="3643.2">
                <text:p>3643.2</text:p>
              </table:table-cell>
            </table:table-row>
            <table:table-row>
              <table:table-cell office:value-type="string">
                <text:p>15:08:34</text:p>
              </table:table-cell>
              <table:table-cell office:value-type="float" office:value="3916.1">
                <text:p>3916.1</text:p>
              </table:table-cell>
              <table:table-cell office:value-type="float" office:value="3611.6">
                <text:p>3611.6</text:p>
              </table:table-cell>
              <table:table-cell office:value-type="float" office:value="3941.8">
                <text:p>3941.8</text:p>
              </table:table-cell>
              <table:table-cell office:value-type="float" office:value="4357.2">
                <text:p>4357.2</text:p>
              </table:table-cell>
            </table:table-row>
            <table:table-row>
              <table:table-cell office:value-type="string">
                <text:p>15:09:36</text:p>
              </table:table-cell>
              <table:table-cell office:value-type="float" office:value="3795.8">
                <text:p>3795.8</text:p>
              </table:table-cell>
              <table:table-cell office:value-type="float" office:value="3557.8">
                <text:p>3557.8</text:p>
              </table:table-cell>
              <table:table-cell office:value-type="float" office:value="4114.2">
                <text:p>4114.2</text:p>
              </table:table-cell>
              <table:table-cell office:value-type="float" office:value="3467.5">
                <text:p>3467.5</text:p>
              </table:table-cell>
            </table:table-row>
            <table:table-row>
              <table:table-cell office:value-type="string">
                <text:p>15:10:39</text:p>
              </table:table-cell>
              <table:table-cell office:value-type="float" office:value="2670.7">
                <text:p>2670.7</text:p>
              </table:table-cell>
              <table:table-cell office:value-type="float" office:value="2696.7">
                <text:p>2696.7</text:p>
              </table:table-cell>
              <table:table-cell office:value-type="float" office:value="2726.9">
                <text:p>2726.9</text:p>
              </table:table-cell>
              <table:table-cell office:value-type="float" office:value="2431.2">
                <text:p>2431.2</text:p>
              </table:table-cell>
            </table:table-row>
            <table:table-row>
              <table:table-cell office:value-type="string">
                <text:p>15:11:42</text:p>
              </table:table-cell>
              <table:table-cell office:value-type="float" office:value="3567.1">
                <text:p>3567.1</text:p>
              </table:table-cell>
              <table:table-cell office:value-type="float" office:value="2980">
                <text:p>2980</text:p>
              </table:table-cell>
              <table:table-cell office:value-type="float" office:value="3515.4">
                <text:p>3515.4</text:p>
              </table:table-cell>
              <table:table-cell office:value-type="float" office:value="2943.1">
                <text:p>2943.1</text:p>
              </table:table-cell>
            </table:table-row>
            <table:table-row>
              <table:table-cell office:value-type="string">
                <text:p>15:12:45</text:p>
              </table:table-cell>
              <table:table-cell office:value-type="float" office:value="3171.3">
                <text:p>3171.3</text:p>
              </table:table-cell>
              <table:table-cell office:value-type="float" office:value="2940.8">
                <text:p>2940.8</text:p>
              </table:table-cell>
              <table:table-cell office:value-type="float" office:value="2926.1">
                <text:p>2926.1</text:p>
              </table:table-cell>
              <table:table-cell office:value-type="float" office:value="2613.4">
                <text:p>2613.4</text:p>
              </table:table-cell>
            </table:table-row>
            <table:table-row>
              <table:table-cell office:value-type="string">
                <text:p>15:13:48</text:p>
              </table:table-cell>
              <table:table-cell office:value-type="float" office:value="3769.2">
                <text:p>3769.2</text:p>
              </table:table-cell>
              <table:table-cell office:value-type="float" office:value="3550.4">
                <text:p>3550.4</text:p>
              </table:table-cell>
              <table:table-cell office:value-type="float" office:value="3549.5">
                <text:p>3549.5</text:p>
              </table:table-cell>
              <table:table-cell office:value-type="float" office:value="3649.1">
                <text:p>3649.1</text:p>
              </table:table-cell>
            </table:table-row>
            <table:table-row>
              <table:table-cell office:value-type="string">
                <text:p>15:14:50</text:p>
              </table:table-cell>
              <table:table-cell office:value-type="float" office:value="3715.7">
                <text:p>3715.7</text:p>
              </table:table-cell>
              <table:table-cell office:value-type="float" office:value="3106.6">
                <text:p>3106.6</text:p>
              </table:table-cell>
              <table:table-cell office:value-type="float" office:value="3853.4">
                <text:p>3853.4</text:p>
              </table:table-cell>
              <table:table-cell office:value-type="float" office:value="2605.6">
                <text:p>2605.6</text:p>
              </table:table-cell>
            </table:table-row>
            <table:table-row>
              <table:table-cell office:value-type="string">
                <text:p>15:15:53</text:p>
              </table:table-cell>
              <table:table-cell office:value-type="float" office:value="2997.9">
                <text:p>2997.9</text:p>
              </table:table-cell>
              <table:table-cell office:value-type="float" office:value="2846.8">
                <text:p>2846.8</text:p>
              </table:table-cell>
              <table:table-cell office:value-type="float" office:value="3139.8">
                <text:p>3139.8</text:p>
              </table:table-cell>
              <table:table-cell office:value-type="float" office:value="2829.1">
                <text:p>2829.1</text:p>
              </table:table-cell>
            </table:table-row>
            <table:table-row>
              <table:table-cell office:value-type="string">
                <text:p>15:16:56</text:p>
              </table:table-cell>
              <table:table-cell office:value-type="float" office:value="3763.2">
                <text:p>3763.2</text:p>
              </table:table-cell>
              <table:table-cell office:value-type="float" office:value="3175.9">
                <text:p>3175.9</text:p>
              </table:table-cell>
              <table:table-cell office:value-type="float" office:value="3706.4">
                <text:p>3706.4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15:17:59</text:p>
              </table:table-cell>
              <table:table-cell office:value-type="float" office:value="3238.3">
                <text:p>3238.3</text:p>
              </table:table-cell>
              <table:table-cell office:value-type="float" office:value="3076.1">
                <text:p>3076.1</text:p>
              </table:table-cell>
              <table:table-cell office:value-type="float" office:value="3340.9">
                <text:p>3340.9</text:p>
              </table:table-cell>
              <table:table-cell office:value-type="float" office:value="2889.4">
                <text:p>2889.4</text:p>
              </table:table-cell>
            </table:table-row>
            <table:table-row>
              <table:table-cell office:value-type="string">
                <text:p>15:19:02</text:p>
              </table:table-cell>
              <table:table-cell office:value-type="float" office:value="3275.1">
                <text:p>3275.1</text:p>
              </table:table-cell>
              <table:table-cell office:value-type="float" office:value="3341.1">
                <text:p>3341.1</text:p>
              </table:table-cell>
              <table:table-cell office:value-type="float" office:value="3691.3">
                <text:p>3691.3</text:p>
              </table:table-cell>
              <table:table-cell office:value-type="float" office:value="3311.4">
                <text:p>3311.4</text:p>
              </table:table-cell>
            </table:table-row>
            <table:table-row>
              <table:table-cell office:value-type="string">
                <text:p>15:20:04</text:p>
              </table:table-cell>
              <table:table-cell office:value-type="float" office:value="2568.5">
                <text:p>2568.5</text:p>
              </table:table-cell>
              <table:table-cell office:value-type="float" office:value="2721.2">
                <text:p>2721.2</text:p>
              </table:table-cell>
              <table:table-cell office:value-type="float" office:value="2688.2">
                <text:p>2688.2</text:p>
              </table:table-cell>
              <table:table-cell office:value-type="float" office:value="2554.3">
                <text:p>2554.3</text:p>
              </table:table-cell>
            </table:table-row>
            <table:table-row>
              <table:table-cell office:value-type="string">
                <text:p>15:21:08</text:p>
              </table:table-cell>
              <table:table-cell office:value-type="float" office:value="3274.3">
                <text:p>3274.3</text:p>
              </table:table-cell>
              <table:table-cell office:value-type="float" office:value="3535.8">
                <text:p>3535.8</text:p>
              </table:table-cell>
              <table:table-cell office:value-type="float" office:value="3577.9">
                <text:p>3577.9</text:p>
              </table:table-cell>
              <table:table-cell office:value-type="float" office:value="3452.2">
                <text:p>3452.2</text:p>
              </table:table-cell>
            </table:table-row>
            <table:table-row>
              <table:table-cell office:value-type="string">
                <text:p>15:22:11</text:p>
              </table:table-cell>
              <table:table-cell office:value-type="float" office:value="3365.9">
                <text:p>3365.9</text:p>
              </table:table-cell>
              <table:table-cell office:value-type="float" office:value="3221.3">
                <text:p>3221.3</text:p>
              </table:table-cell>
              <table:table-cell office:value-type="float" office:value="3286.9">
                <text:p>3286.9</text:p>
              </table:table-cell>
              <table:table-cell office:value-type="float" office:value="3007.8">
                <text:p>3007.8</text:p>
              </table:table-cell>
            </table:table-row>
            <table:table-row>
              <table:table-cell office:value-type="string">
                <text:p>15:23:14</text:p>
              </table:table-cell>
              <table:table-cell office:value-type="float" office:value="3507.1">
                <text:p>3507.1</text:p>
              </table:table-cell>
              <table:table-cell office:value-type="float" office:value="3407.2">
                <text:p>3407.2</text:p>
              </table:table-cell>
              <table:table-cell office:value-type="float" office:value="3928.2">
                <text:p>3928.2</text:p>
              </table:table-cell>
              <table:table-cell office:value-type="float" office:value="3556.2">
                <text:p>3556.2</text:p>
              </table:table-cell>
            </table:table-row>
            <table:table-row>
              <table:table-cell office:value-type="string">
                <text:p>15:24:16</text:p>
              </table:table-cell>
              <table:table-cell office:value-type="float" office:value="2747.2">
                <text:p>2747.2</text:p>
              </table:table-cell>
              <table:table-cell office:value-type="float" office:value="2066.5">
                <text:p>2066.5</text:p>
              </table:table-cell>
              <table:table-cell office:value-type="float" office:value="2702">
                <text:p>2702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5:25:19</text:p>
              </table:table-cell>
              <table:table-cell office:value-type="float" office:value="3028.2">
                <text:p>3028.2</text:p>
              </table:table-cell>
              <table:table-cell office:value-type="float" office:value="3359.7">
                <text:p>3359.7</text:p>
              </table:table-cell>
              <table:table-cell office:value-type="float" office:value="3614.7">
                <text:p>3614.7</text:p>
              </table:table-cell>
              <table:table-cell office:value-type="float" office:value="3445.3">
                <text:p>3445.3</text:p>
              </table:table-cell>
            </table:table-row>
            <table:table-row>
              <table:table-cell office:value-type="string">
                <text:p>15:26:22</text:p>
              </table:table-cell>
              <table:table-cell office:value-type="float" office:value="3073.1">
                <text:p>3073.1</text:p>
              </table:table-cell>
              <table:table-cell office:value-type="float" office:value="2734.7">
                <text:p>2734.7</text:p>
              </table:table-cell>
              <table:table-cell office:value-type="float" office:value="2831.2">
                <text:p>2831.2</text:p>
              </table:table-cell>
              <table:table-cell office:value-type="float" office:value="2880.6">
                <text:p>2880.6</text:p>
              </table:table-cell>
            </table:table-row>
            <table:table-row>
              <table:table-cell office:value-type="string">
                <text:p>15:27:25</text:p>
              </table:table-cell>
              <table:table-cell office:value-type="float" office:value="4585.8">
                <text:p>4585.8</text:p>
              </table:table-cell>
              <table:table-cell office:value-type="float" office:value="4699.9">
                <text:p>4699.9</text:p>
              </table:table-cell>
              <table:table-cell office:value-type="float" office:value="5193.7">
                <text:p>5193.7</text:p>
              </table:table-cell>
              <table:table-cell office:value-type="float" office:value="5294.1">
                <text:p>5294.1</text:p>
              </table:table-cell>
            </table:table-row>
            <table:table-row>
              <table:table-cell office:value-type="string">
                <text:p>15:28:28</text:p>
              </table:table-cell>
              <table:table-cell office:value-type="float" office:value="2760.7">
                <text:p>2760.7</text:p>
              </table:table-cell>
              <table:table-cell office:value-type="float" office:value="2690.5">
                <text:p>2690.5</text:p>
              </table:table-cell>
              <table:table-cell office:value-type="float" office:value="2992.3">
                <text:p>2992.3</text:p>
              </table:table-cell>
              <table:table-cell office:value-type="float" office:value="2751.1">
                <text:p>2751.1</text:p>
              </table:table-cell>
            </table:table-row>
            <table:table-row>
              <table:table-cell office:value-type="string">
                <text:p>15:29:30</text:p>
              </table:table-cell>
              <table:table-cell office:value-type="float" office:value="3502.2">
                <text:p>3502.2</text:p>
              </table:table-cell>
              <table:table-cell office:value-type="float" office:value="3493.7">
                <text:p>3493.7</text:p>
              </table:table-cell>
              <table:table-cell office:value-type="float" office:value="3773.6">
                <text:p>3773.6</text:p>
              </table:table-cell>
              <table:table-cell office:value-type="float" office:value="3536.2">
                <text:p>3536.2</text:p>
              </table:table-cell>
            </table:table-row>
            <table:table-row>
              <table:table-cell office:value-type="string">
                <text:p>15:30:33</text:p>
              </table:table-cell>
              <table:table-cell office:value-type="float" office:value="4137.8">
                <text:p>4137.8</text:p>
              </table:table-cell>
              <table:table-cell office:value-type="float" office:value="3880.5">
                <text:p>3880.5</text:p>
              </table:table-cell>
              <table:table-cell office:value-type="float" office:value="4278.8">
                <text:p>4278.8</text:p>
              </table:table-cell>
              <table:table-cell office:value-type="float" office:value="3890.3">
                <text:p>3890.3</text:p>
              </table:table-cell>
            </table:table-row>
            <table:table-row>
              <table:table-cell office:value-type="string">
                <text:p>15:31:36</text:p>
              </table:table-cell>
              <table:table-cell office:value-type="float" office:value="3538.4">
                <text:p>3538.4</text:p>
              </table:table-cell>
              <table:table-cell office:value-type="float" office:value="3117.3">
                <text:p>3117.3</text:p>
              </table:table-cell>
              <table:table-cell office:value-type="float" office:value="3295.8">
                <text:p>3295.8</text:p>
              </table:table-cell>
              <table:table-cell office:value-type="float" office:value="2856.1">
                <text:p>2856.1</text:p>
              </table:table-cell>
            </table:table-row>
            <table:table-row>
              <table:table-cell office:value-type="string">
                <text:p>15:32:39</text:p>
              </table:table-cell>
              <table:table-cell office:value-type="float" office:value="3748">
                <text:p>3748</text:p>
              </table:table-cell>
              <table:table-cell office:value-type="float" office:value="3337.8">
                <text:p>3337.8</text:p>
              </table:table-cell>
              <table:table-cell office:value-type="float" office:value="3411.9">
                <text:p>3411.9</text:p>
              </table:table-cell>
              <table:table-cell office:value-type="float" office:value="3614.9">
                <text:p>3614.9</text:p>
              </table:table-cell>
            </table:table-row>
            <table:table-row>
              <table:table-cell office:value-type="string">
                <text:p>15:33:41</text:p>
              </table:table-cell>
              <table:table-cell office:value-type="float" office:value="3058.2">
                <text:p>3058.2</text:p>
              </table:table-cell>
              <table:table-cell office:value-type="float" office:value="2849.4">
                <text:p>2849.4</text:p>
              </table:table-cell>
              <table:table-cell office:value-type="float" office:value="2796.3">
                <text:p>2796.3</text:p>
              </table:table-cell>
              <table:table-cell office:value-type="float" office:value="2477.2">
                <text:p>2477.2</text:p>
              </table:table-cell>
            </table:table-row>
            <table:table-row>
              <table:table-cell office:value-type="string">
                <text:p>15:34:44</text:p>
              </table:table-cell>
              <table:table-cell office:value-type="float" office:value="3845.6">
                <text:p>3845.6</text:p>
              </table:table-cell>
              <table:table-cell office:value-type="float" office:value="3721.9">
                <text:p>3721.9</text:p>
              </table:table-cell>
              <table:table-cell office:value-type="float" office:value="4616.8">
                <text:p>4616.8</text:p>
              </table:table-cell>
              <table:table-cell office:value-type="float" office:value="4821.8">
                <text:p>4821.8</text:p>
              </table:table-cell>
            </table:table-row>
            <table:table-row>
              <table:table-cell office:value-type="string">
                <text:p>15:35:47</text:p>
              </table:table-cell>
              <table:table-cell office:value-type="float" office:value="3649.9">
                <text:p>3649.9</text:p>
              </table:table-cell>
              <table:table-cell office:value-type="float" office:value="3795.6">
                <text:p>3795.6</text:p>
              </table:table-cell>
              <table:table-cell office:value-type="float" office:value="3786.1">
                <text:p>3786.1</text:p>
              </table:table-cell>
              <table:table-cell office:value-type="float" office:value="3635.2">
                <text:p>3635.2</text:p>
              </table:table-cell>
            </table:table-row>
            <table:table-row>
              <table:table-cell office:value-type="string">
                <text:p>15:36:51</text:p>
              </table:table-cell>
              <table:table-cell office:value-type="float" office:value="3760.2">
                <text:p>3760.2</text:p>
              </table:table-cell>
              <table:table-cell office:value-type="float" office:value="4217.4">
                <text:p>4217.4</text:p>
              </table:table-cell>
              <table:table-cell office:value-type="float" office:value="4322.8">
                <text:p>4322.8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string">
                <text:p>15:37:54</text:p>
              </table:table-cell>
              <table:table-cell office:value-type="float" office:value="3750.1">
                <text:p>3750.1</text:p>
              </table:table-cell>
              <table:table-cell office:value-type="float" office:value="3625.9">
                <text:p>3625.9</text:p>
              </table:table-cell>
              <table:table-cell office:value-type="float" office:value="4181.3">
                <text:p>4181.3</text:p>
              </table:table-cell>
              <table:table-cell office:value-type="float" office:value="3317.9">
                <text:p>3317.9</text:p>
              </table:table-cell>
            </table:table-row>
            <table:table-row>
              <table:table-cell office:value-type="string">
                <text:p>15:38:56</text:p>
              </table:table-cell>
              <table:table-cell office:value-type="float" office:value="2473.4">
                <text:p>2473.4</text:p>
              </table:table-cell>
              <table:table-cell office:value-type="float" office:value="3034.4">
                <text:p>3034.4</text:p>
              </table:table-cell>
              <table:table-cell office:value-type="float" office:value="2525.8">
                <text:p>2525.8</text:p>
              </table:table-cell>
              <table:table-cell office:value-type="float" office:value="2963.8">
                <text:p>2963.8</text:p>
              </table:table-cell>
            </table:table-row>
            <table:table-row>
              <table:table-cell office:value-type="string">
                <text:p>15:39:59</text:p>
              </table:table-cell>
              <table:table-cell office:value-type="float" office:value="3462.4">
                <text:p>3462.4</text:p>
              </table:table-cell>
              <table:table-cell office:value-type="float" office:value="3264.9">
                <text:p>3264.9</text:p>
              </table:table-cell>
              <table:table-cell office:value-type="float" office:value="3111.2">
                <text:p>3111.2</text:p>
              </table:table-cell>
              <table:table-cell office:value-type="float" office:value="3007.4">
                <text:p>3007.4</text:p>
              </table:table-cell>
            </table:table-row>
            <table:table-row>
              <table:table-cell office:value-type="string">
                <text:p>15:41:02</text:p>
              </table:table-cell>
              <table:table-cell office:value-type="float" office:value="3123.5">
                <text:p>3123.5</text:p>
              </table:table-cell>
              <table:table-cell office:value-type="float" office:value="3755.5">
                <text:p>3755.5</text:p>
              </table:table-cell>
              <table:table-cell office:value-type="float" office:value="3273.5">
                <text:p>3273.5</text:p>
              </table:table-cell>
              <table:table-cell office:value-type="float" office:value="3651.9">
                <text:p>3651.9</text:p>
              </table:table-cell>
            </table:table-row>
            <table:table-row>
              <table:table-cell office:value-type="string">
                <text:p>15:42:05</text:p>
              </table:table-cell>
              <table:table-cell office:value-type="float" office:value="2703.5">
                <text:p>2703.5</text:p>
              </table:table-cell>
              <table:table-cell office:value-type="float" office:value="2736.9">
                <text:p>2736.9</text:p>
              </table:table-cell>
              <table:table-cell office:value-type="float" office:value="2982.9">
                <text:p>2982.9</text:p>
              </table:table-cell>
              <table:table-cell office:value-type="float" office:value="2826.4">
                <text:p>2826.4</text:p>
              </table:table-cell>
            </table:table-row>
            <table:table-row>
              <table:table-cell office:value-type="string">
                <text:p>15:43:08</text:p>
              </table:table-cell>
              <table:table-cell office:value-type="float" office:value="3117.4">
                <text:p>3117.4</text:p>
              </table:table-cell>
              <table:table-cell office:value-type="float" office:value="3476.8">
                <text:p>3476.8</text:p>
              </table:table-cell>
              <table:table-cell office:value-type="float" office:value="3834.5">
                <text:p>3834.5</text:p>
              </table:table-cell>
              <table:table-cell office:value-type="float" office:value="3127.1">
                <text:p>3127.1</text:p>
              </table:table-cell>
            </table:table-row>
            <table:table-row>
              <table:table-cell office:value-type="string">
                <text:p>15:44:10</text:p>
              </table:table-cell>
              <table:table-cell office:value-type="float" office:value="3074.3">
                <text:p>3074.3</text:p>
              </table:table-cell>
              <table:table-cell office:value-type="float" office:value="3391.4">
                <text:p>3391.4</text:p>
              </table:table-cell>
              <table:table-cell office:value-type="float" office:value="3398">
                <text:p>3398</text:p>
              </table:table-cell>
              <table:table-cell office:value-type="float" office:value="3246.4">
                <text:p>3246.4</text:p>
              </table:table-cell>
            </table:table-row>
            <table:table-row>
              <table:table-cell office:value-type="string">
                <text:p>15:45:13</text:p>
              </table:table-cell>
              <table:table-cell office:value-type="float" office:value="3163.2">
                <text:p>3163.2</text:p>
              </table:table-cell>
              <table:table-cell office:value-type="float" office:value="3061">
                <text:p>3061</text:p>
              </table:table-cell>
              <table:table-cell office:value-type="float" office:value="3468.3">
                <text:p>3468.3</text:p>
              </table:table-cell>
              <table:table-cell office:value-type="float" office:value="2942.6">
                <text:p>2942.6</text:p>
              </table:table-cell>
            </table:table-row>
            <table:table-row>
              <table:table-cell office:value-type="string">
                <text:p>15:46:16</text:p>
              </table:table-cell>
              <table:table-cell office:value-type="float" office:value="3409.6">
                <text:p>3409.6</text:p>
              </table:table-cell>
              <table:table-cell office:value-type="float" office:value="3486.1">
                <text:p>3486.1</text:p>
              </table:table-cell>
              <table:table-cell office:value-type="float" office:value="3176.2">
                <text:p>3176.2</text:p>
              </table:table-cell>
              <table:table-cell office:value-type="float" office:value="3025.5">
                <text:p>3025.5</text:p>
              </table:table-cell>
            </table:table-row>
            <table:table-row>
              <table:table-cell office:value-type="string">
                <text:p>15:47:19</text:p>
              </table:table-cell>
              <table:table-cell office:value-type="float" office:value="3180.2">
                <text:p>3180.2</text:p>
              </table:table-cell>
              <table:table-cell office:value-type="float" office:value="3118.8">
                <text:p>3118.8</text:p>
              </table:table-cell>
              <table:table-cell office:value-type="float" office:value="3345.2">
                <text:p>3345.2</text:p>
              </table:table-cell>
              <table:table-cell office:value-type="float" office:value="3233.5">
                <text:p>3233.5</text:p>
              </table:table-cell>
            </table:table-row>
            <table:table-row>
              <table:table-cell office:value-type="string">
                <text:p>15:48:21</text:p>
              </table:table-cell>
              <table:table-cell office:value-type="float" office:value="3260.8">
                <text:p>3260.8</text:p>
              </table:table-cell>
              <table:table-cell office:value-type="float" office:value="2875.2">
                <text:p>2875.2</text:p>
              </table:table-cell>
              <table:table-cell office:value-type="float" office:value="3302.5">
                <text:p>3302.5</text:p>
              </table:table-cell>
              <table:table-cell office:value-type="float" office:value="3387.6">
                <text:p>3387.6</text:p>
              </table:table-cell>
            </table:table-row>
            <table:table-row>
              <table:table-cell office:value-type="string">
                <text:p>15:49:24</text:p>
              </table:table-cell>
              <table:table-cell office:value-type="float" office:value="2813.2">
                <text:p>2813.2</text:p>
              </table:table-cell>
              <table:table-cell office:value-type="float" office:value="2823.1">
                <text:p>2823.1</text:p>
              </table:table-cell>
              <table:table-cell office:value-type="float" office:value="3142.5">
                <text:p>3142.5</text:p>
              </table:table-cell>
              <table:table-cell office:value-type="float" office:value="3071.1">
                <text:p>3071.1</text:p>
              </table:table-cell>
            </table:table-row>
            <table:table-row>
              <table:table-cell office:value-type="string">
                <text:p>15:50:27</text:p>
              </table:table-cell>
              <table:table-cell office:value-type="float" office:value="3578.9">
                <text:p>3578.9</text:p>
              </table:table-cell>
              <table:table-cell office:value-type="float" office:value="3656">
                <text:p>3656</text:p>
              </table:table-cell>
              <table:table-cell office:value-type="float" office:value="3763.4">
                <text:p>3763.4</text:p>
              </table:table-cell>
              <table:table-cell office:value-type="float" office:value="3394.3">
                <text:p>3394.3</text:p>
              </table:table-cell>
            </table:table-row>
            <table:table-row>
              <table:table-cell office:value-type="string">
                <text:p>15:51:31</text:p>
              </table:table-cell>
              <table:table-cell office:value-type="float" office:value="4020.6">
                <text:p>4020.6</text:p>
              </table:table-cell>
              <table:table-cell office:value-type="float" office:value="3247.7">
                <text:p>3247.7</text:p>
              </table:table-cell>
              <table:table-cell office:value-type="float" office:value="3396">
                <text:p>3396</text:p>
              </table:table-cell>
              <table:table-cell office:value-type="float" office:value="3464.1">
                <text:p>3464.1</text:p>
              </table:table-cell>
            </table:table-row>
            <table:table-row>
              <table:table-cell office:value-type="string">
                <text:p>15:52:34</text:p>
              </table:table-cell>
              <table:table-cell office:value-type="float" office:value="3313.4">
                <text:p>3313.4</text:p>
              </table:table-cell>
              <table:table-cell office:value-type="float" office:value="2923.8">
                <text:p>2923.8</text:p>
              </table:table-cell>
              <table:table-cell office:value-type="float" office:value="2750.8">
                <text:p>2750.8</text:p>
              </table:table-cell>
              <table:table-cell office:value-type="float" office:value="2954.8">
                <text:p>2954.8</text:p>
              </table:table-cell>
            </table:table-row>
            <table:table-row>
              <table:table-cell office:value-type="string">
                <text:p>15:53:37</text:p>
              </table:table-cell>
              <table:table-cell office:value-type="float" office:value="3222.2">
                <text:p>3222.2</text:p>
              </table:table-cell>
              <table:table-cell office:value-type="float" office:value="3331.7">
                <text:p>3331.7</text:p>
              </table:table-cell>
              <table:table-cell office:value-type="float" office:value="3603.5">
                <text:p>3603.5</text:p>
              </table:table-cell>
              <table:table-cell office:value-type="float" office:value="3121.3">
                <text:p>3121.3</text:p>
              </table:table-cell>
            </table:table-row>
            <table:table-row>
              <table:table-cell office:value-type="string">
                <text:p>15:54:39</text:p>
              </table:table-cell>
              <table:table-cell office:value-type="float" office:value="2820.3">
                <text:p>2820.3</text:p>
              </table:table-cell>
              <table:table-cell office:value-type="float" office:value="3081">
                <text:p>3081</text:p>
              </table:table-cell>
              <table:table-cell office:value-type="float" office:value="3009.4">
                <text:p>3009.4</text:p>
              </table:table-cell>
              <table:table-cell office:value-type="float" office:value="2719.9">
                <text:p>2719.9</text:p>
              </table:table-cell>
            </table:table-row>
            <table:table-row>
              <table:table-cell office:value-type="string">
                <text:p>15:55:42</text:p>
              </table:table-cell>
              <table:table-cell office:value-type="float" office:value="3467.9">
                <text:p>3467.9</text:p>
              </table:table-cell>
              <table:table-cell office:value-type="float" office:value="3174.5">
                <text:p>3174.5</text:p>
              </table:table-cell>
              <table:table-cell office:value-type="float" office:value="3370.8">
                <text:p>3370.8</text:p>
              </table:table-cell>
              <table:table-cell office:value-type="float" office:value="3051.1">
                <text:p>3051.1</text:p>
              </table:table-cell>
            </table:table-row>
            <table:table-row>
              <table:table-cell office:value-type="string">
                <text:p>15:56:45</text:p>
              </table:table-cell>
              <table:table-cell office:value-type="float" office:value="2950.5">
                <text:p>2950.5</text:p>
              </table:table-cell>
              <table:table-cell office:value-type="float" office:value="2798">
                <text:p>2798</text:p>
              </table:table-cell>
              <table:table-cell office:value-type="float" office:value="2799.6">
                <text:p>2799.6</text:p>
              </table:table-cell>
              <table:table-cell office:value-type="float" office:value="2590.4">
                <text:p>2590.4</text:p>
              </table:table-cell>
            </table:table-row>
            <table:table-row>
              <table:table-cell office:value-type="string">
                <text:p>15:57:48</text:p>
              </table:table-cell>
              <table:table-cell office:value-type="float" office:value="3149.1">
                <text:p>3149.1</text:p>
              </table:table-cell>
              <table:table-cell office:value-type="float" office:value="2759">
                <text:p>2759</text:p>
              </table:table-cell>
              <table:table-cell office:value-type="float" office:value="3273.9">
                <text:p>3273.9</text:p>
              </table:table-cell>
              <table:table-cell office:value-type="float" office:value="3055.8">
                <text:p>3055.8</text:p>
              </table:table-cell>
            </table:table-row>
            <table:table-row>
              <table:table-cell office:value-type="string">
                <text:p>15:58:51</text:p>
              </table:table-cell>
              <table:table-cell office:value-type="float" office:value="3120.1">
                <text:p>3120.1</text:p>
              </table:table-cell>
              <table:table-cell office:value-type="float" office:value="2886.2">
                <text:p>2886.2</text:p>
              </table:table-cell>
              <table:table-cell office:value-type="float" office:value="3185.8">
                <text:p>3185.8</text:p>
              </table:table-cell>
              <table:table-cell office:value-type="float" office:value="3049.5">
                <text:p>3049.5</text:p>
              </table:table-cell>
            </table:table-row>
            <table:table-row>
              <table:table-cell office:value-type="string">
                <text:p>15:59:53</text:p>
              </table:table-cell>
              <table:table-cell office:value-type="float" office:value="2955.9">
                <text:p>2955.9</text:p>
              </table:table-cell>
              <table:table-cell office:value-type="float" office:value="2639.1">
                <text:p>2639.1</text:p>
              </table:table-cell>
              <table:table-cell office:value-type="float" office:value="2965.5">
                <text:p>2965.5</text:p>
              </table:table-cell>
              <table:table-cell office:value-type="float" office:value="2607.2">
                <text:p>2607.2</text:p>
              </table:table-cell>
            </table:table-row>
            <table:table-row>
              <table:table-cell office:value-type="string">
                <text:p>16:00:56</text:p>
              </table:table-cell>
              <table:table-cell office:value-type="float" office:value="2897.5">
                <text:p>2897.5</text:p>
              </table:table-cell>
              <table:table-cell office:value-type="float" office:value="2974.9">
                <text:p>2974.9</text:p>
              </table:table-cell>
              <table:table-cell office:value-type="float" office:value="3162.8">
                <text:p>3162.8</text:p>
              </table:table-cell>
              <table:table-cell office:value-type="float" office:value="3145.7">
                <text:p>3145.7</text:p>
              </table:table-cell>
            </table:table-row>
            <table:table-row>
              <table:table-cell office:value-type="string">
                <text:p>16:01:59</text:p>
              </table:table-cell>
              <table:table-cell office:value-type="float" office:value="3894.8">
                <text:p>3894.8</text:p>
              </table:table-cell>
              <table:table-cell office:value-type="float" office:value="3541.1">
                <text:p>3541.1</text:p>
              </table:table-cell>
              <table:table-cell office:value-type="float" office:value="3376.9">
                <text:p>3376.9</text:p>
              </table:table-cell>
              <table:table-cell office:value-type="float" office:value="3099.9">
                <text:p>3099.9</text:p>
              </table:table-cell>
            </table:table-row>
            <table:table-row>
              <table:table-cell office:value-type="string">
                <text:p>16:03:02</text:p>
              </table:table-cell>
              <table:table-cell office:value-type="float" office:value="3349.1">
                <text:p>3349.1</text:p>
              </table:table-cell>
              <table:table-cell office:value-type="float" office:value="3160.2">
                <text:p>3160.2</text:p>
              </table:table-cell>
              <table:table-cell office:value-type="float" office:value="3143.4">
                <text:p>3143.4</text:p>
              </table:table-cell>
              <table:table-cell office:value-type="float" office:value="3073.2">
                <text:p>3073.2</text:p>
              </table:table-cell>
            </table:table-row>
            <table:table-row>
              <table:table-cell office:value-type="string">
                <text:p>16:04:04</text:p>
              </table:table-cell>
              <table:table-cell office:value-type="float" office:value="3115">
                <text:p>3115</text:p>
              </table:table-cell>
              <table:table-cell office:value-type="float" office:value="3417.7">
                <text:p>3417.7</text:p>
              </table:table-cell>
              <table:table-cell office:value-type="float" office:value="3693.4">
                <text:p>3693.4</text:p>
              </table:table-cell>
              <table:table-cell office:value-type="float" office:value="3171.5">
                <text:p>3171.5</text:p>
              </table:table-cell>
            </table:table-row>
            <table:table-row>
              <table:table-cell office:value-type="string">
                <text:p>16:05:07</text:p>
              </table:table-cell>
              <table:table-cell office:value-type="float" office:value="3108.9">
                <text:p>3108.9</text:p>
              </table:table-cell>
              <table:table-cell office:value-type="float" office:value="3025.8">
                <text:p>3025.8</text:p>
              </table:table-cell>
              <table:table-cell office:value-type="float" office:value="3051.5">
                <text:p>3051.5</text:p>
              </table:table-cell>
              <table:table-cell office:value-type="float" office:value="2862.7">
                <text:p>2862.7</text:p>
              </table:table-cell>
            </table:table-row>
            <table:table-row>
              <table:table-cell office:value-type="string">
                <text:p>16:06:10</text:p>
              </table:table-cell>
              <table:table-cell office:value-type="float" office:value="3791.3">
                <text:p>3791.3</text:p>
              </table:table-cell>
              <table:table-cell office:value-type="float" office:value="3654.4">
                <text:p>3654.4</text:p>
              </table:table-cell>
              <table:table-cell office:value-type="float" office:value="3887.1">
                <text:p>3887.1</text:p>
              </table:table-cell>
              <table:table-cell office:value-type="float" office:value="3258.9">
                <text:p>3258.9</text:p>
              </table:table-cell>
            </table:table-row>
            <table:table-row>
              <table:table-cell office:value-type="string">
                <text:p>16:07:14</text:p>
              </table:table-cell>
              <table:table-cell office:value-type="float" office:value="3183.3">
                <text:p>3183.3</text:p>
              </table:table-cell>
              <table:table-cell office:value-type="float" office:value="3094.7">
                <text:p>3094.7</text:p>
              </table:table-cell>
              <table:table-cell office:value-type="float" office:value="3288.8">
                <text:p>3288.8</text:p>
              </table:table-cell>
              <table:table-cell office:value-type="float" office:value="3183.6">
                <text:p>3183.6</text:p>
              </table:table-cell>
            </table:table-row>
            <table:table-row>
              <table:table-cell office:value-type="string">
                <text:p>16:08:17</text:p>
              </table:table-cell>
              <table:table-cell office:value-type="float" office:value="4135.5">
                <text:p>4135.5</text:p>
              </table:table-cell>
              <table:table-cell office:value-type="float" office:value="4085.2">
                <text:p>4085.2</text:p>
              </table:table-cell>
              <table:table-cell office:value-type="float" office:value="4199.8">
                <text:p>4199.8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string">
                <text:p>16:09:20</text:p>
              </table:table-cell>
              <table:table-cell office:value-type="float" office:value="3348.9">
                <text:p>3348.9</text:p>
              </table:table-cell>
              <table:table-cell office:value-type="float" office:value="3516.5">
                <text:p>3516.5</text:p>
              </table:table-cell>
              <table:table-cell office:value-type="float" office:value="3582.2">
                <text:p>3582.2</text:p>
              </table:table-cell>
              <table:table-cell office:value-type="float" office:value="3316.5">
                <text:p>3316.5</text:p>
              </table:table-cell>
            </table:table-row>
            <table:table-row>
              <table:table-cell office:value-type="string">
                <text:p>16:10:22</text:p>
              </table:table-cell>
              <table:table-cell office:value-type="float" office:value="3487.6">
                <text:p>3487.6</text:p>
              </table:table-cell>
              <table:table-cell office:value-type="float" office:value="3758.6">
                <text:p>3758.6</text:p>
              </table:table-cell>
              <table:table-cell office:value-type="float" office:value="3957.1">
                <text:p>3957.1</text:p>
              </table:table-cell>
              <table:table-cell office:value-type="float" office:value="3627.7">
                <text:p>3627.7</text:p>
              </table:table-cell>
            </table:table-row>
            <table:table-row>
              <table:table-cell office:value-type="string">
                <text:p>16:11:25</text:p>
              </table:table-cell>
              <table:table-cell office:value-type="float" office:value="2453.8">
                <text:p>2453.8</text:p>
              </table:table-cell>
              <table:table-cell office:value-type="float" office:value="2478.5">
                <text:p>2478.5</text:p>
              </table:table-cell>
              <table:table-cell office:value-type="float" office:value="2663.3">
                <text:p>2663.3</text:p>
              </table:table-cell>
              <table:table-cell office:value-type="float" office:value="2662.5">
                <text:p>2662.5</text:p>
              </table:table-cell>
            </table:table-row>
            <table:table-row>
              <table:table-cell office:value-type="string">
                <text:p>16:12:29</text:p>
              </table:table-cell>
              <table:table-cell office:value-type="float" office:value="3870.2">
                <text:p>3870.2</text:p>
              </table:table-cell>
              <table:table-cell office:value-type="float" office:value="4152.7">
                <text:p>4152.7</text:p>
              </table:table-cell>
              <table:table-cell office:value-type="float" office:value="4008.7">
                <text:p>4008.7</text:p>
              </table:table-cell>
              <table:table-cell office:value-type="float" office:value="3744.7">
                <text:p>3744.7</text:p>
              </table:table-cell>
            </table:table-row>
            <table:table-row>
              <table:table-cell office:value-type="string">
                <text:p>16:13:31</text:p>
              </table:table-cell>
              <table:table-cell office:value-type="float" office:value="4056.3">
                <text:p>4056.3</text:p>
              </table:table-cell>
              <table:table-cell office:value-type="float" office:value="4656.7">
                <text:p>4656.7</text:p>
              </table:table-cell>
              <table:table-cell office:value-type="float" office:value="4506">
                <text:p>4506</text:p>
              </table:table-cell>
              <table:table-cell office:value-type="float" office:value="4622.4">
                <text:p>4622.4</text:p>
              </table:table-cell>
            </table:table-row>
            <table:table-row>
              <table:table-cell office:value-type="string">
                <text:p>16:14:34</text:p>
              </table:table-cell>
              <table:table-cell office:value-type="float" office:value="4187.9">
                <text:p>4187.9</text:p>
              </table:table-cell>
              <table:table-cell office:value-type="float" office:value="4480.8">
                <text:p>4480.8</text:p>
              </table:table-cell>
              <table:table-cell office:value-type="float" office:value="4877.3">
                <text:p>4877.3</text:p>
              </table:table-cell>
              <table:table-cell office:value-type="float" office:value="4310.3">
                <text:p>4310.3</text:p>
              </table:table-cell>
            </table:table-row>
            <table:table-row>
              <table:table-cell office:value-type="string">
                <text:p>16:15:37</text:p>
              </table:table-cell>
              <table:table-cell office:value-type="float" office:value="4150.1">
                <text:p>4150.1</text:p>
              </table:table-cell>
              <table:table-cell office:value-type="float" office:value="3873">
                <text:p>3873</text:p>
              </table:table-cell>
              <table:table-cell office:value-type="float" office:value="3740.5">
                <text:p>3740.5</text:p>
              </table:table-cell>
              <table:table-cell office:value-type="float" office:value="3793.4">
                <text:p>3793.4</text:p>
              </table:table-cell>
            </table:table-row>
            <table:table-row>
              <table:table-cell office:value-type="string">
                <text:p>16:16:40</text:p>
              </table:table-cell>
              <table:table-cell office:value-type="float" office:value="3289">
                <text:p>3289</text:p>
              </table:table-cell>
              <table:table-cell office:value-type="float" office:value="3094.6">
                <text:p>3094.6</text:p>
              </table:table-cell>
              <table:table-cell office:value-type="float" office:value="3272.2">
                <text:p>3272.2</text:p>
              </table:table-cell>
              <table:table-cell office:value-type="float" office:value="2881.8">
                <text:p>2881.8</text:p>
              </table:table-cell>
            </table:table-row>
            <table:table-row>
              <table:table-cell office:value-type="string">
                <text:p>16:17:43</text:p>
              </table:table-cell>
              <table:table-cell office:value-type="float" office:value="3358.6">
                <text:p>3358.6</text:p>
              </table:table-cell>
              <table:table-cell office:value-type="float" office:value="3145.9">
                <text:p>3145.9</text:p>
              </table:table-cell>
              <table:table-cell office:value-type="float" office:value="3952.4">
                <text:p>3952.4</text:p>
              </table:table-cell>
              <table:table-cell office:value-type="float" office:value="3215.1">
                <text:p>3215.1</text:p>
              </table:table-cell>
            </table:table-row>
            <table:table-row>
              <table:table-cell office:value-type="string">
                <text:p>16:18:45</text:p>
              </table:table-cell>
              <table:table-cell office:value-type="float" office:value="3095.7">
                <text:p>3095.7</text:p>
              </table:table-cell>
              <table:table-cell office:value-type="float" office:value="2920.8">
                <text:p>2920.8</text:p>
              </table:table-cell>
              <table:table-cell office:value-type="float" office:value="3263.6">
                <text:p>3263.6</text:p>
              </table:table-cell>
              <table:table-cell office:value-type="float" office:value="2945.5">
                <text:p>2945.5</text:p>
              </table:table-cell>
            </table:table-row>
            <table:table-row>
              <table:table-cell office:value-type="string">
                <text:p>16:19:48</text:p>
              </table:table-cell>
              <table:table-cell office:value-type="float" office:value="3613.5">
                <text:p>3613.5</text:p>
              </table:table-cell>
              <table:table-cell office:value-type="float" office:value="4025.4">
                <text:p>4025.4</text:p>
              </table:table-cell>
              <table:table-cell office:value-type="float" office:value="3713.3">
                <text:p>3713.3</text:p>
              </table:table-cell>
              <table:table-cell office:value-type="float" office:value="3607.8">
                <text:p>3607.8</text:p>
              </table:table-cell>
            </table:table-row>
            <table:table-row>
              <table:table-cell office:value-type="string">
                <text:p>16:20:51</text:p>
              </table:table-cell>
              <table:table-cell office:value-type="float" office:value="3019.4">
                <text:p>3019.4</text:p>
              </table:table-cell>
              <table:table-cell office:value-type="float" office:value="2829.1">
                <text:p>2829.1</text:p>
              </table:table-cell>
              <table:table-cell office:value-type="float" office:value="3154.9">
                <text:p>3154.9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16:21:54</text:p>
              </table:table-cell>
              <table:table-cell office:value-type="float" office:value="3359.6">
                <text:p>3359.6</text:p>
              </table:table-cell>
              <table:table-cell office:value-type="float" office:value="2762.7">
                <text:p>2762.7</text:p>
              </table:table-cell>
              <table:table-cell office:value-type="float" office:value="3520.6">
                <text:p>3520.6</text:p>
              </table:table-cell>
              <table:table-cell office:value-type="float" office:value="2994.1">
                <text:p>2994.1</text:p>
              </table:table-cell>
            </table:table-row>
            <table:table-row>
              <table:table-cell office:value-type="string">
                <text:p>16:22:57</text:p>
              </table:table-cell>
              <table:table-cell office:value-type="float" office:value="3177.4">
                <text:p>3177.4</text:p>
              </table:table-cell>
              <table:table-cell office:value-type="float" office:value="3040.4">
                <text:p>3040.4</text:p>
              </table:table-cell>
              <table:table-cell office:value-type="float" office:value="3370.3">
                <text:p>3370.3</text:p>
              </table:table-cell>
              <table:table-cell office:value-type="float" office:value="2945.4">
                <text:p>2945.4</text:p>
              </table:table-cell>
            </table:table-row>
            <table:table-row>
              <table:table-cell office:value-type="string">
                <text:p>16:23:59</text:p>
              </table:table-cell>
              <table:table-cell office:value-type="float" office:value="3550.2">
                <text:p>3550.2</text:p>
              </table:table-cell>
              <table:table-cell office:value-type="float" office:value="4594.1">
                <text:p>4594.1</text:p>
              </table:table-cell>
              <table:table-cell office:value-type="float" office:value="3793">
                <text:p>3793</text:p>
              </table:table-cell>
              <table:table-cell office:value-type="float" office:value="3771.4">
                <text:p>3771.4</text:p>
              </table:table-cell>
            </table:table-row>
            <table:table-row>
              <table:table-cell office:value-type="string">
                <text:p>16:25:02</text:p>
              </table:table-cell>
              <table:table-cell office:value-type="float" office:value="2883.4">
                <text:p>2883.4</text:p>
              </table:table-cell>
              <table:table-cell office:value-type="float" office:value="2540.6">
                <text:p>2540.6</text:p>
              </table:table-cell>
              <table:table-cell office:value-type="float" office:value="2819.2">
                <text:p>2819.2</text:p>
              </table:table-cell>
              <table:table-cell office:value-type="float" office:value="2582.1">
                <text:p>2582.1</text:p>
              </table:table-cell>
            </table:table-row>
            <table:table-row>
              <table:table-cell office:value-type="string">
                <text:p>16:26:05</text:p>
              </table:table-cell>
              <table:table-cell office:value-type="float" office:value="3308.5">
                <text:p>3308.5</text:p>
              </table:table-cell>
              <table:table-cell office:value-type="float" office:value="3225.5">
                <text:p>3225.5</text:p>
              </table:table-cell>
              <table:table-cell office:value-type="float" office:value="3309.2">
                <text:p>3309.2</text:p>
              </table:table-cell>
              <table:table-cell office:value-type="float" office:value="2928.5">
                <text:p>2928.5</text:p>
              </table:table-cell>
            </table:table-row>
            <table:table-row>
              <table:table-cell office:value-type="string">
                <text:p>16:27:08</text:p>
              </table:table-cell>
              <table:table-cell office:value-type="float" office:value="3130.3">
                <text:p>3130.3</text:p>
              </table:table-cell>
              <table:table-cell office:value-type="float" office:value="3052.4">
                <text:p>3052.4</text:p>
              </table:table-cell>
              <table:table-cell office:value-type="float" office:value="3205.7">
                <text:p>3205.7</text:p>
              </table:table-cell>
              <table:table-cell office:value-type="float" office:value="3287.3">
                <text:p>3287.3</text:p>
              </table:table-cell>
            </table:table-row>
            <table:table-row>
              <table:table-cell office:value-type="string">
                <text:p>16:28:10</text:p>
              </table:table-cell>
              <table:table-cell office:value-type="float" office:value="2803.3">
                <text:p>2803.3</text:p>
              </table:table-cell>
              <table:table-cell office:value-type="float" office:value="2718.4">
                <text:p>2718.4</text:p>
              </table:table-cell>
              <table:table-cell office:value-type="float" office:value="2733.9">
                <text:p>2733.9</text:p>
              </table:table-cell>
              <table:table-cell office:value-type="float" office:value="3106.8">
                <text:p>3106.8</text:p>
              </table:table-cell>
            </table:table-row>
            <table:table-row>
              <table:table-cell office:value-type="string">
                <text:p>16:29:13</text:p>
              </table:table-cell>
              <table:table-cell office:value-type="float" office:value="3350.1">
                <text:p>3350.1</text:p>
              </table:table-cell>
              <table:table-cell office:value-type="float" office:value="3192.6">
                <text:p>3192.6</text:p>
              </table:table-cell>
              <table:table-cell office:value-type="float" office:value="3307.7">
                <text:p>3307.7</text:p>
              </table:table-cell>
              <table:table-cell office:value-type="float" office:value="3178.8">
                <text:p>3178.8</text:p>
              </table:table-cell>
            </table:table-row>
            <table:table-row>
              <table:table-cell office:value-type="string">
                <text:p>16:30:16</text:p>
              </table:table-cell>
              <table:table-cell office:value-type="float" office:value="3338.7">
                <text:p>3338.7</text:p>
              </table:table-cell>
              <table:table-cell office:value-type="float" office:value="3061.1">
                <text:p>3061.1</text:p>
              </table:table-cell>
              <table:table-cell office:value-type="float" office:value="3396.2">
                <text:p>3396.2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string">
                <text:p>16:31:19</text:p>
              </table:table-cell>
              <table:table-cell office:value-type="float" office:value="3178.1">
                <text:p>3178.1</text:p>
              </table:table-cell>
              <table:table-cell office:value-type="float" office:value="3152.5">
                <text:p>3152.5</text:p>
              </table:table-cell>
              <table:table-cell office:value-type="float" office:value="3433.5">
                <text:p>3433.5</text:p>
              </table:table-cell>
              <table:table-cell office:value-type="float" office:value="3139.7">
                <text:p>3139.7</text:p>
              </table:table-cell>
            </table:table-row>
            <table:table-row>
              <table:table-cell office:value-type="string">
                <text:p>16:32:21</text:p>
              </table:table-cell>
              <table:table-cell office:value-type="float" office:value="2906.9">
                <text:p>2906.9</text:p>
              </table:table-cell>
              <table:table-cell office:value-type="float" office:value="3147">
                <text:p>3147</text:p>
              </table:table-cell>
              <table:table-cell office:value-type="float" office:value="3091.5">
                <text:p>3091.5</text:p>
              </table:table-cell>
              <table:table-cell office:value-type="float" office:value="3006.2">
                <text:p>3006.2</text:p>
              </table:table-cell>
            </table:table-row>
            <table:table-row>
              <table:table-cell office:value-type="string">
                <text:p>16:33:24</text:p>
              </table:table-cell>
              <table:table-cell office:value-type="float" office:value="2716.8">
                <text:p>2716.8</text:p>
              </table:table-cell>
              <table:table-cell office:value-type="float" office:value="2966.5">
                <text:p>2966.5</text:p>
              </table:table-cell>
              <table:table-cell office:value-type="float" office:value="2559">
                <text:p>2559</text:p>
              </table:table-cell>
              <table:table-cell office:value-type="float" office:value="2563">
                <text:p>2563</text:p>
              </table:table-cell>
            </table:table-row>
            <table:table-row>
              <table:table-cell office:value-type="string">
                <text:p>16:34:27</text:p>
              </table:table-cell>
              <table:table-cell office:value-type="float" office:value="3389">
                <text:p>3389</text:p>
              </table:table-cell>
              <table:table-cell office:value-type="float" office:value="3786">
                <text:p>3786</text:p>
              </table:table-cell>
              <table:table-cell office:value-type="float" office:value="3689.6">
                <text:p>3689.6</text:p>
              </table:table-cell>
              <table:table-cell office:value-type="float" office:value="3304.9">
                <text:p>3304.9</text:p>
              </table:table-cell>
            </table:table-row>
            <table:table-row>
              <table:table-cell office:value-type="string">
                <text:p>16:35:30</text:p>
              </table:table-cell>
              <table:table-cell office:value-type="float" office:value="3486.8">
                <text:p>3486.8</text:p>
              </table:table-cell>
              <table:table-cell office:value-type="float" office:value="2875.9">
                <text:p>2875.9</text:p>
              </table:table-cell>
              <table:table-cell office:value-type="float" office:value="3378.6">
                <text:p>3378.6</text:p>
              </table:table-cell>
              <table:table-cell office:value-type="float" office:value="3526.9">
                <text:p>3526.9</text:p>
              </table:table-cell>
            </table:table-row>
            <table:table-row>
              <table:table-cell office:value-type="string">
                <text:p>16:36:34</text:p>
              </table:table-cell>
              <table:table-cell office:value-type="float" office:value="3961.2">
                <text:p>3961.2</text:p>
              </table:table-cell>
              <table:table-cell office:value-type="float" office:value="4171.7">
                <text:p>4171.7</text:p>
              </table:table-cell>
              <table:table-cell office:value-type="float" office:value="3887.9">
                <text:p>3887.9</text:p>
              </table:table-cell>
              <table:table-cell office:value-type="float" office:value="3535.1">
                <text:p>3535.1</text:p>
              </table:table-cell>
            </table:table-row>
            <table:table-row>
              <table:table-cell office:value-type="string">
                <text:p>16:37:36</text:p>
              </table:table-cell>
              <table:table-cell office:value-type="float" office:value="2995.4">
                <text:p>2995.4</text:p>
              </table:table-cell>
              <table:table-cell office:value-type="float" office:value="3585.9">
                <text:p>3585.9</text:p>
              </table:table-cell>
              <table:table-cell office:value-type="float" office:value="3097.8">
                <text:p>3097.8</text:p>
              </table:table-cell>
              <table:table-cell office:value-type="float" office:value="3058.8">
                <text:p>3058.8</text:p>
              </table:table-cell>
            </table:table-row>
            <table:table-row>
              <table:table-cell office:value-type="string">
                <text:p>16:38:39</text:p>
              </table:table-cell>
              <table:table-cell office:value-type="float" office:value="3506">
                <text:p>3506</text:p>
              </table:table-cell>
              <table:table-cell office:value-type="float" office:value="3751.5">
                <text:p>3751.5</text:p>
              </table:table-cell>
              <table:table-cell office:value-type="float" office:value="3820.2">
                <text:p>3820.2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string">
                <text:p>16:39:42</text:p>
              </table:table-cell>
              <table:table-cell office:value-type="float" office:value="3412.7">
                <text:p>3412.7</text:p>
              </table:table-cell>
              <table:table-cell office:value-type="float" office:value="3367.1">
                <text:p>3367.1</text:p>
              </table:table-cell>
              <table:table-cell office:value-type="float" office:value="3697">
                <text:p>3697</text:p>
              </table:table-cell>
              <table:table-cell office:value-type="float" office:value="3128.7">
                <text:p>3128.7</text:p>
              </table:table-cell>
            </table:table-row>
            <table:table-row>
              <table:table-cell office:value-type="string">
                <text:p>16:40:45</text:p>
              </table:table-cell>
              <table:table-cell office:value-type="float" office:value="3990">
                <text:p>3990</text:p>
              </table:table-cell>
              <table:table-cell office:value-type="float" office:value="4215.6">
                <text:p>4215.6</text:p>
              </table:table-cell>
              <table:table-cell office:value-type="float" office:value="4470.6">
                <text:p>4470.6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16:41:48</text:p>
              </table:table-cell>
              <table:table-cell office:value-type="float" office:value="3463.8">
                <text:p>3463.8</text:p>
              </table:table-cell>
              <table:table-cell office:value-type="float" office:value="3333.3">
                <text:p>3333.3</text:p>
              </table:table-cell>
              <table:table-cell office:value-type="float" office:value="3138.4">
                <text:p>3138.4</text:p>
              </table:table-cell>
              <table:table-cell office:value-type="float" office:value="2982.1">
                <text:p>2982.1</text:p>
              </table:table-cell>
            </table:table-row>
            <table:table-row>
              <table:table-cell office:value-type="string">
                <text:p>16:42:50</text:p>
              </table:table-cell>
              <table:table-cell office:value-type="float" office:value="3228.5">
                <text:p>3228.5</text:p>
              </table:table-cell>
              <table:table-cell office:value-type="float" office:value="2970.9">
                <text:p>2970.9</text:p>
              </table:table-cell>
              <table:table-cell office:value-type="float" office:value="3599.6">
                <text:p>3599.6</text:p>
              </table:table-cell>
              <table:table-cell office:value-type="float" office:value="2628.8">
                <text:p>2628.8</text:p>
              </table:table-cell>
            </table:table-row>
            <table:table-row>
              <table:table-cell office:value-type="string">
                <text:p>16:43:53</text:p>
              </table:table-cell>
              <table:table-cell office:value-type="float" office:value="2733.3">
                <text:p>2733.3</text:p>
              </table:table-cell>
              <table:table-cell office:value-type="float" office:value="2791.3">
                <text:p>2791.3</text:p>
              </table:table-cell>
              <table:table-cell office:value-type="float" office:value="3119.5">
                <text:p>3119.5</text:p>
              </table:table-cell>
              <table:table-cell office:value-type="float" office:value="2892.9">
                <text:p>2892.9</text:p>
              </table:table-cell>
            </table:table-row>
            <table:table-row>
              <table:table-cell office:value-type="string">
                <text:p>16:44:56</text:p>
              </table:table-cell>
              <table:table-cell office:value-type="float" office:value="3173.7">
                <text:p>3173.7</text:p>
              </table:table-cell>
              <table:table-cell office:value-type="float" office:value="2874.9">
                <text:p>2874.9</text:p>
              </table:table-cell>
              <table:table-cell office:value-type="float" office:value="2962.3">
                <text:p>2962.3</text:p>
              </table:table-cell>
              <table:table-cell office:value-type="float" office:value="2883.5">
                <text:p>2883.5</text:p>
              </table:table-cell>
            </table:table-row>
            <table:table-row>
              <table:table-cell office:value-type="string">
                <text:p>16:45:59</text:p>
              </table:table-cell>
              <table:table-cell office:value-type="float" office:value="3770.3">
                <text:p>3770.3</text:p>
              </table:table-cell>
              <table:table-cell office:value-type="float" office:value="3182.9">
                <text:p>3182.9</text:p>
              </table:table-cell>
              <table:table-cell office:value-type="float" office:value="3393.6">
                <text:p>3393.6</text:p>
              </table:table-cell>
              <table:table-cell office:value-type="float" office:value="3402.7">
                <text:p>3402.7</text:p>
              </table:table-cell>
            </table:table-row>
            <table:table-row>
              <table:table-cell office:value-type="string">
                <text:p>16:47:01</text:p>
              </table:table-cell>
              <table:table-cell office:value-type="float" office:value="2945.4">
                <text:p>2945.4</text:p>
              </table:table-cell>
              <table:table-cell office:value-type="float" office:value="3023.4">
                <text:p>3023.4</text:p>
              </table:table-cell>
              <table:table-cell office:value-type="float" office:value="3143.4">
                <text:p>3143.4</text:p>
              </table:table-cell>
              <table:table-cell office:value-type="float" office:value="2974.9">
                <text:p>2974.9</text:p>
              </table:table-cell>
            </table:table-row>
            <table:table-row>
              <table:table-cell office:value-type="string">
                <text:p>16:48:04</text:p>
              </table:table-cell>
              <table:table-cell office:value-type="float" office:value="2998.1">
                <text:p>2998.1</text:p>
              </table:table-cell>
              <table:table-cell office:value-type="float" office:value="2904.6">
                <text:p>2904.6</text:p>
              </table:table-cell>
              <table:table-cell office:value-type="float" office:value="3040.3">
                <text:p>3040.3</text:p>
              </table:table-cell>
              <table:table-cell office:value-type="float" office:value="2580.1">
                <text:p>2580.1</text:p>
              </table:table-cell>
            </table:table-row>
            <table:table-row>
              <table:table-cell office:value-type="string">
                <text:p>16:49:07</text:p>
              </table:table-cell>
              <table:table-cell office:value-type="float" office:value="3489.2">
                <text:p>3489.2</text:p>
              </table:table-cell>
              <table:table-cell office:value-type="float" office:value="3191.4">
                <text:p>3191.4</text:p>
              </table:table-cell>
              <table:table-cell office:value-type="float" office:value="3870.3">
                <text:p>3870.3</text:p>
              </table:table-cell>
              <table:table-cell office:value-type="float" office:value="3172.8">
                <text:p>3172.8</text:p>
              </table:table-cell>
            </table:table-row>
            <table:table-row>
              <table:table-cell office:value-type="string">
                <text:p>16:50:10</text:p>
              </table:table-cell>
              <table:table-cell office:value-type="float" office:value="3424.4">
                <text:p>3424.4</text:p>
              </table:table-cell>
              <table:table-cell office:value-type="float" office:value="3152.1">
                <text:p>3152.1</text:p>
              </table:table-cell>
              <table:table-cell office:value-type="float" office:value="3429.1">
                <text:p>3429.1</text:p>
              </table:table-cell>
              <table:table-cell office:value-type="float" office:value="2831.9">
                <text:p>2831.9</text:p>
              </table:table-cell>
            </table:table-row>
            <table:table-row>
              <table:table-cell office:value-type="string">
                <text:p>16:51:13</text:p>
              </table:table-cell>
              <table:table-cell office:value-type="float" office:value="3445.8">
                <text:p>3445.8</text:p>
              </table:table-cell>
              <table:table-cell office:value-type="float" office:value="3986.7">
                <text:p>3986.7</text:p>
              </table:table-cell>
              <table:table-cell office:value-type="float" office:value="3577.6">
                <text:p>3577.6</text:p>
              </table:table-cell>
              <table:table-cell office:value-type="float" office:value="3828.2">
                <text:p>3828.2</text:p>
              </table:table-cell>
            </table:table-row>
            <table:table-row>
              <table:table-cell office:value-type="string">
                <text:p>16:52:17</text:p>
              </table:table-cell>
              <table:table-cell office:value-type="float" office:value="2645.3">
                <text:p>2645.3</text:p>
              </table:table-cell>
              <table:table-cell office:value-type="float" office:value="2975.6">
                <text:p>2975.6</text:p>
              </table:table-cell>
              <table:table-cell office:value-type="float" office:value="3522.8">
                <text:p>3522.8</text:p>
              </table:table-cell>
              <table:table-cell office:value-type="float" office:value="2973.9">
                <text:p>2973.9</text:p>
              </table:table-cell>
            </table:table-row>
            <table:table-row>
              <table:table-cell office:value-type="string">
                <text:p>16:53:20</text:p>
              </table:table-cell>
              <table:table-cell office:value-type="float" office:value="4044.1">
                <text:p>4044.1</text:p>
              </table:table-cell>
              <table:table-cell office:value-type="float" office:value="3104.2">
                <text:p>3104.2</text:p>
              </table:table-cell>
              <table:table-cell office:value-type="float" office:value="3587.8">
                <text:p>3587.8</text:p>
              </table:table-cell>
              <table:table-cell office:value-type="float" office:value="3052.8">
                <text:p>3052.8</text:p>
              </table:table-cell>
            </table:table-row>
            <table:table-row>
              <table:table-cell office:value-type="string">
                <text:p>16:54:23</text:p>
              </table:table-cell>
              <table:table-cell office:value-type="float" office:value="3494.1">
                <text:p>3494.1</text:p>
              </table:table-cell>
              <table:table-cell office:value-type="float" office:value="3476.4">
                <text:p>3476.4</text:p>
              </table:table-cell>
              <table:table-cell office:value-type="float" office:value="3491.2">
                <text:p>3491.2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string">
                <text:p>16:55:26</text:p>
              </table:table-cell>
              <table:table-cell office:value-type="float" office:value="3382">
                <text:p>3382</text:p>
              </table:table-cell>
              <table:table-cell office:value-type="float" office:value="3499.8">
                <text:p>3499.8</text:p>
              </table:table-cell>
              <table:table-cell office:value-type="float" office:value="3361.9">
                <text:p>3361.9</text:p>
              </table:table-cell>
              <table:table-cell office:value-type="float" office:value="2829.6">
                <text:p>2829.6</text:p>
              </table:table-cell>
            </table:table-row>
            <table:table-row>
              <table:table-cell office:value-type="string">
                <text:p>16:56:29</text:p>
              </table:table-cell>
              <table:table-cell office:value-type="float" office:value="2742.4">
                <text:p>2742.4</text:p>
              </table:table-cell>
              <table:table-cell office:value-type="float" office:value="2685.2">
                <text:p>2685.2</text:p>
              </table:table-cell>
              <table:table-cell office:value-type="float" office:value="3061.8">
                <text:p>3061.8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16:57:31</text:p>
              </table:table-cell>
              <table:table-cell office:value-type="float" office:value="2848.7">
                <text:p>2848.7</text:p>
              </table:table-cell>
              <table:table-cell office:value-type="float" office:value="3487.5">
                <text:p>3487.5</text:p>
              </table:table-cell>
              <table:table-cell office:value-type="float" office:value="3302.9">
                <text:p>3302.9</text:p>
              </table:table-cell>
              <table:table-cell office:value-type="float" office:value="2990.5">
                <text:p>2990.5</text:p>
              </table:table-cell>
            </table:table-row>
            <table:table-row>
              <table:table-cell office:value-type="string">
                <text:p>16:58:34</text:p>
              </table:table-cell>
              <table:table-cell office:value-type="float" office:value="3300.7">
                <text:p>3300.7</text:p>
              </table:table-cell>
              <table:table-cell office:value-type="float" office:value="2976.4">
                <text:p>2976.4</text:p>
              </table:table-cell>
              <table:table-cell office:value-type="float" office:value="3344.7">
                <text:p>3344.7</text:p>
              </table:table-cell>
              <table:table-cell office:value-type="float" office:value="2846.6">
                <text:p>2846.6</text:p>
              </table:table-cell>
            </table:table-row>
            <table:table-row>
              <table:table-cell office:value-type="string">
                <text:p>16:59:37</text:p>
              </table:table-cell>
              <table:table-cell office:value-type="float" office:value="3764.4">
                <text:p>3764.4</text:p>
              </table:table-cell>
              <table:table-cell office:value-type="float" office:value="3736">
                <text:p>3736</text:p>
              </table:table-cell>
              <table:table-cell office:value-type="float" office:value="3706.4">
                <text:p>3706.4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17:00:40</text:p>
              </table:table-cell>
              <table:table-cell office:value-type="float" office:value="2904.8">
                <text:p>2904.8</text:p>
              </table:table-cell>
              <table:table-cell office:value-type="float" office:value="2822.3">
                <text:p>2822.3</text:p>
              </table:table-cell>
              <table:table-cell office:value-type="float" office:value="3042.5">
                <text:p>3042.5</text:p>
              </table:table-cell>
              <table:table-cell office:value-type="float" office:value="2749.1">
                <text:p>2749.1</text:p>
              </table:table-cell>
            </table:table-row>
            <table:table-row>
              <table:table-cell office:value-type="string">
                <text:p>17:01:42</text:p>
              </table:table-cell>
              <table:table-cell office:value-type="float" office:value="3224.7">
                <text:p>3224.7</text:p>
              </table:table-cell>
              <table:table-cell office:value-type="float" office:value="3113.2">
                <text:p>3113.2</text:p>
              </table:table-cell>
              <table:table-cell office:value-type="float" office:value="3618.6">
                <text:p>3618.6</text:p>
              </table:table-cell>
              <table:table-cell office:value-type="float" office:value="2941.2">
                <text:p>2941.2</text:p>
              </table:table-cell>
            </table:table-row>
            <table:table-row>
              <table:table-cell office:value-type="string">
                <text:p>17:02:45</text:p>
              </table:table-cell>
              <table:table-cell office:value-type="float" office:value="3277.6">
                <text:p>3277.6</text:p>
              </table:table-cell>
              <table:table-cell office:value-type="float" office:value="3034">
                <text:p>3034</text:p>
              </table:table-cell>
              <table:table-cell office:value-type="float" office:value="3585.6">
                <text:p>3585.6</text:p>
              </table:table-cell>
              <table:table-cell office:value-type="float" office:value="2987.3">
                <text:p>2987.3</text:p>
              </table:table-cell>
            </table:table-row>
            <table:table-row>
              <table:table-cell office:value-type="string">
                <text:p>17:03:48</text:p>
              </table:table-cell>
              <table:table-cell office:value-type="float" office:value="3262.2">
                <text:p>3262.2</text:p>
              </table:table-cell>
              <table:table-cell office:value-type="float" office:value="3168.5">
                <text:p>3168.5</text:p>
              </table:table-cell>
              <table:table-cell office:value-type="float" office:value="3875.3">
                <text:p>3875.3</text:p>
              </table:table-cell>
              <table:table-cell office:value-type="float" office:value="3270.3">
                <text:p>3270.3</text:p>
              </table:table-cell>
            </table:table-row>
            <table:table-row>
              <table:table-cell office:value-type="string">
                <text:p>17:04:51</text:p>
              </table:table-cell>
              <table:table-cell office:value-type="float" office:value="2601.2">
                <text:p>2601.2</text:p>
              </table:table-cell>
              <table:table-cell office:value-type="float" office:value="2830.9">
                <text:p>2830.9</text:p>
              </table:table-cell>
              <table:table-cell office:value-type="float" office:value="3153.5">
                <text:p>3153.5</text:p>
              </table:table-cell>
              <table:table-cell office:value-type="float" office:value="3028.8">
                <text:p>3028.8</text:p>
              </table:table-cell>
            </table:table-row>
            <table:table-row>
              <table:table-cell office:value-type="string">
                <text:p>17:05:54</text:p>
              </table:table-cell>
              <table:table-cell office:value-type="float" office:value="4788.4">
                <text:p>4788.4</text:p>
              </table:table-cell>
              <table:table-cell office:value-type="float" office:value="4769.4">
                <text:p>4769.4</text:p>
              </table:table-cell>
              <table:table-cell office:value-type="float" office:value="5175.7">
                <text:p>5175.7</text:p>
              </table:table-cell>
              <table:table-cell office:value-type="float" office:value="4987.5">
                <text:p>4987.5</text:p>
              </table:table-cell>
            </table:table-row>
            <table:table-row>
              <table:table-cell office:value-type="string">
                <text:p>17:06:57</text:p>
              </table:table-cell>
              <table:table-cell office:value-type="float" office:value="2870.5">
                <text:p>2870.5</text:p>
              </table:table-cell>
              <table:table-cell office:value-type="float" office:value="2980.4">
                <text:p>2980.4</text:p>
              </table:table-cell>
              <table:table-cell office:value-type="float" office:value="2769.3">
                <text:p>2769.3</text:p>
              </table:table-cell>
              <table:table-cell office:value-type="float" office:value="2483.6">
                <text:p>2483.6</text:p>
              </table:table-cell>
            </table:table-row>
            <table:table-row>
              <table:table-cell office:value-type="string">
                <text:p>17:08:01</text:p>
              </table:table-cell>
              <table:table-cell office:value-type="float" office:value="3522">
                <text:p>3522</text:p>
              </table:table-cell>
              <table:table-cell office:value-type="float" office:value="4311.9">
                <text:p>4311.9</text:p>
              </table:table-cell>
              <table:table-cell office:value-type="float" office:value="4208">
                <text:p>4208</text:p>
              </table:table-cell>
              <table:table-cell office:value-type="float" office:value="3627.7">
                <text:p>3627.7</text:p>
              </table:table-cell>
            </table:table-row>
            <table:table-row>
              <table:table-cell office:value-type="string">
                <text:p>17:09:05</text:p>
              </table:table-cell>
              <table:table-cell office:value-type="float" office:value="2950.5">
                <text:p>2950.5</text:p>
              </table:table-cell>
              <table:table-cell office:value-type="float" office:value="3402.4">
                <text:p>3402.4</text:p>
              </table:table-cell>
              <table:table-cell office:value-type="float" office:value="3742.1">
                <text:p>3742.1</text:p>
              </table:table-cell>
              <table:table-cell office:value-type="float" office:value="2887.3">
                <text:p>2887.3</text:p>
              </table:table-cell>
            </table:table-row>
            <table:table-row>
              <table:table-cell office:value-type="string">
                <text:p>17:10:08</text:p>
              </table:table-cell>
              <table:table-cell office:value-type="float" office:value="2952.5">
                <text:p>2952.5</text:p>
              </table:table-cell>
              <table:table-cell office:value-type="float" office:value="2504.1">
                <text:p>2504.1</text:p>
              </table:table-cell>
              <table:table-cell office:value-type="float" office:value="2916.7">
                <text:p>2916.7</text:p>
              </table:table-cell>
              <table:table-cell office:value-type="float" office:value="2358.5">
                <text:p>2358.5</text:p>
              </table:table-cell>
            </table:table-row>
            <table:table-row>
              <table:table-cell office:value-type="string">
                <text:p>17:11:10</text:p>
              </table:table-cell>
              <table:table-cell office:value-type="float" office:value="3155.8">
                <text:p>3155.8</text:p>
              </table:table-cell>
              <table:table-cell office:value-type="float" office:value="3155.7">
                <text:p>3155.7</text:p>
              </table:table-cell>
              <table:table-cell office:value-type="float" office:value="3267.7">
                <text:p>3267.7</text:p>
              </table:table-cell>
              <table:table-cell office:value-type="float" office:value="3254.8">
                <text:p>3254.8</text:p>
              </table:table-cell>
            </table:table-row>
            <table:table-row>
              <table:table-cell office:value-type="string">
                <text:p>17:12:13</text:p>
              </table:table-cell>
              <table:table-cell office:value-type="float" office:value="2888.2">
                <text:p>2888.2</text:p>
              </table:table-cell>
              <table:table-cell office:value-type="float" office:value="2740.2">
                <text:p>2740.2</text:p>
              </table:table-cell>
              <table:table-cell office:value-type="float" office:value="2980">
                <text:p>2980</text:p>
              </table:table-cell>
              <table:table-cell office:value-type="float" office:value="2944.8">
                <text:p>2944.8</text:p>
              </table:table-cell>
            </table:table-row>
            <table:table-row>
              <table:table-cell office:value-type="string">
                <text:p>17:13:16</text:p>
              </table:table-cell>
              <table:table-cell office:value-type="float" office:value="3166.1">
                <text:p>3166.1</text:p>
              </table:table-cell>
              <table:table-cell office:value-type="float" office:value="2918.1">
                <text:p>2918.1</text:p>
              </table:table-cell>
              <table:table-cell office:value-type="float" office:value="3149.2">
                <text:p>3149.2</text:p>
              </table:table-cell>
              <table:table-cell office:value-type="float" office:value="3130.6">
                <text:p>3130.6</text:p>
              </table:table-cell>
            </table:table-row>
            <table:table-row>
              <table:table-cell office:value-type="string">
                <text:p>17:14:19</text:p>
              </table:table-cell>
              <table:table-cell office:value-type="float" office:value="3124.5">
                <text:p>3124.5</text:p>
              </table:table-cell>
              <table:table-cell office:value-type="float" office:value="2932.9">
                <text:p>2932.9</text:p>
              </table:table-cell>
              <table:table-cell office:value-type="float" office:value="3157.4">
                <text:p>3157.4</text:p>
              </table:table-cell>
              <table:table-cell office:value-type="float" office:value="2870.7">
                <text:p>2870.7</text:p>
              </table:table-cell>
            </table:table-row>
            <table:table-row>
              <table:table-cell office:value-type="string">
                <text:p>17:15:21</text:p>
              </table:table-cell>
              <table:table-cell office:value-type="float" office:value="3575.1">
                <text:p>3575.1</text:p>
              </table:table-cell>
              <table:table-cell office:value-type="float" office:value="3628.8">
                <text:p>3628.8</text:p>
              </table:table-cell>
              <table:table-cell office:value-type="float" office:value="3913.7">
                <text:p>3913.7</text:p>
              </table:table-cell>
              <table:table-cell office:value-type="float" office:value="3591.1">
                <text:p>3591.1</text:p>
              </table:table-cell>
            </table:table-row>
            <table:table-row>
              <table:table-cell office:value-type="string">
                <text:p>17:16:24</text:p>
              </table:table-cell>
              <table:table-cell office:value-type="float" office:value="2992.2">
                <text:p>2992.2</text:p>
              </table:table-cell>
              <table:table-cell office:value-type="float" office:value="3332.7">
                <text:p>3332.7</text:p>
              </table:table-cell>
              <table:table-cell office:value-type="float" office:value="3488.4">
                <text:p>3488.4</text:p>
              </table:table-cell>
              <table:table-cell office:value-type="float" office:value="2966.4">
                <text:p>2966.4</text:p>
              </table:table-cell>
            </table:table-row>
            <table:table-row>
              <table:table-cell office:value-type="string">
                <text:p>17:17:27</text:p>
              </table:table-cell>
              <table:table-cell office:value-type="float" office:value="3730.6">
                <text:p>3730.6</text:p>
              </table:table-cell>
              <table:table-cell office:value-type="float" office:value="4009.7">
                <text:p>4009.7</text:p>
              </table:table-cell>
              <table:table-cell office:value-type="float" office:value="3762.8">
                <text:p>3762.8</text:p>
              </table:table-cell>
              <table:table-cell office:value-type="float" office:value="3547.2">
                <text:p>3547.2</text:p>
              </table:table-cell>
            </table:table-row>
            <table:table-row>
              <table:table-cell office:value-type="string">
                <text:p>17:18:30</text:p>
              </table:table-cell>
              <table:table-cell office:value-type="float" office:value="3317.5">
                <text:p>3317.5</text:p>
              </table:table-cell>
              <table:table-cell office:value-type="float" office:value="3244.1">
                <text:p>3244.1</text:p>
              </table:table-cell>
              <table:table-cell office:value-type="float" office:value="3307.6">
                <text:p>3307.6</text:p>
              </table:table-cell>
              <table:table-cell office:value-type="float" office:value="2900.3">
                <text:p>2900.3</text:p>
              </table:table-cell>
            </table:table-row>
            <table:table-row>
              <table:table-cell office:value-type="string">
                <text:p>17:19:32</text:p>
              </table:table-cell>
              <table:table-cell office:value-type="float" office:value="4863.7">
                <text:p>4863.7</text:p>
              </table:table-cell>
              <table:table-cell office:value-type="float" office:value="4456.1">
                <text:p>4456.1</text:p>
              </table:table-cell>
              <table:table-cell office:value-type="float" office:value="3851.2">
                <text:p>3851.2</text:p>
              </table:table-cell>
              <table:table-cell office:value-type="float" office:value="4386.4">
                <text:p>4386.4</text:p>
              </table:table-cell>
            </table:table-row>
            <table:table-row>
              <table:table-cell office:value-type="string">
                <text:p>17:20:35</text:p>
              </table:table-cell>
              <table:table-cell office:value-type="float" office:value="3261.9">
                <text:p>3261.9</text:p>
              </table:table-cell>
              <table:table-cell office:value-type="float" office:value="2826.6">
                <text:p>2826.6</text:p>
              </table:table-cell>
              <table:table-cell office:value-type="float" office:value="3029.5">
                <text:p>3029.5</text:p>
              </table:table-cell>
              <table:table-cell office:value-type="float" office:value="3236.4">
                <text:p>3236.4</text:p>
              </table:table-cell>
            </table:table-row>
            <table:table-row>
              <table:table-cell office:value-type="string">
                <text:p>17:21:39</text:p>
              </table:table-cell>
              <table:table-cell office:value-type="float" office:value="2316.6">
                <text:p>2316.6</text:p>
              </table:table-cell>
              <table:table-cell office:value-type="float" office:value="2615.8">
                <text:p>2615.8</text:p>
              </table:table-cell>
              <table:table-cell office:value-type="float" office:value="2462.3">
                <text:p>2462.3</text:p>
              </table:table-cell>
              <table:table-cell office:value-type="float" office:value="2603.5">
                <text:p>2603.5</text:p>
              </table:table-cell>
            </table:table-row>
            <table:table-row>
              <table:table-cell office:value-type="string">
                <text:p>17:22:42</text:p>
              </table:table-cell>
              <table:table-cell office:value-type="float" office:value="2714.5">
                <text:p>2714.5</text:p>
              </table:table-cell>
              <table:table-cell office:value-type="float" office:value="2682.3">
                <text:p>2682.3</text:p>
              </table:table-cell>
              <table:table-cell office:value-type="float" office:value="2951.4">
                <text:p>2951.4</text:p>
              </table:table-cell>
              <table:table-cell office:value-type="float" office:value="2497.4">
                <text:p>2497.4</text:p>
              </table:table-cell>
            </table:table-row>
            <table:table-row>
              <table:table-cell office:value-type="string">
                <text:p>17:23:45</text:p>
              </table:table-cell>
              <table:table-cell office:value-type="float" office:value="3884.1">
                <text:p>3884.1</text:p>
              </table:table-cell>
              <table:table-cell office:value-type="float" office:value="4043.9">
                <text:p>4043.9</text:p>
              </table:table-cell>
              <table:table-cell office:value-type="float" office:value="4519.7">
                <text:p>4519.7</text:p>
              </table:table-cell>
              <table:table-cell office:value-type="float" office:value="4424.6">
                <text:p>4424.6</text:p>
              </table:table-cell>
            </table:table-row>
            <table:table-row>
              <table:table-cell office:value-type="string">
                <text:p>17:24:48</text:p>
              </table:table-cell>
              <table:table-cell office:value-type="float" office:value="3361.5">
                <text:p>3361.5</text:p>
              </table:table-cell>
              <table:table-cell office:value-type="float" office:value="3037.3">
                <text:p>3037.3</text:p>
              </table:table-cell>
              <table:table-cell office:value-type="float" office:value="3571.1">
                <text:p>3571.1</text:p>
              </table:table-cell>
              <table:table-cell office:value-type="float" office:value="2726.7">
                <text:p>2726.7</text:p>
              </table:table-cell>
            </table:table-row>
            <table:table-row>
              <table:table-cell office:value-type="string">
                <text:p>17:25:50</text:p>
              </table:table-cell>
              <table:table-cell office:value-type="float" office:value="3642.8">
                <text:p>3642.8</text:p>
              </table:table-cell>
              <table:table-cell office:value-type="float" office:value="3643.7">
                <text:p>3643.7</text:p>
              </table:table-cell>
              <table:table-cell office:value-type="float" office:value="3530">
                <text:p>3530</text:p>
              </table:table-cell>
              <table:table-cell office:value-type="float" office:value="3017.3">
                <text:p>3017.3</text:p>
              </table:table-cell>
            </table:table-row>
            <table:table-row>
              <table:table-cell office:value-type="string">
                <text:p>17:26:53</text:p>
              </table:table-cell>
              <table:table-cell office:value-type="float" office:value="3366.1">
                <text:p>3366.1</text:p>
              </table:table-cell>
              <table:table-cell office:value-type="float" office:value="2916.2">
                <text:p>2916.2</text:p>
              </table:table-cell>
              <table:table-cell office:value-type="float" office:value="3148.4">
                <text:p>3148.4</text:p>
              </table:table-cell>
              <table:table-cell office:value-type="float" office:value="2971.3">
                <text:p>2971.3</text:p>
              </table:table-cell>
            </table:table-row>
            <table:table-row>
              <table:table-cell office:value-type="string">
                <text:p>17:27:56</text:p>
              </table:table-cell>
              <table:table-cell office:value-type="float" office:value="3185.3">
                <text:p>3185.3</text:p>
              </table:table-cell>
              <table:table-cell office:value-type="float" office:value="2925.4">
                <text:p>2925.4</text:p>
              </table:table-cell>
              <table:table-cell office:value-type="float" office:value="3304.6">
                <text:p>3304.6</text:p>
              </table:table-cell>
              <table:table-cell office:value-type="float" office:value="2866.8">
                <text:p>2866.8</text:p>
              </table:table-cell>
            </table:table-row>
            <table:table-row>
              <table:table-cell office:value-type="string">
                <text:p>17:28:59</text:p>
              </table:table-cell>
              <table:table-cell office:value-type="float" office:value="3547.8">
                <text:p>3547.8</text:p>
              </table:table-cell>
              <table:table-cell office:value-type="float" office:value="3340.6">
                <text:p>3340.6</text:p>
              </table:table-cell>
              <table:table-cell office:value-type="float" office:value="3190.2">
                <text:p>3190.2</text:p>
              </table:table-cell>
              <table:table-cell office:value-type="float" office:value="3251.5">
                <text:p>3251.5</text:p>
              </table:table-cell>
            </table:table-row>
            <table:table-row>
              <table:table-cell office:value-type="string">
                <text:p>17:30:01</text:p>
              </table:table-cell>
              <table:table-cell office:value-type="float" office:value="3793.9">
                <text:p>3793.9</text:p>
              </table:table-cell>
              <table:table-cell office:value-type="float" office:value="4568.7">
                <text:p>4568.7</text:p>
              </table:table-cell>
              <table:table-cell office:value-type="float" office:value="4016.3">
                <text:p>4016.3</text:p>
              </table:table-cell>
              <table:table-cell office:value-type="float" office:value="4098.1">
                <text:p>4098.1</text:p>
              </table:table-cell>
            </table:table-row>
            <table:table-row>
              <table:table-cell office:value-type="string">
                <text:p>17:31:04</text:p>
              </table:table-cell>
              <table:table-cell office:value-type="float" office:value="3726.4">
                <text:p>3726.4</text:p>
              </table:table-cell>
              <table:table-cell office:value-type="float" office:value="3467.6">
                <text:p>3467.6</text:p>
              </table:table-cell>
              <table:table-cell office:value-type="float" office:value="3394.9">
                <text:p>3394.9</text:p>
              </table:table-cell>
              <table:table-cell office:value-type="float" office:value="3005.3">
                <text:p>3005.3</text:p>
              </table:table-cell>
            </table:table-row>
            <table:table-row>
              <table:table-cell office:value-type="string">
                <text:p>17:32:07</text:p>
              </table:table-cell>
              <table:table-cell office:value-type="float" office:value="3197.8">
                <text:p>3197.8</text:p>
              </table:table-cell>
              <table:table-cell office:value-type="float" office:value="2878.5">
                <text:p>2878.5</text:p>
              </table:table-cell>
              <table:table-cell office:value-type="float" office:value="3311.5">
                <text:p>3311.5</text:p>
              </table:table-cell>
              <table:table-cell office:value-type="float" office:value="2874.1">
                <text:p>2874.1</text:p>
              </table:table-cell>
            </table:table-row>
            <table:table-row>
              <table:table-cell office:value-type="string">
                <text:p>17:33:10</text:p>
              </table:table-cell>
              <table:table-cell office:value-type="float" office:value="2945.4">
                <text:p>2945.4</text:p>
              </table:table-cell>
              <table:table-cell office:value-type="float" office:value="3052.2">
                <text:p>3052.2</text:p>
              </table:table-cell>
              <table:table-cell office:value-type="float" office:value="3649.4">
                <text:p>3649.4</text:p>
              </table:table-cell>
              <table:table-cell office:value-type="float" office:value="3175.2">
                <text:p>3175.2</text:p>
              </table:table-cell>
            </table:table-row>
            <table:table-row>
              <table:table-cell office:value-type="string">
                <text:p>17:34:12</text:p>
              </table:table-cell>
              <table:table-cell office:value-type="float" office:value="3126.8">
                <text:p>3126.8</text:p>
              </table:table-cell>
              <table:table-cell office:value-type="float" office:value="3874">
                <text:p>3874</text:p>
              </table:table-cell>
              <table:table-cell office:value-type="float" office:value="3424.8">
                <text:p>3424.8</text:p>
              </table:table-cell>
              <table:table-cell office:value-type="float" office:value="3617.7">
                <text:p>3617.7</text:p>
              </table:table-cell>
            </table:table-row>
            <table:table-row>
              <table:table-cell office:value-type="string">
                <text:p>17:35:15</text:p>
              </table:table-cell>
              <table:table-cell office:value-type="float" office:value="3302.8">
                <text:p>3302.8</text:p>
              </table:table-cell>
              <table:table-cell office:value-type="float" office:value="2845.2">
                <text:p>2845.2</text:p>
              </table:table-cell>
              <table:table-cell office:value-type="float" office:value="3133.6">
                <text:p>3133.6</text:p>
              </table:table-cell>
              <table:table-cell office:value-type="float" office:value="2863.4">
                <text:p>2863.4</text:p>
              </table:table-cell>
            </table:table-row>
            <table:table-row>
              <table:table-cell office:value-type="string">
                <text:p>17:36:19</text:p>
              </table:table-cell>
              <table:table-cell office:value-type="float" office:value="3746.9">
                <text:p>3746.9</text:p>
              </table:table-cell>
              <table:table-cell office:value-type="float" office:value="3608.6">
                <text:p>3608.6</text:p>
              </table:table-cell>
              <table:table-cell office:value-type="float" office:value="3955.8">
                <text:p>3955.8</text:p>
              </table:table-cell>
              <table:table-cell office:value-type="float" office:value="3276.3">
                <text:p>3276.3</text:p>
              </table:table-cell>
            </table:table-row>
            <table:table-row>
              <table:table-cell office:value-type="string">
                <text:p>17:37:22</text:p>
              </table:table-cell>
              <table:table-cell office:value-type="float" office:value="3182.9">
                <text:p>3182.9</text:p>
              </table:table-cell>
              <table:table-cell office:value-type="float" office:value="2934.6">
                <text:p>2934.6</text:p>
              </table:table-cell>
              <table:table-cell office:value-type="float" office:value="3356.6">
                <text:p>3356.6</text:p>
              </table:table-cell>
              <table:table-cell office:value-type="float" office:value="2589.4">
                <text:p>2589.4</text:p>
              </table:table-cell>
            </table:table-row>
            <table:table-row>
              <table:table-cell office:value-type="string">
                <text:p>17:38:24</text:p>
              </table:table-cell>
              <table:table-cell office:value-type="float" office:value="3562.6">
                <text:p>3562.6</text:p>
              </table:table-cell>
              <table:table-cell office:value-type="float" office:value="3743.7">
                <text:p>3743.7</text:p>
              </table:table-cell>
              <table:table-cell office:value-type="float" office:value="3896.3">
                <text:p>3896.3</text:p>
              </table:table-cell>
              <table:table-cell office:value-type="float" office:value="3565.2">
                <text:p>3565.2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2883.4">
                <text:p>2883.4</text:p>
              </table:table-cell>
              <table:table-cell office:value-type="float" office:value="3196">
                <text:p>3196</text:p>
              </table:table-cell>
              <table:table-cell office:value-type="float" office:value="2809.5">
                <text:p>2809.5</text:p>
              </table:table-cell>
              <table:table-cell office:value-type="float" office:value="2746.6">
                <text:p>2746.6</text:p>
              </table:table-cell>
            </table:table-row>
            <table:table-row>
              <table:table-cell office:value-type="string">
                <text:p>17:40:30</text:p>
              </table:table-cell>
              <table:table-cell office:value-type="float" office:value="3128.9">
                <text:p>3128.9</text:p>
              </table:table-cell>
              <table:table-cell office:value-type="float" office:value="3101.2">
                <text:p>3101.2</text:p>
              </table:table-cell>
              <table:table-cell office:value-type="float" office:value="3249.7">
                <text:p>3249.7</text:p>
              </table:table-cell>
              <table:table-cell office:value-type="float" office:value="2505.7">
                <text:p>2505.7</text:p>
              </table:table-cell>
            </table:table-row>
            <table:table-row>
              <table:table-cell office:value-type="string">
                <text:p>17:41:33</text:p>
              </table:table-cell>
              <table:table-cell office:value-type="float" office:value="3170.1">
                <text:p>3170.1</text:p>
              </table:table-cell>
              <table:table-cell office:value-type="float" office:value="3010.6">
                <text:p>3010.6</text:p>
              </table:table-cell>
              <table:table-cell office:value-type="float" office:value="3412.5">
                <text:p>3412.5</text:p>
              </table:table-cell>
              <table:table-cell office:value-type="float" office:value="3056.6">
                <text:p>3056.6</text:p>
              </table:table-cell>
            </table:table-row>
            <table:table-row>
              <table:table-cell office:value-type="string">
                <text:p>17:42:35</text:p>
              </table:table-cell>
              <table:table-cell office:value-type="float" office:value="3273.2">
                <text:p>3273.2</text:p>
              </table:table-cell>
              <table:table-cell office:value-type="float" office:value="3212.7">
                <text:p>3212.7</text:p>
              </table:table-cell>
              <table:table-cell office:value-type="float" office:value="3563.8">
                <text:p>3563.8</text:p>
              </table:table-cell>
              <table:table-cell office:value-type="float" office:value="3199.5">
                <text:p>3199.5</text:p>
              </table:table-cell>
            </table:table-row>
            <table:table-row>
              <table:table-cell office:value-type="string">
                <text:p>17:43:38</text:p>
              </table:table-cell>
              <table:table-cell office:value-type="float" office:value="3632.6">
                <text:p>3632.6</text:p>
              </table:table-cell>
              <table:table-cell office:value-type="float" office:value="3634">
                <text:p>3634</text:p>
              </table:table-cell>
              <table:table-cell office:value-type="float" office:value="3554">
                <text:p>3554</text:p>
              </table:table-cell>
              <table:table-cell office:value-type="float" office:value="2892.4">
                <text:p>2892.4</text:p>
              </table:table-cell>
            </table:table-row>
            <table:table-row>
              <table:table-cell office:value-type="string">
                <text:p>17:44:41</text:p>
              </table:table-cell>
              <table:table-cell office:value-type="float" office:value="3138.4">
                <text:p>3138.4</text:p>
              </table:table-cell>
              <table:table-cell office:value-type="float" office:value="3024.7">
                <text:p>3024.7</text:p>
              </table:table-cell>
              <table:table-cell office:value-type="float" office:value="3088">
                <text:p>3088</text:p>
              </table:table-cell>
              <table:table-cell office:value-type="float" office:value="3164.6">
                <text:p>3164.6</text:p>
              </table:table-cell>
            </table:table-row>
            <table:table-row>
              <table:table-cell office:value-type="string">
                <text:p>17:45:44</text:p>
              </table:table-cell>
              <table:table-cell office:value-type="float" office:value="4037">
                <text:p>4037</text:p>
              </table:table-cell>
              <table:table-cell office:value-type="float" office:value="3588.3">
                <text:p>3588.3</text:p>
              </table:table-cell>
              <table:table-cell office:value-type="float" office:value="4211.3">
                <text:p>4211.3</text:p>
              </table:table-cell>
              <table:table-cell office:value-type="float" office:value="3636.1">
                <text:p>3636.1</text:p>
              </table:table-cell>
            </table:table-row>
            <table:table-row>
              <table:table-cell office:value-type="string">
                <text:p>17:46:46</text:p>
              </table:table-cell>
              <table:table-cell office:value-type="float" office:value="2907.8">
                <text:p>2907.8</text:p>
              </table:table-cell>
              <table:table-cell office:value-type="float" office:value="3102.6">
                <text:p>3102.6</text:p>
              </table:table-cell>
              <table:table-cell office:value-type="float" office:value="3241">
                <text:p>3241</text:p>
              </table:table-cell>
              <table:table-cell office:value-type="float" office:value="3068.9">
                <text:p>3068.9</text:p>
              </table:table-cell>
            </table:table-row>
            <table:table-row>
              <table:table-cell office:value-type="string">
                <text:p>17:47:49</text:p>
              </table:table-cell>
              <table:table-cell office:value-type="float" office:value="3466.7">
                <text:p>3466.7</text:p>
              </table:table-cell>
              <table:table-cell office:value-type="float" office:value="3162.6">
                <text:p>3162.6</text:p>
              </table:table-cell>
              <table:table-cell office:value-type="float" office:value="3758.5">
                <text:p>3758.5</text:p>
              </table:table-cell>
              <table:table-cell office:value-type="float" office:value="2845.9">
                <text:p>2845.9</text:p>
              </table:table-cell>
            </table:table-row>
            <table:table-row>
              <table:table-cell office:value-type="string">
                <text:p>17:48:52</text:p>
              </table:table-cell>
              <table:table-cell office:value-type="float" office:value="2639.5">
                <text:p>2639.5</text:p>
              </table:table-cell>
              <table:table-cell office:value-type="float" office:value="3066.7">
                <text:p>3066.7</text:p>
              </table:table-cell>
              <table:table-cell office:value-type="float" office:value="2905.9">
                <text:p>2905.9</text:p>
              </table:table-cell>
              <table:table-cell office:value-type="float" office:value="2760.6">
                <text:p>2760.6</text:p>
              </table:table-cell>
            </table:table-row>
            <table:table-row>
              <table:table-cell office:value-type="string">
                <text:p>17:49:55</text:p>
              </table:table-cell>
              <table:table-cell office:value-type="float" office:value="4529.1">
                <text:p>4529.1</text:p>
              </table:table-cell>
              <table:table-cell office:value-type="float" office:value="4498.8">
                <text:p>4498.8</text:p>
              </table:table-cell>
              <table:table-cell office:value-type="float" office:value="4841.4">
                <text:p>4841.4</text:p>
              </table:table-cell>
              <table:table-cell office:value-type="float" office:value="4282.8">
                <text:p>4282.8</text:p>
              </table:table-cell>
            </table:table-row>
            <table:table-row>
              <table:table-cell office:value-type="string">
                <text:p>17:50:29</text:p>
              </table:table-cell>
              <table:table-cell office:value-type="float" office:value="3580.8">
                <text:p>3580.8</text:p>
              </table:table-cell>
              <table:table-cell office:value-type="float" office:value="3698.1">
                <text:p>3698.1</text:p>
              </table:table-cell>
              <table:table-cell office:value-type="float" office:value="3565.1">
                <text:p>3565.1</text:p>
              </table:table-cell>
              <table:table-cell office:value-type="float" office:value="3533.3">
                <text:p>3533.3</text:p>
              </table:table-cell>
            </table:table-row>
            <table:table-row>
              <table:table-cell office:value-type="string">
                <text:p>17:50:58</text:p>
              </table:table-cell>
              <table:table-cell office:value-type="float" office:value="4229.8">
                <text:p>4229.8</text:p>
              </table:table-cell>
              <table:table-cell office:value-type="float" office:value="3951.1">
                <text:p>3951.1</text:p>
              </table:table-cell>
              <table:table-cell office:value-type="float" office:value="4355.1">
                <text:p>4355.1</text:p>
              </table:table-cell>
              <table:table-cell office:value-type="float" office:value="4129.7">
                <text:p>4129.7</text:p>
              </table:table-cell>
            </table:table-row>
            <table:table-row>
              <table:table-cell office:value-type="string">
                <text:p>17:51:33</text:p>
              </table:table-cell>
              <table:table-cell office:value-type="float" office:value="4351.6">
                <text:p>4351.6</text:p>
              </table:table-cell>
              <table:table-cell office:value-type="float" office:value="4073">
                <text:p>4073</text:p>
              </table:table-cell>
              <table:table-cell office:value-type="float" office:value="4379.7">
                <text:p>4379.7</text:p>
              </table:table-cell>
              <table:table-cell office:value-type="float" office:value="4463.6">
                <text:p>4463.6</text:p>
              </table:table-cell>
            </table:table-row>
            <table:table-row>
              <table:table-cell office:value-type="string">
                <text:p>17:52:02</text:p>
              </table:table-cell>
              <table:table-cell office:value-type="float" office:value="2359.8">
                <text:p>2359.8</text:p>
              </table:table-cell>
              <table:table-cell office:value-type="float" office:value="2434.8">
                <text:p>2434.8</text:p>
              </table:table-cell>
              <table:table-cell office:value-type="float" office:value="2642.2">
                <text:p>2642.2</text:p>
              </table:table-cell>
              <table:table-cell office:value-type="float" office:value="2365">
                <text:p>2365</text:p>
              </table:table-cell>
            </table:table-row>
            <table:table-row>
              <table:table-cell office:value-type="string">
                <text:p>17:52:35</text:p>
              </table:table-cell>
              <table:table-cell office:value-type="float" office:value="3923.8">
                <text:p>3923.8</text:p>
              </table:table-cell>
              <table:table-cell office:value-type="float" office:value="3992.3">
                <text:p>3992.3</text:p>
              </table:table-cell>
              <table:table-cell office:value-type="float" office:value="4054.4">
                <text:p>4054.4</text:p>
              </table:table-cell>
              <table:table-cell office:value-type="float" office:value="4244">
                <text:p>4244</text:p>
              </table:table-cell>
            </table:table-row>
            <table:table-row>
              <table:table-cell office:value-type="string">
                <text:p>17:53:04</text:p>
              </table:table-cell>
              <table:table-cell office:value-type="float" office:value="3430.9">
                <text:p>3430.9</text:p>
              </table:table-cell>
              <table:table-cell office:value-type="float" office:value="3510.2">
                <text:p>3510.2</text:p>
              </table:table-cell>
              <table:table-cell office:value-type="float" office:value="3443.9">
                <text:p>3443.9</text:p>
              </table:table-cell>
              <table:table-cell office:value-type="float" office:value="3245.1">
                <text:p>3245.1</text:p>
              </table:table-cell>
            </table:table-row>
            <table:table-row>
              <table:table-cell office:value-type="string">
                <text:p>17:53:38</text:p>
              </table:table-cell>
              <table:table-cell office:value-type="float" office:value="3418.4">
                <text:p>3418.4</text:p>
              </table:table-cell>
              <table:table-cell office:value-type="float" office:value="3257.5">
                <text:p>3257.5</text:p>
              </table:table-cell>
              <table:table-cell office:value-type="float" office:value="3774">
                <text:p>3774</text:p>
              </table:table-cell>
              <table:table-cell office:value-type="float" office:value="3163.9">
                <text:p>3163.9</text:p>
              </table:table-cell>
            </table:table-row>
            <table:table-row>
              <table:table-cell office:value-type="string">
                <text:p>17:54:07</text:p>
              </table:table-cell>
              <table:table-cell office:value-type="float" office:value="2957.6">
                <text:p>2957.6</text:p>
              </table:table-cell>
              <table:table-cell office:value-type="float" office:value="2753.3">
                <text:p>2753.3</text:p>
              </table:table-cell>
              <table:table-cell office:value-type="float" office:value="3141.4">
                <text:p>3141.4</text:p>
              </table:table-cell>
              <table:table-cell office:value-type="float" office:value="2833.5">
                <text:p>2833.5</text:p>
              </table:table-cell>
            </table:table-row>
            <table:table-row>
              <table:table-cell office:value-type="string">
                <text:p>17:54:41</text:p>
              </table:table-cell>
              <table:table-cell office:value-type="float" office:value="3368.4">
                <text:p>3368.4</text:p>
              </table:table-cell>
              <table:table-cell office:value-type="float" office:value="3291.6">
                <text:p>3291.6</text:p>
              </table:table-cell>
              <table:table-cell office:value-type="float" office:value="3890.2">
                <text:p>3890.2</text:p>
              </table:table-cell>
              <table:table-cell office:value-type="float" office:value="3245.6">
                <text:p>3245.6</text:p>
              </table:table-cell>
            </table:table-row>
            <table:table-row>
              <table:table-cell office:value-type="string">
                <text:p>17:55:10</text:p>
              </table:table-cell>
              <table:table-cell office:value-type="float" office:value="2548.6">
                <text:p>2548.6</text:p>
              </table:table-cell>
              <table:table-cell office:value-type="float" office:value="2580.1">
                <text:p>2580.1</text:p>
              </table:table-cell>
              <table:table-cell office:value-type="float" office:value="2723.8">
                <text:p>2723.8</text:p>
              </table:table-cell>
              <table:table-cell office:value-type="float" office:value="2293.9">
                <text:p>2293.9</text:p>
              </table:table-cell>
            </table:table-row>
            <table:table-row>
              <table:table-cell office:value-type="string">
                <text:p>17:55:44</text:p>
              </table:table-cell>
              <table:table-cell office:value-type="float" office:value="4863.8">
                <text:p>4863.8</text:p>
              </table:table-cell>
              <table:table-cell office:value-type="float" office:value="4266.5">
                <text:p>4266.5</text:p>
              </table:table-cell>
              <table:table-cell office:value-type="float" office:value="4855.2">
                <text:p>4855.2</text:p>
              </table:table-cell>
              <table:table-cell office:value-type="float" office:value="4674.2">
                <text:p>4674.2</text:p>
              </table:table-cell>
            </table:table-row>
            <table:table-row>
              <table:table-cell office:value-type="string">
                <text:p>17:56:13</text:p>
              </table:table-cell>
              <table:table-cell office:value-type="float" office:value="3632.7">
                <text:p>3632.7</text:p>
              </table:table-cell>
              <table:table-cell office:value-type="float" office:value="4032.1">
                <text:p>4032.1</text:p>
              </table:table-cell>
              <table:table-cell office:value-type="float" office:value="4271.7">
                <text:p>4271.7</text:p>
              </table:table-cell>
              <table:table-cell office:value-type="float" office:value="3161.9">
                <text:p>3161.9</text:p>
              </table:table-cell>
            </table:table-row>
            <table:table-row>
              <table:table-cell office:value-type="string">
                <text:p>17:56:47</text:p>
              </table:table-cell>
              <table:table-cell office:value-type="float" office:value="4139.5">
                <text:p>4139.5</text:p>
              </table:table-cell>
              <table:table-cell office:value-type="float" office:value="4103.4">
                <text:p>4103.4</text:p>
              </table:table-cell>
              <table:table-cell office:value-type="float" office:value="4409">
                <text:p>4409</text:p>
              </table:table-cell>
              <table:table-cell office:value-type="float" office:value="4239.2">
                <text:p>4239.2</text:p>
              </table:table-cell>
            </table:table-row>
            <table:table-row>
              <table:table-cell office:value-type="string">
                <text:p>17:57:15</text:p>
              </table:table-cell>
              <table:table-cell office:value-type="float" office:value="3341.9">
                <text:p>3341.9</text:p>
              </table:table-cell>
              <table:table-cell office:value-type="float" office:value="2711.4">
                <text:p>2711.4</text:p>
              </table:table-cell>
              <table:table-cell office:value-type="float" office:value="2882">
                <text:p>2882</text:p>
              </table:table-cell>
              <table:table-cell office:value-type="float" office:value="2613.4">
                <text:p>2613.4</text:p>
              </table:table-cell>
            </table:table-row>
            <table:table-row>
              <table:table-cell office:value-type="string">
                <text:p>17:57:50</text:p>
              </table:table-cell>
              <table:table-cell office:value-type="float" office:value="3949.2">
                <text:p>3949.2</text:p>
              </table:table-cell>
              <table:table-cell office:value-type="float" office:value="3718.1">
                <text:p>3718.1</text:p>
              </table:table-cell>
              <table:table-cell office:value-type="float" office:value="3944.8">
                <text:p>3944.8</text:p>
              </table:table-cell>
              <table:table-cell office:value-type="float" office:value="3557.6">
                <text:p>3557.6</text:p>
              </table:table-cell>
            </table:table-row>
            <table:table-row>
              <table:table-cell office:value-type="string">
                <text:p>17:58:18</text:p>
              </table:table-cell>
              <table:table-cell office:value-type="float" office:value="3801.7">
                <text:p>3801.7</text:p>
              </table:table-cell>
              <table:table-cell office:value-type="float" office:value="3424.4">
                <text:p>3424.4</text:p>
              </table:table-cell>
              <table:table-cell office:value-type="float" office:value="3577.7">
                <text:p>3577.7</text:p>
              </table:table-cell>
              <table:table-cell office:value-type="float" office:value="3039.2">
                <text:p>3039.2</text:p>
              </table:table-cell>
            </table:table-row>
            <table:table-row>
              <table:table-cell office:value-type="string">
                <text:p>17:58:52</text:p>
              </table:table-cell>
              <table:table-cell office:value-type="float" office:value="3974.7">
                <text:p>3974.7</text:p>
              </table:table-cell>
              <table:table-cell office:value-type="float" office:value="4466">
                <text:p>4466</text:p>
              </table:table-cell>
              <table:table-cell office:value-type="float" office:value="3899">
                <text:p>3899</text:p>
              </table:table-cell>
              <table:table-cell office:value-type="float" office:value="4000.5">
                <text:p>4000.5</text:p>
              </table:table-cell>
            </table:table-row>
            <table:table-row>
              <table:table-cell office:value-type="string">
                <text:p>17:59:21</text:p>
              </table:table-cell>
              <table:table-cell office:value-type="float" office:value="3502.6">
                <text:p>3502.6</text:p>
              </table:table-cell>
              <table:table-cell office:value-type="float" office:value="3505.1">
                <text:p>3505.1</text:p>
              </table:table-cell>
              <table:table-cell office:value-type="float" office:value="4490.8">
                <text:p>4490.8</text:p>
              </table:table-cell>
              <table:table-cell office:value-type="float" office:value="3836.1">
                <text:p>3836.1</text:p>
              </table:table-cell>
            </table:table-row>
            <table:table-row>
              <table:table-cell office:value-type="string">
                <text:p>17:59:55</text:p>
              </table:table-cell>
              <table:table-cell office:value-type="float" office:value="4649.5">
                <text:p>4649.5</text:p>
              </table:table-cell>
              <table:table-cell office:value-type="float" office:value="4938.4">
                <text:p>4938.4</text:p>
              </table:table-cell>
              <table:table-cell office:value-type="float" office:value="5219.7">
                <text:p>5219.7</text:p>
              </table:table-cell>
              <table:table-cell office:value-type="float" office:value="5100.6">
                <text:p>5100.6</text:p>
              </table:table-cell>
            </table:table-row>
            <table:table-row>
              <table:table-cell office:value-type="string">
                <text:p>18:00:24</text:p>
              </table:table-cell>
              <table:table-cell office:value-type="float" office:value="2900.4">
                <text:p>2900.4</text:p>
              </table:table-cell>
              <table:table-cell office:value-type="float" office:value="2612.1">
                <text:p>2612.1</text:p>
              </table:table-cell>
              <table:table-cell office:value-type="float" office:value="2903.2">
                <text:p>2903.2</text:p>
              </table:table-cell>
              <table:table-cell office:value-type="float" office:value="2796.4">
                <text:p>2796.4</text:p>
              </table:table-cell>
            </table:table-row>
            <table:table-row>
              <table:table-cell office:value-type="string">
                <text:p>18:00:58</text:p>
              </table:table-cell>
              <table:table-cell office:value-type="float" office:value="4218.6">
                <text:p>4218.6</text:p>
              </table:table-cell>
              <table:table-cell office:value-type="float" office:value="4399.9">
                <text:p>4399.9</text:p>
              </table:table-cell>
              <table:table-cell office:value-type="float" office:value="4296.6">
                <text:p>4296.6</text:p>
              </table:table-cell>
              <table:table-cell office:value-type="float" office:value="3837.6">
                <text:p>3837.6</text:p>
              </table:table-cell>
            </table:table-row>
            <table:table-row>
              <table:table-cell office:value-type="string">
                <text:p>18:01:26</text:p>
              </table:table-cell>
              <table:table-cell office:value-type="float" office:value="4128.9">
                <text:p>4128.9</text:p>
              </table:table-cell>
              <table:table-cell office:value-type="float" office:value="3942.3">
                <text:p>3942.3</text:p>
              </table:table-cell>
              <table:table-cell office:value-type="float" office:value="4019.8">
                <text:p>4019.8</text:p>
              </table:table-cell>
              <table:table-cell office:value-type="float" office:value="4437">
                <text:p>4437</text:p>
              </table:table-cell>
            </table:table-row>
            <table:table-row>
              <table:table-cell office:value-type="string">
                <text:p>18:02:01</text:p>
              </table:table-cell>
              <table:table-cell office:value-type="float" office:value="5032.6">
                <text:p>5032.6</text:p>
              </table:table-cell>
              <table:table-cell office:value-type="float" office:value="4422.1">
                <text:p>4422.1</text:p>
              </table:table-cell>
              <table:table-cell office:value-type="float" office:value="4901.4">
                <text:p>4901.4</text:p>
              </table:table-cell>
              <table:table-cell office:value-type="float" office:value="4605.1">
                <text:p>4605.1</text:p>
              </table:table-cell>
            </table:table-row>
            <table:table-row>
              <table:table-cell office:value-type="string">
                <text:p>18:02:29</text:p>
              </table:table-cell>
              <table:table-cell office:value-type="float" office:value="4011">
                <text:p>4011</text:p>
              </table:table-cell>
              <table:table-cell office:value-type="float" office:value="3775.9">
                <text:p>3775.9</text:p>
              </table:table-cell>
              <table:table-cell office:value-type="float" office:value="3704.7">
                <text:p>3704.7</text:p>
              </table:table-cell>
              <table:table-cell office:value-type="float" office:value="3879.7">
                <text:p>3879.7</text:p>
              </table:table-cell>
            </table:table-row>
            <table:table-row>
              <table:table-cell office:value-type="string">
                <text:p>18:03:04</text:p>
              </table:table-cell>
              <table:table-cell office:value-type="float" office:value="3886.2">
                <text:p>3886.2</text:p>
              </table:table-cell>
              <table:table-cell office:value-type="float" office:value="3846.1">
                <text:p>3846.1</text:p>
              </table:table-cell>
              <table:table-cell office:value-type="float" office:value="3938.6">
                <text:p>3938.6</text:p>
              </table:table-cell>
              <table:table-cell office:value-type="float" office:value="3917.9">
                <text:p>3917.9</text:p>
              </table:table-cell>
            </table:table-row>
            <table:table-row>
              <table:table-cell office:value-type="string">
                <text:p>18:03:32</text:p>
              </table:table-cell>
              <table:table-cell office:value-type="float" office:value="3134.3">
                <text:p>3134.3</text:p>
              </table:table-cell>
              <table:table-cell office:value-type="float" office:value="3014.5">
                <text:p>3014.5</text:p>
              </table:table-cell>
              <table:table-cell office:value-type="float" office:value="3763.7">
                <text:p>3763.7</text:p>
              </table:table-cell>
              <table:table-cell office:value-type="float" office:value="3070.5">
                <text:p>3070.5</text:p>
              </table:table-cell>
            </table:table-row>
            <table:table-row>
              <table:table-cell office:value-type="string">
                <text:p>18:04:06</text:p>
              </table:table-cell>
              <table:table-cell office:value-type="float" office:value="4367.4">
                <text:p>4367.4</text:p>
              </table:table-cell>
              <table:table-cell office:value-type="float" office:value="4203.8">
                <text:p>4203.8</text:p>
              </table:table-cell>
              <table:table-cell office:value-type="float" office:value="4467.5">
                <text:p>4467.5</text:p>
              </table:table-cell>
              <table:table-cell office:value-type="float" office:value="4089.5">
                <text:p>4089.5</text:p>
              </table:table-cell>
            </table:table-row>
            <table:table-row>
              <table:table-cell office:value-type="string">
                <text:p>18:04:35</text:p>
              </table:table-cell>
              <table:table-cell office:value-type="float" office:value="3065.2">
                <text:p>3065.2</text:p>
              </table:table-cell>
              <table:table-cell office:value-type="float" office:value="3072.7">
                <text:p>3072.7</text:p>
              </table:table-cell>
              <table:table-cell office:value-type="float" office:value="3295.3">
                <text:p>3295.3</text:p>
              </table:table-cell>
              <table:table-cell office:value-type="float" office:value="3174.4">
                <text:p>3174.4</text:p>
              </table:table-cell>
            </table:table-row>
            <table:table-row>
              <table:table-cell office:value-type="string">
                <text:p>18:05:09</text:p>
              </table:table-cell>
              <table:table-cell office:value-type="float" office:value="3439.5">
                <text:p>3439.5</text:p>
              </table:table-cell>
              <table:table-cell office:value-type="float" office:value="3467.7">
                <text:p>3467.7</text:p>
              </table:table-cell>
              <table:table-cell office:value-type="float" office:value="3374.8">
                <text:p>3374.8</text:p>
              </table:table-cell>
              <table:table-cell office:value-type="float" office:value="3475.3">
                <text:p>3475.3</text:p>
              </table:table-cell>
            </table:table-row>
            <table:table-row>
              <table:table-cell office:value-type="string">
                <text:p>18:05:37</text:p>
              </table:table-cell>
              <table:table-cell office:value-type="float" office:value="4266">
                <text:p>4266</text:p>
              </table:table-cell>
              <table:table-cell office:value-type="float" office:value="3921.1">
                <text:p>3921.1</text:p>
              </table:table-cell>
              <table:table-cell office:value-type="float" office:value="4560.1">
                <text:p>4560.1</text:p>
              </table:table-cell>
              <table:table-cell office:value-type="float" office:value="4082.4">
                <text:p>4082.4</text:p>
              </table:table-cell>
            </table:table-row>
            <table:table-row>
              <table:table-cell office:value-type="string">
                <text:p>18:06:13</text:p>
              </table:table-cell>
              <table:table-cell office:value-type="float" office:value="4863.8">
                <text:p>4863.8</text:p>
              </table:table-cell>
              <table:table-cell office:value-type="float" office:value="5359.1">
                <text:p>5359.1</text:p>
              </table:table-cell>
              <table:table-cell office:value-type="float" office:value="5270.2">
                <text:p>5270.2</text:p>
              </table:table-cell>
              <table:table-cell office:value-type="float" office:value="4878.4">
                <text:p>4878.4</text:p>
              </table:table-cell>
            </table:table-row>
            <table:table-row>
              <table:table-cell office:value-type="string">
                <text:p>18:06:42</text:p>
              </table:table-cell>
              <table:table-cell office:value-type="float" office:value="3111.7">
                <text:p>3111.7</text:p>
              </table:table-cell>
              <table:table-cell office:value-type="float" office:value="3039.2">
                <text:p>3039.2</text:p>
              </table:table-cell>
              <table:table-cell office:value-type="float" office:value="3381.9">
                <text:p>3381.9</text:p>
              </table:table-cell>
              <table:table-cell office:value-type="float" office:value="3120.6">
                <text:p>3120.6</text:p>
              </table:table-cell>
            </table:table-row>
            <table:table-row>
              <table:table-cell office:value-type="string">
                <text:p>18:07:17</text:p>
              </table:table-cell>
              <table:table-cell office:value-type="float" office:value="3691.3">
                <text:p>3691.3</text:p>
              </table:table-cell>
              <table:table-cell office:value-type="float" office:value="3320.3">
                <text:p>3320.3</text:p>
              </table:table-cell>
              <table:table-cell office:value-type="float" office:value="3680.6">
                <text:p>3680.6</text:p>
              </table:table-cell>
              <table:table-cell office:value-type="float" office:value="3316.8">
                <text:p>3316.8</text:p>
              </table:table-cell>
            </table:table-row>
            <table:table-row>
              <table:table-cell office:value-type="string">
                <text:p>18:07:45</text:p>
              </table:table-cell>
              <table:table-cell office:value-type="float" office:value="3279.4">
                <text:p>3279.4</text:p>
              </table:table-cell>
              <table:table-cell office:value-type="float" office:value="3367.7">
                <text:p>3367.7</text:p>
              </table:table-cell>
              <table:table-cell office:value-type="float" office:value="3423.6">
                <text:p>3423.6</text:p>
              </table:table-cell>
              <table:table-cell office:value-type="float" office:value="3335.1">
                <text:p>3335.1</text:p>
              </table:table-cell>
            </table:table-row>
            <table:table-row>
              <table:table-cell office:value-type="string">
                <text:p>18:08:20</text:p>
              </table:table-cell>
              <table:table-cell office:value-type="float" office:value="3900.5">
                <text:p>3900.5</text:p>
              </table:table-cell>
              <table:table-cell office:value-type="float" office:value="3753">
                <text:p>3753</text:p>
              </table:table-cell>
              <table:table-cell office:value-type="float" office:value="3740">
                <text:p>3740</text:p>
              </table:table-cell>
              <table:table-cell office:value-type="float" office:value="3138.7">
                <text:p>3138.7</text:p>
              </table:table-cell>
            </table:table-row>
            <table:table-row>
              <table:table-cell office:value-type="string">
                <text:p>18:08:48</text:p>
              </table:table-cell>
              <table:table-cell office:value-type="float" office:value="3226.3">
                <text:p>3226.3</text:p>
              </table:table-cell>
              <table:table-cell office:value-type="float" office:value="3108.6">
                <text:p>3108.6</text:p>
              </table:table-cell>
              <table:table-cell office:value-type="float" office:value="3048">
                <text:p>3048</text:p>
              </table:table-cell>
              <table:table-cell office:value-type="float" office:value="2933.9">
                <text:p>2933.9</text:p>
              </table:table-cell>
            </table:table-row>
            <table:table-row>
              <table:table-cell office:value-type="string">
                <text:p>18:09:22</text:p>
              </table:table-cell>
              <table:table-cell office:value-type="float" office:value="5383">
                <text:p>5383</text:p>
              </table:table-cell>
              <table:table-cell office:value-type="float" office:value="4497.2">
                <text:p>4497.2</text:p>
              </table:table-cell>
              <table:table-cell office:value-type="float" office:value="4773.5">
                <text:p>4773.5</text:p>
              </table:table-cell>
              <table:table-cell office:value-type="float" office:value="5163.9">
                <text:p>5163.9</text:p>
              </table:table-cell>
            </table:table-row>
            <table:table-row>
              <table:table-cell office:value-type="string">
                <text:p>18:09:51</text:p>
              </table:table-cell>
              <table:table-cell office:value-type="float" office:value="3169.1">
                <text:p>3169.1</text:p>
              </table:table-cell>
              <table:table-cell office:value-type="float" office:value="3270.4">
                <text:p>3270.4</text:p>
              </table:table-cell>
              <table:table-cell office:value-type="float" office:value="3209.4">
                <text:p>3209.4</text:p>
              </table:table-cell>
              <table:table-cell office:value-type="float" office:value="2786.1">
                <text:p>2786.1</text:p>
              </table:table-cell>
            </table:table-row>
            <table:table-row>
              <table:table-cell office:value-type="string">
                <text:p>18:10:25</text:p>
              </table:table-cell>
              <table:table-cell office:value-type="float" office:value="4440.7">
                <text:p>4440.7</text:p>
              </table:table-cell>
              <table:table-cell office:value-type="float" office:value="3870.2">
                <text:p>3870.2</text:p>
              </table:table-cell>
              <table:table-cell office:value-type="float" office:value="4359.8">
                <text:p>4359.8</text:p>
              </table:table-cell>
              <table:table-cell office:value-type="float" office:value="4194.2">
                <text:p>4194.2</text:p>
              </table:table-cell>
            </table:table-row>
            <table:table-row>
              <table:table-cell office:value-type="string">
                <text:p>18:10:53</text:p>
              </table:table-cell>
              <table:table-cell office:value-type="float" office:value="4033.2">
                <text:p>4033.2</text:p>
              </table:table-cell>
              <table:table-cell office:value-type="float" office:value="4151.5">
                <text:p>4151.5</text:p>
              </table:table-cell>
              <table:table-cell office:value-type="float" office:value="4397.5">
                <text:p>4397.5</text:p>
              </table:table-cell>
              <table:table-cell office:value-type="float" office:value="4015.9">
                <text:p>4015.9</text:p>
              </table:table-cell>
            </table:table-row>
            <table:table-row>
              <table:table-cell office:value-type="string">
                <text:p>18:11:28</text:p>
              </table:table-cell>
              <table:table-cell office:value-type="float" office:value="3954">
                <text:p>3954</text:p>
              </table:table-cell>
              <table:table-cell office:value-type="float" office:value="3585">
                <text:p>3585</text:p>
              </table:table-cell>
              <table:table-cell office:value-type="float" office:value="3922.3">
                <text:p>3922.3</text:p>
              </table:table-cell>
              <table:table-cell office:value-type="float" office:value="3454.6">
                <text:p>3454.6</text:p>
              </table:table-cell>
            </table:table-row>
            <table:table-row>
              <table:table-cell office:value-type="string">
                <text:p>18:11:56</text:p>
              </table:table-cell>
              <table:table-cell office:value-type="float" office:value="2988.8">
                <text:p>2988.8</text:p>
              </table:table-cell>
              <table:table-cell office:value-type="float" office:value="3074.1">
                <text:p>3074.1</text:p>
              </table:table-cell>
              <table:table-cell office:value-type="float" office:value="3225.4">
                <text:p>3225.4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string">
                <text:p>18:12:31</text:p>
              </table:table-cell>
              <table:table-cell office:value-type="float" office:value="3875.9">
                <text:p>3875.9</text:p>
              </table:table-cell>
              <table:table-cell office:value-type="float" office:value="3657.6">
                <text:p>3657.6</text:p>
              </table:table-cell>
              <table:table-cell office:value-type="float" office:value="3894.6">
                <text:p>3894.6</text:p>
              </table:table-cell>
              <table:table-cell office:value-type="float" office:value="3475.1">
                <text:p>3475.1</text:p>
              </table:table-cell>
            </table:table-row>
            <table:table-row>
              <table:table-cell office:value-type="string">
                <text:p>18:12:59</text:p>
              </table:table-cell>
              <table:table-cell office:value-type="float" office:value="2671.6">
                <text:p>2671.6</text:p>
              </table:table-cell>
              <table:table-cell office:value-type="float" office:value="2527.7">
                <text:p>2527.7</text:p>
              </table:table-cell>
              <table:table-cell office:value-type="float" office:value="2814.4">
                <text:p>2814.4</text:p>
              </table:table-cell>
              <table:table-cell office:value-type="float" office:value="2302.9">
                <text:p>2302.9</text:p>
              </table:table-cell>
            </table:table-row>
            <table:table-row>
              <table:table-cell office:value-type="string">
                <text:p>18:13:34</text:p>
              </table:table-cell>
              <table:table-cell office:value-type="float" office:value="3349.2">
                <text:p>3349.2</text:p>
              </table:table-cell>
              <table:table-cell office:value-type="float" office:value="2872.7">
                <text:p>2872.7</text:p>
              </table:table-cell>
              <table:table-cell office:value-type="float" office:value="3586.1">
                <text:p>3586.1</text:p>
              </table:table-cell>
              <table:table-cell office:value-type="float" office:value="2909.1">
                <text:p>2909.1</text:p>
              </table:table-cell>
            </table:table-row>
            <table:table-row>
              <table:table-cell office:value-type="string">
                <text:p>18:14:02</text:p>
              </table:table-cell>
              <table:table-cell office:value-type="float" office:value="3181.8">
                <text:p>3181.8</text:p>
              </table:table-cell>
              <table:table-cell office:value-type="float" office:value="2884.4">
                <text:p>2884.4</text:p>
              </table:table-cell>
              <table:table-cell office:value-type="float" office:value="3046">
                <text:p>3046</text:p>
              </table:table-cell>
              <table:table-cell office:value-type="float" office:value="3141.8">
                <text:p>3141.8</text:p>
              </table:table-cell>
            </table:table-row>
            <table:table-row>
              <table:table-cell office:value-type="string">
                <text:p>18:14:37</text:p>
              </table:table-cell>
              <table:table-cell office:value-type="float" office:value="4873.1">
                <text:p>4873.1</text:p>
              </table:table-cell>
              <table:table-cell office:value-type="float" office:value="4330.9">
                <text:p>4330.9</text:p>
              </table:table-cell>
              <table:table-cell office:value-type="float" office:value="4644.1">
                <text:p>4644.1</text:p>
              </table:table-cell>
              <table:table-cell office:value-type="float" office:value="4422.3">
                <text:p>4422.3</text:p>
              </table:table-cell>
            </table:table-row>
            <table:table-row>
              <table:table-cell office:value-type="string">
                <text:p>18:15:04</text:p>
              </table:table-cell>
              <table:table-cell office:value-type="float" office:value="3655.7">
                <text:p>3655.7</text:p>
              </table:table-cell>
              <table:table-cell office:value-type="float" office:value="3676.2">
                <text:p>3676.2</text:p>
              </table:table-cell>
              <table:table-cell office:value-type="float" office:value="3880.1">
                <text:p>3880.1</text:p>
              </table:table-cell>
              <table:table-cell office:value-type="float" office:value="3781.5">
                <text:p>3781.5</text:p>
              </table:table-cell>
            </table:table-row>
            <table:table-row>
              <table:table-cell office:value-type="string">
                <text:p>18:15:39</text:p>
              </table:table-cell>
              <table:table-cell office:value-type="float" office:value="3563.4">
                <text:p>3563.4</text:p>
              </table:table-cell>
              <table:table-cell office:value-type="float" office:value="3563.5">
                <text:p>3563.5</text:p>
              </table:table-cell>
              <table:table-cell office:value-type="float" office:value="3575.1">
                <text:p>3575.1</text:p>
              </table:table-cell>
              <table:table-cell office:value-type="float" office:value="3341.5">
                <text:p>3341.5</text:p>
              </table:table-cell>
            </table:table-row>
            <table:table-row>
              <table:table-cell office:value-type="string">
                <text:p>18:16:07</text:p>
              </table:table-cell>
              <table:table-cell office:value-type="float" office:value="3394.3">
                <text:p>3394.3</text:p>
              </table:table-cell>
              <table:table-cell office:value-type="float" office:value="3262.9">
                <text:p>3262.9</text:p>
              </table:table-cell>
              <table:table-cell office:value-type="float" office:value="3867.7">
                <text:p>3867.7</text:p>
              </table:table-cell>
              <table:table-cell office:value-type="float" office:value="3619.1">
                <text:p>3619.1</text:p>
              </table:table-cell>
            </table:table-row>
            <table:table-row>
              <table:table-cell office:value-type="string">
                <text:p>18:16:42</text:p>
              </table:table-cell>
              <table:table-cell office:value-type="float" office:value="4359.4">
                <text:p>4359.4</text:p>
              </table:table-cell>
              <table:table-cell office:value-type="float" office:value="3707">
                <text:p>3707</text:p>
              </table:table-cell>
              <table:table-cell office:value-type="float" office:value="4572.6">
                <text:p>4572.6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string">
                <text:p>18:17:10</text:p>
              </table:table-cell>
              <table:table-cell office:value-type="float" office:value="2747.2">
                <text:p>2747.2</text:p>
              </table:table-cell>
              <table:table-cell office:value-type="float" office:value="2970.4">
                <text:p>2970.4</text:p>
              </table:table-cell>
              <table:table-cell office:value-type="float" office:value="2964.7">
                <text:p>2964.7</text:p>
              </table:table-cell>
              <table:table-cell office:value-type="float" office:value="2733.4">
                <text:p>2733.4</text:p>
              </table:table-cell>
            </table:table-row>
            <table:table-row>
              <table:table-cell office:value-type="string">
                <text:p>18:17:45</text:p>
              </table:table-cell>
              <table:table-cell office:value-type="float" office:value="3943.6">
                <text:p>3943.6</text:p>
              </table:table-cell>
              <table:table-cell office:value-type="float" office:value="3130.9">
                <text:p>3130.9</text:p>
              </table:table-cell>
              <table:table-cell office:value-type="float" office:value="3852.4">
                <text:p>3852.4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18:18:13</text:p>
              </table:table-cell>
              <table:table-cell office:value-type="float" office:value="3213.5">
                <text:p>3213.5</text:p>
              </table:table-cell>
              <table:table-cell office:value-type="float" office:value="3662.9">
                <text:p>3662.9</text:p>
              </table:table-cell>
              <table:table-cell office:value-type="float" office:value="3464.9">
                <text:p>3464.9</text:p>
              </table:table-cell>
              <table:table-cell office:value-type="float" office:value="3416.6">
                <text:p>3416.6</text:p>
              </table:table-cell>
            </table:table-row>
            <table:table-row>
              <table:table-cell office:value-type="string">
                <text:p>18:18:48</text:p>
              </table:table-cell>
              <table:table-cell office:value-type="float" office:value="4362.6">
                <text:p>4362.6</text:p>
              </table:table-cell>
              <table:table-cell office:value-type="float" office:value="5047">
                <text:p>5047</text:p>
              </table:table-cell>
              <table:table-cell office:value-type="float" office:value="4871.6">
                <text:p>4871.6</text:p>
              </table:table-cell>
              <table:table-cell office:value-type="float" office:value="5038.6">
                <text:p>5038.6</text:p>
              </table:table-cell>
            </table:table-row>
            <table:table-row>
              <table:table-cell office:value-type="string">
                <text:p>18:19:16</text:p>
              </table:table-cell>
              <table:table-cell office:value-type="float" office:value="3156.6">
                <text:p>3156.6</text:p>
              </table:table-cell>
              <table:table-cell office:value-type="float" office:value="2901.7">
                <text:p>2901.7</text:p>
              </table:table-cell>
              <table:table-cell office:value-type="float" office:value="2946.3">
                <text:p>2946.3</text:p>
              </table:table-cell>
              <table:table-cell office:value-type="float" office:value="2658.1">
                <text:p>2658.1</text:p>
              </table:table-cell>
            </table:table-row>
            <table:table-row>
              <table:table-cell office:value-type="string">
                <text:p>18:19:50</text:p>
              </table:table-cell>
              <table:table-cell office:value-type="float" office:value="4322.9">
                <text:p>4322.9</text:p>
              </table:table-cell>
              <table:table-cell office:value-type="float" office:value="4712.7">
                <text:p>4712.7</text:p>
              </table:table-cell>
              <table:table-cell office:value-type="float" office:value="5057">
                <text:p>5057</text:p>
              </table:table-cell>
              <table:table-cell office:value-type="float" office:value="4677.4">
                <text:p>4677.4</text:p>
              </table:table-cell>
            </table:table-row>
            <table:table-row>
              <table:table-cell office:value-type="string">
                <text:p>18:20:18</text:p>
              </table:table-cell>
              <table:table-cell office:value-type="float" office:value="4772.4">
                <text:p>4772.4</text:p>
              </table:table-cell>
              <table:table-cell office:value-type="float" office:value="4425.5">
                <text:p>4425.5</text:p>
              </table:table-cell>
              <table:table-cell office:value-type="float" office:value="5517">
                <text:p>5517</text:p>
              </table:table-cell>
              <table:table-cell office:value-type="float" office:value="4641.1">
                <text:p>4641.1</text:p>
              </table:table-cell>
            </table:table-row>
            <table:table-row>
              <table:table-cell office:value-type="string">
                <text:p>18:20:53</text:p>
              </table:table-cell>
              <table:table-cell office:value-type="float" office:value="3180.1">
                <text:p>3180.1</text:p>
              </table:table-cell>
              <table:table-cell office:value-type="float" office:value="3232.9">
                <text:p>3232.9</text:p>
              </table:table-cell>
              <table:table-cell office:value-type="float" office:value="3435.2">
                <text:p>3435.2</text:p>
              </table:table-cell>
              <table:table-cell office:value-type="float" office:value="3239.6">
                <text:p>3239.6</text:p>
              </table:table-cell>
            </table:table-row>
            <table:table-row>
              <table:table-cell office:value-type="string">
                <text:p>18:21:22</text:p>
              </table:table-cell>
              <table:table-cell office:value-type="float" office:value="2891.9">
                <text:p>2891.9</text:p>
              </table:table-cell>
              <table:table-cell office:value-type="float" office:value="2964.9">
                <text:p>2964.9</text:p>
              </table:table-cell>
              <table:table-cell office:value-type="float" office:value="2920">
                <text:p>2920</text:p>
              </table:table-cell>
              <table:table-cell office:value-type="float" office:value="2687.3">
                <text:p>2687.3</text:p>
              </table:table-cell>
            </table:table-row>
            <table:table-row>
              <table:table-cell office:value-type="string">
                <text:p>18:21:57</text:p>
              </table:table-cell>
              <table:table-cell office:value-type="float" office:value="4239.2">
                <text:p>4239.2</text:p>
              </table:table-cell>
              <table:table-cell office:value-type="float" office:value="4779.3">
                <text:p>4779.3</text:p>
              </table:table-cell>
              <table:table-cell office:value-type="float" office:value="4510">
                <text:p>4510</text:p>
              </table:table-cell>
              <table:table-cell office:value-type="float" office:value="5249.1">
                <text:p>5249.1</text:p>
              </table:table-cell>
            </table:table-row>
            <table:table-row>
              <table:table-cell office:value-type="string">
                <text:p>18:22:25</text:p>
              </table:table-cell>
              <table:table-cell office:value-type="float" office:value="3311.9">
                <text:p>3311.9</text:p>
              </table:table-cell>
              <table:table-cell office:value-type="float" office:value="3620.8">
                <text:p>3620.8</text:p>
              </table:table-cell>
              <table:table-cell office:value-type="float" office:value="3963.7">
                <text:p>3963.7</text:p>
              </table:table-cell>
              <table:table-cell office:value-type="float" office:value="3061.9">
                <text:p>3061.9</text:p>
              </table:table-cell>
            </table:table-row>
            <table:table-row>
              <table:table-cell office:value-type="string">
                <text:p>18:23:00</text:p>
              </table:table-cell>
              <table:table-cell office:value-type="float" office:value="3195.5">
                <text:p>3195.5</text:p>
              </table:table-cell>
              <table:table-cell office:value-type="float" office:value="3426.3">
                <text:p>3426.3</text:p>
              </table:table-cell>
              <table:table-cell office:value-type="float" office:value="3475.2">
                <text:p>3475.2</text:p>
              </table:table-cell>
              <table:table-cell office:value-type="float" office:value="3452.1">
                <text:p>3452.1</text:p>
              </table:table-cell>
            </table:table-row>
            <table:table-row>
              <table:table-cell office:value-type="string">
                <text:p>18:23:28</text:p>
              </table:table-cell>
              <table:table-cell office:value-type="float" office:value="2627.4">
                <text:p>2627.4</text:p>
              </table:table-cell>
              <table:table-cell office:value-type="float" office:value="2908">
                <text:p>2908</text:p>
              </table:table-cell>
              <table:table-cell office:value-type="float" office:value="2841.2">
                <text:p>2841.2</text:p>
              </table:table-cell>
              <table:table-cell office:value-type="float" office:value="2580.2">
                <text:p>2580.2</text:p>
              </table:table-cell>
            </table:table-row>
            <table:table-row>
              <table:table-cell office:value-type="string">
                <text:p>18:24:03</text:p>
              </table:table-cell>
              <table:table-cell office:value-type="float" office:value="3100.6">
                <text:p>3100.6</text:p>
              </table:table-cell>
              <table:table-cell office:value-type="float" office:value="3372.3">
                <text:p>3372.3</text:p>
              </table:table-cell>
              <table:table-cell office:value-type="float" office:value="3370.7">
                <text:p>3370.7</text:p>
              </table:table-cell>
              <table:table-cell office:value-type="float" office:value="3222.5">
                <text:p>3222.5</text:p>
              </table:table-cell>
            </table:table-row>
            <table:table-row>
              <table:table-cell office:value-type="string">
                <text:p>18:24:31</text:p>
              </table:table-cell>
              <table:table-cell office:value-type="float" office:value="3530.9">
                <text:p>3530.9</text:p>
              </table:table-cell>
              <table:table-cell office:value-type="float" office:value="3768.7">
                <text:p>3768.7</text:p>
              </table:table-cell>
              <table:table-cell office:value-type="float" office:value="3834">
                <text:p>3834</text:p>
              </table:table-cell>
              <table:table-cell office:value-type="float" office:value="3588.4">
                <text:p>3588.4</text:p>
              </table:table-cell>
            </table:table-row>
            <table:table-row>
              <table:table-cell office:value-type="string">
                <text:p>18:25:05</text:p>
              </table:table-cell>
              <table:table-cell office:value-type="float" office:value="4661.6">
                <text:p>4661.6</text:p>
              </table:table-cell>
              <table:table-cell office:value-type="float" office:value="4920.4">
                <text:p>4920.4</text:p>
              </table:table-cell>
              <table:table-cell office:value-type="float" office:value="5458.5">
                <text:p>5458.5</text:p>
              </table:table-cell>
              <table:table-cell office:value-type="float" office:value="4843.4">
                <text:p>4843.4</text:p>
              </table:table-cell>
            </table:table-row>
            <table:table-row>
              <table:table-cell office:value-type="string">
                <text:p>18:25:34</text:p>
              </table:table-cell>
              <table:table-cell office:value-type="float" office:value="2624.3">
                <text:p>2624.3</text:p>
              </table:table-cell>
              <table:table-cell office:value-type="float" office:value="2908.3">
                <text:p>2908.3</text:p>
              </table:table-cell>
              <table:table-cell office:value-type="float" office:value="2933.7">
                <text:p>2933.7</text:p>
              </table:table-cell>
              <table:table-cell office:value-type="float" office:value="2578.8">
                <text:p>2578.8</text:p>
              </table:table-cell>
            </table:table-row>
            <table:table-row>
              <table:table-cell office:value-type="string">
                <text:p>18:26:08</text:p>
              </table:table-cell>
              <table:table-cell office:value-type="float" office:value="4853.4">
                <text:p>4853.4</text:p>
              </table:table-cell>
              <table:table-cell office:value-type="float" office:value="3904.4">
                <text:p>3904.4</text:p>
              </table:table-cell>
              <table:table-cell office:value-type="float" office:value="5029.2">
                <text:p>5029.2</text:p>
              </table:table-cell>
              <table:table-cell office:value-type="float" office:value="4665">
                <text:p>4665</text:p>
              </table:table-cell>
            </table:table-row>
            <table:table-row>
              <table:table-cell office:value-type="string">
                <text:p>18:26:36</text:p>
              </table:table-cell>
              <table:table-cell office:value-type="float" office:value="2680.5">
                <text:p>2680.5</text:p>
              </table:table-cell>
              <table:table-cell office:value-type="float" office:value="2829.8">
                <text:p>2829.8</text:p>
              </table:table-cell>
              <table:table-cell office:value-type="float" office:value="3315.1">
                <text:p>3315.1</text:p>
              </table:table-cell>
              <table:table-cell office:value-type="float" office:value="2576.1">
                <text:p>2576.1</text:p>
              </table:table-cell>
            </table:table-row>
            <table:table-row>
              <table:table-cell office:value-type="string">
                <text:p>18:27:11</text:p>
              </table:table-cell>
              <table:table-cell office:value-type="float" office:value="4276">
                <text:p>4276</text:p>
              </table:table-cell>
              <table:table-cell office:value-type="float" office:value="4257.1">
                <text:p>4257.1</text:p>
              </table:table-cell>
              <table:table-cell office:value-type="float" office:value="4530.6">
                <text:p>4530.6</text:p>
              </table:table-cell>
              <table:table-cell office:value-type="float" office:value="4355.3">
                <text:p>4355.3</text:p>
              </table:table-cell>
            </table:table-row>
            <table:table-row>
              <table:table-cell office:value-type="string">
                <text:p>18:27:39</text:p>
              </table:table-cell>
              <table:table-cell office:value-type="float" office:value="3250.9">
                <text:p>3250.9</text:p>
              </table:table-cell>
              <table:table-cell office:value-type="float" office:value="3163.2">
                <text:p>3163.2</text:p>
              </table:table-cell>
              <table:table-cell office:value-type="float" office:value="3414.7">
                <text:p>3414.7</text:p>
              </table:table-cell>
              <table:table-cell office:value-type="float" office:value="3111.2">
                <text:p>3111.2</text:p>
              </table:table-cell>
            </table:table-row>
            <table:table-row>
              <table:table-cell office:value-type="string">
                <text:p>18:28:14</text:p>
              </table:table-cell>
              <table:table-cell office:value-type="float" office:value="3886">
                <text:p>3886</text:p>
              </table:table-cell>
              <table:table-cell office:value-type="float" office:value="3747.6">
                <text:p>3747.6</text:p>
              </table:table-cell>
              <table:table-cell office:value-type="float" office:value="3888.9">
                <text:p>3888.9</text:p>
              </table:table-cell>
              <table:table-cell office:value-type="float" office:value="3350.2">
                <text:p>3350.2</text:p>
              </table:table-cell>
            </table:table-row>
            <table:table-row>
              <table:table-cell office:value-type="string">
                <text:p>18:28:42</text:p>
              </table:table-cell>
              <table:table-cell office:value-type="float" office:value="3342.7">
                <text:p>3342.7</text:p>
              </table:table-cell>
              <table:table-cell office:value-type="float" office:value="3143.1">
                <text:p>3143.1</text:p>
              </table:table-cell>
              <table:table-cell office:value-type="float" office:value="3188.7">
                <text:p>3188.7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18:29:17</text:p>
              </table:table-cell>
              <table:table-cell office:value-type="float" office:value="4557.1">
                <text:p>4557.1</text:p>
              </table:table-cell>
              <table:table-cell office:value-type="float" office:value="4296.1">
                <text:p>4296.1</text:p>
              </table:table-cell>
              <table:table-cell office:value-type="float" office:value="4728.9">
                <text:p>4728.9</text:p>
              </table:table-cell>
              <table:table-cell office:value-type="float" office:value="4645.9">
                <text:p>4645.9</text:p>
              </table:table-cell>
            </table:table-row>
            <table:table-row>
              <table:table-cell office:value-type="string">
                <text:p>18:29:45</text:p>
              </table:table-cell>
              <table:table-cell office:value-type="float" office:value="4248.8">
                <text:p>4248.8</text:p>
              </table:table-cell>
              <table:table-cell office:value-type="float" office:value="4296.5">
                <text:p>4296.5</text:p>
              </table:table-cell>
              <table:table-cell office:value-type="float" office:value="4622.4">
                <text:p>4622.4</text:p>
              </table:table-cell>
              <table:table-cell office:value-type="float" office:value="4384.9">
                <text:p>4384.9</text:p>
              </table:table-cell>
            </table:table-row>
            <table:table-row>
              <table:table-cell office:value-type="string">
                <text:p>18:30:19</text:p>
              </table:table-cell>
              <table:table-cell office:value-type="float" office:value="4488.6">
                <text:p>4488.6</text:p>
              </table:table-cell>
              <table:table-cell office:value-type="float" office:value="5397.4">
                <text:p>5397.4</text:p>
              </table:table-cell>
              <table:table-cell office:value-type="float" office:value="4770.1">
                <text:p>4770.1</text:p>
              </table:table-cell>
              <table:table-cell office:value-type="float" office:value="4706.3">
                <text:p>4706.3</text:p>
              </table:table-cell>
            </table:table-row>
            <table:table-row>
              <table:table-cell office:value-type="string">
                <text:p>18:30:48</text:p>
              </table:table-cell>
              <table:table-cell office:value-type="float" office:value="4085.2">
                <text:p>4085.2</text:p>
              </table:table-cell>
              <table:table-cell office:value-type="float" office:value="3721.4">
                <text:p>3721.4</text:p>
              </table:table-cell>
              <table:table-cell office:value-type="float" office:value="4205.5">
                <text:p>4205.5</text:p>
              </table:table-cell>
              <table:table-cell office:value-type="float" office:value="4360.2">
                <text:p>4360.2</text:p>
              </table:table-cell>
            </table:table-row>
            <table:table-row>
              <table:table-cell office:value-type="string">
                <text:p>18:31:22</text:p>
              </table:table-cell>
              <table:table-cell office:value-type="float" office:value="4748.6">
                <text:p>4748.6</text:p>
              </table:table-cell>
              <table:table-cell office:value-type="float" office:value="4566.6">
                <text:p>4566.6</text:p>
              </table:table-cell>
              <table:table-cell office:value-type="float" office:value="5751.8">
                <text:p>5751.8</text:p>
              </table:table-cell>
              <table:table-cell office:value-type="float" office:value="4933.6">
                <text:p>4933.6</text:p>
              </table:table-cell>
            </table:table-row>
            <table:table-row>
              <table:table-cell office:value-type="string">
                <text:p>18:31:50</text:p>
              </table:table-cell>
              <table:table-cell office:value-type="float" office:value="3343.6">
                <text:p>3343.6</text:p>
              </table:table-cell>
              <table:table-cell office:value-type="float" office:value="2636.2">
                <text:p>2636.2</text:p>
              </table:table-cell>
              <table:table-cell office:value-type="float" office:value="3049.9">
                <text:p>3049.9</text:p>
              </table:table-cell>
              <table:table-cell office:value-type="float" office:value="2704.5">
                <text:p>2704.5</text:p>
              </table:table-cell>
            </table:table-row>
            <table:table-row>
              <table:table-cell office:value-type="string">
                <text:p>18:32:25</text:p>
              </table:table-cell>
              <table:table-cell office:value-type="float" office:value="4987.7">
                <text:p>4987.7</text:p>
              </table:table-cell>
              <table:table-cell office:value-type="float" office:value="5257.3">
                <text:p>5257.3</text:p>
              </table:table-cell>
              <table:table-cell office:value-type="float" office:value="4722">
                <text:p>4722</text:p>
              </table:table-cell>
              <table:table-cell office:value-type="float" office:value="5153.2">
                <text:p>5153.2</text:p>
              </table:table-cell>
            </table:table-row>
            <table:table-row>
              <table:table-cell office:value-type="string">
                <text:p>18:32:53</text:p>
              </table:table-cell>
              <table:table-cell office:value-type="float" office:value="3271.8">
                <text:p>3271.8</text:p>
              </table:table-cell>
              <table:table-cell office:value-type="float" office:value="2806.6">
                <text:p>2806.6</text:p>
              </table:table-cell>
              <table:table-cell office:value-type="float" office:value="3086.5">
                <text:p>3086.5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18:33:28</text:p>
              </table:table-cell>
              <table:table-cell office:value-type="float" office:value="3929.8">
                <text:p>3929.8</text:p>
              </table:table-cell>
              <table:table-cell office:value-type="float" office:value="4202.4">
                <text:p>4202.4</text:p>
              </table:table-cell>
              <table:table-cell office:value-type="float" office:value="4078.8">
                <text:p>4078.8</text:p>
              </table:table-cell>
              <table:table-cell office:value-type="float" office:value="4218.8">
                <text:p>4218.8</text:p>
              </table:table-cell>
            </table:table-row>
            <table:table-row>
              <table:table-cell office:value-type="string">
                <text:p>18:33:56</text:p>
              </table:table-cell>
              <table:table-cell office:value-type="float" office:value="3347.1">
                <text:p>3347.1</text:p>
              </table:table-cell>
              <table:table-cell office:value-type="float" office:value="3213">
                <text:p>3213</text:p>
              </table:table-cell>
              <table:table-cell office:value-type="float" office:value="3582.5">
                <text:p>3582.5</text:p>
              </table:table-cell>
              <table:table-cell office:value-type="float" office:value="3187.1">
                <text:p>3187.1</text:p>
              </table:table-cell>
            </table:table-row>
            <table:table-row>
              <table:table-cell office:value-type="string">
                <text:p>18:34:31</text:p>
              </table:table-cell>
              <table:table-cell office:value-type="float" office:value="3931">
                <text:p>3931</text:p>
              </table:table-cell>
              <table:table-cell office:value-type="float" office:value="3528.3">
                <text:p>3528.3</text:p>
              </table:table-cell>
              <table:table-cell office:value-type="float" office:value="3756.8">
                <text:p>3756.8</text:p>
              </table:table-cell>
              <table:table-cell office:value-type="float" office:value="3546.5">
                <text:p>3546.5</text:p>
              </table:table-cell>
            </table:table-row>
            <table:table-row>
              <table:table-cell office:value-type="string">
                <text:p>18:34:59</text:p>
              </table:table-cell>
              <table:table-cell office:value-type="float" office:value="3142.7">
                <text:p>3142.7</text:p>
              </table:table-cell>
              <table:table-cell office:value-type="float" office:value="3119.1">
                <text:p>3119.1</text:p>
              </table:table-cell>
              <table:table-cell office:value-type="float" office:value="2999.1">
                <text:p>2999.1</text:p>
              </table:table-cell>
              <table:table-cell office:value-type="float" office:value="2999.6">
                <text:p>2999.6</text:p>
              </table:table-cell>
            </table:table-row>
            <table:table-row>
              <table:table-cell office:value-type="string">
                <text:p>18:35:34</text:p>
              </table:table-cell>
              <table:table-cell office:value-type="float" office:value="3549.7">
                <text:p>3549.7</text:p>
              </table:table-cell>
              <table:table-cell office:value-type="float" office:value="3585.4">
                <text:p>3585.4</text:p>
              </table:table-cell>
              <table:table-cell office:value-type="float" office:value="3618.9">
                <text:p>3618.9</text:p>
              </table:table-cell>
              <table:table-cell office:value-type="float" office:value="3331.2">
                <text:p>3331.2</text:p>
              </table:table-cell>
            </table:table-row>
            <table:table-row>
              <table:table-cell office:value-type="string">
                <text:p>18:36:01</text:p>
              </table:table-cell>
              <table:table-cell office:value-type="float" office:value="2709.3">
                <text:p>2709.3</text:p>
              </table:table-cell>
              <table:table-cell office:value-type="float" office:value="2841.4">
                <text:p>2841.4</text:p>
              </table:table-cell>
              <table:table-cell office:value-type="float" office:value="2951.2">
                <text:p>2951.2</text:p>
              </table:table-cell>
              <table:table-cell office:value-type="float" office:value="2718.8">
                <text:p>2718.8</text:p>
              </table:table-cell>
            </table:table-row>
            <table:table-row>
              <table:table-cell office:value-type="string">
                <text:p>18:36:38</text:p>
              </table:table-cell>
              <table:table-cell office:value-type="float" office:value="3606.3">
                <text:p>3606.3</text:p>
              </table:table-cell>
              <table:table-cell office:value-type="float" office:value="3701">
                <text:p>3701</text:p>
              </table:table-cell>
              <table:table-cell office:value-type="float" office:value="3849.6">
                <text:p>3849.6</text:p>
              </table:table-cell>
              <table:table-cell office:value-type="float" office:value="3434.3">
                <text:p>3434.3</text:p>
              </table:table-cell>
            </table:table-row>
            <table:table-row>
              <table:table-cell office:value-type="string">
                <text:p>18:37:05</text:p>
              </table:table-cell>
              <table:table-cell office:value-type="float" office:value="4525.6">
                <text:p>4525.6</text:p>
              </table:table-cell>
              <table:table-cell office:value-type="float" office:value="3626">
                <text:p>3626</text:p>
              </table:table-cell>
              <table:table-cell office:value-type="float" office:value="3805.9">
                <text:p>3805.9</text:p>
              </table:table-cell>
              <table:table-cell office:value-type="float" office:value="4055.1">
                <text:p>4055.1</text:p>
              </table:table-cell>
            </table:table-row>
            <table:table-row>
              <table:table-cell office:value-type="string">
                <text:p>18:37:41</text:p>
              </table:table-cell>
              <table:table-cell office:value-type="float" office:value="4200.2">
                <text:p>4200.2</text:p>
              </table:table-cell>
              <table:table-cell office:value-type="float" office:value="4145.2">
                <text:p>4145.2</text:p>
              </table:table-cell>
              <table:table-cell office:value-type="float" office:value="5239">
                <text:p>5239</text:p>
              </table:table-cell>
              <table:table-cell office:value-type="float" office:value="4480.3">
                <text:p>4480.3</text:p>
              </table:table-cell>
            </table:table-row>
            <table:table-row>
              <table:table-cell office:value-type="string">
                <text:p>18:38:08</text:p>
              </table:table-cell>
              <table:table-cell office:value-type="float" office:value="4258.7">
                <text:p>4258.7</text:p>
              </table:table-cell>
              <table:table-cell office:value-type="float" office:value="3614.3">
                <text:p>3614.3</text:p>
              </table:table-cell>
              <table:table-cell office:value-type="float" office:value="4290.5">
                <text:p>4290.5</text:p>
              </table:table-cell>
              <table:table-cell office:value-type="float" office:value="4345.6">
                <text:p>4345.6</text:p>
              </table:table-cell>
            </table:table-row>
            <table:table-row>
              <table:table-cell office:value-type="string">
                <text:p>18:38:43</text:p>
              </table:table-cell>
              <table:table-cell office:value-type="float" office:value="3459.4">
                <text:p>3459.4</text:p>
              </table:table-cell>
              <table:table-cell office:value-type="float" office:value="3320.7">
                <text:p>3320.7</text:p>
              </table:table-cell>
              <table:table-cell office:value-type="float" office:value="3670.7">
                <text:p>3670.7</text:p>
              </table:table-cell>
              <table:table-cell office:value-type="float" office:value="3107.4">
                <text:p>3107.4</text:p>
              </table:table-cell>
            </table:table-row>
            <table:table-row>
              <table:table-cell office:value-type="string">
                <text:p>18:39:11</text:p>
              </table:table-cell>
              <table:table-cell office:value-type="float" office:value="3372">
                <text:p>3372</text:p>
              </table:table-cell>
              <table:table-cell office:value-type="float" office:value="3024.3">
                <text:p>3024.3</text:p>
              </table:table-cell>
              <table:table-cell office:value-type="float" office:value="3406.8">
                <text:p>3406.8</text:p>
              </table:table-cell>
              <table:table-cell office:value-type="float" office:value="3245.3">
                <text:p>3245.3</text:p>
              </table:table-cell>
            </table:table-row>
            <table:table-row>
              <table:table-cell office:value-type="string">
                <text:p>18:39:46</text:p>
              </table:table-cell>
              <table:table-cell office:value-type="float" office:value="4778">
                <text:p>4778</text:p>
              </table:table-cell>
              <table:table-cell office:value-type="float" office:value="4652.3">
                <text:p>4652.3</text:p>
              </table:table-cell>
              <table:table-cell office:value-type="float" office:value="4277.3">
                <text:p>4277.3</text:p>
              </table:table-cell>
              <table:table-cell office:value-type="float" office:value="4562">
                <text:p>4562</text:p>
              </table:table-cell>
            </table:table-row>
            <table:table-row>
              <table:table-cell office:value-type="string">
                <text:p>18:40:13</text:p>
              </table:table-cell>
              <table:table-cell office:value-type="float" office:value="2818.2">
                <text:p>2818.2</text:p>
              </table:table-cell>
              <table:table-cell office:value-type="float" office:value="3143.1">
                <text:p>3143.1</text:p>
              </table:table-cell>
              <table:table-cell office:value-type="float" office:value="3306.7">
                <text:p>3306.7</text:p>
              </table:table-cell>
              <table:table-cell office:value-type="float" office:value="3014.2">
                <text:p>3014.2</text:p>
              </table:table-cell>
            </table:table-row>
            <table:table-row>
              <table:table-cell office:value-type="string">
                <text:p>18:40:49</text:p>
              </table:table-cell>
              <table:table-cell office:value-type="float" office:value="3728.3">
                <text:p>3728.3</text:p>
              </table:table-cell>
              <table:table-cell office:value-type="float" office:value="3855.9">
                <text:p>3855.9</text:p>
              </table:table-cell>
              <table:table-cell office:value-type="float" office:value="4846.4">
                <text:p>4846.4</text:p>
              </table:table-cell>
              <table:table-cell office:value-type="float" office:value="4207.6">
                <text:p>4207.6</text:p>
              </table:table-cell>
            </table:table-row>
            <table:table-row>
              <table:table-cell office:value-type="string">
                <text:p>18:41:16</text:p>
              </table:table-cell>
              <table:table-cell office:value-type="float" office:value="2912.1">
                <text:p>2912.1</text:p>
              </table:table-cell>
              <table:table-cell office:value-type="float" office:value="2554">
                <text:p>2554</text:p>
              </table:table-cell>
              <table:table-cell office:value-type="float" office:value="2937.4">
                <text:p>2937.4</text:p>
              </table:table-cell>
              <table:table-cell office:value-type="float" office:value="2556.3">
                <text:p>2556.3</text:p>
              </table:table-cell>
            </table:table-row>
            <table:table-row>
              <table:table-cell office:value-type="string">
                <text:p>18:41:52</text:p>
              </table:table-cell>
              <table:table-cell office:value-type="float" office:value="4837.2">
                <text:p>4837.2</text:p>
              </table:table-cell>
              <table:table-cell office:value-type="float" office:value="4413.2">
                <text:p>4413.2</text:p>
              </table:table-cell>
              <table:table-cell office:value-type="float" office:value="4809.4">
                <text:p>4809.4</text:p>
              </table:table-cell>
              <table:table-cell office:value-type="float" office:value="4113.3">
                <text:p>4113.3</text:p>
              </table:table-cell>
            </table:table-row>
            <table:table-row>
              <table:table-cell office:value-type="string">
                <text:p>18:42:19</text:p>
              </table:table-cell>
              <table:table-cell office:value-type="float" office:value="4043.3">
                <text:p>4043.3</text:p>
              </table:table-cell>
              <table:table-cell office:value-type="float" office:value="3576.5">
                <text:p>3576.5</text:p>
              </table:table-cell>
              <table:table-cell office:value-type="float" office:value="3295.5">
                <text:p>3295.5</text:p>
              </table:table-cell>
              <table:table-cell office:value-type="float" office:value="3253.3">
                <text:p>3253.3</text:p>
              </table:table-cell>
            </table:table-row>
            <table:table-row>
              <table:table-cell office:value-type="string">
                <text:p>18:42:55</text:p>
              </table:table-cell>
              <table:table-cell office:value-type="float" office:value="3566.3">
                <text:p>3566.3</text:p>
              </table:table-cell>
              <table:table-cell office:value-type="float" office:value="3643.6">
                <text:p>3643.6</text:p>
              </table:table-cell>
              <table:table-cell office:value-type="float" office:value="3665">
                <text:p>3665</text:p>
              </table:table-cell>
              <table:table-cell office:value-type="float" office:value="3149.4">
                <text:p>3149.4</text:p>
              </table:table-cell>
            </table:table-row>
            <table:table-row>
              <table:table-cell office:value-type="string">
                <text:p>18:43:22</text:p>
              </table:table-cell>
              <table:table-cell office:value-type="float" office:value="4404.8">
                <text:p>4404.8</text:p>
              </table:table-cell>
              <table:table-cell office:value-type="float" office:value="3900">
                <text:p>3900</text:p>
              </table:table-cell>
              <table:table-cell office:value-type="float" office:value="4379.1">
                <text:p>4379.1</text:p>
              </table:table-cell>
              <table:table-cell office:value-type="float" office:value="3944.6">
                <text:p>3944.6</text:p>
              </table:table-cell>
            </table:table-row>
            <table:table-row>
              <table:table-cell office:value-type="string">
                <text:p>18:43:57</text:p>
              </table:table-cell>
              <table:table-cell office:value-type="float" office:value="3602.2">
                <text:p>3602.2</text:p>
              </table:table-cell>
              <table:table-cell office:value-type="float" office:value="3718.3">
                <text:p>3718.3</text:p>
              </table:table-cell>
              <table:table-cell office:value-type="float" office:value="3842.5">
                <text:p>3842.5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18:44:25</text:p>
              </table:table-cell>
              <table:table-cell office:value-type="float" office:value="2702.9">
                <text:p>2702.9</text:p>
              </table:table-cell>
              <table:table-cell office:value-type="float" office:value="2817">
                <text:p>2817</text:p>
              </table:table-cell>
              <table:table-cell office:value-type="float" office:value="3064.4">
                <text:p>3064.4</text:p>
              </table:table-cell>
              <table:table-cell office:value-type="float" office:value="2904.2">
                <text:p>2904.2</text:p>
              </table:table-cell>
            </table:table-row>
            <table:table-row>
              <table:table-cell office:value-type="string">
                <text:p>18:45:00</text:p>
              </table:table-cell>
              <table:table-cell office:value-type="float" office:value="3350.3">
                <text:p>3350.3</text:p>
              </table:table-cell>
              <table:table-cell office:value-type="float" office:value="3131.6">
                <text:p>3131.6</text:p>
              </table:table-cell>
              <table:table-cell office:value-type="float" office:value="3293.6">
                <text:p>3293.6</text:p>
              </table:table-cell>
              <table:table-cell office:value-type="float" office:value="3465.3">
                <text:p>3465.3</text:p>
              </table:table-cell>
            </table:table-row>
            <table:table-row>
              <table:table-cell office:value-type="string">
                <text:p>18:45:28</text:p>
              </table:table-cell>
              <table:table-cell office:value-type="float" office:value="5022.4">
                <text:p>5022.4</text:p>
              </table:table-cell>
              <table:table-cell office:value-type="float" office:value="4579.4">
                <text:p>4579.4</text:p>
              </table:table-cell>
              <table:table-cell office:value-type="float" office:value="4956.7">
                <text:p>4956.7</text:p>
              </table:table-cell>
              <table:table-cell office:value-type="float" office:value="5163.4">
                <text:p>5163.4</text:p>
              </table:table-cell>
            </table:table-row>
            <table:table-row>
              <table:table-cell office:value-type="string">
                <text:p>18:46:03</text:p>
              </table:table-cell>
              <table:table-cell office:value-type="float" office:value="4818.5">
                <text:p>4818.5</text:p>
              </table:table-cell>
              <table:table-cell office:value-type="float" office:value="5144.2">
                <text:p>5144.2</text:p>
              </table:table-cell>
              <table:table-cell office:value-type="float" office:value="5240.6">
                <text:p>5240.6</text:p>
              </table:table-cell>
              <table:table-cell office:value-type="float" office:value="5032.8">
                <text:p>5032.8</text:p>
              </table:table-cell>
            </table:table-row>
            <table:table-row>
              <table:table-cell office:value-type="string">
                <text:p>18:46:30</text:p>
              </table:table-cell>
              <table:table-cell office:value-type="float" office:value="3967.7">
                <text:p>3967.7</text:p>
              </table:table-cell>
              <table:table-cell office:value-type="float" office:value="3969.7">
                <text:p>3969.7</text:p>
              </table:table-cell>
              <table:table-cell office:value-type="float" office:value="4361.6">
                <text:p>4361.6</text:p>
              </table:table-cell>
              <table:table-cell office:value-type="float" office:value="4319.2">
                <text:p>4319.2</text:p>
              </table:table-cell>
            </table:table-row>
            <table:table-row>
              <table:table-cell office:value-type="string">
                <text:p>18:47:06</text:p>
              </table:table-cell>
              <table:table-cell office:value-type="float" office:value="4691.8">
                <text:p>4691.8</text:p>
              </table:table-cell>
              <table:table-cell office:value-type="float" office:value="4859.4">
                <text:p>4859.4</text:p>
              </table:table-cell>
              <table:table-cell office:value-type="float" office:value="4815.8">
                <text:p>4815.8</text:p>
              </table:table-cell>
              <table:table-cell office:value-type="float" office:value="4997.6">
                <text:p>4997.6</text:p>
              </table:table-cell>
            </table:table-row>
            <table:table-row>
              <table:table-cell office:value-type="string">
                <text:p>18:47:33</text:p>
              </table:table-cell>
              <table:table-cell office:value-type="float" office:value="4218.6">
                <text:p>4218.6</text:p>
              </table:table-cell>
              <table:table-cell office:value-type="float" office:value="4366.7">
                <text:p>4366.7</text:p>
              </table:table-cell>
              <table:table-cell office:value-type="float" office:value="4622.7">
                <text:p>4622.7</text:p>
              </table:table-cell>
              <table:table-cell office:value-type="float" office:value="4221.5">
                <text:p>4221.5</text:p>
              </table:table-cell>
            </table:table-row>
            <table:table-row>
              <table:table-cell office:value-type="string">
                <text:p>18:48:09</text:p>
              </table:table-cell>
              <table:table-cell office:value-type="float" office:value="3920.8">
                <text:p>3920.8</text:p>
              </table:table-cell>
              <table:table-cell office:value-type="float" office:value="3738.6">
                <text:p>3738.6</text:p>
              </table:table-cell>
              <table:table-cell office:value-type="float" office:value="4212.4">
                <text:p>4212.4</text:p>
              </table:table-cell>
              <table:table-cell office:value-type="float" office:value="3657.2">
                <text:p>3657.2</text:p>
              </table:table-cell>
            </table:table-row>
            <table:table-row>
              <table:table-cell office:value-type="string">
                <text:p>18:48:36</text:p>
              </table:table-cell>
              <table:table-cell office:value-type="float" office:value="3627.4">
                <text:p>3627.4</text:p>
              </table:table-cell>
              <table:table-cell office:value-type="float" office:value="2908">
                <text:p>2908</text:p>
              </table:table-cell>
              <table:table-cell office:value-type="float" office:value="3586.1">
                <text:p>3586.1</text:p>
              </table:table-cell>
              <table:table-cell office:value-type="float" office:value="3018.6">
                <text:p>3018.6</text:p>
              </table:table-cell>
            </table:table-row>
            <table:table-row>
              <table:table-cell office:value-type="string">
                <text:p>18:49:11</text:p>
              </table:table-cell>
              <table:table-cell office:value-type="float" office:value="4673.4">
                <text:p>4673.4</text:p>
              </table:table-cell>
              <table:table-cell office:value-type="float" office:value="4280.3">
                <text:p>4280.3</text:p>
              </table:table-cell>
              <table:table-cell office:value-type="float" office:value="4911.6">
                <text:p>4911.6</text:p>
              </table:table-cell>
              <table:table-cell office:value-type="float" office:value="4628.6">
                <text:p>4628.6</text:p>
              </table:table-cell>
            </table:table-row>
            <table:table-row>
              <table:table-cell office:value-type="string">
                <text:p>18:49:39</text:p>
              </table:table-cell>
              <table:table-cell office:value-type="float" office:value="3067.7">
                <text:p>3067.7</text:p>
              </table:table-cell>
              <table:table-cell office:value-type="float" office:value="3578">
                <text:p>3578</text:p>
              </table:table-cell>
              <table:table-cell office:value-type="float" office:value="3416.6">
                <text:p>3416.6</text:p>
              </table:table-cell>
              <table:table-cell office:value-type="float" office:value="2807.4">
                <text:p>2807.4</text:p>
              </table:table-cell>
            </table:table-row>
            <table:table-row>
              <table:table-cell office:value-type="string">
                <text:p>18:50:14</text:p>
              </table:table-cell>
              <table:table-cell office:value-type="float" office:value="5669.1">
                <text:p>5669.1</text:p>
              </table:table-cell>
              <table:table-cell office:value-type="float" office:value="4936">
                <text:p>4936</text:p>
              </table:table-cell>
              <table:table-cell office:value-type="float" office:value="5237.1">
                <text:p>5237.1</text:p>
              </table:table-cell>
              <table:table-cell office:value-type="float" office:value="5468.8">
                <text:p>5468.8</text:p>
              </table:table-cell>
            </table:table-row>
            <table:table-row>
              <table:table-cell office:value-type="string">
                <text:p>18:50:42</text:p>
              </table:table-cell>
              <table:table-cell office:value-type="float" office:value="3288.3">
                <text:p>3288.3</text:p>
              </table:table-cell>
              <table:table-cell office:value-type="float" office:value="3072.1">
                <text:p>3072.1</text:p>
              </table:table-cell>
              <table:table-cell office:value-type="float" office:value="3134.3">
                <text:p>3134.3</text:p>
              </table:table-cell>
              <table:table-cell office:value-type="float" office:value="2510.5">
                <text:p>2510.5</text:p>
              </table:table-cell>
            </table:table-row>
            <table:table-row>
              <table:table-cell office:value-type="string">
                <text:p>18:51:19</text:p>
              </table:table-cell>
              <table:table-cell office:value-type="float" office:value="5540.8">
                <text:p>5540.8</text:p>
              </table:table-cell>
              <table:table-cell office:value-type="float" office:value="5426.5">
                <text:p>5426.5</text:p>
              </table:table-cell>
              <table:table-cell office:value-type="float" office:value="5380.7">
                <text:p>5380.7</text:p>
              </table:table-cell>
              <table:table-cell office:value-type="float" office:value="4997.3">
                <text:p>4997.3</text:p>
              </table:table-cell>
            </table:table-row>
            <table:table-row>
              <table:table-cell office:value-type="string">
                <text:p>18:51:46</text:p>
              </table:table-cell>
              <table:table-cell office:value-type="float" office:value="3997.8">
                <text:p>3997.8</text:p>
              </table:table-cell>
              <table:table-cell office:value-type="float" office:value="3597.7">
                <text:p>3597.7</text:p>
              </table:table-cell>
              <table:table-cell office:value-type="float" office:value="3885.4">
                <text:p>3885.4</text:p>
              </table:table-cell>
              <table:table-cell office:value-type="float" office:value="3126.3">
                <text:p>3126.3</text:p>
              </table:table-cell>
            </table:table-row>
            <table:table-row>
              <table:table-cell office:value-type="string">
                <text:p>18:52:22</text:p>
              </table:table-cell>
              <table:table-cell office:value-type="float" office:value="4986.9">
                <text:p>4986.9</text:p>
              </table:table-cell>
              <table:table-cell office:value-type="float" office:value="4502.7">
                <text:p>4502.7</text:p>
              </table:table-cell>
              <table:table-cell office:value-type="float" office:value="5130.6">
                <text:p>5130.6</text:p>
              </table:table-cell>
              <table:table-cell office:value-type="float" office:value="5071.5">
                <text:p>5071.5</text:p>
              </table:table-cell>
            </table:table-row>
            <table:table-row>
              <table:table-cell office:value-type="string">
                <text:p>18:52:48</text:p>
              </table:table-cell>
              <table:table-cell office:value-type="float" office:value="3566.1">
                <text:p>3566.1</text:p>
              </table:table-cell>
              <table:table-cell office:value-type="float" office:value="3472.2">
                <text:p>3472.2</text:p>
              </table:table-cell>
              <table:table-cell office:value-type="float" office:value="4455.7">
                <text:p>4455.7</text:p>
              </table:table-cell>
              <table:table-cell office:value-type="float" office:value="4121.3">
                <text:p>4121.3</text:p>
              </table:table-cell>
            </table:table-row>
            <table:table-row>
              <table:table-cell office:value-type="string">
                <text:p>18:53:25</text:p>
              </table:table-cell>
              <table:table-cell office:value-type="float" office:value="3250.2">
                <text:p>3250.2</text:p>
              </table:table-cell>
              <table:table-cell office:value-type="float" office:value="3361.7">
                <text:p>3361.7</text:p>
              </table:table-cell>
              <table:table-cell office:value-type="float" office:value="3882.6">
                <text:p>3882.6</text:p>
              </table:table-cell>
              <table:table-cell office:value-type="float" office:value="4025.4">
                <text:p>4025.4</text:p>
              </table:table-cell>
            </table:table-row>
            <table:table-row>
              <table:table-cell office:value-type="string">
                <text:p>18:53:51</text:p>
              </table:table-cell>
              <table:table-cell office:value-type="float" office:value="4020.4">
                <text:p>4020.4</text:p>
              </table:table-cell>
              <table:table-cell office:value-type="float" office:value="3771.1">
                <text:p>3771.1</text:p>
              </table:table-cell>
              <table:table-cell office:value-type="float" office:value="4258.6">
                <text:p>4258.6</text:p>
              </table:table-cell>
              <table:table-cell office:value-type="float" office:value="4366.9">
                <text:p>4366.9</text:p>
              </table:table-cell>
            </table:table-row>
            <table:table-row>
              <table:table-cell office:value-type="string">
                <text:p>18:54:28</text:p>
              </table:table-cell>
              <table:table-cell office:value-type="float" office:value="3239.3">
                <text:p>3239.3</text:p>
              </table:table-cell>
              <table:table-cell office:value-type="float" office:value="3579">
                <text:p>3579</text:p>
              </table:table-cell>
              <table:table-cell office:value-type="float" office:value="3573.1">
                <text:p>3573.1</text:p>
              </table:table-cell>
              <table:table-cell office:value-type="float" office:value="3341.3">
                <text:p>3341.3</text:p>
              </table:table-cell>
            </table:table-row>
            <table:table-row>
              <table:table-cell office:value-type="string">
                <text:p>18:54:54</text:p>
              </table:table-cell>
              <table:table-cell office:value-type="float" office:value="2827.4">
                <text:p>2827.4</text:p>
              </table:table-cell>
              <table:table-cell office:value-type="float" office:value="3122.6">
                <text:p>3122.6</text:p>
              </table:table-cell>
              <table:table-cell office:value-type="float" office:value="3037.5">
                <text:p>3037.5</text:p>
              </table:table-cell>
              <table:table-cell office:value-type="float" office:value="2782.3">
                <text:p>2782.3</text:p>
              </table:table-cell>
            </table:table-row>
            <table:table-row>
              <table:table-cell office:value-type="string">
                <text:p>18:55:31</text:p>
              </table:table-cell>
              <table:table-cell office:value-type="float" office:value="3267.5">
                <text:p>3267.5</text:p>
              </table:table-cell>
              <table:table-cell office:value-type="float" office:value="3199.7">
                <text:p>3199.7</text:p>
              </table:table-cell>
              <table:table-cell office:value-type="float" office:value="3290">
                <text:p>3290</text:p>
              </table:table-cell>
              <table:table-cell office:value-type="float" office:value="3035.8">
                <text:p>3035.8</text:p>
              </table:table-cell>
            </table:table-row>
            <table:table-row>
              <table:table-cell office:value-type="string">
                <text:p>18:55:57</text:p>
              </table:table-cell>
              <table:table-cell office:value-type="float" office:value="2885.8">
                <text:p>2885.8</text:p>
              </table:table-cell>
              <table:table-cell office:value-type="float" office:value="2870.4">
                <text:p>2870.4</text:p>
              </table:table-cell>
              <table:table-cell office:value-type="float" office:value="3072">
                <text:p>3072</text:p>
              </table:table-cell>
              <table:table-cell office:value-type="float" office:value="3036.2">
                <text:p>3036.2</text:p>
              </table:table-cell>
            </table:table-row>
            <table:table-row>
              <table:table-cell office:value-type="string">
                <text:p>18:56:34</text:p>
              </table:table-cell>
              <table:table-cell office:value-type="float" office:value="3340.7">
                <text:p>3340.7</text:p>
              </table:table-cell>
              <table:table-cell office:value-type="float" office:value="3181.3">
                <text:p>3181.3</text:p>
              </table:table-cell>
              <table:table-cell office:value-type="float" office:value="3404">
                <text:p>3404</text:p>
              </table:table-cell>
              <table:table-cell office:value-type="float" office:value="2972.7">
                <text:p>2972.7</text:p>
              </table:table-cell>
            </table:table-row>
            <table:table-row>
              <table:table-cell office:value-type="string">
                <text:p>18:57:00</text:p>
              </table:table-cell>
              <table:table-cell office:value-type="float" office:value="3955.7">
                <text:p>3955.7</text:p>
              </table:table-cell>
              <table:table-cell office:value-type="float" office:value="3501.8">
                <text:p>3501.8</text:p>
              </table:table-cell>
              <table:table-cell office:value-type="float" office:value="3934.8">
                <text:p>3934.8</text:p>
              </table:table-cell>
              <table:table-cell office:value-type="float" office:value="3571.7">
                <text:p>3571.7</text:p>
              </table:table-cell>
            </table:table-row>
            <table:table-row>
              <table:table-cell office:value-type="string">
                <text:p>18:57:36</text:p>
              </table:table-cell>
              <table:table-cell office:value-type="float" office:value="3170.5">
                <text:p>3170.5</text:p>
              </table:table-cell>
              <table:table-cell office:value-type="float" office:value="3057.8">
                <text:p>3057.8</text:p>
              </table:table-cell>
              <table:table-cell office:value-type="float" office:value="3107.8">
                <text:p>3107.8</text:p>
              </table:table-cell>
              <table:table-cell office:value-type="float" office:value="2913.5">
                <text:p>2913.5</text:p>
              </table:table-cell>
            </table:table-row>
            <table:table-row>
              <table:table-cell office:value-type="string">
                <text:p>18:58:02</text:p>
              </table:table-cell>
              <table:table-cell office:value-type="float" office:value="3455.9">
                <text:p>3455.9</text:p>
              </table:table-cell>
              <table:table-cell office:value-type="float" office:value="3663.8">
                <text:p>3663.8</text:p>
              </table:table-cell>
              <table:table-cell office:value-type="float" office:value="4103.1">
                <text:p>4103.1</text:p>
              </table:table-cell>
              <table:table-cell office:value-type="float" office:value="3231.1">
                <text:p>3231.1</text:p>
              </table:table-cell>
            </table:table-row>
            <table:table-row>
              <table:table-cell office:value-type="string">
                <text:p>18:58:39</text:p>
              </table:table-cell>
              <table:table-cell office:value-type="float" office:value="5480.6">
                <text:p>5480.6</text:p>
              </table:table-cell>
              <table:table-cell office:value-type="float" office:value="5591.1">
                <text:p>5591.1</text:p>
              </table:table-cell>
              <table:table-cell office:value-type="float" office:value="5005.8">
                <text:p>5005.8</text:p>
              </table:table-cell>
              <table:table-cell office:value-type="float" office:value="5233.1">
                <text:p>5233.1</text:p>
              </table:table-cell>
            </table:table-row>
            <table:table-row>
              <table:table-cell office:value-type="string">
                <text:p>18:59:05</text:p>
              </table:table-cell>
              <table:table-cell office:value-type="float" office:value="3000.7">
                <text:p>3000.7</text:p>
              </table:table-cell>
              <table:table-cell office:value-type="float" office:value="2959.5">
                <text:p>2959.5</text:p>
              </table:table-cell>
              <table:table-cell office:value-type="float" office:value="3091">
                <text:p>3091</text:p>
              </table:table-cell>
              <table:table-cell office:value-type="float" office:value="2930.2">
                <text:p>2930.2</text:p>
              </table:table-cell>
            </table:table-row>
            <table:table-row>
              <table:table-cell office:value-type="string">
                <text:p>18:59:42</text:p>
              </table:table-cell>
              <table:table-cell office:value-type="float" office:value="5354.4">
                <text:p>5354.4</text:p>
              </table:table-cell>
              <table:table-cell office:value-type="float" office:value="5177.8">
                <text:p>5177.8</text:p>
              </table:table-cell>
              <table:table-cell office:value-type="float" office:value="5601.2">
                <text:p>5601.2</text:p>
              </table:table-cell>
              <table:table-cell office:value-type="float" office:value="5452.9">
                <text:p>5452.9</text:p>
              </table:table-cell>
            </table:table-row>
            <table:table-row>
              <table:table-cell office:value-type="string">
                <text:p>19:00:45</text:p>
              </table:table-cell>
              <table:table-cell office:value-type="float" office:value="4258.7">
                <text:p>4258.7</text:p>
              </table:table-cell>
              <table:table-cell office:value-type="float" office:value="4580.2">
                <text:p>4580.2</text:p>
              </table:table-cell>
              <table:table-cell office:value-type="float" office:value="4970.8">
                <text:p>4970.8</text:p>
              </table:table-cell>
              <table:table-cell office:value-type="float" office:value="4488.2">
                <text:p>4488.2</text:p>
              </table:table-cell>
            </table:table-row>
            <table:table-row>
              <table:table-cell office:value-type="string">
                <text:p>19:01:48</text:p>
              </table:table-cell>
              <table:table-cell office:value-type="float" office:value="3749.6">
                <text:p>3749.6</text:p>
              </table:table-cell>
              <table:table-cell office:value-type="float" office:value="3787">
                <text:p>3787</text:p>
              </table:table-cell>
              <table:table-cell office:value-type="float" office:value="3884.2">
                <text:p>3884.2</text:p>
              </table:table-cell>
              <table:table-cell office:value-type="float" office:value="3788.8">
                <text:p>3788.8</text:p>
              </table:table-cell>
            </table:table-row>
            <table:table-row>
              <table:table-cell office:value-type="string">
                <text:p>19:02:50</text:p>
              </table:table-cell>
              <table:table-cell office:value-type="float" office:value="3092.7">
                <text:p>3092.7</text:p>
              </table:table-cell>
              <table:table-cell office:value-type="float" office:value="3395.5">
                <text:p>3395.5</text:p>
              </table:table-cell>
              <table:table-cell office:value-type="float" office:value="3329.4">
                <text:p>3329.4</text:p>
              </table:table-cell>
              <table:table-cell office:value-type="float" office:value="3296.8">
                <text:p>3296.8</text:p>
              </table:table-cell>
            </table:table-row>
            <table:table-row>
              <table:table-cell office:value-type="string">
                <text:p>19:03:53</text:p>
              </table:table-cell>
              <table:table-cell office:value-type="float" office:value="5405.6">
                <text:p>5405.6</text:p>
              </table:table-cell>
              <table:table-cell office:value-type="float" office:value="4931.1">
                <text:p>4931.1</text:p>
              </table:table-cell>
              <table:table-cell office:value-type="float" office:value="5423.7">
                <text:p>5423.7</text:p>
              </table:table-cell>
              <table:table-cell office:value-type="float" office:value="5060.4">
                <text:p>5060.4</text:p>
              </table:table-cell>
            </table:table-row>
            <table:table-row>
              <table:table-cell office:value-type="string">
                <text:p>19:04:56</text:p>
              </table:table-cell>
              <table:table-cell office:value-type="float" office:value="3667.4">
                <text:p>3667.4</text:p>
              </table:table-cell>
              <table:table-cell office:value-type="float" office:value="3570.5">
                <text:p>3570.5</text:p>
              </table:table-cell>
              <table:table-cell office:value-type="float" office:value="3923.3">
                <text:p>3923.3</text:p>
              </table:table-cell>
              <table:table-cell office:value-type="float" office:value="3362.1">
                <text:p>3362.1</text:p>
              </table:table-cell>
            </table:table-row>
            <table:table-row>
              <table:table-cell office:value-type="string">
                <text:p>19:05:59</text:p>
              </table:table-cell>
              <table:table-cell office:value-type="float" office:value="5046.4">
                <text:p>5046.4</text:p>
              </table:table-cell>
              <table:table-cell office:value-type="float" office:value="5524.3">
                <text:p>5524.3</text:p>
              </table:table-cell>
              <table:table-cell office:value-type="float" office:value="5054.6">
                <text:p>5054.6</text:p>
              </table:table-cell>
              <table:table-cell office:value-type="float" office:value="4605.2">
                <text:p>4605.2</text:p>
              </table:table-cell>
            </table:table-row>
            <table:table-row>
              <table:table-cell office:value-type="string">
                <text:p>19:07:03</text:p>
              </table:table-cell>
              <table:table-cell office:value-type="float" office:value="4943.3">
                <text:p>4943.3</text:p>
              </table:table-cell>
              <table:table-cell office:value-type="float" office:value="4633">
                <text:p>4633</text:p>
              </table:table-cell>
              <table:table-cell office:value-type="float" office:value="4762.7">
                <text:p>4762.7</text:p>
              </table:table-cell>
              <table:table-cell office:value-type="float" office:value="4596.6">
                <text:p>4596.6</text:p>
              </table:table-cell>
            </table:table-row>
            <table:table-row>
              <table:table-cell office:value-type="string">
                <text:p>19:08:06</text:p>
              </table:table-cell>
              <table:table-cell office:value-type="float" office:value="3363.8">
                <text:p>3363.8</text:p>
              </table:table-cell>
              <table:table-cell office:value-type="float" office:value="3965.9">
                <text:p>3965.9</text:p>
              </table:table-cell>
              <table:table-cell office:value-type="float" office:value="3963.7">
                <text:p>3963.7</text:p>
              </table:table-cell>
              <table:table-cell office:value-type="float" office:value="3603.8">
                <text:p>3603.8</text:p>
              </table:table-cell>
            </table:table-row>
            <table:table-row>
              <table:table-cell office:value-type="string">
                <text:p>19:09:09</text:p>
              </table:table-cell>
              <table:table-cell office:value-type="float" office:value="3065.1">
                <text:p>3065.1</text:p>
              </table:table-cell>
              <table:table-cell office:value-type="float" office:value="3153.1">
                <text:p>3153.1</text:p>
              </table:table-cell>
              <table:table-cell office:value-type="float" office:value="3140">
                <text:p>3140</text:p>
              </table:table-cell>
              <table:table-cell office:value-type="float" office:value="2707.2">
                <text:p>2707.2</text:p>
              </table:table-cell>
            </table:table-row>
            <table:table-row>
              <table:table-cell office:value-type="string">
                <text:p>19:10:12</text:p>
              </table:table-cell>
              <table:table-cell office:value-type="float" office:value="3915.8">
                <text:p>3915.8</text:p>
              </table:table-cell>
              <table:table-cell office:value-type="float" office:value="3713.6">
                <text:p>3713.6</text:p>
              </table:table-cell>
              <table:table-cell office:value-type="float" office:value="5418.6">
                <text:p>5418.6</text:p>
              </table:table-cell>
              <table:table-cell office:value-type="float" office:value="3892.1">
                <text:p>3892.1</text:p>
              </table:table-cell>
            </table:table-row>
            <table:table-row>
              <table:table-cell office:value-type="string">
                <text:p>19:11:14</text:p>
              </table:table-cell>
              <table:table-cell office:value-type="float" office:value="3752.2">
                <text:p>3752.2</text:p>
              </table:table-cell>
              <table:table-cell office:value-type="float" office:value="4075.2">
                <text:p>4075.2</text:p>
              </table:table-cell>
              <table:table-cell office:value-type="float" office:value="4226">
                <text:p>4226</text:p>
              </table:table-cell>
              <table:table-cell office:value-type="float" office:value="4670.7">
                <text:p>4670.7</text:p>
              </table:table-cell>
            </table:table-row>
            <table:table-row>
              <table:table-cell office:value-type="string">
                <text:p>19:12:17</text:p>
              </table:table-cell>
              <table:table-cell office:value-type="float" office:value="4941.8">
                <text:p>4941.8</text:p>
              </table:table-cell>
              <table:table-cell office:value-type="float" office:value="4136.5">
                <text:p>4136.5</text:p>
              </table:table-cell>
              <table:table-cell office:value-type="float" office:value="4789.2">
                <text:p>4789.2</text:p>
              </table:table-cell>
              <table:table-cell office:value-type="float" office:value="4268">
                <text:p>4268</text:p>
              </table:table-cell>
            </table:table-row>
            <table:table-row>
              <table:table-cell office:value-type="string">
                <text:p>19:13:20</text:p>
              </table:table-cell>
              <table:table-cell office:value-type="float" office:value="3962.4">
                <text:p>3962.4</text:p>
              </table:table-cell>
              <table:table-cell office:value-type="float" office:value="3484.9">
                <text:p>3484.9</text:p>
              </table:table-cell>
              <table:table-cell office:value-type="float" office:value="3686.4">
                <text:p>3686.4</text:p>
              </table:table-cell>
              <table:table-cell office:value-type="float" office:value="3128.8">
                <text:p>3128.8</text:p>
              </table:table-cell>
            </table:table-row>
            <table:table-row>
              <table:table-cell office:value-type="string">
                <text:p>19:14:23</text:p>
              </table:table-cell>
              <table:table-cell office:value-type="float" office:value="5193.9">
                <text:p>5193.9</text:p>
              </table:table-cell>
              <table:table-cell office:value-type="float" office:value="4739.1">
                <text:p>4739.1</text:p>
              </table:table-cell>
              <table:table-cell office:value-type="float" office:value="5267.1">
                <text:p>5267.1</text:p>
              </table:table-cell>
              <table:table-cell office:value-type="float" office:value="4828.8">
                <text:p>4828.8</text:p>
              </table:table-cell>
            </table:table-row>
            <table:table-row>
              <table:table-cell office:value-type="string">
                <text:p>19:15:25</text:p>
              </table:table-cell>
              <table:table-cell office:value-type="float" office:value="3967">
                <text:p>3967</text:p>
              </table:table-cell>
              <table:table-cell office:value-type="float" office:value="3783.4">
                <text:p>3783.4</text:p>
              </table:table-cell>
              <table:table-cell office:value-type="float" office:value="4073.3">
                <text:p>4073.3</text:p>
              </table:table-cell>
              <table:table-cell office:value-type="float" office:value="3558.3">
                <text:p>3558.3</text:p>
              </table:table-cell>
            </table:table-row>
            <table:table-row>
              <table:table-cell office:value-type="string">
                <text:p>19:16:28</text:p>
              </table:table-cell>
              <table:table-cell office:value-type="float" office:value="5338.1">
                <text:p>5338.1</text:p>
              </table:table-cell>
              <table:table-cell office:value-type="float" office:value="5112">
                <text:p>5112</text:p>
              </table:table-cell>
              <table:table-cell office:value-type="float" office:value="5562.1">
                <text:p>5562.1</text:p>
              </table:table-cell>
              <table:table-cell office:value-type="float" office:value="5211.1">
                <text:p>5211.1</text:p>
              </table:table-cell>
            </table:table-row>
            <table:table-row>
              <table:table-cell office:value-type="string">
                <text:p>19:17:31</text:p>
              </table:table-cell>
              <table:table-cell office:value-type="float" office:value="4949.4">
                <text:p>4949.4</text:p>
              </table:table-cell>
              <table:table-cell office:value-type="float" office:value="4534">
                <text:p>4534</text:p>
              </table:table-cell>
              <table:table-cell office:value-type="float" office:value="4807.8">
                <text:p>4807.8</text:p>
              </table:table-cell>
              <table:table-cell office:value-type="float" office:value="4975.4">
                <text:p>4975.4</text:p>
              </table:table-cell>
            </table:table-row>
            <table:table-row>
              <table:table-cell office:value-type="string">
                <text:p>19:18:34</text:p>
              </table:table-cell>
              <table:table-cell office:value-type="float" office:value="5601.8">
                <text:p>5601.8</text:p>
              </table:table-cell>
              <table:table-cell office:value-type="float" office:value="4670.8">
                <text:p>4670.8</text:p>
              </table:table-cell>
              <table:table-cell office:value-type="float" office:value="5038.6">
                <text:p>5038.6</text:p>
              </table:table-cell>
              <table:table-cell office:value-type="float" office:value="4797.4">
                <text:p>4797.4</text:p>
              </table:table-cell>
            </table:table-row>
            <table:table-row>
              <table:table-cell office:value-type="string">
                <text:p>19:19:37</text:p>
              </table:table-cell>
              <table:table-cell office:value-type="float" office:value="3504.6">
                <text:p>3504.6</text:p>
              </table:table-cell>
              <table:table-cell office:value-type="float" office:value="3384">
                <text:p>3384</text:p>
              </table:table-cell>
              <table:table-cell office:value-type="float" office:value="3603.1">
                <text:p>3603.1</text:p>
              </table:table-cell>
              <table:table-cell office:value-type="float" office:value="3232.4">
                <text:p>3232.4</text:p>
              </table:table-cell>
            </table:table-row>
            <table:table-row>
              <table:table-cell office:value-type="string">
                <text:p>19:20:39</text:p>
              </table:table-cell>
              <table:table-cell office:value-type="float" office:value="4935.2">
                <text:p>4935.2</text:p>
              </table:table-cell>
              <table:table-cell office:value-type="float" office:value="4622.8">
                <text:p>4622.8</text:p>
              </table:table-cell>
              <table:table-cell office:value-type="float" office:value="4714.7">
                <text:p>4714.7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string">
                <text:p>19:21:43</text:p>
              </table:table-cell>
              <table:table-cell office:value-type="float" office:value="3523.8">
                <text:p>3523.8</text:p>
              </table:table-cell>
              <table:table-cell office:value-type="float" office:value="3412.9">
                <text:p>3412.9</text:p>
              </table:table-cell>
              <table:table-cell office:value-type="float" office:value="3540.5">
                <text:p>3540.5</text:p>
              </table:table-cell>
              <table:table-cell office:value-type="float" office:value="3461.2">
                <text:p>3461.2</text:p>
              </table:table-cell>
            </table:table-row>
            <table:table-row>
              <table:table-cell office:value-type="string">
                <text:p>19:22:46</text:p>
              </table:table-cell>
              <table:table-cell office:value-type="float" office:value="4713.2">
                <text:p>4713.2</text:p>
              </table:table-cell>
              <table:table-cell office:value-type="float" office:value="4400.9">
                <text:p>4400.9</text:p>
              </table:table-cell>
              <table:table-cell office:value-type="float" office:value="4862.1">
                <text:p>4862.1</text:p>
              </table:table-cell>
              <table:table-cell office:value-type="float" office:value="4872.5">
                <text:p>4872.5</text:p>
              </table:table-cell>
            </table:table-row>
            <table:table-row>
              <table:table-cell office:value-type="string">
                <text:p>19:23:49</text:p>
              </table:table-cell>
              <table:table-cell office:value-type="float" office:value="4485.2">
                <text:p>4485.2</text:p>
              </table:table-cell>
              <table:table-cell office:value-type="float" office:value="4755.1">
                <text:p>4755.1</text:p>
              </table:table-cell>
              <table:table-cell office:value-type="float" office:value="4877.4">
                <text:p>4877.4</text:p>
              </table:table-cell>
              <table:table-cell office:value-type="float" office:value="4587.4">
                <text:p>4587.4</text:p>
              </table:table-cell>
            </table:table-row>
            <table:table-row>
              <table:table-cell office:value-type="string">
                <text:p>19:24:51</text:p>
              </table:table-cell>
              <table:table-cell office:value-type="float" office:value="3985.5">
                <text:p>3985.5</text:p>
              </table:table-cell>
              <table:table-cell office:value-type="float" office:value="3384.9">
                <text:p>3384.9</text:p>
              </table:table-cell>
              <table:table-cell office:value-type="float" office:value="4012.7">
                <text:p>4012.7</text:p>
              </table:table-cell>
              <table:table-cell office:value-type="float" office:value="3251.5">
                <text:p>3251.5</text:p>
              </table:table-cell>
            </table:table-row>
            <table:table-row>
              <table:table-cell office:value-type="string">
                <text:p>19:25:54</text:p>
              </table:table-cell>
              <table:table-cell office:value-type="float" office:value="4404.9">
                <text:p>4404.9</text:p>
              </table:table-cell>
              <table:table-cell office:value-type="float" office:value="3818.3">
                <text:p>3818.3</text:p>
              </table:table-cell>
              <table:table-cell office:value-type="float" office:value="4210.2">
                <text:p>4210.2</text:p>
              </table:table-cell>
              <table:table-cell office:value-type="float" office:value="3853.6">
                <text:p>3853.6</text:p>
              </table:table-cell>
            </table:table-row>
            <table:table-row>
              <table:table-cell office:value-type="string">
                <text:p>19:26:57</text:p>
              </table:table-cell>
              <table:table-cell office:value-type="float" office:value="3457.5">
                <text:p>3457.5</text:p>
              </table:table-cell>
              <table:table-cell office:value-type="float" office:value="3349.3">
                <text:p>3349.3</text:p>
              </table:table-cell>
              <table:table-cell office:value-type="float" office:value="3483.4">
                <text:p>3483.4</text:p>
              </table:table-cell>
              <table:table-cell office:value-type="float" office:value="3314.3">
                <text:p>3314.3</text:p>
              </table:table-cell>
            </table:table-row>
            <table:table-row>
              <table:table-cell office:value-type="string">
                <text:p>19:28:00</text:p>
              </table:table-cell>
              <table:table-cell office:value-type="float" office:value="3366.1">
                <text:p>3366.1</text:p>
              </table:table-cell>
              <table:table-cell office:value-type="float" office:value="3721.7">
                <text:p>3721.7</text:p>
              </table:table-cell>
              <table:table-cell office:value-type="float" office:value="3566.4">
                <text:p>3566.4</text:p>
              </table:table-cell>
              <table:table-cell office:value-type="float" office:value="3460.8">
                <text:p>3460.8</text:p>
              </table:table-cell>
            </table:table-row>
            <table:table-row>
              <table:table-cell office:value-type="string">
                <text:p>19:29:03</text:p>
              </table:table-cell>
              <table:table-cell office:value-type="float" office:value="3301.6">
                <text:p>3301.6</text:p>
              </table:table-cell>
              <table:table-cell office:value-type="float" office:value="3301.9">
                <text:p>3301.9</text:p>
              </table:table-cell>
              <table:table-cell office:value-type="float" office:value="3575.5">
                <text:p>3575.5</text:p>
              </table:table-cell>
              <table:table-cell office:value-type="float" office:value="3256.4">
                <text:p>3256.4</text:p>
              </table:table-cell>
            </table:table-row>
            <table:table-row>
              <table:table-cell office:value-type="string">
                <text:p>19:30:05</text:p>
              </table:table-cell>
              <table:table-cell office:value-type="float" office:value="3699.8">
                <text:p>3699.8</text:p>
              </table:table-cell>
              <table:table-cell office:value-type="float" office:value="3986.2">
                <text:p>3986.2</text:p>
              </table:table-cell>
              <table:table-cell office:value-type="float" office:value="4464.5">
                <text:p>4464.5</text:p>
              </table:table-cell>
              <table:table-cell office:value-type="float" office:value="4114.7">
                <text:p>4114.7</text:p>
              </table:table-cell>
            </table:table-row>
            <table:table-row>
              <table:table-cell office:value-type="string">
                <text:p>19:31:08</text:p>
              </table:table-cell>
              <table:table-cell office:value-type="float" office:value="4124.4">
                <text:p>4124.4</text:p>
              </table:table-cell>
              <table:table-cell office:value-type="float" office:value="4366.1">
                <text:p>4366.1</text:p>
              </table:table-cell>
              <table:table-cell office:value-type="float" office:value="4395.8">
                <text:p>4395.8</text:p>
              </table:table-cell>
              <table:table-cell office:value-type="float" office:value="4350.3">
                <text:p>4350.3</text:p>
              </table:table-cell>
            </table:table-row>
            <table:table-row>
              <table:table-cell office:value-type="string">
                <text:p>19:32:11</text:p>
              </table:table-cell>
              <table:table-cell office:value-type="float" office:value="3220.3">
                <text:p>3220.3</text:p>
              </table:table-cell>
              <table:table-cell office:value-type="float" office:value="3120.2">
                <text:p>3120.2</text:p>
              </table:table-cell>
              <table:table-cell office:value-type="float" office:value="3270.2">
                <text:p>3270.2</text:p>
              </table:table-cell>
              <table:table-cell office:value-type="float" office:value="2988.4">
                <text:p>2988.4</text:p>
              </table:table-cell>
            </table:table-row>
            <table:table-row>
              <table:table-cell office:value-type="string">
                <text:p>19:33:14</text:p>
              </table:table-cell>
              <table:table-cell office:value-type="float" office:value="3361.3">
                <text:p>3361.3</text:p>
              </table:table-cell>
              <table:table-cell office:value-type="float" office:value="3461.1">
                <text:p>3461.1</text:p>
              </table:table-cell>
              <table:table-cell office:value-type="float" office:value="3744.3">
                <text:p>3744.3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19:34:16</text:p>
              </table:table-cell>
              <table:table-cell office:value-type="float" office:value="3774.1">
                <text:p>3774.1</text:p>
              </table:table-cell>
              <table:table-cell office:value-type="float" office:value="3666.9">
                <text:p>3666.9</text:p>
              </table:table-cell>
              <table:table-cell office:value-type="float" office:value="3978.6">
                <text:p>3978.6</text:p>
              </table:table-cell>
              <table:table-cell office:value-type="float" office:value="3423.2">
                <text:p>3423.2</text:p>
              </table:table-cell>
            </table:table-row>
            <table:table-row>
              <table:table-cell office:value-type="string">
                <text:p>19:35:19</text:p>
              </table:table-cell>
              <table:table-cell office:value-type="float" office:value="5036.2">
                <text:p>5036.2</text:p>
              </table:table-cell>
              <table:table-cell office:value-type="float" office:value="4730.5">
                <text:p>4730.5</text:p>
              </table:table-cell>
              <table:table-cell office:value-type="float" office:value="5059">
                <text:p>5059</text:p>
              </table:table-cell>
              <table:table-cell office:value-type="float" office:value="4735.7">
                <text:p>4735.7</text:p>
              </table:table-cell>
            </table:table-row>
            <table:table-row>
              <table:table-cell office:value-type="string">
                <text:p>19:36:23</text:p>
              </table:table-cell>
              <table:table-cell office:value-type="float" office:value="5053.5">
                <text:p>5053.5</text:p>
              </table:table-cell>
              <table:table-cell office:value-type="float" office:value="4681.1">
                <text:p>4681.1</text:p>
              </table:table-cell>
              <table:table-cell office:value-type="float" office:value="5244.1">
                <text:p>5244.1</text:p>
              </table:table-cell>
              <table:table-cell office:value-type="float" office:value="4934.3">
                <text:p>4934.3</text:p>
              </table:table-cell>
            </table:table-row>
            <table:table-row>
              <table:table-cell office:value-type="string">
                <text:p>19:37:27</text:p>
              </table:table-cell>
              <table:table-cell office:value-type="float" office:value="3612.5">
                <text:p>3612.5</text:p>
              </table:table-cell>
              <table:table-cell office:value-type="float" office:value="3712.4">
                <text:p>3712.4</text:p>
              </table:table-cell>
              <table:table-cell office:value-type="float" office:value="3707.5">
                <text:p>3707.5</text:p>
              </table:table-cell>
              <table:table-cell office:value-type="float" office:value="3436.5">
                <text:p>3436.5</text:p>
              </table:table-cell>
            </table:table-row>
            <table:table-row>
              <table:table-cell office:value-type="string">
                <text:p>19:38:30</text:p>
              </table:table-cell>
              <table:table-cell office:value-type="float" office:value="5005">
                <text:p>5005</text:p>
              </table:table-cell>
              <table:table-cell office:value-type="float" office:value="5260.9">
                <text:p>5260.9</text:p>
              </table:table-cell>
              <table:table-cell office:value-type="float" office:value="4828.7">
                <text:p>4828.7</text:p>
              </table:table-cell>
              <table:table-cell office:value-type="float" office:value="5060.5">
                <text:p>5060.5</text:p>
              </table:table-cell>
            </table:table-row>
            <table:table-row>
              <table:table-cell office:value-type="string">
                <text:p>19:39:32</text:p>
              </table:table-cell>
              <table:table-cell office:value-type="float" office:value="4259.7">
                <text:p>4259.7</text:p>
              </table:table-cell>
              <table:table-cell office:value-type="float" office:value="3882.1">
                <text:p>3882.1</text:p>
              </table:table-cell>
              <table:table-cell office:value-type="float" office:value="3906">
                <text:p>3906</text:p>
              </table:table-cell>
              <table:table-cell office:value-type="float" office:value="3832.4">
                <text:p>3832.4</text:p>
              </table:table-cell>
            </table:table-row>
            <table:table-row>
              <table:table-cell office:value-type="string">
                <text:p>19:40:35</text:p>
              </table:table-cell>
              <table:table-cell office:value-type="float" office:value="3359.4">
                <text:p>3359.4</text:p>
              </table:table-cell>
              <table:table-cell office:value-type="float" office:value="3490.3">
                <text:p>3490.3</text:p>
              </table:table-cell>
              <table:table-cell office:value-type="float" office:value="3520.6">
                <text:p>3520.6</text:p>
              </table:table-cell>
              <table:table-cell office:value-type="float" office:value="3288.2">
                <text:p>3288.2</text:p>
              </table:table-cell>
            </table:table-row>
            <table:table-row>
              <table:table-cell office:value-type="string">
                <text:p>19:41:38</text:p>
              </table:table-cell>
              <table:table-cell office:value-type="float" office:value="3046.2">
                <text:p>3046.2</text:p>
              </table:table-cell>
              <table:table-cell office:value-type="float" office:value="3344.3">
                <text:p>3344.3</text:p>
              </table:table-cell>
              <table:table-cell office:value-type="float" office:value="3233.1">
                <text:p>3233.1</text:p>
              </table:table-cell>
              <table:table-cell office:value-type="float" office:value="3224.5">
                <text:p>3224.5</text:p>
              </table:table-cell>
            </table:table-row>
            <table:table-row>
              <table:table-cell office:value-type="string">
                <text:p>19:42:41</text:p>
              </table:table-cell>
              <table:table-cell office:value-type="float" office:value="3626.1">
                <text:p>3626.1</text:p>
              </table:table-cell>
              <table:table-cell office:value-type="float" office:value="3674.4">
                <text:p>3674.4</text:p>
              </table:table-cell>
              <table:table-cell office:value-type="float" office:value="4108.4">
                <text:p>4108.4</text:p>
              </table:table-cell>
              <table:table-cell office:value-type="float" office:value="3413.6">
                <text:p>3413.6</text:p>
              </table:table-cell>
            </table:table-row>
            <table:table-row>
              <table:table-cell office:value-type="string">
                <text:p>19:43:43</text:p>
              </table:table-cell>
              <table:table-cell office:value-type="float" office:value="4874.3">
                <text:p>4874.3</text:p>
              </table:table-cell>
              <table:table-cell office:value-type="float" office:value="4377.9">
                <text:p>4377.9</text:p>
              </table:table-cell>
              <table:table-cell office:value-type="float" office:value="5262">
                <text:p>5262</text:p>
              </table:table-cell>
              <table:table-cell office:value-type="float" office:value="5141.8">
                <text:p>5141.8</text:p>
              </table:table-cell>
            </table:table-row>
            <table:table-row>
              <table:table-cell office:value-type="string">
                <text:p>19:44:46</text:p>
              </table:table-cell>
              <table:table-cell office:value-type="float" office:value="3984.8">
                <text:p>3984.8</text:p>
              </table:table-cell>
              <table:table-cell office:value-type="float" office:value="3905.2">
                <text:p>3905.2</text:p>
              </table:table-cell>
              <table:table-cell office:value-type="float" office:value="4105.2">
                <text:p>4105.2</text:p>
              </table:table-cell>
              <table:table-cell office:value-type="float" office:value="3723.4">
                <text:p>3723.4</text:p>
              </table:table-cell>
            </table:table-row>
            <table:table-row>
              <table:table-cell office:value-type="string">
                <text:p>19:45:49</text:p>
              </table:table-cell>
              <table:table-cell office:value-type="float" office:value="3314.3">
                <text:p>3314.3</text:p>
              </table:table-cell>
              <table:table-cell office:value-type="float" office:value="3585.3">
                <text:p>3585.3</text:p>
              </table:table-cell>
              <table:table-cell office:value-type="float" office:value="3575.1">
                <text:p>3575.1</text:p>
              </table:table-cell>
              <table:table-cell office:value-type="float" office:value="3379.2">
                <text:p>3379.2</text:p>
              </table:table-cell>
            </table:table-row>
            <table:table-row>
              <table:table-cell office:value-type="string">
                <text:p>19:46:52</text:p>
              </table:table-cell>
              <table:table-cell office:value-type="float" office:value="2978.8">
                <text:p>2978.8</text:p>
              </table:table-cell>
              <table:table-cell office:value-type="float" office:value="2958.1">
                <text:p>2958.1</text:p>
              </table:table-cell>
              <table:table-cell office:value-type="float" office:value="3229.8">
                <text:p>3229.8</text:p>
              </table:table-cell>
              <table:table-cell office:value-type="float" office:value="2953.8">
                <text:p>2953.8</text:p>
              </table:table-cell>
            </table:table-row>
            <table:table-row>
              <table:table-cell office:value-type="string">
                <text:p>19:47:54</text:p>
              </table:table-cell>
              <table:table-cell office:value-type="float" office:value="4408.9">
                <text:p>4408.9</text:p>
              </table:table-cell>
              <table:table-cell office:value-type="float" office:value="4070">
                <text:p>4070</text:p>
              </table:table-cell>
              <table:table-cell office:value-type="float" office:value="4852">
                <text:p>4852</text:p>
              </table:table-cell>
              <table:table-cell office:value-type="float" office:value="5001.7">
                <text:p>5001.7</text:p>
              </table:table-cell>
            </table:table-row>
            <table:table-row>
              <table:table-cell office:value-type="string">
                <text:p>19:48:57</text:p>
              </table:table-cell>
              <table:table-cell office:value-type="float" office:value="3525.8">
                <text:p>3525.8</text:p>
              </table:table-cell>
              <table:table-cell office:value-type="float" office:value="3504.4">
                <text:p>3504.4</text:p>
              </table:table-cell>
              <table:table-cell office:value-type="float" office:value="3852.1">
                <text:p>3852.1</text:p>
              </table:table-cell>
              <table:table-cell office:value-type="float" office:value="3213.8">
                <text:p>3213.8</text:p>
              </table:table-cell>
            </table:table-row>
            <table:table-row>
              <table:table-cell office:value-type="string">
                <text:p>19:50:00</text:p>
              </table:table-cell>
              <table:table-cell office:value-type="float" office:value="3589.4">
                <text:p>3589.4</text:p>
              </table:table-cell>
              <table:table-cell office:value-type="float" office:value="3697.4">
                <text:p>3697.4</text:p>
              </table:table-cell>
              <table:table-cell office:value-type="float" office:value="4245.2">
                <text:p>4245.2</text:p>
              </table:table-cell>
              <table:table-cell office:value-type="float" office:value="4248.2">
                <text:p>4248.2</text:p>
              </table:table-cell>
            </table:table-row>
            <table:table-row>
              <table:table-cell office:value-type="string">
                <text:p>19:51:03</text:p>
              </table:table-cell>
              <table:table-cell office:value-type="float" office:value="3526.3">
                <text:p>3526.3</text:p>
              </table:table-cell>
              <table:table-cell office:value-type="float" office:value="3491.8">
                <text:p>3491.8</text:p>
              </table:table-cell>
              <table:table-cell office:value-type="float" office:value="3517.2">
                <text:p>3517.2</text:p>
              </table:table-cell>
              <table:table-cell office:value-type="float" office:value="3478.1">
                <text:p>3478.1</text:p>
              </table:table-cell>
            </table:table-row>
            <table:table-row>
              <table:table-cell office:value-type="string">
                <text:p>19:52:07</text:p>
              </table:table-cell>
              <table:table-cell office:value-type="float" office:value="3732.4">
                <text:p>3732.4</text:p>
              </table:table-cell>
              <table:table-cell office:value-type="float" office:value="3860">
                <text:p>3860</text:p>
              </table:table-cell>
              <table:table-cell office:value-type="float" office:value="4260">
                <text:p>4260</text:p>
              </table:table-cell>
              <table:table-cell office:value-type="float" office:value="3444.7">
                <text:p>3444.7</text:p>
              </table:table-cell>
            </table:table-row>
            <table:table-row>
              <table:table-cell office:value-type="string">
                <text:p>19:53:10</text:p>
              </table:table-cell>
              <table:table-cell office:value-type="float" office:value="4080.5">
                <text:p>4080.5</text:p>
              </table:table-cell>
              <table:table-cell office:value-type="float" office:value="4468.7">
                <text:p>4468.7</text:p>
              </table:table-cell>
              <table:table-cell office:value-type="float" office:value="3918.2">
                <text:p>3918.2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19:54:13</text:p>
              </table:table-cell>
              <table:table-cell office:value-type="float" office:value="3213.2">
                <text:p>3213.2</text:p>
              </table:table-cell>
              <table:table-cell office:value-type="float" office:value="3620.8">
                <text:p>3620.8</text:p>
              </table:table-cell>
              <table:table-cell office:value-type="float" office:value="3754.1">
                <text:p>3754.1</text:p>
              </table:table-cell>
              <table:table-cell office:value-type="float" office:value="3911.9">
                <text:p>3911.9</text:p>
              </table:table-cell>
            </table:table-row>
            <table:table-row>
              <table:table-cell office:value-type="string">
                <text:p>19:55:15</text:p>
              </table:table-cell>
              <table:table-cell office:value-type="float" office:value="3626.6">
                <text:p>3626.6</text:p>
              </table:table-cell>
              <table:table-cell office:value-type="float" office:value="3631.3">
                <text:p>3631.3</text:p>
              </table:table-cell>
              <table:table-cell office:value-type="float" office:value="3933">
                <text:p>3933</text:p>
              </table:table-cell>
              <table:table-cell office:value-type="float" office:value="3446.1">
                <text:p>3446.1</text:p>
              </table:table-cell>
            </table:table-row>
            <table:table-row>
              <table:table-cell office:value-type="string">
                <text:p>19:56:18</text:p>
              </table:table-cell>
              <table:table-cell office:value-type="float" office:value="3650">
                <text:p>3650</text:p>
              </table:table-cell>
              <table:table-cell office:value-type="float" office:value="3403.5">
                <text:p>3403.5</text:p>
              </table:table-cell>
              <table:table-cell office:value-type="float" office:value="3650">
                <text:p>3650</text:p>
              </table:table-cell>
              <table:table-cell office:value-type="float" office:value="3154.5">
                <text:p>3154.5</text:p>
              </table:table-cell>
            </table:table-row>
            <table:table-row>
              <table:table-cell office:value-type="string">
                <text:p>19:57:21</text:p>
              </table:table-cell>
              <table:table-cell office:value-type="float" office:value="3914.9">
                <text:p>3914.9</text:p>
              </table:table-cell>
              <table:table-cell office:value-type="float" office:value="3673">
                <text:p>3673</text:p>
              </table:table-cell>
              <table:table-cell office:value-type="float" office:value="3988.1">
                <text:p>3988.1</text:p>
              </table:table-cell>
              <table:table-cell office:value-type="float" office:value="3891.9">
                <text:p>3891.9</text:p>
              </table:table-cell>
            </table:table-row>
            <table:table-row>
              <table:table-cell office:value-type="string">
                <text:p>19:58:24</text:p>
              </table:table-cell>
              <table:table-cell office:value-type="float" office:value="4016.1">
                <text:p>4016.1</text:p>
              </table:table-cell>
              <table:table-cell office:value-type="float" office:value="4246.9">
                <text:p>4246.9</text:p>
              </table:table-cell>
              <table:table-cell office:value-type="float" office:value="5566.2">
                <text:p>5566.2</text:p>
              </table:table-cell>
              <table:table-cell office:value-type="float" office:value="4979.5">
                <text:p>4979.5</text:p>
              </table:table-cell>
            </table:table-row>
            <table:table-row>
              <table:table-cell office:value-type="string">
                <text:p>19:59:27</text:p>
              </table:table-cell>
              <table:table-cell office:value-type="float" office:value="3873.6">
                <text:p>3873.6</text:p>
              </table:table-cell>
              <table:table-cell office:value-type="float" office:value="3554.2">
                <text:p>3554.2</text:p>
              </table:table-cell>
              <table:table-cell office:value-type="float" office:value="4121">
                <text:p>4121</text:p>
              </table:table-cell>
              <table:table-cell office:value-type="float" office:value="3672.7">
                <text:p>3672.7</text:p>
              </table:table-cell>
            </table:table-row>
            <table:table-row>
              <table:table-cell office:value-type="string">
                <text:p>20:00:30</text:p>
              </table:table-cell>
              <table:table-cell office:value-type="float" office:value="3739.2">
                <text:p>3739.2</text:p>
              </table:table-cell>
              <table:table-cell office:value-type="float" office:value="3752">
                <text:p>3752</text:p>
              </table:table-cell>
              <table:table-cell office:value-type="float" office:value="3952.1">
                <text:p>3952.1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20:01:33</text:p>
              </table:table-cell>
              <table:table-cell office:value-type="float" office:value="3828.8">
                <text:p>3828.8</text:p>
              </table:table-cell>
              <table:table-cell office:value-type="float" office:value="3639.8">
                <text:p>3639.8</text:p>
              </table:table-cell>
              <table:table-cell office:value-type="float" office:value="3484.3">
                <text:p>3484.3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20:02:35</text:p>
              </table:table-cell>
              <table:table-cell office:value-type="float" office:value="3326.7">
                <text:p>3326.7</text:p>
              </table:table-cell>
              <table:table-cell office:value-type="float" office:value="3385.9">
                <text:p>3385.9</text:p>
              </table:table-cell>
              <table:table-cell office:value-type="float" office:value="3370.2">
                <text:p>3370.2</text:p>
              </table:table-cell>
              <table:table-cell office:value-type="float" office:value="3119.3">
                <text:p>3119.3</text:p>
              </table:table-cell>
            </table:table-row>
            <table:table-row>
              <table:table-cell office:value-type="string">
                <text:p>20:03:38</text:p>
              </table:table-cell>
              <table:table-cell office:value-type="float" office:value="3832.1">
                <text:p>3832.1</text:p>
              </table:table-cell>
              <table:table-cell office:value-type="float" office:value="3729.6">
                <text:p>3729.6</text:p>
              </table:table-cell>
              <table:table-cell office:value-type="float" office:value="4737.5">
                <text:p>4737.5</text:p>
              </table:table-cell>
              <table:table-cell office:value-type="float" office:value="4678.7">
                <text:p>4678.7</text:p>
              </table:table-cell>
            </table:table-row>
            <table:table-row>
              <table:table-cell office:value-type="string">
                <text:p>20:04:41</text:p>
              </table:table-cell>
              <table:table-cell office:value-type="float" office:value="4140.7">
                <text:p>4140.7</text:p>
              </table:table-cell>
              <table:table-cell office:value-type="float" office:value="4107.1">
                <text:p>4107.1</text:p>
              </table:table-cell>
              <table:table-cell office:value-type="float" office:value="4382.1">
                <text:p>4382.1</text:p>
              </table:table-cell>
              <table:table-cell office:value-type="float" office:value="3831.1">
                <text:p>3831.1</text:p>
              </table:table-cell>
            </table:table-row>
            <table:table-row>
              <table:table-cell office:value-type="string">
                <text:p>20:05:44</text:p>
              </table:table-cell>
              <table:table-cell office:value-type="float" office:value="5394.1">
                <text:p>5394.1</text:p>
              </table:table-cell>
              <table:table-cell office:value-type="float" office:value="4863.2">
                <text:p>4863.2</text:p>
              </table:table-cell>
              <table:table-cell office:value-type="float" office:value="5718.1">
                <text:p>5718.1</text:p>
              </table:table-cell>
              <table:table-cell office:value-type="float" office:value="5178.8">
                <text:p>5178.8</text:p>
              </table:table-cell>
            </table:table-row>
            <table:table-row>
              <table:table-cell office:value-type="string">
                <text:p>20:06:47</text:p>
              </table:table-cell>
              <table:table-cell office:value-type="float" office:value="4219.9">
                <text:p>4219.9</text:p>
              </table:table-cell>
              <table:table-cell office:value-type="float" office:value="4488.8">
                <text:p>4488.8</text:p>
              </table:table-cell>
              <table:table-cell office:value-type="float" office:value="4270.7">
                <text:p>4270.7</text:p>
              </table:table-cell>
              <table:table-cell office:value-type="float" office:value="4536.9">
                <text:p>4536.9</text:p>
              </table:table-cell>
            </table:table-row>
            <table:table-row>
              <table:table-cell office:value-type="string">
                <text:p>20:07:50</text:p>
              </table:table-cell>
              <table:table-cell office:value-type="float" office:value="3403.5">
                <text:p>3403.5</text:p>
              </table:table-cell>
              <table:table-cell office:value-type="float" office:value="3324.8">
                <text:p>3324.8</text:p>
              </table:table-cell>
              <table:table-cell office:value-type="float" office:value="3615.5">
                <text:p>3615.5</text:p>
              </table:table-cell>
              <table:table-cell office:value-type="float" office:value="3246.7">
                <text:p>3246.7</text:p>
              </table:table-cell>
            </table:table-row>
            <table:table-row>
              <table:table-cell office:value-type="string">
                <text:p>20:08:54</text:p>
              </table:table-cell>
              <table:table-cell office:value-type="float" office:value="3703.5">
                <text:p>3703.5</text:p>
              </table:table-cell>
              <table:table-cell office:value-type="float" office:value="3693.8">
                <text:p>3693.8</text:p>
              </table:table-cell>
              <table:table-cell office:value-type="float" office:value="3616.5">
                <text:p>3616.5</text:p>
              </table:table-cell>
              <table:table-cell office:value-type="float" office:value="3625.4">
                <text:p>3625.4</text:p>
              </table:table-cell>
            </table:table-row>
            <table:table-row>
              <table:table-cell office:value-type="string">
                <text:p>20:09:57</text:p>
              </table:table-cell>
              <table:table-cell office:value-type="float" office:value="3603.5">
                <text:p>3603.5</text:p>
              </table:table-cell>
              <table:table-cell office:value-type="float" office:value="3401.6">
                <text:p>3401.6</text:p>
              </table:table-cell>
              <table:table-cell office:value-type="float" office:value="3462">
                <text:p>3462</text:p>
              </table:table-cell>
              <table:table-cell office:value-type="float" office:value="3356.8">
                <text:p>3356.8</text:p>
              </table:table-cell>
            </table:table-row>
            <table:table-row>
              <table:table-cell office:value-type="string">
                <text:p>20:11:00</text:p>
              </table:table-cell>
              <table:table-cell office:value-type="float" office:value="4855.1">
                <text:p>4855.1</text:p>
              </table:table-cell>
              <table:table-cell office:value-type="float" office:value="4531.4">
                <text:p>4531.4</text:p>
              </table:table-cell>
              <table:table-cell office:value-type="float" office:value="4648.1">
                <text:p>4648.1</text:p>
              </table:table-cell>
              <table:table-cell office:value-type="float" office:value="4782.3">
                <text:p>4782.3</text:p>
              </table:table-cell>
            </table:table-row>
            <table:table-row>
              <table:table-cell office:value-type="string">
                <text:p>20:12:03</text:p>
              </table:table-cell>
              <table:table-cell office:value-type="float" office:value="3122.9">
                <text:p>3122.9</text:p>
              </table:table-cell>
              <table:table-cell office:value-type="float" office:value="3680.7">
                <text:p>3680.7</text:p>
              </table:table-cell>
              <table:table-cell office:value-type="float" office:value="3346.4">
                <text:p>3346.4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20:13:06</text:p>
              </table:table-cell>
              <table:table-cell office:value-type="float" office:value="3588.6">
                <text:p>3588.6</text:p>
              </table:table-cell>
              <table:table-cell office:value-type="float" office:value="3566.9">
                <text:p>3566.9</text:p>
              </table:table-cell>
              <table:table-cell office:value-type="float" office:value="3692">
                <text:p>3692</text:p>
              </table:table-cell>
              <table:table-cell office:value-type="float" office:value="3543.5">
                <text:p>3543.5</text:p>
              </table:table-cell>
            </table:table-row>
            <table:table-row>
              <table:table-cell office:value-type="string">
                <text:p>20:14:09</text:p>
              </table:table-cell>
              <table:table-cell office:value-type="float" office:value="3550.5">
                <text:p>3550.5</text:p>
              </table:table-cell>
              <table:table-cell office:value-type="float" office:value="3306.3">
                <text:p>3306.3</text:p>
              </table:table-cell>
              <table:table-cell office:value-type="float" office:value="3473.8">
                <text:p>3473.8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20:15:12</text:p>
              </table:table-cell>
              <table:table-cell office:value-type="float" office:value="4119.9">
                <text:p>4119.9</text:p>
              </table:table-cell>
              <table:table-cell office:value-type="float" office:value="3571.6">
                <text:p>3571.6</text:p>
              </table:table-cell>
              <table:table-cell office:value-type="float" office:value="4670.3">
                <text:p>4670.3</text:p>
              </table:table-cell>
              <table:table-cell office:value-type="float" office:value="3978.4">
                <text:p>3978.4</text:p>
              </table:table-cell>
            </table:table-row>
            <table:table-row>
              <table:table-cell office:value-type="string">
                <text:p>20:16:14</text:p>
              </table:table-cell>
              <table:table-cell office:value-type="float" office:value="5317">
                <text:p>5317</text:p>
              </table:table-cell>
              <table:table-cell office:value-type="float" office:value="4875.1">
                <text:p>4875.1</text:p>
              </table:table-cell>
              <table:table-cell office:value-type="float" office:value="5421.8">
                <text:p>5421.8</text:p>
              </table:table-cell>
              <table:table-cell office:value-type="float" office:value="5435.4">
                <text:p>5435.4</text:p>
              </table:table-cell>
            </table:table-row>
            <table:table-row>
              <table:table-cell office:value-type="string">
                <text:p>20:17:17</text:p>
              </table:table-cell>
              <table:table-cell office:value-type="float" office:value="5122.8">
                <text:p>5122.8</text:p>
              </table:table-cell>
              <table:table-cell office:value-type="float" office:value="4756">
                <text:p>4756</text:p>
              </table:table-cell>
              <table:table-cell office:value-type="float" office:value="5376.7">
                <text:p>5376.7</text:p>
              </table:table-cell>
              <table:table-cell office:value-type="float" office:value="5184.3">
                <text:p>5184.3</text:p>
              </table:table-cell>
            </table:table-row>
            <table:table-row>
              <table:table-cell office:value-type="string">
                <text:p>20:18:20</text:p>
              </table:table-cell>
              <table:table-cell office:value-type="float" office:value="4822.3">
                <text:p>4822.3</text:p>
              </table:table-cell>
              <table:table-cell office:value-type="float" office:value="4396.8">
                <text:p>4396.8</text:p>
              </table:table-cell>
              <table:table-cell office:value-type="float" office:value="4770.5">
                <text:p>4770.5</text:p>
              </table:table-cell>
              <table:table-cell office:value-type="float" office:value="5004.3">
                <text:p>5004.3</text:p>
              </table:table-cell>
            </table:table-row>
            <table:table-row>
              <table:table-cell office:value-type="string">
                <text:p>20:19:23</text:p>
              </table:table-cell>
              <table:table-cell office:value-type="float" office:value="4728.3">
                <text:p>4728.3</text:p>
              </table:table-cell>
              <table:table-cell office:value-type="float" office:value="4470">
                <text:p>4470</text:p>
              </table:table-cell>
              <table:table-cell office:value-type="float" office:value="5261.1">
                <text:p>5261.1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string">
                <text:p>20:20:26</text:p>
              </table:table-cell>
              <table:table-cell office:value-type="float" office:value="3393.4">
                <text:p>3393.4</text:p>
              </table:table-cell>
              <table:table-cell office:value-type="float" office:value="3070.2">
                <text:p>3070.2</text:p>
              </table:table-cell>
              <table:table-cell office:value-type="float" office:value="3454.9">
                <text:p>3454.9</text:p>
              </table:table-cell>
              <table:table-cell office:value-type="float" office:value="2909.6">
                <text:p>2909.6</text:p>
              </table:table-cell>
            </table:table-row>
            <table:table-row>
              <table:table-cell office:value-type="string">
                <text:p>20:21:31</text:p>
              </table:table-cell>
              <table:table-cell office:value-type="float" office:value="3762.1">
                <text:p>3762.1</text:p>
              </table:table-cell>
              <table:table-cell office:value-type="float" office:value="3900.8">
                <text:p>3900.8</text:p>
              </table:table-cell>
              <table:table-cell office:value-type="float" office:value="4250.6">
                <text:p>4250.6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20:22:34</text:p>
              </table:table-cell>
              <table:table-cell office:value-type="float" office:value="3670.2">
                <text:p>3670.2</text:p>
              </table:table-cell>
              <table:table-cell office:value-type="float" office:value="3831.6">
                <text:p>3831.6</text:p>
              </table:table-cell>
              <table:table-cell office:value-type="float" office:value="3997.3">
                <text:p>3997.3</text:p>
              </table:table-cell>
              <table:table-cell office:value-type="float" office:value="3899.3">
                <text:p>3899.3</text:p>
              </table:table-cell>
            </table:table-row>
            <table:table-row>
              <table:table-cell office:value-type="string">
                <text:p>20:23:37</text:p>
              </table:table-cell>
              <table:table-cell office:value-type="float" office:value="3390.1">
                <text:p>3390.1</text:p>
              </table:table-cell>
              <table:table-cell office:value-type="float" office:value="3499">
                <text:p>3499</text:p>
              </table:table-cell>
              <table:table-cell office:value-type="float" office:value="3559.4">
                <text:p>3559.4</text:p>
              </table:table-cell>
              <table:table-cell office:value-type="float" office:value="3169.9">
                <text:p>3169.9</text:p>
              </table:table-cell>
            </table:table-row>
            <table:table-row>
              <table:table-cell office:value-type="string">
                <text:p>20:24:40</text:p>
              </table:table-cell>
              <table:table-cell office:value-type="float" office:value="3379.5">
                <text:p>3379.5</text:p>
              </table:table-cell>
              <table:table-cell office:value-type="float" office:value="3524.6">
                <text:p>3524.6</text:p>
              </table:table-cell>
              <table:table-cell office:value-type="float" office:value="3504.9">
                <text:p>3504.9</text:p>
              </table:table-cell>
              <table:table-cell office:value-type="float" office:value="3121.5">
                <text:p>3121.5</text:p>
              </table:table-cell>
            </table:table-row>
            <table:table-row>
              <table:table-cell office:value-type="string">
                <text:p>20:25:42</text:p>
              </table:table-cell>
              <table:table-cell office:value-type="float" office:value="5070.1">
                <text:p>5070.1</text:p>
              </table:table-cell>
              <table:table-cell office:value-type="float" office:value="4394.6">
                <text:p>4394.6</text:p>
              </table:table-cell>
              <table:table-cell office:value-type="float" office:value="4746.2">
                <text:p>4746.2</text:p>
              </table:table-cell>
              <table:table-cell office:value-type="float" office:value="5033">
                <text:p>5033</text:p>
              </table:table-cell>
            </table:table-row>
            <table:table-row>
              <table:table-cell office:value-type="string">
                <text:p>20:26:45</text:p>
              </table:table-cell>
              <table:table-cell office:value-type="float" office:value="4614.3">
                <text:p>4614.3</text:p>
              </table:table-cell>
              <table:table-cell office:value-type="float" office:value="4466.5">
                <text:p>4466.5</text:p>
              </table:table-cell>
              <table:table-cell office:value-type="float" office:value="4548.5">
                <text:p>4548.5</text:p>
              </table:table-cell>
              <table:table-cell office:value-type="float" office:value="4450.1">
                <text:p>4450.1</text:p>
              </table:table-cell>
            </table:table-row>
            <table:table-row>
              <table:table-cell office:value-type="string">
                <text:p>20:27:48</text:p>
              </table:table-cell>
              <table:table-cell office:value-type="float" office:value="4473.9">
                <text:p>4473.9</text:p>
              </table:table-cell>
              <table:table-cell office:value-type="float" office:value="4903.9">
                <text:p>4903.9</text:p>
              </table:table-cell>
              <table:table-cell office:value-type="float" office:value="4824.5">
                <text:p>4824.5</text:p>
              </table:table-cell>
              <table:table-cell office:value-type="float" office:value="4707.5">
                <text:p>4707.5</text:p>
              </table:table-cell>
            </table:table-row>
            <table:table-row>
              <table:table-cell office:value-type="string">
                <text:p>20:28:51</text:p>
              </table:table-cell>
              <table:table-cell office:value-type="float" office:value="4992.7">
                <text:p>4992.7</text:p>
              </table:table-cell>
              <table:table-cell office:value-type="float" office:value="4585.8">
                <text:p>4585.8</text:p>
              </table:table-cell>
              <table:table-cell office:value-type="float" office:value="5026.3">
                <text:p>5026.3</text:p>
              </table:table-cell>
              <table:table-cell office:value-type="float" office:value="4723.4">
                <text:p>4723.4</text:p>
              </table:table-cell>
            </table:table-row>
            <table:table-row>
              <table:table-cell office:value-type="string">
                <text:p>20:29:54</text:p>
              </table:table-cell>
              <table:table-cell office:value-type="float" office:value="3933.1">
                <text:p>3933.1</text:p>
              </table:table-cell>
              <table:table-cell office:value-type="float" office:value="3737.1">
                <text:p>3737.1</text:p>
              </table:table-cell>
              <table:table-cell office:value-type="float" office:value="3924.8">
                <text:p>3924.8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string">
                <text:p>20:30:56</text:p>
              </table:table-cell>
              <table:table-cell office:value-type="float" office:value="4376.6">
                <text:p>4376.6</text:p>
              </table:table-cell>
              <table:table-cell office:value-type="float" office:value="4404">
                <text:p>4404</text:p>
              </table:table-cell>
              <table:table-cell office:value-type="float" office:value="4817.6">
                <text:p>4817.6</text:p>
              </table:table-cell>
              <table:table-cell office:value-type="float" office:value="4619.9">
                <text:p>4619.9</text:p>
              </table:table-cell>
            </table:table-row>
            <table:table-row>
              <table:table-cell office:value-type="string">
                <text:p>20:31:59</text:p>
              </table:table-cell>
              <table:table-cell office:value-type="float" office:value="3254.6">
                <text:p>3254.6</text:p>
              </table:table-cell>
              <table:table-cell office:value-type="float" office:value="3193.7">
                <text:p>3193.7</text:p>
              </table:table-cell>
              <table:table-cell office:value-type="float" office:value="3208.9">
                <text:p>3208.9</text:p>
              </table:table-cell>
              <table:table-cell office:value-type="float" office:value="2962.4">
                <text:p>2962.4</text:p>
              </table:table-cell>
            </table:table-row>
            <table:table-row>
              <table:table-cell office:value-type="string">
                <text:p>20:33:02</text:p>
              </table:table-cell>
              <table:table-cell office:value-type="float" office:value="4626.2">
                <text:p>4626.2</text:p>
              </table:table-cell>
              <table:table-cell office:value-type="float" office:value="4275.3">
                <text:p>4275.3</text:p>
              </table:table-cell>
              <table:table-cell office:value-type="float" office:value="4787.7">
                <text:p>4787.7</text:p>
              </table:table-cell>
              <table:table-cell office:value-type="float" office:value="4462.6">
                <text:p>4462.6</text:p>
              </table:table-cell>
            </table:table-row>
            <table:table-row>
              <table:table-cell office:value-type="string">
                <text:p>20:34:05</text:p>
              </table:table-cell>
              <table:table-cell office:value-type="float" office:value="4711.8">
                <text:p>4711.8</text:p>
              </table:table-cell>
              <table:table-cell office:value-type="float" office:value="4535">
                <text:p>4535</text:p>
              </table:table-cell>
              <table:table-cell office:value-type="float" office:value="4841.8">
                <text:p>4841.8</text:p>
              </table:table-cell>
              <table:table-cell office:value-type="float" office:value="5097.5">
                <text:p>5097.5</text:p>
              </table:table-cell>
            </table:table-row>
            <table:table-row>
              <table:table-cell office:value-type="string">
                <text:p>20:35:07</text:p>
              </table:table-cell>
              <table:table-cell office:value-type="float" office:value="4658.6">
                <text:p>4658.6</text:p>
              </table:table-cell>
              <table:table-cell office:value-type="float" office:value="4565.8">
                <text:p>4565.8</text:p>
              </table:table-cell>
              <table:table-cell office:value-type="float" office:value="5042.8">
                <text:p>5042.8</text:p>
              </table:table-cell>
              <table:table-cell office:value-type="float" office:value="4635">
                <text:p>4635</text:p>
              </table:table-cell>
            </table:table-row>
            <table:table-row>
              <table:table-cell office:value-type="string">
                <text:p>20:36:11</text:p>
              </table:table-cell>
              <table:table-cell office:value-type="float" office:value="4928.1">
                <text:p>4928.1</text:p>
              </table:table-cell>
              <table:table-cell office:value-type="float" office:value="4245.2">
                <text:p>4245.2</text:p>
              </table:table-cell>
              <table:table-cell office:value-type="float" office:value="5028.3">
                <text:p>5028.3</text:p>
              </table:table-cell>
              <table:table-cell office:value-type="float" office:value="4810.3">
                <text:p>4810.3</text:p>
              </table:table-cell>
            </table:table-row>
            <table:table-row>
              <table:table-cell office:value-type="string">
                <text:p>20:37:17</text:p>
              </table:table-cell>
              <table:table-cell office:value-type="float" office:value="3427.5">
                <text:p>3427.5</text:p>
              </table:table-cell>
              <table:table-cell office:value-type="float" office:value="3487.6">
                <text:p>3487.6</text:p>
              </table:table-cell>
              <table:table-cell office:value-type="float" office:value="3735">
                <text:p>3735</text:p>
              </table:table-cell>
              <table:table-cell office:value-type="float" office:value="3838.2">
                <text:p>3838.2</text:p>
              </table:table-cell>
            </table:table-row>
            <table:table-row>
              <table:table-cell office:value-type="string">
                <text:p>20:38:19</text:p>
              </table:table-cell>
              <table:table-cell office:value-type="float" office:value="3457.2">
                <text:p>3457.2</text:p>
              </table:table-cell>
              <table:table-cell office:value-type="float" office:value="3605.2">
                <text:p>3605.2</text:p>
              </table:table-cell>
              <table:table-cell office:value-type="float" office:value="3678.1">
                <text:p>3678.1</text:p>
              </table:table-cell>
              <table:table-cell office:value-type="float" office:value="3437.5">
                <text:p>3437.5</text:p>
              </table:table-cell>
            </table:table-row>
            <table:table-row>
              <table:table-cell office:value-type="string">
                <text:p>20:39:23</text:p>
              </table:table-cell>
              <table:table-cell office:value-type="float" office:value="3995.4">
                <text:p>3995.4</text:p>
              </table:table-cell>
              <table:table-cell office:value-type="float" office:value="3953.2">
                <text:p>3953.2</text:p>
              </table:table-cell>
              <table:table-cell office:value-type="float" office:value="4075">
                <text:p>4075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string">
                <text:p>20:40:26</text:p>
              </table:table-cell>
              <table:table-cell office:value-type="float" office:value="3556">
                <text:p>3556</text:p>
              </table:table-cell>
              <table:table-cell office:value-type="float" office:value="3384">
                <text:p>3384</text:p>
              </table:table-cell>
              <table:table-cell office:value-type="float" office:value="3630.1">
                <text:p>3630.1</text:p>
              </table:table-cell>
              <table:table-cell office:value-type="float" office:value="3183.6">
                <text:p>3183.6</text:p>
              </table:table-cell>
            </table:table-row>
            <table:table-row>
              <table:table-cell office:value-type="string">
                <text:p>20:41:29</text:p>
              </table:table-cell>
              <table:table-cell office:value-type="float" office:value="3304.7">
                <text:p>3304.7</text:p>
              </table:table-cell>
              <table:table-cell office:value-type="float" office:value="3279.6">
                <text:p>3279.6</text:p>
              </table:table-cell>
              <table:table-cell office:value-type="float" office:value="3693.9">
                <text:p>3693.9</text:p>
              </table:table-cell>
              <table:table-cell office:value-type="float" office:value="3208.2">
                <text:p>3208.2</text:p>
              </table:table-cell>
            </table:table-row>
            <table:table-row>
              <table:table-cell office:value-type="string">
                <text:p>20:42:32</text:p>
              </table:table-cell>
              <table:table-cell office:value-type="float" office:value="4897.6">
                <text:p>4897.6</text:p>
              </table:table-cell>
              <table:table-cell office:value-type="float" office:value="5165">
                <text:p>5165</text:p>
              </table:table-cell>
              <table:table-cell office:value-type="float" office:value="5320.8">
                <text:p>5320.8</text:p>
              </table:table-cell>
              <table:table-cell office:value-type="float" office:value="5514.3">
                <text:p>5514.3</text:p>
              </table:table-cell>
            </table:table-row>
            <table:table-row>
              <table:table-cell office:value-type="string">
                <text:p>20:43:35</text:p>
              </table:table-cell>
              <table:table-cell office:value-type="float" office:value="3659.7">
                <text:p>3659.7</text:p>
              </table:table-cell>
              <table:table-cell office:value-type="float" office:value="3707.1">
                <text:p>3707.1</text:p>
              </table:table-cell>
              <table:table-cell office:value-type="float" office:value="3696.6">
                <text:p>3696.6</text:p>
              </table:table-cell>
              <table:table-cell office:value-type="float" office:value="3648.9">
                <text:p>3648.9</text:p>
              </table:table-cell>
            </table:table-row>
            <table:table-row>
              <table:table-cell office:value-type="string">
                <text:p>20:44:37</text:p>
              </table:table-cell>
              <table:table-cell office:value-type="float" office:value="3427.7">
                <text:p>3427.7</text:p>
              </table:table-cell>
              <table:table-cell office:value-type="float" office:value="3609.4">
                <text:p>3609.4</text:p>
              </table:table-cell>
              <table:table-cell office:value-type="float" office:value="3552">
                <text:p>3552</text:p>
              </table:table-cell>
              <table:table-cell office:value-type="float" office:value="3439.1">
                <text:p>3439.1</text:p>
              </table:table-cell>
            </table:table-row>
            <table:table-row>
              <table:table-cell office:value-type="string">
                <text:p>20:45:40</text:p>
              </table:table-cell>
              <table:table-cell office:value-type="float" office:value="4835.1">
                <text:p>4835.1</text:p>
              </table:table-cell>
              <table:table-cell office:value-type="float" office:value="4855.1">
                <text:p>4855.1</text:p>
              </table:table-cell>
              <table:table-cell office:value-type="float" office:value="5383.2">
                <text:p>5383.2</text:p>
              </table:table-cell>
              <table:table-cell office:value-type="float" office:value="4837.8">
                <text:p>4837.8</text:p>
              </table:table-cell>
            </table:table-row>
            <table:table-row>
              <table:table-cell office:value-type="string">
                <text:p>20:46:43</text:p>
              </table:table-cell>
              <table:table-cell office:value-type="float" office:value="3631.8">
                <text:p>3631.8</text:p>
              </table:table-cell>
              <table:table-cell office:value-type="float" office:value="3687.7">
                <text:p>3687.7</text:p>
              </table:table-cell>
              <table:table-cell office:value-type="float" office:value="3437.8">
                <text:p>3437.8</text:p>
              </table:table-cell>
              <table:table-cell office:value-type="float" office:value="3412.6">
                <text:p>3412.6</text:p>
              </table:table-cell>
            </table:table-row>
            <table:table-row>
              <table:table-cell office:value-type="string">
                <text:p>20:47:46</text:p>
              </table:table-cell>
              <table:table-cell office:value-type="float" office:value="4764.5">
                <text:p>4764.5</text:p>
              </table:table-cell>
              <table:table-cell office:value-type="float" office:value="4650.1">
                <text:p>4650.1</text:p>
              </table:table-cell>
              <table:table-cell office:value-type="float" office:value="4990.8">
                <text:p>4990.8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string">
                <text:p>20:48:48</text:p>
              </table:table-cell>
              <table:table-cell office:value-type="float" office:value="3386.1">
                <text:p>3386.1</text:p>
              </table:table-cell>
              <table:table-cell office:value-type="float" office:value="3333.5">
                <text:p>3333.5</text:p>
              </table:table-cell>
              <table:table-cell office:value-type="float" office:value="3472.9">
                <text:p>3472.9</text:p>
              </table:table-cell>
              <table:table-cell office:value-type="float" office:value="3059.4">
                <text:p>3059.4</text:p>
              </table:table-cell>
            </table:table-row>
            <table:table-row>
              <table:table-cell office:value-type="string">
                <text:p>20:49:51</text:p>
              </table:table-cell>
              <table:table-cell office:value-type="float" office:value="4676.9">
                <text:p>4676.9</text:p>
              </table:table-cell>
              <table:table-cell office:value-type="float" office:value="4307.1">
                <text:p>4307.1</text:p>
              </table:table-cell>
              <table:table-cell office:value-type="float" office:value="4897.8">
                <text:p>4897.8</text:p>
              </table:table-cell>
              <table:table-cell office:value-type="float" office:value="4778.5">
                <text:p>4778.5</text:p>
              </table:table-cell>
            </table:table-row>
            <table:table-row>
              <table:table-cell office:value-type="string">
                <text:p>20:50:54</text:p>
              </table:table-cell>
              <table:table-cell office:value-type="float" office:value="3808.4">
                <text:p>3808.4</text:p>
              </table:table-cell>
              <table:table-cell office:value-type="float" office:value="3412">
                <text:p>3412</text:p>
              </table:table-cell>
              <table:table-cell office:value-type="float" office:value="3705.8">
                <text:p>3705.8</text:p>
              </table:table-cell>
              <table:table-cell office:value-type="float" office:value="3169.4">
                <text:p>3169.4</text:p>
              </table:table-cell>
            </table:table-row>
            <table:table-row>
              <table:table-cell office:value-type="string">
                <text:p>20:51:59</text:p>
              </table:table-cell>
              <table:table-cell office:value-type="float" office:value="3448.6">
                <text:p>3448.6</text:p>
              </table:table-cell>
              <table:table-cell office:value-type="float" office:value="3359.9">
                <text:p>3359.9</text:p>
              </table:table-cell>
              <table:table-cell office:value-type="float" office:value="3731.4">
                <text:p>3731.4</text:p>
              </table:table-cell>
              <table:table-cell office:value-type="float" office:value="3202.4">
                <text:p>3202.4</text:p>
              </table:table-cell>
            </table:table-row>
            <table:table-row>
              <table:table-cell office:value-type="string">
                <text:p>20:53:02</text:p>
              </table:table-cell>
              <table:table-cell office:value-type="float" office:value="3773.5">
                <text:p>3773.5</text:p>
              </table:table-cell>
              <table:table-cell office:value-type="float" office:value="3472">
                <text:p>3472</text:p>
              </table:table-cell>
              <table:table-cell office:value-type="float" office:value="3790.4">
                <text:p>3790.4</text:p>
              </table:table-cell>
              <table:table-cell office:value-type="float" office:value="3184.8">
                <text:p>3184.8</text:p>
              </table:table-cell>
            </table:table-row>
            <table:table-row>
              <table:table-cell office:value-type="string">
                <text:p>20:54:05</text:p>
              </table:table-cell>
              <table:table-cell office:value-type="float" office:value="3490.7">
                <text:p>3490.7</text:p>
              </table:table-cell>
              <table:table-cell office:value-type="float" office:value="3114.9">
                <text:p>3114.9</text:p>
              </table:table-cell>
              <table:table-cell office:value-type="float" office:value="3349.3">
                <text:p>3349.3</text:p>
              </table:table-cell>
              <table:table-cell office:value-type="float" office:value="3030.5">
                <text:p>3030.5</text:p>
              </table:table-cell>
            </table:table-row>
            <table:table-row>
              <table:table-cell office:value-type="string">
                <text:p>20:55:08</text:p>
              </table:table-cell>
              <table:table-cell office:value-type="float" office:value="3110.6">
                <text:p>3110.6</text:p>
              </table:table-cell>
              <table:table-cell office:value-type="float" office:value="3187">
                <text:p>3187</text:p>
              </table:table-cell>
              <table:table-cell office:value-type="float" office:value="3392.8">
                <text:p>3392.8</text:p>
              </table:table-cell>
              <table:table-cell office:value-type="float" office:value="3079.1">
                <text:p>3079.1</text:p>
              </table:table-cell>
            </table:table-row>
            <table:table-row>
              <table:table-cell office:value-type="string">
                <text:p>20:56:11</text:p>
              </table:table-cell>
              <table:table-cell office:value-type="float" office:value="4999.5">
                <text:p>4999.5</text:p>
              </table:table-cell>
              <table:table-cell office:value-type="float" office:value="4735.7">
                <text:p>4735.7</text:p>
              </table:table-cell>
              <table:table-cell office:value-type="float" office:value="5091.9">
                <text:p>5091.9</text:p>
              </table:table-cell>
              <table:table-cell office:value-type="float" office:value="4972.7">
                <text:p>4972.7</text:p>
              </table:table-cell>
            </table:table-row>
            <table:table-row>
              <table:table-cell office:value-type="string">
                <text:p>20:57:13</text:p>
              </table:table-cell>
              <table:table-cell office:value-type="float" office:value="3514.4">
                <text:p>3514.4</text:p>
              </table:table-cell>
              <table:table-cell office:value-type="float" office:value="3393.3">
                <text:p>3393.3</text:p>
              </table:table-cell>
              <table:table-cell office:value-type="float" office:value="3315.2">
                <text:p>3315.2</text:p>
              </table:table-cell>
              <table:table-cell office:value-type="float" office:value="3047.5">
                <text:p>3047.5</text:p>
              </table:table-cell>
            </table:table-row>
            <table:table-row>
              <table:table-cell office:value-type="string">
                <text:p>20:58:16</text:p>
              </table:table-cell>
              <table:table-cell office:value-type="float" office:value="3297.4">
                <text:p>3297.4</text:p>
              </table:table-cell>
              <table:table-cell office:value-type="float" office:value="3352.6">
                <text:p>3352.6</text:p>
              </table:table-cell>
              <table:table-cell office:value-type="float" office:value="3552">
                <text:p>3552</text:p>
              </table:table-cell>
              <table:table-cell office:value-type="float" office:value="3227.3">
                <text:p>3227.3</text:p>
              </table:table-cell>
            </table:table-row>
            <table:table-row>
              <table:table-cell office:value-type="string">
                <text:p>20:59:19</text:p>
              </table:table-cell>
              <table:table-cell office:value-type="float" office:value="3713">
                <text:p>3713</text:p>
              </table:table-cell>
              <table:table-cell office:value-type="float" office:value="3452.4">
                <text:p>3452.4</text:p>
              </table:table-cell>
              <table:table-cell office:value-type="float" office:value="3671.8">
                <text:p>3671.8</text:p>
              </table:table-cell>
              <table:table-cell office:value-type="float" office:value="3331.2">
                <text:p>3331.2</text:p>
              </table:table-cell>
            </table:table-row>
            <table:table-row>
              <table:table-cell office:value-type="string">
                <text:p>21:00:22</text:p>
              </table:table-cell>
              <table:table-cell office:value-type="float" office:value="5194.5">
                <text:p>5194.5</text:p>
              </table:table-cell>
              <table:table-cell office:value-type="float" office:value="4717.1">
                <text:p>4717.1</text:p>
              </table:table-cell>
              <table:table-cell office:value-type="float" office:value="5021.2">
                <text:p>5021.2</text:p>
              </table:table-cell>
              <table:table-cell office:value-type="float" office:value="5254">
                <text:p>5254</text:p>
              </table:table-cell>
            </table:table-row>
            <table:table-row>
              <table:table-cell office:value-type="string">
                <text:p>21:01:24</text:p>
              </table:table-cell>
              <table:table-cell office:value-type="float" office:value="4641.7">
                <text:p>4641.7</text:p>
              </table:table-cell>
              <table:table-cell office:value-type="float" office:value="4473.1">
                <text:p>4473.1</text:p>
              </table:table-cell>
              <table:table-cell office:value-type="float" office:value="4832.2">
                <text:p>4832.2</text:p>
              </table:table-cell>
              <table:table-cell office:value-type="float" office:value="4821">
                <text:p>4821</text:p>
              </table:table-cell>
            </table:table-row>
            <table:table-row>
              <table:table-cell office:value-type="string">
                <text:p>21:02:27</text:p>
              </table:table-cell>
              <table:table-cell office:value-type="float" office:value="3803.2">
                <text:p>3803.2</text:p>
              </table:table-cell>
              <table:table-cell office:value-type="float" office:value="3447">
                <text:p>3447</text:p>
              </table:table-cell>
              <table:table-cell office:value-type="float" office:value="3624.6">
                <text:p>3624.6</text:p>
              </table:table-cell>
              <table:table-cell office:value-type="float" office:value="3365.5">
                <text:p>3365.5</text:p>
              </table:table-cell>
            </table:table-row>
            <table:table-row>
              <table:table-cell office:value-type="string">
                <text:p>21:03:30</text:p>
              </table:table-cell>
              <table:table-cell office:value-type="float" office:value="3910.2">
                <text:p>3910.2</text:p>
              </table:table-cell>
              <table:table-cell office:value-type="float" office:value="4220.2">
                <text:p>4220.2</text:p>
              </table:table-cell>
              <table:table-cell office:value-type="float" office:value="3896.1">
                <text:p>3896.1</text:p>
              </table:table-cell>
              <table:table-cell office:value-type="float" office:value="3550.1">
                <text:p>3550.1</text:p>
              </table:table-cell>
            </table:table-row>
            <table:table-row>
              <table:table-cell office:value-type="string">
                <text:p>21:04:33</text:p>
              </table:table-cell>
              <table:table-cell office:value-type="float" office:value="3644">
                <text:p>3644</text:p>
              </table:table-cell>
              <table:table-cell office:value-type="float" office:value="3834">
                <text:p>3834</text:p>
              </table:table-cell>
              <table:table-cell office:value-type="float" office:value="4026.3">
                <text:p>4026.3</text:p>
              </table:table-cell>
              <table:table-cell office:value-type="float" office:value="4003.3">
                <text:p>4003.3</text:p>
              </table:table-cell>
            </table:table-row>
            <table:table-row>
              <table:table-cell office:value-type="string">
                <text:p>21:05:35</text:p>
              </table:table-cell>
              <table:table-cell office:value-type="float" office:value="4159.4">
                <text:p>4159.4</text:p>
              </table:table-cell>
              <table:table-cell office:value-type="float" office:value="4287.7">
                <text:p>4287.7</text:p>
              </table:table-cell>
              <table:table-cell office:value-type="float" office:value="4738.1">
                <text:p>4738.1</text:p>
              </table:table-cell>
              <table:table-cell office:value-type="float" office:value="4390.9">
                <text:p>4390.9</text:p>
              </table:table-cell>
            </table:table-row>
            <table:table-row>
              <table:table-cell office:value-type="string">
                <text:p>21:06:39</text:p>
              </table:table-cell>
              <table:table-cell office:value-type="float" office:value="3575.5">
                <text:p>3575.5</text:p>
              </table:table-cell>
              <table:table-cell office:value-type="float" office:value="3462.8">
                <text:p>3462.8</text:p>
              </table:table-cell>
              <table:table-cell office:value-type="float" office:value="3701.6">
                <text:p>3701.6</text:p>
              </table:table-cell>
              <table:table-cell office:value-type="float" office:value="3429.2">
                <text:p>3429.2</text:p>
              </table:table-cell>
            </table:table-row>
            <table:table-row>
              <table:table-cell office:value-type="string">
                <text:p>21:07:43</text:p>
              </table:table-cell>
              <table:table-cell office:value-type="float" office:value="5134.7">
                <text:p>5134.7</text:p>
              </table:table-cell>
              <table:table-cell office:value-type="float" office:value="4577.2">
                <text:p>4577.2</text:p>
              </table:table-cell>
              <table:table-cell office:value-type="float" office:value="5455.2">
                <text:p>5455.2</text:p>
              </table:table-cell>
              <table:table-cell office:value-type="float" office:value="5207.6">
                <text:p>5207.6</text:p>
              </table:table-cell>
            </table:table-row>
            <table:table-row>
              <table:table-cell office:value-type="string">
                <text:p>21:08:46</text:p>
              </table:table-cell>
              <table:table-cell office:value-type="float" office:value="3637.6">
                <text:p>3637.6</text:p>
              </table:table-cell>
              <table:table-cell office:value-type="float" office:value="3722.4">
                <text:p>3722.4</text:p>
              </table:table-cell>
              <table:table-cell office:value-type="float" office:value="3704.4">
                <text:p>3704.4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string">
                <text:p>21:09:49</text:p>
              </table:table-cell>
              <table:table-cell office:value-type="float" office:value="3013.3">
                <text:p>3013.3</text:p>
              </table:table-cell>
              <table:table-cell office:value-type="float" office:value="2974.6">
                <text:p>2974.6</text:p>
              </table:table-cell>
              <table:table-cell office:value-type="float" office:value="3014.3">
                <text:p>3014.3</text:p>
              </table:table-cell>
              <table:table-cell office:value-type="float" office:value="2956.4">
                <text:p>2956.4</text:p>
              </table:table-cell>
            </table:table-row>
            <table:table-row>
              <table:table-cell office:value-type="string">
                <text:p>21:10:52</text:p>
              </table:table-cell>
              <table:table-cell office:value-type="float" office:value="3519.2">
                <text:p>3519.2</text:p>
              </table:table-cell>
              <table:table-cell office:value-type="float" office:value="3145.4">
                <text:p>3145.4</text:p>
              </table:table-cell>
              <table:table-cell office:value-type="float" office:value="3543.4">
                <text:p>3543.4</text:p>
              </table:table-cell>
              <table:table-cell office:value-type="float" office:value="3460.2">
                <text:p>3460.2</text:p>
              </table:table-cell>
            </table:table-row>
            <table:table-row>
              <table:table-cell office:value-type="string">
                <text:p>21:11:54</text:p>
              </table:table-cell>
              <table:table-cell office:value-type="float" office:value="3417.7">
                <text:p>3417.7</text:p>
              </table:table-cell>
              <table:table-cell office:value-type="float" office:value="3129.9">
                <text:p>3129.9</text:p>
              </table:table-cell>
              <table:table-cell office:value-type="float" office:value="3268.3">
                <text:p>3268.3</text:p>
              </table:table-cell>
              <table:table-cell office:value-type="float" office:value="2911.9">
                <text:p>2911.9</text:p>
              </table:table-cell>
            </table:table-row>
            <table:table-row>
              <table:table-cell office:value-type="string">
                <text:p>21:12:57</text:p>
              </table:table-cell>
              <table:table-cell office:value-type="float" office:value="3458.6">
                <text:p>3458.6</text:p>
              </table:table-cell>
              <table:table-cell office:value-type="float" office:value="3673.9">
                <text:p>3673.9</text:p>
              </table:table-cell>
              <table:table-cell office:value-type="float" office:value="3444.9">
                <text:p>3444.9</text:p>
              </table:table-cell>
              <table:table-cell office:value-type="float" office:value="3542.6">
                <text:p>3542.6</text:p>
              </table:table-cell>
            </table:table-row>
            <table:table-row>
              <table:table-cell office:value-type="string">
                <text:p>21:14:00</text:p>
              </table:table-cell>
              <table:table-cell office:value-type="float" office:value="3715.7">
                <text:p>3715.7</text:p>
              </table:table-cell>
              <table:table-cell office:value-type="float" office:value="3496.7">
                <text:p>3496.7</text:p>
              </table:table-cell>
              <table:table-cell office:value-type="float" office:value="3814.1">
                <text:p>3814.1</text:p>
              </table:table-cell>
              <table:table-cell office:value-type="float" office:value="3675.3">
                <text:p>3675.3</text:p>
              </table:table-cell>
            </table:table-row>
            <table:table-row>
              <table:table-cell office:value-type="string">
                <text:p>21:15:03</text:p>
              </table:table-cell>
              <table:table-cell office:value-type="float" office:value="3658.7">
                <text:p>3658.7</text:p>
              </table:table-cell>
              <table:table-cell office:value-type="float" office:value="3521.7">
                <text:p>3521.7</text:p>
              </table:table-cell>
              <table:table-cell office:value-type="float" office:value="3669.8">
                <text:p>3669.8</text:p>
              </table:table-cell>
              <table:table-cell office:value-type="float" office:value="3506.8">
                <text:p>3506.8</text:p>
              </table:table-cell>
            </table:table-row>
            <table:table-row>
              <table:table-cell office:value-type="string">
                <text:p>21:16:06</text:p>
              </table:table-cell>
              <table:table-cell office:value-type="float" office:value="5000.8">
                <text:p>5000.8</text:p>
              </table:table-cell>
              <table:table-cell office:value-type="float" office:value="4950.6">
                <text:p>4950.6</text:p>
              </table:table-cell>
              <table:table-cell office:value-type="float" office:value="5432.8">
                <text:p>5432.8</text:p>
              </table:table-cell>
              <table:table-cell office:value-type="float" office:value="4977.4">
                <text:p>4977.4</text:p>
              </table:table-cell>
            </table:table-row>
            <table:table-row>
              <table:table-cell office:value-type="string">
                <text:p>21:17:09</text:p>
              </table:table-cell>
              <table:table-cell office:value-type="float" office:value="4848.3">
                <text:p>4848.3</text:p>
              </table:table-cell>
              <table:table-cell office:value-type="float" office:value="4971.9">
                <text:p>4971.9</text:p>
              </table:table-cell>
              <table:table-cell office:value-type="float" office:value="4957.1">
                <text:p>4957.1</text:p>
              </table:table-cell>
              <table:table-cell office:value-type="float" office:value="4190.3">
                <text:p>4190.3</text:p>
              </table:table-cell>
            </table:table-row>
            <table:table-row>
              <table:table-cell office:value-type="string">
                <text:p>21:18:11</text:p>
              </table:table-cell>
              <table:table-cell office:value-type="float" office:value="3441.1">
                <text:p>3441.1</text:p>
              </table:table-cell>
              <table:table-cell office:value-type="float" office:value="3565.1">
                <text:p>3565.1</text:p>
              </table:table-cell>
              <table:table-cell office:value-type="float" office:value="3442.9">
                <text:p>3442.9</text:p>
              </table:table-cell>
              <table:table-cell office:value-type="float" office:value="3417.2">
                <text:p>3417.2</text:p>
              </table:table-cell>
            </table:table-row>
            <table:table-row>
              <table:table-cell office:value-type="string">
                <text:p>21:19:14</text:p>
              </table:table-cell>
              <table:table-cell office:value-type="float" office:value="3561.6">
                <text:p>3561.6</text:p>
              </table:table-cell>
              <table:table-cell office:value-type="float" office:value="3472">
                <text:p>3472</text:p>
              </table:table-cell>
              <table:table-cell office:value-type="float" office:value="3588.7">
                <text:p>3588.7</text:p>
              </table:table-cell>
              <table:table-cell office:value-type="float" office:value="3624.7">
                <text:p>3624.7</text:p>
              </table:table-cell>
            </table:table-row>
            <table:table-row>
              <table:table-cell office:value-type="string">
                <text:p>21:20:17</text:p>
              </table:table-cell>
              <table:table-cell office:value-type="float" office:value="3919.4">
                <text:p>3919.4</text:p>
              </table:table-cell>
              <table:table-cell office:value-type="float" office:value="3890.2">
                <text:p>3890.2</text:p>
              </table:table-cell>
              <table:table-cell office:value-type="float" office:value="4234.3">
                <text:p>4234.3</text:p>
              </table:table-cell>
              <table:table-cell office:value-type="float" office:value="4034.4">
                <text:p>4034.4</text:p>
              </table:table-cell>
            </table:table-row>
            <table:table-row>
              <table:table-cell office:value-type="string">
                <text:p>21:21:21</text:p>
              </table:table-cell>
              <table:table-cell office:value-type="float" office:value="3810.2">
                <text:p>3810.2</text:p>
              </table:table-cell>
              <table:table-cell office:value-type="float" office:value="3887.2">
                <text:p>3887.2</text:p>
              </table:table-cell>
              <table:table-cell office:value-type="float" office:value="3896.9">
                <text:p>3896.9</text:p>
              </table:table-cell>
              <table:table-cell office:value-type="float" office:value="3511.8">
                <text:p>3511.8</text:p>
              </table:table-cell>
            </table:table-row>
            <table:table-row>
              <table:table-cell office:value-type="string">
                <text:p>21:22:24</text:p>
              </table:table-cell>
              <table:table-cell office:value-type="float" office:value="3845.1">
                <text:p>3845.1</text:p>
              </table:table-cell>
              <table:table-cell office:value-type="float" office:value="4365.7">
                <text:p>4365.7</text:p>
              </table:table-cell>
              <table:table-cell office:value-type="float" office:value="4463.5">
                <text:p>4463.5</text:p>
              </table:table-cell>
              <table:table-cell office:value-type="float" office:value="4761.7">
                <text:p>4761.7</text:p>
              </table:table-cell>
            </table:table-row>
            <table:table-row>
              <table:table-cell office:value-type="string">
                <text:p>21:23:27</text:p>
              </table:table-cell>
              <table:table-cell office:value-type="float" office:value="4227.9">
                <text:p>4227.9</text:p>
              </table:table-cell>
              <table:table-cell office:value-type="float" office:value="3290.5">
                <text:p>3290.5</text:p>
              </table:table-cell>
              <table:table-cell office:value-type="float" office:value="4222.2">
                <text:p>4222.2</text:p>
              </table:table-cell>
              <table:table-cell office:value-type="float" office:value="3364.5">
                <text:p>3364.5</text:p>
              </table:table-cell>
            </table:table-row>
            <table:table-row>
              <table:table-cell office:value-type="string">
                <text:p>21:24:30</text:p>
              </table:table-cell>
              <table:table-cell office:value-type="float" office:value="4217.3">
                <text:p>4217.3</text:p>
              </table:table-cell>
              <table:table-cell office:value-type="float" office:value="3871.4">
                <text:p>3871.4</text:p>
              </table:table-cell>
              <table:table-cell office:value-type="float" office:value="4388.2">
                <text:p>4388.2</text:p>
              </table:table-cell>
              <table:table-cell office:value-type="float" office:value="4061.5">
                <text:p>4061.5</text:p>
              </table:table-cell>
            </table:table-row>
            <table:table-row>
              <table:table-cell office:value-type="string">
                <text:p>21:25:33</text:p>
              </table:table-cell>
              <table:table-cell office:value-type="float" office:value="3168.1">
                <text:p>3168.1</text:p>
              </table:table-cell>
              <table:table-cell office:value-type="float" office:value="3121.7">
                <text:p>3121.7</text:p>
              </table:table-cell>
              <table:table-cell office:value-type="float" office:value="3600.3">
                <text:p>3600.3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21:26:35</text:p>
              </table:table-cell>
              <table:table-cell office:value-type="float" office:value="3150.5">
                <text:p>3150.5</text:p>
              </table:table-cell>
              <table:table-cell office:value-type="float" office:value="3261.9">
                <text:p>3261.9</text:p>
              </table:table-cell>
              <table:table-cell office:value-type="float" office:value="3380.4">
                <text:p>3380.4</text:p>
              </table:table-cell>
              <table:table-cell office:value-type="float" office:value="3285.6">
                <text:p>3285.6</text:p>
              </table:table-cell>
            </table:table-row>
            <table:table-row>
              <table:table-cell office:value-type="string">
                <text:p>21:27:38</text:p>
              </table:table-cell>
              <table:table-cell office:value-type="float" office:value="3009.7">
                <text:p>3009.7</text:p>
              </table:table-cell>
              <table:table-cell office:value-type="float" office:value="3149.4">
                <text:p>3149.4</text:p>
              </table:table-cell>
              <table:table-cell office:value-type="float" office:value="3259.1">
                <text:p>3259.1</text:p>
              </table:table-cell>
              <table:table-cell office:value-type="float" office:value="3200.1">
                <text:p>3200.1</text:p>
              </table:table-cell>
            </table:table-row>
            <table:table-row>
              <table:table-cell office:value-type="string">
                <text:p>21:28:41</text:p>
              </table:table-cell>
              <table:table-cell office:value-type="float" office:value="3260.3">
                <text:p>3260.3</text:p>
              </table:table-cell>
              <table:table-cell office:value-type="float" office:value="3369.8">
                <text:p>3369.8</text:p>
              </table:table-cell>
              <table:table-cell office:value-type="float" office:value="3405.3">
                <text:p>3405.3</text:p>
              </table:table-cell>
              <table:table-cell office:value-type="float" office:value="3032.3">
                <text:p>3032.3</text:p>
              </table:table-cell>
            </table:table-row>
            <table:table-row>
              <table:table-cell office:value-type="string">
                <text:p>21:29:44</text:p>
              </table:table-cell>
              <table:table-cell office:value-type="float" office:value="4373.6">
                <text:p>4373.6</text:p>
              </table:table-cell>
              <table:table-cell office:value-type="float" office:value="4349.2">
                <text:p>4349.2</text:p>
              </table:table-cell>
              <table:table-cell office:value-type="float" office:value="4737.3">
                <text:p>4737.3</text:p>
              </table:table-cell>
              <table:table-cell office:value-type="float" office:value="4379.1">
                <text:p>4379.1</text:p>
              </table:table-cell>
            </table:table-row>
            <table:table-row>
              <table:table-cell office:value-type="string">
                <text:p>21:30:47</text:p>
              </table:table-cell>
              <table:table-cell office:value-type="float" office:value="3646">
                <text:p>3646</text:p>
              </table:table-cell>
              <table:table-cell office:value-type="float" office:value="3758.5">
                <text:p>3758.5</text:p>
              </table:table-cell>
              <table:table-cell office:value-type="float" office:value="3733">
                <text:p>3733</text:p>
              </table:table-cell>
              <table:table-cell office:value-type="float" office:value="3489.6">
                <text:p>3489.6</text:p>
              </table:table-cell>
            </table:table-row>
            <table:table-row>
              <table:table-cell office:value-type="string">
                <text:p>21:31:49</text:p>
              </table:table-cell>
              <table:table-cell office:value-type="float" office:value="5752.7">
                <text:p>5752.7</text:p>
              </table:table-cell>
              <table:table-cell office:value-type="float" office:value="5432.8">
                <text:p>5432.8</text:p>
              </table:table-cell>
              <table:table-cell office:value-type="float" office:value="6446.2">
                <text:p>6446.2</text:p>
              </table:table-cell>
              <table:table-cell office:value-type="float" office:value="5905.5">
                <text:p>5905.5</text:p>
              </table:table-cell>
            </table:table-row>
            <table:table-row>
              <table:table-cell office:value-type="string">
                <text:p>21:32:52</text:p>
              </table:table-cell>
              <table:table-cell office:value-type="float" office:value="3595.3">
                <text:p>3595.3</text:p>
              </table:table-cell>
              <table:table-cell office:value-type="float" office:value="3705.5">
                <text:p>3705.5</text:p>
              </table:table-cell>
              <table:table-cell office:value-type="float" office:value="4167">
                <text:p>4167</text:p>
              </table:table-cell>
              <table:table-cell office:value-type="float" office:value="3842.7">
                <text:p>3842.7</text:p>
              </table:table-cell>
            </table:table-row>
            <table:table-row>
              <table:table-cell office:value-type="string">
                <text:p>21:33:55</text:p>
              </table:table-cell>
              <table:table-cell office:value-type="float" office:value="3660.7">
                <text:p>3660.7</text:p>
              </table:table-cell>
              <table:table-cell office:value-type="float" office:value="3134.7">
                <text:p>3134.7</text:p>
              </table:table-cell>
              <table:table-cell office:value-type="float" office:value="3874.1">
                <text:p>3874.1</text:p>
              </table:table-cell>
              <table:table-cell office:value-type="float" office:value="3234.6">
                <text:p>3234.6</text:p>
              </table:table-cell>
            </table:table-row>
            <table:table-row>
              <table:table-cell office:value-type="string">
                <text:p>21:34:58</text:p>
              </table:table-cell>
              <table:table-cell office:value-type="float" office:value="3927.3">
                <text:p>3927.3</text:p>
              </table:table-cell>
              <table:table-cell office:value-type="float" office:value="3872.4">
                <text:p>3872.4</text:p>
              </table:table-cell>
              <table:table-cell office:value-type="float" office:value="3991.6">
                <text:p>3991.6</text:p>
              </table:table-cell>
              <table:table-cell office:value-type="float" office:value="3773.6">
                <text:p>3773.6</text:p>
              </table:table-cell>
            </table:table-row>
            <table:table-row>
              <table:table-cell office:value-type="string">
                <text:p>21:36:00</text:p>
              </table:table-cell>
              <table:table-cell office:value-type="float" office:value="3620">
                <text:p>3620</text:p>
              </table:table-cell>
              <table:table-cell office:value-type="float" office:value="3807.2">
                <text:p>3807.2</text:p>
              </table:table-cell>
              <table:table-cell office:value-type="float" office:value="3709.3">
                <text:p>3709.3</text:p>
              </table:table-cell>
              <table:table-cell office:value-type="float" office:value="3505.4">
                <text:p>3505.4</text:p>
              </table:table-cell>
            </table:table-row>
            <table:table-row>
              <table:table-cell office:value-type="string">
                <text:p>21:37:04</text:p>
              </table:table-cell>
              <table:table-cell office:value-type="float" office:value="3823.9">
                <text:p>3823.9</text:p>
              </table:table-cell>
              <table:table-cell office:value-type="float" office:value="3946.2">
                <text:p>3946.2</text:p>
              </table:table-cell>
              <table:table-cell office:value-type="float" office:value="4202.3">
                <text:p>4202.3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21:38:07</text:p>
              </table:table-cell>
              <table:table-cell office:value-type="float" office:value="3341">
                <text:p>3341</text:p>
              </table:table-cell>
              <table:table-cell office:value-type="float" office:value="3286.6">
                <text:p>3286.6</text:p>
              </table:table-cell>
              <table:table-cell office:value-type="float" office:value="3577.1">
                <text:p>3577.1</text:p>
              </table:table-cell>
              <table:table-cell office:value-type="float" office:value="3268.9">
                <text:p>3268.9</text:p>
              </table:table-cell>
            </table:table-row>
            <table:table-row>
              <table:table-cell office:value-type="string">
                <text:p>21:39:10</text:p>
              </table:table-cell>
              <table:table-cell office:value-type="float" office:value="4022.7">
                <text:p>4022.7</text:p>
              </table:table-cell>
              <table:table-cell office:value-type="float" office:value="3895">
                <text:p>3895</text:p>
              </table:table-cell>
              <table:table-cell office:value-type="float" office:value="3887.5">
                <text:p>3887.5</text:p>
              </table:table-cell>
              <table:table-cell office:value-type="float" office:value="3852.5">
                <text:p>3852.5</text:p>
              </table:table-cell>
            </table:table-row>
            <table:table-row>
              <table:table-cell office:value-type="string">
                <text:p>21:40:12</text:p>
              </table:table-cell>
              <table:table-cell office:value-type="float" office:value="4092.1">
                <text:p>4092.1</text:p>
              </table:table-cell>
              <table:table-cell office:value-type="float" office:value="4073.5">
                <text:p>4073.5</text:p>
              </table:table-cell>
              <table:table-cell office:value-type="float" office:value="4343.3">
                <text:p>4343.3</text:p>
              </table:table-cell>
              <table:table-cell office:value-type="float" office:value="4003.9">
                <text:p>4003.9</text:p>
              </table:table-cell>
            </table:table-row>
            <table:table-row>
              <table:table-cell office:value-type="string">
                <text:p>21:41:15</text:p>
              </table:table-cell>
              <table:table-cell office:value-type="float" office:value="3720.3">
                <text:p>3720.3</text:p>
              </table:table-cell>
              <table:table-cell office:value-type="float" office:value="3513.2">
                <text:p>3513.2</text:p>
              </table:table-cell>
              <table:table-cell office:value-type="float" office:value="3763.5">
                <text:p>3763.5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21:42:18</text:p>
              </table:table-cell>
              <table:table-cell office:value-type="float" office:value="3430.5">
                <text:p>3430.5</text:p>
              </table:table-cell>
              <table:table-cell office:value-type="float" office:value="3451.8">
                <text:p>3451.8</text:p>
              </table:table-cell>
              <table:table-cell office:value-type="float" office:value="3698.7">
                <text:p>3698.7</text:p>
              </table:table-cell>
              <table:table-cell office:value-type="float" office:value="3304.3">
                <text:p>3304.3</text:p>
              </table:table-cell>
            </table:table-row>
            <table:table-row>
              <table:table-cell office:value-type="string">
                <text:p>21:43:21</text:p>
              </table:table-cell>
              <table:table-cell office:value-type="float" office:value="3824.3">
                <text:p>3824.3</text:p>
              </table:table-cell>
              <table:table-cell office:value-type="float" office:value="3323.2">
                <text:p>3323.2</text:p>
              </table:table-cell>
              <table:table-cell office:value-type="float" office:value="3753.6">
                <text:p>3753.6</text:p>
              </table:table-cell>
              <table:table-cell office:value-type="float" office:value="3374.4">
                <text:p>3374.4</text:p>
              </table:table-cell>
            </table:table-row>
            <table:table-row>
              <table:table-cell office:value-type="string">
                <text:p>21:44:24</text:p>
              </table:table-cell>
              <table:table-cell office:value-type="float" office:value="5211">
                <text:p>5211</text:p>
              </table:table-cell>
              <table:table-cell office:value-type="float" office:value="4810.7">
                <text:p>4810.7</text:p>
              </table:table-cell>
              <table:table-cell office:value-type="float" office:value="4918.4">
                <text:p>4918.4</text:p>
              </table:table-cell>
              <table:table-cell office:value-type="float" office:value="5116.5">
                <text:p>5116.5</text:p>
              </table:table-cell>
            </table:table-row>
            <table:table-row>
              <table:table-cell office:value-type="string">
                <text:p>21:45:26</text:p>
              </table:table-cell>
              <table:table-cell office:value-type="float" office:value="4413.5">
                <text:p>4413.5</text:p>
              </table:table-cell>
              <table:table-cell office:value-type="float" office:value="4501.6">
                <text:p>4501.6</text:p>
              </table:table-cell>
              <table:table-cell office:value-type="float" office:value="4387.3">
                <text:p>4387.3</text:p>
              </table:table-cell>
              <table:table-cell office:value-type="float" office:value="4512.1">
                <text:p>4512.1</text:p>
              </table:table-cell>
            </table:table-row>
            <table:table-row>
              <table:table-cell office:value-type="string">
                <text:p>21:46:29</text:p>
              </table:table-cell>
              <table:table-cell office:value-type="float" office:value="3843.5">
                <text:p>3843.5</text:p>
              </table:table-cell>
              <table:table-cell office:value-type="float" office:value="3636">
                <text:p>3636</text:p>
              </table:table-cell>
              <table:table-cell office:value-type="float" office:value="3798.6">
                <text:p>3798.6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21:47:32</text:p>
              </table:table-cell>
              <table:table-cell office:value-type="float" office:value="3689.4">
                <text:p>3689.4</text:p>
              </table:table-cell>
              <table:table-cell office:value-type="float" office:value="3746.6">
                <text:p>3746.6</text:p>
              </table:table-cell>
              <table:table-cell office:value-type="float" office:value="3816.1">
                <text:p>3816.1</text:p>
              </table:table-cell>
              <table:table-cell office:value-type="float" office:value="3509.7">
                <text:p>3509.7</text:p>
              </table:table-cell>
            </table:table-row>
            <table:table-row>
              <table:table-cell office:value-type="string">
                <text:p>21:48:35</text:p>
              </table:table-cell>
              <table:table-cell office:value-type="float" office:value="4812.2">
                <text:p>4812.2</text:p>
              </table:table-cell>
              <table:table-cell office:value-type="float" office:value="4650.2">
                <text:p>4650.2</text:p>
              </table:table-cell>
              <table:table-cell office:value-type="float" office:value="5061.1">
                <text:p>5061.1</text:p>
              </table:table-cell>
              <table:table-cell office:value-type="float" office:value="4852.2">
                <text:p>4852.2</text:p>
              </table:table-cell>
            </table:table-row>
            <table:table-row>
              <table:table-cell office:value-type="string">
                <text:p>21:49:37</text:p>
              </table:table-cell>
              <table:table-cell office:value-type="float" office:value="3483.4">
                <text:p>3483.4</text:p>
              </table:table-cell>
              <table:table-cell office:value-type="float" office:value="3262.8">
                <text:p>3262.8</text:p>
              </table:table-cell>
              <table:table-cell office:value-type="float" office:value="3509.6">
                <text:p>3509.6</text:p>
              </table:table-cell>
              <table:table-cell office:value-type="float" office:value="3192.5">
                <text:p>3192.5</text:p>
              </table:table-cell>
            </table:table-row>
            <table:table-row>
              <table:table-cell office:value-type="string">
                <text:p>21:50:40</text:p>
              </table:table-cell>
              <table:table-cell office:value-type="float" office:value="5221.7">
                <text:p>5221.7</text:p>
              </table:table-cell>
              <table:table-cell office:value-type="float" office:value="4345.1">
                <text:p>4345.1</text:p>
              </table:table-cell>
              <table:table-cell office:value-type="float" office:value="5296.5">
                <text:p>5296.5</text:p>
              </table:table-cell>
              <table:table-cell office:value-type="float" office:value="4929.8">
                <text:p>4929.8</text:p>
              </table:table-cell>
            </table:table-row>
            <table:table-row>
              <table:table-cell office:value-type="string">
                <text:p>21:51:44</text:p>
              </table:table-cell>
              <table:table-cell office:value-type="float" office:value="3488.3">
                <text:p>3488.3</text:p>
              </table:table-cell>
              <table:table-cell office:value-type="float" office:value="3520.7">
                <text:p>3520.7</text:p>
              </table:table-cell>
              <table:table-cell office:value-type="float" office:value="3495.8">
                <text:p>3495.8</text:p>
              </table:table-cell>
              <table:table-cell office:value-type="float" office:value="3125.1">
                <text:p>3125.1</text:p>
              </table:table-cell>
            </table:table-row>
            <table:table-row>
              <table:table-cell office:value-type="string">
                <text:p>21:52:47</text:p>
              </table:table-cell>
              <table:table-cell office:value-type="float" office:value="5499.8">
                <text:p>5499.8</text:p>
              </table:table-cell>
              <table:table-cell office:value-type="float" office:value="5108.5">
                <text:p>5108.5</text:p>
              </table:table-cell>
              <table:table-cell office:value-type="float" office:value="5287.7">
                <text:p>5287.7</text:p>
              </table:table-cell>
              <table:table-cell office:value-type="float" office:value="5859.7">
                <text:p>5859.7</text:p>
              </table:table-cell>
            </table:table-row>
            <table:table-row>
              <table:table-cell office:value-type="string">
                <text:p>21:53:49</text:p>
              </table:table-cell>
              <table:table-cell office:value-type="float" office:value="5344.6">
                <text:p>5344.6</text:p>
              </table:table-cell>
              <table:table-cell office:value-type="float" office:value="5139.3">
                <text:p>5139.3</text:p>
              </table:table-cell>
              <table:table-cell office:value-type="float" office:value="5229.2">
                <text:p>5229.2</text:p>
              </table:table-cell>
              <table:table-cell office:value-type="float" office:value="5148.6">
                <text:p>5148.6</text:p>
              </table:table-cell>
            </table:table-row>
            <table:table-row>
              <table:table-cell office:value-type="string">
                <text:p>21:54:52</text:p>
              </table:table-cell>
              <table:table-cell office:value-type="float" office:value="2829.2">
                <text:p>2829.2</text:p>
              </table:table-cell>
              <table:table-cell office:value-type="float" office:value="2811.1">
                <text:p>2811.1</text:p>
              </table:table-cell>
              <table:table-cell office:value-type="float" office:value="3023.9">
                <text:p>3023.9</text:p>
              </table:table-cell>
              <table:table-cell office:value-type="float" office:value="2713.5">
                <text:p>2713.5</text:p>
              </table:table-cell>
            </table:table-row>
            <table:table-row>
              <table:table-cell office:value-type="string">
                <text:p>21:55:55</text:p>
              </table:table-cell>
              <table:table-cell office:value-type="float" office:value="3196.2">
                <text:p>3196.2</text:p>
              </table:table-cell>
              <table:table-cell office:value-type="float" office:value="3157.5">
                <text:p>3157.5</text:p>
              </table:table-cell>
              <table:table-cell office:value-type="float" office:value="3013.9">
                <text:p>3013.9</text:p>
              </table:table-cell>
              <table:table-cell office:value-type="float" office:value="2959.1">
                <text:p>2959.1</text:p>
              </table:table-cell>
            </table:table-row>
            <table:table-row>
              <table:table-cell office:value-type="string">
                <text:p>21:56:58</text:p>
              </table:table-cell>
              <table:table-cell office:value-type="float" office:value="3715.1">
                <text:p>3715.1</text:p>
              </table:table-cell>
              <table:table-cell office:value-type="float" office:value="3424.7">
                <text:p>3424.7</text:p>
              </table:table-cell>
              <table:table-cell office:value-type="float" office:value="3547">
                <text:p>3547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21:58:01</text:p>
              </table:table-cell>
              <table:table-cell office:value-type="float" office:value="2901.7">
                <text:p>2901.7</text:p>
              </table:table-cell>
              <table:table-cell office:value-type="float" office:value="3070.8">
                <text:p>3070.8</text:p>
              </table:table-cell>
              <table:table-cell office:value-type="float" office:value="3068.2">
                <text:p>3068.2</text:p>
              </table:table-cell>
              <table:table-cell office:value-type="float" office:value="3001.8">
                <text:p>3001.8</text:p>
              </table:table-cell>
            </table:table-row>
            <table:table-row>
              <table:table-cell office:value-type="string">
                <text:p>21:59:03</text:p>
              </table:table-cell>
              <table:table-cell office:value-type="float" office:value="2564.4">
                <text:p>2564.4</text:p>
              </table:table-cell>
              <table:table-cell office:value-type="float" office:value="2879.8">
                <text:p>2879.8</text:p>
              </table:table-cell>
              <table:table-cell office:value-type="float" office:value="2705">
                <text:p>2705</text:p>
              </table:table-cell>
              <table:table-cell office:value-type="float" office:value="2608.9">
                <text:p>2608.9</text:p>
              </table:table-cell>
            </table:table-row>
            <table:table-row>
              <table:table-cell office:value-type="string">
                <text:p>22:00:06</text:p>
              </table:table-cell>
              <table:table-cell office:value-type="float" office:value="3957.2">
                <text:p>3957.2</text:p>
              </table:table-cell>
              <table:table-cell office:value-type="float" office:value="3487.8">
                <text:p>3487.8</text:p>
              </table:table-cell>
              <table:table-cell office:value-type="float" office:value="4078.5">
                <text:p>4078.5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string">
                <text:p>22:01:09</text:p>
              </table:table-cell>
              <table:table-cell office:value-type="float" office:value="2305.7">
                <text:p>2305.7</text:p>
              </table:table-cell>
              <table:table-cell office:value-type="float" office:value="2092.8">
                <text:p>2092.8</text:p>
              </table:table-cell>
              <table:table-cell office:value-type="float" office:value="2244.3">
                <text:p>2244.3</text:p>
              </table:table-cell>
              <table:table-cell office:value-type="float" office:value="2101.2">
                <text:p>2101.2</text:p>
              </table:table-cell>
            </table:table-row>
            <table:table-row>
              <table:table-cell office:value-type="string">
                <text:p>22:02:12</text:p>
              </table:table-cell>
              <table:table-cell office:value-type="float" office:value="2607.1">
                <text:p>2607.1</text:p>
              </table:table-cell>
              <table:table-cell office:value-type="float" office:value="2708.9">
                <text:p>2708.9</text:p>
              </table:table-cell>
              <table:table-cell office:value-type="float" office:value="2729.7">
                <text:p>2729.7</text:p>
              </table:table-cell>
              <table:table-cell office:value-type="float" office:value="2301.6">
                <text:p>2301.6</text:p>
              </table:table-cell>
            </table:table-row>
            <table:table-row>
              <table:table-cell office:value-type="string">
                <text:p>22:03:15</text:p>
              </table:table-cell>
              <table:table-cell office:value-type="float" office:value="2496.9">
                <text:p>2496.9</text:p>
              </table:table-cell>
              <table:table-cell office:value-type="float" office:value="2313.5">
                <text:p>2313.5</text:p>
              </table:table-cell>
              <table:table-cell office:value-type="float" office:value="2561.4">
                <text:p>2561.4</text:p>
              </table:table-cell>
              <table:table-cell office:value-type="float" office:value="2328.1">
                <text:p>2328.1</text:p>
              </table:table-cell>
            </table:table-row>
            <table:table-row>
              <table:table-cell office:value-type="string">
                <text:p>22:04:17</text:p>
              </table:table-cell>
              <table:table-cell office:value-type="float" office:value="2768.7">
                <text:p>2768.7</text:p>
              </table:table-cell>
              <table:table-cell office:value-type="float" office:value="2414.3">
                <text:p>2414.3</text:p>
              </table:table-cell>
              <table:table-cell office:value-type="float" office:value="2628.6">
                <text:p>2628.6</text:p>
              </table:table-cell>
              <table:table-cell office:value-type="float" office:value="2362.7">
                <text:p>2362.7</text:p>
              </table:table-cell>
            </table:table-row>
            <table:table-row>
              <table:table-cell office:value-type="string">
                <text:p>22:05:20</text:p>
              </table:table-cell>
              <table:table-cell office:value-type="float" office:value="3056.6">
                <text:p>3056.6</text:p>
              </table:table-cell>
              <table:table-cell office:value-type="float" office:value="2918.7">
                <text:p>2918.7</text:p>
              </table:table-cell>
              <table:table-cell office:value-type="float" office:value="3384.4">
                <text:p>3384.4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22:06:24</text:p>
              </table:table-cell>
              <table:table-cell office:value-type="float" office:value="2554">
                <text:p>2554</text:p>
              </table:table-cell>
              <table:table-cell office:value-type="float" office:value="2691.7">
                <text:p>2691.7</text:p>
              </table:table-cell>
              <table:table-cell office:value-type="float" office:value="2601.3">
                <text:p>2601.3</text:p>
              </table:table-cell>
              <table:table-cell office:value-type="float" office:value="2474.4">
                <text:p>2474.4</text:p>
              </table:table-cell>
            </table:table-row>
            <table:table-row>
              <table:table-cell office:value-type="string">
                <text:p>22:07:27</text:p>
              </table:table-cell>
              <table:table-cell office:value-type="float" office:value="2661">
                <text:p>2661</text:p>
              </table:table-cell>
              <table:table-cell office:value-type="float" office:value="2477.9">
                <text:p>2477.9</text:p>
              </table:table-cell>
              <table:table-cell office:value-type="float" office:value="2773.8">
                <text:p>2773.8</text:p>
              </table:table-cell>
              <table:table-cell office:value-type="float" office:value="2457.5">
                <text:p>2457.5</text:p>
              </table:table-cell>
            </table:table-row>
            <table:table-row>
              <table:table-cell office:value-type="string">
                <text:p>22:08:30</text:p>
              </table:table-cell>
              <table:table-cell office:value-type="float" office:value="3461.8">
                <text:p>3461.8</text:p>
              </table:table-cell>
              <table:table-cell office:value-type="float" office:value="3471.8">
                <text:p>3471.8</text:p>
              </table:table-cell>
              <table:table-cell office:value-type="float" office:value="3497.6">
                <text:p>3497.6</text:p>
              </table:table-cell>
              <table:table-cell office:value-type="float" office:value="3409.5">
                <text:p>3409.5</text:p>
              </table:table-cell>
            </table:table-row>
            <table:table-row>
              <table:table-cell office:value-type="string">
                <text:p>22:09:33</text:p>
              </table:table-cell>
              <table:table-cell office:value-type="float" office:value="3492.2">
                <text:p>3492.2</text:p>
              </table:table-cell>
              <table:table-cell office:value-type="float" office:value="3279.7">
                <text:p>3279.7</text:p>
              </table:table-cell>
              <table:table-cell office:value-type="float" office:value="3858.8">
                <text:p>3858.8</text:p>
              </table:table-cell>
              <table:table-cell office:value-type="float" office:value="3203.5">
                <text:p>3203.5</text:p>
              </table:table-cell>
            </table:table-row>
            <table:table-row>
              <table:table-cell office:value-type="string">
                <text:p>22:10:36</text:p>
              </table:table-cell>
              <table:table-cell office:value-type="float" office:value="3575.7">
                <text:p>3575.7</text:p>
              </table:table-cell>
              <table:table-cell office:value-type="float" office:value="3357.7">
                <text:p>3357.7</text:p>
              </table:table-cell>
              <table:table-cell office:value-type="float" office:value="3674.2">
                <text:p>3674.2</text:p>
              </table:table-cell>
              <table:table-cell office:value-type="float" office:value="3395.1">
                <text:p>3395.1</text:p>
              </table:table-cell>
            </table:table-row>
            <table:table-row>
              <table:table-cell office:value-type="string">
                <text:p>22:11:39</text:p>
              </table:table-cell>
              <table:table-cell office:value-type="float" office:value="3594.9">
                <text:p>3594.9</text:p>
              </table:table-cell>
              <table:table-cell office:value-type="float" office:value="3401.9">
                <text:p>3401.9</text:p>
              </table:table-cell>
              <table:table-cell office:value-type="float" office:value="3468.1">
                <text:p>3468.1</text:p>
              </table:table-cell>
              <table:table-cell office:value-type="float" office:value="3003.6">
                <text:p>3003.6</text:p>
              </table:table-cell>
            </table:table-row>
            <table:table-row>
              <table:table-cell office:value-type="string">
                <text:p>22:12:41</text:p>
              </table:table-cell>
              <table:table-cell office:value-type="float" office:value="4756.3">
                <text:p>4756.3</text:p>
              </table:table-cell>
              <table:table-cell office:value-type="float" office:value="4384.1">
                <text:p>4384.1</text:p>
              </table:table-cell>
              <table:table-cell office:value-type="float" office:value="5020.8">
                <text:p>5020.8</text:p>
              </table:table-cell>
              <table:table-cell office:value-type="float" office:value="4984.8">
                <text:p>4984.8</text:p>
              </table:table-cell>
            </table:table-row>
            <table:table-row>
              <table:table-cell office:value-type="string">
                <text:p>22:13:44</text:p>
              </table:table-cell>
              <table:table-cell office:value-type="float" office:value="3507.3">
                <text:p>3507.3</text:p>
              </table:table-cell>
              <table:table-cell office:value-type="float" office:value="3560.2">
                <text:p>3560.2</text:p>
              </table:table-cell>
              <table:table-cell office:value-type="float" office:value="3776">
                <text:p>3776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22:14:47</text:p>
              </table:table-cell>
              <table:table-cell office:value-type="float" office:value="4657.7">
                <text:p>4657.7</text:p>
              </table:table-cell>
              <table:table-cell office:value-type="float" office:value="4568.3">
                <text:p>4568.3</text:p>
              </table:table-cell>
              <table:table-cell office:value-type="float" office:value="5012.1">
                <text:p>5012.1</text:p>
              </table:table-cell>
              <table:table-cell office:value-type="float" office:value="4721">
                <text:p>4721</text:p>
              </table:table-cell>
            </table:table-row>
            <table:table-row>
              <table:table-cell office:value-type="string">
                <text:p>22:15:50</text:p>
              </table:table-cell>
              <table:table-cell office:value-type="float" office:value="3363.2">
                <text:p>3363.2</text:p>
              </table:table-cell>
              <table:table-cell office:value-type="float" office:value="3198.2">
                <text:p>3198.2</text:p>
              </table:table-cell>
              <table:table-cell office:value-type="float" office:value="3615.2">
                <text:p>3615.2</text:p>
              </table:table-cell>
              <table:table-cell office:value-type="float" office:value="3294.4">
                <text:p>3294.4</text:p>
              </table:table-cell>
            </table:table-row>
            <table:table-row>
              <table:table-cell office:value-type="string">
                <text:p>22:16:53</text:p>
              </table:table-cell>
              <table:table-cell office:value-type="float" office:value="3828.2">
                <text:p>3828.2</text:p>
              </table:table-cell>
              <table:table-cell office:value-type="float" office:value="3718.7">
                <text:p>3718.7</text:p>
              </table:table-cell>
              <table:table-cell office:value-type="float" office:value="3998.1">
                <text:p>3998.1</text:p>
              </table:table-cell>
              <table:table-cell office:value-type="float" office:value="3534.4">
                <text:p>3534.4</text:p>
              </table:table-cell>
            </table:table-row>
            <table:table-row>
              <table:table-cell office:value-type="string">
                <text:p>22:17:56</text:p>
              </table:table-cell>
              <table:table-cell office:value-type="float" office:value="4558.7">
                <text:p>4558.7</text:p>
              </table:table-cell>
              <table:table-cell office:value-type="float" office:value="4370.4">
                <text:p>4370.4</text:p>
              </table:table-cell>
              <table:table-cell office:value-type="float" office:value="4991.5">
                <text:p>4991.5</text:p>
              </table:table-cell>
              <table:table-cell office:value-type="float" office:value="4235.9">
                <text:p>4235.9</text:p>
              </table:table-cell>
            </table:table-row>
            <table:table-row>
              <table:table-cell office:value-type="string">
                <text:p>22:18:59</text:p>
              </table:table-cell>
              <table:table-cell office:value-type="float" office:value="3062.9">
                <text:p>3062.9</text:p>
              </table:table-cell>
              <table:table-cell office:value-type="float" office:value="3066">
                <text:p>3066</text:p>
              </table:table-cell>
              <table:table-cell office:value-type="float" office:value="2972">
                <text:p>2972</text:p>
              </table:table-cell>
              <table:table-cell office:value-type="float" office:value="2802.8">
                <text:p>2802.8</text:p>
              </table:table-cell>
            </table:table-row>
            <table:table-row>
              <table:table-cell office:value-type="string">
                <text:p>22:20:01</text:p>
              </table:table-cell>
              <table:table-cell office:value-type="float" office:value="3061.7">
                <text:p>3061.7</text:p>
              </table:table-cell>
              <table:table-cell office:value-type="float" office:value="3020.7">
                <text:p>3020.7</text:p>
              </table:table-cell>
              <table:table-cell office:value-type="float" office:value="3186.7">
                <text:p>3186.7</text:p>
              </table:table-cell>
              <table:table-cell office:value-type="float" office:value="2932.1">
                <text:p>2932.1</text:p>
              </table:table-cell>
            </table:table-row>
            <table:table-row>
              <table:table-cell office:value-type="string">
                <text:p>22:21:05</text:p>
              </table:table-cell>
              <table:table-cell office:value-type="float" office:value="5061">
                <text:p>5061</text:p>
              </table:table-cell>
              <table:table-cell office:value-type="float" office:value="4698">
                <text:p>4698</text:p>
              </table:table-cell>
              <table:table-cell office:value-type="float" office:value="5033.4">
                <text:p>5033.4</text:p>
              </table:table-cell>
              <table:table-cell office:value-type="float" office:value="4800.9">
                <text:p>4800.9</text:p>
              </table:table-cell>
            </table:table-row>
            <table:table-row>
              <table:table-cell office:value-type="string">
                <text:p>22:22:09</text:p>
              </table:table-cell>
              <table:table-cell office:value-type="float" office:value="3455.1">
                <text:p>3455.1</text:p>
              </table:table-cell>
              <table:table-cell office:value-type="float" office:value="3552.5">
                <text:p>3552.5</text:p>
              </table:table-cell>
              <table:table-cell office:value-type="float" office:value="3858.8">
                <text:p>3858.8</text:p>
              </table:table-cell>
              <table:table-cell office:value-type="float" office:value="3359.3">
                <text:p>3359.3</text:p>
              </table:table-cell>
            </table:table-row>
            <table:table-row>
              <table:table-cell office:value-type="string">
                <text:p>22:23:11</text:p>
              </table:table-cell>
              <table:table-cell office:value-type="float" office:value="5175.8">
                <text:p>5175.8</text:p>
              </table:table-cell>
              <table:table-cell office:value-type="float" office:value="4523.2">
                <text:p>4523.2</text:p>
              </table:table-cell>
              <table:table-cell office:value-type="float" office:value="4806.4">
                <text:p>4806.4</text:p>
              </table:table-cell>
              <table:table-cell office:value-type="float" office:value="4682.6">
                <text:p>4682.6</text:p>
              </table:table-cell>
            </table:table-row>
            <table:table-row>
              <table:table-cell office:value-type="string">
                <text:p>22:24:14</text:p>
              </table:table-cell>
              <table:table-cell office:value-type="float" office:value="3072.1">
                <text:p>3072.1</text:p>
              </table:table-cell>
              <table:table-cell office:value-type="float" office:value="3077.9">
                <text:p>3077.9</text:p>
              </table:table-cell>
              <table:table-cell office:value-type="float" office:value="3364.5">
                <text:p>3364.5</text:p>
              </table:table-cell>
              <table:table-cell office:value-type="float" office:value="3685.5">
                <text:p>3685.5</text:p>
              </table:table-cell>
            </table:table-row>
            <table:table-row>
              <table:table-cell office:value-type="string">
                <text:p>22:25:17</text:p>
              </table:table-cell>
              <table:table-cell office:value-type="float" office:value="2758">
                <text:p>2758</text:p>
              </table:table-cell>
              <table:table-cell office:value-type="float" office:value="2923.5">
                <text:p>2923.5</text:p>
              </table:table-cell>
              <table:table-cell office:value-type="float" office:value="2777.2">
                <text:p>2777.2</text:p>
              </table:table-cell>
              <table:table-cell office:value-type="float" office:value="2678.9">
                <text:p>2678.9</text:p>
              </table:table-cell>
            </table:table-row>
            <table:table-row>
              <table:table-cell office:value-type="string">
                <text:p>22:26:20</text:p>
              </table:table-cell>
              <table:table-cell office:value-type="float" office:value="3488.5">
                <text:p>3488.5</text:p>
              </table:table-cell>
              <table:table-cell office:value-type="float" office:value="3411.9">
                <text:p>3411.9</text:p>
              </table:table-cell>
              <table:table-cell office:value-type="float" office:value="3677.9">
                <text:p>3677.9</text:p>
              </table:table-cell>
              <table:table-cell office:value-type="float" office:value="3585.5">
                <text:p>3585.5</text:p>
              </table:table-cell>
            </table:table-row>
            <table:table-row>
              <table:table-cell office:value-type="string">
                <text:p>22:27:22</text:p>
              </table:table-cell>
              <table:table-cell office:value-type="float" office:value="3678.5">
                <text:p>3678.5</text:p>
              </table:table-cell>
              <table:table-cell office:value-type="float" office:value="3520.8">
                <text:p>3520.8</text:p>
              </table:table-cell>
              <table:table-cell office:value-type="float" office:value="3468.5">
                <text:p>3468.5</text:p>
              </table:table-cell>
              <table:table-cell office:value-type="float" office:value="3856.8">
                <text:p>3856.8</text:p>
              </table:table-cell>
            </table:table-row>
            <table:table-row>
              <table:table-cell office:value-type="string">
                <text:p>22:28:25</text:p>
              </table:table-cell>
              <table:table-cell office:value-type="float" office:value="4388.6">
                <text:p>4388.6</text:p>
              </table:table-cell>
              <table:table-cell office:value-type="float" office:value="4381.3">
                <text:p>4381.3</text:p>
              </table:table-cell>
              <table:table-cell office:value-type="float" office:value="4640.5">
                <text:p>4640.5</text:p>
              </table:table-cell>
              <table:table-cell office:value-type="float" office:value="4288.3">
                <text:p>4288.3</text:p>
              </table:table-cell>
            </table:table-row>
            <table:table-row>
              <table:table-cell office:value-type="string">
                <text:p>22:29:28</text:p>
              </table:table-cell>
              <table:table-cell office:value-type="float" office:value="2531.6">
                <text:p>2531.6</text:p>
              </table:table-cell>
              <table:table-cell office:value-type="float" office:value="2646.3">
                <text:p>2646.3</text:p>
              </table:table-cell>
              <table:table-cell office:value-type="float" office:value="2696.6">
                <text:p>2696.6</text:p>
              </table:table-cell>
              <table:table-cell office:value-type="float" office:value="2366.8">
                <text:p>2366.8</text:p>
              </table:table-cell>
            </table:table-row>
            <table:table-row>
              <table:table-cell office:value-type="string">
                <text:p>22:30:31</text:p>
              </table:table-cell>
              <table:table-cell office:value-type="float" office:value="2351.7">
                <text:p>2351.7</text:p>
              </table:table-cell>
              <table:table-cell office:value-type="float" office:value="2448.5">
                <text:p>2448.5</text:p>
              </table:table-cell>
              <table:table-cell office:value-type="float" office:value="2425.6">
                <text:p>2425.6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22:31:34</text:p>
              </table:table-cell>
              <table:table-cell office:value-type="float" office:value="3446">
                <text:p>3446</text:p>
              </table:table-cell>
              <table:table-cell office:value-type="float" office:value="3423.4">
                <text:p>3423.4</text:p>
              </table:table-cell>
              <table:table-cell office:value-type="float" office:value="3967.4">
                <text:p>3967.4</text:p>
              </table:table-cell>
              <table:table-cell office:value-type="float" office:value="3469.1">
                <text:p>3469.1</text:p>
              </table:table-cell>
            </table:table-row>
            <table:table-row>
              <table:table-cell office:value-type="string">
                <text:p>22:32:37</text:p>
              </table:table-cell>
              <table:table-cell office:value-type="float" office:value="2450.9">
                <text:p>2450.9</text:p>
              </table:table-cell>
              <table:table-cell office:value-type="float" office:value="3058.7">
                <text:p>3058.7</text:p>
              </table:table-cell>
              <table:table-cell office:value-type="float" office:value="2835.8">
                <text:p>2835.8</text:p>
              </table:table-cell>
              <table:table-cell office:value-type="float" office:value="2668.8">
                <text:p>2668.8</text:p>
              </table:table-cell>
            </table:table-row>
            <table:table-row>
              <table:table-cell office:value-type="string">
                <text:p>22:33:39</text:p>
              </table:table-cell>
              <table:table-cell office:value-type="float" office:value="3060.5">
                <text:p>3060.5</text:p>
              </table:table-cell>
              <table:table-cell office:value-type="float" office:value="2827.3">
                <text:p>2827.3</text:p>
              </table:table-cell>
              <table:table-cell office:value-type="float" office:value="3126.2">
                <text:p>3126.2</text:p>
              </table:table-cell>
              <table:table-cell office:value-type="float" office:value="2721.3">
                <text:p>2721.3</text:p>
              </table:table-cell>
            </table:table-row>
            <table:table-row>
              <table:table-cell office:value-type="string">
                <text:p>22:34:42</text:p>
              </table:table-cell>
              <table:table-cell office:value-type="float" office:value="1933.5">
                <text:p>1933.5</text:p>
              </table:table-cell>
              <table:table-cell office:value-type="float" office:value="1919.4">
                <text:p>1919.4</text:p>
              </table:table-cell>
              <table:table-cell office:value-type="float" office:value="2094.3">
                <text:p>2094.3</text:p>
              </table:table-cell>
              <table:table-cell office:value-type="float" office:value="1808.3">
                <text:p>1808.3</text:p>
              </table:table-cell>
            </table:table-row>
            <table:table-row>
              <table:table-cell office:value-type="string">
                <text:p>22:35:45</text:p>
              </table:table-cell>
              <table:table-cell office:value-type="float" office:value="3910.5">
                <text:p>3910.5</text:p>
              </table:table-cell>
              <table:table-cell office:value-type="float" office:value="3886.5">
                <text:p>3886.5</text:p>
              </table:table-cell>
              <table:table-cell office:value-type="float" office:value="4234.4">
                <text:p>4234.4</text:p>
              </table:table-cell>
              <table:table-cell office:value-type="float" office:value="3868.2">
                <text:p>3868.2</text:p>
              </table:table-cell>
            </table:table-row>
            <table:table-row>
              <table:table-cell office:value-type="string">
                <text:p>22:36:49</text:p>
              </table:table-cell>
              <table:table-cell office:value-type="float" office:value="2401.8">
                <text:p>2401.8</text:p>
              </table:table-cell>
              <table:table-cell office:value-type="float" office:value="2546.9">
                <text:p>2546.9</text:p>
              </table:table-cell>
              <table:table-cell office:value-type="float" office:value="2602.8">
                <text:p>2602.8</text:p>
              </table:table-cell>
              <table:table-cell office:value-type="float" office:value="2414.2">
                <text:p>2414.2</text:p>
              </table:table-cell>
            </table:table-row>
            <table:table-row>
              <table:table-cell office:value-type="string">
                <text:p>22:37:52</text:p>
              </table:table-cell>
              <table:table-cell office:value-type="float" office:value="4634.8">
                <text:p>4634.8</text:p>
              </table:table-cell>
              <table:table-cell office:value-type="float" office:value="4635.5">
                <text:p>4635.5</text:p>
              </table:table-cell>
              <table:table-cell office:value-type="float" office:value="4049.5">
                <text:p>4049.5</text:p>
              </table:table-cell>
              <table:table-cell office:value-type="float" office:value="2998.1">
                <text:p>2998.1</text:p>
              </table:table-cell>
            </table:table-row>
            <table:table-row>
              <table:table-cell office:value-type="string">
                <text:p>22:38:54</text:p>
              </table:table-cell>
              <table:table-cell office:value-type="float" office:value="4342.3">
                <text:p>4342.3</text:p>
              </table:table-cell>
              <table:table-cell office:value-type="float" office:value="4286.1">
                <text:p>4286.1</text:p>
              </table:table-cell>
              <table:table-cell office:value-type="float" office:value="4078.2">
                <text:p>4078.2</text:p>
              </table:table-cell>
              <table:table-cell office:value-type="float" office:value="4369.7">
                <text:p>4369.7</text:p>
              </table:table-cell>
            </table:table-row>
            <table:table-row>
              <table:table-cell office:value-type="string">
                <text:p>22:39:57</text:p>
              </table:table-cell>
              <table:table-cell office:value-type="float" office:value="4966">
                <text:p>4966</text:p>
              </table:table-cell>
              <table:table-cell office:value-type="float" office:value="4774">
                <text:p>4774</text:p>
              </table:table-cell>
              <table:table-cell office:value-type="float" office:value="4902.8">
                <text:p>4902.8</text:p>
              </table:table-cell>
              <table:table-cell office:value-type="float" office:value="4771.8">
                <text:p>4771.8</text:p>
              </table:table-cell>
            </table:table-row>
            <table:table-row>
              <table:table-cell office:value-type="string">
                <text:p>22:41:00</text:p>
              </table:table-cell>
              <table:table-cell office:value-type="float" office:value="3396.8">
                <text:p>3396.8</text:p>
              </table:table-cell>
              <table:table-cell office:value-type="float" office:value="3291.4">
                <text:p>3291.4</text:p>
              </table:table-cell>
              <table:table-cell office:value-type="float" office:value="3674.8">
                <text:p>3674.8</text:p>
              </table:table-cell>
              <table:table-cell office:value-type="float" office:value="3303.4">
                <text:p>3303.4</text:p>
              </table:table-cell>
            </table:table-row>
            <table:table-row>
              <table:table-cell office:value-type="string">
                <text:p>22:42:03</text:p>
              </table:table-cell>
              <table:table-cell office:value-type="float" office:value="3760.4">
                <text:p>3760.4</text:p>
              </table:table-cell>
              <table:table-cell office:value-type="float" office:value="3337.4">
                <text:p>3337.4</text:p>
              </table:table-cell>
              <table:table-cell office:value-type="float" office:value="3966.1">
                <text:p>3966.1</text:p>
              </table:table-cell>
              <table:table-cell office:value-type="float" office:value="3403.1">
                <text:p>3403.1</text:p>
              </table:table-cell>
            </table:table-row>
            <table:table-row>
              <table:table-cell office:value-type="string">
                <text:p>22:43:06</text:p>
              </table:table-cell>
              <table:table-cell office:value-type="float" office:value="3578.8">
                <text:p>3578.8</text:p>
              </table:table-cell>
              <table:table-cell office:value-type="float" office:value="3427.7">
                <text:p>3427.7</text:p>
              </table:table-cell>
              <table:table-cell office:value-type="float" office:value="3649">
                <text:p>3649</text:p>
              </table:table-cell>
              <table:table-cell office:value-type="float" office:value="3178.1">
                <text:p>3178.1</text:p>
              </table:table-cell>
            </table:table-row>
            <table:table-row>
              <table:table-cell office:value-type="string">
                <text:p>22:44:08</text:p>
              </table:table-cell>
              <table:table-cell office:value-type="float" office:value="2924.6">
                <text:p>2924.6</text:p>
              </table:table-cell>
              <table:table-cell office:value-type="float" office:value="3235.3">
                <text:p>3235.3</text:p>
              </table:table-cell>
              <table:table-cell office:value-type="float" office:value="3279.9">
                <text:p>3279.9</text:p>
              </table:table-cell>
              <table:table-cell office:value-type="float" office:value="3214.2">
                <text:p>3214.2</text:p>
              </table:table-cell>
            </table:table-row>
            <table:table-row>
              <table:table-cell office:value-type="string">
                <text:p>22:45:11</text:p>
              </table:table-cell>
              <table:table-cell office:value-type="float" office:value="4868.5">
                <text:p>4868.5</text:p>
              </table:table-cell>
              <table:table-cell office:value-type="float" office:value="5078.2">
                <text:p>5078.2</text:p>
              </table:table-cell>
              <table:table-cell office:value-type="float" office:value="4990">
                <text:p>4990</text:p>
              </table:table-cell>
              <table:table-cell office:value-type="float" office:value="5423.1">
                <text:p>5423.1</text:p>
              </table:table-cell>
            </table:table-row>
            <table:table-row>
              <table:table-cell office:value-type="string">
                <text:p>22:46:14</text:p>
              </table:table-cell>
              <table:table-cell office:value-type="float" office:value="3336">
                <text:p>3336</text:p>
              </table:table-cell>
              <table:table-cell office:value-type="float" office:value="3354.4">
                <text:p>3354.4</text:p>
              </table:table-cell>
              <table:table-cell office:value-type="float" office:value="3535.9">
                <text:p>3535.9</text:p>
              </table:table-cell>
              <table:table-cell office:value-type="float" office:value="3008.7">
                <text:p>3008.7</text:p>
              </table:table-cell>
            </table:table-row>
            <table:table-row>
              <table:table-cell office:value-type="string">
                <text:p>22:47:17</text:p>
              </table:table-cell>
              <table:table-cell office:value-type="float" office:value="5352.8">
                <text:p>5352.8</text:p>
              </table:table-cell>
              <table:table-cell office:value-type="float" office:value="5158.9">
                <text:p>5158.9</text:p>
              </table:table-cell>
              <table:table-cell office:value-type="float" office:value="6293.9">
                <text:p>6293.9</text:p>
              </table:table-cell>
              <table:table-cell office:value-type="float" office:value="5847.8">
                <text:p>5847.8</text:p>
              </table:table-cell>
            </table:table-row>
            <table:table-row>
              <table:table-cell office:value-type="string">
                <text:p>22:48:19</text:p>
              </table:table-cell>
              <table:table-cell office:value-type="float" office:value="3421.1">
                <text:p>3421.1</text:p>
              </table:table-cell>
              <table:table-cell office:value-type="float" office:value="3585.9">
                <text:p>3585.9</text:p>
              </table:table-cell>
              <table:table-cell office:value-type="float" office:value="4071.9">
                <text:p>4071.9</text:p>
              </table:table-cell>
              <table:table-cell office:value-type="float" office:value="3840.2">
                <text:p>3840.2</text:p>
              </table:table-cell>
            </table:table-row>
            <table:table-row>
              <table:table-cell office:value-type="string">
                <text:p>22:49:22</text:p>
              </table:table-cell>
              <table:table-cell office:value-type="float" office:value="3801.9">
                <text:p>3801.9</text:p>
              </table:table-cell>
              <table:table-cell office:value-type="float" office:value="3734.9">
                <text:p>3734.9</text:p>
              </table:table-cell>
              <table:table-cell office:value-type="float" office:value="4036.2">
                <text:p>4036.2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string">
                <text:p>22:50:25</text:p>
              </table:table-cell>
              <table:table-cell office:value-type="float" office:value="5039.7">
                <text:p>5039.7</text:p>
              </table:table-cell>
              <table:table-cell office:value-type="float" office:value="4686.5">
                <text:p>4686.5</text:p>
              </table:table-cell>
              <table:table-cell office:value-type="float" office:value="4749.1">
                <text:p>4749.1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22:51:29</text:p>
              </table:table-cell>
              <table:table-cell office:value-type="float" office:value="2984.2">
                <text:p>2984.2</text:p>
              </table:table-cell>
              <table:table-cell office:value-type="float" office:value="2867.3">
                <text:p>2867.3</text:p>
              </table:table-cell>
              <table:table-cell office:value-type="float" office:value="3006.2">
                <text:p>3006.2</text:p>
              </table:table-cell>
              <table:table-cell office:value-type="float" office:value="2709.3">
                <text:p>2709.3</text:p>
              </table:table-cell>
            </table:table-row>
            <table:table-row>
              <table:table-cell office:value-type="string">
                <text:p>22:52:33</text:p>
              </table:table-cell>
              <table:table-cell office:value-type="float" office:value="3186.9">
                <text:p>3186.9</text:p>
              </table:table-cell>
              <table:table-cell office:value-type="float" office:value="2932.1">
                <text:p>2932.1</text:p>
              </table:table-cell>
              <table:table-cell office:value-type="float" office:value="3754.2">
                <text:p>3754.2</text:p>
              </table:table-cell>
              <table:table-cell office:value-type="float" office:value="3202.4">
                <text:p>3202.4</text:p>
              </table:table-cell>
            </table:table-row>
            <table:table-row>
              <table:table-cell office:value-type="string">
                <text:p>22:53:36</text:p>
              </table:table-cell>
              <table:table-cell office:value-type="float" office:value="3082.7">
                <text:p>3082.7</text:p>
              </table:table-cell>
              <table:table-cell office:value-type="float" office:value="2896">
                <text:p>2896</text:p>
              </table:table-cell>
              <table:table-cell office:value-type="float" office:value="3255.1">
                <text:p>3255.1</text:p>
              </table:table-cell>
              <table:table-cell office:value-type="float" office:value="2915.9">
                <text:p>2915.9</text:p>
              </table:table-cell>
            </table:table-row>
            <table:table-row>
              <table:table-cell office:value-type="string">
                <text:p>22:54:39</text:p>
              </table:table-cell>
              <table:table-cell office:value-type="float" office:value="2019.2">
                <text:p>2019.2</text:p>
              </table:table-cell>
              <table:table-cell office:value-type="float" office:value="2456">
                <text:p>2456</text:p>
              </table:table-cell>
              <table:table-cell office:value-type="float" office:value="2492.3">
                <text:p>2492.3</text:p>
              </table:table-cell>
              <table:table-cell office:value-type="float" office:value="2260.5">
                <text:p>2260.5</text:p>
              </table:table-cell>
            </table:table-row>
            <table:table-row>
              <table:table-cell office:value-type="string">
                <text:p>22:55:41</text:p>
              </table:table-cell>
              <table:table-cell office:value-type="float" office:value="2558.8">
                <text:p>2558.8</text:p>
              </table:table-cell>
              <table:table-cell office:value-type="float" office:value="2242.5">
                <text:p>2242.5</text:p>
              </table:table-cell>
              <table:table-cell office:value-type="float" office:value="2840.4">
                <text:p>2840.4</text:p>
              </table:table-cell>
              <table:table-cell office:value-type="float" office:value="2892.2">
                <text:p>2892.2</text:p>
              </table:table-cell>
            </table:table-row>
            <table:table-row>
              <table:table-cell office:value-type="string">
                <text:p>22:56:44</text:p>
              </table:table-cell>
              <table:table-cell office:value-type="float" office:value="2774.6">
                <text:p>2774.6</text:p>
              </table:table-cell>
              <table:table-cell office:value-type="float" office:value="2520.1">
                <text:p>2520.1</text:p>
              </table:table-cell>
              <table:table-cell office:value-type="float" office:value="2743.1">
                <text:p>2743.1</text:p>
              </table:table-cell>
              <table:table-cell office:value-type="float" office:value="2432.6">
                <text:p>2432.6</text:p>
              </table:table-cell>
            </table:table-row>
            <table:table-row>
              <table:table-cell office:value-type="string">
                <text:p>22:57:47</text:p>
              </table:table-cell>
              <table:table-cell office:value-type="float" office:value="2927.4">
                <text:p>2927.4</text:p>
              </table:table-cell>
              <table:table-cell office:value-type="float" office:value="2770.3">
                <text:p>2770.3</text:p>
              </table:table-cell>
              <table:table-cell office:value-type="float" office:value="2951.8">
                <text:p>2951.8</text:p>
              </table:table-cell>
              <table:table-cell office:value-type="float" office:value="2468.8">
                <text:p>2468.8</text:p>
              </table:table-cell>
            </table:table-row>
            <table:table-row>
              <table:table-cell office:value-type="string">
                <text:p>22:58:50</text:p>
              </table:table-cell>
              <table:table-cell office:value-type="float" office:value="2709.6">
                <text:p>2709.6</text:p>
              </table:table-cell>
              <table:table-cell office:value-type="float" office:value="2864.4">
                <text:p>2864.4</text:p>
              </table:table-cell>
              <table:table-cell office:value-type="float" office:value="2840.4">
                <text:p>2840.4</text:p>
              </table:table-cell>
              <table:table-cell office:value-type="float" office:value="2622.6">
                <text:p>2622.6</text:p>
              </table:table-cell>
            </table:table-row>
            <table:table-row>
              <table:table-cell office:value-type="string">
                <text:p>22:59:53</text:p>
              </table:table-cell>
              <table:table-cell office:value-type="float" office:value="3379.4">
                <text:p>3379.4</text:p>
              </table:table-cell>
              <table:table-cell office:value-type="float" office:value="2810">
                <text:p>2810</text:p>
              </table:table-cell>
              <table:table-cell office:value-type="float" office:value="2922.1">
                <text:p>2922.1</text:p>
              </table:table-cell>
              <table:table-cell office:value-type="float" office:value="2546.2">
                <text:p>2546.2</text:p>
              </table:table-cell>
            </table:table-row>
            <table:table-row>
              <table:table-cell office:value-type="string">
                <text:p>23:00:55</text:p>
              </table:table-cell>
              <table:table-cell office:value-type="float" office:value="3117.2">
                <text:p>3117.2</text:p>
              </table:table-cell>
              <table:table-cell office:value-type="float" office:value="3207.1">
                <text:p>3207.1</text:p>
              </table:table-cell>
              <table:table-cell office:value-type="float" office:value="2912.6">
                <text:p>2912.6</text:p>
              </table:table-cell>
              <table:table-cell office:value-type="float" office:value="2725.2">
                <text:p>2725.2</text:p>
              </table:table-cell>
            </table:table-row>
            <table:table-row>
              <table:table-cell office:value-type="string">
                <text:p>23:01:58</text:p>
              </table:table-cell>
              <table:table-cell office:value-type="float" office:value="3216.2">
                <text:p>3216.2</text:p>
              </table:table-cell>
              <table:table-cell office:value-type="float" office:value="2987.1">
                <text:p>2987.1</text:p>
              </table:table-cell>
              <table:table-cell office:value-type="float" office:value="3240.5">
                <text:p>3240.5</text:p>
              </table:table-cell>
              <table:table-cell office:value-type="float" office:value="2803.4">
                <text:p>2803.4</text:p>
              </table:table-cell>
            </table:table-row>
            <table:table-row>
              <table:table-cell office:value-type="string">
                <text:p>23:03:01</text:p>
              </table:table-cell>
              <table:table-cell office:value-type="float" office:value="3814">
                <text:p>3814</text:p>
              </table:table-cell>
              <table:table-cell office:value-type="float" office:value="3722.9">
                <text:p>3722.9</text:p>
              </table:table-cell>
              <table:table-cell office:value-type="float" office:value="3797.9">
                <text:p>3797.9</text:p>
              </table:table-cell>
              <table:table-cell office:value-type="float" office:value="3773.2">
                <text:p>3773.2</text:p>
              </table:table-cell>
            </table:table-row>
            <table:table-row>
              <table:table-cell office:value-type="string">
                <text:p>23:04:04</text:p>
              </table:table-cell>
              <table:table-cell office:value-type="float" office:value="2818.1">
                <text:p>2818.1</text:p>
              </table:table-cell>
              <table:table-cell office:value-type="float" office:value="2664.3">
                <text:p>2664.3</text:p>
              </table:table-cell>
              <table:table-cell office:value-type="float" office:value="2919.3">
                <text:p>2919.3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23:05:06</text:p>
              </table:table-cell>
              <table:table-cell office:value-type="float" office:value="2921.8">
                <text:p>2921.8</text:p>
              </table:table-cell>
              <table:table-cell office:value-type="float" office:value="3123.1">
                <text:p>3123.1</text:p>
              </table:table-cell>
              <table:table-cell office:value-type="float" office:value="3014.7">
                <text:p>3014.7</text:p>
              </table:table-cell>
              <table:table-cell office:value-type="float" office:value="2946.3">
                <text:p>2946.3</text:p>
              </table:table-cell>
            </table:table-row>
            <table:table-row>
              <table:table-cell office:value-type="string">
                <text:p>23:06:10</text:p>
              </table:table-cell>
              <table:table-cell office:value-type="float" office:value="3693.7">
                <text:p>3693.7</text:p>
              </table:table-cell>
              <table:table-cell office:value-type="float" office:value="3724">
                <text:p>3724</text:p>
              </table:table-cell>
              <table:table-cell office:value-type="float" office:value="3657.3">
                <text:p>3657.3</text:p>
              </table:table-cell>
              <table:table-cell office:value-type="float" office:value="3273.1">
                <text:p>3273.1</text:p>
              </table:table-cell>
            </table:table-row>
            <table:table-row>
              <table:table-cell office:value-type="string">
                <text:p>23:07:13</text:p>
              </table:table-cell>
              <table:table-cell office:value-type="float" office:value="3625.3">
                <text:p>3625.3</text:p>
              </table:table-cell>
              <table:table-cell office:value-type="float" office:value="3464.7">
                <text:p>3464.7</text:p>
              </table:table-cell>
              <table:table-cell office:value-type="float" office:value="3714.6">
                <text:p>3714.6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23:08:17</text:p>
              </table:table-cell>
              <table:table-cell office:value-type="float" office:value="5468.2">
                <text:p>5468.2</text:p>
              </table:table-cell>
              <table:table-cell office:value-type="float" office:value="5323.2">
                <text:p>5323.2</text:p>
              </table:table-cell>
              <table:table-cell office:value-type="float" office:value="5749.2">
                <text:p>5749.2</text:p>
              </table:table-cell>
              <table:table-cell office:value-type="float" office:value="5406.5">
                <text:p>5406.5</text:p>
              </table:table-cell>
            </table:table-row>
            <table:table-row>
              <table:table-cell office:value-type="string">
                <text:p>23:09:20</text:p>
              </table:table-cell>
              <table:table-cell office:value-type="float" office:value="3402.9">
                <text:p>3402.9</text:p>
              </table:table-cell>
              <table:table-cell office:value-type="float" office:value="2901.3">
                <text:p>2901.3</text:p>
              </table:table-cell>
              <table:table-cell office:value-type="float" office:value="3567.7">
                <text:p>3567.7</text:p>
              </table:table-cell>
              <table:table-cell office:value-type="float" office:value="3097.4">
                <text:p>3097.4</text:p>
              </table:table-cell>
            </table:table-row>
            <table:table-row>
              <table:table-cell office:value-type="string">
                <text:p>23:10:23</text:p>
              </table:table-cell>
              <table:table-cell office:value-type="float" office:value="3867.3">
                <text:p>3867.3</text:p>
              </table:table-cell>
              <table:table-cell office:value-type="float" office:value="4137.7">
                <text:p>4137.7</text:p>
              </table:table-cell>
              <table:table-cell office:value-type="float" office:value="3843">
                <text:p>3843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23:11:26</text:p>
              </table:table-cell>
              <table:table-cell office:value-type="float" office:value="3485.8">
                <text:p>3485.8</text:p>
              </table:table-cell>
              <table:table-cell office:value-type="float" office:value="3655.9">
                <text:p>3655.9</text:p>
              </table:table-cell>
              <table:table-cell office:value-type="float" office:value="3824.8">
                <text:p>3824.8</text:p>
              </table:table-cell>
              <table:table-cell office:value-type="float" office:value="3430.1">
                <text:p>3430.1</text:p>
              </table:table-cell>
            </table:table-row>
            <table:table-row>
              <table:table-cell office:value-type="string">
                <text:p>23:12:29</text:p>
              </table:table-cell>
              <table:table-cell office:value-type="float" office:value="3122">
                <text:p>3122</text:p>
              </table:table-cell>
              <table:table-cell office:value-type="float" office:value="3261.3">
                <text:p>3261.3</text:p>
              </table:table-cell>
              <table:table-cell office:value-type="float" office:value="3207.3">
                <text:p>3207.3</text:p>
              </table:table-cell>
              <table:table-cell office:value-type="float" office:value="3128.8">
                <text:p>3128.8</text:p>
              </table:table-cell>
            </table:table-row>
            <table:table-row>
              <table:table-cell office:value-type="string">
                <text:p>23:13:32</text:p>
              </table:table-cell>
              <table:table-cell office:value-type="float" office:value="3835.9">
                <text:p>3835.9</text:p>
              </table:table-cell>
              <table:table-cell office:value-type="float" office:value="4128.3">
                <text:p>4128.3</text:p>
              </table:table-cell>
              <table:table-cell office:value-type="float" office:value="3720.8">
                <text:p>3720.8</text:p>
              </table:table-cell>
              <table:table-cell office:value-type="float" office:value="3479.3">
                <text:p>3479.3</text:p>
              </table:table-cell>
            </table:table-row>
            <table:table-row>
              <table:table-cell office:value-type="string">
                <text:p>23:14:34</text:p>
              </table:table-cell>
              <table:table-cell office:value-type="float" office:value="5038.9">
                <text:p>5038.9</text:p>
              </table:table-cell>
              <table:table-cell office:value-type="float" office:value="5203.9">
                <text:p>5203.9</text:p>
              </table:table-cell>
              <table:table-cell office:value-type="float" office:value="5699.9">
                <text:p>5699.9</text:p>
              </table:table-cell>
              <table:table-cell office:value-type="float" office:value="5302">
                <text:p>5302</text:p>
              </table:table-cell>
            </table:table-row>
            <table:table-row>
              <table:table-cell office:value-type="string">
                <text:p>23:15:37</text:p>
              </table:table-cell>
              <table:table-cell office:value-type="float" office:value="4012.1">
                <text:p>4012.1</text:p>
              </table:table-cell>
              <table:table-cell office:value-type="float" office:value="3553.3">
                <text:p>3553.3</text:p>
              </table:table-cell>
              <table:table-cell office:value-type="float" office:value="3805.7">
                <text:p>3805.7</text:p>
              </table:table-cell>
              <table:table-cell office:value-type="float" office:value="3321.5">
                <text:p>3321.5</text:p>
              </table:table-cell>
            </table:table-row>
            <table:table-row>
              <table:table-cell office:value-type="string">
                <text:p>23:16:40</text:p>
              </table:table-cell>
              <table:table-cell office:value-type="float" office:value="3618.3">
                <text:p>3618.3</text:p>
              </table:table-cell>
              <table:table-cell office:value-type="float" office:value="3690.3">
                <text:p>3690.3</text:p>
              </table:table-cell>
              <table:table-cell office:value-type="float" office:value="3563.2">
                <text:p>3563.2</text:p>
              </table:table-cell>
              <table:table-cell office:value-type="float" office:value="3239.9">
                <text:p>3239.9</text:p>
              </table:table-cell>
            </table:table-row>
            <table:table-row>
              <table:table-cell office:value-type="string">
                <text:p>23:17:43</text:p>
              </table:table-cell>
              <table:table-cell office:value-type="float" office:value="3713.2">
                <text:p>3713.2</text:p>
              </table:table-cell>
              <table:table-cell office:value-type="float" office:value="4013">
                <text:p>4013</text:p>
              </table:table-cell>
              <table:table-cell office:value-type="float" office:value="4078.9">
                <text:p>4078.9</text:p>
              </table:table-cell>
              <table:table-cell office:value-type="float" office:value="4071.5">
                <text:p>4071.5</text:p>
              </table:table-cell>
            </table:table-row>
            <table:table-row>
              <table:table-cell office:value-type="string">
                <text:p>23:18:46</text:p>
              </table:table-cell>
              <table:table-cell office:value-type="float" office:value="4984.1">
                <text:p>4984.1</text:p>
              </table:table-cell>
              <table:table-cell office:value-type="float" office:value="4908.3">
                <text:p>4908.3</text:p>
              </table:table-cell>
              <table:table-cell office:value-type="float" office:value="5035.5">
                <text:p>5035.5</text:p>
              </table:table-cell>
              <table:table-cell office:value-type="float" office:value="4886.3">
                <text:p>4886.3</text:p>
              </table:table-cell>
            </table:table-row>
            <table:table-row>
              <table:table-cell office:value-type="string">
                <text:p>23:19:49</text:p>
              </table:table-cell>
              <table:table-cell office:value-type="float" office:value="3394.5">
                <text:p>3394.5</text:p>
              </table:table-cell>
              <table:table-cell office:value-type="float" office:value="3055.8">
                <text:p>3055.8</text:p>
              </table:table-cell>
              <table:table-cell office:value-type="float" office:value="3317.5">
                <text:p>3317.5</text:p>
              </table:table-cell>
              <table:table-cell office:value-type="float" office:value="2984.1">
                <text:p>2984.1</text:p>
              </table:table-cell>
            </table:table-row>
            <table:table-row>
              <table:table-cell office:value-type="string">
                <text:p>23:20:51</text:p>
              </table:table-cell>
              <table:table-cell office:value-type="float" office:value="2196.5">
                <text:p>2196.5</text:p>
              </table:table-cell>
              <table:table-cell office:value-type="float" office:value="2395.5">
                <text:p>2395.5</text:p>
              </table:table-cell>
              <table:table-cell office:value-type="float" office:value="2471.8">
                <text:p>2471.8</text:p>
              </table:table-cell>
              <table:table-cell office:value-type="float" office:value="2389.6">
                <text:p>2389.6</text:p>
              </table:table-cell>
            </table:table-row>
            <table:table-row>
              <table:table-cell office:value-type="string">
                <text:p>23:21:55</text:p>
              </table:table-cell>
              <table:table-cell office:value-type="float" office:value="4873.7">
                <text:p>4873.7</text:p>
              </table:table-cell>
              <table:table-cell office:value-type="float" office:value="5046.5">
                <text:p>5046.5</text:p>
              </table:table-cell>
              <table:table-cell office:value-type="float" office:value="5259.5">
                <text:p>5259.5</text:p>
              </table:table-cell>
              <table:table-cell office:value-type="float" office:value="5019.8">
                <text:p>5019.8</text:p>
              </table:table-cell>
            </table:table-row>
            <table:table-row>
              <table:table-cell office:value-type="string">
                <text:p>23:22:58</text:p>
              </table:table-cell>
              <table:table-cell office:value-type="float" office:value="5074.7">
                <text:p>5074.7</text:p>
              </table:table-cell>
              <table:table-cell office:value-type="float" office:value="4715.1">
                <text:p>4715.1</text:p>
              </table:table-cell>
              <table:table-cell office:value-type="float" office:value="4997.8">
                <text:p>4997.8</text:p>
              </table:table-cell>
              <table:table-cell office:value-type="float" office:value="4899.4">
                <text:p>4899.4</text:p>
              </table:table-cell>
            </table:table-row>
            <table:table-row>
              <table:table-cell office:value-type="string">
                <text:p>23:24:00</text:p>
              </table:table-cell>
              <table:table-cell office:value-type="float" office:value="3926">
                <text:p>3926</text:p>
              </table:table-cell>
              <table:table-cell office:value-type="float" office:value="3743.2">
                <text:p>3743.2</text:p>
              </table:table-cell>
              <table:table-cell office:value-type="float" office:value="4286.1">
                <text:p>4286.1</text:p>
              </table:table-cell>
              <table:table-cell office:value-type="float" office:value="4226.8">
                <text:p>4226.8</text:p>
              </table:table-cell>
            </table:table-row>
            <table:table-row>
              <table:table-cell office:value-type="string">
                <text:p>23:25:03</text:p>
              </table:table-cell>
              <table:table-cell office:value-type="float" office:value="3470.8">
                <text:p>3470.8</text:p>
              </table:table-cell>
              <table:table-cell office:value-type="float" office:value="3398.2">
                <text:p>3398.2</text:p>
              </table:table-cell>
              <table:table-cell office:value-type="float" office:value="3453.4">
                <text:p>3453.4</text:p>
              </table:table-cell>
              <table:table-cell office:value-type="float" office:value="3052.1">
                <text:p>3052.1</text:p>
              </table:table-cell>
            </table:table-row>
            <table:table-row>
              <table:table-cell office:value-type="string">
                <text:p>23:26:06</text:p>
              </table:table-cell>
              <table:table-cell office:value-type="float" office:value="4475.5">
                <text:p>4475.5</text:p>
              </table:table-cell>
              <table:table-cell office:value-type="float" office:value="4263.8">
                <text:p>4263.8</text:p>
              </table:table-cell>
              <table:table-cell office:value-type="float" office:value="4726.6">
                <text:p>4726.6</text:p>
              </table:table-cell>
              <table:table-cell office:value-type="float" office:value="4534.6">
                <text:p>4534.6</text:p>
              </table:table-cell>
            </table:table-row>
            <table:table-row>
              <table:table-cell office:value-type="string">
                <text:p>23:27:09</text:p>
              </table:table-cell>
              <table:table-cell office:value-type="float" office:value="3413.5">
                <text:p>3413.5</text:p>
              </table:table-cell>
              <table:table-cell office:value-type="float" office:value="3450.8">
                <text:p>3450.8</text:p>
              </table:table-cell>
              <table:table-cell office:value-type="float" office:value="3488.7">
                <text:p>3488.7</text:p>
              </table:table-cell>
              <table:table-cell office:value-type="float" office:value="3165.6">
                <text:p>3165.6</text:p>
              </table:table-cell>
            </table:table-row>
            <table:table-row>
              <table:table-cell office:value-type="string">
                <text:p>23:28:12</text:p>
              </table:table-cell>
              <table:table-cell office:value-type="float" office:value="2871.7">
                <text:p>2871.7</text:p>
              </table:table-cell>
              <table:table-cell office:value-type="float" office:value="2857.3">
                <text:p>2857.3</text:p>
              </table:table-cell>
              <table:table-cell office:value-type="float" office:value="2948.6">
                <text:p>2948.6</text:p>
              </table:table-cell>
              <table:table-cell office:value-type="float" office:value="2601.4">
                <text:p>2601.4</text:p>
              </table:table-cell>
            </table:table-row>
            <table:table-row>
              <table:table-cell office:value-type="string">
                <text:p>23:29:14</text:p>
              </table:table-cell>
              <table:table-cell office:value-type="float" office:value="2643.3">
                <text:p>2643.3</text:p>
              </table:table-cell>
              <table:table-cell office:value-type="float" office:value="2943.1">
                <text:p>2943.1</text:p>
              </table:table-cell>
              <table:table-cell office:value-type="float" office:value="2806.9">
                <text:p>2806.9</text:p>
              </table:table-cell>
              <table:table-cell office:value-type="float" office:value="2845.6">
                <text:p>2845.6</text:p>
              </table:table-cell>
            </table:table-row>
            <table:table-row>
              <table:table-cell office:value-type="string">
                <text:p>23:30:17</text:p>
              </table:table-cell>
              <table:table-cell office:value-type="float" office:value="3381.2">
                <text:p>3381.2</text:p>
              </table:table-cell>
              <table:table-cell office:value-type="float" office:value="2829.2">
                <text:p>2829.2</text:p>
              </table:table-cell>
              <table:table-cell office:value-type="float" office:value="3541.5">
                <text:p>3541.5</text:p>
              </table:table-cell>
              <table:table-cell office:value-type="float" office:value="3125.2">
                <text:p>3125.2</text:p>
              </table:table-cell>
            </table:table-row>
            <table:table-row>
              <table:table-cell office:value-type="string">
                <text:p>23:31:20</text:p>
              </table:table-cell>
              <table:table-cell office:value-type="float" office:value="4400.3">
                <text:p>4400.3</text:p>
              </table:table-cell>
              <table:table-cell office:value-type="float" office:value="4185.4">
                <text:p>4185.4</text:p>
              </table:table-cell>
              <table:table-cell office:value-type="float" office:value="4227.4">
                <text:p>4227.4</text:p>
              </table:table-cell>
              <table:table-cell office:value-type="float" office:value="4151.2">
                <text:p>4151.2</text:p>
              </table:table-cell>
            </table:table-row>
            <table:table-row>
              <table:table-cell office:value-type="string">
                <text:p>23:32:23</text:p>
              </table:table-cell>
              <table:table-cell office:value-type="float" office:value="2768.8">
                <text:p>2768.8</text:p>
              </table:table-cell>
              <table:table-cell office:value-type="float" office:value="2771">
                <text:p>2771</text:p>
              </table:table-cell>
              <table:table-cell office:value-type="float" office:value="2716.3">
                <text:p>2716.3</text:p>
              </table:table-cell>
              <table:table-cell office:value-type="float" office:value="2539.3">
                <text:p>2539.3</text:p>
              </table:table-cell>
            </table:table-row>
            <table:table-row>
              <table:table-cell office:value-type="string">
                <text:p>23:33:26</text:p>
              </table:table-cell>
              <table:table-cell office:value-type="float" office:value="2730">
                <text:p>2730</text:p>
              </table:table-cell>
              <table:table-cell office:value-type="float" office:value="2561.5">
                <text:p>2561.5</text:p>
              </table:table-cell>
              <table:table-cell office:value-type="float" office:value="2928.3">
                <text:p>2928.3</text:p>
              </table:table-cell>
              <table:table-cell office:value-type="float" office:value="2418.2">
                <text:p>2418.2</text:p>
              </table:table-cell>
            </table:table-row>
            <table:table-row>
              <table:table-cell office:value-type="string">
                <text:p>23:34:28</text:p>
              </table:table-cell>
              <table:table-cell office:value-type="float" office:value="2913.1">
                <text:p>2913.1</text:p>
              </table:table-cell>
              <table:table-cell office:value-type="float" office:value="2698.7">
                <text:p>2698.7</text:p>
              </table:table-cell>
              <table:table-cell office:value-type="float" office:value="2824.1">
                <text:p>2824.1</text:p>
              </table:table-cell>
              <table:table-cell office:value-type="float" office:value="2506.6">
                <text:p>2506.6</text:p>
              </table:table-cell>
            </table:table-row>
            <table:table-row>
              <table:table-cell office:value-type="string">
                <text:p>23:35:31</text:p>
              </table:table-cell>
              <table:table-cell office:value-type="float" office:value="4373.6">
                <text:p>4373.6</text:p>
              </table:table-cell>
              <table:table-cell office:value-type="float" office:value="4312.8">
                <text:p>4312.8</text:p>
              </table:table-cell>
              <table:table-cell office:value-type="float" office:value="4843.4">
                <text:p>4843.4</text:p>
              </table:table-cell>
              <table:table-cell office:value-type="float" office:value="4657">
                <text:p>4657</text:p>
              </table:table-cell>
            </table:table-row>
            <table:table-row>
              <table:table-cell office:value-type="string">
                <text:p>23:36:35</text:p>
              </table:table-cell>
              <table:table-cell office:value-type="float" office:value="4676.6">
                <text:p>4676.6</text:p>
              </table:table-cell>
              <table:table-cell office:value-type="float" office:value="4770.6">
                <text:p>4770.6</text:p>
              </table:table-cell>
              <table:table-cell office:value-type="float" office:value="4571.8">
                <text:p>4571.8</text:p>
              </table:table-cell>
              <table:table-cell office:value-type="float" office:value="4315.9">
                <text:p>4315.9</text:p>
              </table:table-cell>
            </table:table-row>
            <table:table-row>
              <table:table-cell office:value-type="string">
                <text:p>23:37:38</text:p>
              </table:table-cell>
              <table:table-cell office:value-type="float" office:value="3154.6">
                <text:p>3154.6</text:p>
              </table:table-cell>
              <table:table-cell office:value-type="float" office:value="3362.5">
                <text:p>3362.5</text:p>
              </table:table-cell>
              <table:table-cell office:value-type="float" office:value="3191.2">
                <text:p>3191.2</text:p>
              </table:table-cell>
              <table:table-cell office:value-type="float" office:value="3090.9">
                <text:p>3090.9</text:p>
              </table:table-cell>
            </table:table-row>
            <table:table-row>
              <table:table-cell office:value-type="string">
                <text:p>23:38:41</text:p>
              </table:table-cell>
              <table:table-cell office:value-type="float" office:value="4988.3">
                <text:p>4988.3</text:p>
              </table:table-cell>
              <table:table-cell office:value-type="float" office:value="4980.7">
                <text:p>4980.7</text:p>
              </table:table-cell>
              <table:table-cell office:value-type="float" office:value="5073.9">
                <text:p>5073.9</text:p>
              </table:table-cell>
              <table:table-cell office:value-type="float" office:value="4752.9">
                <text:p>4752.9</text:p>
              </table:table-cell>
            </table:table-row>
            <table:table-row>
              <table:table-cell office:value-type="string">
                <text:p>23:39:44</text:p>
              </table:table-cell>
              <table:table-cell office:value-type="float" office:value="3345">
                <text:p>3345</text:p>
              </table:table-cell>
              <table:table-cell office:value-type="float" office:value="3614.4">
                <text:p>3614.4</text:p>
              </table:table-cell>
              <table:table-cell office:value-type="float" office:value="3689.9">
                <text:p>3689.9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23:40:46</text:p>
              </table:table-cell>
              <table:table-cell office:value-type="float" office:value="3543.7">
                <text:p>3543.7</text:p>
              </table:table-cell>
              <table:table-cell office:value-type="float" office:value="3246.4">
                <text:p>3246.4</text:p>
              </table:table-cell>
              <table:table-cell office:value-type="float" office:value="3571.2">
                <text:p>3571.2</text:p>
              </table:table-cell>
              <table:table-cell office:value-type="float" office:value="3083.8">
                <text:p>3083.8</text:p>
              </table:table-cell>
            </table:table-row>
            <table:table-row>
              <table:table-cell office:value-type="string">
                <text:p>23:41:49</text:p>
              </table:table-cell>
              <table:table-cell office:value-type="float" office:value="5106.4">
                <text:p>5106.4</text:p>
              </table:table-cell>
              <table:table-cell office:value-type="float" office:value="5068.6">
                <text:p>5068.6</text:p>
              </table:table-cell>
              <table:table-cell office:value-type="float" office:value="5415.1">
                <text:p>5415.1</text:p>
              </table:table-cell>
              <table:table-cell office:value-type="float" office:value="5087.8">
                <text:p>5087.8</text:p>
              </table:table-cell>
            </table:table-row>
            <table:table-row>
              <table:table-cell office:value-type="string">
                <text:p>23:42:52</text:p>
              </table:table-cell>
              <table:table-cell office:value-type="float" office:value="2786.8">
                <text:p>2786.8</text:p>
              </table:table-cell>
              <table:table-cell office:value-type="float" office:value="3441.2">
                <text:p>3441.2</text:p>
              </table:table-cell>
              <table:table-cell office:value-type="float" office:value="3245.1">
                <text:p>3245.1</text:p>
              </table:table-cell>
              <table:table-cell office:value-type="float" office:value="2945.7">
                <text:p>2945.7</text:p>
              </table:table-cell>
            </table:table-row>
            <table:table-row>
              <table:table-cell office:value-type="string">
                <text:p>23:43:55</text:p>
              </table:table-cell>
              <table:table-cell office:value-type="float" office:value="3396.9">
                <text:p>3396.9</text:p>
              </table:table-cell>
              <table:table-cell office:value-type="float" office:value="3362">
                <text:p>3362</text:p>
              </table:table-cell>
              <table:table-cell office:value-type="float" office:value="3599.8">
                <text:p>3599.8</text:p>
              </table:table-cell>
              <table:table-cell office:value-type="float" office:value="3272.9">
                <text:p>3272.9</text:p>
              </table:table-cell>
            </table:table-row>
            <table:table-row>
              <table:table-cell office:value-type="string">
                <text:p>23:44:57</text:p>
              </table:table-cell>
              <table:table-cell office:value-type="float" office:value="3767.2">
                <text:p>3767.2</text:p>
              </table:table-cell>
              <table:table-cell office:value-type="float" office:value="3774.7">
                <text:p>3774.7</text:p>
              </table:table-cell>
              <table:table-cell office:value-type="float" office:value="3727.8">
                <text:p>3727.8</text:p>
              </table:table-cell>
              <table:table-cell office:value-type="float" office:value="3181.5">
                <text:p>3181.5</text:p>
              </table:table-cell>
            </table:table-row>
            <table:table-row>
              <table:table-cell office:value-type="string">
                <text:p>23:46:00</text:p>
              </table:table-cell>
              <table:table-cell office:value-type="float" office:value="3777.6">
                <text:p>3777.6</text:p>
              </table:table-cell>
              <table:table-cell office:value-type="float" office:value="3459">
                <text:p>3459</text:p>
              </table:table-cell>
              <table:table-cell office:value-type="float" office:value="3714">
                <text:p>3714</text:p>
              </table:table-cell>
              <table:table-cell office:value-type="float" office:value="3309.3">
                <text:p>3309.3</text:p>
              </table:table-cell>
            </table:table-row>
            <table:table-row>
              <table:table-cell office:value-type="string">
                <text:p>23:47:03</text:p>
              </table:table-cell>
              <table:table-cell office:value-type="float" office:value="4727">
                <text:p>4727</text:p>
              </table:table-cell>
              <table:table-cell office:value-type="float" office:value="4315.5">
                <text:p>4315.5</text:p>
              </table:table-cell>
              <table:table-cell office:value-type="float" office:value="4882.6">
                <text:p>4882.6</text:p>
              </table:table-cell>
              <table:table-cell office:value-type="float" office:value="4559.9">
                <text:p>4559.9</text:p>
              </table:table-cell>
            </table:table-row>
            <table:table-row>
              <table:table-cell office:value-type="string">
                <text:p>23:48:06</text:p>
              </table:table-cell>
              <table:table-cell office:value-type="float" office:value="3617">
                <text:p>3617</text:p>
              </table:table-cell>
              <table:table-cell office:value-type="float" office:value="3801.8">
                <text:p>3801.8</text:p>
              </table:table-cell>
              <table:table-cell office:value-type="float" office:value="3745.4">
                <text:p>3745.4</text:p>
              </table:table-cell>
              <table:table-cell office:value-type="float" office:value="3537.4">
                <text:p>3537.4</text:p>
              </table:table-cell>
            </table:table-row>
            <table:table-row>
              <table:table-cell office:value-type="string">
                <text:p>23:49:08</text:p>
              </table:table-cell>
              <table:table-cell office:value-type="float" office:value="3749.4">
                <text:p>3749.4</text:p>
              </table:table-cell>
              <table:table-cell office:value-type="float" office:value="3807.2">
                <text:p>3807.2</text:p>
              </table:table-cell>
              <table:table-cell office:value-type="float" office:value="3991.4">
                <text:p>3991.4</text:p>
              </table:table-cell>
              <table:table-cell office:value-type="float" office:value="3783.9">
                <text:p>3783.9</text:p>
              </table:table-cell>
            </table:table-row>
            <table:table-row>
              <table:table-cell office:value-type="string">
                <text:p>23:50:11</text:p>
              </table:table-cell>
              <table:table-cell office:value-type="float" office:value="5454.6">
                <text:p>5454.6</text:p>
              </table:table-cell>
              <table:table-cell office:value-type="float" office:value="4839.3">
                <text:p>4839.3</text:p>
              </table:table-cell>
              <table:table-cell office:value-type="float" office:value="4983.5">
                <text:p>4983.5</text:p>
              </table:table-cell>
              <table:table-cell office:value-type="float" office:value="5431.8">
                <text:p>5431.8</text:p>
              </table:table-cell>
            </table:table-row>
            <table:table-row>
              <table:table-cell office:value-type="string">
                <text:p>23:51:15</text:p>
              </table:table-cell>
              <table:table-cell office:value-type="float" office:value="5086.8">
                <text:p>5086.8</text:p>
              </table:table-cell>
              <table:table-cell office:value-type="float" office:value="4824.6">
                <text:p>4824.6</text:p>
              </table:table-cell>
              <table:table-cell office:value-type="float" office:value="5126.5">
                <text:p>5126.5</text:p>
              </table:table-cell>
              <table:table-cell office:value-type="float" office:value="4889.8">
                <text:p>4889.8</text:p>
              </table:table-cell>
            </table:table-row>
            <table:table-row>
              <table:table-cell office:value-type="string">
                <text:p>23:52:19</text:p>
              </table:table-cell>
              <table:table-cell office:value-type="float" office:value="5020.6">
                <text:p>5020.6</text:p>
              </table:table-cell>
              <table:table-cell office:value-type="float" office:value="4749.6">
                <text:p>4749.6</text:p>
              </table:table-cell>
              <table:table-cell office:value-type="float" office:value="4936.6">
                <text:p>4936.6</text:p>
              </table:table-cell>
              <table:table-cell office:value-type="float" office:value="4598.9">
                <text:p>4598.9</text:p>
              </table:table-cell>
            </table:table-row>
            <table:table-row>
              <table:table-cell office:value-type="string">
                <text:p>23:53:22</text:p>
              </table:table-cell>
              <table:table-cell office:value-type="float" office:value="3545.6">
                <text:p>3545.6</text:p>
              </table:table-cell>
              <table:table-cell office:value-type="float" office:value="3570.6">
                <text:p>3570.6</text:p>
              </table:table-cell>
              <table:table-cell office:value-type="float" office:value="3729.6">
                <text:p>3729.6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23:54:25</text:p>
              </table:table-cell>
              <table:table-cell office:value-type="float" office:value="4143.8">
                <text:p>4143.8</text:p>
              </table:table-cell>
              <table:table-cell office:value-type="float" office:value="4210.4">
                <text:p>4210.4</text:p>
              </table:table-cell>
              <table:table-cell office:value-type="float" office:value="4381.2">
                <text:p>4381.2</text:p>
              </table:table-cell>
              <table:table-cell office:value-type="float" office:value="4001.6">
                <text:p>4001.6</text:p>
              </table:table-cell>
            </table:table-row>
            <table:table-row>
              <table:table-cell office:value-type="string">
                <text:p>23:55:28</text:p>
              </table:table-cell>
              <table:table-cell office:value-type="float" office:value="3564.3">
                <text:p>3564.3</text:p>
              </table:table-cell>
              <table:table-cell office:value-type="float" office:value="2958.6">
                <text:p>2958.6</text:p>
              </table:table-cell>
              <table:table-cell office:value-type="float" office:value="3515.1">
                <text:p>3515.1</text:p>
              </table:table-cell>
              <table:table-cell office:value-type="float" office:value="3039.4">
                <text:p>3039.4</text:p>
              </table:table-cell>
            </table:table-row>
            <table:table-row>
              <table:table-cell office:value-type="string">
                <text:p>23:56:31</text:p>
              </table:table-cell>
              <table:table-cell office:value-type="float" office:value="3399.1">
                <text:p>3399.1</text:p>
              </table:table-cell>
              <table:table-cell office:value-type="float" office:value="3353.8">
                <text:p>3353.8</text:p>
              </table:table-cell>
              <table:table-cell office:value-type="float" office:value="3630.4">
                <text:p>3630.4</text:p>
              </table:table-cell>
              <table:table-cell office:value-type="float" office:value="3007.1">
                <text:p>3007.1</text:p>
              </table:table-cell>
            </table:table-row>
            <table:table-row>
              <table:table-cell office:value-type="string">
                <text:p>23:57:34</text:p>
              </table:table-cell>
              <table:table-cell office:value-type="float" office:value="4913.4">
                <text:p>4913.4</text:p>
              </table:table-cell>
              <table:table-cell office:value-type="float" office:value="4892.4">
                <text:p>4892.4</text:p>
              </table:table-cell>
              <table:table-cell office:value-type="float" office:value="5160.4">
                <text:p>5160.4</text:p>
              </table:table-cell>
              <table:table-cell office:value-type="float" office:value="4845.2">
                <text:p>4845.2</text:p>
              </table:table-cell>
            </table:table-row>
            <table:table-row>
              <table:table-cell office:value-type="string">
                <text:p>23:58:36</text:p>
              </table:table-cell>
              <table:table-cell office:value-type="float" office:value="5070.5">
                <text:p>5070.5</text:p>
              </table:table-cell>
              <table:table-cell office:value-type="float" office:value="5006.7">
                <text:p>5006.7</text:p>
              </table:table-cell>
              <table:table-cell office:value-type="float" office:value="5584.9">
                <text:p>5584.9</text:p>
              </table:table-cell>
              <table:table-cell office:value-type="float" office:value="5220.9">
                <text:p>5220.9</text:p>
              </table:table-cell>
            </table:table-row>
            <table:table-row>
              <table:table-cell office:value-type="string">
                <text:p>23:59:39</text:p>
              </table:table-cell>
              <table:table-cell office:value-type="float" office:value="3843.2">
                <text:p>3843.2</text:p>
              </table:table-cell>
              <table:table-cell office:value-type="float" office:value="3699.2">
                <text:p>3699.2</text:p>
              </table:table-cell>
              <table:table-cell office:value-type="float" office:value="3895">
                <text:p>3895</text:p>
              </table:table-cell>
              <table:table-cell office:value-type="float" office:value="3370.8">
                <text:p>337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